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background-color="#616161" style:text-align-source="fix" style:repeat-content="false" fo:border="0.74pt solid #000000" style:vertical-align="middle"/>
      <style:paragraph-properties fo:text-align="center" fo:margin-left="0mm"/>
      <style:text-properties fo:color="#ffffff" fo:font-weight="bold" style:font-weight-asian="bold" style:font-weight-complex="bold"/>
    </style:style>
    <style:style style:name="ce2" style:family="table-cell" style:parent-style-name="Default" style:data-style-name="N49">
      <style:table-cell-properties style:text-align-source="fix" style:repeat-content="false" fo:border="0.74pt solid #000000" style:vertical-align="middle"/>
      <style:paragraph-properties fo:text-align="center" fo:margin-left="0mm"/>
    </style:style>
    <style:style style:name="ce3" style:family="table-cell" style:parent-style-name="Default" style:data-style-name="N61">
      <style:table-cell-properties fo:background-color="#e0f7fa" style:text-align-source="fix" style:repeat-content="false" fo:border="0.74pt solid #000000" style:vertical-align="middle"/>
      <style:paragraph-properties fo:text-align="center" fo:margin-left="0mm"/>
    </style:style>
    <style:style style:name="ce4" style:family="table-cell" style:parent-style-name="Default" style:data-style-name="N61">
      <style:table-cell-properties fo:background-color="#f3e5f5" style:text-align-source="fix" style:repeat-content="false" fo:border="0.74pt solid #000000" style:vertical-align="middle"/>
      <style:paragraph-properties fo:text-align="center" fo:margin-left="0mm"/>
    </style:style>
    <style:style style:name="ce5" style:family="table-cell" style:parent-style-name="Default">
      <style:table-cell-properties fo:background-color="#fff9c4" style:text-align-source="fix" style:repeat-content="false" fo:border="0.74pt solid #000000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7" style:family="table-cell" style:parent-style-name="Default">
      <style:table-cell-properties fo:background-color="#616161"/>
      <style:text-properties fo:color="#ffffff"/>
    </style:style>
    <style:style style:name="ce8" style:family="table-cell" style:parent-style-name="Default">
      <style:table-cell-properties fo:border="0.74pt solid #000000" style:vertical-align="middle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style:vertical-align="middl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mm"/>
    </style:style>
    <style:style style:name="ce12" style:family="table-cell" style:parent-style-name="Default" style:data-style-name="N49"/>
    <style:style style:name="ce1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North Frigid - Tromso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3" table:default-cell-style-name="ce3"/>
        <table:table-column table:style-name="co1" table:number-columns-repeated="3" table:default-cell-style-name="ce4"/>
        <table:table-column table:style-name="co1" table:number-columns-repeated="3" table:default-cell-style-name="ce5"/>
        <table:table-column table:style-name="co1" table:default-cell-style-name="ce6"/>
        <table:table-column table:style-name="co1" table:number-columns-repeated="2" table:default-cell-style-name="ce10"/>
        <table:table-column table:style-name="co1" table:default-cell-style-name="Default"/>
        <table:table-column table:style-name="co1" table:default-cell-style-name="ce12"/>
        <table:table-column table:style-name="co1" table:number-columns-repeated="4" table:default-cell-style-name="ce13"/>
        <table:table-row table:style-name="ro1">
          <table:table-cell table:style-name="ce1" office:value-type="string" calcext:value-type="string" table:number-columns-spanned="1" table:number-rows-spanned="2">
            <text:p>Date</text:p>
          </table:table-cell>
          <table:table-cell table:style-name="ce1" office:value-type="string" calcext:value-type="string" table:number-columns-spanned="3" table:number-rows-spanned="1">
            <text:p>Accurate Tim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Go SAMPA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Difference (s)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1" table:number-rows-spanned="2">
            <text:p>Parameter</text:p>
          </table:table-cell>
          <table:table-cell table:style-name="ce1" office:value-type="string" calcext:value-type="string" table:number-columns-spanned="1" table:number-rows-spanned="2">
            <text:p>Value</text:p>
          </table:table-cell>
          <table:table-cell/>
          <table:table-cell table:style-name="Default" table:number-columns-repeated="5"/>
        </table:table-row>
        <table:table-row table:style-name="ro1">
          <table:covered-table-cell table:style-name="ce1"/>
          <table:table-cell table:style-name="ce1" office:value-type="string" calcext:value-type="string">
            <text:p>Moonrise</text:p>
          </table:table-cell>
          <table:table-cell table:style-name="ce1" office:value-type="string" calcext:value-type="string">
            <text:p>Transit</text:p>
          </table:table-cell>
          <table:table-cell table:style-name="ce1" office:value-type="string" calcext:value-type="string">
            <text:p>Moonset</text:p>
          </table:table-cell>
          <table:table-cell table:style-name="ce1" office:value-type="string" calcext:value-type="string">
            <text:p>Moonrise</text:p>
          </table:table-cell>
          <table:table-cell table:style-name="ce1" office:value-type="string" calcext:value-type="string">
            <text:p>Transit</text:p>
          </table:table-cell>
          <table:table-cell table:style-name="ce1" office:value-type="string" calcext:value-type="string">
            <text:p>Moonset</text:p>
          </table:table-cell>
          <table:table-cell table:style-name="ce1" office:value-type="string" calcext:value-type="string">
            <text:p>Moonrise</text:p>
          </table:table-cell>
          <table:table-cell table:style-name="ce1" office:value-type="string" calcext:value-type="string">
            <text:p>Transit</text:p>
          </table:table-cell>
          <table:table-cell table:style-name="ce1" office:value-type="string" calcext:value-type="string">
            <text:p>Moonset</text:p>
          </table:table-cell>
          <table:table-cell/>
          <table:covered-table-cell table:number-columns-repeated="2" table:style-name="ce7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table:number-columns-repeated="4"/>
          <table:table-cell office:value-type="time" office:time-value="PT10H21M59S" calcext:value-type="time">
            <text:p>10:21:59</text:p>
          </table:table-cell>
          <table:table-cell/>
          <table:table-cell table:formula="of:=IF(OR([.B3]=&quot;&quot;;[.E3]=&quot;&quot;);&quot;&quot;;ROUND(ABS([.B3]-[.E3])*86400))">
            <text:p/>
          </table:table-cell>
          <table:table-cell table:formula="of:=IF(OR([.C3]=&quot;&quot;;[.F3]=&quot;&quot;);&quot;&quot;;ROUND(ABS([.C3]-[.F3])*86400))">
            <text:p/>
          </table:table-cell>
          <table:table-cell table:formula="of:=IF(OR([.D3]=&quot;&quot;;[.G3]=&quot;&quot;);&quot;&quot;;ROUND(ABS([.D3]-[.G3])*86400))">
            <text:p/>
          </table:table-cell>
          <table:table-cell/>
          <table:table-cell table:style-name="ce8" office:value-type="string" calcext:value-type="string">
            <text:p>Latitude</text:p>
          </table:table-cell>
          <table:table-cell table:style-name="ce11" office:value-type="float" office:value="69.682778" calcext:value-type="float">
            <text:p>69.682778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table:number-columns-repeated="4"/>
          <table:table-cell office:value-type="time" office:time-value="PT11H28M06S" calcext:value-type="time">
            <text:p>11:28:06</text:p>
          </table:table-cell>
          <table:table-cell/>
          <table:table-cell table:formula="of:=IF(OR([.B4]=&quot;&quot;;[.E4]=&quot;&quot;);&quot;&quot;;ROUND(ABS([.B4]-[.E4])*86400))">
            <text:p/>
          </table:table-cell>
          <table:table-cell table:formula="of:=IF(OR([.C4]=&quot;&quot;;[.F4]=&quot;&quot;);&quot;&quot;;ROUND(ABS([.C4]-[.F4])*86400))">
            <text:p/>
          </table:table-cell>
          <table:table-cell table:formula="of:=IF(OR([.D4]=&quot;&quot;;[.G4]=&quot;&quot;);&quot;&quot;;ROUND(ABS([.D4]-[.G4])*86400))">
            <text:p/>
          </table:table-cell>
          <table:table-cell/>
          <table:table-cell table:style-name="ce8" office:value-type="string" calcext:value-type="string">
            <text:p>Longitude</text:p>
          </table:table-cell>
          <table:table-cell table:style-name="ce11" office:value-type="float" office:value="18.942778" calcext:value-type="float">
            <text:p>18.942778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table:number-columns-repeated="4"/>
          <table:table-cell office:value-type="time" office:time-value="PT12H34M14S" calcext:value-type="time">
            <text:p>12:34:14</text:p>
          </table:table-cell>
          <table:table-cell/>
          <table:table-cell table:formula="of:=IF(OR([.B5]=&quot;&quot;;[.E5]=&quot;&quot;);&quot;&quot;;ROUND(ABS([.B5]-[.E5])*86400))">
            <text:p/>
          </table:table-cell>
          <table:table-cell table:formula="of:=IF(OR([.C5]=&quot;&quot;;[.F5]=&quot;&quot;);&quot;&quot;;ROUND(ABS([.C5]-[.F5])*86400))">
            <text:p/>
          </table:table-cell>
          <table:table-cell table:formula="of:=IF(OR([.D5]=&quot;&quot;;[.G5]=&quot;&quot;);&quot;&quot;;ROUND(ABS([.D5]-[.G5])*86400))">
            <text:p/>
          </table:table-cell>
          <table:table-cell/>
          <table:table-cell table:style-name="ce8" office:value-type="string" calcext:value-type="string">
            <text:p>Elevation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table:number-columns-repeated="4"/>
          <table:table-cell office:value-type="time" office:time-value="PT13H37M07S" calcext:value-type="time">
            <text:p>13:37:07</text:p>
          </table:table-cell>
          <table:table-cell/>
          <table:table-cell table:formula="of:=IF(OR([.B6]=&quot;&quot;;[.E6]=&quot;&quot;);&quot;&quot;;ROUND(ABS([.B6]-[.E6])*86400))">
            <text:p/>
          </table:table-cell>
          <table:table-cell table:formula="of:=IF(OR([.C6]=&quot;&quot;;[.F6]=&quot;&quot;);&quot;&quot;;ROUND(ABS([.C6]-[.F6])*86400))">
            <text:p/>
          </table:table-cell>
          <table:table-cell table:formula="of:=IF(OR([.D6]=&quot;&quot;;[.G6]=&quot;&quot;);&quot;&quot;;ROUND(ABS([.D6]-[.G6])*86400))">
            <text:p/>
          </table:table-cell>
          <table:table-cell/>
          <table:table-cell table:style-name="ce8" office:value-type="string" calcext:value-type="string">
            <text:p>Timezone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2"/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time" office:time-value="PT13H01M52S" calcext:value-type="time">
            <text:p>13:01:52</text:p>
          </table:table-cell>
          <table:table-cell office:value-type="time" office:time-value="PT14H34M49S" calcext:value-type="time">
            <text:p>14:34:49</text:p>
          </table:table-cell>
          <table:table-cell office:value-type="time" office:time-value="PT16H27M35S" calcext:value-type="time">
            <text:p>16:27:35</text:p>
          </table:table-cell>
          <table:table-cell office:value-type="time" office:time-value="PT13H01M52S" calcext:value-type="time">
            <text:p>13:01:52</text:p>
          </table:table-cell>
          <table:table-cell office:value-type="time" office:time-value="PT14H34M48S" calcext:value-type="time">
            <text:p>14:34:48</text:p>
          </table:table-cell>
          <table:table-cell office:value-type="time" office:time-value="PT16H27M35S" calcext:value-type="time">
            <text:p>16:27:35</text:p>
          </table:table-cell>
          <table:table-cell table:formula="of:=IF(OR([.B7]=&quot;&quot;;[.E7]=&quot;&quot;);&quot;&quot;;ROUND(ABS([.B7]-[.E7])*86400))" office:value-type="float" office:value="0" calcext:value-type="float">
            <text:p>0</text:p>
          </table:table-cell>
          <table:table-cell table:formula="of:=IF(OR([.C7]=&quot;&quot;;[.F7]=&quot;&quot;);&quot;&quot;;ROUND(ABS([.C7]-[.F7])*86400))" office:value-type="float" office:value="1" calcext:value-type="float">
            <text:p>1</text:p>
          </table:table-cell>
          <table:table-cell table:formula="of:=IF(OR([.D7]=&quot;&quot;;[.G7]=&quot;&quot;);&quot;&quot;;ROUND(ABS([.D7]-[.G7])*86400))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Temperature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time" office:time-value="PT12H11M02S" calcext:value-type="time">
            <text:p>12:11:02</text:p>
          </table:table-cell>
          <table:table-cell office:value-type="time" office:time-value="PT15H26M59S" calcext:value-type="time">
            <text:p>15:26:59</text:p>
          </table:table-cell>
          <table:table-cell office:value-type="time" office:time-value="PT19H06M38S" calcext:value-type="time">
            <text:p>19:06:38</text:p>
          </table:table-cell>
          <table:table-cell office:value-type="time" office:time-value="PT12H11M36S" calcext:value-type="time">
            <text:p>12:11:36</text:p>
          </table:table-cell>
          <table:table-cell office:value-type="time" office:time-value="PT15H27M02S" calcext:value-type="time">
            <text:p>15:27:02</text:p>
          </table:table-cell>
          <table:table-cell office:value-type="time" office:time-value="PT19H06M13S" calcext:value-type="time">
            <text:p>19:06:13</text:p>
          </table:table-cell>
          <table:table-cell table:formula="of:=IF(OR([.B8]=&quot;&quot;;[.E8]=&quot;&quot;);&quot;&quot;;ROUND(ABS([.B8]-[.E8])*86400))" office:value-type="float" office:value="34" calcext:value-type="float">
            <text:p>34</text:p>
          </table:table-cell>
          <table:table-cell table:formula="of:=IF(OR([.C8]=&quot;&quot;;[.F8]=&quot;&quot;);&quot;&quot;;ROUND(ABS([.C8]-[.F8])*86400))" office:value-type="float" office:value="3" calcext:value-type="float">
            <text:p>3</text:p>
          </table:table-cell>
          <table:table-cell table:formula="of:=IF(OR([.D8]=&quot;&quot;;[.G8]=&quot;&quot;);&quot;&quot;;ROUND(ABS([.D8]-[.G8])*86400))" office:value-type="float" office:value="25" calcext:value-type="float">
            <text:p>25</text:p>
          </table:table-cell>
          <table:table-cell/>
          <table:table-cell table:style-name="ce8" office:value-type="string" calcext:value-type="string">
            <text:p>Pressure</text:p>
          </table:table-cell>
          <table:table-cell table:style-name="ce11" office:value-type="float" office:value="1010" calcext:value-type="float">
            <text:p>1010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time" office:time-value="PT11H43M40S" calcext:value-type="time">
            <text:p>11:43:40</text:p>
          </table:table-cell>
          <table:table-cell office:value-type="time" office:time-value="PT16H14M37S" calcext:value-type="time">
            <text:p>16:14:37</text:p>
          </table:table-cell>
          <table:table-cell office:value-type="time" office:time-value="PT21H12M42S" calcext:value-type="time">
            <text:p>21:12:42</text:p>
          </table:table-cell>
          <table:table-cell office:value-type="time" office:time-value="PT11H44M05S" calcext:value-type="time">
            <text:p>11:44:05</text:p>
          </table:table-cell>
          <table:table-cell office:value-type="time" office:time-value="PT16H14M41S" calcext:value-type="time">
            <text:p>16:14:41</text:p>
          </table:table-cell>
          <table:table-cell office:value-type="time" office:time-value="PT21H12M29S" calcext:value-type="time">
            <text:p>21:12:29</text:p>
          </table:table-cell>
          <table:table-cell table:formula="of:=IF(OR([.B9]=&quot;&quot;;[.E9]=&quot;&quot;);&quot;&quot;;ROUND(ABS([.B9]-[.E9])*86400))" office:value-type="float" office:value="25" calcext:value-type="float">
            <text:p>25</text:p>
          </table:table-cell>
          <table:table-cell table:formula="of:=IF(OR([.C9]=&quot;&quot;;[.F9]=&quot;&quot;);&quot;&quot;;ROUND(ABS([.C9]-[.F9])*86400))" office:value-type="float" office:value="4" calcext:value-type="float">
            <text:p>4</text:p>
          </table:table-cell>
          <table:table-cell table:formula="of:=IF(OR([.D9]=&quot;&quot;;[.G9]=&quot;&quot;);&quot;&quot;;ROUND(ABS([.D9]-[.G9])*86400))" office:value-type="float" office:value="13" calcext:value-type="float">
            <text:p>13</text:p>
          </table:table-cell>
          <table:table-cell/>
          <table:table-cell table:style-name="ce8" office:value-type="string" calcext:value-type="string">
            <text:p>Delta T</text:p>
          </table:table-cell>
          <table:table-cell table:style-name="ce11" office:value-type="float" office:value="73" calcext:value-type="float">
            <text:p>73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time" office:time-value="PT11H22M30S" calcext:value-type="time">
            <text:p>11:22:30</text:p>
          </table:table-cell>
          <table:table-cell office:value-type="time" office:time-value="PT16H59M03S" calcext:value-type="time">
            <text:p>16:59:03</text:p>
          </table:table-cell>
          <table:table-cell office:value-type="time" office:time-value="PT23H06M31S" calcext:value-type="time">
            <text:p>23:06:31</text:p>
          </table:table-cell>
          <table:table-cell office:value-type="time" office:time-value="PT11H22M50S" calcext:value-type="time">
            <text:p>11:22:50</text:p>
          </table:table-cell>
          <table:table-cell office:value-type="time" office:time-value="PT16H59M07S" calcext:value-type="time">
            <text:p>16:59:07</text:p>
          </table:table-cell>
          <table:table-cell office:value-type="time" office:time-value="PT23H06M23S" calcext:value-type="time">
            <text:p>23:06:23</text:p>
          </table:table-cell>
          <table:table-cell table:formula="of:=IF(OR([.B10]=&quot;&quot;;[.E10]=&quot;&quot;);&quot;&quot;;ROUND(ABS([.B10]-[.E10])*86400))" office:value-type="float" office:value="20" calcext:value-type="float">
            <text:p>20</text:p>
          </table:table-cell>
          <table:table-cell table:formula="of:=IF(OR([.C10]=&quot;&quot;;[.F10]=&quot;&quot;);&quot;&quot;;ROUND(ABS([.C10]-[.F10])*86400))" office:value-type="float" office:value="4" calcext:value-type="float">
            <text:p>4</text:p>
          </table:table-cell>
          <table:table-cell table:formula="of:=IF(OR([.D10]=&quot;&quot;;[.G10]=&quot;&quot;);&quot;&quot;;ROUND(ABS([.D10]-[.G10])*86400))" office:value-type="float" office:value="8" calcext:value-type="float">
            <text:p>8</text:p>
          </table:table-cell>
          <table:table-cell/>
          <table:table-cell table:style-name="ce9" office:value-type="string" calcext:value-type="string" table:number-columns-spanned="2" table:number-rows-spanned="1">
            <text:p><text:a xlink:href="https://midcdmz.nrel.gov/apps/spa.pl?syear=2022&amp;smonth=1&amp;sday=1&amp;eyear=2022&amp;emonth=12&amp;eday=31&amp;step=10&amp;stepunit=1&amp;otype=1&amp;hr=12&amp;min=0&amp;sec=0&amp;latitude=69.682778&amp;longitude=18.942778&amp;timezone=1&amp;elev=0&amp;press=1010&amp;temp=10&amp;dut1=0.0&amp;deltat=73&amp;azmrot=180&amp;slope=0&amp;refract=0.5667&amp;field=4&amp;field=5&amp;field=6" xlink:type="simple">NREL calculator link</text:a></text:p>
          </table:table-cell>
          <table:covered-table-cell table:style-name="ce8"/>
          <table:table-cell table:number-columns-repeated="5"/>
          <table:table-cell table:style-name="Default"/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time" office:time-value="PT11H03M15S" calcext:value-type="time">
            <text:p>11:03:15</text:p>
          </table:table-cell>
          <table:table-cell office:value-type="time" office:time-value="PT17H41M38S" calcext:value-type="time">
            <text:p>17:41:38</text:p>
          </table:table-cell>
          <table:table-cell/>
          <table:table-cell office:value-type="time" office:time-value="PT11H03M32S" calcext:value-type="time">
            <text:p>11:03:32</text:p>
          </table:table-cell>
          <table:table-cell office:value-type="time" office:time-value="PT17H41M42S" calcext:value-type="time">
            <text:p>17:41:42</text:p>
          </table:table-cell>
          <table:table-cell/>
          <table:table-cell table:formula="of:=IF(OR([.B11]=&quot;&quot;;[.E11]=&quot;&quot;);&quot;&quot;;ROUND(ABS([.B11]-[.E11])*86400))" office:value-type="float" office:value="17" calcext:value-type="float">
            <text:p>17</text:p>
          </table:table-cell>
          <table:table-cell table:formula="of:=IF(OR([.C11]=&quot;&quot;;[.F11]=&quot;&quot;);&quot;&quot;;ROUND(ABS([.C11]-[.F11])*86400))" office:value-type="float" office:value="4" calcext:value-type="float">
            <text:p>4</text:p>
          </table:table-cell>
          <table:table-cell table:formula="of:=IF(OR([.D11]=&quot;&quot;;[.G11]=&quot;&quot;);&quot;&quot;;ROUND(ABS([.D11]-[.G11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time" office:time-value="PT10H43M34S" calcext:value-type="time">
            <text:p>10:43:34</text:p>
          </table:table-cell>
          <table:table-cell office:value-type="time" office:time-value="PT18H23M38S" calcext:value-type="time">
            <text:p>18:23:38</text:p>
          </table:table-cell>
          <table:table-cell office:value-type="time" office:time-value="PT00H56M01S" calcext:value-type="time">
            <text:p>00:56:01</text:p>
          </table:table-cell>
          <table:table-cell office:value-type="time" office:time-value="PT10H43M46S" calcext:value-type="time">
            <text:p>10:43:46</text:p>
          </table:table-cell>
          <table:table-cell office:value-type="time" office:time-value="PT18H23M41S" calcext:value-type="time">
            <text:p>18:23:41</text:p>
          </table:table-cell>
          <table:table-cell office:value-type="time" office:time-value="PT00H55M58S" calcext:value-type="time">
            <text:p>00:55:58</text:p>
          </table:table-cell>
          <table:table-cell table:formula="of:=IF(OR([.B12]=&quot;&quot;;[.E12]=&quot;&quot;);&quot;&quot;;ROUND(ABS([.B12]-[.E12])*86400))" office:value-type="float" office:value="12" calcext:value-type="float">
            <text:p>12</text:p>
          </table:table-cell>
          <table:table-cell table:formula="of:=IF(OR([.C12]=&quot;&quot;;[.F12]=&quot;&quot;);&quot;&quot;;ROUND(ABS([.C12]-[.F12])*86400))" office:value-type="float" office:value="3" calcext:value-type="float">
            <text:p>3</text:p>
          </table:table-cell>
          <table:table-cell table:formula="of:=IF(OR([.D12]=&quot;&quot;;[.G12]=&quot;&quot;);&quot;&quot;;ROUND(ABS([.D12]-[.G12])*86400))" office:value-type="float" office:value="3" calcext:value-type="float">
            <text:p>3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time" office:time-value="PT10H20M34S" calcext:value-type="time">
            <text:p>10:20:34</text:p>
          </table:table-cell>
          <table:table-cell office:value-type="time" office:time-value="PT19H06M09S" calcext:value-type="time">
            <text:p>19:06:09</text:p>
          </table:table-cell>
          <table:table-cell office:value-type="time" office:time-value="PT02H47M27S" calcext:value-type="time">
            <text:p>02:47:27</text:p>
          </table:table-cell>
          <table:table-cell office:value-type="time" office:time-value="PT10H20M46S" calcext:value-type="time">
            <text:p>10:20:46</text:p>
          </table:table-cell>
          <table:table-cell office:value-type="time" office:time-value="PT19H06M11S" calcext:value-type="time">
            <text:p>19:06:11</text:p>
          </table:table-cell>
          <table:table-cell office:value-type="time" office:time-value="PT02H47M24S" calcext:value-type="time">
            <text:p>02:47:24</text:p>
          </table:table-cell>
          <table:table-cell table:formula="of:=IF(OR([.B13]=&quot;&quot;;[.E13]=&quot;&quot;);&quot;&quot;;ROUND(ABS([.B13]-[.E13])*86400))" office:value-type="float" office:value="12" calcext:value-type="float">
            <text:p>12</text:p>
          </table:table-cell>
          <table:table-cell table:formula="of:=IF(OR([.C13]=&quot;&quot;;[.F13]=&quot;&quot;);&quot;&quot;;ROUND(ABS([.C13]-[.F13])*86400))" office:value-type="float" office:value="2" calcext:value-type="float">
            <text:p>2</text:p>
          </table:table-cell>
          <table:table-cell table:formula="of:=IF(OR([.D13]=&quot;&quot;;[.G13]=&quot;&quot;);&quot;&quot;;ROUND(ABS([.D13]-[.G13])*86400))" office:value-type="float" office:value="3" calcext:value-type="float">
            <text:p>3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time" office:time-value="PT09H47M49S" calcext:value-type="time">
            <text:p>09:47:49</text:p>
          </table:table-cell>
          <table:table-cell office:value-type="time" office:time-value="PT19H50M04S" calcext:value-type="time">
            <text:p>19:50:04</text:p>
          </table:table-cell>
          <table:table-cell office:value-type="time" office:time-value="PT04H50M08S" calcext:value-type="time">
            <text:p>04:50:08</text:p>
          </table:table-cell>
          <table:table-cell office:value-type="time" office:time-value="PT09H48M02S" calcext:value-type="time">
            <text:p>09:48:02</text:p>
          </table:table-cell>
          <table:table-cell office:value-type="time" office:time-value="PT19H50M05S" calcext:value-type="time">
            <text:p>19:50:05</text:p>
          </table:table-cell>
          <table:table-cell office:value-type="time" office:time-value="PT04H50M02S" calcext:value-type="time">
            <text:p>04:50:02</text:p>
          </table:table-cell>
          <table:table-cell table:formula="of:=IF(OR([.B14]=&quot;&quot;;[.E14]=&quot;&quot;);&quot;&quot;;ROUND(ABS([.B14]-[.E14])*86400))" office:value-type="float" office:value="13" calcext:value-type="float">
            <text:p>13</text:p>
          </table:table-cell>
          <table:table-cell table:formula="of:=IF(OR([.C14]=&quot;&quot;;[.F14]=&quot;&quot;);&quot;&quot;;ROUND(ABS([.C14]-[.F14])*86400))" office:value-type="float" office:value="1" calcext:value-type="float">
            <text:p>1</text:p>
          </table:table-cell>
          <table:table-cell table:formula="of:=IF(OR([.D14]=&quot;&quot;;[.G14]=&quot;&quot;);&quot;&quot;;ROUND(ABS([.D14]-[.G14])*86400))" office:value-type="float" office:value="6" calcext:value-type="float">
            <text:p>6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time" office:time-value="PT20H36M00S" calcext:value-type="time">
            <text:p>20:36:00</text:p>
          </table:table-cell>
          <table:table-cell table:number-columns-repeated="2"/>
          <table:table-cell office:value-type="time" office:time-value="PT09H01M25S" calcext:value-type="time">
            <text:p>09:01:25</text:p>
          </table:table-cell>
          <table:table-cell office:value-type="time" office:time-value="PT20H36M00S" calcext:value-type="time">
            <text:p>20:36:00</text:p>
          </table:table-cell>
          <table:table-cell office:value-type="time" office:time-value="PT07H18M13S" calcext:value-type="time">
            <text:p>07:18:13</text:p>
          </table:table-cell>
          <table:table-cell table:formula="of:=IF(OR([.B15]=&quot;&quot;;[.E15]=&quot;&quot;);&quot;&quot;;ROUND(ABS([.B15]-[.E15])*86400))" office:value-type="float" office:value="41675" calcext:value-type="float">
            <text:p>41675</text:p>
          </table:table-cell>
          <table:table-cell table:formula="of:=IF(OR([.C15]=&quot;&quot;;[.F15]=&quot;&quot;);&quot;&quot;;ROUND(ABS([.C15]-[.F15])*86400))">
            <text:p/>
          </table:table-cell>
          <table:table-cell table:formula="of:=IF(OR([.D15]=&quot;&quot;;[.G15]=&quot;&quot;);&quot;&quot;;ROUND(ABS([.D15]-[.G15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time" office:time-value="PT21H24M08S" calcext:value-type="time">
            <text:p>21:24:08</text:p>
          </table:table-cell>
          <table:table-cell table:number-columns-repeated="2"/>
          <table:table-cell office:value-type="time" office:time-value="PT21H24M08S" calcext:value-type="time">
            <text:p>21:24:08</text:p>
          </table:table-cell>
          <table:table-cell office:value-type="time" office:time-value="PT21H24M07S" calcext:value-type="time">
            <text:p>21:24:07</text:p>
          </table:table-cell>
          <table:table-cell/>
          <table:table-cell table:formula="of:=IF(OR([.B16]=&quot;&quot;;[.E16]=&quot;&quot;);&quot;&quot;;ROUND(ABS([.B16]-[.E16])*86400))" office:value-type="float" office:value="0" calcext:value-type="float">
            <text:p>0</text:p>
          </table:table-cell>
          <table:table-cell table:formula="of:=IF(OR([.C16]=&quot;&quot;;[.F16]=&quot;&quot;);&quot;&quot;;ROUND(ABS([.C16]-[.F16])*86400))">
            <text:p/>
          </table:table-cell>
          <table:table-cell table:formula="of:=IF(OR([.D16]=&quot;&quot;;[.G16]=&quot;&quot;);&quot;&quot;;ROUND(ABS([.D16]-[.G16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time" office:time-value="PT22H14M11S" calcext:value-type="time">
            <text:p>22:14:11</text:p>
          </table:table-cell>
          <table:table-cell table:number-columns-repeated="2"/>
          <table:table-cell office:value-type="time" office:time-value="PT22H14M11S" calcext:value-type="time">
            <text:p>22:14:11</text:p>
          </table:table-cell>
          <table:table-cell office:value-type="time" office:time-value="PT22H14M10S" calcext:value-type="time">
            <text:p>22:14:10</text:p>
          </table:table-cell>
          <table:table-cell/>
          <table:table-cell table:formula="of:=IF(OR([.B17]=&quot;&quot;;[.E17]=&quot;&quot;);&quot;&quot;;ROUND(ABS([.B17]-[.E17])*86400))" office:value-type="float" office:value="0" calcext:value-type="float">
            <text:p>0</text:p>
          </table:table-cell>
          <table:table-cell table:formula="of:=IF(OR([.C17]=&quot;&quot;;[.F17]=&quot;&quot;);&quot;&quot;;ROUND(ABS([.C17]-[.F17])*86400))">
            <text:p/>
          </table:table-cell>
          <table:table-cell table:formula="of:=IF(OR([.D17]=&quot;&quot;;[.G17]=&quot;&quot;);&quot;&quot;;ROUND(ABS([.D17]-[.G17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time" office:time-value="PT23H05M19S" calcext:value-type="time">
            <text:p>23:05:19</text:p>
          </table:table-cell>
          <table:table-cell table:number-columns-repeated="2"/>
          <table:table-cell office:value-type="time" office:time-value="PT23H05M19S" calcext:value-type="time">
            <text:p>23:05:19</text:p>
          </table:table-cell>
          <table:table-cell office:value-type="time" office:time-value="PT23H05M18S" calcext:value-type="time">
            <text:p>23:05:18</text:p>
          </table:table-cell>
          <table:table-cell/>
          <table:table-cell table:formula="of:=IF(OR([.B18]=&quot;&quot;;[.E18]=&quot;&quot;);&quot;&quot;;ROUND(ABS([.B18]-[.E18])*86400))" office:value-type="float" office:value="0" calcext:value-type="float">
            <text:p>0</text:p>
          </table:table-cell>
          <table:table-cell table:formula="of:=IF(OR([.C18]=&quot;&quot;;[.F18]=&quot;&quot;);&quot;&quot;;ROUND(ABS([.C18]-[.F18])*86400))">
            <text:p/>
          </table:table-cell>
          <table:table-cell table:formula="of:=IF(OR([.D18]=&quot;&quot;;[.G18]=&quot;&quot;);&quot;&quot;;ROUND(ABS([.D18]-[.G18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time" office:time-value="PT23H56M26S" calcext:value-type="time">
            <text:p>23:56:26</text:p>
          </table:table-cell>
          <table:table-cell table:number-columns-repeated="2"/>
          <table:table-cell table:number-columns-repeated="2" office:value-type="time" office:time-value="PT23H56M26S" calcext:value-type="time">
            <text:p>23:56:26</text:p>
          </table:table-cell>
          <table:table-cell/>
          <table:table-cell table:formula="of:=IF(OR([.B19]=&quot;&quot;;[.E19]=&quot;&quot;);&quot;&quot;;ROUND(ABS([.B19]-[.E19])*86400))" office:value-type="float" office:value="0" calcext:value-type="float">
            <text:p>0</text:p>
          </table:table-cell>
          <table:table-cell table:formula="of:=IF(OR([.C19]=&quot;&quot;;[.F19]=&quot;&quot;);&quot;&quot;;ROUND(ABS([.C19]-[.F19])*86400))">
            <text:p/>
          </table:table-cell>
          <table:table-cell table:formula="of:=IF(OR([.D19]=&quot;&quot;;[.G19]=&quot;&quot;);&quot;&quot;;ROUND(ABS([.D19]-[.G19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table:number-columns-repeated="6"/>
          <table:table-cell table:formula="of:=IF(OR([.B20]=&quot;&quot;;[.E20]=&quot;&quot;);&quot;&quot;;ROUND(ABS([.B20]-[.E20])*86400))">
            <text:p/>
          </table:table-cell>
          <table:table-cell table:formula="of:=IF(OR([.C20]=&quot;&quot;;[.F20]=&quot;&quot;);&quot;&quot;;ROUND(ABS([.C20]-[.F20])*86400))">
            <text:p/>
          </table:table-cell>
          <table:table-cell table:formula="of:=IF(OR([.D20]=&quot;&quot;;[.G20]=&quot;&quot;);&quot;&quot;;ROUND(ABS([.D20]-[.G20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time" office:time-value="PT00H46M29S" calcext:value-type="time">
            <text:p>00:46:29</text:p>
          </table:table-cell>
          <table:table-cell table:number-columns-repeated="2"/>
          <table:table-cell office:value-type="time" office:time-value="PT00H46M29S" calcext:value-type="time">
            <text:p>00:46:29</text:p>
          </table:table-cell>
          <table:table-cell office:value-type="time" office:time-value="PT00H46M28S" calcext:value-type="time">
            <text:p>00:46:28</text:p>
          </table:table-cell>
          <table:table-cell/>
          <table:table-cell table:formula="of:=IF(OR([.B21]=&quot;&quot;;[.E21]=&quot;&quot;);&quot;&quot;;ROUND(ABS([.B21]-[.E21])*86400))" office:value-type="float" office:value="0" calcext:value-type="float">
            <text:p>0</text:p>
          </table:table-cell>
          <table:table-cell table:formula="of:=IF(OR([.C21]=&quot;&quot;;[.F21]=&quot;&quot;);&quot;&quot;;ROUND(ABS([.C21]-[.F21])*86400))">
            <text:p/>
          </table:table-cell>
          <table:table-cell table:formula="of:=IF(OR([.D21]=&quot;&quot;;[.G21]=&quot;&quot;);&quot;&quot;;ROUND(ABS([.D21]-[.G21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time" office:time-value="PT16H44M44S" calcext:value-type="time">
            <text:p>16:44:44</text:p>
          </table:table-cell>
          <table:table-cell office:value-type="time" office:time-value="PT01H34M48S" calcext:value-type="time">
            <text:p>01:34:48</text:p>
          </table:table-cell>
          <table:table-cell office:value-type="time" office:time-value="PT11H31M02S" calcext:value-type="time">
            <text:p>11:31:02</text:p>
          </table:table-cell>
          <table:table-cell office:value-type="time" office:time-value="PT16H44M24S" calcext:value-type="time">
            <text:p>16:44:24</text:p>
          </table:table-cell>
          <table:table-cell office:value-type="time" office:time-value="PT01H34M48S" calcext:value-type="time">
            <text:p>01:34:48</text:p>
          </table:table-cell>
          <table:table-cell office:value-type="time" office:time-value="PT11H31M23S" calcext:value-type="time">
            <text:p>11:31:23</text:p>
          </table:table-cell>
          <table:table-cell table:formula="of:=IF(OR([.B22]=&quot;&quot;;[.E22]=&quot;&quot;);&quot;&quot;;ROUND(ABS([.B22]-[.E22])*86400))" office:value-type="float" office:value="20" calcext:value-type="float">
            <text:p>20</text:p>
          </table:table-cell>
          <table:table-cell table:formula="of:=IF(OR([.C22]=&quot;&quot;;[.F22]=&quot;&quot;);&quot;&quot;;ROUND(ABS([.C22]-[.F22])*86400))" office:value-type="float" office:value="0" calcext:value-type="float">
            <text:p>0</text:p>
          </table:table-cell>
          <table:table-cell table:formula="of:=IF(OR([.D22]=&quot;&quot;;[.G22]=&quot;&quot;);&quot;&quot;;ROUND(ABS([.D22]-[.G22])*86400))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time" office:time-value="PT18H53M03S" calcext:value-type="time">
            <text:p>18:53:03</text:p>
          </table:table-cell>
          <table:table-cell office:value-type="time" office:time-value="PT02H21M19S" calcext:value-type="time">
            <text:p>02:21:19</text:p>
          </table:table-cell>
          <table:table-cell office:value-type="time" office:time-value="PT10H58M23S" calcext:value-type="time">
            <text:p>10:58:23</text:p>
          </table:table-cell>
          <table:table-cell office:value-type="time" office:time-value="PT18H52M50S" calcext:value-type="time">
            <text:p>18:52:50</text:p>
          </table:table-cell>
          <table:table-cell office:value-type="time" office:time-value="PT02H21M19S" calcext:value-type="time">
            <text:p>02:21:19</text:p>
          </table:table-cell>
          <table:table-cell office:value-type="time" office:time-value="PT10H58M41S" calcext:value-type="time">
            <text:p>10:58:41</text:p>
          </table:table-cell>
          <table:table-cell table:formula="of:=IF(OR([.B23]=&quot;&quot;;[.E23]=&quot;&quot;);&quot;&quot;;ROUND(ABS([.B23]-[.E23])*86400))" office:value-type="float" office:value="13" calcext:value-type="float">
            <text:p>13</text:p>
          </table:table-cell>
          <table:table-cell table:formula="of:=IF(OR([.C23]=&quot;&quot;;[.F23]=&quot;&quot;);&quot;&quot;;ROUND(ABS([.C23]-[.F23])*86400))" office:value-type="float" office:value="0" calcext:value-type="float">
            <text:p>0</text:p>
          </table:table-cell>
          <table:table-cell table:formula="of:=IF(OR([.D23]=&quot;&quot;;[.G23]=&quot;&quot;);&quot;&quot;;ROUND(ABS([.D23]-[.G23])*86400))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time" office:time-value="PT20H50M22S" calcext:value-type="time">
            <text:p>20:50:22</text:p>
          </table:table-cell>
          <table:table-cell office:value-type="time" office:time-value="PT03H06M25S" calcext:value-type="time">
            <text:p>03:06:25</text:p>
          </table:table-cell>
          <table:table-cell office:value-type="time" office:time-value="PT10H35M09S" calcext:value-type="time">
            <text:p>10:35:09</text:p>
          </table:table-cell>
          <table:table-cell office:value-type="time" office:time-value="PT20H50M13S" calcext:value-type="time">
            <text:p>20:50:13</text:p>
          </table:table-cell>
          <table:table-cell office:value-type="time" office:time-value="PT03H06M26S" calcext:value-type="time">
            <text:p>03:06:26</text:p>
          </table:table-cell>
          <table:table-cell office:value-type="time" office:time-value="PT10H35M25S" calcext:value-type="time">
            <text:p>10:35:25</text:p>
          </table:table-cell>
          <table:table-cell table:formula="of:=IF(OR([.B24]=&quot;&quot;;[.E24]=&quot;&quot;);&quot;&quot;;ROUND(ABS([.B24]-[.E24])*86400))" office:value-type="float" office:value="9" calcext:value-type="float">
            <text:p>9</text:p>
          </table:table-cell>
          <table:table-cell table:formula="of:=IF(OR([.C24]=&quot;&quot;;[.F24]=&quot;&quot;);&quot;&quot;;ROUND(ABS([.C24]-[.F24])*86400))" office:value-type="float" office:value="1" calcext:value-type="float">
            <text:p>1</text:p>
          </table:table-cell>
          <table:table-cell table:formula="of:=IF(OR([.D24]=&quot;&quot;;[.G24]=&quot;&quot;);&quot;&quot;;ROUND(ABS([.D24]-[.G24])*86400)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time" office:time-value="PT22H45M52S" calcext:value-type="time">
            <text:p>22:45:52</text:p>
          </table:table-cell>
          <table:table-cell office:value-type="time" office:time-value="PT03H50M54S" calcext:value-type="time">
            <text:p>03:50:54</text:p>
          </table:table-cell>
          <table:table-cell office:value-type="time" office:time-value="PT10H14M53S" calcext:value-type="time">
            <text:p>10:14:53</text:p>
          </table:table-cell>
          <table:table-cell office:value-type="time" office:time-value="PT22H45M44S" calcext:value-type="time">
            <text:p>22:45:44</text:p>
          </table:table-cell>
          <table:table-cell office:value-type="time" office:time-value="PT03H50M55S" calcext:value-type="time">
            <text:p>03:50:55</text:p>
          </table:table-cell>
          <table:table-cell office:value-type="time" office:time-value="PT10H15M10S" calcext:value-type="time">
            <text:p>10:15:10</text:p>
          </table:table-cell>
          <table:table-cell table:formula="of:=IF(OR([.B25]=&quot;&quot;;[.E25]=&quot;&quot;);&quot;&quot;;ROUND(ABS([.B25]-[.E25])*86400))" office:value-type="float" office:value="8" calcext:value-type="float">
            <text:p>8</text:p>
          </table:table-cell>
          <table:table-cell table:formula="of:=IF(OR([.C25]=&quot;&quot;;[.F25]=&quot;&quot;);&quot;&quot;;ROUND(ABS([.C25]-[.F25])*86400))" office:value-type="float" office:value="1" calcext:value-type="float">
            <text:p>1</text:p>
          </table:table-cell>
          <table:table-cell table:formula="of:=IF(OR([.D25]=&quot;&quot;;[.G25]=&quot;&quot;);&quot;&quot;;ROUND(ABS([.D25]-[.G25])*86400))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time" office:time-value="PT04H35M50S" calcext:value-type="time">
            <text:p>04:35:50</text:p>
          </table:table-cell>
          <table:table-cell office:value-type="time" office:time-value="PT09H54M43S" calcext:value-type="time">
            <text:p>09:54:43</text:p>
          </table:table-cell>
          <table:table-cell/>
          <table:table-cell office:value-type="time" office:time-value="PT04H35M50S" calcext:value-type="time">
            <text:p>04:35:50</text:p>
          </table:table-cell>
          <table:table-cell office:value-type="time" office:time-value="PT04H35M52S" calcext:value-type="time">
            <text:p>04:35:52</text:p>
          </table:table-cell>
          <table:table-cell office:value-type="time" office:time-value="PT09H55M02S" calcext:value-type="time">
            <text:p>09:55:02</text:p>
          </table:table-cell>
          <table:table-cell table:formula="of:=IF(OR([.B26]=&quot;&quot;;[.E26]=&quot;&quot;);&quot;&quot;;ROUND(ABS([.B26]-[.E26])*86400))" office:value-type="float" office:value="0" calcext:value-type="float">
            <text:p>0</text:p>
          </table:table-cell>
          <table:table-cell table:formula="of:=IF(OR([.C26]=&quot;&quot;;[.F26]=&quot;&quot;);&quot;&quot;;ROUND(ABS([.C26]-[.F26])*86400))" office:value-type="float" office:value="19131" calcext:value-type="float">
            <text:p>19131</text:p>
          </table:table-cell>
          <table:table-cell table:formula="of:=IF(OR([.D26]=&quot;&quot;;[.G26]=&quot;&quot;);&quot;&quot;;ROUND(ABS([.D26]-[.G26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time" office:time-value="PT00H46M19S" calcext:value-type="time">
            <text:p>00:46:19</text:p>
          </table:table-cell>
          <table:table-cell office:value-type="time" office:time-value="PT05H22M27S" calcext:value-type="time">
            <text:p>05:22:27</text:p>
          </table:table-cell>
          <table:table-cell office:value-type="time" office:time-value="PT09H31M50S" calcext:value-type="time">
            <text:p>09:31:50</text:p>
          </table:table-cell>
          <table:table-cell office:value-type="time" office:time-value="PT00H46M15S" calcext:value-type="time">
            <text:p>00:46:15</text:p>
          </table:table-cell>
          <table:table-cell office:value-type="time" office:time-value="PT05H22M29S" calcext:value-type="time">
            <text:p>05:22:29</text:p>
          </table:table-cell>
          <table:table-cell office:value-type="time" office:time-value="PT09H32M10S" calcext:value-type="time">
            <text:p>09:32:10</text:p>
          </table:table-cell>
          <table:table-cell table:formula="of:=IF(OR([.B27]=&quot;&quot;;[.E27]=&quot;&quot;);&quot;&quot;;ROUND(ABS([.B27]-[.E27])*86400))" office:value-type="float" office:value="4" calcext:value-type="float">
            <text:p>4</text:p>
          </table:table-cell>
          <table:table-cell table:formula="of:=IF(OR([.C27]=&quot;&quot;;[.F27]=&quot;&quot;);&quot;&quot;;ROUND(ABS([.C27]-[.F27])*86400))" office:value-type="float" office:value="2" calcext:value-type="float">
            <text:p>2</text:p>
          </table:table-cell>
          <table:table-cell table:formula="of:=IF(OR([.D27]=&quot;&quot;;[.G27]=&quot;&quot;);&quot;&quot;;ROUND(ABS([.D27]-[.G27])*86400))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time" office:time-value="PT03H01M19S" calcext:value-type="time">
            <text:p>03:01:19</text:p>
          </table:table-cell>
          <table:table-cell office:value-type="time" office:time-value="PT06H12M04S" calcext:value-type="time">
            <text:p>06:12:04</text:p>
          </table:table-cell>
          <table:table-cell office:value-type="time" office:time-value="PT09H00M02S" calcext:value-type="time">
            <text:p>09:00:02</text:p>
          </table:table-cell>
          <table:table-cell office:value-type="time" office:time-value="PT03H01M07S" calcext:value-type="time">
            <text:p>03:01:07</text:p>
          </table:table-cell>
          <table:table-cell office:value-type="time" office:time-value="PT06H12M06S" calcext:value-type="time">
            <text:p>06:12:06</text:p>
          </table:table-cell>
          <table:table-cell office:value-type="time" office:time-value="PT09H00M30S" calcext:value-type="time">
            <text:p>09:00:30</text:p>
          </table:table-cell>
          <table:table-cell table:formula="of:=IF(OR([.B28]=&quot;&quot;;[.E28]=&quot;&quot;);&quot;&quot;;ROUND(ABS([.B28]-[.E28])*86400))" office:value-type="float" office:value="12" calcext:value-type="float">
            <text:p>12</text:p>
          </table:table-cell>
          <table:table-cell table:formula="of:=IF(OR([.C28]=&quot;&quot;;[.F28]=&quot;&quot;);&quot;&quot;;ROUND(ABS([.C28]-[.F28])*86400))" office:value-type="float" office:value="2" calcext:value-type="float">
            <text:p>2</text:p>
          </table:table-cell>
          <table:table-cell table:formula="of:=IF(OR([.D28]=&quot;&quot;;[.G28]=&quot;&quot;);&quot;&quot;;ROUND(ABS([.D28]-[.G28])*86400)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time" office:time-value="PT06H20M03S" calcext:value-type="time">
            <text:p>06:20:03</text:p>
          </table:table-cell>
          <table:table-cell office:value-type="time" office:time-value="PT07H33M22S" calcext:value-type="time">
            <text:p>07:33:22</text:p>
          </table:table-cell>
          <table:table-cell/>
          <table:table-cell office:value-type="time" office:time-value="PT06H18M14S" calcext:value-type="time">
            <text:p>06:18:14</text:p>
          </table:table-cell>
          <table:table-cell office:value-type="time" office:time-value="PT07H05M51S" calcext:value-type="time">
            <text:p>07:05:51</text:p>
          </table:table-cell>
          <table:table-cell office:value-type="time" office:time-value="PT07H35M19S" calcext:value-type="time">
            <text:p>07:35:19</text:p>
          </table:table-cell>
          <table:table-cell table:formula="of:=IF(OR([.B29]=&quot;&quot;;[.E29]=&quot;&quot;);&quot;&quot;;ROUND(ABS([.B29]-[.E29])*86400))" office:value-type="float" office:value="109" calcext:value-type="float">
            <text:p>109</text:p>
          </table:table-cell>
          <table:table-cell table:formula="of:=IF(OR([.C29]=&quot;&quot;;[.F29]=&quot;&quot;);&quot;&quot;;ROUND(ABS([.C29]-[.F29])*86400))" office:value-type="float" office:value="1651" calcext:value-type="float">
            <text:p>1651</text:p>
          </table:table-cell>
          <table:table-cell table:formula="of:=IF(OR([.D29]=&quot;&quot;;[.G29]=&quot;&quot;);&quot;&quot;;ROUND(ABS([.D29]-[.G29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table:number-columns-repeated="4"/>
          <table:table-cell office:value-type="time" office:time-value="PT08H04M21S" calcext:value-type="time">
            <text:p>08:04:21</text:p>
          </table:table-cell>
          <table:table-cell/>
          <table:table-cell table:formula="of:=IF(OR([.B30]=&quot;&quot;;[.E30]=&quot;&quot;);&quot;&quot;;ROUND(ABS([.B30]-[.E30])*86400))">
            <text:p/>
          </table:table-cell>
          <table:table-cell table:formula="of:=IF(OR([.C30]=&quot;&quot;;[.F30]=&quot;&quot;);&quot;&quot;;ROUND(ABS([.C30]-[.F30])*86400))">
            <text:p/>
          </table:table-cell>
          <table:table-cell table:formula="of:=IF(OR([.D30]=&quot;&quot;;[.G30]=&quot;&quot;);&quot;&quot;;ROUND(ABS([.D30]-[.G30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table:number-columns-repeated="4"/>
          <table:table-cell office:value-type="time" office:time-value="PT09H07M03S" calcext:value-type="time">
            <text:p>09:07:03</text:p>
          </table:table-cell>
          <table:table-cell/>
          <table:table-cell table:formula="of:=IF(OR([.B31]=&quot;&quot;;[.E31]=&quot;&quot;);&quot;&quot;;ROUND(ABS([.B31]-[.E31])*86400))">
            <text:p/>
          </table:table-cell>
          <table:table-cell table:formula="of:=IF(OR([.C31]=&quot;&quot;;[.F31]=&quot;&quot;);&quot;&quot;;ROUND(ABS([.C31]-[.F31])*86400))">
            <text:p/>
          </table:table-cell>
          <table:table-cell table:formula="of:=IF(OR([.D31]=&quot;&quot;;[.G31]=&quot;&quot;);&quot;&quot;;ROUND(ABS([.D31]-[.G31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table:number-columns-repeated="4"/>
          <table:table-cell office:value-type="time" office:time-value="PT10H11M55S" calcext:value-type="time">
            <text:p>10:11:55</text:p>
          </table:table-cell>
          <table:table-cell/>
          <table:table-cell table:formula="of:=IF(OR([.B32]=&quot;&quot;;[.E32]=&quot;&quot;);&quot;&quot;;ROUND(ABS([.B32]-[.E32])*86400))">
            <text:p/>
          </table:table-cell>
          <table:table-cell table:formula="of:=IF(OR([.C32]=&quot;&quot;;[.F32]=&quot;&quot;);&quot;&quot;;ROUND(ABS([.C32]-[.F32])*86400))">
            <text:p/>
          </table:table-cell>
          <table:table-cell table:formula="of:=IF(OR([.D32]=&quot;&quot;;[.G32]=&quot;&quot;);&quot;&quot;;ROUND(ABS([.D32]-[.G32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table:number-columns-repeated="4"/>
          <table:table-cell office:value-type="time" office:time-value="PT11H15M56S" calcext:value-type="time">
            <text:p>11:15:56</text:p>
          </table:table-cell>
          <table:table-cell/>
          <table:table-cell table:formula="of:=IF(OR([.B33]=&quot;&quot;;[.E33]=&quot;&quot;);&quot;&quot;;ROUND(ABS([.B33]-[.E33])*86400))">
            <text:p/>
          </table:table-cell>
          <table:table-cell table:formula="of:=IF(OR([.C33]=&quot;&quot;;[.F33]=&quot;&quot;);&quot;&quot;;ROUND(ABS([.C33]-[.F33])*86400))">
            <text:p/>
          </table:table-cell>
          <table:table-cell table:formula="of:=IF(OR([.D33]=&quot;&quot;;[.G33]=&quot;&quot;);&quot;&quot;;ROUND(ABS([.D33]-[.G33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table:number-columns-repeated="4"/>
          <table:table-cell office:value-type="time" office:time-value="PT12H16M24S" calcext:value-type="time">
            <text:p>12:16:24</text:p>
          </table:table-cell>
          <table:table-cell/>
          <table:table-cell table:formula="of:=IF(OR([.B34]=&quot;&quot;;[.E34]=&quot;&quot;);&quot;&quot;;ROUND(ABS([.B34]-[.E34])*86400))">
            <text:p/>
          </table:table-cell>
          <table:table-cell table:formula="of:=IF(OR([.C34]=&quot;&quot;;[.F34]=&quot;&quot;);&quot;&quot;;ROUND(ABS([.C34]-[.F34])*86400))">
            <text:p/>
          </table:table-cell>
          <table:table-cell table:formula="of:=IF(OR([.D34]=&quot;&quot;;[.G34]=&quot;&quot;);&quot;&quot;;ROUND(ABS([.D34]-[.G34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time" office:time-value="PT10H41M08S" calcext:value-type="time">
            <text:p>10:41:08</text:p>
          </table:table-cell>
          <table:table-cell office:value-type="time" office:time-value="PT13H12M02S" calcext:value-type="time">
            <text:p>13:12:02</text:p>
          </table:table-cell>
          <table:table-cell office:value-type="time" office:time-value="PT16H05M20S" calcext:value-type="time">
            <text:p>16:05:20</text:p>
          </table:table-cell>
          <table:table-cell office:value-type="time" office:time-value="PT10H41M45S" calcext:value-type="time">
            <text:p>10:41:45</text:p>
          </table:table-cell>
          <table:table-cell office:value-type="time" office:time-value="PT13H12M03S" calcext:value-type="time">
            <text:p>13:12:03</text:p>
          </table:table-cell>
          <table:table-cell office:value-type="time" office:time-value="PT16H04M43S" calcext:value-type="time">
            <text:p>16:04:43</text:p>
          </table:table-cell>
          <table:table-cell table:formula="of:=IF(OR([.B35]=&quot;&quot;;[.E35]=&quot;&quot;);&quot;&quot;;ROUND(ABS([.B35]-[.E35])*86400))" office:value-type="float" office:value="37" calcext:value-type="float">
            <text:p>37</text:p>
          </table:table-cell>
          <table:table-cell table:formula="of:=IF(OR([.C35]=&quot;&quot;;[.F35]=&quot;&quot;);&quot;&quot;;ROUND(ABS([.C35]-[.F35])*86400))" office:value-type="float" office:value="1" calcext:value-type="float">
            <text:p>1</text:p>
          </table:table-cell>
          <table:table-cell table:formula="of:=IF(OR([.D35]=&quot;&quot;;[.G35]=&quot;&quot;);&quot;&quot;;ROUND(ABS([.D35]-[.G35])*86400))" office:value-type="float" office:value="37" calcext:value-type="float">
            <text:p>37</text:p>
          </table:table-cell>
          <table:table-cell table:number-columns-repeated="9"/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time" office:time-value="PT10H05M49S" calcext:value-type="time">
            <text:p>10:05:49</text:p>
          </table:table-cell>
          <table:table-cell office:value-type="time" office:time-value="PT14H02M54S" calcext:value-type="time">
            <text:p>14:02:54</text:p>
          </table:table-cell>
          <table:table-cell office:value-type="time" office:time-value="PT18H26M17S" calcext:value-type="time">
            <text:p>18:26:17</text:p>
          </table:table-cell>
          <table:table-cell office:value-type="time" office:time-value="PT10H06M15S" calcext:value-type="time">
            <text:p>10:06:15</text:p>
          </table:table-cell>
          <table:table-cell office:value-type="time" office:time-value="PT14H02M57S" calcext:value-type="time">
            <text:p>14:02:57</text:p>
          </table:table-cell>
          <table:table-cell office:value-type="time" office:time-value="PT18H25M57S" calcext:value-type="time">
            <text:p>18:25:57</text:p>
          </table:table-cell>
          <table:table-cell table:formula="of:=IF(OR([.B36]=&quot;&quot;;[.E36]=&quot;&quot;);&quot;&quot;;ROUND(ABS([.B36]-[.E36])*86400))" office:value-type="float" office:value="26" calcext:value-type="float">
            <text:p>26</text:p>
          </table:table-cell>
          <table:table-cell table:formula="of:=IF(OR([.C36]=&quot;&quot;;[.F36]=&quot;&quot;);&quot;&quot;;ROUND(ABS([.C36]-[.F36])*86400))" office:value-type="float" office:value="3" calcext:value-type="float">
            <text:p>3</text:p>
          </table:table-cell>
          <table:table-cell table:formula="of:=IF(OR([.D36]=&quot;&quot;;[.G36]=&quot;&quot;);&quot;&quot;;ROUND(ABS([.D36]-[.G36])*86400))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time" office:time-value="PT09H41M48S" calcext:value-type="time">
            <text:p>09:41:48</text:p>
          </table:table-cell>
          <table:table-cell office:value-type="time" office:time-value="PT14H50M00S" calcext:value-type="time">
            <text:p>14:50:00</text:p>
          </table:table-cell>
          <table:table-cell office:value-type="time" office:time-value="PT20H28M20S" calcext:value-type="time">
            <text:p>20:28:20</text:p>
          </table:table-cell>
          <table:table-cell office:value-type="time" office:time-value="PT09H42M09S" calcext:value-type="time">
            <text:p>09:42:09</text:p>
          </table:table-cell>
          <table:table-cell office:value-type="time" office:time-value="PT14H50M04S" calcext:value-type="time">
            <text:p>14:50:04</text:p>
          </table:table-cell>
          <table:table-cell office:value-type="time" office:time-value="PT20H28M07S" calcext:value-type="time">
            <text:p>20:28:07</text:p>
          </table:table-cell>
          <table:table-cell table:formula="of:=IF(OR([.B37]=&quot;&quot;;[.E37]=&quot;&quot;);&quot;&quot;;ROUND(ABS([.B37]-[.E37])*86400))" office:value-type="float" office:value="21" calcext:value-type="float">
            <text:p>21</text:p>
          </table:table-cell>
          <table:table-cell table:formula="of:=IF(OR([.C37]=&quot;&quot;;[.F37]=&quot;&quot;);&quot;&quot;;ROUND(ABS([.C37]-[.F37])*86400))" office:value-type="float" office:value="4" calcext:value-type="float">
            <text:p>4</text:p>
          </table:table-cell>
          <table:table-cell table:formula="of:=IF(OR([.D37]=&quot;&quot;;[.G37]=&quot;&quot;);&quot;&quot;;ROUND(ABS([.D37]-[.G37])*86400)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time" office:time-value="PT09H21M21S" calcext:value-type="time">
            <text:p>09:21:21</text:p>
          </table:table-cell>
          <table:table-cell office:value-type="time" office:time-value="PT15H34M34S" calcext:value-type="time">
            <text:p>15:34:34</text:p>
          </table:table-cell>
          <table:table-cell office:value-type="time" office:time-value="PT22H22M34S" calcext:value-type="time">
            <text:p>22:22:34</text:p>
          </table:table-cell>
          <table:table-cell office:value-type="time" office:time-value="PT09H21M39S" calcext:value-type="time">
            <text:p>09:21:39</text:p>
          </table:table-cell>
          <table:table-cell office:value-type="time" office:time-value="PT15H34M38S" calcext:value-type="time">
            <text:p>15:34:38</text:p>
          </table:table-cell>
          <table:table-cell office:value-type="time" office:time-value="PT22H22M25S" calcext:value-type="time">
            <text:p>22:22:25</text:p>
          </table:table-cell>
          <table:table-cell table:formula="of:=IF(OR([.B38]=&quot;&quot;;[.E38]=&quot;&quot;);&quot;&quot;;ROUND(ABS([.B38]-[.E38])*86400))" office:value-type="float" office:value="18" calcext:value-type="float">
            <text:p>18</text:p>
          </table:table-cell>
          <table:table-cell table:formula="of:=IF(OR([.C38]=&quot;&quot;;[.F38]=&quot;&quot;);&quot;&quot;;ROUND(ABS([.C38]-[.F38])*86400))" office:value-type="float" office:value="4" calcext:value-type="float">
            <text:p>4</text:p>
          </table:table-cell>
          <table:table-cell table:formula="of:=IF(OR([.D38]=&quot;&quot;;[.G38]=&quot;&quot;);&quot;&quot;;ROUND(ABS([.D38]-[.G38])*86400)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time" office:time-value="PT09H01M24S" calcext:value-type="time">
            <text:p>09:01:24</text:p>
          </table:table-cell>
          <table:table-cell office:value-type="time" office:time-value="PT16H17M52S" calcext:value-type="time">
            <text:p>16:17:52</text:p>
          </table:table-cell>
          <table:table-cell/>
          <table:table-cell office:value-type="time" office:time-value="PT09H01M40S" calcext:value-type="time">
            <text:p>09:01:40</text:p>
          </table:table-cell>
          <table:table-cell office:value-type="time" office:time-value="PT16H17M55S" calcext:value-type="time">
            <text:p>16:17:55</text:p>
          </table:table-cell>
          <table:table-cell/>
          <table:table-cell table:formula="of:=IF(OR([.B39]=&quot;&quot;;[.E39]=&quot;&quot;);&quot;&quot;;ROUND(ABS([.B39]-[.E39])*86400))" office:value-type="float" office:value="16" calcext:value-type="float">
            <text:p>16</text:p>
          </table:table-cell>
          <table:table-cell table:formula="of:=IF(OR([.C39]=&quot;&quot;;[.F39]=&quot;&quot;);&quot;&quot;;ROUND(ABS([.C39]-[.F39])*86400))" office:value-type="float" office:value="3" calcext:value-type="float">
            <text:p>3</text:p>
          </table:table-cell>
          <table:table-cell table:formula="of:=IF(OR([.D39]=&quot;&quot;;[.G39]=&quot;&quot;);&quot;&quot;;ROUND(ABS([.D39]-[.G39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time" office:time-value="PT08H39M23S" calcext:value-type="time">
            <text:p>08:39:23</text:p>
          </table:table-cell>
          <table:table-cell office:value-type="time" office:time-value="PT17H01M01S" calcext:value-type="time">
            <text:p>17:01:01</text:p>
          </table:table-cell>
          <table:table-cell office:value-type="time" office:time-value="PT00H15M49S" calcext:value-type="time">
            <text:p>00:15:49</text:p>
          </table:table-cell>
          <table:table-cell office:value-type="time" office:time-value="PT08H39M34S" calcext:value-type="time">
            <text:p>08:39:34</text:p>
          </table:table-cell>
          <table:table-cell office:value-type="time" office:time-value="PT17H01M04S" calcext:value-type="time">
            <text:p>17:01:04</text:p>
          </table:table-cell>
          <table:table-cell office:value-type="time" office:time-value="PT00H15M47S" calcext:value-type="time">
            <text:p>00:15:47</text:p>
          </table:table-cell>
          <table:table-cell table:formula="of:=IF(OR([.B40]=&quot;&quot;;[.E40]=&quot;&quot;);&quot;&quot;;ROUND(ABS([.B40]-[.E40])*86400))" office:value-type="float" office:value="11" calcext:value-type="float">
            <text:p>11</text:p>
          </table:table-cell>
          <table:table-cell table:formula="of:=IF(OR([.C40]=&quot;&quot;;[.F40]=&quot;&quot;);&quot;&quot;;ROUND(ABS([.C40]-[.F40])*86400))" office:value-type="float" office:value="3" calcext:value-type="float">
            <text:p>3</text:p>
          </table:table-cell>
          <table:table-cell table:formula="of:=IF(OR([.D40]=&quot;&quot;;[.G40]=&quot;&quot;);&quot;&quot;;ROUND(ABS([.D40]-[.G4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time" office:time-value="PT08H10M30S" calcext:value-type="time">
            <text:p>08:10:30</text:p>
          </table:table-cell>
          <table:table-cell office:value-type="time" office:time-value="PT17H45M00S" calcext:value-type="time">
            <text:p>17:45:00</text:p>
          </table:table-cell>
          <table:table-cell office:value-type="time" office:time-value="PT02H15M43S" calcext:value-type="time">
            <text:p>02:15:43</text:p>
          </table:table-cell>
          <table:table-cell office:value-type="time" office:time-value="PT08H10M42S" calcext:value-type="time">
            <text:p>08:10:42</text:p>
          </table:table-cell>
          <table:table-cell office:value-type="time" office:time-value="PT17H45M02S" calcext:value-type="time">
            <text:p>17:45:02</text:p>
          </table:table-cell>
          <table:table-cell office:value-type="time" office:time-value="PT02H15M40S" calcext:value-type="time">
            <text:p>02:15:40</text:p>
          </table:table-cell>
          <table:table-cell table:formula="of:=IF(OR([.B41]=&quot;&quot;;[.E41]=&quot;&quot;);&quot;&quot;;ROUND(ABS([.B41]-[.E41])*86400))" office:value-type="float" office:value="12" calcext:value-type="float">
            <text:p>12</text:p>
          </table:table-cell>
          <table:table-cell table:formula="of:=IF(OR([.C41]=&quot;&quot;;[.F41]=&quot;&quot;);&quot;&quot;;ROUND(ABS([.C41]-[.F41])*86400))" office:value-type="float" office:value="2" calcext:value-type="float">
            <text:p>2</text:p>
          </table:table-cell>
          <table:table-cell table:formula="of:=IF(OR([.D41]=&quot;&quot;;[.G41]=&quot;&quot;);&quot;&quot;;ROUND(ABS([.D41]-[.G41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time" office:time-value="PT07H13M11S" calcext:value-type="time">
            <text:p>07:13:11</text:p>
          </table:table-cell>
          <table:table-cell office:value-type="time" office:time-value="PT18H30M32S" calcext:value-type="time">
            <text:p>18:30:32</text:p>
          </table:table-cell>
          <table:table-cell office:value-type="time" office:time-value="PT04H46M17S" calcext:value-type="time">
            <text:p>04:46:17</text:p>
          </table:table-cell>
          <table:table-cell office:value-type="time" office:time-value="PT07H13M28S" calcext:value-type="time">
            <text:p>07:13:28</text:p>
          </table:table-cell>
          <table:table-cell office:value-type="time" office:time-value="PT18H30M33S" calcext:value-type="time">
            <text:p>18:30:33</text:p>
          </table:table-cell>
          <table:table-cell office:value-type="time" office:time-value="PT04H46M07S" calcext:value-type="time">
            <text:p>04:46:07</text:p>
          </table:table-cell>
          <table:table-cell table:formula="of:=IF(OR([.B42]=&quot;&quot;;[.E42]=&quot;&quot;);&quot;&quot;;ROUND(ABS([.B42]-[.E42])*86400))" office:value-type="float" office:value="17" calcext:value-type="float">
            <text:p>17</text:p>
          </table:table-cell>
          <table:table-cell table:formula="of:=IF(OR([.C42]=&quot;&quot;;[.F42]=&quot;&quot;);&quot;&quot;;ROUND(ABS([.C42]-[.F42])*86400))" office:value-type="float" office:value="1" calcext:value-type="float">
            <text:p>1</text:p>
          </table:table-cell>
          <table:table-cell table:formula="of:=IF(OR([.D42]=&quot;&quot;;[.G42]=&quot;&quot;);&quot;&quot;;ROUND(ABS([.D42]-[.G42])*86400)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time" office:time-value="PT19H18M02S" calcext:value-type="time">
            <text:p>19:18:02</text:p>
          </table:table-cell>
          <table:table-cell table:number-columns-repeated="2"/>
          <table:table-cell table:number-columns-repeated="2" office:value-type="time" office:time-value="PT19H18M02S" calcext:value-type="time">
            <text:p>19:18:02</text:p>
          </table:table-cell>
          <table:table-cell/>
          <table:table-cell table:formula="of:=IF(OR([.B43]=&quot;&quot;;[.E43]=&quot;&quot;);&quot;&quot;;ROUND(ABS([.B43]-[.E43])*86400))" office:value-type="float" office:value="0" calcext:value-type="float">
            <text:p>0</text:p>
          </table:table-cell>
          <table:table-cell table:formula="of:=IF(OR([.C43]=&quot;&quot;;[.F43]=&quot;&quot;);&quot;&quot;;ROUND(ABS([.C43]-[.F43])*86400))">
            <text:p/>
          </table:table-cell>
          <table:table-cell table:formula="of:=IF(OR([.D43]=&quot;&quot;;[.G43]=&quot;&quot;);&quot;&quot;;ROUND(ABS([.D43]-[.G43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time" office:time-value="PT20H07M28S" calcext:value-type="time">
            <text:p>20:07:28</text:p>
          </table:table-cell>
          <table:table-cell table:number-columns-repeated="2"/>
          <table:table-cell office:value-type="time" office:time-value="PT20H07M28S" calcext:value-type="time">
            <text:p>20:07:28</text:p>
          </table:table-cell>
          <table:table-cell office:value-type="time" office:time-value="PT20H07M27S" calcext:value-type="time">
            <text:p>20:07:27</text:p>
          </table:table-cell>
          <table:table-cell/>
          <table:table-cell table:formula="of:=IF(OR([.B44]=&quot;&quot;;[.E44]=&quot;&quot;);&quot;&quot;;ROUND(ABS([.B44]-[.E44])*86400))" office:value-type="float" office:value="0" calcext:value-type="float">
            <text:p>0</text:p>
          </table:table-cell>
          <table:table-cell table:formula="of:=IF(OR([.C44]=&quot;&quot;;[.F44]=&quot;&quot;);&quot;&quot;;ROUND(ABS([.C44]-[.F44])*86400))">
            <text:p/>
          </table:table-cell>
          <table:table-cell table:formula="of:=IF(OR([.D44]=&quot;&quot;;[.G44]=&quot;&quot;);&quot;&quot;;ROUND(ABS([.D44]-[.G44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time" office:time-value="PT20H58M17S" calcext:value-type="time">
            <text:p>20:58:17</text:p>
          </table:table-cell>
          <table:table-cell table:number-columns-repeated="2"/>
          <table:table-cell office:value-type="time" office:time-value="PT20H58M17S" calcext:value-type="time">
            <text:p>20:58:17</text:p>
          </table:table-cell>
          <table:table-cell office:value-type="time" office:time-value="PT20H58M15S" calcext:value-type="time">
            <text:p>20:58:15</text:p>
          </table:table-cell>
          <table:table-cell/>
          <table:table-cell table:formula="of:=IF(OR([.B45]=&quot;&quot;;[.E45]=&quot;&quot;);&quot;&quot;;ROUND(ABS([.B45]-[.E45])*86400))" office:value-type="float" office:value="0" calcext:value-type="float">
            <text:p>0</text:p>
          </table:table-cell>
          <table:table-cell table:formula="of:=IF(OR([.C45]=&quot;&quot;;[.F45]=&quot;&quot;);&quot;&quot;;ROUND(ABS([.C45]-[.F45])*86400))">
            <text:p/>
          </table:table-cell>
          <table:table-cell table:formula="of:=IF(OR([.D45]=&quot;&quot;;[.G45]=&quot;&quot;);&quot;&quot;;ROUND(ABS([.D45]-[.G45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time" office:time-value="PT21H49M35S" calcext:value-type="time">
            <text:p>21:49:35</text:p>
          </table:table-cell>
          <table:table-cell table:number-columns-repeated="2"/>
          <table:table-cell office:value-type="time" office:time-value="PT21H49M35S" calcext:value-type="time">
            <text:p>21:49:35</text:p>
          </table:table-cell>
          <table:table-cell office:value-type="time" office:time-value="PT21H49M34S" calcext:value-type="time">
            <text:p>21:49:34</text:p>
          </table:table-cell>
          <table:table-cell/>
          <table:table-cell table:formula="of:=IF(OR([.B46]=&quot;&quot;;[.E46]=&quot;&quot;);&quot;&quot;;ROUND(ABS([.B46]-[.E46])*86400))" office:value-type="float" office:value="0" calcext:value-type="float">
            <text:p>0</text:p>
          </table:table-cell>
          <table:table-cell table:formula="of:=IF(OR([.C46]=&quot;&quot;;[.F46]=&quot;&quot;);&quot;&quot;;ROUND(ABS([.C46]-[.F46])*86400))">
            <text:p/>
          </table:table-cell>
          <table:table-cell table:formula="of:=IF(OR([.D46]=&quot;&quot;;[.G46]=&quot;&quot;);&quot;&quot;;ROUND(ABS([.D46]-[.G46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time" office:time-value="PT22H40M21S" calcext:value-type="time">
            <text:p>22:40:21</text:p>
          </table:table-cell>
          <table:table-cell table:number-columns-repeated="2"/>
          <table:table-cell office:value-type="time" office:time-value="PT22H40M21S" calcext:value-type="time">
            <text:p>22:40:21</text:p>
          </table:table-cell>
          <table:table-cell office:value-type="time" office:time-value="PT22H40M20S" calcext:value-type="time">
            <text:p>22:40:20</text:p>
          </table:table-cell>
          <table:table-cell/>
          <table:table-cell table:formula="of:=IF(OR([.B47]=&quot;&quot;;[.E47]=&quot;&quot;);&quot;&quot;;ROUND(ABS([.B47]-[.E47])*86400))" office:value-type="float" office:value="0" calcext:value-type="float">
            <text:p>0</text:p>
          </table:table-cell>
          <table:table-cell table:formula="of:=IF(OR([.C47]=&quot;&quot;;[.F47]=&quot;&quot;);&quot;&quot;;ROUND(ABS([.C47]-[.F47])*86400))">
            <text:p/>
          </table:table-cell>
          <table:table-cell table:formula="of:=IF(OR([.D47]=&quot;&quot;;[.G47]=&quot;&quot;);&quot;&quot;;ROUND(ABS([.D47]-[.G47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time" office:time-value="PT23H29M46S" calcext:value-type="time">
            <text:p>23:29:46</text:p>
          </table:table-cell>
          <table:table-cell table:number-columns-repeated="2"/>
          <table:table-cell table:number-columns-repeated="2" office:value-type="time" office:time-value="PT23H29M46S" calcext:value-type="time">
            <text:p>23:29:46</text:p>
          </table:table-cell>
          <table:table-cell/>
          <table:table-cell table:formula="of:=IF(OR([.B48]=&quot;&quot;;[.E48]=&quot;&quot;);&quot;&quot;;ROUND(ABS([.B48]-[.E48])*86400))" office:value-type="float" office:value="0" calcext:value-type="float">
            <text:p>0</text:p>
          </table:table-cell>
          <table:table-cell table:formula="of:=IF(OR([.C48]=&quot;&quot;;[.F48]=&quot;&quot;);&quot;&quot;;ROUND(ABS([.C48]-[.F48])*86400))">
            <text:p/>
          </table:table-cell>
          <table:table-cell table:formula="of:=IF(OR([.D48]=&quot;&quot;;[.G48]=&quot;&quot;);&quot;&quot;;ROUND(ABS([.D48]-[.G48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time" office:time-value="PT14H05M42S" calcext:value-type="time">
            <text:p>14:05:42</text:p>
          </table:table-cell>
          <table:table-cell office:value-type="time" office:time-value="PT10H00M12S" calcext:value-type="time">
            <text:p>10:00:12</text:p>
          </table:table-cell>
          <table:table-cell/>
          <table:table-cell office:value-type="time" office:time-value="PT14H05M21S" calcext:value-type="time">
            <text:p>14:05:21</text:p>
          </table:table-cell>
          <table:table-cell office:value-type="time" office:time-value="PT10H00M12S" calcext:value-type="time">
            <text:p>10:00:12</text:p>
          </table:table-cell>
          <table:table-cell office:value-type="time" office:time-value="PT10H00M35S" calcext:value-type="time">
            <text:p>10:00:35</text:p>
          </table:table-cell>
          <table:table-cell table:formula="of:=IF(OR([.B49]=&quot;&quot;;[.E49]=&quot;&quot;);&quot;&quot;;ROUND(ABS([.B49]-[.E49])*86400))" office:value-type="float" office:value="21" calcext:value-type="float">
            <text:p>21</text:p>
          </table:table-cell>
          <table:table-cell table:formula="of:=IF(OR([.C49]=&quot;&quot;;[.F49]=&quot;&quot;);&quot;&quot;;ROUND(ABS([.C49]-[.F49])*86400))" office:value-type="float" office:value="0" calcext:value-type="float">
            <text:p>0</text:p>
          </table:table-cell>
          <table:table-cell table:formula="of:=IF(OR([.D49]=&quot;&quot;;[.G49]=&quot;&quot;);&quot;&quot;;ROUND(ABS([.D49]-[.G49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time" office:time-value="PT16H25M14S" calcext:value-type="time">
            <text:p>16:25:14</text:p>
          </table:table-cell>
          <table:table-cell office:value-type="time" office:time-value="PT00H17M31S" calcext:value-type="time">
            <text:p>00:17:31</text:p>
          </table:table-cell>
          <table:table-cell office:value-type="time" office:time-value="PT09H18M55S" calcext:value-type="time">
            <text:p>09:18:55</text:p>
          </table:table-cell>
          <table:table-cell office:value-type="time" office:time-value="PT16H24M58S" calcext:value-type="time">
            <text:p>16:24:58</text:p>
          </table:table-cell>
          <table:table-cell office:value-type="time" office:time-value="PT00H17M31S" calcext:value-type="time">
            <text:p>00:17:31</text:p>
          </table:table-cell>
          <table:table-cell office:value-type="time" office:time-value="PT09H19M12S" calcext:value-type="time">
            <text:p>09:19:12</text:p>
          </table:table-cell>
          <table:table-cell table:formula="of:=IF(OR([.B50]=&quot;&quot;;[.E50]=&quot;&quot;);&quot;&quot;;ROUND(ABS([.B50]-[.E50])*86400))" office:value-type="float" office:value="16" calcext:value-type="float">
            <text:p>16</text:p>
          </table:table-cell>
          <table:table-cell table:formula="of:=IF(OR([.C50]=&quot;&quot;;[.F50]=&quot;&quot;);&quot;&quot;;ROUND(ABS([.C50]-[.F50])*86400))" office:value-type="float" office:value="0" calcext:value-type="float">
            <text:p>0</text:p>
          </table:table-cell>
          <table:table-cell table:formula="of:=IF(OR([.D50]=&quot;&quot;;[.G50]=&quot;&quot;);&quot;&quot;;ROUND(ABS([.D50]-[.G50])*86400))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time" office:time-value="PT18H27M13S" calcext:value-type="time">
            <text:p>18:27:13</text:p>
          </table:table-cell>
          <table:table-cell office:value-type="time" office:time-value="PT01H03M44S" calcext:value-type="time">
            <text:p>01:03:44</text:p>
          </table:table-cell>
          <table:table-cell office:value-type="time" office:time-value="PT08H52M57S" calcext:value-type="time">
            <text:p>08:52:57</text:p>
          </table:table-cell>
          <table:table-cell office:value-type="time" office:time-value="PT18H27M01S" calcext:value-type="time">
            <text:p>18:27:01</text:p>
          </table:table-cell>
          <table:table-cell office:value-type="time" office:time-value="PT01H03M44S" calcext:value-type="time">
            <text:p>01:03:44</text:p>
          </table:table-cell>
          <table:table-cell office:value-type="time" office:time-value="PT08H53M12S" calcext:value-type="time">
            <text:p>08:53:12</text:p>
          </table:table-cell>
          <table:table-cell table:formula="of:=IF(OR([.B51]=&quot;&quot;;[.E51]=&quot;&quot;);&quot;&quot;;ROUND(ABS([.B51]-[.E51])*86400))" office:value-type="float" office:value="12" calcext:value-type="float">
            <text:p>12</text:p>
          </table:table-cell>
          <table:table-cell table:formula="of:=IF(OR([.C51]=&quot;&quot;;[.F51]=&quot;&quot;);&quot;&quot;;ROUND(ABS([.C51]-[.F51])*86400))" office:value-type="float" office:value="0" calcext:value-type="float">
            <text:p>0</text:p>
          </table:table-cell>
          <table:table-cell table:formula="of:=IF(OR([.D51]=&quot;&quot;;[.G51]=&quot;&quot;);&quot;&quot;;ROUND(ABS([.D51]-[.G51])*86400))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time" office:time-value="PT20H24M39S" calcext:value-type="time">
            <text:p>20:24:39</text:p>
          </table:table-cell>
          <table:table-cell office:value-type="time" office:time-value="PT01H49M02S" calcext:value-type="time">
            <text:p>01:49:02</text:p>
          </table:table-cell>
          <table:table-cell office:value-type="time" office:time-value="PT08H31M31S" calcext:value-type="time">
            <text:p>08:31:31</text:p>
          </table:table-cell>
          <table:table-cell office:value-type="time" office:time-value="PT20H24M29S" calcext:value-type="time">
            <text:p>20:24:29</text:p>
          </table:table-cell>
          <table:table-cell office:value-type="time" office:time-value="PT01H49M02S" calcext:value-type="time">
            <text:p>01:49:02</text:p>
          </table:table-cell>
          <table:table-cell office:value-type="time" office:time-value="PT08H31M46S" calcext:value-type="time">
            <text:p>08:31:46</text:p>
          </table:table-cell>
          <table:table-cell table:formula="of:=IF(OR([.B52]=&quot;&quot;;[.E52]=&quot;&quot;);&quot;&quot;;ROUND(ABS([.B52]-[.E52])*86400))" office:value-type="float" office:value="10" calcext:value-type="float">
            <text:p>10</text:p>
          </table:table-cell>
          <table:table-cell table:formula="of:=IF(OR([.C52]=&quot;&quot;;[.F52]=&quot;&quot;);&quot;&quot;;ROUND(ABS([.C52]-[.F52])*86400))" office:value-type="float" office:value="0" calcext:value-type="float">
            <text:p>0</text:p>
          </table:table-cell>
          <table:table-cell table:formula="of:=IF(OR([.D52]=&quot;&quot;;[.G52]=&quot;&quot;);&quot;&quot;;ROUND(ABS([.D52]-[.G52])*86400))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time" office:time-value="PT22H24M24S" calcext:value-type="time">
            <text:p>22:24:24</text:p>
          </table:table-cell>
          <table:table-cell office:value-type="time" office:time-value="PT02H34M17S" calcext:value-type="time">
            <text:p>02:34:17</text:p>
          </table:table-cell>
          <table:table-cell office:value-type="time" office:time-value="PT08H11M00S" calcext:value-type="time">
            <text:p>08:11:00</text:p>
          </table:table-cell>
          <table:table-cell office:value-type="time" office:time-value="PT22H24M16S" calcext:value-type="time">
            <text:p>22:24:16</text:p>
          </table:table-cell>
          <table:table-cell office:value-type="time" office:time-value="PT02H34M18S" calcext:value-type="time">
            <text:p>02:34:18</text:p>
          </table:table-cell>
          <table:table-cell office:value-type="time" office:time-value="PT08H11M17S" calcext:value-type="time">
            <text:p>08:11:17</text:p>
          </table:table-cell>
          <table:table-cell table:formula="of:=IF(OR([.B53]=&quot;&quot;;[.E53]=&quot;&quot;);&quot;&quot;;ROUND(ABS([.B53]-[.E53])*86400))" office:value-type="float" office:value="8" calcext:value-type="float">
            <text:p>8</text:p>
          </table:table-cell>
          <table:table-cell table:formula="of:=IF(OR([.C53]=&quot;&quot;;[.F53]=&quot;&quot;);&quot;&quot;;ROUND(ABS([.C53]-[.F53])*86400))" office:value-type="float" office:value="1" calcext:value-type="float">
            <text:p>1</text:p>
          </table:table-cell>
          <table:table-cell table:formula="of:=IF(OR([.D53]=&quot;&quot;;[.G53]=&quot;&quot;);&quot;&quot;;ROUND(ABS([.D53]-[.G53])*86400))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time" office:time-value="PT03H20M34S" calcext:value-type="time">
            <text:p>03:20:34</text:p>
          </table:table-cell>
          <table:table-cell office:value-type="time" office:time-value="PT07H48M38S" calcext:value-type="time">
            <text:p>07:48:38</text:p>
          </table:table-cell>
          <table:table-cell/>
          <table:table-cell office:value-type="time" office:time-value="PT03H20M34S" calcext:value-type="time">
            <text:p>03:20:34</text:p>
          </table:table-cell>
          <table:table-cell office:value-type="time" office:time-value="PT03H20M35S" calcext:value-type="time">
            <text:p>03:20:35</text:p>
          </table:table-cell>
          <table:table-cell office:value-type="time" office:time-value="PT07H48M56S" calcext:value-type="time">
            <text:p>07:48:56</text:p>
          </table:table-cell>
          <table:table-cell table:formula="of:=IF(OR([.B54]=&quot;&quot;;[.E54]=&quot;&quot;);&quot;&quot;;ROUND(ABS([.B54]-[.E54])*86400))" office:value-type="float" office:value="0" calcext:value-type="float">
            <text:p>0</text:p>
          </table:table-cell>
          <table:table-cell table:formula="of:=IF(OR([.C54]=&quot;&quot;;[.F54]=&quot;&quot;);&quot;&quot;;ROUND(ABS([.C54]-[.F54])*86400))" office:value-type="float" office:value="16083" calcext:value-type="float">
            <text:p>16083</text:p>
          </table:table-cell>
          <table:table-cell table:formula="of:=IF(OR([.D54]=&quot;&quot;;[.G54]=&quot;&quot;);&quot;&quot;;ROUND(ABS([.D54]-[.G54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time" office:time-value="PT00H34M31S" calcext:value-type="time">
            <text:p>00:34:31</text:p>
          </table:table-cell>
          <table:table-cell office:value-type="time" office:time-value="PT04H09M03S" calcext:value-type="time">
            <text:p>04:09:03</text:p>
          </table:table-cell>
          <table:table-cell office:value-type="time" office:time-value="PT07H19M46S" calcext:value-type="time">
            <text:p>07:19:46</text:p>
          </table:table-cell>
          <table:table-cell office:value-type="time" office:time-value="PT00H34M27S" calcext:value-type="time">
            <text:p>00:34:27</text:p>
          </table:table-cell>
          <table:table-cell office:value-type="time" office:time-value="PT04H09M04S" calcext:value-type="time">
            <text:p>04:09:04</text:p>
          </table:table-cell>
          <table:table-cell office:value-type="time" office:time-value="PT07H20M05S" calcext:value-type="time">
            <text:p>07:20:05</text:p>
          </table:table-cell>
          <table:table-cell table:formula="of:=IF(OR([.B55]=&quot;&quot;;[.E55]=&quot;&quot;);&quot;&quot;;ROUND(ABS([.B55]-[.E55])*86400))" office:value-type="float" office:value="4" calcext:value-type="float">
            <text:p>4</text:p>
          </table:table-cell>
          <table:table-cell table:formula="of:=IF(OR([.C55]=&quot;&quot;;[.F55]=&quot;&quot;);&quot;&quot;;ROUND(ABS([.C55]-[.F55])*86400))" office:value-type="float" office:value="1" calcext:value-type="float">
            <text:p>1</text:p>
          </table:table-cell>
          <table:table-cell table:formula="of:=IF(OR([.D55]=&quot;&quot;;[.G55]=&quot;&quot;);&quot;&quot;;ROUND(ABS([.D55]-[.G55])*86400)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time" office:time-value="PT03H17M43S" calcext:value-type="time">
            <text:p>03:17:43</text:p>
          </table:table-cell>
          <table:table-cell office:value-type="time" office:time-value="PT05H00M49S" calcext:value-type="time">
            <text:p>05:00:49</text:p>
          </table:table-cell>
          <table:table-cell office:value-type="time" office:time-value="PT06H24M29S" calcext:value-type="time">
            <text:p>06:24:29</text:p>
          </table:table-cell>
          <table:table-cell office:value-type="time" office:time-value="PT03H17M22S" calcext:value-type="time">
            <text:p>03:17:22</text:p>
          </table:table-cell>
          <table:table-cell office:value-type="time" office:time-value="PT05H00M49S" calcext:value-type="time">
            <text:p>05:00:49</text:p>
          </table:table-cell>
          <table:table-cell office:value-type="time" office:time-value="PT06H25M04S" calcext:value-type="time">
            <text:p>06:25:04</text:p>
          </table:table-cell>
          <table:table-cell table:formula="of:=IF(OR([.B56]=&quot;&quot;;[.E56]=&quot;&quot;);&quot;&quot;;ROUND(ABS([.B56]-[.E56])*86400))" office:value-type="float" office:value="21" calcext:value-type="float">
            <text:p>21</text:p>
          </table:table-cell>
          <table:table-cell table:formula="of:=IF(OR([.C56]=&quot;&quot;;[.F56]=&quot;&quot;);&quot;&quot;;ROUND(ABS([.C56]-[.F56])*86400))" office:value-type="float" office:value="0" calcext:value-type="float">
            <text:p>0</text:p>
          </table:table-cell>
          <table:table-cell table:formula="of:=IF(OR([.D56]=&quot;&quot;;[.G56]=&quot;&quot;);&quot;&quot;;ROUND(ABS([.D56]-[.G56])*86400))" office:value-type="float" office:value="35" calcext:value-type="float">
            <text:p>35</text:p>
          </table:table-cell>
          <table:table-cell table:number-columns-repeated="9"/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table:number-columns-repeated="4"/>
          <table:table-cell office:value-type="time" office:time-value="PT05H56M33S" calcext:value-type="time">
            <text:p>05:56:33</text:p>
          </table:table-cell>
          <table:table-cell/>
          <table:table-cell table:formula="of:=IF(OR([.B57]=&quot;&quot;;[.E57]=&quot;&quot;);&quot;&quot;;ROUND(ABS([.B57]-[.E57])*86400))">
            <text:p/>
          </table:table-cell>
          <table:table-cell table:formula="of:=IF(OR([.C57]=&quot;&quot;;[.F57]=&quot;&quot;);&quot;&quot;;ROUND(ABS([.C57]-[.F57])*86400))">
            <text:p/>
          </table:table-cell>
          <table:table-cell table:formula="of:=IF(OR([.D57]=&quot;&quot;;[.G57]=&quot;&quot;);&quot;&quot;;ROUND(ABS([.D57]-[.G57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table:number-columns-repeated="4"/>
          <table:table-cell office:value-type="time" office:time-value="PT06H56M09S" calcext:value-type="time">
            <text:p>06:56:09</text:p>
          </table:table-cell>
          <table:table-cell/>
          <table:table-cell table:formula="of:=IF(OR([.B58]=&quot;&quot;;[.E58]=&quot;&quot;);&quot;&quot;;ROUND(ABS([.B58]-[.E58])*86400))">
            <text:p/>
          </table:table-cell>
          <table:table-cell table:formula="of:=IF(OR([.C58]=&quot;&quot;;[.F58]=&quot;&quot;);&quot;&quot;;ROUND(ABS([.C58]-[.F58])*86400))">
            <text:p/>
          </table:table-cell>
          <table:table-cell table:formula="of:=IF(OR([.D58]=&quot;&quot;;[.G58]=&quot;&quot;);&quot;&quot;;ROUND(ABS([.D58]-[.G58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table:number-columns-repeated="4"/>
          <table:table-cell office:value-type="time" office:time-value="PT07H58M21S" calcext:value-type="time">
            <text:p>07:58:21</text:p>
          </table:table-cell>
          <table:table-cell/>
          <table:table-cell table:formula="of:=IF(OR([.B59]=&quot;&quot;;[.E59]=&quot;&quot;);&quot;&quot;;ROUND(ABS([.B59]-[.E59])*86400))">
            <text:p/>
          </table:table-cell>
          <table:table-cell table:formula="of:=IF(OR([.C59]=&quot;&quot;;[.F59]=&quot;&quot;);&quot;&quot;;ROUND(ABS([.C59]-[.F59])*86400))">
            <text:p/>
          </table:table-cell>
          <table:table-cell table:formula="of:=IF(OR([.D59]=&quot;&quot;;[.G59]=&quot;&quot;);&quot;&quot;;ROUND(ABS([.D59]-[.G59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table:number-columns-repeated="4"/>
          <table:table-cell office:value-type="time" office:time-value="PT09H00M52S" calcext:value-type="time">
            <text:p>09:00:52</text:p>
          </table:table-cell>
          <table:table-cell/>
          <table:table-cell table:formula="of:=IF(OR([.B60]=&quot;&quot;;[.E60]=&quot;&quot;);&quot;&quot;;ROUND(ABS([.B60]-[.E60])*86400))">
            <text:p/>
          </table:table-cell>
          <table:table-cell table:formula="of:=IF(OR([.C60]=&quot;&quot;;[.F60]=&quot;&quot;);&quot;&quot;;ROUND(ABS([.C60]-[.F60])*86400))">
            <text:p/>
          </table:table-cell>
          <table:table-cell table:formula="of:=IF(OR([.D60]=&quot;&quot;;[.G60]=&quot;&quot;);&quot;&quot;;ROUND(ABS([.D60]-[.G60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table:number-columns-repeated="4"/>
          <table:table-cell office:value-type="time" office:time-value="PT10H01M14S" calcext:value-type="time">
            <text:p>10:01:14</text:p>
          </table:table-cell>
          <table:table-cell/>
          <table:table-cell table:formula="of:=IF(OR([.B61]=&quot;&quot;;[.E61]=&quot;&quot;);&quot;&quot;;ROUND(ABS([.B61]-[.E61])*86400))">
            <text:p/>
          </table:table-cell>
          <table:table-cell table:formula="of:=IF(OR([.C61]=&quot;&quot;;[.F61]=&quot;&quot;);&quot;&quot;;ROUND(ABS([.C61]-[.F61])*86400))">
            <text:p/>
          </table:table-cell>
          <table:table-cell table:formula="of:=IF(OR([.D61]=&quot;&quot;;[.G61]=&quot;&quot;);&quot;&quot;;ROUND(ABS([.D61]-[.G61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time" office:time-value="PT09H23M46S" calcext:value-type="time">
            <text:p>09:23:46</text:p>
          </table:table-cell>
          <table:table-cell office:value-type="time" office:time-value="PT10H57M52S" calcext:value-type="time">
            <text:p>10:57:52</text:p>
          </table:table-cell>
          <table:table-cell office:value-type="time" office:time-value="PT12H52M08S" calcext:value-type="time">
            <text:p>12:52:08</text:p>
          </table:table-cell>
          <table:table-cell office:value-type="time" office:time-value="PT09H23M46S" calcext:value-type="time">
            <text:p>09:23:46</text:p>
          </table:table-cell>
          <table:table-cell office:value-type="time" office:time-value="PT10H57M51S" calcext:value-type="time">
            <text:p>10:57:51</text:p>
          </table:table-cell>
          <table:table-cell office:value-type="time" office:time-value="PT12H52M08S" calcext:value-type="time">
            <text:p>12:52:08</text:p>
          </table:table-cell>
          <table:table-cell table:formula="of:=IF(OR([.B62]=&quot;&quot;;[.E62]=&quot;&quot;);&quot;&quot;;ROUND(ABS([.B62]-[.E62])*86400))" office:value-type="float" office:value="0" calcext:value-type="float">
            <text:p>0</text:p>
          </table:table-cell>
          <table:table-cell table:formula="of:=IF(OR([.C62]=&quot;&quot;;[.F62]=&quot;&quot;);&quot;&quot;;ROUND(ABS([.C62]-[.F62])*86400))" office:value-type="float" office:value="1" calcext:value-type="float">
            <text:p>1</text:p>
          </table:table-cell>
          <table:table-cell table:formula="of:=IF(OR([.D62]=&quot;&quot;;[.G62]=&quot;&quot;);&quot;&quot;;ROUND(ABS([.D62]-[.G62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time" office:time-value="PT08H31M57S" calcext:value-type="time">
            <text:p>08:31:57</text:p>
          </table:table-cell>
          <table:table-cell office:value-type="time" office:time-value="PT11H50M14S" calcext:value-type="time">
            <text:p>11:50:14</text:p>
          </table:table-cell>
          <table:table-cell office:value-type="time" office:time-value="PT15H33M04S" calcext:value-type="time">
            <text:p>15:33:04</text:p>
          </table:table-cell>
          <table:table-cell office:value-type="time" office:time-value="PT08H32M21S" calcext:value-type="time">
            <text:p>08:32:21</text:p>
          </table:table-cell>
          <table:table-cell office:value-type="time" office:time-value="PT11H50M15S" calcext:value-type="time">
            <text:p>11:50:15</text:p>
          </table:table-cell>
          <table:table-cell office:value-type="time" office:time-value="PT15H32M40S" calcext:value-type="time">
            <text:p>15:32:40</text:p>
          </table:table-cell>
          <table:table-cell table:formula="of:=IF(OR([.B63]=&quot;&quot;;[.E63]=&quot;&quot;);&quot;&quot;;ROUND(ABS([.B63]-[.E63])*86400))" office:value-type="float" office:value="24" calcext:value-type="float">
            <text:p>24</text:p>
          </table:table-cell>
          <table:table-cell table:formula="of:=IF(OR([.C63]=&quot;&quot;;[.F63]=&quot;&quot;);&quot;&quot;;ROUND(ABS([.C63]-[.F63])*86400))" office:value-type="float" office:value="1" calcext:value-type="float">
            <text:p>1</text:p>
          </table:table-cell>
          <table:table-cell table:formula="of:=IF(OR([.D63]=&quot;&quot;;[.G63]=&quot;&quot;);&quot;&quot;;ROUND(ABS([.D63]-[.G63])*86400))" office:value-type="float" office:value="24" calcext:value-type="float">
            <text:p>24</text:p>
          </table:table-cell>
          <table:table-cell table:number-columns-repeated="9"/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time" office:time-value="PT08H03M33S" calcext:value-type="time">
            <text:p>08:03:33</text:p>
          </table:table-cell>
          <table:table-cell office:value-type="time" office:time-value="PT12H38M55S" calcext:value-type="time">
            <text:p>12:38:55</text:p>
          </table:table-cell>
          <table:table-cell office:value-type="time" office:time-value="PT17H42M54S" calcext:value-type="time">
            <text:p>17:42:54</text:p>
          </table:table-cell>
          <table:table-cell office:value-type="time" office:time-value="PT08H03M52S" calcext:value-type="time">
            <text:p>08:03:52</text:p>
          </table:table-cell>
          <table:table-cell office:value-type="time" office:time-value="PT12H38M58S" calcext:value-type="time">
            <text:p>12:38:58</text:p>
          </table:table-cell>
          <table:table-cell office:value-type="time" office:time-value="PT17H42M39S" calcext:value-type="time">
            <text:p>17:42:39</text:p>
          </table:table-cell>
          <table:table-cell table:formula="of:=IF(OR([.B64]=&quot;&quot;;[.E64]=&quot;&quot;);&quot;&quot;;ROUND(ABS([.B64]-[.E64])*86400))" office:value-type="float" office:value="19" calcext:value-type="float">
            <text:p>19</text:p>
          </table:table-cell>
          <table:table-cell table:formula="of:=IF(OR([.C64]=&quot;&quot;;[.F64]=&quot;&quot;);&quot;&quot;;ROUND(ABS([.C64]-[.F64])*86400))" office:value-type="float" office:value="3" calcext:value-type="float">
            <text:p>3</text:p>
          </table:table-cell>
          <table:table-cell table:formula="of:=IF(OR([.D64]=&quot;&quot;;[.G64]=&quot;&quot;);&quot;&quot;;ROUND(ABS([.D64]-[.G64])*86400))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time" office:time-value="PT07H41M17S" calcext:value-type="time">
            <text:p>07:41:17</text:p>
          </table:table-cell>
          <table:table-cell office:value-type="time" office:time-value="PT13H24M54S" calcext:value-type="time">
            <text:p>13:24:54</text:p>
          </table:table-cell>
          <table:table-cell office:value-type="time" office:time-value="PT19H41M42S" calcext:value-type="time">
            <text:p>19:41:42</text:p>
          </table:table-cell>
          <table:table-cell office:value-type="time" office:time-value="PT07H41M33S" calcext:value-type="time">
            <text:p>07:41:33</text:p>
          </table:table-cell>
          <table:table-cell office:value-type="time" office:time-value="PT13H24M58S" calcext:value-type="time">
            <text:p>13:24:58</text:p>
          </table:table-cell>
          <table:table-cell office:value-type="time" office:time-value="PT19H41M31S" calcext:value-type="time">
            <text:p>19:41:31</text:p>
          </table:table-cell>
          <table:table-cell table:formula="of:=IF(OR([.B65]=&quot;&quot;;[.E65]=&quot;&quot;);&quot;&quot;;ROUND(ABS([.B65]-[.E65])*86400))" office:value-type="float" office:value="16" calcext:value-type="float">
            <text:p>16</text:p>
          </table:table-cell>
          <table:table-cell table:formula="of:=IF(OR([.C65]=&quot;&quot;;[.F65]=&quot;&quot;);&quot;&quot;;ROUND(ABS([.C65]-[.F65])*86400))" office:value-type="float" office:value="4" calcext:value-type="float">
            <text:p>4</text:p>
          </table:table-cell>
          <table:table-cell table:formula="of:=IF(OR([.D65]=&quot;&quot;;[.G65]=&quot;&quot;);&quot;&quot;;ROUND(ABS([.D65]-[.G65])*86400))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time" office:time-value="PT07H20M41S" calcext:value-type="time">
            <text:p>07:20:41</text:p>
          </table:table-cell>
          <table:table-cell office:value-type="time" office:time-value="PT14H09M19S" calcext:value-type="time">
            <text:p>14:09:19</text:p>
          </table:table-cell>
          <table:table-cell office:value-type="time" office:time-value="PT21H37M10S" calcext:value-type="time">
            <text:p>21:37:10</text:p>
          </table:table-cell>
          <table:table-cell office:value-type="time" office:time-value="PT07H20M55S" calcext:value-type="time">
            <text:p>07:20:55</text:p>
          </table:table-cell>
          <table:table-cell office:value-type="time" office:time-value="PT14H09M23S" calcext:value-type="time">
            <text:p>14:09:23</text:p>
          </table:table-cell>
          <table:table-cell office:value-type="time" office:time-value="PT21H37M01S" calcext:value-type="time">
            <text:p>21:37:01</text:p>
          </table:table-cell>
          <table:table-cell table:formula="of:=IF(OR([.B66]=&quot;&quot;;[.E66]=&quot;&quot;);&quot;&quot;;ROUND(ABS([.B66]-[.E66])*86400))" office:value-type="float" office:value="14" calcext:value-type="float">
            <text:p>14</text:p>
          </table:table-cell>
          <table:table-cell table:formula="of:=IF(OR([.C66]=&quot;&quot;;[.F66]=&quot;&quot;);&quot;&quot;;ROUND(ABS([.C66]-[.F66])*86400))" office:value-type="float" office:value="4" calcext:value-type="float">
            <text:p>4</text:p>
          </table:table-cell>
          <table:table-cell table:formula="of:=IF(OR([.D66]=&quot;&quot;;[.G66]=&quot;&quot;);&quot;&quot;;ROUND(ABS([.D66]-[.G66])*86400)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time" office:time-value="PT06H59M02S" calcext:value-type="time">
            <text:p>06:59:02</text:p>
          </table:table-cell>
          <table:table-cell office:value-type="time" office:time-value="PT14H53M14S" calcext:value-type="time">
            <text:p>14:53:14</text:p>
          </table:table-cell>
          <table:table-cell office:value-type="time" office:time-value="PT23H36M10S" calcext:value-type="time">
            <text:p>23:36:10</text:p>
          </table:table-cell>
          <table:table-cell office:value-type="time" office:time-value="PT06H59M16S" calcext:value-type="time">
            <text:p>06:59:16</text:p>
          </table:table-cell>
          <table:table-cell office:value-type="time" office:time-value="PT14H53M17S" calcext:value-type="time">
            <text:p>14:53:17</text:p>
          </table:table-cell>
          <table:table-cell office:value-type="time" office:time-value="PT23H36M02S" calcext:value-type="time">
            <text:p>23:36:02</text:p>
          </table:table-cell>
          <table:table-cell table:formula="of:=IF(OR([.B67]=&quot;&quot;;[.E67]=&quot;&quot;);&quot;&quot;;ROUND(ABS([.B67]-[.E67])*86400))" office:value-type="float" office:value="14" calcext:value-type="float">
            <text:p>14</text:p>
          </table:table-cell>
          <table:table-cell table:formula="of:=IF(OR([.C67]=&quot;&quot;;[.F67]=&quot;&quot;);&quot;&quot;;ROUND(ABS([.C67]-[.F67])*86400))" office:value-type="float" office:value="3" calcext:value-type="float">
            <text:p>3</text:p>
          </table:table-cell>
          <table:table-cell table:formula="of:=IF(OR([.D67]=&quot;&quot;;[.G67]=&quot;&quot;);&quot;&quot;;ROUND(ABS([.D67]-[.G67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time" office:time-value="PT06H32M42S" calcext:value-type="time">
            <text:p>06:32:42</text:p>
          </table:table-cell>
          <table:table-cell office:value-type="time" office:time-value="PT15H37M36S" calcext:value-type="time">
            <text:p>15:37:36</text:p>
          </table:table-cell>
          <table:table-cell/>
          <table:table-cell office:value-type="time" office:time-value="PT06H32M55S" calcext:value-type="time">
            <text:p>06:32:55</text:p>
          </table:table-cell>
          <table:table-cell office:value-type="time" office:time-value="PT15H37M39S" calcext:value-type="time">
            <text:p>15:37:39</text:p>
          </table:table-cell>
          <table:table-cell/>
          <table:table-cell table:formula="of:=IF(OR([.B68]=&quot;&quot;;[.E68]=&quot;&quot;);&quot;&quot;;ROUND(ABS([.B68]-[.E68])*86400))" office:value-type="float" office:value="13" calcext:value-type="float">
            <text:p>13</text:p>
          </table:table-cell>
          <table:table-cell table:formula="of:=IF(OR([.C68]=&quot;&quot;;[.F68]=&quot;&quot;);&quot;&quot;;ROUND(ABS([.C68]-[.F68])*86400))" office:value-type="float" office:value="3" calcext:value-type="float">
            <text:p>3</text:p>
          </table:table-cell>
          <table:table-cell table:formula="of:=IF(OR([.D68]=&quot;&quot;;[.G68]=&quot;&quot;);&quot;&quot;;ROUND(ABS([.D68]-[.G68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time" office:time-value="PT05H50M49S" calcext:value-type="time">
            <text:p>05:50:49</text:p>
          </table:table-cell>
          <table:table-cell office:value-type="time" office:time-value="PT16H23M10S" calcext:value-type="time">
            <text:p>16:23:10</text:p>
          </table:table-cell>
          <table:table-cell office:value-type="time" office:time-value="PT01H52M03S" calcext:value-type="time">
            <text:p>01:52:03</text:p>
          </table:table-cell>
          <table:table-cell office:value-type="time" office:time-value="PT05H50M59S" calcext:value-type="time">
            <text:p>05:50:59</text:p>
          </table:table-cell>
          <table:table-cell office:value-type="time" office:time-value="PT16H23M12S" calcext:value-type="time">
            <text:p>16:23:12</text:p>
          </table:table-cell>
          <table:table-cell office:value-type="time" office:time-value="PT01H52M00S" calcext:value-type="time">
            <text:p>01:52:00</text:p>
          </table:table-cell>
          <table:table-cell table:formula="of:=IF(OR([.B69]=&quot;&quot;;[.E69]=&quot;&quot;);&quot;&quot;;ROUND(ABS([.B69]-[.E69])*86400))" office:value-type="float" office:value="10" calcext:value-type="float">
            <text:p>10</text:p>
          </table:table-cell>
          <table:table-cell table:formula="of:=IF(OR([.C69]=&quot;&quot;;[.F69]=&quot;&quot;);&quot;&quot;;ROUND(ABS([.C69]-[.F69])*86400))" office:value-type="float" office:value="2" calcext:value-type="float">
            <text:p>2</text:p>
          </table:table-cell>
          <table:table-cell table:formula="of:=IF(OR([.D69]=&quot;&quot;;[.G69]=&quot;&quot;);&quot;&quot;;ROUND(ABS([.D69]-[.G69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time" office:time-value="PT17H10M24S" calcext:value-type="time">
            <text:p>17:10:24</text:p>
          </table:table-cell>
          <table:table-cell table:number-columns-repeated="2"/>
          <table:table-cell table:number-columns-repeated="2" office:value-type="time" office:time-value="PT17H10M24S" calcext:value-type="time">
            <text:p>17:10:24</text:p>
          </table:table-cell>
          <table:table-cell/>
          <table:table-cell table:formula="of:=IF(OR([.B70]=&quot;&quot;;[.E70]=&quot;&quot;);&quot;&quot;;ROUND(ABS([.B70]-[.E70])*86400))" office:value-type="float" office:value="0" calcext:value-type="float">
            <text:p>0</text:p>
          </table:table-cell>
          <table:table-cell table:formula="of:=IF(OR([.C70]=&quot;&quot;;[.F70]=&quot;&quot;);&quot;&quot;;ROUND(ABS([.C70]-[.F70])*86400))">
            <text:p/>
          </table:table-cell>
          <table:table-cell table:formula="of:=IF(OR([.D70]=&quot;&quot;;[.G70]=&quot;&quot;);&quot;&quot;;ROUND(ABS([.D70]-[.G70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time" office:time-value="PT17H59M22S" calcext:value-type="time">
            <text:p>17:59:22</text:p>
          </table:table-cell>
          <table:table-cell table:number-columns-repeated="2"/>
          <table:table-cell office:value-type="time" office:time-value="PT17H59M22S" calcext:value-type="time">
            <text:p>17:59:22</text:p>
          </table:table-cell>
          <table:table-cell office:value-type="time" office:time-value="PT17H59M21S" calcext:value-type="time">
            <text:p>17:59:21</text:p>
          </table:table-cell>
          <table:table-cell/>
          <table:table-cell table:formula="of:=IF(OR([.B71]=&quot;&quot;;[.E71]=&quot;&quot;);&quot;&quot;;ROUND(ABS([.B71]-[.E71])*86400))" office:value-type="float" office:value="0" calcext:value-type="float">
            <text:p>0</text:p>
          </table:table-cell>
          <table:table-cell table:formula="of:=IF(OR([.C71]=&quot;&quot;;[.F71]=&quot;&quot;);&quot;&quot;;ROUND(ABS([.C71]-[.F71])*86400))">
            <text:p/>
          </table:table-cell>
          <table:table-cell table:formula="of:=IF(OR([.D71]=&quot;&quot;;[.G71]=&quot;&quot;);&quot;&quot;;ROUND(ABS([.D71]-[.G71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time" office:time-value="PT18H49M44S" calcext:value-type="time">
            <text:p>18:49:44</text:p>
          </table:table-cell>
          <table:table-cell table:number-columns-repeated="2"/>
          <table:table-cell office:value-type="time" office:time-value="PT18H49M44S" calcext:value-type="time">
            <text:p>18:49:44</text:p>
          </table:table-cell>
          <table:table-cell office:value-type="time" office:time-value="PT18H49M42S" calcext:value-type="time">
            <text:p>18:49:42</text:p>
          </table:table-cell>
          <table:table-cell/>
          <table:table-cell table:formula="of:=IF(OR([.B72]=&quot;&quot;;[.E72]=&quot;&quot;);&quot;&quot;;ROUND(ABS([.B72]-[.E72])*86400))" office:value-type="float" office:value="0" calcext:value-type="float">
            <text:p>0</text:p>
          </table:table-cell>
          <table:table-cell table:formula="of:=IF(OR([.C72]=&quot;&quot;;[.F72]=&quot;&quot;);&quot;&quot;;ROUND(ABS([.C72]-[.F72])*86400))">
            <text:p/>
          </table:table-cell>
          <table:table-cell table:formula="of:=IF(OR([.D72]=&quot;&quot;;[.G72]=&quot;&quot;);&quot;&quot;;ROUND(ABS([.D72]-[.G72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time" office:time-value="PT19H40M47S" calcext:value-type="time">
            <text:p>19:40:47</text:p>
          </table:table-cell>
          <table:table-cell table:number-columns-repeated="2"/>
          <table:table-cell office:value-type="time" office:time-value="PT19H40M47S" calcext:value-type="time">
            <text:p>19:40:47</text:p>
          </table:table-cell>
          <table:table-cell office:value-type="time" office:time-value="PT19H40M44S" calcext:value-type="time">
            <text:p>19:40:44</text:p>
          </table:table-cell>
          <table:table-cell/>
          <table:table-cell table:formula="of:=IF(OR([.B73]=&quot;&quot;;[.E73]=&quot;&quot;);&quot;&quot;;ROUND(ABS([.B73]-[.E73])*86400))" office:value-type="float" office:value="0" calcext:value-type="float">
            <text:p>0</text:p>
          </table:table-cell>
          <table:table-cell table:formula="of:=IF(OR([.C73]=&quot;&quot;;[.F73]=&quot;&quot;);&quot;&quot;;ROUND(ABS([.C73]-[.F73])*86400))">
            <text:p/>
          </table:table-cell>
          <table:table-cell table:formula="of:=IF(OR([.D73]=&quot;&quot;;[.G73]=&quot;&quot;);&quot;&quot;;ROUND(ABS([.D73]-[.G73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3-13" calcext:value-type="date">
            <text:p>2022-03-13</text:p>
          </table:table-cell>
          <table:table-cell office:value-type="time" office:time-value="PT20H31M37S" calcext:value-type="time">
            <text:p>20:31:37</text:p>
          </table:table-cell>
          <table:table-cell table:number-columns-repeated="2"/>
          <table:table-cell office:value-type="time" office:time-value="PT20H31M37S" calcext:value-type="time">
            <text:p>20:31:37</text:p>
          </table:table-cell>
          <table:table-cell office:value-type="time" office:time-value="PT20H31M35S" calcext:value-type="time">
            <text:p>20:31:35</text:p>
          </table:table-cell>
          <table:table-cell/>
          <table:table-cell table:formula="of:=IF(OR([.B74]=&quot;&quot;;[.E74]=&quot;&quot;);&quot;&quot;;ROUND(ABS([.B74]-[.E74])*86400))" office:value-type="float" office:value="0" calcext:value-type="float">
            <text:p>0</text:p>
          </table:table-cell>
          <table:table-cell table:formula="of:=IF(OR([.C74]=&quot;&quot;;[.F74]=&quot;&quot;);&quot;&quot;;ROUND(ABS([.C74]-[.F74])*86400))">
            <text:p/>
          </table:table-cell>
          <table:table-cell table:formula="of:=IF(OR([.D74]=&quot;&quot;;[.G74]=&quot;&quot;);&quot;&quot;;ROUND(ABS([.D74]-[.G74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time" office:time-value="PT21H21M28S" calcext:value-type="time">
            <text:p>21:21:28</text:p>
          </table:table-cell>
          <table:table-cell table:number-columns-repeated="2"/>
          <table:table-cell office:value-type="time" office:time-value="PT21H21M28S" calcext:value-type="time">
            <text:p>21:21:28</text:p>
          </table:table-cell>
          <table:table-cell office:value-type="time" office:time-value="PT21H21M27S" calcext:value-type="time">
            <text:p>21:21:27</text:p>
          </table:table-cell>
          <table:table-cell/>
          <table:table-cell table:formula="of:=IF(OR([.B75]=&quot;&quot;;[.E75]=&quot;&quot;);&quot;&quot;;ROUND(ABS([.B75]-[.E75])*86400))" office:value-type="float" office:value="0" calcext:value-type="float">
            <text:p>0</text:p>
          </table:table-cell>
          <table:table-cell table:formula="of:=IF(OR([.C75]=&quot;&quot;;[.F75]=&quot;&quot;);&quot;&quot;;ROUND(ABS([.C75]-[.F75])*86400))">
            <text:p/>
          </table:table-cell>
          <table:table-cell table:formula="of:=IF(OR([.D75]=&quot;&quot;;[.G75]=&quot;&quot;);&quot;&quot;;ROUND(ABS([.D75]-[.G75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time" office:time-value="PT10H54M23S" calcext:value-type="time">
            <text:p>10:54:23</text:p>
          </table:table-cell>
          <table:table-cell office:value-type="time" office:time-value="PT22H09M55S" calcext:value-type="time">
            <text:p>22:09:55</text:p>
          </table:table-cell>
          <table:table-cell office:value-type="time" office:time-value="PT08H53M54S" calcext:value-type="time">
            <text:p>08:53:54</text:p>
          </table:table-cell>
          <table:table-cell office:value-type="time" office:time-value="PT10H54M23S" calcext:value-type="time">
            <text:p>10:54:23</text:p>
          </table:table-cell>
          <table:table-cell office:value-type="time" office:time-value="PT22H09M55S" calcext:value-type="time">
            <text:p>22:09:55</text:p>
          </table:table-cell>
          <table:table-cell office:value-type="time" office:time-value="PT08H53M54S" calcext:value-type="time">
            <text:p>08:53:54</text:p>
          </table:table-cell>
          <table:table-cell table:formula="of:=IF(OR([.B76]=&quot;&quot;;[.E76]=&quot;&quot;);&quot;&quot;;ROUND(ABS([.B76]-[.E76])*86400))" office:value-type="float" office:value="0" calcext:value-type="float">
            <text:p>0</text:p>
          </table:table-cell>
          <table:table-cell table:formula="of:=IF(OR([.C76]=&quot;&quot;;[.F76]=&quot;&quot;);&quot;&quot;;ROUND(ABS([.C76]-[.F76])*86400))" office:value-type="float" office:value="0" calcext:value-type="float">
            <text:p>0</text:p>
          </table:table-cell>
          <table:table-cell table:formula="of:=IF(OR([.D76]=&quot;&quot;;[.G76]=&quot;&quot;);&quot;&quot;;ROUND(ABS([.D76]-[.G76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time" office:time-value="PT13H42M14S" calcext:value-type="time">
            <text:p>13:42:14</text:p>
          </table:table-cell>
          <table:table-cell office:value-type="time" office:time-value="PT22H57M00S" calcext:value-type="time">
            <text:p>22:57:00</text:p>
          </table:table-cell>
          <table:table-cell office:value-type="time" office:time-value="PT07H46M06S" calcext:value-type="time">
            <text:p>07:46:06</text:p>
          </table:table-cell>
          <table:table-cell office:value-type="time" office:time-value="PT13H41M54S" calcext:value-type="time">
            <text:p>13:41:54</text:p>
          </table:table-cell>
          <table:table-cell office:value-type="time" office:time-value="PT22H57M00S" calcext:value-type="time">
            <text:p>22:57:00</text:p>
          </table:table-cell>
          <table:table-cell office:value-type="time" office:time-value="PT07H46M23S" calcext:value-type="time">
            <text:p>07:46:23</text:p>
          </table:table-cell>
          <table:table-cell table:formula="of:=IF(OR([.B77]=&quot;&quot;;[.E77]=&quot;&quot;);&quot;&quot;;ROUND(ABS([.B77]-[.E77])*86400))" office:value-type="float" office:value="20" calcext:value-type="float">
            <text:p>20</text:p>
          </table:table-cell>
          <table:table-cell table:formula="of:=IF(OR([.C77]=&quot;&quot;;[.F77]=&quot;&quot;);&quot;&quot;;ROUND(ABS([.C77]-[.F77])*86400))" office:value-type="float" office:value="0" calcext:value-type="float">
            <text:p>0</text:p>
          </table:table-cell>
          <table:table-cell table:formula="of:=IF(OR([.D77]=&quot;&quot;;[.G77]=&quot;&quot;);&quot;&quot;;ROUND(ABS([.D77]-[.G77])*86400))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time" office:time-value="PT15H51M17S" calcext:value-type="time">
            <text:p>15:51:17</text:p>
          </table:table-cell>
          <table:table-cell office:value-type="time" office:time-value="PT23H43M11S" calcext:value-type="time">
            <text:p>23:43:11</text:p>
          </table:table-cell>
          <table:table-cell office:value-type="time" office:time-value="PT07H14M55S" calcext:value-type="time">
            <text:p>07:14:55</text:p>
          </table:table-cell>
          <table:table-cell office:value-type="time" office:time-value="PT15H51M02S" calcext:value-type="time">
            <text:p>15:51:02</text:p>
          </table:table-cell>
          <table:table-cell office:value-type="time" office:time-value="PT23H43M11S" calcext:value-type="time">
            <text:p>23:43:11</text:p>
          </table:table-cell>
          <table:table-cell office:value-type="time" office:time-value="PT07H15M11S" calcext:value-type="time">
            <text:p>07:15:11</text:p>
          </table:table-cell>
          <table:table-cell table:formula="of:=IF(OR([.B78]=&quot;&quot;;[.E78]=&quot;&quot;);&quot;&quot;;ROUND(ABS([.B78]-[.E78])*86400))" office:value-type="float" office:value="15" calcext:value-type="float">
            <text:p>15</text:p>
          </table:table-cell>
          <table:table-cell table:formula="of:=IF(OR([.C78]=&quot;&quot;;[.F78]=&quot;&quot;);&quot;&quot;;ROUND(ABS([.C78]-[.F78])*86400))" office:value-type="float" office:value="0" calcext:value-type="float">
            <text:p>0</text:p>
          </table:table-cell>
          <table:table-cell table:formula="of:=IF(OR([.D78]=&quot;&quot;;[.G78]=&quot;&quot;);&quot;&quot;;ROUND(ABS([.D78]-[.G78])*86400)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time" office:time-value="PT17H52M28S" calcext:value-type="time">
            <text:p>17:52:28</text:p>
          </table:table-cell>
          <table:table-cell office:value-type="time" office:time-value="PT06H51M19S" calcext:value-type="time">
            <text:p>06:51:19</text:p>
          </table:table-cell>
          <table:table-cell/>
          <table:table-cell office:value-type="time" office:time-value="PT17H52M14S" calcext:value-type="time">
            <text:p>17:52:14</text:p>
          </table:table-cell>
          <table:table-cell office:value-type="time" office:time-value="PT06H51M19S" calcext:value-type="time">
            <text:p>06:51:19</text:p>
          </table:table-cell>
          <table:table-cell office:value-type="time" office:time-value="PT06H51M34S" calcext:value-type="time">
            <text:p>06:51:34</text:p>
          </table:table-cell>
          <table:table-cell table:formula="of:=IF(OR([.B79]=&quot;&quot;;[.E79]=&quot;&quot;);&quot;&quot;;ROUND(ABS([.B79]-[.E79])*86400))" office:value-type="float" office:value="14" calcext:value-type="float">
            <text:p>14</text:p>
          </table:table-cell>
          <table:table-cell table:formula="of:=IF(OR([.C79]=&quot;&quot;;[.F79]=&quot;&quot;);&quot;&quot;;ROUND(ABS([.C79]-[.F79])*86400))" office:value-type="float" office:value="0" calcext:value-type="float">
            <text:p>0</text:p>
          </table:table-cell>
          <table:table-cell table:formula="of:=IF(OR([.D79]=&quot;&quot;;[.G79]=&quot;&quot;);&quot;&quot;;ROUND(ABS([.D79]-[.G79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3-19" calcext:value-type="date">
            <text:p>2022-03-19</text:p>
          </table:table-cell>
          <table:table-cell office:value-type="time" office:time-value="PT19H54M03S" calcext:value-type="time">
            <text:p>19:54:03</text:p>
          </table:table-cell>
          <table:table-cell office:value-type="time" office:time-value="PT00H29M12S" calcext:value-type="time">
            <text:p>00:29:12</text:p>
          </table:table-cell>
          <table:table-cell office:value-type="time" office:time-value="PT06H29M52S" calcext:value-type="time">
            <text:p>06:29:52</text:p>
          </table:table-cell>
          <table:table-cell office:value-type="time" office:time-value="PT19H53M50S" calcext:value-type="time">
            <text:p>19:53:50</text:p>
          </table:table-cell>
          <table:table-cell office:value-type="time" office:time-value="PT00H29M12S" calcext:value-type="time">
            <text:p>00:29:12</text:p>
          </table:table-cell>
          <table:table-cell office:value-type="time" office:time-value="PT06H30M07S" calcext:value-type="time">
            <text:p>06:30:07</text:p>
          </table:table-cell>
          <table:table-cell table:formula="of:=IF(OR([.B80]=&quot;&quot;;[.E80]=&quot;&quot;);&quot;&quot;;ROUND(ABS([.B80]-[.E80])*86400))" office:value-type="float" office:value="13" calcext:value-type="float">
            <text:p>13</text:p>
          </table:table-cell>
          <table:table-cell table:formula="of:=IF(OR([.C80]=&quot;&quot;;[.F80]=&quot;&quot;);&quot;&quot;;ROUND(ABS([.C80]-[.F80])*86400))" office:value-type="float" office:value="0" calcext:value-type="float">
            <text:p>0</text:p>
          </table:table-cell>
          <table:table-cell table:formula="of:=IF(OR([.D80]=&quot;&quot;;[.G80]=&quot;&quot;);&quot;&quot;;ROUND(ABS([.D80]-[.G80])*86400))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date" office:date-value="2022-03-20" calcext:value-type="date">
            <text:p>2022-03-20</text:p>
          </table:table-cell>
          <table:table-cell office:value-type="time" office:time-value="PT22H03M28S" calcext:value-type="time">
            <text:p>22:03:28</text:p>
          </table:table-cell>
          <table:table-cell office:value-type="time" office:time-value="PT01H16M04S" calcext:value-type="time">
            <text:p>01:16:04</text:p>
          </table:table-cell>
          <table:table-cell office:value-type="time" office:time-value="PT06H07M30S" calcext:value-type="time">
            <text:p>06:07:30</text:p>
          </table:table-cell>
          <table:table-cell office:value-type="time" office:time-value="PT22H03M17S" calcext:value-type="time">
            <text:p>22:03:17</text:p>
          </table:table-cell>
          <table:table-cell office:value-type="time" office:time-value="PT01H16M04S" calcext:value-type="time">
            <text:p>01:16:04</text:p>
          </table:table-cell>
          <table:table-cell office:value-type="time" office:time-value="PT06H07M46S" calcext:value-type="time">
            <text:p>06:07:46</text:p>
          </table:table-cell>
          <table:table-cell table:formula="of:=IF(OR([.B81]=&quot;&quot;;[.E81]=&quot;&quot;);&quot;&quot;;ROUND(ABS([.B81]-[.E81])*86400))" office:value-type="float" office:value="11" calcext:value-type="float">
            <text:p>11</text:p>
          </table:table-cell>
          <table:table-cell table:formula="of:=IF(OR([.C81]=&quot;&quot;;[.F81]=&quot;&quot;);&quot;&quot;;ROUND(ABS([.C81]-[.F81])*86400))" office:value-type="float" office:value="0" calcext:value-type="float">
            <text:p>0</text:p>
          </table:table-cell>
          <table:table-cell table:formula="of:=IF(OR([.D81]=&quot;&quot;;[.G81]=&quot;&quot;);&quot;&quot;;ROUND(ABS([.D81]-[.G81])*86400)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time" office:time-value="PT02H04M50S" calcext:value-type="time">
            <text:p>02:04:50</text:p>
          </table:table-cell>
          <table:table-cell office:value-type="time" office:time-value="PT05H40M14S" calcext:value-type="time">
            <text:p>05:40:14</text:p>
          </table:table-cell>
          <table:table-cell/>
          <table:table-cell table:number-columns-repeated="2" office:value-type="time" office:time-value="PT02H04M50S" calcext:value-type="time">
            <text:p>02:04:50</text:p>
          </table:table-cell>
          <table:table-cell office:value-type="time" office:time-value="PT05H40M31S" calcext:value-type="time">
            <text:p>05:40:31</text:p>
          </table:table-cell>
          <table:table-cell table:formula="of:=IF(OR([.B82]=&quot;&quot;;[.E82]=&quot;&quot;);&quot;&quot;;ROUND(ABS([.B82]-[.E82])*86400))" office:value-type="float" office:value="0" calcext:value-type="float">
            <text:p>0</text:p>
          </table:table-cell>
          <table:table-cell table:formula="of:=IF(OR([.C82]=&quot;&quot;;[.F82]=&quot;&quot;);&quot;&quot;;ROUND(ABS([.C82]-[.F82])*86400))" office:value-type="float" office:value="12924" calcext:value-type="float">
            <text:p>12924</text:p>
          </table:table-cell>
          <table:table-cell table:formula="of:=IF(OR([.D82]=&quot;&quot;;[.G82]=&quot;&quot;);&quot;&quot;;ROUND(ABS([.D82]-[.G82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time" office:time-value="PT00H35M55S" calcext:value-type="time">
            <text:p>00:35:55</text:p>
          </table:table-cell>
          <table:table-cell office:value-type="time" office:time-value="PT02H56M32S" calcext:value-type="time">
            <text:p>02:56:32</text:p>
          </table:table-cell>
          <table:table-cell office:value-type="time" office:time-value="PT04H55M49S" calcext:value-type="time">
            <text:p>04:55:49</text:p>
          </table:table-cell>
          <table:table-cell office:value-type="time" office:time-value="PT00H35M49S" calcext:value-type="time">
            <text:p>00:35:49</text:p>
          </table:table-cell>
          <table:table-cell office:value-type="time" office:time-value="PT02H56M32S" calcext:value-type="time">
            <text:p>02:56:32</text:p>
          </table:table-cell>
          <table:table-cell office:value-type="time" office:time-value="PT04H56M10S" calcext:value-type="time">
            <text:p>04:56:10</text:p>
          </table:table-cell>
          <table:table-cell table:formula="of:=IF(OR([.B83]=&quot;&quot;;[.E83]=&quot;&quot;);&quot;&quot;;ROUND(ABS([.B83]-[.E83])*86400))" office:value-type="float" office:value="6" calcext:value-type="float">
            <text:p>6</text:p>
          </table:table-cell>
          <table:table-cell table:formula="of:=IF(OR([.C83]=&quot;&quot;;[.F83]=&quot;&quot;);&quot;&quot;;ROUND(ABS([.C83]-[.F83])*86400))" office:value-type="float" office:value="0" calcext:value-type="float">
            <text:p>0</text:p>
          </table:table-cell>
          <table:table-cell table:formula="of:=IF(OR([.D83]=&quot;&quot;;[.G83]=&quot;&quot;);&quot;&quot;;ROUND(ABS([.D83]-[.G83])*86400))" office:value-type="float" office:value="21" calcext:value-type="float">
            <text:p>21</text:p>
          </table:table-cell>
          <table:table-cell table:number-columns-repeated="9"/>
        </table:table-row>
        <table:table-row table:style-name="ro1">
          <table:table-cell office:value-type="date" office:date-value="2022-03-23" calcext:value-type="date">
            <text:p>2022-03-23</text:p>
          </table:table-cell>
          <table:table-cell table:number-columns-repeated="4"/>
          <table:table-cell office:value-type="time" office:time-value="PT03H51M50S" calcext:value-type="time">
            <text:p>03:51:50</text:p>
          </table:table-cell>
          <table:table-cell/>
          <table:table-cell table:formula="of:=IF(OR([.B84]=&quot;&quot;;[.E84]=&quot;&quot;);&quot;&quot;;ROUND(ABS([.B84]-[.E84])*86400))">
            <text:p/>
          </table:table-cell>
          <table:table-cell table:formula="of:=IF(OR([.C84]=&quot;&quot;;[.F84]=&quot;&quot;);&quot;&quot;;ROUND(ABS([.C84]-[.F84])*86400))">
            <text:p/>
          </table:table-cell>
          <table:table-cell table:formula="of:=IF(OR([.D84]=&quot;&quot;;[.G84]=&quot;&quot;);&quot;&quot;;ROUND(ABS([.D84]-[.G84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3-24" calcext:value-type="date">
            <text:p>2022-03-24</text:p>
          </table:table-cell>
          <table:table-cell table:number-columns-repeated="4"/>
          <table:table-cell office:value-type="time" office:time-value="PT04H50M40S" calcext:value-type="time">
            <text:p>04:50:40</text:p>
          </table:table-cell>
          <table:table-cell/>
          <table:table-cell table:formula="of:=IF(OR([.B85]=&quot;&quot;;[.E85]=&quot;&quot;);&quot;&quot;;ROUND(ABS([.B85]-[.E85])*86400))">
            <text:p/>
          </table:table-cell>
          <table:table-cell table:formula="of:=IF(OR([.C85]=&quot;&quot;;[.F85]=&quot;&quot;);&quot;&quot;;ROUND(ABS([.C85]-[.F85])*86400))">
            <text:p/>
          </table:table-cell>
          <table:table-cell table:formula="of:=IF(OR([.D85]=&quot;&quot;;[.G85]=&quot;&quot;);&quot;&quot;;ROUND(ABS([.D85]-[.G85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3-25" calcext:value-type="date">
            <text:p>2022-03-25</text:p>
          </table:table-cell>
          <table:table-cell table:number-columns-repeated="4"/>
          <table:table-cell office:value-type="time" office:time-value="PT05H51M58S" calcext:value-type="time">
            <text:p>05:51:58</text:p>
          </table:table-cell>
          <table:table-cell/>
          <table:table-cell table:formula="of:=IF(OR([.B86]=&quot;&quot;;[.E86]=&quot;&quot;);&quot;&quot;;ROUND(ABS([.B86]-[.E86])*86400))">
            <text:p/>
          </table:table-cell>
          <table:table-cell table:formula="of:=IF(OR([.C86]=&quot;&quot;;[.F86]=&quot;&quot;);&quot;&quot;;ROUND(ABS([.C86]-[.F86])*86400))">
            <text:p/>
          </table:table-cell>
          <table:table-cell table:formula="of:=IF(OR([.D86]=&quot;&quot;;[.G86]=&quot;&quot;);&quot;&quot;;ROUND(ABS([.D86]-[.G86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table:number-columns-repeated="4"/>
          <table:table-cell office:value-type="time" office:time-value="PT06H53M41S" calcext:value-type="time">
            <text:p>06:53:41</text:p>
          </table:table-cell>
          <table:table-cell/>
          <table:table-cell table:formula="of:=IF(OR([.B87]=&quot;&quot;;[.E87]=&quot;&quot;);&quot;&quot;;ROUND(ABS([.B87]-[.E87])*86400))">
            <text:p/>
          </table:table-cell>
          <table:table-cell table:formula="of:=IF(OR([.C87]=&quot;&quot;;[.F87]=&quot;&quot;);&quot;&quot;;ROUND(ABS([.C87]-[.F87])*86400))">
            <text:p/>
          </table:table-cell>
          <table:table-cell table:formula="of:=IF(OR([.D87]=&quot;&quot;;[.G87]=&quot;&quot;);&quot;&quot;;ROUND(ABS([.D87]-[.G87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3-27" calcext:value-type="date">
            <text:p>2022-03-27</text:p>
          </table:table-cell>
          <table:table-cell table:number-columns-repeated="4"/>
          <table:table-cell office:value-type="time" office:time-value="PT07H53M32S" calcext:value-type="time">
            <text:p>07:53:32</text:p>
          </table:table-cell>
          <table:table-cell/>
          <table:table-cell table:formula="of:=IF(OR([.B88]=&quot;&quot;;[.E88]=&quot;&quot;);&quot;&quot;;ROUND(ABS([.B88]-[.E88])*86400))">
            <text:p/>
          </table:table-cell>
          <table:table-cell table:formula="of:=IF(OR([.C88]=&quot;&quot;;[.F88]=&quot;&quot;);&quot;&quot;;ROUND(ABS([.C88]-[.F88])*86400))">
            <text:p/>
          </table:table-cell>
          <table:table-cell table:formula="of:=IF(OR([.D88]=&quot;&quot;;[.G88]=&quot;&quot;);&quot;&quot;;ROUND(ABS([.D88]-[.G88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table:number-columns-repeated="4"/>
          <table:table-cell office:value-type="time" office:time-value="PT08H49M56S" calcext:value-type="time">
            <text:p>08:49:56</text:p>
          </table:table-cell>
          <table:table-cell/>
          <table:table-cell table:formula="of:=IF(OR([.B89]=&quot;&quot;;[.E89]=&quot;&quot;);&quot;&quot;;ROUND(ABS([.B89]-[.E89])*86400))">
            <text:p/>
          </table:table-cell>
          <table:table-cell table:formula="of:=IF(OR([.C89]=&quot;&quot;;[.F89]=&quot;&quot;);&quot;&quot;;ROUND(ABS([.C89]-[.F89])*86400))">
            <text:p/>
          </table:table-cell>
          <table:table-cell table:formula="of:=IF(OR([.D89]=&quot;&quot;;[.G89]=&quot;&quot;);&quot;&quot;;ROUND(ABS([.D89]-[.G89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time" office:time-value="PT07H01M08S" calcext:value-type="time">
            <text:p>07:01:08</text:p>
          </table:table-cell>
          <table:table-cell office:value-type="time" office:time-value="PT09H42M20S" calcext:value-type="time">
            <text:p>09:42:20</text:p>
          </table:table-cell>
          <table:table-cell office:value-type="time" office:time-value="PT12H46M03S" calcext:value-type="time">
            <text:p>12:46:03</text:p>
          </table:table-cell>
          <table:table-cell office:value-type="time" office:time-value="PT07H01M28S" calcext:value-type="time">
            <text:p>07:01:28</text:p>
          </table:table-cell>
          <table:table-cell office:value-type="time" office:time-value="PT09H42M22S" calcext:value-type="time">
            <text:p>09:42:22</text:p>
          </table:table-cell>
          <table:table-cell office:value-type="time" office:time-value="PT12H45M38S" calcext:value-type="time">
            <text:p>12:45:38</text:p>
          </table:table-cell>
          <table:table-cell table:formula="of:=IF(OR([.B90]=&quot;&quot;;[.E90]=&quot;&quot;);&quot;&quot;;ROUND(ABS([.B90]-[.E90])*86400))" office:value-type="float" office:value="20" calcext:value-type="float">
            <text:p>20</text:p>
          </table:table-cell>
          <table:table-cell table:formula="of:=IF(OR([.C90]=&quot;&quot;;[.F90]=&quot;&quot;);&quot;&quot;;ROUND(ABS([.C90]-[.F90])*86400))" office:value-type="float" office:value="2" calcext:value-type="float">
            <text:p>2</text:p>
          </table:table-cell>
          <table:table-cell table:formula="of:=IF(OR([.D90]=&quot;&quot;;[.G90]=&quot;&quot;);&quot;&quot;;ROUND(ABS([.D90]-[.G90])*86400))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date" office:date-value="2022-03-30" calcext:value-type="date">
            <text:p>2022-03-30</text:p>
          </table:table-cell>
          <table:table-cell office:value-type="time" office:time-value="PT06H26M57S" calcext:value-type="time">
            <text:p>06:26:57</text:p>
          </table:table-cell>
          <table:table-cell office:value-type="time" office:time-value="PT10H31M09S" calcext:value-type="time">
            <text:p>10:31:09</text:p>
          </table:table-cell>
          <table:table-cell office:value-type="time" office:time-value="PT15H01M56S" calcext:value-type="time">
            <text:p>15:01:56</text:p>
          </table:table-cell>
          <table:table-cell office:value-type="time" office:time-value="PT06H27M13S" calcext:value-type="time">
            <text:p>06:27:13</text:p>
          </table:table-cell>
          <table:table-cell office:value-type="time" office:time-value="PT10H31M12S" calcext:value-type="time">
            <text:p>10:31:12</text:p>
          </table:table-cell>
          <table:table-cell office:value-type="time" office:time-value="PT15H01M41S" calcext:value-type="time">
            <text:p>15:01:41</text:p>
          </table:table-cell>
          <table:table-cell table:formula="of:=IF(OR([.B91]=&quot;&quot;;[.E91]=&quot;&quot;);&quot;&quot;;ROUND(ABS([.B91]-[.E91])*86400))" office:value-type="float" office:value="16" calcext:value-type="float">
            <text:p>16</text:p>
          </table:table-cell>
          <table:table-cell table:formula="of:=IF(OR([.C91]=&quot;&quot;;[.F91]=&quot;&quot;);&quot;&quot;;ROUND(ABS([.C91]-[.F91])*86400))" office:value-type="float" office:value="3" calcext:value-type="float">
            <text:p>3</text:p>
          </table:table-cell>
          <table:table-cell table:formula="of:=IF(OR([.D91]=&quot;&quot;;[.G91]=&quot;&quot;);&quot;&quot;;ROUND(ABS([.D91]-[.G91])*86400))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date" office:date-value="2022-03-31" calcext:value-type="date">
            <text:p>2022-03-31</text:p>
          </table:table-cell>
          <table:table-cell office:value-type="time" office:time-value="PT06H02M36S" calcext:value-type="time">
            <text:p>06:02:36</text:p>
          </table:table-cell>
          <table:table-cell office:value-type="time" office:time-value="PT11H17M16S" calcext:value-type="time">
            <text:p>11:17:16</text:p>
          </table:table-cell>
          <table:table-cell office:value-type="time" office:time-value="PT17H02M55S" calcext:value-type="time">
            <text:p>17:02:55</text:p>
          </table:table-cell>
          <table:table-cell office:value-type="time" office:time-value="PT06H02M48S" calcext:value-type="time">
            <text:p>06:02:48</text:p>
          </table:table-cell>
          <table:table-cell office:value-type="time" office:time-value="PT11H17M20S" calcext:value-type="time">
            <text:p>11:17:20</text:p>
          </table:table-cell>
          <table:table-cell office:value-type="time" office:time-value="PT17H02M43S" calcext:value-type="time">
            <text:p>17:02:43</text:p>
          </table:table-cell>
          <table:table-cell table:formula="of:=IF(OR([.B92]=&quot;&quot;;[.E92]=&quot;&quot;);&quot;&quot;;ROUND(ABS([.B92]-[.E92])*86400))" office:value-type="float" office:value="12" calcext:value-type="float">
            <text:p>12</text:p>
          </table:table-cell>
          <table:table-cell table:formula="of:=IF(OR([.C92]=&quot;&quot;;[.F92]=&quot;&quot;);&quot;&quot;;ROUND(ABS([.C92]-[.F92])*86400))" office:value-type="float" office:value="4" calcext:value-type="float">
            <text:p>4</text:p>
          </table:table-cell>
          <table:table-cell table:formula="of:=IF(OR([.D92]=&quot;&quot;;[.G92]=&quot;&quot;);&quot;&quot;;ROUND(ABS([.D92]-[.G92])*86400)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time" office:time-value="PT05H41M17S" calcext:value-type="time">
            <text:p>05:41:17</text:p>
          </table:table-cell>
          <table:table-cell office:value-type="time" office:time-value="PT12H01M46S" calcext:value-type="time">
            <text:p>12:01:46</text:p>
          </table:table-cell>
          <table:table-cell office:value-type="time" office:time-value="PT18H58M43S" calcext:value-type="time">
            <text:p>18:58:43</text:p>
          </table:table-cell>
          <table:table-cell office:value-type="time" office:time-value="PT05H41M28S" calcext:value-type="time">
            <text:p>05:41:28</text:p>
          </table:table-cell>
          <table:table-cell office:value-type="time" office:time-value="PT12H01M49S" calcext:value-type="time">
            <text:p>12:01:49</text:p>
          </table:table-cell>
          <table:table-cell office:value-type="time" office:time-value="PT18H58M34S" calcext:value-type="time">
            <text:p>18:58:34</text:p>
          </table:table-cell>
          <table:table-cell table:formula="of:=IF(OR([.B93]=&quot;&quot;;[.E93]=&quot;&quot;);&quot;&quot;;ROUND(ABS([.B93]-[.E93])*86400))" office:value-type="float" office:value="11" calcext:value-type="float">
            <text:p>11</text:p>
          </table:table-cell>
          <table:table-cell table:formula="of:=IF(OR([.C93]=&quot;&quot;;[.F93]=&quot;&quot;);&quot;&quot;;ROUND(ABS([.C93]-[.F93])*86400))" office:value-type="float" office:value="3" calcext:value-type="float">
            <text:p>3</text:p>
          </table:table-cell>
          <table:table-cell table:formula="of:=IF(OR([.D93]=&quot;&quot;;[.G93]=&quot;&quot;);&quot;&quot;;ROUND(ABS([.D93]-[.G93])*86400)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date" office:date-value="2022-04-02" calcext:value-type="date">
            <text:p>2022-04-02</text:p>
          </table:table-cell>
          <table:table-cell office:value-type="time" office:time-value="PT05H19M57S" calcext:value-type="time">
            <text:p>05:19:57</text:p>
          </table:table-cell>
          <table:table-cell office:value-type="time" office:time-value="PT12H45M41S" calcext:value-type="time">
            <text:p>12:45:41</text:p>
          </table:table-cell>
          <table:table-cell office:value-type="time" office:time-value="PT20H55M57S" calcext:value-type="time">
            <text:p>20:55:57</text:p>
          </table:table-cell>
          <table:table-cell office:value-type="time" office:time-value="PT05H20M08S" calcext:value-type="time">
            <text:p>05:20:08</text:p>
          </table:table-cell>
          <table:table-cell office:value-type="time" office:time-value="PT12H45M44S" calcext:value-type="time">
            <text:p>12:45:44</text:p>
          </table:table-cell>
          <table:table-cell office:value-type="time" office:time-value="PT20H55M48S" calcext:value-type="time">
            <text:p>20:55:48</text:p>
          </table:table-cell>
          <table:table-cell table:formula="of:=IF(OR([.B94]=&quot;&quot;;[.E94]=&quot;&quot;);&quot;&quot;;ROUND(ABS([.B94]-[.E94])*86400))" office:value-type="float" office:value="11" calcext:value-type="float">
            <text:p>11</text:p>
          </table:table-cell>
          <table:table-cell table:formula="of:=IF(OR([.C94]=&quot;&quot;;[.F94]=&quot;&quot;);&quot;&quot;;ROUND(ABS([.C94]-[.F94])*86400))" office:value-type="float" office:value="3" calcext:value-type="float">
            <text:p>3</text:p>
          </table:table-cell>
          <table:table-cell table:formula="of:=IF(OR([.D94]=&quot;&quot;;[.G94]=&quot;&quot;);&quot;&quot;;ROUND(ABS([.D94]-[.G94])*86400)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date" office:date-value="2022-04-03" calcext:value-type="date">
            <text:p>2022-04-03</text:p>
          </table:table-cell>
          <table:table-cell office:value-type="time" office:time-value="PT04H55M34S" calcext:value-type="time">
            <text:p>04:55:34</text:p>
          </table:table-cell>
          <table:table-cell office:value-type="time" office:time-value="PT13H29M57S" calcext:value-type="time">
            <text:p>13:29:57</text:p>
          </table:table-cell>
          <table:table-cell office:value-type="time" office:time-value="PT23H03M41S" calcext:value-type="time">
            <text:p>23:03:41</text:p>
          </table:table-cell>
          <table:table-cell office:value-type="time" office:time-value="PT04H55M45S" calcext:value-type="time">
            <text:p>04:55:45</text:p>
          </table:table-cell>
          <table:table-cell office:value-type="time" office:time-value="PT13H30M00S" calcext:value-type="time">
            <text:p>13:30:00</text:p>
          </table:table-cell>
          <table:table-cell office:value-type="time" office:time-value="PT23H03M33S" calcext:value-type="time">
            <text:p>23:03:33</text:p>
          </table:table-cell>
          <table:table-cell table:formula="of:=IF(OR([.B95]=&quot;&quot;;[.E95]=&quot;&quot;);&quot;&quot;;ROUND(ABS([.B95]-[.E95])*86400))" office:value-type="float" office:value="11" calcext:value-type="float">
            <text:p>11</text:p>
          </table:table-cell>
          <table:table-cell table:formula="of:=IF(OR([.C95]=&quot;&quot;;[.F95]=&quot;&quot;);&quot;&quot;;ROUND(ABS([.C95]-[.F95])*86400))" office:value-type="float" office:value="3" calcext:value-type="float">
            <text:p>3</text:p>
          </table:table-cell>
          <table:table-cell table:formula="of:=IF(OR([.D95]=&quot;&quot;;[.G95]=&quot;&quot;);&quot;&quot;;ROUND(ABS([.D95]-[.G95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time" office:time-value="PT04H21M34S" calcext:value-type="time">
            <text:p>04:21:34</text:p>
          </table:table-cell>
          <table:table-cell office:value-type="time" office:time-value="PT14H15M20S" calcext:value-type="time">
            <text:p>14:15:20</text:p>
          </table:table-cell>
          <table:table-cell/>
          <table:table-cell office:value-type="time" office:time-value="PT04H21M46S" calcext:value-type="time">
            <text:p>04:21:46</text:p>
          </table:table-cell>
          <table:table-cell office:value-type="time" office:time-value="PT14H15M22S" calcext:value-type="time">
            <text:p>14:15:22</text:p>
          </table:table-cell>
          <table:table-cell/>
          <table:table-cell table:formula="of:=IF(OR([.B96]=&quot;&quot;;[.E96]=&quot;&quot;);&quot;&quot;;ROUND(ABS([.B96]-[.E96])*86400))" office:value-type="float" office:value="12" calcext:value-type="float">
            <text:p>12</text:p>
          </table:table-cell>
          <table:table-cell table:formula="of:=IF(OR([.C96]=&quot;&quot;;[.F96]=&quot;&quot;);&quot;&quot;;ROUND(ABS([.C96]-[.F96])*86400))" office:value-type="float" office:value="2" calcext:value-type="float">
            <text:p>2</text:p>
          </table:table-cell>
          <table:table-cell table:formula="of:=IF(OR([.D96]=&quot;&quot;;[.G96]=&quot;&quot;);&quot;&quot;;ROUND(ABS([.D96]-[.G96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office:value-type="time" office:time-value="PT15H02M19S" calcext:value-type="time">
            <text:p>15:02:19</text:p>
          </table:table-cell>
          <table:table-cell table:number-columns-repeated="2"/>
          <table:table-cell office:value-type="time" office:time-value="PT02H35M35S" calcext:value-type="time">
            <text:p>02:35:35</text:p>
          </table:table-cell>
          <table:table-cell office:value-type="time" office:time-value="PT15H02M19S" calcext:value-type="time">
            <text:p>15:02:19</text:p>
          </table:table-cell>
          <table:table-cell office:value-type="time" office:time-value="PT01H24M31S" calcext:value-type="time">
            <text:p>01:24:31</text:p>
          </table:table-cell>
          <table:table-cell table:formula="of:=IF(OR([.B97]=&quot;&quot;;[.E97]=&quot;&quot;);&quot;&quot;;ROUND(ABS([.B97]-[.E97])*86400))" office:value-type="float" office:value="44804" calcext:value-type="float">
            <text:p>44804</text:p>
          </table:table-cell>
          <table:table-cell table:formula="of:=IF(OR([.C97]=&quot;&quot;;[.F97]=&quot;&quot;);&quot;&quot;;ROUND(ABS([.C97]-[.F97])*86400))">
            <text:p/>
          </table:table-cell>
          <table:table-cell table:formula="of:=IF(OR([.D97]=&quot;&quot;;[.G97]=&quot;&quot;);&quot;&quot;;ROUND(ABS([.D97]-[.G97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time" office:time-value="PT15H50M59S" calcext:value-type="time">
            <text:p>15:50:59</text:p>
          </table:table-cell>
          <table:table-cell table:number-columns-repeated="2"/>
          <table:table-cell office:value-type="time" office:time-value="PT15H50M59S" calcext:value-type="time">
            <text:p>15:50:59</text:p>
          </table:table-cell>
          <table:table-cell office:value-type="time" office:time-value="PT15H50M58S" calcext:value-type="time">
            <text:p>15:50:58</text:p>
          </table:table-cell>
          <table:table-cell/>
          <table:table-cell table:formula="of:=IF(OR([.B98]=&quot;&quot;;[.E98]=&quot;&quot;);&quot;&quot;;ROUND(ABS([.B98]-[.E98])*86400))" office:value-type="float" office:value="0" calcext:value-type="float">
            <text:p>0</text:p>
          </table:table-cell>
          <table:table-cell table:formula="of:=IF(OR([.C98]=&quot;&quot;;[.F98]=&quot;&quot;);&quot;&quot;;ROUND(ABS([.C98]-[.F98])*86400))">
            <text:p/>
          </table:table-cell>
          <table:table-cell table:formula="of:=IF(OR([.D98]=&quot;&quot;;[.G98]=&quot;&quot;);&quot;&quot;;ROUND(ABS([.D98]-[.G98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4-07" calcext:value-type="date">
            <text:p>2022-04-07</text:p>
          </table:table-cell>
          <table:table-cell office:value-type="time" office:time-value="PT16H41M03S" calcext:value-type="time">
            <text:p>16:41:03</text:p>
          </table:table-cell>
          <table:table-cell table:number-columns-repeated="2"/>
          <table:table-cell office:value-type="time" office:time-value="PT16H41M03S" calcext:value-type="time">
            <text:p>16:41:03</text:p>
          </table:table-cell>
          <table:table-cell office:value-type="time" office:time-value="PT16H41M01S" calcext:value-type="time">
            <text:p>16:41:01</text:p>
          </table:table-cell>
          <table:table-cell/>
          <table:table-cell table:formula="of:=IF(OR([.B99]=&quot;&quot;;[.E99]=&quot;&quot;);&quot;&quot;;ROUND(ABS([.B99]-[.E99])*86400))" office:value-type="float" office:value="0" calcext:value-type="float">
            <text:p>0</text:p>
          </table:table-cell>
          <table:table-cell table:formula="of:=IF(OR([.C99]=&quot;&quot;;[.F99]=&quot;&quot;);&quot;&quot;;ROUND(ABS([.C99]-[.F99])*86400))">
            <text:p/>
          </table:table-cell>
          <table:table-cell table:formula="of:=IF(OR([.D99]=&quot;&quot;;[.G99]=&quot;&quot;);&quot;&quot;;ROUND(ABS([.D99]-[.G99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office:value-type="time" office:time-value="PT17H31M52S" calcext:value-type="time">
            <text:p>17:31:52</text:p>
          </table:table-cell>
          <table:table-cell table:number-columns-repeated="2"/>
          <table:table-cell office:value-type="time" office:time-value="PT17H31M52S" calcext:value-type="time">
            <text:p>17:31:52</text:p>
          </table:table-cell>
          <table:table-cell office:value-type="time" office:time-value="PT17H31M49S" calcext:value-type="time">
            <text:p>17:31:49</text:p>
          </table:table-cell>
          <table:table-cell/>
          <table:table-cell table:formula="of:=IF(OR([.B100]=&quot;&quot;;[.E100]=&quot;&quot;);&quot;&quot;;ROUND(ABS([.B100]-[.E100])*86400))" office:value-type="float" office:value="0" calcext:value-type="float">
            <text:p>0</text:p>
          </table:table-cell>
          <table:table-cell table:formula="of:=IF(OR([.C100]=&quot;&quot;;[.F100]=&quot;&quot;);&quot;&quot;;ROUND(ABS([.C100]-[.F100])*86400))">
            <text:p/>
          </table:table-cell>
          <table:table-cell table:formula="of:=IF(OR([.D100]=&quot;&quot;;[.G100]=&quot;&quot;);&quot;&quot;;ROUND(ABS([.D100]-[.G100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4-09" calcext:value-type="date">
            <text:p>2022-04-09</text:p>
          </table:table-cell>
          <table:table-cell office:value-type="time" office:time-value="PT18H22M32S" calcext:value-type="time">
            <text:p>18:22:32</text:p>
          </table:table-cell>
          <table:table-cell table:number-columns-repeated="2"/>
          <table:table-cell office:value-type="time" office:time-value="PT18H22M32S" calcext:value-type="time">
            <text:p>18:22:32</text:p>
          </table:table-cell>
          <table:table-cell office:value-type="time" office:time-value="PT18H22M29S" calcext:value-type="time">
            <text:p>18:22:29</text:p>
          </table:table-cell>
          <table:table-cell/>
          <table:table-cell table:formula="of:=IF(OR([.B101]=&quot;&quot;;[.E101]=&quot;&quot;);&quot;&quot;;ROUND(ABS([.B101]-[.E101])*86400))" office:value-type="float" office:value="0" calcext:value-type="float">
            <text:p>0</text:p>
          </table:table-cell>
          <table:table-cell table:formula="of:=IF(OR([.C101]=&quot;&quot;;[.F101]=&quot;&quot;);&quot;&quot;;ROUND(ABS([.C101]-[.F101])*86400))">
            <text:p/>
          </table:table-cell>
          <table:table-cell table:formula="of:=IF(OR([.D101]=&quot;&quot;;[.G101]=&quot;&quot;);&quot;&quot;;ROUND(ABS([.D101]-[.G101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4-10" calcext:value-type="date">
            <text:p>2022-04-10</text:p>
          </table:table-cell>
          <table:table-cell office:value-type="time" office:time-value="PT19H12M18S" calcext:value-type="time">
            <text:p>19:12:18</text:p>
          </table:table-cell>
          <table:table-cell table:number-columns-repeated="2"/>
          <table:table-cell office:value-type="time" office:time-value="PT19H12M18S" calcext:value-type="time">
            <text:p>19:12:18</text:p>
          </table:table-cell>
          <table:table-cell office:value-type="time" office:time-value="PT19H12M16S" calcext:value-type="time">
            <text:p>19:12:16</text:p>
          </table:table-cell>
          <table:table-cell/>
          <table:table-cell table:formula="of:=IF(OR([.B102]=&quot;&quot;;[.E102]=&quot;&quot;);&quot;&quot;;ROUND(ABS([.B102]-[.E102])*86400))" office:value-type="float" office:value="0" calcext:value-type="float">
            <text:p>0</text:p>
          </table:table-cell>
          <table:table-cell table:formula="of:=IF(OR([.C102]=&quot;&quot;;[.F102]=&quot;&quot;);&quot;&quot;;ROUND(ABS([.C102]-[.F102])*86400))">
            <text:p/>
          </table:table-cell>
          <table:table-cell table:formula="of:=IF(OR([.D102]=&quot;&quot;;[.G102]=&quot;&quot;);&quot;&quot;;ROUND(ABS([.D102]-[.G102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time" office:time-value="PT20H00M43S" calcext:value-type="time">
            <text:p>20:00:43</text:p>
          </table:table-cell>
          <table:table-cell table:number-columns-repeated="2"/>
          <table:table-cell table:number-columns-repeated="2" office:value-type="time" office:time-value="PT20H00M43S" calcext:value-type="time">
            <text:p>20:00:43</text:p>
          </table:table-cell>
          <table:table-cell/>
          <table:table-cell table:formula="of:=IF(OR([.B103]=&quot;&quot;;[.E103]=&quot;&quot;);&quot;&quot;;ROUND(ABS([.B103]-[.E103])*86400))" office:value-type="float" office:value="0" calcext:value-type="float">
            <text:p>0</text:p>
          </table:table-cell>
          <table:table-cell table:formula="of:=IF(OR([.C103]=&quot;&quot;;[.F103]=&quot;&quot;);&quot;&quot;;ROUND(ABS([.C103]-[.F103])*86400))">
            <text:p/>
          </table:table-cell>
          <table:table-cell table:formula="of:=IF(OR([.D103]=&quot;&quot;;[.G103]=&quot;&quot;);&quot;&quot;;ROUND(ABS([.D103]-[.G103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4-12" calcext:value-type="date">
            <text:p>2022-04-12</text:p>
          </table:table-cell>
          <table:table-cell office:value-type="time" office:time-value="PT10H45M36S" calcext:value-type="time">
            <text:p>10:45:36</text:p>
          </table:table-cell>
          <table:table-cell office:value-type="time" office:time-value="PT20H47M48S" calcext:value-type="time">
            <text:p>20:47:48</text:p>
          </table:table-cell>
          <table:table-cell office:value-type="time" office:time-value="PT06H22M10S" calcext:value-type="time">
            <text:p>06:22:10</text:p>
          </table:table-cell>
          <table:table-cell office:value-type="time" office:time-value="PT10H45M16S" calcext:value-type="time">
            <text:p>10:45:16</text:p>
          </table:table-cell>
          <table:table-cell office:value-type="time" office:time-value="PT20H47M49S" calcext:value-type="time">
            <text:p>20:47:49</text:p>
          </table:table-cell>
          <table:table-cell office:value-type="time" office:time-value="PT06H22M27S" calcext:value-type="time">
            <text:p>06:22:27</text:p>
          </table:table-cell>
          <table:table-cell table:formula="of:=IF(OR([.B104]=&quot;&quot;;[.E104]=&quot;&quot;);&quot;&quot;;ROUND(ABS([.B104]-[.E104])*86400))" office:value-type="float" office:value="20" calcext:value-type="float">
            <text:p>20</text:p>
          </table:table-cell>
          <table:table-cell table:formula="of:=IF(OR([.C104]=&quot;&quot;;[.F104]=&quot;&quot;);&quot;&quot;;ROUND(ABS([.C104]-[.F104])*86400))" office:value-type="float" office:value="1" calcext:value-type="float">
            <text:p>1</text:p>
          </table:table-cell>
          <table:table-cell table:formula="of:=IF(OR([.D104]=&quot;&quot;;[.G104]=&quot;&quot;);&quot;&quot;;ROUND(ABS([.D104]-[.G104])*86400))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date" office:date-value="2022-04-13" calcext:value-type="date">
            <text:p>2022-04-13</text:p>
          </table:table-cell>
          <table:table-cell office:value-type="time" office:time-value="PT13H04M07S" calcext:value-type="time">
            <text:p>13:04:07</text:p>
          </table:table-cell>
          <table:table-cell office:value-type="time" office:time-value="PT21H33M57S" calcext:value-type="time">
            <text:p>21:33:57</text:p>
          </table:table-cell>
          <table:table-cell office:value-type="time" office:time-value="PT05H41M23S" calcext:value-type="time">
            <text:p>05:41:23</text:p>
          </table:table-cell>
          <table:table-cell office:value-type="time" office:time-value="PT13H03M52S" calcext:value-type="time">
            <text:p>13:03:52</text:p>
          </table:table-cell>
          <table:table-cell office:value-type="time" office:time-value="PT21H33M58S" calcext:value-type="time">
            <text:p>21:33:58</text:p>
          </table:table-cell>
          <table:table-cell office:value-type="time" office:time-value="PT05H41M37S" calcext:value-type="time">
            <text:p>05:41:37</text:p>
          </table:table-cell>
          <table:table-cell table:formula="of:=IF(OR([.B105]=&quot;&quot;;[.E105]=&quot;&quot;);&quot;&quot;;ROUND(ABS([.B105]-[.E105])*86400))" office:value-type="float" office:value="15" calcext:value-type="float">
            <text:p>15</text:p>
          </table:table-cell>
          <table:table-cell table:formula="of:=IF(OR([.C105]=&quot;&quot;;[.F105]=&quot;&quot;);&quot;&quot;;ROUND(ABS([.C105]-[.F105])*86400))" office:value-type="float" office:value="1" calcext:value-type="float">
            <text:p>1</text:p>
          </table:table-cell>
          <table:table-cell table:formula="of:=IF(OR([.D105]=&quot;&quot;;[.G105]=&quot;&quot;);&quot;&quot;;ROUND(ABS([.D105]-[.G105])*86400))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date" office:date-value="2022-04-14" calcext:value-type="date">
            <text:p>2022-04-14</text:p>
          </table:table-cell>
          <table:table-cell office:value-type="time" office:time-value="PT15H08M02S" calcext:value-type="time">
            <text:p>15:08:02</text:p>
          </table:table-cell>
          <table:table-cell office:value-type="time" office:time-value="PT22H19M55S" calcext:value-type="time">
            <text:p>22:19:55</text:p>
          </table:table-cell>
          <table:table-cell office:value-type="time" office:time-value="PT05H14M40S" calcext:value-type="time">
            <text:p>05:14:40</text:p>
          </table:table-cell>
          <table:table-cell office:value-type="time" office:time-value="PT15H07M48S" calcext:value-type="time">
            <text:p>15:07:48</text:p>
          </table:table-cell>
          <table:table-cell office:value-type="time" office:time-value="PT22H19M55S" calcext:value-type="time">
            <text:p>22:19:55</text:p>
          </table:table-cell>
          <table:table-cell office:value-type="time" office:time-value="PT05H14M53S" calcext:value-type="time">
            <text:p>05:14:53</text:p>
          </table:table-cell>
          <table:table-cell table:formula="of:=IF(OR([.B106]=&quot;&quot;;[.E106]=&quot;&quot;);&quot;&quot;;ROUND(ABS([.B106]-[.E106])*86400))" office:value-type="float" office:value="14" calcext:value-type="float">
            <text:p>14</text:p>
          </table:table-cell>
          <table:table-cell table:formula="of:=IF(OR([.C106]=&quot;&quot;;[.F106]=&quot;&quot;);&quot;&quot;;ROUND(ABS([.C106]-[.F106])*86400))" office:value-type="float" office:value="0" calcext:value-type="float">
            <text:p>0</text:p>
          </table:table-cell>
          <table:table-cell table:formula="of:=IF(OR([.D106]=&quot;&quot;;[.G106]=&quot;&quot;);&quot;&quot;;ROUND(ABS([.D106]-[.G106])*86400)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time" office:time-value="PT17H09M58S" calcext:value-type="time">
            <text:p>17:09:58</text:p>
          </table:table-cell>
          <table:table-cell office:value-type="time" office:time-value="PT23H06M40S" calcext:value-type="time">
            <text:p>23:06:40</text:p>
          </table:table-cell>
          <table:table-cell office:value-type="time" office:time-value="PT04H52M03S" calcext:value-type="time">
            <text:p>04:52:03</text:p>
          </table:table-cell>
          <table:table-cell office:value-type="time" office:time-value="PT17H09M42S" calcext:value-type="time">
            <text:p>17:09:42</text:p>
          </table:table-cell>
          <table:table-cell office:value-type="time" office:time-value="PT23H06M40S" calcext:value-type="time">
            <text:p>23:06:40</text:p>
          </table:table-cell>
          <table:table-cell office:value-type="time" office:time-value="PT04H52M17S" calcext:value-type="time">
            <text:p>04:52:17</text:p>
          </table:table-cell>
          <table:table-cell table:formula="of:=IF(OR([.B107]=&quot;&quot;;[.E107]=&quot;&quot;);&quot;&quot;;ROUND(ABS([.B107]-[.E107])*86400))" office:value-type="float" office:value="16" calcext:value-type="float">
            <text:p>16</text:p>
          </table:table-cell>
          <table:table-cell table:formula="of:=IF(OR([.C107]=&quot;&quot;;[.F107]=&quot;&quot;);&quot;&quot;;ROUND(ABS([.C107]-[.F107])*86400))" office:value-type="float" office:value="0" calcext:value-type="float">
            <text:p>0</text:p>
          </table:table-cell>
          <table:table-cell table:formula="of:=IF(OR([.D107]=&quot;&quot;;[.G107]=&quot;&quot;);&quot;&quot;;ROUND(ABS([.D107]-[.G107])*86400))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date" office:date-value="2022-04-16" calcext:value-type="date">
            <text:p>2022-04-16</text:p>
          </table:table-cell>
          <table:table-cell office:value-type="time" office:time-value="PT19H17M30S" calcext:value-type="time">
            <text:p>19:17:30</text:p>
          </table:table-cell>
          <table:table-cell office:value-type="time" office:time-value="PT23H55M20S" calcext:value-type="time">
            <text:p>23:55:20</text:p>
          </table:table-cell>
          <table:table-cell office:value-type="time" office:time-value="PT04H29M48S" calcext:value-type="time">
            <text:p>04:29:48</text:p>
          </table:table-cell>
          <table:table-cell office:value-type="time" office:time-value="PT19H17M12S" calcext:value-type="time">
            <text:p>19:17:12</text:p>
          </table:table-cell>
          <table:table-cell office:value-type="time" office:time-value="PT23H55M19S" calcext:value-type="time">
            <text:p>23:55:19</text:p>
          </table:table-cell>
          <table:table-cell office:value-type="time" office:time-value="PT04H30M02S" calcext:value-type="time">
            <text:p>04:30:02</text:p>
          </table:table-cell>
          <table:table-cell table:formula="of:=IF(OR([.B108]=&quot;&quot;;[.E108]=&quot;&quot;);&quot;&quot;;ROUND(ABS([.B108]-[.E108])*86400))" office:value-type="float" office:value="18" calcext:value-type="float">
            <text:p>18</text:p>
          </table:table-cell>
          <table:table-cell table:formula="of:=IF(OR([.C108]=&quot;&quot;;[.F108]=&quot;&quot;);&quot;&quot;;ROUND(ABS([.C108]-[.F108])*86400))" office:value-type="float" office:value="1" calcext:value-type="float">
            <text:p>1</text:p>
          </table:table-cell>
          <table:table-cell table:formula="of:=IF(OR([.D108]=&quot;&quot;;[.G108]=&quot;&quot;);&quot;&quot;;ROUND(ABS([.D108]-[.G108])*86400))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date" office:date-value="2022-04-17" calcext:value-type="date">
            <text:p>2022-04-17</text:p>
          </table:table-cell>
          <table:table-cell office:value-type="time" office:time-value="PT21H41M28S" calcext:value-type="time">
            <text:p>21:41:28</text:p>
          </table:table-cell>
          <table:table-cell office:value-type="time" office:time-value="PT04H04M26S" calcext:value-type="time">
            <text:p>04:04:26</text:p>
          </table:table-cell>
          <table:table-cell/>
          <table:table-cell office:value-type="time" office:time-value="PT21H41M08S" calcext:value-type="time">
            <text:p>21:41:08</text:p>
          </table:table-cell>
          <table:table-cell office:value-type="time" office:time-value="PT04H04M26S" calcext:value-type="time">
            <text:p>04:04:26</text:p>
          </table:table-cell>
          <table:table-cell office:value-type="time" office:time-value="PT04H04M42S" calcext:value-type="time">
            <text:p>04:04:42</text:p>
          </table:table-cell>
          <table:table-cell table:formula="of:=IF(OR([.B109]=&quot;&quot;;[.E109]=&quot;&quot;);&quot;&quot;;ROUND(ABS([.B109]-[.E109])*86400))" office:value-type="float" office:value="20" calcext:value-type="float">
            <text:p>20</text:p>
          </table:table-cell>
          <table:table-cell table:formula="of:=IF(OR([.C109]=&quot;&quot;;[.F109]=&quot;&quot;);&quot;&quot;;ROUND(ABS([.C109]-[.F109])*86400))" office:value-type="float" office:value="0" calcext:value-type="float">
            <text:p>0</text:p>
          </table:table-cell>
          <table:table-cell table:formula="of:=IF(OR([.D109]=&quot;&quot;;[.G109]=&quot;&quot;);&quot;&quot;;ROUND(ABS([.D109]-[.G109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time" office:time-value="PT00H47M02S" calcext:value-type="time">
            <text:p>00:47:02</text:p>
          </table:table-cell>
          <table:table-cell office:value-type="time" office:time-value="PT03H28M28S" calcext:value-type="time">
            <text:p>03:28:28</text:p>
          </table:table-cell>
          <table:table-cell/>
          <table:table-cell table:number-columns-repeated="2" office:value-type="time" office:time-value="PT00H47M02S" calcext:value-type="time">
            <text:p>00:47:02</text:p>
          </table:table-cell>
          <table:table-cell office:value-type="time" office:time-value="PT03H28M46S" calcext:value-type="time">
            <text:p>03:28:46</text:p>
          </table:table-cell>
          <table:table-cell table:formula="of:=IF(OR([.B110]=&quot;&quot;;[.E110]=&quot;&quot;);&quot;&quot;;ROUND(ABS([.B110]-[.E110])*86400))" office:value-type="float" office:value="0" calcext:value-type="float">
            <text:p>0</text:p>
          </table:table-cell>
          <table:table-cell table:formula="of:=IF(OR([.C110]=&quot;&quot;;[.F110]=&quot;&quot;);&quot;&quot;;ROUND(ABS([.C110]-[.F110])*86400))" office:value-type="float" office:value="9686" calcext:value-type="float">
            <text:p>9686</text:p>
          </table:table-cell>
          <table:table-cell table:formula="of:=IF(OR([.D110]=&quot;&quot;;[.G110]=&quot;&quot;);&quot;&quot;;ROUND(ABS([.D110]-[.G110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4-19" calcext:value-type="date">
            <text:p>2022-04-19</text:p>
          </table:table-cell>
          <table:table-cell table:number-columns-repeated="4"/>
          <table:table-cell office:value-type="time" office:time-value="PT01H42M35S" calcext:value-type="time">
            <text:p>01:42:35</text:p>
          </table:table-cell>
          <table:table-cell/>
          <table:table-cell table:formula="of:=IF(OR([.B111]=&quot;&quot;;[.E111]=&quot;&quot;);&quot;&quot;;ROUND(ABS([.B111]-[.E111])*86400))">
            <text:p/>
          </table:table-cell>
          <table:table-cell table:formula="of:=IF(OR([.C111]=&quot;&quot;;[.F111]=&quot;&quot;);&quot;&quot;;ROUND(ABS([.C111]-[.F111])*86400))">
            <text:p/>
          </table:table-cell>
          <table:table-cell table:formula="of:=IF(OR([.D111]=&quot;&quot;;[.G111]=&quot;&quot;);&quot;&quot;;ROUND(ABS([.D111]-[.G111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4-20" calcext:value-type="date">
            <text:p>2022-04-20</text:p>
          </table:table-cell>
          <table:table-cell table:number-columns-repeated="4"/>
          <table:table-cell office:value-type="time" office:time-value="PT02H42M06S" calcext:value-type="time">
            <text:p>02:42:06</text:p>
          </table:table-cell>
          <table:table-cell/>
          <table:table-cell table:formula="of:=IF(OR([.B112]=&quot;&quot;;[.E112]=&quot;&quot;);&quot;&quot;;ROUND(ABS([.B112]-[.E112])*86400))">
            <text:p/>
          </table:table-cell>
          <table:table-cell table:formula="of:=IF(OR([.C112]=&quot;&quot;;[.F112]=&quot;&quot;);&quot;&quot;;ROUND(ABS([.C112]-[.F112])*86400))">
            <text:p/>
          </table:table-cell>
          <table:table-cell table:formula="of:=IF(OR([.D112]=&quot;&quot;;[.G112]=&quot;&quot;);&quot;&quot;;ROUND(ABS([.D112]-[.G112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4-21" calcext:value-type="date">
            <text:p>2022-04-21</text:p>
          </table:table-cell>
          <table:table-cell table:number-columns-repeated="4"/>
          <table:table-cell office:value-type="time" office:time-value="PT03H44M30S" calcext:value-type="time">
            <text:p>03:44:30</text:p>
          </table:table-cell>
          <table:table-cell/>
          <table:table-cell table:formula="of:=IF(OR([.B113]=&quot;&quot;;[.E113]=&quot;&quot;);&quot;&quot;;ROUND(ABS([.B113]-[.E113])*86400))">
            <text:p/>
          </table:table-cell>
          <table:table-cell table:formula="of:=IF(OR([.C113]=&quot;&quot;;[.F113]=&quot;&quot;);&quot;&quot;;ROUND(ABS([.C113]-[.F113])*86400))">
            <text:p/>
          </table:table-cell>
          <table:table-cell table:formula="of:=IF(OR([.D113]=&quot;&quot;;[.G113]=&quot;&quot;);&quot;&quot;;ROUND(ABS([.D113]-[.G113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4-22" calcext:value-type="date">
            <text:p>2022-04-22</text:p>
          </table:table-cell>
          <table:table-cell table:number-columns-repeated="4"/>
          <table:table-cell office:value-type="time" office:time-value="PT04H47M36S" calcext:value-type="time">
            <text:p>04:47:36</text:p>
          </table:table-cell>
          <table:table-cell/>
          <table:table-cell table:formula="of:=IF(OR([.B114]=&quot;&quot;;[.E114]=&quot;&quot;);&quot;&quot;;ROUND(ABS([.B114]-[.E114])*86400))">
            <text:p/>
          </table:table-cell>
          <table:table-cell table:formula="of:=IF(OR([.C114]=&quot;&quot;;[.F114]=&quot;&quot;);&quot;&quot;;ROUND(ABS([.C114]-[.F114])*86400))">
            <text:p/>
          </table:table-cell>
          <table:table-cell table:formula="of:=IF(OR([.D114]=&quot;&quot;;[.G114]=&quot;&quot;);&quot;&quot;;ROUND(ABS([.D114]-[.G114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4-23" calcext:value-type="date">
            <text:p>2022-04-23</text:p>
          </table:table-cell>
          <table:table-cell table:number-columns-repeated="4"/>
          <table:table-cell office:value-type="time" office:time-value="PT05H48M50S" calcext:value-type="time">
            <text:p>05:48:50</text:p>
          </table:table-cell>
          <table:table-cell/>
          <table:table-cell table:formula="of:=IF(OR([.B115]=&quot;&quot;;[.E115]=&quot;&quot;);&quot;&quot;;ROUND(ABS([.B115]-[.E115])*86400))">
            <text:p/>
          </table:table-cell>
          <table:table-cell table:formula="of:=IF(OR([.C115]=&quot;&quot;;[.F115]=&quot;&quot;);&quot;&quot;;ROUND(ABS([.C115]-[.F115])*86400))">
            <text:p/>
          </table:table-cell>
          <table:table-cell table:formula="of:=IF(OR([.D115]=&quot;&quot;;[.G115]=&quot;&quot;);&quot;&quot;;ROUND(ABS([.D115]-[.G115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4-24" calcext:value-type="date">
            <text:p>2022-04-24</text:p>
          </table:table-cell>
          <table:table-cell table:number-columns-repeated="4"/>
          <table:table-cell office:value-type="time" office:time-value="PT06H46M17S" calcext:value-type="time">
            <text:p>06:46:17</text:p>
          </table:table-cell>
          <table:table-cell/>
          <table:table-cell table:formula="of:=IF(OR([.B116]=&quot;&quot;;[.E116]=&quot;&quot;);&quot;&quot;;ROUND(ABS([.B116]-[.E116])*86400))">
            <text:p/>
          </table:table-cell>
          <table:table-cell table:formula="of:=IF(OR([.C116]=&quot;&quot;;[.F116]=&quot;&quot;);&quot;&quot;;ROUND(ABS([.C116]-[.F116])*86400))">
            <text:p/>
          </table:table-cell>
          <table:table-cell table:formula="of:=IF(OR([.D116]=&quot;&quot;;[.G116]=&quot;&quot;);&quot;&quot;;ROUND(ABS([.D116]-[.G116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 office:value-type="time" office:time-value="PT05H32M05S" calcext:value-type="time">
            <text:p>05:32:05</text:p>
          </table:table-cell>
          <table:table-cell office:value-type="time" office:time-value="PT07H39M17S" calcext:value-type="time">
            <text:p>07:39:17</text:p>
          </table:table-cell>
          <table:table-cell office:value-type="time" office:time-value="PT10H07M24S" calcext:value-type="time">
            <text:p>10:07:24</text:p>
          </table:table-cell>
          <table:table-cell office:value-type="time" office:time-value="PT05H32M27S" calcext:value-type="time">
            <text:p>05:32:27</text:p>
          </table:table-cell>
          <table:table-cell office:value-type="time" office:time-value="PT07H39M18S" calcext:value-type="time">
            <text:p>07:39:18</text:p>
          </table:table-cell>
          <table:table-cell office:value-type="time" office:time-value="PT10H06M56S" calcext:value-type="time">
            <text:p>10:06:56</text:p>
          </table:table-cell>
          <table:table-cell table:formula="of:=IF(OR([.B117]=&quot;&quot;;[.E117]=&quot;&quot;);&quot;&quot;;ROUND(ABS([.B117]-[.E117])*86400))" office:value-type="float" office:value="22" calcext:value-type="float">
            <text:p>22</text:p>
          </table:table-cell>
          <table:table-cell table:formula="of:=IF(OR([.C117]=&quot;&quot;;[.F117]=&quot;&quot;);&quot;&quot;;ROUND(ABS([.C117]-[.F117])*86400))" office:value-type="float" office:value="1" calcext:value-type="float">
            <text:p>1</text:p>
          </table:table-cell>
          <table:table-cell table:formula="of:=IF(OR([.D117]=&quot;&quot;;[.G117]=&quot;&quot;);&quot;&quot;;ROUND(ABS([.D117]-[.G117])*86400)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date" office:date-value="2022-04-26" calcext:value-type="date">
            <text:p>2022-04-26</text:p>
          </table:table-cell>
          <table:table-cell office:value-type="time" office:time-value="PT04H50M16S" calcext:value-type="time">
            <text:p>04:50:16</text:p>
          </table:table-cell>
          <table:table-cell office:value-type="time" office:time-value="PT08H28M14S" calcext:value-type="time">
            <text:p>08:28:14</text:p>
          </table:table-cell>
          <table:table-cell office:value-type="time" office:time-value="PT12H31M04S" calcext:value-type="time">
            <text:p>12:31:04</text:p>
          </table:table-cell>
          <table:table-cell office:value-type="time" office:time-value="PT04H50M29S" calcext:value-type="time">
            <text:p>04:50:29</text:p>
          </table:table-cell>
          <table:table-cell office:value-type="time" office:time-value="PT08H28M17S" calcext:value-type="time">
            <text:p>08:28:17</text:p>
          </table:table-cell>
          <table:table-cell office:value-type="time" office:time-value="PT12H30M49S" calcext:value-type="time">
            <text:p>12:30:49</text:p>
          </table:table-cell>
          <table:table-cell table:formula="of:=IF(OR([.B118]=&quot;&quot;;[.E118]=&quot;&quot;);&quot;&quot;;ROUND(ABS([.B118]-[.E118])*86400))" office:value-type="float" office:value="13" calcext:value-type="float">
            <text:p>13</text:p>
          </table:table-cell>
          <table:table-cell table:formula="of:=IF(OR([.C118]=&quot;&quot;;[.F118]=&quot;&quot;);&quot;&quot;;ROUND(ABS([.C118]-[.F118])*86400))" office:value-type="float" office:value="3" calcext:value-type="float">
            <text:p>3</text:p>
          </table:table-cell>
          <table:table-cell table:formula="of:=IF(OR([.D118]=&quot;&quot;;[.G118]=&quot;&quot;);&quot;&quot;;ROUND(ABS([.D118]-[.G118])*86400))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time" office:time-value="PT04H23M42S" calcext:value-type="time">
            <text:p>04:23:42</text:p>
          </table:table-cell>
          <table:table-cell office:value-type="time" office:time-value="PT09H14M08S" calcext:value-type="time">
            <text:p>09:14:08</text:p>
          </table:table-cell>
          <table:table-cell office:value-type="time" office:time-value="PT14H33M28S" calcext:value-type="time">
            <text:p>14:33:28</text:p>
          </table:table-cell>
          <table:table-cell office:value-type="time" office:time-value="PT04H23M51S" calcext:value-type="time">
            <text:p>04:23:51</text:p>
          </table:table-cell>
          <table:table-cell office:value-type="time" office:time-value="PT09H14M12S" calcext:value-type="time">
            <text:p>09:14:12</text:p>
          </table:table-cell>
          <table:table-cell office:value-type="time" office:time-value="PT14H33M18S" calcext:value-type="time">
            <text:p>14:33:18</text:p>
          </table:table-cell>
          <table:table-cell table:formula="of:=IF(OR([.B119]=&quot;&quot;;[.E119]=&quot;&quot;);&quot;&quot;;ROUND(ABS([.B119]-[.E119])*86400))" office:value-type="float" office:value="9" calcext:value-type="float">
            <text:p>9</text:p>
          </table:table-cell>
          <table:table-cell table:formula="of:=IF(OR([.C119]=&quot;&quot;;[.F119]=&quot;&quot;);&quot;&quot;;ROUND(ABS([.C119]-[.F119])*86400))" office:value-type="float" office:value="4" calcext:value-type="float">
            <text:p>4</text:p>
          </table:table-cell>
          <table:table-cell table:formula="of:=IF(OR([.D119]=&quot;&quot;;[.G119]=&quot;&quot;);&quot;&quot;;ROUND(ABS([.D119]-[.G119])*86400)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office:value-type="time" office:time-value="PT04H01M44S" calcext:value-type="time">
            <text:p>04:01:44</text:p>
          </table:table-cell>
          <table:table-cell office:value-type="time" office:time-value="PT09H58M09S" calcext:value-type="time">
            <text:p>09:58:09</text:p>
          </table:table-cell>
          <table:table-cell office:value-type="time" office:time-value="PT16H28M20S" calcext:value-type="time">
            <text:p>16:28:20</text:p>
          </table:table-cell>
          <table:table-cell office:value-type="time" office:time-value="PT04H01M52S" calcext:value-type="time">
            <text:p>04:01:52</text:p>
          </table:table-cell>
          <table:table-cell office:value-type="time" office:time-value="PT09H58M12S" calcext:value-type="time">
            <text:p>09:58:12</text:p>
          </table:table-cell>
          <table:table-cell office:value-type="time" office:time-value="PT16H28M12S" calcext:value-type="time">
            <text:p>16:28:12</text:p>
          </table:table-cell>
          <table:table-cell table:formula="of:=IF(OR([.B120]=&quot;&quot;;[.E120]=&quot;&quot;);&quot;&quot;;ROUND(ABS([.B120]-[.E120])*86400))" office:value-type="float" office:value="8" calcext:value-type="float">
            <text:p>8</text:p>
          </table:table-cell>
          <table:table-cell table:formula="of:=IF(OR([.C120]=&quot;&quot;;[.F120]=&quot;&quot;);&quot;&quot;;ROUND(ABS([.C120]-[.F120])*86400))" office:value-type="float" office:value="3" calcext:value-type="float">
            <text:p>3</text:p>
          </table:table-cell>
          <table:table-cell table:formula="of:=IF(OR([.D120]=&quot;&quot;;[.G120]=&quot;&quot;);&quot;&quot;;ROUND(ABS([.D120]-[.G120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04-29" calcext:value-type="date">
            <text:p>2022-04-29</text:p>
          </table:table-cell>
          <table:table-cell office:value-type="time" office:time-value="PT03H40M42S" calcext:value-type="time">
            <text:p>03:40:42</text:p>
          </table:table-cell>
          <table:table-cell office:value-type="time" office:time-value="PT10H41M23S" calcext:value-type="time">
            <text:p>10:41:23</text:p>
          </table:table-cell>
          <table:table-cell office:value-type="time" office:time-value="PT18H22M43S" calcext:value-type="time">
            <text:p>18:22:43</text:p>
          </table:table-cell>
          <table:table-cell office:value-type="time" office:time-value="PT03H40M49S" calcext:value-type="time">
            <text:p>03:40:49</text:p>
          </table:table-cell>
          <table:table-cell office:value-type="time" office:time-value="PT10H41M27S" calcext:value-type="time">
            <text:p>10:41:27</text:p>
          </table:table-cell>
          <table:table-cell office:value-type="time" office:time-value="PT18H22M36S" calcext:value-type="time">
            <text:p>18:22:36</text:p>
          </table:table-cell>
          <table:table-cell table:formula="of:=IF(OR([.B121]=&quot;&quot;;[.E121]=&quot;&quot;);&quot;&quot;;ROUND(ABS([.B121]-[.E121])*86400))" office:value-type="float" office:value="7" calcext:value-type="float">
            <text:p>7</text:p>
          </table:table-cell>
          <table:table-cell table:formula="of:=IF(OR([.C121]=&quot;&quot;;[.F121]=&quot;&quot;);&quot;&quot;;ROUND(ABS([.C121]-[.F121])*86400))" office:value-type="float" office:value="4" calcext:value-type="float">
            <text:p>4</text:p>
          </table:table-cell>
          <table:table-cell table:formula="of:=IF(OR([.D121]=&quot;&quot;;[.G121]=&quot;&quot;);&quot;&quot;;ROUND(ABS([.D121]-[.G121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04-30" calcext:value-type="date">
            <text:p>2022-04-30</text:p>
          </table:table-cell>
          <table:table-cell office:value-type="time" office:time-value="PT03H17M52S" calcext:value-type="time">
            <text:p>03:17:52</text:p>
          </table:table-cell>
          <table:table-cell office:value-type="time" office:time-value="PT11H24M53S" calcext:value-type="time">
            <text:p>11:24:53</text:p>
          </table:table-cell>
          <table:table-cell office:value-type="time" office:time-value="PT20H23M57S" calcext:value-type="time">
            <text:p>20:23:57</text:p>
          </table:table-cell>
          <table:table-cell office:value-type="time" office:time-value="PT03H18M00S" calcext:value-type="time">
            <text:p>03:18:00</text:p>
          </table:table-cell>
          <table:table-cell office:value-type="time" office:time-value="PT11H24M56S" calcext:value-type="time">
            <text:p>11:24:56</text:p>
          </table:table-cell>
          <table:table-cell office:value-type="time" office:time-value="PT20H23M48S" calcext:value-type="time">
            <text:p>20:23:48</text:p>
          </table:table-cell>
          <table:table-cell table:formula="of:=IF(OR([.B122]=&quot;&quot;;[.E122]=&quot;&quot;);&quot;&quot;;ROUND(ABS([.B122]-[.E122])*86400))" office:value-type="float" office:value="8" calcext:value-type="float">
            <text:p>8</text:p>
          </table:table-cell>
          <table:table-cell table:formula="of:=IF(OR([.C122]=&quot;&quot;;[.F122]=&quot;&quot;);&quot;&quot;;ROUND(ABS([.C122]-[.F122])*86400))" office:value-type="float" office:value="3" calcext:value-type="float">
            <text:p>3</text:p>
          </table:table-cell>
          <table:table-cell table:formula="of:=IF(OR([.D122]=&quot;&quot;;[.G122]=&quot;&quot;);&quot;&quot;;ROUND(ABS([.D122]-[.G122])*86400)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date" office:date-value="2022-05-01" calcext:value-type="date">
            <text:p>2022-05-01</text:p>
          </table:table-cell>
          <table:table-cell office:value-type="time" office:time-value="PT02H48M47S" calcext:value-type="time">
            <text:p>02:48:47</text:p>
          </table:table-cell>
          <table:table-cell office:value-type="time" office:time-value="PT12H09M29S" calcext:value-type="time">
            <text:p>12:09:29</text:p>
          </table:table-cell>
          <table:table-cell office:value-type="time" office:time-value="PT22H51M28S" calcext:value-type="time">
            <text:p>22:51:28</text:p>
          </table:table-cell>
          <table:table-cell office:value-type="time" office:time-value="PT02H48M55S" calcext:value-type="time">
            <text:p>02:48:55</text:p>
          </table:table-cell>
          <table:table-cell office:value-type="time" office:time-value="PT12H09M31S" calcext:value-type="time">
            <text:p>12:09:31</text:p>
          </table:table-cell>
          <table:table-cell office:value-type="time" office:time-value="PT22H51M16S" calcext:value-type="time">
            <text:p>22:51:16</text:p>
          </table:table-cell>
          <table:table-cell table:formula="of:=IF(OR([.B123]=&quot;&quot;;[.E123]=&quot;&quot;);&quot;&quot;;ROUND(ABS([.B123]-[.E123])*86400))" office:value-type="float" office:value="8" calcext:value-type="float">
            <text:p>8</text:p>
          </table:table-cell>
          <table:table-cell table:formula="of:=IF(OR([.C123]=&quot;&quot;;[.F123]=&quot;&quot;);&quot;&quot;;ROUND(ABS([.C123]-[.F123])*86400))" office:value-type="float" office:value="2" calcext:value-type="float">
            <text:p>2</text:p>
          </table:table-cell>
          <table:table-cell table:formula="of:=IF(OR([.D123]=&quot;&quot;;[.G123]=&quot;&quot;);&quot;&quot;;ROUND(ABS([.D123]-[.G123])*86400)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time" office:time-value="PT01H56M00S" calcext:value-type="time">
            <text:p>01:56:00</text:p>
          </table:table-cell>
          <table:table-cell office:value-type="time" office:time-value="PT12H55M45S" calcext:value-type="time">
            <text:p>12:55:45</text:p>
          </table:table-cell>
          <table:table-cell/>
          <table:table-cell office:value-type="time" office:time-value="PT01H56M11S" calcext:value-type="time">
            <text:p>01:56:11</text:p>
          </table:table-cell>
          <table:table-cell office:value-type="time" office:time-value="PT12H55M45S" calcext:value-type="time">
            <text:p>12:55:45</text:p>
          </table:table-cell>
          <table:table-cell/>
          <table:table-cell table:formula="of:=IF(OR([.B124]=&quot;&quot;;[.E124]=&quot;&quot;);&quot;&quot;;ROUND(ABS([.B124]-[.E124])*86400))" office:value-type="float" office:value="11" calcext:value-type="float">
            <text:p>11</text:p>
          </table:table-cell>
          <table:table-cell table:formula="of:=IF(OR([.C124]=&quot;&quot;;[.F124]=&quot;&quot;);&quot;&quot;;ROUND(ABS([.C124]-[.F124])*86400))" office:value-type="float" office:value="0" calcext:value-type="float">
            <text:p>0</text:p>
          </table:table-cell>
          <table:table-cell table:formula="of:=IF(OR([.D124]=&quot;&quot;;[.G124]=&quot;&quot;);&quot;&quot;;ROUND(ABS([.D124]-[.G124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time" office:time-value="PT13H43M53S" calcext:value-type="time">
            <text:p>13:43:53</text:p>
          </table:table-cell>
          <table:table-cell table:number-columns-repeated="2"/>
          <table:table-cell office:value-type="time" office:time-value="PT13H43M53S" calcext:value-type="time">
            <text:p>13:43:53</text:p>
          </table:table-cell>
          <table:table-cell office:value-type="time" office:time-value="PT13H43M51S" calcext:value-type="time">
            <text:p>13:43:51</text:p>
          </table:table-cell>
          <table:table-cell/>
          <table:table-cell table:formula="of:=IF(OR([.B125]=&quot;&quot;;[.E125]=&quot;&quot;);&quot;&quot;;ROUND(ABS([.B125]-[.E125])*86400))" office:value-type="float" office:value="0" calcext:value-type="float">
            <text:p>0</text:p>
          </table:table-cell>
          <table:table-cell table:formula="of:=IF(OR([.C125]=&quot;&quot;;[.F125]=&quot;&quot;);&quot;&quot;;ROUND(ABS([.C125]-[.F125])*86400))">
            <text:p/>
          </table:table-cell>
          <table:table-cell table:formula="of:=IF(OR([.D125]=&quot;&quot;;[.G125]=&quot;&quot;);&quot;&quot;;ROUND(ABS([.D125]-[.G125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5-04" calcext:value-type="date">
            <text:p>2022-05-04</text:p>
          </table:table-cell>
          <table:table-cell office:value-type="time" office:time-value="PT14H33M38S" calcext:value-type="time">
            <text:p>14:33:38</text:p>
          </table:table-cell>
          <table:table-cell table:number-columns-repeated="2"/>
          <table:table-cell office:value-type="time" office:time-value="PT14H33M38S" calcext:value-type="time">
            <text:p>14:33:38</text:p>
          </table:table-cell>
          <table:table-cell office:value-type="time" office:time-value="PT14H33M35S" calcext:value-type="time">
            <text:p>14:33:35</text:p>
          </table:table-cell>
          <table:table-cell/>
          <table:table-cell table:formula="of:=IF(OR([.B126]=&quot;&quot;;[.E126]=&quot;&quot;);&quot;&quot;;ROUND(ABS([.B126]-[.E126])*86400))" office:value-type="float" office:value="0" calcext:value-type="float">
            <text:p>0</text:p>
          </table:table-cell>
          <table:table-cell table:formula="of:=IF(OR([.C126]=&quot;&quot;;[.F126]=&quot;&quot;);&quot;&quot;;ROUND(ABS([.C126]-[.F126])*86400))">
            <text:p/>
          </table:table-cell>
          <table:table-cell table:formula="of:=IF(OR([.D126]=&quot;&quot;;[.G126]=&quot;&quot;);&quot;&quot;;ROUND(ABS([.D126]-[.G126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5-05" calcext:value-type="date">
            <text:p>2022-05-05</text:p>
          </table:table-cell>
          <table:table-cell office:value-type="time" office:time-value="PT15H24M18S" calcext:value-type="time">
            <text:p>15:24:18</text:p>
          </table:table-cell>
          <table:table-cell table:number-columns-repeated="2"/>
          <table:table-cell office:value-type="time" office:time-value="PT15H24M18S" calcext:value-type="time">
            <text:p>15:24:18</text:p>
          </table:table-cell>
          <table:table-cell office:value-type="time" office:time-value="PT15H24M15S" calcext:value-type="time">
            <text:p>15:24:15</text:p>
          </table:table-cell>
          <table:table-cell/>
          <table:table-cell table:formula="of:=IF(OR([.B127]=&quot;&quot;;[.E127]=&quot;&quot;);&quot;&quot;;ROUND(ABS([.B127]-[.E127])*86400))" office:value-type="float" office:value="0" calcext:value-type="float">
            <text:p>0</text:p>
          </table:table-cell>
          <table:table-cell table:formula="of:=IF(OR([.C127]=&quot;&quot;;[.F127]=&quot;&quot;);&quot;&quot;;ROUND(ABS([.C127]-[.F127])*86400))">
            <text:p/>
          </table:table-cell>
          <table:table-cell table:formula="of:=IF(OR([.D127]=&quot;&quot;;[.G127]=&quot;&quot;);&quot;&quot;;ROUND(ABS([.D127]-[.G127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5-06" calcext:value-type="date">
            <text:p>2022-05-06</text:p>
          </table:table-cell>
          <table:table-cell office:value-type="time" office:time-value="PT16H14M58S" calcext:value-type="time">
            <text:p>16:14:58</text:p>
          </table:table-cell>
          <table:table-cell table:number-columns-repeated="2"/>
          <table:table-cell office:value-type="time" office:time-value="PT16H14M58S" calcext:value-type="time">
            <text:p>16:14:58</text:p>
          </table:table-cell>
          <table:table-cell office:value-type="time" office:time-value="PT16H14M55S" calcext:value-type="time">
            <text:p>16:14:55</text:p>
          </table:table-cell>
          <table:table-cell/>
          <table:table-cell table:formula="of:=IF(OR([.B128]=&quot;&quot;;[.E128]=&quot;&quot;);&quot;&quot;;ROUND(ABS([.B128]-[.E128])*86400))" office:value-type="float" office:value="0" calcext:value-type="float">
            <text:p>0</text:p>
          </table:table-cell>
          <table:table-cell table:formula="of:=IF(OR([.C128]=&quot;&quot;;[.F128]=&quot;&quot;);&quot;&quot;;ROUND(ABS([.C128]-[.F128])*86400))">
            <text:p/>
          </table:table-cell>
          <table:table-cell table:formula="of:=IF(OR([.D128]=&quot;&quot;;[.G128]=&quot;&quot;);&quot;&quot;;ROUND(ABS([.D128]-[.G128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5-07" calcext:value-type="date">
            <text:p>2022-05-07</text:p>
          </table:table-cell>
          <table:table-cell office:value-type="time" office:time-value="PT17H04M44S" calcext:value-type="time">
            <text:p>17:04:44</text:p>
          </table:table-cell>
          <table:table-cell table:number-columns-repeated="2"/>
          <table:table-cell office:value-type="time" office:time-value="PT17H04M44S" calcext:value-type="time">
            <text:p>17:04:44</text:p>
          </table:table-cell>
          <table:table-cell office:value-type="time" office:time-value="PT17H04M42S" calcext:value-type="time">
            <text:p>17:04:42</text:p>
          </table:table-cell>
          <table:table-cell/>
          <table:table-cell table:formula="of:=IF(OR([.B129]=&quot;&quot;;[.E129]=&quot;&quot;);&quot;&quot;;ROUND(ABS([.B129]-[.E129])*86400))" office:value-type="float" office:value="0" calcext:value-type="float">
            <text:p>0</text:p>
          </table:table-cell>
          <table:table-cell table:formula="of:=IF(OR([.C129]=&quot;&quot;;[.F129]=&quot;&quot;);&quot;&quot;;ROUND(ABS([.C129]-[.F129])*86400))">
            <text:p/>
          </table:table-cell>
          <table:table-cell table:formula="of:=IF(OR([.D129]=&quot;&quot;;[.G129]=&quot;&quot;);&quot;&quot;;ROUND(ABS([.D129]-[.G129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5-08" calcext:value-type="date">
            <text:p>2022-05-08</text:p>
          </table:table-cell>
          <table:table-cell office:value-type="time" office:time-value="PT17H53M00S" calcext:value-type="time">
            <text:p>17:53:00</text:p>
          </table:table-cell>
          <table:table-cell table:number-columns-repeated="2"/>
          <table:table-cell office:value-type="time" office:time-value="PT17H53M00S" calcext:value-type="time">
            <text:p>17:53:00</text:p>
          </table:table-cell>
          <table:table-cell office:value-type="time" office:time-value="PT17H52M59S" calcext:value-type="time">
            <text:p>17:52:59</text:p>
          </table:table-cell>
          <table:table-cell/>
          <table:table-cell table:formula="of:=IF(OR([.B130]=&quot;&quot;;[.E130]=&quot;&quot;);&quot;&quot;;ROUND(ABS([.B130]-[.E130])*86400))" office:value-type="float" office:value="0" calcext:value-type="float">
            <text:p>0</text:p>
          </table:table-cell>
          <table:table-cell table:formula="of:=IF(OR([.C130]=&quot;&quot;;[.F130]=&quot;&quot;);&quot;&quot;;ROUND(ABS([.C130]-[.F130])*86400))">
            <text:p/>
          </table:table-cell>
          <table:table-cell table:formula="of:=IF(OR([.D130]=&quot;&quot;;[.G130]=&quot;&quot;);&quot;&quot;;ROUND(ABS([.D130]-[.G130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time" office:time-value="PT07H38M35S" calcext:value-type="time">
            <text:p>07:38:35</text:p>
          </table:table-cell>
          <table:table-cell office:value-type="time" office:time-value="PT18H39M40S" calcext:value-type="time">
            <text:p>18:39:40</text:p>
          </table:table-cell>
          <table:table-cell office:value-type="time" office:time-value="PT05H11M09S" calcext:value-type="time">
            <text:p>05:11:09</text:p>
          </table:table-cell>
          <table:table-cell office:value-type="time" office:time-value="PT07H38M35S" calcext:value-type="time">
            <text:p>07:38:35</text:p>
          </table:table-cell>
          <table:table-cell office:value-type="time" office:time-value="PT18H39M41S" calcext:value-type="time">
            <text:p>18:39:41</text:p>
          </table:table-cell>
          <table:table-cell office:value-type="time" office:time-value="PT05H11M09S" calcext:value-type="time">
            <text:p>05:11:09</text:p>
          </table:table-cell>
          <table:table-cell table:formula="of:=IF(OR([.B131]=&quot;&quot;;[.E131]=&quot;&quot;);&quot;&quot;;ROUND(ABS([.B131]-[.E131])*86400))" office:value-type="float" office:value="0" calcext:value-type="float">
            <text:p>0</text:p>
          </table:table-cell>
          <table:table-cell table:formula="of:=IF(OR([.C131]=&quot;&quot;;[.F131]=&quot;&quot;);&quot;&quot;;ROUND(ABS([.C131]-[.F131])*86400))" office:value-type="float" office:value="1" calcext:value-type="float">
            <text:p>1</text:p>
          </table:table-cell>
          <table:table-cell table:formula="of:=IF(OR([.D131]=&quot;&quot;;[.G131]=&quot;&quot;);&quot;&quot;;ROUND(ABS([.D131]-[.G131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5-10" calcext:value-type="date">
            <text:p>2022-05-10</text:p>
          </table:table-cell>
          <table:table-cell office:value-type="time" office:time-value="PT10H16M09S" calcext:value-type="time">
            <text:p>10:16:09</text:p>
          </table:table-cell>
          <table:table-cell office:value-type="time" office:time-value="PT19H25M07S" calcext:value-type="time">
            <text:p>19:25:07</text:p>
          </table:table-cell>
          <table:table-cell office:value-type="time" office:time-value="PT04H09M54S" calcext:value-type="time">
            <text:p>04:09:54</text:p>
          </table:table-cell>
          <table:table-cell office:value-type="time" office:time-value="PT10H15M56S" calcext:value-type="time">
            <text:p>10:15:56</text:p>
          </table:table-cell>
          <table:table-cell office:value-type="time" office:time-value="PT19H25M09S" calcext:value-type="time">
            <text:p>19:25:09</text:p>
          </table:table-cell>
          <table:table-cell office:value-type="time" office:time-value="PT04H10M05S" calcext:value-type="time">
            <text:p>04:10:05</text:p>
          </table:table-cell>
          <table:table-cell table:formula="of:=IF(OR([.B132]=&quot;&quot;;[.E132]=&quot;&quot;);&quot;&quot;;ROUND(ABS([.B132]-[.E132])*86400))" office:value-type="float" office:value="13" calcext:value-type="float">
            <text:p>13</text:p>
          </table:table-cell>
          <table:table-cell table:formula="of:=IF(OR([.C132]=&quot;&quot;;[.F132]=&quot;&quot;);&quot;&quot;;ROUND(ABS([.C132]-[.F132])*86400))" office:value-type="float" office:value="2" calcext:value-type="float">
            <text:p>2</text:p>
          </table:table-cell>
          <table:table-cell table:formula="of:=IF(OR([.D132]=&quot;&quot;;[.G132]=&quot;&quot;);&quot;&quot;;ROUND(ABS([.D132]-[.G132])*86400))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date" office:date-value="2022-05-11" calcext:value-type="date">
            <text:p>2022-05-11</text:p>
          </table:table-cell>
          <table:table-cell office:value-type="time" office:time-value="PT12H21M54S" calcext:value-type="time">
            <text:p>12:21:54</text:p>
          </table:table-cell>
          <table:table-cell office:value-type="time" office:time-value="PT20H10M03S" calcext:value-type="time">
            <text:p>20:10:03</text:p>
          </table:table-cell>
          <table:table-cell office:value-type="time" office:time-value="PT03H39M05S" calcext:value-type="time">
            <text:p>03:39:05</text:p>
          </table:table-cell>
          <table:table-cell office:value-type="time" office:time-value="PT12H21M42S" calcext:value-type="time">
            <text:p>12:21:42</text:p>
          </table:table-cell>
          <table:table-cell office:value-type="time" office:time-value="PT20H10M06S" calcext:value-type="time">
            <text:p>20:10:06</text:p>
          </table:table-cell>
          <table:table-cell office:value-type="time" office:time-value="PT03H39M15S" calcext:value-type="time">
            <text:p>03:39:15</text:p>
          </table:table-cell>
          <table:table-cell table:formula="of:=IF(OR([.B133]=&quot;&quot;;[.E133]=&quot;&quot;);&quot;&quot;;ROUND(ABS([.B133]-[.E133])*86400))" office:value-type="float" office:value="12" calcext:value-type="float">
            <text:p>12</text:p>
          </table:table-cell>
          <table:table-cell table:formula="of:=IF(OR([.C133]=&quot;&quot;;[.F133]=&quot;&quot;);&quot;&quot;;ROUND(ABS([.C133]-[.F133])*86400))" office:value-type="float" office:value="3" calcext:value-type="float">
            <text:p>3</text:p>
          </table:table-cell>
          <table:table-cell table:formula="of:=IF(OR([.D133]=&quot;&quot;;[.G133]=&quot;&quot;);&quot;&quot;;ROUND(ABS([.D133]-[.G133])*86400)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2-05-12" calcext:value-type="date">
            <text:p>2022-05-12</text:p>
          </table:table-cell>
          <table:table-cell office:value-type="time" office:time-value="PT14H21M45S" calcext:value-type="time">
            <text:p>14:21:45</text:p>
          </table:table-cell>
          <table:table-cell office:value-type="time" office:time-value="PT20H55M30S" calcext:value-type="time">
            <text:p>20:55:30</text:p>
          </table:table-cell>
          <table:table-cell office:value-type="time" office:time-value="PT03H15M14S" calcext:value-type="time">
            <text:p>03:15:14</text:p>
          </table:table-cell>
          <table:table-cell office:value-type="time" office:time-value="PT14H21M33S" calcext:value-type="time">
            <text:p>14:21:33</text:p>
          </table:table-cell>
          <table:table-cell office:value-type="time" office:time-value="PT20H55M32S" calcext:value-type="time">
            <text:p>20:55:32</text:p>
          </table:table-cell>
          <table:table-cell office:value-type="time" office:time-value="PT03H15M25S" calcext:value-type="time">
            <text:p>03:15:25</text:p>
          </table:table-cell>
          <table:table-cell table:formula="of:=IF(OR([.B134]=&quot;&quot;;[.E134]=&quot;&quot;);&quot;&quot;;ROUND(ABS([.B134]-[.E134])*86400))" office:value-type="float" office:value="12" calcext:value-type="float">
            <text:p>12</text:p>
          </table:table-cell>
          <table:table-cell table:formula="of:=IF(OR([.C134]=&quot;&quot;;[.F134]=&quot;&quot;);&quot;&quot;;ROUND(ABS([.C134]-[.F134])*86400))" office:value-type="float" office:value="2" calcext:value-type="float">
            <text:p>2</text:p>
          </table:table-cell>
          <table:table-cell table:formula="of:=IF(OR([.D134]=&quot;&quot;;[.G134]=&quot;&quot;);&quot;&quot;;ROUND(ABS([.D134]-[.G134])*86400))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date" office:date-value="2022-05-13" calcext:value-type="date">
            <text:p>2022-05-13</text:p>
          </table:table-cell>
          <table:table-cell office:value-type="time" office:time-value="PT16H24M22S" calcext:value-type="time">
            <text:p>16:24:22</text:p>
          </table:table-cell>
          <table:table-cell office:value-type="time" office:time-value="PT21H42M38S" calcext:value-type="time">
            <text:p>21:42:38</text:p>
          </table:table-cell>
          <table:table-cell office:value-type="time" office:time-value="PT02H53M14S" calcext:value-type="time">
            <text:p>02:53:14</text:p>
          </table:table-cell>
          <table:table-cell office:value-type="time" office:time-value="PT16H24M05S" calcext:value-type="time">
            <text:p>16:24:05</text:p>
          </table:table-cell>
          <table:table-cell office:value-type="time" office:time-value="PT21H42M40S" calcext:value-type="time">
            <text:p>21:42:40</text:p>
          </table:table-cell>
          <table:table-cell office:value-type="time" office:time-value="PT02H53M26S" calcext:value-type="time">
            <text:p>02:53:26</text:p>
          </table:table-cell>
          <table:table-cell table:formula="of:=IF(OR([.B135]=&quot;&quot;;[.E135]=&quot;&quot;);&quot;&quot;;ROUND(ABS([.B135]-[.E135])*86400))" office:value-type="float" office:value="17" calcext:value-type="float">
            <text:p>17</text:p>
          </table:table-cell>
          <table:table-cell table:formula="of:=IF(OR([.C135]=&quot;&quot;;[.F135]=&quot;&quot;);&quot;&quot;;ROUND(ABS([.C135]-[.F135])*86400))" office:value-type="float" office:value="2" calcext:value-type="float">
            <text:p>2</text:p>
          </table:table-cell>
          <table:table-cell table:formula="of:=IF(OR([.D135]=&quot;&quot;;[.G135]=&quot;&quot;);&quot;&quot;;ROUND(ABS([.D135]-[.G135])*86400)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date" office:date-value="2022-05-14" calcext:value-type="date">
            <text:p>2022-05-14</text:p>
          </table:table-cell>
          <table:table-cell office:value-type="time" office:time-value="PT18H38M20S" calcext:value-type="time">
            <text:p>18:38:20</text:p>
          </table:table-cell>
          <table:table-cell office:value-type="time" office:time-value="PT22H32M46S" calcext:value-type="time">
            <text:p>22:32:46</text:p>
          </table:table-cell>
          <table:table-cell office:value-type="time" office:time-value="PT02H29M53S" calcext:value-type="time">
            <text:p>02:29:53</text:p>
          </table:table-cell>
          <table:table-cell office:value-type="time" office:time-value="PT18H37M56S" calcext:value-type="time">
            <text:p>18:37:56</text:p>
          </table:table-cell>
          <table:table-cell office:value-type="time" office:time-value="PT22H32M47S" calcext:value-type="time">
            <text:p>22:32:47</text:p>
          </table:table-cell>
          <table:table-cell office:value-type="time" office:time-value="PT02H30M05S" calcext:value-type="time">
            <text:p>02:30:05</text:p>
          </table:table-cell>
          <table:table-cell table:formula="of:=IF(OR([.B136]=&quot;&quot;;[.E136]=&quot;&quot;);&quot;&quot;;ROUND(ABS([.B136]-[.E136])*86400))" office:value-type="float" office:value="24" calcext:value-type="float">
            <text:p>24</text:p>
          </table:table-cell>
          <table:table-cell table:formula="of:=IF(OR([.C136]=&quot;&quot;;[.F136]=&quot;&quot;);&quot;&quot;;ROUND(ABS([.C136]-[.F136])*86400))" office:value-type="float" office:value="1" calcext:value-type="float">
            <text:p>1</text:p>
          </table:table-cell>
          <table:table-cell table:formula="of:=IF(OR([.D136]=&quot;&quot;;[.G136]=&quot;&quot;);&quot;&quot;;ROUND(ABS([.D136]-[.G136])*86400)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date" office:date-value="2022-05-15" calcext:value-type="date">
            <text:p>2022-05-15</text:p>
          </table:table-cell>
          <table:table-cell office:value-type="time" office:time-value="PT21H24M19S" calcext:value-type="time">
            <text:p>21:24:19</text:p>
          </table:table-cell>
          <table:table-cell office:value-type="time" office:time-value="PT23H27M05S" calcext:value-type="time">
            <text:p>23:27:05</text:p>
          </table:table-cell>
          <table:table-cell office:value-type="time" office:time-value="PT02H00M29S" calcext:value-type="time">
            <text:p>02:00:29</text:p>
          </table:table-cell>
          <table:table-cell office:value-type="time" office:time-value="PT21H23M40S" calcext:value-type="time">
            <text:p>21:23:40</text:p>
          </table:table-cell>
          <table:table-cell office:value-type="time" office:time-value="PT23H27M05S" calcext:value-type="time">
            <text:p>23:27:05</text:p>
          </table:table-cell>
          <table:table-cell office:value-type="time" office:time-value="PT02H00M43S" calcext:value-type="time">
            <text:p>02:00:43</text:p>
          </table:table-cell>
          <table:table-cell table:formula="of:=IF(OR([.B137]=&quot;&quot;;[.E137]=&quot;&quot;);&quot;&quot;;ROUND(ABS([.B137]-[.E137])*86400))" office:value-type="float" office:value="39" calcext:value-type="float">
            <text:p>39</text:p>
          </table:table-cell>
          <table:table-cell table:formula="of:=IF(OR([.C137]=&quot;&quot;;[.F137]=&quot;&quot;);&quot;&quot;;ROUND(ABS([.C137]-[.F137])*86400))" office:value-type="float" office:value="0" calcext:value-type="float">
            <text:p>0</text:p>
          </table:table-cell>
          <table:table-cell table:formula="of:=IF(OR([.D137]=&quot;&quot;;[.G137]=&quot;&quot;);&quot;&quot;;ROUND(ABS([.D137]-[.G137])*86400))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time" office:time-value="PT01H07M45S" calcext:value-type="time">
            <text:p>01:07:45</text:p>
          </table:table-cell>
          <table:table-cell table:number-columns-repeated="2"/>
          <table:table-cell office:value-type="time" office:time-value="PT23H26M56S" calcext:value-type="time">
            <text:p>23:26:56</text:p>
          </table:table-cell>
          <table:table-cell/>
          <table:table-cell office:value-type="time" office:time-value="PT01H08M02S" calcext:value-type="time">
            <text:p>01:08:02</text:p>
          </table:table-cell>
          <table:table-cell table:formula="of:=IF(OR([.B138]=&quot;&quot;;[.E138]=&quot;&quot;);&quot;&quot;;ROUND(ABS([.B138]-[.E138])*86400))" office:value-type="float" office:value="80351" calcext:value-type="float">
            <text:p>80351</text:p>
          </table:table-cell>
          <table:table-cell table:formula="of:=IF(OR([.C138]=&quot;&quot;;[.F138]=&quot;&quot;);&quot;&quot;;ROUND(ABS([.C138]-[.F138])*86400))">
            <text:p/>
          </table:table-cell>
          <table:table-cell table:formula="of:=IF(OR([.D138]=&quot;&quot;;[.G138]=&quot;&quot;);&quot;&quot;;ROUND(ABS([.D138]-[.G138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5-17" calcext:value-type="date">
            <text:p>2022-05-17</text:p>
          </table:table-cell>
          <table:table-cell table:number-columns-repeated="4"/>
          <table:table-cell office:value-type="time" office:time-value="PT00H26M11S" calcext:value-type="time">
            <text:p>00:26:11</text:p>
          </table:table-cell>
          <table:table-cell/>
          <table:table-cell table:formula="of:=IF(OR([.B139]=&quot;&quot;;[.E139]=&quot;&quot;);&quot;&quot;;ROUND(ABS([.B139]-[.E139])*86400))">
            <text:p/>
          </table:table-cell>
          <table:table-cell table:formula="of:=IF(OR([.C139]=&quot;&quot;;[.F139]=&quot;&quot;);&quot;&quot;;ROUND(ABS([.C139]-[.F139])*86400))">
            <text:p/>
          </table:table-cell>
          <table:table-cell table:formula="of:=IF(OR([.D139]=&quot;&quot;;[.G139]=&quot;&quot;);&quot;&quot;;ROUND(ABS([.D139]-[.G139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 table:number-columns-repeated="4"/>
          <table:table-cell office:value-type="time" office:time-value="PT01H29M32S" calcext:value-type="time">
            <text:p>01:29:32</text:p>
          </table:table-cell>
          <table:table-cell/>
          <table:table-cell table:formula="of:=IF(OR([.B140]=&quot;&quot;;[.E140]=&quot;&quot;);&quot;&quot;;ROUND(ABS([.B140]-[.E140])*86400))">
            <text:p/>
          </table:table-cell>
          <table:table-cell table:formula="of:=IF(OR([.C140]=&quot;&quot;;[.F140]=&quot;&quot;);&quot;&quot;;ROUND(ABS([.C140]-[.F140])*86400))">
            <text:p/>
          </table:table-cell>
          <table:table-cell table:formula="of:=IF(OR([.D140]=&quot;&quot;;[.G140]=&quot;&quot;);&quot;&quot;;ROUND(ABS([.D140]-[.G140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5-19" calcext:value-type="date">
            <text:p>2022-05-19</text:p>
          </table:table-cell>
          <table:table-cell table:number-columns-repeated="4"/>
          <table:table-cell office:value-type="time" office:time-value="PT02H35M01S" calcext:value-type="time">
            <text:p>02:35:01</text:p>
          </table:table-cell>
          <table:table-cell/>
          <table:table-cell table:formula="of:=IF(OR([.B141]=&quot;&quot;;[.E141]=&quot;&quot;);&quot;&quot;;ROUND(ABS([.B141]-[.E141])*86400))">
            <text:p/>
          </table:table-cell>
          <table:table-cell table:formula="of:=IF(OR([.C141]=&quot;&quot;;[.F141]=&quot;&quot;);&quot;&quot;;ROUND(ABS([.C141]-[.F141])*86400))">
            <text:p/>
          </table:table-cell>
          <table:table-cell table:formula="of:=IF(OR([.D141]=&quot;&quot;;[.G141]=&quot;&quot;);&quot;&quot;;ROUND(ABS([.D141]-[.G141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5-20" calcext:value-type="date">
            <text:p>2022-05-20</text:p>
          </table:table-cell>
          <table:table-cell table:number-columns-repeated="4"/>
          <table:table-cell office:value-type="time" office:time-value="PT03H39M29S" calcext:value-type="time">
            <text:p>03:39:29</text:p>
          </table:table-cell>
          <table:table-cell/>
          <table:table-cell table:formula="of:=IF(OR([.B142]=&quot;&quot;;[.E142]=&quot;&quot;);&quot;&quot;;ROUND(ABS([.B142]-[.E142])*86400))">
            <text:p/>
          </table:table-cell>
          <table:table-cell table:formula="of:=IF(OR([.C142]=&quot;&quot;;[.F142]=&quot;&quot;);&quot;&quot;;ROUND(ABS([.C142]-[.F142])*86400))">
            <text:p/>
          </table:table-cell>
          <table:table-cell table:formula="of:=IF(OR([.D142]=&quot;&quot;;[.G142]=&quot;&quot;);&quot;&quot;;ROUND(ABS([.D142]-[.G142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5-21" calcext:value-type="date">
            <text:p>2022-05-21</text:p>
          </table:table-cell>
          <table:table-cell table:number-columns-repeated="4"/>
          <table:table-cell office:value-type="time" office:time-value="PT04H40M11S" calcext:value-type="time">
            <text:p>04:40:11</text:p>
          </table:table-cell>
          <table:table-cell/>
          <table:table-cell table:formula="of:=IF(OR([.B143]=&quot;&quot;;[.E143]=&quot;&quot;);&quot;&quot;;ROUND(ABS([.B143]-[.E143])*86400))">
            <text:p/>
          </table:table-cell>
          <table:table-cell table:formula="of:=IF(OR([.C143]=&quot;&quot;;[.F143]=&quot;&quot;);&quot;&quot;;ROUND(ABS([.C143]-[.F143])*86400))">
            <text:p/>
          </table:table-cell>
          <table:table-cell table:formula="of:=IF(OR([.D143]=&quot;&quot;;[.G143]=&quot;&quot;);&quot;&quot;;ROUND(ABS([.D143]-[.G143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5-22" calcext:value-type="date">
            <text:p>2022-05-22</text:p>
          </table:table-cell>
          <table:table-cell office:value-type="time" office:time-value="PT04H09M20S" calcext:value-type="time">
            <text:p>04:09:20</text:p>
          </table:table-cell>
          <table:table-cell office:value-type="time" office:time-value="PT05H35M48S" calcext:value-type="time">
            <text:p>05:35:48</text:p>
          </table:table-cell>
          <table:table-cell office:value-type="time" office:time-value="PT07H22M11S" calcext:value-type="time">
            <text:p>07:22:11</text:p>
          </table:table-cell>
          <table:table-cell office:value-type="time" office:time-value="PT04H09M46S" calcext:value-type="time">
            <text:p>04:09:46</text:p>
          </table:table-cell>
          <table:table-cell office:value-type="time" office:time-value="PT05H35M49S" calcext:value-type="time">
            <text:p>05:35:49</text:p>
          </table:table-cell>
          <table:table-cell office:value-type="time" office:time-value="PT07H21M35S" calcext:value-type="time">
            <text:p>07:21:35</text:p>
          </table:table-cell>
          <table:table-cell table:formula="of:=IF(OR([.B144]=&quot;&quot;;[.E144]=&quot;&quot;);&quot;&quot;;ROUND(ABS([.B144]-[.E144])*86400))" office:value-type="float" office:value="26" calcext:value-type="float">
            <text:p>26</text:p>
          </table:table-cell>
          <table:table-cell table:formula="of:=IF(OR([.C144]=&quot;&quot;;[.F144]=&quot;&quot;);&quot;&quot;;ROUND(ABS([.C144]-[.F144])*86400))" office:value-type="float" office:value="1" calcext:value-type="float">
            <text:p>1</text:p>
          </table:table-cell>
          <table:table-cell table:formula="of:=IF(OR([.D144]=&quot;&quot;;[.G144]=&quot;&quot;);&quot;&quot;;ROUND(ABS([.D144]-[.G144])*86400))" office:value-type="float" office:value="36" calcext:value-type="float">
            <text:p>36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 office:value-type="time" office:time-value="PT03H13M23S" calcext:value-type="time">
            <text:p>03:13:23</text:p>
          </table:table-cell>
          <table:table-cell office:value-type="time" office:time-value="PT06H26M29S" calcext:value-type="time">
            <text:p>06:26:29</text:p>
          </table:table-cell>
          <table:table-cell office:value-type="time" office:time-value="PT10H03M26S" calcext:value-type="time">
            <text:p>10:03:26</text:p>
          </table:table-cell>
          <table:table-cell office:value-type="time" office:time-value="PT03H13M34S" calcext:value-type="time">
            <text:p>03:13:34</text:p>
          </table:table-cell>
          <table:table-cell office:value-type="time" office:time-value="PT06H26M32S" calcext:value-type="time">
            <text:p>06:26:32</text:p>
          </table:table-cell>
          <table:table-cell office:value-type="time" office:time-value="PT10H03M09S" calcext:value-type="time">
            <text:p>10:03:09</text:p>
          </table:table-cell>
          <table:table-cell table:formula="of:=IF(OR([.B145]=&quot;&quot;;[.E145]=&quot;&quot;);&quot;&quot;;ROUND(ABS([.B145]-[.E145])*86400))" office:value-type="float" office:value="11" calcext:value-type="float">
            <text:p>11</text:p>
          </table:table-cell>
          <table:table-cell table:formula="of:=IF(OR([.C145]=&quot;&quot;;[.F145]=&quot;&quot;);&quot;&quot;;ROUND(ABS([.C145]-[.F145])*86400))" office:value-type="float" office:value="3" calcext:value-type="float">
            <text:p>3</text:p>
          </table:table-cell>
          <table:table-cell table:formula="of:=IF(OR([.D145]=&quot;&quot;;[.G145]=&quot;&quot;);&quot;&quot;;ROUND(ABS([.D145]-[.G145])*86400))" office:value-type="float" office:value="17" calcext:value-type="float">
            <text:p>17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5-24" calcext:value-type="date">
            <text:p>2022-05-24</text:p>
          </table:table-cell>
          <table:table-cell office:value-type="time" office:time-value="PT02H43M50S" calcext:value-type="time">
            <text:p>02:43:50</text:p>
          </table:table-cell>
          <table:table-cell office:value-type="time" office:time-value="PT07H13M17S" calcext:value-type="time">
            <text:p>07:13:17</text:p>
          </table:table-cell>
          <table:table-cell office:value-type="time" office:time-value="PT12H10M16S" calcext:value-type="time">
            <text:p>12:10:16</text:p>
          </table:table-cell>
          <table:table-cell office:value-type="time" office:time-value="PT02H43M58S" calcext:value-type="time">
            <text:p>02:43:58</text:p>
          </table:table-cell>
          <table:table-cell office:value-type="time" office:time-value="PT07H13M20S" calcext:value-type="time">
            <text:p>07:13:20</text:p>
          </table:table-cell>
          <table:table-cell office:value-type="time" office:time-value="PT12H10M05S" calcext:value-type="time">
            <text:p>12:10:05</text:p>
          </table:table-cell>
          <table:table-cell table:formula="of:=IF(OR([.B146]=&quot;&quot;;[.E146]=&quot;&quot;);&quot;&quot;;ROUND(ABS([.B146]-[.E146])*86400))" office:value-type="float" office:value="8" calcext:value-type="float">
            <text:p>8</text:p>
          </table:table-cell>
          <table:table-cell table:formula="of:=IF(OR([.C146]=&quot;&quot;;[.F146]=&quot;&quot;);&quot;&quot;;ROUND(ABS([.C146]-[.F146])*86400))" office:value-type="float" office:value="3" calcext:value-type="float">
            <text:p>3</text:p>
          </table:table-cell>
          <table:table-cell table:formula="of:=IF(OR([.D146]=&quot;&quot;;[.G146]=&quot;&quot;);&quot;&quot;;ROUND(ABS([.D146]-[.G146])*86400))" office:value-type="float" office:value="11" calcext:value-type="float">
            <text:p>11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5-25" calcext:value-type="date">
            <text:p>2022-05-25</text:p>
          </table:table-cell>
          <table:table-cell office:value-type="time" office:time-value="PT02H20M58S" calcext:value-type="time">
            <text:p>02:20:58</text:p>
          </table:table-cell>
          <table:table-cell office:value-type="time" office:time-value="PT07H57M28S" calcext:value-type="time">
            <text:p>07:57:28</text:p>
          </table:table-cell>
          <table:table-cell office:value-type="time" office:time-value="PT14H05M48S" calcext:value-type="time">
            <text:p>14:05:48</text:p>
          </table:table-cell>
          <table:table-cell office:value-type="time" office:time-value="PT02H21M04S" calcext:value-type="time">
            <text:p>02:21:04</text:p>
          </table:table-cell>
          <table:table-cell office:value-type="time" office:time-value="PT07H57M31S" calcext:value-type="time">
            <text:p>07:57:31</text:p>
          </table:table-cell>
          <table:table-cell office:value-type="time" office:time-value="PT14H05M40S" calcext:value-type="time">
            <text:p>14:05:40</text:p>
          </table:table-cell>
          <table:table-cell table:formula="of:=IF(OR([.B147]=&quot;&quot;;[.E147]=&quot;&quot;);&quot;&quot;;ROUND(ABS([.B147]-[.E147])*86400))" office:value-type="float" office:value="6" calcext:value-type="float">
            <text:p>6</text:p>
          </table:table-cell>
          <table:table-cell table:formula="of:=IF(OR([.C147]=&quot;&quot;;[.F147]=&quot;&quot;);&quot;&quot;;ROUND(ABS([.C147]-[.F147])*86400))" office:value-type="float" office:value="3" calcext:value-type="float">
            <text:p>3</text:p>
          </table:table-cell>
          <table:table-cell table:formula="of:=IF(OR([.D147]=&quot;&quot;;[.G147]=&quot;&quot;);&quot;&quot;;ROUND(ABS([.D147]-[.G147])*86400))" office:value-type="float" office:value="8" calcext:value-type="float">
            <text:p>8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5-26" calcext:value-type="date">
            <text:p>2022-05-26</text:p>
          </table:table-cell>
          <table:table-cell office:value-type="time" office:time-value="PT02H00M03S" calcext:value-type="time">
            <text:p>02:00:03</text:p>
          </table:table-cell>
          <table:table-cell office:value-type="time" office:time-value="PT08H40M20S" calcext:value-type="time">
            <text:p>08:40:20</text:p>
          </table:table-cell>
          <table:table-cell office:value-type="time" office:time-value="PT15H58M21S" calcext:value-type="time">
            <text:p>15:58:21</text:p>
          </table:table-cell>
          <table:table-cell office:value-type="time" office:time-value="PT02H00M07S" calcext:value-type="time">
            <text:p>02:00:07</text:p>
          </table:table-cell>
          <table:table-cell office:value-type="time" office:time-value="PT08H40M24S" calcext:value-type="time">
            <text:p>08:40:24</text:p>
          </table:table-cell>
          <table:table-cell office:value-type="time" office:time-value="PT15H58M14S" calcext:value-type="time">
            <text:p>15:58:14</text:p>
          </table:table-cell>
          <table:table-cell table:formula="of:=IF(OR([.B148]=&quot;&quot;;[.E148]=&quot;&quot;);&quot;&quot;;ROUND(ABS([.B148]-[.E148])*86400))" office:value-type="float" office:value="4" calcext:value-type="float">
            <text:p>4</text:p>
          </table:table-cell>
          <table:table-cell table:formula="of:=IF(OR([.C148]=&quot;&quot;;[.F148]=&quot;&quot;);&quot;&quot;;ROUND(ABS([.C148]-[.F148])*86400))" office:value-type="float" office:value="4" calcext:value-type="float">
            <text:p>4</text:p>
          </table:table-cell>
          <table:table-cell table:formula="of:=IF(OR([.D148]=&quot;&quot;;[.G148]=&quot;&quot;);&quot;&quot;;ROUND(ABS([.D148]-[.G148])*86400))" office:value-type="float" office:value="7" calcext:value-type="float">
            <text:p>7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 office:value-type="time" office:time-value="PT01H38M18S" calcext:value-type="time">
            <text:p>01:38:18</text:p>
          </table:table-cell>
          <table:table-cell office:value-type="time" office:time-value="PT09H23M06S" calcext:value-type="time">
            <text:p>09:23:06</text:p>
          </table:table-cell>
          <table:table-cell office:value-type="time" office:time-value="PT17H54M47S" calcext:value-type="time">
            <text:p>17:54:47</text:p>
          </table:table-cell>
          <table:table-cell office:value-type="time" office:time-value="PT01H38M22S" calcext:value-type="time">
            <text:p>01:38:22</text:p>
          </table:table-cell>
          <table:table-cell office:value-type="time" office:time-value="PT09H23M08S" calcext:value-type="time">
            <text:p>09:23:08</text:p>
          </table:table-cell>
          <table:table-cell office:value-type="time" office:time-value="PT17H54M38S" calcext:value-type="time">
            <text:p>17:54:38</text:p>
          </table:table-cell>
          <table:table-cell table:formula="of:=IF(OR([.B149]=&quot;&quot;;[.E149]=&quot;&quot;);&quot;&quot;;ROUND(ABS([.B149]-[.E149])*86400))" office:value-type="float" office:value="4" calcext:value-type="float">
            <text:p>4</text:p>
          </table:table-cell>
          <table:table-cell table:formula="of:=IF(OR([.C149]=&quot;&quot;;[.F149]=&quot;&quot;);&quot;&quot;;ROUND(ABS([.C149]-[.F149])*86400))" office:value-type="float" office:value="2" calcext:value-type="float">
            <text:p>2</text:p>
          </table:table-cell>
          <table:table-cell table:formula="of:=IF(OR([.D149]=&quot;&quot;;[.G149]=&quot;&quot;);&quot;&quot;;ROUND(ABS([.D149]-[.G149])*86400))" office:value-type="float" office:value="9" calcext:value-type="float">
            <text:p>9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5-28" calcext:value-type="date">
            <text:p>2022-05-28</text:p>
          </table:table-cell>
          <table:table-cell office:value-type="time" office:time-value="PT01H12M19S" calcext:value-type="time">
            <text:p>01:12:19</text:p>
          </table:table-cell>
          <table:table-cell office:value-type="time" office:time-value="PT10H06M42S" calcext:value-type="time">
            <text:p>10:06:42</text:p>
          </table:table-cell>
          <table:table-cell office:value-type="time" office:time-value="PT20H06M57S" calcext:value-type="time">
            <text:p>20:06:57</text:p>
          </table:table-cell>
          <table:table-cell office:value-type="time" office:time-value="PT01H12M23S" calcext:value-type="time">
            <text:p>01:12:23</text:p>
          </table:table-cell>
          <table:table-cell office:value-type="time" office:time-value="PT10H06M45S" calcext:value-type="time">
            <text:p>10:06:45</text:p>
          </table:table-cell>
          <table:table-cell office:value-type="time" office:time-value="PT20H06M44S" calcext:value-type="time">
            <text:p>20:06:44</text:p>
          </table:table-cell>
          <table:table-cell table:formula="of:=IF(OR([.B150]=&quot;&quot;;[.E150]=&quot;&quot;);&quot;&quot;;ROUND(ABS([.B150]-[.E150])*86400))" office:value-type="float" office:value="4" calcext:value-type="float">
            <text:p>4</text:p>
          </table:table-cell>
          <table:table-cell table:formula="of:=IF(OR([.C150]=&quot;&quot;;[.F150]=&quot;&quot;);&quot;&quot;;ROUND(ABS([.C150]-[.F150])*86400))" office:value-type="float" office:value="3" calcext:value-type="float">
            <text:p>3</text:p>
          </table:table-cell>
          <table:table-cell table:formula="of:=IF(OR([.D150]=&quot;&quot;;[.G150]=&quot;&quot;);&quot;&quot;;ROUND(ABS([.D150]-[.G150])*86400))" office:value-type="float" office:value="13" calcext:value-type="float">
            <text:p>13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5-29" calcext:value-type="date">
            <text:p>2022-05-29</text:p>
          </table:table-cell>
          <table:table-cell office:value-type="time" office:time-value="PT00H32M45S" calcext:value-type="time">
            <text:p>00:32:45</text:p>
          </table:table-cell>
          <table:table-cell office:value-type="time" office:time-value="PT10H51M56S" calcext:value-type="time">
            <text:p>10:51:56</text:p>
          </table:table-cell>
          <table:table-cell/>
          <table:table-cell office:value-type="time" office:time-value="PT00H32M50S" calcext:value-type="time">
            <text:p>00:32:50</text:p>
          </table:table-cell>
          <table:table-cell office:value-type="time" office:time-value="PT10H51M57S" calcext:value-type="time">
            <text:p>10:51:57</text:p>
          </table:table-cell>
          <table:table-cell office:value-type="time" office:time-value="PT23H19M36S" calcext:value-type="time">
            <text:p>23:19:36</text:p>
          </table:table-cell>
          <table:table-cell table:formula="of:=IF(OR([.B151]=&quot;&quot;;[.E151]=&quot;&quot;);&quot;&quot;;ROUND(ABS([.B151]-[.E151])*86400))" office:value-type="float" office:value="5" calcext:value-type="float">
            <text:p>5</text:p>
          </table:table-cell>
          <table:table-cell table:formula="of:=IF(OR([.C151]=&quot;&quot;;[.F151]=&quot;&quot;);&quot;&quot;;ROUND(ABS([.C151]-[.F151])*86400))" office:value-type="float" office:value="1" calcext:value-type="float">
            <text:p>1</text:p>
          </table:table-cell>
          <table:table-cell table:formula="of:=IF(OR([.D151]=&quot;&quot;;[.G151]=&quot;&quot;);&quot;&quot;;ROUND(ABS([.D151]-[.G151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time" office:time-value="PT11H39M08S" calcext:value-type="time">
            <text:p>11:39:08</text:p>
          </table:table-cell>
          <table:table-cell table:number-columns-repeated="2"/>
          <table:table-cell table:number-columns-repeated="2" office:value-type="time" office:time-value="PT11H39M08S" calcext:value-type="time">
            <text:p>11:39:08</text:p>
          </table:table-cell>
          <table:table-cell/>
          <table:table-cell table:formula="of:=IF(OR([.B152]=&quot;&quot;;[.E152]=&quot;&quot;);&quot;&quot;;ROUND(ABS([.B152]-[.E152])*86400))" office:value-type="float" office:value="0" calcext:value-type="float">
            <text:p>0</text:p>
          </table:table-cell>
          <table:table-cell table:formula="of:=IF(OR([.C152]=&quot;&quot;;[.F152]=&quot;&quot;);&quot;&quot;;ROUND(ABS([.C152]-[.F152])*86400))">
            <text:p/>
          </table:table-cell>
          <table:table-cell table:formula="of:=IF(OR([.D152]=&quot;&quot;;[.G152]=&quot;&quot;);&quot;&quot;;ROUND(ABS([.D152]-[.G152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5-31" calcext:value-type="date">
            <text:p>2022-05-31</text:p>
          </table:table-cell>
          <table:table-cell office:value-type="time" office:time-value="PT12H28M16S" calcext:value-type="time">
            <text:p>12:28:16</text:p>
          </table:table-cell>
          <table:table-cell table:number-columns-repeated="2"/>
          <table:table-cell office:value-type="time" office:time-value="PT12H28M16S" calcext:value-type="time">
            <text:p>12:28:16</text:p>
          </table:table-cell>
          <table:table-cell office:value-type="time" office:time-value="PT12H28M13S" calcext:value-type="time">
            <text:p>12:28:13</text:p>
          </table:table-cell>
          <table:table-cell/>
          <table:table-cell table:formula="of:=IF(OR([.B153]=&quot;&quot;;[.E153]=&quot;&quot;);&quot;&quot;;ROUND(ABS([.B153]-[.E153])*86400))" office:value-type="float" office:value="0" calcext:value-type="float">
            <text:p>0</text:p>
          </table:table-cell>
          <table:table-cell table:formula="of:=IF(OR([.C153]=&quot;&quot;;[.F153]=&quot;&quot;);&quot;&quot;;ROUND(ABS([.C153]-[.F153])*86400))">
            <text:p/>
          </table:table-cell>
          <table:table-cell table:formula="of:=IF(OR([.D153]=&quot;&quot;;[.G153]=&quot;&quot;);&quot;&quot;;ROUND(ABS([.D153]-[.G153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time" office:time-value="PT13H18M42S" calcext:value-type="time">
            <text:p>13:18:42</text:p>
          </table:table-cell>
          <table:table-cell table:number-columns-repeated="2"/>
          <table:table-cell office:value-type="time" office:time-value="PT13H18M42S" calcext:value-type="time">
            <text:p>13:18:42</text:p>
          </table:table-cell>
          <table:table-cell office:value-type="time" office:time-value="PT13H18M38S" calcext:value-type="time">
            <text:p>13:18:38</text:p>
          </table:table-cell>
          <table:table-cell/>
          <table:table-cell table:formula="of:=IF(OR([.B154]=&quot;&quot;;[.E154]=&quot;&quot;);&quot;&quot;;ROUND(ABS([.B154]-[.E154])*86400))" office:value-type="float" office:value="0" calcext:value-type="float">
            <text:p>0</text:p>
          </table:table-cell>
          <table:table-cell table:formula="of:=IF(OR([.C154]=&quot;&quot;;[.F154]=&quot;&quot;);&quot;&quot;;ROUND(ABS([.C154]-[.F154])*86400))">
            <text:p/>
          </table:table-cell>
          <table:table-cell table:formula="of:=IF(OR([.D154]=&quot;&quot;;[.G154]=&quot;&quot;);&quot;&quot;;ROUND(ABS([.D154]-[.G154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time" office:time-value="PT14H09M28S" calcext:value-type="time">
            <text:p>14:09:28</text:p>
          </table:table-cell>
          <table:table-cell table:number-columns-repeated="2"/>
          <table:table-cell office:value-type="time" office:time-value="PT14H09M28S" calcext:value-type="time">
            <text:p>14:09:28</text:p>
          </table:table-cell>
          <table:table-cell office:value-type="time" office:time-value="PT14H09M24S" calcext:value-type="time">
            <text:p>14:09:24</text:p>
          </table:table-cell>
          <table:table-cell/>
          <table:table-cell table:formula="of:=IF(OR([.B155]=&quot;&quot;;[.E155]=&quot;&quot;);&quot;&quot;;ROUND(ABS([.B155]-[.E155])*86400))" office:value-type="float" office:value="0" calcext:value-type="float">
            <text:p>0</text:p>
          </table:table-cell>
          <table:table-cell table:formula="of:=IF(OR([.C155]=&quot;&quot;;[.F155]=&quot;&quot;);&quot;&quot;;ROUND(ABS([.C155]-[.F155])*86400))">
            <text:p/>
          </table:table-cell>
          <table:table-cell table:formula="of:=IF(OR([.D155]=&quot;&quot;;[.G155]=&quot;&quot;);&quot;&quot;;ROUND(ABS([.D155]-[.G155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03" calcext:value-type="date">
            <text:p>2022-06-03</text:p>
          </table:table-cell>
          <table:table-cell office:value-type="time" office:time-value="PT14H59M30S" calcext:value-type="time">
            <text:p>14:59:30</text:p>
          </table:table-cell>
          <table:table-cell table:number-columns-repeated="2"/>
          <table:table-cell office:value-type="time" office:time-value="PT14H59M30S" calcext:value-type="time">
            <text:p>14:59:30</text:p>
          </table:table-cell>
          <table:table-cell office:value-type="time" office:time-value="PT14H59M27S" calcext:value-type="time">
            <text:p>14:59:27</text:p>
          </table:table-cell>
          <table:table-cell/>
          <table:table-cell table:formula="of:=IF(OR([.B156]=&quot;&quot;;[.E156]=&quot;&quot;);&quot;&quot;;ROUND(ABS([.B156]-[.E156])*86400))" office:value-type="float" office:value="0" calcext:value-type="float">
            <text:p>0</text:p>
          </table:table-cell>
          <table:table-cell table:formula="of:=IF(OR([.C156]=&quot;&quot;;[.F156]=&quot;&quot;);&quot;&quot;;ROUND(ABS([.C156]-[.F156])*86400))">
            <text:p/>
          </table:table-cell>
          <table:table-cell table:formula="of:=IF(OR([.D156]=&quot;&quot;;[.G156]=&quot;&quot;);&quot;&quot;;ROUND(ABS([.D156]-[.G156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04" calcext:value-type="date">
            <text:p>2022-06-04</text:p>
          </table:table-cell>
          <table:table-cell office:value-type="time" office:time-value="PT15H47M59S" calcext:value-type="time">
            <text:p>15:47:59</text:p>
          </table:table-cell>
          <table:table-cell table:number-columns-repeated="2"/>
          <table:table-cell office:value-type="time" office:time-value="PT15H47M59S" calcext:value-type="time">
            <text:p>15:47:59</text:p>
          </table:table-cell>
          <table:table-cell office:value-type="time" office:time-value="PT15H47M57S" calcext:value-type="time">
            <text:p>15:47:57</text:p>
          </table:table-cell>
          <table:table-cell/>
          <table:table-cell table:formula="of:=IF(OR([.B157]=&quot;&quot;;[.E157]=&quot;&quot;);&quot;&quot;;ROUND(ABS([.B157]-[.E157])*86400))" office:value-type="float" office:value="0" calcext:value-type="float">
            <text:p>0</text:p>
          </table:table-cell>
          <table:table-cell table:formula="of:=IF(OR([.C157]=&quot;&quot;;[.F157]=&quot;&quot;);&quot;&quot;;ROUND(ABS([.C157]-[.F157])*86400))">
            <text:p/>
          </table:table-cell>
          <table:table-cell table:formula="of:=IF(OR([.D157]=&quot;&quot;;[.G157]=&quot;&quot;);&quot;&quot;;ROUND(ABS([.D157]-[.G157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05" calcext:value-type="date">
            <text:p>2022-06-05</text:p>
          </table:table-cell>
          <table:table-cell office:value-type="time" office:time-value="PT16H34M35S" calcext:value-type="time">
            <text:p>16:34:35</text:p>
          </table:table-cell>
          <table:table-cell table:number-columns-repeated="2"/>
          <table:table-cell table:number-columns-repeated="2" office:value-type="time" office:time-value="PT16H34M35S" calcext:value-type="time">
            <text:p>16:34:35</text:p>
          </table:table-cell>
          <table:table-cell/>
          <table:table-cell table:formula="of:=IF(OR([.B158]=&quot;&quot;;[.E158]=&quot;&quot;);&quot;&quot;;ROUND(ABS([.B158]-[.E158])*86400))" office:value-type="float" office:value="0" calcext:value-type="float">
            <text:p>0</text:p>
          </table:table-cell>
          <table:table-cell table:formula="of:=IF(OR([.C158]=&quot;&quot;;[.F158]=&quot;&quot;);&quot;&quot;;ROUND(ABS([.C158]-[.F158])*86400))">
            <text:p/>
          </table:table-cell>
          <table:table-cell table:formula="of:=IF(OR([.D158]=&quot;&quot;;[.G158]=&quot;&quot;);&quot;&quot;;ROUND(ABS([.D158]-[.G158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time" office:time-value="PT07H35M41S" calcext:value-type="time">
            <text:p>07:35:41</text:p>
          </table:table-cell>
          <table:table-cell office:value-type="time" office:time-value="PT17H19M31S" calcext:value-type="time">
            <text:p>17:19:31</text:p>
          </table:table-cell>
          <table:table-cell office:value-type="time" office:time-value="PT02H37M46S" calcext:value-type="time">
            <text:p>02:37:46</text:p>
          </table:table-cell>
          <table:table-cell office:value-type="time" office:time-value="PT07H35M28S" calcext:value-type="time">
            <text:p>07:35:28</text:p>
          </table:table-cell>
          <table:table-cell office:value-type="time" office:time-value="PT17H19M33S" calcext:value-type="time">
            <text:p>17:19:33</text:p>
          </table:table-cell>
          <table:table-cell office:value-type="time" office:time-value="PT02H37M55S" calcext:value-type="time">
            <text:p>02:37:55</text:p>
          </table:table-cell>
          <table:table-cell table:formula="of:=IF(OR([.B159]=&quot;&quot;;[.E159]=&quot;&quot;);&quot;&quot;;ROUND(ABS([.B159]-[.E159])*86400))" office:value-type="float" office:value="13" calcext:value-type="float">
            <text:p>13</text:p>
          </table:table-cell>
          <table:table-cell table:formula="of:=IF(OR([.C159]=&quot;&quot;;[.F159]=&quot;&quot;);&quot;&quot;;ROUND(ABS([.C159]-[.F159])*86400))" office:value-type="float" office:value="2" calcext:value-type="float">
            <text:p>2</text:p>
          </table:table-cell>
          <table:table-cell table:formula="of:=IF(OR([.D159]=&quot;&quot;;[.G159]=&quot;&quot;);&quot;&quot;;ROUND(ABS([.D159]-[.G159])*86400))" office:value-type="float" office:value="9" calcext:value-type="float">
            <text:p>9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07" calcext:value-type="date">
            <text:p>2022-06-07</text:p>
          </table:table-cell>
          <table:table-cell office:value-type="time" office:time-value="PT09H44M31S" calcext:value-type="time">
            <text:p>09:44:31</text:p>
          </table:table-cell>
          <table:table-cell office:value-type="time" office:time-value="PT18H03M24S" calcext:value-type="time">
            <text:p>18:03:24</text:p>
          </table:table-cell>
          <table:table-cell office:value-type="time" office:time-value="PT02H01M45S" calcext:value-type="time">
            <text:p>02:01:45</text:p>
          </table:table-cell>
          <table:table-cell office:value-type="time" office:time-value="PT09H44M21S" calcext:value-type="time">
            <text:p>09:44:21</text:p>
          </table:table-cell>
          <table:table-cell office:value-type="time" office:time-value="PT18H03M26S" calcext:value-type="time">
            <text:p>18:03:26</text:p>
          </table:table-cell>
          <table:table-cell office:value-type="time" office:time-value="PT02H01M52S" calcext:value-type="time">
            <text:p>02:01:52</text:p>
          </table:table-cell>
          <table:table-cell table:formula="of:=IF(OR([.B160]=&quot;&quot;;[.E160]=&quot;&quot;);&quot;&quot;;ROUND(ABS([.B160]-[.E160])*86400))" office:value-type="float" office:value="10" calcext:value-type="float">
            <text:p>10</text:p>
          </table:table-cell>
          <table:table-cell table:formula="of:=IF(OR([.C160]=&quot;&quot;;[.F160]=&quot;&quot;);&quot;&quot;;ROUND(ABS([.C160]-[.F160])*86400))" office:value-type="float" office:value="2" calcext:value-type="float">
            <text:p>2</text:p>
          </table:table-cell>
          <table:table-cell table:formula="of:=IF(OR([.D160]=&quot;&quot;;[.G160]=&quot;&quot;);&quot;&quot;;ROUND(ABS([.D160]-[.G160])*86400))" office:value-type="float" office:value="7" calcext:value-type="float">
            <text:p>7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time" office:time-value="PT11H42M03S" calcext:value-type="time">
            <text:p>11:42:03</text:p>
          </table:table-cell>
          <table:table-cell office:value-type="time" office:time-value="PT18H47M10S" calcext:value-type="time">
            <text:p>18:47:10</text:p>
          </table:table-cell>
          <table:table-cell office:value-type="time" office:time-value="PT01H36M34S" calcext:value-type="time">
            <text:p>01:36:34</text:p>
          </table:table-cell>
          <table:table-cell office:value-type="time" office:time-value="PT11H41M53S" calcext:value-type="time">
            <text:p>11:41:53</text:p>
          </table:table-cell>
          <table:table-cell office:value-type="time" office:time-value="PT18H47M13S" calcext:value-type="time">
            <text:p>18:47:13</text:p>
          </table:table-cell>
          <table:table-cell office:value-type="time" office:time-value="PT01H36M41S" calcext:value-type="time">
            <text:p>01:36:41</text:p>
          </table:table-cell>
          <table:table-cell table:formula="of:=IF(OR([.B161]=&quot;&quot;;[.E161]=&quot;&quot;);&quot;&quot;;ROUND(ABS([.B161]-[.E161])*86400))" office:value-type="float" office:value="10" calcext:value-type="float">
            <text:p>10</text:p>
          </table:table-cell>
          <table:table-cell table:formula="of:=IF(OR([.C161]=&quot;&quot;;[.F161]=&quot;&quot;);&quot;&quot;;ROUND(ABS([.C161]-[.F161])*86400))" office:value-type="float" office:value="3" calcext:value-type="float">
            <text:p>3</text:p>
          </table:table-cell>
          <table:table-cell table:formula="of:=IF(OR([.D161]=&quot;&quot;;[.G161]=&quot;&quot;);&quot;&quot;;ROUND(ABS([.D161]-[.G161])*86400))" office:value-type="float" office:value="7" calcext:value-type="float">
            <text:p>7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09" calcext:value-type="date">
            <text:p>2022-06-09</text:p>
          </table:table-cell>
          <table:table-cell office:value-type="time" office:time-value="PT13H38M52S" calcext:value-type="time">
            <text:p>13:38:52</text:p>
          </table:table-cell>
          <table:table-cell office:value-type="time" office:time-value="PT19H32M01S" calcext:value-type="time">
            <text:p>19:32:01</text:p>
          </table:table-cell>
          <table:table-cell office:value-type="time" office:time-value="PT01H14M43S" calcext:value-type="time">
            <text:p>01:14:43</text:p>
          </table:table-cell>
          <table:table-cell office:value-type="time" office:time-value="PT13H38M40S" calcext:value-type="time">
            <text:p>13:38:40</text:p>
          </table:table-cell>
          <table:table-cell office:value-type="time" office:time-value="PT19H32M05S" calcext:value-type="time">
            <text:p>19:32:05</text:p>
          </table:table-cell>
          <table:table-cell office:value-type="time" office:time-value="PT01H14M50S" calcext:value-type="time">
            <text:p>01:14:50</text:p>
          </table:table-cell>
          <table:table-cell table:formula="of:=IF(OR([.B162]=&quot;&quot;;[.E162]=&quot;&quot;);&quot;&quot;;ROUND(ABS([.B162]-[.E162])*86400))" office:value-type="float" office:value="12" calcext:value-type="float">
            <text:p>12</text:p>
          </table:table-cell>
          <table:table-cell table:formula="of:=IF(OR([.C162]=&quot;&quot;;[.F162]=&quot;&quot;);&quot;&quot;;ROUND(ABS([.C162]-[.F162])*86400))" office:value-type="float" office:value="4" calcext:value-type="float">
            <text:p>4</text:p>
          </table:table-cell>
          <table:table-cell table:formula="of:=IF(OR([.D162]=&quot;&quot;;[.G162]=&quot;&quot;);&quot;&quot;;ROUND(ABS([.D162]-[.G162])*86400))" office:value-type="float" office:value="7" calcext:value-type="float">
            <text:p>7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office:value-type="time" office:time-value="PT15H42M37S" calcext:value-type="time">
            <text:p>15:42:37</text:p>
          </table:table-cell>
          <table:table-cell office:value-type="time" office:time-value="PT20H19M18S" calcext:value-type="time">
            <text:p>20:19:18</text:p>
          </table:table-cell>
          <table:table-cell office:value-type="time" office:time-value="PT00H52M54S" calcext:value-type="time">
            <text:p>00:52:54</text:p>
          </table:table-cell>
          <table:table-cell office:value-type="time" office:time-value="PT15H42M19S" calcext:value-type="time">
            <text:p>15:42:19</text:p>
          </table:table-cell>
          <table:table-cell office:value-type="time" office:time-value="PT20H19M21S" calcext:value-type="time">
            <text:p>20:19:21</text:p>
          </table:table-cell>
          <table:table-cell office:value-type="time" office:time-value="PT00H53M02S" calcext:value-type="time">
            <text:p>00:53:02</text:p>
          </table:table-cell>
          <table:table-cell table:formula="of:=IF(OR([.B163]=&quot;&quot;;[.E163]=&quot;&quot;);&quot;&quot;;ROUND(ABS([.B163]-[.E163])*86400))" office:value-type="float" office:value="18" calcext:value-type="float">
            <text:p>18</text:p>
          </table:table-cell>
          <table:table-cell table:formula="of:=IF(OR([.C163]=&quot;&quot;;[.F163]=&quot;&quot;);&quot;&quot;;ROUND(ABS([.C163]-[.F163])*86400))" office:value-type="float" office:value="3" calcext:value-type="float">
            <text:p>3</text:p>
          </table:table-cell>
          <table:table-cell table:formula="of:=IF(OR([.D163]=&quot;&quot;;[.G163]=&quot;&quot;);&quot;&quot;;ROUND(ABS([.D163]-[.G163])*86400))" office:value-type="float" office:value="8" calcext:value-type="float">
            <text:p>8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11" calcext:value-type="date">
            <text:p>2022-06-11</text:p>
          </table:table-cell>
          <table:table-cell office:value-type="time" office:time-value="PT18H04M47S" calcext:value-type="time">
            <text:p>18:04:47</text:p>
          </table:table-cell>
          <table:table-cell office:value-type="time" office:time-value="PT21H10M26S" calcext:value-type="time">
            <text:p>21:10:26</text:p>
          </table:table-cell>
          <table:table-cell office:value-type="time" office:time-value="PT00H27M48S" calcext:value-type="time">
            <text:p>00:27:48</text:p>
          </table:table-cell>
          <table:table-cell office:value-type="time" office:time-value="PT18H04M15S" calcext:value-type="time">
            <text:p>18:04:15</text:p>
          </table:table-cell>
          <table:table-cell office:value-type="time" office:time-value="PT21H10M28S" calcext:value-type="time">
            <text:p>21:10:28</text:p>
          </table:table-cell>
          <table:table-cell office:value-type="time" office:time-value="PT00H27M58S" calcext:value-type="time">
            <text:p>00:27:58</text:p>
          </table:table-cell>
          <table:table-cell table:formula="of:=IF(OR([.B164]=&quot;&quot;;[.E164]=&quot;&quot;);&quot;&quot;;ROUND(ABS([.B164]-[.E164])*86400))" office:value-type="float" office:value="32" calcext:value-type="float">
            <text:p>32</text:p>
          </table:table-cell>
          <table:table-cell table:formula="of:=IF(OR([.C164]=&quot;&quot;;[.F164]=&quot;&quot;);&quot;&quot;;ROUND(ABS([.C164]-[.F164])*86400))" office:value-type="float" office:value="2" calcext:value-type="float">
            <text:p>2</text:p>
          </table:table-cell>
          <table:table-cell table:formula="of:=IF(OR([.D164]=&quot;&quot;;[.G164]=&quot;&quot;);&quot;&quot;;ROUND(ABS([.D164]-[.G164])*86400))" office:value-type="float" office:value="10" calcext:value-type="float">
            <text:p>10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12" calcext:value-type="date">
            <text:p>2022-06-12</text:p>
          </table:table-cell>
          <table:table-cell table:number-columns-repeated="3"/>
          <table:table-cell office:value-type="time" office:time-value="PT22H16M04S" calcext:value-type="time">
            <text:p>22:16:04</text:p>
          </table:table-cell>
          <table:table-cell office:value-type="time" office:time-value="PT22H06M38S" calcext:value-type="time">
            <text:p>22:06:38</text:p>
          </table:table-cell>
          <table:table-cell office:value-type="time" office:time-value="PT21H34M04S" calcext:value-type="time">
            <text:p>21:34:04</text:p>
          </table:table-cell>
          <table:table-cell table:formula="of:=IF(OR([.B165]=&quot;&quot;;[.E165]=&quot;&quot;);&quot;&quot;;ROUND(ABS([.B165]-[.E165])*86400))">
            <text:p/>
          </table:table-cell>
          <table:table-cell table:formula="of:=IF(OR([.C165]=&quot;&quot;;[.F165]=&quot;&quot;);&quot;&quot;;ROUND(ABS([.C165]-[.F165])*86400))">
            <text:p/>
          </table:table-cell>
          <table:table-cell table:formula="of:=IF(OR([.D165]=&quot;&quot;;[.G165]=&quot;&quot;);&quot;&quot;;ROUND(ABS([.D165]-[.G165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table:number-columns-repeated="4"/>
          <table:table-cell office:value-type="time" office:time-value="PT23H08M15S" calcext:value-type="time">
            <text:p>23:08:15</text:p>
          </table:table-cell>
          <table:table-cell/>
          <table:table-cell table:formula="of:=IF(OR([.B166]=&quot;&quot;;[.E166]=&quot;&quot;);&quot;&quot;;ROUND(ABS([.B166]-[.E166])*86400))">
            <text:p/>
          </table:table-cell>
          <table:table-cell table:formula="of:=IF(OR([.C166]=&quot;&quot;;[.F166]=&quot;&quot;);&quot;&quot;;ROUND(ABS([.C166]-[.F166])*86400))">
            <text:p/>
          </table:table-cell>
          <table:table-cell table:formula="of:=IF(OR([.D166]=&quot;&quot;;[.G166]=&quot;&quot;);&quot;&quot;;ROUND(ABS([.D166]-[.G166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14" calcext:value-type="date">
            <text:p>2022-06-14</text:p>
          </table:table-cell>
          <table:table-cell table:number-columns-repeated="6"/>
          <table:table-cell table:formula="of:=IF(OR([.B167]=&quot;&quot;;[.E167]=&quot;&quot;);&quot;&quot;;ROUND(ABS([.B167]-[.E167])*86400))">
            <text:p/>
          </table:table-cell>
          <table:table-cell table:formula="of:=IF(OR([.C167]=&quot;&quot;;[.F167]=&quot;&quot;);&quot;&quot;;ROUND(ABS([.C167]-[.F167])*86400))">
            <text:p/>
          </table:table-cell>
          <table:table-cell table:formula="of:=IF(OR([.D167]=&quot;&quot;;[.G167]=&quot;&quot;);&quot;&quot;;ROUND(ABS([.D167]-[.G167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table:number-columns-repeated="4"/>
          <table:table-cell office:value-type="time" office:time-value="PT00H14M10S" calcext:value-type="time">
            <text:p>00:14:10</text:p>
          </table:table-cell>
          <table:table-cell/>
          <table:table-cell table:formula="of:=IF(OR([.B168]=&quot;&quot;;[.E168]=&quot;&quot;);&quot;&quot;;ROUND(ABS([.B168]-[.E168])*86400))">
            <text:p/>
          </table:table-cell>
          <table:table-cell table:formula="of:=IF(OR([.C168]=&quot;&quot;;[.F168]=&quot;&quot;);&quot;&quot;;ROUND(ABS([.C168]-[.F168])*86400))">
            <text:p/>
          </table:table-cell>
          <table:table-cell table:formula="of:=IF(OR([.D168]=&quot;&quot;;[.G168]=&quot;&quot;);&quot;&quot;;ROUND(ABS([.D168]-[.G168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16" calcext:value-type="date">
            <text:p>2022-06-16</text:p>
          </table:table-cell>
          <table:table-cell table:number-columns-repeated="4"/>
          <table:table-cell office:value-type="time" office:time-value="PT01H21M20S" calcext:value-type="time">
            <text:p>01:21:20</text:p>
          </table:table-cell>
          <table:table-cell/>
          <table:table-cell table:formula="of:=IF(OR([.B169]=&quot;&quot;;[.E169]=&quot;&quot;);&quot;&quot;;ROUND(ABS([.B169]-[.E169])*86400))">
            <text:p/>
          </table:table-cell>
          <table:table-cell table:formula="of:=IF(OR([.C169]=&quot;&quot;;[.F169]=&quot;&quot;);&quot;&quot;;ROUND(ABS([.C169]-[.F169])*86400))">
            <text:p/>
          </table:table-cell>
          <table:table-cell table:formula="of:=IF(OR([.D169]=&quot;&quot;;[.G169]=&quot;&quot;);&quot;&quot;;ROUND(ABS([.D169]-[.G169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table:number-columns-repeated="4"/>
          <table:table-cell office:value-type="time" office:time-value="PT02H26M11S" calcext:value-type="time">
            <text:p>02:26:11</text:p>
          </table:table-cell>
          <table:table-cell/>
          <table:table-cell table:formula="of:=IF(OR([.B170]=&quot;&quot;;[.E170]=&quot;&quot;);&quot;&quot;;ROUND(ABS([.B170]-[.E170])*86400))">
            <text:p/>
          </table:table-cell>
          <table:table-cell table:formula="of:=IF(OR([.C170]=&quot;&quot;;[.F170]=&quot;&quot;);&quot;&quot;;ROUND(ABS([.C170]-[.F170])*86400))">
            <text:p/>
          </table:table-cell>
          <table:table-cell table:formula="of:=IF(OR([.D170]=&quot;&quot;;[.G170]=&quot;&quot;);&quot;&quot;;ROUND(ABS([.D170]-[.G170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table:number-columns-repeated="4"/>
          <table:table-cell office:value-type="time" office:time-value="PT03H26M10S" calcext:value-type="time">
            <text:p>03:26:10</text:p>
          </table:table-cell>
          <table:table-cell/>
          <table:table-cell table:formula="of:=IF(OR([.B171]=&quot;&quot;;[.E171]=&quot;&quot;);&quot;&quot;;ROUND(ABS([.B171]-[.E171])*86400))">
            <text:p/>
          </table:table-cell>
          <table:table-cell table:formula="of:=IF(OR([.C171]=&quot;&quot;;[.F171]=&quot;&quot;);&quot;&quot;;ROUND(ABS([.C171]-[.F171])*86400))">
            <text:p/>
          </table:table-cell>
          <table:table-cell table:formula="of:=IF(OR([.D171]=&quot;&quot;;[.G171]=&quot;&quot;);&quot;&quot;;ROUND(ABS([.D171]-[.G171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19" calcext:value-type="date">
            <text:p>2022-06-19</text:p>
          </table:table-cell>
          <table:table-cell office:value-type="time" office:time-value="PT01H39M19S" calcext:value-type="time">
            <text:p>01:39:19</text:p>
          </table:table-cell>
          <table:table-cell office:value-type="time" office:time-value="PT04H20M32S" calcext:value-type="time">
            <text:p>04:20:32</text:p>
          </table:table-cell>
          <table:table-cell office:value-type="time" office:time-value="PT07H24M58S" calcext:value-type="time">
            <text:p>07:24:58</text:p>
          </table:table-cell>
          <table:table-cell office:value-type="time" office:time-value="PT01H39M27S" calcext:value-type="time">
            <text:p>01:39:27</text:p>
          </table:table-cell>
          <table:table-cell office:value-type="time" office:time-value="PT04H20M33S" calcext:value-type="time">
            <text:p>04:20:33</text:p>
          </table:table-cell>
          <table:table-cell office:value-type="time" office:time-value="PT07H24M38S" calcext:value-type="time">
            <text:p>07:24:38</text:p>
          </table:table-cell>
          <table:table-cell table:formula="of:=IF(OR([.B172]=&quot;&quot;;[.E172]=&quot;&quot;);&quot;&quot;;ROUND(ABS([.B172]-[.E172])*86400))" office:value-type="float" office:value="8" calcext:value-type="float">
            <text:p>8</text:p>
          </table:table-cell>
          <table:table-cell table:formula="of:=IF(OR([.C172]=&quot;&quot;;[.F172]=&quot;&quot;);&quot;&quot;;ROUND(ABS([.C172]-[.F172])*86400))" office:value-type="float" office:value="1" calcext:value-type="float">
            <text:p>1</text:p>
          </table:table-cell>
          <table:table-cell table:formula="of:=IF(OR([.D172]=&quot;&quot;;[.G172]=&quot;&quot;);&quot;&quot;;ROUND(ABS([.D172]-[.G172])*86400))" office:value-type="float" office:value="20" calcext:value-type="float">
            <text:p>20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20" calcext:value-type="date">
            <text:p>2022-06-20</text:p>
          </table:table-cell>
          <table:table-cell office:value-type="time" office:time-value="PT01H04M08S" calcext:value-type="time">
            <text:p>01:04:08</text:p>
          </table:table-cell>
          <table:table-cell office:value-type="time" office:time-value="PT05H09M59S" calcext:value-type="time">
            <text:p>05:09:59</text:p>
          </table:table-cell>
          <table:table-cell office:value-type="time" office:time-value="PT09H42M46S" calcext:value-type="time">
            <text:p>09:42:46</text:p>
          </table:table-cell>
          <table:table-cell office:value-type="time" office:time-value="PT01H04M13S" calcext:value-type="time">
            <text:p>01:04:13</text:p>
          </table:table-cell>
          <table:table-cell office:value-type="time" office:time-value="PT05H10M02S" calcext:value-type="time">
            <text:p>05:10:02</text:p>
          </table:table-cell>
          <table:table-cell office:value-type="time" office:time-value="PT09H42M34S" calcext:value-type="time">
            <text:p>09:42:34</text:p>
          </table:table-cell>
          <table:table-cell table:formula="of:=IF(OR([.B173]=&quot;&quot;;[.E173]=&quot;&quot;);&quot;&quot;;ROUND(ABS([.B173]-[.E173])*86400))" office:value-type="float" office:value="5" calcext:value-type="float">
            <text:p>5</text:p>
          </table:table-cell>
          <table:table-cell table:formula="of:=IF(OR([.C173]=&quot;&quot;;[.F173]=&quot;&quot;);&quot;&quot;;ROUND(ABS([.C173]-[.F173])*86400))" office:value-type="float" office:value="3" calcext:value-type="float">
            <text:p>3</text:p>
          </table:table-cell>
          <table:table-cell table:formula="of:=IF(OR([.D173]=&quot;&quot;;[.G173]=&quot;&quot;);&quot;&quot;;ROUND(ABS([.D173]-[.G173])*86400))" office:value-type="float" office:value="12" calcext:value-type="float">
            <text:p>12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21" calcext:value-type="date">
            <text:p>2022-06-21</text:p>
          </table:table-cell>
          <table:table-cell office:value-type="time" office:time-value="PT00H39M28S" calcext:value-type="time">
            <text:p>00:39:28</text:p>
          </table:table-cell>
          <table:table-cell office:value-type="time" office:time-value="PT05H55M50S" calcext:value-type="time">
            <text:p>05:55:50</text:p>
          </table:table-cell>
          <table:table-cell office:value-type="time" office:time-value="PT11H43M04S" calcext:value-type="time">
            <text:p>11:43:04</text:p>
          </table:table-cell>
          <table:table-cell office:value-type="time" office:time-value="PT00H39M32S" calcext:value-type="time">
            <text:p>00:39:32</text:p>
          </table:table-cell>
          <table:table-cell office:value-type="time" office:time-value="PT05H55M53S" calcext:value-type="time">
            <text:p>05:55:53</text:p>
          </table:table-cell>
          <table:table-cell office:value-type="time" office:time-value="PT11H42M55S" calcext:value-type="time">
            <text:p>11:42:55</text:p>
          </table:table-cell>
          <table:table-cell table:formula="of:=IF(OR([.B174]=&quot;&quot;;[.E174]=&quot;&quot;);&quot;&quot;;ROUND(ABS([.B174]-[.E174])*86400))" office:value-type="float" office:value="4" calcext:value-type="float">
            <text:p>4</text:p>
          </table:table-cell>
          <table:table-cell table:formula="of:=IF(OR([.C174]=&quot;&quot;;[.F174]=&quot;&quot;);&quot;&quot;;ROUND(ABS([.C174]-[.F174])*86400))" office:value-type="float" office:value="3" calcext:value-type="float">
            <text:p>3</text:p>
          </table:table-cell>
          <table:table-cell table:formula="of:=IF(OR([.D174]=&quot;&quot;;[.G174]=&quot;&quot;);&quot;&quot;;ROUND(ABS([.D174]-[.G174])*86400))" office:value-type="float" office:value="9" calcext:value-type="float">
            <text:p>9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 office:value-type="time" office:time-value="PT00H18M05S" calcext:value-type="time">
            <text:p>00:18:05</text:p>
          </table:table-cell>
          <table:table-cell office:value-type="time" office:time-value="PT06H39M32S" calcext:value-type="time">
            <text:p>06:39:32</text:p>
          </table:table-cell>
          <table:table-cell office:value-type="time" office:time-value="PT13H36M56S" calcext:value-type="time">
            <text:p>13:36:56</text:p>
          </table:table-cell>
          <table:table-cell office:value-type="time" office:time-value="PT00H18M08S" calcext:value-type="time">
            <text:p>00:18:08</text:p>
          </table:table-cell>
          <table:table-cell office:value-type="time" office:time-value="PT06H39M35S" calcext:value-type="time">
            <text:p>06:39:35</text:p>
          </table:table-cell>
          <table:table-cell office:value-type="time" office:time-value="PT13H36M49S" calcext:value-type="time">
            <text:p>13:36:49</text:p>
          </table:table-cell>
          <table:table-cell table:formula="of:=IF(OR([.B175]=&quot;&quot;;[.E175]=&quot;&quot;);&quot;&quot;;ROUND(ABS([.B175]-[.E175])*86400))" office:value-type="float" office:value="3" calcext:value-type="float">
            <text:p>3</text:p>
          </table:table-cell>
          <table:table-cell table:formula="of:=IF(OR([.C175]=&quot;&quot;;[.F175]=&quot;&quot;);&quot;&quot;;ROUND(ABS([.C175]-[.F175])*86400))" office:value-type="float" office:value="3" calcext:value-type="float">
            <text:p>3</text:p>
          </table:table-cell>
          <table:table-cell table:formula="of:=IF(OR([.D175]=&quot;&quot;;[.G175]=&quot;&quot;);&quot;&quot;;ROUND(ABS([.D175]-[.G175])*86400))" office:value-type="float" office:value="7" calcext:value-type="float">
            <text:p>7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time" office:time-value="PT23H32M43S" calcext:value-type="time">
            <text:p>23:32:43</text:p>
          </table:table-cell>
          <table:table-cell office:value-type="time" office:time-value="PT07H22M24S" calcext:value-type="time">
            <text:p>07:22:24</text:p>
          </table:table-cell>
          <table:table-cell office:value-type="time" office:time-value="PT15H31M39S" calcext:value-type="time">
            <text:p>15:31:39</text:p>
          </table:table-cell>
          <table:table-cell office:value-type="time" office:time-value="PT23H32M49S" calcext:value-type="time">
            <text:p>23:32:49</text:p>
          </table:table-cell>
          <table:table-cell office:value-type="time" office:time-value="PT07H22M27S" calcext:value-type="time">
            <text:p>07:22:27</text:p>
          </table:table-cell>
          <table:table-cell office:value-type="time" office:time-value="PT15H31M28S" calcext:value-type="time">
            <text:p>15:31:28</text:p>
          </table:table-cell>
          <table:table-cell table:formula="of:=IF(OR([.B176]=&quot;&quot;;[.E176]=&quot;&quot;);&quot;&quot;;ROUND(ABS([.B176]-[.E176])*86400))" office:value-type="float" office:value="6" calcext:value-type="float">
            <text:p>6</text:p>
          </table:table-cell>
          <table:table-cell table:formula="of:=IF(OR([.C176]=&quot;&quot;;[.F176]=&quot;&quot;);&quot;&quot;;ROUND(ABS([.C176]-[.F176])*86400))" office:value-type="float" office:value="3" calcext:value-type="float">
            <text:p>3</text:p>
          </table:table-cell>
          <table:table-cell table:formula="of:=IF(OR([.D176]=&quot;&quot;;[.G176]=&quot;&quot;);&quot;&quot;;ROUND(ABS([.D176]-[.G176])*86400))" office:value-type="float" office:value="11" calcext:value-type="float">
            <text:p>11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time" office:time-value="PT22H59M25S" calcext:value-type="time">
            <text:p>22:59:25</text:p>
          </table:table-cell>
          <table:table-cell office:value-type="time" office:time-value="PT08H05M36S" calcext:value-type="time">
            <text:p>08:05:36</text:p>
          </table:table-cell>
          <table:table-cell office:value-type="time" office:time-value="PT17H36M25S" calcext:value-type="time">
            <text:p>17:36:25</text:p>
          </table:table-cell>
          <table:table-cell office:value-type="time" office:time-value="PT22H59M34S" calcext:value-type="time">
            <text:p>22:59:34</text:p>
          </table:table-cell>
          <table:table-cell office:value-type="time" office:time-value="PT08H05M38S" calcext:value-type="time">
            <text:p>08:05:38</text:p>
          </table:table-cell>
          <table:table-cell office:value-type="time" office:time-value="PT17H36M11S" calcext:value-type="time">
            <text:p>17:36:11</text:p>
          </table:table-cell>
          <table:table-cell table:formula="of:=IF(OR([.B177]=&quot;&quot;;[.E177]=&quot;&quot;);&quot;&quot;;ROUND(ABS([.B177]-[.E177])*86400))" office:value-type="float" office:value="9" calcext:value-type="float">
            <text:p>9</text:p>
          </table:table-cell>
          <table:table-cell table:formula="of:=IF(OR([.C177]=&quot;&quot;;[.F177]=&quot;&quot;);&quot;&quot;;ROUND(ABS([.C177]-[.F177])*86400))" office:value-type="float" office:value="2" calcext:value-type="float">
            <text:p>2</text:p>
          </table:table-cell>
          <table:table-cell table:formula="of:=IF(OR([.D177]=&quot;&quot;;[.G177]=&quot;&quot;);&quot;&quot;;ROUND(ABS([.D177]-[.G177])*86400))" office:value-type="float" office:value="14" calcext:value-type="float">
            <text:p>14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time" office:time-value="PT21H19M07S" calcext:value-type="time">
            <text:p>21:19:07</text:p>
          </table:table-cell>
          <table:table-cell office:value-type="time" office:time-value="PT08H50M03S" calcext:value-type="time">
            <text:p>08:50:03</text:p>
          </table:table-cell>
          <table:table-cell office:value-type="time" office:time-value="PT20H53M42S" calcext:value-type="time">
            <text:p>20:53:42</text:p>
          </table:table-cell>
          <table:table-cell office:value-type="time" office:time-value="PT21H17M24S" calcext:value-type="time">
            <text:p>21:17:24</text:p>
          </table:table-cell>
          <table:table-cell office:value-type="time" office:time-value="PT08H50M04S" calcext:value-type="time">
            <text:p>08:50:04</text:p>
          </table:table-cell>
          <table:table-cell office:value-type="time" office:time-value="PT20H48M20S" calcext:value-type="time">
            <text:p>20:48:20</text:p>
          </table:table-cell>
          <table:table-cell table:formula="of:=IF(OR([.B178]=&quot;&quot;;[.E178]=&quot;&quot;);&quot;&quot;;ROUND(ABS([.B178]-[.E178])*86400))" office:value-type="float" office:value="103" calcext:value-type="float">
            <text:p>103</text:p>
          </table:table-cell>
          <table:table-cell table:formula="of:=IF(OR([.C178]=&quot;&quot;;[.F178]=&quot;&quot;);&quot;&quot;;ROUND(ABS([.C178]-[.F178])*86400))" office:value-type="float" office:value="1" calcext:value-type="float">
            <text:p>1</text:p>
          </table:table-cell>
          <table:table-cell table:formula="of:=IF(OR([.D178]=&quot;&quot;;[.G178]=&quot;&quot;);&quot;&quot;;ROUND(ABS([.D178]-[.G178])*86400))" office:value-type="float" office:value="322" calcext:value-type="float">
            <text:p>322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26" calcext:value-type="date">
            <text:p>2022-06-26</text:p>
          </table:table-cell>
          <table:table-cell office:value-type="time" office:time-value="PT09H36M21S" calcext:value-type="time">
            <text:p>09:36:21</text:p>
          </table:table-cell>
          <table:table-cell table:number-columns-repeated="2"/>
          <table:table-cell table:number-columns-repeated="2" office:value-type="time" office:time-value="PT09H36M21S" calcext:value-type="time">
            <text:p>09:36:21</text:p>
          </table:table-cell>
          <table:table-cell/>
          <table:table-cell table:formula="of:=IF(OR([.B179]=&quot;&quot;;[.E179]=&quot;&quot;);&quot;&quot;;ROUND(ABS([.B179]-[.E179])*86400))" office:value-type="float" office:value="0" calcext:value-type="float">
            <text:p>0</text:p>
          </table:table-cell>
          <table:table-cell table:formula="of:=IF(OR([.C179]=&quot;&quot;;[.F179]=&quot;&quot;);&quot;&quot;;ROUND(ABS([.C179]-[.F179])*86400))">
            <text:p/>
          </table:table-cell>
          <table:table-cell table:formula="of:=IF(OR([.D179]=&quot;&quot;;[.G179]=&quot;&quot;);&quot;&quot;;ROUND(ABS([.D179]-[.G179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time" office:time-value="PT10H24M40S" calcext:value-type="time">
            <text:p>10:24:40</text:p>
          </table:table-cell>
          <table:table-cell table:number-columns-repeated="2"/>
          <table:table-cell office:value-type="time" office:time-value="PT10H24M40S" calcext:value-type="time">
            <text:p>10:24:40</text:p>
          </table:table-cell>
          <table:table-cell office:value-type="time" office:time-value="PT10H24M39S" calcext:value-type="time">
            <text:p>10:24:39</text:p>
          </table:table-cell>
          <table:table-cell/>
          <table:table-cell table:formula="of:=IF(OR([.B180]=&quot;&quot;;[.E180]=&quot;&quot;);&quot;&quot;;ROUND(ABS([.B180]-[.E180])*86400))" office:value-type="float" office:value="0" calcext:value-type="float">
            <text:p>0</text:p>
          </table:table-cell>
          <table:table-cell table:formula="of:=IF(OR([.C180]=&quot;&quot;;[.F180]=&quot;&quot;);&quot;&quot;;ROUND(ABS([.C180]-[.F180])*86400))">
            <text:p/>
          </table:table-cell>
          <table:table-cell table:formula="of:=IF(OR([.D180]=&quot;&quot;;[.G180]=&quot;&quot;);&quot;&quot;;ROUND(ABS([.D180]-[.G180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time" office:time-value="PT11H14M38S" calcext:value-type="time">
            <text:p>11:14:38</text:p>
          </table:table-cell>
          <table:table-cell table:number-columns-repeated="2"/>
          <table:table-cell office:value-type="time" office:time-value="PT11H14M38S" calcext:value-type="time">
            <text:p>11:14:38</text:p>
          </table:table-cell>
          <table:table-cell office:value-type="time" office:time-value="PT11H14M35S" calcext:value-type="time">
            <text:p>11:14:35</text:p>
          </table:table-cell>
          <table:table-cell/>
          <table:table-cell table:formula="of:=IF(OR([.B181]=&quot;&quot;;[.E181]=&quot;&quot;);&quot;&quot;;ROUND(ABS([.B181]-[.E181])*86400))" office:value-type="float" office:value="0" calcext:value-type="float">
            <text:p>0</text:p>
          </table:table-cell>
          <table:table-cell table:formula="of:=IF(OR([.C181]=&quot;&quot;;[.F181]=&quot;&quot;);&quot;&quot;;ROUND(ABS([.C181]-[.F181])*86400))">
            <text:p/>
          </table:table-cell>
          <table:table-cell table:formula="of:=IF(OR([.D181]=&quot;&quot;;[.G181]=&quot;&quot;);&quot;&quot;;ROUND(ABS([.D181]-[.G181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time" office:time-value="PT12H05M23S" calcext:value-type="time">
            <text:p>12:05:23</text:p>
          </table:table-cell>
          <table:table-cell table:number-columns-repeated="2"/>
          <table:table-cell office:value-type="time" office:time-value="PT12H05M23S" calcext:value-type="time">
            <text:p>12:05:23</text:p>
          </table:table-cell>
          <table:table-cell office:value-type="time" office:time-value="PT12H05M19S" calcext:value-type="time">
            <text:p>12:05:19</text:p>
          </table:table-cell>
          <table:table-cell/>
          <table:table-cell table:formula="of:=IF(OR([.B182]=&quot;&quot;;[.E182]=&quot;&quot;);&quot;&quot;;ROUND(ABS([.B182]-[.E182])*86400))" office:value-type="float" office:value="0" calcext:value-type="float">
            <text:p>0</text:p>
          </table:table-cell>
          <table:table-cell table:formula="of:=IF(OR([.C182]=&quot;&quot;;[.F182]=&quot;&quot;);&quot;&quot;;ROUND(ABS([.C182]-[.F182])*86400))">
            <text:p/>
          </table:table-cell>
          <table:table-cell table:formula="of:=IF(OR([.D182]=&quot;&quot;;[.G182]=&quot;&quot;);&quot;&quot;;ROUND(ABS([.D182]-[.G182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time" office:time-value="PT12H55M48S" calcext:value-type="time">
            <text:p>12:55:48</text:p>
          </table:table-cell>
          <table:table-cell table:number-columns-repeated="2"/>
          <table:table-cell office:value-type="time" office:time-value="PT12H55M48S" calcext:value-type="time">
            <text:p>12:55:48</text:p>
          </table:table-cell>
          <table:table-cell office:value-type="time" office:time-value="PT12H55M44S" calcext:value-type="time">
            <text:p>12:55:44</text:p>
          </table:table-cell>
          <table:table-cell/>
          <table:table-cell table:formula="of:=IF(OR([.B183]=&quot;&quot;;[.E183]=&quot;&quot;);&quot;&quot;;ROUND(ABS([.B183]-[.E183])*86400))" office:value-type="float" office:value="0" calcext:value-type="float">
            <text:p>0</text:p>
          </table:table-cell>
          <table:table-cell table:formula="of:=IF(OR([.C183]=&quot;&quot;;[.F183]=&quot;&quot;);&quot;&quot;;ROUND(ABS([.C183]-[.F183])*86400))">
            <text:p/>
          </table:table-cell>
          <table:table-cell table:formula="of:=IF(OR([.D183]=&quot;&quot;;[.G183]=&quot;&quot;);&quot;&quot;;ROUND(ABS([.D183]-[.G183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time" office:time-value="PT13H44M51S" calcext:value-type="time">
            <text:p>13:44:51</text:p>
          </table:table-cell>
          <table:table-cell table:number-columns-repeated="2"/>
          <table:table-cell office:value-type="time" office:time-value="PT13H44M51S" calcext:value-type="time">
            <text:p>13:44:51</text:p>
          </table:table-cell>
          <table:table-cell office:value-type="time" office:time-value="PT13H44M49S" calcext:value-type="time">
            <text:p>13:44:49</text:p>
          </table:table-cell>
          <table:table-cell/>
          <table:table-cell table:formula="of:=IF(OR([.B184]=&quot;&quot;;[.E184]=&quot;&quot;);&quot;&quot;;ROUND(ABS([.B184]-[.E184])*86400))" office:value-type="float" office:value="0" calcext:value-type="float">
            <text:p>0</text:p>
          </table:table-cell>
          <table:table-cell table:formula="of:=IF(OR([.C184]=&quot;&quot;;[.F184]=&quot;&quot;);&quot;&quot;;ROUND(ABS([.C184]-[.F184])*86400))">
            <text:p/>
          </table:table-cell>
          <table:table-cell table:formula="of:=IF(OR([.D184]=&quot;&quot;;[.G184]=&quot;&quot;);&quot;&quot;;ROUND(ABS([.D184]-[.G184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02" calcext:value-type="date">
            <text:p>2022-07-02</text:p>
          </table:table-cell>
          <table:table-cell office:value-type="time" office:time-value="PT14H31M57S" calcext:value-type="time">
            <text:p>14:31:57</text:p>
          </table:table-cell>
          <table:table-cell table:number-columns-repeated="2"/>
          <table:table-cell table:number-columns-repeated="2" office:value-type="time" office:time-value="PT14H31M57S" calcext:value-type="time">
            <text:p>14:31:57</text:p>
          </table:table-cell>
          <table:table-cell/>
          <table:table-cell table:formula="of:=IF(OR([.B185]=&quot;&quot;;[.E185]=&quot;&quot;);&quot;&quot;;ROUND(ABS([.B185]-[.E185])*86400))" office:value-type="float" office:value="0" calcext:value-type="float">
            <text:p>0</text:p>
          </table:table-cell>
          <table:table-cell table:formula="of:=IF(OR([.C185]=&quot;&quot;;[.F185]=&quot;&quot;);&quot;&quot;;ROUND(ABS([.C185]-[.F185])*86400))">
            <text:p/>
          </table:table-cell>
          <table:table-cell table:formula="of:=IF(OR([.D185]=&quot;&quot;;[.G185]=&quot;&quot;);&quot;&quot;;ROUND(ABS([.D185]-[.G185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03" calcext:value-type="date">
            <text:p>2022-07-03</text:p>
          </table:table-cell>
          <table:table-cell office:value-type="time" office:time-value="PT05H01M46S" calcext:value-type="time">
            <text:p>05:01:46</text:p>
          </table:table-cell>
          <table:table-cell office:value-type="time" office:time-value="PT15H17M04S" calcext:value-type="time">
            <text:p>15:17:04</text:p>
          </table:table-cell>
          <table:table-cell office:value-type="time" office:time-value="PT01H05M23S" calcext:value-type="time">
            <text:p>01:05:23</text:p>
          </table:table-cell>
          <table:table-cell office:value-type="time" office:time-value="PT05H01M34S" calcext:value-type="time">
            <text:p>05:01:34</text:p>
          </table:table-cell>
          <table:table-cell office:value-type="time" office:time-value="PT15H17M06S" calcext:value-type="time">
            <text:p>15:17:06</text:p>
          </table:table-cell>
          <table:table-cell office:value-type="time" office:time-value="PT01H05M29S" calcext:value-type="time">
            <text:p>01:05:29</text:p>
          </table:table-cell>
          <table:table-cell table:formula="of:=IF(OR([.B186]=&quot;&quot;;[.E186]=&quot;&quot;);&quot;&quot;;ROUND(ABS([.B186]-[.E186])*86400))" office:value-type="float" office:value="12" calcext:value-type="float">
            <text:p>12</text:p>
          </table:table-cell>
          <table:table-cell table:formula="of:=IF(OR([.C186]=&quot;&quot;;[.F186]=&quot;&quot;);&quot;&quot;;ROUND(ABS([.C186]-[.F186])*86400))" office:value-type="float" office:value="2" calcext:value-type="float">
            <text:p>2</text:p>
          </table:table-cell>
          <table:table-cell table:formula="of:=IF(OR([.D186]=&quot;&quot;;[.G186]=&quot;&quot;);&quot;&quot;;ROUND(ABS([.D186]-[.G186])*86400))" office:value-type="float" office:value="6" calcext:value-type="float">
            <text:p>6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time" office:time-value="PT07H17M23S" calcext:value-type="time">
            <text:p>07:17:23</text:p>
          </table:table-cell>
          <table:table-cell office:value-type="time" office:time-value="PT16H00M37S" calcext:value-type="time">
            <text:p>16:00:37</text:p>
          </table:table-cell>
          <table:table-cell office:value-type="time" office:time-value="PT00H22M10S" calcext:value-type="time">
            <text:p>00:22:10</text:p>
          </table:table-cell>
          <table:table-cell office:value-type="time" office:time-value="PT07H17M14S" calcext:value-type="time">
            <text:p>07:17:14</text:p>
          </table:table-cell>
          <table:table-cell office:value-type="time" office:time-value="PT16H00M40S" calcext:value-type="time">
            <text:p>16:00:40</text:p>
          </table:table-cell>
          <table:table-cell office:value-type="time" office:time-value="PT00H22M14S" calcext:value-type="time">
            <text:p>00:22:14</text:p>
          </table:table-cell>
          <table:table-cell table:formula="of:=IF(OR([.B187]=&quot;&quot;;[.E187]=&quot;&quot;);&quot;&quot;;ROUND(ABS([.B187]-[.E187])*86400))" office:value-type="float" office:value="9" calcext:value-type="float">
            <text:p>9</text:p>
          </table:table-cell>
          <table:table-cell table:formula="of:=IF(OR([.C187]=&quot;&quot;;[.F187]=&quot;&quot;);&quot;&quot;;ROUND(ABS([.C187]-[.F187])*86400))" office:value-type="float" office:value="3" calcext:value-type="float">
            <text:p>3</text:p>
          </table:table-cell>
          <table:table-cell table:formula="of:=IF(OR([.D187]=&quot;&quot;;[.G187]=&quot;&quot;);&quot;&quot;;ROUND(ABS([.D187]-[.G187])*86400))" office:value-type="float" office:value="4" calcext:value-type="float">
            <text:p>4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time" office:time-value="PT09H14M48S" calcext:value-type="time">
            <text:p>09:14:48</text:p>
          </table:table-cell>
          <table:table-cell office:value-type="time" office:time-value="PT16H43M25S" calcext:value-type="time">
            <text:p>16:43:25</text:p>
          </table:table-cell>
          <table:table-cell office:value-type="time" office:time-value="PT23H33M11S" calcext:value-type="time">
            <text:p>23:33:11</text:p>
          </table:table-cell>
          <table:table-cell office:value-type="time" office:time-value="PT09H14M36S" calcext:value-type="time">
            <text:p>09:14:36</text:p>
          </table:table-cell>
          <table:table-cell office:value-type="time" office:time-value="PT16H43M28S" calcext:value-type="time">
            <text:p>16:43:28</text:p>
          </table:table-cell>
          <table:table-cell office:value-type="time" office:time-value="PT23H33M19S" calcext:value-type="time">
            <text:p>23:33:19</text:p>
          </table:table-cell>
          <table:table-cell table:formula="of:=IF(OR([.B188]=&quot;&quot;;[.E188]=&quot;&quot;);&quot;&quot;;ROUND(ABS([.B188]-[.E188])*86400))" office:value-type="float" office:value="12" calcext:value-type="float">
            <text:p>12</text:p>
          </table:table-cell>
          <table:table-cell table:formula="of:=IF(OR([.C188]=&quot;&quot;;[.F188]=&quot;&quot;);&quot;&quot;;ROUND(ABS([.C188]-[.F188])*86400))" office:value-type="float" office:value="3" calcext:value-type="float">
            <text:p>3</text:p>
          </table:table-cell>
          <table:table-cell table:formula="of:=IF(OR([.D188]=&quot;&quot;;[.G188]=&quot;&quot;);&quot;&quot;;ROUND(ABS([.D188]-[.G188])*86400))" office:value-type="float" office:value="8" calcext:value-type="float">
            <text:p>8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time" office:time-value="PT11H07M57S" calcext:value-type="time">
            <text:p>11:07:57</text:p>
          </table:table-cell>
          <table:table-cell office:value-type="time" office:time-value="PT17H26M31S" calcext:value-type="time">
            <text:p>17:26:31</text:p>
          </table:table-cell>
          <table:table-cell office:value-type="time" office:time-value="PT23H12M12S" calcext:value-type="time">
            <text:p>23:12:12</text:p>
          </table:table-cell>
          <table:table-cell office:value-type="time" office:time-value="PT11H07M45S" calcext:value-type="time">
            <text:p>11:07:45</text:p>
          </table:table-cell>
          <table:table-cell office:value-type="time" office:time-value="PT17H26M35S" calcext:value-type="time">
            <text:p>17:26:35</text:p>
          </table:table-cell>
          <table:table-cell office:value-type="time" office:time-value="PT23H12M21S" calcext:value-type="time">
            <text:p>23:12:21</text:p>
          </table:table-cell>
          <table:table-cell table:formula="of:=IF(OR([.B189]=&quot;&quot;;[.E189]=&quot;&quot;);&quot;&quot;;ROUND(ABS([.B189]-[.E189])*86400))" office:value-type="float" office:value="12" calcext:value-type="float">
            <text:p>12</text:p>
          </table:table-cell>
          <table:table-cell table:formula="of:=IF(OR([.C189]=&quot;&quot;;[.F189]=&quot;&quot;);&quot;&quot;;ROUND(ABS([.C189]-[.F189])*86400))" office:value-type="float" office:value="4" calcext:value-type="float">
            <text:p>4</text:p>
          </table:table-cell>
          <table:table-cell table:formula="of:=IF(OR([.D189]=&quot;&quot;;[.G189]=&quot;&quot;);&quot;&quot;;ROUND(ABS([.D189]-[.G189])*86400))" office:value-type="float" office:value="9" calcext:value-type="float">
            <text:p>9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07" calcext:value-type="date">
            <text:p>2022-07-07</text:p>
          </table:table-cell>
          <table:table-cell office:value-type="time" office:time-value="PT13H04M17S" calcext:value-type="time">
            <text:p>13:04:17</text:p>
          </table:table-cell>
          <table:table-cell office:value-type="time" office:time-value="PT18H11M11S" calcext:value-type="time">
            <text:p>18:11:11</text:p>
          </table:table-cell>
          <table:table-cell office:value-type="time" office:time-value="PT22H49M30S" calcext:value-type="time">
            <text:p>22:49:30</text:p>
          </table:table-cell>
          <table:table-cell office:value-type="time" office:time-value="PT13H04M00S" calcext:value-type="time">
            <text:p>13:04:00</text:p>
          </table:table-cell>
          <table:table-cell office:value-type="time" office:time-value="PT18H11M15S" calcext:value-type="time">
            <text:p>18:11:15</text:p>
          </table:table-cell>
          <table:table-cell office:value-type="time" office:time-value="PT22H49M43S" calcext:value-type="time">
            <text:p>22:49:43</text:p>
          </table:table-cell>
          <table:table-cell table:formula="of:=IF(OR([.B190]=&quot;&quot;;[.E190]=&quot;&quot;);&quot;&quot;;ROUND(ABS([.B190]-[.E190])*86400))" office:value-type="float" office:value="17" calcext:value-type="float">
            <text:p>17</text:p>
          </table:table-cell>
          <table:table-cell table:formula="of:=IF(OR([.C190]=&quot;&quot;;[.F190]=&quot;&quot;);&quot;&quot;;ROUND(ABS([.C190]-[.F190])*86400))" office:value-type="float" office:value="4" calcext:value-type="float">
            <text:p>4</text:p>
          </table:table-cell>
          <table:table-cell table:formula="of:=IF(OR([.D190]=&quot;&quot;;[.G190]=&quot;&quot;);&quot;&quot;;ROUND(ABS([.D190]-[.G190])*86400))" office:value-type="float" office:value="13" calcext:value-type="float">
            <text:p>13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office:value-type="time" office:time-value="PT15H12M10S" calcext:value-type="time">
            <text:p>15:12:10</text:p>
          </table:table-cell>
          <table:table-cell office:value-type="time" office:time-value="PT18H58M49S" calcext:value-type="time">
            <text:p>18:58:49</text:p>
          </table:table-cell>
          <table:table-cell office:value-type="time" office:time-value="PT22H20M34S" calcext:value-type="time">
            <text:p>22:20:34</text:p>
          </table:table-cell>
          <table:table-cell office:value-type="time" office:time-value="PT15H11M44S" calcext:value-type="time">
            <text:p>15:11:44</text:p>
          </table:table-cell>
          <table:table-cell office:value-type="time" office:time-value="PT18H58M53S" calcext:value-type="time">
            <text:p>18:58:53</text:p>
          </table:table-cell>
          <table:table-cell office:value-type="time" office:time-value="PT22H20M53S" calcext:value-type="time">
            <text:p>22:20:53</text:p>
          </table:table-cell>
          <table:table-cell table:formula="of:=IF(OR([.B191]=&quot;&quot;;[.E191]=&quot;&quot;);&quot;&quot;;ROUND(ABS([.B191]-[.E191])*86400))" office:value-type="float" office:value="26" calcext:value-type="float">
            <text:p>26</text:p>
          </table:table-cell>
          <table:table-cell table:formula="of:=IF(OR([.C191]=&quot;&quot;;[.F191]=&quot;&quot;);&quot;&quot;;ROUND(ABS([.C191]-[.F191])*86400))" office:value-type="float" office:value="4" calcext:value-type="float">
            <text:p>4</text:p>
          </table:table-cell>
          <table:table-cell table:formula="of:=IF(OR([.D191]=&quot;&quot;;[.G191]=&quot;&quot;);&quot;&quot;;ROUND(ABS([.D191]-[.G191])*86400))" office:value-type="float" office:value="19" calcext:value-type="float">
            <text:p>19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09" calcext:value-type="date">
            <text:p>2022-07-09</text:p>
          </table:table-cell>
          <table:table-cell office:value-type="time" office:time-value="PT17H52M49S" calcext:value-type="time">
            <text:p>17:52:49</text:p>
          </table:table-cell>
          <table:table-cell office:value-type="time" office:time-value="PT19H50M51S" calcext:value-type="time">
            <text:p>19:50:51</text:p>
          </table:table-cell>
          <table:table-cell office:value-type="time" office:time-value="PT21H27M57S" calcext:value-type="time">
            <text:p>21:27:57</text:p>
          </table:table-cell>
          <table:table-cell office:value-type="time" office:time-value="PT17H51M53S" calcext:value-type="time">
            <text:p>17:51:53</text:p>
          </table:table-cell>
          <table:table-cell office:value-type="time" office:time-value="PT19H50M53S" calcext:value-type="time">
            <text:p>19:50:53</text:p>
          </table:table-cell>
          <table:table-cell office:value-type="time" office:time-value="PT21H28M39S" calcext:value-type="time">
            <text:p>21:28:39</text:p>
          </table:table-cell>
          <table:table-cell table:formula="of:=IF(OR([.B192]=&quot;&quot;;[.E192]=&quot;&quot;);&quot;&quot;;ROUND(ABS([.B192]-[.E192])*86400))" office:value-type="float" office:value="56" calcext:value-type="float">
            <text:p>56</text:p>
          </table:table-cell>
          <table:table-cell table:formula="of:=IF(OR([.C192]=&quot;&quot;;[.F192]=&quot;&quot;);&quot;&quot;;ROUND(ABS([.C192]-[.F192])*86400))" office:value-type="float" office:value="2" calcext:value-type="float">
            <text:p>2</text:p>
          </table:table-cell>
          <table:table-cell table:formula="of:=IF(OR([.D192]=&quot;&quot;;[.G192]=&quot;&quot;);&quot;&quot;;ROUND(ABS([.D192]-[.G192])*86400))" office:value-type="float" office:value="42" calcext:value-type="float">
            <text:p>42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10" calcext:value-type="date">
            <text:p>2022-07-10</text:p>
          </table:table-cell>
          <table:table-cell table:number-columns-repeated="4"/>
          <table:table-cell office:value-type="time" office:time-value="PT20H48M19S" calcext:value-type="time">
            <text:p>20:48:19</text:p>
          </table:table-cell>
          <table:table-cell office:value-type="time" office:time-value="PT18H56M25S" calcext:value-type="time">
            <text:p>18:56:25</text:p>
          </table:table-cell>
          <table:table-cell table:formula="of:=IF(OR([.B193]=&quot;&quot;;[.E193]=&quot;&quot;);&quot;&quot;;ROUND(ABS([.B193]-[.E193])*86400))">
            <text:p/>
          </table:table-cell>
          <table:table-cell table:formula="of:=IF(OR([.C193]=&quot;&quot;;[.F193]=&quot;&quot;);&quot;&quot;;ROUND(ABS([.C193]-[.F193])*86400))">
            <text:p/>
          </table:table-cell>
          <table:table-cell table:formula="of:=IF(OR([.D193]=&quot;&quot;;[.G193]=&quot;&quot;);&quot;&quot;;ROUND(ABS([.D193]-[.G193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table:number-columns-repeated="4"/>
          <table:table-cell office:value-type="time" office:time-value="PT21H51M13S" calcext:value-type="time">
            <text:p>21:51:13</text:p>
          </table:table-cell>
          <table:table-cell/>
          <table:table-cell table:formula="of:=IF(OR([.B194]=&quot;&quot;;[.E194]=&quot;&quot;);&quot;&quot;;ROUND(ABS([.B194]-[.E194])*86400))">
            <text:p/>
          </table:table-cell>
          <table:table-cell table:formula="of:=IF(OR([.C194]=&quot;&quot;;[.F194]=&quot;&quot;);&quot;&quot;;ROUND(ABS([.C194]-[.F194])*86400))">
            <text:p/>
          </table:table-cell>
          <table:table-cell table:formula="of:=IF(OR([.D194]=&quot;&quot;;[.G194]=&quot;&quot;);&quot;&quot;;ROUND(ABS([.D194]-[.G194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table:number-columns-repeated="4"/>
          <table:table-cell office:value-type="time" office:time-value="PT22H57M51S" calcext:value-type="time">
            <text:p>22:57:51</text:p>
          </table:table-cell>
          <table:table-cell/>
          <table:table-cell table:formula="of:=IF(OR([.B195]=&quot;&quot;;[.E195]=&quot;&quot;);&quot;&quot;;ROUND(ABS([.B195]-[.E195])*86400))">
            <text:p/>
          </table:table-cell>
          <table:table-cell table:formula="of:=IF(OR([.C195]=&quot;&quot;;[.F195]=&quot;&quot;);&quot;&quot;;ROUND(ABS([.C195]-[.F195])*86400))">
            <text:p/>
          </table:table-cell>
          <table:table-cell table:formula="of:=IF(OR([.D195]=&quot;&quot;;[.G195]=&quot;&quot;);&quot;&quot;;ROUND(ABS([.D195]-[.G195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table:number-columns-repeated="6"/>
          <table:table-cell table:formula="of:=IF(OR([.B196]=&quot;&quot;;[.E196]=&quot;&quot;);&quot;&quot;;ROUND(ABS([.B196]-[.E196])*86400))">
            <text:p/>
          </table:table-cell>
          <table:table-cell table:formula="of:=IF(OR([.C196]=&quot;&quot;;[.F196]=&quot;&quot;);&quot;&quot;;ROUND(ABS([.C196]-[.F196])*86400))">
            <text:p/>
          </table:table-cell>
          <table:table-cell table:formula="of:=IF(OR([.D196]=&quot;&quot;;[.G196]=&quot;&quot;);&quot;&quot;;ROUND(ABS([.D196]-[.G196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14" calcext:value-type="date">
            <text:p>2022-07-14</text:p>
          </table:table-cell>
          <table:table-cell table:number-columns-repeated="4"/>
          <table:table-cell office:value-type="time" office:time-value="PT00H04M53S" calcext:value-type="time">
            <text:p>00:04:53</text:p>
          </table:table-cell>
          <table:table-cell/>
          <table:table-cell table:formula="of:=IF(OR([.B197]=&quot;&quot;;[.E197]=&quot;&quot;);&quot;&quot;;ROUND(ABS([.B197]-[.E197])*86400))">
            <text:p/>
          </table:table-cell>
          <table:table-cell table:formula="of:=IF(OR([.C197]=&quot;&quot;;[.F197]=&quot;&quot;);&quot;&quot;;ROUND(ABS([.C197]-[.F197])*86400))">
            <text:p/>
          </table:table-cell>
          <table:table-cell table:formula="of:=IF(OR([.D197]=&quot;&quot;;[.G197]=&quot;&quot;);&quot;&quot;;ROUND(ABS([.D197]-[.G197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table:number-columns-repeated="4"/>
          <table:table-cell office:value-type="time" office:time-value="PT01H08M43S" calcext:value-type="time">
            <text:p>01:08:43</text:p>
          </table:table-cell>
          <table:table-cell/>
          <table:table-cell table:formula="of:=IF(OR([.B198]=&quot;&quot;;[.E198]=&quot;&quot;);&quot;&quot;;ROUND(ABS([.B198]-[.E198])*86400))">
            <text:p/>
          </table:table-cell>
          <table:table-cell table:formula="of:=IF(OR([.C198]=&quot;&quot;;[.F198]=&quot;&quot;);&quot;&quot;;ROUND(ABS([.C198]-[.F198])*86400))">
            <text:p/>
          </table:table-cell>
          <table:table-cell table:formula="of:=IF(OR([.D198]=&quot;&quot;;[.G198]=&quot;&quot;);&quot;&quot;;ROUND(ABS([.D198]-[.G198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16" calcext:value-type="date">
            <text:p>2022-07-16</text:p>
          </table:table-cell>
          <table:table-cell office:value-type="time" office:time-value="PT00H16M02S" calcext:value-type="time">
            <text:p>00:16:02</text:p>
          </table:table-cell>
          <table:table-cell office:value-type="time" office:time-value="PT02H07M24S" calcext:value-type="time">
            <text:p>02:07:24</text:p>
          </table:table-cell>
          <table:table-cell office:value-type="time" office:time-value="PT04H20M53S" calcext:value-type="time">
            <text:p>04:20:53</text:p>
          </table:table-cell>
          <table:table-cell office:value-type="time" office:time-value="PT00H16M04S" calcext:value-type="time">
            <text:p>00:16:04</text:p>
          </table:table-cell>
          <table:table-cell office:value-type="time" office:time-value="PT02H07M24S" calcext:value-type="time">
            <text:p>02:07:24</text:p>
          </table:table-cell>
          <table:table-cell office:value-type="time" office:time-value="PT04H20M30S" calcext:value-type="time">
            <text:p>04:20:30</text:p>
          </table:table-cell>
          <table:table-cell table:formula="of:=IF(OR([.B199]=&quot;&quot;;[.E199]=&quot;&quot;);&quot;&quot;;ROUND(ABS([.B199]-[.E199])*86400))" office:value-type="float" office:value="2" calcext:value-type="float">
            <text:p>2</text:p>
          </table:table-cell>
          <table:table-cell table:formula="of:=IF(OR([.C199]=&quot;&quot;;[.F199]=&quot;&quot;);&quot;&quot;;ROUND(ABS([.C199]-[.F199])*86400))" office:value-type="float" office:value="0" calcext:value-type="float">
            <text:p>0</text:p>
          </table:table-cell>
          <table:table-cell table:formula="of:=IF(OR([.D199]=&quot;&quot;;[.G199]=&quot;&quot;);&quot;&quot;;ROUND(ABS([.D199]-[.G199])*86400))" office:value-type="float" office:value="23" calcext:value-type="float">
            <text:p>23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17" calcext:value-type="date">
            <text:p>2022-07-17</text:p>
          </table:table-cell>
          <table:table-cell office:value-type="time" office:time-value="PT22H59M05S" calcext:value-type="time">
            <text:p>22:59:05</text:p>
          </table:table-cell>
          <table:table-cell office:value-type="time" office:time-value="PT03H00M41S" calcext:value-type="time">
            <text:p>03:00:41</text:p>
          </table:table-cell>
          <table:table-cell office:value-type="time" office:time-value="PT07H00M29S" calcext:value-type="time">
            <text:p>07:00:29</text:p>
          </table:table-cell>
          <table:table-cell office:value-type="time" office:time-value="PT22H59M16S" calcext:value-type="time">
            <text:p>22:59:16</text:p>
          </table:table-cell>
          <table:table-cell office:value-type="time" office:time-value="PT03H00M42S" calcext:value-type="time">
            <text:p>03:00:42</text:p>
          </table:table-cell>
          <table:table-cell office:value-type="time" office:time-value="PT07H00M06S" calcext:value-type="time">
            <text:p>07:00:06</text:p>
          </table:table-cell>
          <table:table-cell table:formula="of:=IF(OR([.B200]=&quot;&quot;;[.E200]=&quot;&quot;);&quot;&quot;;ROUND(ABS([.B200]-[.E200])*86400))" office:value-type="float" office:value="11" calcext:value-type="float">
            <text:p>11</text:p>
          </table:table-cell>
          <table:table-cell table:formula="of:=IF(OR([.C200]=&quot;&quot;;[.F200]=&quot;&quot;);&quot;&quot;;ROUND(ABS([.C200]-[.F200])*86400))" office:value-type="float" office:value="1" calcext:value-type="float">
            <text:p>1</text:p>
          </table:table-cell>
          <table:table-cell table:formula="of:=IF(OR([.D200]=&quot;&quot;;[.G200]=&quot;&quot;);&quot;&quot;;ROUND(ABS([.D200]-[.G200])*86400))" office:value-type="float" office:value="23" calcext:value-type="float">
            <text:p>23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time" office:time-value="PT22H36M18S" calcext:value-type="time">
            <text:p>22:36:18</text:p>
          </table:table-cell>
          <table:table-cell office:value-type="time" office:time-value="PT03H49M32S" calcext:value-type="time">
            <text:p>03:49:32</text:p>
          </table:table-cell>
          <table:table-cell office:value-type="time" office:time-value="PT09H10M26S" calcext:value-type="time">
            <text:p>09:10:26</text:p>
          </table:table-cell>
          <table:table-cell office:value-type="time" office:time-value="PT22H36M29S" calcext:value-type="time">
            <text:p>22:36:29</text:p>
          </table:table-cell>
          <table:table-cell office:value-type="time" office:time-value="PT03H49M34S" calcext:value-type="time">
            <text:p>03:49:34</text:p>
          </table:table-cell>
          <table:table-cell office:value-type="time" office:time-value="PT09H10M10S" calcext:value-type="time">
            <text:p>09:10:10</text:p>
          </table:table-cell>
          <table:table-cell table:formula="of:=IF(OR([.B201]=&quot;&quot;;[.E201]=&quot;&quot;);&quot;&quot;;ROUND(ABS([.B201]-[.E201])*86400))" office:value-type="float" office:value="11" calcext:value-type="float">
            <text:p>11</text:p>
          </table:table-cell>
          <table:table-cell table:formula="of:=IF(OR([.C201]=&quot;&quot;;[.F201]=&quot;&quot;);&quot;&quot;;ROUND(ABS([.C201]-[.F201])*86400))" office:value-type="float" office:value="2" calcext:value-type="float">
            <text:p>2</text:p>
          </table:table-cell>
          <table:table-cell table:formula="of:=IF(OR([.D201]=&quot;&quot;;[.G201]=&quot;&quot;);&quot;&quot;;ROUND(ABS([.D201]-[.G201])*86400))" office:value-type="float" office:value="16" calcext:value-type="float">
            <text:p>16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19" calcext:value-type="date">
            <text:p>2022-07-19</text:p>
          </table:table-cell>
          <table:table-cell office:value-type="time" office:time-value="PT22H14M45S" calcext:value-type="time">
            <text:p>22:14:45</text:p>
          </table:table-cell>
          <table:table-cell office:value-type="time" office:time-value="PT04H35M19S" calcext:value-type="time">
            <text:p>04:35:19</text:p>
          </table:table-cell>
          <table:table-cell office:value-type="time" office:time-value="PT11H09M27S" calcext:value-type="time">
            <text:p>11:09:27</text:p>
          </table:table-cell>
          <table:table-cell office:value-type="time" office:time-value="PT22H14M57S" calcext:value-type="time">
            <text:p>22:14:57</text:p>
          </table:table-cell>
          <table:table-cell office:value-type="time" office:time-value="PT04H35M22S" calcext:value-type="time">
            <text:p>04:35:22</text:p>
          </table:table-cell>
          <table:table-cell office:value-type="time" office:time-value="PT11H09M15S" calcext:value-type="time">
            <text:p>11:09:15</text:p>
          </table:table-cell>
          <table:table-cell table:formula="of:=IF(OR([.B202]=&quot;&quot;;[.E202]=&quot;&quot;);&quot;&quot;;ROUND(ABS([.B202]-[.E202])*86400))" office:value-type="float" office:value="12" calcext:value-type="float">
            <text:p>12</text:p>
          </table:table-cell>
          <table:table-cell table:formula="of:=IF(OR([.C202]=&quot;&quot;;[.F202]=&quot;&quot;);&quot;&quot;;ROUND(ABS([.C202]-[.F202])*86400))" office:value-type="float" office:value="3" calcext:value-type="float">
            <text:p>3</text:p>
          </table:table-cell>
          <table:table-cell table:formula="of:=IF(OR([.D202]=&quot;&quot;;[.G202]=&quot;&quot;);&quot;&quot;;ROUND(ABS([.D202]-[.G202])*86400))" office:value-type="float" office:value="12" calcext:value-type="float">
            <text:p>12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time" office:time-value="PT21H51M29S" calcext:value-type="time">
            <text:p>21:51:29</text:p>
          </table:table-cell>
          <table:table-cell office:value-type="time" office:time-value="PT05H19M28S" calcext:value-type="time">
            <text:p>05:19:28</text:p>
          </table:table-cell>
          <table:table-cell office:value-type="time" office:time-value="PT13H05M55S" calcext:value-type="time">
            <text:p>13:05:55</text:p>
          </table:table-cell>
          <table:table-cell office:value-type="time" office:time-value="PT21H51M39S" calcext:value-type="time">
            <text:p>21:51:39</text:p>
          </table:table-cell>
          <table:table-cell office:value-type="time" office:time-value="PT05H19M30S" calcext:value-type="time">
            <text:p>05:19:30</text:p>
          </table:table-cell>
          <table:table-cell office:value-type="time" office:time-value="PT13H05M45S" calcext:value-type="time">
            <text:p>13:05:45</text:p>
          </table:table-cell>
          <table:table-cell table:formula="of:=IF(OR([.B203]=&quot;&quot;;[.E203]=&quot;&quot;);&quot;&quot;;ROUND(ABS([.B203]-[.E203])*86400))" office:value-type="float" office:value="10" calcext:value-type="float">
            <text:p>10</text:p>
          </table:table-cell>
          <table:table-cell table:formula="of:=IF(OR([.C203]=&quot;&quot;;[.F203]=&quot;&quot;);&quot;&quot;;ROUND(ABS([.C203]-[.F203])*86400))" office:value-type="float" office:value="2" calcext:value-type="float">
            <text:p>2</text:p>
          </table:table-cell>
          <table:table-cell table:formula="of:=IF(OR([.D203]=&quot;&quot;;[.G203]=&quot;&quot;);&quot;&quot;;ROUND(ABS([.D203]-[.G203])*86400))" office:value-type="float" office:value="10" calcext:value-type="float">
            <text:p>10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21" calcext:value-type="date">
            <text:p>2022-07-21</text:p>
          </table:table-cell>
          <table:table-cell office:value-type="time" office:time-value="PT21H21M39S" calcext:value-type="time">
            <text:p>21:21:39</text:p>
          </table:table-cell>
          <table:table-cell office:value-type="time" office:time-value="PT06H03M14S" calcext:value-type="time">
            <text:p>06:03:14</text:p>
          </table:table-cell>
          <table:table-cell office:value-type="time" office:time-value="PT15H08M13S" calcext:value-type="time">
            <text:p>15:08:13</text:p>
          </table:table-cell>
          <table:table-cell office:value-type="time" office:time-value="PT21H21M51S" calcext:value-type="time">
            <text:p>21:21:51</text:p>
          </table:table-cell>
          <table:table-cell office:value-type="time" office:time-value="PT06H03M17S" calcext:value-type="time">
            <text:p>06:03:17</text:p>
          </table:table-cell>
          <table:table-cell office:value-type="time" office:time-value="PT15H07M59S" calcext:value-type="time">
            <text:p>15:07:59</text:p>
          </table:table-cell>
          <table:table-cell table:formula="of:=IF(OR([.B204]=&quot;&quot;;[.E204]=&quot;&quot;);&quot;&quot;;ROUND(ABS([.B204]-[.E204])*86400))" office:value-type="float" office:value="12" calcext:value-type="float">
            <text:p>12</text:p>
          </table:table-cell>
          <table:table-cell table:formula="of:=IF(OR([.C204]=&quot;&quot;;[.F204]=&quot;&quot;);&quot;&quot;;ROUND(ABS([.C204]-[.F204])*86400))" office:value-type="float" office:value="3" calcext:value-type="float">
            <text:p>3</text:p>
          </table:table-cell>
          <table:table-cell table:formula="of:=IF(OR([.D204]=&quot;&quot;;[.G204]=&quot;&quot;);&quot;&quot;;ROUND(ABS([.D204]-[.G204])*86400))" office:value-type="float" office:value="14" calcext:value-type="float">
            <text:p>14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time" office:time-value="PT20H25M26S" calcext:value-type="time">
            <text:p>20:25:26</text:p>
          </table:table-cell>
          <table:table-cell office:value-type="time" office:time-value="PT06H47M42S" calcext:value-type="time">
            <text:p>06:47:42</text:p>
          </table:table-cell>
          <table:table-cell office:value-type="time" office:time-value="PT17H38M44S" calcext:value-type="time">
            <text:p>17:38:44</text:p>
          </table:table-cell>
          <table:table-cell office:value-type="time" office:time-value="PT20H25M51S" calcext:value-type="time">
            <text:p>20:25:51</text:p>
          </table:table-cell>
          <table:table-cell office:value-type="time" office:time-value="PT06H47M44S" calcext:value-type="time">
            <text:p>06:47:44</text:p>
          </table:table-cell>
          <table:table-cell office:value-type="time" office:time-value="PT17H38M15S" calcext:value-type="time">
            <text:p>17:38:15</text:p>
          </table:table-cell>
          <table:table-cell table:formula="of:=IF(OR([.B205]=&quot;&quot;;[.E205]=&quot;&quot;);&quot;&quot;;ROUND(ABS([.B205]-[.E205])*86400))" office:value-type="float" office:value="25" calcext:value-type="float">
            <text:p>25</text:p>
          </table:table-cell>
          <table:table-cell table:formula="of:=IF(OR([.C205]=&quot;&quot;;[.F205]=&quot;&quot;);&quot;&quot;;ROUND(ABS([.C205]-[.F205])*86400))" office:value-type="float" office:value="2" calcext:value-type="float">
            <text:p>2</text:p>
          </table:table-cell>
          <table:table-cell table:formula="of:=IF(OR([.D205]=&quot;&quot;;[.G205]=&quot;&quot;);&quot;&quot;;ROUND(ABS([.D205]-[.G205])*86400))" office:value-type="float" office:value="29" calcext:value-type="float">
            <text:p>29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23" calcext:value-type="date">
            <text:p>2022-07-23</text:p>
          </table:table-cell>
          <table:table-cell office:value-type="time" office:time-value="PT07H33M37S" calcext:value-type="time">
            <text:p>07:33:37</text:p>
          </table:table-cell>
          <table:table-cell table:number-columns-repeated="2"/>
          <table:table-cell table:number-columns-repeated="2" office:value-type="time" office:time-value="PT07H33M37S" calcext:value-type="time">
            <text:p>07:33:37</text:p>
          </table:table-cell>
          <table:table-cell office:value-type="time" office:time-value="PT20H23M51S" calcext:value-type="time">
            <text:p>20:23:51</text:p>
          </table:table-cell>
          <table:table-cell table:formula="of:=IF(OR([.B206]=&quot;&quot;;[.E206]=&quot;&quot;);&quot;&quot;;ROUND(ABS([.B206]-[.E206])*86400))" office:value-type="float" office:value="0" calcext:value-type="float">
            <text:p>0</text:p>
          </table:table-cell>
          <table:table-cell table:formula="of:=IF(OR([.C206]=&quot;&quot;;[.F206]=&quot;&quot;);&quot;&quot;;ROUND(ABS([.C206]-[.F206])*86400))">
            <text:p/>
          </table:table-cell>
          <table:table-cell table:formula="of:=IF(OR([.D206]=&quot;&quot;;[.G206]=&quot;&quot;);&quot;&quot;;ROUND(ABS([.D206]-[.G206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24" calcext:value-type="date">
            <text:p>2022-07-24</text:p>
          </table:table-cell>
          <table:table-cell office:value-type="time" office:time-value="PT08H21M22S" calcext:value-type="time">
            <text:p>08:21:22</text:p>
          </table:table-cell>
          <table:table-cell table:number-columns-repeated="2"/>
          <table:table-cell office:value-type="time" office:time-value="PT08H21M22S" calcext:value-type="time">
            <text:p>08:21:22</text:p>
          </table:table-cell>
          <table:table-cell office:value-type="time" office:time-value="PT08H21M21S" calcext:value-type="time">
            <text:p>08:21:21</text:p>
          </table:table-cell>
          <table:table-cell/>
          <table:table-cell table:formula="of:=IF(OR([.B207]=&quot;&quot;;[.E207]=&quot;&quot;);&quot;&quot;;ROUND(ABS([.B207]-[.E207])*86400))" office:value-type="float" office:value="0" calcext:value-type="float">
            <text:p>0</text:p>
          </table:table-cell>
          <table:table-cell table:formula="of:=IF(OR([.C207]=&quot;&quot;;[.F207]=&quot;&quot;);&quot;&quot;;ROUND(ABS([.C207]-[.F207])*86400))">
            <text:p/>
          </table:table-cell>
          <table:table-cell table:formula="of:=IF(OR([.D207]=&quot;&quot;;[.G207]=&quot;&quot;);&quot;&quot;;ROUND(ABS([.D207]-[.G207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time" office:time-value="PT09H10M51S" calcext:value-type="time">
            <text:p>09:10:51</text:p>
          </table:table-cell>
          <table:table-cell table:number-columns-repeated="2"/>
          <table:table-cell office:value-type="time" office:time-value="PT09H10M51S" calcext:value-type="time">
            <text:p>09:10:51</text:p>
          </table:table-cell>
          <table:table-cell office:value-type="time" office:time-value="PT09H10M49S" calcext:value-type="time">
            <text:p>09:10:49</text:p>
          </table:table-cell>
          <table:table-cell/>
          <table:table-cell table:formula="of:=IF(OR([.B208]=&quot;&quot;;[.E208]=&quot;&quot;);&quot;&quot;;ROUND(ABS([.B208]-[.E208])*86400))" office:value-type="float" office:value="0" calcext:value-type="float">
            <text:p>0</text:p>
          </table:table-cell>
          <table:table-cell table:formula="of:=IF(OR([.C208]=&quot;&quot;;[.F208]=&quot;&quot;);&quot;&quot;;ROUND(ABS([.C208]-[.F208])*86400))">
            <text:p/>
          </table:table-cell>
          <table:table-cell table:formula="of:=IF(OR([.D208]=&quot;&quot;;[.G208]=&quot;&quot;);&quot;&quot;;ROUND(ABS([.D208]-[.G208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 office:value-type="time" office:time-value="PT10H01M26S" calcext:value-type="time">
            <text:p>10:01:26</text:p>
          </table:table-cell>
          <table:table-cell table:number-columns-repeated="2"/>
          <table:table-cell office:value-type="time" office:time-value="PT10H01M26S" calcext:value-type="time">
            <text:p>10:01:26</text:p>
          </table:table-cell>
          <table:table-cell office:value-type="time" office:time-value="PT10H01M23S" calcext:value-type="time">
            <text:p>10:01:23</text:p>
          </table:table-cell>
          <table:table-cell/>
          <table:table-cell table:formula="of:=IF(OR([.B209]=&quot;&quot;;[.E209]=&quot;&quot;);&quot;&quot;;ROUND(ABS([.B209]-[.E209])*86400))" office:value-type="float" office:value="0" calcext:value-type="float">
            <text:p>0</text:p>
          </table:table-cell>
          <table:table-cell table:formula="of:=IF(OR([.C209]=&quot;&quot;;[.F209]=&quot;&quot;);&quot;&quot;;ROUND(ABS([.C209]-[.F209])*86400))">
            <text:p/>
          </table:table-cell>
          <table:table-cell table:formula="of:=IF(OR([.D209]=&quot;&quot;;[.G209]=&quot;&quot;);&quot;&quot;;ROUND(ABS([.D209]-[.G209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time" office:time-value="PT10H52M07S" calcext:value-type="time">
            <text:p>10:52:07</text:p>
          </table:table-cell>
          <table:table-cell table:number-columns-repeated="2"/>
          <table:table-cell office:value-type="time" office:time-value="PT10H52M07S" calcext:value-type="time">
            <text:p>10:52:07</text:p>
          </table:table-cell>
          <table:table-cell office:value-type="time" office:time-value="PT10H52M03S" calcext:value-type="time">
            <text:p>10:52:03</text:p>
          </table:table-cell>
          <table:table-cell/>
          <table:table-cell table:formula="of:=IF(OR([.B210]=&quot;&quot;;[.E210]=&quot;&quot;);&quot;&quot;;ROUND(ABS([.B210]-[.E210])*86400))" office:value-type="float" office:value="0" calcext:value-type="float">
            <text:p>0</text:p>
          </table:table-cell>
          <table:table-cell table:formula="of:=IF(OR([.C210]=&quot;&quot;;[.F210]=&quot;&quot;);&quot;&quot;;ROUND(ABS([.C210]-[.F210])*86400))">
            <text:p/>
          </table:table-cell>
          <table:table-cell table:formula="of:=IF(OR([.D210]=&quot;&quot;;[.G210]=&quot;&quot;);&quot;&quot;;ROUND(ABS([.D210]-[.G210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time" office:time-value="PT11H41M49S" calcext:value-type="time">
            <text:p>11:41:49</text:p>
          </table:table-cell>
          <table:table-cell table:number-columns-repeated="2"/>
          <table:table-cell office:value-type="time" office:time-value="PT11H41M49S" calcext:value-type="time">
            <text:p>11:41:49</text:p>
          </table:table-cell>
          <table:table-cell office:value-type="time" office:time-value="PT11H41M46S" calcext:value-type="time">
            <text:p>11:41:46</text:p>
          </table:table-cell>
          <table:table-cell/>
          <table:table-cell table:formula="of:=IF(OR([.B211]=&quot;&quot;;[.E211]=&quot;&quot;);&quot;&quot;;ROUND(ABS([.B211]-[.E211])*86400))" office:value-type="float" office:value="0" calcext:value-type="float">
            <text:p>0</text:p>
          </table:table-cell>
          <table:table-cell table:formula="of:=IF(OR([.C211]=&quot;&quot;;[.F211]=&quot;&quot;);&quot;&quot;;ROUND(ABS([.C211]-[.F211])*86400))">
            <text:p/>
          </table:table-cell>
          <table:table-cell table:formula="of:=IF(OR([.D211]=&quot;&quot;;[.G211]=&quot;&quot;);&quot;&quot;;ROUND(ABS([.D211]-[.G211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time" office:time-value="PT12H29M45S" calcext:value-type="time">
            <text:p>12:29:45</text:p>
          </table:table-cell>
          <table:table-cell office:value-type="time" office:time-value="PT23H39M53S" calcext:value-type="time">
            <text:p>23:39:53</text:p>
          </table:table-cell>
          <table:table-cell/>
          <table:table-cell office:value-type="time" office:time-value="PT12H29M45S" calcext:value-type="time">
            <text:p>12:29:45</text:p>
          </table:table-cell>
          <table:table-cell office:value-type="time" office:time-value="PT12H29M44S" calcext:value-type="time">
            <text:p>12:29:44</text:p>
          </table:table-cell>
          <table:table-cell/>
          <table:table-cell table:formula="of:=IF(OR([.B212]=&quot;&quot;;[.E212]=&quot;&quot;);&quot;&quot;;ROUND(ABS([.B212]-[.E212])*86400))" office:value-type="float" office:value="0" calcext:value-type="float">
            <text:p>0</text:p>
          </table:table-cell>
          <table:table-cell table:formula="of:=IF(OR([.C212]=&quot;&quot;;[.F212]=&quot;&quot;);&quot;&quot;;ROUND(ABS([.C212]-[.F212])*86400))" office:value-type="float" office:value="40209" calcext:value-type="float">
            <text:p>40209</text:p>
          </table:table-cell>
          <table:table-cell table:formula="of:=IF(OR([.D212]=&quot;&quot;;[.G212]=&quot;&quot;);&quot;&quot;;ROUND(ABS([.D212]-[.G212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time" office:time-value="PT02H22M51S" calcext:value-type="time">
            <text:p>02:22:51</text:p>
          </table:table-cell>
          <table:table-cell office:value-type="time" office:time-value="PT13H15M39S" calcext:value-type="time">
            <text:p>13:15:39</text:p>
          </table:table-cell>
          <table:table-cell office:value-type="time" office:time-value="PT22H42M53S" calcext:value-type="time">
            <text:p>22:42:53</text:p>
          </table:table-cell>
          <table:table-cell office:value-type="time" office:time-value="PT02H22M33S" calcext:value-type="time">
            <text:p>02:22:33</text:p>
          </table:table-cell>
          <table:table-cell office:value-type="time" office:time-value="PT13H15M40S" calcext:value-type="time">
            <text:p>13:15:40</text:p>
          </table:table-cell>
          <table:table-cell office:value-type="time" office:time-value="PT22H43M02S" calcext:value-type="time">
            <text:p>22:43:02</text:p>
          </table:table-cell>
          <table:table-cell table:formula="of:=IF(OR([.B213]=&quot;&quot;;[.E213]=&quot;&quot;);&quot;&quot;;ROUND(ABS([.B213]-[.E213])*86400))" office:value-type="float" office:value="18" calcext:value-type="float">
            <text:p>18</text:p>
          </table:table-cell>
          <table:table-cell table:formula="of:=IF(OR([.C213]=&quot;&quot;;[.F213]=&quot;&quot;);&quot;&quot;;ROUND(ABS([.C213]-[.F213])*86400))" office:value-type="float" office:value="1" calcext:value-type="float">
            <text:p>1</text:p>
          </table:table-cell>
          <table:table-cell table:formula="of:=IF(OR([.D213]=&quot;&quot;;[.G213]=&quot;&quot;);&quot;&quot;;ROUND(ABS([.D213]-[.G213])*86400)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date" office:date-value="2022-07-31" calcext:value-type="date">
            <text:p>2022-07-31</text:p>
          </table:table-cell>
          <table:table-cell office:value-type="time" office:time-value="PT04H53M32S" calcext:value-type="time">
            <text:p>04:53:32</text:p>
          </table:table-cell>
          <table:table-cell office:value-type="time" office:time-value="PT13H59M42S" calcext:value-type="time">
            <text:p>13:59:42</text:p>
          </table:table-cell>
          <table:table-cell office:value-type="time" office:time-value="PT22H13M05S" calcext:value-type="time">
            <text:p>22:13:05</text:p>
          </table:table-cell>
          <table:table-cell office:value-type="time" office:time-value="PT04H53M20S" calcext:value-type="time">
            <text:p>04:53:20</text:p>
          </table:table-cell>
          <table:table-cell office:value-type="time" office:time-value="PT13H59M45S" calcext:value-type="time">
            <text:p>13:59:45</text:p>
          </table:table-cell>
          <table:table-cell office:value-type="time" office:time-value="PT22H13M14S" calcext:value-type="time">
            <text:p>22:13:14</text:p>
          </table:table-cell>
          <table:table-cell table:formula="of:=IF(OR([.B214]=&quot;&quot;;[.E214]=&quot;&quot;);&quot;&quot;;ROUND(ABS([.B214]-[.E214])*86400))" office:value-type="float" office:value="12" calcext:value-type="float">
            <text:p>12</text:p>
          </table:table-cell>
          <table:table-cell table:formula="of:=IF(OR([.C214]=&quot;&quot;;[.F214]=&quot;&quot;);&quot;&quot;;ROUND(ABS([.C214]-[.F214])*86400))" office:value-type="float" office:value="3" calcext:value-type="float">
            <text:p>3</text:p>
          </table:table-cell>
          <table:table-cell table:formula="of:=IF(OR([.D214]=&quot;&quot;;[.G214]=&quot;&quot;);&quot;&quot;;ROUND(ABS([.D214]-[.G214])*86400)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time" office:time-value="PT06H54M05S" calcext:value-type="time">
            <text:p>06:54:05</text:p>
          </table:table-cell>
          <table:table-cell office:value-type="time" office:time-value="PT14H42M33S" calcext:value-type="time">
            <text:p>14:42:33</text:p>
          </table:table-cell>
          <table:table-cell office:value-type="time" office:time-value="PT21H50M02S" calcext:value-type="time">
            <text:p>21:50:02</text:p>
          </table:table-cell>
          <table:table-cell office:value-type="time" office:time-value="PT06H53M55S" calcext:value-type="time">
            <text:p>06:53:55</text:p>
          </table:table-cell>
          <table:table-cell office:value-type="time" office:time-value="PT14H42M36S" calcext:value-type="time">
            <text:p>14:42:36</text:p>
          </table:table-cell>
          <table:table-cell office:value-type="time" office:time-value="PT21H50M11S" calcext:value-type="time">
            <text:p>21:50:11</text:p>
          </table:table-cell>
          <table:table-cell table:formula="of:=IF(OR([.B215]=&quot;&quot;;[.E215]=&quot;&quot;);&quot;&quot;;ROUND(ABS([.B215]-[.E215])*86400))" office:value-type="float" office:value="10" calcext:value-type="float">
            <text:p>10</text:p>
          </table:table-cell>
          <table:table-cell table:formula="of:=IF(OR([.C215]=&quot;&quot;;[.F215]=&quot;&quot;);&quot;&quot;;ROUND(ABS([.C215]-[.F215])*86400))" office:value-type="float" office:value="3" calcext:value-type="float">
            <text:p>3</text:p>
          </table:table-cell>
          <table:table-cell table:formula="of:=IF(OR([.D215]=&quot;&quot;;[.G215]=&quot;&quot;);&quot;&quot;;ROUND(ABS([.D215]-[.G215])*86400)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time" office:time-value="PT08H47M06S" calcext:value-type="time">
            <text:p>08:47:06</text:p>
          </table:table-cell>
          <table:table-cell office:value-type="time" office:time-value="PT15H25M05S" calcext:value-type="time">
            <text:p>15:25:05</text:p>
          </table:table-cell>
          <table:table-cell office:value-type="time" office:time-value="PT21H28M59S" calcext:value-type="time">
            <text:p>21:28:59</text:p>
          </table:table-cell>
          <table:table-cell office:value-type="time" office:time-value="PT08H46M56S" calcext:value-type="time">
            <text:p>08:46:56</text:p>
          </table:table-cell>
          <table:table-cell office:value-type="time" office:time-value="PT15H25M08S" calcext:value-type="time">
            <text:p>15:25:08</text:p>
          </table:table-cell>
          <table:table-cell office:value-type="time" office:time-value="PT21H29M10S" calcext:value-type="time">
            <text:p>21:29:10</text:p>
          </table:table-cell>
          <table:table-cell table:formula="of:=IF(OR([.B216]=&quot;&quot;;[.E216]=&quot;&quot;);&quot;&quot;;ROUND(ABS([.B216]-[.E216])*86400))" office:value-type="float" office:value="10" calcext:value-type="float">
            <text:p>10</text:p>
          </table:table-cell>
          <table:table-cell table:formula="of:=IF(OR([.C216]=&quot;&quot;;[.F216]=&quot;&quot;);&quot;&quot;;ROUND(ABS([.C216]-[.F216])*86400))" office:value-type="float" office:value="3" calcext:value-type="float">
            <text:p>3</text:p>
          </table:table-cell>
          <table:table-cell table:formula="of:=IF(OR([.D216]=&quot;&quot;;[.G216]=&quot;&quot;);&quot;&quot;;ROUND(ABS([.D216]-[.G216])*86400))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date" office:date-value="2022-08-03" calcext:value-type="date">
            <text:p>2022-08-03</text:p>
          </table:table-cell>
          <table:table-cell office:value-type="time" office:time-value="PT10H40M19S" calcext:value-type="time">
            <text:p>10:40:19</text:p>
          </table:table-cell>
          <table:table-cell office:value-type="time" office:time-value="PT16H08M24S" calcext:value-type="time">
            <text:p>16:08:24</text:p>
          </table:table-cell>
          <table:table-cell office:value-type="time" office:time-value="PT21H07M13S" calcext:value-type="time">
            <text:p>21:07:13</text:p>
          </table:table-cell>
          <table:table-cell office:value-type="time" office:time-value="PT10H40M07S" calcext:value-type="time">
            <text:p>10:40:07</text:p>
          </table:table-cell>
          <table:table-cell office:value-type="time" office:time-value="PT16H08M28S" calcext:value-type="time">
            <text:p>16:08:28</text:p>
          </table:table-cell>
          <table:table-cell office:value-type="time" office:time-value="PT21H07M26S" calcext:value-type="time">
            <text:p>21:07:26</text:p>
          </table:table-cell>
          <table:table-cell table:formula="of:=IF(OR([.B217]=&quot;&quot;;[.E217]=&quot;&quot;);&quot;&quot;;ROUND(ABS([.B217]-[.E217])*86400))" office:value-type="float" office:value="12" calcext:value-type="float">
            <text:p>12</text:p>
          </table:table-cell>
          <table:table-cell table:formula="of:=IF(OR([.C217]=&quot;&quot;;[.F217]=&quot;&quot;);&quot;&quot;;ROUND(ABS([.C217]-[.F217])*86400))" office:value-type="float" office:value="4" calcext:value-type="float">
            <text:p>4</text:p>
          </table:table-cell>
          <table:table-cell table:formula="of:=IF(OR([.D217]=&quot;&quot;;[.G217]=&quot;&quot;);&quot;&quot;;ROUND(ABS([.D217]-[.G217])*86400)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time" office:time-value="PT12H40M52S" calcext:value-type="time">
            <text:p>12:40:52</text:p>
          </table:table-cell>
          <table:table-cell office:value-type="time" office:time-value="PT16H53M47S" calcext:value-type="time">
            <text:p>16:53:47</text:p>
          </table:table-cell>
          <table:table-cell office:value-type="time" office:time-value="PT20H41M16S" calcext:value-type="time">
            <text:p>20:41:16</text:p>
          </table:table-cell>
          <table:table-cell office:value-type="time" office:time-value="PT12H40M34S" calcext:value-type="time">
            <text:p>12:40:34</text:p>
          </table:table-cell>
          <table:table-cell office:value-type="time" office:time-value="PT16H53M51S" calcext:value-type="time">
            <text:p>16:53:51</text:p>
          </table:table-cell>
          <table:table-cell office:value-type="time" office:time-value="PT20H41M34S" calcext:value-type="time">
            <text:p>20:41:34</text:p>
          </table:table-cell>
          <table:table-cell table:formula="of:=IF(OR([.B218]=&quot;&quot;;[.E218]=&quot;&quot;);&quot;&quot;;ROUND(ABS([.B218]-[.E218])*86400))" office:value-type="float" office:value="18" calcext:value-type="float">
            <text:p>18</text:p>
          </table:table-cell>
          <table:table-cell table:formula="of:=IF(OR([.C218]=&quot;&quot;;[.F218]=&quot;&quot;);&quot;&quot;;ROUND(ABS([.C218]-[.F218])*86400))" office:value-type="float" office:value="4" calcext:value-type="float">
            <text:p>4</text:p>
          </table:table-cell>
          <table:table-cell table:formula="of:=IF(OR([.D218]=&quot;&quot;;[.G218]=&quot;&quot;);&quot;&quot;;ROUND(ABS([.D218]-[.G218])*86400))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date" office:date-value="2022-08-05" calcext:value-type="date">
            <text:p>2022-08-05</text:p>
          </table:table-cell>
          <table:table-cell office:value-type="time" office:time-value="PT15H01M33S" calcext:value-type="time">
            <text:p>15:01:33</text:p>
          </table:table-cell>
          <table:table-cell office:value-type="time" office:time-value="PT17H42M34S" calcext:value-type="time">
            <text:p>17:42:34</text:p>
          </table:table-cell>
          <table:table-cell office:value-type="time" office:time-value="PT20H01M49S" calcext:value-type="time">
            <text:p>20:01:49</text:p>
          </table:table-cell>
          <table:table-cell office:value-type="time" office:time-value="PT15H00M58S" calcext:value-type="time">
            <text:p>15:00:58</text:p>
          </table:table-cell>
          <table:table-cell office:value-type="time" office:time-value="PT17H42M37S" calcext:value-type="time">
            <text:p>17:42:37</text:p>
          </table:table-cell>
          <table:table-cell office:value-type="time" office:time-value="PT20H02M22S" calcext:value-type="time">
            <text:p>20:02:22</text:p>
          </table:table-cell>
          <table:table-cell table:formula="of:=IF(OR([.B219]=&quot;&quot;;[.E219]=&quot;&quot;);&quot;&quot;;ROUND(ABS([.B219]-[.E219])*86400))" office:value-type="float" office:value="35" calcext:value-type="float">
            <text:p>35</text:p>
          </table:table-cell>
          <table:table-cell table:formula="of:=IF(OR([.C219]=&quot;&quot;;[.F219]=&quot;&quot;);&quot;&quot;;ROUND(ABS([.C219]-[.F219])*86400))" office:value-type="float" office:value="3" calcext:value-type="float">
            <text:p>3</text:p>
          </table:table-cell>
          <table:table-cell table:formula="of:=IF(OR([.D219]=&quot;&quot;;[.G219]=&quot;&quot;);&quot;&quot;;ROUND(ABS([.D219]-[.G219])*86400))" office:value-type="float" office:value="33" calcext:value-type="float">
            <text:p>33</text:p>
          </table:table-cell>
          <table:table-cell table:number-columns-repeated="9"/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table:number-columns-repeated="3"/>
          <table:table-cell office:value-type="time" office:time-value="PT17H40M47S" calcext:value-type="time">
            <text:p>17:40:47</text:p>
          </table:table-cell>
          <table:table-cell office:value-type="time" office:time-value="PT18H35M58S" calcext:value-type="time">
            <text:p>18:35:58</text:p>
          </table:table-cell>
          <table:table-cell office:value-type="time" office:time-value="PT22H50M49S" calcext:value-type="time">
            <text:p>22:50:49</text:p>
          </table:table-cell>
          <table:table-cell table:formula="of:=IF(OR([.B220]=&quot;&quot;;[.E220]=&quot;&quot;);&quot;&quot;;ROUND(ABS([.B220]-[.E220])*86400))">
            <text:p/>
          </table:table-cell>
          <table:table-cell table:formula="of:=IF(OR([.C220]=&quot;&quot;;[.F220]=&quot;&quot;);&quot;&quot;;ROUND(ABS([.C220]-[.F220])*86400))">
            <text:p/>
          </table:table-cell>
          <table:table-cell table:formula="of:=IF(OR([.D220]=&quot;&quot;;[.G220]=&quot;&quot;);&quot;&quot;;ROUND(ABS([.D220]-[.G220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8-07" calcext:value-type="date">
            <text:p>2022-08-07</text:p>
          </table:table-cell>
          <table:table-cell table:number-columns-repeated="4"/>
          <table:table-cell office:value-type="time" office:time-value="PT19H34M31S" calcext:value-type="time">
            <text:p>19:34:31</text:p>
          </table:table-cell>
          <table:table-cell/>
          <table:table-cell table:formula="of:=IF(OR([.B221]=&quot;&quot;;[.E221]=&quot;&quot;);&quot;&quot;;ROUND(ABS([.B221]-[.E221])*86400))">
            <text:p/>
          </table:table-cell>
          <table:table-cell table:formula="of:=IF(OR([.C221]=&quot;&quot;;[.F221]=&quot;&quot;);&quot;&quot;;ROUND(ABS([.C221]-[.F221])*86400))">
            <text:p/>
          </table:table-cell>
          <table:table-cell table:formula="of:=IF(OR([.D221]=&quot;&quot;;[.G221]=&quot;&quot;);&quot;&quot;;ROUND(ABS([.D221]-[.G221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table:number-columns-repeated="4"/>
          <table:table-cell office:value-type="time" office:time-value="PT20H37M42S" calcext:value-type="time">
            <text:p>20:37:42</text:p>
          </table:table-cell>
          <table:table-cell/>
          <table:table-cell table:formula="of:=IF(OR([.B222]=&quot;&quot;;[.E222]=&quot;&quot;);&quot;&quot;;ROUND(ABS([.B222]-[.E222])*86400))">
            <text:p/>
          </table:table-cell>
          <table:table-cell table:formula="of:=IF(OR([.C222]=&quot;&quot;;[.F222]=&quot;&quot;);&quot;&quot;;ROUND(ABS([.C222]-[.F222])*86400))">
            <text:p/>
          </table:table-cell>
          <table:table-cell table:formula="of:=IF(OR([.D222]=&quot;&quot;;[.G222]=&quot;&quot;);&quot;&quot;;ROUND(ABS([.D222]-[.G222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table:number-columns-repeated="4"/>
          <table:table-cell office:value-type="time" office:time-value="PT21H43M21S" calcext:value-type="time">
            <text:p>21:43:21</text:p>
          </table:table-cell>
          <table:table-cell/>
          <table:table-cell table:formula="of:=IF(OR([.B223]=&quot;&quot;;[.E223]=&quot;&quot;);&quot;&quot;;ROUND(ABS([.B223]-[.E223])*86400))">
            <text:p/>
          </table:table-cell>
          <table:table-cell table:formula="of:=IF(OR([.C223]=&quot;&quot;;[.F223]=&quot;&quot;);&quot;&quot;;ROUND(ABS([.C223]-[.F223])*86400))">
            <text:p/>
          </table:table-cell>
          <table:table-cell table:formula="of:=IF(OR([.D223]=&quot;&quot;;[.G223]=&quot;&quot;);&quot;&quot;;ROUND(ABS([.D223]-[.G223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table:number-columns-repeated="4"/>
          <table:table-cell office:value-type="time" office:time-value="PT22H48M12S" calcext:value-type="time">
            <text:p>22:48:12</text:p>
          </table:table-cell>
          <table:table-cell/>
          <table:table-cell table:formula="of:=IF(OR([.B224]=&quot;&quot;;[.E224]=&quot;&quot;);&quot;&quot;;ROUND(ABS([.B224]-[.E224])*86400))">
            <text:p/>
          </table:table-cell>
          <table:table-cell table:formula="of:=IF(OR([.C224]=&quot;&quot;;[.F224]=&quot;&quot;);&quot;&quot;;ROUND(ABS([.C224]-[.F224])*86400))">
            <text:p/>
          </table:table-cell>
          <table:table-cell table:formula="of:=IF(OR([.D224]=&quot;&quot;;[.G224]=&quot;&quot;);&quot;&quot;;ROUND(ABS([.D224]-[.G224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table:number-columns-repeated="4"/>
          <table:table-cell office:value-type="time" office:time-value="PT23H49M30S" calcext:value-type="time">
            <text:p>23:49:30</text:p>
          </table:table-cell>
          <table:table-cell/>
          <table:table-cell table:formula="of:=IF(OR([.B225]=&quot;&quot;;[.E225]=&quot;&quot;);&quot;&quot;;ROUND(ABS([.B225]-[.E225])*86400))">
            <text:p/>
          </table:table-cell>
          <table:table-cell table:formula="of:=IF(OR([.C225]=&quot;&quot;;[.F225]=&quot;&quot;);&quot;&quot;;ROUND(ABS([.C225]-[.F225])*86400))">
            <text:p/>
          </table:table-cell>
          <table:table-cell table:formula="of:=IF(OR([.D225]=&quot;&quot;;[.G225]=&quot;&quot;);&quot;&quot;;ROUND(ABS([.D225]-[.G225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office:value-type="time" office:time-value="PT21H57M20S" calcext:value-type="time">
            <text:p>21:57:20</text:p>
          </table:table-cell>
          <table:table-cell table:number-columns-repeated="2"/>
          <table:table-cell office:value-type="time" office:time-value="PT21H57M20S" calcext:value-type="time">
            <text:p>21:57:20</text:p>
          </table:table-cell>
          <table:table-cell table:number-columns-repeated="2"/>
          <table:table-cell table:formula="of:=IF(OR([.B226]=&quot;&quot;;[.E226]=&quot;&quot;);&quot;&quot;;ROUND(ABS([.B226]-[.E226])*86400))" office:value-type="float" office:value="0" calcext:value-type="float">
            <text:p>0</text:p>
          </table:table-cell>
          <table:table-cell table:formula="of:=IF(OR([.C226]=&quot;&quot;;[.F226]=&quot;&quot;);&quot;&quot;;ROUND(ABS([.C226]-[.F226])*86400))">
            <text:p/>
          </table:table-cell>
          <table:table-cell table:formula="of:=IF(OR([.D226]=&quot;&quot;;[.G226]=&quot;&quot;);&quot;&quot;;ROUND(ABS([.D226]-[.G226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8-13" calcext:value-type="date">
            <text:p>2022-08-13</text:p>
          </table:table-cell>
          <table:table-cell office:value-type="time" office:time-value="PT21H21M50S" calcext:value-type="time">
            <text:p>21:21:50</text:p>
          </table:table-cell>
          <table:table-cell office:value-type="time" office:time-value="PT00H45M57S" calcext:value-type="time">
            <text:p>00:45:57</text:p>
          </table:table-cell>
          <table:table-cell office:value-type="time" office:time-value="PT03H59M38S" calcext:value-type="time">
            <text:p>03:59:38</text:p>
          </table:table-cell>
          <table:table-cell office:value-type="time" office:time-value="PT21H22M07S" calcext:value-type="time">
            <text:p>21:22:07</text:p>
          </table:table-cell>
          <table:table-cell office:value-type="time" office:time-value="PT00H45M57S" calcext:value-type="time">
            <text:p>00:45:57</text:p>
          </table:table-cell>
          <table:table-cell office:value-type="time" office:time-value="PT03H59M18S" calcext:value-type="time">
            <text:p>03:59:18</text:p>
          </table:table-cell>
          <table:table-cell table:formula="of:=IF(OR([.B227]=&quot;&quot;;[.E227]=&quot;&quot;);&quot;&quot;;ROUND(ABS([.B227]-[.E227])*86400))" office:value-type="float" office:value="17" calcext:value-type="float">
            <text:p>17</text:p>
          </table:table-cell>
          <table:table-cell table:formula="of:=IF(OR([.C227]=&quot;&quot;;[.F227]=&quot;&quot;);&quot;&quot;;ROUND(ABS([.C227]-[.F227])*86400))" office:value-type="float" office:value="0" calcext:value-type="float">
            <text:p>0</text:p>
          </table:table-cell>
          <table:table-cell table:formula="of:=IF(OR([.D227]=&quot;&quot;;[.G227]=&quot;&quot;);&quot;&quot;;ROUND(ABS([.D227]-[.G227])*86400))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time" office:time-value="PT20H56M25S" calcext:value-type="time">
            <text:p>20:56:25</text:p>
          </table:table-cell>
          <table:table-cell office:value-type="time" office:time-value="PT01H37M48S" calcext:value-type="time">
            <text:p>01:37:48</text:p>
          </table:table-cell>
          <table:table-cell office:value-type="time" office:time-value="PT06H23M13S" calcext:value-type="time">
            <text:p>06:23:13</text:p>
          </table:table-cell>
          <table:table-cell office:value-type="time" office:time-value="PT20H56M42S" calcext:value-type="time">
            <text:p>20:56:42</text:p>
          </table:table-cell>
          <table:table-cell office:value-type="time" office:time-value="PT01H37M49S" calcext:value-type="time">
            <text:p>01:37:49</text:p>
          </table:table-cell>
          <table:table-cell office:value-type="time" office:time-value="PT06H22M56S" calcext:value-type="time">
            <text:p>06:22:56</text:p>
          </table:table-cell>
          <table:table-cell table:formula="of:=IF(OR([.B228]=&quot;&quot;;[.E228]=&quot;&quot;);&quot;&quot;;ROUND(ABS([.B228]-[.E228])*86400))" office:value-type="float" office:value="17" calcext:value-type="float">
            <text:p>17</text:p>
          </table:table-cell>
          <table:table-cell table:formula="of:=IF(OR([.C228]=&quot;&quot;;[.F228]=&quot;&quot;);&quot;&quot;;ROUND(ABS([.C228]-[.F228])*86400))" office:value-type="float" office:value="1" calcext:value-type="float">
            <text:p>1</text:p>
          </table:table-cell>
          <table:table-cell table:formula="of:=IF(OR([.D228]=&quot;&quot;;[.G228]=&quot;&quot;);&quot;&quot;;ROUND(ABS([.D228]-[.G228])*86400))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time" office:time-value="PT20H33M54S" calcext:value-type="time">
            <text:p>20:33:54</text:p>
          </table:table-cell>
          <table:table-cell office:value-type="time" office:time-value="PT02H26M07S" calcext:value-type="time">
            <text:p>02:26:07</text:p>
          </table:table-cell>
          <table:table-cell office:value-type="time" office:time-value="PT08H29M52S" calcext:value-type="time">
            <text:p>08:29:52</text:p>
          </table:table-cell>
          <table:table-cell office:value-type="time" office:time-value="PT20H34M10S" calcext:value-type="time">
            <text:p>20:34:10</text:p>
          </table:table-cell>
          <table:table-cell office:value-type="time" office:time-value="PT02H26M08S" calcext:value-type="time">
            <text:p>02:26:08</text:p>
          </table:table-cell>
          <table:table-cell office:value-type="time" office:time-value="PT08H29M38S" calcext:value-type="time">
            <text:p>08:29:38</text:p>
          </table:table-cell>
          <table:table-cell table:formula="of:=IF(OR([.B229]=&quot;&quot;;[.E229]=&quot;&quot;);&quot;&quot;;ROUND(ABS([.B229]-[.E229])*86400))" office:value-type="float" office:value="16" calcext:value-type="float">
            <text:p>16</text:p>
          </table:table-cell>
          <table:table-cell table:formula="of:=IF(OR([.C229]=&quot;&quot;;[.F229]=&quot;&quot;);&quot;&quot;;ROUND(ABS([.C229]-[.F229])*86400))" office:value-type="float" office:value="1" calcext:value-type="float">
            <text:p>1</text:p>
          </table:table-cell>
          <table:table-cell table:formula="of:=IF(OR([.D229]=&quot;&quot;;[.G229]=&quot;&quot;);&quot;&quot;;ROUND(ABS([.D229]-[.G229])*86400))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time" office:time-value="PT20H10M48S" calcext:value-type="time">
            <text:p>20:10:48</text:p>
          </table:table-cell>
          <table:table-cell office:value-type="time" office:time-value="PT03H12M10S" calcext:value-type="time">
            <text:p>03:12:10</text:p>
          </table:table-cell>
          <table:table-cell office:value-type="time" office:time-value="PT10H30M34S" calcext:value-type="time">
            <text:p>10:30:34</text:p>
          </table:table-cell>
          <table:table-cell office:value-type="time" office:time-value="PT20H11M04S" calcext:value-type="time">
            <text:p>20:11:04</text:p>
          </table:table-cell>
          <table:table-cell office:value-type="time" office:time-value="PT03H12M12S" calcext:value-type="time">
            <text:p>03:12:12</text:p>
          </table:table-cell>
          <table:table-cell office:value-type="time" office:time-value="PT10H30M21S" calcext:value-type="time">
            <text:p>10:30:21</text:p>
          </table:table-cell>
          <table:table-cell table:formula="of:=IF(OR([.B230]=&quot;&quot;;[.E230]=&quot;&quot;);&quot;&quot;;ROUND(ABS([.B230]-[.E230])*86400))" office:value-type="float" office:value="16" calcext:value-type="float">
            <text:p>16</text:p>
          </table:table-cell>
          <table:table-cell table:formula="of:=IF(OR([.C230]=&quot;&quot;;[.F230]=&quot;&quot;);&quot;&quot;;ROUND(ABS([.C230]-[.F230])*86400))" office:value-type="float" office:value="2" calcext:value-type="float">
            <text:p>2</text:p>
          </table:table-cell>
          <table:table-cell table:formula="of:=IF(OR([.D230]=&quot;&quot;;[.G230]=&quot;&quot;);&quot;&quot;;ROUND(ABS([.D230]-[.G230])*86400)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time" office:time-value="PT19H43M11S" calcext:value-type="time">
            <text:p>19:43:11</text:p>
          </table:table-cell>
          <table:table-cell office:value-type="time" office:time-value="PT03H57M15S" calcext:value-type="time">
            <text:p>03:57:15</text:p>
          </table:table-cell>
          <table:table-cell office:value-type="time" office:time-value="PT12H33M24S" calcext:value-type="time">
            <text:p>12:33:24</text:p>
          </table:table-cell>
          <table:table-cell office:value-type="time" office:time-value="PT19H43M27S" calcext:value-type="time">
            <text:p>19:43:27</text:p>
          </table:table-cell>
          <table:table-cell office:value-type="time" office:time-value="PT03H57M17S" calcext:value-type="time">
            <text:p>03:57:17</text:p>
          </table:table-cell>
          <table:table-cell office:value-type="time" office:time-value="PT12H33M10S" calcext:value-type="time">
            <text:p>12:33:10</text:p>
          </table:table-cell>
          <table:table-cell table:formula="of:=IF(OR([.B231]=&quot;&quot;;[.E231]=&quot;&quot;);&quot;&quot;;ROUND(ABS([.B231]-[.E231])*86400))" office:value-type="float" office:value="16" calcext:value-type="float">
            <text:p>16</text:p>
          </table:table-cell>
          <table:table-cell table:formula="of:=IF(OR([.C231]=&quot;&quot;;[.F231]=&quot;&quot;);&quot;&quot;;ROUND(ABS([.C231]-[.F231])*86400))" office:value-type="float" office:value="2" calcext:value-type="float">
            <text:p>2</text:p>
          </table:table-cell>
          <table:table-cell table:formula="of:=IF(OR([.D231]=&quot;&quot;;[.G231]=&quot;&quot;);&quot;&quot;;ROUND(ABS([.D231]-[.G231])*86400))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 office:value-type="time" office:time-value="PT18H59M46S" calcext:value-type="time">
            <text:p>18:59:46</text:p>
          </table:table-cell>
          <table:table-cell office:value-type="time" office:time-value="PT04H42M29S" calcext:value-type="time">
            <text:p>04:42:29</text:p>
          </table:table-cell>
          <table:table-cell office:value-type="time" office:time-value="PT14H52M32S" calcext:value-type="time">
            <text:p>14:52:32</text:p>
          </table:table-cell>
          <table:table-cell office:value-type="time" office:time-value="PT19H00M08S" calcext:value-type="time">
            <text:p>19:00:08</text:p>
          </table:table-cell>
          <table:table-cell office:value-type="time" office:time-value="PT04H42M30S" calcext:value-type="time">
            <text:p>04:42:30</text:p>
          </table:table-cell>
          <table:table-cell office:value-type="time" office:time-value="PT14H52M10S" calcext:value-type="time">
            <text:p>14:52:10</text:p>
          </table:table-cell>
          <table:table-cell table:formula="of:=IF(OR([.B232]=&quot;&quot;;[.E232]=&quot;&quot;);&quot;&quot;;ROUND(ABS([.B232]-[.E232])*86400))" office:value-type="float" office:value="22" calcext:value-type="float">
            <text:p>22</text:p>
          </table:table-cell>
          <table:table-cell table:formula="of:=IF(OR([.C232]=&quot;&quot;;[.F232]=&quot;&quot;);&quot;&quot;;ROUND(ABS([.C232]-[.F232])*86400))" office:value-type="float" office:value="1" calcext:value-type="float">
            <text:p>1</text:p>
          </table:table-cell>
          <table:table-cell table:formula="of:=IF(OR([.D232]=&quot;&quot;;[.G232]=&quot;&quot;);&quot;&quot;;ROUND(ABS([.D232]-[.G232])*86400))" office:value-type="float" office:value="22" calcext:value-type="float">
            <text:p>22</text:p>
          </table:table-cell>
          <table:table-cell table:number-columns-repeated="9"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time" office:time-value="PT05H28M41S" calcext:value-type="time">
            <text:p>05:28:41</text:p>
          </table:table-cell>
          <table:table-cell table:number-columns-repeated="2"/>
          <table:table-cell office:value-type="time" office:time-value="PT18H14M20S" calcext:value-type="time">
            <text:p>18:14:20</text:p>
          </table:table-cell>
          <table:table-cell office:value-type="time" office:time-value="PT05H28M42S" calcext:value-type="time">
            <text:p>05:28:42</text:p>
          </table:table-cell>
          <table:table-cell office:value-type="time" office:time-value="PT16H44M55S" calcext:value-type="time">
            <text:p>16:44:55</text:p>
          </table:table-cell>
          <table:table-cell table:formula="of:=IF(OR([.B233]=&quot;&quot;;[.E233]=&quot;&quot;);&quot;&quot;;ROUND(ABS([.B233]-[.E233])*86400))" office:value-type="float" office:value="45939" calcext:value-type="float">
            <text:p>45939</text:p>
          </table:table-cell>
          <table:table-cell table:formula="of:=IF(OR([.C233]=&quot;&quot;;[.F233]=&quot;&quot;);&quot;&quot;;ROUND(ABS([.C233]-[.F233])*86400))">
            <text:p/>
          </table:table-cell>
          <table:table-cell table:formula="of:=IF(OR([.D233]=&quot;&quot;;[.G233]=&quot;&quot;);&quot;&quot;;ROUND(ABS([.D233]-[.G233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8-20" calcext:value-type="date">
            <text:p>2022-08-20</text:p>
          </table:table-cell>
          <table:table-cell office:value-type="time" office:time-value="PT06H16M24S" calcext:value-type="time">
            <text:p>06:16:24</text:p>
          </table:table-cell>
          <table:table-cell table:number-columns-repeated="2"/>
          <table:table-cell table:number-columns-repeated="2" office:value-type="time" office:time-value="PT06H16M24S" calcext:value-type="time">
            <text:p>06:16:24</text:p>
          </table:table-cell>
          <table:table-cell/>
          <table:table-cell table:formula="of:=IF(OR([.B234]=&quot;&quot;;[.E234]=&quot;&quot;);&quot;&quot;;ROUND(ABS([.B234]-[.E234])*86400))" office:value-type="float" office:value="0" calcext:value-type="float">
            <text:p>0</text:p>
          </table:table-cell>
          <table:table-cell table:formula="of:=IF(OR([.C234]=&quot;&quot;;[.F234]=&quot;&quot;);&quot;&quot;;ROUND(ABS([.C234]-[.F234])*86400))">
            <text:p/>
          </table:table-cell>
          <table:table-cell table:formula="of:=IF(OR([.D234]=&quot;&quot;;[.G234]=&quot;&quot;);&quot;&quot;;ROUND(ABS([.D234]-[.G234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8-21" calcext:value-type="date">
            <text:p>2022-08-21</text:p>
          </table:table-cell>
          <table:table-cell office:value-type="time" office:time-value="PT07H05M43S" calcext:value-type="time">
            <text:p>07:05:43</text:p>
          </table:table-cell>
          <table:table-cell table:number-columns-repeated="2"/>
          <table:table-cell office:value-type="time" office:time-value="PT07H05M43S" calcext:value-type="time">
            <text:p>07:05:43</text:p>
          </table:table-cell>
          <table:table-cell office:value-type="time" office:time-value="PT07H05M42S" calcext:value-type="time">
            <text:p>07:05:42</text:p>
          </table:table-cell>
          <table:table-cell/>
          <table:table-cell table:formula="of:=IF(OR([.B235]=&quot;&quot;;[.E235]=&quot;&quot;);&quot;&quot;;ROUND(ABS([.B235]-[.E235])*86400))" office:value-type="float" office:value="0" calcext:value-type="float">
            <text:p>0</text:p>
          </table:table-cell>
          <table:table-cell table:formula="of:=IF(OR([.C235]=&quot;&quot;;[.F235]=&quot;&quot;);&quot;&quot;;ROUND(ABS([.C235]-[.F235])*86400))">
            <text:p/>
          </table:table-cell>
          <table:table-cell table:formula="of:=IF(OR([.D235]=&quot;&quot;;[.G235]=&quot;&quot;);&quot;&quot;;ROUND(ABS([.D235]-[.G235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time" office:time-value="PT07H56M12S" calcext:value-type="time">
            <text:p>07:56:12</text:p>
          </table:table-cell>
          <table:table-cell table:number-columns-repeated="2"/>
          <table:table-cell office:value-type="time" office:time-value="PT07H56M12S" calcext:value-type="time">
            <text:p>07:56:12</text:p>
          </table:table-cell>
          <table:table-cell office:value-type="time" office:time-value="PT07H56M10S" calcext:value-type="time">
            <text:p>07:56:10</text:p>
          </table:table-cell>
          <table:table-cell/>
          <table:table-cell table:formula="of:=IF(OR([.B236]=&quot;&quot;;[.E236]=&quot;&quot;);&quot;&quot;;ROUND(ABS([.B236]-[.E236])*86400))" office:value-type="float" office:value="0" calcext:value-type="float">
            <text:p>0</text:p>
          </table:table-cell>
          <table:table-cell table:formula="of:=IF(OR([.C236]=&quot;&quot;;[.F236]=&quot;&quot;);&quot;&quot;;ROUND(ABS([.C236]-[.F236])*86400))">
            <text:p/>
          </table:table-cell>
          <table:table-cell table:formula="of:=IF(OR([.D236]=&quot;&quot;;[.G236]=&quot;&quot;);&quot;&quot;;ROUND(ABS([.D236]-[.G236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time" office:time-value="PT08H47M02S" calcext:value-type="time">
            <text:p>08:47:02</text:p>
          </table:table-cell>
          <table:table-cell table:number-columns-repeated="2"/>
          <table:table-cell office:value-type="time" office:time-value="PT08H47M02S" calcext:value-type="time">
            <text:p>08:47:02</text:p>
          </table:table-cell>
          <table:table-cell office:value-type="time" office:time-value="PT08H47M00S" calcext:value-type="time">
            <text:p>08:47:00</text:p>
          </table:table-cell>
          <table:table-cell/>
          <table:table-cell table:formula="of:=IF(OR([.B237]=&quot;&quot;;[.E237]=&quot;&quot;);&quot;&quot;;ROUND(ABS([.B237]-[.E237])*86400))" office:value-type="float" office:value="0" calcext:value-type="float">
            <text:p>0</text:p>
          </table:table-cell>
          <table:table-cell table:formula="of:=IF(OR([.C237]=&quot;&quot;;[.F237]=&quot;&quot;);&quot;&quot;;ROUND(ABS([.C237]-[.F237])*86400))">
            <text:p/>
          </table:table-cell>
          <table:table-cell table:formula="of:=IF(OR([.D237]=&quot;&quot;;[.G237]=&quot;&quot;);&quot;&quot;;ROUND(ABS([.D237]-[.G237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time" office:time-value="PT09H37M14S" calcext:value-type="time">
            <text:p>09:37:14</text:p>
          </table:table-cell>
          <table:table-cell table:number-columns-repeated="2"/>
          <table:table-cell office:value-type="time" office:time-value="PT09H37M14S" calcext:value-type="time">
            <text:p>09:37:14</text:p>
          </table:table-cell>
          <table:table-cell office:value-type="time" office:time-value="PT09H37M12S" calcext:value-type="time">
            <text:p>09:37:12</text:p>
          </table:table-cell>
          <table:table-cell/>
          <table:table-cell table:formula="of:=IF(OR([.B238]=&quot;&quot;;[.E238]=&quot;&quot;);&quot;&quot;;ROUND(ABS([.B238]-[.E238])*86400))" office:value-type="float" office:value="0" calcext:value-type="float">
            <text:p>0</text:p>
          </table:table-cell>
          <table:table-cell table:formula="of:=IF(OR([.C238]=&quot;&quot;;[.F238]=&quot;&quot;);&quot;&quot;;ROUND(ABS([.C238]-[.F238])*86400))">
            <text:p/>
          </table:table-cell>
          <table:table-cell table:formula="of:=IF(OR([.D238]=&quot;&quot;;[.G238]=&quot;&quot;);&quot;&quot;;ROUND(ABS([.D238]-[.G238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time" office:time-value="PT10H25M58S" calcext:value-type="time">
            <text:p>10:25:58</text:p>
          </table:table-cell>
          <table:table-cell table:number-columns-repeated="2"/>
          <table:table-cell office:value-type="time" office:time-value="PT10H25M58S" calcext:value-type="time">
            <text:p>10:25:58</text:p>
          </table:table-cell>
          <table:table-cell office:value-type="time" office:time-value="PT10H25M57S" calcext:value-type="time">
            <text:p>10:25:57</text:p>
          </table:table-cell>
          <table:table-cell/>
          <table:table-cell table:formula="of:=IF(OR([.B239]=&quot;&quot;;[.E239]=&quot;&quot;);&quot;&quot;;ROUND(ABS([.B239]-[.E239])*86400))" office:value-type="float" office:value="0" calcext:value-type="float">
            <text:p>0</text:p>
          </table:table-cell>
          <table:table-cell table:formula="of:=IF(OR([.C239]=&quot;&quot;;[.F239]=&quot;&quot;);&quot;&quot;;ROUND(ABS([.C239]-[.F239])*86400))">
            <text:p/>
          </table:table-cell>
          <table:table-cell table:formula="of:=IF(OR([.D239]=&quot;&quot;;[.G239]=&quot;&quot;);&quot;&quot;;ROUND(ABS([.D239]-[.G239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time" office:time-value="PT11H12M48S" calcext:value-type="time">
            <text:p>11:12:48</text:p>
          </table:table-cell>
          <table:table-cell office:value-type="time" office:time-value="PT21H08M19S" calcext:value-type="time">
            <text:p>21:08:19</text:p>
          </table:table-cell>
          <table:table-cell/>
          <table:table-cell table:number-columns-repeated="2" office:value-type="time" office:time-value="PT11H12M48S" calcext:value-type="time">
            <text:p>11:12:48</text:p>
          </table:table-cell>
          <table:table-cell/>
          <table:table-cell table:formula="of:=IF(OR([.B240]=&quot;&quot;;[.E240]=&quot;&quot;);&quot;&quot;;ROUND(ABS([.B240]-[.E240])*86400))" office:value-type="float" office:value="0" calcext:value-type="float">
            <text:p>0</text:p>
          </table:table-cell>
          <table:table-cell table:formula="of:=IF(OR([.C240]=&quot;&quot;;[.F240]=&quot;&quot;);&quot;&quot;;ROUND(ABS([.C240]-[.F240])*86400))" office:value-type="float" office:value="35731" calcext:value-type="float">
            <text:p>35731</text:p>
          </table:table-cell>
          <table:table-cell table:formula="of:=IF(OR([.D240]=&quot;&quot;;[.G240]=&quot;&quot;);&quot;&quot;;ROUND(ABS([.D240]-[.G240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8-27" calcext:value-type="date">
            <text:p>2022-08-27</text:p>
          </table:table-cell>
          <table:table-cell office:value-type="time" office:time-value="PT02H22M25S" calcext:value-type="time">
            <text:p>02:22:25</text:p>
          </table:table-cell>
          <table:table-cell office:value-type="time" office:time-value="PT11H57M46S" calcext:value-type="time">
            <text:p>11:57:46</text:p>
          </table:table-cell>
          <table:table-cell office:value-type="time" office:time-value="PT20H33M06S" calcext:value-type="time">
            <text:p>20:33:06</text:p>
          </table:table-cell>
          <table:table-cell office:value-type="time" office:time-value="PT02H22M15S" calcext:value-type="time">
            <text:p>02:22:15</text:p>
          </table:table-cell>
          <table:table-cell office:value-type="time" office:time-value="PT11H57M48S" calcext:value-type="time">
            <text:p>11:57:48</text:p>
          </table:table-cell>
          <table:table-cell office:value-type="time" office:time-value="PT20H33M18S" calcext:value-type="time">
            <text:p>20:33:18</text:p>
          </table:table-cell>
          <table:table-cell table:formula="of:=IF(OR([.B241]=&quot;&quot;;[.E241]=&quot;&quot;);&quot;&quot;;ROUND(ABS([.B241]-[.E241])*86400))" office:value-type="float" office:value="10" calcext:value-type="float">
            <text:p>10</text:p>
          </table:table-cell>
          <table:table-cell table:formula="of:=IF(OR([.C241]=&quot;&quot;;[.F241]=&quot;&quot;);&quot;&quot;;ROUND(ABS([.C241]-[.F241])*86400))" office:value-type="float" office:value="2" calcext:value-type="float">
            <text:p>2</text:p>
          </table:table-cell>
          <table:table-cell table:formula="of:=IF(OR([.D241]=&quot;&quot;;[.G241]=&quot;&quot;);&quot;&quot;;ROUND(ABS([.D241]-[.G241])*86400)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date" office:date-value="2022-08-28" calcext:value-type="date">
            <text:p>2022-08-28</text:p>
          </table:table-cell>
          <table:table-cell office:value-type="time" office:time-value="PT04H30M06S" calcext:value-type="time">
            <text:p>04:30:06</text:p>
          </table:table-cell>
          <table:table-cell office:value-type="time" office:time-value="PT12H41M21S" calcext:value-type="time">
            <text:p>12:41:21</text:p>
          </table:table-cell>
          <table:table-cell office:value-type="time" office:time-value="PT20H08M00S" calcext:value-type="time">
            <text:p>20:08:00</text:p>
          </table:table-cell>
          <table:table-cell office:value-type="time" office:time-value="PT04H29M56S" calcext:value-type="time">
            <text:p>04:29:56</text:p>
          </table:table-cell>
          <table:table-cell office:value-type="time" office:time-value="PT12H41M23S" calcext:value-type="time">
            <text:p>12:41:23</text:p>
          </table:table-cell>
          <table:table-cell office:value-type="time" office:time-value="PT20H08M12S" calcext:value-type="time">
            <text:p>20:08:12</text:p>
          </table:table-cell>
          <table:table-cell table:formula="of:=IF(OR([.B242]=&quot;&quot;;[.E242]=&quot;&quot;);&quot;&quot;;ROUND(ABS([.B242]-[.E242])*86400))" office:value-type="float" office:value="10" calcext:value-type="float">
            <text:p>10</text:p>
          </table:table-cell>
          <table:table-cell table:formula="of:=IF(OR([.C242]=&quot;&quot;;[.F242]=&quot;&quot;);&quot;&quot;;ROUND(ABS([.C242]-[.F242])*86400))" office:value-type="float" office:value="2" calcext:value-type="float">
            <text:p>2</text:p>
          </table:table-cell>
          <table:table-cell table:formula="of:=IF(OR([.D242]=&quot;&quot;;[.G242]=&quot;&quot;);&quot;&quot;;ROUND(ABS([.D242]-[.G242])*86400)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time" office:time-value="PT06H26M06S" calcext:value-type="time">
            <text:p>06:26:06</text:p>
          </table:table-cell>
          <table:table-cell office:value-type="time" office:time-value="PT13H24M16S" calcext:value-type="time">
            <text:p>13:24:16</text:p>
          </table:table-cell>
          <table:table-cell office:value-type="time" office:time-value="PT19H46M08S" calcext:value-type="time">
            <text:p>19:46:08</text:p>
          </table:table-cell>
          <table:table-cell office:value-type="time" office:time-value="PT06H25M57S" calcext:value-type="time">
            <text:p>06:25:57</text:p>
          </table:table-cell>
          <table:table-cell office:value-type="time" office:time-value="PT13H24M19S" calcext:value-type="time">
            <text:p>13:24:19</text:p>
          </table:table-cell>
          <table:table-cell office:value-type="time" office:time-value="PT19H46M20S" calcext:value-type="time">
            <text:p>19:46:20</text:p>
          </table:table-cell>
          <table:table-cell table:formula="of:=IF(OR([.B243]=&quot;&quot;;[.E243]=&quot;&quot;);&quot;&quot;;ROUND(ABS([.B243]-[.E243])*86400))" office:value-type="float" office:value="9" calcext:value-type="float">
            <text:p>9</text:p>
          </table:table-cell>
          <table:table-cell table:formula="of:=IF(OR([.C243]=&quot;&quot;;[.F243]=&quot;&quot;);&quot;&quot;;ROUND(ABS([.C243]-[.F243])*86400))" office:value-type="float" office:value="3" calcext:value-type="float">
            <text:p>3</text:p>
          </table:table-cell>
          <table:table-cell table:formula="of:=IF(OR([.D243]=&quot;&quot;;[.G243]=&quot;&quot;);&quot;&quot;;ROUND(ABS([.D243]-[.G243])*86400)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time" office:time-value="PT08H19M57S" calcext:value-type="time">
            <text:p>08:19:57</text:p>
          </table:table-cell>
          <table:table-cell office:value-type="time" office:time-value="PT14H07M32S" calcext:value-type="time">
            <text:p>14:07:32</text:p>
          </table:table-cell>
          <table:table-cell office:value-type="time" office:time-value="PT19H24M19S" calcext:value-type="time">
            <text:p>19:24:19</text:p>
          </table:table-cell>
          <table:table-cell office:value-type="time" office:time-value="PT08H19M47S" calcext:value-type="time">
            <text:p>08:19:47</text:p>
          </table:table-cell>
          <table:table-cell office:value-type="time" office:time-value="PT14H07M35S" calcext:value-type="time">
            <text:p>14:07:35</text:p>
          </table:table-cell>
          <table:table-cell office:value-type="time" office:time-value="PT19H24M33S" calcext:value-type="time">
            <text:p>19:24:33</text:p>
          </table:table-cell>
          <table:table-cell table:formula="of:=IF(OR([.B244]=&quot;&quot;;[.E244]=&quot;&quot;);&quot;&quot;;ROUND(ABS([.B244]-[.E244])*86400))" office:value-type="float" office:value="10" calcext:value-type="float">
            <text:p>10</text:p>
          </table:table-cell>
          <table:table-cell table:formula="of:=IF(OR([.C244]=&quot;&quot;;[.F244]=&quot;&quot;);&quot;&quot;;ROUND(ABS([.C244]-[.F244])*86400))" office:value-type="float" office:value="3" calcext:value-type="float">
            <text:p>3</text:p>
          </table:table-cell>
          <table:table-cell table:formula="of:=IF(OR([.D244]=&quot;&quot;;[.G244]=&quot;&quot;);&quot;&quot;;ROUND(ABS([.D244]-[.G244])*86400))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time" office:time-value="PT10H18M26S" calcext:value-type="time">
            <text:p>10:18:26</text:p>
          </table:table-cell>
          <table:table-cell office:value-type="time" office:time-value="PT14H52M14S" calcext:value-type="time">
            <text:p>14:52:14</text:p>
          </table:table-cell>
          <table:table-cell office:value-type="time" office:time-value="PT18H59M29S" calcext:value-type="time">
            <text:p>18:59:29</text:p>
          </table:table-cell>
          <table:table-cell office:value-type="time" office:time-value="PT10H18M11S" calcext:value-type="time">
            <text:p>10:18:11</text:p>
          </table:table-cell>
          <table:table-cell office:value-type="time" office:time-value="PT14H52M17S" calcext:value-type="time">
            <text:p>14:52:17</text:p>
          </table:table-cell>
          <table:table-cell office:value-type="time" office:time-value="PT18H59M47S" calcext:value-type="time">
            <text:p>18:59:47</text:p>
          </table:table-cell>
          <table:table-cell table:formula="of:=IF(OR([.B245]=&quot;&quot;;[.E245]=&quot;&quot;);&quot;&quot;;ROUND(ABS([.B245]-[.E245])*86400))" office:value-type="float" office:value="15" calcext:value-type="float">
            <text:p>15</text:p>
          </table:table-cell>
          <table:table-cell table:formula="of:=IF(OR([.C245]=&quot;&quot;;[.F245]=&quot;&quot;);&quot;&quot;;ROUND(ABS([.C245]-[.F245])*86400))" office:value-type="float" office:value="3" calcext:value-type="float">
            <text:p>3</text:p>
          </table:table-cell>
          <table:table-cell table:formula="of:=IF(OR([.D245]=&quot;&quot;;[.G245]=&quot;&quot;);&quot;&quot;;ROUND(ABS([.D245]-[.G245])*86400))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time" office:time-value="PT12H31M24S" calcext:value-type="time">
            <text:p>12:31:24</text:p>
          </table:table-cell>
          <table:table-cell office:value-type="time" office:time-value="PT15H39M34S" calcext:value-type="time">
            <text:p>15:39:34</text:p>
          </table:table-cell>
          <table:table-cell office:value-type="time" office:time-value="PT18H25M01S" calcext:value-type="time">
            <text:p>18:25:01</text:p>
          </table:table-cell>
          <table:table-cell office:value-type="time" office:time-value="PT12H30M59S" calcext:value-type="time">
            <text:p>12:30:59</text:p>
          </table:table-cell>
          <table:table-cell office:value-type="time" office:time-value="PT15H39M37S" calcext:value-type="time">
            <text:p>15:39:37</text:p>
          </table:table-cell>
          <table:table-cell office:value-type="time" office:time-value="PT18H25M29S" calcext:value-type="time">
            <text:p>18:25:29</text:p>
          </table:table-cell>
          <table:table-cell table:formula="of:=IF(OR([.B246]=&quot;&quot;;[.E246]=&quot;&quot;);&quot;&quot;;ROUND(ABS([.B246]-[.E246])*86400))" office:value-type="float" office:value="25" calcext:value-type="float">
            <text:p>25</text:p>
          </table:table-cell>
          <table:table-cell table:formula="of:=IF(OR([.C246]=&quot;&quot;;[.F246]=&quot;&quot;);&quot;&quot;;ROUND(ABS([.C246]-[.F246])*86400))" office:value-type="float" office:value="3" calcext:value-type="float">
            <text:p>3</text:p>
          </table:table-cell>
          <table:table-cell table:formula="of:=IF(OR([.D246]=&quot;&quot;;[.G246]=&quot;&quot;);&quot;&quot;;ROUND(ABS([.D246]-[.G246])*86400))" office:value-type="float" office:value="28" calcext:value-type="float">
            <text:p>28</text:p>
          </table:table-cell>
          <table:table-cell table:number-columns-repeated="9"/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time" office:time-value="PT16H01M28S" calcext:value-type="time">
            <text:p>16:01:28</text:p>
          </table:table-cell>
          <table:table-cell office:value-type="time" office:time-value="PT16H41M19S" calcext:value-type="time">
            <text:p>16:41:19</text:p>
          </table:table-cell>
          <table:table-cell/>
          <table:table-cell office:value-type="time" office:time-value="PT15H56M13S" calcext:value-type="time">
            <text:p>15:56:13</text:p>
          </table:table-cell>
          <table:table-cell office:value-type="time" office:time-value="PT16H30M41S" calcext:value-type="time">
            <text:p>16:30:41</text:p>
          </table:table-cell>
          <table:table-cell office:value-type="time" office:time-value="PT16H44M41S" calcext:value-type="time">
            <text:p>16:44:41</text:p>
          </table:table-cell>
          <table:table-cell table:formula="of:=IF(OR([.B247]=&quot;&quot;;[.E247]=&quot;&quot;);&quot;&quot;;ROUND(ABS([.B247]-[.E247])*86400))" office:value-type="float" office:value="315" calcext:value-type="float">
            <text:p>315</text:p>
          </table:table-cell>
          <table:table-cell table:formula="of:=IF(OR([.C247]=&quot;&quot;;[.F247]=&quot;&quot;);&quot;&quot;;ROUND(ABS([.C247]-[.F247])*86400))" office:value-type="float" office:value="638" calcext:value-type="float">
            <text:p>638</text:p>
          </table:table-cell>
          <table:table-cell table:formula="of:=IF(OR([.D247]=&quot;&quot;;[.G247]=&quot;&quot;);&quot;&quot;;ROUND(ABS([.D247]-[.G247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9-03" calcext:value-type="date">
            <text:p>2022-09-03</text:p>
          </table:table-cell>
          <table:table-cell table:number-columns-repeated="4"/>
          <table:table-cell office:value-type="time" office:time-value="PT17H26M13S" calcext:value-type="time">
            <text:p>17:26:13</text:p>
          </table:table-cell>
          <table:table-cell/>
          <table:table-cell table:formula="of:=IF(OR([.B248]=&quot;&quot;;[.E248]=&quot;&quot;);&quot;&quot;;ROUND(ABS([.B248]-[.E248])*86400))">
            <text:p/>
          </table:table-cell>
          <table:table-cell table:formula="of:=IF(OR([.C248]=&quot;&quot;;[.F248]=&quot;&quot;);&quot;&quot;;ROUND(ABS([.C248]-[.F248])*86400))">
            <text:p/>
          </table:table-cell>
          <table:table-cell table:formula="of:=IF(OR([.D248]=&quot;&quot;;[.G248]=&quot;&quot;);&quot;&quot;;ROUND(ABS([.D248]-[.G248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9-04" calcext:value-type="date">
            <text:p>2022-09-04</text:p>
          </table:table-cell>
          <table:table-cell table:number-columns-repeated="4"/>
          <table:table-cell office:value-type="time" office:time-value="PT18H26M06S" calcext:value-type="time">
            <text:p>18:26:06</text:p>
          </table:table-cell>
          <table:table-cell/>
          <table:table-cell table:formula="of:=IF(OR([.B249]=&quot;&quot;;[.E249]=&quot;&quot;);&quot;&quot;;ROUND(ABS([.B249]-[.E249])*86400))">
            <text:p/>
          </table:table-cell>
          <table:table-cell table:formula="of:=IF(OR([.C249]=&quot;&quot;;[.F249]=&quot;&quot;);&quot;&quot;;ROUND(ABS([.C249]-[.F249])*86400))">
            <text:p/>
          </table:table-cell>
          <table:table-cell table:formula="of:=IF(OR([.D249]=&quot;&quot;;[.G249]=&quot;&quot;);&quot;&quot;;ROUND(ABS([.D249]-[.G249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table:number-columns-repeated="4"/>
          <table:table-cell office:value-type="time" office:time-value="PT19H28M58S" calcext:value-type="time">
            <text:p>19:28:58</text:p>
          </table:table-cell>
          <table:table-cell/>
          <table:table-cell table:formula="of:=IF(OR([.B250]=&quot;&quot;;[.E250]=&quot;&quot;);&quot;&quot;;ROUND(ABS([.B250]-[.E250])*86400))">
            <text:p/>
          </table:table-cell>
          <table:table-cell table:formula="of:=IF(OR([.C250]=&quot;&quot;;[.F250]=&quot;&quot;);&quot;&quot;;ROUND(ABS([.C250]-[.F250])*86400))">
            <text:p/>
          </table:table-cell>
          <table:table-cell table:formula="of:=IF(OR([.D250]=&quot;&quot;;[.G250]=&quot;&quot;);&quot;&quot;;ROUND(ABS([.D250]-[.G250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table:number-columns-repeated="4"/>
          <table:table-cell office:value-type="time" office:time-value="PT20H32M21S" calcext:value-type="time">
            <text:p>20:32:21</text:p>
          </table:table-cell>
          <table:table-cell/>
          <table:table-cell table:formula="of:=IF(OR([.B251]=&quot;&quot;;[.E251]=&quot;&quot;);&quot;&quot;;ROUND(ABS([.B251]-[.E251])*86400))">
            <text:p/>
          </table:table-cell>
          <table:table-cell table:formula="of:=IF(OR([.C251]=&quot;&quot;;[.F251]=&quot;&quot;);&quot;&quot;;ROUND(ABS([.C251]-[.F251])*86400))">
            <text:p/>
          </table:table-cell>
          <table:table-cell table:formula="of:=IF(OR([.D251]=&quot;&quot;;[.G251]=&quot;&quot;);&quot;&quot;;ROUND(ABS([.D251]-[.G251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table:number-columns-repeated="4"/>
          <table:table-cell office:value-type="time" office:time-value="PT21H33M36S" calcext:value-type="time">
            <text:p>21:33:36</text:p>
          </table:table-cell>
          <table:table-cell/>
          <table:table-cell table:formula="of:=IF(OR([.B252]=&quot;&quot;;[.E252]=&quot;&quot;);&quot;&quot;;ROUND(ABS([.B252]-[.E252])*86400))">
            <text:p/>
          </table:table-cell>
          <table:table-cell table:formula="of:=IF(OR([.C252]=&quot;&quot;;[.F252]=&quot;&quot;);&quot;&quot;;ROUND(ABS([.C252]-[.F252])*86400))">
            <text:p/>
          </table:table-cell>
          <table:table-cell table:formula="of:=IF(OR([.D252]=&quot;&quot;;[.G252]=&quot;&quot;);&quot;&quot;;ROUND(ABS([.D252]-[.G252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time" office:time-value="PT20H38M28S" calcext:value-type="time">
            <text:p>20:38:28</text:p>
          </table:table-cell>
          <table:table-cell office:value-type="time" office:time-value="PT22H31M06S" calcext:value-type="time">
            <text:p>22:31:06</text:p>
          </table:table-cell>
          <table:table-cell/>
          <table:table-cell office:value-type="time" office:time-value="PT20H38M28S" calcext:value-type="time">
            <text:p>20:38:28</text:p>
          </table:table-cell>
          <table:table-cell office:value-type="time" office:time-value="PT22H31M05S" calcext:value-type="time">
            <text:p>22:31:05</text:p>
          </table:table-cell>
          <table:table-cell/>
          <table:table-cell table:formula="of:=IF(OR([.B253]=&quot;&quot;;[.E253]=&quot;&quot;);&quot;&quot;;ROUND(ABS([.B253]-[.E253])*86400))" office:value-type="float" office:value="0" calcext:value-type="float">
            <text:p>0</text:p>
          </table:table-cell>
          <table:table-cell table:formula="of:=IF(OR([.C253]=&quot;&quot;;[.F253]=&quot;&quot;);&quot;&quot;;ROUND(ABS([.C253]-[.F253])*86400))" office:value-type="float" office:value="1" calcext:value-type="float">
            <text:p>1</text:p>
          </table:table-cell>
          <table:table-cell table:formula="of:=IF(OR([.D253]=&quot;&quot;;[.G253]=&quot;&quot;);&quot;&quot;;ROUND(ABS([.D253]-[.G253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time" office:time-value="PT19H48M49S" calcext:value-type="time">
            <text:p>19:48:49</text:p>
          </table:table-cell>
          <table:table-cell office:value-type="time" office:time-value="PT23H24M24S" calcext:value-type="time">
            <text:p>23:24:24</text:p>
          </table:table-cell>
          <table:table-cell office:value-type="time" office:time-value="PT00H46M16S" calcext:value-type="time">
            <text:p>00:46:16</text:p>
          </table:table-cell>
          <table:table-cell office:value-type="time" office:time-value="PT19H49M09S" calcext:value-type="time">
            <text:p>19:49:09</text:p>
          </table:table-cell>
          <table:table-cell office:value-type="time" office:time-value="PT23H24M24S" calcext:value-type="time">
            <text:p>23:24:24</text:p>
          </table:table-cell>
          <table:table-cell office:value-type="time" office:time-value="PT00H46M09S" calcext:value-type="time">
            <text:p>00:46:09</text:p>
          </table:table-cell>
          <table:table-cell table:formula="of:=IF(OR([.B254]=&quot;&quot;;[.E254]=&quot;&quot;);&quot;&quot;;ROUND(ABS([.B254]-[.E254])*86400))" office:value-type="float" office:value="20" calcext:value-type="float">
            <text:p>20</text:p>
          </table:table-cell>
          <table:table-cell table:formula="of:=IF(OR([.C254]=&quot;&quot;;[.F254]=&quot;&quot;);&quot;&quot;;ROUND(ABS([.C254]-[.F254])*86400))" office:value-type="float" office:value="0" calcext:value-type="float">
            <text:p>0</text:p>
          </table:table-cell>
          <table:table-cell table:formula="of:=IF(OR([.D254]=&quot;&quot;;[.G254]=&quot;&quot;);&quot;&quot;;ROUND(ABS([.D254]-[.G254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time" office:time-value="PT19H19M22S" calcext:value-type="time">
            <text:p>19:19:22</text:p>
          </table:table-cell>
          <table:table-cell office:value-type="time" office:time-value="PT03H27M22S" calcext:value-type="time">
            <text:p>03:27:22</text:p>
          </table:table-cell>
          <table:table-cell/>
          <table:table-cell office:value-type="time" office:time-value="PT19H19M41S" calcext:value-type="time">
            <text:p>19:19:41</text:p>
          </table:table-cell>
          <table:table-cell office:value-type="time" office:time-value="PT03H27M22S" calcext:value-type="time">
            <text:p>03:27:22</text:p>
          </table:table-cell>
          <table:table-cell office:value-type="time" office:time-value="PT03H27M10S" calcext:value-type="time">
            <text:p>03:27:10</text:p>
          </table:table-cell>
          <table:table-cell table:formula="of:=IF(OR([.B255]=&quot;&quot;;[.E255]=&quot;&quot;);&quot;&quot;;ROUND(ABS([.B255]-[.E255])*86400))" office:value-type="float" office:value="19" calcext:value-type="float">
            <text:p>19</text:p>
          </table:table-cell>
          <table:table-cell table:formula="of:=IF(OR([.C255]=&quot;&quot;;[.F255]=&quot;&quot;);&quot;&quot;;ROUND(ABS([.C255]-[.F255])*86400))" office:value-type="float" office:value="0" calcext:value-type="float">
            <text:p>0</text:p>
          </table:table-cell>
          <table:table-cell table:formula="of:=IF(OR([.D255]=&quot;&quot;;[.G255]=&quot;&quot;);&quot;&quot;;ROUND(ABS([.D255]-[.G255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time" office:time-value="PT18H55M19S" calcext:value-type="time">
            <text:p>18:55:19</text:p>
          </table:table-cell>
          <table:table-cell office:value-type="time" office:time-value="PT00H14M13S" calcext:value-type="time">
            <text:p>00:14:13</text:p>
          </table:table-cell>
          <table:table-cell office:value-type="time" office:time-value="PT05H41M12S" calcext:value-type="time">
            <text:p>05:41:12</text:p>
          </table:table-cell>
          <table:table-cell office:value-type="time" office:time-value="PT18H55M37S" calcext:value-type="time">
            <text:p>18:55:37</text:p>
          </table:table-cell>
          <table:table-cell office:value-type="time" office:time-value="PT00H14M13S" calcext:value-type="time">
            <text:p>00:14:13</text:p>
          </table:table-cell>
          <table:table-cell office:value-type="time" office:time-value="PT05H41M00S" calcext:value-type="time">
            <text:p>05:41:00</text:p>
          </table:table-cell>
          <table:table-cell table:formula="of:=IF(OR([.B256]=&quot;&quot;;[.E256]=&quot;&quot;);&quot;&quot;;ROUND(ABS([.B256]-[.E256])*86400))" office:value-type="float" office:value="18" calcext:value-type="float">
            <text:p>18</text:p>
          </table:table-cell>
          <table:table-cell table:formula="of:=IF(OR([.C256]=&quot;&quot;;[.F256]=&quot;&quot;);&quot;&quot;;ROUND(ABS([.C256]-[.F256])*86400))" office:value-type="float" office:value="0" calcext:value-type="float">
            <text:p>0</text:p>
          </table:table-cell>
          <table:table-cell table:formula="of:=IF(OR([.D256]=&quot;&quot;;[.G256]=&quot;&quot;);&quot;&quot;;ROUND(ABS([.D256]-[.G256])*86400)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time" office:time-value="PT18H32M05S" calcext:value-type="time">
            <text:p>18:32:05</text:p>
          </table:table-cell>
          <table:table-cell office:value-type="time" office:time-value="PT01H01M38S" calcext:value-type="time">
            <text:p>01:01:38</text:p>
          </table:table-cell>
          <table:table-cell office:value-type="time" office:time-value="PT07H45M47S" calcext:value-type="time">
            <text:p>07:45:47</text:p>
          </table:table-cell>
          <table:table-cell office:value-type="time" office:time-value="PT18H32M23S" calcext:value-type="time">
            <text:p>18:32:23</text:p>
          </table:table-cell>
          <table:table-cell office:value-type="time" office:time-value="PT01H01M38S" calcext:value-type="time">
            <text:p>01:01:38</text:p>
          </table:table-cell>
          <table:table-cell office:value-type="time" office:time-value="PT07H45M34S" calcext:value-type="time">
            <text:p>07:45:34</text:p>
          </table:table-cell>
          <table:table-cell table:formula="of:=IF(OR([.B257]=&quot;&quot;;[.E257]=&quot;&quot;);&quot;&quot;;ROUND(ABS([.B257]-[.E257])*86400))" office:value-type="float" office:value="18" calcext:value-type="float">
            <text:p>18</text:p>
          </table:table-cell>
          <table:table-cell table:formula="of:=IF(OR([.C257]=&quot;&quot;;[.F257]=&quot;&quot;);&quot;&quot;;ROUND(ABS([.C257]-[.F257])*86400))" office:value-type="float" office:value="0" calcext:value-type="float">
            <text:p>0</text:p>
          </table:table-cell>
          <table:table-cell table:formula="of:=IF(OR([.D257]=&quot;&quot;;[.G257]=&quot;&quot;);&quot;&quot;;ROUND(ABS([.D257]-[.G257])*86400)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8H06M05S" calcext:value-type="time">
            <text:p>18:06:05</text:p>
          </table:table-cell>
          <table:table-cell office:value-type="time" office:time-value="PT01H47M48S" calcext:value-type="time">
            <text:p>01:47:48</text:p>
          </table:table-cell>
          <table:table-cell office:value-type="time" office:time-value="PT09H49M37S" calcext:value-type="time">
            <text:p>09:49:37</text:p>
          </table:table-cell>
          <table:table-cell office:value-type="time" office:time-value="PT18H06M24S" calcext:value-type="time">
            <text:p>18:06:24</text:p>
          </table:table-cell>
          <table:table-cell office:value-type="time" office:time-value="PT01H47M49S" calcext:value-type="time">
            <text:p>01:47:49</text:p>
          </table:table-cell>
          <table:table-cell office:value-type="time" office:time-value="PT09H49M22S" calcext:value-type="time">
            <text:p>09:49:22</text:p>
          </table:table-cell>
          <table:table-cell table:formula="of:=IF(OR([.B258]=&quot;&quot;;[.E258]=&quot;&quot;);&quot;&quot;;ROUND(ABS([.B258]-[.E258])*86400))" office:value-type="float" office:value="19" calcext:value-type="float">
            <text:p>19</text:p>
          </table:table-cell>
          <table:table-cell table:formula="of:=IF(OR([.C258]=&quot;&quot;;[.F258]=&quot;&quot;);&quot;&quot;;ROUND(ABS([.C258]-[.F258])*86400))" office:value-type="float" office:value="1" calcext:value-type="float">
            <text:p>1</text:p>
          </table:table-cell>
          <table:table-cell table:formula="of:=IF(OR([.D258]=&quot;&quot;;[.G258]=&quot;&quot;);&quot;&quot;;ROUND(ABS([.D258]-[.G258])*86400))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time" office:time-value="PT17H30M20S" calcext:value-type="time">
            <text:p>17:30:20</text:p>
          </table:table-cell>
          <table:table-cell office:value-type="time" office:time-value="PT02H33M50S" calcext:value-type="time">
            <text:p>02:33:50</text:p>
          </table:table-cell>
          <table:table-cell office:value-type="time" office:time-value="PT12H02M52S" calcext:value-type="time">
            <text:p>12:02:52</text:p>
          </table:table-cell>
          <table:table-cell office:value-type="time" office:time-value="PT17H30M41S" calcext:value-type="time">
            <text:p>17:30:41</text:p>
          </table:table-cell>
          <table:table-cell office:value-type="time" office:time-value="PT02H33M51S" calcext:value-type="time">
            <text:p>02:33:51</text:p>
          </table:table-cell>
          <table:table-cell office:value-type="time" office:time-value="PT12H02M33S" calcext:value-type="time">
            <text:p>12:02:33</text:p>
          </table:table-cell>
          <table:table-cell table:formula="of:=IF(OR([.B259]=&quot;&quot;;[.E259]=&quot;&quot;);&quot;&quot;;ROUND(ABS([.B259]-[.E259])*86400))" office:value-type="float" office:value="21" calcext:value-type="float">
            <text:p>21</text:p>
          </table:table-cell>
          <table:table-cell table:formula="of:=IF(OR([.C259]=&quot;&quot;;[.F259]=&quot;&quot;);&quot;&quot;;ROUND(ABS([.C259]-[.F259])*86400))" office:value-type="float" office:value="1" calcext:value-type="float">
            <text:p>1</text:p>
          </table:table-cell>
          <table:table-cell table:formula="of:=IF(OR([.D259]=&quot;&quot;;[.G259]=&quot;&quot;);&quot;&quot;;ROUND(ABS([.D259]-[.G259])*86400)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time" office:time-value="PT03H20M36S" calcext:value-type="time">
            <text:p>03:20:36</text:p>
          </table:table-cell>
          <table:table-cell table:number-columns-repeated="2"/>
          <table:table-cell office:value-type="time" office:time-value="PT15H27M42S" calcext:value-type="time">
            <text:p>15:27:42</text:p>
          </table:table-cell>
          <table:table-cell office:value-type="time" office:time-value="PT03H20M36S" calcext:value-type="time">
            <text:p>03:20:36</text:p>
          </table:table-cell>
          <table:table-cell office:value-type="time" office:time-value="PT14H37M01S" calcext:value-type="time">
            <text:p>14:37:01</text:p>
          </table:table-cell>
          <table:table-cell table:formula="of:=IF(OR([.B260]=&quot;&quot;;[.E260]=&quot;&quot;);&quot;&quot;;ROUND(ABS([.B260]-[.E260])*86400))" office:value-type="float" office:value="43626" calcext:value-type="float">
            <text:p>43626</text:p>
          </table:table-cell>
          <table:table-cell table:formula="of:=IF(OR([.C260]=&quot;&quot;;[.F260]=&quot;&quot;);&quot;&quot;;ROUND(ABS([.C260]-[.F260])*86400))">
            <text:p/>
          </table:table-cell>
          <table:table-cell table:formula="of:=IF(OR([.D260]=&quot;&quot;;[.G260]=&quot;&quot;);&quot;&quot;;ROUND(ABS([.D260]-[.G260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time" office:time-value="PT04H08M39S" calcext:value-type="time">
            <text:p>04:08:39</text:p>
          </table:table-cell>
          <table:table-cell table:number-columns-repeated="2"/>
          <table:table-cell table:number-columns-repeated="2" office:value-type="time" office:time-value="PT04H08M39S" calcext:value-type="time">
            <text:p>04:08:39</text:p>
          </table:table-cell>
          <table:table-cell/>
          <table:table-cell table:formula="of:=IF(OR([.B261]=&quot;&quot;;[.E261]=&quot;&quot;);&quot;&quot;;ROUND(ABS([.B261]-[.E261])*86400))" office:value-type="float" office:value="0" calcext:value-type="float">
            <text:p>0</text:p>
          </table:table-cell>
          <table:table-cell table:formula="of:=IF(OR([.C261]=&quot;&quot;;[.F261]=&quot;&quot;);&quot;&quot;;ROUND(ABS([.C261]-[.F261])*86400))">
            <text:p/>
          </table:table-cell>
          <table:table-cell table:formula="of:=IF(OR([.D261]=&quot;&quot;;[.G261]=&quot;&quot;);&quot;&quot;;ROUND(ABS([.D261]-[.G261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time" office:time-value="PT04H58M10S" calcext:value-type="time">
            <text:p>04:58:10</text:p>
          </table:table-cell>
          <table:table-cell table:number-columns-repeated="2"/>
          <table:table-cell office:value-type="time" office:time-value="PT04H58M10S" calcext:value-type="time">
            <text:p>04:58:10</text:p>
          </table:table-cell>
          <table:table-cell office:value-type="time" office:time-value="PT04H58M09S" calcext:value-type="time">
            <text:p>04:58:09</text:p>
          </table:table-cell>
          <table:table-cell/>
          <table:table-cell table:formula="of:=IF(OR([.B262]=&quot;&quot;;[.E262]=&quot;&quot;);&quot;&quot;;ROUND(ABS([.B262]-[.E262])*86400))" office:value-type="float" office:value="0" calcext:value-type="float">
            <text:p>0</text:p>
          </table:table-cell>
          <table:table-cell table:formula="of:=IF(OR([.C262]=&quot;&quot;;[.F262]=&quot;&quot;);&quot;&quot;;ROUND(ABS([.C262]-[.F262])*86400))">
            <text:p/>
          </table:table-cell>
          <table:table-cell table:formula="of:=IF(OR([.D262]=&quot;&quot;;[.G262]=&quot;&quot;);&quot;&quot;;ROUND(ABS([.D262]-[.G262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time" office:time-value="PT05H48M49S" calcext:value-type="time">
            <text:p>05:48:49</text:p>
          </table:table-cell>
          <table:table-cell table:number-columns-repeated="2"/>
          <table:table-cell office:value-type="time" office:time-value="PT05H48M49S" calcext:value-type="time">
            <text:p>05:48:49</text:p>
          </table:table-cell>
          <table:table-cell office:value-type="time" office:time-value="PT05H48M48S" calcext:value-type="time">
            <text:p>05:48:48</text:p>
          </table:table-cell>
          <table:table-cell/>
          <table:table-cell table:formula="of:=IF(OR([.B263]=&quot;&quot;;[.E263]=&quot;&quot;);&quot;&quot;;ROUND(ABS([.B263]-[.E263])*86400))" office:value-type="float" office:value="0" calcext:value-type="float">
            <text:p>0</text:p>
          </table:table-cell>
          <table:table-cell table:formula="of:=IF(OR([.C263]=&quot;&quot;;[.F263]=&quot;&quot;);&quot;&quot;;ROUND(ABS([.C263]-[.F263])*86400))">
            <text:p/>
          </table:table-cell>
          <table:table-cell table:formula="of:=IF(OR([.D263]=&quot;&quot;;[.G263]=&quot;&quot;);&quot;&quot;;ROUND(ABS([.D263]-[.G263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time" office:time-value="PT06H39M54S" calcext:value-type="time">
            <text:p>06:39:54</text:p>
          </table:table-cell>
          <table:table-cell table:number-columns-repeated="2"/>
          <table:table-cell office:value-type="time" office:time-value="PT06H39M54S" calcext:value-type="time">
            <text:p>06:39:54</text:p>
          </table:table-cell>
          <table:table-cell office:value-type="time" office:time-value="PT06H39M52S" calcext:value-type="time">
            <text:p>06:39:52</text:p>
          </table:table-cell>
          <table:table-cell/>
          <table:table-cell table:formula="of:=IF(OR([.B264]=&quot;&quot;;[.E264]=&quot;&quot;);&quot;&quot;;ROUND(ABS([.B264]-[.E264])*86400))" office:value-type="float" office:value="0" calcext:value-type="float">
            <text:p>0</text:p>
          </table:table-cell>
          <table:table-cell table:formula="of:=IF(OR([.C264]=&quot;&quot;;[.F264]=&quot;&quot;);&quot;&quot;;ROUND(ABS([.C264]-[.F264])*86400))">
            <text:p/>
          </table:table-cell>
          <table:table-cell table:formula="of:=IF(OR([.D264]=&quot;&quot;;[.G264]=&quot;&quot;);&quot;&quot;;ROUND(ABS([.D264]-[.G264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time" office:time-value="PT07H30M30S" calcext:value-type="time">
            <text:p>07:30:30</text:p>
          </table:table-cell>
          <table:table-cell table:number-columns-repeated="2"/>
          <table:table-cell office:value-type="time" office:time-value="PT07H30M30S" calcext:value-type="time">
            <text:p>07:30:30</text:p>
          </table:table-cell>
          <table:table-cell office:value-type="time" office:time-value="PT07H30M29S" calcext:value-type="time">
            <text:p>07:30:29</text:p>
          </table:table-cell>
          <table:table-cell/>
          <table:table-cell table:formula="of:=IF(OR([.B265]=&quot;&quot;;[.E265]=&quot;&quot;);&quot;&quot;;ROUND(ABS([.B265]-[.E265])*86400))" office:value-type="float" office:value="0" calcext:value-type="float">
            <text:p>0</text:p>
          </table:table-cell>
          <table:table-cell table:formula="of:=IF(OR([.C265]=&quot;&quot;;[.F265]=&quot;&quot;);&quot;&quot;;ROUND(ABS([.C265]-[.F265])*86400))">
            <text:p/>
          </table:table-cell>
          <table:table-cell table:formula="of:=IF(OR([.D265]=&quot;&quot;;[.G265]=&quot;&quot;);&quot;&quot;;ROUND(ABS([.D265]-[.G265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time" office:time-value="PT08H19M48S" calcext:value-type="time">
            <text:p>08:19:48</text:p>
          </table:table-cell>
          <table:table-cell table:number-columns-repeated="2"/>
          <table:table-cell office:value-type="time" office:time-value="PT08H19M48S" calcext:value-type="time">
            <text:p>08:19:48</text:p>
          </table:table-cell>
          <table:table-cell office:value-type="time" office:time-value="PT08H19M47S" calcext:value-type="time">
            <text:p>08:19:47</text:p>
          </table:table-cell>
          <table:table-cell/>
          <table:table-cell table:formula="of:=IF(OR([.B266]=&quot;&quot;;[.E266]=&quot;&quot;);&quot;&quot;;ROUND(ABS([.B266]-[.E266])*86400))" office:value-type="float" office:value="0" calcext:value-type="float">
            <text:p>0</text:p>
          </table:table-cell>
          <table:table-cell table:formula="of:=IF(OR([.C266]=&quot;&quot;;[.F266]=&quot;&quot;);&quot;&quot;;ROUND(ABS([.C266]-[.F266])*86400))">
            <text:p/>
          </table:table-cell>
          <table:table-cell table:formula="of:=IF(OR([.D266]=&quot;&quot;;[.G266]=&quot;&quot;);&quot;&quot;;ROUND(ABS([.D266]-[.G266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time" office:time-value="PT23H34M43S" calcext:value-type="time">
            <text:p>23:34:43</text:p>
          </table:table-cell>
          <table:table-cell office:value-type="time" office:time-value="PT09H07M19S" calcext:value-type="time">
            <text:p>09:07:19</text:p>
          </table:table-cell>
          <table:table-cell office:value-type="time" office:time-value="PT19H44M20S" calcext:value-type="time">
            <text:p>19:44:20</text:p>
          </table:table-cell>
          <table:table-cell office:value-type="time" office:time-value="PT23H34M43S" calcext:value-type="time">
            <text:p>23:34:43</text:p>
          </table:table-cell>
          <table:table-cell office:value-type="time" office:time-value="PT09H07M19S" calcext:value-type="time">
            <text:p>09:07:19</text:p>
          </table:table-cell>
          <table:table-cell office:value-type="time" office:time-value="PT19H44M20S" calcext:value-type="time">
            <text:p>19:44:20</text:p>
          </table:table-cell>
          <table:table-cell table:formula="of:=IF(OR([.B267]=&quot;&quot;;[.E267]=&quot;&quot;);&quot;&quot;;ROUND(ABS([.B267]-[.E267])*86400))" office:value-type="float" office:value="0" calcext:value-type="float">
            <text:p>0</text:p>
          </table:table-cell>
          <table:table-cell table:formula="of:=IF(OR([.C267]=&quot;&quot;;[.F267]=&quot;&quot;);&quot;&quot;;ROUND(ABS([.C267]-[.F267])*86400))" office:value-type="float" office:value="0" calcext:value-type="float">
            <text:p>0</text:p>
          </table:table-cell>
          <table:table-cell table:formula="of:=IF(OR([.D267]=&quot;&quot;;[.G267]=&quot;&quot;);&quot;&quot;;ROUND(ABS([.D267]-[.G267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time" office:time-value="PT09H53M02S" calcext:value-type="time">
            <text:p>09:53:02</text:p>
          </table:table-cell>
          <table:table-cell office:value-type="time" office:time-value="PT18H57M49S" calcext:value-type="time">
            <text:p>18:57:49</text:p>
          </table:table-cell>
          <table:table-cell/>
          <table:table-cell office:value-type="time" office:time-value="PT09H53M02S" calcext:value-type="time">
            <text:p>09:53:02</text:p>
          </table:table-cell>
          <table:table-cell office:value-type="time" office:time-value="PT09H53M03S" calcext:value-type="time">
            <text:p>09:53:03</text:p>
          </table:table-cell>
          <table:table-cell office:value-type="time" office:time-value="PT18H58M05S" calcext:value-type="time">
            <text:p>18:58:05</text:p>
          </table:table-cell>
          <table:table-cell table:formula="of:=IF(OR([.B268]=&quot;&quot;;[.E268]=&quot;&quot;);&quot;&quot;;ROUND(ABS([.B268]-[.E268])*86400))" office:value-type="float" office:value="0" calcext:value-type="float">
            <text:p>0</text:p>
          </table:table-cell>
          <table:table-cell table:formula="of:=IF(OR([.C268]=&quot;&quot;;[.F268]=&quot;&quot;);&quot;&quot;;ROUND(ABS([.C268]-[.F268])*86400))" office:value-type="float" office:value="32686" calcext:value-type="float">
            <text:p>32686</text:p>
          </table:table-cell>
          <table:table-cell table:formula="of:=IF(OR([.D268]=&quot;&quot;;[.G268]=&quot;&quot;);&quot;&quot;;ROUND(ABS([.D268]-[.G268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time" office:time-value="PT01H55M20S" calcext:value-type="time">
            <text:p>01:55:20</text:p>
          </table:table-cell>
          <table:table-cell office:value-type="time" office:time-value="PT10H37M18S" calcext:value-type="time">
            <text:p>10:37:18</text:p>
          </table:table-cell>
          <table:table-cell office:value-type="time" office:time-value="PT18H29M17S" calcext:value-type="time">
            <text:p>18:29:17</text:p>
          </table:table-cell>
          <table:table-cell office:value-type="time" office:time-value="PT01H55M12S" calcext:value-type="time">
            <text:p>01:55:12</text:p>
          </table:table-cell>
          <table:table-cell office:value-type="time" office:time-value="PT10H37M20S" calcext:value-type="time">
            <text:p>10:37:20</text:p>
          </table:table-cell>
          <table:table-cell office:value-type="time" office:time-value="PT18H29M32S" calcext:value-type="time">
            <text:p>18:29:32</text:p>
          </table:table-cell>
          <table:table-cell table:formula="of:=IF(OR([.B269]=&quot;&quot;;[.E269]=&quot;&quot;);&quot;&quot;;ROUND(ABS([.B269]-[.E269])*86400))" office:value-type="float" office:value="8" calcext:value-type="float">
            <text:p>8</text:p>
          </table:table-cell>
          <table:table-cell table:formula="of:=IF(OR([.C269]=&quot;&quot;;[.F269]=&quot;&quot;);&quot;&quot;;ROUND(ABS([.C269]-[.F269])*86400))" office:value-type="float" office:value="2" calcext:value-type="float">
            <text:p>2</text:p>
          </table:table-cell>
          <table:table-cell table:formula="of:=IF(OR([.D269]=&quot;&quot;;[.G269]=&quot;&quot;);&quot;&quot;;ROUND(ABS([.D269]-[.G269])*86400))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time" office:time-value="PT03H56M03S" calcext:value-type="time">
            <text:p>03:56:03</text:p>
          </table:table-cell>
          <table:table-cell office:value-type="time" office:time-value="PT11H20M49S" calcext:value-type="time">
            <text:p>11:20:49</text:p>
          </table:table-cell>
          <table:table-cell office:value-type="time" office:time-value="PT18H05M54S" calcext:value-type="time">
            <text:p>18:05:54</text:p>
          </table:table-cell>
          <table:table-cell office:value-type="time" office:time-value="PT03H55M54S" calcext:value-type="time">
            <text:p>03:55:54</text:p>
          </table:table-cell>
          <table:table-cell office:value-type="time" office:time-value="PT11H20M52S" calcext:value-type="time">
            <text:p>11:20:52</text:p>
          </table:table-cell>
          <table:table-cell office:value-type="time" office:time-value="PT18H06M09S" calcext:value-type="time">
            <text:p>18:06:09</text:p>
          </table:table-cell>
          <table:table-cell table:formula="of:=IF(OR([.B270]=&quot;&quot;;[.E270]=&quot;&quot;);&quot;&quot;;ROUND(ABS([.B270]-[.E270])*86400))" office:value-type="float" office:value="9" calcext:value-type="float">
            <text:p>9</text:p>
          </table:table-cell>
          <table:table-cell table:formula="of:=IF(OR([.C270]=&quot;&quot;;[.F270]=&quot;&quot;);&quot;&quot;;ROUND(ABS([.C270]-[.F270])*86400))" office:value-type="float" office:value="3" calcext:value-type="float">
            <text:p>3</text:p>
          </table:table-cell>
          <table:table-cell table:formula="of:=IF(OR([.D270]=&quot;&quot;;[.G270]=&quot;&quot;);&quot;&quot;;ROUND(ABS([.D270]-[.G270])*86400))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time" office:time-value="PT05H52M06S" calcext:value-type="time">
            <text:p>05:52:06</text:p>
          </table:table-cell>
          <table:table-cell office:value-type="time" office:time-value="PT12H04M29S" calcext:value-type="time">
            <text:p>12:04:29</text:p>
          </table:table-cell>
          <table:table-cell office:value-type="time" office:time-value="PT17H43M37S" calcext:value-type="time">
            <text:p>17:43:37</text:p>
          </table:table-cell>
          <table:table-cell office:value-type="time" office:time-value="PT05H51M57S" calcext:value-type="time">
            <text:p>05:51:57</text:p>
          </table:table-cell>
          <table:table-cell office:value-type="time" office:time-value="PT12H04M33S" calcext:value-type="time">
            <text:p>12:04:33</text:p>
          </table:table-cell>
          <table:table-cell office:value-type="time" office:time-value="PT17H43M53S" calcext:value-type="time">
            <text:p>17:43:53</text:p>
          </table:table-cell>
          <table:table-cell table:formula="of:=IF(OR([.B271]=&quot;&quot;;[.E271]=&quot;&quot;);&quot;&quot;;ROUND(ABS([.B271]-[.E271])*86400))" office:value-type="float" office:value="9" calcext:value-type="float">
            <text:p>9</text:p>
          </table:table-cell>
          <table:table-cell table:formula="of:=IF(OR([.C271]=&quot;&quot;;[.F271]=&quot;&quot;);&quot;&quot;;ROUND(ABS([.C271]-[.F271])*86400))" office:value-type="float" office:value="4" calcext:value-type="float">
            <text:p>4</text:p>
          </table:table-cell>
          <table:table-cell table:formula="of:=IF(OR([.D271]=&quot;&quot;;[.G271]=&quot;&quot;);&quot;&quot;;ROUND(ABS([.D271]-[.G271])*86400)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time" office:time-value="PT07H50M51S" calcext:value-type="time">
            <text:p>07:50:51</text:p>
          </table:table-cell>
          <table:table-cell office:value-type="time" office:time-value="PT12H49M22S" calcext:value-type="time">
            <text:p>12:49:22</text:p>
          </table:table-cell>
          <table:table-cell office:value-type="time" office:time-value="PT17H19M21S" calcext:value-type="time">
            <text:p>17:19:21</text:p>
          </table:table-cell>
          <table:table-cell office:value-type="time" office:time-value="PT07H50M39S" calcext:value-type="time">
            <text:p>07:50:39</text:p>
          </table:table-cell>
          <table:table-cell office:value-type="time" office:time-value="PT12H49M26S" calcext:value-type="time">
            <text:p>12:49:26</text:p>
          </table:table-cell>
          <table:table-cell office:value-type="time" office:time-value="PT17H19M40S" calcext:value-type="time">
            <text:p>17:19:40</text:p>
          </table:table-cell>
          <table:table-cell table:formula="of:=IF(OR([.B272]=&quot;&quot;;[.E272]=&quot;&quot;);&quot;&quot;;ROUND(ABS([.B272]-[.E272])*86400))" office:value-type="float" office:value="12" calcext:value-type="float">
            <text:p>12</text:p>
          </table:table-cell>
          <table:table-cell table:formula="of:=IF(OR([.C272]=&quot;&quot;;[.F272]=&quot;&quot;);&quot;&quot;;ROUND(ABS([.C272]-[.F272])*86400))" office:value-type="float" office:value="4" calcext:value-type="float">
            <text:p>4</text:p>
          </table:table-cell>
          <table:table-cell table:formula="of:=IF(OR([.D272]=&quot;&quot;;[.G272]=&quot;&quot;);&quot;&quot;;ROUND(ABS([.D272]-[.G272])*86400)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time" office:time-value="PT10H00M43S" calcext:value-type="time">
            <text:p>10:00:43</text:p>
          </table:table-cell>
          <table:table-cell office:value-type="time" office:time-value="PT13H36M33S" calcext:value-type="time">
            <text:p>13:36:33</text:p>
          </table:table-cell>
          <table:table-cell office:value-type="time" office:time-value="PT16H47M57S" calcext:value-type="time">
            <text:p>16:47:57</text:p>
          </table:table-cell>
          <table:table-cell office:value-type="time" office:time-value="PT10H00M23S" calcext:value-type="time">
            <text:p>10:00:23</text:p>
          </table:table-cell>
          <table:table-cell office:value-type="time" office:time-value="PT13H36M36S" calcext:value-type="time">
            <text:p>13:36:36</text:p>
          </table:table-cell>
          <table:table-cell office:value-type="time" office:time-value="PT16H48M24S" calcext:value-type="time">
            <text:p>16:48:24</text:p>
          </table:table-cell>
          <table:table-cell table:formula="of:=IF(OR([.B273]=&quot;&quot;;[.E273]=&quot;&quot;);&quot;&quot;;ROUND(ABS([.B273]-[.E273])*86400))" office:value-type="float" office:value="20" calcext:value-type="float">
            <text:p>20</text:p>
          </table:table-cell>
          <table:table-cell table:formula="of:=IF(OR([.C273]=&quot;&quot;;[.F273]=&quot;&quot;);&quot;&quot;;ROUND(ABS([.C273]-[.F273])*86400))" office:value-type="float" office:value="3" calcext:value-type="float">
            <text:p>3</text:p>
          </table:table-cell>
          <table:table-cell table:formula="of:=IF(OR([.D273]=&quot;&quot;;[.G273]=&quot;&quot;);&quot;&quot;;ROUND(ABS([.D273]-[.G273])*86400))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time" office:time-value="PT12H46M49S" calcext:value-type="time">
            <text:p>12:46:49</text:p>
          </table:table-cell>
          <table:table-cell office:value-type="time" office:time-value="PT14H27M06S" calcext:value-type="time">
            <text:p>14:27:06</text:p>
          </table:table-cell>
          <table:table-cell office:value-type="time" office:time-value="PT15H47M12S" calcext:value-type="time">
            <text:p>15:47:12</text:p>
          </table:table-cell>
          <table:table-cell office:value-type="time" office:time-value="PT12H45M55S" calcext:value-type="time">
            <text:p>12:45:55</text:p>
          </table:table-cell>
          <table:table-cell office:value-type="time" office:time-value="PT14H27M08S" calcext:value-type="time">
            <text:p>14:27:08</text:p>
          </table:table-cell>
          <table:table-cell office:value-type="time" office:time-value="PT15H48M08S" calcext:value-type="time">
            <text:p>15:48:08</text:p>
          </table:table-cell>
          <table:table-cell table:formula="of:=IF(OR([.B274]=&quot;&quot;;[.E274]=&quot;&quot;);&quot;&quot;;ROUND(ABS([.B274]-[.E274])*86400))" office:value-type="float" office:value="54" calcext:value-type="float">
            <text:p>54</text:p>
          </table:table-cell>
          <table:table-cell table:formula="of:=IF(OR([.C274]=&quot;&quot;;[.F274]=&quot;&quot;);&quot;&quot;;ROUND(ABS([.C274]-[.F274])*86400))" office:value-type="float" office:value="2" calcext:value-type="float">
            <text:p>2</text:p>
          </table:table-cell>
          <table:table-cell table:formula="of:=IF(OR([.D274]=&quot;&quot;;[.G274]=&quot;&quot;);&quot;&quot;;ROUND(ABS([.D274]-[.G274])*86400))" office:value-type="float" office:value="56" calcext:value-type="float">
            <text:p>56</text:p>
          </table:table-cell>
          <table:table-cell table:number-columns-repeated="9"/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table:number-columns-repeated="4"/>
          <table:table-cell office:value-type="time" office:time-value="PT15H21M42S" calcext:value-type="time">
            <text:p>15:21:42</text:p>
          </table:table-cell>
          <table:table-cell/>
          <table:table-cell table:formula="of:=IF(OR([.B275]=&quot;&quot;;[.E275]=&quot;&quot;);&quot;&quot;;ROUND(ABS([.B275]-[.E275])*86400))">
            <text:p/>
          </table:table-cell>
          <table:table-cell table:formula="of:=IF(OR([.C275]=&quot;&quot;;[.F275]=&quot;&quot;);&quot;&quot;;ROUND(ABS([.C275]-[.F275])*86400))">
            <text:p/>
          </table:table-cell>
          <table:table-cell table:formula="of:=IF(OR([.D275]=&quot;&quot;;[.G275]=&quot;&quot;);&quot;&quot;;ROUND(ABS([.D275]-[.G275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table:number-columns-repeated="4"/>
          <table:table-cell office:value-type="time" office:time-value="PT16H20M18S" calcext:value-type="time">
            <text:p>16:20:18</text:p>
          </table:table-cell>
          <table:table-cell/>
          <table:table-cell table:formula="of:=IF(OR([.B276]=&quot;&quot;;[.E276]=&quot;&quot;);&quot;&quot;;ROUND(ABS([.B276]-[.E276])*86400))">
            <text:p/>
          </table:table-cell>
          <table:table-cell table:formula="of:=IF(OR([.C276]=&quot;&quot;;[.F276]=&quot;&quot;);&quot;&quot;;ROUND(ABS([.C276]-[.F276])*86400))">
            <text:p/>
          </table:table-cell>
          <table:table-cell table:formula="of:=IF(OR([.D276]=&quot;&quot;;[.G276]=&quot;&quot;);&quot;&quot;;ROUND(ABS([.D276]-[.G276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table:number-columns-repeated="4"/>
          <table:table-cell office:value-type="time" office:time-value="PT17H21M45S" calcext:value-type="time">
            <text:p>17:21:45</text:p>
          </table:table-cell>
          <table:table-cell/>
          <table:table-cell table:formula="of:=IF(OR([.B277]=&quot;&quot;;[.E277]=&quot;&quot;);&quot;&quot;;ROUND(ABS([.B277]-[.E277])*86400))">
            <text:p/>
          </table:table-cell>
          <table:table-cell table:formula="of:=IF(OR([.C277]=&quot;&quot;;[.F277]=&quot;&quot;);&quot;&quot;;ROUND(ABS([.C277]-[.F277])*86400))">
            <text:p/>
          </table:table-cell>
          <table:table-cell table:formula="of:=IF(OR([.D277]=&quot;&quot;;[.G277]=&quot;&quot;);&quot;&quot;;ROUND(ABS([.D277]-[.G277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table:number-columns-repeated="4"/>
          <table:table-cell office:value-type="time" office:time-value="PT18H23M56S" calcext:value-type="time">
            <text:p>18:23:56</text:p>
          </table:table-cell>
          <table:table-cell/>
          <table:table-cell table:formula="of:=IF(OR([.B278]=&quot;&quot;;[.E278]=&quot;&quot;);&quot;&quot;;ROUND(ABS([.B278]-[.E278])*86400))">
            <text:p/>
          </table:table-cell>
          <table:table-cell table:formula="of:=IF(OR([.C278]=&quot;&quot;;[.F278]=&quot;&quot;);&quot;&quot;;ROUND(ABS([.C278]-[.F278])*86400))">
            <text:p/>
          </table:table-cell>
          <table:table-cell table:formula="of:=IF(OR([.D278]=&quot;&quot;;[.G278]=&quot;&quot;);&quot;&quot;;ROUND(ABS([.D278]-[.G278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table:number-columns-repeated="4"/>
          <table:table-cell office:value-type="time" office:time-value="PT19H24M27S" calcext:value-type="time">
            <text:p>19:24:27</text:p>
          </table:table-cell>
          <table:table-cell/>
          <table:table-cell table:formula="of:=IF(OR([.B279]=&quot;&quot;;[.E279]=&quot;&quot;);&quot;&quot;;ROUND(ABS([.B279]-[.E279])*86400))">
            <text:p/>
          </table:table-cell>
          <table:table-cell table:formula="of:=IF(OR([.C279]=&quot;&quot;;[.F279]=&quot;&quot;);&quot;&quot;;ROUND(ABS([.C279]-[.F279])*86400))">
            <text:p/>
          </table:table-cell>
          <table:table-cell table:formula="of:=IF(OR([.D279]=&quot;&quot;;[.G279]=&quot;&quot;);&quot;&quot;;ROUND(ABS([.D279]-[.G279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time" office:time-value="PT19H45M19S" calcext:value-type="time">
            <text:p>19:45:19</text:p>
          </table:table-cell>
          <table:table-cell office:value-type="time" office:time-value="PT21H17M47S" calcext:value-type="time">
            <text:p>21:17:47</text:p>
          </table:table-cell>
          <table:table-cell/>
          <table:table-cell office:value-type="time" office:time-value="PT19H45M19S" calcext:value-type="time">
            <text:p>19:45:19</text:p>
          </table:table-cell>
          <table:table-cell office:value-type="time" office:time-value="PT20H21M35S" calcext:value-type="time">
            <text:p>20:21:35</text:p>
          </table:table-cell>
          <table:table-cell/>
          <table:table-cell table:formula="of:=IF(OR([.B280]=&quot;&quot;;[.E280]=&quot;&quot;);&quot;&quot;;ROUND(ABS([.B280]-[.E280])*86400))" office:value-type="float" office:value="0" calcext:value-type="float">
            <text:p>0</text:p>
          </table:table-cell>
          <table:table-cell table:formula="of:=IF(OR([.C280]=&quot;&quot;;[.F280]=&quot;&quot;);&quot;&quot;;ROUND(ABS([.C280]-[.F280])*86400))" office:value-type="float" office:value="3372" calcext:value-type="float">
            <text:p>3372</text:p>
          </table:table-cell>
          <table:table-cell table:formula="of:=IF(OR([.D280]=&quot;&quot;;[.G280]=&quot;&quot;);&quot;&quot;;ROUND(ABS([.D280]-[.G280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time" office:time-value="PT18H18M34S" calcext:value-type="time">
            <text:p>18:18:34</text:p>
          </table:table-cell>
          <table:table-cell office:value-type="time" office:time-value="PT21H14M50S" calcext:value-type="time">
            <text:p>21:14:50</text:p>
          </table:table-cell>
          <table:table-cell/>
          <table:table-cell office:value-type="time" office:time-value="PT18H18M57S" calcext:value-type="time">
            <text:p>18:18:57</text:p>
          </table:table-cell>
          <table:table-cell office:value-type="time" office:time-value="PT21H14M50S" calcext:value-type="time">
            <text:p>21:14:50</text:p>
          </table:table-cell>
          <table:table-cell/>
          <table:table-cell table:formula="of:=IF(OR([.B281]=&quot;&quot;;[.E281]=&quot;&quot;);&quot;&quot;;ROUND(ABS([.B281]-[.E281])*86400))" office:value-type="float" office:value="23" calcext:value-type="float">
            <text:p>23</text:p>
          </table:table-cell>
          <table:table-cell table:formula="of:=IF(OR([.C281]=&quot;&quot;;[.F281]=&quot;&quot;);&quot;&quot;;ROUND(ABS([.C281]-[.F281])*86400))" office:value-type="float" office:value="0" calcext:value-type="float">
            <text:p>0</text:p>
          </table:table-cell>
          <table:table-cell table:formula="of:=IF(OR([.D281]=&quot;&quot;;[.G281]=&quot;&quot;);&quot;&quot;;ROUND(ABS([.D281]-[.G281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time" office:time-value="PT17H43M51S" calcext:value-type="time">
            <text:p>17:43:51</text:p>
          </table:table-cell>
          <table:table-cell office:value-type="time" office:time-value="PT22H04M40S" calcext:value-type="time">
            <text:p>22:04:40</text:p>
          </table:table-cell>
          <table:table-cell office:value-type="time" office:time-value="PT00H35M54S" calcext:value-type="time">
            <text:p>00:35:54</text:p>
          </table:table-cell>
          <table:table-cell office:value-type="time" office:time-value="PT17H44M11S" calcext:value-type="time">
            <text:p>17:44:11</text:p>
          </table:table-cell>
          <table:table-cell office:value-type="time" office:time-value="PT22H04M41S" calcext:value-type="time">
            <text:p>22:04:41</text:p>
          </table:table-cell>
          <table:table-cell office:value-type="time" office:time-value="PT00H35M51S" calcext:value-type="time">
            <text:p>00:35:51</text:p>
          </table:table-cell>
          <table:table-cell table:formula="of:=IF(OR([.B282]=&quot;&quot;;[.E282]=&quot;&quot;);&quot;&quot;;ROUND(ABS([.B282]-[.E282])*86400))" office:value-type="float" office:value="20" calcext:value-type="float">
            <text:p>20</text:p>
          </table:table-cell>
          <table:table-cell table:formula="of:=IF(OR([.C282]=&quot;&quot;;[.F282]=&quot;&quot;);&quot;&quot;;ROUND(ABS([.C282]-[.F282])*86400))" office:value-type="float" office:value="1" calcext:value-type="float">
            <text:p>1</text:p>
          </table:table-cell>
          <table:table-cell table:formula="of:=IF(OR([.D282]=&quot;&quot;;[.G282]=&quot;&quot;);&quot;&quot;;ROUND(ABS([.D282]-[.G282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time" office:time-value="PT17H18M03S" calcext:value-type="time">
            <text:p>17:18:03</text:p>
          </table:table-cell>
          <table:table-cell office:value-type="time" office:time-value="PT22H52M05S" calcext:value-type="time">
            <text:p>22:52:05</text:p>
          </table:table-cell>
          <table:table-cell office:value-type="time" office:time-value="PT02H54M57S" calcext:value-type="time">
            <text:p>02:54:57</text:p>
          </table:table-cell>
          <table:table-cell office:value-type="time" office:time-value="PT17H18M21S" calcext:value-type="time">
            <text:p>17:18:21</text:p>
          </table:table-cell>
          <table:table-cell office:value-type="time" office:time-value="PT22H52M06S" calcext:value-type="time">
            <text:p>22:52:06</text:p>
          </table:table-cell>
          <table:table-cell office:value-type="time" office:time-value="PT02H54M50S" calcext:value-type="time">
            <text:p>02:54:50</text:p>
          </table:table-cell>
          <table:table-cell table:formula="of:=IF(OR([.B283]=&quot;&quot;;[.E283]=&quot;&quot;);&quot;&quot;;ROUND(ABS([.B283]-[.E283])*86400))" office:value-type="float" office:value="18" calcext:value-type="float">
            <text:p>18</text:p>
          </table:table-cell>
          <table:table-cell table:formula="of:=IF(OR([.C283]=&quot;&quot;;[.F283]=&quot;&quot;);&quot;&quot;;ROUND(ABS([.C283]-[.F283])*86400))" office:value-type="float" office:value="1" calcext:value-type="float">
            <text:p>1</text:p>
          </table:table-cell>
          <table:table-cell table:formula="of:=IF(OR([.D283]=&quot;&quot;;[.G283]=&quot;&quot;);&quot;&quot;;ROUND(ABS([.D283]-[.G283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time" office:time-value="PT16H54M37S" calcext:value-type="time">
            <text:p>16:54:37</text:p>
          </table:table-cell>
          <table:table-cell office:value-type="time" office:time-value="PT23H38M14S" calcext:value-type="time">
            <text:p>23:38:14</text:p>
          </table:table-cell>
          <table:table-cell office:value-type="time" office:time-value="PT05H00M54S" calcext:value-type="time">
            <text:p>05:00:54</text:p>
          </table:table-cell>
          <table:table-cell office:value-type="time" office:time-value="PT16H54M55S" calcext:value-type="time">
            <text:p>16:54:55</text:p>
          </table:table-cell>
          <table:table-cell office:value-type="time" office:time-value="PT23H38M15S" calcext:value-type="time">
            <text:p>23:38:15</text:p>
          </table:table-cell>
          <table:table-cell office:value-type="time" office:time-value="PT05H00M46S" calcext:value-type="time">
            <text:p>05:00:46</text:p>
          </table:table-cell>
          <table:table-cell table:formula="of:=IF(OR([.B284]=&quot;&quot;;[.E284]=&quot;&quot;);&quot;&quot;;ROUND(ABS([.B284]-[.E284])*86400))" office:value-type="float" office:value="18" calcext:value-type="float">
            <text:p>18</text:p>
          </table:table-cell>
          <table:table-cell table:formula="of:=IF(OR([.C284]=&quot;&quot;;[.F284]=&quot;&quot;);&quot;&quot;;ROUND(ABS([.C284]-[.F284])*86400))" office:value-type="float" office:value="1" calcext:value-type="float">
            <text:p>1</text:p>
          </table:table-cell>
          <table:table-cell table:formula="of:=IF(OR([.D284]=&quot;&quot;;[.G284]=&quot;&quot;);&quot;&quot;;ROUND(ABS([.D284]-[.G284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time" office:time-value="PT16H30M01S" calcext:value-type="time">
            <text:p>16:30:01</text:p>
          </table:table-cell>
          <table:table-cell office:value-type="time" office:time-value="PT07H03M47S" calcext:value-type="time">
            <text:p>07:03:47</text:p>
          </table:table-cell>
          <table:table-cell/>
          <table:table-cell office:value-type="time" office:time-value="PT16H30M20S" calcext:value-type="time">
            <text:p>16:30:20</text:p>
          </table:table-cell>
          <table:table-cell office:value-type="time" office:time-value="PT07H03M47S" calcext:value-type="time">
            <text:p>07:03:47</text:p>
          </table:table-cell>
          <table:table-cell office:value-type="time" office:time-value="PT07H03M37S" calcext:value-type="time">
            <text:p>07:03:37</text:p>
          </table:table-cell>
          <table:table-cell table:formula="of:=IF(OR([.B285]=&quot;&quot;;[.E285]=&quot;&quot;);&quot;&quot;;ROUND(ABS([.B285]-[.E285])*86400))" office:value-type="float" office:value="19" calcext:value-type="float">
            <text:p>19</text:p>
          </table:table-cell>
          <table:table-cell table:formula="of:=IF(OR([.C285]=&quot;&quot;;[.F285]=&quot;&quot;);&quot;&quot;;ROUND(ABS([.C285]-[.F285])*86400))" office:value-type="float" office:value="0" calcext:value-type="float">
            <text:p>0</text:p>
          </table:table-cell>
          <table:table-cell table:formula="of:=IF(OR([.D285]=&quot;&quot;;[.G285]=&quot;&quot;);&quot;&quot;;ROUND(ABS([.D285]-[.G285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time" office:time-value="PT15H59M26S" calcext:value-type="time">
            <text:p>15:59:26</text:p>
          </table:table-cell>
          <table:table-cell office:value-type="time" office:time-value="PT00H24M13S" calcext:value-type="time">
            <text:p>00:24:13</text:p>
          </table:table-cell>
          <table:table-cell office:value-type="time" office:time-value="PT09H11M58S" calcext:value-type="time">
            <text:p>09:11:58</text:p>
          </table:table-cell>
          <table:table-cell office:value-type="time" office:time-value="PT15H59M46S" calcext:value-type="time">
            <text:p>15:59:46</text:p>
          </table:table-cell>
          <table:table-cell office:value-type="time" office:time-value="PT00H24M13S" calcext:value-type="time">
            <text:p>00:24:13</text:p>
          </table:table-cell>
          <table:table-cell office:value-type="time" office:time-value="PT09H11M44S" calcext:value-type="time">
            <text:p>09:11:44</text:p>
          </table:table-cell>
          <table:table-cell table:formula="of:=IF(OR([.B286]=&quot;&quot;;[.E286]=&quot;&quot;);&quot;&quot;;ROUND(ABS([.B286]-[.E286])*86400))" office:value-type="float" office:value="20" calcext:value-type="float">
            <text:p>20</text:p>
          </table:table-cell>
          <table:table-cell table:formula="of:=IF(OR([.C286]=&quot;&quot;;[.F286]=&quot;&quot;);&quot;&quot;;ROUND(ABS([.C286]-[.F286])*86400))" office:value-type="float" office:value="0" calcext:value-type="float">
            <text:p>0</text:p>
          </table:table-cell>
          <table:table-cell table:formula="of:=IF(OR([.D286]=&quot;&quot;;[.G286]=&quot;&quot;);&quot;&quot;;ROUND(ABS([.D286]-[.G286])*86400))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time" office:time-value="PT15H05M39S" calcext:value-type="time">
            <text:p>15:05:39</text:p>
          </table:table-cell>
          <table:table-cell office:value-type="time" office:time-value="PT01H10M55S" calcext:value-type="time">
            <text:p>01:10:55</text:p>
          </table:table-cell>
          <table:table-cell office:value-type="time" office:time-value="PT11H45M05S" calcext:value-type="time">
            <text:p>11:45:05</text:p>
          </table:table-cell>
          <table:table-cell office:value-type="time" office:time-value="PT15H06M11S" calcext:value-type="time">
            <text:p>15:06:11</text:p>
          </table:table-cell>
          <table:table-cell office:value-type="time" office:time-value="PT01H10M55S" calcext:value-type="time">
            <text:p>01:10:55</text:p>
          </table:table-cell>
          <table:table-cell office:value-type="time" office:time-value="PT11H44M35S" calcext:value-type="time">
            <text:p>11:44:35</text:p>
          </table:table-cell>
          <table:table-cell table:formula="of:=IF(OR([.B287]=&quot;&quot;;[.E287]=&quot;&quot;);&quot;&quot;;ROUND(ABS([.B287]-[.E287])*86400))" office:value-type="float" office:value="32" calcext:value-type="float">
            <text:p>32</text:p>
          </table:table-cell>
          <table:table-cell table:formula="of:=IF(OR([.C287]=&quot;&quot;;[.F287]=&quot;&quot;);&quot;&quot;;ROUND(ABS([.C287]-[.F287])*86400))" office:value-type="float" office:value="0" calcext:value-type="float">
            <text:p>0</text:p>
          </table:table-cell>
          <table:table-cell table:formula="of:=IF(OR([.D287]=&quot;&quot;;[.G287]=&quot;&quot;);&quot;&quot;;ROUND(ABS([.D287]-[.G287])*86400))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time" office:time-value="PT01H58M58S" calcext:value-type="time">
            <text:p>01:58:58</text:p>
          </table:table-cell>
          <table:table-cell table:number-columns-repeated="2"/>
          <table:table-cell table:number-columns-repeated="2" office:value-type="time" office:time-value="PT01H58M58S" calcext:value-type="time">
            <text:p>01:58:58</text:p>
          </table:table-cell>
          <table:table-cell/>
          <table:table-cell table:formula="of:=IF(OR([.B288]=&quot;&quot;;[.E288]=&quot;&quot;);&quot;&quot;;ROUND(ABS([.B288]-[.E288])*86400))" office:value-type="float" office:value="0" calcext:value-type="float">
            <text:p>0</text:p>
          </table:table-cell>
          <table:table-cell table:formula="of:=IF(OR([.C288]=&quot;&quot;;[.F288]=&quot;&quot;);&quot;&quot;;ROUND(ABS([.C288]-[.F288])*86400))">
            <text:p/>
          </table:table-cell>
          <table:table-cell table:formula="of:=IF(OR([.D288]=&quot;&quot;;[.G288]=&quot;&quot;);&quot;&quot;;ROUND(ABS([.D288]-[.G288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time" office:time-value="PT02H48M36S" calcext:value-type="time">
            <text:p>02:48:36</text:p>
          </table:table-cell>
          <table:table-cell table:number-columns-repeated="2"/>
          <table:table-cell office:value-type="time" office:time-value="PT02H48M36S" calcext:value-type="time">
            <text:p>02:48:36</text:p>
          </table:table-cell>
          <table:table-cell office:value-type="time" office:time-value="PT02H48M35S" calcext:value-type="time">
            <text:p>02:48:35</text:p>
          </table:table-cell>
          <table:table-cell/>
          <table:table-cell table:formula="of:=IF(OR([.B289]=&quot;&quot;;[.E289]=&quot;&quot;);&quot;&quot;;ROUND(ABS([.B289]-[.E289])*86400))" office:value-type="float" office:value="0" calcext:value-type="float">
            <text:p>0</text:p>
          </table:table-cell>
          <table:table-cell table:formula="of:=IF(OR([.C289]=&quot;&quot;;[.F289]=&quot;&quot;);&quot;&quot;;ROUND(ABS([.C289]-[.F289])*86400))">
            <text:p/>
          </table:table-cell>
          <table:table-cell table:formula="of:=IF(OR([.D289]=&quot;&quot;;[.G289]=&quot;&quot;);&quot;&quot;;ROUND(ABS([.D289]-[.G289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time" office:time-value="PT03H39M32S" calcext:value-type="time">
            <text:p>03:39:32</text:p>
          </table:table-cell>
          <table:table-cell table:number-columns-repeated="2"/>
          <table:table-cell office:value-type="time" office:time-value="PT03H39M32S" calcext:value-type="time">
            <text:p>03:39:32</text:p>
          </table:table-cell>
          <table:table-cell office:value-type="time" office:time-value="PT03H39M31S" calcext:value-type="time">
            <text:p>03:39:31</text:p>
          </table:table-cell>
          <table:table-cell/>
          <table:table-cell table:formula="of:=IF(OR([.B290]=&quot;&quot;;[.E290]=&quot;&quot;);&quot;&quot;;ROUND(ABS([.B290]-[.E290])*86400))" office:value-type="float" office:value="0" calcext:value-type="float">
            <text:p>0</text:p>
          </table:table-cell>
          <table:table-cell table:formula="of:=IF(OR([.C290]=&quot;&quot;;[.F290]=&quot;&quot;);&quot;&quot;;ROUND(ABS([.C290]-[.F290])*86400))">
            <text:p/>
          </table:table-cell>
          <table:table-cell table:formula="of:=IF(OR([.D290]=&quot;&quot;;[.G290]=&quot;&quot;);&quot;&quot;;ROUND(ABS([.D290]-[.G290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0-16" calcext:value-type="date">
            <text:p>2022-10-16</text:p>
          </table:table-cell>
          <table:table-cell office:value-type="time" office:time-value="PT04H31M03S" calcext:value-type="time">
            <text:p>04:31:03</text:p>
          </table:table-cell>
          <table:table-cell table:number-columns-repeated="2"/>
          <table:table-cell office:value-type="time" office:time-value="PT04H31M03S" calcext:value-type="time">
            <text:p>04:31:03</text:p>
          </table:table-cell>
          <table:table-cell office:value-type="time" office:time-value="PT04H31M01S" calcext:value-type="time">
            <text:p>04:31:01</text:p>
          </table:table-cell>
          <table:table-cell/>
          <table:table-cell table:formula="of:=IF(OR([.B291]=&quot;&quot;;[.E291]=&quot;&quot;);&quot;&quot;;ROUND(ABS([.B291]-[.E291])*86400))" office:value-type="float" office:value="0" calcext:value-type="float">
            <text:p>0</text:p>
          </table:table-cell>
          <table:table-cell table:formula="of:=IF(OR([.C291]=&quot;&quot;;[.F291]=&quot;&quot;);&quot;&quot;;ROUND(ABS([.C291]-[.F291])*86400))">
            <text:p/>
          </table:table-cell>
          <table:table-cell table:formula="of:=IF(OR([.D291]=&quot;&quot;;[.G291]=&quot;&quot;);&quot;&quot;;ROUND(ABS([.D291]-[.G291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time" office:time-value="PT05H22M10S" calcext:value-type="time">
            <text:p>05:22:10</text:p>
          </table:table-cell>
          <table:table-cell table:number-columns-repeated="2"/>
          <table:table-cell office:value-type="time" office:time-value="PT05H22M10S" calcext:value-type="time">
            <text:p>05:22:10</text:p>
          </table:table-cell>
          <table:table-cell office:value-type="time" office:time-value="PT05H22M09S" calcext:value-type="time">
            <text:p>05:22:09</text:p>
          </table:table-cell>
          <table:table-cell/>
          <table:table-cell table:formula="of:=IF(OR([.B292]=&quot;&quot;;[.E292]=&quot;&quot;);&quot;&quot;;ROUND(ABS([.B292]-[.E292])*86400))" office:value-type="float" office:value="0" calcext:value-type="float">
            <text:p>0</text:p>
          </table:table-cell>
          <table:table-cell table:formula="of:=IF(OR([.C292]=&quot;&quot;;[.F292]=&quot;&quot;);&quot;&quot;;ROUND(ABS([.C292]-[.F292])*86400))">
            <text:p/>
          </table:table-cell>
          <table:table-cell table:formula="of:=IF(OR([.D292]=&quot;&quot;;[.G292]=&quot;&quot;);&quot;&quot;;ROUND(ABS([.D292]-[.G292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time" office:time-value="PT06H12M00S" calcext:value-type="time">
            <text:p>06:12:00</text:p>
          </table:table-cell>
          <table:table-cell table:number-columns-repeated="2"/>
          <table:table-cell office:value-type="time" office:time-value="PT06H12M00S" calcext:value-type="time">
            <text:p>06:12:00</text:p>
          </table:table-cell>
          <table:table-cell office:value-type="time" office:time-value="PT06H11M59S" calcext:value-type="time">
            <text:p>06:11:59</text:p>
          </table:table-cell>
          <table:table-cell/>
          <table:table-cell table:formula="of:=IF(OR([.B293]=&quot;&quot;;[.E293]=&quot;&quot;);&quot;&quot;;ROUND(ABS([.B293]-[.E293])*86400))" office:value-type="float" office:value="0" calcext:value-type="float">
            <text:p>0</text:p>
          </table:table-cell>
          <table:table-cell table:formula="of:=IF(OR([.C293]=&quot;&quot;;[.F293]=&quot;&quot;);&quot;&quot;;ROUND(ABS([.C293]-[.F293])*86400))">
            <text:p/>
          </table:table-cell>
          <table:table-cell table:formula="of:=IF(OR([.D293]=&quot;&quot;;[.G293]=&quot;&quot;);&quot;&quot;;ROUND(ABS([.D293]-[.G293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time" office:time-value="PT20H11M35S" calcext:value-type="time">
            <text:p>20:11:35</text:p>
          </table:table-cell>
          <table:table-cell office:value-type="time" office:time-value="PT06H59M59S" calcext:value-type="time">
            <text:p>06:59:59</text:p>
          </table:table-cell>
          <table:table-cell office:value-type="time" office:time-value="PT18H51M19S" calcext:value-type="time">
            <text:p>18:51:19</text:p>
          </table:table-cell>
          <table:table-cell office:value-type="time" office:time-value="PT20H11M35S" calcext:value-type="time">
            <text:p>20:11:35</text:p>
          </table:table-cell>
          <table:table-cell office:value-type="time" office:time-value="PT06H59M58S" calcext:value-type="time">
            <text:p>06:59:58</text:p>
          </table:table-cell>
          <table:table-cell office:value-type="time" office:time-value="PT18H51M19S" calcext:value-type="time">
            <text:p>18:51:19</text:p>
          </table:table-cell>
          <table:table-cell table:formula="of:=IF(OR([.B294]=&quot;&quot;;[.E294]=&quot;&quot;);&quot;&quot;;ROUND(ABS([.B294]-[.E294])*86400))" office:value-type="float" office:value="0" calcext:value-type="float">
            <text:p>0</text:p>
          </table:table-cell>
          <table:table-cell table:formula="of:=IF(OR([.C294]=&quot;&quot;;[.F294]=&quot;&quot;);&quot;&quot;;ROUND(ABS([.C294]-[.F294])*86400))" office:value-type="float" office:value="1" calcext:value-type="float">
            <text:p>1</text:p>
          </table:table-cell>
          <table:table-cell table:formula="of:=IF(OR([.D294]=&quot;&quot;;[.G294]=&quot;&quot;);&quot;&quot;;ROUND(ABS([.D294]-[.G294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time" office:time-value="PT23H09M28S" calcext:value-type="time">
            <text:p>23:09:28</text:p>
          </table:table-cell>
          <table:table-cell office:value-type="time" office:time-value="PT07H46M01S" calcext:value-type="time">
            <text:p>07:46:01</text:p>
          </table:table-cell>
          <table:table-cell office:value-type="time" office:time-value="PT17H27M55S" calcext:value-type="time">
            <text:p>17:27:55</text:p>
          </table:table-cell>
          <table:table-cell office:value-type="time" office:time-value="PT23H09M19S" calcext:value-type="time">
            <text:p>23:09:19</text:p>
          </table:table-cell>
          <table:table-cell office:value-type="time" office:time-value="PT07H46M02S" calcext:value-type="time">
            <text:p>07:46:02</text:p>
          </table:table-cell>
          <table:table-cell office:value-type="time" office:time-value="PT17H28M14S" calcext:value-type="time">
            <text:p>17:28:14</text:p>
          </table:table-cell>
          <table:table-cell table:formula="of:=IF(OR([.B295]=&quot;&quot;;[.E295]=&quot;&quot;);&quot;&quot;;ROUND(ABS([.B295]-[.E295])*86400))" office:value-type="float" office:value="9" calcext:value-type="float">
            <text:p>9</text:p>
          </table:table-cell>
          <table:table-cell table:formula="of:=IF(OR([.C295]=&quot;&quot;;[.F295]=&quot;&quot;);&quot;&quot;;ROUND(ABS([.C295]-[.F295])*86400))" office:value-type="float" office:value="1" calcext:value-type="float">
            <text:p>1</text:p>
          </table:table-cell>
          <table:table-cell table:formula="of:=IF(OR([.D295]=&quot;&quot;;[.G295]=&quot;&quot;);&quot;&quot;;ROUND(ABS([.D295]-[.G295])*86400)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time" office:time-value="PT08H30M28S" calcext:value-type="time">
            <text:p>08:30:28</text:p>
          </table:table-cell>
          <table:table-cell office:value-type="time" office:time-value="PT16H53M53S" calcext:value-type="time">
            <text:p>16:53:53</text:p>
          </table:table-cell>
          <table:table-cell/>
          <table:table-cell office:value-type="time" office:time-value="PT08H30M28S" calcext:value-type="time">
            <text:p>08:30:28</text:p>
          </table:table-cell>
          <table:table-cell office:value-type="time" office:time-value="PT08H30M30S" calcext:value-type="time">
            <text:p>08:30:30</text:p>
          </table:table-cell>
          <table:table-cell office:value-type="time" office:time-value="PT16H54M11S" calcext:value-type="time">
            <text:p>16:54:11</text:p>
          </table:table-cell>
          <table:table-cell table:formula="of:=IF(OR([.B296]=&quot;&quot;;[.E296]=&quot;&quot;);&quot;&quot;;ROUND(ABS([.B296]-[.E296])*86400))" office:value-type="float" office:value="0" calcext:value-type="float">
            <text:p>0</text:p>
          </table:table-cell>
          <table:table-cell table:formula="of:=IF(OR([.C296]=&quot;&quot;;[.F296]=&quot;&quot;);&quot;&quot;;ROUND(ABS([.C296]-[.F296])*86400))" office:value-type="float" office:value="30203" calcext:value-type="float">
            <text:p>30203</text:p>
          </table:table-cell>
          <table:table-cell table:formula="of:=IF(OR([.D296]=&quot;&quot;;[.G296]=&quot;&quot;);&quot;&quot;;ROUND(ABS([.D296]-[.G296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time" office:time-value="PT01H15M46S" calcext:value-type="time">
            <text:p>01:15:46</text:p>
          </table:table-cell>
          <table:table-cell office:value-type="time" office:time-value="PT09H14M01S" calcext:value-type="time">
            <text:p>09:14:01</text:p>
          </table:table-cell>
          <table:table-cell office:value-type="time" office:time-value="PT16H28M33S" calcext:value-type="time">
            <text:p>16:28:33</text:p>
          </table:table-cell>
          <table:table-cell office:value-type="time" office:time-value="PT01H15M38S" calcext:value-type="time">
            <text:p>01:15:38</text:p>
          </table:table-cell>
          <table:table-cell office:value-type="time" office:time-value="PT09H14M04S" calcext:value-type="time">
            <text:p>09:14:04</text:p>
          </table:table-cell>
          <table:table-cell office:value-type="time" office:time-value="PT16H28M50S" calcext:value-type="time">
            <text:p>16:28:50</text:p>
          </table:table-cell>
          <table:table-cell table:formula="of:=IF(OR([.B297]=&quot;&quot;;[.E297]=&quot;&quot;);&quot;&quot;;ROUND(ABS([.B297]-[.E297])*86400))" office:value-type="float" office:value="8" calcext:value-type="float">
            <text:p>8</text:p>
          </table:table-cell>
          <table:table-cell table:formula="of:=IF(OR([.C297]=&quot;&quot;;[.F297]=&quot;&quot;);&quot;&quot;;ROUND(ABS([.C297]-[.F297])*86400))" office:value-type="float" office:value="3" calcext:value-type="float">
            <text:p>3</text:p>
          </table:table-cell>
          <table:table-cell table:formula="of:=IF(OR([.D297]=&quot;&quot;;[.G297]=&quot;&quot;);&quot;&quot;;ROUND(ABS([.D297]-[.G297])*86400))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time" office:time-value="PT03H13M17S" calcext:value-type="time">
            <text:p>03:13:17</text:p>
          </table:table-cell>
          <table:table-cell office:value-type="time" office:time-value="PT09H57M35S" calcext:value-type="time">
            <text:p>09:57:35</text:p>
          </table:table-cell>
          <table:table-cell office:value-type="time" office:time-value="PT16H05M44S" calcext:value-type="time">
            <text:p>16:05:44</text:p>
          </table:table-cell>
          <table:table-cell office:value-type="time" office:time-value="PT03H13M08S" calcext:value-type="time">
            <text:p>03:13:08</text:p>
          </table:table-cell>
          <table:table-cell office:value-type="time" office:time-value="PT09H57M38S" calcext:value-type="time">
            <text:p>09:57:38</text:p>
          </table:table-cell>
          <table:table-cell office:value-type="time" office:time-value="PT16H06M03S" calcext:value-type="time">
            <text:p>16:06:03</text:p>
          </table:table-cell>
          <table:table-cell table:formula="of:=IF(OR([.B298]=&quot;&quot;;[.E298]=&quot;&quot;);&quot;&quot;;ROUND(ABS([.B298]-[.E298])*86400))" office:value-type="float" office:value="9" calcext:value-type="float">
            <text:p>9</text:p>
          </table:table-cell>
          <table:table-cell table:formula="of:=IF(OR([.C298]=&quot;&quot;;[.F298]=&quot;&quot;);&quot;&quot;;ROUND(ABS([.C298]-[.F298])*86400))" office:value-type="float" office:value="3" calcext:value-type="float">
            <text:p>3</text:p>
          </table:table-cell>
          <table:table-cell table:formula="of:=IF(OR([.D298]=&quot;&quot;;[.G298]=&quot;&quot;);&quot;&quot;;ROUND(ABS([.D298]-[.G298])*86400)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time" office:time-value="PT05H11M18S" calcext:value-type="time">
            <text:p>05:11:18</text:p>
          </table:table-cell>
          <table:table-cell office:value-type="time" office:time-value="PT10H42M14S" calcext:value-type="time">
            <text:p>10:42:14</text:p>
          </table:table-cell>
          <table:table-cell office:value-type="time" office:time-value="PT15H42M13S" calcext:value-type="time">
            <text:p>15:42:13</text:p>
          </table:table-cell>
          <table:table-cell office:value-type="time" office:time-value="PT05H11M08S" calcext:value-type="time">
            <text:p>05:11:08</text:p>
          </table:table-cell>
          <table:table-cell office:value-type="time" office:time-value="PT10H42M17S" calcext:value-type="time">
            <text:p>10:42:17</text:p>
          </table:table-cell>
          <table:table-cell office:value-type="time" office:time-value="PT15H42M33S" calcext:value-type="time">
            <text:p>15:42:33</text:p>
          </table:table-cell>
          <table:table-cell table:formula="of:=IF(OR([.B299]=&quot;&quot;;[.E299]=&quot;&quot;);&quot;&quot;;ROUND(ABS([.B299]-[.E299])*86400))" office:value-type="float" office:value="10" calcext:value-type="float">
            <text:p>10</text:p>
          </table:table-cell>
          <table:table-cell table:formula="of:=IF(OR([.C299]=&quot;&quot;;[.F299]=&quot;&quot;);&quot;&quot;;ROUND(ABS([.C299]-[.F299])*86400))" office:value-type="float" office:value="3" calcext:value-type="float">
            <text:p>3</text:p>
          </table:table-cell>
          <table:table-cell table:formula="of:=IF(OR([.D299]=&quot;&quot;;[.G299]=&quot;&quot;);&quot;&quot;;ROUND(ABS([.D299]-[.G299])*86400))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time" office:time-value="PT07H17M37S" calcext:value-type="time">
            <text:p>07:17:37</text:p>
          </table:table-cell>
          <table:table-cell office:value-type="time" office:time-value="PT11H29M08S" calcext:value-type="time">
            <text:p>11:29:08</text:p>
          </table:table-cell>
          <table:table-cell office:value-type="time" office:time-value="PT15H13M56S" calcext:value-type="time">
            <text:p>15:13:56</text:p>
          </table:table-cell>
          <table:table-cell office:value-type="time" office:time-value="PT07H17M21S" calcext:value-type="time">
            <text:p>07:17:21</text:p>
          </table:table-cell>
          <table:table-cell office:value-type="time" office:time-value="PT11H29M12S" calcext:value-type="time">
            <text:p>11:29:12</text:p>
          </table:table-cell>
          <table:table-cell office:value-type="time" office:time-value="PT15H14M23S" calcext:value-type="time">
            <text:p>15:14:23</text:p>
          </table:table-cell>
          <table:table-cell table:formula="of:=IF(OR([.B300]=&quot;&quot;;[.E300]=&quot;&quot;);&quot;&quot;;ROUND(ABS([.B300]-[.E300])*86400))" office:value-type="float" office:value="16" calcext:value-type="float">
            <text:p>16</text:p>
          </table:table-cell>
          <table:table-cell table:formula="of:=IF(OR([.C300]=&quot;&quot;;[.F300]=&quot;&quot;);&quot;&quot;;ROUND(ABS([.C300]-[.F300])*86400))" office:value-type="float" office:value="4" calcext:value-type="float">
            <text:p>4</text:p>
          </table:table-cell>
          <table:table-cell table:formula="of:=IF(OR([.D300]=&quot;&quot;;[.G300]=&quot;&quot;);&quot;&quot;;ROUND(ABS([.D300]-[.G300])*86400))" office:value-type="float" office:value="27" calcext:value-type="float">
            <text:p>27</text:p>
          </table:table-cell>
          <table:table-cell table:number-columns-repeated="9"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time" office:time-value="PT09H46M51S" calcext:value-type="time">
            <text:p>09:46:51</text:p>
          </table:table-cell>
          <table:table-cell office:value-type="time" office:time-value="PT12H19M27S" calcext:value-type="time">
            <text:p>12:19:27</text:p>
          </table:table-cell>
          <table:table-cell office:value-type="time" office:time-value="PT14H29M30S" calcext:value-type="time">
            <text:p>14:29:30</text:p>
          </table:table-cell>
          <table:table-cell office:value-type="time" office:time-value="PT09H46M17S" calcext:value-type="time">
            <text:p>09:46:17</text:p>
          </table:table-cell>
          <table:table-cell office:value-type="time" office:time-value="PT12H19M29S" calcext:value-type="time">
            <text:p>12:19:29</text:p>
          </table:table-cell>
          <table:table-cell office:value-type="time" office:time-value="PT14H30M13S" calcext:value-type="time">
            <text:p>14:30:13</text:p>
          </table:table-cell>
          <table:table-cell table:formula="of:=IF(OR([.B301]=&quot;&quot;;[.E301]=&quot;&quot;);&quot;&quot;;ROUND(ABS([.B301]-[.E301])*86400))" office:value-type="float" office:value="34" calcext:value-type="float">
            <text:p>34</text:p>
          </table:table-cell>
          <table:table-cell table:formula="of:=IF(OR([.C301]=&quot;&quot;;[.F301]=&quot;&quot;);&quot;&quot;;ROUND(ABS([.C301]-[.F301])*86400))" office:value-type="float" office:value="2" calcext:value-type="float">
            <text:p>2</text:p>
          </table:table-cell>
          <table:table-cell table:formula="of:=IF(OR([.D301]=&quot;&quot;;[.G301]=&quot;&quot;);&quot;&quot;;ROUND(ABS([.D301]-[.G301])*86400))" office:value-type="float" office:value="43" calcext:value-type="float">
            <text:p>43</text:p>
          </table:table-cell>
          <table:table-cell table:number-columns-repeated="9"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table:number-columns-repeated="4"/>
          <table:table-cell office:value-type="time" office:time-value="PT13H14M00S" calcext:value-type="time">
            <text:p>13:14:00</text:p>
          </table:table-cell>
          <table:table-cell office:value-type="time" office:time-value="PT10H41M32S" calcext:value-type="time">
            <text:p>10:41:32</text:p>
          </table:table-cell>
          <table:table-cell table:formula="of:=IF(OR([.B302]=&quot;&quot;;[.E302]=&quot;&quot;);&quot;&quot;;ROUND(ABS([.B302]-[.E302])*86400))">
            <text:p/>
          </table:table-cell>
          <table:table-cell table:formula="of:=IF(OR([.C302]=&quot;&quot;;[.F302]=&quot;&quot;);&quot;&quot;;ROUND(ABS([.C302]-[.F302])*86400))">
            <text:p/>
          </table:table-cell>
          <table:table-cell table:formula="of:=IF(OR([.D302]=&quot;&quot;;[.G302]=&quot;&quot;);&quot;&quot;;ROUND(ABS([.D302]-[.G302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table:number-columns-repeated="4"/>
          <table:table-cell office:value-type="time" office:time-value="PT14H12M50S" calcext:value-type="time">
            <text:p>14:12:50</text:p>
          </table:table-cell>
          <table:table-cell/>
          <table:table-cell table:formula="of:=IF(OR([.B303]=&quot;&quot;;[.E303]=&quot;&quot;);&quot;&quot;;ROUND(ABS([.B303]-[.E303])*86400))">
            <text:p/>
          </table:table-cell>
          <table:table-cell table:formula="of:=IF(OR([.C303]=&quot;&quot;;[.F303]=&quot;&quot;);&quot;&quot;;ROUND(ABS([.C303]-[.F303])*86400))">
            <text:p/>
          </table:table-cell>
          <table:table-cell table:formula="of:=IF(OR([.D303]=&quot;&quot;;[.G303]=&quot;&quot;);&quot;&quot;;ROUND(ABS([.D303]-[.G303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table:number-columns-repeated="4"/>
          <table:table-cell office:value-type="time" office:time-value="PT15H14M55S" calcext:value-type="time">
            <text:p>15:14:55</text:p>
          </table:table-cell>
          <table:table-cell/>
          <table:table-cell table:formula="of:=IF(OR([.B304]=&quot;&quot;;[.E304]=&quot;&quot;);&quot;&quot;;ROUND(ABS([.B304]-[.E304])*86400))">
            <text:p/>
          </table:table-cell>
          <table:table-cell table:formula="of:=IF(OR([.C304]=&quot;&quot;;[.F304]=&quot;&quot;);&quot;&quot;;ROUND(ABS([.C304]-[.F304])*86400))">
            <text:p/>
          </table:table-cell>
          <table:table-cell table:formula="of:=IF(OR([.D304]=&quot;&quot;;[.G304]=&quot;&quot;);&quot;&quot;;ROUND(ABS([.D304]-[.G304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0-30" calcext:value-type="date">
            <text:p>2022-10-30</text:p>
          </table:table-cell>
          <table:table-cell table:number-columns-repeated="4"/>
          <table:table-cell office:value-type="time" office:time-value="PT16H18M01S" calcext:value-type="time">
            <text:p>16:18:01</text:p>
          </table:table-cell>
          <table:table-cell/>
          <table:table-cell table:formula="of:=IF(OR([.B305]=&quot;&quot;;[.E305]=&quot;&quot;);&quot;&quot;;ROUND(ABS([.B305]-[.E305])*86400))">
            <text:p/>
          </table:table-cell>
          <table:table-cell table:formula="of:=IF(OR([.C305]=&quot;&quot;;[.F305]=&quot;&quot;);&quot;&quot;;ROUND(ABS([.C305]-[.F305])*86400))">
            <text:p/>
          </table:table-cell>
          <table:table-cell table:formula="of:=IF(OR([.D305]=&quot;&quot;;[.G305]=&quot;&quot;);&quot;&quot;;ROUND(ABS([.D305]-[.G305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table:number-columns-repeated="4"/>
          <table:table-cell office:value-type="time" office:time-value="PT17H19M26S" calcext:value-type="time">
            <text:p>17:19:26</text:p>
          </table:table-cell>
          <table:table-cell/>
          <table:table-cell table:formula="of:=IF(OR([.B306]=&quot;&quot;;[.E306]=&quot;&quot;);&quot;&quot;;ROUND(ABS([.B306]-[.E306])*86400))">
            <text:p/>
          </table:table-cell>
          <table:table-cell table:formula="of:=IF(OR([.C306]=&quot;&quot;;[.F306]=&quot;&quot;);&quot;&quot;;ROUND(ABS([.C306]-[.F306])*86400))">
            <text:p/>
          </table:table-cell>
          <table:table-cell table:formula="of:=IF(OR([.D306]=&quot;&quot;;[.G306]=&quot;&quot;);&quot;&quot;;ROUND(ABS([.D306]-[.G306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1-01" calcext:value-type="date">
            <text:p>2022-11-01</text:p>
          </table:table-cell>
          <table:table-cell table:number-columns-repeated="4"/>
          <table:table-cell office:value-type="time" office:time-value="PT18H17M12S" calcext:value-type="time">
            <text:p>18:17:12</text:p>
          </table:table-cell>
          <table:table-cell/>
          <table:table-cell table:formula="of:=IF(OR([.B307]=&quot;&quot;;[.E307]=&quot;&quot;);&quot;&quot;;ROUND(ABS([.B307]-[.E307])*86400))">
            <text:p/>
          </table:table-cell>
          <table:table-cell table:formula="of:=IF(OR([.C307]=&quot;&quot;;[.F307]=&quot;&quot;);&quot;&quot;;ROUND(ABS([.C307]-[.F307])*86400))">
            <text:p/>
          </table:table-cell>
          <table:table-cell table:formula="of:=IF(OR([.D307]=&quot;&quot;;[.G307]=&quot;&quot;);&quot;&quot;;ROUND(ABS([.D307]-[.G307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1-02" calcext:value-type="date">
            <text:p>2022-11-02</text:p>
          </table:table-cell>
          <table:table-cell office:value-type="time" office:time-value="PT16H48M33S" calcext:value-type="time">
            <text:p>16:48:33</text:p>
          </table:table-cell>
          <table:table-cell office:value-type="time" office:time-value="PT19H10M41S" calcext:value-type="time">
            <text:p>19:10:41</text:p>
          </table:table-cell>
          <table:table-cell office:value-type="time" office:time-value="PT21H55M38S" calcext:value-type="time">
            <text:p>21:55:38</text:p>
          </table:table-cell>
          <table:table-cell office:value-type="time" office:time-value="PT16H48M33S" calcext:value-type="time">
            <text:p>16:48:33</text:p>
          </table:table-cell>
          <table:table-cell office:value-type="time" office:time-value="PT19H10M42S" calcext:value-type="time">
            <text:p>19:10:42</text:p>
          </table:table-cell>
          <table:table-cell office:value-type="time" office:time-value="PT21H55M38S" calcext:value-type="time">
            <text:p>21:55:38</text:p>
          </table:table-cell>
          <table:table-cell table:formula="of:=IF(OR([.B308]=&quot;&quot;;[.E308]=&quot;&quot;);&quot;&quot;;ROUND(ABS([.B308]-[.E308])*86400))" office:value-type="float" office:value="0" calcext:value-type="float">
            <text:p>0</text:p>
          </table:table-cell>
          <table:table-cell table:formula="of:=IF(OR([.C308]=&quot;&quot;;[.F308]=&quot;&quot;);&quot;&quot;;ROUND(ABS([.C308]-[.F308])*86400))" office:value-type="float" office:value="1" calcext:value-type="float">
            <text:p>1</text:p>
          </table:table-cell>
          <table:table-cell table:formula="of:=IF(OR([.D308]=&quot;&quot;;[.G308]=&quot;&quot;);&quot;&quot;;ROUND(ABS([.D308]-[.G308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1-03" calcext:value-type="date">
            <text:p>2022-11-03</text:p>
          </table:table-cell>
          <table:table-cell office:value-type="time" office:time-value="PT16H07M21S" calcext:value-type="time">
            <text:p>16:07:21</text:p>
          </table:table-cell>
          <table:table-cell office:value-type="time" office:time-value="PT20H00M19S" calcext:value-type="time">
            <text:p>20:00:19</text:p>
          </table:table-cell>
          <table:table-cell/>
          <table:table-cell office:value-type="time" office:time-value="PT16H07M44S" calcext:value-type="time">
            <text:p>16:07:44</text:p>
          </table:table-cell>
          <table:table-cell office:value-type="time" office:time-value="PT20H00M21S" calcext:value-type="time">
            <text:p>20:00:21</text:p>
          </table:table-cell>
          <table:table-cell/>
          <table:table-cell table:formula="of:=IF(OR([.B309]=&quot;&quot;;[.E309]=&quot;&quot;);&quot;&quot;;ROUND(ABS([.B309]-[.E309])*86400))" office:value-type="float" office:value="23" calcext:value-type="float">
            <text:p>23</text:p>
          </table:table-cell>
          <table:table-cell table:formula="of:=IF(OR([.C309]=&quot;&quot;;[.F309]=&quot;&quot;);&quot;&quot;;ROUND(ABS([.C309]-[.F309])*86400))" office:value-type="float" office:value="2" calcext:value-type="float">
            <text:p>2</text:p>
          </table:table-cell>
          <table:table-cell table:formula="of:=IF(OR([.D309]=&quot;&quot;;[.G309]=&quot;&quot;);&quot;&quot;;ROUND(ABS([.D309]-[.G309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office:value-type="time" office:time-value="PT15H39M49S" calcext:value-type="time">
            <text:p>15:39:49</text:p>
          </table:table-cell>
          <table:table-cell office:value-type="time" office:time-value="PT20H47M11S" calcext:value-type="time">
            <text:p>20:47:11</text:p>
          </table:table-cell>
          <table:table-cell office:value-type="time" office:time-value="PT00H20M28S" calcext:value-type="time">
            <text:p>00:20:28</text:p>
          </table:table-cell>
          <table:table-cell office:value-type="time" office:time-value="PT15H40M08S" calcext:value-type="time">
            <text:p>15:40:08</text:p>
          </table:table-cell>
          <table:table-cell office:value-type="time" office:time-value="PT20H47M13S" calcext:value-type="time">
            <text:p>20:47:13</text:p>
          </table:table-cell>
          <table:table-cell office:value-type="time" office:time-value="PT00H20M26S" calcext:value-type="time">
            <text:p>00:20:26</text:p>
          </table:table-cell>
          <table:table-cell table:formula="of:=IF(OR([.B310]=&quot;&quot;;[.E310]=&quot;&quot;);&quot;&quot;;ROUND(ABS([.B310]-[.E310])*86400))" office:value-type="float" office:value="19" calcext:value-type="float">
            <text:p>19</text:p>
          </table:table-cell>
          <table:table-cell table:formula="of:=IF(OR([.C310]=&quot;&quot;;[.F310]=&quot;&quot;);&quot;&quot;;ROUND(ABS([.C310]-[.F310])*86400))" office:value-type="float" office:value="2" calcext:value-type="float">
            <text:p>2</text:p>
          </table:table-cell>
          <table:table-cell table:formula="of:=IF(OR([.D310]=&quot;&quot;;[.G310]=&quot;&quot;);&quot;&quot;;ROUND(ABS([.D310]-[.G31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1-05" calcext:value-type="date">
            <text:p>2022-11-05</text:p>
          </table:table-cell>
          <table:table-cell office:value-type="time" office:time-value="PT15H16M14S" calcext:value-type="time">
            <text:p>15:16:14</text:p>
          </table:table-cell>
          <table:table-cell office:value-type="time" office:time-value="PT21H32M31S" calcext:value-type="time">
            <text:p>21:32:31</text:p>
          </table:table-cell>
          <table:table-cell office:value-type="time" office:time-value="PT02H26M28S" calcext:value-type="time">
            <text:p>02:26:28</text:p>
          </table:table-cell>
          <table:table-cell office:value-type="time" office:time-value="PT15H16M31S" calcext:value-type="time">
            <text:p>15:16:31</text:p>
          </table:table-cell>
          <table:table-cell office:value-type="time" office:time-value="PT21H32M33S" calcext:value-type="time">
            <text:p>21:32:33</text:p>
          </table:table-cell>
          <table:table-cell office:value-type="time" office:time-value="PT02H26M24S" calcext:value-type="time">
            <text:p>02:26:24</text:p>
          </table:table-cell>
          <table:table-cell table:formula="of:=IF(OR([.B311]=&quot;&quot;;[.E311]=&quot;&quot;);&quot;&quot;;ROUND(ABS([.B311]-[.E311])*86400))" office:value-type="float" office:value="17" calcext:value-type="float">
            <text:p>17</text:p>
          </table:table-cell>
          <table:table-cell table:formula="of:=IF(OR([.C311]=&quot;&quot;;[.F311]=&quot;&quot;);&quot;&quot;;ROUND(ABS([.C311]-[.F311])*86400))" office:value-type="float" office:value="2" calcext:value-type="float">
            <text:p>2</text:p>
          </table:table-cell>
          <table:table-cell table:formula="of:=IF(OR([.D311]=&quot;&quot;;[.G311]=&quot;&quot;);&quot;&quot;;ROUND(ABS([.D311]-[.G311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11-06" calcext:value-type="date">
            <text:p>2022-11-06</text:p>
          </table:table-cell>
          <table:table-cell office:value-type="time" office:time-value="PT14H52M46S" calcext:value-type="time">
            <text:p>14:52:46</text:p>
          </table:table-cell>
          <table:table-cell office:value-type="time" office:time-value="PT22H17M30S" calcext:value-type="time">
            <text:p>22:17:30</text:p>
          </table:table-cell>
          <table:table-cell office:value-type="time" office:time-value="PT04H26M48S" calcext:value-type="time">
            <text:p>04:26:48</text:p>
          </table:table-cell>
          <table:table-cell office:value-type="time" office:time-value="PT14H53M02S" calcext:value-type="time">
            <text:p>14:53:02</text:p>
          </table:table-cell>
          <table:table-cell office:value-type="time" office:time-value="PT22H17M31S" calcext:value-type="time">
            <text:p>22:17:31</text:p>
          </table:table-cell>
          <table:table-cell office:value-type="time" office:time-value="PT04H26M42S" calcext:value-type="time">
            <text:p>04:26:42</text:p>
          </table:table-cell>
          <table:table-cell table:formula="of:=IF(OR([.B312]=&quot;&quot;;[.E312]=&quot;&quot;);&quot;&quot;;ROUND(ABS([.B312]-[.E312])*86400))" office:value-type="float" office:value="16" calcext:value-type="float">
            <text:p>16</text:p>
          </table:table-cell>
          <table:table-cell table:formula="of:=IF(OR([.C312]=&quot;&quot;;[.F312]=&quot;&quot;);&quot;&quot;;ROUND(ABS([.C312]-[.F312])*86400))" office:value-type="float" office:value="1" calcext:value-type="float">
            <text:p>1</text:p>
          </table:table-cell>
          <table:table-cell table:formula="of:=IF(OR([.D312]=&quot;&quot;;[.G312]=&quot;&quot;);&quot;&quot;;ROUND(ABS([.D312]-[.G312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time" office:time-value="PT14H25M41S" calcext:value-type="time">
            <text:p>14:25:41</text:p>
          </table:table-cell>
          <table:table-cell office:value-type="time" office:time-value="PT23H03M11S" calcext:value-type="time">
            <text:p>23:03:11</text:p>
          </table:table-cell>
          <table:table-cell office:value-type="time" office:time-value="PT06H29M30S" calcext:value-type="time">
            <text:p>06:29:30</text:p>
          </table:table-cell>
          <table:table-cell office:value-type="time" office:time-value="PT14H25M59S" calcext:value-type="time">
            <text:p>14:25:59</text:p>
          </table:table-cell>
          <table:table-cell office:value-type="time" office:time-value="PT23H03M12S" calcext:value-type="time">
            <text:p>23:03:12</text:p>
          </table:table-cell>
          <table:table-cell office:value-type="time" office:time-value="PT06H29M21S" calcext:value-type="time">
            <text:p>06:29:21</text:p>
          </table:table-cell>
          <table:table-cell table:formula="of:=IF(OR([.B313]=&quot;&quot;;[.E313]=&quot;&quot;);&quot;&quot;;ROUND(ABS([.B313]-[.E313])*86400))" office:value-type="float" office:value="18" calcext:value-type="float">
            <text:p>18</text:p>
          </table:table-cell>
          <table:table-cell table:formula="of:=IF(OR([.C313]=&quot;&quot;;[.F313]=&quot;&quot;);&quot;&quot;;ROUND(ABS([.C313]-[.F313])*86400))" office:value-type="float" office:value="1" calcext:value-type="float">
            <text:p>1</text:p>
          </table:table-cell>
          <table:table-cell table:formula="of:=IF(OR([.D313]=&quot;&quot;;[.G313]=&quot;&quot;);&quot;&quot;;ROUND(ABS([.D313]-[.G313])*86400)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date" office:date-value="2022-11-08" calcext:value-type="date">
            <text:p>2022-11-08</text:p>
          </table:table-cell>
          <table:table-cell office:value-type="time" office:time-value="PT13H46M25S" calcext:value-type="time">
            <text:p>13:46:25</text:p>
          </table:table-cell>
          <table:table-cell office:value-type="time" office:time-value="PT23H50M20S" calcext:value-type="time">
            <text:p>23:50:20</text:p>
          </table:table-cell>
          <table:table-cell office:value-type="time" office:time-value="PT08H45M59S" calcext:value-type="time">
            <text:p>08:45:59</text:p>
          </table:table-cell>
          <table:table-cell office:value-type="time" office:time-value="PT13H46M48S" calcext:value-type="time">
            <text:p>13:46:48</text:p>
          </table:table-cell>
          <table:table-cell office:value-type="time" office:time-value="PT23H50M20S" calcext:value-type="time">
            <text:p>23:50:20</text:p>
          </table:table-cell>
          <table:table-cell office:value-type="time" office:time-value="PT08H45M43S" calcext:value-type="time">
            <text:p>08:45:43</text:p>
          </table:table-cell>
          <table:table-cell table:formula="of:=IF(OR([.B314]=&quot;&quot;;[.E314]=&quot;&quot;);&quot;&quot;;ROUND(ABS([.B314]-[.E314])*86400))" office:value-type="float" office:value="23" calcext:value-type="float">
            <text:p>23</text:p>
          </table:table-cell>
          <table:table-cell table:formula="of:=IF(OR([.C314]=&quot;&quot;;[.F314]=&quot;&quot;);&quot;&quot;;ROUND(ABS([.C314]-[.F314])*86400))" office:value-type="float" office:value="0" calcext:value-type="float">
            <text:p>0</text:p>
          </table:table-cell>
          <table:table-cell table:formula="of:=IF(OR([.D314]=&quot;&quot;;[.G314]=&quot;&quot;);&quot;&quot;;ROUND(ABS([.D314]-[.G314])*86400)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2-11-09" calcext:value-type="date">
            <text:p>2022-11-09</text:p>
          </table:table-cell>
          <table:table-cell table:number-columns-repeated="3"/>
          <table:table-cell office:value-type="time" office:time-value="PT12H33M59S" calcext:value-type="time">
            <text:p>12:33:59</text:p>
          </table:table-cell>
          <table:table-cell/>
          <table:table-cell office:value-type="time" office:time-value="PT14H49M24S" calcext:value-type="time">
            <text:p>14:49:24</text:p>
          </table:table-cell>
          <table:table-cell table:formula="of:=IF(OR([.B315]=&quot;&quot;;[.E315]=&quot;&quot;);&quot;&quot;;ROUND(ABS([.B315]-[.E315])*86400))">
            <text:p/>
          </table:table-cell>
          <table:table-cell table:formula="of:=IF(OR([.C315]=&quot;&quot;;[.F315]=&quot;&quot;);&quot;&quot;;ROUND(ABS([.C315]-[.F315])*86400))">
            <text:p/>
          </table:table-cell>
          <table:table-cell table:formula="of:=IF(OR([.D315]=&quot;&quot;;[.G315]=&quot;&quot;);&quot;&quot;;ROUND(ABS([.D315]-[.G315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1-10" calcext:value-type="date">
            <text:p>2022-11-10</text:p>
          </table:table-cell>
          <table:table-cell office:value-type="time" office:time-value="PT00H39M21S" calcext:value-type="time">
            <text:p>00:39:21</text:p>
          </table:table-cell>
          <table:table-cell table:number-columns-repeated="2"/>
          <table:table-cell office:value-type="time" office:time-value="PT00H39M21S" calcext:value-type="time">
            <text:p>00:39:21</text:p>
          </table:table-cell>
          <table:table-cell office:value-type="time" office:time-value="PT00H39M20S" calcext:value-type="time">
            <text:p>00:39:20</text:p>
          </table:table-cell>
          <table:table-cell/>
          <table:table-cell table:formula="of:=IF(OR([.B316]=&quot;&quot;;[.E316]=&quot;&quot;);&quot;&quot;;ROUND(ABS([.B316]-[.E316])*86400))" office:value-type="float" office:value="0" calcext:value-type="float">
            <text:p>0</text:p>
          </table:table-cell>
          <table:table-cell table:formula="of:=IF(OR([.C316]=&quot;&quot;;[.F316]=&quot;&quot;);&quot;&quot;;ROUND(ABS([.C316]-[.F316])*86400))">
            <text:p/>
          </table:table-cell>
          <table:table-cell table:formula="of:=IF(OR([.D316]=&quot;&quot;;[.G316]=&quot;&quot;);&quot;&quot;;ROUND(ABS([.D316]-[.G316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1-11" calcext:value-type="date">
            <text:p>2022-11-11</text:p>
          </table:table-cell>
          <table:table-cell office:value-type="time" office:time-value="PT01H30M04S" calcext:value-type="time">
            <text:p>01:30:04</text:p>
          </table:table-cell>
          <table:table-cell table:number-columns-repeated="2"/>
          <table:table-cell office:value-type="time" office:time-value="PT01H30M04S" calcext:value-type="time">
            <text:p>01:30:04</text:p>
          </table:table-cell>
          <table:table-cell office:value-type="time" office:time-value="PT01H30M03S" calcext:value-type="time">
            <text:p>01:30:03</text:p>
          </table:table-cell>
          <table:table-cell/>
          <table:table-cell table:formula="of:=IF(OR([.B317]=&quot;&quot;;[.E317]=&quot;&quot;);&quot;&quot;;ROUND(ABS([.B317]-[.E317])*86400))" office:value-type="float" office:value="0" calcext:value-type="float">
            <text:p>0</text:p>
          </table:table-cell>
          <table:table-cell table:formula="of:=IF(OR([.C317]=&quot;&quot;;[.F317]=&quot;&quot;);&quot;&quot;;ROUND(ABS([.C317]-[.F317])*86400))">
            <text:p/>
          </table:table-cell>
          <table:table-cell table:formula="of:=IF(OR([.D317]=&quot;&quot;;[.G317]=&quot;&quot;);&quot;&quot;;ROUND(ABS([.D317]-[.G317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1-12" calcext:value-type="date">
            <text:p>2022-11-12</text:p>
          </table:table-cell>
          <table:table-cell office:value-type="time" office:time-value="PT02H21M49S" calcext:value-type="time">
            <text:p>02:21:49</text:p>
          </table:table-cell>
          <table:table-cell table:number-columns-repeated="2"/>
          <table:table-cell office:value-type="time" office:time-value="PT02H21M49S" calcext:value-type="time">
            <text:p>02:21:49</text:p>
          </table:table-cell>
          <table:table-cell office:value-type="time" office:time-value="PT02H21M48S" calcext:value-type="time">
            <text:p>02:21:48</text:p>
          </table:table-cell>
          <table:table-cell/>
          <table:table-cell table:formula="of:=IF(OR([.B318]=&quot;&quot;;[.E318]=&quot;&quot;);&quot;&quot;;ROUND(ABS([.B318]-[.E318])*86400))" office:value-type="float" office:value="0" calcext:value-type="float">
            <text:p>0</text:p>
          </table:table-cell>
          <table:table-cell table:formula="of:=IF(OR([.C318]=&quot;&quot;;[.F318]=&quot;&quot;);&quot;&quot;;ROUND(ABS([.C318]-[.F318])*86400))">
            <text:p/>
          </table:table-cell>
          <table:table-cell table:formula="of:=IF(OR([.D318]=&quot;&quot;;[.G318]=&quot;&quot;);&quot;&quot;;ROUND(ABS([.D318]-[.G318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1-13" calcext:value-type="date">
            <text:p>2022-11-13</text:p>
          </table:table-cell>
          <table:table-cell office:value-type="time" office:time-value="PT03H13M31S" calcext:value-type="time">
            <text:p>03:13:31</text:p>
          </table:table-cell>
          <table:table-cell table:number-columns-repeated="2"/>
          <table:table-cell office:value-type="time" office:time-value="PT03H13M31S" calcext:value-type="time">
            <text:p>03:13:31</text:p>
          </table:table-cell>
          <table:table-cell office:value-type="time" office:time-value="PT03H13M30S" calcext:value-type="time">
            <text:p>03:13:30</text:p>
          </table:table-cell>
          <table:table-cell/>
          <table:table-cell table:formula="of:=IF(OR([.B319]=&quot;&quot;;[.E319]=&quot;&quot;);&quot;&quot;;ROUND(ABS([.B319]-[.E319])*86400))" office:value-type="float" office:value="0" calcext:value-type="float">
            <text:p>0</text:p>
          </table:table-cell>
          <table:table-cell table:formula="of:=IF(OR([.C319]=&quot;&quot;;[.F319]=&quot;&quot;);&quot;&quot;;ROUND(ABS([.C319]-[.F319])*86400))">
            <text:p/>
          </table:table-cell>
          <table:table-cell table:formula="of:=IF(OR([.D319]=&quot;&quot;;[.G319]=&quot;&quot;);&quot;&quot;;ROUND(ABS([.D319]-[.G319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time" office:time-value="PT04H04M03S" calcext:value-type="time">
            <text:p>04:04:03</text:p>
          </table:table-cell>
          <table:table-cell table:number-columns-repeated="2"/>
          <table:table-cell office:value-type="time" office:time-value="PT04H04M03S" calcext:value-type="time">
            <text:p>04:04:03</text:p>
          </table:table-cell>
          <table:table-cell office:value-type="time" office:time-value="PT04H04M02S" calcext:value-type="time">
            <text:p>04:04:02</text:p>
          </table:table-cell>
          <table:table-cell/>
          <table:table-cell table:formula="of:=IF(OR([.B320]=&quot;&quot;;[.E320]=&quot;&quot;);&quot;&quot;;ROUND(ABS([.B320]-[.E320])*86400))" office:value-type="float" office:value="0" calcext:value-type="float">
            <text:p>0</text:p>
          </table:table-cell>
          <table:table-cell table:formula="of:=IF(OR([.C320]=&quot;&quot;;[.F320]=&quot;&quot;);&quot;&quot;;ROUND(ABS([.C320]-[.F320])*86400))">
            <text:p/>
          </table:table-cell>
          <table:table-cell table:formula="of:=IF(OR([.D320]=&quot;&quot;;[.G320]=&quot;&quot;);&quot;&quot;;ROUND(ABS([.D320]-[.G320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1-15" calcext:value-type="date">
            <text:p>2022-11-15</text:p>
          </table:table-cell>
          <table:table-cell office:value-type="time" office:time-value="PT04H52M37S" calcext:value-type="time">
            <text:p>04:52:37</text:p>
          </table:table-cell>
          <table:table-cell table:number-columns-repeated="2"/>
          <table:table-cell table:number-columns-repeated="2" office:value-type="time" office:time-value="PT04H52M37S" calcext:value-type="time">
            <text:p>04:52:37</text:p>
          </table:table-cell>
          <table:table-cell/>
          <table:table-cell table:formula="of:=IF(OR([.B321]=&quot;&quot;;[.E321]=&quot;&quot;);&quot;&quot;;ROUND(ABS([.B321]-[.E321])*86400))" office:value-type="float" office:value="0" calcext:value-type="float">
            <text:p>0</text:p>
          </table:table-cell>
          <table:table-cell table:formula="of:=IF(OR([.C321]=&quot;&quot;;[.F321]=&quot;&quot;);&quot;&quot;;ROUND(ABS([.C321]-[.F321])*86400))">
            <text:p/>
          </table:table-cell>
          <table:table-cell table:formula="of:=IF(OR([.D321]=&quot;&quot;;[.G321]=&quot;&quot;);&quot;&quot;;ROUND(ABS([.D321]-[.G321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1-16" calcext:value-type="date">
            <text:p>2022-11-16</text:p>
          </table:table-cell>
          <table:table-cell office:value-type="time" office:time-value="PT20H18M54S" calcext:value-type="time">
            <text:p>20:18:54</text:p>
          </table:table-cell>
          <table:table-cell office:value-type="time" office:time-value="PT05H38M57S" calcext:value-type="time">
            <text:p>05:38:57</text:p>
          </table:table-cell>
          <table:table-cell office:value-type="time" office:time-value="PT16H02M20S" calcext:value-type="time">
            <text:p>16:02:20</text:p>
          </table:table-cell>
          <table:table-cell office:value-type="time" office:time-value="PT20H18M54S" calcext:value-type="time">
            <text:p>20:18:54</text:p>
          </table:table-cell>
          <table:table-cell office:value-type="time" office:time-value="PT05H38M58S" calcext:value-type="time">
            <text:p>05:38:58</text:p>
          </table:table-cell>
          <table:table-cell office:value-type="time" office:time-value="PT16H02M20S" calcext:value-type="time">
            <text:p>16:02:20</text:p>
          </table:table-cell>
          <table:table-cell table:formula="of:=IF(OR([.B322]=&quot;&quot;;[.E322]=&quot;&quot;);&quot;&quot;;ROUND(ABS([.B322]-[.E322])*86400))" office:value-type="float" office:value="0" calcext:value-type="float">
            <text:p>0</text:p>
          </table:table-cell>
          <table:table-cell table:formula="of:=IF(OR([.C322]=&quot;&quot;;[.F322]=&quot;&quot;);&quot;&quot;;ROUND(ABS([.C322]-[.F322])*86400))" office:value-type="float" office:value="1" calcext:value-type="float">
            <text:p>1</text:p>
          </table:table-cell>
          <table:table-cell table:formula="of:=IF(OR([.D322]=&quot;&quot;;[.G322]=&quot;&quot;);&quot;&quot;;ROUND(ABS([.D322]-[.G322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1-17" calcext:value-type="date">
            <text:p>2022-11-17</text:p>
          </table:table-cell>
          <table:table-cell office:value-type="time" office:time-value="PT22H32M53S" calcext:value-type="time">
            <text:p>22:32:53</text:p>
          </table:table-cell>
          <table:table-cell office:value-type="time" office:time-value="PT06H23M19S" calcext:value-type="time">
            <text:p>06:23:19</text:p>
          </table:table-cell>
          <table:table-cell office:value-type="time" office:time-value="PT15H19M33S" calcext:value-type="time">
            <text:p>15:19:33</text:p>
          </table:table-cell>
          <table:table-cell office:value-type="time" office:time-value="PT22H32M43S" calcext:value-type="time">
            <text:p>22:32:43</text:p>
          </table:table-cell>
          <table:table-cell office:value-type="time" office:time-value="PT06H23M20S" calcext:value-type="time">
            <text:p>06:23:20</text:p>
          </table:table-cell>
          <table:table-cell office:value-type="time" office:time-value="PT15H19M51S" calcext:value-type="time">
            <text:p>15:19:51</text:p>
          </table:table-cell>
          <table:table-cell table:formula="of:=IF(OR([.B323]=&quot;&quot;;[.E323]=&quot;&quot;);&quot;&quot;;ROUND(ABS([.B323]-[.E323])*86400))" office:value-type="float" office:value="10" calcext:value-type="float">
            <text:p>10</text:p>
          </table:table-cell>
          <table:table-cell table:formula="of:=IF(OR([.C323]=&quot;&quot;;[.F323]=&quot;&quot;);&quot;&quot;;ROUND(ABS([.C323]-[.F323])*86400))" office:value-type="float" office:value="1" calcext:value-type="float">
            <text:p>1</text:p>
          </table:table-cell>
          <table:table-cell table:formula="of:=IF(OR([.D323]=&quot;&quot;;[.G323]=&quot;&quot;);&quot;&quot;;ROUND(ABS([.D323]-[.G323])*86400))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date" office:date-value="2022-11-18" calcext:value-type="date">
            <text:p>2022-11-18</text:p>
          </table:table-cell>
          <table:table-cell office:value-type="time" office:time-value="PT07H06M21S" calcext:value-type="time">
            <text:p>07:06:21</text:p>
          </table:table-cell>
          <table:table-cell office:value-type="time" office:time-value="PT14H51M46S" calcext:value-type="time">
            <text:p>14:51:46</text:p>
          </table:table-cell>
          <table:table-cell/>
          <table:table-cell office:value-type="time" office:time-value="PT07H06M21S" calcext:value-type="time">
            <text:p>07:06:21</text:p>
          </table:table-cell>
          <table:table-cell office:value-type="time" office:time-value="PT07H06M24S" calcext:value-type="time">
            <text:p>07:06:24</text:p>
          </table:table-cell>
          <table:table-cell office:value-type="time" office:time-value="PT14H52M05S" calcext:value-type="time">
            <text:p>14:52:05</text:p>
          </table:table-cell>
          <table:table-cell table:formula="of:=IF(OR([.B324]=&quot;&quot;;[.E324]=&quot;&quot;);&quot;&quot;;ROUND(ABS([.B324]-[.E324])*86400))" office:value-type="float" office:value="0" calcext:value-type="float">
            <text:p>0</text:p>
          </table:table-cell>
          <table:table-cell table:formula="of:=IF(OR([.C324]=&quot;&quot;;[.F324]=&quot;&quot;);&quot;&quot;;ROUND(ABS([.C324]-[.F324])*86400))" office:value-type="float" office:value="27922" calcext:value-type="float">
            <text:p>27922</text:p>
          </table:table-cell>
          <table:table-cell table:formula="of:=IF(OR([.D324]=&quot;&quot;;[.G324]=&quot;&quot;);&quot;&quot;;ROUND(ABS([.D324]-[.G324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1-19" calcext:value-type="date">
            <text:p>2022-11-19</text:p>
          </table:table-cell>
          <table:table-cell office:value-type="time" office:time-value="PT00H30M49S" calcext:value-type="time">
            <text:p>00:30:49</text:p>
          </table:table-cell>
          <table:table-cell office:value-type="time" office:time-value="PT07H49M00S" calcext:value-type="time">
            <text:p>07:49:00</text:p>
          </table:table-cell>
          <table:table-cell office:value-type="time" office:time-value="PT14H28M31S" calcext:value-type="time">
            <text:p>14:28:31</text:p>
          </table:table-cell>
          <table:table-cell office:value-type="time" office:time-value="PT00H30M41S" calcext:value-type="time">
            <text:p>00:30:41</text:p>
          </table:table-cell>
          <table:table-cell office:value-type="time" office:time-value="PT07H49M03S" calcext:value-type="time">
            <text:p>07:49:03</text:p>
          </table:table-cell>
          <table:table-cell office:value-type="time" office:time-value="PT14H28M48S" calcext:value-type="time">
            <text:p>14:28:48</text:p>
          </table:table-cell>
          <table:table-cell table:formula="of:=IF(OR([.B325]=&quot;&quot;;[.E325]=&quot;&quot;);&quot;&quot;;ROUND(ABS([.B325]-[.E325])*86400))" office:value-type="float" office:value="8" calcext:value-type="float">
            <text:p>8</text:p>
          </table:table-cell>
          <table:table-cell table:formula="of:=IF(OR([.C325]=&quot;&quot;;[.F325]=&quot;&quot;);&quot;&quot;;ROUND(ABS([.C325]-[.F325])*86400))" office:value-type="float" office:value="3" calcext:value-type="float">
            <text:p>3</text:p>
          </table:table-cell>
          <table:table-cell table:formula="of:=IF(OR([.D325]=&quot;&quot;;[.G325]=&quot;&quot;);&quot;&quot;;ROUND(ABS([.D325]-[.G325])*86400))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date" office:date-value="2022-11-20" calcext:value-type="date">
            <text:p>2022-11-20</text:p>
          </table:table-cell>
          <table:table-cell office:value-type="time" office:time-value="PT02H25M56S" calcext:value-type="time">
            <text:p>02:25:56</text:p>
          </table:table-cell>
          <table:table-cell office:value-type="time" office:time-value="PT08H32M22S" calcext:value-type="time">
            <text:p>08:32:22</text:p>
          </table:table-cell>
          <table:table-cell office:value-type="time" office:time-value="PT14H05M53S" calcext:value-type="time">
            <text:p>14:05:53</text:p>
          </table:table-cell>
          <table:table-cell office:value-type="time" office:time-value="PT02H25M48S" calcext:value-type="time">
            <text:p>02:25:48</text:p>
          </table:table-cell>
          <table:table-cell office:value-type="time" office:time-value="PT08H32M25S" calcext:value-type="time">
            <text:p>08:32:25</text:p>
          </table:table-cell>
          <table:table-cell office:value-type="time" office:time-value="PT14H06M13S" calcext:value-type="time">
            <text:p>14:06:13</text:p>
          </table:table-cell>
          <table:table-cell table:formula="of:=IF(OR([.B326]=&quot;&quot;;[.E326]=&quot;&quot;);&quot;&quot;;ROUND(ABS([.B326]-[.E326])*86400))" office:value-type="float" office:value="8" calcext:value-type="float">
            <text:p>8</text:p>
          </table:table-cell>
          <table:table-cell table:formula="of:=IF(OR([.C326]=&quot;&quot;;[.F326]=&quot;&quot;);&quot;&quot;;ROUND(ABS([.C326]-[.F326])*86400))" office:value-type="float" office:value="3" calcext:value-type="float">
            <text:p>3</text:p>
          </table:table-cell>
          <table:table-cell table:formula="of:=IF(OR([.D326]=&quot;&quot;;[.G326]=&quot;&quot;);&quot;&quot;;ROUND(ABS([.D326]-[.G326])*86400))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time" office:time-value="PT04H26M07S" calcext:value-type="time">
            <text:p>04:26:07</text:p>
          </table:table-cell>
          <table:table-cell office:value-type="time" office:time-value="PT09H17M43S" calcext:value-type="time">
            <text:p>09:17:43</text:p>
          </table:table-cell>
          <table:table-cell office:value-type="time" office:time-value="PT13H40M41S" calcext:value-type="time">
            <text:p>13:40:41</text:p>
          </table:table-cell>
          <table:table-cell office:value-type="time" office:time-value="PT04H25M56S" calcext:value-type="time">
            <text:p>04:25:56</text:p>
          </table:table-cell>
          <table:table-cell office:value-type="time" office:time-value="PT09H17M47S" calcext:value-type="time">
            <text:p>09:17:47</text:p>
          </table:table-cell>
          <table:table-cell office:value-type="time" office:time-value="PT13H41M06S" calcext:value-type="time">
            <text:p>13:41:06</text:p>
          </table:table-cell>
          <table:table-cell table:formula="of:=IF(OR([.B327]=&quot;&quot;;[.E327]=&quot;&quot;);&quot;&quot;;ROUND(ABS([.B327]-[.E327])*86400))" office:value-type="float" office:value="11" calcext:value-type="float">
            <text:p>11</text:p>
          </table:table-cell>
          <table:table-cell table:formula="of:=IF(OR([.C327]=&quot;&quot;;[.F327]=&quot;&quot;);&quot;&quot;;ROUND(ABS([.C327]-[.F327])*86400))" office:value-type="float" office:value="4" calcext:value-type="float">
            <text:p>4</text:p>
          </table:table-cell>
          <table:table-cell table:formula="of:=IF(OR([.D327]=&quot;&quot;;[.G327]=&quot;&quot;);&quot;&quot;;ROUND(ABS([.D327]-[.G327])*86400))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office:value-type="time" office:time-value="PT06H41M21S" calcext:value-type="time">
            <text:p>06:41:21</text:p>
          </table:table-cell>
          <table:table-cell office:value-type="time" office:time-value="PT10H06M24S" calcext:value-type="time">
            <text:p>10:06:24</text:p>
          </table:table-cell>
          <table:table-cell office:value-type="time" office:time-value="PT13H06M39S" calcext:value-type="time">
            <text:p>13:06:39</text:p>
          </table:table-cell>
          <table:table-cell office:value-type="time" office:time-value="PT06H40M59S" calcext:value-type="time">
            <text:p>06:40:59</text:p>
          </table:table-cell>
          <table:table-cell office:value-type="time" office:time-value="PT10H06M28S" calcext:value-type="time">
            <text:p>10:06:28</text:p>
          </table:table-cell>
          <table:table-cell office:value-type="time" office:time-value="PT13H07M15S" calcext:value-type="time">
            <text:p>13:07:15</text:p>
          </table:table-cell>
          <table:table-cell table:formula="of:=IF(OR([.B328]=&quot;&quot;;[.E328]=&quot;&quot;);&quot;&quot;;ROUND(ABS([.B328]-[.E328])*86400))" office:value-type="float" office:value="22" calcext:value-type="float">
            <text:p>22</text:p>
          </table:table-cell>
          <table:table-cell table:formula="of:=IF(OR([.C328]=&quot;&quot;;[.F328]=&quot;&quot;);&quot;&quot;;ROUND(ABS([.C328]-[.F328])*86400))" office:value-type="float" office:value="4" calcext:value-type="float">
            <text:p>4</text:p>
          </table:table-cell>
          <table:table-cell table:formula="of:=IF(OR([.D328]=&quot;&quot;;[.G328]=&quot;&quot;);&quot;&quot;;ROUND(ABS([.D328]-[.G328])*86400))" office:value-type="float" office:value="36" calcext:value-type="float">
            <text:p>36</text:p>
          </table:table-cell>
          <table:table-cell table:number-columns-repeated="9"/>
        </table:table-row>
        <table:table-row table:style-name="ro1">
          <table:table-cell office:value-type="date" office:date-value="2022-11-23" calcext:value-type="date">
            <text:p>2022-11-23</text:p>
          </table:table-cell>
          <table:table-cell office:value-type="time" office:time-value="PT09H53M02S" calcext:value-type="time">
            <text:p>09:53:02</text:p>
          </table:table-cell>
          <table:table-cell office:value-type="time" office:time-value="PT11H45M45S" calcext:value-type="time">
            <text:p>11:45:45</text:p>
          </table:table-cell>
          <table:table-cell/>
          <table:table-cell office:value-type="time" office:time-value="PT09H51M15S" calcext:value-type="time">
            <text:p>09:51:15</text:p>
          </table:table-cell>
          <table:table-cell office:value-type="time" office:time-value="PT10H59M38S" calcext:value-type="time">
            <text:p>10:59:38</text:p>
          </table:table-cell>
          <table:table-cell office:value-type="time" office:time-value="PT11H47M39S" calcext:value-type="time">
            <text:p>11:47:39</text:p>
          </table:table-cell>
          <table:table-cell table:formula="of:=IF(OR([.B329]=&quot;&quot;;[.E329]=&quot;&quot;);&quot;&quot;;ROUND(ABS([.B329]-[.E329])*86400))" office:value-type="float" office:value="107" calcext:value-type="float">
            <text:p>107</text:p>
          </table:table-cell>
          <table:table-cell table:formula="of:=IF(OR([.C329]=&quot;&quot;;[.F329]=&quot;&quot;);&quot;&quot;;ROUND(ABS([.C329]-[.F329])*86400))" office:value-type="float" office:value="2767" calcext:value-type="float">
            <text:p>2767</text:p>
          </table:table-cell>
          <table:table-cell table:formula="of:=IF(OR([.D329]=&quot;&quot;;[.G329]=&quot;&quot;);&quot;&quot;;ROUND(ABS([.D329]-[.G329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1-24" calcext:value-type="date">
            <text:p>2022-11-24</text:p>
          </table:table-cell>
          <table:table-cell table:number-columns-repeated="4"/>
          <table:table-cell office:value-type="time" office:time-value="PT11H57M57S" calcext:value-type="time">
            <text:p>11:57:57</text:p>
          </table:table-cell>
          <table:table-cell/>
          <table:table-cell table:formula="of:=IF(OR([.B330]=&quot;&quot;;[.E330]=&quot;&quot;);&quot;&quot;;ROUND(ABS([.B330]-[.E330])*86400))">
            <text:p/>
          </table:table-cell>
          <table:table-cell table:formula="of:=IF(OR([.C330]=&quot;&quot;;[.F330]=&quot;&quot;);&quot;&quot;;ROUND(ABS([.C330]-[.F330])*86400))">
            <text:p/>
          </table:table-cell>
          <table:table-cell table:formula="of:=IF(OR([.D330]=&quot;&quot;;[.G330]=&quot;&quot;);&quot;&quot;;ROUND(ABS([.D330]-[.G330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1-25" calcext:value-type="date">
            <text:p>2022-11-25</text:p>
          </table:table-cell>
          <table:table-cell table:number-columns-repeated="4"/>
          <table:table-cell office:value-type="time" office:time-value="PT13H00M50S" calcext:value-type="time">
            <text:p>13:00:50</text:p>
          </table:table-cell>
          <table:table-cell/>
          <table:table-cell table:formula="of:=IF(OR([.B331]=&quot;&quot;;[.E331]=&quot;&quot;);&quot;&quot;;ROUND(ABS([.B331]-[.E331])*86400))">
            <text:p/>
          </table:table-cell>
          <table:table-cell table:formula="of:=IF(OR([.C331]=&quot;&quot;;[.F331]=&quot;&quot;);&quot;&quot;;ROUND(ABS([.C331]-[.F331])*86400))">
            <text:p/>
          </table:table-cell>
          <table:table-cell table:formula="of:=IF(OR([.D331]=&quot;&quot;;[.G331]=&quot;&quot;);&quot;&quot;;ROUND(ABS([.D331]-[.G331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1-26" calcext:value-type="date">
            <text:p>2022-11-26</text:p>
          </table:table-cell>
          <table:table-cell table:number-columns-repeated="4"/>
          <table:table-cell office:value-type="time" office:time-value="PT14H06M07S" calcext:value-type="time">
            <text:p>14:06:07</text:p>
          </table:table-cell>
          <table:table-cell/>
          <table:table-cell table:formula="of:=IF(OR([.B332]=&quot;&quot;;[.E332]=&quot;&quot;);&quot;&quot;;ROUND(ABS([.B332]-[.E332])*86400))">
            <text:p/>
          </table:table-cell>
          <table:table-cell table:formula="of:=IF(OR([.C332]=&quot;&quot;;[.F332]=&quot;&quot;);&quot;&quot;;ROUND(ABS([.C332]-[.F332])*86400))">
            <text:p/>
          </table:table-cell>
          <table:table-cell table:formula="of:=IF(OR([.D332]=&quot;&quot;;[.G332]=&quot;&quot;);&quot;&quot;;ROUND(ABS([.D332]-[.G332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1-27" calcext:value-type="date">
            <text:p>2022-11-27</text:p>
          </table:table-cell>
          <table:table-cell table:number-columns-repeated="4"/>
          <table:table-cell office:value-type="time" office:time-value="PT15H10M36S" calcext:value-type="time">
            <text:p>15:10:36</text:p>
          </table:table-cell>
          <table:table-cell/>
          <table:table-cell table:formula="of:=IF(OR([.B333]=&quot;&quot;;[.E333]=&quot;&quot;);&quot;&quot;;ROUND(ABS([.B333]-[.E333])*86400))">
            <text:p/>
          </table:table-cell>
          <table:table-cell table:formula="of:=IF(OR([.C333]=&quot;&quot;;[.F333]=&quot;&quot;);&quot;&quot;;ROUND(ABS([.C333]-[.F333])*86400))">
            <text:p/>
          </table:table-cell>
          <table:table-cell table:formula="of:=IF(OR([.D333]=&quot;&quot;;[.G333]=&quot;&quot;);&quot;&quot;;ROUND(ABS([.D333]-[.G333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table:number-columns-repeated="4"/>
          <table:table-cell office:value-type="time" office:time-value="PT16H11M27S" calcext:value-type="time">
            <text:p>16:11:27</text:p>
          </table:table-cell>
          <table:table-cell/>
          <table:table-cell table:formula="of:=IF(OR([.B334]=&quot;&quot;;[.E334]=&quot;&quot;);&quot;&quot;;ROUND(ABS([.B334]-[.E334])*86400))">
            <text:p/>
          </table:table-cell>
          <table:table-cell table:formula="of:=IF(OR([.C334]=&quot;&quot;;[.F334]=&quot;&quot;);&quot;&quot;;ROUND(ABS([.C334]-[.F334])*86400))">
            <text:p/>
          </table:table-cell>
          <table:table-cell table:formula="of:=IF(OR([.D334]=&quot;&quot;;[.G334]=&quot;&quot;);&quot;&quot;;ROUND(ABS([.D334]-[.G334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1-29" calcext:value-type="date">
            <text:p>2022-11-29</text:p>
          </table:table-cell>
          <table:table-cell office:value-type="time" office:time-value="PT15H21M02S" calcext:value-type="time">
            <text:p>15:21:02</text:p>
          </table:table-cell>
          <table:table-cell office:value-type="time" office:time-value="PT17H07M19S" calcext:value-type="time">
            <text:p>17:07:19</text:p>
          </table:table-cell>
          <table:table-cell office:value-type="time" office:time-value="PT19H15M19S" calcext:value-type="time">
            <text:p>19:15:19</text:p>
          </table:table-cell>
          <table:table-cell office:value-type="time" office:time-value="PT15H21M02S" calcext:value-type="time">
            <text:p>15:21:02</text:p>
          </table:table-cell>
          <table:table-cell office:value-type="time" office:time-value="PT17H07M20S" calcext:value-type="time">
            <text:p>17:07:20</text:p>
          </table:table-cell>
          <table:table-cell office:value-type="time" office:time-value="PT19H15M19S" calcext:value-type="time">
            <text:p>19:15:19</text:p>
          </table:table-cell>
          <table:table-cell table:formula="of:=IF(OR([.B335]=&quot;&quot;;[.E335]=&quot;&quot;);&quot;&quot;;ROUND(ABS([.B335]-[.E335])*86400))" office:value-type="float" office:value="0" calcext:value-type="float">
            <text:p>0</text:p>
          </table:table-cell>
          <table:table-cell table:formula="of:=IF(OR([.C335]=&quot;&quot;;[.F335]=&quot;&quot;);&quot;&quot;;ROUND(ABS([.C335]-[.F335])*86400))" office:value-type="float" office:value="1" calcext:value-type="float">
            <text:p>1</text:p>
          </table:table-cell>
          <table:table-cell table:formula="of:=IF(OR([.D335]=&quot;&quot;;[.G335]=&quot;&quot;);&quot;&quot;;ROUND(ABS([.D335]-[.G335])*86400))" office:value-type="float" office:value="0" calcext:value-type="float">
            <text:p>0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11-30" calcext:value-type="date">
            <text:p>2022-11-30</text:p>
          </table:table-cell>
          <table:table-cell office:value-type="time" office:time-value="PT14H29M21S" calcext:value-type="time">
            <text:p>14:29:21</text:p>
          </table:table-cell>
          <table:table-cell office:value-type="time" office:time-value="PT17H58M23S" calcext:value-type="time">
            <text:p>17:58:23</text:p>
          </table:table-cell>
          <table:table-cell office:value-type="time" office:time-value="PT21H53M18S" calcext:value-type="time">
            <text:p>21:53:18</text:p>
          </table:table-cell>
          <table:table-cell office:value-type="time" office:time-value="PT14H29M51S" calcext:value-type="time">
            <text:p>14:29:51</text:p>
          </table:table-cell>
          <table:table-cell office:value-type="time" office:time-value="PT17H58M26S" calcext:value-type="time">
            <text:p>17:58:26</text:p>
          </table:table-cell>
          <table:table-cell office:value-type="time" office:time-value="PT21H53M06S" calcext:value-type="time">
            <text:p>21:53:06</text:p>
          </table:table-cell>
          <table:table-cell table:formula="of:=IF(OR([.B336]=&quot;&quot;;[.E336]=&quot;&quot;);&quot;&quot;;ROUND(ABS([.B336]-[.E336])*86400))" office:value-type="float" office:value="30" calcext:value-type="float">
            <text:p>30</text:p>
          </table:table-cell>
          <table:table-cell table:formula="of:=IF(OR([.C336]=&quot;&quot;;[.F336]=&quot;&quot;);&quot;&quot;;ROUND(ABS([.C336]-[.F336])*86400))" office:value-type="float" office:value="3" calcext:value-type="float">
            <text:p>3</text:p>
          </table:table-cell>
          <table:table-cell table:formula="of:=IF(OR([.D336]=&quot;&quot;;[.G336]=&quot;&quot;);&quot;&quot;;ROUND(ABS([.D336]-[.G336])*86400))" office:value-type="float" office:value="12" calcext:value-type="float">
            <text:p>12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office:value-type="time" office:time-value="PT13H59M28S" calcext:value-type="time">
            <text:p>13:59:28</text:p>
          </table:table-cell>
          <table:table-cell office:value-type="time" office:time-value="PT18H45M48S" calcext:value-type="time">
            <text:p>18:45:48</text:p>
          </table:table-cell>
          <table:table-cell/>
          <table:table-cell office:value-type="time" office:time-value="PT13H59M52S" calcext:value-type="time">
            <text:p>13:59:52</text:p>
          </table:table-cell>
          <table:table-cell office:value-type="time" office:time-value="PT18H45M52S" calcext:value-type="time">
            <text:p>18:45:52</text:p>
          </table:table-cell>
          <table:table-cell/>
          <table:table-cell table:formula="of:=IF(OR([.B337]=&quot;&quot;;[.E337]=&quot;&quot;);&quot;&quot;;ROUND(ABS([.B337]-[.E337])*86400))" office:value-type="float" office:value="24" calcext:value-type="float">
            <text:p>24</text:p>
          </table:table-cell>
          <table:table-cell table:formula="of:=IF(OR([.C337]=&quot;&quot;;[.F337]=&quot;&quot;);&quot;&quot;;ROUND(ABS([.C337]-[.F337])*86400))" office:value-type="float" office:value="4" calcext:value-type="float">
            <text:p>4</text:p>
          </table:table-cell>
          <table:table-cell table:formula="of:=IF(OR([.D337]=&quot;&quot;;[.G337]=&quot;&quot;);&quot;&quot;;ROUND(ABS([.D337]-[.G337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02" calcext:value-type="date">
            <text:p>2022-12-02</text:p>
          </table:table-cell>
          <table:table-cell office:value-type="time" office:time-value="PT13H35M28S" calcext:value-type="time">
            <text:p>13:35:28</text:p>
          </table:table-cell>
          <table:table-cell office:value-type="time" office:time-value="PT19H30M56S" calcext:value-type="time">
            <text:p>19:30:56</text:p>
          </table:table-cell>
          <table:table-cell office:value-type="time" office:time-value="PT00H02M16S" calcext:value-type="time">
            <text:p>00:02:16</text:p>
          </table:table-cell>
          <table:table-cell office:value-type="time" office:time-value="PT13H35M46S" calcext:value-type="time">
            <text:p>13:35:46</text:p>
          </table:table-cell>
          <table:table-cell office:value-type="time" office:time-value="PT19H31M00S" calcext:value-type="time">
            <text:p>19:31:00</text:p>
          </table:table-cell>
          <table:table-cell office:value-type="time" office:time-value="PT00H02M14S" calcext:value-type="time">
            <text:p>00:02:14</text:p>
          </table:table-cell>
          <table:table-cell table:formula="of:=IF(OR([.B338]=&quot;&quot;;[.E338]=&quot;&quot;);&quot;&quot;;ROUND(ABS([.B338]-[.E338])*86400))" office:value-type="float" office:value="18" calcext:value-type="float">
            <text:p>18</text:p>
          </table:table-cell>
          <table:table-cell table:formula="of:=IF(OR([.C338]=&quot;&quot;;[.F338]=&quot;&quot;);&quot;&quot;;ROUND(ABS([.C338]-[.F338])*86400))" office:value-type="float" office:value="4" calcext:value-type="float">
            <text:p>4</text:p>
          </table:table-cell>
          <table:table-cell table:formula="of:=IF(OR([.D338]=&quot;&quot;;[.G338]=&quot;&quot;);&quot;&quot;;ROUND(ABS([.D338]-[.G338])*86400))" office:value-type="float" office:value="2" calcext:value-type="float">
            <text:p>2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12-03" calcext:value-type="date">
            <text:p>2022-12-03</text:p>
          </table:table-cell>
          <table:table-cell office:value-type="time" office:time-value="PT13H12M38S" calcext:value-type="time">
            <text:p>13:12:38</text:p>
          </table:table-cell>
          <table:table-cell office:value-type="time" office:time-value="PT20H15M09S" calcext:value-type="time">
            <text:p>20:15:09</text:p>
          </table:table-cell>
          <table:table-cell office:value-type="time" office:time-value="PT02H01M46S" calcext:value-type="time">
            <text:p>02:01:46</text:p>
          </table:table-cell>
          <table:table-cell office:value-type="time" office:time-value="PT13H12M54S" calcext:value-type="time">
            <text:p>13:12:54</text:p>
          </table:table-cell>
          <table:table-cell office:value-type="time" office:time-value="PT20H15M12S" calcext:value-type="time">
            <text:p>20:15:12</text:p>
          </table:table-cell>
          <table:table-cell office:value-type="time" office:time-value="PT02H01M43S" calcext:value-type="time">
            <text:p>02:01:43</text:p>
          </table:table-cell>
          <table:table-cell table:formula="of:=IF(OR([.B339]=&quot;&quot;;[.E339]=&quot;&quot;);&quot;&quot;;ROUND(ABS([.B339]-[.E339])*86400))" office:value-type="float" office:value="16" calcext:value-type="float">
            <text:p>16</text:p>
          </table:table-cell>
          <table:table-cell table:formula="of:=IF(OR([.C339]=&quot;&quot;;[.F339]=&quot;&quot;);&quot;&quot;;ROUND(ABS([.C339]-[.F339])*86400))" office:value-type="float" office:value="3" calcext:value-type="float">
            <text:p>3</text:p>
          </table:table-cell>
          <table:table-cell table:formula="of:=IF(OR([.D339]=&quot;&quot;;[.G339]=&quot;&quot;);&quot;&quot;;ROUND(ABS([.D339]-[.G339])*86400))" office:value-type="float" office:value="3" calcext:value-type="float">
            <text:p>3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12-04" calcext:value-type="date">
            <text:p>2022-12-04</text:p>
          </table:table-cell>
          <table:table-cell office:value-type="time" office:time-value="PT12H47M43S" calcext:value-type="time">
            <text:p>12:47:43</text:p>
          </table:table-cell>
          <table:table-cell office:value-type="time" office:time-value="PT20H59M39S" calcext:value-type="time">
            <text:p>20:59:39</text:p>
          </table:table-cell>
          <table:table-cell office:value-type="time" office:time-value="PT04H00M34S" calcext:value-type="time">
            <text:p>04:00:34</text:p>
          </table:table-cell>
          <table:table-cell office:value-type="time" office:time-value="PT12H47M59S" calcext:value-type="time">
            <text:p>12:47:59</text:p>
          </table:table-cell>
          <table:table-cell office:value-type="time" office:time-value="PT20H59M41S" calcext:value-type="time">
            <text:p>20:59:41</text:p>
          </table:table-cell>
          <table:table-cell office:value-type="time" office:time-value="PT04H00M29S" calcext:value-type="time">
            <text:p>04:00:29</text:p>
          </table:table-cell>
          <table:table-cell table:formula="of:=IF(OR([.B340]=&quot;&quot;;[.E340]=&quot;&quot;);&quot;&quot;;ROUND(ABS([.B340]-[.E340])*86400))" office:value-type="float" office:value="16" calcext:value-type="float">
            <text:p>16</text:p>
          </table:table-cell>
          <table:table-cell table:formula="of:=IF(OR([.C340]=&quot;&quot;;[.F340]=&quot;&quot;);&quot;&quot;;ROUND(ABS([.C340]-[.F340])*86400))" office:value-type="float" office:value="2" calcext:value-type="float">
            <text:p>2</text:p>
          </table:table-cell>
          <table:table-cell table:formula="of:=IF(OR([.D340]=&quot;&quot;;[.G340]=&quot;&quot;);&quot;&quot;;ROUND(ABS([.D340]-[.G340])*86400))" office:value-type="float" office:value="5" calcext:value-type="float">
            <text:p>5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office:value-type="time" office:time-value="PT12H15M06S" calcext:value-type="time">
            <text:p>12:15:06</text:p>
          </table:table-cell>
          <table:table-cell office:value-type="time" office:time-value="PT21H45M26S" calcext:value-type="time">
            <text:p>21:45:26</text:p>
          </table:table-cell>
          <table:table-cell office:value-type="time" office:time-value="PT06H07M45S" calcext:value-type="time">
            <text:p>06:07:45</text:p>
          </table:table-cell>
          <table:table-cell office:value-type="time" office:time-value="PT12H15M25S" calcext:value-type="time">
            <text:p>12:15:25</text:p>
          </table:table-cell>
          <table:table-cell office:value-type="time" office:time-value="PT21H45M27S" calcext:value-type="time">
            <text:p>21:45:27</text:p>
          </table:table-cell>
          <table:table-cell office:value-type="time" office:time-value="PT06H07M36S" calcext:value-type="time">
            <text:p>06:07:36</text:p>
          </table:table-cell>
          <table:table-cell table:formula="of:=IF(OR([.B341]=&quot;&quot;;[.E341]=&quot;&quot;);&quot;&quot;;ROUND(ABS([.B341]-[.E341])*86400))" office:value-type="float" office:value="19" calcext:value-type="float">
            <text:p>19</text:p>
          </table:table-cell>
          <table:table-cell table:formula="of:=IF(OR([.C341]=&quot;&quot;;[.F341]=&quot;&quot;);&quot;&quot;;ROUND(ABS([.C341]-[.F341])*86400))" office:value-type="float" office:value="1" calcext:value-type="float">
            <text:p>1</text:p>
          </table:table-cell>
          <table:table-cell table:formula="of:=IF(OR([.D341]=&quot;&quot;;[.G341]=&quot;&quot;);&quot;&quot;;ROUND(ABS([.D341]-[.G341])*86400))" office:value-type="float" office:value="9" calcext:value-type="float">
            <text:p>9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office:value-type="time" office:time-value="PT11H06M45S" calcext:value-type="time">
            <text:p>11:06:45</text:p>
          </table:table-cell>
          <table:table-cell office:value-type="time" office:time-value="PT22H33M08S" calcext:value-type="time">
            <text:p>22:33:08</text:p>
          </table:table-cell>
          <table:table-cell office:value-type="time" office:time-value="PT08H53M46S" calcext:value-type="time">
            <text:p>08:53:46</text:p>
          </table:table-cell>
          <table:table-cell office:value-type="time" office:time-value="PT11H07M23S" calcext:value-type="time">
            <text:p>11:07:23</text:p>
          </table:table-cell>
          <table:table-cell office:value-type="time" office:time-value="PT22H33M08S" calcext:value-type="time">
            <text:p>22:33:08</text:p>
          </table:table-cell>
          <table:table-cell office:value-type="time" office:time-value="PT08H53M13S" calcext:value-type="time">
            <text:p>08:53:13</text:p>
          </table:table-cell>
          <table:table-cell table:formula="of:=IF(OR([.B342]=&quot;&quot;;[.E342]=&quot;&quot;);&quot;&quot;;ROUND(ABS([.B342]-[.E342])*86400))" office:value-type="float" office:value="38" calcext:value-type="float">
            <text:p>38</text:p>
          </table:table-cell>
          <table:table-cell table:formula="of:=IF(OR([.C342]=&quot;&quot;;[.F342]=&quot;&quot;);&quot;&quot;;ROUND(ABS([.C342]-[.F342])*86400))" office:value-type="float" office:value="0" calcext:value-type="float">
            <text:p>0</text:p>
          </table:table-cell>
          <table:table-cell table:formula="of:=IF(OR([.D342]=&quot;&quot;;[.G342]=&quot;&quot;);&quot;&quot;;ROUND(ABS([.D342]-[.G342])*86400))" office:value-type="float" office:value="33" calcext:value-type="float">
            <text:p>33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time" office:time-value="PT23H22M52S" calcext:value-type="time">
            <text:p>23:22:52</text:p>
          </table:table-cell>
          <table:table-cell table:number-columns-repeated="2"/>
          <table:table-cell table:number-columns-repeated="2" office:value-type="time" office:time-value="PT23H22M52S" calcext:value-type="time">
            <text:p>23:22:52</text:p>
          </table:table-cell>
          <table:table-cell/>
          <table:table-cell table:formula="of:=IF(OR([.B343]=&quot;&quot;;[.E343]=&quot;&quot;);&quot;&quot;;ROUND(ABS([.B343]-[.E343])*86400))" office:value-type="float" office:value="0" calcext:value-type="float">
            <text:p>0</text:p>
          </table:table-cell>
          <table:table-cell table:formula="of:=IF(OR([.C343]=&quot;&quot;;[.F343]=&quot;&quot;);&quot;&quot;;ROUND(ABS([.C343]-[.F343])*86400))">
            <text:p/>
          </table:table-cell>
          <table:table-cell table:formula="of:=IF(OR([.D343]=&quot;&quot;;[.G343]=&quot;&quot;);&quot;&quot;;ROUND(ABS([.D343]-[.G343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table:number-columns-repeated="6"/>
          <table:table-cell table:formula="of:=IF(OR([.B344]=&quot;&quot;;[.E344]=&quot;&quot;);&quot;&quot;;ROUND(ABS([.B344]-[.E344])*86400))">
            <text:p/>
          </table:table-cell>
          <table:table-cell table:formula="of:=IF(OR([.C344]=&quot;&quot;;[.F344]=&quot;&quot;);&quot;&quot;;ROUND(ABS([.C344]-[.F344])*86400))">
            <text:p/>
          </table:table-cell>
          <table:table-cell table:formula="of:=IF(OR([.D344]=&quot;&quot;;[.G344]=&quot;&quot;);&quot;&quot;;ROUND(ABS([.D344]-[.G344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time" office:time-value="PT00H14M11S" calcext:value-type="time">
            <text:p>00:14:11</text:p>
          </table:table-cell>
          <table:table-cell table:number-columns-repeated="2"/>
          <table:table-cell office:value-type="time" office:time-value="PT00H14M11S" calcext:value-type="time">
            <text:p>00:14:11</text:p>
          </table:table-cell>
          <table:table-cell office:value-type="time" office:time-value="PT00H14M10S" calcext:value-type="time">
            <text:p>00:14:10</text:p>
          </table:table-cell>
          <table:table-cell/>
          <table:table-cell table:formula="of:=IF(OR([.B345]=&quot;&quot;;[.E345]=&quot;&quot;);&quot;&quot;;ROUND(ABS([.B345]-[.E345])*86400))" office:value-type="float" office:value="0" calcext:value-type="float">
            <text:p>0</text:p>
          </table:table-cell>
          <table:table-cell table:formula="of:=IF(OR([.C345]=&quot;&quot;;[.F345]=&quot;&quot;);&quot;&quot;;ROUND(ABS([.C345]-[.F345])*86400))">
            <text:p/>
          </table:table-cell>
          <table:table-cell table:formula="of:=IF(OR([.D345]=&quot;&quot;;[.G345]=&quot;&quot;);&quot;&quot;;ROUND(ABS([.D345]-[.G345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time" office:time-value="PT01H06M04S" calcext:value-type="time">
            <text:p>01:06:04</text:p>
          </table:table-cell>
          <table:table-cell table:number-columns-repeated="2"/>
          <table:table-cell office:value-type="time" office:time-value="PT01H06M04S" calcext:value-type="time">
            <text:p>01:06:04</text:p>
          </table:table-cell>
          <table:table-cell office:value-type="time" office:time-value="PT01H06M03S" calcext:value-type="time">
            <text:p>01:06:03</text:p>
          </table:table-cell>
          <table:table-cell/>
          <table:table-cell table:formula="of:=IF(OR([.B346]=&quot;&quot;;[.E346]=&quot;&quot;);&quot;&quot;;ROUND(ABS([.B346]-[.E346])*86400))" office:value-type="float" office:value="0" calcext:value-type="float">
            <text:p>0</text:p>
          </table:table-cell>
          <table:table-cell table:formula="of:=IF(OR([.C346]=&quot;&quot;;[.F346]=&quot;&quot;);&quot;&quot;;ROUND(ABS([.C346]-[.F346])*86400))">
            <text:p/>
          </table:table-cell>
          <table:table-cell table:formula="of:=IF(OR([.D346]=&quot;&quot;;[.G346]=&quot;&quot;);&quot;&quot;;ROUND(ABS([.D346]-[.G346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time" office:time-value="PT01H57M14S" calcext:value-type="time">
            <text:p>01:57:14</text:p>
          </table:table-cell>
          <table:table-cell table:number-columns-repeated="2"/>
          <table:table-cell office:value-type="time" office:time-value="PT01H57M14S" calcext:value-type="time">
            <text:p>01:57:14</text:p>
          </table:table-cell>
          <table:table-cell office:value-type="time" office:time-value="PT01H57M13S" calcext:value-type="time">
            <text:p>01:57:13</text:p>
          </table:table-cell>
          <table:table-cell/>
          <table:table-cell table:formula="of:=IF(OR([.B347]=&quot;&quot;;[.E347]=&quot;&quot;);&quot;&quot;;ROUND(ABS([.B347]-[.E347])*86400))" office:value-type="float" office:value="0" calcext:value-type="float">
            <text:p>0</text:p>
          </table:table-cell>
          <table:table-cell table:formula="of:=IF(OR([.C347]=&quot;&quot;;[.F347]=&quot;&quot;);&quot;&quot;;ROUND(ABS([.C347]-[.F347])*86400))">
            <text:p/>
          </table:table-cell>
          <table:table-cell table:formula="of:=IF(OR([.D347]=&quot;&quot;;[.G347]=&quot;&quot;);&quot;&quot;;ROUND(ABS([.D347]-[.G347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time" office:time-value="PT02H46M36S" calcext:value-type="time">
            <text:p>02:46:36</text:p>
          </table:table-cell>
          <table:table-cell table:number-columns-repeated="2"/>
          <table:table-cell table:number-columns-repeated="2" office:value-type="time" office:time-value="PT02H46M36S" calcext:value-type="time">
            <text:p>02:46:36</text:p>
          </table:table-cell>
          <table:table-cell/>
          <table:table-cell table:formula="of:=IF(OR([.B348]=&quot;&quot;;[.E348]=&quot;&quot;);&quot;&quot;;ROUND(ABS([.B348]-[.E348])*86400))" office:value-type="float" office:value="0" calcext:value-type="float">
            <text:p>0</text:p>
          </table:table-cell>
          <table:table-cell table:formula="of:=IF(OR([.C348]=&quot;&quot;;[.F348]=&quot;&quot;);&quot;&quot;;ROUND(ABS([.C348]-[.F348])*86400))">
            <text:p/>
          </table:table-cell>
          <table:table-cell table:formula="of:=IF(OR([.D348]=&quot;&quot;;[.G348]=&quot;&quot;);&quot;&quot;;ROUND(ABS([.D348]-[.G348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time" office:time-value="PT17H27M27S" calcext:value-type="time">
            <text:p>17:27:27</text:p>
          </table:table-cell>
          <table:table-cell office:value-type="time" office:time-value="PT03H33M36S" calcext:value-type="time">
            <text:p>03:33:36</text:p>
          </table:table-cell>
          <table:table-cell office:value-type="time" office:time-value="PT14H41M48S" calcext:value-type="time">
            <text:p>14:41:48</text:p>
          </table:table-cell>
          <table:table-cell office:value-type="time" office:time-value="PT17H27M27S" calcext:value-type="time">
            <text:p>17:27:27</text:p>
          </table:table-cell>
          <table:table-cell office:value-type="time" office:time-value="PT03H33M36S" calcext:value-type="time">
            <text:p>03:33:36</text:p>
          </table:table-cell>
          <table:table-cell office:value-type="time" office:time-value="PT14H41M48S" calcext:value-type="time">
            <text:p>14:41:48</text:p>
          </table:table-cell>
          <table:table-cell table:formula="of:=IF(OR([.B349]=&quot;&quot;;[.E349]=&quot;&quot;);&quot;&quot;;ROUND(ABS([.B349]-[.E349])*86400))" office:value-type="float" office:value="0" calcext:value-type="float">
            <text:p>0</text:p>
          </table:table-cell>
          <table:table-cell table:formula="of:=IF(OR([.C349]=&quot;&quot;;[.F349]=&quot;&quot;);&quot;&quot;;ROUND(ABS([.C349]-[.F349])*86400))" office:value-type="float" office:value="0" calcext:value-type="float">
            <text:p>0</text:p>
          </table:table-cell>
          <table:table-cell table:formula="of:=IF(OR([.D349]=&quot;&quot;;[.G349]=&quot;&quot;);&quot;&quot;;ROUND(ABS([.D349]-[.G349])*86400))" office:value-type="float" office:value="0" calcext:value-type="float">
            <text:p>0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12-14" calcext:value-type="date">
            <text:p>2022-12-14</text:p>
          </table:table-cell>
          <table:table-cell office:value-type="time" office:time-value="PT19H56M24S" calcext:value-type="time">
            <text:p>19:56:24</text:p>
          </table:table-cell>
          <table:table-cell office:value-type="time" office:time-value="PT04H18M12S" calcext:value-type="time">
            <text:p>04:18:12</text:p>
          </table:table-cell>
          <table:table-cell office:value-type="time" office:time-value="PT13H43M44S" calcext:value-type="time">
            <text:p>13:43:44</text:p>
          </table:table-cell>
          <table:table-cell office:value-type="time" office:time-value="PT19H56M12S" calcext:value-type="time">
            <text:p>19:56:12</text:p>
          </table:table-cell>
          <table:table-cell office:value-type="time" office:time-value="PT04H18M13S" calcext:value-type="time">
            <text:p>04:18:13</text:p>
          </table:table-cell>
          <table:table-cell office:value-type="time" office:time-value="PT13H44M02S" calcext:value-type="time">
            <text:p>13:44:02</text:p>
          </table:table-cell>
          <table:table-cell table:formula="of:=IF(OR([.B350]=&quot;&quot;;[.E350]=&quot;&quot;);&quot;&quot;;ROUND(ABS([.B350]-[.E350])*86400))" office:value-type="float" office:value="12" calcext:value-type="float">
            <text:p>12</text:p>
          </table:table-cell>
          <table:table-cell table:formula="of:=IF(OR([.C350]=&quot;&quot;;[.F350]=&quot;&quot;);&quot;&quot;;ROUND(ABS([.C350]-[.F350])*86400))" office:value-type="float" office:value="1" calcext:value-type="float">
            <text:p>1</text:p>
          </table:table-cell>
          <table:table-cell table:formula="of:=IF(OR([.D350]=&quot;&quot;;[.G350]=&quot;&quot;);&quot;&quot;;ROUND(ABS([.D350]-[.G350])*86400))" office:value-type="float" office:value="18" calcext:value-type="float">
            <text:p>18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12-15" calcext:value-type="date">
            <text:p>2022-12-15</text:p>
          </table:table-cell>
          <table:table-cell office:value-type="time" office:time-value="PT21H55M19S" calcext:value-type="time">
            <text:p>21:55:19</text:p>
          </table:table-cell>
          <table:table-cell office:value-type="time" office:time-value="PT05H00M56S" calcext:value-type="time">
            <text:p>05:00:56</text:p>
          </table:table-cell>
          <table:table-cell office:value-type="time" office:time-value="PT13H12M59S" calcext:value-type="time">
            <text:p>13:12:59</text:p>
          </table:table-cell>
          <table:table-cell office:value-type="time" office:time-value="PT21H55M11S" calcext:value-type="time">
            <text:p>21:55:11</text:p>
          </table:table-cell>
          <table:table-cell office:value-type="time" office:time-value="PT05H00M57S" calcext:value-type="time">
            <text:p>05:00:57</text:p>
          </table:table-cell>
          <table:table-cell office:value-type="time" office:time-value="PT13H13M15S" calcext:value-type="time">
            <text:p>13:13:15</text:p>
          </table:table-cell>
          <table:table-cell table:formula="of:=IF(OR([.B351]=&quot;&quot;;[.E351]=&quot;&quot;);&quot;&quot;;ROUND(ABS([.B351]-[.E351])*86400))" office:value-type="float" office:value="8" calcext:value-type="float">
            <text:p>8</text:p>
          </table:table-cell>
          <table:table-cell table:formula="of:=IF(OR([.C351]=&quot;&quot;;[.F351]=&quot;&quot;);&quot;&quot;;ROUND(ABS([.C351]-[.F351])*86400))" office:value-type="float" office:value="1" calcext:value-type="float">
            <text:p>1</text:p>
          </table:table-cell>
          <table:table-cell table:formula="of:=IF(OR([.D351]=&quot;&quot;;[.G351]=&quot;&quot;);&quot;&quot;;ROUND(ABS([.D351]-[.G351])*86400))" office:value-type="float" office:value="16" calcext:value-type="float">
            <text:p>16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office:value-type="time" office:time-value="PT23H47M22S" calcext:value-type="time">
            <text:p>23:47:22</text:p>
          </table:table-cell>
          <table:table-cell office:value-type="time" office:time-value="PT05H42M37S" calcext:value-type="time">
            <text:p>05:42:37</text:p>
          </table:table-cell>
          <table:table-cell office:value-type="time" office:time-value="PT12H49M02S" calcext:value-type="time">
            <text:p>12:49:02</text:p>
          </table:table-cell>
          <table:table-cell office:value-type="time" office:time-value="PT23H47M14S" calcext:value-type="time">
            <text:p>23:47:14</text:p>
          </table:table-cell>
          <table:table-cell office:value-type="time" office:time-value="PT05H42M39S" calcext:value-type="time">
            <text:p>05:42:39</text:p>
          </table:table-cell>
          <table:table-cell office:value-type="time" office:time-value="PT12H49M19S" calcext:value-type="time">
            <text:p>12:49:19</text:p>
          </table:table-cell>
          <table:table-cell table:formula="of:=IF(OR([.B352]=&quot;&quot;;[.E352]=&quot;&quot;);&quot;&quot;;ROUND(ABS([.B352]-[.E352])*86400))" office:value-type="float" office:value="8" calcext:value-type="float">
            <text:p>8</text:p>
          </table:table-cell>
          <table:table-cell table:formula="of:=IF(OR([.C352]=&quot;&quot;;[.F352]=&quot;&quot;);&quot;&quot;;ROUND(ABS([.C352]-[.F352])*86400))" office:value-type="float" office:value="2" calcext:value-type="float">
            <text:p>2</text:p>
          </table:table-cell>
          <table:table-cell table:formula="of:=IF(OR([.D352]=&quot;&quot;;[.G352]=&quot;&quot;);&quot;&quot;;ROUND(ABS([.D352]-[.G352])*86400))" office:value-type="float" office:value="17" calcext:value-type="float">
            <text:p>17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12-17" calcext:value-type="date">
            <text:p>2022-12-17</text:p>
          </table:table-cell>
          <table:table-cell office:value-type="time" office:time-value="PT06H24M21S" calcext:value-type="time">
            <text:p>06:24:21</text:p>
          </table:table-cell>
          <table:table-cell office:value-type="time" office:time-value="PT12H27M03S" calcext:value-type="time">
            <text:p>12:27:03</text:p>
          </table:table-cell>
          <table:table-cell/>
          <table:table-cell office:value-type="time" office:time-value="PT06H24M21S" calcext:value-type="time">
            <text:p>06:24:21</text:p>
          </table:table-cell>
          <table:table-cell office:value-type="time" office:time-value="PT06H24M23S" calcext:value-type="time">
            <text:p>06:24:23</text:p>
          </table:table-cell>
          <table:table-cell office:value-type="time" office:time-value="PT12H27M23S" calcext:value-type="time">
            <text:p>12:27:23</text:p>
          </table:table-cell>
          <table:table-cell table:formula="of:=IF(OR([.B353]=&quot;&quot;;[.E353]=&quot;&quot;);&quot;&quot;;ROUND(ABS([.B353]-[.E353])*86400))" office:value-type="float" office:value="0" calcext:value-type="float">
            <text:p>0</text:p>
          </table:table-cell>
          <table:table-cell table:formula="of:=IF(OR([.C353]=&quot;&quot;;[.F353]=&quot;&quot;);&quot;&quot;;ROUND(ABS([.C353]-[.F353])*86400))" office:value-type="float" office:value="21760" calcext:value-type="float">
            <text:p>21760</text:p>
          </table:table-cell>
          <table:table-cell table:formula="of:=IF(OR([.D353]=&quot;&quot;;[.G353]=&quot;&quot;);&quot;&quot;;ROUND(ABS([.D353]-[.G353])*86400))">
            <text:p/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12-18" calcext:value-type="date">
            <text:p>2022-12-18</text:p>
          </table:table-cell>
          <table:table-cell office:value-type="time" office:time-value="PT01H40M55S" calcext:value-type="time">
            <text:p>01:40:55</text:p>
          </table:table-cell>
          <table:table-cell office:value-type="time" office:time-value="PT07H07M21S" calcext:value-type="time">
            <text:p>07:07:21</text:p>
          </table:table-cell>
          <table:table-cell office:value-type="time" office:time-value="PT12H04M09S" calcext:value-type="time">
            <text:p>12:04:09</text:p>
          </table:table-cell>
          <table:table-cell office:value-type="time" office:time-value="PT01H40M47S" calcext:value-type="time">
            <text:p>01:40:47</text:p>
          </table:table-cell>
          <table:table-cell office:value-type="time" office:time-value="PT07H07M24S" calcext:value-type="time">
            <text:p>07:07:24</text:p>
          </table:table-cell>
          <table:table-cell office:value-type="time" office:time-value="PT12H04M29S" calcext:value-type="time">
            <text:p>12:04:29</text:p>
          </table:table-cell>
          <table:table-cell table:formula="of:=IF(OR([.B354]=&quot;&quot;;[.E354]=&quot;&quot;);&quot;&quot;;ROUND(ABS([.B354]-[.E354])*86400))" office:value-type="float" office:value="8" calcext:value-type="float">
            <text:p>8</text:p>
          </table:table-cell>
          <table:table-cell table:formula="of:=IF(OR([.C354]=&quot;&quot;;[.F354]=&quot;&quot;);&quot;&quot;;ROUND(ABS([.C354]-[.F354])*86400))" office:value-type="float" office:value="3" calcext:value-type="float">
            <text:p>3</text:p>
          </table:table-cell>
          <table:table-cell table:formula="of:=IF(OR([.D354]=&quot;&quot;;[.G354]=&quot;&quot;);&quot;&quot;;ROUND(ABS([.D354]-[.G354])*86400))" office:value-type="float" office:value="20" calcext:value-type="float">
            <text:p>20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time" office:time-value="PT03H43M42S" calcext:value-type="time">
            <text:p>03:43:42</text:p>
          </table:table-cell>
          <table:table-cell office:value-type="time" office:time-value="PT07H53M02S" calcext:value-type="time">
            <text:p>07:53:02</text:p>
          </table:table-cell>
          <table:table-cell office:value-type="time" office:time-value="PT11H36M20S" calcext:value-type="time">
            <text:p>11:36:20</text:p>
          </table:table-cell>
          <table:table-cell office:value-type="time" office:time-value="PT03H43M30S" calcext:value-type="time">
            <text:p>03:43:30</text:p>
          </table:table-cell>
          <table:table-cell office:value-type="time" office:time-value="PT07H53M05S" calcext:value-type="time">
            <text:p>07:53:05</text:p>
          </table:table-cell>
          <table:table-cell office:value-type="time" office:time-value="PT11H36M47S" calcext:value-type="time">
            <text:p>11:36:47</text:p>
          </table:table-cell>
          <table:table-cell table:formula="of:=IF(OR([.B355]=&quot;&quot;;[.E355]=&quot;&quot;);&quot;&quot;;ROUND(ABS([.B355]-[.E355])*86400))" office:value-type="float" office:value="12" calcext:value-type="float">
            <text:p>12</text:p>
          </table:table-cell>
          <table:table-cell table:formula="of:=IF(OR([.C355]=&quot;&quot;;[.F355]=&quot;&quot;);&quot;&quot;;ROUND(ABS([.C355]-[.F355])*86400))" office:value-type="float" office:value="3" calcext:value-type="float">
            <text:p>3</text:p>
          </table:table-cell>
          <table:table-cell table:formula="of:=IF(OR([.D355]=&quot;&quot;;[.G355]=&quot;&quot;);&quot;&quot;;ROUND(ABS([.D355]-[.G355])*86400))" office:value-type="float" office:value="27" calcext:value-type="float">
            <text:p>27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12-20" calcext:value-type="date">
            <text:p>2022-12-20</text:p>
          </table:table-cell>
          <table:table-cell office:value-type="time" office:time-value="PT06H11M14S" calcext:value-type="time">
            <text:p>06:11:14</text:p>
          </table:table-cell>
          <table:table-cell office:value-type="time" office:time-value="PT08H42M51S" calcext:value-type="time">
            <text:p>08:42:51</text:p>
          </table:table-cell>
          <table:table-cell office:value-type="time" office:time-value="PT10H52M04S" calcext:value-type="time">
            <text:p>10:52:04</text:p>
          </table:table-cell>
          <table:table-cell office:value-type="time" office:time-value="PT06H10M43S" calcext:value-type="time">
            <text:p>06:10:43</text:p>
          </table:table-cell>
          <table:table-cell office:value-type="time" office:time-value="PT08H42M53S" calcext:value-type="time">
            <text:p>08:42:53</text:p>
          </table:table-cell>
          <table:table-cell office:value-type="time" office:time-value="PT10H52M50S" calcext:value-type="time">
            <text:p>10:52:50</text:p>
          </table:table-cell>
          <table:table-cell table:formula="of:=IF(OR([.B356]=&quot;&quot;;[.E356]=&quot;&quot;);&quot;&quot;;ROUND(ABS([.B356]-[.E356])*86400))" office:value-type="float" office:value="31" calcext:value-type="float">
            <text:p>31</text:p>
          </table:table-cell>
          <table:table-cell table:formula="of:=IF(OR([.C356]=&quot;&quot;;[.F356]=&quot;&quot;);&quot;&quot;;ROUND(ABS([.C356]-[.F356])*86400))" office:value-type="float" office:value="2" calcext:value-type="float">
            <text:p>2</text:p>
          </table:table-cell>
          <table:table-cell table:formula="of:=IF(OR([.D356]=&quot;&quot;;[.G356]=&quot;&quot;);&quot;&quot;;ROUND(ABS([.D356]-[.G356])*86400))" office:value-type="float" office:value="46" calcext:value-type="float">
            <text:p>46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12-21" calcext:value-type="date">
            <text:p>2022-12-21</text:p>
          </table:table-cell>
          <table:table-cell table:number-columns-repeated="4"/>
          <table:table-cell office:value-type="time" office:time-value="PT09H38M02S" calcext:value-type="time">
            <text:p>09:38:02</text:p>
          </table:table-cell>
          <table:table-cell/>
          <table:table-cell table:formula="of:=IF(OR([.B357]=&quot;&quot;;[.E357]=&quot;&quot;);&quot;&quot;;ROUND(ABS([.B357]-[.E357])*86400))">
            <text:p/>
          </table:table-cell>
          <table:table-cell table:formula="of:=IF(OR([.C357]=&quot;&quot;;[.F357]=&quot;&quot;);&quot;&quot;;ROUND(ABS([.C357]-[.F357])*86400))">
            <text:p/>
          </table:table-cell>
          <table:table-cell table:formula="of:=IF(OR([.D357]=&quot;&quot;;[.G357]=&quot;&quot;);&quot;&quot;;ROUND(ABS([.D357]-[.G357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22" calcext:value-type="date">
            <text:p>2022-12-22</text:p>
          </table:table-cell>
          <table:table-cell table:number-columns-repeated="4"/>
          <table:table-cell office:value-type="time" office:time-value="PT10H38M56S" calcext:value-type="time">
            <text:p>10:38:56</text:p>
          </table:table-cell>
          <table:table-cell/>
          <table:table-cell table:formula="of:=IF(OR([.B358]=&quot;&quot;;[.E358]=&quot;&quot;);&quot;&quot;;ROUND(ABS([.B358]-[.E358])*86400))">
            <text:p/>
          </table:table-cell>
          <table:table-cell table:formula="of:=IF(OR([.C358]=&quot;&quot;;[.F358]=&quot;&quot;);&quot;&quot;;ROUND(ABS([.C358]-[.F358])*86400))">
            <text:p/>
          </table:table-cell>
          <table:table-cell table:formula="of:=IF(OR([.D358]=&quot;&quot;;[.G358]=&quot;&quot;);&quot;&quot;;ROUND(ABS([.D358]-[.G358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23" calcext:value-type="date">
            <text:p>2022-12-23</text:p>
          </table:table-cell>
          <table:table-cell table:number-columns-repeated="4"/>
          <table:table-cell office:value-type="time" office:time-value="PT11H44M28S" calcext:value-type="time">
            <text:p>11:44:28</text:p>
          </table:table-cell>
          <table:table-cell/>
          <table:table-cell table:formula="of:=IF(OR([.B359]=&quot;&quot;;[.E359]=&quot;&quot;);&quot;&quot;;ROUND(ABS([.B359]-[.E359])*86400))">
            <text:p/>
          </table:table-cell>
          <table:table-cell table:formula="of:=IF(OR([.C359]=&quot;&quot;;[.F359]=&quot;&quot;);&quot;&quot;;ROUND(ABS([.C359]-[.F359])*86400))">
            <text:p/>
          </table:table-cell>
          <table:table-cell table:formula="of:=IF(OR([.D359]=&quot;&quot;;[.G359]=&quot;&quot;);&quot;&quot;;ROUND(ABS([.D359]-[.G359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24" calcext:value-type="date">
            <text:p>2022-12-24</text:p>
          </table:table-cell>
          <table:table-cell table:number-columns-repeated="4"/>
          <table:table-cell office:value-type="time" office:time-value="PT12H51M40S" calcext:value-type="time">
            <text:p>12:51:40</text:p>
          </table:table-cell>
          <table:table-cell/>
          <table:table-cell table:formula="of:=IF(OR([.B360]=&quot;&quot;;[.E360]=&quot;&quot;);&quot;&quot;;ROUND(ABS([.B360]-[.E360])*86400))">
            <text:p/>
          </table:table-cell>
          <table:table-cell table:formula="of:=IF(OR([.C360]=&quot;&quot;;[.F360]=&quot;&quot;);&quot;&quot;;ROUND(ABS([.C360]-[.F360])*86400))">
            <text:p/>
          </table:table-cell>
          <table:table-cell table:formula="of:=IF(OR([.D360]=&quot;&quot;;[.G360]=&quot;&quot;);&quot;&quot;;ROUND(ABS([.D360]-[.G360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25" calcext:value-type="date">
            <text:p>2022-12-25</text:p>
          </table:table-cell>
          <table:table-cell table:number-columns-repeated="4"/>
          <table:table-cell office:value-type="time" office:time-value="PT13H56M49S" calcext:value-type="time">
            <text:p>13:56:49</text:p>
          </table:table-cell>
          <table:table-cell/>
          <table:table-cell table:formula="of:=IF(OR([.B361]=&quot;&quot;;[.E361]=&quot;&quot;);&quot;&quot;;ROUND(ABS([.B361]-[.E361])*86400))">
            <text:p/>
          </table:table-cell>
          <table:table-cell table:formula="of:=IF(OR([.C361]=&quot;&quot;;[.F361]=&quot;&quot;);&quot;&quot;;ROUND(ABS([.C361]-[.F361])*86400))">
            <text:p/>
          </table:table-cell>
          <table:table-cell table:formula="of:=IF(OR([.D361]=&quot;&quot;;[.G361]=&quot;&quot;);&quot;&quot;;ROUND(ABS([.D361]-[.G361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time" office:time-value="PT14H24M23S" calcext:value-type="time">
            <text:p>14:24:23</text:p>
          </table:table-cell>
          <table:table-cell office:value-type="time" office:time-value="PT15H50M56S" calcext:value-type="time">
            <text:p>15:50:56</text:p>
          </table:table-cell>
          <table:table-cell/>
          <table:table-cell office:value-type="time" office:time-value="PT14H24M23S" calcext:value-type="time">
            <text:p>14:24:23</text:p>
          </table:table-cell>
          <table:table-cell office:value-type="time" office:time-value="PT14H57M15S" calcext:value-type="time">
            <text:p>14:57:15</text:p>
          </table:table-cell>
          <table:table-cell/>
          <table:table-cell table:formula="of:=IF(OR([.B362]=&quot;&quot;;[.E362]=&quot;&quot;);&quot;&quot;;ROUND(ABS([.B362]-[.E362])*86400))" office:value-type="float" office:value="0" calcext:value-type="float">
            <text:p>0</text:p>
          </table:table-cell>
          <table:table-cell table:formula="of:=IF(OR([.C362]=&quot;&quot;;[.F362]=&quot;&quot;);&quot;&quot;;ROUND(ABS([.C362]-[.F362])*86400))" office:value-type="float" office:value="3221" calcext:value-type="float">
            <text:p>3221</text:p>
          </table:table-cell>
          <table:table-cell table:formula="of:=IF(OR([.D362]=&quot;&quot;;[.G362]=&quot;&quot;);&quot;&quot;;ROUND(ABS([.D362]-[.G362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27" calcext:value-type="date">
            <text:p>2022-12-27</text:p>
          </table:table-cell>
          <table:table-cell office:value-type="time" office:time-value="PT12H53M50S" calcext:value-type="time">
            <text:p>12:53:50</text:p>
          </table:table-cell>
          <table:table-cell office:value-type="time" office:time-value="PT15H52M09S" calcext:value-type="time">
            <text:p>15:52:09</text:p>
          </table:table-cell>
          <table:table-cell office:value-type="time" office:time-value="PT19H15M49S" calcext:value-type="time">
            <text:p>19:15:49</text:p>
          </table:table-cell>
          <table:table-cell office:value-type="time" office:time-value="PT12H54M30S" calcext:value-type="time">
            <text:p>12:54:30</text:p>
          </table:table-cell>
          <table:table-cell office:value-type="time" office:time-value="PT15H52M12S" calcext:value-type="time">
            <text:p>15:52:12</text:p>
          </table:table-cell>
          <table:table-cell office:value-type="time" office:time-value="PT19H15M22S" calcext:value-type="time">
            <text:p>19:15:22</text:p>
          </table:table-cell>
          <table:table-cell table:formula="of:=IF(OR([.B363]=&quot;&quot;;[.E363]=&quot;&quot;);&quot;&quot;;ROUND(ABS([.B363]-[.E363])*86400))" office:value-type="float" office:value="40" calcext:value-type="float">
            <text:p>40</text:p>
          </table:table-cell>
          <table:table-cell table:formula="of:=IF(OR([.C363]=&quot;&quot;;[.F363]=&quot;&quot;);&quot;&quot;;ROUND(ABS([.C363]-[.F363])*86400))" office:value-type="float" office:value="3" calcext:value-type="float">
            <text:p>3</text:p>
          </table:table-cell>
          <table:table-cell table:formula="of:=IF(OR([.D363]=&quot;&quot;;[.G363]=&quot;&quot;);&quot;&quot;;ROUND(ABS([.D363]-[.G363])*86400))" office:value-type="float" office:value="27" calcext:value-type="float">
            <text:p>27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12-28" calcext:value-type="date">
            <text:p>2022-12-28</text:p>
          </table:table-cell>
          <table:table-cell office:value-type="time" office:time-value="PT12H19M01S" calcext:value-type="time">
            <text:p>12:19:01</text:p>
          </table:table-cell>
          <table:table-cell office:value-type="time" office:time-value="PT16H42M18S" calcext:value-type="time">
            <text:p>16:42:18</text:p>
          </table:table-cell>
          <table:table-cell office:value-type="time" office:time-value="PT21H35M02S" calcext:value-type="time">
            <text:p>21:35:02</text:p>
          </table:table-cell>
          <table:table-cell office:value-type="time" office:time-value="PT12H19M30S" calcext:value-type="time">
            <text:p>12:19:30</text:p>
          </table:table-cell>
          <table:table-cell office:value-type="time" office:time-value="PT16H42M22S" calcext:value-type="time">
            <text:p>16:42:22</text:p>
          </table:table-cell>
          <table:table-cell office:value-type="time" office:time-value="PT21H34M49S" calcext:value-type="time">
            <text:p>21:34:49</text:p>
          </table:table-cell>
          <table:table-cell table:formula="of:=IF(OR([.B364]=&quot;&quot;;[.E364]=&quot;&quot;);&quot;&quot;;ROUND(ABS([.B364]-[.E364])*86400))" office:value-type="float" office:value="29" calcext:value-type="float">
            <text:p>29</text:p>
          </table:table-cell>
          <table:table-cell table:formula="of:=IF(OR([.C364]=&quot;&quot;;[.F364]=&quot;&quot;);&quot;&quot;;ROUND(ABS([.C364]-[.F364])*86400))" office:value-type="float" office:value="4" calcext:value-type="float">
            <text:p>4</text:p>
          </table:table-cell>
          <table:table-cell table:formula="of:=IF(OR([.D364]=&quot;&quot;;[.G364]=&quot;&quot;);&quot;&quot;;ROUND(ABS([.D364]-[.G364])*86400))" office:value-type="float" office:value="13" calcext:value-type="float">
            <text:p>13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12-29" calcext:value-type="date">
            <text:p>2022-12-29</text:p>
          </table:table-cell>
          <table:table-cell office:value-type="time" office:time-value="PT11H53M23S" calcext:value-type="time">
            <text:p>11:53:23</text:p>
          </table:table-cell>
          <table:table-cell office:value-type="time" office:time-value="PT17H29M05S" calcext:value-type="time">
            <text:p>17:29:05</text:p>
          </table:table-cell>
          <table:table-cell office:value-type="time" office:time-value="PT23H38M53S" calcext:value-type="time">
            <text:p>23:38:53</text:p>
          </table:table-cell>
          <table:table-cell office:value-type="time" office:time-value="PT11H53M47S" calcext:value-type="time">
            <text:p>11:53:47</text:p>
          </table:table-cell>
          <table:table-cell office:value-type="time" office:time-value="PT17H29M09S" calcext:value-type="time">
            <text:p>17:29:09</text:p>
          </table:table-cell>
          <table:table-cell office:value-type="time" office:time-value="PT23H38M46S" calcext:value-type="time">
            <text:p>23:38:46</text:p>
          </table:table-cell>
          <table:table-cell table:formula="of:=IF(OR([.B365]=&quot;&quot;;[.E365]=&quot;&quot;);&quot;&quot;;ROUND(ABS([.B365]-[.E365])*86400))" office:value-type="float" office:value="24" calcext:value-type="float">
            <text:p>24</text:p>
          </table:table-cell>
          <table:table-cell table:formula="of:=IF(OR([.C365]=&quot;&quot;;[.F365]=&quot;&quot;);&quot;&quot;;ROUND(ABS([.C365]-[.F365])*86400))" office:value-type="float" office:value="4" calcext:value-type="float">
            <text:p>4</text:p>
          </table:table-cell>
          <table:table-cell table:formula="of:=IF(OR([.D365]=&quot;&quot;;[.G365]=&quot;&quot;);&quot;&quot;;ROUND(ABS([.D365]-[.G365])*86400))" office:value-type="float" office:value="7" calcext:value-type="float">
            <text:p>7</text:p>
          </table:table-cell>
          <table:table-cell table:number-columns-repeated="8"/>
          <table:table-cell table:style-name="Default"/>
        </table:table-row>
        <table:table-row table:style-name="ro1">
          <table:table-cell office:value-type="date" office:date-value="2022-12-30" calcext:value-type="date">
            <text:p>2022-12-30</text:p>
          </table:table-cell>
          <table:table-cell office:value-type="time" office:time-value="PT11H30M19S" calcext:value-type="time">
            <text:p>11:30:19</text:p>
          </table:table-cell>
          <table:table-cell office:value-type="time" office:time-value="PT18H14M00S" calcext:value-type="time">
            <text:p>18:14:00</text:p>
          </table:table-cell>
          <table:table-cell/>
          <table:table-cell office:value-type="time" office:time-value="PT11H30M40S" calcext:value-type="time">
            <text:p>11:30:40</text:p>
          </table:table-cell>
          <table:table-cell office:value-type="time" office:time-value="PT18H14M04S" calcext:value-type="time">
            <text:p>18:14:04</text:p>
          </table:table-cell>
          <table:table-cell/>
          <table:table-cell table:formula="of:=IF(OR([.B366]=&quot;&quot;;[.E366]=&quot;&quot;);&quot;&quot;;ROUND(ABS([.B366]-[.E366])*86400))" office:value-type="float" office:value="21" calcext:value-type="float">
            <text:p>21</text:p>
          </table:table-cell>
          <table:table-cell table:formula="of:=IF(OR([.C366]=&quot;&quot;;[.F366]=&quot;&quot;);&quot;&quot;;ROUND(ABS([.C366]-[.F366])*86400))" office:value-type="float" office:value="4" calcext:value-type="float">
            <text:p>4</text:p>
          </table:table-cell>
          <table:table-cell table:formula="of:=IF(OR([.D366]=&quot;&quot;;[.G366]=&quot;&quot;);&quot;&quot;;ROUND(ABS([.D366]-[.G366])*86400))">
            <text:p/>
          </table:table-cell>
          <table:table-cell table:number-columns-repeated="7"/>
          <table:table-cell table:style-name="Default" table:number-columns-repeated="2"/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office:value-type="time" office:time-value="PT11H06M22S" calcext:value-type="time">
            <text:p>11:06:22</text:p>
          </table:table-cell>
          <table:table-cell office:value-type="time" office:time-value="PT18H58M26S" calcext:value-type="time">
            <text:p>18:58:26</text:p>
          </table:table-cell>
          <table:table-cell office:value-type="time" office:time-value="PT01H38M17S" calcext:value-type="time">
            <text:p>01:38:17</text:p>
          </table:table-cell>
          <table:table-cell office:value-type="time" office:time-value="PT11H06M37S" calcext:value-type="time">
            <text:p>11:06:37</text:p>
          </table:table-cell>
          <table:table-cell office:value-type="time" office:time-value="PT18H58M30S" calcext:value-type="time">
            <text:p>18:58:30</text:p>
          </table:table-cell>
          <table:table-cell office:value-type="time" office:time-value="PT01H38M14S" calcext:value-type="time">
            <text:p>01:38:14</text:p>
          </table:table-cell>
          <table:table-cell table:formula="of:=IF(OR([.B367]=&quot;&quot;;[.E367]=&quot;&quot;);&quot;&quot;;ROUND(ABS([.B367]-[.E367])*86400))" office:value-type="float" office:value="15" calcext:value-type="float">
            <text:p>15</text:p>
          </table:table-cell>
          <table:table-cell table:formula="of:=IF(OR([.C367]=&quot;&quot;;[.F367]=&quot;&quot;);&quot;&quot;;ROUND(ABS([.C367]-[.F367])*86400))" office:value-type="float" office:value="4" calcext:value-type="float">
            <text:p>4</text:p>
          </table:table-cell>
          <table:table-cell table:formula="of:=IF(OR([.D367]=&quot;&quot;;[.G367]=&quot;&quot;);&quot;&quot;;ROUND(ABS([.D367]-[.G367])*86400))" office:value-type="float" office:value="3" calcext:value-type="float">
            <text:p>3</text:p>
          </table:table-cell>
          <table:table-cell table:number-columns-repeated="8"/>
          <table:table-cell table:style-name="Default"/>
        </table:table-row>
      </table:table>
      <table:table table:name="North Temperate - London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3" table:default-cell-style-name="ce3"/>
        <table:table-column table:style-name="co1" table:number-columns-repeated="3" table:default-cell-style-name="ce4"/>
        <table:table-column table:style-name="co1" table:number-columns-repeated="3" table:default-cell-style-name="ce5"/>
        <table:table-column table:style-name="co1" table:default-cell-style-name="ce6"/>
        <table:table-column table:style-name="co1" table:number-columns-repeated="2" table:default-cell-style-name="ce10"/>
        <table:table-column table:style-name="co1" table:default-cell-style-name="Default"/>
        <table:table-column table:style-name="co1" table:default-cell-style-name="ce12"/>
        <table:table-column table:style-name="co1" table:number-columns-repeated="4" table:default-cell-style-name="ce13"/>
        <table:table-row table:style-name="ro1">
          <table:table-cell table:style-name="ce1" office:value-type="string" calcext:value-type="string" table:number-columns-spanned="1" table:number-rows-spanned="2">
            <text:p>Date</text:p>
          </table:table-cell>
          <table:table-cell table:style-name="ce1" office:value-type="string" calcext:value-type="string" table:number-columns-spanned="3" table:number-rows-spanned="1">
            <text:p>Accurate Tim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Go SAMPA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Difference (s)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1" table:number-rows-spanned="2">
            <text:p>Parameter</text:p>
          </table:table-cell>
          <table:table-cell table:style-name="ce1" office:value-type="string" calcext:value-type="string" table:number-columns-spanned="1" table:number-rows-spanned="2">
            <text:p>Value</text:p>
          </table:table-cell>
          <table:table-cell/>
          <table:table-cell table:style-name="Default" table:number-columns-repeated="5"/>
        </table:table-row>
        <table:table-row table:style-name="ro1">
          <table:covered-table-cell table:style-name="ce1"/>
          <table:table-cell table:style-name="ce1" office:value-type="string" calcext:value-type="string">
            <text:p>Moonrise</text:p>
          </table:table-cell>
          <table:table-cell table:style-name="ce1" office:value-type="string" calcext:value-type="string">
            <text:p>Transit</text:p>
          </table:table-cell>
          <table:table-cell table:style-name="ce1" office:value-type="string" calcext:value-type="string">
            <text:p>Moonset</text:p>
          </table:table-cell>
          <table:table-cell table:style-name="ce1" office:value-type="string" calcext:value-type="string">
            <text:p>Moonrise</text:p>
          </table:table-cell>
          <table:table-cell table:style-name="ce1" office:value-type="string" calcext:value-type="string">
            <text:p>Transit</text:p>
          </table:table-cell>
          <table:table-cell table:style-name="ce1" office:value-type="string" calcext:value-type="string">
            <text:p>Moonset</text:p>
          </table:table-cell>
          <table:table-cell table:style-name="ce1" office:value-type="string" calcext:value-type="string">
            <text:p>Moonrise</text:p>
          </table:table-cell>
          <table:table-cell table:style-name="ce1" office:value-type="string" calcext:value-type="string">
            <text:p>Transit</text:p>
          </table:table-cell>
          <table:table-cell table:style-name="ce1" office:value-type="string" calcext:value-type="string">
            <text:p>Moonset</text:p>
          </table:table-cell>
          <table:table-cell/>
          <table:covered-table-cell table:number-columns-repeated="2" table:style-name="ce7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time" office:time-value="PT06H53M52S" calcext:value-type="time">
            <text:p>06:53:52</text:p>
          </table:table-cell>
          <table:table-cell office:value-type="time" office:time-value="PT10H41M51S" calcext:value-type="time">
            <text:p>10:41:51</text:p>
          </table:table-cell>
          <table:table-cell office:value-type="time" office:time-value="PT14H24M29S" calcext:value-type="time">
            <text:p>14:24:29</text:p>
          </table:table-cell>
          <table:table-cell office:value-type="time" office:time-value="PT06H53M38S" calcext:value-type="time">
            <text:p>06:53:38</text:p>
          </table:table-cell>
          <table:table-cell office:value-type="time" office:time-value="PT10H41M43S" calcext:value-type="time">
            <text:p>10:41:43</text:p>
          </table:table-cell>
          <table:table-cell office:value-type="time" office:time-value="PT14H24M32S" calcext:value-type="time">
            <text:p>14:24:32</text:p>
          </table:table-cell>
          <table:table-cell table:formula="of:=IF(OR([.B3]=&quot;&quot;;[.E3]=&quot;&quot;);&quot;&quot;;ROUND(ABS([.B3]-[.E3])*86400))" office:value-type="float" office:value="14" calcext:value-type="float">
            <text:p>14</text:p>
          </table:table-cell>
          <table:table-cell table:formula="of:=IF(OR([.C3]=&quot;&quot;;[.F3]=&quot;&quot;);&quot;&quot;;ROUND(ABS([.C3]-[.F3])*86400))" office:value-type="float" office:value="8" calcext:value-type="float">
            <text:p>8</text:p>
          </table:table-cell>
          <table:table-cell table:formula="of:=IF(OR([.D3]=&quot;&quot;;[.G3]=&quot;&quot;);&quot;&quot;;ROUND(ABS([.D3]-[.G3])*86400))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Latitude</text:p>
          </table:table-cell>
          <table:table-cell table:style-name="ce11" office:value-type="float" office:value="51.507222" calcext:value-type="float">
            <text:p>51.507222</text:p>
          </table:table-cell>
          <table:table-cell table:number-columns-repeated="6"/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time" office:time-value="PT08H12M25S" calcext:value-type="time">
            <text:p>08:12:25</text:p>
          </table:table-cell>
          <table:table-cell office:value-type="time" office:time-value="PT11H48M06S" calcext:value-type="time">
            <text:p>11:48:06</text:p>
          </table:table-cell>
          <table:table-cell office:value-type="time" office:time-value="PT15H23M25S" calcext:value-type="time">
            <text:p>15:23:25</text:p>
          </table:table-cell>
          <table:table-cell office:value-type="time" office:time-value="PT08H12M13S" calcext:value-type="time">
            <text:p>08:12:13</text:p>
          </table:table-cell>
          <table:table-cell office:value-type="time" office:time-value="PT11H47M54S" calcext:value-type="time">
            <text:p>11:47:54</text:p>
          </table:table-cell>
          <table:table-cell office:value-type="time" office:time-value="PT15H23M15S" calcext:value-type="time">
            <text:p>15:23:15</text:p>
          </table:table-cell>
          <table:table-cell table:formula="of:=IF(OR([.B4]=&quot;&quot;;[.E4]=&quot;&quot;);&quot;&quot;;ROUND(ABS([.B4]-[.E4])*86400))" office:value-type="float" office:value="12" calcext:value-type="float">
            <text:p>12</text:p>
          </table:table-cell>
          <table:table-cell table:formula="of:=IF(OR([.C4]=&quot;&quot;;[.F4]=&quot;&quot;);&quot;&quot;;ROUND(ABS([.C4]-[.F4])*86400))" office:value-type="float" office:value="12" calcext:value-type="float">
            <text:p>12</text:p>
          </table:table-cell>
          <table:table-cell table:formula="of:=IF(OR([.D4]=&quot;&quot;;[.G4]=&quot;&quot;);&quot;&quot;;ROUND(ABS([.D4]-[.G4])*86400))" office:value-type="float" office:value="10" calcext:value-type="float">
            <text:p>10</text:p>
          </table:table-cell>
          <table:table-cell/>
          <table:table-cell table:style-name="ce8" office:value-type="string" calcext:value-type="string">
            <text:p>Longitude</text:p>
          </table:table-cell>
          <table:table-cell table:style-name="ce11" office:value-type="float" office:value="-0.1275" calcext:value-type="float">
            <text:p>-0.1275</text:p>
          </table:table-cell>
          <table:table-cell table:number-columns-repeated="6"/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time" office:time-value="PT09H13M39S" calcext:value-type="time">
            <text:p>09:13:39</text:p>
          </table:table-cell>
          <table:table-cell office:value-type="time" office:time-value="PT12H54M09S" calcext:value-type="time">
            <text:p>12:54:09</text:p>
          </table:table-cell>
          <table:table-cell office:value-type="time" office:time-value="PT16H39M12S" calcext:value-type="time">
            <text:p>16:39:12</text:p>
          </table:table-cell>
          <table:table-cell office:value-type="time" office:time-value="PT09H13M37S" calcext:value-type="time">
            <text:p>09:13:37</text:p>
          </table:table-cell>
          <table:table-cell office:value-type="time" office:time-value="PT12H53M57S" calcext:value-type="time">
            <text:p>12:53:57</text:p>
          </table:table-cell>
          <table:table-cell office:value-type="time" office:time-value="PT16H38M52S" calcext:value-type="time">
            <text:p>16:38:52</text:p>
          </table:table-cell>
          <table:table-cell table:formula="of:=IF(OR([.B5]=&quot;&quot;;[.E5]=&quot;&quot;);&quot;&quot;;ROUND(ABS([.B5]-[.E5])*86400))" office:value-type="float" office:value="2" calcext:value-type="float">
            <text:p>2</text:p>
          </table:table-cell>
          <table:table-cell table:formula="of:=IF(OR([.C5]=&quot;&quot;;[.F5]=&quot;&quot;);&quot;&quot;;ROUND(ABS([.C5]-[.F5])*86400))" office:value-type="float" office:value="12" calcext:value-type="float">
            <text:p>12</text:p>
          </table:table-cell>
          <table:table-cell table:formula="of:=IF(OR([.D5]=&quot;&quot;;[.G5]=&quot;&quot;);&quot;&quot;;ROUND(ABS([.D5]-[.G5])*86400))" office:value-type="float" office:value="20" calcext:value-type="float">
            <text:p>20</text:p>
          </table:table-cell>
          <table:table-cell/>
          <table:table-cell table:style-name="ce8" office:value-type="string" calcext:value-type="string">
            <text:p>Elevation</text:p>
          </table:table-cell>
          <table:table-cell table:style-name="ce11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time" office:time-value="PT09H57M06S" calcext:value-type="time">
            <text:p>09:57:06</text:p>
          </table:table-cell>
          <table:table-cell office:value-type="time" office:time-value="PT13H56M42S" calcext:value-type="time">
            <text:p>13:56:42</text:p>
          </table:table-cell>
          <table:table-cell office:value-type="time" office:time-value="PT18H04M48S" calcext:value-type="time">
            <text:p>18:04:48</text:p>
          </table:table-cell>
          <table:table-cell office:value-type="time" office:time-value="PT09H57M15S" calcext:value-type="time">
            <text:p>09:57:15</text:p>
          </table:table-cell>
          <table:table-cell office:value-type="time" office:time-value="PT13H56M36S" calcext:value-type="time">
            <text:p>13:56:36</text:p>
          </table:table-cell>
          <table:table-cell office:value-type="time" office:time-value="PT18H04M29S" calcext:value-type="time">
            <text:p>18:04:29</text:p>
          </table:table-cell>
          <table:table-cell table:formula="of:=IF(OR([.B6]=&quot;&quot;;[.E6]=&quot;&quot;);&quot;&quot;;ROUND(ABS([.B6]-[.E6])*86400))" office:value-type="float" office:value="9" calcext:value-type="float">
            <text:p>9</text:p>
          </table:table-cell>
          <table:table-cell table:formula="of:=IF(OR([.C6]=&quot;&quot;;[.F6]=&quot;&quot;);&quot;&quot;;ROUND(ABS([.C6]-[.F6])*86400))" office:value-type="float" office:value="6" calcext:value-type="float">
            <text:p>6</text:p>
          </table:table-cell>
          <table:table-cell table:formula="of:=IF(OR([.D6]=&quot;&quot;;[.G6]=&quot;&quot;);&quot;&quot;;ROUND(ABS([.D6]-[.G6])*86400))" office:value-type="float" office:value="19" calcext:value-type="float">
            <text:p>19</text:p>
          </table:table-cell>
          <table:table-cell/>
          <table:table-cell table:style-name="ce8" office:value-type="string" calcext:value-type="string">
            <text:p>Timezone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time" office:time-value="PT10H27M21S" calcext:value-type="time">
            <text:p>10:27:21</text:p>
          </table:table-cell>
          <table:table-cell office:value-type="time" office:time-value="PT14H54M00S" calcext:value-type="time">
            <text:p>14:54:00</text:p>
          </table:table-cell>
          <table:table-cell office:value-type="time" office:time-value="PT19H31M46S" calcext:value-type="time">
            <text:p>19:31:46</text:p>
          </table:table-cell>
          <table:table-cell office:value-type="time" office:time-value="PT10H27M36S" calcext:value-type="time">
            <text:p>10:27:36</text:p>
          </table:table-cell>
          <table:table-cell office:value-type="time" office:time-value="PT14H53M59S" calcext:value-type="time">
            <text:p>14:53:59</text:p>
          </table:table-cell>
          <table:table-cell office:value-type="time" office:time-value="PT19H31M33S" calcext:value-type="time">
            <text:p>19:31:33</text:p>
          </table:table-cell>
          <table:table-cell table:formula="of:=IF(OR([.B7]=&quot;&quot;;[.E7]=&quot;&quot;);&quot;&quot;;ROUND(ABS([.B7]-[.E7])*86400))" office:value-type="float" office:value="15" calcext:value-type="float">
            <text:p>15</text:p>
          </table:table-cell>
          <table:table-cell table:formula="of:=IF(OR([.C7]=&quot;&quot;;[.F7]=&quot;&quot;);&quot;&quot;;ROUND(ABS([.C7]-[.F7])*86400))" office:value-type="float" office:value="1" calcext:value-type="float">
            <text:p>1</text:p>
          </table:table-cell>
          <table:table-cell table:formula="of:=IF(OR([.D7]=&quot;&quot;;[.G7]=&quot;&quot;);&quot;&quot;;ROUND(ABS([.D7]-[.G7])*86400))" office:value-type="float" office:value="13" calcext:value-type="float">
            <text:p>13</text:p>
          </table:table-cell>
          <table:table-cell/>
          <table:table-cell table:style-name="ce8" office:value-type="string" calcext:value-type="string">
            <text:p>Temperature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time" office:time-value="PT10H49M18S" calcext:value-type="time">
            <text:p>10:49:18</text:p>
          </table:table-cell>
          <table:table-cell office:value-type="time" office:time-value="PT15H45M53S" calcext:value-type="time">
            <text:p>15:45:53</text:p>
          </table:table-cell>
          <table:table-cell office:value-type="time" office:time-value="PT20H55M16S" calcext:value-type="time">
            <text:p>20:55:16</text:p>
          </table:table-cell>
          <table:table-cell office:value-type="time" office:time-value="PT10H49M34S" calcext:value-type="time">
            <text:p>10:49:34</text:p>
          </table:table-cell>
          <table:table-cell office:value-type="time" office:time-value="PT15H45M56S" calcext:value-type="time">
            <text:p>15:45:56</text:p>
          </table:table-cell>
          <table:table-cell office:value-type="time" office:time-value="PT20H55M08S" calcext:value-type="time">
            <text:p>20:55:08</text:p>
          </table:table-cell>
          <table:table-cell table:formula="of:=IF(OR([.B8]=&quot;&quot;;[.E8]=&quot;&quot;);&quot;&quot;;ROUND(ABS([.B8]-[.E8])*86400))" office:value-type="float" office:value="16" calcext:value-type="float">
            <text:p>16</text:p>
          </table:table-cell>
          <table:table-cell table:formula="of:=IF(OR([.C8]=&quot;&quot;;[.F8]=&quot;&quot;);&quot;&quot;;ROUND(ABS([.C8]-[.F8])*86400))" office:value-type="float" office:value="3" calcext:value-type="float">
            <text:p>3</text:p>
          </table:table-cell>
          <table:table-cell table:formula="of:=IF(OR([.D8]=&quot;&quot;;[.G8]=&quot;&quot;);&quot;&quot;;ROUND(ABS([.D8]-[.G8])*86400))" office:value-type="float" office:value="8" calcext:value-type="float">
            <text:p>8</text:p>
          </table:table-cell>
          <table:table-cell/>
          <table:table-cell table:style-name="ce8" office:value-type="string" calcext:value-type="string">
            <text:p>Pressure</text:p>
          </table:table-cell>
          <table:table-cell table:style-name="ce11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time" office:time-value="PT11H06M23S" calcext:value-type="time">
            <text:p>11:06:23</text:p>
          </table:table-cell>
          <table:table-cell office:value-type="time" office:time-value="PT16H33M19S" calcext:value-type="time">
            <text:p>16:33:19</text:p>
          </table:table-cell>
          <table:table-cell office:value-type="time" office:time-value="PT22H14M09S" calcext:value-type="time">
            <text:p>22:14:09</text:p>
          </table:table-cell>
          <table:table-cell office:value-type="time" office:time-value="PT11H06M38S" calcext:value-type="time">
            <text:p>11:06:38</text:p>
          </table:table-cell>
          <table:table-cell office:value-type="time" office:time-value="PT16H33M24S" calcext:value-type="time">
            <text:p>16:33:24</text:p>
          </table:table-cell>
          <table:table-cell office:value-type="time" office:time-value="PT22H14M03S" calcext:value-type="time">
            <text:p>22:14:03</text:p>
          </table:table-cell>
          <table:table-cell table:formula="of:=IF(OR([.B9]=&quot;&quot;;[.E9]=&quot;&quot;);&quot;&quot;;ROUND(ABS([.B9]-[.E9])*86400))" office:value-type="float" office:value="15" calcext:value-type="float">
            <text:p>15</text:p>
          </table:table-cell>
          <table:table-cell table:formula="of:=IF(OR([.C9]=&quot;&quot;;[.F9]=&quot;&quot;);&quot;&quot;;ROUND(ABS([.C9]-[.F9])*86400))" office:value-type="float" office:value="5" calcext:value-type="float">
            <text:p>5</text:p>
          </table:table-cell>
          <table:table-cell table:formula="of:=IF(OR([.D9]=&quot;&quot;;[.G9]=&quot;&quot;);&quot;&quot;;ROUND(ABS([.D9]-[.G9])*86400))" office:value-type="float" office:value="6" calcext:value-type="float">
            <text:p>6</text:p>
          </table:table-cell>
          <table:table-cell/>
          <table:table-cell table:style-name="ce8" office:value-type="string" calcext:value-type="string">
            <text:p>Delta T</text:p>
          </table:table-cell>
          <table:table-cell table:style-name="ce11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time" office:time-value="PT11H20M51S" calcext:value-type="time">
            <text:p>11:20:51</text:p>
          </table:table-cell>
          <table:table-cell office:value-type="time" office:time-value="PT17H17M37S" calcext:value-type="time">
            <text:p>17:17:37</text:p>
          </table:table-cell>
          <table:table-cell office:value-type="time" office:time-value="PT23H29M09S" calcext:value-type="time">
            <text:p>23:29:09</text:p>
          </table:table-cell>
          <table:table-cell office:value-type="time" office:time-value="PT11H21M04S" calcext:value-type="time">
            <text:p>11:21:04</text:p>
          </table:table-cell>
          <table:table-cell office:value-type="time" office:time-value="PT17H17M42S" calcext:value-type="time">
            <text:p>17:17:42</text:p>
          </table:table-cell>
          <table:table-cell office:value-type="time" office:time-value="PT23H29M05S" calcext:value-type="time">
            <text:p>23:29:05</text:p>
          </table:table-cell>
          <table:table-cell table:formula="of:=IF(OR([.B10]=&quot;&quot;;[.E10]=&quot;&quot;);&quot;&quot;;ROUND(ABS([.B10]-[.E10])*86400))" office:value-type="float" office:value="13" calcext:value-type="float">
            <text:p>13</text:p>
          </table:table-cell>
          <table:table-cell table:formula="of:=IF(OR([.C10]=&quot;&quot;;[.F10]=&quot;&quot;);&quot;&quot;;ROUND(ABS([.C10]-[.F10])*86400))" office:value-type="float" office:value="5" calcext:value-type="float">
            <text:p>5</text:p>
          </table:table-cell>
          <table:table-cell table:formula="of:=IF(OR([.D10]=&quot;&quot;;[.G10]=&quot;&quot;);&quot;&quot;;ROUND(ABS([.D10]-[.G10])*86400))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time" office:time-value="PT11H34M11S" calcext:value-type="time">
            <text:p>11:34:11</text:p>
          </table:table-cell>
          <table:table-cell office:value-type="time" office:time-value="PT18H00M09S" calcext:value-type="time">
            <text:p>18:00:09</text:p>
          </table:table-cell>
          <table:table-cell/>
          <table:table-cell office:value-type="time" office:time-value="PT11H34M23S" calcext:value-type="time">
            <text:p>11:34:23</text:p>
          </table:table-cell>
          <table:table-cell office:value-type="time" office:time-value="PT18H00M13S" calcext:value-type="time">
            <text:p>18:00:13</text:p>
          </table:table-cell>
          <table:table-cell/>
          <table:table-cell table:formula="of:=IF(OR([.B11]=&quot;&quot;;[.E11]=&quot;&quot;);&quot;&quot;;ROUND(ABS([.B11]-[.E11])*86400))" office:value-type="float" office:value="12" calcext:value-type="float">
            <text:p>12</text:p>
          </table:table-cell>
          <table:table-cell table:formula="of:=IF(OR([.C11]=&quot;&quot;;[.F11]=&quot;&quot;);&quot;&quot;;ROUND(ABS([.C11]-[.F11])*86400))" office:value-type="float" office:value="4" calcext:value-type="float">
            <text:p>4</text:p>
          </table:table-cell>
          <table:table-cell table:formula="of:=IF(OR([.D11]=&quot;&quot;;[.G11]=&quot;&quot;);&quot;&quot;;ROUND(ABS([.D11]-[.G11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time" office:time-value="PT11H47M38S" calcext:value-type="time">
            <text:p>11:47:38</text:p>
          </table:table-cell>
          <table:table-cell office:value-type="time" office:time-value="PT18H42M09S" calcext:value-type="time">
            <text:p>18:42:09</text:p>
          </table:table-cell>
          <table:table-cell office:value-type="time" office:time-value="PT00H41M40S" calcext:value-type="time">
            <text:p>00:41:40</text:p>
          </table:table-cell>
          <table:table-cell office:value-type="time" office:time-value="PT11H47M47S" calcext:value-type="time">
            <text:p>11:47:47</text:p>
          </table:table-cell>
          <table:table-cell office:value-type="time" office:time-value="PT18H42M12S" calcext:value-type="time">
            <text:p>18:42:12</text:p>
          </table:table-cell>
          <table:table-cell office:value-type="time" office:time-value="PT00H41M38S" calcext:value-type="time">
            <text:p>00:41:38</text:p>
          </table:table-cell>
          <table:table-cell table:formula="of:=IF(OR([.B12]=&quot;&quot;;[.E12]=&quot;&quot;);&quot;&quot;;ROUND(ABS([.B12]-[.E12])*86400))" office:value-type="float" office:value="9" calcext:value-type="float">
            <text:p>9</text:p>
          </table:table-cell>
          <table:table-cell table:formula="of:=IF(OR([.C12]=&quot;&quot;;[.F12]=&quot;&quot;);&quot;&quot;;ROUND(ABS([.C12]-[.F12])*86400))" office:value-type="float" office:value="3" calcext:value-type="float">
            <text:p>3</text:p>
          </table:table-cell>
          <table:table-cell table:formula="of:=IF(OR([.D12]=&quot;&quot;;[.G12]=&quot;&quot;);&quot;&quot;;ROUND(ABS([.D12]-[.G12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time" office:time-value="PT12H02M15S" calcext:value-type="time">
            <text:p>12:02:15</text:p>
          </table:table-cell>
          <table:table-cell office:value-type="time" office:time-value="PT19H24M43S" calcext:value-type="time">
            <text:p>19:24:43</text:p>
          </table:table-cell>
          <table:table-cell office:value-type="time" office:time-value="PT01H52M57S" calcext:value-type="time">
            <text:p>01:52:57</text:p>
          </table:table-cell>
          <table:table-cell office:value-type="time" office:time-value="PT12H02M24S" calcext:value-type="time">
            <text:p>12:02:24</text:p>
          </table:table-cell>
          <table:table-cell office:value-type="time" office:time-value="PT19H24M45S" calcext:value-type="time">
            <text:p>19:24:45</text:p>
          </table:table-cell>
          <table:table-cell office:value-type="time" office:time-value="PT01H52M55S" calcext:value-type="time">
            <text:p>01:52:55</text:p>
          </table:table-cell>
          <table:table-cell table:formula="of:=IF(OR([.B13]=&quot;&quot;;[.E13]=&quot;&quot;);&quot;&quot;;ROUND(ABS([.B13]-[.E13])*86400))" office:value-type="float" office:value="9" calcext:value-type="float">
            <text:p>9</text:p>
          </table:table-cell>
          <table:table-cell table:formula="of:=IF(OR([.C13]=&quot;&quot;;[.F13]=&quot;&quot;);&quot;&quot;;ROUND(ABS([.C13]-[.F13])*86400))" office:value-type="float" office:value="2" calcext:value-type="float">
            <text:p>2</text:p>
          </table:table-cell>
          <table:table-cell table:formula="of:=IF(OR([.D13]=&quot;&quot;;[.G13]=&quot;&quot;);&quot;&quot;;ROUND(ABS([.D13]-[.G13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time" office:time-value="PT12H19M23S" calcext:value-type="time">
            <text:p>12:19:23</text:p>
          </table:table-cell>
          <table:table-cell office:value-type="time" office:time-value="PT20H08M43S" calcext:value-type="time">
            <text:p>20:08:43</text:p>
          </table:table-cell>
          <table:table-cell office:value-type="time" office:time-value="PT03H03M50S" calcext:value-type="time">
            <text:p>03:03:50</text:p>
          </table:table-cell>
          <table:table-cell office:value-type="time" office:time-value="PT12H19M30S" calcext:value-type="time">
            <text:p>12:19:30</text:p>
          </table:table-cell>
          <table:table-cell office:value-type="time" office:time-value="PT20H08M45S" calcext:value-type="time">
            <text:p>20:08:45</text:p>
          </table:table-cell>
          <table:table-cell office:value-type="time" office:time-value="PT03H03M48S" calcext:value-type="time">
            <text:p>03:03:48</text:p>
          </table:table-cell>
          <table:table-cell table:formula="of:=IF(OR([.B14]=&quot;&quot;;[.E14]=&quot;&quot;);&quot;&quot;;ROUND(ABS([.B14]-[.E14])*86400))" office:value-type="float" office:value="7" calcext:value-type="float">
            <text:p>7</text:p>
          </table:table-cell>
          <table:table-cell table:formula="of:=IF(OR([.C14]=&quot;&quot;;[.F14]=&quot;&quot;);&quot;&quot;;ROUND(ABS([.C14]-[.F14])*86400))" office:value-type="float" office:value="2" calcext:value-type="float">
            <text:p>2</text:p>
          </table:table-cell>
          <table:table-cell table:formula="of:=IF(OR([.D14]=&quot;&quot;;[.G14]=&quot;&quot;);&quot;&quot;;ROUND(ABS([.D14]-[.G14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time" office:time-value="PT12H40M40S" calcext:value-type="time">
            <text:p>12:40:40</text:p>
          </table:table-cell>
          <table:table-cell office:value-type="time" office:time-value="PT20H54M46S" calcext:value-type="time">
            <text:p>20:54:46</text:p>
          </table:table-cell>
          <table:table-cell office:value-type="time" office:time-value="PT04H14M22S" calcext:value-type="time">
            <text:p>04:14:22</text:p>
          </table:table-cell>
          <table:table-cell office:value-type="time" office:time-value="PT12H40M47S" calcext:value-type="time">
            <text:p>12:40:47</text:p>
          </table:table-cell>
          <table:table-cell office:value-type="time" office:time-value="PT20H54M46S" calcext:value-type="time">
            <text:p>20:54:46</text:p>
          </table:table-cell>
          <table:table-cell office:value-type="time" office:time-value="PT04H14M19S" calcext:value-type="time">
            <text:p>04:14:19</text:p>
          </table:table-cell>
          <table:table-cell table:formula="of:=IF(OR([.B15]=&quot;&quot;;[.E15]=&quot;&quot;);&quot;&quot;;ROUND(ABS([.B15]-[.E15])*86400))" office:value-type="float" office:value="7" calcext:value-type="float">
            <text:p>7</text:p>
          </table:table-cell>
          <table:table-cell table:formula="of:=IF(OR([.C15]=&quot;&quot;;[.F15]=&quot;&quot;);&quot;&quot;;ROUND(ABS([.C15]-[.F15])*86400))" office:value-type="float" office:value="0" calcext:value-type="float">
            <text:p>0</text:p>
          </table:table-cell>
          <table:table-cell table:formula="of:=IF(OR([.D15]=&quot;&quot;;[.G15]=&quot;&quot;);&quot;&quot;;ROUND(ABS([.D15]-[.G15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time" office:time-value="PT13H08M18S" calcext:value-type="time">
            <text:p>13:08:18</text:p>
          </table:table-cell>
          <table:table-cell office:value-type="time" office:time-value="PT21H43M01S" calcext:value-type="time">
            <text:p>21:43:01</text:p>
          </table:table-cell>
          <table:table-cell office:value-type="time" office:time-value="PT05H23M19S" calcext:value-type="time">
            <text:p>05:23:19</text:p>
          </table:table-cell>
          <table:table-cell office:value-type="time" office:time-value="PT13H08M22S" calcext:value-type="time">
            <text:p>13:08:22</text:p>
          </table:table-cell>
          <table:table-cell office:value-type="time" office:time-value="PT21H43M01S" calcext:value-type="time">
            <text:p>21:43:01</text:p>
          </table:table-cell>
          <table:table-cell office:value-type="time" office:time-value="PT05H23M16S" calcext:value-type="time">
            <text:p>05:23:16</text:p>
          </table:table-cell>
          <table:table-cell table:formula="of:=IF(OR([.B16]=&quot;&quot;;[.E16]=&quot;&quot;);&quot;&quot;;ROUND(ABS([.B16]-[.E16])*86400))" office:value-type="float" office:value="4" calcext:value-type="float">
            <text:p>4</text:p>
          </table:table-cell>
          <table:table-cell table:formula="of:=IF(OR([.C16]=&quot;&quot;;[.F16]=&quot;&quot;);&quot;&quot;;ROUND(ABS([.C16]-[.F16])*86400))" office:value-type="float" office:value="0" calcext:value-type="float">
            <text:p>0</text:p>
          </table:table-cell>
          <table:table-cell table:formula="of:=IF(OR([.D16]=&quot;&quot;;[.G16]=&quot;&quot;);&quot;&quot;;ROUND(ABS([.D16]-[.G16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time" office:time-value="PT13H44M46S" calcext:value-type="time">
            <text:p>13:44:46</text:p>
          </table:table-cell>
          <table:table-cell office:value-type="time" office:time-value="PT22H33M09S" calcext:value-type="time">
            <text:p>22:33:09</text:p>
          </table:table-cell>
          <table:table-cell office:value-type="time" office:time-value="PT06H28M05S" calcext:value-type="time">
            <text:p>06:28:05</text:p>
          </table:table-cell>
          <table:table-cell office:value-type="time" office:time-value="PT13H44M47S" calcext:value-type="time">
            <text:p>13:44:47</text:p>
          </table:table-cell>
          <table:table-cell office:value-type="time" office:time-value="PT22H33M08S" calcext:value-type="time">
            <text:p>22:33:08</text:p>
          </table:table-cell>
          <table:table-cell office:value-type="time" office:time-value="PT06H28M00S" calcext:value-type="time">
            <text:p>06:28:00</text:p>
          </table:table-cell>
          <table:table-cell table:formula="of:=IF(OR([.B17]=&quot;&quot;;[.E17]=&quot;&quot;);&quot;&quot;;ROUND(ABS([.B17]-[.E17])*86400))" office:value-type="float" office:value="1" calcext:value-type="float">
            <text:p>1</text:p>
          </table:table-cell>
          <table:table-cell table:formula="of:=IF(OR([.C17]=&quot;&quot;;[.F17]=&quot;&quot;);&quot;&quot;;ROUND(ABS([.C17]-[.F17])*86400))" office:value-type="float" office:value="1" calcext:value-type="float">
            <text:p>1</text:p>
          </table:table-cell>
          <table:table-cell table:formula="of:=IF(OR([.D17]=&quot;&quot;;[.G17]=&quot;&quot;);&quot;&quot;;ROUND(ABS([.D17]-[.G17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time" office:time-value="PT14H32M11S" calcext:value-type="time">
            <text:p>14:32:11</text:p>
          </table:table-cell>
          <table:table-cell office:value-type="time" office:time-value="PT23H24M19S" calcext:value-type="time">
            <text:p>23:24:19</text:p>
          </table:table-cell>
          <table:table-cell office:value-type="time" office:time-value="PT07H25M16S" calcext:value-type="time">
            <text:p>07:25:16</text:p>
          </table:table-cell>
          <table:table-cell office:value-type="time" office:time-value="PT14H32M08S" calcext:value-type="time">
            <text:p>14:32:08</text:p>
          </table:table-cell>
          <table:table-cell office:value-type="time" office:time-value="PT23H24M18S" calcext:value-type="time">
            <text:p>23:24:18</text:p>
          </table:table-cell>
          <table:table-cell office:value-type="time" office:time-value="PT07H25M11S" calcext:value-type="time">
            <text:p>07:25:11</text:p>
          </table:table-cell>
          <table:table-cell table:formula="of:=IF(OR([.B18]=&quot;&quot;;[.E18]=&quot;&quot;);&quot;&quot;;ROUND(ABS([.B18]-[.E18])*86400))" office:value-type="float" office:value="3" calcext:value-type="float">
            <text:p>3</text:p>
          </table:table-cell>
          <table:table-cell table:formula="of:=IF(OR([.C18]=&quot;&quot;;[.F18]=&quot;&quot;);&quot;&quot;;ROUND(ABS([.C18]-[.F18])*86400))" office:value-type="float" office:value="1" calcext:value-type="float">
            <text:p>1</text:p>
          </table:table-cell>
          <table:table-cell table:formula="of:=IF(OR([.D18]=&quot;&quot;;[.G18]=&quot;&quot;);&quot;&quot;;ROUND(ABS([.D18]-[.G18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time" office:time-value="PT15H30M46S" calcext:value-type="time">
            <text:p>15:30:46</text:p>
          </table:table-cell>
          <table:table-cell/>
          <table:table-cell office:value-type="time" office:time-value="PT08H12M20S" calcext:value-type="time">
            <text:p>08:12:20</text:p>
          </table:table-cell>
          <table:table-cell office:value-type="time" office:time-value="PT15H30M40S" calcext:value-type="time">
            <text:p>15:30:40</text:p>
          </table:table-cell>
          <table:table-cell/>
          <table:table-cell office:value-type="time" office:time-value="PT08H12M18S" calcext:value-type="time">
            <text:p>08:12:18</text:p>
          </table:table-cell>
          <table:table-cell table:formula="of:=IF(OR([.B19]=&quot;&quot;;[.E19]=&quot;&quot;);&quot;&quot;;ROUND(ABS([.B19]-[.E19])*86400))" office:value-type="float" office:value="6" calcext:value-type="float">
            <text:p>6</text:p>
          </table:table-cell>
          <table:table-cell table:formula="of:=IF(OR([.C19]=&quot;&quot;;[.F19]=&quot;&quot;);&quot;&quot;;ROUND(ABS([.C19]-[.F19])*86400))">
            <text:p/>
          </table:table-cell>
          <table:table-cell table:formula="of:=IF(OR([.D19]=&quot;&quot;;[.G19]=&quot;&quot;);&quot;&quot;;ROUND(ABS([.D19]-[.G19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time" office:time-value="PT16H38M13S" calcext:value-type="time">
            <text:p>16:38:13</text:p>
          </table:table-cell>
          <table:table-cell office:value-type="time" office:time-value="PT00H15M24S" calcext:value-type="time">
            <text:p>00:15:24</text:p>
          </table:table-cell>
          <table:table-cell office:value-type="time" office:time-value="PT08H49M03S" calcext:value-type="time">
            <text:p>08:49:03</text:p>
          </table:table-cell>
          <table:table-cell office:value-type="time" office:time-value="PT16H38M07S" calcext:value-type="time">
            <text:p>16:38:07</text:p>
          </table:table-cell>
          <table:table-cell office:value-type="time" office:time-value="PT00H15M24S" calcext:value-type="time">
            <text:p>00:15:24</text:p>
          </table:table-cell>
          <table:table-cell office:value-type="time" office:time-value="PT08H49M03S" calcext:value-type="time">
            <text:p>08:49:03</text:p>
          </table:table-cell>
          <table:table-cell table:formula="of:=IF(OR([.B20]=&quot;&quot;;[.E20]=&quot;&quot;);&quot;&quot;;ROUND(ABS([.B20]-[.E20])*86400))" office:value-type="float" office:value="6" calcext:value-type="float">
            <text:p>6</text:p>
          </table:table-cell>
          <table:table-cell table:formula="of:=IF(OR([.C20]=&quot;&quot;;[.F20]=&quot;&quot;);&quot;&quot;;ROUND(ABS([.C20]-[.F20])*86400))" office:value-type="float" office:value="0" calcext:value-type="float">
            <text:p>0</text:p>
          </table:table-cell>
          <table:table-cell table:formula="of:=IF(OR([.D20]=&quot;&quot;;[.G20]=&quot;&quot;);&quot;&quot;;ROUND(ABS([.D20]-[.G20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time" office:time-value="PT17H50M57S" calcext:value-type="time">
            <text:p>17:50:57</text:p>
          </table:table-cell>
          <table:table-cell office:value-type="time" office:time-value="PT01H05M22S" calcext:value-type="time">
            <text:p>01:05:22</text:p>
          </table:table-cell>
          <table:table-cell office:value-type="time" office:time-value="PT09H17M06S" calcext:value-type="time">
            <text:p>09:17:06</text:p>
          </table:table-cell>
          <table:table-cell office:value-type="time" office:time-value="PT17H50M51S" calcext:value-type="time">
            <text:p>17:50:51</text:p>
          </table:table-cell>
          <table:table-cell office:value-type="time" office:time-value="PT01H05M22S" calcext:value-type="time">
            <text:p>01:05:22</text:p>
          </table:table-cell>
          <table:table-cell office:value-type="time" office:time-value="PT09H17M10S" calcext:value-type="time">
            <text:p>09:17:10</text:p>
          </table:table-cell>
          <table:table-cell table:formula="of:=IF(OR([.B21]=&quot;&quot;;[.E21]=&quot;&quot;);&quot;&quot;;ROUND(ABS([.B21]-[.E21])*86400))" office:value-type="float" office:value="6" calcext:value-type="float">
            <text:p>6</text:p>
          </table:table-cell>
          <table:table-cell table:formula="of:=IF(OR([.C21]=&quot;&quot;;[.F21]=&quot;&quot;);&quot;&quot;;ROUND(ABS([.C21]-[.F21])*86400))" office:value-type="float" office:value="0" calcext:value-type="float">
            <text:p>0</text:p>
          </table:table-cell>
          <table:table-cell table:formula="of:=IF(OR([.D21]=&quot;&quot;;[.G21]=&quot;&quot;);&quot;&quot;;ROUND(ABS([.D21]-[.G21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time" office:time-value="PT19H05M52S" calcext:value-type="time">
            <text:p>19:05:52</text:p>
          </table:table-cell>
          <table:table-cell office:value-type="time" office:time-value="PT01H53M36S" calcext:value-type="time">
            <text:p>01:53:36</text:p>
          </table:table-cell>
          <table:table-cell office:value-type="time" office:time-value="PT09H38M53S" calcext:value-type="time">
            <text:p>09:38:53</text:p>
          </table:table-cell>
          <table:table-cell office:value-type="time" office:time-value="PT19H05M47S" calcext:value-type="time">
            <text:p>19:05:47</text:p>
          </table:table-cell>
          <table:table-cell office:value-type="time" office:time-value="PT01H53M36S" calcext:value-type="time">
            <text:p>01:53:36</text:p>
          </table:table-cell>
          <table:table-cell office:value-type="time" office:time-value="PT09H38M59S" calcext:value-type="time">
            <text:p>09:38:59</text:p>
          </table:table-cell>
          <table:table-cell table:formula="of:=IF(OR([.B22]=&quot;&quot;;[.E22]=&quot;&quot;);&quot;&quot;;ROUND(ABS([.B22]-[.E22])*86400))" office:value-type="float" office:value="5" calcext:value-type="float">
            <text:p>5</text:p>
          </table:table-cell>
          <table:table-cell table:formula="of:=IF(OR([.C22]=&quot;&quot;;[.F22]=&quot;&quot;);&quot;&quot;;ROUND(ABS([.C22]-[.F22])*86400))" office:value-type="float" office:value="0" calcext:value-type="float">
            <text:p>0</text:p>
          </table:table-cell>
          <table:table-cell table:formula="of:=IF(OR([.D22]=&quot;&quot;;[.G22]=&quot;&quot;);&quot;&quot;;ROUND(ABS([.D22]-[.G22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time" office:time-value="PT20H21M20S" calcext:value-type="time">
            <text:p>20:21:20</text:p>
          </table:table-cell>
          <table:table-cell office:value-type="time" office:time-value="PT02H40M01S" calcext:value-type="time">
            <text:p>02:40:01</text:p>
          </table:table-cell>
          <table:table-cell office:value-type="time" office:time-value="PT09H56M31S" calcext:value-type="time">
            <text:p>09:56:31</text:p>
          </table:table-cell>
          <table:table-cell office:value-type="time" office:time-value="PT20H21M17S" calcext:value-type="time">
            <text:p>20:21:17</text:p>
          </table:table-cell>
          <table:table-cell office:value-type="time" office:time-value="PT02H40M01S" calcext:value-type="time">
            <text:p>02:40:01</text:p>
          </table:table-cell>
          <table:table-cell office:value-type="time" office:time-value="PT09H56M38S" calcext:value-type="time">
            <text:p>09:56:38</text:p>
          </table:table-cell>
          <table:table-cell table:formula="of:=IF(OR([.B23]=&quot;&quot;;[.E23]=&quot;&quot;);&quot;&quot;;ROUND(ABS([.B23]-[.E23])*86400))" office:value-type="float" office:value="3" calcext:value-type="float">
            <text:p>3</text:p>
          </table:table-cell>
          <table:table-cell table:formula="of:=IF(OR([.C23]=&quot;&quot;;[.F23]=&quot;&quot;);&quot;&quot;;ROUND(ABS([.C23]-[.F23])*86400))" office:value-type="float" office:value="0" calcext:value-type="float">
            <text:p>0</text:p>
          </table:table-cell>
          <table:table-cell table:formula="of:=IF(OR([.D23]=&quot;&quot;;[.G23]=&quot;&quot;);&quot;&quot;;ROUND(ABS([.D23]-[.G23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time" office:time-value="PT21H37M08S" calcext:value-type="time">
            <text:p>21:37:08</text:p>
          </table:table-cell>
          <table:table-cell office:value-type="time" office:time-value="PT03H25M04S" calcext:value-type="time">
            <text:p>03:25:04</text:p>
          </table:table-cell>
          <table:table-cell office:value-type="time" office:time-value="PT10H11M42S" calcext:value-type="time">
            <text:p>10:11:42</text:p>
          </table:table-cell>
          <table:table-cell office:value-type="time" office:time-value="PT21H37M05S" calcext:value-type="time">
            <text:p>21:37:05</text:p>
          </table:table-cell>
          <table:table-cell office:value-type="time" office:time-value="PT03H25M04S" calcext:value-type="time">
            <text:p>03:25:04</text:p>
          </table:table-cell>
          <table:table-cell office:value-type="time" office:time-value="PT10H11M51S" calcext:value-type="time">
            <text:p>10:11:51</text:p>
          </table:table-cell>
          <table:table-cell table:formula="of:=IF(OR([.B24]=&quot;&quot;;[.E24]=&quot;&quot;);&quot;&quot;;ROUND(ABS([.B24]-[.E24])*86400))" office:value-type="float" office:value="3" calcext:value-type="float">
            <text:p>3</text:p>
          </table:table-cell>
          <table:table-cell table:formula="of:=IF(OR([.C24]=&quot;&quot;;[.F24]=&quot;&quot;);&quot;&quot;;ROUND(ABS([.C24]-[.F24])*86400))" office:value-type="float" office:value="0" calcext:value-type="float">
            <text:p>0</text:p>
          </table:table-cell>
          <table:table-cell table:formula="of:=IF(OR([.D24]=&quot;&quot;;[.G24]=&quot;&quot;);&quot;&quot;;ROUND(ABS([.D24]-[.G24])*86400)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time" office:time-value="PT22H53M56S" calcext:value-type="time">
            <text:p>22:53:56</text:p>
          </table:table-cell>
          <table:table-cell office:value-type="time" office:time-value="PT04H09M32S" calcext:value-type="time">
            <text:p>04:09:32</text:p>
          </table:table-cell>
          <table:table-cell office:value-type="time" office:time-value="PT10H25M48S" calcext:value-type="time">
            <text:p>10:25:48</text:p>
          </table:table-cell>
          <table:table-cell office:value-type="time" office:time-value="PT22H53M53S" calcext:value-type="time">
            <text:p>22:53:53</text:p>
          </table:table-cell>
          <table:table-cell office:value-type="time" office:time-value="PT04H09M34S" calcext:value-type="time">
            <text:p>04:09:34</text:p>
          </table:table-cell>
          <table:table-cell office:value-type="time" office:time-value="PT10H25M58S" calcext:value-type="time">
            <text:p>10:25:58</text:p>
          </table:table-cell>
          <table:table-cell table:formula="of:=IF(OR([.B25]=&quot;&quot;;[.E25]=&quot;&quot;);&quot;&quot;;ROUND(ABS([.B25]-[.E25])*86400))" office:value-type="float" office:value="3" calcext:value-type="float">
            <text:p>3</text:p>
          </table:table-cell>
          <table:table-cell table:formula="of:=IF(OR([.C25]=&quot;&quot;;[.F25]=&quot;&quot;);&quot;&quot;;ROUND(ABS([.C25]-[.F25])*86400))" office:value-type="float" office:value="2" calcext:value-type="float">
            <text:p>2</text:p>
          </table:table-cell>
          <table:table-cell table:formula="of:=IF(OR([.D25]=&quot;&quot;;[.G25]=&quot;&quot;);&quot;&quot;;ROUND(ABS([.D25]-[.G25])*86400)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/>
          <table:table-cell office:value-type="time" office:time-value="PT04H54M31S" calcext:value-type="time">
            <text:p>04:54:31</text:p>
          </table:table-cell>
          <table:table-cell office:value-type="time" office:time-value="PT10H40M02S" calcext:value-type="time">
            <text:p>10:40:02</text:p>
          </table:table-cell>
          <table:table-cell/>
          <table:table-cell office:value-type="time" office:time-value="PT04H54M34S" calcext:value-type="time">
            <text:p>04:54:34</text:p>
          </table:table-cell>
          <table:table-cell office:value-type="time" office:time-value="PT10H40M14S" calcext:value-type="time">
            <text:p>10:40:14</text:p>
          </table:table-cell>
          <table:table-cell table:formula="of:=IF(OR([.B26]=&quot;&quot;;[.E26]=&quot;&quot;);&quot;&quot;;ROUND(ABS([.B26]-[.E26])*86400))">
            <text:p/>
          </table:table-cell>
          <table:table-cell table:formula="of:=IF(OR([.C26]=&quot;&quot;;[.F26]=&quot;&quot;);&quot;&quot;;ROUND(ABS([.C26]-[.F26])*86400))" office:value-type="float" office:value="3" calcext:value-type="float">
            <text:p>3</text:p>
          </table:table-cell>
          <table:table-cell table:formula="of:=IF(OR([.D26]=&quot;&quot;;[.G26]=&quot;&quot;);&quot;&quot;;ROUND(ABS([.D26]-[.G26])*86400))" office:value-type="float" office:value="12" calcext:value-type="float">
            <text:p>12</text:p>
          </table:table-cell>
          <table:table-cell table:number-columns-repeated="5"/>
          <table:table-cell table:style-name="ce12"/>
          <table:table-cell table:number-columns-repeated="3"/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time" office:time-value="PT00H12M55S" calcext:value-type="time">
            <text:p>00:12:55</text:p>
          </table:table-cell>
          <table:table-cell office:value-type="time" office:time-value="PT05H41M16S" calcext:value-type="time">
            <text:p>05:41:16</text:p>
          </table:table-cell>
          <table:table-cell office:value-type="time" office:time-value="PT10H55M47S" calcext:value-type="time">
            <text:p>10:55:47</text:p>
          </table:table-cell>
          <table:table-cell office:value-type="time" office:time-value="PT00H12M54S" calcext:value-type="time">
            <text:p>00:12:54</text:p>
          </table:table-cell>
          <table:table-cell office:value-type="time" office:time-value="PT05H41M19S" calcext:value-type="time">
            <text:p>05:41:19</text:p>
          </table:table-cell>
          <table:table-cell office:value-type="time" office:time-value="PT10H55M58S" calcext:value-type="time">
            <text:p>10:55:58</text:p>
          </table:table-cell>
          <table:table-cell table:formula="of:=IF(OR([.B27]=&quot;&quot;;[.E27]=&quot;&quot;);&quot;&quot;;ROUND(ABS([.B27]-[.E27])*86400))" office:value-type="float" office:value="1" calcext:value-type="float">
            <text:p>1</text:p>
          </table:table-cell>
          <table:table-cell table:formula="of:=IF(OR([.C27]=&quot;&quot;;[.F27]=&quot;&quot;);&quot;&quot;;ROUND(ABS([.C27]-[.F27])*86400))" office:value-type="float" office:value="3" calcext:value-type="float">
            <text:p>3</text:p>
          </table:table-cell>
          <table:table-cell table:formula="of:=IF(OR([.D27]=&quot;&quot;;[.G27]=&quot;&quot;);&quot;&quot;;ROUND(ABS([.D27]-[.G27])*86400))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time" office:time-value="PT01H35M07S" calcext:value-type="time">
            <text:p>01:35:07</text:p>
          </table:table-cell>
          <table:table-cell office:value-type="time" office:time-value="PT06H31M05S" calcext:value-type="time">
            <text:p>06:31:05</text:p>
          </table:table-cell>
          <table:table-cell office:value-type="time" office:time-value="PT11H14M44S" calcext:value-type="time">
            <text:p>11:14:44</text:p>
          </table:table-cell>
          <table:table-cell office:value-type="time" office:time-value="PT01H35M05S" calcext:value-type="time">
            <text:p>01:35:05</text:p>
          </table:table-cell>
          <table:table-cell office:value-type="time" office:time-value="PT06H31M07S" calcext:value-type="time">
            <text:p>06:31:07</text:p>
          </table:table-cell>
          <table:table-cell office:value-type="time" office:time-value="PT11H14M56S" calcext:value-type="time">
            <text:p>11:14:56</text:p>
          </table:table-cell>
          <table:table-cell table:formula="of:=IF(OR([.B28]=&quot;&quot;;[.E28]=&quot;&quot;);&quot;&quot;;ROUND(ABS([.B28]-[.E28])*86400))" office:value-type="float" office:value="2" calcext:value-type="float">
            <text:p>2</text:p>
          </table:table-cell>
          <table:table-cell table:formula="of:=IF(OR([.C28]=&quot;&quot;;[.F28]=&quot;&quot;);&quot;&quot;;ROUND(ABS([.C28]-[.F28])*86400))" office:value-type="float" office:value="2" calcext:value-type="float">
            <text:p>2</text:p>
          </table:table-cell>
          <table:table-cell table:formula="of:=IF(OR([.D28]=&quot;&quot;;[.G28]=&quot;&quot;);&quot;&quot;;ROUND(ABS([.D28]-[.G28])*86400)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time" office:time-value="PT03H00M35S" calcext:value-type="time">
            <text:p>03:00:35</text:p>
          </table:table-cell>
          <table:table-cell office:value-type="time" office:time-value="PT07H25M07S" calcext:value-type="time">
            <text:p>07:25:07</text:p>
          </table:table-cell>
          <table:table-cell office:value-type="time" office:time-value="PT11H39M30S" calcext:value-type="time">
            <text:p>11:39:30</text:p>
          </table:table-cell>
          <table:table-cell office:value-type="time" office:time-value="PT03H00M30S" calcext:value-type="time">
            <text:p>03:00:30</text:p>
          </table:table-cell>
          <table:table-cell office:value-type="time" office:time-value="PT07H25M07S" calcext:value-type="time">
            <text:p>07:25:07</text:p>
          </table:table-cell>
          <table:table-cell office:value-type="time" office:time-value="PT11H39M41S" calcext:value-type="time">
            <text:p>11:39:41</text:p>
          </table:table-cell>
          <table:table-cell table:formula="of:=IF(OR([.B29]=&quot;&quot;;[.E29]=&quot;&quot;);&quot;&quot;;ROUND(ABS([.B29]-[.E29])*86400))" office:value-type="float" office:value="5" calcext:value-type="float">
            <text:p>5</text:p>
          </table:table-cell>
          <table:table-cell table:formula="of:=IF(OR([.C29]=&quot;&quot;;[.F29]=&quot;&quot;);&quot;&quot;;ROUND(ABS([.C29]-[.F29])*86400))" office:value-type="float" office:value="0" calcext:value-type="float">
            <text:p>0</text:p>
          </table:table-cell>
          <table:table-cell table:formula="of:=IF(OR([.D29]=&quot;&quot;;[.G29]=&quot;&quot;);&quot;&quot;;ROUND(ABS([.D29]-[.G29])*86400))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time" office:time-value="PT04H26M58S" calcext:value-type="time">
            <text:p>04:26:58</text:p>
          </table:table-cell>
          <table:table-cell office:value-type="time" office:time-value="PT08H23M56S" calcext:value-type="time">
            <text:p>08:23:56</text:p>
          </table:table-cell>
          <table:table-cell office:value-type="time" office:time-value="PT12H13M54S" calcext:value-type="time">
            <text:p>12:13:54</text:p>
          </table:table-cell>
          <table:table-cell office:value-type="time" office:time-value="PT04H26M49S" calcext:value-type="time">
            <text:p>04:26:49</text:p>
          </table:table-cell>
          <table:table-cell office:value-type="time" office:time-value="PT08H23M52S" calcext:value-type="time">
            <text:p>08:23:52</text:p>
          </table:table-cell>
          <table:table-cell office:value-type="time" office:time-value="PT12H14M03S" calcext:value-type="time">
            <text:p>12:14:03</text:p>
          </table:table-cell>
          <table:table-cell table:formula="of:=IF(OR([.B30]=&quot;&quot;;[.E30]=&quot;&quot;);&quot;&quot;;ROUND(ABS([.B30]-[.E30])*86400))" office:value-type="float" office:value="9" calcext:value-type="float">
            <text:p>9</text:p>
          </table:table-cell>
          <table:table-cell table:formula="of:=IF(OR([.C30]=&quot;&quot;;[.F30]=&quot;&quot;);&quot;&quot;;ROUND(ABS([.C30]-[.F30])*86400))" office:value-type="float" office:value="4" calcext:value-type="float">
            <text:p>4</text:p>
          </table:table-cell>
          <table:table-cell table:formula="of:=IF(OR([.D30]=&quot;&quot;;[.G30]=&quot;&quot;);&quot;&quot;;ROUND(ABS([.D30]-[.G30])*86400)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time" office:time-value="PT05H48M13S" calcext:value-type="time">
            <text:p>05:48:13</text:p>
          </table:table-cell>
          <table:table-cell office:value-type="time" office:time-value="PT09H26M53S" calcext:value-type="time">
            <text:p>09:26:53</text:p>
          </table:table-cell>
          <table:table-cell office:value-type="time" office:time-value="PT13H02M51S" calcext:value-type="time">
            <text:p>13:02:51</text:p>
          </table:table-cell>
          <table:table-cell office:value-type="time" office:time-value="PT05H48M02S" calcext:value-type="time">
            <text:p>05:48:02</text:p>
          </table:table-cell>
          <table:table-cell office:value-type="time" office:time-value="PT09H26M45S" calcext:value-type="time">
            <text:p>09:26:45</text:p>
          </table:table-cell>
          <table:table-cell office:value-type="time" office:time-value="PT13H02M50S" calcext:value-type="time">
            <text:p>13:02:50</text:p>
          </table:table-cell>
          <table:table-cell table:formula="of:=IF(OR([.B31]=&quot;&quot;;[.E31]=&quot;&quot;);&quot;&quot;;ROUND(ABS([.B31]-[.E31])*86400))" office:value-type="float" office:value="11" calcext:value-type="float">
            <text:p>11</text:p>
          </table:table-cell>
          <table:table-cell table:formula="of:=IF(OR([.C31]=&quot;&quot;;[.F31]=&quot;&quot;);&quot;&quot;;ROUND(ABS([.C31]-[.F31])*86400))" office:value-type="float" office:value="8" calcext:value-type="float">
            <text:p>8</text:p>
          </table:table-cell>
          <table:table-cell table:formula="of:=IF(OR([.D31]=&quot;&quot;;[.G31]=&quot;&quot;);&quot;&quot;;ROUND(ABS([.D31]-[.G31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time" office:time-value="PT06H56M28S" calcext:value-type="time">
            <text:p>06:56:28</text:p>
          </table:table-cell>
          <table:table-cell office:value-type="time" office:time-value="PT10H31M49S" calcext:value-type="time">
            <text:p>10:31:49</text:p>
          </table:table-cell>
          <table:table-cell office:value-type="time" office:time-value="PT14H09M21S" calcext:value-type="time">
            <text:p>14:09:21</text:p>
          </table:table-cell>
          <table:table-cell office:value-type="time" office:time-value="PT06H56M21S" calcext:value-type="time">
            <text:p>06:56:21</text:p>
          </table:table-cell>
          <table:table-cell office:value-type="time" office:time-value="PT10H31M38S" calcext:value-type="time">
            <text:p>10:31:38</text:p>
          </table:table-cell>
          <table:table-cell office:value-type="time" office:time-value="PT14H09M08S" calcext:value-type="time">
            <text:p>14:09:08</text:p>
          </table:table-cell>
          <table:table-cell table:formula="of:=IF(OR([.B32]=&quot;&quot;;[.E32]=&quot;&quot;);&quot;&quot;;ROUND(ABS([.B32]-[.E32])*86400))" office:value-type="float" office:value="7" calcext:value-type="float">
            <text:p>7</text:p>
          </table:table-cell>
          <table:table-cell table:formula="of:=IF(OR([.C32]=&quot;&quot;;[.F32]=&quot;&quot;);&quot;&quot;;ROUND(ABS([.C32]-[.F32])*86400))" office:value-type="float" office:value="11" calcext:value-type="float">
            <text:p>11</text:p>
          </table:table-cell>
          <table:table-cell table:formula="of:=IF(OR([.D32]=&quot;&quot;;[.G32]=&quot;&quot;);&quot;&quot;;ROUND(ABS([.D32]-[.G32])*86400)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time" office:time-value="PT07H47M36S" calcext:value-type="time">
            <text:p>07:47:36</text:p>
          </table:table-cell>
          <table:table-cell office:value-type="time" office:time-value="PT11H35M39S" calcext:value-type="time">
            <text:p>11:35:39</text:p>
          </table:table-cell>
          <table:table-cell office:value-type="time" office:time-value="PT15H30M24S" calcext:value-type="time">
            <text:p>15:30:24</text:p>
          </table:table-cell>
          <table:table-cell office:value-type="time" office:time-value="PT07H47M37S" calcext:value-type="time">
            <text:p>07:47:37</text:p>
          </table:table-cell>
          <table:table-cell office:value-type="time" office:time-value="PT11H35M31S" calcext:value-type="time">
            <text:p>11:35:31</text:p>
          </table:table-cell>
          <table:table-cell office:value-type="time" office:time-value="PT15H30M05S" calcext:value-type="time">
            <text:p>15:30:05</text:p>
          </table:table-cell>
          <table:table-cell table:formula="of:=IF(OR([.B33]=&quot;&quot;;[.E33]=&quot;&quot;);&quot;&quot;;ROUND(ABS([.B33]-[.E33])*86400))" office:value-type="float" office:value="1" calcext:value-type="float">
            <text:p>1</text:p>
          </table:table-cell>
          <table:table-cell table:formula="of:=IF(OR([.C33]=&quot;&quot;;[.F33]=&quot;&quot;);&quot;&quot;;ROUND(ABS([.C33]-[.F33])*86400))" office:value-type="float" office:value="8" calcext:value-type="float">
            <text:p>8</text:p>
          </table:table-cell>
          <table:table-cell table:formula="of:=IF(OR([.D33]=&quot;&quot;;[.G33]=&quot;&quot;);&quot;&quot;;ROUND(ABS([.D33]-[.G33])*86400))" office:value-type="float" office:value="19" calcext:value-type="float">
            <text:p>19</text:p>
          </table:table-cell>
          <table:table-cell table:number-columns-repeated="9"/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time" office:time-value="PT08H23M44S" calcext:value-type="time">
            <text:p>08:23:44</text:p>
          </table:table-cell>
          <table:table-cell office:value-type="time" office:time-value="PT12H35M49S" calcext:value-type="time">
            <text:p>12:35:49</text:p>
          </table:table-cell>
          <table:table-cell office:value-type="time" office:time-value="PT16H58M00S" calcext:value-type="time">
            <text:p>16:58:00</text:p>
          </table:table-cell>
          <table:table-cell office:value-type="time" office:time-value="PT08H23M53S" calcext:value-type="time">
            <text:p>08:23:53</text:p>
          </table:table-cell>
          <table:table-cell office:value-type="time" office:time-value="PT12H35M46S" calcext:value-type="time">
            <text:p>12:35:46</text:p>
          </table:table-cell>
          <table:table-cell office:value-type="time" office:time-value="PT16H57M43S" calcext:value-type="time">
            <text:p>16:57:43</text:p>
          </table:table-cell>
          <table:table-cell table:formula="of:=IF(OR([.B34]=&quot;&quot;;[.E34]=&quot;&quot;);&quot;&quot;;ROUND(ABS([.B34]-[.E34])*86400))" office:value-type="float" office:value="9" calcext:value-type="float">
            <text:p>9</text:p>
          </table:table-cell>
          <table:table-cell table:formula="of:=IF(OR([.C34]=&quot;&quot;;[.F34]=&quot;&quot;);&quot;&quot;;ROUND(ABS([.C34]-[.F34])*86400))" office:value-type="float" office:value="3" calcext:value-type="float">
            <text:p>3</text:p>
          </table:table-cell>
          <table:table-cell table:formula="of:=IF(OR([.D34]=&quot;&quot;;[.G34]=&quot;&quot;);&quot;&quot;;ROUND(ABS([.D34]-[.G34])*86400))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time" office:time-value="PT08H49M32S" calcext:value-type="time">
            <text:p>08:49:32</text:p>
          </table:table-cell>
          <table:table-cell office:value-type="time" office:time-value="PT13H31M08S" calcext:value-type="time">
            <text:p>13:31:08</text:p>
          </table:table-cell>
          <table:table-cell office:value-type="time" office:time-value="PT18H25M04S" calcext:value-type="time">
            <text:p>18:25:04</text:p>
          </table:table-cell>
          <table:table-cell office:value-type="time" office:time-value="PT08H49M45S" calcext:value-type="time">
            <text:p>08:49:45</text:p>
          </table:table-cell>
          <table:table-cell office:value-type="time" office:time-value="PT13H31M08S" calcext:value-type="time">
            <text:p>13:31:08</text:p>
          </table:table-cell>
          <table:table-cell office:value-type="time" office:time-value="PT18H24M53S" calcext:value-type="time">
            <text:p>18:24:53</text:p>
          </table:table-cell>
          <table:table-cell table:formula="of:=IF(OR([.B35]=&quot;&quot;;[.E35]=&quot;&quot;);&quot;&quot;;ROUND(ABS([.B35]-[.E35])*86400))" office:value-type="float" office:value="13" calcext:value-type="float">
            <text:p>13</text:p>
          </table:table-cell>
          <table:table-cell table:formula="of:=IF(OR([.C35]=&quot;&quot;;[.F35]=&quot;&quot;);&quot;&quot;;ROUND(ABS([.C35]-[.F35])*86400))" office:value-type="float" office:value="0" calcext:value-type="float">
            <text:p>0</text:p>
          </table:table-cell>
          <table:table-cell table:formula="of:=IF(OR([.D35]=&quot;&quot;;[.G35]=&quot;&quot;);&quot;&quot;;ROUND(ABS([.D35]-[.G35])*86400))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time" office:time-value="PT09H09M00S" calcext:value-type="time">
            <text:p>09:09:00</text:p>
          </table:table-cell>
          <table:table-cell office:value-type="time" office:time-value="PT14H21M46S" calcext:value-type="time">
            <text:p>14:21:46</text:p>
          </table:table-cell>
          <table:table-cell office:value-type="time" office:time-value="PT19H48M21S" calcext:value-type="time">
            <text:p>19:48:21</text:p>
          </table:table-cell>
          <table:table-cell office:value-type="time" office:time-value="PT09H09M14S" calcext:value-type="time">
            <text:p>09:09:14</text:p>
          </table:table-cell>
          <table:table-cell office:value-type="time" office:time-value="PT14H21M49S" calcext:value-type="time">
            <text:p>14:21:49</text:p>
          </table:table-cell>
          <table:table-cell office:value-type="time" office:time-value="PT19H48M13S" calcext:value-type="time">
            <text:p>19:48:13</text:p>
          </table:table-cell>
          <table:table-cell table:formula="of:=IF(OR([.B36]=&quot;&quot;;[.E36]=&quot;&quot;);&quot;&quot;;ROUND(ABS([.B36]-[.E36])*86400))" office:value-type="float" office:value="14" calcext:value-type="float">
            <text:p>14</text:p>
          </table:table-cell>
          <table:table-cell table:formula="of:=IF(OR([.C36]=&quot;&quot;;[.F36]=&quot;&quot;);&quot;&quot;;ROUND(ABS([.C36]-[.F36])*86400))" office:value-type="float" office:value="3" calcext:value-type="float">
            <text:p>3</text:p>
          </table:table-cell>
          <table:table-cell table:formula="of:=IF(OR([.D36]=&quot;&quot;;[.G36]=&quot;&quot;);&quot;&quot;;ROUND(ABS([.D36]-[.G36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time" office:time-value="PT09H24M51S" calcext:value-type="time">
            <text:p>09:24:51</text:p>
          </table:table-cell>
          <table:table-cell office:value-type="time" office:time-value="PT15H08M42S" calcext:value-type="time">
            <text:p>15:08:42</text:p>
          </table:table-cell>
          <table:table-cell office:value-type="time" office:time-value="PT21H07M25S" calcext:value-type="time">
            <text:p>21:07:25</text:p>
          </table:table-cell>
          <table:table-cell office:value-type="time" office:time-value="PT09H25M04S" calcext:value-type="time">
            <text:p>09:25:04</text:p>
          </table:table-cell>
          <table:table-cell office:value-type="time" office:time-value="PT15H08M45S" calcext:value-type="time">
            <text:p>15:08:45</text:p>
          </table:table-cell>
          <table:table-cell office:value-type="time" office:time-value="PT21H07M19S" calcext:value-type="time">
            <text:p>21:07:19</text:p>
          </table:table-cell>
          <table:table-cell table:formula="of:=IF(OR([.B37]=&quot;&quot;;[.E37]=&quot;&quot;);&quot;&quot;;ROUND(ABS([.B37]-[.E37])*86400))" office:value-type="float" office:value="13" calcext:value-type="float">
            <text:p>13</text:p>
          </table:table-cell>
          <table:table-cell table:formula="of:=IF(OR([.C37]=&quot;&quot;;[.F37]=&quot;&quot;);&quot;&quot;;ROUND(ABS([.C37]-[.F37])*86400))" office:value-type="float" office:value="3" calcext:value-type="float">
            <text:p>3</text:p>
          </table:table-cell>
          <table:table-cell table:formula="of:=IF(OR([.D37]=&quot;&quot;;[.G37]=&quot;&quot;);&quot;&quot;;ROUND(ABS([.D37]-[.G37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time" office:time-value="PT09H38M54S" calcext:value-type="time">
            <text:p>09:38:54</text:p>
          </table:table-cell>
          <table:table-cell office:value-type="time" office:time-value="PT15H53M10S" calcext:value-type="time">
            <text:p>15:53:10</text:p>
          </table:table-cell>
          <table:table-cell office:value-type="time" office:time-value="PT22H23M09S" calcext:value-type="time">
            <text:p>22:23:09</text:p>
          </table:table-cell>
          <table:table-cell office:value-type="time" office:time-value="PT09H39M06S" calcext:value-type="time">
            <text:p>09:39:06</text:p>
          </table:table-cell>
          <table:table-cell office:value-type="time" office:time-value="PT15H53M14S" calcext:value-type="time">
            <text:p>15:53:14</text:p>
          </table:table-cell>
          <table:table-cell office:value-type="time" office:time-value="PT22H23M05S" calcext:value-type="time">
            <text:p>22:23:05</text:p>
          </table:table-cell>
          <table:table-cell table:formula="of:=IF(OR([.B38]=&quot;&quot;;[.E38]=&quot;&quot;);&quot;&quot;;ROUND(ABS([.B38]-[.E38])*86400))" office:value-type="float" office:value="12" calcext:value-type="float">
            <text:p>12</text:p>
          </table:table-cell>
          <table:table-cell table:formula="of:=IF(OR([.C38]=&quot;&quot;;[.F38]=&quot;&quot;);&quot;&quot;;ROUND(ABS([.C38]-[.F38])*86400))" office:value-type="float" office:value="4" calcext:value-type="float">
            <text:p>4</text:p>
          </table:table-cell>
          <table:table-cell table:formula="of:=IF(OR([.D38]=&quot;&quot;;[.G38]=&quot;&quot;);&quot;&quot;;ROUND(ABS([.D38]-[.G38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time" office:time-value="PT09H52M28S" calcext:value-type="time">
            <text:p>09:52:28</text:p>
          </table:table-cell>
          <table:table-cell office:value-type="time" office:time-value="PT16H36M25S" calcext:value-type="time">
            <text:p>16:36:25</text:p>
          </table:table-cell>
          <table:table-cell office:value-type="time" office:time-value="PT23H36M49S" calcext:value-type="time">
            <text:p>23:36:49</text:p>
          </table:table-cell>
          <table:table-cell office:value-type="time" office:time-value="PT09H52M39S" calcext:value-type="time">
            <text:p>09:52:39</text:p>
          </table:table-cell>
          <table:table-cell office:value-type="time" office:time-value="PT16H36M29S" calcext:value-type="time">
            <text:p>16:36:29</text:p>
          </table:table-cell>
          <table:table-cell office:value-type="time" office:time-value="PT23H36M44S" calcext:value-type="time">
            <text:p>23:36:44</text:p>
          </table:table-cell>
          <table:table-cell table:formula="of:=IF(OR([.B39]=&quot;&quot;;[.E39]=&quot;&quot;);&quot;&quot;;ROUND(ABS([.B39]-[.E39])*86400))" office:value-type="float" office:value="11" calcext:value-type="float">
            <text:p>11</text:p>
          </table:table-cell>
          <table:table-cell table:formula="of:=IF(OR([.C39]=&quot;&quot;;[.F39]=&quot;&quot;);&quot;&quot;;ROUND(ABS([.C39]-[.F39])*86400))" office:value-type="float" office:value="4" calcext:value-type="float">
            <text:p>4</text:p>
          </table:table-cell>
          <table:table-cell table:formula="of:=IF(OR([.D39]=&quot;&quot;;[.G39]=&quot;&quot;);&quot;&quot;;ROUND(ABS([.D39]-[.G39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time" office:time-value="PT10H06M44S" calcext:value-type="time">
            <text:p>10:06:44</text:p>
          </table:table-cell>
          <table:table-cell office:value-type="time" office:time-value="PT17H19M36S" calcext:value-type="time">
            <text:p>17:19:36</text:p>
          </table:table-cell>
          <table:table-cell/>
          <table:table-cell office:value-type="time" office:time-value="PT10H06M54S" calcext:value-type="time">
            <text:p>10:06:54</text:p>
          </table:table-cell>
          <table:table-cell office:value-type="time" office:time-value="PT17H19M39S" calcext:value-type="time">
            <text:p>17:19:39</text:p>
          </table:table-cell>
          <table:table-cell/>
          <table:table-cell table:formula="of:=IF(OR([.B40]=&quot;&quot;;[.E40]=&quot;&quot;);&quot;&quot;;ROUND(ABS([.B40]-[.E40])*86400))" office:value-type="float" office:value="10" calcext:value-type="float">
            <text:p>10</text:p>
          </table:table-cell>
          <table:table-cell table:formula="of:=IF(OR([.C40]=&quot;&quot;;[.F40]=&quot;&quot;);&quot;&quot;;ROUND(ABS([.C40]-[.F40])*86400))" office:value-type="float" office:value="3" calcext:value-type="float">
            <text:p>3</text:p>
          </table:table-cell>
          <table:table-cell table:formula="of:=IF(OR([.D40]=&quot;&quot;;[.G40]=&quot;&quot;);&quot;&quot;;ROUND(ABS([.D40]-[.G40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time" office:time-value="PT10H22M58S" calcext:value-type="time">
            <text:p>10:22:58</text:p>
          </table:table-cell>
          <table:table-cell office:value-type="time" office:time-value="PT18H03M38S" calcext:value-type="time">
            <text:p>18:03:38</text:p>
          </table:table-cell>
          <table:table-cell office:value-type="time" office:time-value="PT00H49M23S" calcext:value-type="time">
            <text:p>00:49:23</text:p>
          </table:table-cell>
          <table:table-cell office:value-type="time" office:time-value="PT10H23M05S" calcext:value-type="time">
            <text:p>10:23:05</text:p>
          </table:table-cell>
          <table:table-cell office:value-type="time" office:time-value="PT18H03M41S" calcext:value-type="time">
            <text:p>18:03:41</text:p>
          </table:table-cell>
          <table:table-cell office:value-type="time" office:time-value="PT00H49M21S" calcext:value-type="time">
            <text:p>00:49:21</text:p>
          </table:table-cell>
          <table:table-cell table:formula="of:=IF(OR([.B41]=&quot;&quot;;[.E41]=&quot;&quot;);&quot;&quot;;ROUND(ABS([.B41]-[.E41])*86400))" office:value-type="float" office:value="7" calcext:value-type="float">
            <text:p>7</text:p>
          </table:table-cell>
          <table:table-cell table:formula="of:=IF(OR([.C41]=&quot;&quot;;[.F41]=&quot;&quot;);&quot;&quot;;ROUND(ABS([.C41]-[.F41])*86400))" office:value-type="float" office:value="3" calcext:value-type="float">
            <text:p>3</text:p>
          </table:table-cell>
          <table:table-cell table:formula="of:=IF(OR([.D41]=&quot;&quot;;[.G41]=&quot;&quot;);&quot;&quot;;ROUND(ABS([.D41]-[.G4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time" office:time-value="PT10H42M37S" calcext:value-type="time">
            <text:p>10:42:37</text:p>
          </table:table-cell>
          <table:table-cell office:value-type="time" office:time-value="PT18H49M17S" calcext:value-type="time">
            <text:p>18:49:17</text:p>
          </table:table-cell>
          <table:table-cell office:value-type="time" office:time-value="PT02H01M09S" calcext:value-type="time">
            <text:p>02:01:09</text:p>
          </table:table-cell>
          <table:table-cell office:value-type="time" office:time-value="PT10H42M43S" calcext:value-type="time">
            <text:p>10:42:43</text:p>
          </table:table-cell>
          <table:table-cell office:value-type="time" office:time-value="PT18H49M18S" calcext:value-type="time">
            <text:p>18:49:18</text:p>
          </table:table-cell>
          <table:table-cell office:value-type="time" office:time-value="PT02H01M07S" calcext:value-type="time">
            <text:p>02:01:07</text:p>
          </table:table-cell>
          <table:table-cell table:formula="of:=IF(OR([.B42]=&quot;&quot;;[.E42]=&quot;&quot;);&quot;&quot;;ROUND(ABS([.B42]-[.E42])*86400))" office:value-type="float" office:value="6" calcext:value-type="float">
            <text:p>6</text:p>
          </table:table-cell>
          <table:table-cell table:formula="of:=IF(OR([.C42]=&quot;&quot;;[.F42]=&quot;&quot;);&quot;&quot;;ROUND(ABS([.C42]-[.F42])*86400))" office:value-type="float" office:value="1" calcext:value-type="float">
            <text:p>1</text:p>
          </table:table-cell>
          <table:table-cell table:formula="of:=IF(OR([.D42]=&quot;&quot;;[.G42]=&quot;&quot;);&quot;&quot;;ROUND(ABS([.D42]-[.G42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time" office:time-value="PT11H07M43S" calcext:value-type="time">
            <text:p>11:07:43</text:p>
          </table:table-cell>
          <table:table-cell office:value-type="time" office:time-value="PT19H36M54S" calcext:value-type="time">
            <text:p>19:36:54</text:p>
          </table:table-cell>
          <table:table-cell office:value-type="time" office:time-value="PT03H11M27S" calcext:value-type="time">
            <text:p>03:11:27</text:p>
          </table:table-cell>
          <table:table-cell office:value-type="time" office:time-value="PT11H07M47S" calcext:value-type="time">
            <text:p>11:07:47</text:p>
          </table:table-cell>
          <table:table-cell office:value-type="time" office:time-value="PT19H36M53S" calcext:value-type="time">
            <text:p>19:36:53</text:p>
          </table:table-cell>
          <table:table-cell office:value-type="time" office:time-value="PT03H11M24S" calcext:value-type="time">
            <text:p>03:11:24</text:p>
          </table:table-cell>
          <table:table-cell table:formula="of:=IF(OR([.B43]=&quot;&quot;;[.E43]=&quot;&quot;);&quot;&quot;;ROUND(ABS([.B43]-[.E43])*86400))" office:value-type="float" office:value="4" calcext:value-type="float">
            <text:p>4</text:p>
          </table:table-cell>
          <table:table-cell table:formula="of:=IF(OR([.C43]=&quot;&quot;;[.F43]=&quot;&quot;);&quot;&quot;;ROUND(ABS([.C43]-[.F43])*86400))" office:value-type="float" office:value="1" calcext:value-type="float">
            <text:p>1</text:p>
          </table:table-cell>
          <table:table-cell table:formula="of:=IF(OR([.D43]=&quot;&quot;;[.G43]=&quot;&quot;);&quot;&quot;;ROUND(ABS([.D43]-[.G43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time" office:time-value="PT11H40M43S" calcext:value-type="time">
            <text:p>11:40:43</text:p>
          </table:table-cell>
          <table:table-cell office:value-type="time" office:time-value="PT20H26M25S" calcext:value-type="time">
            <text:p>20:26:25</text:p>
          </table:table-cell>
          <table:table-cell office:value-type="time" office:time-value="PT04H18M14S" calcext:value-type="time">
            <text:p>04:18:14</text:p>
          </table:table-cell>
          <table:table-cell office:value-type="time" office:time-value="PT11H40M45S" calcext:value-type="time">
            <text:p>11:40:45</text:p>
          </table:table-cell>
          <table:table-cell office:value-type="time" office:time-value="PT20H26M23S" calcext:value-type="time">
            <text:p>20:26:23</text:p>
          </table:table-cell>
          <table:table-cell office:value-type="time" office:time-value="PT04H18M11S" calcext:value-type="time">
            <text:p>04:18:11</text:p>
          </table:table-cell>
          <table:table-cell table:formula="of:=IF(OR([.B44]=&quot;&quot;;[.E44]=&quot;&quot;);&quot;&quot;;ROUND(ABS([.B44]-[.E44])*86400))" office:value-type="float" office:value="2" calcext:value-type="float">
            <text:p>2</text:p>
          </table:table-cell>
          <table:table-cell table:formula="of:=IF(OR([.C44]=&quot;&quot;;[.F44]=&quot;&quot;);&quot;&quot;;ROUND(ABS([.C44]-[.F44])*86400))" office:value-type="float" office:value="2" calcext:value-type="float">
            <text:p>2</text:p>
          </table:table-cell>
          <table:table-cell table:formula="of:=IF(OR([.D44]=&quot;&quot;;[.G44]=&quot;&quot;);&quot;&quot;;ROUND(ABS([.D44]-[.G44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time" office:time-value="PT12H24M05S" calcext:value-type="time">
            <text:p>12:24:05</text:p>
          </table:table-cell>
          <table:table-cell office:value-type="time" office:time-value="PT21H17M17S" calcext:value-type="time">
            <text:p>21:17:17</text:p>
          </table:table-cell>
          <table:table-cell office:value-type="time" office:time-value="PT05H18M24S" calcext:value-type="time">
            <text:p>05:18:24</text:p>
          </table:table-cell>
          <table:table-cell office:value-type="time" office:time-value="PT12H24M05S" calcext:value-type="time">
            <text:p>12:24:05</text:p>
          </table:table-cell>
          <table:table-cell office:value-type="time" office:time-value="PT21H17M15S" calcext:value-type="time">
            <text:p>21:17:15</text:p>
          </table:table-cell>
          <table:table-cell office:value-type="time" office:time-value="PT05H18M20S" calcext:value-type="time">
            <text:p>05:18:20</text:p>
          </table:table-cell>
          <table:table-cell table:formula="of:=IF(OR([.B45]=&quot;&quot;;[.E45]=&quot;&quot;);&quot;&quot;;ROUND(ABS([.B45]-[.E45])*86400))" office:value-type="float" office:value="0" calcext:value-type="float">
            <text:p>0</text:p>
          </table:table-cell>
          <table:table-cell table:formula="of:=IF(OR([.C45]=&quot;&quot;;[.F45]=&quot;&quot;);&quot;&quot;;ROUND(ABS([.C45]-[.F45])*86400))" office:value-type="float" office:value="2" calcext:value-type="float">
            <text:p>2</text:p>
          </table:table-cell>
          <table:table-cell table:formula="of:=IF(OR([.D45]=&quot;&quot;;[.G45]=&quot;&quot;);&quot;&quot;;ROUND(ABS([.D45]-[.G45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time" office:time-value="PT13H19M00S" calcext:value-type="time">
            <text:p>13:19:00</text:p>
          </table:table-cell>
          <table:table-cell office:value-type="time" office:time-value="PT22H08M35S" calcext:value-type="time">
            <text:p>22:08:35</text:p>
          </table:table-cell>
          <table:table-cell office:value-type="time" office:time-value="PT06H09M04S" calcext:value-type="time">
            <text:p>06:09:04</text:p>
          </table:table-cell>
          <table:table-cell office:value-type="time" office:time-value="PT13H18M55S" calcext:value-type="time">
            <text:p>13:18:55</text:p>
          </table:table-cell>
          <table:table-cell office:value-type="time" office:time-value="PT22H08M33S" calcext:value-type="time">
            <text:p>22:08:33</text:p>
          </table:table-cell>
          <table:table-cell office:value-type="time" office:time-value="PT06H09M01S" calcext:value-type="time">
            <text:p>06:09:01</text:p>
          </table:table-cell>
          <table:table-cell table:formula="of:=IF(OR([.B46]=&quot;&quot;;[.E46]=&quot;&quot;);&quot;&quot;;ROUND(ABS([.B46]-[.E46])*86400))" office:value-type="float" office:value="5" calcext:value-type="float">
            <text:p>5</text:p>
          </table:table-cell>
          <table:table-cell table:formula="of:=IF(OR([.C46]=&quot;&quot;;[.F46]=&quot;&quot;);&quot;&quot;;ROUND(ABS([.C46]-[.F46])*86400))" office:value-type="float" office:value="2" calcext:value-type="float">
            <text:p>2</text:p>
          </table:table-cell>
          <table:table-cell table:formula="of:=IF(OR([.D46]=&quot;&quot;;[.G46]=&quot;&quot;);&quot;&quot;;ROUND(ABS([.D46]-[.G46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time" office:time-value="PT14H24M09S" calcext:value-type="time">
            <text:p>14:24:09</text:p>
          </table:table-cell>
          <table:table-cell office:value-type="time" office:time-value="PT22H59M17S" calcext:value-type="time">
            <text:p>22:59:17</text:p>
          </table:table-cell>
          <table:table-cell office:value-type="time" office:time-value="PT06H49M12S" calcext:value-type="time">
            <text:p>06:49:12</text:p>
          </table:table-cell>
          <table:table-cell office:value-type="time" office:time-value="PT14H24M02S" calcext:value-type="time">
            <text:p>14:24:02</text:p>
          </table:table-cell>
          <table:table-cell office:value-type="time" office:time-value="PT22H59M16S" calcext:value-type="time">
            <text:p>22:59:16</text:p>
          </table:table-cell>
          <table:table-cell office:value-type="time" office:time-value="PT06H49M12S" calcext:value-type="time">
            <text:p>06:49:12</text:p>
          </table:table-cell>
          <table:table-cell table:formula="of:=IF(OR([.B47]=&quot;&quot;;[.E47]=&quot;&quot;);&quot;&quot;;ROUND(ABS([.B47]-[.E47])*86400))" office:value-type="float" office:value="7" calcext:value-type="float">
            <text:p>7</text:p>
          </table:table-cell>
          <table:table-cell table:formula="of:=IF(OR([.C47]=&quot;&quot;;[.F47]=&quot;&quot;);&quot;&quot;;ROUND(ABS([.C47]-[.F47])*86400))" office:value-type="float" office:value="1" calcext:value-type="float">
            <text:p>1</text:p>
          </table:table-cell>
          <table:table-cell table:formula="of:=IF(OR([.D47]=&quot;&quot;;[.G47]=&quot;&quot;);&quot;&quot;;ROUND(ABS([.D47]-[.G47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time" office:time-value="PT15H36M17S" calcext:value-type="time">
            <text:p>15:36:17</text:p>
          </table:table-cell>
          <table:table-cell office:value-type="time" office:time-value="PT23H48M37S" calcext:value-type="time">
            <text:p>23:48:37</text:p>
          </table:table-cell>
          <table:table-cell office:value-type="time" office:time-value="PT07H19M59S" calcext:value-type="time">
            <text:p>07:19:59</text:p>
          </table:table-cell>
          <table:table-cell office:value-type="time" office:time-value="PT15H36M10S" calcext:value-type="time">
            <text:p>15:36:10</text:p>
          </table:table-cell>
          <table:table-cell office:value-type="time" office:time-value="PT23H48M37S" calcext:value-type="time">
            <text:p>23:48:37</text:p>
          </table:table-cell>
          <table:table-cell office:value-type="time" office:time-value="PT07H20M02S" calcext:value-type="time">
            <text:p>07:20:02</text:p>
          </table:table-cell>
          <table:table-cell table:formula="of:=IF(OR([.B48]=&quot;&quot;;[.E48]=&quot;&quot;);&quot;&quot;;ROUND(ABS([.B48]-[.E48])*86400))" office:value-type="float" office:value="7" calcext:value-type="float">
            <text:p>7</text:p>
          </table:table-cell>
          <table:table-cell table:formula="of:=IF(OR([.C48]=&quot;&quot;;[.F48]=&quot;&quot;);&quot;&quot;;ROUND(ABS([.C48]-[.F48])*86400))" office:value-type="float" office:value="0" calcext:value-type="float">
            <text:p>0</text:p>
          </table:table-cell>
          <table:table-cell table:formula="of:=IF(OR([.D48]=&quot;&quot;;[.G48]=&quot;&quot;);&quot;&quot;;ROUND(ABS([.D48]-[.G48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time" office:time-value="PT16H51M54S" calcext:value-type="time">
            <text:p>16:51:54</text:p>
          </table:table-cell>
          <table:table-cell/>
          <table:table-cell office:value-type="time" office:time-value="PT07H43M41S" calcext:value-type="time">
            <text:p>07:43:41</text:p>
          </table:table-cell>
          <table:table-cell office:value-type="time" office:time-value="PT16H51M48S" calcext:value-type="time">
            <text:p>16:51:48</text:p>
          </table:table-cell>
          <table:table-cell/>
          <table:table-cell office:value-type="time" office:time-value="PT07H43M46S" calcext:value-type="time">
            <text:p>07:43:46</text:p>
          </table:table-cell>
          <table:table-cell table:formula="of:=IF(OR([.B49]=&quot;&quot;;[.E49]=&quot;&quot;);&quot;&quot;;ROUND(ABS([.B49]-[.E49])*86400))" office:value-type="float" office:value="6" calcext:value-type="float">
            <text:p>6</text:p>
          </table:table-cell>
          <table:table-cell table:formula="of:=IF(OR([.C49]=&quot;&quot;;[.F49]=&quot;&quot;);&quot;&quot;;ROUND(ABS([.C49]-[.F49])*86400))">
            <text:p/>
          </table:table-cell>
          <table:table-cell table:formula="of:=IF(OR([.D49]=&quot;&quot;;[.G49]=&quot;&quot;);&quot;&quot;;ROUND(ABS([.D49]-[.G49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time" office:time-value="PT18H08M43S" calcext:value-type="time">
            <text:p>18:08:43</text:p>
          </table:table-cell>
          <table:table-cell office:value-type="time" office:time-value="PT00H36M17S" calcext:value-type="time">
            <text:p>00:36:17</text:p>
          </table:table-cell>
          <table:table-cell office:value-type="time" office:time-value="PT08H02M34S" calcext:value-type="time">
            <text:p>08:02:34</text:p>
          </table:table-cell>
          <table:table-cell office:value-type="time" office:time-value="PT18H08M38S" calcext:value-type="time">
            <text:p>18:08:38</text:p>
          </table:table-cell>
          <table:table-cell office:value-type="time" office:time-value="PT00H36M16S" calcext:value-type="time">
            <text:p>00:36:16</text:p>
          </table:table-cell>
          <table:table-cell office:value-type="time" office:time-value="PT08H02M40S" calcext:value-type="time">
            <text:p>08:02:40</text:p>
          </table:table-cell>
          <table:table-cell table:formula="of:=IF(OR([.B50]=&quot;&quot;;[.E50]=&quot;&quot;);&quot;&quot;;ROUND(ABS([.B50]-[.E50])*86400))" office:value-type="float" office:value="5" calcext:value-type="float">
            <text:p>5</text:p>
          </table:table-cell>
          <table:table-cell table:formula="of:=IF(OR([.C50]=&quot;&quot;;[.F50]=&quot;&quot;);&quot;&quot;;ROUND(ABS([.C50]-[.F50])*86400))" office:value-type="float" office:value="1" calcext:value-type="float">
            <text:p>1</text:p>
          </table:table-cell>
          <table:table-cell table:formula="of:=IF(OR([.D50]=&quot;&quot;;[.G50]=&quot;&quot;);&quot;&quot;;ROUND(ABS([.D50]-[.G50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time" office:time-value="PT19H25M50S" calcext:value-type="time">
            <text:p>19:25:50</text:p>
          </table:table-cell>
          <table:table-cell office:value-type="time" office:time-value="PT01H22M26S" calcext:value-type="time">
            <text:p>01:22:26</text:p>
          </table:table-cell>
          <table:table-cell office:value-type="time" office:time-value="PT08H18M27S" calcext:value-type="time">
            <text:p>08:18:27</text:p>
          </table:table-cell>
          <table:table-cell office:value-type="time" office:time-value="PT19H25M46S" calcext:value-type="time">
            <text:p>19:25:46</text:p>
          </table:table-cell>
          <table:table-cell office:value-type="time" office:time-value="PT01H22M26S" calcext:value-type="time">
            <text:p>01:22:26</text:p>
          </table:table-cell>
          <table:table-cell office:value-type="time" office:time-value="PT08H18M34S" calcext:value-type="time">
            <text:p>08:18:34</text:p>
          </table:table-cell>
          <table:table-cell table:formula="of:=IF(OR([.B51]=&quot;&quot;;[.E51]=&quot;&quot;);&quot;&quot;;ROUND(ABS([.B51]-[.E51])*86400))" office:value-type="float" office:value="4" calcext:value-type="float">
            <text:p>4</text:p>
          </table:table-cell>
          <table:table-cell table:formula="of:=IF(OR([.C51]=&quot;&quot;;[.F51]=&quot;&quot;);&quot;&quot;;ROUND(ABS([.C51]-[.F51])*86400))" office:value-type="float" office:value="0" calcext:value-type="float">
            <text:p>0</text:p>
          </table:table-cell>
          <table:table-cell table:formula="of:=IF(OR([.D51]=&quot;&quot;;[.G51]=&quot;&quot;);&quot;&quot;;ROUND(ABS([.D51]-[.G51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time" office:time-value="PT20H43M29S" calcext:value-type="time">
            <text:p>20:43:29</text:p>
          </table:table-cell>
          <table:table-cell office:value-type="time" office:time-value="PT02H07M42S" calcext:value-type="time">
            <text:p>02:07:42</text:p>
          </table:table-cell>
          <table:table-cell office:value-type="time" office:time-value="PT08H32M48S" calcext:value-type="time">
            <text:p>08:32:48</text:p>
          </table:table-cell>
          <table:table-cell office:value-type="time" office:time-value="PT20H43M26S" calcext:value-type="time">
            <text:p>20:43:26</text:p>
          </table:table-cell>
          <table:table-cell office:value-type="time" office:time-value="PT02H07M43S" calcext:value-type="time">
            <text:p>02:07:43</text:p>
          </table:table-cell>
          <table:table-cell office:value-type="time" office:time-value="PT08H32M56S" calcext:value-type="time">
            <text:p>08:32:56</text:p>
          </table:table-cell>
          <table:table-cell table:formula="of:=IF(OR([.B52]=&quot;&quot;;[.E52]=&quot;&quot;);&quot;&quot;;ROUND(ABS([.B52]-[.E52])*86400))" office:value-type="float" office:value="3" calcext:value-type="float">
            <text:p>3</text:p>
          </table:table-cell>
          <table:table-cell table:formula="of:=IF(OR([.C52]=&quot;&quot;;[.F52]=&quot;&quot;);&quot;&quot;;ROUND(ABS([.C52]-[.F52])*86400))" office:value-type="float" office:value="1" calcext:value-type="float">
            <text:p>1</text:p>
          </table:table-cell>
          <table:table-cell table:formula="of:=IF(OR([.D52]=&quot;&quot;;[.G52]=&quot;&quot;);&quot;&quot;;ROUND(ABS([.D52]-[.G52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time" office:time-value="PT22H02M30S" calcext:value-type="time">
            <text:p>22:02:30</text:p>
          </table:table-cell>
          <table:table-cell office:value-type="time" office:time-value="PT02H52M59S" calcext:value-type="time">
            <text:p>02:52:59</text:p>
          </table:table-cell>
          <table:table-cell office:value-type="time" office:time-value="PT08H46M52S" calcext:value-type="time">
            <text:p>08:46:52</text:p>
          </table:table-cell>
          <table:table-cell office:value-type="time" office:time-value="PT22H02M27S" calcext:value-type="time">
            <text:p>22:02:27</text:p>
          </table:table-cell>
          <table:table-cell office:value-type="time" office:time-value="PT02H53M00S" calcext:value-type="time">
            <text:p>02:53:00</text:p>
          </table:table-cell>
          <table:table-cell office:value-type="time" office:time-value="PT08H47M00S" calcext:value-type="time">
            <text:p>08:47:00</text:p>
          </table:table-cell>
          <table:table-cell table:formula="of:=IF(OR([.B53]=&quot;&quot;;[.E53]=&quot;&quot;);&quot;&quot;;ROUND(ABS([.B53]-[.E53])*86400))" office:value-type="float" office:value="3" calcext:value-type="float">
            <text:p>3</text:p>
          </table:table-cell>
          <table:table-cell table:formula="of:=IF(OR([.C53]=&quot;&quot;;[.F53]=&quot;&quot;);&quot;&quot;;ROUND(ABS([.C53]-[.F53])*86400))" office:value-type="float" office:value="1" calcext:value-type="float">
            <text:p>1</text:p>
          </table:table-cell>
          <table:table-cell table:formula="of:=IF(OR([.D53]=&quot;&quot;;[.G53]=&quot;&quot;);&quot;&quot;;ROUND(ABS([.D53]-[.G53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time" office:time-value="PT23H23M48S" calcext:value-type="time">
            <text:p>23:23:48</text:p>
          </table:table-cell>
          <table:table-cell office:value-type="time" office:time-value="PT03H39M21S" calcext:value-type="time">
            <text:p>03:39:21</text:p>
          </table:table-cell>
          <table:table-cell office:value-type="time" office:time-value="PT09H01M52S" calcext:value-type="time">
            <text:p>09:01:52</text:p>
          </table:table-cell>
          <table:table-cell office:value-type="time" office:time-value="PT23H23M46S" calcext:value-type="time">
            <text:p>23:23:46</text:p>
          </table:table-cell>
          <table:table-cell office:value-type="time" office:time-value="PT03H39M22S" calcext:value-type="time">
            <text:p>03:39:22</text:p>
          </table:table-cell>
          <table:table-cell office:value-type="time" office:time-value="PT09H02M02S" calcext:value-type="time">
            <text:p>09:02:02</text:p>
          </table:table-cell>
          <table:table-cell table:formula="of:=IF(OR([.B54]=&quot;&quot;;[.E54]=&quot;&quot;);&quot;&quot;;ROUND(ABS([.B54]-[.E54])*86400))" office:value-type="float" office:value="2" calcext:value-type="float">
            <text:p>2</text:p>
          </table:table-cell>
          <table:table-cell table:formula="of:=IF(OR([.C54]=&quot;&quot;;[.F54]=&quot;&quot;);&quot;&quot;;ROUND(ABS([.C54]-[.F54])*86400))" office:value-type="float" office:value="1" calcext:value-type="float">
            <text:p>1</text:p>
          </table:table-cell>
          <table:table-cell table:formula="of:=IF(OR([.D54]=&quot;&quot;;[.G54]=&quot;&quot;);&quot;&quot;;ROUND(ABS([.D54]-[.G54])*86400)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/>
          <table:table-cell office:value-type="time" office:time-value="PT04H27M59S" calcext:value-type="time">
            <text:p>04:27:59</text:p>
          </table:table-cell>
          <table:table-cell office:value-type="time" office:time-value="PT09H19M21S" calcext:value-type="time">
            <text:p>09:19:21</text:p>
          </table:table-cell>
          <table:table-cell/>
          <table:table-cell office:value-type="time" office:time-value="PT04H28M00S" calcext:value-type="time">
            <text:p>04:28:00</text:p>
          </table:table-cell>
          <table:table-cell office:value-type="time" office:time-value="PT09H19M32S" calcext:value-type="time">
            <text:p>09:19:32</text:p>
          </table:table-cell>
          <table:table-cell table:formula="of:=IF(OR([.B55]=&quot;&quot;;[.E55]=&quot;&quot;);&quot;&quot;;ROUND(ABS([.B55]-[.E55])*86400))">
            <text:p/>
          </table:table-cell>
          <table:table-cell table:formula="of:=IF(OR([.C55]=&quot;&quot;;[.F55]=&quot;&quot;);&quot;&quot;;ROUND(ABS([.C55]-[.F55])*86400))" office:value-type="float" office:value="1" calcext:value-type="float">
            <text:p>1</text:p>
          </table:table-cell>
          <table:table-cell table:formula="of:=IF(OR([.D55]=&quot;&quot;;[.G55]=&quot;&quot;);&quot;&quot;;ROUND(ABS([.D55]-[.G55])*86400))" office:value-type="float" office:value="11" calcext:value-type="float">
            <text:p>11</text:p>
          </table:table-cell>
          <table:table-cell table:number-columns-repeated="5"/>
          <table:table-cell table:style-name="ce12"/>
          <table:table-cell table:number-columns-repeated="3"/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time" office:time-value="PT00H47M40S" calcext:value-type="time">
            <text:p>00:47:40</text:p>
          </table:table-cell>
          <table:table-cell office:value-type="time" office:time-value="PT05H19M57S" calcext:value-type="time">
            <text:p>05:19:57</text:p>
          </table:table-cell>
          <table:table-cell office:value-type="time" office:time-value="PT09H41M29S" calcext:value-type="time">
            <text:p>09:41:29</text:p>
          </table:table-cell>
          <table:table-cell office:value-type="time" office:time-value="PT00H47M39S" calcext:value-type="time">
            <text:p>00:47:39</text:p>
          </table:table-cell>
          <table:table-cell office:value-type="time" office:time-value="PT05H19M57S" calcext:value-type="time">
            <text:p>05:19:57</text:p>
          </table:table-cell>
          <table:table-cell office:value-type="time" office:time-value="PT09H41M38S" calcext:value-type="time">
            <text:p>09:41:38</text:p>
          </table:table-cell>
          <table:table-cell table:formula="of:=IF(OR([.B56]=&quot;&quot;;[.E56]=&quot;&quot;);&quot;&quot;;ROUND(ABS([.B56]-[.E56])*86400))" office:value-type="float" office:value="1" calcext:value-type="float">
            <text:p>1</text:p>
          </table:table-cell>
          <table:table-cell table:formula="of:=IF(OR([.C56]=&quot;&quot;;[.F56]=&quot;&quot;);&quot;&quot;;ROUND(ABS([.C56]-[.F56])*86400))" office:value-type="float" office:value="0" calcext:value-type="float">
            <text:p>0</text:p>
          </table:table-cell>
          <table:table-cell table:formula="of:=IF(OR([.D56]=&quot;&quot;;[.G56]=&quot;&quot;);&quot;&quot;;ROUND(ABS([.D56]-[.G56])*86400)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time" office:time-value="PT02H12M33S" calcext:value-type="time">
            <text:p>02:12:33</text:p>
          </table:table-cell>
          <table:table-cell office:value-type="time" office:time-value="PT06H15M55S" calcext:value-type="time">
            <text:p>06:15:55</text:p>
          </table:table-cell>
          <table:table-cell office:value-type="time" office:time-value="PT10H11M21S" calcext:value-type="time">
            <text:p>10:11:21</text:p>
          </table:table-cell>
          <table:table-cell office:value-type="time" office:time-value="PT02H12M30S" calcext:value-type="time">
            <text:p>02:12:30</text:p>
          </table:table-cell>
          <table:table-cell office:value-type="time" office:time-value="PT06H15M54S" calcext:value-type="time">
            <text:p>06:15:54</text:p>
          </table:table-cell>
          <table:table-cell office:value-type="time" office:time-value="PT10H11M29S" calcext:value-type="time">
            <text:p>10:11:29</text:p>
          </table:table-cell>
          <table:table-cell table:formula="of:=IF(OR([.B57]=&quot;&quot;;[.E57]=&quot;&quot;);&quot;&quot;;ROUND(ABS([.B57]-[.E57])*86400))" office:value-type="float" office:value="3" calcext:value-type="float">
            <text:p>3</text:p>
          </table:table-cell>
          <table:table-cell table:formula="of:=IF(OR([.C57]=&quot;&quot;;[.F57]=&quot;&quot;);&quot;&quot;;ROUND(ABS([.C57]-[.F57])*86400))" office:value-type="float" office:value="1" calcext:value-type="float">
            <text:p>1</text:p>
          </table:table-cell>
          <table:table-cell table:formula="of:=IF(OR([.D57]=&quot;&quot;;[.G57]=&quot;&quot;);&quot;&quot;;ROUND(ABS([.D57]-[.G57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time" office:time-value="PT03H34M02S" calcext:value-type="time">
            <text:p>03:34:02</text:p>
          </table:table-cell>
          <table:table-cell office:value-type="time" office:time-value="PT07H15M45S" calcext:value-type="time">
            <text:p>07:15:45</text:p>
          </table:table-cell>
          <table:table-cell office:value-type="time" office:time-value="PT10H53M18S" calcext:value-type="time">
            <text:p>10:53:18</text:p>
          </table:table-cell>
          <table:table-cell office:value-type="time" office:time-value="PT03H33M56S" calcext:value-type="time">
            <text:p>03:33:56</text:p>
          </table:table-cell>
          <table:table-cell office:value-type="time" office:time-value="PT07H15M40S" calcext:value-type="time">
            <text:p>07:15:40</text:p>
          </table:table-cell>
          <table:table-cell office:value-type="time" office:time-value="PT10H53M20S" calcext:value-type="time">
            <text:p>10:53:20</text:p>
          </table:table-cell>
          <table:table-cell table:formula="of:=IF(OR([.B58]=&quot;&quot;;[.E58]=&quot;&quot;);&quot;&quot;;ROUND(ABS([.B58]-[.E58])*86400))" office:value-type="float" office:value="6" calcext:value-type="float">
            <text:p>6</text:p>
          </table:table-cell>
          <table:table-cell table:formula="of:=IF(OR([.C58]=&quot;&quot;;[.F58]=&quot;&quot;);&quot;&quot;;ROUND(ABS([.C58]-[.F58])*86400))" office:value-type="float" office:value="5" calcext:value-type="float">
            <text:p>5</text:p>
          </table:table-cell>
          <table:table-cell table:formula="of:=IF(OR([.D58]=&quot;&quot;;[.G58]=&quot;&quot;);&quot;&quot;;ROUND(ABS([.D58]-[.G58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time" office:time-value="PT04H45M16S" calcext:value-type="time">
            <text:p>04:45:16</text:p>
          </table:table-cell>
          <table:table-cell office:value-type="time" office:time-value="PT08H18M04S" calcext:value-type="time">
            <text:p>08:18:04</text:p>
          </table:table-cell>
          <table:table-cell office:value-type="time" office:time-value="PT11H51M12S" calcext:value-type="time">
            <text:p>11:51:12</text:p>
          </table:table-cell>
          <table:table-cell office:value-type="time" office:time-value="PT04H45M11S" calcext:value-type="time">
            <text:p>04:45:11</text:p>
          </table:table-cell>
          <table:table-cell office:value-type="time" office:time-value="PT08H17M57S" calcext:value-type="time">
            <text:p>08:17:57</text:p>
          </table:table-cell>
          <table:table-cell office:value-type="time" office:time-value="PT11H51M05S" calcext:value-type="time">
            <text:p>11:51:05</text:p>
          </table:table-cell>
          <table:table-cell table:formula="of:=IF(OR([.B59]=&quot;&quot;;[.E59]=&quot;&quot;);&quot;&quot;;ROUND(ABS([.B59]-[.E59])*86400))" office:value-type="float" office:value="5" calcext:value-type="float">
            <text:p>5</text:p>
          </table:table-cell>
          <table:table-cell table:formula="of:=IF(OR([.C59]=&quot;&quot;;[.F59]=&quot;&quot;);&quot;&quot;;ROUND(ABS([.C59]-[.F59])*86400))" office:value-type="float" office:value="7" calcext:value-type="float">
            <text:p>7</text:p>
          </table:table-cell>
          <table:table-cell table:formula="of:=IF(OR([.D59]=&quot;&quot;;[.G59]=&quot;&quot;);&quot;&quot;;ROUND(ABS([.D59]-[.G59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time" office:time-value="PT05H41M02S" calcext:value-type="time">
            <text:p>05:41:02</text:p>
          </table:table-cell>
          <table:table-cell office:value-type="time" office:time-value="PT09H20M32S" calcext:value-type="time">
            <text:p>09:20:32</text:p>
          </table:table-cell>
          <table:table-cell office:value-type="time" office:time-value="PT13H04M52S" calcext:value-type="time">
            <text:p>13:04:52</text:p>
          </table:table-cell>
          <table:table-cell office:value-type="time" office:time-value="PT05H41M00S" calcext:value-type="time">
            <text:p>05:41:00</text:p>
          </table:table-cell>
          <table:table-cell office:value-type="time" office:time-value="PT09H20M25S" calcext:value-type="time">
            <text:p>09:20:25</text:p>
          </table:table-cell>
          <table:table-cell office:value-type="time" office:time-value="PT13H04M38S" calcext:value-type="time">
            <text:p>13:04:38</text:p>
          </table:table-cell>
          <table:table-cell table:formula="of:=IF(OR([.B60]=&quot;&quot;;[.E60]=&quot;&quot;);&quot;&quot;;ROUND(ABS([.B60]-[.E60])*86400))" office:value-type="float" office:value="2" calcext:value-type="float">
            <text:p>2</text:p>
          </table:table-cell>
          <table:table-cell table:formula="of:=IF(OR([.C60]=&quot;&quot;;[.F60]=&quot;&quot;);&quot;&quot;;ROUND(ABS([.C60]-[.F60])*86400))" office:value-type="float" office:value="7" calcext:value-type="float">
            <text:p>7</text:p>
          </table:table-cell>
          <table:table-cell table:formula="of:=IF(OR([.D60]=&quot;&quot;;[.G60]=&quot;&quot;);&quot;&quot;;ROUND(ABS([.D60]-[.G60])*86400))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time" office:time-value="PT06H21M24S" calcext:value-type="time">
            <text:p>06:21:24</text:p>
          </table:table-cell>
          <table:table-cell office:value-type="time" office:time-value="PT10H20M42S" calcext:value-type="time">
            <text:p>10:20:42</text:p>
          </table:table-cell>
          <table:table-cell office:value-type="time" office:time-value="PT14H28M36S" calcext:value-type="time">
            <text:p>14:28:36</text:p>
          </table:table-cell>
          <table:table-cell office:value-type="time" office:time-value="PT06H21M28S" calcext:value-type="time">
            <text:p>06:21:28</text:p>
          </table:table-cell>
          <table:table-cell office:value-type="time" office:time-value="PT10H20M37S" calcext:value-type="time">
            <text:p>10:20:37</text:p>
          </table:table-cell>
          <table:table-cell office:value-type="time" office:time-value="PT14H28M21S" calcext:value-type="time">
            <text:p>14:28:21</text:p>
          </table:table-cell>
          <table:table-cell table:formula="of:=IF(OR([.B61]=&quot;&quot;;[.E61]=&quot;&quot;);&quot;&quot;;ROUND(ABS([.B61]-[.E61])*86400))" office:value-type="float" office:value="4" calcext:value-type="float">
            <text:p>4</text:p>
          </table:table-cell>
          <table:table-cell table:formula="of:=IF(OR([.C61]=&quot;&quot;;[.F61]=&quot;&quot;);&quot;&quot;;ROUND(ABS([.C61]-[.F61])*86400))" office:value-type="float" office:value="5" calcext:value-type="float">
            <text:p>5</text:p>
          </table:table-cell>
          <table:table-cell table:formula="of:=IF(OR([.D61]=&quot;&quot;;[.G61]=&quot;&quot;);&quot;&quot;;ROUND(ABS([.D61]-[.G61])*86400))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time" office:time-value="PT06H50M14S" calcext:value-type="time">
            <text:p>06:50:14</text:p>
          </table:table-cell>
          <table:table-cell office:value-type="time" office:time-value="PT11H17M02S" calcext:value-type="time">
            <text:p>11:17:02</text:p>
          </table:table-cell>
          <table:table-cell office:value-type="time" office:time-value="PT15H55M11S" calcext:value-type="time">
            <text:p>15:55:11</text:p>
          </table:table-cell>
          <table:table-cell office:value-type="time" office:time-value="PT06H50M22S" calcext:value-type="time">
            <text:p>06:50:22</text:p>
          </table:table-cell>
          <table:table-cell office:value-type="time" office:time-value="PT11H17M01S" calcext:value-type="time">
            <text:p>11:17:01</text:p>
          </table:table-cell>
          <table:table-cell office:value-type="time" office:time-value="PT15H54M59S" calcext:value-type="time">
            <text:p>15:54:59</text:p>
          </table:table-cell>
          <table:table-cell table:formula="of:=IF(OR([.B62]=&quot;&quot;;[.E62]=&quot;&quot;);&quot;&quot;;ROUND(ABS([.B62]-[.E62])*86400))" office:value-type="float" office:value="8" calcext:value-type="float">
            <text:p>8</text:p>
          </table:table-cell>
          <table:table-cell table:formula="of:=IF(OR([.C62]=&quot;&quot;;[.F62]=&quot;&quot;);&quot;&quot;;ROUND(ABS([.C62]-[.F62])*86400))" office:value-type="float" office:value="1" calcext:value-type="float">
            <text:p>1</text:p>
          </table:table-cell>
          <table:table-cell table:formula="of:=IF(OR([.D62]=&quot;&quot;;[.G62]=&quot;&quot;);&quot;&quot;;ROUND(ABS([.D62]-[.G62])*86400)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time" office:time-value="PT07H11M38S" calcext:value-type="time">
            <text:p>07:11:38</text:p>
          </table:table-cell>
          <table:table-cell office:value-type="time" office:time-value="PT12H09M10S" calcext:value-type="time">
            <text:p>12:09:10</text:p>
          </table:table-cell>
          <table:table-cell office:value-type="time" office:time-value="PT17H19M59S" calcext:value-type="time">
            <text:p>17:19:59</text:p>
          </table:table-cell>
          <table:table-cell office:value-type="time" office:time-value="PT07H11M48S" calcext:value-type="time">
            <text:p>07:11:48</text:p>
          </table:table-cell>
          <table:table-cell office:value-type="time" office:time-value="PT12H09M12S" calcext:value-type="time">
            <text:p>12:09:12</text:p>
          </table:table-cell>
          <table:table-cell office:value-type="time" office:time-value="PT17H19M51S" calcext:value-type="time">
            <text:p>17:19:51</text:p>
          </table:table-cell>
          <table:table-cell table:formula="of:=IF(OR([.B63]=&quot;&quot;;[.E63]=&quot;&quot;);&quot;&quot;;ROUND(ABS([.B63]-[.E63])*86400))" office:value-type="float" office:value="10" calcext:value-type="float">
            <text:p>10</text:p>
          </table:table-cell>
          <table:table-cell table:formula="of:=IF(OR([.C63]=&quot;&quot;;[.F63]=&quot;&quot;);&quot;&quot;;ROUND(ABS([.C63]-[.F63])*86400))" office:value-type="float" office:value="2" calcext:value-type="float">
            <text:p>2</text:p>
          </table:table-cell>
          <table:table-cell table:formula="of:=IF(OR([.D63]=&quot;&quot;;[.G63]=&quot;&quot;);&quot;&quot;;ROUND(ABS([.D63]-[.G63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time" office:time-value="PT07H28M36S" calcext:value-type="time">
            <text:p>07:28:36</text:p>
          </table:table-cell>
          <table:table-cell office:value-type="time" office:time-value="PT12H57M41S" calcext:value-type="time">
            <text:p>12:57:41</text:p>
          </table:table-cell>
          <table:table-cell office:value-type="time" office:time-value="PT18H41M25S" calcext:value-type="time">
            <text:p>18:41:25</text:p>
          </table:table-cell>
          <table:table-cell office:value-type="time" office:time-value="PT07H28M46S" calcext:value-type="time">
            <text:p>07:28:46</text:p>
          </table:table-cell>
          <table:table-cell office:value-type="time" office:time-value="PT12H57M44S" calcext:value-type="time">
            <text:p>12:57:44</text:p>
          </table:table-cell>
          <table:table-cell office:value-type="time" office:time-value="PT18H41M18S" calcext:value-type="time">
            <text:p>18:41:18</text:p>
          </table:table-cell>
          <table:table-cell table:formula="of:=IF(OR([.B64]=&quot;&quot;;[.E64]=&quot;&quot;);&quot;&quot;;ROUND(ABS([.B64]-[.E64])*86400))" office:value-type="float" office:value="10" calcext:value-type="float">
            <text:p>10</text:p>
          </table:table-cell>
          <table:table-cell table:formula="of:=IF(OR([.C64]=&quot;&quot;;[.F64]=&quot;&quot;);&quot;&quot;;ROUND(ABS([.C64]-[.F64])*86400))" office:value-type="float" office:value="3" calcext:value-type="float">
            <text:p>3</text:p>
          </table:table-cell>
          <table:table-cell table:formula="of:=IF(OR([.D64]=&quot;&quot;;[.G64]=&quot;&quot;);&quot;&quot;;ROUND(ABS([.D64]-[.G64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time" office:time-value="PT07H43M10S" calcext:value-type="time">
            <text:p>07:43:10</text:p>
          </table:table-cell>
          <table:table-cell office:value-type="time" office:time-value="PT13H43M34S" calcext:value-type="time">
            <text:p>13:43:34</text:p>
          </table:table-cell>
          <table:table-cell office:value-type="time" office:time-value="PT19H59M40S" calcext:value-type="time">
            <text:p>19:59:40</text:p>
          </table:table-cell>
          <table:table-cell office:value-type="time" office:time-value="PT07H43M20S" calcext:value-type="time">
            <text:p>07:43:20</text:p>
          </table:table-cell>
          <table:table-cell office:value-type="time" office:time-value="PT13H43M38S" calcext:value-type="time">
            <text:p>13:43:38</text:p>
          </table:table-cell>
          <table:table-cell office:value-type="time" office:time-value="PT19H59M35S" calcext:value-type="time">
            <text:p>19:59:35</text:p>
          </table:table-cell>
          <table:table-cell table:formula="of:=IF(OR([.B65]=&quot;&quot;;[.E65]=&quot;&quot;);&quot;&quot;;ROUND(ABS([.B65]-[.E65])*86400))" office:value-type="float" office:value="10" calcext:value-type="float">
            <text:p>10</text:p>
          </table:table-cell>
          <table:table-cell table:formula="of:=IF(OR([.C65]=&quot;&quot;;[.F65]=&quot;&quot;);&quot;&quot;;ROUND(ABS([.C65]-[.F65])*86400))" office:value-type="float" office:value="4" calcext:value-type="float">
            <text:p>4</text:p>
          </table:table-cell>
          <table:table-cell table:formula="of:=IF(OR([.D65]=&quot;&quot;;[.G65]=&quot;&quot;);&quot;&quot;;ROUND(ABS([.D65]-[.G65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time" office:time-value="PT07H56M47S" calcext:value-type="time">
            <text:p>07:56:47</text:p>
          </table:table-cell>
          <table:table-cell office:value-type="time" office:time-value="PT14H27M56S" calcext:value-type="time">
            <text:p>14:27:56</text:p>
          </table:table-cell>
          <table:table-cell office:value-type="time" office:time-value="PT21H15M39S" calcext:value-type="time">
            <text:p>21:15:39</text:p>
          </table:table-cell>
          <table:table-cell office:value-type="time" office:time-value="PT07H56M57S" calcext:value-type="time">
            <text:p>07:56:57</text:p>
          </table:table-cell>
          <table:table-cell office:value-type="time" office:time-value="PT14H27M59S" calcext:value-type="time">
            <text:p>14:27:59</text:p>
          </table:table-cell>
          <table:table-cell office:value-type="time" office:time-value="PT21H15M35S" calcext:value-type="time">
            <text:p>21:15:35</text:p>
          </table:table-cell>
          <table:table-cell table:formula="of:=IF(OR([.B66]=&quot;&quot;;[.E66]=&quot;&quot;);&quot;&quot;;ROUND(ABS([.B66]-[.E66])*86400))" office:value-type="float" office:value="10" calcext:value-type="float">
            <text:p>10</text:p>
          </table:table-cell>
          <table:table-cell table:formula="of:=IF(OR([.C66]=&quot;&quot;;[.F66]=&quot;&quot;);&quot;&quot;;ROUND(ABS([.C66]-[.F66])*86400))" office:value-type="float" office:value="3" calcext:value-type="float">
            <text:p>3</text:p>
          </table:table-cell>
          <table:table-cell table:formula="of:=IF(OR([.D66]=&quot;&quot;;[.G66]=&quot;&quot;);&quot;&quot;;ROUND(ABS([.D66]-[.G66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time" office:time-value="PT08H10M39S" calcext:value-type="time">
            <text:p>08:10:39</text:p>
          </table:table-cell>
          <table:table-cell office:value-type="time" office:time-value="PT15H11M51S" calcext:value-type="time">
            <text:p>15:11:51</text:p>
          </table:table-cell>
          <table:table-cell office:value-type="time" office:time-value="PT22H30M18S" calcext:value-type="time">
            <text:p>22:30:18</text:p>
          </table:table-cell>
          <table:table-cell office:value-type="time" office:time-value="PT08H10M48S" calcext:value-type="time">
            <text:p>08:10:48</text:p>
          </table:table-cell>
          <table:table-cell office:value-type="time" office:time-value="PT15H11M54S" calcext:value-type="time">
            <text:p>15:11:54</text:p>
          </table:table-cell>
          <table:table-cell office:value-type="time" office:time-value="PT22H30M14S" calcext:value-type="time">
            <text:p>22:30:14</text:p>
          </table:table-cell>
          <table:table-cell table:formula="of:=IF(OR([.B67]=&quot;&quot;;[.E67]=&quot;&quot;);&quot;&quot;;ROUND(ABS([.B67]-[.E67])*86400))" office:value-type="float" office:value="9" calcext:value-type="float">
            <text:p>9</text:p>
          </table:table-cell>
          <table:table-cell table:formula="of:=IF(OR([.C67]=&quot;&quot;;[.F67]=&quot;&quot;);&quot;&quot;;ROUND(ABS([.C67]-[.F67])*86400))" office:value-type="float" office:value="3" calcext:value-type="float">
            <text:p>3</text:p>
          </table:table-cell>
          <table:table-cell table:formula="of:=IF(OR([.D67]=&quot;&quot;;[.G67]=&quot;&quot;);&quot;&quot;;ROUND(ABS([.D67]-[.G67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time" office:time-value="PT08H25M56S" calcext:value-type="time">
            <text:p>08:25:56</text:p>
          </table:table-cell>
          <table:table-cell office:value-type="time" office:time-value="PT15H56M16S" calcext:value-type="time">
            <text:p>15:56:16</text:p>
          </table:table-cell>
          <table:table-cell office:value-type="time" office:time-value="PT23H44M02S" calcext:value-type="time">
            <text:p>23:44:02</text:p>
          </table:table-cell>
          <table:table-cell office:value-type="time" office:time-value="PT08H26M05S" calcext:value-type="time">
            <text:p>08:26:05</text:p>
          </table:table-cell>
          <table:table-cell office:value-type="time" office:time-value="PT15H56M18S" calcext:value-type="time">
            <text:p>15:56:18</text:p>
          </table:table-cell>
          <table:table-cell office:value-type="time" office:time-value="PT23H43M58S" calcext:value-type="time">
            <text:p>23:43:58</text:p>
          </table:table-cell>
          <table:table-cell table:formula="of:=IF(OR([.B68]=&quot;&quot;;[.E68]=&quot;&quot;);&quot;&quot;;ROUND(ABS([.B68]-[.E68])*86400))" office:value-type="float" office:value="9" calcext:value-type="float">
            <text:p>9</text:p>
          </table:table-cell>
          <table:table-cell table:formula="of:=IF(OR([.C68]=&quot;&quot;;[.F68]=&quot;&quot;);&quot;&quot;;ROUND(ABS([.C68]-[.F68])*86400))" office:value-type="float" office:value="2" calcext:value-type="float">
            <text:p>2</text:p>
          </table:table-cell>
          <table:table-cell table:formula="of:=IF(OR([.D68]=&quot;&quot;;[.G68]=&quot;&quot;);&quot;&quot;;ROUND(ABS([.D68]-[.G68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time" office:time-value="PT08H44M01S" calcext:value-type="time">
            <text:p>08:44:01</text:p>
          </table:table-cell>
          <table:table-cell office:value-type="time" office:time-value="PT16H41M55S" calcext:value-type="time">
            <text:p>16:41:55</text:p>
          </table:table-cell>
          <table:table-cell/>
          <table:table-cell office:value-type="time" office:time-value="PT08H44M09S" calcext:value-type="time">
            <text:p>08:44:09</text:p>
          </table:table-cell>
          <table:table-cell office:value-type="time" office:time-value="PT16H41M56S" calcext:value-type="time">
            <text:p>16:41:56</text:p>
          </table:table-cell>
          <table:table-cell/>
          <table:table-cell table:formula="of:=IF(OR([.B69]=&quot;&quot;;[.E69]=&quot;&quot;);&quot;&quot;;ROUND(ABS([.B69]-[.E69])*86400))" office:value-type="float" office:value="8" calcext:value-type="float">
            <text:p>8</text:p>
          </table:table-cell>
          <table:table-cell table:formula="of:=IF(OR([.C69]=&quot;&quot;;[.F69]=&quot;&quot;);&quot;&quot;;ROUND(ABS([.C69]-[.F69])*86400))" office:value-type="float" office:value="1" calcext:value-type="float">
            <text:p>1</text:p>
          </table:table-cell>
          <table:table-cell table:formula="of:=IF(OR([.D69]=&quot;&quot;;[.G69]=&quot;&quot;);&quot;&quot;;ROUND(ABS([.D69]-[.G69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time" office:time-value="PT09H06M44S" calcext:value-type="time">
            <text:p>09:06:44</text:p>
          </table:table-cell>
          <table:table-cell office:value-type="time" office:time-value="PT17H29M14S" calcext:value-type="time">
            <text:p>17:29:14</text:p>
          </table:table-cell>
          <table:table-cell office:value-type="time" office:time-value="PT00H56M25S" calcext:value-type="time">
            <text:p>00:56:25</text:p>
          </table:table-cell>
          <table:table-cell office:value-type="time" office:time-value="PT09H06M48S" calcext:value-type="time">
            <text:p>09:06:48</text:p>
          </table:table-cell>
          <table:table-cell office:value-type="time" office:time-value="PT17H29M14S" calcext:value-type="time">
            <text:p>17:29:14</text:p>
          </table:table-cell>
          <table:table-cell office:value-type="time" office:time-value="PT00H56M23S" calcext:value-type="time">
            <text:p>00:56:23</text:p>
          </table:table-cell>
          <table:table-cell table:formula="of:=IF(OR([.B70]=&quot;&quot;;[.E70]=&quot;&quot;);&quot;&quot;;ROUND(ABS([.B70]-[.E70])*86400))" office:value-type="float" office:value="4" calcext:value-type="float">
            <text:p>4</text:p>
          </table:table-cell>
          <table:table-cell table:formula="of:=IF(OR([.C70]=&quot;&quot;;[.F70]=&quot;&quot;);&quot;&quot;;ROUND(ABS([.C70]-[.F70])*86400))" office:value-type="float" office:value="0" calcext:value-type="float">
            <text:p>0</text:p>
          </table:table-cell>
          <table:table-cell table:formula="of:=IF(OR([.D70]=&quot;&quot;;[.G70]=&quot;&quot;);&quot;&quot;;ROUND(ABS([.D70]-[.G7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time" office:time-value="PT09H36M17S" calcext:value-type="time">
            <text:p>09:36:17</text:p>
          </table:table-cell>
          <table:table-cell office:value-type="time" office:time-value="PT18H18M17S" calcext:value-type="time">
            <text:p>18:18:17</text:p>
          </table:table-cell>
          <table:table-cell office:value-type="time" office:time-value="PT02H05M46S" calcext:value-type="time">
            <text:p>02:05:46</text:p>
          </table:table-cell>
          <table:table-cell office:value-type="time" office:time-value="PT09H36M20S" calcext:value-type="time">
            <text:p>09:36:20</text:p>
          </table:table-cell>
          <table:table-cell office:value-type="time" office:time-value="PT18H18M16S" calcext:value-type="time">
            <text:p>18:18:16</text:p>
          </table:table-cell>
          <table:table-cell office:value-type="time" office:time-value="PT02H05M45S" calcext:value-type="time">
            <text:p>02:05:45</text:p>
          </table:table-cell>
          <table:table-cell table:formula="of:=IF(OR([.B71]=&quot;&quot;;[.E71]=&quot;&quot;);&quot;&quot;;ROUND(ABS([.B71]-[.E71])*86400))" office:value-type="float" office:value="3" calcext:value-type="float">
            <text:p>3</text:p>
          </table:table-cell>
          <table:table-cell table:formula="of:=IF(OR([.C71]=&quot;&quot;;[.F71]=&quot;&quot;);&quot;&quot;;ROUND(ABS([.C71]-[.F71])*86400))" office:value-type="float" office:value="1" calcext:value-type="float">
            <text:p>1</text:p>
          </table:table-cell>
          <table:table-cell table:formula="of:=IF(OR([.D71]=&quot;&quot;;[.G71]=&quot;&quot;);&quot;&quot;;ROUND(ABS([.D71]-[.G71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time" office:time-value="PT10H15M17S" calcext:value-type="time">
            <text:p>10:15:17</text:p>
          </table:table-cell>
          <table:table-cell office:value-type="time" office:time-value="PT19H08M43S" calcext:value-type="time">
            <text:p>19:08:43</text:p>
          </table:table-cell>
          <table:table-cell office:value-type="time" office:time-value="PT03H09M17S" calcext:value-type="time">
            <text:p>03:09:17</text:p>
          </table:table-cell>
          <table:table-cell office:value-type="time" office:time-value="PT10H15M18S" calcext:value-type="time">
            <text:p>10:15:18</text:p>
          </table:table-cell>
          <table:table-cell office:value-type="time" office:time-value="PT19H08M41S" calcext:value-type="time">
            <text:p>19:08:41</text:p>
          </table:table-cell>
          <table:table-cell office:value-type="time" office:time-value="PT03H09M14S" calcext:value-type="time">
            <text:p>03:09:14</text:p>
          </table:table-cell>
          <table:table-cell table:formula="of:=IF(OR([.B72]=&quot;&quot;;[.E72]=&quot;&quot;);&quot;&quot;;ROUND(ABS([.B72]-[.E72])*86400))" office:value-type="float" office:value="1" calcext:value-type="float">
            <text:p>1</text:p>
          </table:table-cell>
          <table:table-cell table:formula="of:=IF(OR([.C72]=&quot;&quot;;[.F72]=&quot;&quot;);&quot;&quot;;ROUND(ABS([.C72]-[.F72])*86400))" office:value-type="float" office:value="2" calcext:value-type="float">
            <text:p>2</text:p>
          </table:table-cell>
          <table:table-cell table:formula="of:=IF(OR([.D72]=&quot;&quot;;[.G72]=&quot;&quot;);&quot;&quot;;ROUND(ABS([.D72]-[.G72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time" office:time-value="PT11H05M34S" calcext:value-type="time">
            <text:p>11:05:34</text:p>
          </table:table-cell>
          <table:table-cell office:value-type="time" office:time-value="PT19H59M46S" calcext:value-type="time">
            <text:p>19:59:46</text:p>
          </table:table-cell>
          <table:table-cell office:value-type="time" office:time-value="PT04H03M49S" calcext:value-type="time">
            <text:p>04:03:49</text:p>
          </table:table-cell>
          <table:table-cell office:value-type="time" office:time-value="PT11H05M31S" calcext:value-type="time">
            <text:p>11:05:31</text:p>
          </table:table-cell>
          <table:table-cell office:value-type="time" office:time-value="PT19H59M44S" calcext:value-type="time">
            <text:p>19:59:44</text:p>
          </table:table-cell>
          <table:table-cell office:value-type="time" office:time-value="PT04H03M47S" calcext:value-type="time">
            <text:p>04:03:47</text:p>
          </table:table-cell>
          <table:table-cell table:formula="of:=IF(OR([.B73]=&quot;&quot;;[.E73]=&quot;&quot;);&quot;&quot;;ROUND(ABS([.B73]-[.E73])*86400))" office:value-type="float" office:value="3" calcext:value-type="float">
            <text:p>3</text:p>
          </table:table-cell>
          <table:table-cell table:formula="of:=IF(OR([.C73]=&quot;&quot;;[.F73]=&quot;&quot;);&quot;&quot;;ROUND(ABS([.C73]-[.F73])*86400))" office:value-type="float" office:value="2" calcext:value-type="float">
            <text:p>2</text:p>
          </table:table-cell>
          <table:table-cell table:formula="of:=IF(OR([.D73]=&quot;&quot;;[.G73]=&quot;&quot;);&quot;&quot;;ROUND(ABS([.D73]-[.G73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3-13" calcext:value-type="date">
            <text:p>2022-03-13</text:p>
          </table:table-cell>
          <table:table-cell office:value-type="time" office:time-value="PT12H06M52S" calcext:value-type="time">
            <text:p>12:06:52</text:p>
          </table:table-cell>
          <table:table-cell office:value-type="time" office:time-value="PT20H50M34S" calcext:value-type="time">
            <text:p>20:50:34</text:p>
          </table:table-cell>
          <table:table-cell office:value-type="time" office:time-value="PT04H47M42S" calcext:value-type="time">
            <text:p>04:47:42</text:p>
          </table:table-cell>
          <table:table-cell office:value-type="time" office:time-value="PT12H06M47S" calcext:value-type="time">
            <text:p>12:06:47</text:p>
          </table:table-cell>
          <table:table-cell office:value-type="time" office:time-value="PT20H50M32S" calcext:value-type="time">
            <text:p>20:50:32</text:p>
          </table:table-cell>
          <table:table-cell office:value-type="time" office:time-value="PT04H47M41S" calcext:value-type="time">
            <text:p>04:47:41</text:p>
          </table:table-cell>
          <table:table-cell table:formula="of:=IF(OR([.B74]=&quot;&quot;;[.E74]=&quot;&quot;);&quot;&quot;;ROUND(ABS([.B74]-[.E74])*86400))" office:value-type="float" office:value="5" calcext:value-type="float">
            <text:p>5</text:p>
          </table:table-cell>
          <table:table-cell table:formula="of:=IF(OR([.C74]=&quot;&quot;;[.F74]=&quot;&quot;);&quot;&quot;;ROUND(ABS([.C74]-[.F74])*86400))" office:value-type="float" office:value="2" calcext:value-type="float">
            <text:p>2</text:p>
          </table:table-cell>
          <table:table-cell table:formula="of:=IF(OR([.D74]=&quot;&quot;;[.G74]=&quot;&quot;);&quot;&quot;;ROUND(ABS([.D74]-[.G74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time" office:time-value="PT13H16M40S" calcext:value-type="time">
            <text:p>13:16:40</text:p>
          </table:table-cell>
          <table:table-cell office:value-type="time" office:time-value="PT21H40M21S" calcext:value-type="time">
            <text:p>21:40:21</text:p>
          </table:table-cell>
          <table:table-cell office:value-type="time" office:time-value="PT05H21M31S" calcext:value-type="time">
            <text:p>05:21:31</text:p>
          </table:table-cell>
          <table:table-cell office:value-type="time" office:time-value="PT13H16M34S" calcext:value-type="time">
            <text:p>13:16:34</text:p>
          </table:table-cell>
          <table:table-cell office:value-type="time" office:time-value="PT21H40M20S" calcext:value-type="time">
            <text:p>21:40:20</text:p>
          </table:table-cell>
          <table:table-cell office:value-type="time" office:time-value="PT05H21M32S" calcext:value-type="time">
            <text:p>05:21:32</text:p>
          </table:table-cell>
          <table:table-cell table:formula="of:=IF(OR([.B75]=&quot;&quot;;[.E75]=&quot;&quot;);&quot;&quot;;ROUND(ABS([.B75]-[.E75])*86400))" office:value-type="float" office:value="6" calcext:value-type="float">
            <text:p>6</text:p>
          </table:table-cell>
          <table:table-cell table:formula="of:=IF(OR([.C75]=&quot;&quot;;[.F75]=&quot;&quot;);&quot;&quot;;ROUND(ABS([.C75]-[.F75])*86400))" office:value-type="float" office:value="1" calcext:value-type="float">
            <text:p>1</text:p>
          </table:table-cell>
          <table:table-cell table:formula="of:=IF(OR([.D75]=&quot;&quot;;[.G75]=&quot;&quot;);&quot;&quot;;ROUND(ABS([.D75]-[.G75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time" office:time-value="PT14H31M32S" calcext:value-type="time">
            <text:p>14:31:32</text:p>
          </table:table-cell>
          <table:table-cell office:value-type="time" office:time-value="PT22H28M44S" calcext:value-type="time">
            <text:p>22:28:44</text:p>
          </table:table-cell>
          <table:table-cell office:value-type="time" office:time-value="PT05H47M23S" calcext:value-type="time">
            <text:p>05:47:23</text:p>
          </table:table-cell>
          <table:table-cell office:value-type="time" office:time-value="PT14H31M26S" calcext:value-type="time">
            <text:p>14:31:26</text:p>
          </table:table-cell>
          <table:table-cell office:value-type="time" office:time-value="PT22H28M43S" calcext:value-type="time">
            <text:p>22:28:43</text:p>
          </table:table-cell>
          <table:table-cell office:value-type="time" office:time-value="PT05H47M26S" calcext:value-type="time">
            <text:p>05:47:26</text:p>
          </table:table-cell>
          <table:table-cell table:formula="of:=IF(OR([.B76]=&quot;&quot;;[.E76]=&quot;&quot;);&quot;&quot;;ROUND(ABS([.B76]-[.E76])*86400))" office:value-type="float" office:value="6" calcext:value-type="float">
            <text:p>6</text:p>
          </table:table-cell>
          <table:table-cell table:formula="of:=IF(OR([.C76]=&quot;&quot;;[.F76]=&quot;&quot;);&quot;&quot;;ROUND(ABS([.C76]-[.F76])*86400))" office:value-type="float" office:value="1" calcext:value-type="float">
            <text:p>1</text:p>
          </table:table-cell>
          <table:table-cell table:formula="of:=IF(OR([.D76]=&quot;&quot;;[.G76]=&quot;&quot;);&quot;&quot;;ROUND(ABS([.D76]-[.G76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time" office:time-value="PT15H48M47S" calcext:value-type="time">
            <text:p>15:48:47</text:p>
          </table:table-cell>
          <table:table-cell office:value-type="time" office:time-value="PT23H15M45S" calcext:value-type="time">
            <text:p>23:15:45</text:p>
          </table:table-cell>
          <table:table-cell office:value-type="time" office:time-value="PT06H07M40S" calcext:value-type="time">
            <text:p>06:07:40</text:p>
          </table:table-cell>
          <table:table-cell office:value-type="time" office:time-value="PT15H48M41S" calcext:value-type="time">
            <text:p>15:48:41</text:p>
          </table:table-cell>
          <table:table-cell office:value-type="time" office:time-value="PT23H15M45S" calcext:value-type="time">
            <text:p>23:15:45</text:p>
          </table:table-cell>
          <table:table-cell office:value-type="time" office:time-value="PT06H07M45S" calcext:value-type="time">
            <text:p>06:07:45</text:p>
          </table:table-cell>
          <table:table-cell table:formula="of:=IF(OR([.B77]=&quot;&quot;;[.E77]=&quot;&quot;);&quot;&quot;;ROUND(ABS([.B77]-[.E77])*86400))" office:value-type="float" office:value="6" calcext:value-type="float">
            <text:p>6</text:p>
          </table:table-cell>
          <table:table-cell table:formula="of:=IF(OR([.C77]=&quot;&quot;;[.F77]=&quot;&quot;);&quot;&quot;;ROUND(ABS([.C77]-[.F77])*86400))" office:value-type="float" office:value="0" calcext:value-type="float">
            <text:p>0</text:p>
          </table:table-cell>
          <table:table-cell table:formula="of:=IF(OR([.D77]=&quot;&quot;;[.G77]=&quot;&quot;);&quot;&quot;;ROUND(ABS([.D77]-[.G77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time" office:time-value="PT17H07M01S" calcext:value-type="time">
            <text:p>17:07:01</text:p>
          </table:table-cell>
          <table:table-cell/>
          <table:table-cell office:value-type="time" office:time-value="PT06H24M24S" calcext:value-type="time">
            <text:p>06:24:24</text:p>
          </table:table-cell>
          <table:table-cell office:value-type="time" office:time-value="PT17H06M57S" calcext:value-type="time">
            <text:p>17:06:57</text:p>
          </table:table-cell>
          <table:table-cell/>
          <table:table-cell office:value-type="time" office:time-value="PT06H24M30S" calcext:value-type="time">
            <text:p>06:24:30</text:p>
          </table:table-cell>
          <table:table-cell table:formula="of:=IF(OR([.B78]=&quot;&quot;;[.E78]=&quot;&quot;);&quot;&quot;;ROUND(ABS([.B78]-[.E78])*86400))" office:value-type="float" office:value="4" calcext:value-type="float">
            <text:p>4</text:p>
          </table:table-cell>
          <table:table-cell table:formula="of:=IF(OR([.C78]=&quot;&quot;;[.F78]=&quot;&quot;);&quot;&quot;;ROUND(ABS([.C78]-[.F78])*86400))">
            <text:p/>
          </table:table-cell>
          <table:table-cell table:formula="of:=IF(OR([.D78]=&quot;&quot;;[.G78]=&quot;&quot;);&quot;&quot;;ROUND(ABS([.D78]-[.G78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time" office:time-value="PT18H26M06S" calcext:value-type="time">
            <text:p>18:26:06</text:p>
          </table:table-cell>
          <table:table-cell office:value-type="time" office:time-value="PT00H01M54S" calcext:value-type="time">
            <text:p>00:01:54</text:p>
          </table:table-cell>
          <table:table-cell office:value-type="time" office:time-value="PT06H39M09S" calcext:value-type="time">
            <text:p>06:39:09</text:p>
          </table:table-cell>
          <table:table-cell office:value-type="time" office:time-value="PT18H26M02S" calcext:value-type="time">
            <text:p>18:26:02</text:p>
          </table:table-cell>
          <table:table-cell office:value-type="time" office:time-value="PT00H01M53S" calcext:value-type="time">
            <text:p>00:01:53</text:p>
          </table:table-cell>
          <table:table-cell office:value-type="time" office:time-value="PT06H39M16S" calcext:value-type="time">
            <text:p>06:39:16</text:p>
          </table:table-cell>
          <table:table-cell table:formula="of:=IF(OR([.B79]=&quot;&quot;;[.E79]=&quot;&quot;);&quot;&quot;;ROUND(ABS([.B79]-[.E79])*86400))" office:value-type="float" office:value="4" calcext:value-type="float">
            <text:p>4</text:p>
          </table:table-cell>
          <table:table-cell table:formula="of:=IF(OR([.C79]=&quot;&quot;;[.F79]=&quot;&quot;);&quot;&quot;;ROUND(ABS([.C79]-[.F79])*86400))" office:value-type="float" office:value="1" calcext:value-type="float">
            <text:p>1</text:p>
          </table:table-cell>
          <table:table-cell table:formula="of:=IF(OR([.D79]=&quot;&quot;;[.G79]=&quot;&quot;);&quot;&quot;;ROUND(ABS([.D79]-[.G79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03-19" calcext:value-type="date">
            <text:p>2022-03-19</text:p>
          </table:table-cell>
          <table:table-cell office:value-type="time" office:time-value="PT19H46M37S" calcext:value-type="time">
            <text:p>19:46:37</text:p>
          </table:table-cell>
          <table:table-cell office:value-type="time" office:time-value="PT00H47M56S" calcext:value-type="time">
            <text:p>00:47:56</text:p>
          </table:table-cell>
          <table:table-cell office:value-type="time" office:time-value="PT06H53M13S" calcext:value-type="time">
            <text:p>06:53:13</text:p>
          </table:table-cell>
          <table:table-cell office:value-type="time" office:time-value="PT19H46M33S" calcext:value-type="time">
            <text:p>19:46:33</text:p>
          </table:table-cell>
          <table:table-cell office:value-type="time" office:time-value="PT00H47M56S" calcext:value-type="time">
            <text:p>00:47:56</text:p>
          </table:table-cell>
          <table:table-cell office:value-type="time" office:time-value="PT06H53M21S" calcext:value-type="time">
            <text:p>06:53:21</text:p>
          </table:table-cell>
          <table:table-cell table:formula="of:=IF(OR([.B80]=&quot;&quot;;[.E80]=&quot;&quot;);&quot;&quot;;ROUND(ABS([.B80]-[.E80])*86400))" office:value-type="float" office:value="4" calcext:value-type="float">
            <text:p>4</text:p>
          </table:table-cell>
          <table:table-cell table:formula="of:=IF(OR([.C80]=&quot;&quot;;[.F80]=&quot;&quot;);&quot;&quot;;ROUND(ABS([.C80]-[.F80])*86400))" office:value-type="float" office:value="0" calcext:value-type="float">
            <text:p>0</text:p>
          </table:table-cell>
          <table:table-cell table:formula="of:=IF(OR([.D80]=&quot;&quot;;[.G80]=&quot;&quot;);&quot;&quot;;ROUND(ABS([.D80]-[.G80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03-20" calcext:value-type="date">
            <text:p>2022-03-20</text:p>
          </table:table-cell>
          <table:table-cell office:value-type="time" office:time-value="PT21H09M21S" calcext:value-type="time">
            <text:p>21:09:21</text:p>
          </table:table-cell>
          <table:table-cell office:value-type="time" office:time-value="PT01H34M52S" calcext:value-type="time">
            <text:p>01:34:52</text:p>
          </table:table-cell>
          <table:table-cell office:value-type="time" office:time-value="PT07H07M51S" calcext:value-type="time">
            <text:p>07:07:51</text:p>
          </table:table-cell>
          <table:table-cell office:value-type="time" office:time-value="PT21H09M17S" calcext:value-type="time">
            <text:p>21:09:17</text:p>
          </table:table-cell>
          <table:table-cell office:value-type="time" office:time-value="PT01H34M52S" calcext:value-type="time">
            <text:p>01:34:52</text:p>
          </table:table-cell>
          <table:table-cell office:value-type="time" office:time-value="PT07H08M00S" calcext:value-type="time">
            <text:p>07:08:00</text:p>
          </table:table-cell>
          <table:table-cell table:formula="of:=IF(OR([.B81]=&quot;&quot;;[.E81]=&quot;&quot;);&quot;&quot;;ROUND(ABS([.B81]-[.E81])*86400))" office:value-type="float" office:value="4" calcext:value-type="float">
            <text:p>4</text:p>
          </table:table-cell>
          <table:table-cell table:formula="of:=IF(OR([.C81]=&quot;&quot;;[.F81]=&quot;&quot;);&quot;&quot;;ROUND(ABS([.C81]-[.F81])*86400))" office:value-type="float" office:value="0" calcext:value-type="float">
            <text:p>0</text:p>
          </table:table-cell>
          <table:table-cell table:formula="of:=IF(OR([.D81]=&quot;&quot;;[.G81]=&quot;&quot;);&quot;&quot;;ROUND(ABS([.D81]-[.G81])*86400)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time" office:time-value="PT22H34M35S" calcext:value-type="time">
            <text:p>22:34:35</text:p>
          </table:table-cell>
          <table:table-cell office:value-type="time" office:time-value="PT02H23M46S" calcext:value-type="time">
            <text:p>02:23:46</text:p>
          </table:table-cell>
          <table:table-cell office:value-type="time" office:time-value="PT07H24M28S" calcext:value-type="time">
            <text:p>07:24:28</text:p>
          </table:table-cell>
          <table:table-cell office:value-type="time" office:time-value="PT22H34M32S" calcext:value-type="time">
            <text:p>22:34:32</text:p>
          </table:table-cell>
          <table:table-cell office:value-type="time" office:time-value="PT02H23M47S" calcext:value-type="time">
            <text:p>02:23:47</text:p>
          </table:table-cell>
          <table:table-cell office:value-type="time" office:time-value="PT07H24M36S" calcext:value-type="time">
            <text:p>07:24:36</text:p>
          </table:table-cell>
          <table:table-cell table:formula="of:=IF(OR([.B82]=&quot;&quot;;[.E82]=&quot;&quot;);&quot;&quot;;ROUND(ABS([.B82]-[.E82])*86400))" office:value-type="float" office:value="3" calcext:value-type="float">
            <text:p>3</text:p>
          </table:table-cell>
          <table:table-cell table:formula="of:=IF(OR([.C82]=&quot;&quot;;[.F82]=&quot;&quot;);&quot;&quot;;ROUND(ABS([.C82]-[.F82])*86400))" office:value-type="float" office:value="1" calcext:value-type="float">
            <text:p>1</text:p>
          </table:table-cell>
          <table:table-cell table:formula="of:=IF(OR([.D82]=&quot;&quot;;[.G82]=&quot;&quot;);&quot;&quot;;ROUND(ABS([.D82]-[.G82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/>
          <table:table-cell office:value-type="time" office:time-value="PT03H15M39S" calcext:value-type="time">
            <text:p>03:15:39</text:p>
          </table:table-cell>
          <table:table-cell office:value-type="time" office:time-value="PT07H44M58S" calcext:value-type="time">
            <text:p>07:44:58</text:p>
          </table:table-cell>
          <table:table-cell/>
          <table:table-cell office:value-type="time" office:time-value="PT03H15M39S" calcext:value-type="time">
            <text:p>03:15:39</text:p>
          </table:table-cell>
          <table:table-cell office:value-type="time" office:time-value="PT07H45M06S" calcext:value-type="time">
            <text:p>07:45:06</text:p>
          </table:table-cell>
          <table:table-cell table:formula="of:=IF(OR([.B83]=&quot;&quot;;[.E83]=&quot;&quot;);&quot;&quot;;ROUND(ABS([.B83]-[.E83])*86400))">
            <text:p/>
          </table:table-cell>
          <table:table-cell table:formula="of:=IF(OR([.C83]=&quot;&quot;;[.F83]=&quot;&quot;);&quot;&quot;;ROUND(ABS([.C83]-[.F83])*86400))" office:value-type="float" office:value="0" calcext:value-type="float">
            <text:p>0</text:p>
          </table:table-cell>
          <table:table-cell table:formula="of:=IF(OR([.D83]=&quot;&quot;;[.G83]=&quot;&quot;);&quot;&quot;;ROUND(ABS([.D83]-[.G83])*86400))" office:value-type="float" office:value="8" calcext:value-type="float">
            <text:p>8</text:p>
          </table:table-cell>
          <table:table-cell table:number-columns-repeated="5"/>
          <table:table-cell table:style-name="ce12"/>
          <table:table-cell table:number-columns-repeated="3"/>
        </table:table-row>
        <table:table-row table:style-name="ro1">
          <table:table-cell office:value-type="date" office:date-value="2022-03-23" calcext:value-type="date">
            <text:p>2022-03-23</text:p>
          </table:table-cell>
          <table:table-cell office:value-type="time" office:time-value="PT00H01M08S" calcext:value-type="time">
            <text:p>00:01:08</text:p>
          </table:table-cell>
          <table:table-cell office:value-type="time" office:time-value="PT04H11M10S" calcext:value-type="time">
            <text:p>04:11:10</text:p>
          </table:table-cell>
          <table:table-cell office:value-type="time" office:time-value="PT08H12M11S" calcext:value-type="time">
            <text:p>08:12:11</text:p>
          </table:table-cell>
          <table:table-cell office:value-type="time" office:time-value="PT00H01M08S" calcext:value-type="time">
            <text:p>00:01:08</text:p>
          </table:table-cell>
          <table:table-cell office:value-type="time" office:time-value="PT04H11M09S" calcext:value-type="time">
            <text:p>04:11:09</text:p>
          </table:table-cell>
          <table:table-cell office:value-type="time" office:time-value="PT08H12M16S" calcext:value-type="time">
            <text:p>08:12:16</text:p>
          </table:table-cell>
          <table:table-cell table:formula="of:=IF(OR([.B84]=&quot;&quot;;[.E84]=&quot;&quot;);&quot;&quot;;ROUND(ABS([.B84]-[.E84])*86400))" office:value-type="float" office:value="0" calcext:value-type="float">
            <text:p>0</text:p>
          </table:table-cell>
          <table:table-cell table:formula="of:=IF(OR([.C84]=&quot;&quot;;[.F84]=&quot;&quot;);&quot;&quot;;ROUND(ABS([.C84]-[.F84])*86400))" office:value-type="float" office:value="1" calcext:value-type="float">
            <text:p>1</text:p>
          </table:table-cell>
          <table:table-cell table:formula="of:=IF(OR([.D84]=&quot;&quot;;[.G84]=&quot;&quot;);&quot;&quot;;ROUND(ABS([.D84]-[.G84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3-24" calcext:value-type="date">
            <text:p>2022-03-24</text:p>
          </table:table-cell>
          <table:table-cell office:value-type="time" office:time-value="PT01H25M03S" calcext:value-type="time">
            <text:p>01:25:03</text:p>
          </table:table-cell>
          <table:table-cell office:value-type="time" office:time-value="PT05H10M12S" calcext:value-type="time">
            <text:p>05:10:12</text:p>
          </table:table-cell>
          <table:table-cell office:value-type="time" office:time-value="PT08H49M59S" calcext:value-type="time">
            <text:p>08:49:59</text:p>
          </table:table-cell>
          <table:table-cell office:value-type="time" office:time-value="PT01H25M01S" calcext:value-type="time">
            <text:p>01:25:01</text:p>
          </table:table-cell>
          <table:table-cell office:value-type="time" office:time-value="PT05H10M09S" calcext:value-type="time">
            <text:p>05:10:09</text:p>
          </table:table-cell>
          <table:table-cell office:value-type="time" office:time-value="PT08H49M59S" calcext:value-type="time">
            <text:p>08:49:59</text:p>
          </table:table-cell>
          <table:table-cell table:formula="of:=IF(OR([.B85]=&quot;&quot;;[.E85]=&quot;&quot;);&quot;&quot;;ROUND(ABS([.B85]-[.E85])*86400))" office:value-type="float" office:value="2" calcext:value-type="float">
            <text:p>2</text:p>
          </table:table-cell>
          <table:table-cell table:formula="of:=IF(OR([.C85]=&quot;&quot;;[.F85]=&quot;&quot;);&quot;&quot;;ROUND(ABS([.C85]-[.F85])*86400))" office:value-type="float" office:value="3" calcext:value-type="float">
            <text:p>3</text:p>
          </table:table-cell>
          <table:table-cell table:formula="of:=IF(OR([.D85]=&quot;&quot;;[.G85]=&quot;&quot;);&quot;&quot;;ROUND(ABS([.D85]-[.G85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3-25" calcext:value-type="date">
            <text:p>2022-03-25</text:p>
          </table:table-cell>
          <table:table-cell office:value-type="time" office:time-value="PT02H39M46S" calcext:value-type="time">
            <text:p>02:39:46</text:p>
          </table:table-cell>
          <table:table-cell office:value-type="time" office:time-value="PT06H11M37S" calcext:value-type="time">
            <text:p>06:11:37</text:p>
          </table:table-cell>
          <table:table-cell office:value-type="time" office:time-value="PT09H42M25S" calcext:value-type="time">
            <text:p>09:42:25</text:p>
          </table:table-cell>
          <table:table-cell office:value-type="time" office:time-value="PT02H39M44S" calcext:value-type="time">
            <text:p>02:39:44</text:p>
          </table:table-cell>
          <table:table-cell office:value-type="time" office:time-value="PT06H11M32S" calcext:value-type="time">
            <text:p>06:11:32</text:p>
          </table:table-cell>
          <table:table-cell office:value-type="time" office:time-value="PT09H42M18S" calcext:value-type="time">
            <text:p>09:42:18</text:p>
          </table:table-cell>
          <table:table-cell table:formula="of:=IF(OR([.B86]=&quot;&quot;;[.E86]=&quot;&quot;);&quot;&quot;;ROUND(ABS([.B86]-[.E86])*86400))" office:value-type="float" office:value="2" calcext:value-type="float">
            <text:p>2</text:p>
          </table:table-cell>
          <table:table-cell table:formula="of:=IF(OR([.C86]=&quot;&quot;;[.F86]=&quot;&quot;);&quot;&quot;;ROUND(ABS([.C86]-[.F86])*86400))" office:value-type="float" office:value="5" calcext:value-type="float">
            <text:p>5</text:p>
          </table:table-cell>
          <table:table-cell table:formula="of:=IF(OR([.D86]=&quot;&quot;;[.G86]=&quot;&quot;);&quot;&quot;;ROUND(ABS([.D86]-[.G86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office:value-type="time" office:time-value="PT03H39M27S" calcext:value-type="time">
            <text:p>03:39:27</text:p>
          </table:table-cell>
          <table:table-cell office:value-type="time" office:time-value="PT07H13M17S" calcext:value-type="time">
            <text:p>07:13:17</text:p>
          </table:table-cell>
          <table:table-cell office:value-type="time" office:time-value="PT10H50M33S" calcext:value-type="time">
            <text:p>10:50:33</text:p>
          </table:table-cell>
          <table:table-cell office:value-type="time" office:time-value="PT03H39M26S" calcext:value-type="time">
            <text:p>03:39:26</text:p>
          </table:table-cell>
          <table:table-cell office:value-type="time" office:time-value="PT07H13M12S" calcext:value-type="time">
            <text:p>07:13:12</text:p>
          </table:table-cell>
          <table:table-cell office:value-type="time" office:time-value="PT10H50M21S" calcext:value-type="time">
            <text:p>10:50:21</text:p>
          </table:table-cell>
          <table:table-cell table:formula="of:=IF(OR([.B87]=&quot;&quot;;[.E87]=&quot;&quot;);&quot;&quot;;ROUND(ABS([.B87]-[.E87])*86400))" office:value-type="float" office:value="1" calcext:value-type="float">
            <text:p>1</text:p>
          </table:table-cell>
          <table:table-cell table:formula="of:=IF(OR([.C87]=&quot;&quot;;[.F87]=&quot;&quot;);&quot;&quot;;ROUND(ABS([.C87]-[.F87])*86400))" office:value-type="float" office:value="5" calcext:value-type="float">
            <text:p>5</text:p>
          </table:table-cell>
          <table:table-cell table:formula="of:=IF(OR([.D87]=&quot;&quot;;[.G87]=&quot;&quot;);&quot;&quot;;ROUND(ABS([.D87]-[.G87])*86400)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date" office:date-value="2022-03-27" calcext:value-type="date">
            <text:p>2022-03-27</text:p>
          </table:table-cell>
          <table:table-cell office:value-type="time" office:time-value="PT04H23M05S" calcext:value-type="time">
            <text:p>04:23:05</text:p>
          </table:table-cell>
          <table:table-cell office:value-type="time" office:time-value="PT08H12M58S" calcext:value-type="time">
            <text:p>08:12:58</text:p>
          </table:table-cell>
          <table:table-cell office:value-type="time" office:time-value="PT12H10M08S" calcext:value-type="time">
            <text:p>12:10:08</text:p>
          </table:table-cell>
          <table:table-cell office:value-type="time" office:time-value="PT04H23M08S" calcext:value-type="time">
            <text:p>04:23:08</text:p>
          </table:table-cell>
          <table:table-cell office:value-type="time" office:time-value="PT08H12M54S" calcext:value-type="time">
            <text:p>08:12:54</text:p>
          </table:table-cell>
          <table:table-cell office:value-type="time" office:time-value="PT12H09M54S" calcext:value-type="time">
            <text:p>12:09:54</text:p>
          </table:table-cell>
          <table:table-cell table:formula="of:=IF(OR([.B88]=&quot;&quot;;[.E88]=&quot;&quot;);&quot;&quot;;ROUND(ABS([.B88]-[.E88])*86400))" office:value-type="float" office:value="3" calcext:value-type="float">
            <text:p>3</text:p>
          </table:table-cell>
          <table:table-cell table:formula="of:=IF(OR([.C88]=&quot;&quot;;[.F88]=&quot;&quot;);&quot;&quot;;ROUND(ABS([.C88]-[.F88])*86400))" office:value-type="float" office:value="4" calcext:value-type="float">
            <text:p>4</text:p>
          </table:table-cell>
          <table:table-cell table:formula="of:=IF(OR([.D88]=&quot;&quot;;[.G88]=&quot;&quot;);&quot;&quot;;ROUND(ABS([.D88]-[.G88])*86400))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time" office:time-value="PT04H54M07S" calcext:value-type="time">
            <text:p>04:54:07</text:p>
          </table:table-cell>
          <table:table-cell office:value-type="time" office:time-value="PT09H09M06S" calcext:value-type="time">
            <text:p>09:09:06</text:p>
          </table:table-cell>
          <table:table-cell office:value-type="time" office:time-value="PT13H34M22S" calcext:value-type="time">
            <text:p>13:34:22</text:p>
          </table:table-cell>
          <table:table-cell office:value-type="time" office:time-value="PT04H54M13S" calcext:value-type="time">
            <text:p>04:54:13</text:p>
          </table:table-cell>
          <table:table-cell office:value-type="time" office:time-value="PT09H09M06S" calcext:value-type="time">
            <text:p>09:09:06</text:p>
          </table:table-cell>
          <table:table-cell office:value-type="time" office:time-value="PT13H34M11S" calcext:value-type="time">
            <text:p>13:34:11</text:p>
          </table:table-cell>
          <table:table-cell table:formula="of:=IF(OR([.B89]=&quot;&quot;;[.E89]=&quot;&quot;);&quot;&quot;;ROUND(ABS([.B89]-[.E89])*86400))" office:value-type="float" office:value="6" calcext:value-type="float">
            <text:p>6</text:p>
          </table:table-cell>
          <table:table-cell table:formula="of:=IF(OR([.C89]=&quot;&quot;;[.F89]=&quot;&quot;);&quot;&quot;;ROUND(ABS([.C89]-[.F89])*86400))" office:value-type="float" office:value="0" calcext:value-type="float">
            <text:p>0</text:p>
          </table:table-cell>
          <table:table-cell table:formula="of:=IF(OR([.D89]=&quot;&quot;;[.G89]=&quot;&quot;);&quot;&quot;;ROUND(ABS([.D89]-[.G89])*86400))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time" office:time-value="PT05H16M48S" calcext:value-type="time">
            <text:p>05:16:48</text:p>
          </table:table-cell>
          <table:table-cell office:value-type="time" office:time-value="PT10H01M17S" calcext:value-type="time">
            <text:p>10:01:17</text:p>
          </table:table-cell>
          <table:table-cell office:value-type="time" office:time-value="PT14H58M11S" calcext:value-type="time">
            <text:p>14:58:11</text:p>
          </table:table-cell>
          <table:table-cell office:value-type="time" office:time-value="PT05H16M55S" calcext:value-type="time">
            <text:p>05:16:55</text:p>
          </table:table-cell>
          <table:table-cell office:value-type="time" office:time-value="PT10H01M19S" calcext:value-type="time">
            <text:p>10:01:19</text:p>
          </table:table-cell>
          <table:table-cell office:value-type="time" office:time-value="PT14H58M03S" calcext:value-type="time">
            <text:p>14:58:03</text:p>
          </table:table-cell>
          <table:table-cell table:formula="of:=IF(OR([.B90]=&quot;&quot;;[.E90]=&quot;&quot;);&quot;&quot;;ROUND(ABS([.B90]-[.E90])*86400))" office:value-type="float" office:value="7" calcext:value-type="float">
            <text:p>7</text:p>
          </table:table-cell>
          <table:table-cell table:formula="of:=IF(OR([.C90]=&quot;&quot;;[.F90]=&quot;&quot;);&quot;&quot;;ROUND(ABS([.C90]-[.F90])*86400))" office:value-type="float" office:value="2" calcext:value-type="float">
            <text:p>2</text:p>
          </table:table-cell>
          <table:table-cell table:formula="of:=IF(OR([.D90]=&quot;&quot;;[.G90]=&quot;&quot;);&quot;&quot;;ROUND(ABS([.D90]-[.G90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03-30" calcext:value-type="date">
            <text:p>2022-03-30</text:p>
          </table:table-cell>
          <table:table-cell office:value-type="time" office:time-value="PT05H34M24S" calcext:value-type="time">
            <text:p>05:34:24</text:p>
          </table:table-cell>
          <table:table-cell office:value-type="time" office:time-value="PT10H49M56S" calcext:value-type="time">
            <text:p>10:49:56</text:p>
          </table:table-cell>
          <table:table-cell office:value-type="time" office:time-value="PT16H19M25S" calcext:value-type="time">
            <text:p>16:19:25</text:p>
          </table:table-cell>
          <table:table-cell office:value-type="time" office:time-value="PT05H34M32S" calcext:value-type="time">
            <text:p>05:34:32</text:p>
          </table:table-cell>
          <table:table-cell office:value-type="time" office:time-value="PT10H49M59S" calcext:value-type="time">
            <text:p>10:49:59</text:p>
          </table:table-cell>
          <table:table-cell office:value-type="time" office:time-value="PT16H19M20S" calcext:value-type="time">
            <text:p>16:19:20</text:p>
          </table:table-cell>
          <table:table-cell table:formula="of:=IF(OR([.B91]=&quot;&quot;;[.E91]=&quot;&quot;);&quot;&quot;;ROUND(ABS([.B91]-[.E91])*86400))" office:value-type="float" office:value="8" calcext:value-type="float">
            <text:p>8</text:p>
          </table:table-cell>
          <table:table-cell table:formula="of:=IF(OR([.C91]=&quot;&quot;;[.F91]=&quot;&quot;);&quot;&quot;;ROUND(ABS([.C91]-[.F91])*86400))" office:value-type="float" office:value="3" calcext:value-type="float">
            <text:p>3</text:p>
          </table:table-cell>
          <table:table-cell table:formula="of:=IF(OR([.D91]=&quot;&quot;;[.G91]=&quot;&quot;);&quot;&quot;;ROUND(ABS([.D91]-[.G91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3-31" calcext:value-type="date">
            <text:p>2022-03-31</text:p>
          </table:table-cell>
          <table:table-cell office:value-type="time" office:time-value="PT05H49M09S" calcext:value-type="time">
            <text:p>05:49:09</text:p>
          </table:table-cell>
          <table:table-cell office:value-type="time" office:time-value="PT11H35M56S" calcext:value-type="time">
            <text:p>11:35:56</text:p>
          </table:table-cell>
          <table:table-cell office:value-type="time" office:time-value="PT17H37M57S" calcext:value-type="time">
            <text:p>17:37:57</text:p>
          </table:table-cell>
          <table:table-cell office:value-type="time" office:time-value="PT05H49M17S" calcext:value-type="time">
            <text:p>05:49:17</text:p>
          </table:table-cell>
          <table:table-cell office:value-type="time" office:time-value="PT11H36M00S" calcext:value-type="time">
            <text:p>11:36:00</text:p>
          </table:table-cell>
          <table:table-cell office:value-type="time" office:time-value="PT17H37M52S" calcext:value-type="time">
            <text:p>17:37:52</text:p>
          </table:table-cell>
          <table:table-cell table:formula="of:=IF(OR([.B92]=&quot;&quot;;[.E92]=&quot;&quot;);&quot;&quot;;ROUND(ABS([.B92]-[.E92])*86400))" office:value-type="float" office:value="8" calcext:value-type="float">
            <text:p>8</text:p>
          </table:table-cell>
          <table:table-cell table:formula="of:=IF(OR([.C92]=&quot;&quot;;[.F92]=&quot;&quot;);&quot;&quot;;ROUND(ABS([.C92]-[.F92])*86400))" office:value-type="float" office:value="4" calcext:value-type="float">
            <text:p>4</text:p>
          </table:table-cell>
          <table:table-cell table:formula="of:=IF(OR([.D92]=&quot;&quot;;[.G92]=&quot;&quot;);&quot;&quot;;ROUND(ABS([.D92]-[.G92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time" office:time-value="PT06H02M35S" calcext:value-type="time">
            <text:p>06:02:35</text:p>
          </table:table-cell>
          <table:table-cell office:value-type="time" office:time-value="PT12H20M23S" calcext:value-type="time">
            <text:p>12:20:23</text:p>
          </table:table-cell>
          <table:table-cell office:value-type="time" office:time-value="PT18H54M29S" calcext:value-type="time">
            <text:p>18:54:29</text:p>
          </table:table-cell>
          <table:table-cell office:value-type="time" office:time-value="PT06H02M43S" calcext:value-type="time">
            <text:p>06:02:43</text:p>
          </table:table-cell>
          <table:table-cell office:value-type="time" office:time-value="PT12H20M26S" calcext:value-type="time">
            <text:p>12:20:26</text:p>
          </table:table-cell>
          <table:table-cell office:value-type="time" office:time-value="PT18H54M25S" calcext:value-type="time">
            <text:p>18:54:25</text:p>
          </table:table-cell>
          <table:table-cell table:formula="of:=IF(OR([.B93]=&quot;&quot;;[.E93]=&quot;&quot;);&quot;&quot;;ROUND(ABS([.B93]-[.E93])*86400))" office:value-type="float" office:value="8" calcext:value-type="float">
            <text:p>8</text:p>
          </table:table-cell>
          <table:table-cell table:formula="of:=IF(OR([.C93]=&quot;&quot;;[.F93]=&quot;&quot;);&quot;&quot;;ROUND(ABS([.C93]-[.F93])*86400))" office:value-type="float" office:value="3" calcext:value-type="float">
            <text:p>3</text:p>
          </table:table-cell>
          <table:table-cell table:formula="of:=IF(OR([.D93]=&quot;&quot;;[.G93]=&quot;&quot;);&quot;&quot;;ROUND(ABS([.D93]-[.G93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4-02" calcext:value-type="date">
            <text:p>2022-04-02</text:p>
          </table:table-cell>
          <table:table-cell office:value-type="time" office:time-value="PT06H15M53S" calcext:value-type="time">
            <text:p>06:15:53</text:p>
          </table:table-cell>
          <table:table-cell office:value-type="time" office:time-value="PT13H04M17S" calcext:value-type="time">
            <text:p>13:04:17</text:p>
          </table:table-cell>
          <table:table-cell office:value-type="time" office:time-value="PT20H09M55S" calcext:value-type="time">
            <text:p>20:09:55</text:p>
          </table:table-cell>
          <table:table-cell office:value-type="time" office:time-value="PT06H16M01S" calcext:value-type="time">
            <text:p>06:16:01</text:p>
          </table:table-cell>
          <table:table-cell office:value-type="time" office:time-value="PT13H04M21S" calcext:value-type="time">
            <text:p>13:04:21</text:p>
          </table:table-cell>
          <table:table-cell office:value-type="time" office:time-value="PT20H09M52S" calcext:value-type="time">
            <text:p>20:09:52</text:p>
          </table:table-cell>
          <table:table-cell table:formula="of:=IF(OR([.B94]=&quot;&quot;;[.E94]=&quot;&quot;);&quot;&quot;;ROUND(ABS([.B94]-[.E94])*86400))" office:value-type="float" office:value="8" calcext:value-type="float">
            <text:p>8</text:p>
          </table:table-cell>
          <table:table-cell table:formula="of:=IF(OR([.C94]=&quot;&quot;;[.F94]=&quot;&quot;);&quot;&quot;;ROUND(ABS([.C94]-[.F94])*86400))" office:value-type="float" office:value="4" calcext:value-type="float">
            <text:p>4</text:p>
          </table:table-cell>
          <table:table-cell table:formula="of:=IF(OR([.D94]=&quot;&quot;;[.G94]=&quot;&quot;);&quot;&quot;;ROUND(ABS([.D94]-[.G94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4-03" calcext:value-type="date">
            <text:p>2022-04-03</text:p>
          </table:table-cell>
          <table:table-cell office:value-type="time" office:time-value="PT06H30M11S" calcext:value-type="time">
            <text:p>06:30:11</text:p>
          </table:table-cell>
          <table:table-cell office:value-type="time" office:time-value="PT13H48M36S" calcext:value-type="time">
            <text:p>13:48:36</text:p>
          </table:table-cell>
          <table:table-cell office:value-type="time" office:time-value="PT21H24M49S" calcext:value-type="time">
            <text:p>21:24:49</text:p>
          </table:table-cell>
          <table:table-cell office:value-type="time" office:time-value="PT06H30M19S" calcext:value-type="time">
            <text:p>06:30:19</text:p>
          </table:table-cell>
          <table:table-cell office:value-type="time" office:time-value="PT13H48M39S" calcext:value-type="time">
            <text:p>13:48:39</text:p>
          </table:table-cell>
          <table:table-cell office:value-type="time" office:time-value="PT21H24M45S" calcext:value-type="time">
            <text:p>21:24:45</text:p>
          </table:table-cell>
          <table:table-cell table:formula="of:=IF(OR([.B95]=&quot;&quot;;[.E95]=&quot;&quot;);&quot;&quot;;ROUND(ABS([.B95]-[.E95])*86400))" office:value-type="float" office:value="8" calcext:value-type="float">
            <text:p>8</text:p>
          </table:table-cell>
          <table:table-cell table:formula="of:=IF(OR([.C95]=&quot;&quot;;[.F95]=&quot;&quot;);&quot;&quot;;ROUND(ABS([.C95]-[.F95])*86400))" office:value-type="float" office:value="3" calcext:value-type="float">
            <text:p>3</text:p>
          </table:table-cell>
          <table:table-cell table:formula="of:=IF(OR([.D95]=&quot;&quot;;[.G95]=&quot;&quot;);&quot;&quot;;ROUND(ABS([.D95]-[.G95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time" office:time-value="PT06H46M46S" calcext:value-type="time">
            <text:p>06:46:46</text:p>
          </table:table-cell>
          <table:table-cell office:value-type="time" office:time-value="PT14H34M04S" calcext:value-type="time">
            <text:p>14:34:04</text:p>
          </table:table-cell>
          <table:table-cell office:value-type="time" office:time-value="PT22H38M54S" calcext:value-type="time">
            <text:p>22:38:54</text:p>
          </table:table-cell>
          <table:table-cell office:value-type="time" office:time-value="PT06H46M52S" calcext:value-type="time">
            <text:p>06:46:52</text:p>
          </table:table-cell>
          <table:table-cell office:value-type="time" office:time-value="PT14H34M05S" calcext:value-type="time">
            <text:p>14:34:05</text:p>
          </table:table-cell>
          <table:table-cell office:value-type="time" office:time-value="PT22H38M50S" calcext:value-type="time">
            <text:p>22:38:50</text:p>
          </table:table-cell>
          <table:table-cell table:formula="of:=IF(OR([.B96]=&quot;&quot;;[.E96]=&quot;&quot;);&quot;&quot;;ROUND(ABS([.B96]-[.E96])*86400))" office:value-type="float" office:value="6" calcext:value-type="float">
            <text:p>6</text:p>
          </table:table-cell>
          <table:table-cell table:formula="of:=IF(OR([.C96]=&quot;&quot;;[.F96]=&quot;&quot;);&quot;&quot;;ROUND(ABS([.C96]-[.F96])*86400))" office:value-type="float" office:value="1" calcext:value-type="float">
            <text:p>1</text:p>
          </table:table-cell>
          <table:table-cell table:formula="of:=IF(OR([.D96]=&quot;&quot;;[.G96]=&quot;&quot;);&quot;&quot;;ROUND(ABS([.D96]-[.G96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office:value-type="time" office:time-value="PT07H07M11S" calcext:value-type="time">
            <text:p>07:07:11</text:p>
          </table:table-cell>
          <table:table-cell office:value-type="time" office:time-value="PT15H21M08S" calcext:value-type="time">
            <text:p>15:21:08</text:p>
          </table:table-cell>
          <table:table-cell office:value-type="time" office:time-value="PT23H50M48S" calcext:value-type="time">
            <text:p>23:50:48</text:p>
          </table:table-cell>
          <table:table-cell office:value-type="time" office:time-value="PT07H07M17S" calcext:value-type="time">
            <text:p>07:07:17</text:p>
          </table:table-cell>
          <table:table-cell office:value-type="time" office:time-value="PT15H21M08S" calcext:value-type="time">
            <text:p>15:21:08</text:p>
          </table:table-cell>
          <table:table-cell office:value-type="time" office:time-value="PT23H50M45S" calcext:value-type="time">
            <text:p>23:50:45</text:p>
          </table:table-cell>
          <table:table-cell table:formula="of:=IF(OR([.B97]=&quot;&quot;;[.E97]=&quot;&quot;);&quot;&quot;;ROUND(ABS([.B97]-[.E97])*86400))" office:value-type="float" office:value="6" calcext:value-type="float">
            <text:p>6</text:p>
          </table:table-cell>
          <table:table-cell table:formula="of:=IF(OR([.C97]=&quot;&quot;;[.F97]=&quot;&quot;);&quot;&quot;;ROUND(ABS([.C97]-[.F97])*86400))" office:value-type="float" office:value="0" calcext:value-type="float">
            <text:p>0</text:p>
          </table:table-cell>
          <table:table-cell table:formula="of:=IF(OR([.D97]=&quot;&quot;;[.G97]=&quot;&quot;);&quot;&quot;;ROUND(ABS([.D97]-[.G97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time" office:time-value="PT07H33M34S" calcext:value-type="time">
            <text:p>07:33:34</text:p>
          </table:table-cell>
          <table:table-cell office:value-type="time" office:time-value="PT16H09M53S" calcext:value-type="time">
            <text:p>16:09:53</text:p>
          </table:table-cell>
          <table:table-cell/>
          <table:table-cell office:value-type="time" office:time-value="PT07H33M38S" calcext:value-type="time">
            <text:p>07:33:38</text:p>
          </table:table-cell>
          <table:table-cell office:value-type="time" office:time-value="PT16H09M52S" calcext:value-type="time">
            <text:p>16:09:52</text:p>
          </table:table-cell>
          <table:table-cell/>
          <table:table-cell table:formula="of:=IF(OR([.B98]=&quot;&quot;;[.E98]=&quot;&quot;);&quot;&quot;;ROUND(ABS([.B98]-[.E98])*86400))" office:value-type="float" office:value="4" calcext:value-type="float">
            <text:p>4</text:p>
          </table:table-cell>
          <table:table-cell table:formula="of:=IF(OR([.C98]=&quot;&quot;;[.F98]=&quot;&quot;);&quot;&quot;;ROUND(ABS([.C98]-[.F98])*86400))" office:value-type="float" office:value="1" calcext:value-type="float">
            <text:p>1</text:p>
          </table:table-cell>
          <table:table-cell table:formula="of:=IF(OR([.D98]=&quot;&quot;;[.G98]=&quot;&quot;);&quot;&quot;;ROUND(ABS([.D98]-[.G98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4-07" calcext:value-type="date">
            <text:p>2022-04-07</text:p>
          </table:table-cell>
          <table:table-cell office:value-type="time" office:time-value="PT08H08M24S" calcext:value-type="time">
            <text:p>08:08:24</text:p>
          </table:table-cell>
          <table:table-cell office:value-type="time" office:time-value="PT17H00M01S" calcext:value-type="time">
            <text:p>17:00:01</text:p>
          </table:table-cell>
          <table:table-cell office:value-type="time" office:time-value="PT00H57M48S" calcext:value-type="time">
            <text:p>00:57:48</text:p>
          </table:table-cell>
          <table:table-cell office:value-type="time" office:time-value="PT08H08M25S" calcext:value-type="time">
            <text:p>08:08:25</text:p>
          </table:table-cell>
          <table:table-cell office:value-type="time" office:time-value="PT16H59M59S" calcext:value-type="time">
            <text:p>16:59:59</text:p>
          </table:table-cell>
          <table:table-cell office:value-type="time" office:time-value="PT00H57M47S" calcext:value-type="time">
            <text:p>00:57:47</text:p>
          </table:table-cell>
          <table:table-cell table:formula="of:=IF(OR([.B99]=&quot;&quot;;[.E99]=&quot;&quot;);&quot;&quot;;ROUND(ABS([.B99]-[.E99])*86400))" office:value-type="float" office:value="1" calcext:value-type="float">
            <text:p>1</text:p>
          </table:table-cell>
          <table:table-cell table:formula="of:=IF(OR([.C99]=&quot;&quot;;[.F99]=&quot;&quot;);&quot;&quot;;ROUND(ABS([.C99]-[.F99])*86400))" office:value-type="float" office:value="2" calcext:value-type="float">
            <text:p>2</text:p>
          </table:table-cell>
          <table:table-cell table:formula="of:=IF(OR([.D99]=&quot;&quot;;[.G99]=&quot;&quot;);&quot;&quot;;ROUND(ABS([.D99]-[.G99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office:value-type="time" office:time-value="PT08H53M53S" calcext:value-type="time">
            <text:p>08:53:53</text:p>
          </table:table-cell>
          <table:table-cell office:value-type="time" office:time-value="PT17H50M50S" calcext:value-type="time">
            <text:p>17:50:50</text:p>
          </table:table-cell>
          <table:table-cell office:value-type="time" office:time-value="PT01H56M34S" calcext:value-type="time">
            <text:p>01:56:34</text:p>
          </table:table-cell>
          <table:table-cell office:value-type="time" office:time-value="PT08H53M51S" calcext:value-type="time">
            <text:p>08:53:51</text:p>
          </table:table-cell>
          <table:table-cell office:value-type="time" office:time-value="PT17H50M47S" calcext:value-type="time">
            <text:p>17:50:47</text:p>
          </table:table-cell>
          <table:table-cell office:value-type="time" office:time-value="PT01H56M32S" calcext:value-type="time">
            <text:p>01:56:32</text:p>
          </table:table-cell>
          <table:table-cell table:formula="of:=IF(OR([.B100]=&quot;&quot;;[.E100]=&quot;&quot;);&quot;&quot;;ROUND(ABS([.B100]-[.E100])*86400))" office:value-type="float" office:value="2" calcext:value-type="float">
            <text:p>2</text:p>
          </table:table-cell>
          <table:table-cell table:formula="of:=IF(OR([.C100]=&quot;&quot;;[.F100]=&quot;&quot;);&quot;&quot;;ROUND(ABS([.C100]-[.F100])*86400))" office:value-type="float" office:value="3" calcext:value-type="float">
            <text:p>3</text:p>
          </table:table-cell>
          <table:table-cell table:formula="of:=IF(OR([.D100]=&quot;&quot;;[.G100]=&quot;&quot;);&quot;&quot;;ROUND(ABS([.D100]-[.G10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4-09" calcext:value-type="date">
            <text:p>2022-04-09</text:p>
          </table:table-cell>
          <table:table-cell office:value-type="time" office:time-value="PT09H50M36S" calcext:value-type="time">
            <text:p>09:50:36</text:p>
          </table:table-cell>
          <table:table-cell office:value-type="time" office:time-value="PT18H41M28S" calcext:value-type="time">
            <text:p>18:41:28</text:p>
          </table:table-cell>
          <table:table-cell office:value-type="time" office:time-value="PT02H44M39S" calcext:value-type="time">
            <text:p>02:44:39</text:p>
          </table:table-cell>
          <table:table-cell office:value-type="time" office:time-value="PT09H50M32S" calcext:value-type="time">
            <text:p>09:50:32</text:p>
          </table:table-cell>
          <table:table-cell office:value-type="time" office:time-value="PT18H41M26S" calcext:value-type="time">
            <text:p>18:41:26</text:p>
          </table:table-cell>
          <table:table-cell office:value-type="time" office:time-value="PT02H44M38S" calcext:value-type="time">
            <text:p>02:44:38</text:p>
          </table:table-cell>
          <table:table-cell table:formula="of:=IF(OR([.B101]=&quot;&quot;;[.E101]=&quot;&quot;);&quot;&quot;;ROUND(ABS([.B101]-[.E101])*86400))" office:value-type="float" office:value="4" calcext:value-type="float">
            <text:p>4</text:p>
          </table:table-cell>
          <table:table-cell table:formula="of:=IF(OR([.C101]=&quot;&quot;;[.F101]=&quot;&quot;);&quot;&quot;;ROUND(ABS([.C101]-[.F101])*86400))" office:value-type="float" office:value="2" calcext:value-type="float">
            <text:p>2</text:p>
          </table:table-cell>
          <table:table-cell table:formula="of:=IF(OR([.D101]=&quot;&quot;;[.G101]=&quot;&quot;);&quot;&quot;;ROUND(ABS([.D101]-[.G101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4-10" calcext:value-type="date">
            <text:p>2022-04-10</text:p>
          </table:table-cell>
          <table:table-cell office:value-type="time" office:time-value="PT10H56M45S" calcext:value-type="time">
            <text:p>10:56:45</text:p>
          </table:table-cell>
          <table:table-cell office:value-type="time" office:time-value="PT19H31M11S" calcext:value-type="time">
            <text:p>19:31:11</text:p>
          </table:table-cell>
          <table:table-cell office:value-type="time" office:time-value="PT03H21M56S" calcext:value-type="time">
            <text:p>03:21:56</text:p>
          </table:table-cell>
          <table:table-cell office:value-type="time" office:time-value="PT10H56M40S" calcext:value-type="time">
            <text:p>10:56:40</text:p>
          </table:table-cell>
          <table:table-cell office:value-type="time" office:time-value="PT19H31M10S" calcext:value-type="time">
            <text:p>19:31:10</text:p>
          </table:table-cell>
          <table:table-cell office:value-type="time" office:time-value="PT03H21M57S" calcext:value-type="time">
            <text:p>03:21:57</text:p>
          </table:table-cell>
          <table:table-cell table:formula="of:=IF(OR([.B102]=&quot;&quot;;[.E102]=&quot;&quot;);&quot;&quot;;ROUND(ABS([.B102]-[.E102])*86400))" office:value-type="float" office:value="5" calcext:value-type="float">
            <text:p>5</text:p>
          </table:table-cell>
          <table:table-cell table:formula="of:=IF(OR([.C102]=&quot;&quot;;[.F102]=&quot;&quot;);&quot;&quot;;ROUND(ABS([.C102]-[.F102])*86400))" office:value-type="float" office:value="1" calcext:value-type="float">
            <text:p>1</text:p>
          </table:table-cell>
          <table:table-cell table:formula="of:=IF(OR([.D102]=&quot;&quot;;[.G102]=&quot;&quot;);&quot;&quot;;ROUND(ABS([.D102]-[.G10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time" office:time-value="PT12H09M09S" calcext:value-type="time">
            <text:p>12:09:09</text:p>
          </table:table-cell>
          <table:table-cell office:value-type="time" office:time-value="PT20H19M32S" calcext:value-type="time">
            <text:p>20:19:32</text:p>
          </table:table-cell>
          <table:table-cell office:value-type="time" office:time-value="PT03H50M16S" calcext:value-type="time">
            <text:p>03:50:16</text:p>
          </table:table-cell>
          <table:table-cell office:value-type="time" office:time-value="PT12H09M04S" calcext:value-type="time">
            <text:p>12:09:04</text:p>
          </table:table-cell>
          <table:table-cell office:value-type="time" office:time-value="PT20H19M32S" calcext:value-type="time">
            <text:p>20:19:32</text:p>
          </table:table-cell>
          <table:table-cell office:value-type="time" office:time-value="PT03H50M19S" calcext:value-type="time">
            <text:p>03:50:19</text:p>
          </table:table-cell>
          <table:table-cell table:formula="of:=IF(OR([.B103]=&quot;&quot;;[.E103]=&quot;&quot;);&quot;&quot;;ROUND(ABS([.B103]-[.E103])*86400))" office:value-type="float" office:value="5" calcext:value-type="float">
            <text:p>5</text:p>
          </table:table-cell>
          <table:table-cell table:formula="of:=IF(OR([.C103]=&quot;&quot;;[.F103]=&quot;&quot;);&quot;&quot;;ROUND(ABS([.C103]-[.F103])*86400))" office:value-type="float" office:value="0" calcext:value-type="float">
            <text:p>0</text:p>
          </table:table-cell>
          <table:table-cell table:formula="of:=IF(OR([.D103]=&quot;&quot;;[.G103]=&quot;&quot;);&quot;&quot;;ROUND(ABS([.D103]-[.G103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4-12" calcext:value-type="date">
            <text:p>2022-04-12</text:p>
          </table:table-cell>
          <table:table-cell office:value-type="time" office:time-value="PT13H24M54S" calcext:value-type="time">
            <text:p>13:24:54</text:p>
          </table:table-cell>
          <table:table-cell office:value-type="time" office:time-value="PT21H06M33S" calcext:value-type="time">
            <text:p>21:06:33</text:p>
          </table:table-cell>
          <table:table-cell office:value-type="time" office:time-value="PT04H12M08S" calcext:value-type="time">
            <text:p>04:12:08</text:p>
          </table:table-cell>
          <table:table-cell office:value-type="time" office:time-value="PT13H24M50S" calcext:value-type="time">
            <text:p>13:24:50</text:p>
          </table:table-cell>
          <table:table-cell office:value-type="time" office:time-value="PT21H06M34S" calcext:value-type="time">
            <text:p>21:06:34</text:p>
          </table:table-cell>
          <table:table-cell office:value-type="time" office:time-value="PT04H12M12S" calcext:value-type="time">
            <text:p>04:12:12</text:p>
          </table:table-cell>
          <table:table-cell table:formula="of:=IF(OR([.B104]=&quot;&quot;;[.E104]=&quot;&quot;);&quot;&quot;;ROUND(ABS([.B104]-[.E104])*86400))" office:value-type="float" office:value="4" calcext:value-type="float">
            <text:p>4</text:p>
          </table:table-cell>
          <table:table-cell table:formula="of:=IF(OR([.C104]=&quot;&quot;;[.F104]=&quot;&quot;);&quot;&quot;;ROUND(ABS([.C104]-[.F104])*86400))" office:value-type="float" office:value="1" calcext:value-type="float">
            <text:p>1</text:p>
          </table:table-cell>
          <table:table-cell table:formula="of:=IF(OR([.D104]=&quot;&quot;;[.G104]=&quot;&quot;);&quot;&quot;;ROUND(ABS([.D104]-[.G104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4-13" calcext:value-type="date">
            <text:p>2022-04-13</text:p>
          </table:table-cell>
          <table:table-cell office:value-type="time" office:time-value="PT14H42M21S" calcext:value-type="time">
            <text:p>14:42:21</text:p>
          </table:table-cell>
          <table:table-cell office:value-type="time" office:time-value="PT21H52M40S" calcext:value-type="time">
            <text:p>21:52:40</text:p>
          </table:table-cell>
          <table:table-cell office:value-type="time" office:time-value="PT04H29M46S" calcext:value-type="time">
            <text:p>04:29:46</text:p>
          </table:table-cell>
          <table:table-cell office:value-type="time" office:time-value="PT14H42M17S" calcext:value-type="time">
            <text:p>14:42:17</text:p>
          </table:table-cell>
          <table:table-cell office:value-type="time" office:time-value="PT21H52M41S" calcext:value-type="time">
            <text:p>21:52:41</text:p>
          </table:table-cell>
          <table:table-cell office:value-type="time" office:time-value="PT04H29M51S" calcext:value-type="time">
            <text:p>04:29:51</text:p>
          </table:table-cell>
          <table:table-cell table:formula="of:=IF(OR([.B105]=&quot;&quot;;[.E105]=&quot;&quot;);&quot;&quot;;ROUND(ABS([.B105]-[.E105])*86400))" office:value-type="float" office:value="4" calcext:value-type="float">
            <text:p>4</text:p>
          </table:table-cell>
          <table:table-cell table:formula="of:=IF(OR([.C105]=&quot;&quot;;[.F105]=&quot;&quot;);&quot;&quot;;ROUND(ABS([.C105]-[.F105])*86400))" office:value-type="float" office:value="1" calcext:value-type="float">
            <text:p>1</text:p>
          </table:table-cell>
          <table:table-cell table:formula="of:=IF(OR([.D105]=&quot;&quot;;[.G105]=&quot;&quot;);&quot;&quot;;ROUND(ABS([.D105]-[.G105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4-14" calcext:value-type="date">
            <text:p>2022-04-14</text:p>
          </table:table-cell>
          <table:table-cell office:value-type="time" office:time-value="PT16H01M06S" calcext:value-type="time">
            <text:p>16:01:06</text:p>
          </table:table-cell>
          <table:table-cell office:value-type="time" office:time-value="PT22H38M38S" calcext:value-type="time">
            <text:p>22:38:38</text:p>
          </table:table-cell>
          <table:table-cell office:value-type="time" office:time-value="PT04H44M54S" calcext:value-type="time">
            <text:p>04:44:54</text:p>
          </table:table-cell>
          <table:table-cell office:value-type="time" office:time-value="PT16H01M02S" calcext:value-type="time">
            <text:p>16:01:02</text:p>
          </table:table-cell>
          <table:table-cell office:value-type="time" office:time-value="PT22H38M39S" calcext:value-type="time">
            <text:p>22:38:39</text:p>
          </table:table-cell>
          <table:table-cell office:value-type="time" office:time-value="PT04H45M00S" calcext:value-type="time">
            <text:p>04:45:00</text:p>
          </table:table-cell>
          <table:table-cell table:formula="of:=IF(OR([.B106]=&quot;&quot;;[.E106]=&quot;&quot;);&quot;&quot;;ROUND(ABS([.B106]-[.E106])*86400))" office:value-type="float" office:value="4" calcext:value-type="float">
            <text:p>4</text:p>
          </table:table-cell>
          <table:table-cell table:formula="of:=IF(OR([.C106]=&quot;&quot;;[.F106]=&quot;&quot;);&quot;&quot;;ROUND(ABS([.C106]-[.F106])*86400))" office:value-type="float" office:value="1" calcext:value-type="float">
            <text:p>1</text:p>
          </table:table-cell>
          <table:table-cell table:formula="of:=IF(OR([.D106]=&quot;&quot;;[.G106]=&quot;&quot;);&quot;&quot;;ROUND(ABS([.D106]-[.G106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time" office:time-value="PT17H21M40S" calcext:value-type="time">
            <text:p>17:21:40</text:p>
          </table:table-cell>
          <table:table-cell office:value-type="time" office:time-value="PT23H25M28S" calcext:value-type="time">
            <text:p>23:25:28</text:p>
          </table:table-cell>
          <table:table-cell office:value-type="time" office:time-value="PT04H58M55S" calcext:value-type="time">
            <text:p>04:58:55</text:p>
          </table:table-cell>
          <table:table-cell office:value-type="time" office:time-value="PT17H21M35S" calcext:value-type="time">
            <text:p>17:21:35</text:p>
          </table:table-cell>
          <table:table-cell office:value-type="time" office:time-value="PT23H25M28S" calcext:value-type="time">
            <text:p>23:25:28</text:p>
          </table:table-cell>
          <table:table-cell office:value-type="time" office:time-value="PT04H59M02S" calcext:value-type="time">
            <text:p>04:59:02</text:p>
          </table:table-cell>
          <table:table-cell table:formula="of:=IF(OR([.B107]=&quot;&quot;;[.E107]=&quot;&quot;);&quot;&quot;;ROUND(ABS([.B107]-[.E107])*86400))" office:value-type="float" office:value="5" calcext:value-type="float">
            <text:p>5</text:p>
          </table:table-cell>
          <table:table-cell table:formula="of:=IF(OR([.C107]=&quot;&quot;;[.F107]=&quot;&quot;);&quot;&quot;;ROUND(ABS([.C107]-[.F107])*86400))" office:value-type="float" office:value="0" calcext:value-type="float">
            <text:p>0</text:p>
          </table:table-cell>
          <table:table-cell table:formula="of:=IF(OR([.D107]=&quot;&quot;;[.G107]=&quot;&quot;);&quot;&quot;;ROUND(ABS([.D107]-[.G107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04-16" calcext:value-type="date">
            <text:p>2022-04-16</text:p>
          </table:table-cell>
          <table:table-cell office:value-type="time" office:time-value="PT18H44M57S" calcext:value-type="time">
            <text:p>18:44:57</text:p>
          </table:table-cell>
          <table:table-cell/>
          <table:table-cell office:value-type="time" office:time-value="PT05H13M05S" calcext:value-type="time">
            <text:p>05:13:05</text:p>
          </table:table-cell>
          <table:table-cell office:value-type="time" office:time-value="PT18H44M51S" calcext:value-type="time">
            <text:p>18:44:51</text:p>
          </table:table-cell>
          <table:table-cell/>
          <table:table-cell office:value-type="time" office:time-value="PT05H13M12S" calcext:value-type="time">
            <text:p>05:13:12</text:p>
          </table:table-cell>
          <table:table-cell table:formula="of:=IF(OR([.B108]=&quot;&quot;;[.E108]=&quot;&quot;);&quot;&quot;;ROUND(ABS([.B108]-[.E108])*86400))" office:value-type="float" office:value="6" calcext:value-type="float">
            <text:p>6</text:p>
          </table:table-cell>
          <table:table-cell table:formula="of:=IF(OR([.C108]=&quot;&quot;;[.F108]=&quot;&quot;);&quot;&quot;;ROUND(ABS([.C108]-[.F108])*86400))">
            <text:p/>
          </table:table-cell>
          <table:table-cell table:formula="of:=IF(OR([.D108]=&quot;&quot;;[.G108]=&quot;&quot;);&quot;&quot;;ROUND(ABS([.D108]-[.G108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04-17" calcext:value-type="date">
            <text:p>2022-04-17</text:p>
          </table:table-cell>
          <table:table-cell office:value-type="time" office:time-value="PT20H11M34S" calcext:value-type="time">
            <text:p>20:11:34</text:p>
          </table:table-cell>
          <table:table-cell office:value-type="time" office:time-value="PT00H14M16S" calcext:value-type="time">
            <text:p>00:14:16</text:p>
          </table:table-cell>
          <table:table-cell office:value-type="time" office:time-value="PT05H28M44S" calcext:value-type="time">
            <text:p>05:28:44</text:p>
          </table:table-cell>
          <table:table-cell office:value-type="time" office:time-value="PT20H11M28S" calcext:value-type="time">
            <text:p>20:11:28</text:p>
          </table:table-cell>
          <table:table-cell office:value-type="time" office:time-value="PT00H14M16S" calcext:value-type="time">
            <text:p>00:14:16</text:p>
          </table:table-cell>
          <table:table-cell office:value-type="time" office:time-value="PT05H28M52S" calcext:value-type="time">
            <text:p>05:28:52</text:p>
          </table:table-cell>
          <table:table-cell table:formula="of:=IF(OR([.B109]=&quot;&quot;;[.E109]=&quot;&quot;);&quot;&quot;;ROUND(ABS([.B109]-[.E109])*86400))" office:value-type="float" office:value="6" calcext:value-type="float">
            <text:p>6</text:p>
          </table:table-cell>
          <table:table-cell table:formula="of:=IF(OR([.C109]=&quot;&quot;;[.F109]=&quot;&quot;);&quot;&quot;;ROUND(ABS([.C109]-[.F109])*86400))" office:value-type="float" office:value="0" calcext:value-type="float">
            <text:p>0</text:p>
          </table:table-cell>
          <table:table-cell table:formula="of:=IF(OR([.D109]=&quot;&quot;;[.G109]=&quot;&quot;);&quot;&quot;;ROUND(ABS([.D109]-[.G109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time" office:time-value="PT21H40M54S" calcext:value-type="time">
            <text:p>21:40:54</text:p>
          </table:table-cell>
          <table:table-cell office:value-type="time" office:time-value="PT01H06M09S" calcext:value-type="time">
            <text:p>01:06:09</text:p>
          </table:table-cell>
          <table:table-cell office:value-type="time" office:time-value="PT05H47M40S" calcext:value-type="time">
            <text:p>05:47:40</text:p>
          </table:table-cell>
          <table:table-cell office:value-type="time" office:time-value="PT21H40M48S" calcext:value-type="time">
            <text:p>21:40:48</text:p>
          </table:table-cell>
          <table:table-cell office:value-type="time" office:time-value="PT01H06M09S" calcext:value-type="time">
            <text:p>01:06:09</text:p>
          </table:table-cell>
          <table:table-cell office:value-type="time" office:time-value="PT05H47M47S" calcext:value-type="time">
            <text:p>05:47:47</text:p>
          </table:table-cell>
          <table:table-cell table:formula="of:=IF(OR([.B110]=&quot;&quot;;[.E110]=&quot;&quot;);&quot;&quot;;ROUND(ABS([.B110]-[.E110])*86400))" office:value-type="float" office:value="6" calcext:value-type="float">
            <text:p>6</text:p>
          </table:table-cell>
          <table:table-cell table:formula="of:=IF(OR([.C110]=&quot;&quot;;[.F110]=&quot;&quot;);&quot;&quot;;ROUND(ABS([.C110]-[.F110])*86400))" office:value-type="float" office:value="0" calcext:value-type="float">
            <text:p>0</text:p>
          </table:table-cell>
          <table:table-cell table:formula="of:=IF(OR([.D110]=&quot;&quot;;[.G110]=&quot;&quot;);&quot;&quot;;ROUND(ABS([.D110]-[.G110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04-19" calcext:value-type="date">
            <text:p>2022-04-19</text:p>
          </table:table-cell>
          <table:table-cell office:value-type="time" office:time-value="PT23H09M32S" calcext:value-type="time">
            <text:p>23:09:32</text:p>
          </table:table-cell>
          <table:table-cell office:value-type="time" office:time-value="PT02H01M56S" calcext:value-type="time">
            <text:p>02:01:56</text:p>
          </table:table-cell>
          <table:table-cell office:value-type="time" office:time-value="PT06H12M26S" calcext:value-type="time">
            <text:p>06:12:26</text:p>
          </table:table-cell>
          <table:table-cell office:value-type="time" office:time-value="PT23H09M29S" calcext:value-type="time">
            <text:p>23:09:29</text:p>
          </table:table-cell>
          <table:table-cell office:value-type="time" office:time-value="PT02H01M55S" calcext:value-type="time">
            <text:p>02:01:55</text:p>
          </table:table-cell>
          <table:table-cell office:value-type="time" office:time-value="PT06H12M31S" calcext:value-type="time">
            <text:p>06:12:31</text:p>
          </table:table-cell>
          <table:table-cell table:formula="of:=IF(OR([.B111]=&quot;&quot;;[.E111]=&quot;&quot;);&quot;&quot;;ROUND(ABS([.B111]-[.E111])*86400))" office:value-type="float" office:value="3" calcext:value-type="float">
            <text:p>3</text:p>
          </table:table-cell>
          <table:table-cell table:formula="of:=IF(OR([.C111]=&quot;&quot;;[.F111]=&quot;&quot;);&quot;&quot;;ROUND(ABS([.C111]-[.F111])*86400))" office:value-type="float" office:value="1" calcext:value-type="float">
            <text:p>1</text:p>
          </table:table-cell>
          <table:table-cell table:formula="of:=IF(OR([.D111]=&quot;&quot;;[.G111]=&quot;&quot;);&quot;&quot;;ROUND(ABS([.D111]-[.G111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4-20" calcext:value-type="date">
            <text:p>2022-04-20</text:p>
          </table:table-cell>
          <table:table-cell/>
          <table:table-cell office:value-type="time" office:time-value="PT03H01M39S" calcext:value-type="time">
            <text:p>03:01:39</text:p>
          </table:table-cell>
          <table:table-cell office:value-type="time" office:time-value="PT06H46M47S" calcext:value-type="time">
            <text:p>06:46:47</text:p>
          </table:table-cell>
          <table:table-cell/>
          <table:table-cell office:value-type="time" office:time-value="PT03H01M37S" calcext:value-type="time">
            <text:p>03:01:37</text:p>
          </table:table-cell>
          <table:table-cell office:value-type="time" office:time-value="PT06H46M48S" calcext:value-type="time">
            <text:p>06:46:48</text:p>
          </table:table-cell>
          <table:table-cell table:formula="of:=IF(OR([.B112]=&quot;&quot;;[.E112]=&quot;&quot;);&quot;&quot;;ROUND(ABS([.B112]-[.E112])*86400))">
            <text:p/>
          </table:table-cell>
          <table:table-cell table:formula="of:=IF(OR([.C112]=&quot;&quot;;[.F112]=&quot;&quot;);&quot;&quot;;ROUND(ABS([.C112]-[.F112])*86400))" office:value-type="float" office:value="2" calcext:value-type="float">
            <text:p>2</text:p>
          </table:table-cell>
          <table:table-cell table:formula="of:=IF(OR([.D112]=&quot;&quot;;[.G112]=&quot;&quot;);&quot;&quot;;ROUND(ABS([.D112]-[.G112])*86400))" office:value-type="float" office:value="1" calcext:value-type="float">
            <text:p>1</text:p>
          </table:table-cell>
          <table:table-cell table:number-columns-repeated="5"/>
          <table:table-cell table:style-name="ce12"/>
          <table:table-cell table:number-columns-repeated="3"/>
        </table:table-row>
        <table:table-row table:style-name="ro1">
          <table:table-cell office:value-type="date" office:date-value="2022-04-21" calcext:value-type="date">
            <text:p>2022-04-21</text:p>
          </table:table-cell>
          <table:table-cell office:value-type="time" office:time-value="PT00H30M40S" calcext:value-type="time">
            <text:p>00:30:40</text:p>
          </table:table-cell>
          <table:table-cell office:value-type="time" office:time-value="PT04H04M12S" calcext:value-type="time">
            <text:p>04:04:12</text:p>
          </table:table-cell>
          <table:table-cell office:value-type="time" office:time-value="PT07H35M08S" calcext:value-type="time">
            <text:p>07:35:08</text:p>
          </table:table-cell>
          <table:table-cell office:value-type="time" office:time-value="PT00H30M40S" calcext:value-type="time">
            <text:p>00:30:40</text:p>
          </table:table-cell>
          <table:table-cell office:value-type="time" office:time-value="PT04H04M08S" calcext:value-type="time">
            <text:p>04:04:08</text:p>
          </table:table-cell>
          <table:table-cell office:value-type="time" office:time-value="PT07H35M02S" calcext:value-type="time">
            <text:p>07:35:02</text:p>
          </table:table-cell>
          <table:table-cell table:formula="of:=IF(OR([.B113]=&quot;&quot;;[.E113]=&quot;&quot;);&quot;&quot;;ROUND(ABS([.B113]-[.E113])*86400))" office:value-type="float" office:value="0" calcext:value-type="float">
            <text:p>0</text:p>
          </table:table-cell>
          <table:table-cell table:formula="of:=IF(OR([.C113]=&quot;&quot;;[.F113]=&quot;&quot;);&quot;&quot;;ROUND(ABS([.C113]-[.F113])*86400))" office:value-type="float" office:value="4" calcext:value-type="float">
            <text:p>4</text:p>
          </table:table-cell>
          <table:table-cell table:formula="of:=IF(OR([.D113]=&quot;&quot;;[.G113]=&quot;&quot;);&quot;&quot;;ROUND(ABS([.D113]-[.G113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4-22" calcext:value-type="date">
            <text:p>2022-04-22</text:p>
          </table:table-cell>
          <table:table-cell office:value-type="time" office:time-value="PT01H36M54S" calcext:value-type="time">
            <text:p>01:36:54</text:p>
          </table:table-cell>
          <table:table-cell office:value-type="time" office:time-value="PT05H07M17S" calcext:value-type="time">
            <text:p>05:07:17</text:p>
          </table:table-cell>
          <table:table-cell office:value-type="time" office:time-value="PT08H39M46S" calcext:value-type="time">
            <text:p>08:39:46</text:p>
          </table:table-cell>
          <table:table-cell office:value-type="time" office:time-value="PT01H36M54S" calcext:value-type="time">
            <text:p>01:36:54</text:p>
          </table:table-cell>
          <table:table-cell office:value-type="time" office:time-value="PT05H07M12S" calcext:value-type="time">
            <text:p>05:07:12</text:p>
          </table:table-cell>
          <table:table-cell office:value-type="time" office:time-value="PT08H39M34S" calcext:value-type="time">
            <text:p>08:39:34</text:p>
          </table:table-cell>
          <table:table-cell table:formula="of:=IF(OR([.B114]=&quot;&quot;;[.E114]=&quot;&quot;);&quot;&quot;;ROUND(ABS([.B114]-[.E114])*86400))" office:value-type="float" office:value="0" calcext:value-type="float">
            <text:p>0</text:p>
          </table:table-cell>
          <table:table-cell table:formula="of:=IF(OR([.C114]=&quot;&quot;;[.F114]=&quot;&quot;);&quot;&quot;;ROUND(ABS([.C114]-[.F114])*86400))" office:value-type="float" office:value="5" calcext:value-type="float">
            <text:p>5</text:p>
          </table:table-cell>
          <table:table-cell table:formula="of:=IF(OR([.D114]=&quot;&quot;;[.G114]=&quot;&quot;);&quot;&quot;;ROUND(ABS([.D114]-[.G114])*86400)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date" office:date-value="2022-04-23" calcext:value-type="date">
            <text:p>2022-04-23</text:p>
          </table:table-cell>
          <table:table-cell office:value-type="time" office:time-value="PT02H25M32S" calcext:value-type="time">
            <text:p>02:25:32</text:p>
          </table:table-cell>
          <table:table-cell office:value-type="time" office:time-value="PT06H08M19S" calcext:value-type="time">
            <text:p>06:08:19</text:p>
          </table:table-cell>
          <table:table-cell office:value-type="time" office:time-value="PT09H57M22S" calcext:value-type="time">
            <text:p>09:57:22</text:p>
          </table:table-cell>
          <table:table-cell office:value-type="time" office:time-value="PT02H25M35S" calcext:value-type="time">
            <text:p>02:25:35</text:p>
          </table:table-cell>
          <table:table-cell office:value-type="time" office:time-value="PT06H08M15S" calcext:value-type="time">
            <text:p>06:08:15</text:p>
          </table:table-cell>
          <table:table-cell office:value-type="time" office:time-value="PT09H57M07S" calcext:value-type="time">
            <text:p>09:57:07</text:p>
          </table:table-cell>
          <table:table-cell table:formula="of:=IF(OR([.B115]=&quot;&quot;;[.E115]=&quot;&quot;);&quot;&quot;;ROUND(ABS([.B115]-[.E115])*86400))" office:value-type="float" office:value="3" calcext:value-type="float">
            <text:p>3</text:p>
          </table:table-cell>
          <table:table-cell table:formula="of:=IF(OR([.C115]=&quot;&quot;;[.F115]=&quot;&quot;);&quot;&quot;;ROUND(ABS([.C115]-[.F115])*86400))" office:value-type="float" office:value="4" calcext:value-type="float">
            <text:p>4</text:p>
          </table:table-cell>
          <table:table-cell table:formula="of:=IF(OR([.D115]=&quot;&quot;;[.G115]=&quot;&quot;);&quot;&quot;;ROUND(ABS([.D115]-[.G115])*86400))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date" office:date-value="2022-04-24" calcext:value-type="date">
            <text:p>2022-04-24</text:p>
          </table:table-cell>
          <table:table-cell office:value-type="time" office:time-value="PT02H59M37S" calcext:value-type="time">
            <text:p>02:59:37</text:p>
          </table:table-cell>
          <table:table-cell office:value-type="time" office:time-value="PT07H05M30S" calcext:value-type="time">
            <text:p>07:05:30</text:p>
          </table:table-cell>
          <table:table-cell office:value-type="time" office:time-value="PT11H20M49S" calcext:value-type="time">
            <text:p>11:20:49</text:p>
          </table:table-cell>
          <table:table-cell office:value-type="time" office:time-value="PT02H59M42S" calcext:value-type="time">
            <text:p>02:59:42</text:p>
          </table:table-cell>
          <table:table-cell office:value-type="time" office:time-value="PT07H05M29S" calcext:value-type="time">
            <text:p>07:05:29</text:p>
          </table:table-cell>
          <table:table-cell office:value-type="time" office:time-value="PT11H20M36S" calcext:value-type="time">
            <text:p>11:20:36</text:p>
          </table:table-cell>
          <table:table-cell table:formula="of:=IF(OR([.B116]=&quot;&quot;;[.E116]=&quot;&quot;);&quot;&quot;;ROUND(ABS([.B116]-[.E116])*86400))" office:value-type="float" office:value="5" calcext:value-type="float">
            <text:p>5</text:p>
          </table:table-cell>
          <table:table-cell table:formula="of:=IF(OR([.C116]=&quot;&quot;;[.F116]=&quot;&quot;);&quot;&quot;;ROUND(ABS([.C116]-[.F116])*86400))" office:value-type="float" office:value="1" calcext:value-type="float">
            <text:p>1</text:p>
          </table:table-cell>
          <table:table-cell table:formula="of:=IF(OR([.D116]=&quot;&quot;;[.G116]=&quot;&quot;);&quot;&quot;;ROUND(ABS([.D116]-[.G116])*86400)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 office:value-type="time" office:time-value="PT03H23M56S" calcext:value-type="time">
            <text:p>03:23:56</text:p>
          </table:table-cell>
          <table:table-cell office:value-type="time" office:time-value="PT07H58M15S" calcext:value-type="time">
            <text:p>07:58:15</text:p>
          </table:table-cell>
          <table:table-cell office:value-type="time" office:time-value="PT12H44M15S" calcext:value-type="time">
            <text:p>12:44:15</text:p>
          </table:table-cell>
          <table:table-cell office:value-type="time" office:time-value="PT03H24M02S" calcext:value-type="time">
            <text:p>03:24:02</text:p>
          </table:table-cell>
          <table:table-cell office:value-type="time" office:time-value="PT07H58M16S" calcext:value-type="time">
            <text:p>07:58:16</text:p>
          </table:table-cell>
          <table:table-cell office:value-type="time" office:time-value="PT12H44M06S" calcext:value-type="time">
            <text:p>12:44:06</text:p>
          </table:table-cell>
          <table:table-cell table:formula="of:=IF(OR([.B117]=&quot;&quot;;[.E117]=&quot;&quot;);&quot;&quot;;ROUND(ABS([.B117]-[.E117])*86400))" office:value-type="float" office:value="6" calcext:value-type="float">
            <text:p>6</text:p>
          </table:table-cell>
          <table:table-cell table:formula="of:=IF(OR([.C117]=&quot;&quot;;[.F117]=&quot;&quot;);&quot;&quot;;ROUND(ABS([.C117]-[.F117])*86400))" office:value-type="float" office:value="1" calcext:value-type="float">
            <text:p>1</text:p>
          </table:table-cell>
          <table:table-cell table:formula="of:=IF(OR([.D117]=&quot;&quot;;[.G117]=&quot;&quot;);&quot;&quot;;ROUND(ABS([.D117]-[.G117])*86400)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date" office:date-value="2022-04-26" calcext:value-type="date">
            <text:p>2022-04-26</text:p>
          </table:table-cell>
          <table:table-cell office:value-type="time" office:time-value="PT03H42M17S" calcext:value-type="time">
            <text:p>03:42:17</text:p>
          </table:table-cell>
          <table:table-cell office:value-type="time" office:time-value="PT08H47M01S" calcext:value-type="time">
            <text:p>08:47:01</text:p>
          </table:table-cell>
          <table:table-cell office:value-type="time" office:time-value="PT14H05M02S" calcext:value-type="time">
            <text:p>14:05:02</text:p>
          </table:table-cell>
          <table:table-cell office:value-type="time" office:time-value="PT03H42M23S" calcext:value-type="time">
            <text:p>03:42:23</text:p>
          </table:table-cell>
          <table:table-cell office:value-type="time" office:time-value="PT08H47M04S" calcext:value-type="time">
            <text:p>08:47:04</text:p>
          </table:table-cell>
          <table:table-cell office:value-type="time" office:time-value="PT14H04M57S" calcext:value-type="time">
            <text:p>14:04:57</text:p>
          </table:table-cell>
          <table:table-cell table:formula="of:=IF(OR([.B118]=&quot;&quot;;[.E118]=&quot;&quot;);&quot;&quot;;ROUND(ABS([.B118]-[.E118])*86400))" office:value-type="float" office:value="6" calcext:value-type="float">
            <text:p>6</text:p>
          </table:table-cell>
          <table:table-cell table:formula="of:=IF(OR([.C118]=&quot;&quot;;[.F118]=&quot;&quot;);&quot;&quot;;ROUND(ABS([.C118]-[.F118])*86400))" office:value-type="float" office:value="3" calcext:value-type="float">
            <text:p>3</text:p>
          </table:table-cell>
          <table:table-cell table:formula="of:=IF(OR([.D118]=&quot;&quot;;[.G118]=&quot;&quot;);&quot;&quot;;ROUND(ABS([.D118]-[.G118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time" office:time-value="PT03H57M14S" calcext:value-type="time">
            <text:p>03:57:14</text:p>
          </table:table-cell>
          <table:table-cell office:value-type="time" office:time-value="PT09H32M47S" calcext:value-type="time">
            <text:p>09:32:47</text:p>
          </table:table-cell>
          <table:table-cell office:value-type="time" office:time-value="PT15H22M55S" calcext:value-type="time">
            <text:p>15:22:55</text:p>
          </table:table-cell>
          <table:table-cell office:value-type="time" office:time-value="PT03H57M20S" calcext:value-type="time">
            <text:p>03:57:20</text:p>
          </table:table-cell>
          <table:table-cell office:value-type="time" office:time-value="PT09H32M51S" calcext:value-type="time">
            <text:p>09:32:51</text:p>
          </table:table-cell>
          <table:table-cell office:value-type="time" office:time-value="PT15H22M52S" calcext:value-type="time">
            <text:p>15:22:52</text:p>
          </table:table-cell>
          <table:table-cell table:formula="of:=IF(OR([.B119]=&quot;&quot;;[.E119]=&quot;&quot;);&quot;&quot;;ROUND(ABS([.B119]-[.E119])*86400))" office:value-type="float" office:value="6" calcext:value-type="float">
            <text:p>6</text:p>
          </table:table-cell>
          <table:table-cell table:formula="of:=IF(OR([.C119]=&quot;&quot;;[.F119]=&quot;&quot;);&quot;&quot;;ROUND(ABS([.C119]-[.F119])*86400))" office:value-type="float" office:value="4" calcext:value-type="float">
            <text:p>4</text:p>
          </table:table-cell>
          <table:table-cell table:formula="of:=IF(OR([.D119]=&quot;&quot;;[.G119]=&quot;&quot;);&quot;&quot;;ROUND(ABS([.D119]-[.G119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office:value-type="time" office:time-value="PT04H10M29S" calcext:value-type="time">
            <text:p>04:10:29</text:p>
          </table:table-cell>
          <table:table-cell office:value-type="time" office:time-value="PT10H16M44S" calcext:value-type="time">
            <text:p>10:16:44</text:p>
          </table:table-cell>
          <table:table-cell office:value-type="time" office:time-value="PT16H38M41S" calcext:value-type="time">
            <text:p>16:38:41</text:p>
          </table:table-cell>
          <table:table-cell office:value-type="time" office:time-value="PT04H10M35S" calcext:value-type="time">
            <text:p>04:10:35</text:p>
          </table:table-cell>
          <table:table-cell office:value-type="time" office:time-value="PT10H16M47S" calcext:value-type="time">
            <text:p>10:16:47</text:p>
          </table:table-cell>
          <table:table-cell office:value-type="time" office:time-value="PT16H38M39S" calcext:value-type="time">
            <text:p>16:38:39</text:p>
          </table:table-cell>
          <table:table-cell table:formula="of:=IF(OR([.B120]=&quot;&quot;;[.E120]=&quot;&quot;);&quot;&quot;;ROUND(ABS([.B120]-[.E120])*86400))" office:value-type="float" office:value="6" calcext:value-type="float">
            <text:p>6</text:p>
          </table:table-cell>
          <table:table-cell table:formula="of:=IF(OR([.C120]=&quot;&quot;;[.F120]=&quot;&quot;);&quot;&quot;;ROUND(ABS([.C120]-[.F120])*86400))" office:value-type="float" office:value="3" calcext:value-type="float">
            <text:p>3</text:p>
          </table:table-cell>
          <table:table-cell table:formula="of:=IF(OR([.D120]=&quot;&quot;;[.G120]=&quot;&quot;);&quot;&quot;;ROUND(ABS([.D120]-[.G12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4-29" calcext:value-type="date">
            <text:p>2022-04-29</text:p>
          </table:table-cell>
          <table:table-cell office:value-type="time" office:time-value="PT04H23M16S" calcext:value-type="time">
            <text:p>04:23:16</text:p>
          </table:table-cell>
          <table:table-cell office:value-type="time" office:time-value="PT10H59M57S" calcext:value-type="time">
            <text:p>10:59:57</text:p>
          </table:table-cell>
          <table:table-cell office:value-type="time" office:time-value="PT17H53M25S" calcext:value-type="time">
            <text:p>17:53:25</text:p>
          </table:table-cell>
          <table:table-cell office:value-type="time" office:time-value="PT04H23M22S" calcext:value-type="time">
            <text:p>04:23:22</text:p>
          </table:table-cell>
          <table:table-cell office:value-type="time" office:time-value="PT11H00M01S" calcext:value-type="time">
            <text:p>11:00:01</text:p>
          </table:table-cell>
          <table:table-cell office:value-type="time" office:time-value="PT17H53M22S" calcext:value-type="time">
            <text:p>17:53:22</text:p>
          </table:table-cell>
          <table:table-cell table:formula="of:=IF(OR([.B121]=&quot;&quot;;[.E121]=&quot;&quot;);&quot;&quot;;ROUND(ABS([.B121]-[.E121])*86400))" office:value-type="float" office:value="6" calcext:value-type="float">
            <text:p>6</text:p>
          </table:table-cell>
          <table:table-cell table:formula="of:=IF(OR([.C121]=&quot;&quot;;[.F121]=&quot;&quot;);&quot;&quot;;ROUND(ABS([.C121]-[.F121])*86400))" office:value-type="float" office:value="4" calcext:value-type="float">
            <text:p>4</text:p>
          </table:table-cell>
          <table:table-cell table:formula="of:=IF(OR([.D121]=&quot;&quot;;[.G121]=&quot;&quot;);&quot;&quot;;ROUND(ABS([.D121]-[.G121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4-30" calcext:value-type="date">
            <text:p>2022-04-30</text:p>
          </table:table-cell>
          <table:table-cell office:value-type="time" office:time-value="PT04H36M42S" calcext:value-type="time">
            <text:p>04:36:42</text:p>
          </table:table-cell>
          <table:table-cell office:value-type="time" office:time-value="PT11H43M30S" calcext:value-type="time">
            <text:p>11:43:30</text:p>
          </table:table-cell>
          <table:table-cell office:value-type="time" office:time-value="PT19H07M53S" calcext:value-type="time">
            <text:p>19:07:53</text:p>
          </table:table-cell>
          <table:table-cell office:value-type="time" office:time-value="PT04H36M48S" calcext:value-type="time">
            <text:p>04:36:48</text:p>
          </table:table-cell>
          <table:table-cell office:value-type="time" office:time-value="PT11H43M33S" calcext:value-type="time">
            <text:p>11:43:33</text:p>
          </table:table-cell>
          <table:table-cell office:value-type="time" office:time-value="PT19H07M50S" calcext:value-type="time">
            <text:p>19:07:50</text:p>
          </table:table-cell>
          <table:table-cell table:formula="of:=IF(OR([.B122]=&quot;&quot;;[.E122]=&quot;&quot;);&quot;&quot;;ROUND(ABS([.B122]-[.E122])*86400))" office:value-type="float" office:value="6" calcext:value-type="float">
            <text:p>6</text:p>
          </table:table-cell>
          <table:table-cell table:formula="of:=IF(OR([.C122]=&quot;&quot;;[.F122]=&quot;&quot;);&quot;&quot;;ROUND(ABS([.C122]-[.F122])*86400))" office:value-type="float" office:value="3" calcext:value-type="float">
            <text:p>3</text:p>
          </table:table-cell>
          <table:table-cell table:formula="of:=IF(OR([.D122]=&quot;&quot;;[.G122]=&quot;&quot;);&quot;&quot;;ROUND(ABS([.D122]-[.G122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5-01" calcext:value-type="date">
            <text:p>2022-05-01</text:p>
          </table:table-cell>
          <table:table-cell office:value-type="time" office:time-value="PT04H51M57S" calcext:value-type="time">
            <text:p>04:51:57</text:p>
          </table:table-cell>
          <table:table-cell office:value-type="time" office:time-value="PT12H28M10S" calcext:value-type="time">
            <text:p>12:28:10</text:p>
          </table:table-cell>
          <table:table-cell office:value-type="time" office:time-value="PT20H22M14S" calcext:value-type="time">
            <text:p>20:22:14</text:p>
          </table:table-cell>
          <table:table-cell office:value-type="time" office:time-value="PT04H52M03S" calcext:value-type="time">
            <text:p>04:52:03</text:p>
          </table:table-cell>
          <table:table-cell office:value-type="time" office:time-value="PT12H28M12S" calcext:value-type="time">
            <text:p>12:28:12</text:p>
          </table:table-cell>
          <table:table-cell office:value-type="time" office:time-value="PT20H22M10S" calcext:value-type="time">
            <text:p>20:22:10</text:p>
          </table:table-cell>
          <table:table-cell table:formula="of:=IF(OR([.B123]=&quot;&quot;;[.E123]=&quot;&quot;);&quot;&quot;;ROUND(ABS([.B123]-[.E123])*86400))" office:value-type="float" office:value="6" calcext:value-type="float">
            <text:p>6</text:p>
          </table:table-cell>
          <table:table-cell table:formula="of:=IF(OR([.C123]=&quot;&quot;;[.F123]=&quot;&quot;);&quot;&quot;;ROUND(ABS([.C123]-[.F123])*86400))" office:value-type="float" office:value="2" calcext:value-type="float">
            <text:p>2</text:p>
          </table:table-cell>
          <table:table-cell table:formula="of:=IF(OR([.D123]=&quot;&quot;;[.G123]=&quot;&quot;);&quot;&quot;;ROUND(ABS([.D123]-[.G123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time" office:time-value="PT05H10M26S" calcext:value-type="time">
            <text:p>05:10:26</text:p>
          </table:table-cell>
          <table:table-cell office:value-type="time" office:time-value="PT13H14M32S" calcext:value-type="time">
            <text:p>13:14:32</text:p>
          </table:table-cell>
          <table:table-cell office:value-type="time" office:time-value="PT21H35M27S" calcext:value-type="time">
            <text:p>21:35:27</text:p>
          </table:table-cell>
          <table:table-cell office:value-type="time" office:time-value="PT05H10M31S" calcext:value-type="time">
            <text:p>05:10:31</text:p>
          </table:table-cell>
          <table:table-cell office:value-type="time" office:time-value="PT13H14M32S" calcext:value-type="time">
            <text:p>13:14:32</text:p>
          </table:table-cell>
          <table:table-cell office:value-type="time" office:time-value="PT21H35M23S" calcext:value-type="time">
            <text:p>21:35:23</text:p>
          </table:table-cell>
          <table:table-cell table:formula="of:=IF(OR([.B124]=&quot;&quot;;[.E124]=&quot;&quot;);&quot;&quot;;ROUND(ABS([.B124]-[.E124])*86400))" office:value-type="float" office:value="5" calcext:value-type="float">
            <text:p>5</text:p>
          </table:table-cell>
          <table:table-cell table:formula="of:=IF(OR([.C124]=&quot;&quot;;[.F124]=&quot;&quot;);&quot;&quot;;ROUND(ABS([.C124]-[.F124])*86400))" office:value-type="float" office:value="0" calcext:value-type="float">
            <text:p>0</text:p>
          </table:table-cell>
          <table:table-cell table:formula="of:=IF(OR([.D124]=&quot;&quot;;[.G124]=&quot;&quot;);&quot;&quot;;ROUND(ABS([.D124]-[.G124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time" office:time-value="PT05H34M05S" calcext:value-type="time">
            <text:p>05:34:05</text:p>
          </table:table-cell>
          <table:table-cell office:value-type="time" office:time-value="PT14H02M45S" calcext:value-type="time">
            <text:p>14:02:45</text:p>
          </table:table-cell>
          <table:table-cell office:value-type="time" office:time-value="PT22H45M08S" calcext:value-type="time">
            <text:p>22:45:08</text:p>
          </table:table-cell>
          <table:table-cell office:value-type="time" office:time-value="PT05H34M08S" calcext:value-type="time">
            <text:p>05:34:08</text:p>
          </table:table-cell>
          <table:table-cell office:value-type="time" office:time-value="PT14H02M44S" calcext:value-type="time">
            <text:p>14:02:44</text:p>
          </table:table-cell>
          <table:table-cell office:value-type="time" office:time-value="PT22H45M05S" calcext:value-type="time">
            <text:p>22:45:05</text:p>
          </table:table-cell>
          <table:table-cell table:formula="of:=IF(OR([.B125]=&quot;&quot;;[.E125]=&quot;&quot;);&quot;&quot;;ROUND(ABS([.B125]-[.E125])*86400))" office:value-type="float" office:value="3" calcext:value-type="float">
            <text:p>3</text:p>
          </table:table-cell>
          <table:table-cell table:formula="of:=IF(OR([.C125]=&quot;&quot;;[.F125]=&quot;&quot;);&quot;&quot;;ROUND(ABS([.C125]-[.F125])*86400))" office:value-type="float" office:value="1" calcext:value-type="float">
            <text:p>1</text:p>
          </table:table-cell>
          <table:table-cell table:formula="of:=IF(OR([.D125]=&quot;&quot;;[.G125]=&quot;&quot;);&quot;&quot;;ROUND(ABS([.D125]-[.G125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5-04" calcext:value-type="date">
            <text:p>2022-05-04</text:p>
          </table:table-cell>
          <table:table-cell office:value-type="time" office:time-value="PT06H05M15S" calcext:value-type="time">
            <text:p>06:05:15</text:p>
          </table:table-cell>
          <table:table-cell office:value-type="time" office:time-value="PT14H52M35S" calcext:value-type="time">
            <text:p>14:52:35</text:p>
          </table:table-cell>
          <table:table-cell office:value-type="time" office:time-value="PT23H47M48S" calcext:value-type="time">
            <text:p>23:47:48</text:p>
          </table:table-cell>
          <table:table-cell office:value-type="time" office:time-value="PT06H05M16S" calcext:value-type="time">
            <text:p>06:05:16</text:p>
          </table:table-cell>
          <table:table-cell office:value-type="time" office:time-value="PT14H52M32S" calcext:value-type="time">
            <text:p>14:52:32</text:p>
          </table:table-cell>
          <table:table-cell office:value-type="time" office:time-value="PT23H47M46S" calcext:value-type="time">
            <text:p>23:47:46</text:p>
          </table:table-cell>
          <table:table-cell table:formula="of:=IF(OR([.B126]=&quot;&quot;;[.E126]=&quot;&quot;);&quot;&quot;;ROUND(ABS([.B126]-[.E126])*86400))" office:value-type="float" office:value="1" calcext:value-type="float">
            <text:p>1</text:p>
          </table:table-cell>
          <table:table-cell table:formula="of:=IF(OR([.C126]=&quot;&quot;;[.F126]=&quot;&quot;);&quot;&quot;;ROUND(ABS([.C126]-[.F126])*86400))" office:value-type="float" office:value="3" calcext:value-type="float">
            <text:p>3</text:p>
          </table:table-cell>
          <table:table-cell table:formula="of:=IF(OR([.D126]=&quot;&quot;;[.G126]=&quot;&quot;);&quot;&quot;;ROUND(ABS([.D126]-[.G126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05" calcext:value-type="date">
            <text:p>2022-05-05</text:p>
          </table:table-cell>
          <table:table-cell office:value-type="time" office:time-value="PT06H46M21S" calcext:value-type="time">
            <text:p>06:46:21</text:p>
          </table:table-cell>
          <table:table-cell office:value-type="time" office:time-value="PT15H43M17S" calcext:value-type="time">
            <text:p>15:43:17</text:p>
          </table:table-cell>
          <table:table-cell/>
          <table:table-cell office:value-type="time" office:time-value="PT06H46M21S" calcext:value-type="time">
            <text:p>06:46:21</text:p>
          </table:table-cell>
          <table:table-cell office:value-type="time" office:time-value="PT15H43M13S" calcext:value-type="time">
            <text:p>15:43:13</text:p>
          </table:table-cell>
          <table:table-cell/>
          <table:table-cell table:formula="of:=IF(OR([.B127]=&quot;&quot;;[.E127]=&quot;&quot;);&quot;&quot;;ROUND(ABS([.B127]-[.E127])*86400))" office:value-type="float" office:value="0" calcext:value-type="float">
            <text:p>0</text:p>
          </table:table-cell>
          <table:table-cell table:formula="of:=IF(OR([.C127]=&quot;&quot;;[.F127]=&quot;&quot;);&quot;&quot;;ROUND(ABS([.C127]-[.F127])*86400))" office:value-type="float" office:value="4" calcext:value-type="float">
            <text:p>4</text:p>
          </table:table-cell>
          <table:table-cell table:formula="of:=IF(OR([.D127]=&quot;&quot;;[.G127]=&quot;&quot;);&quot;&quot;;ROUND(ABS([.D127]-[.G127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5-06" calcext:value-type="date">
            <text:p>2022-05-06</text:p>
          </table:table-cell>
          <table:table-cell office:value-type="time" office:time-value="PT07H38M38S" calcext:value-type="time">
            <text:p>07:38:38</text:p>
          </table:table-cell>
          <table:table-cell office:value-type="time" office:time-value="PT16H33M55S" calcext:value-type="time">
            <text:p>16:33:55</text:p>
          </table:table-cell>
          <table:table-cell office:value-type="time" office:time-value="PT00H40M14S" calcext:value-type="time">
            <text:p>00:40:14</text:p>
          </table:table-cell>
          <table:table-cell office:value-type="time" office:time-value="PT07H38M35S" calcext:value-type="time">
            <text:p>07:38:35</text:p>
          </table:table-cell>
          <table:table-cell office:value-type="time" office:time-value="PT16H33M52S" calcext:value-type="time">
            <text:p>16:33:52</text:p>
          </table:table-cell>
          <table:table-cell office:value-type="time" office:time-value="PT00H40M14S" calcext:value-type="time">
            <text:p>00:40:14</text:p>
          </table:table-cell>
          <table:table-cell table:formula="of:=IF(OR([.B128]=&quot;&quot;;[.E128]=&quot;&quot;);&quot;&quot;;ROUND(ABS([.B128]-[.E128])*86400))" office:value-type="float" office:value="3" calcext:value-type="float">
            <text:p>3</text:p>
          </table:table-cell>
          <table:table-cell table:formula="of:=IF(OR([.C128]=&quot;&quot;;[.F128]=&quot;&quot;);&quot;&quot;;ROUND(ABS([.C128]-[.F128])*86400))" office:value-type="float" office:value="3" calcext:value-type="float">
            <text:p>3</text:p>
          </table:table-cell>
          <table:table-cell table:formula="of:=IF(OR([.D128]=&quot;&quot;;[.G128]=&quot;&quot;);&quot;&quot;;ROUND(ABS([.D128]-[.G128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5-07" calcext:value-type="date">
            <text:p>2022-05-07</text:p>
          </table:table-cell>
          <table:table-cell office:value-type="time" office:time-value="PT08H40M59S" calcext:value-type="time">
            <text:p>08:40:59</text:p>
          </table:table-cell>
          <table:table-cell office:value-type="time" office:time-value="PT17H23M36S" calcext:value-type="time">
            <text:p>17:23:36</text:p>
          </table:table-cell>
          <table:table-cell office:value-type="time" office:time-value="PT01H21M24S" calcext:value-type="time">
            <text:p>01:21:24</text:p>
          </table:table-cell>
          <table:table-cell office:value-type="time" office:time-value="PT08H40M55S" calcext:value-type="time">
            <text:p>08:40:55</text:p>
          </table:table-cell>
          <table:table-cell office:value-type="time" office:time-value="PT17H23M34S" calcext:value-type="time">
            <text:p>17:23:34</text:p>
          </table:table-cell>
          <table:table-cell office:value-type="time" office:time-value="PT01H21M24S" calcext:value-type="time">
            <text:p>01:21:24</text:p>
          </table:table-cell>
          <table:table-cell table:formula="of:=IF(OR([.B129]=&quot;&quot;;[.E129]=&quot;&quot;);&quot;&quot;;ROUND(ABS([.B129]-[.E129])*86400))" office:value-type="float" office:value="4" calcext:value-type="float">
            <text:p>4</text:p>
          </table:table-cell>
          <table:table-cell table:formula="of:=IF(OR([.C129]=&quot;&quot;;[.F129]=&quot;&quot;);&quot;&quot;;ROUND(ABS([.C129]-[.F129])*86400))" office:value-type="float" office:value="2" calcext:value-type="float">
            <text:p>2</text:p>
          </table:table-cell>
          <table:table-cell table:formula="of:=IF(OR([.D129]=&quot;&quot;;[.G129]=&quot;&quot;);&quot;&quot;;ROUND(ABS([.D129]-[.G129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5-08" calcext:value-type="date">
            <text:p>2022-05-08</text:p>
          </table:table-cell>
          <table:table-cell office:value-type="time" office:time-value="PT09H50M25S" calcext:value-type="time">
            <text:p>09:50:25</text:p>
          </table:table-cell>
          <table:table-cell office:value-type="time" office:time-value="PT18H11M47S" calcext:value-type="time">
            <text:p>18:11:47</text:p>
          </table:table-cell>
          <table:table-cell office:value-type="time" office:time-value="PT01H52M36S" calcext:value-type="time">
            <text:p>01:52:36</text:p>
          </table:table-cell>
          <table:table-cell office:value-type="time" office:time-value="PT09H50M21S" calcext:value-type="time">
            <text:p>09:50:21</text:p>
          </table:table-cell>
          <table:table-cell office:value-type="time" office:time-value="PT18H11M47S" calcext:value-type="time">
            <text:p>18:11:47</text:p>
          </table:table-cell>
          <table:table-cell office:value-type="time" office:time-value="PT01H52M37S" calcext:value-type="time">
            <text:p>01:52:37</text:p>
          </table:table-cell>
          <table:table-cell table:formula="of:=IF(OR([.B130]=&quot;&quot;;[.E130]=&quot;&quot;);&quot;&quot;;ROUND(ABS([.B130]-[.E130])*86400))" office:value-type="float" office:value="4" calcext:value-type="float">
            <text:p>4</text:p>
          </table:table-cell>
          <table:table-cell table:formula="of:=IF(OR([.C130]=&quot;&quot;;[.F130]=&quot;&quot;);&quot;&quot;;ROUND(ABS([.C130]-[.F130])*86400))" office:value-type="float" office:value="0" calcext:value-type="float">
            <text:p>0</text:p>
          </table:table-cell>
          <table:table-cell table:formula="of:=IF(OR([.D130]=&quot;&quot;;[.G130]=&quot;&quot;);&quot;&quot;;ROUND(ABS([.D130]-[.G130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time" office:time-value="PT11H03M46S" calcext:value-type="time">
            <text:p>11:03:46</text:p>
          </table:table-cell>
          <table:table-cell office:value-type="time" office:time-value="PT18H58M23S" calcext:value-type="time">
            <text:p>18:58:23</text:p>
          </table:table-cell>
          <table:table-cell office:value-type="time" office:time-value="PT02H16M19S" calcext:value-type="time">
            <text:p>02:16:19</text:p>
          </table:table-cell>
          <table:table-cell office:value-type="time" office:time-value="PT11H03M42S" calcext:value-type="time">
            <text:p>11:03:42</text:p>
          </table:table-cell>
          <table:table-cell office:value-type="time" office:time-value="PT18H58M24S" calcext:value-type="time">
            <text:p>18:58:24</text:p>
          </table:table-cell>
          <table:table-cell office:value-type="time" office:time-value="PT02H16M21S" calcext:value-type="time">
            <text:p>02:16:21</text:p>
          </table:table-cell>
          <table:table-cell table:formula="of:=IF(OR([.B131]=&quot;&quot;;[.E131]=&quot;&quot;);&quot;&quot;;ROUND(ABS([.B131]-[.E131])*86400))" office:value-type="float" office:value="4" calcext:value-type="float">
            <text:p>4</text:p>
          </table:table-cell>
          <table:table-cell table:formula="of:=IF(OR([.C131]=&quot;&quot;;[.F131]=&quot;&quot;);&quot;&quot;;ROUND(ABS([.C131]-[.F131])*86400))" office:value-type="float" office:value="1" calcext:value-type="float">
            <text:p>1</text:p>
          </table:table-cell>
          <table:table-cell table:formula="of:=IF(OR([.D131]=&quot;&quot;;[.G131]=&quot;&quot;);&quot;&quot;;ROUND(ABS([.D131]-[.G13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10" calcext:value-type="date">
            <text:p>2022-05-10</text:p>
          </table:table-cell>
          <table:table-cell office:value-type="time" office:time-value="PT12H19M00S" calcext:value-type="time">
            <text:p>12:19:00</text:p>
          </table:table-cell>
          <table:table-cell office:value-type="time" office:time-value="PT19H43M47S" calcext:value-type="time">
            <text:p>19:43:47</text:p>
          </table:table-cell>
          <table:table-cell office:value-type="time" office:time-value="PT02H34M59S" calcext:value-type="time">
            <text:p>02:34:59</text:p>
          </table:table-cell>
          <table:table-cell office:value-type="time" office:time-value="PT12H18M58S" calcext:value-type="time">
            <text:p>12:18:58</text:p>
          </table:table-cell>
          <table:table-cell office:value-type="time" office:time-value="PT19H43M49S" calcext:value-type="time">
            <text:p>19:43:49</text:p>
          </table:table-cell>
          <table:table-cell office:value-type="time" office:time-value="PT02H35M03S" calcext:value-type="time">
            <text:p>02:35:03</text:p>
          </table:table-cell>
          <table:table-cell table:formula="of:=IF(OR([.B132]=&quot;&quot;;[.E132]=&quot;&quot;);&quot;&quot;;ROUND(ABS([.B132]-[.E132])*86400))" office:value-type="float" office:value="2" calcext:value-type="float">
            <text:p>2</text:p>
          </table:table-cell>
          <table:table-cell table:formula="of:=IF(OR([.C132]=&quot;&quot;;[.F132]=&quot;&quot;);&quot;&quot;;ROUND(ABS([.C132]-[.F132])*86400))" office:value-type="float" office:value="2" calcext:value-type="float">
            <text:p>2</text:p>
          </table:table-cell>
          <table:table-cell table:formula="of:=IF(OR([.D132]=&quot;&quot;;[.G132]=&quot;&quot;);&quot;&quot;;ROUND(ABS([.D132]-[.G132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5-11" calcext:value-type="date">
            <text:p>2022-05-11</text:p>
          </table:table-cell>
          <table:table-cell office:value-type="time" office:time-value="PT13H35M32S" calcext:value-type="time">
            <text:p>13:35:32</text:p>
          </table:table-cell>
          <table:table-cell office:value-type="time" office:time-value="PT20H28M43S" calcext:value-type="time">
            <text:p>20:28:43</text:p>
          </table:table-cell>
          <table:table-cell office:value-type="time" office:time-value="PT02H50M33S" calcext:value-type="time">
            <text:p>02:50:33</text:p>
          </table:table-cell>
          <table:table-cell office:value-type="time" office:time-value="PT13H35M30S" calcext:value-type="time">
            <text:p>13:35:30</text:p>
          </table:table-cell>
          <table:table-cell office:value-type="time" office:time-value="PT20H28M46S" calcext:value-type="time">
            <text:p>20:28:46</text:p>
          </table:table-cell>
          <table:table-cell office:value-type="time" office:time-value="PT02H50M37S" calcext:value-type="time">
            <text:p>02:50:37</text:p>
          </table:table-cell>
          <table:table-cell table:formula="of:=IF(OR([.B133]=&quot;&quot;;[.E133]=&quot;&quot;);&quot;&quot;;ROUND(ABS([.B133]-[.E133])*86400))" office:value-type="float" office:value="2" calcext:value-type="float">
            <text:p>2</text:p>
          </table:table-cell>
          <table:table-cell table:formula="of:=IF(OR([.C133]=&quot;&quot;;[.F133]=&quot;&quot;);&quot;&quot;;ROUND(ABS([.C133]-[.F133])*86400))" office:value-type="float" office:value="3" calcext:value-type="float">
            <text:p>3</text:p>
          </table:table-cell>
          <table:table-cell table:formula="of:=IF(OR([.D133]=&quot;&quot;;[.G133]=&quot;&quot;);&quot;&quot;;ROUND(ABS([.D133]-[.G133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5-12" calcext:value-type="date">
            <text:p>2022-05-12</text:p>
          </table:table-cell>
          <table:table-cell office:value-type="time" office:time-value="PT14H53M47S" calcext:value-type="time">
            <text:p>14:53:47</text:p>
          </table:table-cell>
          <table:table-cell office:value-type="time" office:time-value="PT21H14M13S" calcext:value-type="time">
            <text:p>21:14:13</text:p>
          </table:table-cell>
          <table:table-cell office:value-type="time" office:time-value="PT03H04M30S" calcext:value-type="time">
            <text:p>03:04:30</text:p>
          </table:table-cell>
          <table:table-cell office:value-type="time" office:time-value="PT14H53M44S" calcext:value-type="time">
            <text:p>14:53:44</text:p>
          </table:table-cell>
          <table:table-cell office:value-type="time" office:time-value="PT21H14M15S" calcext:value-type="time">
            <text:p>21:14:15</text:p>
          </table:table-cell>
          <table:table-cell office:value-type="time" office:time-value="PT03H04M35S" calcext:value-type="time">
            <text:p>03:04:35</text:p>
          </table:table-cell>
          <table:table-cell table:formula="of:=IF(OR([.B134]=&quot;&quot;;[.E134]=&quot;&quot;);&quot;&quot;;ROUND(ABS([.B134]-[.E134])*86400))" office:value-type="float" office:value="3" calcext:value-type="float">
            <text:p>3</text:p>
          </table:table-cell>
          <table:table-cell table:formula="of:=IF(OR([.C134]=&quot;&quot;;[.F134]=&quot;&quot;);&quot;&quot;;ROUND(ABS([.C134]-[.F134])*86400))" office:value-type="float" office:value="2" calcext:value-type="float">
            <text:p>2</text:p>
          </table:table-cell>
          <table:table-cell table:formula="of:=IF(OR([.D134]=&quot;&quot;;[.G134]=&quot;&quot;);&quot;&quot;;ROUND(ABS([.D134]-[.G134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5-13" calcext:value-type="date">
            <text:p>2022-05-13</text:p>
          </table:table-cell>
          <table:table-cell office:value-type="time" office:time-value="PT16H14M49S" calcext:value-type="time">
            <text:p>16:14:49</text:p>
          </table:table-cell>
          <table:table-cell office:value-type="time" office:time-value="PT22H01M29S" calcext:value-type="time">
            <text:p>22:01:29</text:p>
          </table:table-cell>
          <table:table-cell office:value-type="time" office:time-value="PT03H18M05S" calcext:value-type="time">
            <text:p>03:18:05</text:p>
          </table:table-cell>
          <table:table-cell office:value-type="time" office:time-value="PT16H14M45S" calcext:value-type="time">
            <text:p>16:14:45</text:p>
          </table:table-cell>
          <table:table-cell office:value-type="time" office:time-value="PT22H01M31S" calcext:value-type="time">
            <text:p>22:01:31</text:p>
          </table:table-cell>
          <table:table-cell office:value-type="time" office:time-value="PT03H18M12S" calcext:value-type="time">
            <text:p>03:18:12</text:p>
          </table:table-cell>
          <table:table-cell table:formula="of:=IF(OR([.B135]=&quot;&quot;;[.E135]=&quot;&quot;);&quot;&quot;;ROUND(ABS([.B135]-[.E135])*86400))" office:value-type="float" office:value="4" calcext:value-type="float">
            <text:p>4</text:p>
          </table:table-cell>
          <table:table-cell table:formula="of:=IF(OR([.C135]=&quot;&quot;;[.F135]=&quot;&quot;);&quot;&quot;;ROUND(ABS([.C135]-[.F135])*86400))" office:value-type="float" office:value="2" calcext:value-type="float">
            <text:p>2</text:p>
          </table:table-cell>
          <table:table-cell table:formula="of:=IF(OR([.D135]=&quot;&quot;;[.G135]=&quot;&quot;);&quot;&quot;;ROUND(ABS([.D135]-[.G135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05-14" calcext:value-type="date">
            <text:p>2022-05-14</text:p>
          </table:table-cell>
          <table:table-cell office:value-type="time" office:time-value="PT17H39M50S" calcext:value-type="time">
            <text:p>17:39:50</text:p>
          </table:table-cell>
          <table:table-cell office:value-type="time" office:time-value="PT22H51M49S" calcext:value-type="time">
            <text:p>22:51:49</text:p>
          </table:table-cell>
          <table:table-cell office:value-type="time" office:time-value="PT03H32M36S" calcext:value-type="time">
            <text:p>03:32:36</text:p>
          </table:table-cell>
          <table:table-cell office:value-type="time" office:time-value="PT17H39M43S" calcext:value-type="time">
            <text:p>17:39:43</text:p>
          </table:table-cell>
          <table:table-cell office:value-type="time" office:time-value="PT22H51M50S" calcext:value-type="time">
            <text:p>22:51:50</text:p>
          </table:table-cell>
          <table:table-cell office:value-type="time" office:time-value="PT03H32M44S" calcext:value-type="time">
            <text:p>03:32:44</text:p>
          </table:table-cell>
          <table:table-cell table:formula="of:=IF(OR([.B136]=&quot;&quot;;[.E136]=&quot;&quot;);&quot;&quot;;ROUND(ABS([.B136]-[.E136])*86400))" office:value-type="float" office:value="7" calcext:value-type="float">
            <text:p>7</text:p>
          </table:table-cell>
          <table:table-cell table:formula="of:=IF(OR([.C136]=&quot;&quot;;[.F136]=&quot;&quot;);&quot;&quot;;ROUND(ABS([.C136]-[.F136])*86400))" office:value-type="float" office:value="1" calcext:value-type="float">
            <text:p>1</text:p>
          </table:table-cell>
          <table:table-cell table:formula="of:=IF(OR([.D136]=&quot;&quot;;[.G136]=&quot;&quot;);&quot;&quot;;ROUND(ABS([.D136]-[.G136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05-15" calcext:value-type="date">
            <text:p>2022-05-15</text:p>
          </table:table-cell>
          <table:table-cell office:value-type="time" office:time-value="PT19H09M11S" calcext:value-type="time">
            <text:p>19:09:11</text:p>
          </table:table-cell>
          <table:table-cell office:value-type="time" office:time-value="PT23H46M22S" calcext:value-type="time">
            <text:p>23:46:22</text:p>
          </table:table-cell>
          <table:table-cell office:value-type="time" office:time-value="PT03H49M38S" calcext:value-type="time">
            <text:p>03:49:38</text:p>
          </table:table-cell>
          <table:table-cell office:value-type="time" office:time-value="PT19H09M01S" calcext:value-type="time">
            <text:p>19:09:01</text:p>
          </table:table-cell>
          <table:table-cell office:value-type="time" office:time-value="PT23H46M22S" calcext:value-type="time">
            <text:p>23:46:22</text:p>
          </table:table-cell>
          <table:table-cell office:value-type="time" office:time-value="PT03H49M45S" calcext:value-type="time">
            <text:p>03:49:45</text:p>
          </table:table-cell>
          <table:table-cell table:formula="of:=IF(OR([.B137]=&quot;&quot;;[.E137]=&quot;&quot;);&quot;&quot;;ROUND(ABS([.B137]-[.E137])*86400))" office:value-type="float" office:value="10" calcext:value-type="float">
            <text:p>10</text:p>
          </table:table-cell>
          <table:table-cell table:formula="of:=IF(OR([.C137]=&quot;&quot;;[.F137]=&quot;&quot;);&quot;&quot;;ROUND(ABS([.C137]-[.F137])*86400))" office:value-type="float" office:value="0" calcext:value-type="float">
            <text:p>0</text:p>
          </table:table-cell>
          <table:table-cell table:formula="of:=IF(OR([.D137]=&quot;&quot;;[.G137]=&quot;&quot;);&quot;&quot;;ROUND(ABS([.D137]-[.G137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time" office:time-value="PT20H40M58S" calcext:value-type="time">
            <text:p>20:40:58</text:p>
          </table:table-cell>
          <table:table-cell/>
          <table:table-cell office:value-type="time" office:time-value="PT04H11M26S" calcext:value-type="time">
            <text:p>04:11:26</text:p>
          </table:table-cell>
          <table:table-cell office:value-type="time" office:time-value="PT20H40M48S" calcext:value-type="time">
            <text:p>20:40:48</text:p>
          </table:table-cell>
          <table:table-cell/>
          <table:table-cell office:value-type="time" office:time-value="PT04H11M32S" calcext:value-type="time">
            <text:p>04:11:32</text:p>
          </table:table-cell>
          <table:table-cell table:formula="of:=IF(OR([.B138]=&quot;&quot;;[.E138]=&quot;&quot;);&quot;&quot;;ROUND(ABS([.B138]-[.E138])*86400))" office:value-type="float" office:value="10" calcext:value-type="float">
            <text:p>10</text:p>
          </table:table-cell>
          <table:table-cell table:formula="of:=IF(OR([.C138]=&quot;&quot;;[.F138]=&quot;&quot;);&quot;&quot;;ROUND(ABS([.C138]-[.F138])*86400))">
            <text:p/>
          </table:table-cell>
          <table:table-cell table:formula="of:=IF(OR([.D138]=&quot;&quot;;[.G138]=&quot;&quot;);&quot;&quot;;ROUND(ABS([.D138]-[.G138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5-17" calcext:value-type="date">
            <text:p>2022-05-17</text:p>
          </table:table-cell>
          <table:table-cell office:value-type="time" office:time-value="PT22H09M19S" calcext:value-type="time">
            <text:p>22:09:19</text:p>
          </table:table-cell>
          <table:table-cell office:value-type="time" office:time-value="PT00H45M45S" calcext:value-type="time">
            <text:p>00:45:45</text:p>
          </table:table-cell>
          <table:table-cell office:value-type="time" office:time-value="PT04H41M29S" calcext:value-type="time">
            <text:p>04:41:29</text:p>
          </table:table-cell>
          <table:table-cell office:value-type="time" office:time-value="PT22H09M13S" calcext:value-type="time">
            <text:p>22:09:13</text:p>
          </table:table-cell>
          <table:table-cell office:value-type="time" office:time-value="PT00H45M44S" calcext:value-type="time">
            <text:p>00:45:44</text:p>
          </table:table-cell>
          <table:table-cell office:value-type="time" office:time-value="PT04H41M32S" calcext:value-type="time">
            <text:p>04:41:32</text:p>
          </table:table-cell>
          <table:table-cell table:formula="of:=IF(OR([.B139]=&quot;&quot;;[.E139]=&quot;&quot;);&quot;&quot;;ROUND(ABS([.B139]-[.E139])*86400))" office:value-type="float" office:value="6" calcext:value-type="float">
            <text:p>6</text:p>
          </table:table-cell>
          <table:table-cell table:formula="of:=IF(OR([.C139]=&quot;&quot;;[.F139]=&quot;&quot;);&quot;&quot;;ROUND(ABS([.C139]-[.F139])*86400))" office:value-type="float" office:value="1" calcext:value-type="float">
            <text:p>1</text:p>
          </table:table-cell>
          <table:table-cell table:formula="of:=IF(OR([.D139]=&quot;&quot;;[.G139]=&quot;&quot;);&quot;&quot;;ROUND(ABS([.D139]-[.G139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 office:value-type="time" office:time-value="PT23H25M14S" calcext:value-type="time">
            <text:p>23:25:14</text:p>
          </table:table-cell>
          <table:table-cell office:value-type="time" office:time-value="PT01H49M18S" calcext:value-type="time">
            <text:p>01:49:18</text:p>
          </table:table-cell>
          <table:table-cell office:value-type="time" office:time-value="PT05H24M33S" calcext:value-type="time">
            <text:p>05:24:33</text:p>
          </table:table-cell>
          <table:table-cell office:value-type="time" office:time-value="PT23H25M13S" calcext:value-type="time">
            <text:p>23:25:13</text:p>
          </table:table-cell>
          <table:table-cell office:value-type="time" office:time-value="PT01H49M16S" calcext:value-type="time">
            <text:p>01:49:16</text:p>
          </table:table-cell>
          <table:table-cell office:value-type="time" office:time-value="PT05H24M29S" calcext:value-type="time">
            <text:p>05:24:29</text:p>
          </table:table-cell>
          <table:table-cell table:formula="of:=IF(OR([.B140]=&quot;&quot;;[.E140]=&quot;&quot;);&quot;&quot;;ROUND(ABS([.B140]-[.E140])*86400))" office:value-type="float" office:value="1" calcext:value-type="float">
            <text:p>1</text:p>
          </table:table-cell>
          <table:table-cell table:formula="of:=IF(OR([.C140]=&quot;&quot;;[.F140]=&quot;&quot;);&quot;&quot;;ROUND(ABS([.C140]-[.F140])*86400))" office:value-type="float" office:value="2" calcext:value-type="float">
            <text:p>2</text:p>
          </table:table-cell>
          <table:table-cell table:formula="of:=IF(OR([.D140]=&quot;&quot;;[.G140]=&quot;&quot;);&quot;&quot;;ROUND(ABS([.D140]-[.G140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5-19" calcext:value-type="date">
            <text:p>2022-05-19</text:p>
          </table:table-cell>
          <table:table-cell/>
          <table:table-cell office:value-type="time" office:time-value="PT02H54M49S" calcext:value-type="time">
            <text:p>02:54:49</text:p>
          </table:table-cell>
          <table:table-cell office:value-type="time" office:time-value="PT06H24M45S" calcext:value-type="time">
            <text:p>06:24:45</text:p>
          </table:table-cell>
          <table:table-cell/>
          <table:table-cell office:value-type="time" office:time-value="PT02H54M46S" calcext:value-type="time">
            <text:p>02:54:46</text:p>
          </table:table-cell>
          <table:table-cell office:value-type="time" office:time-value="PT06H24M33S" calcext:value-type="time">
            <text:p>06:24:33</text:p>
          </table:table-cell>
          <table:table-cell table:formula="of:=IF(OR([.B141]=&quot;&quot;;[.E141]=&quot;&quot;);&quot;&quot;;ROUND(ABS([.B141]-[.E141])*86400))">
            <text:p/>
          </table:table-cell>
          <table:table-cell table:formula="of:=IF(OR([.C141]=&quot;&quot;;[.F141]=&quot;&quot;);&quot;&quot;;ROUND(ABS([.C141]-[.F141])*86400))" office:value-type="float" office:value="3" calcext:value-type="float">
            <text:p>3</text:p>
          </table:table-cell>
          <table:table-cell table:formula="of:=IF(OR([.D141]=&quot;&quot;;[.G141]=&quot;&quot;);&quot;&quot;;ROUND(ABS([.D141]-[.G141])*86400))" office:value-type="float" office:value="12" calcext:value-type="float">
            <text:p>12</text:p>
          </table:table-cell>
          <table:table-cell table:number-columns-repeated="5"/>
          <table:table-cell table:style-name="ce12"/>
          <table:table-cell table:number-columns-repeated="3"/>
        </table:table-row>
        <table:table-row table:style-name="ro1">
          <table:table-cell office:value-type="date" office:date-value="2022-05-20" calcext:value-type="date">
            <text:p>2022-05-20</text:p>
          </table:table-cell>
          <table:table-cell office:value-type="time" office:time-value="PT00H22M28S" calcext:value-type="time">
            <text:p>00:22:28</text:p>
          </table:table-cell>
          <table:table-cell office:value-type="time" office:time-value="PT03H59M08S" calcext:value-type="time">
            <text:p>03:59:08</text:p>
          </table:table-cell>
          <table:table-cell office:value-type="time" office:time-value="PT07H40M51S" calcext:value-type="time">
            <text:p>07:40:51</text:p>
          </table:table-cell>
          <table:table-cell office:value-type="time" office:time-value="PT00H22M30S" calcext:value-type="time">
            <text:p>00:22:30</text:p>
          </table:table-cell>
          <table:table-cell office:value-type="time" office:time-value="PT03H59M05S" calcext:value-type="time">
            <text:p>03:59:05</text:p>
          </table:table-cell>
          <table:table-cell office:value-type="time" office:time-value="PT07H40M36S" calcext:value-type="time">
            <text:p>07:40:36</text:p>
          </table:table-cell>
          <table:table-cell table:formula="of:=IF(OR([.B142]=&quot;&quot;;[.E142]=&quot;&quot;);&quot;&quot;;ROUND(ABS([.B142]-[.E142])*86400))" office:value-type="float" office:value="2" calcext:value-type="float">
            <text:p>2</text:p>
          </table:table-cell>
          <table:table-cell table:formula="of:=IF(OR([.C142]=&quot;&quot;;[.F142]=&quot;&quot;);&quot;&quot;;ROUND(ABS([.C142]-[.F142])*86400))" office:value-type="float" office:value="3" calcext:value-type="float">
            <text:p>3</text:p>
          </table:table-cell>
          <table:table-cell table:formula="of:=IF(OR([.D142]=&quot;&quot;;[.G142]=&quot;&quot;);&quot;&quot;;ROUND(ABS([.D142]-[.G142])*86400))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date" office:date-value="2022-05-21" calcext:value-type="date">
            <text:p>2022-05-21</text:p>
          </table:table-cell>
          <table:table-cell office:value-type="time" office:time-value="PT01H02M18S" calcext:value-type="time">
            <text:p>01:02:18</text:p>
          </table:table-cell>
          <table:table-cell office:value-type="time" office:time-value="PT04H59M34S" calcext:value-type="time">
            <text:p>04:59:34</text:p>
          </table:table-cell>
          <table:table-cell office:value-type="time" office:time-value="PT09H05M32S" calcext:value-type="time">
            <text:p>09:05:32</text:p>
          </table:table-cell>
          <table:table-cell office:value-type="time" office:time-value="PT01H02M21S" calcext:value-type="time">
            <text:p>01:02:21</text:p>
          </table:table-cell>
          <table:table-cell office:value-type="time" office:time-value="PT04H59M32S" calcext:value-type="time">
            <text:p>04:59:32</text:p>
          </table:table-cell>
          <table:table-cell office:value-type="time" office:time-value="PT09H05M18S" calcext:value-type="time">
            <text:p>09:05:18</text:p>
          </table:table-cell>
          <table:table-cell table:formula="of:=IF(OR([.B143]=&quot;&quot;;[.E143]=&quot;&quot;);&quot;&quot;;ROUND(ABS([.B143]-[.E143])*86400))" office:value-type="float" office:value="3" calcext:value-type="float">
            <text:p>3</text:p>
          </table:table-cell>
          <table:table-cell table:formula="of:=IF(OR([.C143]=&quot;&quot;;[.F143]=&quot;&quot;);&quot;&quot;;ROUND(ABS([.C143]-[.F143])*86400))" office:value-type="float" office:value="2" calcext:value-type="float">
            <text:p>2</text:p>
          </table:table-cell>
          <table:table-cell table:formula="of:=IF(OR([.D143]=&quot;&quot;;[.G143]=&quot;&quot;);&quot;&quot;;ROUND(ABS([.D143]-[.G143])*86400))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date" office:date-value="2022-05-22" calcext:value-type="date">
            <text:p>2022-05-22</text:p>
          </table:table-cell>
          <table:table-cell office:value-type="time" office:time-value="PT01H29M54S" calcext:value-type="time">
            <text:p>01:29:54</text:p>
          </table:table-cell>
          <table:table-cell office:value-type="time" office:time-value="PT05H54M53S" calcext:value-type="time">
            <text:p>05:54:53</text:p>
          </table:table-cell>
          <table:table-cell office:value-type="time" office:time-value="PT10H31M06S" calcext:value-type="time">
            <text:p>10:31:06</text:p>
          </table:table-cell>
          <table:table-cell office:value-type="time" office:time-value="PT01H29M58S" calcext:value-type="time">
            <text:p>01:29:58</text:p>
          </table:table-cell>
          <table:table-cell office:value-type="time" office:time-value="PT05H54M54S" calcext:value-type="time">
            <text:p>05:54:54</text:p>
          </table:table-cell>
          <table:table-cell office:value-type="time" office:time-value="PT10H30M56S" calcext:value-type="time">
            <text:p>10:30:56</text:p>
          </table:table-cell>
          <table:table-cell table:formula="of:=IF(OR([.B144]=&quot;&quot;;[.E144]=&quot;&quot;);&quot;&quot;;ROUND(ABS([.B144]-[.E144])*86400))" office:value-type="float" office:value="4" calcext:value-type="float">
            <text:p>4</text:p>
          </table:table-cell>
          <table:table-cell table:formula="of:=IF(OR([.C144]=&quot;&quot;;[.F144]=&quot;&quot;);&quot;&quot;;ROUND(ABS([.C144]-[.F144])*86400))" office:value-type="float" office:value="1" calcext:value-type="float">
            <text:p>1</text:p>
          </table:table-cell>
          <table:table-cell table:formula="of:=IF(OR([.D144]=&quot;&quot;;[.G144]=&quot;&quot;);&quot;&quot;;ROUND(ABS([.D144]-[.G144])*86400)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 office:value-type="time" office:time-value="PT01H49M59S" calcext:value-type="time">
            <text:p>01:49:59</text:p>
          </table:table-cell>
          <table:table-cell office:value-type="time" office:time-value="PT06H45M20S" calcext:value-type="time">
            <text:p>06:45:20</text:p>
          </table:table-cell>
          <table:table-cell office:value-type="time" office:time-value="PT11H53M36S" calcext:value-type="time">
            <text:p>11:53:36</text:p>
          </table:table-cell>
          <table:table-cell office:value-type="time" office:time-value="PT01H50M04S" calcext:value-type="time">
            <text:p>01:50:04</text:p>
          </table:table-cell>
          <table:table-cell office:value-type="time" office:time-value="PT06H45M23S" calcext:value-type="time">
            <text:p>06:45:23</text:p>
          </table:table-cell>
          <table:table-cell office:value-type="time" office:time-value="PT11H53M30S" calcext:value-type="time">
            <text:p>11:53:30</text:p>
          </table:table-cell>
          <table:table-cell table:formula="of:=IF(OR([.B145]=&quot;&quot;;[.E145]=&quot;&quot;);&quot;&quot;;ROUND(ABS([.B145]-[.E145])*86400))" office:value-type="float" office:value="5" calcext:value-type="float">
            <text:p>5</text:p>
          </table:table-cell>
          <table:table-cell table:formula="of:=IF(OR([.C145]=&quot;&quot;;[.F145]=&quot;&quot;);&quot;&quot;;ROUND(ABS([.C145]-[.F145])*86400))" office:value-type="float" office:value="3" calcext:value-type="float">
            <text:p>3</text:p>
          </table:table-cell>
          <table:table-cell table:formula="of:=IF(OR([.D145]=&quot;&quot;;[.G145]=&quot;&quot;);&quot;&quot;;ROUND(ABS([.D145]-[.G145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5-24" calcext:value-type="date">
            <text:p>2022-05-24</text:p>
          </table:table-cell>
          <table:table-cell office:value-type="time" office:time-value="PT02H05M46S" calcext:value-type="time">
            <text:p>02:05:46</text:p>
          </table:table-cell>
          <table:table-cell office:value-type="time" office:time-value="PT07H31M57S" calcext:value-type="time">
            <text:p>07:31:57</text:p>
          </table:table-cell>
          <table:table-cell office:value-type="time" office:time-value="PT13H12M18S" calcext:value-type="time">
            <text:p>13:12:18</text:p>
          </table:table-cell>
          <table:table-cell office:value-type="time" office:time-value="PT02H05M50S" calcext:value-type="time">
            <text:p>02:05:50</text:p>
          </table:table-cell>
          <table:table-cell office:value-type="time" office:time-value="PT07H32M00S" calcext:value-type="time">
            <text:p>07:32:00</text:p>
          </table:table-cell>
          <table:table-cell office:value-type="time" office:time-value="PT13H12M15S" calcext:value-type="time">
            <text:p>13:12:15</text:p>
          </table:table-cell>
          <table:table-cell table:formula="of:=IF(OR([.B146]=&quot;&quot;;[.E146]=&quot;&quot;);&quot;&quot;;ROUND(ABS([.B146]-[.E146])*86400))" office:value-type="float" office:value="4" calcext:value-type="float">
            <text:p>4</text:p>
          </table:table-cell>
          <table:table-cell table:formula="of:=IF(OR([.C146]=&quot;&quot;;[.F146]=&quot;&quot;);&quot;&quot;;ROUND(ABS([.C146]-[.F146])*86400))" office:value-type="float" office:value="3" calcext:value-type="float">
            <text:p>3</text:p>
          </table:table-cell>
          <table:table-cell table:formula="of:=IF(OR([.D146]=&quot;&quot;;[.G146]=&quot;&quot;);&quot;&quot;;ROUND(ABS([.D146]-[.G146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5-25" calcext:value-type="date">
            <text:p>2022-05-25</text:p>
          </table:table-cell>
          <table:table-cell office:value-type="time" office:time-value="PT02H19M16S" calcext:value-type="time">
            <text:p>02:19:16</text:p>
          </table:table-cell>
          <table:table-cell office:value-type="time" office:time-value="PT08H16M02S" calcext:value-type="time">
            <text:p>08:16:02</text:p>
          </table:table-cell>
          <table:table-cell office:value-type="time" office:time-value="PT14H28M03S" calcext:value-type="time">
            <text:p>14:28:03</text:p>
          </table:table-cell>
          <table:table-cell office:value-type="time" office:time-value="PT02H19M20S" calcext:value-type="time">
            <text:p>02:19:20</text:p>
          </table:table-cell>
          <table:table-cell office:value-type="time" office:time-value="PT08H16M06S" calcext:value-type="time">
            <text:p>08:16:06</text:p>
          </table:table-cell>
          <table:table-cell office:value-type="time" office:time-value="PT14H28M00S" calcext:value-type="time">
            <text:p>14:28:00</text:p>
          </table:table-cell>
          <table:table-cell table:formula="of:=IF(OR([.B147]=&quot;&quot;;[.E147]=&quot;&quot;);&quot;&quot;;ROUND(ABS([.B147]-[.E147])*86400))" office:value-type="float" office:value="4" calcext:value-type="float">
            <text:p>4</text:p>
          </table:table-cell>
          <table:table-cell table:formula="of:=IF(OR([.C147]=&quot;&quot;;[.F147]=&quot;&quot;);&quot;&quot;;ROUND(ABS([.C147]-[.F147])*86400))" office:value-type="float" office:value="4" calcext:value-type="float">
            <text:p>4</text:p>
          </table:table-cell>
          <table:table-cell table:formula="of:=IF(OR([.D147]=&quot;&quot;;[.G147]=&quot;&quot;);&quot;&quot;;ROUND(ABS([.D147]-[.G147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5-26" calcext:value-type="date">
            <text:p>2022-05-26</text:p>
          </table:table-cell>
          <table:table-cell office:value-type="time" office:time-value="PT02H31M53S" calcext:value-type="time">
            <text:p>02:31:53</text:p>
          </table:table-cell>
          <table:table-cell office:value-type="time" office:time-value="PT08H58M53S" calcext:value-type="time">
            <text:p>08:58:53</text:p>
          </table:table-cell>
          <table:table-cell office:value-type="time" office:time-value="PT15H42M08S" calcext:value-type="time">
            <text:p>15:42:08</text:p>
          </table:table-cell>
          <table:table-cell office:value-type="time" office:time-value="PT02H31M58S" calcext:value-type="time">
            <text:p>02:31:58</text:p>
          </table:table-cell>
          <table:table-cell office:value-type="time" office:time-value="PT08H58M56S" calcext:value-type="time">
            <text:p>08:58:56</text:p>
          </table:table-cell>
          <table:table-cell office:value-type="time" office:time-value="PT15H42M05S" calcext:value-type="time">
            <text:p>15:42:05</text:p>
          </table:table-cell>
          <table:table-cell table:formula="of:=IF(OR([.B148]=&quot;&quot;;[.E148]=&quot;&quot;);&quot;&quot;;ROUND(ABS([.B148]-[.E148])*86400))" office:value-type="float" office:value="5" calcext:value-type="float">
            <text:p>5</text:p>
          </table:table-cell>
          <table:table-cell table:formula="of:=IF(OR([.C148]=&quot;&quot;;[.F148]=&quot;&quot;);&quot;&quot;;ROUND(ABS([.C148]-[.F148])*86400))" office:value-type="float" office:value="3" calcext:value-type="float">
            <text:p>3</text:p>
          </table:table-cell>
          <table:table-cell table:formula="of:=IF(OR([.D148]=&quot;&quot;;[.G148]=&quot;&quot;);&quot;&quot;;ROUND(ABS([.D148]-[.G148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 office:value-type="time" office:time-value="PT02H44M47S" calcext:value-type="time">
            <text:p>02:44:47</text:p>
          </table:table-cell>
          <table:table-cell office:value-type="time" office:time-value="PT09H41M39S" calcext:value-type="time">
            <text:p>09:41:39</text:p>
          </table:table-cell>
          <table:table-cell office:value-type="time" office:time-value="PT16H55M41S" calcext:value-type="time">
            <text:p>16:55:41</text:p>
          </table:table-cell>
          <table:table-cell office:value-type="time" office:time-value="PT02H44M51S" calcext:value-type="time">
            <text:p>02:44:51</text:p>
          </table:table-cell>
          <table:table-cell office:value-type="time" office:time-value="PT09H41M42S" calcext:value-type="time">
            <text:p>09:41:42</text:p>
          </table:table-cell>
          <table:table-cell office:value-type="time" office:time-value="PT16H55M38S" calcext:value-type="time">
            <text:p>16:55:38</text:p>
          </table:table-cell>
          <table:table-cell table:formula="of:=IF(OR([.B149]=&quot;&quot;;[.E149]=&quot;&quot;);&quot;&quot;;ROUND(ABS([.B149]-[.E149])*86400))" office:value-type="float" office:value="4" calcext:value-type="float">
            <text:p>4</text:p>
          </table:table-cell>
          <table:table-cell table:formula="of:=IF(OR([.C149]=&quot;&quot;;[.F149]=&quot;&quot;);&quot;&quot;;ROUND(ABS([.C149]-[.F149])*86400))" office:value-type="float" office:value="3" calcext:value-type="float">
            <text:p>3</text:p>
          </table:table-cell>
          <table:table-cell table:formula="of:=IF(OR([.D149]=&quot;&quot;;[.G149]=&quot;&quot;);&quot;&quot;;ROUND(ABS([.D149]-[.G149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5-28" calcext:value-type="date">
            <text:p>2022-05-28</text:p>
          </table:table-cell>
          <table:table-cell office:value-type="time" office:time-value="PT02H59M05S" calcext:value-type="time">
            <text:p>02:59:05</text:p>
          </table:table-cell>
          <table:table-cell office:value-type="time" office:time-value="PT10H25M20S" calcext:value-type="time">
            <text:p>10:25:20</text:p>
          </table:table-cell>
          <table:table-cell office:value-type="time" office:time-value="PT18H09M17S" calcext:value-type="time">
            <text:p>18:09:17</text:p>
          </table:table-cell>
          <table:table-cell office:value-type="time" office:time-value="PT02H59M09S" calcext:value-type="time">
            <text:p>02:59:09</text:p>
          </table:table-cell>
          <table:table-cell office:value-type="time" office:time-value="PT10H25M22S" calcext:value-type="time">
            <text:p>10:25:22</text:p>
          </table:table-cell>
          <table:table-cell office:value-type="time" office:time-value="PT18H09M13S" calcext:value-type="time">
            <text:p>18:09:13</text:p>
          </table:table-cell>
          <table:table-cell table:formula="of:=IF(OR([.B150]=&quot;&quot;;[.E150]=&quot;&quot;);&quot;&quot;;ROUND(ABS([.B150]-[.E150])*86400))" office:value-type="float" office:value="4" calcext:value-type="float">
            <text:p>4</text:p>
          </table:table-cell>
          <table:table-cell table:formula="of:=IF(OR([.C150]=&quot;&quot;;[.F150]=&quot;&quot;);&quot;&quot;;ROUND(ABS([.C150]-[.F150])*86400))" office:value-type="float" office:value="2" calcext:value-type="float">
            <text:p>2</text:p>
          </table:table-cell>
          <table:table-cell table:formula="of:=IF(OR([.D150]=&quot;&quot;;[.G150]=&quot;&quot;);&quot;&quot;;ROUND(ABS([.D150]-[.G150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5-29" calcext:value-type="date">
            <text:p>2022-05-29</text:p>
          </table:table-cell>
          <table:table-cell office:value-type="time" office:time-value="PT03H16M06S" calcext:value-type="time">
            <text:p>03:16:06</text:p>
          </table:table-cell>
          <table:table-cell office:value-type="time" office:time-value="PT11H10M40S" calcext:value-type="time">
            <text:p>11:10:40</text:p>
          </table:table-cell>
          <table:table-cell office:value-type="time" office:time-value="PT19H22M29S" calcext:value-type="time">
            <text:p>19:22:29</text:p>
          </table:table-cell>
          <table:table-cell office:value-type="time" office:time-value="PT03H16M10S" calcext:value-type="time">
            <text:p>03:16:10</text:p>
          </table:table-cell>
          <table:table-cell office:value-type="time" office:time-value="PT11H10M41S" calcext:value-type="time">
            <text:p>11:10:41</text:p>
          </table:table-cell>
          <table:table-cell office:value-type="time" office:time-value="PT19H22M24S" calcext:value-type="time">
            <text:p>19:22:24</text:p>
          </table:table-cell>
          <table:table-cell table:formula="of:=IF(OR([.B151]=&quot;&quot;;[.E151]=&quot;&quot;);&quot;&quot;;ROUND(ABS([.B151]-[.E151])*86400))" office:value-type="float" office:value="4" calcext:value-type="float">
            <text:p>4</text:p>
          </table:table-cell>
          <table:table-cell table:formula="of:=IF(OR([.C151]=&quot;&quot;;[.F151]=&quot;&quot;);&quot;&quot;;ROUND(ABS([.C151]-[.F151])*86400))" office:value-type="float" office:value="1" calcext:value-type="float">
            <text:p>1</text:p>
          </table:table-cell>
          <table:table-cell table:formula="of:=IF(OR([.D151]=&quot;&quot;;[.G151]=&quot;&quot;);&quot;&quot;;ROUND(ABS([.D151]-[.G151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time" office:time-value="PT03H37M34S" calcext:value-type="time">
            <text:p>03:37:34</text:p>
          </table:table-cell>
          <table:table-cell office:value-type="time" office:time-value="PT11H57M59S" calcext:value-type="time">
            <text:p>11:57:59</text:p>
          </table:table-cell>
          <table:table-cell office:value-type="time" office:time-value="PT20H33M26S" calcext:value-type="time">
            <text:p>20:33:26</text:p>
          </table:table-cell>
          <table:table-cell office:value-type="time" office:time-value="PT03H37M37S" calcext:value-type="time">
            <text:p>03:37:37</text:p>
          </table:table-cell>
          <table:table-cell office:value-type="time" office:time-value="PT11H57M58S" calcext:value-type="time">
            <text:p>11:57:58</text:p>
          </table:table-cell>
          <table:table-cell office:value-type="time" office:time-value="PT20H33M21S" calcext:value-type="time">
            <text:p>20:33:21</text:p>
          </table:table-cell>
          <table:table-cell table:formula="of:=IF(OR([.B152]=&quot;&quot;;[.E152]=&quot;&quot;);&quot;&quot;;ROUND(ABS([.B152]-[.E152])*86400))" office:value-type="float" office:value="3" calcext:value-type="float">
            <text:p>3</text:p>
          </table:table-cell>
          <table:table-cell table:formula="of:=IF(OR([.C152]=&quot;&quot;;[.F152]=&quot;&quot;);&quot;&quot;;ROUND(ABS([.C152]-[.F152])*86400))" office:value-type="float" office:value="1" calcext:value-type="float">
            <text:p>1</text:p>
          </table:table-cell>
          <table:table-cell table:formula="of:=IF(OR([.D152]=&quot;&quot;;[.G152]=&quot;&quot;);&quot;&quot;;ROUND(ABS([.D152]-[.G152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5-31" calcext:value-type="date">
            <text:p>2022-05-31</text:p>
          </table:table-cell>
          <table:table-cell office:value-type="time" office:time-value="PT04H05M43S" calcext:value-type="time">
            <text:p>04:05:43</text:p>
          </table:table-cell>
          <table:table-cell office:value-type="time" office:time-value="PT12H47M11S" calcext:value-type="time">
            <text:p>12:47:11</text:p>
          </table:table-cell>
          <table:table-cell office:value-type="time" office:time-value="PT21H38M53S" calcext:value-type="time">
            <text:p>21:38:53</text:p>
          </table:table-cell>
          <table:table-cell office:value-type="time" office:time-value="PT04H05M45S" calcext:value-type="time">
            <text:p>04:05:45</text:p>
          </table:table-cell>
          <table:table-cell office:value-type="time" office:time-value="PT12H47M09S" calcext:value-type="time">
            <text:p>12:47:09</text:p>
          </table:table-cell>
          <table:table-cell office:value-type="time" office:time-value="PT21H38M48S" calcext:value-type="time">
            <text:p>21:38:48</text:p>
          </table:table-cell>
          <table:table-cell table:formula="of:=IF(OR([.B153]=&quot;&quot;;[.E153]=&quot;&quot;);&quot;&quot;;ROUND(ABS([.B153]-[.E153])*86400))" office:value-type="float" office:value="2" calcext:value-type="float">
            <text:p>2</text:p>
          </table:table-cell>
          <table:table-cell table:formula="of:=IF(OR([.C153]=&quot;&quot;;[.F153]=&quot;&quot;);&quot;&quot;;ROUND(ABS([.C153]-[.F153])*86400))" office:value-type="float" office:value="2" calcext:value-type="float">
            <text:p>2</text:p>
          </table:table-cell>
          <table:table-cell table:formula="of:=IF(OR([.D153]=&quot;&quot;;[.G153]=&quot;&quot;);&quot;&quot;;ROUND(ABS([.D153]-[.G153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time" office:time-value="PT04H43M06S" calcext:value-type="time">
            <text:p>04:43:06</text:p>
          </table:table-cell>
          <table:table-cell office:value-type="time" office:time-value="PT13H37M40S" calcext:value-type="time">
            <text:p>13:37:40</text:p>
          </table:table-cell>
          <table:table-cell office:value-type="time" office:time-value="PT22H35M10S" calcext:value-type="time">
            <text:p>22:35:10</text:p>
          </table:table-cell>
          <table:table-cell office:value-type="time" office:time-value="PT04H43M06S" calcext:value-type="time">
            <text:p>04:43:06</text:p>
          </table:table-cell>
          <table:table-cell office:value-type="time" office:time-value="PT13H37M36S" calcext:value-type="time">
            <text:p>13:37:36</text:p>
          </table:table-cell>
          <table:table-cell office:value-type="time" office:time-value="PT22H35M07S" calcext:value-type="time">
            <text:p>22:35:07</text:p>
          </table:table-cell>
          <table:table-cell table:formula="of:=IF(OR([.B154]=&quot;&quot;;[.E154]=&quot;&quot;);&quot;&quot;;ROUND(ABS([.B154]-[.E154])*86400))" office:value-type="float" office:value="0" calcext:value-type="float">
            <text:p>0</text:p>
          </table:table-cell>
          <table:table-cell table:formula="of:=IF(OR([.C154]=&quot;&quot;;[.F154]=&quot;&quot;);&quot;&quot;;ROUND(ABS([.C154]-[.F154])*86400))" office:value-type="float" office:value="4" calcext:value-type="float">
            <text:p>4</text:p>
          </table:table-cell>
          <table:table-cell table:formula="of:=IF(OR([.D154]=&quot;&quot;;[.G154]=&quot;&quot;);&quot;&quot;;ROUND(ABS([.D154]-[.G154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time" office:time-value="PT05H31M28S" calcext:value-type="time">
            <text:p>05:31:28</text:p>
          </table:table-cell>
          <table:table-cell office:value-type="time" office:time-value="PT14H28M26S" calcext:value-type="time">
            <text:p>14:28:26</text:p>
          </table:table-cell>
          <table:table-cell office:value-type="time" office:time-value="PT23H20M12S" calcext:value-type="time">
            <text:p>23:20:12</text:p>
          </table:table-cell>
          <table:table-cell office:value-type="time" office:time-value="PT05H31M25S" calcext:value-type="time">
            <text:p>05:31:25</text:p>
          </table:table-cell>
          <table:table-cell office:value-type="time" office:time-value="PT14H28M22S" calcext:value-type="time">
            <text:p>14:28:22</text:p>
          </table:table-cell>
          <table:table-cell office:value-type="time" office:time-value="PT23H20M11S" calcext:value-type="time">
            <text:p>23:20:11</text:p>
          </table:table-cell>
          <table:table-cell table:formula="of:=IF(OR([.B155]=&quot;&quot;;[.E155]=&quot;&quot;);&quot;&quot;;ROUND(ABS([.B155]-[.E155])*86400))" office:value-type="float" office:value="3" calcext:value-type="float">
            <text:p>3</text:p>
          </table:table-cell>
          <table:table-cell table:formula="of:=IF(OR([.C155]=&quot;&quot;;[.F155]=&quot;&quot;);&quot;&quot;;ROUND(ABS([.C155]-[.F155])*86400))" office:value-type="float" office:value="4" calcext:value-type="float">
            <text:p>4</text:p>
          </table:table-cell>
          <table:table-cell table:formula="of:=IF(OR([.D155]=&quot;&quot;;[.G155]=&quot;&quot;);&quot;&quot;;ROUND(ABS([.D155]-[.G155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6-03" calcext:value-type="date">
            <text:p>2022-06-03</text:p>
          </table:table-cell>
          <table:table-cell office:value-type="time" office:time-value="PT06H30M27S" calcext:value-type="time">
            <text:p>06:30:27</text:p>
          </table:table-cell>
          <table:table-cell office:value-type="time" office:time-value="PT15H18M23S" calcext:value-type="time">
            <text:p>15:18:23</text:p>
          </table:table-cell>
          <table:table-cell office:value-type="time" office:time-value="PT23H54M32S" calcext:value-type="time">
            <text:p>23:54:32</text:p>
          </table:table-cell>
          <table:table-cell office:value-type="time" office:time-value="PT06H30M23S" calcext:value-type="time">
            <text:p>06:30:23</text:p>
          </table:table-cell>
          <table:table-cell office:value-type="time" office:time-value="PT15H18M21S" calcext:value-type="time">
            <text:p>15:18:21</text:p>
          </table:table-cell>
          <table:table-cell office:value-type="time" office:time-value="PT23H54M32S" calcext:value-type="time">
            <text:p>23:54:32</text:p>
          </table:table-cell>
          <table:table-cell table:formula="of:=IF(OR([.B156]=&quot;&quot;;[.E156]=&quot;&quot;);&quot;&quot;;ROUND(ABS([.B156]-[.E156])*86400))" office:value-type="float" office:value="4" calcext:value-type="float">
            <text:p>4</text:p>
          </table:table-cell>
          <table:table-cell table:formula="of:=IF(OR([.C156]=&quot;&quot;;[.F156]=&quot;&quot;);&quot;&quot;;ROUND(ABS([.C156]-[.F156])*86400))" office:value-type="float" office:value="2" calcext:value-type="float">
            <text:p>2</text:p>
          </table:table-cell>
          <table:table-cell table:formula="of:=IF(OR([.D156]=&quot;&quot;;[.G156]=&quot;&quot;);&quot;&quot;;ROUND(ABS([.D156]-[.G156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6-04" calcext:value-type="date">
            <text:p>2022-06-04</text:p>
          </table:table-cell>
          <table:table-cell office:value-type="time" office:time-value="PT07H37M23S" calcext:value-type="time">
            <text:p>07:37:23</text:p>
          </table:table-cell>
          <table:table-cell office:value-type="time" office:time-value="PT16H06M46S" calcext:value-type="time">
            <text:p>16:06:46</text:p>
          </table:table-cell>
          <table:table-cell/>
          <table:table-cell office:value-type="time" office:time-value="PT07H37M18S" calcext:value-type="time">
            <text:p>07:37:18</text:p>
          </table:table-cell>
          <table:table-cell office:value-type="time" office:time-value="PT16H06M45S" calcext:value-type="time">
            <text:p>16:06:45</text:p>
          </table:table-cell>
          <table:table-cell/>
          <table:table-cell table:formula="of:=IF(OR([.B157]=&quot;&quot;;[.E157]=&quot;&quot;);&quot;&quot;;ROUND(ABS([.B157]-[.E157])*86400))" office:value-type="float" office:value="5" calcext:value-type="float">
            <text:p>5</text:p>
          </table:table-cell>
          <table:table-cell table:formula="of:=IF(OR([.C157]=&quot;&quot;;[.F157]=&quot;&quot;);&quot;&quot;;ROUND(ABS([.C157]-[.F157])*86400))" office:value-type="float" office:value="1" calcext:value-type="float">
            <text:p>1</text:p>
          </table:table-cell>
          <table:table-cell table:formula="of:=IF(OR([.D157]=&quot;&quot;;[.G157]=&quot;&quot;);&quot;&quot;;ROUND(ABS([.D157]-[.G157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6-05" calcext:value-type="date">
            <text:p>2022-06-05</text:p>
          </table:table-cell>
          <table:table-cell office:value-type="time" office:time-value="PT08H48M44S" calcext:value-type="time">
            <text:p>08:48:44</text:p>
          </table:table-cell>
          <table:table-cell office:value-type="time" office:time-value="PT16H53M17S" calcext:value-type="time">
            <text:p>16:53:17</text:p>
          </table:table-cell>
          <table:table-cell office:value-type="time" office:time-value="PT00H20M23S" calcext:value-type="time">
            <text:p>00:20:23</text:p>
          </table:table-cell>
          <table:table-cell office:value-type="time" office:time-value="PT08H48M41S" calcext:value-type="time">
            <text:p>08:48:41</text:p>
          </table:table-cell>
          <table:table-cell office:value-type="time" office:time-value="PT16H53M17S" calcext:value-type="time">
            <text:p>16:53:17</text:p>
          </table:table-cell>
          <table:table-cell office:value-type="time" office:time-value="PT00H20M24S" calcext:value-type="time">
            <text:p>00:20:24</text:p>
          </table:table-cell>
          <table:table-cell table:formula="of:=IF(OR([.B158]=&quot;&quot;;[.E158]=&quot;&quot;);&quot;&quot;;ROUND(ABS([.B158]-[.E158])*86400))" office:value-type="float" office:value="3" calcext:value-type="float">
            <text:p>3</text:p>
          </table:table-cell>
          <table:table-cell table:formula="of:=IF(OR([.C158]=&quot;&quot;;[.F158]=&quot;&quot;);&quot;&quot;;ROUND(ABS([.C158]-[.F158])*86400))" office:value-type="float" office:value="0" calcext:value-type="float">
            <text:p>0</text:p>
          </table:table-cell>
          <table:table-cell table:formula="of:=IF(OR([.D158]=&quot;&quot;;[.G158]=&quot;&quot;);&quot;&quot;;ROUND(ABS([.D158]-[.G158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time" office:time-value="PT10H02M03S" calcext:value-type="time">
            <text:p>10:02:03</text:p>
          </table:table-cell>
          <table:table-cell office:value-type="time" office:time-value="PT17H38M08S" calcext:value-type="time">
            <text:p>17:38:08</text:p>
          </table:table-cell>
          <table:table-cell office:value-type="time" office:time-value="PT00H40M21S" calcext:value-type="time">
            <text:p>00:40:21</text:p>
          </table:table-cell>
          <table:table-cell office:value-type="time" office:time-value="PT10H02M00S" calcext:value-type="time">
            <text:p>10:02:00</text:p>
          </table:table-cell>
          <table:table-cell office:value-type="time" office:time-value="PT17H38M10S" calcext:value-type="time">
            <text:p>17:38:10</text:p>
          </table:table-cell>
          <table:table-cell office:value-type="time" office:time-value="PT00H40M22S" calcext:value-type="time">
            <text:p>00:40:22</text:p>
          </table:table-cell>
          <table:table-cell table:formula="of:=IF(OR([.B159]=&quot;&quot;;[.E159]=&quot;&quot;);&quot;&quot;;ROUND(ABS([.B159]-[.E159])*86400))" office:value-type="float" office:value="3" calcext:value-type="float">
            <text:p>3</text:p>
          </table:table-cell>
          <table:table-cell table:formula="of:=IF(OR([.C159]=&quot;&quot;;[.F159]=&quot;&quot;);&quot;&quot;;ROUND(ABS([.C159]-[.F159])*86400))" office:value-type="float" office:value="2" calcext:value-type="float">
            <text:p>2</text:p>
          </table:table-cell>
          <table:table-cell table:formula="of:=IF(OR([.D159]=&quot;&quot;;[.G159]=&quot;&quot;);&quot;&quot;;ROUND(ABS([.D159]-[.G159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6-07" calcext:value-type="date">
            <text:p>2022-06-07</text:p>
          </table:table-cell>
          <table:table-cell office:value-type="time" office:time-value="PT11H16M13S" calcext:value-type="time">
            <text:p>11:16:13</text:p>
          </table:table-cell>
          <table:table-cell office:value-type="time" office:time-value="PT18H21M59S" calcext:value-type="time">
            <text:p>18:21:59</text:p>
          </table:table-cell>
          <table:table-cell office:value-type="time" office:time-value="PT00H56M31S" calcext:value-type="time">
            <text:p>00:56:31</text:p>
          </table:table-cell>
          <table:table-cell office:value-type="time" office:time-value="PT11H16M11S" calcext:value-type="time">
            <text:p>11:16:11</text:p>
          </table:table-cell>
          <table:table-cell office:value-type="time" office:time-value="PT18H22M02S" calcext:value-type="time">
            <text:p>18:22:02</text:p>
          </table:table-cell>
          <table:table-cell office:value-type="time" office:time-value="PT00H56M33S" calcext:value-type="time">
            <text:p>00:56:33</text:p>
          </table:table-cell>
          <table:table-cell table:formula="of:=IF(OR([.B160]=&quot;&quot;;[.E160]=&quot;&quot;);&quot;&quot;;ROUND(ABS([.B160]-[.E160])*86400))" office:value-type="float" office:value="2" calcext:value-type="float">
            <text:p>2</text:p>
          </table:table-cell>
          <table:table-cell table:formula="of:=IF(OR([.C160]=&quot;&quot;;[.F160]=&quot;&quot;);&quot;&quot;;ROUND(ABS([.C160]-[.F160])*86400))" office:value-type="float" office:value="3" calcext:value-type="float">
            <text:p>3</text:p>
          </table:table-cell>
          <table:table-cell table:formula="of:=IF(OR([.D160]=&quot;&quot;;[.G160]=&quot;&quot;);&quot;&quot;;ROUND(ABS([.D160]-[.G16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time" office:time-value="PT12H31M25S" calcext:value-type="time">
            <text:p>12:31:25</text:p>
          </table:table-cell>
          <table:table-cell office:value-type="time" office:time-value="PT19H05M47S" calcext:value-type="time">
            <text:p>19:05:47</text:p>
          </table:table-cell>
          <table:table-cell office:value-type="time" office:time-value="PT01H10M32S" calcext:value-type="time">
            <text:p>01:10:32</text:p>
          </table:table-cell>
          <table:table-cell office:value-type="time" office:time-value="PT12H31M24S" calcext:value-type="time">
            <text:p>12:31:24</text:p>
          </table:table-cell>
          <table:table-cell office:value-type="time" office:time-value="PT19H05M50S" calcext:value-type="time">
            <text:p>19:05:50</text:p>
          </table:table-cell>
          <table:table-cell office:value-type="time" office:time-value="PT01H10M35S" calcext:value-type="time">
            <text:p>01:10:35</text:p>
          </table:table-cell>
          <table:table-cell table:formula="of:=IF(OR([.B161]=&quot;&quot;;[.E161]=&quot;&quot;);&quot;&quot;;ROUND(ABS([.B161]-[.E161])*86400))" office:value-type="float" office:value="1" calcext:value-type="float">
            <text:p>1</text:p>
          </table:table-cell>
          <table:table-cell table:formula="of:=IF(OR([.C161]=&quot;&quot;;[.F161]=&quot;&quot;);&quot;&quot;;ROUND(ABS([.C161]-[.F161])*86400))" office:value-type="float" office:value="3" calcext:value-type="float">
            <text:p>3</text:p>
          </table:table-cell>
          <table:table-cell table:formula="of:=IF(OR([.D161]=&quot;&quot;;[.G161]=&quot;&quot;);&quot;&quot;;ROUND(ABS([.D161]-[.G161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09" calcext:value-type="date">
            <text:p>2022-06-09</text:p>
          </table:table-cell>
          <table:table-cell office:value-type="time" office:time-value="PT13H48M42S" calcext:value-type="time">
            <text:p>13:48:42</text:p>
          </table:table-cell>
          <table:table-cell office:value-type="time" office:time-value="PT19H50M44S" calcext:value-type="time">
            <text:p>19:50:44</text:p>
          </table:table-cell>
          <table:table-cell office:value-type="time" office:time-value="PT01H23M40S" calcext:value-type="time">
            <text:p>01:23:40</text:p>
          </table:table-cell>
          <table:table-cell office:value-type="time" office:time-value="PT13H48M40S" calcext:value-type="time">
            <text:p>13:48:40</text:p>
          </table:table-cell>
          <table:table-cell office:value-type="time" office:time-value="PT19H50M47S" calcext:value-type="time">
            <text:p>19:50:47</text:p>
          </table:table-cell>
          <table:table-cell office:value-type="time" office:time-value="PT01H23M44S" calcext:value-type="time">
            <text:p>01:23:44</text:p>
          </table:table-cell>
          <table:table-cell table:formula="of:=IF(OR([.B162]=&quot;&quot;;[.E162]=&quot;&quot;);&quot;&quot;;ROUND(ABS([.B162]-[.E162])*86400))" office:value-type="float" office:value="2" calcext:value-type="float">
            <text:p>2</text:p>
          </table:table-cell>
          <table:table-cell table:formula="of:=IF(OR([.C162]=&quot;&quot;;[.F162]=&quot;&quot;);&quot;&quot;;ROUND(ABS([.C162]-[.F162])*86400))" office:value-type="float" office:value="3" calcext:value-type="float">
            <text:p>3</text:p>
          </table:table-cell>
          <table:table-cell table:formula="of:=IF(OR([.D162]=&quot;&quot;;[.G162]=&quot;&quot;);&quot;&quot;;ROUND(ABS([.D162]-[.G162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office:value-type="time" office:time-value="PT15H09M29S" calcext:value-type="time">
            <text:p>15:09:29</text:p>
          </table:table-cell>
          <table:table-cell office:value-type="time" office:time-value="PT20H38M11S" calcext:value-type="time">
            <text:p>20:38:11</text:p>
          </table:table-cell>
          <table:table-cell office:value-type="time" office:time-value="PT01H37M09S" calcext:value-type="time">
            <text:p>01:37:09</text:p>
          </table:table-cell>
          <table:table-cell office:value-type="time" office:time-value="PT15H09M24S" calcext:value-type="time">
            <text:p>15:09:24</text:p>
          </table:table-cell>
          <table:table-cell office:value-type="time" office:time-value="PT20H38M14S" calcext:value-type="time">
            <text:p>20:38:14</text:p>
          </table:table-cell>
          <table:table-cell office:value-type="time" office:time-value="PT01H37M14S" calcext:value-type="time">
            <text:p>01:37:14</text:p>
          </table:table-cell>
          <table:table-cell table:formula="of:=IF(OR([.B163]=&quot;&quot;;[.E163]=&quot;&quot;);&quot;&quot;;ROUND(ABS([.B163]-[.E163])*86400))" office:value-type="float" office:value="5" calcext:value-type="float">
            <text:p>5</text:p>
          </table:table-cell>
          <table:table-cell table:formula="of:=IF(OR([.C163]=&quot;&quot;;[.F163]=&quot;&quot;);&quot;&quot;;ROUND(ABS([.C163]-[.F163])*86400))" office:value-type="float" office:value="3" calcext:value-type="float">
            <text:p>3</text:p>
          </table:table-cell>
          <table:table-cell table:formula="of:=IF(OR([.D163]=&quot;&quot;;[.G163]=&quot;&quot;);&quot;&quot;;ROUND(ABS([.D163]-[.G163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6-11" calcext:value-type="date">
            <text:p>2022-06-11</text:p>
          </table:table-cell>
          <table:table-cell office:value-type="time" office:time-value="PT16H34M58S" calcext:value-type="time">
            <text:p>16:34:58</text:p>
          </table:table-cell>
          <table:table-cell office:value-type="time" office:time-value="PT21H29M33S" calcext:value-type="time">
            <text:p>21:29:33</text:p>
          </table:table-cell>
          <table:table-cell office:value-type="time" office:time-value="PT01H52M19S" calcext:value-type="time">
            <text:p>01:52:19</text:p>
          </table:table-cell>
          <table:table-cell office:value-type="time" office:time-value="PT16H34M50S" calcext:value-type="time">
            <text:p>16:34:50</text:p>
          </table:table-cell>
          <table:table-cell office:value-type="time" office:time-value="PT21H29M35S" calcext:value-type="time">
            <text:p>21:29:35</text:p>
          </table:table-cell>
          <table:table-cell office:value-type="time" office:time-value="PT01H52M25S" calcext:value-type="time">
            <text:p>01:52:25</text:p>
          </table:table-cell>
          <table:table-cell table:formula="of:=IF(OR([.B164]=&quot;&quot;;[.E164]=&quot;&quot;);&quot;&quot;;ROUND(ABS([.B164]-[.E164])*86400))" office:value-type="float" office:value="8" calcext:value-type="float">
            <text:p>8</text:p>
          </table:table-cell>
          <table:table-cell table:formula="of:=IF(OR([.C164]=&quot;&quot;;[.F164]=&quot;&quot;);&quot;&quot;;ROUND(ABS([.C164]-[.F164])*86400))" office:value-type="float" office:value="2" calcext:value-type="float">
            <text:p>2</text:p>
          </table:table-cell>
          <table:table-cell table:formula="of:=IF(OR([.D164]=&quot;&quot;;[.G164]=&quot;&quot;);&quot;&quot;;ROUND(ABS([.D164]-[.G164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6-12" calcext:value-type="date">
            <text:p>2022-06-12</text:p>
          </table:table-cell>
          <table:table-cell office:value-type="time" office:time-value="PT18H05M04S" calcext:value-type="time">
            <text:p>18:05:04</text:p>
          </table:table-cell>
          <table:table-cell office:value-type="time" office:time-value="PT22H26M02S" calcext:value-type="time">
            <text:p>22:26:02</text:p>
          </table:table-cell>
          <table:table-cell office:value-type="time" office:time-value="PT02H11M04S" calcext:value-type="time">
            <text:p>02:11:04</text:p>
          </table:table-cell>
          <table:table-cell office:value-type="time" office:time-value="PT18H04M51S" calcext:value-type="time">
            <text:p>18:04:51</text:p>
          </table:table-cell>
          <table:table-cell office:value-type="time" office:time-value="PT22H26M03S" calcext:value-type="time">
            <text:p>22:26:03</text:p>
          </table:table-cell>
          <table:table-cell office:value-type="time" office:time-value="PT02H11M10S" calcext:value-type="time">
            <text:p>02:11:10</text:p>
          </table:table-cell>
          <table:table-cell table:formula="of:=IF(OR([.B165]=&quot;&quot;;[.E165]=&quot;&quot;);&quot;&quot;;ROUND(ABS([.B165]-[.E165])*86400))" office:value-type="float" office:value="13" calcext:value-type="float">
            <text:p>13</text:p>
          </table:table-cell>
          <table:table-cell table:formula="of:=IF(OR([.C165]=&quot;&quot;;[.F165]=&quot;&quot;);&quot;&quot;;ROUND(ABS([.C165]-[.F165])*86400))" office:value-type="float" office:value="1" calcext:value-type="float">
            <text:p>1</text:p>
          </table:table-cell>
          <table:table-cell table:formula="of:=IF(OR([.D165]=&quot;&quot;;[.G165]=&quot;&quot;);&quot;&quot;;ROUND(ABS([.D165]-[.G165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time" office:time-value="PT19H36M25S" calcext:value-type="time">
            <text:p>19:36:25</text:p>
          </table:table-cell>
          <table:table-cell office:value-type="time" office:time-value="PT23H27M57S" calcext:value-type="time">
            <text:p>23:27:57</text:p>
          </table:table-cell>
          <table:table-cell office:value-type="time" office:time-value="PT02H36M15S" calcext:value-type="time">
            <text:p>02:36:15</text:p>
          </table:table-cell>
          <table:table-cell office:value-type="time" office:time-value="PT19H36M10S" calcext:value-type="time">
            <text:p>19:36:10</text:p>
          </table:table-cell>
          <table:table-cell office:value-type="time" office:time-value="PT23H27M56S" calcext:value-type="time">
            <text:p>23:27:56</text:p>
          </table:table-cell>
          <table:table-cell office:value-type="time" office:time-value="PT02H36M20S" calcext:value-type="time">
            <text:p>02:36:20</text:p>
          </table:table-cell>
          <table:table-cell table:formula="of:=IF(OR([.B166]=&quot;&quot;;[.E166]=&quot;&quot;);&quot;&quot;;ROUND(ABS([.B166]-[.E166])*86400))" office:value-type="float" office:value="15" calcext:value-type="float">
            <text:p>15</text:p>
          </table:table-cell>
          <table:table-cell table:formula="of:=IF(OR([.C166]=&quot;&quot;;[.F166]=&quot;&quot;);&quot;&quot;;ROUND(ABS([.C166]-[.F166])*86400))" office:value-type="float" office:value="1" calcext:value-type="float">
            <text:p>1</text:p>
          </table:table-cell>
          <table:table-cell table:formula="of:=IF(OR([.D166]=&quot;&quot;;[.G166]=&quot;&quot;);&quot;&quot;;ROUND(ABS([.D166]-[.G166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6-14" calcext:value-type="date">
            <text:p>2022-06-14</text:p>
          </table:table-cell>
          <table:table-cell office:value-type="time" office:time-value="PT21H00M59S" calcext:value-type="time">
            <text:p>21:00:59</text:p>
          </table:table-cell>
          <table:table-cell/>
          <table:table-cell office:value-type="time" office:time-value="PT03H12M21S" calcext:value-type="time">
            <text:p>03:12:21</text:p>
          </table:table-cell>
          <table:table-cell office:value-type="time" office:time-value="PT21H00M47S" calcext:value-type="time">
            <text:p>21:00:47</text:p>
          </table:table-cell>
          <table:table-cell/>
          <table:table-cell office:value-type="time" office:time-value="PT03H12M23S" calcext:value-type="time">
            <text:p>03:12:23</text:p>
          </table:table-cell>
          <table:table-cell table:formula="of:=IF(OR([.B167]=&quot;&quot;;[.E167]=&quot;&quot;);&quot;&quot;;ROUND(ABS([.B167]-[.E167])*86400))" office:value-type="float" office:value="12" calcext:value-type="float">
            <text:p>12</text:p>
          </table:table-cell>
          <table:table-cell table:formula="of:=IF(OR([.C167]=&quot;&quot;;[.F167]=&quot;&quot;);&quot;&quot;;ROUND(ABS([.C167]-[.F167])*86400))">
            <text:p/>
          </table:table-cell>
          <table:table-cell table:formula="of:=IF(OR([.D167]=&quot;&quot;;[.G167]=&quot;&quot;);&quot;&quot;;ROUND(ABS([.D167]-[.G16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time" office:time-value="PT22H09M19S" calcext:value-type="time">
            <text:p>22:09:19</text:p>
          </table:table-cell>
          <table:table-cell office:value-type="time" office:time-value="PT00H34M01S" calcext:value-type="time">
            <text:p>00:34:01</text:p>
          </table:table-cell>
          <table:table-cell office:value-type="time" office:time-value="PT04H04M50S" calcext:value-type="time">
            <text:p>04:04:50</text:p>
          </table:table-cell>
          <table:table-cell office:value-type="time" office:time-value="PT22H09M15S" calcext:value-type="time">
            <text:p>22:09:15</text:p>
          </table:table-cell>
          <table:table-cell office:value-type="time" office:time-value="PT00H34M00S" calcext:value-type="time">
            <text:p>00:34:00</text:p>
          </table:table-cell>
          <table:table-cell office:value-type="time" office:time-value="PT04H04M44S" calcext:value-type="time">
            <text:p>04:04:44</text:p>
          </table:table-cell>
          <table:table-cell table:formula="of:=IF(OR([.B168]=&quot;&quot;;[.E168]=&quot;&quot;);&quot;&quot;;ROUND(ABS([.B168]-[.E168])*86400))" office:value-type="float" office:value="4" calcext:value-type="float">
            <text:p>4</text:p>
          </table:table-cell>
          <table:table-cell table:formula="of:=IF(OR([.C168]=&quot;&quot;;[.F168]=&quot;&quot;);&quot;&quot;;ROUND(ABS([.C168]-[.F168])*86400))" office:value-type="float" office:value="1" calcext:value-type="float">
            <text:p>1</text:p>
          </table:table-cell>
          <table:table-cell table:formula="of:=IF(OR([.D168]=&quot;&quot;;[.G168]=&quot;&quot;);&quot;&quot;;ROUND(ABS([.D168]-[.G168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6-16" calcext:value-type="date">
            <text:p>2022-06-16</text:p>
          </table:table-cell>
          <table:table-cell office:value-type="time" office:time-value="PT22H58M10S" calcext:value-type="time">
            <text:p>22:58:10</text:p>
          </table:table-cell>
          <table:table-cell office:value-type="time" office:time-value="PT01H41M10S" calcext:value-type="time">
            <text:p>01:41:10</text:p>
          </table:table-cell>
          <table:table-cell office:value-type="time" office:time-value="PT05H16M08S" calcext:value-type="time">
            <text:p>05:16:08</text:p>
          </table:table-cell>
          <table:table-cell office:value-type="time" office:time-value="PT22H58M13S" calcext:value-type="time">
            <text:p>22:58:13</text:p>
          </table:table-cell>
          <table:table-cell office:value-type="time" office:time-value="PT01H41M08S" calcext:value-type="time">
            <text:p>01:41:08</text:p>
          </table:table-cell>
          <table:table-cell office:value-type="time" office:time-value="PT05H15M54S" calcext:value-type="time">
            <text:p>05:15:54</text:p>
          </table:table-cell>
          <table:table-cell table:formula="of:=IF(OR([.B169]=&quot;&quot;;[.E169]=&quot;&quot;);&quot;&quot;;ROUND(ABS([.B169]-[.E169])*86400))" office:value-type="float" office:value="3" calcext:value-type="float">
            <text:p>3</text:p>
          </table:table-cell>
          <table:table-cell table:formula="of:=IF(OR([.C169]=&quot;&quot;;[.F169]=&quot;&quot;);&quot;&quot;;ROUND(ABS([.C169]-[.F169])*86400))" office:value-type="float" office:value="2" calcext:value-type="float">
            <text:p>2</text:p>
          </table:table-cell>
          <table:table-cell table:formula="of:=IF(OR([.D169]=&quot;&quot;;[.G169]=&quot;&quot;);&quot;&quot;;ROUND(ABS([.D169]-[.G169])*86400))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time" office:time-value="PT23H31M31S" calcext:value-type="time">
            <text:p>23:31:31</text:p>
          </table:table-cell>
          <table:table-cell office:value-type="time" office:time-value="PT02H45M49S" calcext:value-type="time">
            <text:p>02:45:49</text:p>
          </table:table-cell>
          <table:table-cell office:value-type="time" office:time-value="PT06H41M06S" calcext:value-type="time">
            <text:p>06:41:06</text:p>
          </table:table-cell>
          <table:table-cell office:value-type="time" office:time-value="PT23H31M35S" calcext:value-type="time">
            <text:p>23:31:35</text:p>
          </table:table-cell>
          <table:table-cell office:value-type="time" office:time-value="PT02H45M47S" calcext:value-type="time">
            <text:p>02:45:47</text:p>
          </table:table-cell>
          <table:table-cell office:value-type="time" office:time-value="PT06H40M48S" calcext:value-type="time">
            <text:p>06:40:48</text:p>
          </table:table-cell>
          <table:table-cell table:formula="of:=IF(OR([.B170]=&quot;&quot;;[.E170]=&quot;&quot;);&quot;&quot;;ROUND(ABS([.B170]-[.E170])*86400))" office:value-type="float" office:value="4" calcext:value-type="float">
            <text:p>4</text:p>
          </table:table-cell>
          <table:table-cell table:formula="of:=IF(OR([.C170]=&quot;&quot;;[.F170]=&quot;&quot;);&quot;&quot;;ROUND(ABS([.C170]-[.F170])*86400))" office:value-type="float" office:value="2" calcext:value-type="float">
            <text:p>2</text:p>
          </table:table-cell>
          <table:table-cell table:formula="of:=IF(OR([.D170]=&quot;&quot;;[.G170]=&quot;&quot;);&quot;&quot;;ROUND(ABS([.D170]-[.G170])*86400))" office:value-type="float" office:value="18" calcext:value-type="float">
            <text:p>18</text:p>
          </table:table-cell>
          <table:table-cell table:number-columns-repeated="9"/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time" office:time-value="PT23H54M56S" calcext:value-type="time">
            <text:p>23:54:56</text:p>
          </table:table-cell>
          <table:table-cell office:value-type="time" office:time-value="PT03H45M28S" calcext:value-type="time">
            <text:p>03:45:28</text:p>
          </table:table-cell>
          <table:table-cell office:value-type="time" office:time-value="PT08H10M15S" calcext:value-type="time">
            <text:p>08:10:15</text:p>
          </table:table-cell>
          <table:table-cell office:value-type="time" office:time-value="PT23H55M00S" calcext:value-type="time">
            <text:p>23:55:00</text:p>
          </table:table-cell>
          <table:table-cell office:value-type="time" office:time-value="PT03H45M28S" calcext:value-type="time">
            <text:p>03:45:28</text:p>
          </table:table-cell>
          <table:table-cell office:value-type="time" office:time-value="PT08H10M00S" calcext:value-type="time">
            <text:p>08:10:00</text:p>
          </table:table-cell>
          <table:table-cell table:formula="of:=IF(OR([.B171]=&quot;&quot;;[.E171]=&quot;&quot;);&quot;&quot;;ROUND(ABS([.B171]-[.E171])*86400))" office:value-type="float" office:value="4" calcext:value-type="float">
            <text:p>4</text:p>
          </table:table-cell>
          <table:table-cell table:formula="of:=IF(OR([.C171]=&quot;&quot;;[.F171]=&quot;&quot;);&quot;&quot;;ROUND(ABS([.C171]-[.F171])*86400))" office:value-type="float" office:value="0" calcext:value-type="float">
            <text:p>0</text:p>
          </table:table-cell>
          <table:table-cell table:formula="of:=IF(OR([.D171]=&quot;&quot;;[.G171]=&quot;&quot;);&quot;&quot;;ROUND(ABS([.D171]-[.G171])*86400))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office:value-type="date" office:date-value="2022-06-19" calcext:value-type="date">
            <text:p>2022-06-19</text:p>
          </table:table-cell>
          <table:table-cell/>
          <table:table-cell office:value-type="time" office:time-value="PT04H39M33S" calcext:value-type="time">
            <text:p>04:39:33</text:p>
          </table:table-cell>
          <table:table-cell office:value-type="time" office:time-value="PT09H36M59S" calcext:value-type="time">
            <text:p>09:36:59</text:p>
          </table:table-cell>
          <table:table-cell/>
          <table:table-cell office:value-type="time" office:time-value="PT04H39M34S" calcext:value-type="time">
            <text:p>04:39:34</text:p>
          </table:table-cell>
          <table:table-cell office:value-type="time" office:time-value="PT09H36M50S" calcext:value-type="time">
            <text:p>09:36:50</text:p>
          </table:table-cell>
          <table:table-cell table:formula="of:=IF(OR([.B172]=&quot;&quot;;[.E172]=&quot;&quot;);&quot;&quot;;ROUND(ABS([.B172]-[.E172])*86400))">
            <text:p/>
          </table:table-cell>
          <table:table-cell table:formula="of:=IF(OR([.C172]=&quot;&quot;;[.F172]=&quot;&quot;);&quot;&quot;;ROUND(ABS([.C172]-[.F172])*86400))" office:value-type="float" office:value="1" calcext:value-type="float">
            <text:p>1</text:p>
          </table:table-cell>
          <table:table-cell table:formula="of:=IF(OR([.D172]=&quot;&quot;;[.G172]=&quot;&quot;);&quot;&quot;;ROUND(ABS([.D172]-[.G172])*86400))" office:value-type="float" office:value="9" calcext:value-type="float">
            <text:p>9</text:p>
          </table:table-cell>
          <table:table-cell table:number-columns-repeated="5"/>
          <table:table-cell table:style-name="ce12"/>
          <table:table-cell table:number-columns-repeated="3"/>
        </table:table-row>
        <table:table-row table:style-name="ro1">
          <table:table-cell office:value-type="date" office:date-value="2022-06-20" calcext:value-type="date">
            <text:p>2022-06-20</text:p>
          </table:table-cell>
          <table:table-cell office:value-type="time" office:time-value="PT00H12M31S" calcext:value-type="time">
            <text:p>00:12:31</text:p>
          </table:table-cell>
          <table:table-cell office:value-type="time" office:time-value="PT05H28M46S" calcext:value-type="time">
            <text:p>05:28:46</text:p>
          </table:table-cell>
          <table:table-cell office:value-type="time" office:time-value="PT10H59M06S" calcext:value-type="time">
            <text:p>10:59:06</text:p>
          </table:table-cell>
          <table:table-cell office:value-type="time" office:time-value="PT00H12M34S" calcext:value-type="time">
            <text:p>00:12:34</text:p>
          </table:table-cell>
          <table:table-cell office:value-type="time" office:time-value="PT05H28M49S" calcext:value-type="time">
            <text:p>05:28:49</text:p>
          </table:table-cell>
          <table:table-cell office:value-type="time" office:time-value="PT10H59M02S" calcext:value-type="time">
            <text:p>10:59:02</text:p>
          </table:table-cell>
          <table:table-cell table:formula="of:=IF(OR([.B173]=&quot;&quot;;[.E173]=&quot;&quot;);&quot;&quot;;ROUND(ABS([.B173]-[.E173])*86400))" office:value-type="float" office:value="3" calcext:value-type="float">
            <text:p>3</text:p>
          </table:table-cell>
          <table:table-cell table:formula="of:=IF(OR([.C173]=&quot;&quot;;[.F173]=&quot;&quot;);&quot;&quot;;ROUND(ABS([.C173]-[.F173])*86400))" office:value-type="float" office:value="3" calcext:value-type="float">
            <text:p>3</text:p>
          </table:table-cell>
          <table:table-cell table:formula="of:=IF(OR([.D173]=&quot;&quot;;[.G173]=&quot;&quot;);&quot;&quot;;ROUND(ABS([.D173]-[.G173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6-21" calcext:value-type="date">
            <text:p>2022-06-21</text:p>
          </table:table-cell>
          <table:table-cell office:value-type="time" office:time-value="PT00H26M59S" calcext:value-type="time">
            <text:p>00:26:59</text:p>
          </table:table-cell>
          <table:table-cell office:value-type="time" office:time-value="PT06H14M28S" calcext:value-type="time">
            <text:p>06:14:28</text:p>
          </table:table-cell>
          <table:table-cell office:value-type="time" office:time-value="PT12H17M05S" calcext:value-type="time">
            <text:p>12:17:05</text:p>
          </table:table-cell>
          <table:table-cell office:value-type="time" office:time-value="PT00H27M02S" calcext:value-type="time">
            <text:p>00:27:02</text:p>
          </table:table-cell>
          <table:table-cell office:value-type="time" office:time-value="PT06H14M32S" calcext:value-type="time">
            <text:p>06:14:32</text:p>
          </table:table-cell>
          <table:table-cell office:value-type="time" office:time-value="PT12H17M03S" calcext:value-type="time">
            <text:p>12:17:03</text:p>
          </table:table-cell>
          <table:table-cell table:formula="of:=IF(OR([.B174]=&quot;&quot;;[.E174]=&quot;&quot;);&quot;&quot;;ROUND(ABS([.B174]-[.E174])*86400))" office:value-type="float" office:value="3" calcext:value-type="float">
            <text:p>3</text:p>
          </table:table-cell>
          <table:table-cell table:formula="of:=IF(OR([.C174]=&quot;&quot;;[.F174]=&quot;&quot;);&quot;&quot;;ROUND(ABS([.C174]-[.F174])*86400))" office:value-type="float" office:value="4" calcext:value-type="float">
            <text:p>4</text:p>
          </table:table-cell>
          <table:table-cell table:formula="of:=IF(OR([.D174]=&quot;&quot;;[.G174]=&quot;&quot;);&quot;&quot;;ROUND(ABS([.D174]-[.G174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 office:value-type="time" office:time-value="PT00H39M59S" calcext:value-type="time">
            <text:p>00:39:59</text:p>
          </table:table-cell>
          <table:table-cell office:value-type="time" office:time-value="PT06H58M06S" calcext:value-type="time">
            <text:p>06:58:06</text:p>
          </table:table-cell>
          <table:table-cell office:value-type="time" office:time-value="PT13H32M15S" calcext:value-type="time">
            <text:p>13:32:15</text:p>
          </table:table-cell>
          <table:table-cell office:value-type="time" office:time-value="PT00H40M02S" calcext:value-type="time">
            <text:p>00:40:02</text:p>
          </table:table-cell>
          <table:table-cell office:value-type="time" office:time-value="PT06H58M09S" calcext:value-type="time">
            <text:p>06:58:09</text:p>
          </table:table-cell>
          <table:table-cell office:value-type="time" office:time-value="PT13H32M12S" calcext:value-type="time">
            <text:p>13:32:12</text:p>
          </table:table-cell>
          <table:table-cell table:formula="of:=IF(OR([.B175]=&quot;&quot;;[.E175]=&quot;&quot;);&quot;&quot;;ROUND(ABS([.B175]-[.E175])*86400))" office:value-type="float" office:value="3" calcext:value-type="float">
            <text:p>3</text:p>
          </table:table-cell>
          <table:table-cell table:formula="of:=IF(OR([.C175]=&quot;&quot;;[.F175]=&quot;&quot;);&quot;&quot;;ROUND(ABS([.C175]-[.F175])*86400))" office:value-type="float" office:value="3" calcext:value-type="float">
            <text:p>3</text:p>
          </table:table-cell>
          <table:table-cell table:formula="of:=IF(OR([.D175]=&quot;&quot;;[.G175]=&quot;&quot;);&quot;&quot;;ROUND(ABS([.D175]-[.G175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time" office:time-value="PT00H52M48S" calcext:value-type="time">
            <text:p>00:52:48</text:p>
          </table:table-cell>
          <table:table-cell office:value-type="time" office:time-value="PT07H40M57S" calcext:value-type="time">
            <text:p>07:40:57</text:p>
          </table:table-cell>
          <table:table-cell office:value-type="time" office:time-value="PT14H46M00S" calcext:value-type="time">
            <text:p>14:46:00</text:p>
          </table:table-cell>
          <table:table-cell office:value-type="time" office:time-value="PT00H52M51S" calcext:value-type="time">
            <text:p>00:52:51</text:p>
          </table:table-cell>
          <table:table-cell office:value-type="time" office:time-value="PT07H41M00S" calcext:value-type="time">
            <text:p>07:41:00</text:p>
          </table:table-cell>
          <table:table-cell office:value-type="time" office:time-value="PT14H45M57S" calcext:value-type="time">
            <text:p>14:45:57</text:p>
          </table:table-cell>
          <table:table-cell table:formula="of:=IF(OR([.B176]=&quot;&quot;;[.E176]=&quot;&quot;);&quot;&quot;;ROUND(ABS([.B176]-[.E176])*86400))" office:value-type="float" office:value="3" calcext:value-type="float">
            <text:p>3</text:p>
          </table:table-cell>
          <table:table-cell table:formula="of:=IF(OR([.C176]=&quot;&quot;;[.F176]=&quot;&quot;);&quot;&quot;;ROUND(ABS([.C176]-[.F176])*86400))" office:value-type="float" office:value="3" calcext:value-type="float">
            <text:p>3</text:p>
          </table:table-cell>
          <table:table-cell table:formula="of:=IF(OR([.D176]=&quot;&quot;;[.G176]=&quot;&quot;);&quot;&quot;;ROUND(ABS([.D176]-[.G176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time" office:time-value="PT01H06M34S" calcext:value-type="time">
            <text:p>01:06:34</text:p>
          </table:table-cell>
          <table:table-cell office:value-type="time" office:time-value="PT08H24M12S" calcext:value-type="time">
            <text:p>08:24:12</text:p>
          </table:table-cell>
          <table:table-cell office:value-type="time" office:time-value="PT15H59M19S" calcext:value-type="time">
            <text:p>15:59:19</text:p>
          </table:table-cell>
          <table:table-cell office:value-type="time" office:time-value="PT01H06M37S" calcext:value-type="time">
            <text:p>01:06:37</text:p>
          </table:table-cell>
          <table:table-cell office:value-type="time" office:time-value="PT08H24M14S" calcext:value-type="time">
            <text:p>08:24:14</text:p>
          </table:table-cell>
          <table:table-cell office:value-type="time" office:time-value="PT15H59M15S" calcext:value-type="time">
            <text:p>15:59:15</text:p>
          </table:table-cell>
          <table:table-cell table:formula="of:=IF(OR([.B177]=&quot;&quot;;[.E177]=&quot;&quot;);&quot;&quot;;ROUND(ABS([.B177]-[.E177])*86400))" office:value-type="float" office:value="3" calcext:value-type="float">
            <text:p>3</text:p>
          </table:table-cell>
          <table:table-cell table:formula="of:=IF(OR([.C177]=&quot;&quot;;[.F177]=&quot;&quot;);&quot;&quot;;ROUND(ABS([.C177]-[.F177])*86400))" office:value-type="float" office:value="2" calcext:value-type="float">
            <text:p>2</text:p>
          </table:table-cell>
          <table:table-cell table:formula="of:=IF(OR([.D177]=&quot;&quot;;[.G177]=&quot;&quot;);&quot;&quot;;ROUND(ABS([.D177]-[.G177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time" office:time-value="PT01H22M35S" calcext:value-type="time">
            <text:p>01:22:35</text:p>
          </table:table-cell>
          <table:table-cell office:value-type="time" office:time-value="PT09H08M44S" calcext:value-type="time">
            <text:p>09:08:44</text:p>
          </table:table-cell>
          <table:table-cell office:value-type="time" office:time-value="PT17H12M17S" calcext:value-type="time">
            <text:p>17:12:17</text:p>
          </table:table-cell>
          <table:table-cell office:value-type="time" office:time-value="PT01H22M38S" calcext:value-type="time">
            <text:p>01:22:38</text:p>
          </table:table-cell>
          <table:table-cell office:value-type="time" office:time-value="PT09H08M45S" calcext:value-type="time">
            <text:p>09:08:45</text:p>
          </table:table-cell>
          <table:table-cell office:value-type="time" office:time-value="PT17H12M12S" calcext:value-type="time">
            <text:p>17:12:12</text:p>
          </table:table-cell>
          <table:table-cell table:formula="of:=IF(OR([.B178]=&quot;&quot;;[.E178]=&quot;&quot;);&quot;&quot;;ROUND(ABS([.B178]-[.E178])*86400))" office:value-type="float" office:value="3" calcext:value-type="float">
            <text:p>3</text:p>
          </table:table-cell>
          <table:table-cell table:formula="of:=IF(OR([.C178]=&quot;&quot;;[.F178]=&quot;&quot;);&quot;&quot;;ROUND(ABS([.C178]-[.F178])*86400))" office:value-type="float" office:value="1" calcext:value-type="float">
            <text:p>1</text:p>
          </table:table-cell>
          <table:table-cell table:formula="of:=IF(OR([.D178]=&quot;&quot;;[.G178]=&quot;&quot;);&quot;&quot;;ROUND(ABS([.D178]-[.G178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6-26" calcext:value-type="date">
            <text:p>2022-06-26</text:p>
          </table:table-cell>
          <table:table-cell office:value-type="time" office:time-value="PT01H42M25S" calcext:value-type="time">
            <text:p>01:42:25</text:p>
          </table:table-cell>
          <table:table-cell office:value-type="time" office:time-value="PT09H55M09S" calcext:value-type="time">
            <text:p>09:55:09</text:p>
          </table:table-cell>
          <table:table-cell office:value-type="time" office:time-value="PT18H23M43S" calcext:value-type="time">
            <text:p>18:23:43</text:p>
          </table:table-cell>
          <table:table-cell office:value-type="time" office:time-value="PT01H42M27S" calcext:value-type="time">
            <text:p>01:42:27</text:p>
          </table:table-cell>
          <table:table-cell office:value-type="time" office:time-value="PT09H55M09S" calcext:value-type="time">
            <text:p>09:55:09</text:p>
          </table:table-cell>
          <table:table-cell office:value-type="time" office:time-value="PT18H23M36S" calcext:value-type="time">
            <text:p>18:23:36</text:p>
          </table:table-cell>
          <table:table-cell table:formula="of:=IF(OR([.B179]=&quot;&quot;;[.E179]=&quot;&quot;);&quot;&quot;;ROUND(ABS([.B179]-[.E179])*86400))" office:value-type="float" office:value="2" calcext:value-type="float">
            <text:p>2</text:p>
          </table:table-cell>
          <table:table-cell table:formula="of:=IF(OR([.C179]=&quot;&quot;;[.F179]=&quot;&quot;);&quot;&quot;;ROUND(ABS([.C179]-[.F179])*86400))" office:value-type="float" office:value="0" calcext:value-type="float">
            <text:p>0</text:p>
          </table:table-cell>
          <table:table-cell table:formula="of:=IF(OR([.D179]=&quot;&quot;;[.G179]=&quot;&quot;);&quot;&quot;;ROUND(ABS([.D179]-[.G179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time" office:time-value="PT02H08M10S" calcext:value-type="time">
            <text:p>02:08:10</text:p>
          </table:table-cell>
          <table:table-cell office:value-type="time" office:time-value="PT10H43M34S" calcext:value-type="time">
            <text:p>10:43:34</text:p>
          </table:table-cell>
          <table:table-cell office:value-type="time" office:time-value="PT19H30M53S" calcext:value-type="time">
            <text:p>19:30:53</text:p>
          </table:table-cell>
          <table:table-cell office:value-type="time" office:time-value="PT02H08M12S" calcext:value-type="time">
            <text:p>02:08:12</text:p>
          </table:table-cell>
          <table:table-cell office:value-type="time" office:time-value="PT10H43M32S" calcext:value-type="time">
            <text:p>10:43:32</text:p>
          </table:table-cell>
          <table:table-cell office:value-type="time" office:time-value="PT19H30M47S" calcext:value-type="time">
            <text:p>19:30:47</text:p>
          </table:table-cell>
          <table:table-cell table:formula="of:=IF(OR([.B180]=&quot;&quot;;[.E180]=&quot;&quot;);&quot;&quot;;ROUND(ABS([.B180]-[.E180])*86400))" office:value-type="float" office:value="2" calcext:value-type="float">
            <text:p>2</text:p>
          </table:table-cell>
          <table:table-cell table:formula="of:=IF(OR([.C180]=&quot;&quot;;[.F180]=&quot;&quot;);&quot;&quot;;ROUND(ABS([.C180]-[.F180])*86400))" office:value-type="float" office:value="2" calcext:value-type="float">
            <text:p>2</text:p>
          </table:table-cell>
          <table:table-cell table:formula="of:=IF(OR([.D180]=&quot;&quot;;[.G180]=&quot;&quot;);&quot;&quot;;ROUND(ABS([.D180]-[.G180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time" office:time-value="PT02H42M23S" calcext:value-type="time">
            <text:p>02:42:23</text:p>
          </table:table-cell>
          <table:table-cell office:value-type="time" office:time-value="PT11H33M36S" calcext:value-type="time">
            <text:p>11:33:36</text:p>
          </table:table-cell>
          <table:table-cell office:value-type="time" office:time-value="PT20H30M10S" calcext:value-type="time">
            <text:p>20:30:10</text:p>
          </table:table-cell>
          <table:table-cell office:value-type="time" office:time-value="PT02H42M23S" calcext:value-type="time">
            <text:p>02:42:23</text:p>
          </table:table-cell>
          <table:table-cell office:value-type="time" office:time-value="PT11H33M33S" calcext:value-type="time">
            <text:p>11:33:33</text:p>
          </table:table-cell>
          <table:table-cell office:value-type="time" office:time-value="PT20H30M05S" calcext:value-type="time">
            <text:p>20:30:05</text:p>
          </table:table-cell>
          <table:table-cell table:formula="of:=IF(OR([.B181]=&quot;&quot;;[.E181]=&quot;&quot;);&quot;&quot;;ROUND(ABS([.B181]-[.E181])*86400))" office:value-type="float" office:value="0" calcext:value-type="float">
            <text:p>0</text:p>
          </table:table-cell>
          <table:table-cell table:formula="of:=IF(OR([.C181]=&quot;&quot;;[.F181]=&quot;&quot;);&quot;&quot;;ROUND(ABS([.C181]-[.F181])*86400))" office:value-type="float" office:value="3" calcext:value-type="float">
            <text:p>3</text:p>
          </table:table-cell>
          <table:table-cell table:formula="of:=IF(OR([.D181]=&quot;&quot;;[.G181]=&quot;&quot;);&quot;&quot;;ROUND(ABS([.D181]-[.G181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time" office:time-value="PT03H27M14S" calcext:value-type="time">
            <text:p>03:27:14</text:p>
          </table:table-cell>
          <table:table-cell office:value-type="time" office:time-value="PT12H24M22S" calcext:value-type="time">
            <text:p>12:24:22</text:p>
          </table:table-cell>
          <table:table-cell office:value-type="time" office:time-value="PT21H18M45S" calcext:value-type="time">
            <text:p>21:18:45</text:p>
          </table:table-cell>
          <table:table-cell office:value-type="time" office:time-value="PT03H27M13S" calcext:value-type="time">
            <text:p>03:27:13</text:p>
          </table:table-cell>
          <table:table-cell office:value-type="time" office:time-value="PT12H24M17S" calcext:value-type="time">
            <text:p>12:24:17</text:p>
          </table:table-cell>
          <table:table-cell office:value-type="time" office:time-value="PT21H18M42S" calcext:value-type="time">
            <text:p>21:18:42</text:p>
          </table:table-cell>
          <table:table-cell table:formula="of:=IF(OR([.B182]=&quot;&quot;;[.E182]=&quot;&quot;);&quot;&quot;;ROUND(ABS([.B182]-[.E182])*86400))" office:value-type="float" office:value="1" calcext:value-type="float">
            <text:p>1</text:p>
          </table:table-cell>
          <table:table-cell table:formula="of:=IF(OR([.C182]=&quot;&quot;;[.F182]=&quot;&quot;);&quot;&quot;;ROUND(ABS([.C182]-[.F182])*86400))" office:value-type="float" office:value="5" calcext:value-type="float">
            <text:p>5</text:p>
          </table:table-cell>
          <table:table-cell table:formula="of:=IF(OR([.D182]=&quot;&quot;;[.G182]=&quot;&quot;);&quot;&quot;;ROUND(ABS([.D182]-[.G182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time" office:time-value="PT04H23M11S" calcext:value-type="time">
            <text:p>04:23:11</text:p>
          </table:table-cell>
          <table:table-cell office:value-type="time" office:time-value="PT13H14M43S" calcext:value-type="time">
            <text:p>13:14:43</text:p>
          </table:table-cell>
          <table:table-cell office:value-type="time" office:time-value="PT21H56M14S" calcext:value-type="time">
            <text:p>21:56:14</text:p>
          </table:table-cell>
          <table:table-cell office:value-type="time" office:time-value="PT04H23M08S" calcext:value-type="time">
            <text:p>04:23:08</text:p>
          </table:table-cell>
          <table:table-cell office:value-type="time" office:time-value="PT13H14M40S" calcext:value-type="time">
            <text:p>13:14:40</text:p>
          </table:table-cell>
          <table:table-cell office:value-type="time" office:time-value="PT21H56M13S" calcext:value-type="time">
            <text:p>21:56:13</text:p>
          </table:table-cell>
          <table:table-cell table:formula="of:=IF(OR([.B183]=&quot;&quot;;[.E183]=&quot;&quot;);&quot;&quot;;ROUND(ABS([.B183]-[.E183])*86400))" office:value-type="float" office:value="3" calcext:value-type="float">
            <text:p>3</text:p>
          </table:table-cell>
          <table:table-cell table:formula="of:=IF(OR([.C183]=&quot;&quot;;[.F183]=&quot;&quot;);&quot;&quot;;ROUND(ABS([.C183]-[.F183])*86400))" office:value-type="float" office:value="3" calcext:value-type="float">
            <text:p>3</text:p>
          </table:table-cell>
          <table:table-cell table:formula="of:=IF(OR([.D183]=&quot;&quot;;[.G183]=&quot;&quot;);&quot;&quot;;ROUND(ABS([.D183]-[.G183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time" office:time-value="PT05H28M06S" calcext:value-type="time">
            <text:p>05:28:06</text:p>
          </table:table-cell>
          <table:table-cell office:value-type="time" office:time-value="PT14H03M41S" calcext:value-type="time">
            <text:p>14:03:41</text:p>
          </table:table-cell>
          <table:table-cell office:value-type="time" office:time-value="PT22H24M26S" calcext:value-type="time">
            <text:p>22:24:26</text:p>
          </table:table-cell>
          <table:table-cell office:value-type="time" office:time-value="PT05H28M02S" calcext:value-type="time">
            <text:p>05:28:02</text:p>
          </table:table-cell>
          <table:table-cell office:value-type="time" office:time-value="PT14H03M39S" calcext:value-type="time">
            <text:p>14:03:39</text:p>
          </table:table-cell>
          <table:table-cell office:value-type="time" office:time-value="PT22H24M28S" calcext:value-type="time">
            <text:p>22:24:28</text:p>
          </table:table-cell>
          <table:table-cell table:formula="of:=IF(OR([.B184]=&quot;&quot;;[.E184]=&quot;&quot;);&quot;&quot;;ROUND(ABS([.B184]-[.E184])*86400))" office:value-type="float" office:value="4" calcext:value-type="float">
            <text:p>4</text:p>
          </table:table-cell>
          <table:table-cell table:formula="of:=IF(OR([.C184]=&quot;&quot;;[.F184]=&quot;&quot;);&quot;&quot;;ROUND(ABS([.C184]-[.F184])*86400))" office:value-type="float" office:value="2" calcext:value-type="float">
            <text:p>2</text:p>
          </table:table-cell>
          <table:table-cell table:formula="of:=IF(OR([.D184]=&quot;&quot;;[.G184]=&quot;&quot;);&quot;&quot;;ROUND(ABS([.D184]-[.G184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7-02" calcext:value-type="date">
            <text:p>2022-07-02</text:p>
          </table:table-cell>
          <table:table-cell office:value-type="time" office:time-value="PT06H38M23S" calcext:value-type="time">
            <text:p>06:38:23</text:p>
          </table:table-cell>
          <table:table-cell office:value-type="time" office:time-value="PT14H50M41S" calcext:value-type="time">
            <text:p>14:50:41</text:p>
          </table:table-cell>
          <table:table-cell office:value-type="time" office:time-value="PT22H45M56S" calcext:value-type="time">
            <text:p>22:45:56</text:p>
          </table:table-cell>
          <table:table-cell office:value-type="time" office:time-value="PT06H38M19S" calcext:value-type="time">
            <text:p>06:38:19</text:p>
          </table:table-cell>
          <table:table-cell office:value-type="time" office:time-value="PT14H50M41S" calcext:value-type="time">
            <text:p>14:50:41</text:p>
          </table:table-cell>
          <table:table-cell office:value-type="time" office:time-value="PT22H45M58S" calcext:value-type="time">
            <text:p>22:45:58</text:p>
          </table:table-cell>
          <table:table-cell table:formula="of:=IF(OR([.B185]=&quot;&quot;;[.E185]=&quot;&quot;);&quot;&quot;;ROUND(ABS([.B185]-[.E185])*86400))" office:value-type="float" office:value="4" calcext:value-type="float">
            <text:p>4</text:p>
          </table:table-cell>
          <table:table-cell table:formula="of:=IF(OR([.C185]=&quot;&quot;;[.F185]=&quot;&quot;);&quot;&quot;;ROUND(ABS([.C185]-[.F185])*86400))" office:value-type="float" office:value="0" calcext:value-type="float">
            <text:p>0</text:p>
          </table:table-cell>
          <table:table-cell table:formula="of:=IF(OR([.D185]=&quot;&quot;;[.G185]=&quot;&quot;);&quot;&quot;;ROUND(ABS([.D185]-[.G185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7-03" calcext:value-type="date">
            <text:p>2022-07-03</text:p>
          </table:table-cell>
          <table:table-cell office:value-type="time" office:time-value="PT07H50M54S" calcext:value-type="time">
            <text:p>07:50:54</text:p>
          </table:table-cell>
          <table:table-cell office:value-type="time" office:time-value="PT15H35M42S" calcext:value-type="time">
            <text:p>15:35:42</text:p>
          </table:table-cell>
          <table:table-cell office:value-type="time" office:time-value="PT23H02M58S" calcext:value-type="time">
            <text:p>23:02:58</text:p>
          </table:table-cell>
          <table:table-cell office:value-type="time" office:time-value="PT07H50M50S" calcext:value-type="time">
            <text:p>07:50:50</text:p>
          </table:table-cell>
          <table:table-cell office:value-type="time" office:time-value="PT15H35M43S" calcext:value-type="time">
            <text:p>15:35:43</text:p>
          </table:table-cell>
          <table:table-cell office:value-type="time" office:time-value="PT23H03M00S" calcext:value-type="time">
            <text:p>23:03:00</text:p>
          </table:table-cell>
          <table:table-cell table:formula="of:=IF(OR([.B186]=&quot;&quot;;[.E186]=&quot;&quot;);&quot;&quot;;ROUND(ABS([.B186]-[.E186])*86400))" office:value-type="float" office:value="4" calcext:value-type="float">
            <text:p>4</text:p>
          </table:table-cell>
          <table:table-cell table:formula="of:=IF(OR([.C186]=&quot;&quot;;[.F186]=&quot;&quot;);&quot;&quot;;ROUND(ABS([.C186]-[.F186])*86400))" office:value-type="float" office:value="1" calcext:value-type="float">
            <text:p>1</text:p>
          </table:table-cell>
          <table:table-cell table:formula="of:=IF(OR([.D186]=&quot;&quot;;[.G186]=&quot;&quot;);&quot;&quot;;ROUND(ABS([.D186]-[.G186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time" office:time-value="PT09H03M59S" calcext:value-type="time">
            <text:p>09:03:59</text:p>
          </table:table-cell>
          <table:table-cell office:value-type="time" office:time-value="PT16H19M11S" calcext:value-type="time">
            <text:p>16:19:11</text:p>
          </table:table-cell>
          <table:table-cell office:value-type="time" office:time-value="PT23H17M17S" calcext:value-type="time">
            <text:p>23:17:17</text:p>
          </table:table-cell>
          <table:table-cell office:value-type="time" office:time-value="PT09H03M55S" calcext:value-type="time">
            <text:p>09:03:55</text:p>
          </table:table-cell>
          <table:table-cell office:value-type="time" office:time-value="PT16H19M13S" calcext:value-type="time">
            <text:p>16:19:13</text:p>
          </table:table-cell>
          <table:table-cell office:value-type="time" office:time-value="PT23H17M20S" calcext:value-type="time">
            <text:p>23:17:20</text:p>
          </table:table-cell>
          <table:table-cell table:formula="of:=IF(OR([.B187]=&quot;&quot;;[.E187]=&quot;&quot;);&quot;&quot;;ROUND(ABS([.B187]-[.E187])*86400))" office:value-type="float" office:value="4" calcext:value-type="float">
            <text:p>4</text:p>
          </table:table-cell>
          <table:table-cell table:formula="of:=IF(OR([.C187]=&quot;&quot;;[.F187]=&quot;&quot;);&quot;&quot;;ROUND(ABS([.C187]-[.F187])*86400))" office:value-type="float" office:value="2" calcext:value-type="float">
            <text:p>2</text:p>
          </table:table-cell>
          <table:table-cell table:formula="of:=IF(OR([.D187]=&quot;&quot;;[.G187]=&quot;&quot;);&quot;&quot;;ROUND(ABS([.D187]-[.G187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time" office:time-value="PT10H17M21S" calcext:value-type="time">
            <text:p>10:17:21</text:p>
          </table:table-cell>
          <table:table-cell office:value-type="time" office:time-value="PT17H01M58S" calcext:value-type="time">
            <text:p>17:01:58</text:p>
          </table:table-cell>
          <table:table-cell office:value-type="time" office:time-value="PT23H30M16S" calcext:value-type="time">
            <text:p>23:30:16</text:p>
          </table:table-cell>
          <table:table-cell office:value-type="time" office:time-value="PT10H17M18S" calcext:value-type="time">
            <text:p>10:17:18</text:p>
          </table:table-cell>
          <table:table-cell office:value-type="time" office:time-value="PT17H02M01S" calcext:value-type="time">
            <text:p>17:02:01</text:p>
          </table:table-cell>
          <table:table-cell office:value-type="time" office:time-value="PT23H30M19S" calcext:value-type="time">
            <text:p>23:30:19</text:p>
          </table:table-cell>
          <table:table-cell table:formula="of:=IF(OR([.B188]=&quot;&quot;;[.E188]=&quot;&quot;);&quot;&quot;;ROUND(ABS([.B188]-[.E188])*86400))" office:value-type="float" office:value="3" calcext:value-type="float">
            <text:p>3</text:p>
          </table:table-cell>
          <table:table-cell table:formula="of:=IF(OR([.C188]=&quot;&quot;;[.F188]=&quot;&quot;);&quot;&quot;;ROUND(ABS([.C188]-[.F188])*86400))" office:value-type="float" office:value="3" calcext:value-type="float">
            <text:p>3</text:p>
          </table:table-cell>
          <table:table-cell table:formula="of:=IF(OR([.D188]=&quot;&quot;;[.G188]=&quot;&quot;);&quot;&quot;;ROUND(ABS([.D188]-[.G188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time" office:time-value="PT11H31M46S" calcext:value-type="time">
            <text:p>11:31:46</text:p>
          </table:table-cell>
          <table:table-cell office:value-type="time" office:time-value="PT17H45M07S" calcext:value-type="time">
            <text:p>17:45:07</text:p>
          </table:table-cell>
          <table:table-cell office:value-type="time" office:time-value="PT23H43M03S" calcext:value-type="time">
            <text:p>23:43:03</text:p>
          </table:table-cell>
          <table:table-cell office:value-type="time" office:time-value="PT11H31M43S" calcext:value-type="time">
            <text:p>11:31:43</text:p>
          </table:table-cell>
          <table:table-cell office:value-type="time" office:time-value="PT17H45M10S" calcext:value-type="time">
            <text:p>17:45:10</text:p>
          </table:table-cell>
          <table:table-cell office:value-type="time" office:time-value="PT23H43M06S" calcext:value-type="time">
            <text:p>23:43:06</text:p>
          </table:table-cell>
          <table:table-cell table:formula="of:=IF(OR([.B189]=&quot;&quot;;[.E189]=&quot;&quot;);&quot;&quot;;ROUND(ABS([.B189]-[.E189])*86400))" office:value-type="float" office:value="3" calcext:value-type="float">
            <text:p>3</text:p>
          </table:table-cell>
          <table:table-cell table:formula="of:=IF(OR([.C189]=&quot;&quot;;[.F189]=&quot;&quot;);&quot;&quot;;ROUND(ABS([.C189]-[.F189])*86400))" office:value-type="float" office:value="3" calcext:value-type="float">
            <text:p>3</text:p>
          </table:table-cell>
          <table:table-cell table:formula="of:=IF(OR([.D189]=&quot;&quot;;[.G189]=&quot;&quot;);&quot;&quot;;ROUND(ABS([.D189]-[.G189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07" calcext:value-type="date">
            <text:p>2022-07-07</text:p>
          </table:table-cell>
          <table:table-cell office:value-type="time" office:time-value="PT12H48M32S" calcext:value-type="time">
            <text:p>12:48:32</text:p>
          </table:table-cell>
          <table:table-cell office:value-type="time" office:time-value="PT18H29M54S" calcext:value-type="time">
            <text:p>18:29:54</text:p>
          </table:table-cell>
          <table:table-cell office:value-type="time" office:time-value="PT23H56M50S" calcext:value-type="time">
            <text:p>23:56:50</text:p>
          </table:table-cell>
          <table:table-cell office:value-type="time" office:time-value="PT12H48M28S" calcext:value-type="time">
            <text:p>12:48:28</text:p>
          </table:table-cell>
          <table:table-cell office:value-type="time" office:time-value="PT18H29M58S" calcext:value-type="time">
            <text:p>18:29:58</text:p>
          </table:table-cell>
          <table:table-cell office:value-type="time" office:time-value="PT23H56M53S" calcext:value-type="time">
            <text:p>23:56:53</text:p>
          </table:table-cell>
          <table:table-cell table:formula="of:=IF(OR([.B190]=&quot;&quot;;[.E190]=&quot;&quot;);&quot;&quot;;ROUND(ABS([.B190]-[.E190])*86400))" office:value-type="float" office:value="4" calcext:value-type="float">
            <text:p>4</text:p>
          </table:table-cell>
          <table:table-cell table:formula="of:=IF(OR([.C190]=&quot;&quot;;[.F190]=&quot;&quot;);&quot;&quot;;ROUND(ABS([.C190]-[.F190])*86400))" office:value-type="float" office:value="4" calcext:value-type="float">
            <text:p>4</text:p>
          </table:table-cell>
          <table:table-cell table:formula="of:=IF(OR([.D190]=&quot;&quot;;[.G190]=&quot;&quot;);&quot;&quot;;ROUND(ABS([.D190]-[.G190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office:value-type="time" office:time-value="PT14H09M05S" calcext:value-type="time">
            <text:p>14:09:05</text:p>
          </table:table-cell>
          <table:table-cell office:value-type="time" office:time-value="PT19H17M44S" calcext:value-type="time">
            <text:p>19:17:44</text:p>
          </table:table-cell>
          <table:table-cell/>
          <table:table-cell office:value-type="time" office:time-value="PT14H08M59S" calcext:value-type="time">
            <text:p>14:08:59</text:p>
          </table:table-cell>
          <table:table-cell office:value-type="time" office:time-value="PT19H17M48S" calcext:value-type="time">
            <text:p>19:17:48</text:p>
          </table:table-cell>
          <table:table-cell/>
          <table:table-cell table:formula="of:=IF(OR([.B191]=&quot;&quot;;[.E191]=&quot;&quot;);&quot;&quot;;ROUND(ABS([.B191]-[.E191])*86400))" office:value-type="float" office:value="6" calcext:value-type="float">
            <text:p>6</text:p>
          </table:table-cell>
          <table:table-cell table:formula="of:=IF(OR([.C191]=&quot;&quot;;[.F191]=&quot;&quot;);&quot;&quot;;ROUND(ABS([.C191]-[.F191])*86400))" office:value-type="float" office:value="4" calcext:value-type="float">
            <text:p>4</text:p>
          </table:table-cell>
          <table:table-cell table:formula="of:=IF(OR([.D191]=&quot;&quot;;[.G191]=&quot;&quot;);&quot;&quot;;ROUND(ABS([.D191]-[.G191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7-09" calcext:value-type="date">
            <text:p>2022-07-09</text:p>
          </table:table-cell>
          <table:table-cell office:value-type="time" office:time-value="PT15H34M19S" calcext:value-type="time">
            <text:p>15:34:19</text:p>
          </table:table-cell>
          <table:table-cell office:value-type="time" office:time-value="PT20H10M02S" calcext:value-type="time">
            <text:p>20:10:02</text:p>
          </table:table-cell>
          <table:table-cell office:value-type="time" office:time-value="PT00H13M04S" calcext:value-type="time">
            <text:p>00:13:04</text:p>
          </table:table-cell>
          <table:table-cell office:value-type="time" office:time-value="PT15H34M10S" calcext:value-type="time">
            <text:p>15:34:10</text:p>
          </table:table-cell>
          <table:table-cell office:value-type="time" office:time-value="PT20H10M04S" calcext:value-type="time">
            <text:p>20:10:04</text:p>
          </table:table-cell>
          <table:table-cell office:value-type="time" office:time-value="PT00H13M07S" calcext:value-type="time">
            <text:p>00:13:07</text:p>
          </table:table-cell>
          <table:table-cell table:formula="of:=IF(OR([.B192]=&quot;&quot;;[.E192]=&quot;&quot;);&quot;&quot;;ROUND(ABS([.B192]-[.E192])*86400))" office:value-type="float" office:value="9" calcext:value-type="float">
            <text:p>9</text:p>
          </table:table-cell>
          <table:table-cell table:formula="of:=IF(OR([.C192]=&quot;&quot;;[.F192]=&quot;&quot;);&quot;&quot;;ROUND(ABS([.C192]-[.F192])*86400))" office:value-type="float" office:value="2" calcext:value-type="float">
            <text:p>2</text:p>
          </table:table-cell>
          <table:table-cell table:formula="of:=IF(OR([.D192]=&quot;&quot;;[.G192]=&quot;&quot;);&quot;&quot;;ROUND(ABS([.D192]-[.G192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10" calcext:value-type="date">
            <text:p>2022-07-10</text:p>
          </table:table-cell>
          <table:table-cell office:value-type="time" office:time-value="PT17H03M12S" calcext:value-type="time">
            <text:p>17:03:12</text:p>
          </table:table-cell>
          <table:table-cell office:value-type="time" office:time-value="PT21H07M48S" calcext:value-type="time">
            <text:p>21:07:48</text:p>
          </table:table-cell>
          <table:table-cell office:value-type="time" office:time-value="PT00H34M08S" calcext:value-type="time">
            <text:p>00:34:08</text:p>
          </table:table-cell>
          <table:table-cell office:value-type="time" office:time-value="PT17H02M57S" calcext:value-type="time">
            <text:p>17:02:57</text:p>
          </table:table-cell>
          <table:table-cell office:value-type="time" office:time-value="PT21H07M48S" calcext:value-type="time">
            <text:p>21:07:48</text:p>
          </table:table-cell>
          <table:table-cell office:value-type="time" office:time-value="PT00H34M11S" calcext:value-type="time">
            <text:p>00:34:11</text:p>
          </table:table-cell>
          <table:table-cell table:formula="of:=IF(OR([.B193]=&quot;&quot;;[.E193]=&quot;&quot;);&quot;&quot;;ROUND(ABS([.B193]-[.E193])*86400))" office:value-type="float" office:value="15" calcext:value-type="float">
            <text:p>15</text:p>
          </table:table-cell>
          <table:table-cell table:formula="of:=IF(OR([.C193]=&quot;&quot;;[.F193]=&quot;&quot;);&quot;&quot;;ROUND(ABS([.C193]-[.F193])*86400))" office:value-type="float" office:value="0" calcext:value-type="float">
            <text:p>0</text:p>
          </table:table-cell>
          <table:table-cell table:formula="of:=IF(OR([.D193]=&quot;&quot;;[.G193]=&quot;&quot;);&quot;&quot;;ROUND(ABS([.D193]-[.G193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time" office:time-value="PT18H30M40S" calcext:value-type="time">
            <text:p>18:30:40</text:p>
          </table:table-cell>
          <table:table-cell office:value-type="time" office:time-value="PT22H11M00S" calcext:value-type="time">
            <text:p>22:11:00</text:p>
          </table:table-cell>
          <table:table-cell office:value-type="time" office:time-value="PT01H03M33S" calcext:value-type="time">
            <text:p>01:03:33</text:p>
          </table:table-cell>
          <table:table-cell office:value-type="time" office:time-value="PT18H30M22S" calcext:value-type="time">
            <text:p>18:30:22</text:p>
          </table:table-cell>
          <table:table-cell office:value-type="time" office:time-value="PT22H10M58S" calcext:value-type="time">
            <text:p>22:10:58</text:p>
          </table:table-cell>
          <table:table-cell office:value-type="time" office:time-value="PT01H03M36S" calcext:value-type="time">
            <text:p>01:03:36</text:p>
          </table:table-cell>
          <table:table-cell table:formula="of:=IF(OR([.B194]=&quot;&quot;;[.E194]=&quot;&quot;);&quot;&quot;;ROUND(ABS([.B194]-[.E194])*86400))" office:value-type="float" office:value="18" calcext:value-type="float">
            <text:p>18</text:p>
          </table:table-cell>
          <table:table-cell table:formula="of:=IF(OR([.C194]=&quot;&quot;;[.F194]=&quot;&quot;);&quot;&quot;;ROUND(ABS([.C194]-[.F194])*86400))" office:value-type="float" office:value="2" calcext:value-type="float">
            <text:p>2</text:p>
          </table:table-cell>
          <table:table-cell table:formula="of:=IF(OR([.D194]=&quot;&quot;;[.G194]=&quot;&quot;);&quot;&quot;;ROUND(ABS([.D194]-[.G194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time" office:time-value="PT19H47M36S" calcext:value-type="time">
            <text:p>19:47:36</text:p>
          </table:table-cell>
          <table:table-cell office:value-type="time" office:time-value="PT23H17M45S" calcext:value-type="time">
            <text:p>23:17:45</text:p>
          </table:table-cell>
          <table:table-cell office:value-type="time" office:time-value="PT01H46M33S" calcext:value-type="time">
            <text:p>01:46:33</text:p>
          </table:table-cell>
          <table:table-cell office:value-type="time" office:time-value="PT19H47M22S" calcext:value-type="time">
            <text:p>19:47:22</text:p>
          </table:table-cell>
          <table:table-cell office:value-type="time" office:time-value="PT23H17M43S" calcext:value-type="time">
            <text:p>23:17:43</text:p>
          </table:table-cell>
          <table:table-cell office:value-type="time" office:time-value="PT01H46M35S" calcext:value-type="time">
            <text:p>01:46:35</text:p>
          </table:table-cell>
          <table:table-cell table:formula="of:=IF(OR([.B195]=&quot;&quot;;[.E195]=&quot;&quot;);&quot;&quot;;ROUND(ABS([.B195]-[.E195])*86400))" office:value-type="float" office:value="14" calcext:value-type="float">
            <text:p>14</text:p>
          </table:table-cell>
          <table:table-cell table:formula="of:=IF(OR([.C195]=&quot;&quot;;[.F195]=&quot;&quot;);&quot;&quot;;ROUND(ABS([.C195]-[.F195])*86400))" office:value-type="float" office:value="2" calcext:value-type="float">
            <text:p>2</text:p>
          </table:table-cell>
          <table:table-cell table:formula="of:=IF(OR([.D195]=&quot;&quot;;[.G195]=&quot;&quot;);&quot;&quot;;ROUND(ABS([.D195]-[.G195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time" office:time-value="PT20H46M30S" calcext:value-type="time">
            <text:p>20:46:30</text:p>
          </table:table-cell>
          <table:table-cell/>
          <table:table-cell office:value-type="time" office:time-value="PT02H48M19S" calcext:value-type="time">
            <text:p>02:48:19</text:p>
          </table:table-cell>
          <table:table-cell office:value-type="time" office:time-value="PT20H46M25S" calcext:value-type="time">
            <text:p>20:46:25</text:p>
          </table:table-cell>
          <table:table-cell/>
          <table:table-cell office:value-type="time" office:time-value="PT02H48M15S" calcext:value-type="time">
            <text:p>02:48:15</text:p>
          </table:table-cell>
          <table:table-cell table:formula="of:=IF(OR([.B196]=&quot;&quot;;[.E196]=&quot;&quot;);&quot;&quot;;ROUND(ABS([.B196]-[.E196])*86400))" office:value-type="float" office:value="5" calcext:value-type="float">
            <text:p>5</text:p>
          </table:table-cell>
          <table:table-cell table:formula="of:=IF(OR([.C196]=&quot;&quot;;[.F196]=&quot;&quot;);&quot;&quot;;ROUND(ABS([.C196]-[.F196])*86400))">
            <text:p/>
          </table:table-cell>
          <table:table-cell table:formula="of:=IF(OR([.D196]=&quot;&quot;;[.G196]=&quot;&quot;);&quot;&quot;;ROUND(ABS([.D196]-[.G196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7-14" calcext:value-type="date">
            <text:p>2022-07-14</text:p>
          </table:table-cell>
          <table:table-cell office:value-type="time" office:time-value="PT21H27M31S" calcext:value-type="time">
            <text:p>21:27:31</text:p>
          </table:table-cell>
          <table:table-cell office:value-type="time" office:time-value="PT00H24M39S" calcext:value-type="time">
            <text:p>00:24:39</text:p>
          </table:table-cell>
          <table:table-cell office:value-type="time" office:time-value="PT04H08M26S" calcext:value-type="time">
            <text:p>04:08:26</text:p>
          </table:table-cell>
          <table:table-cell office:value-type="time" office:time-value="PT21H27M34S" calcext:value-type="time">
            <text:p>21:27:34</text:p>
          </table:table-cell>
          <table:table-cell office:value-type="time" office:time-value="PT00H24M39S" calcext:value-type="time">
            <text:p>00:24:39</text:p>
          </table:table-cell>
          <table:table-cell office:value-type="time" office:time-value="PT04H08M14S" calcext:value-type="time">
            <text:p>04:08:14</text:p>
          </table:table-cell>
          <table:table-cell table:formula="of:=IF(OR([.B197]=&quot;&quot;;[.E197]=&quot;&quot;);&quot;&quot;;ROUND(ABS([.B197]-[.E197])*86400))" office:value-type="float" office:value="3" calcext:value-type="float">
            <text:p>3</text:p>
          </table:table-cell>
          <table:table-cell table:formula="of:=IF(OR([.C197]=&quot;&quot;;[.F197]=&quot;&quot;);&quot;&quot;;ROUND(ABS([.C197]-[.F197])*86400))" office:value-type="float" office:value="0" calcext:value-type="float">
            <text:p>0</text:p>
          </table:table-cell>
          <table:table-cell table:formula="of:=IF(OR([.D197]=&quot;&quot;;[.G197]=&quot;&quot;);&quot;&quot;;ROUND(ABS([.D197]-[.G197])*86400)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time" office:time-value="PT21H55M47S" calcext:value-type="time">
            <text:p>21:55:47</text:p>
          </table:table-cell>
          <table:table-cell office:value-type="time" office:time-value="PT01H28M15S" calcext:value-type="time">
            <text:p>01:28:15</text:p>
          </table:table-cell>
          <table:table-cell office:value-type="time" office:time-value="PT05H38M43S" calcext:value-type="time">
            <text:p>05:38:43</text:p>
          </table:table-cell>
          <table:table-cell office:value-type="time" office:time-value="PT21H55M54S" calcext:value-type="time">
            <text:p>21:55:54</text:p>
          </table:table-cell>
          <table:table-cell office:value-type="time" office:time-value="PT01H28M14S" calcext:value-type="time">
            <text:p>01:28:14</text:p>
          </table:table-cell>
          <table:table-cell office:value-type="time" office:time-value="PT05H38M29S" calcext:value-type="time">
            <text:p>05:38:29</text:p>
          </table:table-cell>
          <table:table-cell table:formula="of:=IF(OR([.B198]=&quot;&quot;;[.E198]=&quot;&quot;);&quot;&quot;;ROUND(ABS([.B198]-[.E198])*86400))" office:value-type="float" office:value="7" calcext:value-type="float">
            <text:p>7</text:p>
          </table:table-cell>
          <table:table-cell table:formula="of:=IF(OR([.C198]=&quot;&quot;;[.F198]=&quot;&quot;);&quot;&quot;;ROUND(ABS([.C198]-[.F198])*86400))" office:value-type="float" office:value="1" calcext:value-type="float">
            <text:p>1</text:p>
          </table:table-cell>
          <table:table-cell table:formula="of:=IF(OR([.D198]=&quot;&quot;;[.G198]=&quot;&quot;);&quot;&quot;;ROUND(ABS([.D198]-[.G198])*86400))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date" office:date-value="2022-07-16" calcext:value-type="date">
            <text:p>2022-07-16</text:p>
          </table:table-cell>
          <table:table-cell office:value-type="time" office:time-value="PT22H16M17S" calcext:value-type="time">
            <text:p>22:16:17</text:p>
          </table:table-cell>
          <table:table-cell office:value-type="time" office:time-value="PT02H26M38S" calcext:value-type="time">
            <text:p>02:26:38</text:p>
          </table:table-cell>
          <table:table-cell office:value-type="time" office:time-value="PT07H09M56S" calcext:value-type="time">
            <text:p>07:09:56</text:p>
          </table:table-cell>
          <table:table-cell office:value-type="time" office:time-value="PT22H16M26S" calcext:value-type="time">
            <text:p>22:16:26</text:p>
          </table:table-cell>
          <table:table-cell office:value-type="time" office:time-value="PT02H26M38S" calcext:value-type="time">
            <text:p>02:26:38</text:p>
          </table:table-cell>
          <table:table-cell office:value-type="time" office:time-value="PT07H09M43S" calcext:value-type="time">
            <text:p>07:09:43</text:p>
          </table:table-cell>
          <table:table-cell table:formula="of:=IF(OR([.B199]=&quot;&quot;;[.E199]=&quot;&quot;);&quot;&quot;;ROUND(ABS([.B199]-[.E199])*86400))" office:value-type="float" office:value="9" calcext:value-type="float">
            <text:p>9</text:p>
          </table:table-cell>
          <table:table-cell table:formula="of:=IF(OR([.C199]=&quot;&quot;;[.F199]=&quot;&quot;);&quot;&quot;;ROUND(ABS([.C199]-[.F199])*86400))" office:value-type="float" office:value="0" calcext:value-type="float">
            <text:p>0</text:p>
          </table:table-cell>
          <table:table-cell table:formula="of:=IF(OR([.D199]=&quot;&quot;;[.G199]=&quot;&quot;);&quot;&quot;;ROUND(ABS([.D199]-[.G199])*86400)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2-07-17" calcext:value-type="date">
            <text:p>2022-07-17</text:p>
          </table:table-cell>
          <table:table-cell office:value-type="time" office:time-value="PT22H32M24S" calcext:value-type="time">
            <text:p>22:32:24</text:p>
          </table:table-cell>
          <table:table-cell office:value-type="time" office:time-value="PT03H19M39S" calcext:value-type="time">
            <text:p>03:19:39</text:p>
          </table:table-cell>
          <table:table-cell office:value-type="time" office:time-value="PT08H37M11S" calcext:value-type="time">
            <text:p>08:37:11</text:p>
          </table:table-cell>
          <table:table-cell office:value-type="time" office:time-value="PT22H32M32S" calcext:value-type="time">
            <text:p>22:32:32</text:p>
          </table:table-cell>
          <table:table-cell office:value-type="time" office:time-value="PT03H19M40S" calcext:value-type="time">
            <text:p>03:19:40</text:p>
          </table:table-cell>
          <table:table-cell office:value-type="time" office:time-value="PT08H37M01S" calcext:value-type="time">
            <text:p>08:37:01</text:p>
          </table:table-cell>
          <table:table-cell table:formula="of:=IF(OR([.B200]=&quot;&quot;;[.E200]=&quot;&quot;);&quot;&quot;;ROUND(ABS([.B200]-[.E200])*86400))" office:value-type="float" office:value="8" calcext:value-type="float">
            <text:p>8</text:p>
          </table:table-cell>
          <table:table-cell table:formula="of:=IF(OR([.C200]=&quot;&quot;;[.F200]=&quot;&quot;);&quot;&quot;;ROUND(ABS([.C200]-[.F200])*86400))" office:value-type="float" office:value="1" calcext:value-type="float">
            <text:p>1</text:p>
          </table:table-cell>
          <table:table-cell table:formula="of:=IF(OR([.D200]=&quot;&quot;;[.G200]=&quot;&quot;);&quot;&quot;;ROUND(ABS([.D200]-[.G200])*86400)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time" office:time-value="PT22H46M16S" calcext:value-type="time">
            <text:p>22:46:16</text:p>
          </table:table-cell>
          <table:table-cell office:value-type="time" office:time-value="PT04H08M18S" calcext:value-type="time">
            <text:p>04:08:18</text:p>
          </table:table-cell>
          <table:table-cell office:value-type="time" office:time-value="PT09H59M31S" calcext:value-type="time">
            <text:p>09:59:31</text:p>
          </table:table-cell>
          <table:table-cell office:value-type="time" office:time-value="PT22H46M24S" calcext:value-type="time">
            <text:p>22:46:24</text:p>
          </table:table-cell>
          <table:table-cell office:value-type="time" office:time-value="PT04H08M20S" calcext:value-type="time">
            <text:p>04:08:20</text:p>
          </table:table-cell>
          <table:table-cell office:value-type="time" office:time-value="PT09H59M24S" calcext:value-type="time">
            <text:p>09:59:24</text:p>
          </table:table-cell>
          <table:table-cell table:formula="of:=IF(OR([.B201]=&quot;&quot;;[.E201]=&quot;&quot;);&quot;&quot;;ROUND(ABS([.B201]-[.E201])*86400))" office:value-type="float" office:value="8" calcext:value-type="float">
            <text:p>8</text:p>
          </table:table-cell>
          <table:table-cell table:formula="of:=IF(OR([.C201]=&quot;&quot;;[.F201]=&quot;&quot;);&quot;&quot;;ROUND(ABS([.C201]-[.F201])*86400))" office:value-type="float" office:value="2" calcext:value-type="float">
            <text:p>2</text:p>
          </table:table-cell>
          <table:table-cell table:formula="of:=IF(OR([.D201]=&quot;&quot;;[.G201]=&quot;&quot;);&quot;&quot;;ROUND(ABS([.D201]-[.G201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07-19" calcext:value-type="date">
            <text:p>2022-07-19</text:p>
          </table:table-cell>
          <table:table-cell office:value-type="time" office:time-value="PT22H59M24S" calcext:value-type="time">
            <text:p>22:59:24</text:p>
          </table:table-cell>
          <table:table-cell office:value-type="time" office:time-value="PT04H53M58S" calcext:value-type="time">
            <text:p>04:53:58</text:p>
          </table:table-cell>
          <table:table-cell office:value-type="time" office:time-value="PT11H17M54S" calcext:value-type="time">
            <text:p>11:17:54</text:p>
          </table:table-cell>
          <table:table-cell office:value-type="time" office:time-value="PT22H59M31S" calcext:value-type="time">
            <text:p>22:59:31</text:p>
          </table:table-cell>
          <table:table-cell office:value-type="time" office:time-value="PT04H54M01S" calcext:value-type="time">
            <text:p>04:54:01</text:p>
          </table:table-cell>
          <table:table-cell office:value-type="time" office:time-value="PT11H17M49S" calcext:value-type="time">
            <text:p>11:17:49</text:p>
          </table:table-cell>
          <table:table-cell table:formula="of:=IF(OR([.B202]=&quot;&quot;;[.E202]=&quot;&quot;);&quot;&quot;;ROUND(ABS([.B202]-[.E202])*86400))" office:value-type="float" office:value="7" calcext:value-type="float">
            <text:p>7</text:p>
          </table:table-cell>
          <table:table-cell table:formula="of:=IF(OR([.C202]=&quot;&quot;;[.F202]=&quot;&quot;);&quot;&quot;;ROUND(ABS([.C202]-[.F202])*86400))" office:value-type="float" office:value="3" calcext:value-type="float">
            <text:p>3</text:p>
          </table:table-cell>
          <table:table-cell table:formula="of:=IF(OR([.D202]=&quot;&quot;;[.G202]=&quot;&quot;);&quot;&quot;;ROUND(ABS([.D202]-[.G202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time" office:time-value="PT23H13M00S" calcext:value-type="time">
            <text:p>23:13:00</text:p>
          </table:table-cell>
          <table:table-cell office:value-type="time" office:time-value="PT05H38M04S" calcext:value-type="time">
            <text:p>05:38:04</text:p>
          </table:table-cell>
          <table:table-cell office:value-type="time" office:time-value="PT12H33M46S" calcext:value-type="time">
            <text:p>12:33:46</text:p>
          </table:table-cell>
          <table:table-cell office:value-type="time" office:time-value="PT23H13M06S" calcext:value-type="time">
            <text:p>23:13:06</text:p>
          </table:table-cell>
          <table:table-cell office:value-type="time" office:time-value="PT05H38M07S" calcext:value-type="time">
            <text:p>05:38:07</text:p>
          </table:table-cell>
          <table:table-cell office:value-type="time" office:time-value="PT12H33M42S" calcext:value-type="time">
            <text:p>12:33:42</text:p>
          </table:table-cell>
          <table:table-cell table:formula="of:=IF(OR([.B203]=&quot;&quot;;[.E203]=&quot;&quot;);&quot;&quot;;ROUND(ABS([.B203]-[.E203])*86400))" office:value-type="float" office:value="6" calcext:value-type="float">
            <text:p>6</text:p>
          </table:table-cell>
          <table:table-cell table:formula="of:=IF(OR([.C203]=&quot;&quot;;[.F203]=&quot;&quot;);&quot;&quot;;ROUND(ABS([.C203]-[.F203])*86400))" office:value-type="float" office:value="3" calcext:value-type="float">
            <text:p>3</text:p>
          </table:table-cell>
          <table:table-cell table:formula="of:=IF(OR([.D203]=&quot;&quot;;[.G203]=&quot;&quot;);&quot;&quot;;ROUND(ABS([.D203]-[.G203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7-21" calcext:value-type="date">
            <text:p>2022-07-21</text:p>
          </table:table-cell>
          <table:table-cell office:value-type="time" office:time-value="PT23H28M20S" calcext:value-type="time">
            <text:p>23:28:20</text:p>
          </table:table-cell>
          <table:table-cell office:value-type="time" office:time-value="PT06H21M51S" calcext:value-type="time">
            <text:p>06:21:51</text:p>
          </table:table-cell>
          <table:table-cell office:value-type="time" office:time-value="PT13H48M20S" calcext:value-type="time">
            <text:p>13:48:20</text:p>
          </table:table-cell>
          <table:table-cell office:value-type="time" office:time-value="PT23H28M25S" calcext:value-type="time">
            <text:p>23:28:25</text:p>
          </table:table-cell>
          <table:table-cell office:value-type="time" office:time-value="PT06H21M53S" calcext:value-type="time">
            <text:p>06:21:53</text:p>
          </table:table-cell>
          <table:table-cell office:value-type="time" office:time-value="PT13H48M16S" calcext:value-type="time">
            <text:p>13:48:16</text:p>
          </table:table-cell>
          <table:table-cell table:formula="of:=IF(OR([.B204]=&quot;&quot;;[.E204]=&quot;&quot;);&quot;&quot;;ROUND(ABS([.B204]-[.E204])*86400))" office:value-type="float" office:value="5" calcext:value-type="float">
            <text:p>5</text:p>
          </table:table-cell>
          <table:table-cell table:formula="of:=IF(OR([.C204]=&quot;&quot;;[.F204]=&quot;&quot;);&quot;&quot;;ROUND(ABS([.C204]-[.F204])*86400))" office:value-type="float" office:value="2" calcext:value-type="float">
            <text:p>2</text:p>
          </table:table-cell>
          <table:table-cell table:formula="of:=IF(OR([.D204]=&quot;&quot;;[.G204]=&quot;&quot;);&quot;&quot;;ROUND(ABS([.D204]-[.G204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time" office:time-value="PT23H46M54S" calcext:value-type="time">
            <text:p>23:46:54</text:p>
          </table:table-cell>
          <table:table-cell office:value-type="time" office:time-value="PT07H06M22S" calcext:value-type="time">
            <text:p>07:06:22</text:p>
          </table:table-cell>
          <table:table-cell office:value-type="time" office:time-value="PT15H02M06S" calcext:value-type="time">
            <text:p>15:02:06</text:p>
          </table:table-cell>
          <table:table-cell office:value-type="time" office:time-value="PT23H46M57S" calcext:value-type="time">
            <text:p>23:46:57</text:p>
          </table:table-cell>
          <table:table-cell office:value-type="time" office:time-value="PT07H06M24S" calcext:value-type="time">
            <text:p>07:06:24</text:p>
          </table:table-cell>
          <table:table-cell office:value-type="time" office:time-value="PT15H02M02S" calcext:value-type="time">
            <text:p>15:02:02</text:p>
          </table:table-cell>
          <table:table-cell table:formula="of:=IF(OR([.B205]=&quot;&quot;;[.E205]=&quot;&quot;);&quot;&quot;;ROUND(ABS([.B205]-[.E205])*86400))" office:value-type="float" office:value="3" calcext:value-type="float">
            <text:p>3</text:p>
          </table:table-cell>
          <table:table-cell table:formula="of:=IF(OR([.C205]=&quot;&quot;;[.F205]=&quot;&quot;);&quot;&quot;;ROUND(ABS([.C205]-[.F205])*86400))" office:value-type="float" office:value="2" calcext:value-type="float">
            <text:p>2</text:p>
          </table:table-cell>
          <table:table-cell table:formula="of:=IF(OR([.D205]=&quot;&quot;;[.G205]=&quot;&quot;);&quot;&quot;;ROUND(ABS([.D205]-[.G205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7-23" calcext:value-type="date">
            <text:p>2022-07-23</text:p>
          </table:table-cell>
          <table:table-cell/>
          <table:table-cell office:value-type="time" office:time-value="PT07H52M23S" calcext:value-type="time">
            <text:p>07:52:23</text:p>
          </table:table-cell>
          <table:table-cell office:value-type="time" office:time-value="PT16H14M26S" calcext:value-type="time">
            <text:p>16:14:26</text:p>
          </table:table-cell>
          <table:table-cell/>
          <table:table-cell office:value-type="time" office:time-value="PT07H52M23S" calcext:value-type="time">
            <text:p>07:52:23</text:p>
          </table:table-cell>
          <table:table-cell office:value-type="time" office:time-value="PT16H14M20S" calcext:value-type="time">
            <text:p>16:14:20</text:p>
          </table:table-cell>
          <table:table-cell table:formula="of:=IF(OR([.B206]=&quot;&quot;;[.E206]=&quot;&quot;);&quot;&quot;;ROUND(ABS([.B206]-[.E206])*86400))">
            <text:p/>
          </table:table-cell>
          <table:table-cell table:formula="of:=IF(OR([.C206]=&quot;&quot;;[.F206]=&quot;&quot;);&quot;&quot;;ROUND(ABS([.C206]-[.F206])*86400))" office:value-type="float" office:value="0" calcext:value-type="float">
            <text:p>0</text:p>
          </table:table-cell>
          <table:table-cell table:formula="of:=IF(OR([.D206]=&quot;&quot;;[.G206]=&quot;&quot;);&quot;&quot;;ROUND(ABS([.D206]-[.G206])*86400))" office:value-type="float" office:value="6" calcext:value-type="float">
            <text:p>6</text:p>
          </table:table-cell>
          <table:table-cell table:number-columns-repeated="5"/>
          <table:table-cell table:style-name="ce12"/>
          <table:table-cell table:number-columns-repeated="3"/>
        </table:table-row>
        <table:table-row table:style-name="ro1">
          <table:table-cell office:value-type="date" office:date-value="2022-07-24" calcext:value-type="date">
            <text:p>2022-07-24</text:p>
          </table:table-cell>
          <table:table-cell office:value-type="time" office:time-value="PT00H10M36S" calcext:value-type="time">
            <text:p>00:10:36</text:p>
          </table:table-cell>
          <table:table-cell office:value-type="time" office:time-value="PT08H40M14S" calcext:value-type="time">
            <text:p>08:40:14</text:p>
          </table:table-cell>
          <table:table-cell office:value-type="time" office:time-value="PT17H23M13S" calcext:value-type="time">
            <text:p>17:23:13</text:p>
          </table:table-cell>
          <table:table-cell office:value-type="time" office:time-value="PT00H10M38S" calcext:value-type="time">
            <text:p>00:10:38</text:p>
          </table:table-cell>
          <table:table-cell office:value-type="time" office:time-value="PT08H40M13S" calcext:value-type="time">
            <text:p>08:40:13</text:p>
          </table:table-cell>
          <table:table-cell office:value-type="time" office:time-value="PT17H23M07S" calcext:value-type="time">
            <text:p>17:23:07</text:p>
          </table:table-cell>
          <table:table-cell table:formula="of:=IF(OR([.B207]=&quot;&quot;;[.E207]=&quot;&quot;);&quot;&quot;;ROUND(ABS([.B207]-[.E207])*86400))" office:value-type="float" office:value="2" calcext:value-type="float">
            <text:p>2</text:p>
          </table:table-cell>
          <table:table-cell table:formula="of:=IF(OR([.C207]=&quot;&quot;;[.F207]=&quot;&quot;);&quot;&quot;;ROUND(ABS([.C207]-[.F207])*86400))" office:value-type="float" office:value="1" calcext:value-type="float">
            <text:p>1</text:p>
          </table:table-cell>
          <table:table-cell table:formula="of:=IF(OR([.D207]=&quot;&quot;;[.G207]=&quot;&quot;);&quot;&quot;;ROUND(ABS([.D207]-[.G207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time" office:time-value="PT00H41M59S" calcext:value-type="time">
            <text:p>00:41:59</text:p>
          </table:table-cell>
          <table:table-cell office:value-type="time" office:time-value="PT09H29M47S" calcext:value-type="time">
            <text:p>09:29:47</text:p>
          </table:table-cell>
          <table:table-cell office:value-type="time" office:time-value="PT18H25M08S" calcext:value-type="time">
            <text:p>18:25:08</text:p>
          </table:table-cell>
          <table:table-cell office:value-type="time" office:time-value="PT00H42M01S" calcext:value-type="time">
            <text:p>00:42:01</text:p>
          </table:table-cell>
          <table:table-cell office:value-type="time" office:time-value="PT09H29M45S" calcext:value-type="time">
            <text:p>09:29:45</text:p>
          </table:table-cell>
          <table:table-cell office:value-type="time" office:time-value="PT18H25M02S" calcext:value-type="time">
            <text:p>18:25:02</text:p>
          </table:table-cell>
          <table:table-cell table:formula="of:=IF(OR([.B208]=&quot;&quot;;[.E208]=&quot;&quot;);&quot;&quot;;ROUND(ABS([.B208]-[.E208])*86400))" office:value-type="float" office:value="2" calcext:value-type="float">
            <text:p>2</text:p>
          </table:table-cell>
          <table:table-cell table:formula="of:=IF(OR([.C208]=&quot;&quot;;[.F208]=&quot;&quot;);&quot;&quot;;ROUND(ABS([.C208]-[.F208])*86400))" office:value-type="float" office:value="2" calcext:value-type="float">
            <text:p>2</text:p>
          </table:table-cell>
          <table:table-cell table:formula="of:=IF(OR([.D208]=&quot;&quot;;[.G208]=&quot;&quot;);&quot;&quot;;ROUND(ABS([.D208]-[.G208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 office:value-type="time" office:time-value="PT01H23M29S" calcext:value-type="time">
            <text:p>01:23:29</text:p>
          </table:table-cell>
          <table:table-cell office:value-type="time" office:time-value="PT10H20M24S" calcext:value-type="time">
            <text:p>10:20:24</text:p>
          </table:table-cell>
          <table:table-cell office:value-type="time" office:time-value="PT19H17M00S" calcext:value-type="time">
            <text:p>19:17:00</text:p>
          </table:table-cell>
          <table:table-cell office:value-type="time" office:time-value="PT01H23M30S" calcext:value-type="time">
            <text:p>01:23:30</text:p>
          </table:table-cell>
          <table:table-cell office:value-type="time" office:time-value="PT10H20M21S" calcext:value-type="time">
            <text:p>10:20:21</text:p>
          </table:table-cell>
          <table:table-cell office:value-type="time" office:time-value="PT19H16M55S" calcext:value-type="time">
            <text:p>19:16:55</text:p>
          </table:table-cell>
          <table:table-cell table:formula="of:=IF(OR([.B209]=&quot;&quot;;[.E209]=&quot;&quot;);&quot;&quot;;ROUND(ABS([.B209]-[.E209])*86400))" office:value-type="float" office:value="1" calcext:value-type="float">
            <text:p>1</text:p>
          </table:table-cell>
          <table:table-cell table:formula="of:=IF(OR([.C209]=&quot;&quot;;[.F209]=&quot;&quot;);&quot;&quot;;ROUND(ABS([.C209]-[.F209])*86400))" office:value-type="float" office:value="3" calcext:value-type="float">
            <text:p>3</text:p>
          </table:table-cell>
          <table:table-cell table:formula="of:=IF(OR([.D209]=&quot;&quot;;[.G209]=&quot;&quot;);&quot;&quot;;ROUND(ABS([.D209]-[.G209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time" office:time-value="PT02H16M19S" calcext:value-type="time">
            <text:p>02:16:19</text:p>
          </table:table-cell>
          <table:table-cell office:value-type="time" office:time-value="PT11H11M03S" calcext:value-type="time">
            <text:p>11:11:03</text:p>
          </table:table-cell>
          <table:table-cell office:value-type="time" office:time-value="PT19H57M39S" calcext:value-type="time">
            <text:p>19:57:39</text:p>
          </table:table-cell>
          <table:table-cell office:value-type="time" office:time-value="PT02H16M18S" calcext:value-type="time">
            <text:p>02:16:18</text:p>
          </table:table-cell>
          <table:table-cell office:value-type="time" office:time-value="PT11H11M00S" calcext:value-type="time">
            <text:p>11:11:00</text:p>
          </table:table-cell>
          <table:table-cell office:value-type="time" office:time-value="PT19H57M38S" calcext:value-type="time">
            <text:p>19:57:38</text:p>
          </table:table-cell>
          <table:table-cell table:formula="of:=IF(OR([.B210]=&quot;&quot;;[.E210]=&quot;&quot;);&quot;&quot;;ROUND(ABS([.B210]-[.E210])*86400))" office:value-type="float" office:value="1" calcext:value-type="float">
            <text:p>1</text:p>
          </table:table-cell>
          <table:table-cell table:formula="of:=IF(OR([.C210]=&quot;&quot;;[.F210]=&quot;&quot;);&quot;&quot;;ROUND(ABS([.C210]-[.F210])*86400))" office:value-type="float" office:value="3" calcext:value-type="float">
            <text:p>3</text:p>
          </table:table-cell>
          <table:table-cell table:formula="of:=IF(OR([.D210]=&quot;&quot;;[.G210]=&quot;&quot;);&quot;&quot;;ROUND(ABS([.D210]-[.G210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time" office:time-value="PT03H19M11S" calcext:value-type="time">
            <text:p>03:19:11</text:p>
          </table:table-cell>
          <table:table-cell office:value-type="time" office:time-value="PT12H00M41S" calcext:value-type="time">
            <text:p>12:00:41</text:p>
          </table:table-cell>
          <table:table-cell office:value-type="time" office:time-value="PT20H28M22S" calcext:value-type="time">
            <text:p>20:28:22</text:p>
          </table:table-cell>
          <table:table-cell office:value-type="time" office:time-value="PT03H19M08S" calcext:value-type="time">
            <text:p>03:19:08</text:p>
          </table:table-cell>
          <table:table-cell office:value-type="time" office:time-value="PT12H00M38S" calcext:value-type="time">
            <text:p>12:00:38</text:p>
          </table:table-cell>
          <table:table-cell office:value-type="time" office:time-value="PT20H28M23S" calcext:value-type="time">
            <text:p>20:28:23</text:p>
          </table:table-cell>
          <table:table-cell table:formula="of:=IF(OR([.B211]=&quot;&quot;;[.E211]=&quot;&quot;);&quot;&quot;;ROUND(ABS([.B211]-[.E211])*86400))" office:value-type="float" office:value="3" calcext:value-type="float">
            <text:p>3</text:p>
          </table:table-cell>
          <table:table-cell table:formula="of:=IF(OR([.C211]=&quot;&quot;;[.F211]=&quot;&quot;);&quot;&quot;;ROUND(ABS([.C211]-[.F211])*86400))" office:value-type="float" office:value="3" calcext:value-type="float">
            <text:p>3</text:p>
          </table:table-cell>
          <table:table-cell table:formula="of:=IF(OR([.D211]=&quot;&quot;;[.G211]=&quot;&quot;);&quot;&quot;;ROUND(ABS([.D211]-[.G211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time" office:time-value="PT04H28M40S" calcext:value-type="time">
            <text:p>04:28:40</text:p>
          </table:table-cell>
          <table:table-cell office:value-type="time" office:time-value="PT12H48M31S" calcext:value-type="time">
            <text:p>12:48:31</text:p>
          </table:table-cell>
          <table:table-cell office:value-type="time" office:time-value="PT20H51M34S" calcext:value-type="time">
            <text:p>20:51:34</text:p>
          </table:table-cell>
          <table:table-cell office:value-type="time" office:time-value="PT04H28M37S" calcext:value-type="time">
            <text:p>04:28:37</text:p>
          </table:table-cell>
          <table:table-cell office:value-type="time" office:time-value="PT12H48M30S" calcext:value-type="time">
            <text:p>12:48:30</text:p>
          </table:table-cell>
          <table:table-cell office:value-type="time" office:time-value="PT20H51M37S" calcext:value-type="time">
            <text:p>20:51:37</text:p>
          </table:table-cell>
          <table:table-cell table:formula="of:=IF(OR([.B212]=&quot;&quot;;[.E212]=&quot;&quot;);&quot;&quot;;ROUND(ABS([.B212]-[.E212])*86400))" office:value-type="float" office:value="3" calcext:value-type="float">
            <text:p>3</text:p>
          </table:table-cell>
          <table:table-cell table:formula="of:=IF(OR([.C212]=&quot;&quot;;[.F212]=&quot;&quot;);&quot;&quot;;ROUND(ABS([.C212]-[.F212])*86400))" office:value-type="float" office:value="1" calcext:value-type="float">
            <text:p>1</text:p>
          </table:table-cell>
          <table:table-cell table:formula="of:=IF(OR([.D212]=&quot;&quot;;[.G212]=&quot;&quot;);&quot;&quot;;ROUND(ABS([.D212]-[.G212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time" office:time-value="PT05H41M16S" calcext:value-type="time">
            <text:p>05:41:16</text:p>
          </table:table-cell>
          <table:table-cell office:value-type="time" office:time-value="PT13H34M18S" calcext:value-type="time">
            <text:p>13:34:18</text:p>
          </table:table-cell>
          <table:table-cell office:value-type="time" office:time-value="PT21H09M41S" calcext:value-type="time">
            <text:p>21:09:41</text:p>
          </table:table-cell>
          <table:table-cell office:value-type="time" office:time-value="PT05H41M13S" calcext:value-type="time">
            <text:p>05:41:13</text:p>
          </table:table-cell>
          <table:table-cell office:value-type="time" office:time-value="PT13H34M19S" calcext:value-type="time">
            <text:p>13:34:19</text:p>
          </table:table-cell>
          <table:table-cell office:value-type="time" office:time-value="PT21H09M44S" calcext:value-type="time">
            <text:p>21:09:44</text:p>
          </table:table-cell>
          <table:table-cell table:formula="of:=IF(OR([.B213]=&quot;&quot;;[.E213]=&quot;&quot;);&quot;&quot;;ROUND(ABS([.B213]-[.E213])*86400))" office:value-type="float" office:value="3" calcext:value-type="float">
            <text:p>3</text:p>
          </table:table-cell>
          <table:table-cell table:formula="of:=IF(OR([.C213]=&quot;&quot;;[.F213]=&quot;&quot;);&quot;&quot;;ROUND(ABS([.C213]-[.F213])*86400))" office:value-type="float" office:value="1" calcext:value-type="float">
            <text:p>1</text:p>
          </table:table-cell>
          <table:table-cell table:formula="of:=IF(OR([.D213]=&quot;&quot;;[.G213]=&quot;&quot;);&quot;&quot;;ROUND(ABS([.D213]-[.G213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31" calcext:value-type="date">
            <text:p>2022-07-31</text:p>
          </table:table-cell>
          <table:table-cell office:value-type="time" office:time-value="PT06H54M38S" calcext:value-type="time">
            <text:p>06:54:38</text:p>
          </table:table-cell>
          <table:table-cell office:value-type="time" office:time-value="PT14H18M17S" calcext:value-type="time">
            <text:p>14:18:17</text:p>
          </table:table-cell>
          <table:table-cell office:value-type="time" office:time-value="PT21H24M34S" calcext:value-type="time">
            <text:p>21:24:34</text:p>
          </table:table-cell>
          <table:table-cell office:value-type="time" office:time-value="PT06H54M36S" calcext:value-type="time">
            <text:p>06:54:36</text:p>
          </table:table-cell>
          <table:table-cell office:value-type="time" office:time-value="PT14H18M19S" calcext:value-type="time">
            <text:p>14:18:19</text:p>
          </table:table-cell>
          <table:table-cell office:value-type="time" office:time-value="PT21H24M38S" calcext:value-type="time">
            <text:p>21:24:38</text:p>
          </table:table-cell>
          <table:table-cell table:formula="of:=IF(OR([.B214]=&quot;&quot;;[.E214]=&quot;&quot;);&quot;&quot;;ROUND(ABS([.B214]-[.E214])*86400))" office:value-type="float" office:value="2" calcext:value-type="float">
            <text:p>2</text:p>
          </table:table-cell>
          <table:table-cell table:formula="of:=IF(OR([.C214]=&quot;&quot;;[.F214]=&quot;&quot;);&quot;&quot;;ROUND(ABS([.C214]-[.F214])*86400))" office:value-type="float" office:value="2" calcext:value-type="float">
            <text:p>2</text:p>
          </table:table-cell>
          <table:table-cell table:formula="of:=IF(OR([.D214]=&quot;&quot;;[.G214]=&quot;&quot;);&quot;&quot;;ROUND(ABS([.D214]-[.G214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time" office:time-value="PT08H07M58S" calcext:value-type="time">
            <text:p>08:07:58</text:p>
          </table:table-cell>
          <table:table-cell office:value-type="time" office:time-value="PT15H01M05S" calcext:value-type="time">
            <text:p>15:01:05</text:p>
          </table:table-cell>
          <table:table-cell office:value-type="time" office:time-value="PT21H37M39S" calcext:value-type="time">
            <text:p>21:37:39</text:p>
          </table:table-cell>
          <table:table-cell office:value-type="time" office:time-value="PT08H07M56S" calcext:value-type="time">
            <text:p>08:07:56</text:p>
          </table:table-cell>
          <table:table-cell office:value-type="time" office:time-value="PT15H01M08S" calcext:value-type="time">
            <text:p>15:01:08</text:p>
          </table:table-cell>
          <table:table-cell office:value-type="time" office:time-value="PT21H37M44S" calcext:value-type="time">
            <text:p>21:37:44</text:p>
          </table:table-cell>
          <table:table-cell table:formula="of:=IF(OR([.B215]=&quot;&quot;;[.E215]=&quot;&quot;);&quot;&quot;;ROUND(ABS([.B215]-[.E215])*86400))" office:value-type="float" office:value="2" calcext:value-type="float">
            <text:p>2</text:p>
          </table:table-cell>
          <table:table-cell table:formula="of:=IF(OR([.C215]=&quot;&quot;;[.F215]=&quot;&quot;);&quot;&quot;;ROUND(ABS([.C215]-[.F215])*86400))" office:value-type="float" office:value="3" calcext:value-type="float">
            <text:p>3</text:p>
          </table:table-cell>
          <table:table-cell table:formula="of:=IF(OR([.D215]=&quot;&quot;;[.G215]=&quot;&quot;);&quot;&quot;;ROUND(ABS([.D215]-[.G215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time" office:time-value="PT09H21M34S" calcext:value-type="time">
            <text:p>09:21:34</text:p>
          </table:table-cell>
          <table:table-cell office:value-type="time" office:time-value="PT15H43M37S" calcext:value-type="time">
            <text:p>15:43:37</text:p>
          </table:table-cell>
          <table:table-cell office:value-type="time" office:time-value="PT21H50M08S" calcext:value-type="time">
            <text:p>21:50:08</text:p>
          </table:table-cell>
          <table:table-cell office:value-type="time" office:time-value="PT09H21M32S" calcext:value-type="time">
            <text:p>09:21:32</text:p>
          </table:table-cell>
          <table:table-cell office:value-type="time" office:time-value="PT15H43M41S" calcext:value-type="time">
            <text:p>15:43:41</text:p>
          </table:table-cell>
          <table:table-cell office:value-type="time" office:time-value="PT21H50M13S" calcext:value-type="time">
            <text:p>21:50:13</text:p>
          </table:table-cell>
          <table:table-cell table:formula="of:=IF(OR([.B216]=&quot;&quot;;[.E216]=&quot;&quot;);&quot;&quot;;ROUND(ABS([.B216]-[.E216])*86400))" office:value-type="float" office:value="2" calcext:value-type="float">
            <text:p>2</text:p>
          </table:table-cell>
          <table:table-cell table:formula="of:=IF(OR([.C216]=&quot;&quot;;[.F216]=&quot;&quot;);&quot;&quot;;ROUND(ABS([.C216]-[.F216])*86400))" office:value-type="float" office:value="4" calcext:value-type="float">
            <text:p>4</text:p>
          </table:table-cell>
          <table:table-cell table:formula="of:=IF(OR([.D216]=&quot;&quot;;[.G216]=&quot;&quot;);&quot;&quot;;ROUND(ABS([.D216]-[.G216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8-03" calcext:value-type="date">
            <text:p>2022-08-03</text:p>
          </table:table-cell>
          <table:table-cell office:value-type="time" office:time-value="PT10H36M28S" calcext:value-type="time">
            <text:p>10:36:28</text:p>
          </table:table-cell>
          <table:table-cell office:value-type="time" office:time-value="PT16H27M01S" calcext:value-type="time">
            <text:p>16:27:01</text:p>
          </table:table-cell>
          <table:table-cell office:value-type="time" office:time-value="PT22H03M04S" calcext:value-type="time">
            <text:p>22:03:04</text:p>
          </table:table-cell>
          <table:table-cell office:value-type="time" office:time-value="PT10H36M25S" calcext:value-type="time">
            <text:p>10:36:25</text:p>
          </table:table-cell>
          <table:table-cell office:value-type="time" office:time-value="PT16H27M05S" calcext:value-type="time">
            <text:p>16:27:05</text:p>
          </table:table-cell>
          <table:table-cell office:value-type="time" office:time-value="PT22H03M10S" calcext:value-type="time">
            <text:p>22:03:10</text:p>
          </table:table-cell>
          <table:table-cell table:formula="of:=IF(OR([.B217]=&quot;&quot;;[.E217]=&quot;&quot;);&quot;&quot;;ROUND(ABS([.B217]-[.E217])*86400))" office:value-type="float" office:value="3" calcext:value-type="float">
            <text:p>3</text:p>
          </table:table-cell>
          <table:table-cell table:formula="of:=IF(OR([.C217]=&quot;&quot;;[.F217]=&quot;&quot;);&quot;&quot;;ROUND(ABS([.C217]-[.F217])*86400))" office:value-type="float" office:value="4" calcext:value-type="float">
            <text:p>4</text:p>
          </table:table-cell>
          <table:table-cell table:formula="of:=IF(OR([.D217]=&quot;&quot;;[.G217]=&quot;&quot;);&quot;&quot;;ROUND(ABS([.D217]-[.G217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time" office:time-value="PT11H53M58S" calcext:value-type="time">
            <text:p>11:53:58</text:p>
          </table:table-cell>
          <table:table-cell office:value-type="time" office:time-value="PT17H12M33S" calcext:value-type="time">
            <text:p>17:12:33</text:p>
          </table:table-cell>
          <table:table-cell office:value-type="time" office:time-value="PT22H17M47S" calcext:value-type="time">
            <text:p>22:17:47</text:p>
          </table:table-cell>
          <table:table-cell office:value-type="time" office:time-value="PT11H53M53S" calcext:value-type="time">
            <text:p>11:53:53</text:p>
          </table:table-cell>
          <table:table-cell office:value-type="time" office:time-value="PT17H12M37S" calcext:value-type="time">
            <text:p>17:12:37</text:p>
          </table:table-cell>
          <table:table-cell office:value-type="time" office:time-value="PT22H17M54S" calcext:value-type="time">
            <text:p>22:17:54</text:p>
          </table:table-cell>
          <table:table-cell table:formula="of:=IF(OR([.B218]=&quot;&quot;;[.E218]=&quot;&quot;);&quot;&quot;;ROUND(ABS([.B218]-[.E218])*86400))" office:value-type="float" office:value="5" calcext:value-type="float">
            <text:p>5</text:p>
          </table:table-cell>
          <table:table-cell table:formula="of:=IF(OR([.C218]=&quot;&quot;;[.F218]=&quot;&quot;);&quot;&quot;;ROUND(ABS([.C218]-[.F218])*86400))" office:value-type="float" office:value="4" calcext:value-type="float">
            <text:p>4</text:p>
          </table:table-cell>
          <table:table-cell table:formula="of:=IF(OR([.D218]=&quot;&quot;;[.G218]=&quot;&quot;);&quot;&quot;;ROUND(ABS([.D218]-[.G218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08-05" calcext:value-type="date">
            <text:p>2022-08-05</text:p>
          </table:table-cell>
          <table:table-cell office:value-type="time" office:time-value="PT13H15M11S" calcext:value-type="time">
            <text:p>13:15:11</text:p>
          </table:table-cell>
          <table:table-cell office:value-type="time" office:time-value="PT18H01M33S" calcext:value-type="time">
            <text:p>18:01:33</text:p>
          </table:table-cell>
          <table:table-cell office:value-type="time" office:time-value="PT22H36M03S" calcext:value-type="time">
            <text:p>22:36:03</text:p>
          </table:table-cell>
          <table:table-cell office:value-type="time" office:time-value="PT13H15M03S" calcext:value-type="time">
            <text:p>13:15:03</text:p>
          </table:table-cell>
          <table:table-cell office:value-type="time" office:time-value="PT18H01M36S" calcext:value-type="time">
            <text:p>18:01:36</text:p>
          </table:table-cell>
          <table:table-cell office:value-type="time" office:time-value="PT22H36M10S" calcext:value-type="time">
            <text:p>22:36:10</text:p>
          </table:table-cell>
          <table:table-cell table:formula="of:=IF(OR([.B219]=&quot;&quot;;[.E219]=&quot;&quot;);&quot;&quot;;ROUND(ABS([.B219]-[.E219])*86400))" office:value-type="float" office:value="8" calcext:value-type="float">
            <text:p>8</text:p>
          </table:table-cell>
          <table:table-cell table:formula="of:=IF(OR([.C219]=&quot;&quot;;[.F219]=&quot;&quot;);&quot;&quot;;ROUND(ABS([.C219]-[.F219])*86400))" office:value-type="float" office:value="3" calcext:value-type="float">
            <text:p>3</text:p>
          </table:table-cell>
          <table:table-cell table:formula="of:=IF(OR([.D219]=&quot;&quot;;[.G219]=&quot;&quot;);&quot;&quot;;ROUND(ABS([.D219]-[.G219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time" office:time-value="PT14H40M05S" calcext:value-type="time">
            <text:p>14:40:05</text:p>
          </table:table-cell>
          <table:table-cell office:value-type="time" office:time-value="PT18H55M12S" calcext:value-type="time">
            <text:p>18:55:12</text:p>
          </table:table-cell>
          <table:table-cell office:value-type="time" office:time-value="PT23H00M38S" calcext:value-type="time">
            <text:p>23:00:38</text:p>
          </table:table-cell>
          <table:table-cell office:value-type="time" office:time-value="PT14H39M52S" calcext:value-type="time">
            <text:p>14:39:52</text:p>
          </table:table-cell>
          <table:table-cell office:value-type="time" office:time-value="PT18H55M13S" calcext:value-type="time">
            <text:p>18:55:13</text:p>
          </table:table-cell>
          <table:table-cell office:value-type="time" office:time-value="PT23H00M44S" calcext:value-type="time">
            <text:p>23:00:44</text:p>
          </table:table-cell>
          <table:table-cell table:formula="of:=IF(OR([.B220]=&quot;&quot;;[.E220]=&quot;&quot;);&quot;&quot;;ROUND(ABS([.B220]-[.E220])*86400))" office:value-type="float" office:value="13" calcext:value-type="float">
            <text:p>13</text:p>
          </table:table-cell>
          <table:table-cell table:formula="of:=IF(OR([.C220]=&quot;&quot;;[.F220]=&quot;&quot;);&quot;&quot;;ROUND(ABS([.C220]-[.F220])*86400))" office:value-type="float" office:value="1" calcext:value-type="float">
            <text:p>1</text:p>
          </table:table-cell>
          <table:table-cell table:formula="of:=IF(OR([.D220]=&quot;&quot;;[.G220]=&quot;&quot;);&quot;&quot;;ROUND(ABS([.D220]-[.G220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8-07" calcext:value-type="date">
            <text:p>2022-08-07</text:p>
          </table:table-cell>
          <table:table-cell office:value-type="time" office:time-value="PT16H05M57S" calcext:value-type="time">
            <text:p>16:05:57</text:p>
          </table:table-cell>
          <table:table-cell office:value-type="time" office:time-value="PT19H54M04S" calcext:value-type="time">
            <text:p>19:54:04</text:p>
          </table:table-cell>
          <table:table-cell office:value-type="time" office:time-value="PT23H35M48S" calcext:value-type="time">
            <text:p>23:35:48</text:p>
          </table:table-cell>
          <table:table-cell office:value-type="time" office:time-value="PT16H05M38S" calcext:value-type="time">
            <text:p>16:05:38</text:p>
          </table:table-cell>
          <table:table-cell office:value-type="time" office:time-value="PT19H54M03S" calcext:value-type="time">
            <text:p>19:54:03</text:p>
          </table:table-cell>
          <table:table-cell office:value-type="time" office:time-value="PT23H35M52S" calcext:value-type="time">
            <text:p>23:35:52</text:p>
          </table:table-cell>
          <table:table-cell table:formula="of:=IF(OR([.B221]=&quot;&quot;;[.E221]=&quot;&quot;);&quot;&quot;;ROUND(ABS([.B221]-[.E221])*86400))" office:value-type="float" office:value="19" calcext:value-type="float">
            <text:p>19</text:p>
          </table:table-cell>
          <table:table-cell table:formula="of:=IF(OR([.C221]=&quot;&quot;;[.F221]=&quot;&quot;);&quot;&quot;;ROUND(ABS([.C221]-[.F221])*86400))" office:value-type="float" office:value="1" calcext:value-type="float">
            <text:p>1</text:p>
          </table:table-cell>
          <table:table-cell table:formula="of:=IF(OR([.D221]=&quot;&quot;;[.G221]=&quot;&quot;);&quot;&quot;;ROUND(ABS([.D221]-[.G221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time" office:time-value="PT17H26M03S" calcext:value-type="time">
            <text:p>17:26:03</text:p>
          </table:table-cell>
          <table:table-cell office:value-type="time" office:time-value="PT20H57M30S" calcext:value-type="time">
            <text:p>20:57:30</text:p>
          </table:table-cell>
          <table:table-cell/>
          <table:table-cell office:value-type="time" office:time-value="PT17H25M44S" calcext:value-type="time">
            <text:p>17:25:44</text:p>
          </table:table-cell>
          <table:table-cell office:value-type="time" office:time-value="PT20H57M26S" calcext:value-type="time">
            <text:p>20:57:26</text:p>
          </table:table-cell>
          <table:table-cell/>
          <table:table-cell table:formula="of:=IF(OR([.B222]=&quot;&quot;;[.E222]=&quot;&quot;);&quot;&quot;;ROUND(ABS([.B222]-[.E222])*86400))" office:value-type="float" office:value="19" calcext:value-type="float">
            <text:p>19</text:p>
          </table:table-cell>
          <table:table-cell table:formula="of:=IF(OR([.C222]=&quot;&quot;;[.F222]=&quot;&quot;);&quot;&quot;;ROUND(ABS([.C222]-[.F222])*86400))" office:value-type="float" office:value="4" calcext:value-type="float">
            <text:p>4</text:p>
          </table:table-cell>
          <table:table-cell table:formula="of:=IF(OR([.D222]=&quot;&quot;;[.G222]=&quot;&quot;);&quot;&quot;;ROUND(ABS([.D222]-[.G222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time" office:time-value="PT18H32M02S" calcext:value-type="time">
            <text:p>18:32:02</text:p>
          </table:table-cell>
          <table:table-cell office:value-type="time" office:time-value="PT22H03M11S" calcext:value-type="time">
            <text:p>22:03:11</text:p>
          </table:table-cell>
          <table:table-cell office:value-type="time" office:time-value="PT00H27M00S" calcext:value-type="time">
            <text:p>00:27:00</text:p>
          </table:table-cell>
          <table:table-cell office:value-type="time" office:time-value="PT18H31M49S" calcext:value-type="time">
            <text:p>18:31:49</text:p>
          </table:table-cell>
          <table:table-cell office:value-type="time" office:time-value="PT22H03M07S" calcext:value-type="time">
            <text:p>22:03:07</text:p>
          </table:table-cell>
          <table:table-cell office:value-type="time" office:time-value="PT00H27M00S" calcext:value-type="time">
            <text:p>00:27:00</text:p>
          </table:table-cell>
          <table:table-cell table:formula="of:=IF(OR([.B223]=&quot;&quot;;[.E223]=&quot;&quot;);&quot;&quot;;ROUND(ABS([.B223]-[.E223])*86400))" office:value-type="float" office:value="13" calcext:value-type="float">
            <text:p>13</text:p>
          </table:table-cell>
          <table:table-cell table:formula="of:=IF(OR([.C223]=&quot;&quot;;[.F223]=&quot;&quot;);&quot;&quot;;ROUND(ABS([.C223]-[.F223])*86400))" office:value-type="float" office:value="4" calcext:value-type="float">
            <text:p>4</text:p>
          </table:table-cell>
          <table:table-cell table:formula="of:=IF(OR([.D223]=&quot;&quot;;[.G223]=&quot;&quot;);&quot;&quot;;ROUND(ABS([.D223]-[.G223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time" office:time-value="PT19H20M19S" calcext:value-type="time">
            <text:p>19:20:19</text:p>
          </table:table-cell>
          <table:table-cell office:value-type="time" office:time-value="PT23H07M53S" calcext:value-type="time">
            <text:p>23:07:53</text:p>
          </table:table-cell>
          <table:table-cell office:value-type="time" office:time-value="PT01H37M30S" calcext:value-type="time">
            <text:p>01:37:30</text:p>
          </table:table-cell>
          <table:table-cell office:value-type="time" office:time-value="PT19H20M16S" calcext:value-type="time">
            <text:p>19:20:16</text:p>
          </table:table-cell>
          <table:table-cell office:value-type="time" office:time-value="PT23H07M51S" calcext:value-type="time">
            <text:p>23:07:51</text:p>
          </table:table-cell>
          <table:table-cell office:value-type="time" office:time-value="PT01H37M27S" calcext:value-type="time">
            <text:p>01:37:27</text:p>
          </table:table-cell>
          <table:table-cell table:formula="of:=IF(OR([.B224]=&quot;&quot;;[.E224]=&quot;&quot;);&quot;&quot;;ROUND(ABS([.B224]-[.E224])*86400))" office:value-type="float" office:value="3" calcext:value-type="float">
            <text:p>3</text:p>
          </table:table-cell>
          <table:table-cell table:formula="of:=IF(OR([.C224]=&quot;&quot;;[.F224]=&quot;&quot;);&quot;&quot;;ROUND(ABS([.C224]-[.F224])*86400))" office:value-type="float" office:value="2" calcext:value-type="float">
            <text:p>2</text:p>
          </table:table-cell>
          <table:table-cell table:formula="of:=IF(OR([.D224]=&quot;&quot;;[.G224]=&quot;&quot;);&quot;&quot;;ROUND(ABS([.D224]-[.G224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office:value-type="time" office:time-value="PT19H53M52S" calcext:value-type="time">
            <text:p>19:53:52</text:p>
          </table:table-cell>
          <table:table-cell/>
          <table:table-cell office:value-type="time" office:time-value="PT03H03M18S" calcext:value-type="time">
            <text:p>03:03:18</text:p>
          </table:table-cell>
          <table:table-cell office:value-type="time" office:time-value="PT19H53M57S" calcext:value-type="time">
            <text:p>19:53:57</text:p>
          </table:table-cell>
          <table:table-cell/>
          <table:table-cell office:value-type="time" office:time-value="PT03H03M11S" calcext:value-type="time">
            <text:p>03:03:11</text:p>
          </table:table-cell>
          <table:table-cell table:formula="of:=IF(OR([.B225]=&quot;&quot;;[.E225]=&quot;&quot;);&quot;&quot;;ROUND(ABS([.B225]-[.E225])*86400))" office:value-type="float" office:value="5" calcext:value-type="float">
            <text:p>5</text:p>
          </table:table-cell>
          <table:table-cell table:formula="of:=IF(OR([.C225]=&quot;&quot;;[.F225]=&quot;&quot;);&quot;&quot;;ROUND(ABS([.C225]-[.F225])*86400))">
            <text:p/>
          </table:table-cell>
          <table:table-cell table:formula="of:=IF(OR([.D225]=&quot;&quot;;[.G225]=&quot;&quot;);&quot;&quot;;ROUND(ABS([.D225]-[.G225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office:value-type="time" office:time-value="PT20H17M41S" calcext:value-type="time">
            <text:p>20:17:41</text:p>
          </table:table-cell>
          <table:table-cell office:value-type="time" office:time-value="PT00H08M54S" calcext:value-type="time">
            <text:p>00:08:54</text:p>
          </table:table-cell>
          <table:table-cell office:value-type="time" office:time-value="PT04H35M20S" calcext:value-type="time">
            <text:p>04:35:20</text:p>
          </table:table-cell>
          <table:table-cell office:value-type="time" office:time-value="PT20H17M51S" calcext:value-type="time">
            <text:p>20:17:51</text:p>
          </table:table-cell>
          <table:table-cell office:value-type="time" office:time-value="PT00H08M54S" calcext:value-type="time">
            <text:p>00:08:54</text:p>
          </table:table-cell>
          <table:table-cell office:value-type="time" office:time-value="PT04H35M09S" calcext:value-type="time">
            <text:p>04:35:09</text:p>
          </table:table-cell>
          <table:table-cell table:formula="of:=IF(OR([.B226]=&quot;&quot;;[.E226]=&quot;&quot;);&quot;&quot;;ROUND(ABS([.B226]-[.E226])*86400))" office:value-type="float" office:value="10" calcext:value-type="float">
            <text:p>10</text:p>
          </table:table-cell>
          <table:table-cell table:formula="of:=IF(OR([.C226]=&quot;&quot;;[.F226]=&quot;&quot;);&quot;&quot;;ROUND(ABS([.C226]-[.F226])*86400))" office:value-type="float" office:value="0" calcext:value-type="float">
            <text:p>0</text:p>
          </table:table-cell>
          <table:table-cell table:formula="of:=IF(OR([.D226]=&quot;&quot;;[.G226]=&quot;&quot;);&quot;&quot;;ROUND(ABS([.D226]-[.G226])*86400))" office:value-type="float" office:value="11" calcext:value-type="float">
            <text:p>11</text:p>
          </table:table-cell>
          <table:table-cell table:number-columns-repeated="9"/>
        </table:table-row>
        <table:table-row table:style-name="ro1">
          <table:table-cell office:value-type="date" office:date-value="2022-08-13" calcext:value-type="date">
            <text:p>2022-08-13</text:p>
          </table:table-cell>
          <table:table-cell office:value-type="time" office:time-value="PT20H35M47S" calcext:value-type="time">
            <text:p>20:35:47</text:p>
          </table:table-cell>
          <table:table-cell office:value-type="time" office:time-value="PT01H05M05S" calcext:value-type="time">
            <text:p>01:05:05</text:p>
          </table:table-cell>
          <table:table-cell office:value-type="time" office:time-value="PT06H06M13S" calcext:value-type="time">
            <text:p>06:06:13</text:p>
          </table:table-cell>
          <table:table-cell office:value-type="time" office:time-value="PT20H35M58S" calcext:value-type="time">
            <text:p>20:35:58</text:p>
          </table:table-cell>
          <table:table-cell office:value-type="time" office:time-value="PT01H05M05S" calcext:value-type="time">
            <text:p>01:05:05</text:p>
          </table:table-cell>
          <table:table-cell office:value-type="time" office:time-value="PT06H06M03S" calcext:value-type="time">
            <text:p>06:06:03</text:p>
          </table:table-cell>
          <table:table-cell table:formula="of:=IF(OR([.B227]=&quot;&quot;;[.E227]=&quot;&quot;);&quot;&quot;;ROUND(ABS([.B227]-[.E227])*86400))" office:value-type="float" office:value="11" calcext:value-type="float">
            <text:p>11</text:p>
          </table:table-cell>
          <table:table-cell table:formula="of:=IF(OR([.C227]=&quot;&quot;;[.F227]=&quot;&quot;);&quot;&quot;;ROUND(ABS([.C227]-[.F227])*86400))" office:value-type="float" office:value="0" calcext:value-type="float">
            <text:p>0</text:p>
          </table:table-cell>
          <table:table-cell table:formula="of:=IF(OR([.D227]=&quot;&quot;;[.G227]=&quot;&quot;);&quot;&quot;;ROUND(ABS([.D227]-[.G227])*86400)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time" office:time-value="PT20H50M45S" calcext:value-type="time">
            <text:p>20:50:45</text:p>
          </table:table-cell>
          <table:table-cell office:value-type="time" office:time-value="PT01H56M44S" calcext:value-type="time">
            <text:p>01:56:44</text:p>
          </table:table-cell>
          <table:table-cell office:value-type="time" office:time-value="PT07H32M56S" calcext:value-type="time">
            <text:p>07:32:56</text:p>
          </table:table-cell>
          <table:table-cell office:value-type="time" office:time-value="PT20H50M56S" calcext:value-type="time">
            <text:p>20:50:56</text:p>
          </table:table-cell>
          <table:table-cell office:value-type="time" office:time-value="PT01H56M44S" calcext:value-type="time">
            <text:p>01:56:44</text:p>
          </table:table-cell>
          <table:table-cell office:value-type="time" office:time-value="PT07H32M48S" calcext:value-type="time">
            <text:p>07:32:48</text:p>
          </table:table-cell>
          <table:table-cell table:formula="of:=IF(OR([.B228]=&quot;&quot;;[.E228]=&quot;&quot;);&quot;&quot;;ROUND(ABS([.B228]-[.E228])*86400))" office:value-type="float" office:value="11" calcext:value-type="float">
            <text:p>11</text:p>
          </table:table-cell>
          <table:table-cell table:formula="of:=IF(OR([.C228]=&quot;&quot;;[.F228]=&quot;&quot;);&quot;&quot;;ROUND(ABS([.C228]-[.F228])*86400))" office:value-type="float" office:value="0" calcext:value-type="float">
            <text:p>0</text:p>
          </table:table-cell>
          <table:table-cell table:formula="of:=IF(OR([.D228]=&quot;&quot;;[.G228]=&quot;&quot;);&quot;&quot;;ROUND(ABS([.D228]-[.G228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time" office:time-value="PT21H04M21S" calcext:value-type="time">
            <text:p>21:04:21</text:p>
          </table:table-cell>
          <table:table-cell office:value-type="time" office:time-value="PT02H44M53S" calcext:value-type="time">
            <text:p>02:44:53</text:p>
          </table:table-cell>
          <table:table-cell office:value-type="time" office:time-value="PT08H55M24S" calcext:value-type="time">
            <text:p>08:55:24</text:p>
          </table:table-cell>
          <table:table-cell office:value-type="time" office:time-value="PT21H04M31S" calcext:value-type="time">
            <text:p>21:04:31</text:p>
          </table:table-cell>
          <table:table-cell office:value-type="time" office:time-value="PT02H44M54S" calcext:value-type="time">
            <text:p>02:44:54</text:p>
          </table:table-cell>
          <table:table-cell office:value-type="time" office:time-value="PT08H55M18S" calcext:value-type="time">
            <text:p>08:55:18</text:p>
          </table:table-cell>
          <table:table-cell table:formula="of:=IF(OR([.B229]=&quot;&quot;;[.E229]=&quot;&quot;);&quot;&quot;;ROUND(ABS([.B229]-[.E229])*86400))" office:value-type="float" office:value="10" calcext:value-type="float">
            <text:p>10</text:p>
          </table:table-cell>
          <table:table-cell table:formula="of:=IF(OR([.C229]=&quot;&quot;;[.F229]=&quot;&quot;);&quot;&quot;;ROUND(ABS([.C229]-[.F229])*86400))" office:value-type="float" office:value="1" calcext:value-type="float">
            <text:p>1</text:p>
          </table:table-cell>
          <table:table-cell table:formula="of:=IF(OR([.D229]=&quot;&quot;;[.G229]=&quot;&quot;);&quot;&quot;;ROUND(ABS([.D229]-[.G229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time" office:time-value="PT21H17M55S" calcext:value-type="time">
            <text:p>21:17:55</text:p>
          </table:table-cell>
          <table:table-cell office:value-type="time" office:time-value="PT03H30M51S" calcext:value-type="time">
            <text:p>03:30:51</text:p>
          </table:table-cell>
          <table:table-cell office:value-type="time" office:time-value="PT10H14M40S" calcext:value-type="time">
            <text:p>10:14:40</text:p>
          </table:table-cell>
          <table:table-cell office:value-type="time" office:time-value="PT21H18M04S" calcext:value-type="time">
            <text:p>21:18:04</text:p>
          </table:table-cell>
          <table:table-cell office:value-type="time" office:time-value="PT03H30M53S" calcext:value-type="time">
            <text:p>03:30:53</text:p>
          </table:table-cell>
          <table:table-cell office:value-type="time" office:time-value="PT10H14M35S" calcext:value-type="time">
            <text:p>10:14:35</text:p>
          </table:table-cell>
          <table:table-cell table:formula="of:=IF(OR([.B230]=&quot;&quot;;[.E230]=&quot;&quot;);&quot;&quot;;ROUND(ABS([.B230]-[.E230])*86400))" office:value-type="float" office:value="9" calcext:value-type="float">
            <text:p>9</text:p>
          </table:table-cell>
          <table:table-cell table:formula="of:=IF(OR([.C230]=&quot;&quot;;[.F230]=&quot;&quot;);&quot;&quot;;ROUND(ABS([.C230]-[.F230])*86400))" office:value-type="float" office:value="2" calcext:value-type="float">
            <text:p>2</text:p>
          </table:table-cell>
          <table:table-cell table:formula="of:=IF(OR([.D230]=&quot;&quot;;[.G230]=&quot;&quot;);&quot;&quot;;ROUND(ABS([.D230]-[.G230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time" office:time-value="PT21H32M43S" calcext:value-type="time">
            <text:p>21:32:43</text:p>
          </table:table-cell>
          <table:table-cell office:value-type="time" office:time-value="PT04H15M55S" calcext:value-type="time">
            <text:p>04:15:55</text:p>
          </table:table-cell>
          <table:table-cell office:value-type="time" office:time-value="PT11H31M57S" calcext:value-type="time">
            <text:p>11:31:57</text:p>
          </table:table-cell>
          <table:table-cell office:value-type="time" office:time-value="PT21H32M50S" calcext:value-type="time">
            <text:p>21:32:50</text:p>
          </table:table-cell>
          <table:table-cell office:value-type="time" office:time-value="PT04H15M57S" calcext:value-type="time">
            <text:p>04:15:57</text:p>
          </table:table-cell>
          <table:table-cell office:value-type="time" office:time-value="PT11H31M52S" calcext:value-type="time">
            <text:p>11:31:52</text:p>
          </table:table-cell>
          <table:table-cell table:formula="of:=IF(OR([.B231]=&quot;&quot;;[.E231]=&quot;&quot;);&quot;&quot;;ROUND(ABS([.B231]-[.E231])*86400))" office:value-type="float" office:value="7" calcext:value-type="float">
            <text:p>7</text:p>
          </table:table-cell>
          <table:table-cell table:formula="of:=IF(OR([.C231]=&quot;&quot;;[.F231]=&quot;&quot;);&quot;&quot;;ROUND(ABS([.C231]-[.F231])*86400))" office:value-type="float" office:value="2" calcext:value-type="float">
            <text:p>2</text:p>
          </table:table-cell>
          <table:table-cell table:formula="of:=IF(OR([.D231]=&quot;&quot;;[.G231]=&quot;&quot;);&quot;&quot;;ROUND(ABS([.D231]-[.G231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 office:value-type="time" office:time-value="PT21H50M08S" calcext:value-type="time">
            <text:p>21:50:08</text:p>
          </table:table-cell>
          <table:table-cell office:value-type="time" office:time-value="PT05H01M10S" calcext:value-type="time">
            <text:p>05:01:10</text:p>
          </table:table-cell>
          <table:table-cell office:value-type="time" office:time-value="PT12H47M55S" calcext:value-type="time">
            <text:p>12:47:55</text:p>
          </table:table-cell>
          <table:table-cell office:value-type="time" office:time-value="PT21H50M14S" calcext:value-type="time">
            <text:p>21:50:14</text:p>
          </table:table-cell>
          <table:table-cell office:value-type="time" office:time-value="PT05H01M12S" calcext:value-type="time">
            <text:p>05:01:12</text:p>
          </table:table-cell>
          <table:table-cell office:value-type="time" office:time-value="PT12H47M50S" calcext:value-type="time">
            <text:p>12:47:50</text:p>
          </table:table-cell>
          <table:table-cell table:formula="of:=IF(OR([.B232]=&quot;&quot;;[.E232]=&quot;&quot;);&quot;&quot;;ROUND(ABS([.B232]-[.E232])*86400))" office:value-type="float" office:value="6" calcext:value-type="float">
            <text:p>6</text:p>
          </table:table-cell>
          <table:table-cell table:formula="of:=IF(OR([.C232]=&quot;&quot;;[.F232]=&quot;&quot;);&quot;&quot;;ROUND(ABS([.C232]-[.F232])*86400))" office:value-type="float" office:value="2" calcext:value-type="float">
            <text:p>2</text:p>
          </table:table-cell>
          <table:table-cell table:formula="of:=IF(OR([.D232]=&quot;&quot;;[.G232]=&quot;&quot;);&quot;&quot;;ROUND(ABS([.D232]-[.G232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time" office:time-value="PT22H11M59S" calcext:value-type="time">
            <text:p>22:11:59</text:p>
          </table:table-cell>
          <table:table-cell office:value-type="time" office:time-value="PT05H47M27S" calcext:value-type="time">
            <text:p>05:47:27</text:p>
          </table:table-cell>
          <table:table-cell office:value-type="time" office:time-value="PT14H02M20S" calcext:value-type="time">
            <text:p>14:02:20</text:p>
          </table:table-cell>
          <table:table-cell office:value-type="time" office:time-value="PT22H12M05S" calcext:value-type="time">
            <text:p>22:12:05</text:p>
          </table:table-cell>
          <table:table-cell office:value-type="time" office:time-value="PT05H47M28S" calcext:value-type="time">
            <text:p>05:47:28</text:p>
          </table:table-cell>
          <table:table-cell office:value-type="time" office:time-value="PT14H02M14S" calcext:value-type="time">
            <text:p>14:02:14</text:p>
          </table:table-cell>
          <table:table-cell table:formula="of:=IF(OR([.B233]=&quot;&quot;;[.E233]=&quot;&quot;);&quot;&quot;;ROUND(ABS([.B233]-[.E233])*86400))" office:value-type="float" office:value="6" calcext:value-type="float">
            <text:p>6</text:p>
          </table:table-cell>
          <table:table-cell table:formula="of:=IF(OR([.C233]=&quot;&quot;;[.F233]=&quot;&quot;);&quot;&quot;;ROUND(ABS([.C233]-[.F233])*86400))" office:value-type="float" office:value="1" calcext:value-type="float">
            <text:p>1</text:p>
          </table:table-cell>
          <table:table-cell table:formula="of:=IF(OR([.D233]=&quot;&quot;;[.G233]=&quot;&quot;);&quot;&quot;;ROUND(ABS([.D233]-[.G233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8-20" calcext:value-type="date">
            <text:p>2022-08-20</text:p>
          </table:table-cell>
          <table:table-cell office:value-type="time" office:time-value="PT22H40M38S" calcext:value-type="time">
            <text:p>22:40:38</text:p>
          </table:table-cell>
          <table:table-cell office:value-type="time" office:time-value="PT06H35M16S" calcext:value-type="time">
            <text:p>06:35:16</text:p>
          </table:table-cell>
          <table:table-cell office:value-type="time" office:time-value="PT15H13M32S" calcext:value-type="time">
            <text:p>15:13:32</text:p>
          </table:table-cell>
          <table:table-cell office:value-type="time" office:time-value="PT22H40M41S" calcext:value-type="time">
            <text:p>22:40:41</text:p>
          </table:table-cell>
          <table:table-cell office:value-type="time" office:time-value="PT06H35M16S" calcext:value-type="time">
            <text:p>06:35:16</text:p>
          </table:table-cell>
          <table:table-cell office:value-type="time" office:time-value="PT15H13M25S" calcext:value-type="time">
            <text:p>15:13:25</text:p>
          </table:table-cell>
          <table:table-cell table:formula="of:=IF(OR([.B234]=&quot;&quot;;[.E234]=&quot;&quot;);&quot;&quot;;ROUND(ABS([.B234]-[.E234])*86400))" office:value-type="float" office:value="3" calcext:value-type="float">
            <text:p>3</text:p>
          </table:table-cell>
          <table:table-cell table:formula="of:=IF(OR([.C234]=&quot;&quot;;[.F234]=&quot;&quot;);&quot;&quot;;ROUND(ABS([.C234]-[.F234])*86400))" office:value-type="float" office:value="0" calcext:value-type="float">
            <text:p>0</text:p>
          </table:table-cell>
          <table:table-cell table:formula="of:=IF(OR([.D234]=&quot;&quot;;[.G234]=&quot;&quot;);&quot;&quot;;ROUND(ABS([.D234]-[.G234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08-21" calcext:value-type="date">
            <text:p>2022-08-21</text:p>
          </table:table-cell>
          <table:table-cell office:value-type="time" office:time-value="PT23H18M39S" calcext:value-type="time">
            <text:p>23:18:39</text:p>
          </table:table-cell>
          <table:table-cell office:value-type="time" office:time-value="PT07H24M39S" calcext:value-type="time">
            <text:p>07:24:39</text:p>
          </table:table-cell>
          <table:table-cell office:value-type="time" office:time-value="PT16H18M32S" calcext:value-type="time">
            <text:p>16:18:32</text:p>
          </table:table-cell>
          <table:table-cell office:value-type="time" office:time-value="PT23H18M42S" calcext:value-type="time">
            <text:p>23:18:42</text:p>
          </table:table-cell>
          <table:table-cell office:value-type="time" office:time-value="PT07H24M38S" calcext:value-type="time">
            <text:p>07:24:38</text:p>
          </table:table-cell>
          <table:table-cell office:value-type="time" office:time-value="PT16H18M26S" calcext:value-type="time">
            <text:p>16:18:26</text:p>
          </table:table-cell>
          <table:table-cell table:formula="of:=IF(OR([.B235]=&quot;&quot;;[.E235]=&quot;&quot;);&quot;&quot;;ROUND(ABS([.B235]-[.E235])*86400))" office:value-type="float" office:value="3" calcext:value-type="float">
            <text:p>3</text:p>
          </table:table-cell>
          <table:table-cell table:formula="of:=IF(OR([.C235]=&quot;&quot;;[.F235]=&quot;&quot;);&quot;&quot;;ROUND(ABS([.C235]-[.F235])*86400))" office:value-type="float" office:value="1" calcext:value-type="float">
            <text:p>1</text:p>
          </table:table-cell>
          <table:table-cell table:formula="of:=IF(OR([.D235]=&quot;&quot;;[.G235]=&quot;&quot;);&quot;&quot;;ROUND(ABS([.D235]-[.G235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/>
          <table:table-cell office:value-type="time" office:time-value="PT08H15M11S" calcext:value-type="time">
            <text:p>08:15:11</text:p>
          </table:table-cell>
          <table:table-cell office:value-type="time" office:time-value="PT17H14M01S" calcext:value-type="time">
            <text:p>17:14:01</text:p>
          </table:table-cell>
          <table:table-cell/>
          <table:table-cell office:value-type="time" office:time-value="PT08H15M08S" calcext:value-type="time">
            <text:p>08:15:08</text:p>
          </table:table-cell>
          <table:table-cell office:value-type="time" office:time-value="PT17H13M56S" calcext:value-type="time">
            <text:p>17:13:56</text:p>
          </table:table-cell>
          <table:table-cell table:formula="of:=IF(OR([.B236]=&quot;&quot;;[.E236]=&quot;&quot;);&quot;&quot;;ROUND(ABS([.B236]-[.E236])*86400))">
            <text:p/>
          </table:table-cell>
          <table:table-cell table:formula="of:=IF(OR([.C236]=&quot;&quot;;[.F236]=&quot;&quot;);&quot;&quot;;ROUND(ABS([.C236]-[.F236])*86400))" office:value-type="float" office:value="3" calcext:value-type="float">
            <text:p>3</text:p>
          </table:table-cell>
          <table:table-cell table:formula="of:=IF(OR([.D236]=&quot;&quot;;[.G236]=&quot;&quot;);&quot;&quot;;ROUND(ABS([.D236]-[.G236])*86400))" office:value-type="float" office:value="5" calcext:value-type="float">
            <text:p>5</text:p>
          </table:table-cell>
          <table:table-cell table:number-columns-repeated="5"/>
          <table:table-cell table:style-name="ce12"/>
          <table:table-cell table:number-columns-repeated="3"/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time" office:time-value="PT00H07M55S" calcext:value-type="time">
            <text:p>00:07:55</text:p>
          </table:table-cell>
          <table:table-cell office:value-type="time" office:time-value="PT09H06M00S" calcext:value-type="time">
            <text:p>09:06:00</text:p>
          </table:table-cell>
          <table:table-cell office:value-type="time" office:time-value="PT17H58M11S" calcext:value-type="time">
            <text:p>17:58:11</text:p>
          </table:table-cell>
          <table:table-cell office:value-type="time" office:time-value="PT00H07M56S" calcext:value-type="time">
            <text:p>00:07:56</text:p>
          </table:table-cell>
          <table:table-cell office:value-type="time" office:time-value="PT09H05M57S" calcext:value-type="time">
            <text:p>09:05:57</text:p>
          </table:table-cell>
          <table:table-cell office:value-type="time" office:time-value="PT17H58M09S" calcext:value-type="time">
            <text:p>17:58:09</text:p>
          </table:table-cell>
          <table:table-cell table:formula="of:=IF(OR([.B237]=&quot;&quot;;[.E237]=&quot;&quot;);&quot;&quot;;ROUND(ABS([.B237]-[.E237])*86400))" office:value-type="float" office:value="1" calcext:value-type="float">
            <text:p>1</text:p>
          </table:table-cell>
          <table:table-cell table:formula="of:=IF(OR([.C237]=&quot;&quot;;[.F237]=&quot;&quot;);&quot;&quot;;ROUND(ABS([.C237]-[.F237])*86400))" office:value-type="float" office:value="3" calcext:value-type="float">
            <text:p>3</text:p>
          </table:table-cell>
          <table:table-cell table:formula="of:=IF(OR([.D237]=&quot;&quot;;[.G237]=&quot;&quot;);&quot;&quot;;ROUND(ABS([.D237]-[.G23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time" office:time-value="PT01H08M04S" calcext:value-type="time">
            <text:p>01:08:04</text:p>
          </table:table-cell>
          <table:table-cell office:value-type="time" office:time-value="PT09H56M08S" calcext:value-type="time">
            <text:p>09:56:08</text:p>
          </table:table-cell>
          <table:table-cell office:value-type="time" office:time-value="PT18H31M43S" calcext:value-type="time">
            <text:p>18:31:43</text:p>
          </table:table-cell>
          <table:table-cell office:value-type="time" office:time-value="PT01H08M03S" calcext:value-type="time">
            <text:p>01:08:03</text:p>
          </table:table-cell>
          <table:table-cell office:value-type="time" office:time-value="PT09H56M06S" calcext:value-type="time">
            <text:p>09:56:06</text:p>
          </table:table-cell>
          <table:table-cell office:value-type="time" office:time-value="PT18H31M44S" calcext:value-type="time">
            <text:p>18:31:44</text:p>
          </table:table-cell>
          <table:table-cell table:formula="of:=IF(OR([.B238]=&quot;&quot;;[.E238]=&quot;&quot;);&quot;&quot;;ROUND(ABS([.B238]-[.E238])*86400))" office:value-type="float" office:value="1" calcext:value-type="float">
            <text:p>1</text:p>
          </table:table-cell>
          <table:table-cell table:formula="of:=IF(OR([.C238]=&quot;&quot;;[.F238]=&quot;&quot;);&quot;&quot;;ROUND(ABS([.C238]-[.F238])*86400))" office:value-type="float" office:value="2" calcext:value-type="float">
            <text:p>2</text:p>
          </table:table-cell>
          <table:table-cell table:formula="of:=IF(OR([.D238]=&quot;&quot;;[.G238]=&quot;&quot;);&quot;&quot;;ROUND(ABS([.D238]-[.G238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time" office:time-value="PT02H16M16S" calcext:value-type="time">
            <text:p>02:16:16</text:p>
          </table:table-cell>
          <table:table-cell office:value-type="time" office:time-value="PT10H44M46S" calcext:value-type="time">
            <text:p>10:44:46</text:p>
          </table:table-cell>
          <table:table-cell office:value-type="time" office:time-value="PT18H56M56S" calcext:value-type="time">
            <text:p>18:56:56</text:p>
          </table:table-cell>
          <table:table-cell office:value-type="time" office:time-value="PT02H16M14S" calcext:value-type="time">
            <text:p>02:16:14</text:p>
          </table:table-cell>
          <table:table-cell office:value-type="time" office:time-value="PT10H44M46S" calcext:value-type="time">
            <text:p>10:44:46</text:p>
          </table:table-cell>
          <table:table-cell office:value-type="time" office:time-value="PT18H56M59S" calcext:value-type="time">
            <text:p>18:56:59</text:p>
          </table:table-cell>
          <table:table-cell table:formula="of:=IF(OR([.B239]=&quot;&quot;;[.E239]=&quot;&quot;);&quot;&quot;;ROUND(ABS([.B239]-[.E239])*86400))" office:value-type="float" office:value="2" calcext:value-type="float">
            <text:p>2</text:p>
          </table:table-cell>
          <table:table-cell table:formula="of:=IF(OR([.C239]=&quot;&quot;;[.F239]=&quot;&quot;);&quot;&quot;;ROUND(ABS([.C239]-[.F239])*86400))" office:value-type="float" office:value="0" calcext:value-type="float">
            <text:p>0</text:p>
          </table:table-cell>
          <table:table-cell table:formula="of:=IF(OR([.D239]=&quot;&quot;;[.G239]=&quot;&quot;);&quot;&quot;;ROUND(ABS([.D239]-[.G239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time" office:time-value="PT03H28M50S" calcext:value-type="time">
            <text:p>03:28:50</text:p>
          </table:table-cell>
          <table:table-cell office:value-type="time" office:time-value="PT11H31M30S" calcext:value-type="time">
            <text:p>11:31:30</text:p>
          </table:table-cell>
          <table:table-cell office:value-type="time" office:time-value="PT19H16M19S" calcext:value-type="time">
            <text:p>19:16:19</text:p>
          </table:table-cell>
          <table:table-cell office:value-type="time" office:time-value="PT03H28M48S" calcext:value-type="time">
            <text:p>03:28:48</text:p>
          </table:table-cell>
          <table:table-cell office:value-type="time" office:time-value="PT11H31M31S" calcext:value-type="time">
            <text:p>11:31:31</text:p>
          </table:table-cell>
          <table:table-cell office:value-type="time" office:time-value="PT19H16M24S" calcext:value-type="time">
            <text:p>19:16:24</text:p>
          </table:table-cell>
          <table:table-cell table:formula="of:=IF(OR([.B240]=&quot;&quot;;[.E240]=&quot;&quot;);&quot;&quot;;ROUND(ABS([.B240]-[.E240])*86400))" office:value-type="float" office:value="2" calcext:value-type="float">
            <text:p>2</text:p>
          </table:table-cell>
          <table:table-cell table:formula="of:=IF(OR([.C240]=&quot;&quot;;[.F240]=&quot;&quot;);&quot;&quot;;ROUND(ABS([.C240]-[.F240])*86400))" office:value-type="float" office:value="1" calcext:value-type="float">
            <text:p>1</text:p>
          </table:table-cell>
          <table:table-cell table:formula="of:=IF(OR([.D240]=&quot;&quot;;[.G240]=&quot;&quot;);&quot;&quot;;ROUND(ABS([.D240]-[.G240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8-27" calcext:value-type="date">
            <text:p>2022-08-27</text:p>
          </table:table-cell>
          <table:table-cell office:value-type="time" office:time-value="PT04H42M58S" calcext:value-type="time">
            <text:p>04:42:58</text:p>
          </table:table-cell>
          <table:table-cell office:value-type="time" office:time-value="PT12H16M23S" calcext:value-type="time">
            <text:p>12:16:23</text:p>
          </table:table-cell>
          <table:table-cell office:value-type="time" office:time-value="PT19H31M58S" calcext:value-type="time">
            <text:p>19:31:58</text:p>
          </table:table-cell>
          <table:table-cell office:value-type="time" office:time-value="PT04H42M55S" calcext:value-type="time">
            <text:p>04:42:55</text:p>
          </table:table-cell>
          <table:table-cell office:value-type="time" office:time-value="PT12H16M25S" calcext:value-type="time">
            <text:p>12:16:25</text:p>
          </table:table-cell>
          <table:table-cell office:value-type="time" office:time-value="PT19H32M03S" calcext:value-type="time">
            <text:p>19:32:03</text:p>
          </table:table-cell>
          <table:table-cell table:formula="of:=IF(OR([.B241]=&quot;&quot;;[.E241]=&quot;&quot;);&quot;&quot;;ROUND(ABS([.B241]-[.E241])*86400))" office:value-type="float" office:value="3" calcext:value-type="float">
            <text:p>3</text:p>
          </table:table-cell>
          <table:table-cell table:formula="of:=IF(OR([.C241]=&quot;&quot;;[.F241]=&quot;&quot;);&quot;&quot;;ROUND(ABS([.C241]-[.F241])*86400))" office:value-type="float" office:value="2" calcext:value-type="float">
            <text:p>2</text:p>
          </table:table-cell>
          <table:table-cell table:formula="of:=IF(OR([.D241]=&quot;&quot;;[.G241]=&quot;&quot;);&quot;&quot;;ROUND(ABS([.D241]-[.G241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8-28" calcext:value-type="date">
            <text:p>2022-08-28</text:p>
          </table:table-cell>
          <table:table-cell office:value-type="time" office:time-value="PT05H57M17S" calcext:value-type="time">
            <text:p>05:57:17</text:p>
          </table:table-cell>
          <table:table-cell office:value-type="time" office:time-value="PT12H59M54S" calcext:value-type="time">
            <text:p>12:59:54</text:p>
          </table:table-cell>
          <table:table-cell office:value-type="time" office:time-value="PT19H45M25S" calcext:value-type="time">
            <text:p>19:45:25</text:p>
          </table:table-cell>
          <table:table-cell office:value-type="time" office:time-value="PT05H57M15S" calcext:value-type="time">
            <text:p>05:57:15</text:p>
          </table:table-cell>
          <table:table-cell office:value-type="time" office:time-value="PT12H59M57S" calcext:value-type="time">
            <text:p>12:59:57</text:p>
          </table:table-cell>
          <table:table-cell office:value-type="time" office:time-value="PT19H45M31S" calcext:value-type="time">
            <text:p>19:45:31</text:p>
          </table:table-cell>
          <table:table-cell table:formula="of:=IF(OR([.B242]=&quot;&quot;;[.E242]=&quot;&quot;);&quot;&quot;;ROUND(ABS([.B242]-[.E242])*86400))" office:value-type="float" office:value="2" calcext:value-type="float">
            <text:p>2</text:p>
          </table:table-cell>
          <table:table-cell table:formula="of:=IF(OR([.C242]=&quot;&quot;;[.F242]=&quot;&quot;);&quot;&quot;;ROUND(ABS([.C242]-[.F242])*86400))" office:value-type="float" office:value="3" calcext:value-type="float">
            <text:p>3</text:p>
          </table:table-cell>
          <table:table-cell table:formula="of:=IF(OR([.D242]=&quot;&quot;;[.G242]=&quot;&quot;);&quot;&quot;;ROUND(ABS([.D242]-[.G242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time" office:time-value="PT07H11M41S" calcext:value-type="time">
            <text:p>07:11:41</text:p>
          </table:table-cell>
          <table:table-cell office:value-type="time" office:time-value="PT13H42M49S" calcext:value-type="time">
            <text:p>13:42:49</text:p>
          </table:table-cell>
          <table:table-cell office:value-type="time" office:time-value="PT19H57M53S" calcext:value-type="time">
            <text:p>19:57:53</text:p>
          </table:table-cell>
          <table:table-cell office:value-type="time" office:time-value="PT07H11M39S" calcext:value-type="time">
            <text:p>07:11:39</text:p>
          </table:table-cell>
          <table:table-cell office:value-type="time" office:time-value="PT13H42M53S" calcext:value-type="time">
            <text:p>13:42:53</text:p>
          </table:table-cell>
          <table:table-cell office:value-type="time" office:time-value="PT19H57M59S" calcext:value-type="time">
            <text:p>19:57:59</text:p>
          </table:table-cell>
          <table:table-cell table:formula="of:=IF(OR([.B243]=&quot;&quot;;[.E243]=&quot;&quot;);&quot;&quot;;ROUND(ABS([.B243]-[.E243])*86400))" office:value-type="float" office:value="2" calcext:value-type="float">
            <text:p>2</text:p>
          </table:table-cell>
          <table:table-cell table:formula="of:=IF(OR([.C243]=&quot;&quot;;[.F243]=&quot;&quot;);&quot;&quot;;ROUND(ABS([.C243]-[.F243])*86400))" office:value-type="float" office:value="4" calcext:value-type="float">
            <text:p>4</text:p>
          </table:table-cell>
          <table:table-cell table:formula="of:=IF(OR([.D243]=&quot;&quot;;[.G243]=&quot;&quot;);&quot;&quot;;ROUND(ABS([.D243]-[.G243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time" office:time-value="PT08H26M51S" calcext:value-type="time">
            <text:p>08:26:51</text:p>
          </table:table-cell>
          <table:table-cell office:value-type="time" office:time-value="PT14H26M08S" calcext:value-type="time">
            <text:p>14:26:08</text:p>
          </table:table-cell>
          <table:table-cell office:value-type="time" office:time-value="PT20H10M26S" calcext:value-type="time">
            <text:p>20:10:26</text:p>
          </table:table-cell>
          <table:table-cell office:value-type="time" office:time-value="PT08H26M48S" calcext:value-type="time">
            <text:p>08:26:48</text:p>
          </table:table-cell>
          <table:table-cell office:value-type="time" office:time-value="PT14H26M11S" calcext:value-type="time">
            <text:p>14:26:11</text:p>
          </table:table-cell>
          <table:table-cell office:value-type="time" office:time-value="PT20H10M33S" calcext:value-type="time">
            <text:p>20:10:33</text:p>
          </table:table-cell>
          <table:table-cell table:formula="of:=IF(OR([.B244]=&quot;&quot;;[.E244]=&quot;&quot;);&quot;&quot;;ROUND(ABS([.B244]-[.E244])*86400))" office:value-type="float" office:value="3" calcext:value-type="float">
            <text:p>3</text:p>
          </table:table-cell>
          <table:table-cell table:formula="of:=IF(OR([.C244]=&quot;&quot;;[.F244]=&quot;&quot;);&quot;&quot;;ROUND(ABS([.C244]-[.F244])*86400))" office:value-type="float" office:value="3" calcext:value-type="float">
            <text:p>3</text:p>
          </table:table-cell>
          <table:table-cell table:formula="of:=IF(OR([.D244]=&quot;&quot;;[.G244]=&quot;&quot;);&quot;&quot;;ROUND(ABS([.D244]-[.G244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time" office:time-value="PT09H43M51S" calcext:value-type="time">
            <text:p>09:43:51</text:p>
          </table:table-cell>
          <table:table-cell office:value-type="time" office:time-value="PT15H10M56S" calcext:value-type="time">
            <text:p>15:10:56</text:p>
          </table:table-cell>
          <table:table-cell office:value-type="time" office:time-value="PT20H24M16S" calcext:value-type="time">
            <text:p>20:24:16</text:p>
          </table:table-cell>
          <table:table-cell office:value-type="time" office:time-value="PT09H43M47S" calcext:value-type="time">
            <text:p>09:43:47</text:p>
          </table:table-cell>
          <table:table-cell office:value-type="time" office:time-value="PT15H11M00S" calcext:value-type="time">
            <text:p>15:11:00</text:p>
          </table:table-cell>
          <table:table-cell office:value-type="time" office:time-value="PT20H24M24S" calcext:value-type="time">
            <text:p>20:24:24</text:p>
          </table:table-cell>
          <table:table-cell table:formula="of:=IF(OR([.B245]=&quot;&quot;;[.E245]=&quot;&quot;);&quot;&quot;;ROUND(ABS([.B245]-[.E245])*86400))" office:value-type="float" office:value="4" calcext:value-type="float">
            <text:p>4</text:p>
          </table:table-cell>
          <table:table-cell table:formula="of:=IF(OR([.C245]=&quot;&quot;;[.F245]=&quot;&quot;);&quot;&quot;;ROUND(ABS([.C245]-[.F245])*86400))" office:value-type="float" office:value="4" calcext:value-type="float">
            <text:p>4</text:p>
          </table:table-cell>
          <table:table-cell table:formula="of:=IF(OR([.D245]=&quot;&quot;;[.G245]=&quot;&quot;);&quot;&quot;;ROUND(ABS([.D245]-[.G245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time" office:time-value="PT11H03M44S" calcext:value-type="time">
            <text:p>11:03:44</text:p>
          </table:table-cell>
          <table:table-cell office:value-type="time" office:time-value="PT15H58M27S" calcext:value-type="time">
            <text:p>15:58:27</text:p>
          </table:table-cell>
          <table:table-cell office:value-type="time" office:time-value="PT20H40M52S" calcext:value-type="time">
            <text:p>20:40:52</text:p>
          </table:table-cell>
          <table:table-cell office:value-type="time" office:time-value="PT11H03M38S" calcext:value-type="time">
            <text:p>11:03:38</text:p>
          </table:table-cell>
          <table:table-cell office:value-type="time" office:time-value="PT15H58M30S" calcext:value-type="time">
            <text:p>15:58:30</text:p>
          </table:table-cell>
          <table:table-cell office:value-type="time" office:time-value="PT20H41M01S" calcext:value-type="time">
            <text:p>20:41:01</text:p>
          </table:table-cell>
          <table:table-cell table:formula="of:=IF(OR([.B246]=&quot;&quot;;[.E246]=&quot;&quot;);&quot;&quot;;ROUND(ABS([.B246]-[.E246])*86400))" office:value-type="float" office:value="6" calcext:value-type="float">
            <text:p>6</text:p>
          </table:table-cell>
          <table:table-cell table:formula="of:=IF(OR([.C246]=&quot;&quot;;[.F246]=&quot;&quot;);&quot;&quot;;ROUND(ABS([.C246]-[.F246])*86400))" office:value-type="float" office:value="3" calcext:value-type="float">
            <text:p>3</text:p>
          </table:table-cell>
          <table:table-cell table:formula="of:=IF(OR([.D246]=&quot;&quot;;[.G246]=&quot;&quot;);&quot;&quot;;ROUND(ABS([.D246]-[.G246])*86400)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time" office:time-value="PT12H26M43S" calcext:value-type="time">
            <text:p>12:26:43</text:p>
          </table:table-cell>
          <table:table-cell office:value-type="time" office:time-value="PT16H49M46S" calcext:value-type="time">
            <text:p>16:49:46</text:p>
          </table:table-cell>
          <table:table-cell office:value-type="time" office:time-value="PT21H02M30S" calcext:value-type="time">
            <text:p>21:02:30</text:p>
          </table:table-cell>
          <table:table-cell office:value-type="time" office:time-value="PT12H26M34S" calcext:value-type="time">
            <text:p>12:26:34</text:p>
          </table:table-cell>
          <table:table-cell office:value-type="time" office:time-value="PT16H49M48S" calcext:value-type="time">
            <text:p>16:49:48</text:p>
          </table:table-cell>
          <table:table-cell office:value-type="time" office:time-value="PT21H02M38S" calcext:value-type="time">
            <text:p>21:02:38</text:p>
          </table:table-cell>
          <table:table-cell table:formula="of:=IF(OR([.B247]=&quot;&quot;;[.E247]=&quot;&quot;);&quot;&quot;;ROUND(ABS([.B247]-[.E247])*86400))" office:value-type="float" office:value="9" calcext:value-type="float">
            <text:p>9</text:p>
          </table:table-cell>
          <table:table-cell table:formula="of:=IF(OR([.C247]=&quot;&quot;;[.F247]=&quot;&quot;);&quot;&quot;;ROUND(ABS([.C247]-[.F247])*86400))" office:value-type="float" office:value="2" calcext:value-type="float">
            <text:p>2</text:p>
          </table:table-cell>
          <table:table-cell table:formula="of:=IF(OR([.D247]=&quot;&quot;;[.G247]=&quot;&quot;);&quot;&quot;;ROUND(ABS([.D247]-[.G247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09-03" calcext:value-type="date">
            <text:p>2022-09-03</text:p>
          </table:table-cell>
          <table:table-cell office:value-type="time" office:time-value="PT13H51M06S" calcext:value-type="time">
            <text:p>13:51:06</text:p>
          </table:table-cell>
          <table:table-cell office:value-type="time" office:time-value="PT17H45M35S" calcext:value-type="time">
            <text:p>17:45:35</text:p>
          </table:table-cell>
          <table:table-cell office:value-type="time" office:time-value="PT21H32M37S" calcext:value-type="time">
            <text:p>21:32:37</text:p>
          </table:table-cell>
          <table:table-cell office:value-type="time" office:time-value="PT13H50M52S" calcext:value-type="time">
            <text:p>13:50:52</text:p>
          </table:table-cell>
          <table:table-cell office:value-type="time" office:time-value="PT17H45M34S" calcext:value-type="time">
            <text:p>17:45:34</text:p>
          </table:table-cell>
          <table:table-cell office:value-type="time" office:time-value="PT21H32M44S" calcext:value-type="time">
            <text:p>21:32:44</text:p>
          </table:table-cell>
          <table:table-cell table:formula="of:=IF(OR([.B248]=&quot;&quot;;[.E248]=&quot;&quot;);&quot;&quot;;ROUND(ABS([.B248]-[.E248])*86400))" office:value-type="float" office:value="14" calcext:value-type="float">
            <text:p>14</text:p>
          </table:table-cell>
          <table:table-cell table:formula="of:=IF(OR([.C248]=&quot;&quot;;[.F248]=&quot;&quot;);&quot;&quot;;ROUND(ABS([.C248]-[.F248])*86400))" office:value-type="float" office:value="1" calcext:value-type="float">
            <text:p>1</text:p>
          </table:table-cell>
          <table:table-cell table:formula="of:=IF(OR([.D248]=&quot;&quot;;[.G248]=&quot;&quot;);&quot;&quot;;ROUND(ABS([.D248]-[.G248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09-04" calcext:value-type="date">
            <text:p>2022-09-04</text:p>
          </table:table-cell>
          <table:table-cell office:value-type="time" office:time-value="PT15H11M53S" calcext:value-type="time">
            <text:p>15:11:53</text:p>
          </table:table-cell>
          <table:table-cell office:value-type="time" office:time-value="PT18H45M44S" calcext:value-type="time">
            <text:p>18:45:44</text:p>
          </table:table-cell>
          <table:table-cell office:value-type="time" office:time-value="PT22H16M03S" calcext:value-type="time">
            <text:p>22:16:03</text:p>
          </table:table-cell>
          <table:table-cell office:value-type="time" office:time-value="PT15H11M35S" calcext:value-type="time">
            <text:p>15:11:35</text:p>
          </table:table-cell>
          <table:table-cell office:value-type="time" office:time-value="PT18H45M40S" calcext:value-type="time">
            <text:p>18:45:40</text:p>
          </table:table-cell>
          <table:table-cell office:value-type="time" office:time-value="PT22H16M07S" calcext:value-type="time">
            <text:p>22:16:07</text:p>
          </table:table-cell>
          <table:table-cell table:formula="of:=IF(OR([.B249]=&quot;&quot;;[.E249]=&quot;&quot;);&quot;&quot;;ROUND(ABS([.B249]-[.E249])*86400))" office:value-type="float" office:value="18" calcext:value-type="float">
            <text:p>18</text:p>
          </table:table-cell>
          <table:table-cell table:formula="of:=IF(OR([.C249]=&quot;&quot;;[.F249]=&quot;&quot;);&quot;&quot;;ROUND(ABS([.C249]-[.F249])*86400))" office:value-type="float" office:value="4" calcext:value-type="float">
            <text:p>4</text:p>
          </table:table-cell>
          <table:table-cell table:formula="of:=IF(OR([.D249]=&quot;&quot;;[.G249]=&quot;&quot;);&quot;&quot;;ROUND(ABS([.D249]-[.G249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time" office:time-value="PT16H21M30S" calcext:value-type="time">
            <text:p>16:21:30</text:p>
          </table:table-cell>
          <table:table-cell office:value-type="time" office:time-value="PT19H48M43S" calcext:value-type="time">
            <text:p>19:48:43</text:p>
          </table:table-cell>
          <table:table-cell office:value-type="time" office:time-value="PT23H17M07S" calcext:value-type="time">
            <text:p>23:17:07</text:p>
          </table:table-cell>
          <table:table-cell office:value-type="time" office:time-value="PT16H21M15S" calcext:value-type="time">
            <text:p>16:21:15</text:p>
          </table:table-cell>
          <table:table-cell office:value-type="time" office:time-value="PT19H48M37S" calcext:value-type="time">
            <text:p>19:48:37</text:p>
          </table:table-cell>
          <table:table-cell office:value-type="time" office:time-value="PT23H17M08S" calcext:value-type="time">
            <text:p>23:17:08</text:p>
          </table:table-cell>
          <table:table-cell table:formula="of:=IF(OR([.B250]=&quot;&quot;;[.E250]=&quot;&quot;);&quot;&quot;;ROUND(ABS([.B250]-[.E250])*86400))" office:value-type="float" office:value="15" calcext:value-type="float">
            <text:p>15</text:p>
          </table:table-cell>
          <table:table-cell table:formula="of:=IF(OR([.C250]=&quot;&quot;;[.F250]=&quot;&quot;);&quot;&quot;;ROUND(ABS([.C250]-[.F250])*86400))" office:value-type="float" office:value="6" calcext:value-type="float">
            <text:p>6</text:p>
          </table:table-cell>
          <table:table-cell table:formula="of:=IF(OR([.D250]=&quot;&quot;;[.G250]=&quot;&quot;);&quot;&quot;;ROUND(ABS([.D250]-[.G250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time" office:time-value="PT17H14M46S" calcext:value-type="time">
            <text:p>17:14:46</text:p>
          </table:table-cell>
          <table:table-cell office:value-type="time" office:time-value="PT20H52M02S" calcext:value-type="time">
            <text:p>20:52:02</text:p>
          </table:table-cell>
          <table:table-cell/>
          <table:table-cell office:value-type="time" office:time-value="PT17H14M39S" calcext:value-type="time">
            <text:p>17:14:39</text:p>
          </table:table-cell>
          <table:table-cell office:value-type="time" office:time-value="PT20H51M57S" calcext:value-type="time">
            <text:p>20:51:57</text:p>
          </table:table-cell>
          <table:table-cell/>
          <table:table-cell table:formula="of:=IF(OR([.B251]=&quot;&quot;;[.E251]=&quot;&quot;);&quot;&quot;;ROUND(ABS([.B251]-[.E251])*86400))" office:value-type="float" office:value="7" calcext:value-type="float">
            <text:p>7</text:p>
          </table:table-cell>
          <table:table-cell table:formula="of:=IF(OR([.C251]=&quot;&quot;;[.F251]=&quot;&quot;);&quot;&quot;;ROUND(ABS([.C251]-[.F251])*86400))" office:value-type="float" office:value="5" calcext:value-type="float">
            <text:p>5</text:p>
          </table:table-cell>
          <table:table-cell table:formula="of:=IF(OR([.D251]=&quot;&quot;;[.G251]=&quot;&quot;);&quot;&quot;;ROUND(ABS([.D251]-[.G251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time" office:time-value="PT17H52M33S" calcext:value-type="time">
            <text:p>17:52:33</text:p>
          </table:table-cell>
          <table:table-cell office:value-type="time" office:time-value="PT21H53M05S" calcext:value-type="time">
            <text:p>21:53:05</text:p>
          </table:table-cell>
          <table:table-cell office:value-type="time" office:time-value="PT00H35M09S" calcext:value-type="time">
            <text:p>00:35:09</text:p>
          </table:table-cell>
          <table:table-cell office:value-type="time" office:time-value="PT17H52M35S" calcext:value-type="time">
            <text:p>17:52:35</text:p>
          </table:table-cell>
          <table:table-cell office:value-type="time" office:time-value="PT21H53M02S" calcext:value-type="time">
            <text:p>21:53:02</text:p>
          </table:table-cell>
          <table:table-cell office:value-type="time" office:time-value="PT00H35M08S" calcext:value-type="time">
            <text:p>00:35:08</text:p>
          </table:table-cell>
          <table:table-cell table:formula="of:=IF(OR([.B252]=&quot;&quot;;[.E252]=&quot;&quot;);&quot;&quot;;ROUND(ABS([.B252]-[.E252])*86400))" office:value-type="float" office:value="2" calcext:value-type="float">
            <text:p>2</text:p>
          </table:table-cell>
          <table:table-cell table:formula="of:=IF(OR([.C252]=&quot;&quot;;[.F252]=&quot;&quot;);&quot;&quot;;ROUND(ABS([.C252]-[.F252])*86400))" office:value-type="float" office:value="3" calcext:value-type="float">
            <text:p>3</text:p>
          </table:table-cell>
          <table:table-cell table:formula="of:=IF(OR([.D252]=&quot;&quot;;[.G252]=&quot;&quot;);&quot;&quot;;ROUND(ABS([.D252]-[.G25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time" office:time-value="PT18H19M14S" calcext:value-type="time">
            <text:p>18:19:14</text:p>
          </table:table-cell>
          <table:table-cell office:value-type="time" office:time-value="PT22H50M18S" calcext:value-type="time">
            <text:p>22:50:18</text:p>
          </table:table-cell>
          <table:table-cell office:value-type="time" office:time-value="PT02H03M24S" calcext:value-type="time">
            <text:p>02:03:24</text:p>
          </table:table-cell>
          <table:table-cell office:value-type="time" office:time-value="PT18H19M22S" calcext:value-type="time">
            <text:p>18:19:22</text:p>
          </table:table-cell>
          <table:table-cell office:value-type="time" office:time-value="PT22H50M17S" calcext:value-type="time">
            <text:p>22:50:17</text:p>
          </table:table-cell>
          <table:table-cell office:value-type="time" office:time-value="PT02H03M19S" calcext:value-type="time">
            <text:p>02:03:19</text:p>
          </table:table-cell>
          <table:table-cell table:formula="of:=IF(OR([.B253]=&quot;&quot;;[.E253]=&quot;&quot;);&quot;&quot;;ROUND(ABS([.B253]-[.E253])*86400))" office:value-type="float" office:value="8" calcext:value-type="float">
            <text:p>8</text:p>
          </table:table-cell>
          <table:table-cell table:formula="of:=IF(OR([.C253]=&quot;&quot;;[.F253]=&quot;&quot;);&quot;&quot;;ROUND(ABS([.C253]-[.F253])*86400))" office:value-type="float" office:value="1" calcext:value-type="float">
            <text:p>1</text:p>
          </table:table-cell>
          <table:table-cell table:formula="of:=IF(OR([.D253]=&quot;&quot;;[.G253]=&quot;&quot;);&quot;&quot;;ROUND(ABS([.D253]-[.G253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time" office:time-value="PT18H39M03S" calcext:value-type="time">
            <text:p>18:39:03</text:p>
          </table:table-cell>
          <table:table-cell office:value-type="time" office:time-value="PT23H43M24S" calcext:value-type="time">
            <text:p>23:43:24</text:p>
          </table:table-cell>
          <table:table-cell office:value-type="time" office:time-value="PT03H34M00S" calcext:value-type="time">
            <text:p>03:34:00</text:p>
          </table:table-cell>
          <table:table-cell office:value-type="time" office:time-value="PT18H39M14S" calcext:value-type="time">
            <text:p>18:39:14</text:p>
          </table:table-cell>
          <table:table-cell office:value-type="time" office:time-value="PT23H43M24S" calcext:value-type="time">
            <text:p>23:43:24</text:p>
          </table:table-cell>
          <table:table-cell office:value-type="time" office:time-value="PT03H33M54S" calcext:value-type="time">
            <text:p>03:33:54</text:p>
          </table:table-cell>
          <table:table-cell table:formula="of:=IF(OR([.B254]=&quot;&quot;;[.E254]=&quot;&quot;);&quot;&quot;;ROUND(ABS([.B254]-[.E254])*86400))" office:value-type="float" office:value="11" calcext:value-type="float">
            <text:p>11</text:p>
          </table:table-cell>
          <table:table-cell table:formula="of:=IF(OR([.C254]=&quot;&quot;;[.F254]=&quot;&quot;);&quot;&quot;;ROUND(ABS([.C254]-[.F254])*86400))" office:value-type="float" office:value="0" calcext:value-type="float">
            <text:p>0</text:p>
          </table:table-cell>
          <table:table-cell table:formula="of:=IF(OR([.D254]=&quot;&quot;;[.G254]=&quot;&quot;);&quot;&quot;;ROUND(ABS([.D254]-[.G254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time" office:time-value="PT18H54M57S" calcext:value-type="time">
            <text:p>18:54:57</text:p>
          </table:table-cell>
          <table:table-cell/>
          <table:table-cell office:value-type="time" office:time-value="PT05H02M23S" calcext:value-type="time">
            <text:p>05:02:23</text:p>
          </table:table-cell>
          <table:table-cell office:value-type="time" office:time-value="PT18H55M09S" calcext:value-type="time">
            <text:p>18:55:09</text:p>
          </table:table-cell>
          <table:table-cell/>
          <table:table-cell office:value-type="time" office:time-value="PT05H02M17S" calcext:value-type="time">
            <text:p>05:02:17</text:p>
          </table:table-cell>
          <table:table-cell table:formula="of:=IF(OR([.B255]=&quot;&quot;;[.E255]=&quot;&quot;);&quot;&quot;;ROUND(ABS([.B255]-[.E255])*86400))" office:value-type="float" office:value="12" calcext:value-type="float">
            <text:p>12</text:p>
          </table:table-cell>
          <table:table-cell table:formula="of:=IF(OR([.C255]=&quot;&quot;;[.F255]=&quot;&quot;);&quot;&quot;;ROUND(ABS([.C255]-[.F255])*86400))">
            <text:p/>
          </table:table-cell>
          <table:table-cell table:formula="of:=IF(OR([.D255]=&quot;&quot;;[.G255]=&quot;&quot;);&quot;&quot;;ROUND(ABS([.D255]-[.G255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time" office:time-value="PT19H08M54S" calcext:value-type="time">
            <text:p>19:08:54</text:p>
          </table:table-cell>
          <table:table-cell office:value-type="time" office:time-value="PT00H33M04S" calcext:value-type="time">
            <text:p>00:33:04</text:p>
          </table:table-cell>
          <table:table-cell office:value-type="time" office:time-value="PT06H27M17S" calcext:value-type="time">
            <text:p>06:27:17</text:p>
          </table:table-cell>
          <table:table-cell office:value-type="time" office:time-value="PT19H09M05S" calcext:value-type="time">
            <text:p>19:09:05</text:p>
          </table:table-cell>
          <table:table-cell office:value-type="time" office:time-value="PT00H33M04S" calcext:value-type="time">
            <text:p>00:33:04</text:p>
          </table:table-cell>
          <table:table-cell office:value-type="time" office:time-value="PT06H27M11S" calcext:value-type="time">
            <text:p>06:27:11</text:p>
          </table:table-cell>
          <table:table-cell table:formula="of:=IF(OR([.B256]=&quot;&quot;;[.E256]=&quot;&quot;);&quot;&quot;;ROUND(ABS([.B256]-[.E256])*86400))" office:value-type="float" office:value="11" calcext:value-type="float">
            <text:p>11</text:p>
          </table:table-cell>
          <table:table-cell table:formula="of:=IF(OR([.C256]=&quot;&quot;;[.F256]=&quot;&quot;);&quot;&quot;;ROUND(ABS([.C256]-[.F256])*86400))" office:value-type="float" office:value="0" calcext:value-type="float">
            <text:p>0</text:p>
          </table:table-cell>
          <table:table-cell table:formula="of:=IF(OR([.D256]=&quot;&quot;;[.G256]=&quot;&quot;);&quot;&quot;;ROUND(ABS([.D256]-[.G256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time" office:time-value="PT19H22M19S" calcext:value-type="time">
            <text:p>19:22:19</text:p>
          </table:table-cell>
          <table:table-cell office:value-type="time" office:time-value="PT01H20M23S" calcext:value-type="time">
            <text:p>01:20:23</text:p>
          </table:table-cell>
          <table:table-cell office:value-type="time" office:time-value="PT07H49M09S" calcext:value-type="time">
            <text:p>07:49:09</text:p>
          </table:table-cell>
          <table:table-cell office:value-type="time" office:time-value="PT19H22M30S" calcext:value-type="time">
            <text:p>19:22:30</text:p>
          </table:table-cell>
          <table:table-cell office:value-type="time" office:time-value="PT01H20M23S" calcext:value-type="time">
            <text:p>01:20:23</text:p>
          </table:table-cell>
          <table:table-cell office:value-type="time" office:time-value="PT07H49M04S" calcext:value-type="time">
            <text:p>07:49:04</text:p>
          </table:table-cell>
          <table:table-cell table:formula="of:=IF(OR([.B257]=&quot;&quot;;[.E257]=&quot;&quot;);&quot;&quot;;ROUND(ABS([.B257]-[.E257])*86400))" office:value-type="float" office:value="11" calcext:value-type="float">
            <text:p>11</text:p>
          </table:table-cell>
          <table:table-cell table:formula="of:=IF(OR([.C257]=&quot;&quot;;[.F257]=&quot;&quot;);&quot;&quot;;ROUND(ABS([.C257]-[.F257])*86400))" office:value-type="float" office:value="0" calcext:value-type="float">
            <text:p>0</text:p>
          </table:table-cell>
          <table:table-cell table:formula="of:=IF(OR([.D257]=&quot;&quot;;[.G257]=&quot;&quot;);&quot;&quot;;ROUND(ABS([.D257]-[.G257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19H36M29S" calcext:value-type="time">
            <text:p>19:36:29</text:p>
          </table:table-cell>
          <table:table-cell office:value-type="time" office:time-value="PT02H06M31S" calcext:value-type="time">
            <text:p>02:06:31</text:p>
          </table:table-cell>
          <table:table-cell office:value-type="time" office:time-value="PT09H08M59S" calcext:value-type="time">
            <text:p>09:08:59</text:p>
          </table:table-cell>
          <table:table-cell office:value-type="time" office:time-value="PT19H36M39S" calcext:value-type="time">
            <text:p>19:36:39</text:p>
          </table:table-cell>
          <table:table-cell office:value-type="time" office:time-value="PT02H06M32S" calcext:value-type="time">
            <text:p>02:06:32</text:p>
          </table:table-cell>
          <table:table-cell office:value-type="time" office:time-value="PT09H08M53S" calcext:value-type="time">
            <text:p>09:08:53</text:p>
          </table:table-cell>
          <table:table-cell table:formula="of:=IF(OR([.B258]=&quot;&quot;;[.E258]=&quot;&quot;);&quot;&quot;;ROUND(ABS([.B258]-[.E258])*86400))" office:value-type="float" office:value="10" calcext:value-type="float">
            <text:p>10</text:p>
          </table:table-cell>
          <table:table-cell table:formula="of:=IF(OR([.C258]=&quot;&quot;;[.F258]=&quot;&quot;);&quot;&quot;;ROUND(ABS([.C258]-[.F258])*86400))" office:value-type="float" office:value="1" calcext:value-type="float">
            <text:p>1</text:p>
          </table:table-cell>
          <table:table-cell table:formula="of:=IF(OR([.D258]=&quot;&quot;;[.G258]=&quot;&quot;);&quot;&quot;;ROUND(ABS([.D258]-[.G258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time" office:time-value="PT19H52M44S" calcext:value-type="time">
            <text:p>19:52:44</text:p>
          </table:table-cell>
          <table:table-cell office:value-type="time" office:time-value="PT02H52M34S" calcext:value-type="time">
            <text:p>02:52:34</text:p>
          </table:table-cell>
          <table:table-cell office:value-type="time" office:time-value="PT10H27M30S" calcext:value-type="time">
            <text:p>10:27:30</text:p>
          </table:table-cell>
          <table:table-cell office:value-type="time" office:time-value="PT19H52M52S" calcext:value-type="time">
            <text:p>19:52:52</text:p>
          </table:table-cell>
          <table:table-cell office:value-type="time" office:time-value="PT02H52M35S" calcext:value-type="time">
            <text:p>02:52:35</text:p>
          </table:table-cell>
          <table:table-cell office:value-type="time" office:time-value="PT10H27M24S" calcext:value-type="time">
            <text:p>10:27:24</text:p>
          </table:table-cell>
          <table:table-cell table:formula="of:=IF(OR([.B259]=&quot;&quot;;[.E259]=&quot;&quot;);&quot;&quot;;ROUND(ABS([.B259]-[.E259])*86400))" office:value-type="float" office:value="8" calcext:value-type="float">
            <text:p>8</text:p>
          </table:table-cell>
          <table:table-cell table:formula="of:=IF(OR([.C259]=&quot;&quot;;[.F259]=&quot;&quot;);&quot;&quot;;ROUND(ABS([.C259]-[.F259])*86400))" office:value-type="float" office:value="1" calcext:value-type="float">
            <text:p>1</text:p>
          </table:table-cell>
          <table:table-cell table:formula="of:=IF(OR([.D259]=&quot;&quot;;[.G259]=&quot;&quot;);&quot;&quot;;ROUND(ABS([.D259]-[.G259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time" office:time-value="PT20H12M41S" calcext:value-type="time">
            <text:p>20:12:41</text:p>
          </table:table-cell>
          <table:table-cell office:value-type="time" office:time-value="PT03H39M23S" calcext:value-type="time">
            <text:p>03:39:23</text:p>
          </table:table-cell>
          <table:table-cell office:value-type="time" office:time-value="PT11H44M41S" calcext:value-type="time">
            <text:p>11:44:41</text:p>
          </table:table-cell>
          <table:table-cell office:value-type="time" office:time-value="PT20H12M48S" calcext:value-type="time">
            <text:p>20:12:48</text:p>
          </table:table-cell>
          <table:table-cell office:value-type="time" office:time-value="PT03H39M23S" calcext:value-type="time">
            <text:p>03:39:23</text:p>
          </table:table-cell>
          <table:table-cell office:value-type="time" office:time-value="PT11H44M33S" calcext:value-type="time">
            <text:p>11:44:33</text:p>
          </table:table-cell>
          <table:table-cell table:formula="of:=IF(OR([.B260]=&quot;&quot;;[.E260]=&quot;&quot;);&quot;&quot;;ROUND(ABS([.B260]-[.E260])*86400))" office:value-type="float" office:value="7" calcext:value-type="float">
            <text:p>7</text:p>
          </table:table-cell>
          <table:table-cell table:formula="of:=IF(OR([.C260]=&quot;&quot;;[.F260]=&quot;&quot;);&quot;&quot;;ROUND(ABS([.C260]-[.F260])*86400))" office:value-type="float" office:value="0" calcext:value-type="float">
            <text:p>0</text:p>
          </table:table-cell>
          <table:table-cell table:formula="of:=IF(OR([.D260]=&quot;&quot;;[.G260]=&quot;&quot;);&quot;&quot;;ROUND(ABS([.D260]-[.G260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time" office:time-value="PT20H38M33S" calcext:value-type="time">
            <text:p>20:38:33</text:p>
          </table:table-cell>
          <table:table-cell office:value-type="time" office:time-value="PT04H27M31S" calcext:value-type="time">
            <text:p>04:27:31</text:p>
          </table:table-cell>
          <table:table-cell office:value-type="time" office:time-value="PT12H59M08S" calcext:value-type="time">
            <text:p>12:59:08</text:p>
          </table:table-cell>
          <table:table-cell office:value-type="time" office:time-value="PT20H38M39S" calcext:value-type="time">
            <text:p>20:38:39</text:p>
          </table:table-cell>
          <table:table-cell office:value-type="time" office:time-value="PT04H27M31S" calcext:value-type="time">
            <text:p>04:27:31</text:p>
          </table:table-cell>
          <table:table-cell office:value-type="time" office:time-value="PT12H59M00S" calcext:value-type="time">
            <text:p>12:59:00</text:p>
          </table:table-cell>
          <table:table-cell table:formula="of:=IF(OR([.B261]=&quot;&quot;;[.E261]=&quot;&quot;);&quot;&quot;;ROUND(ABS([.B261]-[.E261])*86400))" office:value-type="float" office:value="6" calcext:value-type="float">
            <text:p>6</text:p>
          </table:table-cell>
          <table:table-cell table:formula="of:=IF(OR([.C261]=&quot;&quot;;[.F261]=&quot;&quot;);&quot;&quot;;ROUND(ABS([.C261]-[.F261])*86400))" office:value-type="float" office:value="0" calcext:value-type="float">
            <text:p>0</text:p>
          </table:table-cell>
          <table:table-cell table:formula="of:=IF(OR([.D261]=&quot;&quot;;[.G261]=&quot;&quot;);&quot;&quot;;ROUND(ABS([.D261]-[.G261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time" office:time-value="PT21H12M56S" calcext:value-type="time">
            <text:p>21:12:56</text:p>
          </table:table-cell>
          <table:table-cell office:value-type="time" office:time-value="PT05H17M06S" calcext:value-type="time">
            <text:p>05:17:06</text:p>
          </table:table-cell>
          <table:table-cell office:value-type="time" office:time-value="PT14H08M08S" calcext:value-type="time">
            <text:p>14:08:08</text:p>
          </table:table-cell>
          <table:table-cell office:value-type="time" office:time-value="PT21H12M59S" calcext:value-type="time">
            <text:p>21:12:59</text:p>
          </table:table-cell>
          <table:table-cell office:value-type="time" office:time-value="PT05H17M05S" calcext:value-type="time">
            <text:p>05:17:05</text:p>
          </table:table-cell>
          <table:table-cell office:value-type="time" office:time-value="PT14H08M00S" calcext:value-type="time">
            <text:p>14:08:00</text:p>
          </table:table-cell>
          <table:table-cell table:formula="of:=IF(OR([.B262]=&quot;&quot;;[.E262]=&quot;&quot;);&quot;&quot;;ROUND(ABS([.B262]-[.E262])*86400))" office:value-type="float" office:value="3" calcext:value-type="float">
            <text:p>3</text:p>
          </table:table-cell>
          <table:table-cell table:formula="of:=IF(OR([.C262]=&quot;&quot;;[.F262]=&quot;&quot;);&quot;&quot;;ROUND(ABS([.C262]-[.F262])*86400))" office:value-type="float" office:value="1" calcext:value-type="float">
            <text:p>1</text:p>
          </table:table-cell>
          <table:table-cell table:formula="of:=IF(OR([.D262]=&quot;&quot;;[.G262]=&quot;&quot;);&quot;&quot;;ROUND(ABS([.D262]-[.G262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time" office:time-value="PT21H58M07S" calcext:value-type="time">
            <text:p>21:58:07</text:p>
          </table:table-cell>
          <table:table-cell office:value-type="time" office:time-value="PT06H07M48S" calcext:value-type="time">
            <text:p>06:07:48</text:p>
          </table:table-cell>
          <table:table-cell office:value-type="time" office:time-value="PT15H08M07S" calcext:value-type="time">
            <text:p>15:08:07</text:p>
          </table:table-cell>
          <table:table-cell office:value-type="time" office:time-value="PT21H58M08S" calcext:value-type="time">
            <text:p>21:58:08</text:p>
          </table:table-cell>
          <table:table-cell office:value-type="time" office:time-value="PT06H07M47S" calcext:value-type="time">
            <text:p>06:07:47</text:p>
          </table:table-cell>
          <table:table-cell office:value-type="time" office:time-value="PT15H08M02S" calcext:value-type="time">
            <text:p>15:08:02</text:p>
          </table:table-cell>
          <table:table-cell table:formula="of:=IF(OR([.B263]=&quot;&quot;;[.E263]=&quot;&quot;);&quot;&quot;;ROUND(ABS([.B263]-[.E263])*86400))" office:value-type="float" office:value="1" calcext:value-type="float">
            <text:p>1</text:p>
          </table:table-cell>
          <table:table-cell table:formula="of:=IF(OR([.C263]=&quot;&quot;;[.F263]=&quot;&quot;);&quot;&quot;;ROUND(ABS([.C263]-[.F263])*86400))" office:value-type="float" office:value="1" calcext:value-type="float">
            <text:p>1</text:p>
          </table:table-cell>
          <table:table-cell table:formula="of:=IF(OR([.D263]=&quot;&quot;;[.G263]=&quot;&quot;);&quot;&quot;;ROUND(ABS([.D263]-[.G263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time" office:time-value="PT22H54M38S" calcext:value-type="time">
            <text:p>22:54:38</text:p>
          </table:table-cell>
          <table:table-cell office:value-type="time" office:time-value="PT06H58M53S" calcext:value-type="time">
            <text:p>06:58:53</text:p>
          </table:table-cell>
          <table:table-cell office:value-type="time" office:time-value="PT15H56M38S" calcext:value-type="time">
            <text:p>15:56:38</text:p>
          </table:table-cell>
          <table:table-cell office:value-type="time" office:time-value="PT22H54M39S" calcext:value-type="time">
            <text:p>22:54:39</text:p>
          </table:table-cell>
          <table:table-cell office:value-type="time" office:time-value="PT06H58M51S" calcext:value-type="time">
            <text:p>06:58:51</text:p>
          </table:table-cell>
          <table:table-cell office:value-type="time" office:time-value="PT15H56M35S" calcext:value-type="time">
            <text:p>15:56:35</text:p>
          </table:table-cell>
          <table:table-cell table:formula="of:=IF(OR([.B264]=&quot;&quot;;[.E264]=&quot;&quot;);&quot;&quot;;ROUND(ABS([.B264]-[.E264])*86400))" office:value-type="float" office:value="1" calcext:value-type="float">
            <text:p>1</text:p>
          </table:table-cell>
          <table:table-cell table:formula="of:=IF(OR([.C264]=&quot;&quot;;[.F264]=&quot;&quot;);&quot;&quot;;ROUND(ABS([.C264]-[.F264])*86400))" office:value-type="float" office:value="2" calcext:value-type="float">
            <text:p>2</text:p>
          </table:table-cell>
          <table:table-cell table:formula="of:=IF(OR([.D264]=&quot;&quot;;[.G264]=&quot;&quot;);&quot;&quot;;ROUND(ABS([.D264]-[.G264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/>
          <table:table-cell office:value-type="time" office:time-value="PT07H49M26S" calcext:value-type="time">
            <text:p>07:49:26</text:p>
          </table:table-cell>
          <table:table-cell office:value-type="time" office:time-value="PT16H33M40S" calcext:value-type="time">
            <text:p>16:33:40</text:p>
          </table:table-cell>
          <table:table-cell/>
          <table:table-cell office:value-type="time" office:time-value="PT07H49M25S" calcext:value-type="time">
            <text:p>07:49:25</text:p>
          </table:table-cell>
          <table:table-cell office:value-type="time" office:time-value="PT16H33M41S" calcext:value-type="time">
            <text:p>16:33:41</text:p>
          </table:table-cell>
          <table:table-cell table:formula="of:=IF(OR([.B265]=&quot;&quot;;[.E265]=&quot;&quot;);&quot;&quot;;ROUND(ABS([.B265]-[.E265])*86400))">
            <text:p/>
          </table:table-cell>
          <table:table-cell table:formula="of:=IF(OR([.C265]=&quot;&quot;;[.F265]=&quot;&quot;);&quot;&quot;;ROUND(ABS([.C265]-[.F265])*86400))" office:value-type="float" office:value="1" calcext:value-type="float">
            <text:p>1</text:p>
          </table:table-cell>
          <table:table-cell table:formula="of:=IF(OR([.D265]=&quot;&quot;;[.G265]=&quot;&quot;);&quot;&quot;;ROUND(ABS([.D265]-[.G265])*86400))" office:value-type="float" office:value="1" calcext:value-type="float">
            <text:p>1</text:p>
          </table:table-cell>
          <table:table-cell table:number-columns-repeated="5"/>
          <table:table-cell table:style-name="ce12"/>
          <table:table-cell table:number-columns-repeated="3"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time" office:time-value="PT00H00M29S" calcext:value-type="time">
            <text:p>00:00:29</text:p>
          </table:table-cell>
          <table:table-cell office:value-type="time" office:time-value="PT08H38M39S" calcext:value-type="time">
            <text:p>08:38:39</text:p>
          </table:table-cell>
          <table:table-cell office:value-type="time" office:time-value="PT17H01M22S" calcext:value-type="time">
            <text:p>17:01:22</text:p>
          </table:table-cell>
          <table:table-cell office:value-type="time" office:time-value="PT00H00M28S" calcext:value-type="time">
            <text:p>00:00:28</text:p>
          </table:table-cell>
          <table:table-cell office:value-type="time" office:time-value="PT08H38M38S" calcext:value-type="time">
            <text:p>08:38:38</text:p>
          </table:table-cell>
          <table:table-cell office:value-type="time" office:time-value="PT17H01M24S" calcext:value-type="time">
            <text:p>17:01:24</text:p>
          </table:table-cell>
          <table:table-cell table:formula="of:=IF(OR([.B266]=&quot;&quot;;[.E266]=&quot;&quot;);&quot;&quot;;ROUND(ABS([.B266]-[.E266])*86400))" office:value-type="float" office:value="1" calcext:value-type="float">
            <text:p>1</text:p>
          </table:table-cell>
          <table:table-cell table:formula="of:=IF(OR([.C266]=&quot;&quot;;[.F266]=&quot;&quot;);&quot;&quot;;ROUND(ABS([.C266]-[.F266])*86400))" office:value-type="float" office:value="1" calcext:value-type="float">
            <text:p>1</text:p>
          </table:table-cell>
          <table:table-cell table:formula="of:=IF(OR([.D266]=&quot;&quot;;[.G266]=&quot;&quot;);&quot;&quot;;ROUND(ABS([.D266]-[.G266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time" office:time-value="PT01H12M02S" calcext:value-type="time">
            <text:p>01:12:02</text:p>
          </table:table-cell>
          <table:table-cell office:value-type="time" office:time-value="PT09H26M04S" calcext:value-type="time">
            <text:p>09:26:04</text:p>
          </table:table-cell>
          <table:table-cell office:value-type="time" office:time-value="PT17H22M21S" calcext:value-type="time">
            <text:p>17:22:21</text:p>
          </table:table-cell>
          <table:table-cell office:value-type="time" office:time-value="PT01H12M01S" calcext:value-type="time">
            <text:p>01:12:01</text:p>
          </table:table-cell>
          <table:table-cell office:value-type="time" office:time-value="PT09H26M04S" calcext:value-type="time">
            <text:p>09:26:04</text:p>
          </table:table-cell>
          <table:table-cell office:value-type="time" office:time-value="PT17H22M26S" calcext:value-type="time">
            <text:p>17:22:26</text:p>
          </table:table-cell>
          <table:table-cell table:formula="of:=IF(OR([.B267]=&quot;&quot;;[.E267]=&quot;&quot;);&quot;&quot;;ROUND(ABS([.B267]-[.E267])*86400))" office:value-type="float" office:value="1" calcext:value-type="float">
            <text:p>1</text:p>
          </table:table-cell>
          <table:table-cell table:formula="of:=IF(OR([.C267]=&quot;&quot;;[.F267]=&quot;&quot;);&quot;&quot;;ROUND(ABS([.C267]-[.F267])*86400))" office:value-type="float" office:value="0" calcext:value-type="float">
            <text:p>0</text:p>
          </table:table-cell>
          <table:table-cell table:formula="of:=IF(OR([.D267]=&quot;&quot;;[.G267]=&quot;&quot;);&quot;&quot;;ROUND(ABS([.D267]-[.G267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time" office:time-value="PT02H26M12S" calcext:value-type="time">
            <text:p>02:26:12</text:p>
          </table:table-cell>
          <table:table-cell office:value-type="time" office:time-value="PT10H11M41S" calcext:value-type="time">
            <text:p>10:11:41</text:p>
          </table:table-cell>
          <table:table-cell office:value-type="time" office:time-value="PT17H38M58S" calcext:value-type="time">
            <text:p>17:38:58</text:p>
          </table:table-cell>
          <table:table-cell office:value-type="time" office:time-value="PT02H26M10S" calcext:value-type="time">
            <text:p>02:26:10</text:p>
          </table:table-cell>
          <table:table-cell office:value-type="time" office:time-value="PT10H11M42S" calcext:value-type="time">
            <text:p>10:11:42</text:p>
          </table:table-cell>
          <table:table-cell office:value-type="time" office:time-value="PT17H39M04S" calcext:value-type="time">
            <text:p>17:39:04</text:p>
          </table:table-cell>
          <table:table-cell table:formula="of:=IF(OR([.B268]=&quot;&quot;;[.E268]=&quot;&quot;);&quot;&quot;;ROUND(ABS([.B268]-[.E268])*86400))" office:value-type="float" office:value="2" calcext:value-type="float">
            <text:p>2</text:p>
          </table:table-cell>
          <table:table-cell table:formula="of:=IF(OR([.C268]=&quot;&quot;;[.F268]=&quot;&quot;);&quot;&quot;;ROUND(ABS([.C268]-[.F268])*86400))" office:value-type="float" office:value="1" calcext:value-type="float">
            <text:p>1</text:p>
          </table:table-cell>
          <table:table-cell table:formula="of:=IF(OR([.D268]=&quot;&quot;;[.G268]=&quot;&quot;);&quot;&quot;;ROUND(ABS([.D268]-[.G268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time" office:time-value="PT03H41M09S" calcext:value-type="time">
            <text:p>03:41:09</text:p>
          </table:table-cell>
          <table:table-cell office:value-type="time" office:time-value="PT10H55M54S" calcext:value-type="time">
            <text:p>10:55:54</text:p>
          </table:table-cell>
          <table:table-cell office:value-type="time" office:time-value="PT17H52M55S" calcext:value-type="time">
            <text:p>17:52:55</text:p>
          </table:table-cell>
          <table:table-cell office:value-type="time" office:time-value="PT03H41M07S" calcext:value-type="time">
            <text:p>03:41:07</text:p>
          </table:table-cell>
          <table:table-cell office:value-type="time" office:time-value="PT10H55M56S" calcext:value-type="time">
            <text:p>10:55:56</text:p>
          </table:table-cell>
          <table:table-cell office:value-type="time" office:time-value="PT17H53M02S" calcext:value-type="time">
            <text:p>17:53:02</text:p>
          </table:table-cell>
          <table:table-cell table:formula="of:=IF(OR([.B269]=&quot;&quot;;[.E269]=&quot;&quot;);&quot;&quot;;ROUND(ABS([.B269]-[.E269])*86400))" office:value-type="float" office:value="2" calcext:value-type="float">
            <text:p>2</text:p>
          </table:table-cell>
          <table:table-cell table:formula="of:=IF(OR([.C269]=&quot;&quot;;[.F269]=&quot;&quot;);&quot;&quot;;ROUND(ABS([.C269]-[.F269])*86400))" office:value-type="float" office:value="2" calcext:value-type="float">
            <text:p>2</text:p>
          </table:table-cell>
          <table:table-cell table:formula="of:=IF(OR([.D269]=&quot;&quot;;[.G269]=&quot;&quot;);&quot;&quot;;ROUND(ABS([.D269]-[.G269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time" office:time-value="PT04H56M28S" calcext:value-type="time">
            <text:p>04:56:28</text:p>
          </table:table-cell>
          <table:table-cell office:value-type="time" office:time-value="PT11H39M24S" calcext:value-type="time">
            <text:p>11:39:24</text:p>
          </table:table-cell>
          <table:table-cell office:value-type="time" office:time-value="PT18H05M31S" calcext:value-type="time">
            <text:p>18:05:31</text:p>
          </table:table-cell>
          <table:table-cell office:value-type="time" office:time-value="PT04H56M25S" calcext:value-type="time">
            <text:p>04:56:25</text:p>
          </table:table-cell>
          <table:table-cell office:value-type="time" office:time-value="PT11H39M27S" calcext:value-type="time">
            <text:p>11:39:27</text:p>
          </table:table-cell>
          <table:table-cell office:value-type="time" office:time-value="PT18H05M40S" calcext:value-type="time">
            <text:p>18:05:40</text:p>
          </table:table-cell>
          <table:table-cell table:formula="of:=IF(OR([.B270]=&quot;&quot;;[.E270]=&quot;&quot;);&quot;&quot;;ROUND(ABS([.B270]-[.E270])*86400))" office:value-type="float" office:value="3" calcext:value-type="float">
            <text:p>3</text:p>
          </table:table-cell>
          <table:table-cell table:formula="of:=IF(OR([.C270]=&quot;&quot;;[.F270]=&quot;&quot;);&quot;&quot;;ROUND(ABS([.C270]-[.F270])*86400))" office:value-type="float" office:value="3" calcext:value-type="float">
            <text:p>3</text:p>
          </table:table-cell>
          <table:table-cell table:formula="of:=IF(OR([.D270]=&quot;&quot;;[.G270]=&quot;&quot;);&quot;&quot;;ROUND(ABS([.D270]-[.G270])*86400)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time" office:time-value="PT06H12M34S" calcext:value-type="time">
            <text:p>06:12:34</text:p>
          </table:table-cell>
          <table:table-cell office:value-type="time" office:time-value="PT12H23M07S" calcext:value-type="time">
            <text:p>12:23:07</text:p>
          </table:table-cell>
          <table:table-cell office:value-type="time" office:time-value="PT18H17M55S" calcext:value-type="time">
            <text:p>18:17:55</text:p>
          </table:table-cell>
          <table:table-cell office:value-type="time" office:time-value="PT06H12M31S" calcext:value-type="time">
            <text:p>06:12:31</text:p>
          </table:table-cell>
          <table:table-cell office:value-type="time" office:time-value="PT12H23M10S" calcext:value-type="time">
            <text:p>12:23:10</text:p>
          </table:table-cell>
          <table:table-cell office:value-type="time" office:time-value="PT18H18M04S" calcext:value-type="time">
            <text:p>18:18:04</text:p>
          </table:table-cell>
          <table:table-cell table:formula="of:=IF(OR([.B271]=&quot;&quot;;[.E271]=&quot;&quot;);&quot;&quot;;ROUND(ABS([.B271]-[.E271])*86400))" office:value-type="float" office:value="3" calcext:value-type="float">
            <text:p>3</text:p>
          </table:table-cell>
          <table:table-cell table:formula="of:=IF(OR([.C271]=&quot;&quot;;[.F271]=&quot;&quot;);&quot;&quot;;ROUND(ABS([.C271]-[.F271])*86400))" office:value-type="float" office:value="3" calcext:value-type="float">
            <text:p>3</text:p>
          </table:table-cell>
          <table:table-cell table:formula="of:=IF(OR([.D271]=&quot;&quot;;[.G271]=&quot;&quot;);&quot;&quot;;ROUND(ABS([.D271]-[.G271])*86400)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time" office:time-value="PT07H30M25S" calcext:value-type="time">
            <text:p>07:30:25</text:p>
          </table:table-cell>
          <table:table-cell office:value-type="time" office:time-value="PT13H08M05S" calcext:value-type="time">
            <text:p>13:08:05</text:p>
          </table:table-cell>
          <table:table-cell office:value-type="time" office:time-value="PT18H31M13S" calcext:value-type="time">
            <text:p>18:31:13</text:p>
          </table:table-cell>
          <table:table-cell office:value-type="time" office:time-value="PT07H30M21S" calcext:value-type="time">
            <text:p>07:30:21</text:p>
          </table:table-cell>
          <table:table-cell office:value-type="time" office:time-value="PT13H08M08S" calcext:value-type="time">
            <text:p>13:08:08</text:p>
          </table:table-cell>
          <table:table-cell office:value-type="time" office:time-value="PT18H31M23S" calcext:value-type="time">
            <text:p>18:31:23</text:p>
          </table:table-cell>
          <table:table-cell table:formula="of:=IF(OR([.B272]=&quot;&quot;;[.E272]=&quot;&quot;);&quot;&quot;;ROUND(ABS([.B272]-[.E272])*86400))" office:value-type="float" office:value="4" calcext:value-type="float">
            <text:p>4</text:p>
          </table:table-cell>
          <table:table-cell table:formula="of:=IF(OR([.C272]=&quot;&quot;;[.F272]=&quot;&quot;);&quot;&quot;;ROUND(ABS([.C272]-[.F272])*86400))" office:value-type="float" office:value="3" calcext:value-type="float">
            <text:p>3</text:p>
          </table:table-cell>
          <table:table-cell table:formula="of:=IF(OR([.D272]=&quot;&quot;;[.G272]=&quot;&quot;);&quot;&quot;;ROUND(ABS([.D272]-[.G272])*86400)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time" office:time-value="PT08H50M57S" calcext:value-type="time">
            <text:p>08:50:57</text:p>
          </table:table-cell>
          <table:table-cell office:value-type="time" office:time-value="PT13H55M25S" calcext:value-type="time">
            <text:p>13:55:25</text:p>
          </table:table-cell>
          <table:table-cell office:value-type="time" office:time-value="PT18H46M47S" calcext:value-type="time">
            <text:p>18:46:47</text:p>
          </table:table-cell>
          <table:table-cell office:value-type="time" office:time-value="PT08H50M52S" calcext:value-type="time">
            <text:p>08:50:52</text:p>
          </table:table-cell>
          <table:table-cell office:value-type="time" office:time-value="PT13H55M28S" calcext:value-type="time">
            <text:p>13:55:28</text:p>
          </table:table-cell>
          <table:table-cell office:value-type="time" office:time-value="PT18H46M57S" calcext:value-type="time">
            <text:p>18:46:57</text:p>
          </table:table-cell>
          <table:table-cell table:formula="of:=IF(OR([.B273]=&quot;&quot;;[.E273]=&quot;&quot;);&quot;&quot;;ROUND(ABS([.B273]-[.E273])*86400))" office:value-type="float" office:value="5" calcext:value-type="float">
            <text:p>5</text:p>
          </table:table-cell>
          <table:table-cell table:formula="of:=IF(OR([.C273]=&quot;&quot;;[.F273]=&quot;&quot;);&quot;&quot;;ROUND(ABS([.C273]-[.F273])*86400))" office:value-type="float" office:value="3" calcext:value-type="float">
            <text:p>3</text:p>
          </table:table-cell>
          <table:table-cell table:formula="of:=IF(OR([.D273]=&quot;&quot;;[.G273]=&quot;&quot;);&quot;&quot;;ROUND(ABS([.D273]-[.G273])*86400)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time" office:time-value="PT10H14M34S" calcext:value-type="time">
            <text:p>10:14:34</text:p>
          </table:table-cell>
          <table:table-cell office:value-type="time" office:time-value="PT14H46M10S" calcext:value-type="time">
            <text:p>14:46:10</text:p>
          </table:table-cell>
          <table:table-cell office:value-type="time" office:time-value="PT19H06M36S" calcext:value-type="time">
            <text:p>19:06:36</text:p>
          </table:table-cell>
          <table:table-cell office:value-type="time" office:time-value="PT10H14M26S" calcext:value-type="time">
            <text:p>10:14:26</text:p>
          </table:table-cell>
          <table:table-cell office:value-type="time" office:time-value="PT14H46M12S" calcext:value-type="time">
            <text:p>14:46:12</text:p>
          </table:table-cell>
          <table:table-cell office:value-type="time" office:time-value="PT19H06M45S" calcext:value-type="time">
            <text:p>19:06:45</text:p>
          </table:table-cell>
          <table:table-cell table:formula="of:=IF(OR([.B274]=&quot;&quot;;[.E274]=&quot;&quot;);&quot;&quot;;ROUND(ABS([.B274]-[.E274])*86400))" office:value-type="float" office:value="8" calcext:value-type="float">
            <text:p>8</text:p>
          </table:table-cell>
          <table:table-cell table:formula="of:=IF(OR([.C274]=&quot;&quot;;[.F274]=&quot;&quot;);&quot;&quot;;ROUND(ABS([.C274]-[.F274])*86400))" office:value-type="float" office:value="2" calcext:value-type="float">
            <text:p>2</text:p>
          </table:table-cell>
          <table:table-cell table:formula="of:=IF(OR([.D274]=&quot;&quot;;[.G274]=&quot;&quot;);&quot;&quot;;ROUND(ABS([.D274]-[.G274])*86400)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time" office:time-value="PT11H39M54S" calcext:value-type="time">
            <text:p>11:39:54</text:p>
          </table:table-cell>
          <table:table-cell office:value-type="time" office:time-value="PT15H41M01S" calcext:value-type="time">
            <text:p>15:41:01</text:p>
          </table:table-cell>
          <table:table-cell office:value-type="time" office:time-value="PT19H33M38S" calcext:value-type="time">
            <text:p>19:33:38</text:p>
          </table:table-cell>
          <table:table-cell office:value-type="time" office:time-value="PT11H39M42S" calcext:value-type="time">
            <text:p>11:39:42</text:p>
          </table:table-cell>
          <table:table-cell office:value-type="time" office:time-value="PT15H41M00S" calcext:value-type="time">
            <text:p>15:41:00</text:p>
          </table:table-cell>
          <table:table-cell office:value-type="time" office:time-value="PT19H33M46S" calcext:value-type="time">
            <text:p>19:33:46</text:p>
          </table:table-cell>
          <table:table-cell table:formula="of:=IF(OR([.B275]=&quot;&quot;;[.E275]=&quot;&quot;);&quot;&quot;;ROUND(ABS([.B275]-[.E275])*86400))" office:value-type="float" office:value="12" calcext:value-type="float">
            <text:p>12</text:p>
          </table:table-cell>
          <table:table-cell table:formula="of:=IF(OR([.C275]=&quot;&quot;;[.F275]=&quot;&quot;);&quot;&quot;;ROUND(ABS([.C275]-[.F275])*86400))" office:value-type="float" office:value="1" calcext:value-type="float">
            <text:p>1</text:p>
          </table:table-cell>
          <table:table-cell table:formula="of:=IF(OR([.D275]=&quot;&quot;;[.G275]=&quot;&quot;);&quot;&quot;;ROUND(ABS([.D275]-[.G275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time" office:time-value="PT13H02M40S" calcext:value-type="time">
            <text:p>13:02:40</text:p>
          </table:table-cell>
          <table:table-cell office:value-type="time" office:time-value="PT16H39M51S" calcext:value-type="time">
            <text:p>16:39:51</text:p>
          </table:table-cell>
          <table:table-cell office:value-type="time" office:time-value="PT20H12M13S" calcext:value-type="time">
            <text:p>20:12:13</text:p>
          </table:table-cell>
          <table:table-cell office:value-type="time" office:time-value="PT13H02M24S" calcext:value-type="time">
            <text:p>13:02:24</text:p>
          </table:table-cell>
          <table:table-cell office:value-type="time" office:time-value="PT16H39M46S" calcext:value-type="time">
            <text:p>16:39:46</text:p>
          </table:table-cell>
          <table:table-cell office:value-type="time" office:time-value="PT20H12M18S" calcext:value-type="time">
            <text:p>20:12:18</text:p>
          </table:table-cell>
          <table:table-cell table:formula="of:=IF(OR([.B276]=&quot;&quot;;[.E276]=&quot;&quot;);&quot;&quot;;ROUND(ABS([.B276]-[.E276])*86400))" office:value-type="float" office:value="16" calcext:value-type="float">
            <text:p>16</text:p>
          </table:table-cell>
          <table:table-cell table:formula="of:=IF(OR([.C276]=&quot;&quot;;[.F276]=&quot;&quot;);&quot;&quot;;ROUND(ABS([.C276]-[.F276])*86400))" office:value-type="float" office:value="5" calcext:value-type="float">
            <text:p>5</text:p>
          </table:table-cell>
          <table:table-cell table:formula="of:=IF(OR([.D276]=&quot;&quot;;[.G276]=&quot;&quot;);&quot;&quot;;ROUND(ABS([.D276]-[.G276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time" office:time-value="PT14H15M44S" calcext:value-type="time">
            <text:p>14:15:44</text:p>
          </table:table-cell>
          <table:table-cell office:value-type="time" office:time-value="PT17H41M27S" calcext:value-type="time">
            <text:p>17:41:27</text:p>
          </table:table-cell>
          <table:table-cell office:value-type="time" office:time-value="PT21H06M51S" calcext:value-type="time">
            <text:p>21:06:51</text:p>
          </table:table-cell>
          <table:table-cell office:value-type="time" office:time-value="PT14H15M30S" calcext:value-type="time">
            <text:p>14:15:30</text:p>
          </table:table-cell>
          <table:table-cell office:value-type="time" office:time-value="PT17H41M20S" calcext:value-type="time">
            <text:p>17:41:20</text:p>
          </table:table-cell>
          <table:table-cell office:value-type="time" office:time-value="PT21H06M49S" calcext:value-type="time">
            <text:p>21:06:49</text:p>
          </table:table-cell>
          <table:table-cell table:formula="of:=IF(OR([.B277]=&quot;&quot;;[.E277]=&quot;&quot;);&quot;&quot;;ROUND(ABS([.B277]-[.E277])*86400))" office:value-type="float" office:value="14" calcext:value-type="float">
            <text:p>14</text:p>
          </table:table-cell>
          <table:table-cell table:formula="of:=IF(OR([.C277]=&quot;&quot;;[.F277]=&quot;&quot;);&quot;&quot;;ROUND(ABS([.C277]-[.F277])*86400))" office:value-type="float" office:value="7" calcext:value-type="float">
            <text:p>7</text:p>
          </table:table-cell>
          <table:table-cell table:formula="of:=IF(OR([.D277]=&quot;&quot;;[.G277]=&quot;&quot;);&quot;&quot;;ROUND(ABS([.D277]-[.G27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time" office:time-value="PT15H13M04S" calcext:value-type="time">
            <text:p>15:13:04</text:p>
          </table:table-cell>
          <table:table-cell office:value-type="time" office:time-value="PT18H43M36S" calcext:value-type="time">
            <text:p>18:43:36</text:p>
          </table:table-cell>
          <table:table-cell office:value-type="time" office:time-value="PT22H18M26S" calcext:value-type="time">
            <text:p>22:18:26</text:p>
          </table:table-cell>
          <table:table-cell office:value-type="time" office:time-value="PT15H12M57S" calcext:value-type="time">
            <text:p>15:12:57</text:p>
          </table:table-cell>
          <table:table-cell office:value-type="time" office:time-value="PT18H43M30S" calcext:value-type="time">
            <text:p>18:43:30</text:p>
          </table:table-cell>
          <table:table-cell office:value-type="time" office:time-value="PT22H18M23S" calcext:value-type="time">
            <text:p>22:18:23</text:p>
          </table:table-cell>
          <table:table-cell table:formula="of:=IF(OR([.B278]=&quot;&quot;;[.E278]=&quot;&quot;);&quot;&quot;;ROUND(ABS([.B278]-[.E278])*86400))" office:value-type="float" office:value="7" calcext:value-type="float">
            <text:p>7</text:p>
          </table:table-cell>
          <table:table-cell table:formula="of:=IF(OR([.C278]=&quot;&quot;;[.F278]=&quot;&quot;);&quot;&quot;;ROUND(ABS([.C278]-[.F278])*86400))" office:value-type="float" office:value="6" calcext:value-type="float">
            <text:p>6</text:p>
          </table:table-cell>
          <table:table-cell table:formula="of:=IF(OR([.D278]=&quot;&quot;;[.G278]=&quot;&quot;);&quot;&quot;;ROUND(ABS([.D278]-[.G278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time" office:time-value="PT15H54M12S" calcext:value-type="time">
            <text:p>15:54:12</text:p>
          </table:table-cell>
          <table:table-cell office:value-type="time" office:time-value="PT19H43M55S" calcext:value-type="time">
            <text:p>19:43:55</text:p>
          </table:table-cell>
          <table:table-cell office:value-type="time" office:time-value="PT23H41M56S" calcext:value-type="time">
            <text:p>23:41:56</text:p>
          </table:table-cell>
          <table:table-cell office:value-type="time" office:time-value="PT15H54M14S" calcext:value-type="time">
            <text:p>15:54:14</text:p>
          </table:table-cell>
          <table:table-cell office:value-type="time" office:time-value="PT19H43M51S" calcext:value-type="time">
            <text:p>19:43:51</text:p>
          </table:table-cell>
          <table:table-cell office:value-type="time" office:time-value="PT23H41M54S" calcext:value-type="time">
            <text:p>23:41:54</text:p>
          </table:table-cell>
          <table:table-cell table:formula="of:=IF(OR([.B279]=&quot;&quot;;[.E279]=&quot;&quot;);&quot;&quot;;ROUND(ABS([.B279]-[.E279])*86400))" office:value-type="float" office:value="2" calcext:value-type="float">
            <text:p>2</text:p>
          </table:table-cell>
          <table:table-cell table:formula="of:=IF(OR([.C279]=&quot;&quot;;[.F279]=&quot;&quot;);&quot;&quot;;ROUND(ABS([.C279]-[.F279])*86400))" office:value-type="float" office:value="4" calcext:value-type="float">
            <text:p>4</text:p>
          </table:table-cell>
          <table:table-cell table:formula="of:=IF(OR([.D279]=&quot;&quot;;[.G279]=&quot;&quot;);&quot;&quot;;ROUND(ABS([.D279]-[.G279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time" office:time-value="PT16H23M06S" calcext:value-type="time">
            <text:p>16:23:06</text:p>
          </table:table-cell>
          <table:table-cell office:value-type="time" office:time-value="PT20H40M48S" calcext:value-type="time">
            <text:p>20:40:48</text:p>
          </table:table-cell>
          <table:table-cell/>
          <table:table-cell office:value-type="time" office:time-value="PT16H23M14S" calcext:value-type="time">
            <text:p>16:23:14</text:p>
          </table:table-cell>
          <table:table-cell office:value-type="time" office:time-value="PT20H40M47S" calcext:value-type="time">
            <text:p>20:40:47</text:p>
          </table:table-cell>
          <table:table-cell/>
          <table:table-cell table:formula="of:=IF(OR([.B280]=&quot;&quot;;[.E280]=&quot;&quot;);&quot;&quot;;ROUND(ABS([.B280]-[.E280])*86400))" office:value-type="float" office:value="8" calcext:value-type="float">
            <text:p>8</text:p>
          </table:table-cell>
          <table:table-cell table:formula="of:=IF(OR([.C280]=&quot;&quot;;[.F280]=&quot;&quot;);&quot;&quot;;ROUND(ABS([.C280]-[.F280])*86400))" office:value-type="float" office:value="1" calcext:value-type="float">
            <text:p>1</text:p>
          </table:table-cell>
          <table:table-cell table:formula="of:=IF(OR([.D280]=&quot;&quot;;[.G280]=&quot;&quot;);&quot;&quot;;ROUND(ABS([.D280]-[.G280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time" office:time-value="PT16H44M11S" calcext:value-type="time">
            <text:p>16:44:11</text:p>
          </table:table-cell>
          <table:table-cell office:value-type="time" office:time-value="PT21H33M50S" calcext:value-type="time">
            <text:p>21:33:50</text:p>
          </table:table-cell>
          <table:table-cell office:value-type="time" office:time-value="PT01H09M52S" calcext:value-type="time">
            <text:p>01:09:52</text:p>
          </table:table-cell>
          <table:table-cell office:value-type="time" office:time-value="PT16H44M22S" calcext:value-type="time">
            <text:p>16:44:22</text:p>
          </table:table-cell>
          <table:table-cell office:value-type="time" office:time-value="PT21H33M50S" calcext:value-type="time">
            <text:p>21:33:50</text:p>
          </table:table-cell>
          <table:table-cell office:value-type="time" office:time-value="PT01H09M49S" calcext:value-type="time">
            <text:p>01:09:49</text:p>
          </table:table-cell>
          <table:table-cell table:formula="of:=IF(OR([.B281]=&quot;&quot;;[.E281]=&quot;&quot;);&quot;&quot;;ROUND(ABS([.B281]-[.E281])*86400))" office:value-type="float" office:value="11" calcext:value-type="float">
            <text:p>11</text:p>
          </table:table-cell>
          <table:table-cell table:formula="of:=IF(OR([.C281]=&quot;&quot;;[.F281]=&quot;&quot;);&quot;&quot;;ROUND(ABS([.C281]-[.F281])*86400))" office:value-type="float" office:value="0" calcext:value-type="float">
            <text:p>0</text:p>
          </table:table-cell>
          <table:table-cell table:formula="of:=IF(OR([.D281]=&quot;&quot;;[.G281]=&quot;&quot;);&quot;&quot;;ROUND(ABS([.D281]-[.G281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time" office:time-value="PT17H00M40S" calcext:value-type="time">
            <text:p>17:00:40</text:p>
          </table:table-cell>
          <table:table-cell office:value-type="time" office:time-value="PT22H23M30S" calcext:value-type="time">
            <text:p>22:23:30</text:p>
          </table:table-cell>
          <table:table-cell office:value-type="time" office:time-value="PT02H37M04S" calcext:value-type="time">
            <text:p>02:37:04</text:p>
          </table:table-cell>
          <table:table-cell office:value-type="time" office:time-value="PT17H00M51S" calcext:value-type="time">
            <text:p>17:00:51</text:p>
          </table:table-cell>
          <table:table-cell office:value-type="time" office:time-value="PT22H23M31S" calcext:value-type="time">
            <text:p>22:23:31</text:p>
          </table:table-cell>
          <table:table-cell office:value-type="time" office:time-value="PT02H37M00S" calcext:value-type="time">
            <text:p>02:37:00</text:p>
          </table:table-cell>
          <table:table-cell table:formula="of:=IF(OR([.B282]=&quot;&quot;;[.E282]=&quot;&quot;);&quot;&quot;;ROUND(ABS([.B282]-[.E282])*86400))" office:value-type="float" office:value="11" calcext:value-type="float">
            <text:p>11</text:p>
          </table:table-cell>
          <table:table-cell table:formula="of:=IF(OR([.C282]=&quot;&quot;;[.F282]=&quot;&quot;);&quot;&quot;;ROUND(ABS([.C282]-[.F282])*86400))" office:value-type="float" office:value="1" calcext:value-type="float">
            <text:p>1</text:p>
          </table:table-cell>
          <table:table-cell table:formula="of:=IF(OR([.D282]=&quot;&quot;;[.G282]=&quot;&quot;);&quot;&quot;;ROUND(ABS([.D282]-[.G282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time" office:time-value="PT17H14M42S" calcext:value-type="time">
            <text:p>17:14:42</text:p>
          </table:table-cell>
          <table:table-cell office:value-type="time" office:time-value="PT23H10M50S" calcext:value-type="time">
            <text:p>23:10:50</text:p>
          </table:table-cell>
          <table:table-cell office:value-type="time" office:time-value="PT04H01M38S" calcext:value-type="time">
            <text:p>04:01:38</text:p>
          </table:table-cell>
          <table:table-cell office:value-type="time" office:time-value="PT17H14M54S" calcext:value-type="time">
            <text:p>17:14:54</text:p>
          </table:table-cell>
          <table:table-cell office:value-type="time" office:time-value="PT23H10M51S" calcext:value-type="time">
            <text:p>23:10:51</text:p>
          </table:table-cell>
          <table:table-cell office:value-type="time" office:time-value="PT04H01M34S" calcext:value-type="time">
            <text:p>04:01:34</text:p>
          </table:table-cell>
          <table:table-cell table:formula="of:=IF(OR([.B283]=&quot;&quot;;[.E283]=&quot;&quot;);&quot;&quot;;ROUND(ABS([.B283]-[.E283])*86400))" office:value-type="float" office:value="12" calcext:value-type="float">
            <text:p>12</text:p>
          </table:table-cell>
          <table:table-cell table:formula="of:=IF(OR([.C283]=&quot;&quot;;[.F283]=&quot;&quot;);&quot;&quot;;ROUND(ABS([.C283]-[.F283])*86400))" office:value-type="float" office:value="1" calcext:value-type="float">
            <text:p>1</text:p>
          </table:table-cell>
          <table:table-cell table:formula="of:=IF(OR([.D283]=&quot;&quot;;[.G283]=&quot;&quot;);&quot;&quot;;ROUND(ABS([.D283]-[.G283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time" office:time-value="PT17H27M49S" calcext:value-type="time">
            <text:p>17:27:49</text:p>
          </table:table-cell>
          <table:table-cell office:value-type="time" office:time-value="PT23H56M57S" calcext:value-type="time">
            <text:p>23:56:57</text:p>
          </table:table-cell>
          <table:table-cell office:value-type="time" office:time-value="PT05H23M39S" calcext:value-type="time">
            <text:p>05:23:39</text:p>
          </table:table-cell>
          <table:table-cell office:value-type="time" office:time-value="PT17H28M00S" calcext:value-type="time">
            <text:p>17:28:00</text:p>
          </table:table-cell>
          <table:table-cell office:value-type="time" office:time-value="PT23H56M57S" calcext:value-type="time">
            <text:p>23:56:57</text:p>
          </table:table-cell>
          <table:table-cell office:value-type="time" office:time-value="PT05H23M35S" calcext:value-type="time">
            <text:p>05:23:35</text:p>
          </table:table-cell>
          <table:table-cell table:formula="of:=IF(OR([.B284]=&quot;&quot;;[.E284]=&quot;&quot;);&quot;&quot;;ROUND(ABS([.B284]-[.E284])*86400))" office:value-type="float" office:value="11" calcext:value-type="float">
            <text:p>11</text:p>
          </table:table-cell>
          <table:table-cell table:formula="of:=IF(OR([.C284]=&quot;&quot;;[.F284]=&quot;&quot;);&quot;&quot;;ROUND(ABS([.C284]-[.F284])*86400))" office:value-type="float" office:value="0" calcext:value-type="float">
            <text:p>0</text:p>
          </table:table-cell>
          <table:table-cell table:formula="of:=IF(OR([.D284]=&quot;&quot;;[.G284]=&quot;&quot;);&quot;&quot;;ROUND(ABS([.D284]-[.G284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time" office:time-value="PT17H41M14S" calcext:value-type="time">
            <text:p>17:41:14</text:p>
          </table:table-cell>
          <table:table-cell/>
          <table:table-cell office:value-type="time" office:time-value="PT06H44M01S" calcext:value-type="time">
            <text:p>06:44:01</text:p>
          </table:table-cell>
          <table:table-cell office:value-type="time" office:time-value="PT17H41M25S" calcext:value-type="time">
            <text:p>17:41:25</text:p>
          </table:table-cell>
          <table:table-cell/>
          <table:table-cell office:value-type="time" office:time-value="PT06H43M56S" calcext:value-type="time">
            <text:p>06:43:56</text:p>
          </table:table-cell>
          <table:table-cell table:formula="of:=IF(OR([.B285]=&quot;&quot;;[.E285]=&quot;&quot;);&quot;&quot;;ROUND(ABS([.B285]-[.E285])*86400))" office:value-type="float" office:value="11" calcext:value-type="float">
            <text:p>11</text:p>
          </table:table-cell>
          <table:table-cell table:formula="of:=IF(OR([.C285]=&quot;&quot;;[.F285]=&quot;&quot;);&quot;&quot;;ROUND(ABS([.C285]-[.F285])*86400))">
            <text:p/>
          </table:table-cell>
          <table:table-cell table:formula="of:=IF(OR([.D285]=&quot;&quot;;[.G285]=&quot;&quot;);&quot;&quot;;ROUND(ABS([.D285]-[.G285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time" office:time-value="PT17H56M14S" calcext:value-type="time">
            <text:p>17:56:14</text:p>
          </table:table-cell>
          <table:table-cell office:value-type="time" office:time-value="PT00H42M56S" calcext:value-type="time">
            <text:p>00:42:56</text:p>
          </table:table-cell>
          <table:table-cell office:value-type="time" office:time-value="PT08H03M32S" calcext:value-type="time">
            <text:p>08:03:32</text:p>
          </table:table-cell>
          <table:table-cell office:value-type="time" office:time-value="PT17H56M23S" calcext:value-type="time">
            <text:p>17:56:23</text:p>
          </table:table-cell>
          <table:table-cell office:value-type="time" office:time-value="PT00H42M57S" calcext:value-type="time">
            <text:p>00:42:57</text:p>
          </table:table-cell>
          <table:table-cell office:value-type="time" office:time-value="PT08H03M28S" calcext:value-type="time">
            <text:p>08:03:28</text:p>
          </table:table-cell>
          <table:table-cell table:formula="of:=IF(OR([.B286]=&quot;&quot;;[.E286]=&quot;&quot;);&quot;&quot;;ROUND(ABS([.B286]-[.E286])*86400))" office:value-type="float" office:value="9" calcext:value-type="float">
            <text:p>9</text:p>
          </table:table-cell>
          <table:table-cell table:formula="of:=IF(OR([.C286]=&quot;&quot;;[.F286]=&quot;&quot;);&quot;&quot;;ROUND(ABS([.C286]-[.F286])*86400))" office:value-type="float" office:value="1" calcext:value-type="float">
            <text:p>1</text:p>
          </table:table-cell>
          <table:table-cell table:formula="of:=IF(OR([.D286]=&quot;&quot;;[.G286]=&quot;&quot;);&quot;&quot;;ROUND(ABS([.D286]-[.G286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time" office:time-value="PT18H14M17S" calcext:value-type="time">
            <text:p>18:14:17</text:p>
          </table:table-cell>
          <table:table-cell office:value-type="time" office:time-value="PT01H29M42S" calcext:value-type="time">
            <text:p>01:29:42</text:p>
          </table:table-cell>
          <table:table-cell office:value-type="time" office:time-value="PT09H22M27S" calcext:value-type="time">
            <text:p>09:22:27</text:p>
          </table:table-cell>
          <table:table-cell office:value-type="time" office:time-value="PT18H14M26S" calcext:value-type="time">
            <text:p>18:14:26</text:p>
          </table:table-cell>
          <table:table-cell office:value-type="time" office:time-value="PT01H29M42S" calcext:value-type="time">
            <text:p>01:29:42</text:p>
          </table:table-cell>
          <table:table-cell office:value-type="time" office:time-value="PT09H22M20S" calcext:value-type="time">
            <text:p>09:22:20</text:p>
          </table:table-cell>
          <table:table-cell table:formula="of:=IF(OR([.B287]=&quot;&quot;;[.E287]=&quot;&quot;);&quot;&quot;;ROUND(ABS([.B287]-[.E287])*86400))" office:value-type="float" office:value="9" calcext:value-type="float">
            <text:p>9</text:p>
          </table:table-cell>
          <table:table-cell table:formula="of:=IF(OR([.C287]=&quot;&quot;;[.F287]=&quot;&quot;);&quot;&quot;;ROUND(ABS([.C287]-[.F287])*86400))" office:value-type="float" office:value="0" calcext:value-type="float">
            <text:p>0</text:p>
          </table:table-cell>
          <table:table-cell table:formula="of:=IF(OR([.D287]=&quot;&quot;;[.G287]=&quot;&quot;);&quot;&quot;;ROUND(ABS([.D287]-[.G287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time" office:time-value="PT18H37M23S" calcext:value-type="time">
            <text:p>18:37:23</text:p>
          </table:table-cell>
          <table:table-cell office:value-type="time" office:time-value="PT02H17M50S" calcext:value-type="time">
            <text:p>02:17:50</text:p>
          </table:table-cell>
          <table:table-cell office:value-type="time" office:time-value="PT10H39M42S" calcext:value-type="time">
            <text:p>10:39:42</text:p>
          </table:table-cell>
          <table:table-cell office:value-type="time" office:time-value="PT18H37M30S" calcext:value-type="time">
            <text:p>18:37:30</text:p>
          </table:table-cell>
          <table:table-cell office:value-type="time" office:time-value="PT02H17M50S" calcext:value-type="time">
            <text:p>02:17:50</text:p>
          </table:table-cell>
          <table:table-cell office:value-type="time" office:time-value="PT10H39M34S" calcext:value-type="time">
            <text:p>10:39:34</text:p>
          </table:table-cell>
          <table:table-cell table:formula="of:=IF(OR([.B288]=&quot;&quot;;[.E288]=&quot;&quot;);&quot;&quot;;ROUND(ABS([.B288]-[.E288])*86400))" office:value-type="float" office:value="7" calcext:value-type="float">
            <text:p>7</text:p>
          </table:table-cell>
          <table:table-cell table:formula="of:=IF(OR([.C288]=&quot;&quot;;[.F288]=&quot;&quot;);&quot;&quot;;ROUND(ABS([.C288]-[.F288])*86400))" office:value-type="float" office:value="0" calcext:value-type="float">
            <text:p>0</text:p>
          </table:table-cell>
          <table:table-cell table:formula="of:=IF(OR([.D288]=&quot;&quot;;[.G288]=&quot;&quot;);&quot;&quot;;ROUND(ABS([.D288]-[.G288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time" office:time-value="PT19H08M02S" calcext:value-type="time">
            <text:p>19:08:02</text:p>
          </table:table-cell>
          <table:table-cell office:value-type="time" office:time-value="PT03H07M33S" calcext:value-type="time">
            <text:p>03:07:33</text:p>
          </table:table-cell>
          <table:table-cell office:value-type="time" office:time-value="PT11H52M47S" calcext:value-type="time">
            <text:p>11:52:47</text:p>
          </table:table-cell>
          <table:table-cell office:value-type="time" office:time-value="PT19H08M06S" calcext:value-type="time">
            <text:p>19:08:06</text:p>
          </table:table-cell>
          <table:table-cell office:value-type="time" office:time-value="PT03H07M32S" calcext:value-type="time">
            <text:p>03:07:32</text:p>
          </table:table-cell>
          <table:table-cell office:value-type="time" office:time-value="PT11H52M38S" calcext:value-type="time">
            <text:p>11:52:38</text:p>
          </table:table-cell>
          <table:table-cell table:formula="of:=IF(OR([.B289]=&quot;&quot;;[.E289]=&quot;&quot;);&quot;&quot;;ROUND(ABS([.B289]-[.E289])*86400))" office:value-type="float" office:value="4" calcext:value-type="float">
            <text:p>4</text:p>
          </table:table-cell>
          <table:table-cell table:formula="of:=IF(OR([.C289]=&quot;&quot;;[.F289]=&quot;&quot;);&quot;&quot;;ROUND(ABS([.C289]-[.F289])*86400))" office:value-type="float" office:value="1" calcext:value-type="float">
            <text:p>1</text:p>
          </table:table-cell>
          <table:table-cell table:formula="of:=IF(OR([.D289]=&quot;&quot;;[.G289]=&quot;&quot;);&quot;&quot;;ROUND(ABS([.D289]-[.G289])*86400)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time" office:time-value="PT19H48M50S" calcext:value-type="time">
            <text:p>19:48:50</text:p>
          </table:table-cell>
          <table:table-cell office:value-type="time" office:time-value="PT03H58M32S" calcext:value-type="time">
            <text:p>03:58:32</text:p>
          </table:table-cell>
          <table:table-cell office:value-type="time" office:time-value="PT12H57M55S" calcext:value-type="time">
            <text:p>12:57:55</text:p>
          </table:table-cell>
          <table:table-cell office:value-type="time" office:time-value="PT19H48M51S" calcext:value-type="time">
            <text:p>19:48:51</text:p>
          </table:table-cell>
          <table:table-cell office:value-type="time" office:time-value="PT03H58M31S" calcext:value-type="time">
            <text:p>03:58:31</text:p>
          </table:table-cell>
          <table:table-cell office:value-type="time" office:time-value="PT12H57M47S" calcext:value-type="time">
            <text:p>12:57:47</text:p>
          </table:table-cell>
          <table:table-cell table:formula="of:=IF(OR([.B290]=&quot;&quot;;[.E290]=&quot;&quot;);&quot;&quot;;ROUND(ABS([.B290]-[.E290])*86400))" office:value-type="float" office:value="1" calcext:value-type="float">
            <text:p>1</text:p>
          </table:table-cell>
          <table:table-cell table:formula="of:=IF(OR([.C290]=&quot;&quot;;[.F290]=&quot;&quot;);&quot;&quot;;ROUND(ABS([.C290]-[.F290])*86400))" office:value-type="float" office:value="1" calcext:value-type="float">
            <text:p>1</text:p>
          </table:table-cell>
          <table:table-cell table:formula="of:=IF(OR([.D290]=&quot;&quot;;[.G290]=&quot;&quot;);&quot;&quot;;ROUND(ABS([.D290]-[.G290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10-16" calcext:value-type="date">
            <text:p>2022-10-16</text:p>
          </table:table-cell>
          <table:table-cell office:value-type="time" office:time-value="PT20H41M06S" calcext:value-type="time">
            <text:p>20:41:06</text:p>
          </table:table-cell>
          <table:table-cell office:value-type="time" office:time-value="PT04H50M03S" calcext:value-type="time">
            <text:p>04:50:03</text:p>
          </table:table-cell>
          <table:table-cell office:value-type="time" office:time-value="PT13H51M45S" calcext:value-type="time">
            <text:p>13:51:45</text:p>
          </table:table-cell>
          <table:table-cell office:value-type="time" office:time-value="PT20H41M06S" calcext:value-type="time">
            <text:p>20:41:06</text:p>
          </table:table-cell>
          <table:table-cell office:value-type="time" office:time-value="PT04H50M02S" calcext:value-type="time">
            <text:p>04:50:02</text:p>
          </table:table-cell>
          <table:table-cell office:value-type="time" office:time-value="PT13H51M40S" calcext:value-type="time">
            <text:p>13:51:40</text:p>
          </table:table-cell>
          <table:table-cell table:formula="of:=IF(OR([.B291]=&quot;&quot;;[.E291]=&quot;&quot;);&quot;&quot;;ROUND(ABS([.B291]-[.E291])*86400))" office:value-type="float" office:value="0" calcext:value-type="float">
            <text:p>0</text:p>
          </table:table-cell>
          <table:table-cell table:formula="of:=IF(OR([.C291]=&quot;&quot;;[.F291]=&quot;&quot;);&quot;&quot;;ROUND(ABS([.C291]-[.F291])*86400))" office:value-type="float" office:value="1" calcext:value-type="float">
            <text:p>1</text:p>
          </table:table-cell>
          <table:table-cell table:formula="of:=IF(OR([.D291]=&quot;&quot;;[.G291]=&quot;&quot;);&quot;&quot;;ROUND(ABS([.D291]-[.G291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time" office:time-value="PT21H43M38S" calcext:value-type="time">
            <text:p>21:43:38</text:p>
          </table:table-cell>
          <table:table-cell office:value-type="time" office:time-value="PT05H41M08S" calcext:value-type="time">
            <text:p>05:41:08</text:p>
          </table:table-cell>
          <table:table-cell office:value-type="time" office:time-value="PT14H33M16S" calcext:value-type="time">
            <text:p>14:33:16</text:p>
          </table:table-cell>
          <table:table-cell office:value-type="time" office:time-value="PT21H43M37S" calcext:value-type="time">
            <text:p>21:43:37</text:p>
          </table:table-cell>
          <table:table-cell office:value-type="time" office:time-value="PT05H41M06S" calcext:value-type="time">
            <text:p>05:41:06</text:p>
          </table:table-cell>
          <table:table-cell office:value-type="time" office:time-value="PT14H33M16S" calcext:value-type="time">
            <text:p>14:33:16</text:p>
          </table:table-cell>
          <table:table-cell table:formula="of:=IF(OR([.B292]=&quot;&quot;;[.E292]=&quot;&quot;);&quot;&quot;;ROUND(ABS([.B292]-[.E292])*86400))" office:value-type="float" office:value="1" calcext:value-type="float">
            <text:p>1</text:p>
          </table:table-cell>
          <table:table-cell table:formula="of:=IF(OR([.C292]=&quot;&quot;;[.F292]=&quot;&quot;);&quot;&quot;;ROUND(ABS([.C292]-[.F292])*86400))" office:value-type="float" office:value="2" calcext:value-type="float">
            <text:p>2</text:p>
          </table:table-cell>
          <table:table-cell table:formula="of:=IF(OR([.D292]=&quot;&quot;;[.G292]=&quot;&quot;);&quot;&quot;;ROUND(ABS([.D292]-[.G292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time" office:time-value="PT22H53M06S" calcext:value-type="time">
            <text:p>22:53:06</text:p>
          </table:table-cell>
          <table:table-cell office:value-type="time" office:time-value="PT06H30M52S" calcext:value-type="time">
            <text:p>06:30:52</text:p>
          </table:table-cell>
          <table:table-cell office:value-type="time" office:time-value="PT15H04M10S" calcext:value-type="time">
            <text:p>15:04:10</text:p>
          </table:table-cell>
          <table:table-cell office:value-type="time" office:time-value="PT22H53M05S" calcext:value-type="time">
            <text:p>22:53:05</text:p>
          </table:table-cell>
          <table:table-cell office:value-type="time" office:time-value="PT06H30M51S" calcext:value-type="time">
            <text:p>06:30:51</text:p>
          </table:table-cell>
          <table:table-cell office:value-type="time" office:time-value="PT15H04M13S" calcext:value-type="time">
            <text:p>15:04:13</text:p>
          </table:table-cell>
          <table:table-cell table:formula="of:=IF(OR([.B293]=&quot;&quot;;[.E293]=&quot;&quot;);&quot;&quot;;ROUND(ABS([.B293]-[.E293])*86400))" office:value-type="float" office:value="1" calcext:value-type="float">
            <text:p>1</text:p>
          </table:table-cell>
          <table:table-cell table:formula="of:=IF(OR([.C293]=&quot;&quot;;[.F293]=&quot;&quot;);&quot;&quot;;ROUND(ABS([.C293]-[.F293])*86400))" office:value-type="float" office:value="1" calcext:value-type="float">
            <text:p>1</text:p>
          </table:table-cell>
          <table:table-cell table:formula="of:=IF(OR([.D293]=&quot;&quot;;[.G293]=&quot;&quot;);&quot;&quot;;ROUND(ABS([.D293]-[.G293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/>
          <table:table-cell office:value-type="time" office:time-value="PT07H18M45S" calcext:value-type="time">
            <text:p>07:18:45</text:p>
          </table:table-cell>
          <table:table-cell office:value-type="time" office:time-value="PT15H27M14S" calcext:value-type="time">
            <text:p>15:27:14</text:p>
          </table:table-cell>
          <table:table-cell/>
          <table:table-cell office:value-type="time" office:time-value="PT07H18M45S" calcext:value-type="time">
            <text:p>07:18:45</text:p>
          </table:table-cell>
          <table:table-cell office:value-type="time" office:time-value="PT15H27M19S" calcext:value-type="time">
            <text:p>15:27:19</text:p>
          </table:table-cell>
          <table:table-cell table:formula="of:=IF(OR([.B294]=&quot;&quot;;[.E294]=&quot;&quot;);&quot;&quot;;ROUND(ABS([.B294]-[.E294])*86400))">
            <text:p/>
          </table:table-cell>
          <table:table-cell table:formula="of:=IF(OR([.C294]=&quot;&quot;;[.F294]=&quot;&quot;);&quot;&quot;;ROUND(ABS([.C294]-[.F294])*86400))" office:value-type="float" office:value="0" calcext:value-type="float">
            <text:p>0</text:p>
          </table:table-cell>
          <table:table-cell table:formula="of:=IF(OR([.D294]=&quot;&quot;;[.G294]=&quot;&quot;);&quot;&quot;;ROUND(ABS([.D294]-[.G294])*86400))" office:value-type="float" office:value="5" calcext:value-type="float">
            <text:p>5</text:p>
          </table:table-cell>
          <table:table-cell table:number-columns-repeated="5"/>
          <table:table-cell table:style-name="ce12"/>
          <table:table-cell table:number-columns-repeated="3"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time" office:time-value="PT00H06M07S" calcext:value-type="time">
            <text:p>00:06:07</text:p>
          </table:table-cell>
          <table:table-cell office:value-type="time" office:time-value="PT08H04M41S" calcext:value-type="time">
            <text:p>08:04:41</text:p>
          </table:table-cell>
          <table:table-cell office:value-type="time" office:time-value="PT15H45M06S" calcext:value-type="time">
            <text:p>15:45:06</text:p>
          </table:table-cell>
          <table:table-cell office:value-type="time" office:time-value="PT00H06M05S" calcext:value-type="time">
            <text:p>00:06:05</text:p>
          </table:table-cell>
          <table:table-cell office:value-type="time" office:time-value="PT08H04M42S" calcext:value-type="time">
            <text:p>08:04:42</text:p>
          </table:table-cell>
          <table:table-cell office:value-type="time" office:time-value="PT15H45M12S" calcext:value-type="time">
            <text:p>15:45:12</text:p>
          </table:table-cell>
          <table:table-cell table:formula="of:=IF(OR([.B295]=&quot;&quot;;[.E295]=&quot;&quot;);&quot;&quot;;ROUND(ABS([.B295]-[.E295])*86400))" office:value-type="float" office:value="2" calcext:value-type="float">
            <text:p>2</text:p>
          </table:table-cell>
          <table:table-cell table:formula="of:=IF(OR([.C295]=&quot;&quot;;[.F295]=&quot;&quot;);&quot;&quot;;ROUND(ABS([.C295]-[.F295])*86400))" office:value-type="float" office:value="1" calcext:value-type="float">
            <text:p>1</text:p>
          </table:table-cell>
          <table:table-cell table:formula="of:=IF(OR([.D295]=&quot;&quot;;[.G295]=&quot;&quot;);&quot;&quot;;ROUND(ABS([.D295]-[.G295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time" office:time-value="PT01H20M26S" calcext:value-type="time">
            <text:p>01:20:26</text:p>
          </table:table-cell>
          <table:table-cell office:value-type="time" office:time-value="PT08H49M04S" calcext:value-type="time">
            <text:p>08:49:04</text:p>
          </table:table-cell>
          <table:table-cell office:value-type="time" office:time-value="PT15H59M42S" calcext:value-type="time">
            <text:p>15:59:42</text:p>
          </table:table-cell>
          <table:table-cell office:value-type="time" office:time-value="PT01H20M24S" calcext:value-type="time">
            <text:p>01:20:24</text:p>
          </table:table-cell>
          <table:table-cell office:value-type="time" office:time-value="PT08H49M06S" calcext:value-type="time">
            <text:p>08:49:06</text:p>
          </table:table-cell>
          <table:table-cell office:value-type="time" office:time-value="PT15H59M49S" calcext:value-type="time">
            <text:p>15:59:49</text:p>
          </table:table-cell>
          <table:table-cell table:formula="of:=IF(OR([.B296]=&quot;&quot;;[.E296]=&quot;&quot;);&quot;&quot;;ROUND(ABS([.B296]-[.E296])*86400))" office:value-type="float" office:value="2" calcext:value-type="float">
            <text:p>2</text:p>
          </table:table-cell>
          <table:table-cell table:formula="of:=IF(OR([.C296]=&quot;&quot;;[.F296]=&quot;&quot;);&quot;&quot;;ROUND(ABS([.C296]-[.F296])*86400))" office:value-type="float" office:value="2" calcext:value-type="float">
            <text:p>2</text:p>
          </table:table-cell>
          <table:table-cell table:formula="of:=IF(OR([.D296]=&quot;&quot;;[.G296]=&quot;&quot;);&quot;&quot;;ROUND(ABS([.D296]-[.G296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time" office:time-value="PT02H35M22S" calcext:value-type="time">
            <text:p>02:35:22</text:p>
          </table:table-cell>
          <table:table-cell office:value-type="time" office:time-value="PT09H32M36S" calcext:value-type="time">
            <text:p>09:32:36</text:p>
          </table:table-cell>
          <table:table-cell office:value-type="time" office:time-value="PT16H12M32S" calcext:value-type="time">
            <text:p>16:12:32</text:p>
          </table:table-cell>
          <table:table-cell office:value-type="time" office:time-value="PT02H35M19S" calcext:value-type="time">
            <text:p>02:35:19</text:p>
          </table:table-cell>
          <table:table-cell office:value-type="time" office:time-value="PT09H32M39S" calcext:value-type="time">
            <text:p>09:32:39</text:p>
          </table:table-cell>
          <table:table-cell office:value-type="time" office:time-value="PT16H12M41S" calcext:value-type="time">
            <text:p>16:12:41</text:p>
          </table:table-cell>
          <table:table-cell table:formula="of:=IF(OR([.B297]=&quot;&quot;;[.E297]=&quot;&quot;);&quot;&quot;;ROUND(ABS([.B297]-[.E297])*86400))" office:value-type="float" office:value="3" calcext:value-type="float">
            <text:p>3</text:p>
          </table:table-cell>
          <table:table-cell table:formula="of:=IF(OR([.C297]=&quot;&quot;;[.F297]=&quot;&quot;);&quot;&quot;;ROUND(ABS([.C297]-[.F297])*86400))" office:value-type="float" office:value="3" calcext:value-type="float">
            <text:p>3</text:p>
          </table:table-cell>
          <table:table-cell table:formula="of:=IF(OR([.D297]=&quot;&quot;;[.G297]=&quot;&quot;);&quot;&quot;;ROUND(ABS([.D297]-[.G297])*86400)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time" office:time-value="PT03H51M13S" calcext:value-type="time">
            <text:p>03:51:13</text:p>
          </table:table-cell>
          <table:table-cell office:value-type="time" office:time-value="PT10H16M11S" calcext:value-type="time">
            <text:p>10:16:11</text:p>
          </table:table-cell>
          <table:table-cell office:value-type="time" office:time-value="PT16H24M47S" calcext:value-type="time">
            <text:p>16:24:47</text:p>
          </table:table-cell>
          <table:table-cell office:value-type="time" office:time-value="PT03H51M11S" calcext:value-type="time">
            <text:p>03:51:11</text:p>
          </table:table-cell>
          <table:table-cell office:value-type="time" office:time-value="PT10H16M15S" calcext:value-type="time">
            <text:p>10:16:15</text:p>
          </table:table-cell>
          <table:table-cell office:value-type="time" office:time-value="PT16H24M57S" calcext:value-type="time">
            <text:p>16:24:57</text:p>
          </table:table-cell>
          <table:table-cell table:formula="of:=IF(OR([.B298]=&quot;&quot;;[.E298]=&quot;&quot;);&quot;&quot;;ROUND(ABS([.B298]-[.E298])*86400))" office:value-type="float" office:value="2" calcext:value-type="float">
            <text:p>2</text:p>
          </table:table-cell>
          <table:table-cell table:formula="of:=IF(OR([.C298]=&quot;&quot;;[.F298]=&quot;&quot;);&quot;&quot;;ROUND(ABS([.C298]-[.F298])*86400))" office:value-type="float" office:value="4" calcext:value-type="float">
            <text:p>4</text:p>
          </table:table-cell>
          <table:table-cell table:formula="of:=IF(OR([.D298]=&quot;&quot;;[.G298]=&quot;&quot;);&quot;&quot;;ROUND(ABS([.D298]-[.G298])*86400)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time" office:time-value="PT05H08M58S" calcext:value-type="time">
            <text:p>05:08:58</text:p>
          </table:table-cell>
          <table:table-cell office:value-type="time" office:time-value="PT11H00M56S" calcext:value-type="time">
            <text:p>11:00:56</text:p>
          </table:table-cell>
          <table:table-cell office:value-type="time" office:time-value="PT16H37M34S" calcext:value-type="time">
            <text:p>16:37:34</text:p>
          </table:table-cell>
          <table:table-cell office:value-type="time" office:time-value="PT05H08M55S" calcext:value-type="time">
            <text:p>05:08:55</text:p>
          </table:table-cell>
          <table:table-cell office:value-type="time" office:time-value="PT11H00M59S" calcext:value-type="time">
            <text:p>11:00:59</text:p>
          </table:table-cell>
          <table:table-cell office:value-type="time" office:time-value="PT16H37M46S" calcext:value-type="time">
            <text:p>16:37:46</text:p>
          </table:table-cell>
          <table:table-cell table:formula="of:=IF(OR([.B299]=&quot;&quot;;[.E299]=&quot;&quot;);&quot;&quot;;ROUND(ABS([.B299]-[.E299])*86400))" office:value-type="float" office:value="3" calcext:value-type="float">
            <text:p>3</text:p>
          </table:table-cell>
          <table:table-cell table:formula="of:=IF(OR([.C299]=&quot;&quot;;[.F299]=&quot;&quot;);&quot;&quot;;ROUND(ABS([.C299]-[.F299])*86400))" office:value-type="float" office:value="3" calcext:value-type="float">
            <text:p>3</text:p>
          </table:table-cell>
          <table:table-cell table:formula="of:=IF(OR([.D299]=&quot;&quot;;[.G299]=&quot;&quot;);&quot;&quot;;ROUND(ABS([.D299]-[.G299])*86400)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time" office:time-value="PT06H29M46S" calcext:value-type="time">
            <text:p>06:29:46</text:p>
          </table:table-cell>
          <table:table-cell office:value-type="time" office:time-value="PT11H47M59S" calcext:value-type="time">
            <text:p>11:47:59</text:p>
          </table:table-cell>
          <table:table-cell office:value-type="time" office:time-value="PT16H52M10S" calcext:value-type="time">
            <text:p>16:52:10</text:p>
          </table:table-cell>
          <table:table-cell office:value-type="time" office:time-value="PT06H29M41S" calcext:value-type="time">
            <text:p>06:29:41</text:p>
          </table:table-cell>
          <table:table-cell office:value-type="time" office:time-value="PT11H48M03S" calcext:value-type="time">
            <text:p>11:48:03</text:p>
          </table:table-cell>
          <table:table-cell office:value-type="time" office:time-value="PT16H52M22S" calcext:value-type="time">
            <text:p>16:52:22</text:p>
          </table:table-cell>
          <table:table-cell table:formula="of:=IF(OR([.B300]=&quot;&quot;;[.E300]=&quot;&quot;);&quot;&quot;;ROUND(ABS([.B300]-[.E300])*86400))" office:value-type="float" office:value="5" calcext:value-type="float">
            <text:p>5</text:p>
          </table:table-cell>
          <table:table-cell table:formula="of:=IF(OR([.C300]=&quot;&quot;;[.F300]=&quot;&quot;);&quot;&quot;;ROUND(ABS([.C300]-[.F300])*86400))" office:value-type="float" office:value="4" calcext:value-type="float">
            <text:p>4</text:p>
          </table:table-cell>
          <table:table-cell table:formula="of:=IF(OR([.D300]=&quot;&quot;;[.G300]=&quot;&quot;);&quot;&quot;;ROUND(ABS([.D300]-[.G300])*86400)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time" office:time-value="PT07H54M18S" calcext:value-type="time">
            <text:p>07:54:18</text:p>
          </table:table-cell>
          <table:table-cell office:value-type="time" office:time-value="PT12H38M30S" calcext:value-type="time">
            <text:p>12:38:30</text:p>
          </table:table-cell>
          <table:table-cell office:value-type="time" office:time-value="PT17H10M22S" calcext:value-type="time">
            <text:p>17:10:22</text:p>
          </table:table-cell>
          <table:table-cell office:value-type="time" office:time-value="PT07H54M11S" calcext:value-type="time">
            <text:p>07:54:11</text:p>
          </table:table-cell>
          <table:table-cell office:value-type="time" office:time-value="PT12H38M33S" calcext:value-type="time">
            <text:p>12:38:33</text:p>
          </table:table-cell>
          <table:table-cell office:value-type="time" office:time-value="PT17H10M34S" calcext:value-type="time">
            <text:p>17:10:34</text:p>
          </table:table-cell>
          <table:table-cell table:formula="of:=IF(OR([.B301]=&quot;&quot;;[.E301]=&quot;&quot;);&quot;&quot;;ROUND(ABS([.B301]-[.E301])*86400))" office:value-type="float" office:value="7" calcext:value-type="float">
            <text:p>7</text:p>
          </table:table-cell>
          <table:table-cell table:formula="of:=IF(OR([.C301]=&quot;&quot;;[.F301]=&quot;&quot;);&quot;&quot;;ROUND(ABS([.C301]-[.F301])*86400))" office:value-type="float" office:value="3" calcext:value-type="float">
            <text:p>3</text:p>
          </table:table-cell>
          <table:table-cell table:formula="of:=IF(OR([.D301]=&quot;&quot;;[.G301]=&quot;&quot;);&quot;&quot;;ROUND(ABS([.D301]-[.G301])*86400)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time" office:time-value="PT09H21M51S" calcext:value-type="time">
            <text:p>09:21:51</text:p>
          </table:table-cell>
          <table:table-cell office:value-type="time" office:time-value="PT13H33M18S" calcext:value-type="time">
            <text:p>13:33:18</text:p>
          </table:table-cell>
          <table:table-cell office:value-type="time" office:time-value="PT17H34M53S" calcext:value-type="time">
            <text:p>17:34:53</text:p>
          </table:table-cell>
          <table:table-cell office:value-type="time" office:time-value="PT09H21M41S" calcext:value-type="time">
            <text:p>09:21:41</text:p>
          </table:table-cell>
          <table:table-cell office:value-type="time" office:time-value="PT13H33M18S" calcext:value-type="time">
            <text:p>13:33:18</text:p>
          </table:table-cell>
          <table:table-cell office:value-type="time" office:time-value="PT17H35M03S" calcext:value-type="time">
            <text:p>17:35:03</text:p>
          </table:table-cell>
          <table:table-cell table:formula="of:=IF(OR([.B302]=&quot;&quot;;[.E302]=&quot;&quot;);&quot;&quot;;ROUND(ABS([.B302]-[.E302])*86400))" office:value-type="float" office:value="10" calcext:value-type="float">
            <text:p>10</text:p>
          </table:table-cell>
          <table:table-cell table:formula="of:=IF(OR([.C302]=&quot;&quot;;[.F302]=&quot;&quot;);&quot;&quot;;ROUND(ABS([.C302]-[.F302])*86400))" office:value-type="float" office:value="0" calcext:value-type="float">
            <text:p>0</text:p>
          </table:table-cell>
          <table:table-cell table:formula="of:=IF(OR([.D302]=&quot;&quot;;[.G302]=&quot;&quot;);&quot;&quot;;ROUND(ABS([.D302]-[.G302])*86400)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time" office:time-value="PT10H48M45S" calcext:value-type="time">
            <text:p>10:48:45</text:p>
          </table:table-cell>
          <table:table-cell office:value-type="time" office:time-value="PT14H32M25S" calcext:value-type="time">
            <text:p>14:32:25</text:p>
          </table:table-cell>
          <table:table-cell office:value-type="time" office:time-value="PT18H09M46S" calcext:value-type="time">
            <text:p>18:09:46</text:p>
          </table:table-cell>
          <table:table-cell office:value-type="time" office:time-value="PT10H48M30S" calcext:value-type="time">
            <text:p>10:48:30</text:p>
          </table:table-cell>
          <table:table-cell office:value-type="time" office:time-value="PT14H32M20S" calcext:value-type="time">
            <text:p>14:32:20</text:p>
          </table:table-cell>
          <table:table-cell office:value-type="time" office:time-value="PT18H09M51S" calcext:value-type="time">
            <text:p>18:09:51</text:p>
          </table:table-cell>
          <table:table-cell table:formula="of:=IF(OR([.B303]=&quot;&quot;;[.E303]=&quot;&quot;);&quot;&quot;;ROUND(ABS([.B303]-[.E303])*86400))" office:value-type="float" office:value="15" calcext:value-type="float">
            <text:p>15</text:p>
          </table:table-cell>
          <table:table-cell table:formula="of:=IF(OR([.C303]=&quot;&quot;;[.F303]=&quot;&quot;);&quot;&quot;;ROUND(ABS([.C303]-[.F303])*86400))" office:value-type="float" office:value="5" calcext:value-type="float">
            <text:p>5</text:p>
          </table:table-cell>
          <table:table-cell table:formula="of:=IF(OR([.D303]=&quot;&quot;;[.G303]=&quot;&quot;);&quot;&quot;;ROUND(ABS([.D303]-[.G303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time" office:time-value="PT12H07M41S" calcext:value-type="time">
            <text:p>12:07:41</text:p>
          </table:table-cell>
          <table:table-cell office:value-type="time" office:time-value="PT15H34M41S" calcext:value-type="time">
            <text:p>15:34:41</text:p>
          </table:table-cell>
          <table:table-cell office:value-type="time" office:time-value="PT18H59M51S" calcext:value-type="time">
            <text:p>18:59:51</text:p>
          </table:table-cell>
          <table:table-cell office:value-type="time" office:time-value="PT12H07M27S" calcext:value-type="time">
            <text:p>12:07:27</text:p>
          </table:table-cell>
          <table:table-cell office:value-type="time" office:time-value="PT15H34M33S" calcext:value-type="time">
            <text:p>15:34:33</text:p>
          </table:table-cell>
          <table:table-cell office:value-type="time" office:time-value="PT18H59M48S" calcext:value-type="time">
            <text:p>18:59:48</text:p>
          </table:table-cell>
          <table:table-cell table:formula="of:=IF(OR([.B304]=&quot;&quot;;[.E304]=&quot;&quot;);&quot;&quot;;ROUND(ABS([.B304]-[.E304])*86400))" office:value-type="float" office:value="14" calcext:value-type="float">
            <text:p>14</text:p>
          </table:table-cell>
          <table:table-cell table:formula="of:=IF(OR([.C304]=&quot;&quot;;[.F304]=&quot;&quot;);&quot;&quot;;ROUND(ABS([.C304]-[.F304])*86400))" office:value-type="float" office:value="8" calcext:value-type="float">
            <text:p>8</text:p>
          </table:table-cell>
          <table:table-cell table:formula="of:=IF(OR([.D304]=&quot;&quot;;[.G304]=&quot;&quot;);&quot;&quot;;ROUND(ABS([.D304]-[.G304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0-30" calcext:value-type="date">
            <text:p>2022-10-30</text:p>
          </table:table-cell>
          <table:table-cell office:value-type="time" office:time-value="PT13H11M07S" calcext:value-type="time">
            <text:p>13:11:07</text:p>
          </table:table-cell>
          <table:table-cell office:value-type="time" office:time-value="PT16H37M46S" calcext:value-type="time">
            <text:p>16:37:46</text:p>
          </table:table-cell>
          <table:table-cell office:value-type="time" office:time-value="PT20H07M22S" calcext:value-type="time">
            <text:p>20:07:22</text:p>
          </table:table-cell>
          <table:table-cell office:value-type="time" office:time-value="PT13H11M00S" calcext:value-type="time">
            <text:p>13:11:00</text:p>
          </table:table-cell>
          <table:table-cell office:value-type="time" office:time-value="PT16H37M37S" calcext:value-type="time">
            <text:p>16:37:37</text:p>
          </table:table-cell>
          <table:table-cell office:value-type="time" office:time-value="PT20H07M13S" calcext:value-type="time">
            <text:p>20:07:13</text:p>
          </table:table-cell>
          <table:table-cell table:formula="of:=IF(OR([.B305]=&quot;&quot;;[.E305]=&quot;&quot;);&quot;&quot;;ROUND(ABS([.B305]-[.E305])*86400))" office:value-type="float" office:value="7" calcext:value-type="float">
            <text:p>7</text:p>
          </table:table-cell>
          <table:table-cell table:formula="of:=IF(OR([.C305]=&quot;&quot;;[.F305]=&quot;&quot;);&quot;&quot;;ROUND(ABS([.C305]-[.F305])*86400))" office:value-type="float" office:value="9" calcext:value-type="float">
            <text:p>9</text:p>
          </table:table-cell>
          <table:table-cell table:formula="of:=IF(OR([.D305]=&quot;&quot;;[.G305]=&quot;&quot;);&quot;&quot;;ROUND(ABS([.D305]-[.G305])*86400)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time" office:time-value="PT13H56M52S" calcext:value-type="time">
            <text:p>13:56:52</text:p>
          </table:table-cell>
          <table:table-cell office:value-type="time" office:time-value="PT17H38M59S" calcext:value-type="time">
            <text:p>17:38:59</text:p>
          </table:table-cell>
          <table:table-cell office:value-type="time" office:time-value="PT21H28M16S" calcext:value-type="time">
            <text:p>21:28:16</text:p>
          </table:table-cell>
          <table:table-cell office:value-type="time" office:time-value="PT13H56M54S" calcext:value-type="time">
            <text:p>13:56:54</text:p>
          </table:table-cell>
          <table:table-cell office:value-type="time" office:time-value="PT17H38M52S" calcext:value-type="time">
            <text:p>17:38:52</text:p>
          </table:table-cell>
          <table:table-cell office:value-type="time" office:time-value="PT21H28M07S" calcext:value-type="time">
            <text:p>21:28:07</text:p>
          </table:table-cell>
          <table:table-cell table:formula="of:=IF(OR([.B306]=&quot;&quot;;[.E306]=&quot;&quot;);&quot;&quot;;ROUND(ABS([.B306]-[.E306])*86400))" office:value-type="float" office:value="2" calcext:value-type="float">
            <text:p>2</text:p>
          </table:table-cell>
          <table:table-cell table:formula="of:=IF(OR([.C306]=&quot;&quot;;[.F306]=&quot;&quot;);&quot;&quot;;ROUND(ABS([.C306]-[.F306])*86400))" office:value-type="float" office:value="7" calcext:value-type="float">
            <text:p>7</text:p>
          </table:table-cell>
          <table:table-cell table:formula="of:=IF(OR([.D306]=&quot;&quot;;[.G306]=&quot;&quot;);&quot;&quot;;ROUND(ABS([.D306]-[.G306])*86400)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date" office:date-value="2022-11-01" calcext:value-type="date">
            <text:p>2022-11-01</text:p>
          </table:table-cell>
          <table:table-cell office:value-type="time" office:time-value="PT14H28M33S" calcext:value-type="time">
            <text:p>14:28:33</text:p>
          </table:table-cell>
          <table:table-cell office:value-type="time" office:time-value="PT18H36M28S" calcext:value-type="time">
            <text:p>18:36:28</text:p>
          </table:table-cell>
          <table:table-cell office:value-type="time" office:time-value="PT22H54M46S" calcext:value-type="time">
            <text:p>22:54:46</text:p>
          </table:table-cell>
          <table:table-cell office:value-type="time" office:time-value="PT14H28M42S" calcext:value-type="time">
            <text:p>14:28:42</text:p>
          </table:table-cell>
          <table:table-cell office:value-type="time" office:time-value="PT18H36M26S" calcext:value-type="time">
            <text:p>18:36:26</text:p>
          </table:table-cell>
          <table:table-cell office:value-type="time" office:time-value="PT22H54M41S" calcext:value-type="time">
            <text:p>22:54:41</text:p>
          </table:table-cell>
          <table:table-cell table:formula="of:=IF(OR([.B307]=&quot;&quot;;[.E307]=&quot;&quot;);&quot;&quot;;ROUND(ABS([.B307]-[.E307])*86400))" office:value-type="float" office:value="9" calcext:value-type="float">
            <text:p>9</text:p>
          </table:table-cell>
          <table:table-cell table:formula="of:=IF(OR([.C307]=&quot;&quot;;[.F307]=&quot;&quot;);&quot;&quot;;ROUND(ABS([.C307]-[.F307])*86400))" office:value-type="float" office:value="2" calcext:value-type="float">
            <text:p>2</text:p>
          </table:table-cell>
          <table:table-cell table:formula="of:=IF(OR([.D307]=&quot;&quot;;[.G307]=&quot;&quot;);&quot;&quot;;ROUND(ABS([.D307]-[.G307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11-02" calcext:value-type="date">
            <text:p>2022-11-02</text:p>
          </table:table-cell>
          <table:table-cell office:value-type="time" office:time-value="PT14H51M05S" calcext:value-type="time">
            <text:p>14:51:05</text:p>
          </table:table-cell>
          <table:table-cell office:value-type="time" office:time-value="PT19H29M41S" calcext:value-type="time">
            <text:p>19:29:41</text:p>
          </table:table-cell>
          <table:table-cell/>
          <table:table-cell office:value-type="time" office:time-value="PT14H51M17S" calcext:value-type="time">
            <text:p>14:51:17</text:p>
          </table:table-cell>
          <table:table-cell office:value-type="time" office:time-value="PT19H29M42S" calcext:value-type="time">
            <text:p>19:29:42</text:p>
          </table:table-cell>
          <table:table-cell/>
          <table:table-cell table:formula="of:=IF(OR([.B308]=&quot;&quot;;[.E308]=&quot;&quot;);&quot;&quot;;ROUND(ABS([.B308]-[.E308])*86400))" office:value-type="float" office:value="12" calcext:value-type="float">
            <text:p>12</text:p>
          </table:table-cell>
          <table:table-cell table:formula="of:=IF(OR([.C308]=&quot;&quot;;[.F308]=&quot;&quot;);&quot;&quot;;ROUND(ABS([.C308]-[.F308])*86400))" office:value-type="float" office:value="1" calcext:value-type="float">
            <text:p>1</text:p>
          </table:table-cell>
          <table:table-cell table:formula="of:=IF(OR([.D308]=&quot;&quot;;[.G308]=&quot;&quot;);&quot;&quot;;ROUND(ABS([.D308]-[.G308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1-03" calcext:value-type="date">
            <text:p>2022-11-03</text:p>
          </table:table-cell>
          <table:table-cell office:value-type="time" office:time-value="PT15H08M13S" calcext:value-type="time">
            <text:p>15:08:13</text:p>
          </table:table-cell>
          <table:table-cell office:value-type="time" office:time-value="PT20H19M08S" calcext:value-type="time">
            <text:p>20:19:08</text:p>
          </table:table-cell>
          <table:table-cell office:value-type="time" office:time-value="PT00H20M58S" calcext:value-type="time">
            <text:p>00:20:58</text:p>
          </table:table-cell>
          <table:table-cell office:value-type="time" office:time-value="PT15H08M26S" calcext:value-type="time">
            <text:p>15:08:26</text:p>
          </table:table-cell>
          <table:table-cell office:value-type="time" office:time-value="PT20H19M10S" calcext:value-type="time">
            <text:p>20:19:10</text:p>
          </table:table-cell>
          <table:table-cell office:value-type="time" office:time-value="PT00H20M56S" calcext:value-type="time">
            <text:p>00:20:56</text:p>
          </table:table-cell>
          <table:table-cell table:formula="of:=IF(OR([.B309]=&quot;&quot;;[.E309]=&quot;&quot;);&quot;&quot;;ROUND(ABS([.B309]-[.E309])*86400))" office:value-type="float" office:value="13" calcext:value-type="float">
            <text:p>13</text:p>
          </table:table-cell>
          <table:table-cell table:formula="of:=IF(OR([.C309]=&quot;&quot;;[.F309]=&quot;&quot;);&quot;&quot;;ROUND(ABS([.C309]-[.F309])*86400))" office:value-type="float" office:value="2" calcext:value-type="float">
            <text:p>2</text:p>
          </table:table-cell>
          <table:table-cell table:formula="of:=IF(OR([.D309]=&quot;&quot;;[.G309]=&quot;&quot;);&quot;&quot;;ROUND(ABS([.D309]-[.G309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office:value-type="time" office:time-value="PT15H22M23S" calcext:value-type="time">
            <text:p>15:22:23</text:p>
          </table:table-cell>
          <table:table-cell office:value-type="time" office:time-value="PT21H05M54S" calcext:value-type="time">
            <text:p>21:05:54</text:p>
          </table:table-cell>
          <table:table-cell office:value-type="time" office:time-value="PT01H44M27S" calcext:value-type="time">
            <text:p>01:44:27</text:p>
          </table:table-cell>
          <table:table-cell office:value-type="time" office:time-value="PT15H22M34S" calcext:value-type="time">
            <text:p>15:22:34</text:p>
          </table:table-cell>
          <table:table-cell office:value-type="time" office:time-value="PT21H05M56S" calcext:value-type="time">
            <text:p>21:05:56</text:p>
          </table:table-cell>
          <table:table-cell office:value-type="time" office:time-value="PT01H44M25S" calcext:value-type="time">
            <text:p>01:44:25</text:p>
          </table:table-cell>
          <table:table-cell table:formula="of:=IF(OR([.B310]=&quot;&quot;;[.E310]=&quot;&quot;);&quot;&quot;;ROUND(ABS([.B310]-[.E310])*86400))" office:value-type="float" office:value="11" calcext:value-type="float">
            <text:p>11</text:p>
          </table:table-cell>
          <table:table-cell table:formula="of:=IF(OR([.C310]=&quot;&quot;;[.F310]=&quot;&quot;);&quot;&quot;;ROUND(ABS([.C310]-[.F310])*86400))" office:value-type="float" office:value="2" calcext:value-type="float">
            <text:p>2</text:p>
          </table:table-cell>
          <table:table-cell table:formula="of:=IF(OR([.D310]=&quot;&quot;;[.G310]=&quot;&quot;);&quot;&quot;;ROUND(ABS([.D310]-[.G31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1-05" calcext:value-type="date">
            <text:p>2022-11-05</text:p>
          </table:table-cell>
          <table:table-cell office:value-type="time" office:time-value="PT15H35M12S" calcext:value-type="time">
            <text:p>15:35:12</text:p>
          </table:table-cell>
          <table:table-cell office:value-type="time" office:time-value="PT21H51M11S" calcext:value-type="time">
            <text:p>21:51:11</text:p>
          </table:table-cell>
          <table:table-cell office:value-type="time" office:time-value="PT03H05M14S" calcext:value-type="time">
            <text:p>03:05:14</text:p>
          </table:table-cell>
          <table:table-cell office:value-type="time" office:time-value="PT15H35M23S" calcext:value-type="time">
            <text:p>15:35:23</text:p>
          </table:table-cell>
          <table:table-cell office:value-type="time" office:time-value="PT21H51M12S" calcext:value-type="time">
            <text:p>21:51:12</text:p>
          </table:table-cell>
          <table:table-cell office:value-type="time" office:time-value="PT03H05M11S" calcext:value-type="time">
            <text:p>03:05:11</text:p>
          </table:table-cell>
          <table:table-cell table:formula="of:=IF(OR([.B311]=&quot;&quot;;[.E311]=&quot;&quot;);&quot;&quot;;ROUND(ABS([.B311]-[.E311])*86400))" office:value-type="float" office:value="11" calcext:value-type="float">
            <text:p>11</text:p>
          </table:table-cell>
          <table:table-cell table:formula="of:=IF(OR([.C311]=&quot;&quot;;[.F311]=&quot;&quot;);&quot;&quot;;ROUND(ABS([.C311]-[.F311])*86400))" office:value-type="float" office:value="1" calcext:value-type="float">
            <text:p>1</text:p>
          </table:table-cell>
          <table:table-cell table:formula="of:=IF(OR([.D311]=&quot;&quot;;[.G311]=&quot;&quot;);&quot;&quot;;ROUND(ABS([.D311]-[.G311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1-06" calcext:value-type="date">
            <text:p>2022-11-06</text:p>
          </table:table-cell>
          <table:table-cell office:value-type="time" office:time-value="PT15H47M57S" calcext:value-type="time">
            <text:p>15:47:57</text:p>
          </table:table-cell>
          <table:table-cell office:value-type="time" office:time-value="PT22H36M11S" calcext:value-type="time">
            <text:p>22:36:11</text:p>
          </table:table-cell>
          <table:table-cell office:value-type="time" office:time-value="PT04H24M17S" calcext:value-type="time">
            <text:p>04:24:17</text:p>
          </table:table-cell>
          <table:table-cell office:value-type="time" office:time-value="PT15H48M07S" calcext:value-type="time">
            <text:p>15:48:07</text:p>
          </table:table-cell>
          <table:table-cell office:value-type="time" office:time-value="PT22H36M12S" calcext:value-type="time">
            <text:p>22:36:12</text:p>
          </table:table-cell>
          <table:table-cell office:value-type="time" office:time-value="PT04H24M14S" calcext:value-type="time">
            <text:p>04:24:14</text:p>
          </table:table-cell>
          <table:table-cell table:formula="of:=IF(OR([.B312]=&quot;&quot;;[.E312]=&quot;&quot;);&quot;&quot;;ROUND(ABS([.B312]-[.E312])*86400))" office:value-type="float" office:value="10" calcext:value-type="float">
            <text:p>10</text:p>
          </table:table-cell>
          <table:table-cell table:formula="of:=IF(OR([.C312]=&quot;&quot;;[.F312]=&quot;&quot;);&quot;&quot;;ROUND(ABS([.C312]-[.F312])*86400))" office:value-type="float" office:value="1" calcext:value-type="float">
            <text:p>1</text:p>
          </table:table-cell>
          <table:table-cell table:formula="of:=IF(OR([.D312]=&quot;&quot;;[.G312]=&quot;&quot;);&quot;&quot;;ROUND(ABS([.D312]-[.G312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time" office:time-value="PT16H01M48S" calcext:value-type="time">
            <text:p>16:01:48</text:p>
          </table:table-cell>
          <table:table-cell office:value-type="time" office:time-value="PT23H21M55S" calcext:value-type="time">
            <text:p>23:21:55</text:p>
          </table:table-cell>
          <table:table-cell office:value-type="time" office:time-value="PT05H42M44S" calcext:value-type="time">
            <text:p>05:42:44</text:p>
          </table:table-cell>
          <table:table-cell office:value-type="time" office:time-value="PT16H01M59S" calcext:value-type="time">
            <text:p>16:01:59</text:p>
          </table:table-cell>
          <table:table-cell office:value-type="time" office:time-value="PT23H21M56S" calcext:value-type="time">
            <text:p>23:21:56</text:p>
          </table:table-cell>
          <table:table-cell office:value-type="time" office:time-value="PT05H42M40S" calcext:value-type="time">
            <text:p>05:42:40</text:p>
          </table:table-cell>
          <table:table-cell table:formula="of:=IF(OR([.B313]=&quot;&quot;;[.E313]=&quot;&quot;);&quot;&quot;;ROUND(ABS([.B313]-[.E313])*86400))" office:value-type="float" office:value="11" calcext:value-type="float">
            <text:p>11</text:p>
          </table:table-cell>
          <table:table-cell table:formula="of:=IF(OR([.C313]=&quot;&quot;;[.F313]=&quot;&quot;);&quot;&quot;;ROUND(ABS([.C313]-[.F313])*86400))" office:value-type="float" office:value="1" calcext:value-type="float">
            <text:p>1</text:p>
          </table:table-cell>
          <table:table-cell table:formula="of:=IF(OR([.D313]=&quot;&quot;;[.G313]=&quot;&quot;);&quot;&quot;;ROUND(ABS([.D313]-[.G313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11-08" calcext:value-type="date">
            <text:p>2022-11-08</text:p>
          </table:table-cell>
          <table:table-cell office:value-type="time" office:time-value="PT16H18M09S" calcext:value-type="time">
            <text:p>16:18:09</text:p>
          </table:table-cell>
          <table:table-cell/>
          <table:table-cell office:value-type="time" office:time-value="PT07H01M10S" calcext:value-type="time">
            <text:p>07:01:10</text:p>
          </table:table-cell>
          <table:table-cell office:value-type="time" office:time-value="PT16H18M18S" calcext:value-type="time">
            <text:p>16:18:18</text:p>
          </table:table-cell>
          <table:table-cell/>
          <table:table-cell office:value-type="time" office:time-value="PT07H01M05S" calcext:value-type="time">
            <text:p>07:01:05</text:p>
          </table:table-cell>
          <table:table-cell table:formula="of:=IF(OR([.B314]=&quot;&quot;;[.E314]=&quot;&quot;);&quot;&quot;;ROUND(ABS([.B314]-[.E314])*86400))" office:value-type="float" office:value="9" calcext:value-type="float">
            <text:p>9</text:p>
          </table:table-cell>
          <table:table-cell table:formula="of:=IF(OR([.C314]=&quot;&quot;;[.F314]=&quot;&quot;);&quot;&quot;;ROUND(ABS([.C314]-[.F314])*86400))">
            <text:p/>
          </table:table-cell>
          <table:table-cell table:formula="of:=IF(OR([.D314]=&quot;&quot;;[.G314]=&quot;&quot;);&quot;&quot;;ROUND(ABS([.D314]-[.G314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11-09" calcext:value-type="date">
            <text:p>2022-11-09</text:p>
          </table:table-cell>
          <table:table-cell office:value-type="time" office:time-value="PT16H38M45S" calcext:value-type="time">
            <text:p>16:38:45</text:p>
          </table:table-cell>
          <table:table-cell office:value-type="time" office:time-value="PT00H09M10S" calcext:value-type="time">
            <text:p>00:09:10</text:p>
          </table:table-cell>
          <table:table-cell office:value-type="time" office:time-value="PT08H19M10S" calcext:value-type="time">
            <text:p>08:19:10</text:p>
          </table:table-cell>
          <table:table-cell office:value-type="time" office:time-value="PT16H38M52S" calcext:value-type="time">
            <text:p>16:38:52</text:p>
          </table:table-cell>
          <table:table-cell office:value-type="time" office:time-value="PT00H09M10S" calcext:value-type="time">
            <text:p>00:09:10</text:p>
          </table:table-cell>
          <table:table-cell office:value-type="time" office:time-value="PT08H19M03S" calcext:value-type="time">
            <text:p>08:19:03</text:p>
          </table:table-cell>
          <table:table-cell table:formula="of:=IF(OR([.B315]=&quot;&quot;;[.E315]=&quot;&quot;);&quot;&quot;;ROUND(ABS([.B315]-[.E315])*86400))" office:value-type="float" office:value="7" calcext:value-type="float">
            <text:p>7</text:p>
          </table:table-cell>
          <table:table-cell table:formula="of:=IF(OR([.C315]=&quot;&quot;;[.F315]=&quot;&quot;);&quot;&quot;;ROUND(ABS([.C315]-[.F315])*86400))" office:value-type="float" office:value="0" calcext:value-type="float">
            <text:p>0</text:p>
          </table:table-cell>
          <table:table-cell table:formula="of:=IF(OR([.D315]=&quot;&quot;;[.G315]=&quot;&quot;);&quot;&quot;;ROUND(ABS([.D315]-[.G315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11-10" calcext:value-type="date">
            <text:p>2022-11-10</text:p>
          </table:table-cell>
          <table:table-cell office:value-type="time" office:time-value="PT17H05M56S" calcext:value-type="time">
            <text:p>17:05:56</text:p>
          </table:table-cell>
          <table:table-cell office:value-type="time" office:time-value="PT00H58M16S" calcext:value-type="time">
            <text:p>00:58:16</text:p>
          </table:table-cell>
          <table:table-cell office:value-type="time" office:time-value="PT09H34M43S" calcext:value-type="time">
            <text:p>09:34:43</text:p>
          </table:table-cell>
          <table:table-cell office:value-type="time" office:time-value="PT17H06M00S" calcext:value-type="time">
            <text:p>17:06:00</text:p>
          </table:table-cell>
          <table:table-cell office:value-type="time" office:time-value="PT00H58M16S" calcext:value-type="time">
            <text:p>00:58:16</text:p>
          </table:table-cell>
          <table:table-cell office:value-type="time" office:time-value="PT09H34M35S" calcext:value-type="time">
            <text:p>09:34:35</text:p>
          </table:table-cell>
          <table:table-cell table:formula="of:=IF(OR([.B316]=&quot;&quot;;[.E316]=&quot;&quot;);&quot;&quot;;ROUND(ABS([.B316]-[.E316])*86400))" office:value-type="float" office:value="4" calcext:value-type="float">
            <text:p>4</text:p>
          </table:table-cell>
          <table:table-cell table:formula="of:=IF(OR([.C316]=&quot;&quot;;[.F316]=&quot;&quot;);&quot;&quot;;ROUND(ABS([.C316]-[.F316])*86400))" office:value-type="float" office:value="0" calcext:value-type="float">
            <text:p>0</text:p>
          </table:table-cell>
          <table:table-cell table:formula="of:=IF(OR([.D316]=&quot;&quot;;[.G316]=&quot;&quot;);&quot;&quot;;ROUND(ABS([.D316]-[.G316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11-11" calcext:value-type="date">
            <text:p>2022-11-11</text:p>
          </table:table-cell>
          <table:table-cell office:value-type="time" office:time-value="PT17H42M24S" calcext:value-type="time">
            <text:p>17:42:24</text:p>
          </table:table-cell>
          <table:table-cell office:value-type="time" office:time-value="PT01H49M04S" calcext:value-type="time">
            <text:p>01:49:04</text:p>
          </table:table-cell>
          <table:table-cell office:value-type="time" office:time-value="PT10H44M11S" calcext:value-type="time">
            <text:p>10:44:11</text:p>
          </table:table-cell>
          <table:table-cell office:value-type="time" office:time-value="PT17H42M25S" calcext:value-type="time">
            <text:p>17:42:25</text:p>
          </table:table-cell>
          <table:table-cell office:value-type="time" office:time-value="PT01H49M04S" calcext:value-type="time">
            <text:p>01:49:04</text:p>
          </table:table-cell>
          <table:table-cell office:value-type="time" office:time-value="PT10H44M03S" calcext:value-type="time">
            <text:p>10:44:03</text:p>
          </table:table-cell>
          <table:table-cell table:formula="of:=IF(OR([.B317]=&quot;&quot;;[.E317]=&quot;&quot;);&quot;&quot;;ROUND(ABS([.B317]-[.E317])*86400))" office:value-type="float" office:value="1" calcext:value-type="float">
            <text:p>1</text:p>
          </table:table-cell>
          <table:table-cell table:formula="of:=IF(OR([.C317]=&quot;&quot;;[.F317]=&quot;&quot;);&quot;&quot;;ROUND(ABS([.C317]-[.F317])*86400))" office:value-type="float" office:value="0" calcext:value-type="float">
            <text:p>0</text:p>
          </table:table-cell>
          <table:table-cell table:formula="of:=IF(OR([.D317]=&quot;&quot;;[.G317]=&quot;&quot;);&quot;&quot;;ROUND(ABS([.D317]-[.G317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11-12" calcext:value-type="date">
            <text:p>2022-11-12</text:p>
          </table:table-cell>
          <table:table-cell office:value-type="time" office:time-value="PT18H30M11S" calcext:value-type="time">
            <text:p>18:30:11</text:p>
          </table:table-cell>
          <table:table-cell office:value-type="time" office:time-value="PT02H40M51S" calcext:value-type="time">
            <text:p>02:40:51</text:p>
          </table:table-cell>
          <table:table-cell office:value-type="time" office:time-value="PT11H43M27S" calcext:value-type="time">
            <text:p>11:43:27</text:p>
          </table:table-cell>
          <table:table-cell office:value-type="time" office:time-value="PT18H30M10S" calcext:value-type="time">
            <text:p>18:30:10</text:p>
          </table:table-cell>
          <table:table-cell office:value-type="time" office:time-value="PT02H40M50S" calcext:value-type="time">
            <text:p>02:40:50</text:p>
          </table:table-cell>
          <table:table-cell office:value-type="time" office:time-value="PT11H43M20S" calcext:value-type="time">
            <text:p>11:43:20</text:p>
          </table:table-cell>
          <table:table-cell table:formula="of:=IF(OR([.B318]=&quot;&quot;;[.E318]=&quot;&quot;);&quot;&quot;;ROUND(ABS([.B318]-[.E318])*86400))" office:value-type="float" office:value="1" calcext:value-type="float">
            <text:p>1</text:p>
          </table:table-cell>
          <table:table-cell table:formula="of:=IF(OR([.C318]=&quot;&quot;;[.F318]=&quot;&quot;);&quot;&quot;;ROUND(ABS([.C318]-[.F318])*86400))" office:value-type="float" office:value="1" calcext:value-type="float">
            <text:p>1</text:p>
          </table:table-cell>
          <table:table-cell table:formula="of:=IF(OR([.D318]=&quot;&quot;;[.G318]=&quot;&quot;);&quot;&quot;;ROUND(ABS([.D318]-[.G318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11-13" calcext:value-type="date">
            <text:p>2022-11-13</text:p>
          </table:table-cell>
          <table:table-cell office:value-type="time" office:time-value="PT19H29M02S" calcext:value-type="time">
            <text:p>19:29:02</text:p>
          </table:table-cell>
          <table:table-cell office:value-type="time" office:time-value="PT03H32M31S" calcext:value-type="time">
            <text:p>03:32:31</text:p>
          </table:table-cell>
          <table:table-cell office:value-type="time" office:time-value="PT12H30M09S" calcext:value-type="time">
            <text:p>12:30:09</text:p>
          </table:table-cell>
          <table:table-cell office:value-type="time" office:time-value="PT19H28M59S" calcext:value-type="time">
            <text:p>19:28:59</text:p>
          </table:table-cell>
          <table:table-cell office:value-type="time" office:time-value="PT03H32M29S" calcext:value-type="time">
            <text:p>03:32:29</text:p>
          </table:table-cell>
          <table:table-cell office:value-type="time" office:time-value="PT12H30M07S" calcext:value-type="time">
            <text:p>12:30:07</text:p>
          </table:table-cell>
          <table:table-cell table:formula="of:=IF(OR([.B319]=&quot;&quot;;[.E319]=&quot;&quot;);&quot;&quot;;ROUND(ABS([.B319]-[.E319])*86400))" office:value-type="float" office:value="3" calcext:value-type="float">
            <text:p>3</text:p>
          </table:table-cell>
          <table:table-cell table:formula="of:=IF(OR([.C319]=&quot;&quot;;[.F319]=&quot;&quot;);&quot;&quot;;ROUND(ABS([.C319]-[.F319])*86400))" office:value-type="float" office:value="2" calcext:value-type="float">
            <text:p>2</text:p>
          </table:table-cell>
          <table:table-cell table:formula="of:=IF(OR([.D319]=&quot;&quot;;[.G319]=&quot;&quot;);&quot;&quot;;ROUND(ABS([.D319]-[.G319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time" office:time-value="PT20H35M58S" calcext:value-type="time">
            <text:p>20:35:58</text:p>
          </table:table-cell>
          <table:table-cell office:value-type="time" office:time-value="PT04H22M57S" calcext:value-type="time">
            <text:p>04:22:57</text:p>
          </table:table-cell>
          <table:table-cell office:value-type="time" office:time-value="PT13H05M02S" calcext:value-type="time">
            <text:p>13:05:02</text:p>
          </table:table-cell>
          <table:table-cell office:value-type="time" office:time-value="PT20H35M55S" calcext:value-type="time">
            <text:p>20:35:55</text:p>
          </table:table-cell>
          <table:table-cell office:value-type="time" office:time-value="PT04H22M56S" calcext:value-type="time">
            <text:p>04:22:56</text:p>
          </table:table-cell>
          <table:table-cell office:value-type="time" office:time-value="PT13H05M03S" calcext:value-type="time">
            <text:p>13:05:03</text:p>
          </table:table-cell>
          <table:table-cell table:formula="of:=IF(OR([.B320]=&quot;&quot;;[.E320]=&quot;&quot;);&quot;&quot;;ROUND(ABS([.B320]-[.E320])*86400))" office:value-type="float" office:value="3" calcext:value-type="float">
            <text:p>3</text:p>
          </table:table-cell>
          <table:table-cell table:formula="of:=IF(OR([.C320]=&quot;&quot;;[.F320]=&quot;&quot;);&quot;&quot;;ROUND(ABS([.C320]-[.F320])*86400))" office:value-type="float" office:value="1" calcext:value-type="float">
            <text:p>1</text:p>
          </table:table-cell>
          <table:table-cell table:formula="of:=IF(OR([.D320]=&quot;&quot;;[.G320]=&quot;&quot;);&quot;&quot;;ROUND(ABS([.D320]-[.G320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15" calcext:value-type="date">
            <text:p>2022-11-15</text:p>
          </table:table-cell>
          <table:table-cell office:value-type="time" office:time-value="PT21H47M16S" calcext:value-type="time">
            <text:p>21:47:16</text:p>
          </table:table-cell>
          <table:table-cell office:value-type="time" office:time-value="PT05H11M24S" calcext:value-type="time">
            <text:p>05:11:24</text:p>
          </table:table-cell>
          <table:table-cell office:value-type="time" office:time-value="PT13H30M46S" calcext:value-type="time">
            <text:p>13:30:46</text:p>
          </table:table-cell>
          <table:table-cell office:value-type="time" office:time-value="PT21H47M13S" calcext:value-type="time">
            <text:p>21:47:13</text:p>
          </table:table-cell>
          <table:table-cell office:value-type="time" office:time-value="PT05H11M24S" calcext:value-type="time">
            <text:p>05:11:24</text:p>
          </table:table-cell>
          <table:table-cell office:value-type="time" office:time-value="PT13H30M50S" calcext:value-type="time">
            <text:p>13:30:50</text:p>
          </table:table-cell>
          <table:table-cell table:formula="of:=IF(OR([.B321]=&quot;&quot;;[.E321]=&quot;&quot;);&quot;&quot;;ROUND(ABS([.B321]-[.E321])*86400))" office:value-type="float" office:value="3" calcext:value-type="float">
            <text:p>3</text:p>
          </table:table-cell>
          <table:table-cell table:formula="of:=IF(OR([.C321]=&quot;&quot;;[.F321]=&quot;&quot;);&quot;&quot;;ROUND(ABS([.C321]-[.F321])*86400))" office:value-type="float" office:value="0" calcext:value-type="float">
            <text:p>0</text:p>
          </table:table-cell>
          <table:table-cell table:formula="of:=IF(OR([.D321]=&quot;&quot;;[.G321]=&quot;&quot;);&quot;&quot;;ROUND(ABS([.D321]-[.G321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11-16" calcext:value-type="date">
            <text:p>2022-11-16</text:p>
          </table:table-cell>
          <table:table-cell office:value-type="time" office:time-value="PT23H00M10S" calcext:value-type="time">
            <text:p>23:00:10</text:p>
          </table:table-cell>
          <table:table-cell office:value-type="time" office:time-value="PT05H57M38S" calcext:value-type="time">
            <text:p>05:57:38</text:p>
          </table:table-cell>
          <table:table-cell office:value-type="time" office:time-value="PT13H50M13S" calcext:value-type="time">
            <text:p>13:50:13</text:p>
          </table:table-cell>
          <table:table-cell office:value-type="time" office:time-value="PT23H00M07S" calcext:value-type="time">
            <text:p>23:00:07</text:p>
          </table:table-cell>
          <table:table-cell office:value-type="time" office:time-value="PT05H57M38S" calcext:value-type="time">
            <text:p>05:57:38</text:p>
          </table:table-cell>
          <table:table-cell office:value-type="time" office:time-value="PT13H50M20S" calcext:value-type="time">
            <text:p>13:50:20</text:p>
          </table:table-cell>
          <table:table-cell table:formula="of:=IF(OR([.B322]=&quot;&quot;;[.E322]=&quot;&quot;);&quot;&quot;;ROUND(ABS([.B322]-[.E322])*86400))" office:value-type="float" office:value="3" calcext:value-type="float">
            <text:p>3</text:p>
          </table:table-cell>
          <table:table-cell table:formula="of:=IF(OR([.C322]=&quot;&quot;;[.F322]=&quot;&quot;);&quot;&quot;;ROUND(ABS([.C322]-[.F322])*86400))" office:value-type="float" office:value="0" calcext:value-type="float">
            <text:p>0</text:p>
          </table:table-cell>
          <table:table-cell table:formula="of:=IF(OR([.D322]=&quot;&quot;;[.G322]=&quot;&quot;);&quot;&quot;;ROUND(ABS([.D322]-[.G322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11-17" calcext:value-type="date">
            <text:p>2022-11-17</text:p>
          </table:table-cell>
          <table:table-cell/>
          <table:table-cell office:value-type="time" office:time-value="PT06H41M54S" calcext:value-type="time">
            <text:p>06:41:54</text:p>
          </table:table-cell>
          <table:table-cell office:value-type="time" office:time-value="PT14H05M41S" calcext:value-type="time">
            <text:p>14:05:41</text:p>
          </table:table-cell>
          <table:table-cell/>
          <table:table-cell office:value-type="time" office:time-value="PT06H41M56S" calcext:value-type="time">
            <text:p>06:41:56</text:p>
          </table:table-cell>
          <table:table-cell office:value-type="time" office:time-value="PT14H05M50S" calcext:value-type="time">
            <text:p>14:05:50</text:p>
          </table:table-cell>
          <table:table-cell table:formula="of:=IF(OR([.B323]=&quot;&quot;;[.E323]=&quot;&quot;);&quot;&quot;;ROUND(ABS([.B323]-[.E323])*86400))">
            <text:p/>
          </table:table-cell>
          <table:table-cell table:formula="of:=IF(OR([.C323]=&quot;&quot;;[.F323]=&quot;&quot;);&quot;&quot;;ROUND(ABS([.C323]-[.F323])*86400))" office:value-type="float" office:value="2" calcext:value-type="float">
            <text:p>2</text:p>
          </table:table-cell>
          <table:table-cell table:formula="of:=IF(OR([.D323]=&quot;&quot;;[.G323]=&quot;&quot;);&quot;&quot;;ROUND(ABS([.D323]-[.G323])*86400))" office:value-type="float" office:value="9" calcext:value-type="float">
            <text:p>9</text:p>
          </table:table-cell>
          <table:table-cell table:number-columns-repeated="5"/>
          <table:table-cell table:style-name="ce12"/>
          <table:table-cell table:number-columns-repeated="3"/>
        </table:table-row>
        <table:table-row table:style-name="ro1">
          <table:table-cell office:value-type="date" office:date-value="2022-11-18" calcext:value-type="date">
            <text:p>2022-11-18</text:p>
          </table:table-cell>
          <table:table-cell office:value-type="time" office:time-value="PT00H13M34S" calcext:value-type="time">
            <text:p>00:13:34</text:p>
          </table:table-cell>
          <table:table-cell office:value-type="time" office:time-value="PT07H24M54S" calcext:value-type="time">
            <text:p>07:24:54</text:p>
          </table:table-cell>
          <table:table-cell office:value-type="time" office:time-value="PT14H18M52S" calcext:value-type="time">
            <text:p>14:18:52</text:p>
          </table:table-cell>
          <table:table-cell office:value-type="time" office:time-value="PT00H13M32S" calcext:value-type="time">
            <text:p>00:13:32</text:p>
          </table:table-cell>
          <table:table-cell office:value-type="time" office:time-value="PT07H24M56S" calcext:value-type="time">
            <text:p>07:24:56</text:p>
          </table:table-cell>
          <table:table-cell office:value-type="time" office:time-value="PT14H19M00S" calcext:value-type="time">
            <text:p>14:19:00</text:p>
          </table:table-cell>
          <table:table-cell table:formula="of:=IF(OR([.B324]=&quot;&quot;;[.E324]=&quot;&quot;);&quot;&quot;;ROUND(ABS([.B324]-[.E324])*86400))" office:value-type="float" office:value="2" calcext:value-type="float">
            <text:p>2</text:p>
          </table:table-cell>
          <table:table-cell table:formula="of:=IF(OR([.C324]=&quot;&quot;;[.F324]=&quot;&quot;);&quot;&quot;;ROUND(ABS([.C324]-[.F324])*86400))" office:value-type="float" office:value="2" calcext:value-type="float">
            <text:p>2</text:p>
          </table:table-cell>
          <table:table-cell table:formula="of:=IF(OR([.D324]=&quot;&quot;;[.G324]=&quot;&quot;);&quot;&quot;;ROUND(ABS([.D324]-[.G324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11-19" calcext:value-type="date">
            <text:p>2022-11-19</text:p>
          </table:table-cell>
          <table:table-cell office:value-type="time" office:time-value="PT01H27M34S" calcext:value-type="time">
            <text:p>01:27:34</text:p>
          </table:table-cell>
          <table:table-cell office:value-type="time" office:time-value="PT08H07M33S" calcext:value-type="time">
            <text:p>08:07:33</text:p>
          </table:table-cell>
          <table:table-cell office:value-type="time" office:time-value="PT14H30M58S" calcext:value-type="time">
            <text:p>14:30:58</text:p>
          </table:table-cell>
          <table:table-cell office:value-type="time" office:time-value="PT01H27M31S" calcext:value-type="time">
            <text:p>01:27:31</text:p>
          </table:table-cell>
          <table:table-cell office:value-type="time" office:time-value="PT08H07M36S" calcext:value-type="time">
            <text:p>08:07:36</text:p>
          </table:table-cell>
          <table:table-cell office:value-type="time" office:time-value="PT14H31M08S" calcext:value-type="time">
            <text:p>14:31:08</text:p>
          </table:table-cell>
          <table:table-cell table:formula="of:=IF(OR([.B325]=&quot;&quot;;[.E325]=&quot;&quot;);&quot;&quot;;ROUND(ABS([.B325]-[.E325])*86400))" office:value-type="float" office:value="3" calcext:value-type="float">
            <text:p>3</text:p>
          </table:table-cell>
          <table:table-cell table:formula="of:=IF(OR([.C325]=&quot;&quot;;[.F325]=&quot;&quot;);&quot;&quot;;ROUND(ABS([.C325]-[.F325])*86400))" office:value-type="float" office:value="3" calcext:value-type="float">
            <text:p>3</text:p>
          </table:table-cell>
          <table:table-cell table:formula="of:=IF(OR([.D325]=&quot;&quot;;[.G325]=&quot;&quot;);&quot;&quot;;ROUND(ABS([.D325]-[.G325])*86400)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2-11-20" calcext:value-type="date">
            <text:p>2022-11-20</text:p>
          </table:table-cell>
          <table:table-cell office:value-type="time" office:time-value="PT02H43M09S" calcext:value-type="time">
            <text:p>02:43:09</text:p>
          </table:table-cell>
          <table:table-cell office:value-type="time" office:time-value="PT08H50M59S" calcext:value-type="time">
            <text:p>08:50:59</text:p>
          </table:table-cell>
          <table:table-cell office:value-type="time" office:time-value="PT14H43M09S" calcext:value-type="time">
            <text:p>14:43:09</text:p>
          </table:table-cell>
          <table:table-cell office:value-type="time" office:time-value="PT02H43M06S" calcext:value-type="time">
            <text:p>02:43:06</text:p>
          </table:table-cell>
          <table:table-cell office:value-type="time" office:time-value="PT08H51M03S" calcext:value-type="time">
            <text:p>08:51:03</text:p>
          </table:table-cell>
          <table:table-cell office:value-type="time" office:time-value="PT14H43M21S" calcext:value-type="time">
            <text:p>14:43:21</text:p>
          </table:table-cell>
          <table:table-cell table:formula="of:=IF(OR([.B326]=&quot;&quot;;[.E326]=&quot;&quot;);&quot;&quot;;ROUND(ABS([.B326]-[.E326])*86400))" office:value-type="float" office:value="3" calcext:value-type="float">
            <text:p>3</text:p>
          </table:table-cell>
          <table:table-cell table:formula="of:=IF(OR([.C326]=&quot;&quot;;[.F326]=&quot;&quot;);&quot;&quot;;ROUND(ABS([.C326]-[.F326])*86400))" office:value-type="float" office:value="4" calcext:value-type="float">
            <text:p>4</text:p>
          </table:table-cell>
          <table:table-cell table:formula="of:=IF(OR([.D326]=&quot;&quot;;[.G326]=&quot;&quot;);&quot;&quot;;ROUND(ABS([.D326]-[.G326])*86400)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time" office:time-value="PT04H01M42S" calcext:value-type="time">
            <text:p>04:01:42</text:p>
          </table:table-cell>
          <table:table-cell office:value-type="time" office:time-value="PT09H36M29S" calcext:value-type="time">
            <text:p>09:36:29</text:p>
          </table:table-cell>
          <table:table-cell office:value-type="time" office:time-value="PT14H56M37S" calcext:value-type="time">
            <text:p>14:56:37</text:p>
          </table:table-cell>
          <table:table-cell office:value-type="time" office:time-value="PT04H01M39S" calcext:value-type="time">
            <text:p>04:01:39</text:p>
          </table:table-cell>
          <table:table-cell office:value-type="time" office:time-value="PT09H36M33S" calcext:value-type="time">
            <text:p>09:36:33</text:p>
          </table:table-cell>
          <table:table-cell office:value-type="time" office:time-value="PT14H56M50S" calcext:value-type="time">
            <text:p>14:56:50</text:p>
          </table:table-cell>
          <table:table-cell table:formula="of:=IF(OR([.B327]=&quot;&quot;;[.E327]=&quot;&quot;);&quot;&quot;;ROUND(ABS([.B327]-[.E327])*86400))" office:value-type="float" office:value="3" calcext:value-type="float">
            <text:p>3</text:p>
          </table:table-cell>
          <table:table-cell table:formula="of:=IF(OR([.C327]=&quot;&quot;;[.F327]=&quot;&quot;);&quot;&quot;;ROUND(ABS([.C327]-[.F327])*86400))" office:value-type="float" office:value="4" calcext:value-type="float">
            <text:p>4</text:p>
          </table:table-cell>
          <table:table-cell table:formula="of:=IF(OR([.D327]=&quot;&quot;;[.G327]=&quot;&quot;);&quot;&quot;;ROUND(ABS([.D327]-[.G327])*86400))" office:value-type="float" office:value="13" calcext:value-type="float">
            <text:p>13</text:p>
          </table:table-cell>
          <table:table-cell table:number-columns-repeated="9"/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office:value-type="time" office:time-value="PT05H24M32S" calcext:value-type="time">
            <text:p>05:24:32</text:p>
          </table:table-cell>
          <table:table-cell office:value-type="time" office:time-value="PT10H25M23S" calcext:value-type="time">
            <text:p>10:25:23</text:p>
          </table:table-cell>
          <table:table-cell office:value-type="time" office:time-value="PT15H12M54S" calcext:value-type="time">
            <text:p>15:12:54</text:p>
          </table:table-cell>
          <table:table-cell office:value-type="time" office:time-value="PT05H24M26S" calcext:value-type="time">
            <text:p>05:24:26</text:p>
          </table:table-cell>
          <table:table-cell office:value-type="time" office:time-value="PT10H25M26S" calcext:value-type="time">
            <text:p>10:25:26</text:p>
          </table:table-cell>
          <table:table-cell office:value-type="time" office:time-value="PT15H13M08S" calcext:value-type="time">
            <text:p>15:13:08</text:p>
          </table:table-cell>
          <table:table-cell table:formula="of:=IF(OR([.B328]=&quot;&quot;;[.E328]=&quot;&quot;);&quot;&quot;;ROUND(ABS([.B328]-[.E328])*86400))" office:value-type="float" office:value="6" calcext:value-type="float">
            <text:p>6</text:p>
          </table:table-cell>
          <table:table-cell table:formula="of:=IF(OR([.C328]=&quot;&quot;;[.F328]=&quot;&quot;);&quot;&quot;;ROUND(ABS([.C328]-[.F328])*86400))" office:value-type="float" office:value="3" calcext:value-type="float">
            <text:p>3</text:p>
          </table:table-cell>
          <table:table-cell table:formula="of:=IF(OR([.D328]=&quot;&quot;;[.G328]=&quot;&quot;);&quot;&quot;;ROUND(ABS([.D328]-[.G328])*86400))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date" office:date-value="2022-11-23" calcext:value-type="date">
            <text:p>2022-11-23</text:p>
          </table:table-cell>
          <table:table-cell office:value-type="time" office:time-value="PT06H51M59S" calcext:value-type="time">
            <text:p>06:51:59</text:p>
          </table:table-cell>
          <table:table-cell office:value-type="time" office:time-value="PT11H18M52S" calcext:value-type="time">
            <text:p>11:18:52</text:p>
          </table:table-cell>
          <table:table-cell office:value-type="time" office:time-value="PT15H34M23S" calcext:value-type="time">
            <text:p>15:34:23</text:p>
          </table:table-cell>
          <table:table-cell office:value-type="time" office:time-value="PT06H51M50S" calcext:value-type="time">
            <text:p>06:51:50</text:p>
          </table:table-cell>
          <table:table-cell office:value-type="time" office:time-value="PT11H18M53S" calcext:value-type="time">
            <text:p>11:18:53</text:p>
          </table:table-cell>
          <table:table-cell office:value-type="time" office:time-value="PT15H34M37S" calcext:value-type="time">
            <text:p>15:34:37</text:p>
          </table:table-cell>
          <table:table-cell table:formula="of:=IF(OR([.B329]=&quot;&quot;;[.E329]=&quot;&quot;);&quot;&quot;;ROUND(ABS([.B329]-[.E329])*86400))" office:value-type="float" office:value="9" calcext:value-type="float">
            <text:p>9</text:p>
          </table:table-cell>
          <table:table-cell table:formula="of:=IF(OR([.C329]=&quot;&quot;;[.F329]=&quot;&quot;);&quot;&quot;;ROUND(ABS([.C329]-[.F329])*86400))" office:value-type="float" office:value="1" calcext:value-type="float">
            <text:p>1</text:p>
          </table:table-cell>
          <table:table-cell table:formula="of:=IF(OR([.D329]=&quot;&quot;;[.G329]=&quot;&quot;);&quot;&quot;;ROUND(ABS([.D329]-[.G329])*86400))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date" office:date-value="2022-11-24" calcext:value-type="date">
            <text:p>2022-11-24</text:p>
          </table:table-cell>
          <table:table-cell office:value-type="time" office:time-value="PT08H21M58S" calcext:value-type="time">
            <text:p>08:21:58</text:p>
          </table:table-cell>
          <table:table-cell office:value-type="time" office:time-value="PT12H17M31S" calcext:value-type="time">
            <text:p>12:17:31</text:p>
          </table:table-cell>
          <table:table-cell office:value-type="time" office:time-value="PT16H04M48S" calcext:value-type="time">
            <text:p>16:04:48</text:p>
          </table:table-cell>
          <table:table-cell office:value-type="time" office:time-value="PT08H21M42S" calcext:value-type="time">
            <text:p>08:21:42</text:p>
          </table:table-cell>
          <table:table-cell office:value-type="time" office:time-value="PT12H17M27S" calcext:value-type="time">
            <text:p>12:17:27</text:p>
          </table:table-cell>
          <table:table-cell office:value-type="time" office:time-value="PT16H05M00S" calcext:value-type="time">
            <text:p>16:05:00</text:p>
          </table:table-cell>
          <table:table-cell table:formula="of:=IF(OR([.B330]=&quot;&quot;;[.E330]=&quot;&quot;);&quot;&quot;;ROUND(ABS([.B330]-[.E330])*86400))" office:value-type="float" office:value="16" calcext:value-type="float">
            <text:p>16</text:p>
          </table:table-cell>
          <table:table-cell table:formula="of:=IF(OR([.C330]=&quot;&quot;;[.F330]=&quot;&quot;);&quot;&quot;;ROUND(ABS([.C330]-[.F330])*86400))" office:value-type="float" office:value="4" calcext:value-type="float">
            <text:p>4</text:p>
          </table:table-cell>
          <table:table-cell table:formula="of:=IF(OR([.D330]=&quot;&quot;;[.G330]=&quot;&quot;);&quot;&quot;;ROUND(ABS([.D330]-[.G330])*86400)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date" office:date-value="2022-11-25" calcext:value-type="date">
            <text:p>2022-11-25</text:p>
          </table:table-cell>
          <table:table-cell office:value-type="time" office:time-value="PT09H48M03S" calcext:value-type="time">
            <text:p>09:48:03</text:p>
          </table:table-cell>
          <table:table-cell office:value-type="time" office:time-value="PT13H20M41S" calcext:value-type="time">
            <text:p>13:20:41</text:p>
          </table:table-cell>
          <table:table-cell office:value-type="time" office:time-value="PT16H49M25S" calcext:value-type="time">
            <text:p>16:49:25</text:p>
          </table:table-cell>
          <table:table-cell office:value-type="time" office:time-value="PT09H47M45S" calcext:value-type="time">
            <text:p>09:47:45</text:p>
          </table:table-cell>
          <table:table-cell office:value-type="time" office:time-value="PT13H20M32S" calcext:value-type="time">
            <text:p>13:20:32</text:p>
          </table:table-cell>
          <table:table-cell office:value-type="time" office:time-value="PT16H49M26S" calcext:value-type="time">
            <text:p>16:49:26</text:p>
          </table:table-cell>
          <table:table-cell table:formula="of:=IF(OR([.B331]=&quot;&quot;;[.E331]=&quot;&quot;);&quot;&quot;;ROUND(ABS([.B331]-[.E331])*86400))" office:value-type="float" office:value="18" calcext:value-type="float">
            <text:p>18</text:p>
          </table:table-cell>
          <table:table-cell table:formula="of:=IF(OR([.C331]=&quot;&quot;;[.F331]=&quot;&quot;);&quot;&quot;;ROUND(ABS([.C331]-[.F331])*86400))" office:value-type="float" office:value="9" calcext:value-type="float">
            <text:p>9</text:p>
          </table:table-cell>
          <table:table-cell table:formula="of:=IF(OR([.D331]=&quot;&quot;;[.G331]=&quot;&quot;);&quot;&quot;;ROUND(ABS([.D331]-[.G331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26" calcext:value-type="date">
            <text:p>2022-11-26</text:p>
          </table:table-cell>
          <table:table-cell office:value-type="time" office:time-value="PT11H00M53S" calcext:value-type="time">
            <text:p>11:00:53</text:p>
          </table:table-cell>
          <table:table-cell office:value-type="time" office:time-value="PT14H26M04S" calcext:value-type="time">
            <text:p>14:26:04</text:p>
          </table:table-cell>
          <table:table-cell office:value-type="time" office:time-value="PT17H52M28S" calcext:value-type="time">
            <text:p>17:52:28</text:p>
          </table:table-cell>
          <table:table-cell office:value-type="time" office:time-value="PT11H00M41S" calcext:value-type="time">
            <text:p>11:00:41</text:p>
          </table:table-cell>
          <table:table-cell office:value-type="time" office:time-value="PT14H25M52S" calcext:value-type="time">
            <text:p>14:25:52</text:p>
          </table:table-cell>
          <table:table-cell office:value-type="time" office:time-value="PT17H52M16S" calcext:value-type="time">
            <text:p>17:52:16</text:p>
          </table:table-cell>
          <table:table-cell table:formula="of:=IF(OR([.B332]=&quot;&quot;;[.E332]=&quot;&quot;);&quot;&quot;;ROUND(ABS([.B332]-[.E332])*86400))" office:value-type="float" office:value="12" calcext:value-type="float">
            <text:p>12</text:p>
          </table:table-cell>
          <table:table-cell table:formula="of:=IF(OR([.C332]=&quot;&quot;;[.F332]=&quot;&quot;);&quot;&quot;;ROUND(ABS([.C332]-[.F332])*86400))" office:value-type="float" office:value="12" calcext:value-type="float">
            <text:p>12</text:p>
          </table:table-cell>
          <table:table-cell table:formula="of:=IF(OR([.D332]=&quot;&quot;;[.G332]=&quot;&quot;);&quot;&quot;;ROUND(ABS([.D332]-[.G332])*86400)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date" office:date-value="2022-11-27" calcext:value-type="date">
            <text:p>2022-11-27</text:p>
          </table:table-cell>
          <table:table-cell office:value-type="time" office:time-value="PT11H54M46S" calcext:value-type="time">
            <text:p>11:54:46</text:p>
          </table:table-cell>
          <table:table-cell office:value-type="time" office:time-value="PT15H30M23S" calcext:value-type="time">
            <text:p>15:30:23</text:p>
          </table:table-cell>
          <table:table-cell office:value-type="time" office:time-value="PT19H12M00S" calcext:value-type="time">
            <text:p>19:12:00</text:p>
          </table:table-cell>
          <table:table-cell office:value-type="time" office:time-value="PT11H54M45S" calcext:value-type="time">
            <text:p>11:54:45</text:p>
          </table:table-cell>
          <table:table-cell office:value-type="time" office:time-value="PT15H30M13S" calcext:value-type="time">
            <text:p>15:30:13</text:p>
          </table:table-cell>
          <table:table-cell office:value-type="time" office:time-value="PT19H11M44S" calcext:value-type="time">
            <text:p>19:11:44</text:p>
          </table:table-cell>
          <table:table-cell table:formula="of:=IF(OR([.B333]=&quot;&quot;;[.E333]=&quot;&quot;);&quot;&quot;;ROUND(ABS([.B333]-[.E333])*86400))" office:value-type="float" office:value="1" calcext:value-type="float">
            <text:p>1</text:p>
          </table:table-cell>
          <table:table-cell table:formula="of:=IF(OR([.C333]=&quot;&quot;;[.F333]=&quot;&quot;);&quot;&quot;;ROUND(ABS([.C333]-[.F333])*86400))" office:value-type="float" office:value="10" calcext:value-type="float">
            <text:p>10</text:p>
          </table:table-cell>
          <table:table-cell table:formula="of:=IF(OR([.D333]=&quot;&quot;;[.G333]=&quot;&quot;);&quot;&quot;;ROUND(ABS([.D333]-[.G333])*86400)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time" office:time-value="PT12H31M42S" calcext:value-type="time">
            <text:p>12:31:42</text:p>
          </table:table-cell>
          <table:table-cell office:value-type="time" office:time-value="PT16H30M54S" calcext:value-type="time">
            <text:p>16:30:54</text:p>
          </table:table-cell>
          <table:table-cell office:value-type="time" office:time-value="PT20H39M45S" calcext:value-type="time">
            <text:p>20:39:45</text:p>
          </table:table-cell>
          <table:table-cell office:value-type="time" office:time-value="PT12H31M51S" calcext:value-type="time">
            <text:p>12:31:51</text:p>
          </table:table-cell>
          <table:table-cell office:value-type="time" office:time-value="PT16H30M49S" calcext:value-type="time">
            <text:p>16:30:49</text:p>
          </table:table-cell>
          <table:table-cell office:value-type="time" office:time-value="PT20H39M33S" calcext:value-type="time">
            <text:p>20:39:33</text:p>
          </table:table-cell>
          <table:table-cell table:formula="of:=IF(OR([.B334]=&quot;&quot;;[.E334]=&quot;&quot;);&quot;&quot;;ROUND(ABS([.B334]-[.E334])*86400))" office:value-type="float" office:value="9" calcext:value-type="float">
            <text:p>9</text:p>
          </table:table-cell>
          <table:table-cell table:formula="of:=IF(OR([.C334]=&quot;&quot;;[.F334]=&quot;&quot;);&quot;&quot;;ROUND(ABS([.C334]-[.F334])*86400))" office:value-type="float" office:value="5" calcext:value-type="float">
            <text:p>5</text:p>
          </table:table-cell>
          <table:table-cell table:formula="of:=IF(OR([.D334]=&quot;&quot;;[.G334]=&quot;&quot;);&quot;&quot;;ROUND(ABS([.D334]-[.G334])*86400)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date" office:date-value="2022-11-29" calcext:value-type="date">
            <text:p>2022-11-29</text:p>
          </table:table-cell>
          <table:table-cell office:value-type="time" office:time-value="PT12H57M10S" calcext:value-type="time">
            <text:p>12:57:10</text:p>
          </table:table-cell>
          <table:table-cell office:value-type="time" office:time-value="PT17H26M25S" calcext:value-type="time">
            <text:p>17:26:25</text:p>
          </table:table-cell>
          <table:table-cell office:value-type="time" office:time-value="PT22H07M50S" calcext:value-type="time">
            <text:p>22:07:50</text:p>
          </table:table-cell>
          <table:table-cell office:value-type="time" office:time-value="PT12H57M25S" calcext:value-type="time">
            <text:p>12:57:25</text:p>
          </table:table-cell>
          <table:table-cell office:value-type="time" office:time-value="PT17H26M26S" calcext:value-type="time">
            <text:p>17:26:26</text:p>
          </table:table-cell>
          <table:table-cell office:value-type="time" office:time-value="PT22H07M43S" calcext:value-type="time">
            <text:p>22:07:43</text:p>
          </table:table-cell>
          <table:table-cell table:formula="of:=IF(OR([.B335]=&quot;&quot;;[.E335]=&quot;&quot;);&quot;&quot;;ROUND(ABS([.B335]-[.E335])*86400))" office:value-type="float" office:value="15" calcext:value-type="float">
            <text:p>15</text:p>
          </table:table-cell>
          <table:table-cell table:formula="of:=IF(OR([.C335]=&quot;&quot;;[.F335]=&quot;&quot;);&quot;&quot;;ROUND(ABS([.C335]-[.F335])*86400))" office:value-type="float" office:value="1" calcext:value-type="float">
            <text:p>1</text:p>
          </table:table-cell>
          <table:table-cell table:formula="of:=IF(OR([.D335]=&quot;&quot;;[.G335]=&quot;&quot;);&quot;&quot;;ROUND(ABS([.D335]-[.G335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11-30" calcext:value-type="date">
            <text:p>2022-11-30</text:p>
          </table:table-cell>
          <table:table-cell office:value-type="time" office:time-value="PT13H15M48S" calcext:value-type="time">
            <text:p>13:15:48</text:p>
          </table:table-cell>
          <table:table-cell office:value-type="time" office:time-value="PT18H17M15S" calcext:value-type="time">
            <text:p>18:17:15</text:p>
          </table:table-cell>
          <table:table-cell office:value-type="time" office:time-value="PT23H32M36S" calcext:value-type="time">
            <text:p>23:32:36</text:p>
          </table:table-cell>
          <table:table-cell office:value-type="time" office:time-value="PT13H16M04S" calcext:value-type="time">
            <text:p>13:16:04</text:p>
          </table:table-cell>
          <table:table-cell office:value-type="time" office:time-value="PT18H17M18S" calcext:value-type="time">
            <text:p>18:17:18</text:p>
          </table:table-cell>
          <table:table-cell office:value-type="time" office:time-value="PT23H32M32S" calcext:value-type="time">
            <text:p>23:32:32</text:p>
          </table:table-cell>
          <table:table-cell table:formula="of:=IF(OR([.B336]=&quot;&quot;;[.E336]=&quot;&quot;);&quot;&quot;;ROUND(ABS([.B336]-[.E336])*86400))" office:value-type="float" office:value="16" calcext:value-type="float">
            <text:p>16</text:p>
          </table:table-cell>
          <table:table-cell table:formula="of:=IF(OR([.C336]=&quot;&quot;;[.F336]=&quot;&quot;);&quot;&quot;;ROUND(ABS([.C336]-[.F336])*86400))" office:value-type="float" office:value="3" calcext:value-type="float">
            <text:p>3</text:p>
          </table:table-cell>
          <table:table-cell table:formula="of:=IF(OR([.D336]=&quot;&quot;;[.G336]=&quot;&quot;);&quot;&quot;;ROUND(ABS([.D336]-[.G336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office:value-type="time" office:time-value="PT13H30M37S" calcext:value-type="time">
            <text:p>13:30:37</text:p>
          </table:table-cell>
          <table:table-cell office:value-type="time" office:time-value="PT19H04M31S" calcext:value-type="time">
            <text:p>19:04:31</text:p>
          </table:table-cell>
          <table:table-cell/>
          <table:table-cell office:value-type="time" office:time-value="PT13H30M52S" calcext:value-type="time">
            <text:p>13:30:52</text:p>
          </table:table-cell>
          <table:table-cell office:value-type="time" office:time-value="PT19H04M35S" calcext:value-type="time">
            <text:p>19:04:35</text:p>
          </table:table-cell>
          <table:table-cell/>
          <table:table-cell table:formula="of:=IF(OR([.B337]=&quot;&quot;;[.E337]=&quot;&quot;);&quot;&quot;;ROUND(ABS([.B337]-[.E337])*86400))" office:value-type="float" office:value="15" calcext:value-type="float">
            <text:p>15</text:p>
          </table:table-cell>
          <table:table-cell table:formula="of:=IF(OR([.C337]=&quot;&quot;;[.F337]=&quot;&quot;);&quot;&quot;;ROUND(ABS([.C337]-[.F337])*86400))" office:value-type="float" office:value="4" calcext:value-type="float">
            <text:p>4</text:p>
          </table:table-cell>
          <table:table-cell table:formula="of:=IF(OR([.D337]=&quot;&quot;;[.G337]=&quot;&quot;);&quot;&quot;;ROUND(ABS([.D337]-[.G337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2-02" calcext:value-type="date">
            <text:p>2022-12-02</text:p>
          </table:table-cell>
          <table:table-cell office:value-type="time" office:time-value="PT13H43M36S" calcext:value-type="time">
            <text:p>13:43:36</text:p>
          </table:table-cell>
          <table:table-cell office:value-type="time" office:time-value="PT19H49M34S" calcext:value-type="time">
            <text:p>19:49:34</text:p>
          </table:table-cell>
          <table:table-cell office:value-type="time" office:time-value="PT00H53M39S" calcext:value-type="time">
            <text:p>00:53:39</text:p>
          </table:table-cell>
          <table:table-cell office:value-type="time" office:time-value="PT13H43M47S" calcext:value-type="time">
            <text:p>13:43:47</text:p>
          </table:table-cell>
          <table:table-cell office:value-type="time" office:time-value="PT19H49M37S" calcext:value-type="time">
            <text:p>19:49:37</text:p>
          </table:table-cell>
          <table:table-cell office:value-type="time" office:time-value="PT00H53M37S" calcext:value-type="time">
            <text:p>00:53:37</text:p>
          </table:table-cell>
          <table:table-cell table:formula="of:=IF(OR([.B338]=&quot;&quot;;[.E338]=&quot;&quot;);&quot;&quot;;ROUND(ABS([.B338]-[.E338])*86400))" office:value-type="float" office:value="11" calcext:value-type="float">
            <text:p>11</text:p>
          </table:table-cell>
          <table:table-cell table:formula="of:=IF(OR([.C338]=&quot;&quot;;[.F338]=&quot;&quot;);&quot;&quot;;ROUND(ABS([.C338]-[.F338])*86400))" office:value-type="float" office:value="3" calcext:value-type="float">
            <text:p>3</text:p>
          </table:table-cell>
          <table:table-cell table:formula="of:=IF(OR([.D338]=&quot;&quot;;[.G338]=&quot;&quot;);&quot;&quot;;ROUND(ABS([.D338]-[.G338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2-03" calcext:value-type="date">
            <text:p>2022-12-03</text:p>
          </table:table-cell>
          <table:table-cell office:value-type="time" office:time-value="PT13H56M02S" calcext:value-type="time">
            <text:p>13:56:02</text:p>
          </table:table-cell>
          <table:table-cell office:value-type="time" office:time-value="PT20H33M46S" calcext:value-type="time">
            <text:p>20:33:46</text:p>
          </table:table-cell>
          <table:table-cell office:value-type="time" office:time-value="PT02H12M01S" calcext:value-type="time">
            <text:p>02:12:01</text:p>
          </table:table-cell>
          <table:table-cell office:value-type="time" office:time-value="PT13H56M12S" calcext:value-type="time">
            <text:p>13:56:12</text:p>
          </table:table-cell>
          <table:table-cell office:value-type="time" office:time-value="PT20H33M49S" calcext:value-type="time">
            <text:p>20:33:49</text:p>
          </table:table-cell>
          <table:table-cell office:value-type="time" office:time-value="PT02H11M59S" calcext:value-type="time">
            <text:p>02:11:59</text:p>
          </table:table-cell>
          <table:table-cell table:formula="of:=IF(OR([.B339]=&quot;&quot;;[.E339]=&quot;&quot;);&quot;&quot;;ROUND(ABS([.B339]-[.E339])*86400))" office:value-type="float" office:value="10" calcext:value-type="float">
            <text:p>10</text:p>
          </table:table-cell>
          <table:table-cell table:formula="of:=IF(OR([.C339]=&quot;&quot;;[.F339]=&quot;&quot;);&quot;&quot;;ROUND(ABS([.C339]-[.F339])*86400))" office:value-type="float" office:value="3" calcext:value-type="float">
            <text:p>3</text:p>
          </table:table-cell>
          <table:table-cell table:formula="of:=IF(OR([.D339]=&quot;&quot;;[.G339]=&quot;&quot;);&quot;&quot;;ROUND(ABS([.D339]-[.G339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2-04" calcext:value-type="date">
            <text:p>2022-12-04</text:p>
          </table:table-cell>
          <table:table-cell office:value-type="time" office:time-value="PT14H09M08S" calcext:value-type="time">
            <text:p>14:09:08</text:p>
          </table:table-cell>
          <table:table-cell office:value-type="time" office:time-value="PT21H18M19S" calcext:value-type="time">
            <text:p>21:18:19</text:p>
          </table:table-cell>
          <table:table-cell office:value-type="time" office:time-value="PT03H29M08S" calcext:value-type="time">
            <text:p>03:29:08</text:p>
          </table:table-cell>
          <table:table-cell office:value-type="time" office:time-value="PT14H09M19S" calcext:value-type="time">
            <text:p>14:09:19</text:p>
          </table:table-cell>
          <table:table-cell office:value-type="time" office:time-value="PT21H18M21S" calcext:value-type="time">
            <text:p>21:18:21</text:p>
          </table:table-cell>
          <table:table-cell office:value-type="time" office:time-value="PT03H29M05S" calcext:value-type="time">
            <text:p>03:29:05</text:p>
          </table:table-cell>
          <table:table-cell table:formula="of:=IF(OR([.B340]=&quot;&quot;;[.E340]=&quot;&quot;);&quot;&quot;;ROUND(ABS([.B340]-[.E340])*86400))" office:value-type="float" office:value="11" calcext:value-type="float">
            <text:p>11</text:p>
          </table:table-cell>
          <table:table-cell table:formula="of:=IF(OR([.C340]=&quot;&quot;;[.F340]=&quot;&quot;);&quot;&quot;;ROUND(ABS([.C340]-[.F340])*86400))" office:value-type="float" office:value="2" calcext:value-type="float">
            <text:p>2</text:p>
          </table:table-cell>
          <table:table-cell table:formula="of:=IF(OR([.D340]=&quot;&quot;;[.G340]=&quot;&quot;);&quot;&quot;;ROUND(ABS([.D340]-[.G340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office:value-type="time" office:time-value="PT14H24M13S" calcext:value-type="time">
            <text:p>14:24:13</text:p>
          </table:table-cell>
          <table:table-cell office:value-type="time" office:time-value="PT22H04M12S" calcext:value-type="time">
            <text:p>22:04:12</text:p>
          </table:table-cell>
          <table:table-cell office:value-type="time" office:time-value="PT04H46M04S" calcext:value-type="time">
            <text:p>04:46:04</text:p>
          </table:table-cell>
          <table:table-cell office:value-type="time" office:time-value="PT14H24M22S" calcext:value-type="time">
            <text:p>14:24:22</text:p>
          </table:table-cell>
          <table:table-cell office:value-type="time" office:time-value="PT22H04M13S" calcext:value-type="time">
            <text:p>22:04:13</text:p>
          </table:table-cell>
          <table:table-cell office:value-type="time" office:time-value="PT04H46M01S" calcext:value-type="time">
            <text:p>04:46:01</text:p>
          </table:table-cell>
          <table:table-cell table:formula="of:=IF(OR([.B341]=&quot;&quot;;[.E341]=&quot;&quot;);&quot;&quot;;ROUND(ABS([.B341]-[.E341])*86400))" office:value-type="float" office:value="9" calcext:value-type="float">
            <text:p>9</text:p>
          </table:table-cell>
          <table:table-cell table:formula="of:=IF(OR([.C341]=&quot;&quot;;[.F341]=&quot;&quot;);&quot;&quot;;ROUND(ABS([.C341]-[.F341])*86400))" office:value-type="float" office:value="1" calcext:value-type="float">
            <text:p>1</text:p>
          </table:table-cell>
          <table:table-cell table:formula="of:=IF(OR([.D341]=&quot;&quot;;[.G341]=&quot;&quot;);&quot;&quot;;ROUND(ABS([.D341]-[.G341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office:value-type="time" office:time-value="PT14H42M50S" calcext:value-type="time">
            <text:p>14:42:50</text:p>
          </table:table-cell>
          <table:table-cell office:value-type="time" office:time-value="PT22H52M00S" calcext:value-type="time">
            <text:p>22:52:00</text:p>
          </table:table-cell>
          <table:table-cell office:value-type="time" office:time-value="PT06H03M04S" calcext:value-type="time">
            <text:p>06:03:04</text:p>
          </table:table-cell>
          <table:table-cell office:value-type="time" office:time-value="PT14H42M58S" calcext:value-type="time">
            <text:p>14:42:58</text:p>
          </table:table-cell>
          <table:table-cell office:value-type="time" office:time-value="PT22H52M00S" calcext:value-type="time">
            <text:p>22:52:00</text:p>
          </table:table-cell>
          <table:table-cell office:value-type="time" office:time-value="PT06H02M59S" calcext:value-type="time">
            <text:p>06:02:59</text:p>
          </table:table-cell>
          <table:table-cell table:formula="of:=IF(OR([.B342]=&quot;&quot;;[.E342]=&quot;&quot;);&quot;&quot;;ROUND(ABS([.B342]-[.E342])*86400))" office:value-type="float" office:value="8" calcext:value-type="float">
            <text:p>8</text:p>
          </table:table-cell>
          <table:table-cell table:formula="of:=IF(OR([.C342]=&quot;&quot;;[.F342]=&quot;&quot;);&quot;&quot;;ROUND(ABS([.C342]-[.F342])*86400))" office:value-type="float" office:value="0" calcext:value-type="float">
            <text:p>0</text:p>
          </table:table-cell>
          <table:table-cell table:formula="of:=IF(OR([.D342]=&quot;&quot;;[.G342]=&quot;&quot;);&quot;&quot;;ROUND(ABS([.D342]-[.G342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time" office:time-value="PT15H07M07S" calcext:value-type="time">
            <text:p>15:07:07</text:p>
          </table:table-cell>
          <table:table-cell office:value-type="time" office:time-value="PT23H41M50S" calcext:value-type="time">
            <text:p>23:41:50</text:p>
          </table:table-cell>
          <table:table-cell office:value-type="time" office:time-value="PT07H18M54S" calcext:value-type="time">
            <text:p>07:18:54</text:p>
          </table:table-cell>
          <table:table-cell office:value-type="time" office:time-value="PT15H07M13S" calcext:value-type="time">
            <text:p>15:07:13</text:p>
          </table:table-cell>
          <table:table-cell office:value-type="time" office:time-value="PT23H41M50S" calcext:value-type="time">
            <text:p>23:41:50</text:p>
          </table:table-cell>
          <table:table-cell office:value-type="time" office:time-value="PT07H18M47S" calcext:value-type="time">
            <text:p>07:18:47</text:p>
          </table:table-cell>
          <table:table-cell table:formula="of:=IF(OR([.B343]=&quot;&quot;;[.E343]=&quot;&quot;);&quot;&quot;;ROUND(ABS([.B343]-[.E343])*86400))" office:value-type="float" office:value="6" calcext:value-type="float">
            <text:p>6</text:p>
          </table:table-cell>
          <table:table-cell table:formula="of:=IF(OR([.C343]=&quot;&quot;;[.F343]=&quot;&quot;);&quot;&quot;;ROUND(ABS([.C343]-[.F343])*86400))" office:value-type="float" office:value="0" calcext:value-type="float">
            <text:p>0</text:p>
          </table:table-cell>
          <table:table-cell table:formula="of:=IF(OR([.D343]=&quot;&quot;;[.G343]=&quot;&quot;);&quot;&quot;;ROUND(ABS([.D343]-[.G343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time" office:time-value="PT15H39M46S" calcext:value-type="time">
            <text:p>15:39:46</text:p>
          </table:table-cell>
          <table:table-cell/>
          <table:table-cell office:value-type="time" office:time-value="PT08H30M36S" calcext:value-type="time">
            <text:p>08:30:36</text:p>
          </table:table-cell>
          <table:table-cell office:value-type="time" office:time-value="PT15H39M48S" calcext:value-type="time">
            <text:p>15:39:48</text:p>
          </table:table-cell>
          <table:table-cell/>
          <table:table-cell office:value-type="time" office:time-value="PT08H30M28S" calcext:value-type="time">
            <text:p>08:30:28</text:p>
          </table:table-cell>
          <table:table-cell table:formula="of:=IF(OR([.B344]=&quot;&quot;;[.E344]=&quot;&quot;);&quot;&quot;;ROUND(ABS([.B344]-[.E344])*86400))" office:value-type="float" office:value="2" calcext:value-type="float">
            <text:p>2</text:p>
          </table:table-cell>
          <table:table-cell table:formula="of:=IF(OR([.C344]=&quot;&quot;;[.F344]=&quot;&quot;);&quot;&quot;;ROUND(ABS([.C344]-[.F344])*86400))">
            <text:p/>
          </table:table-cell>
          <table:table-cell table:formula="of:=IF(OR([.D344]=&quot;&quot;;[.G344]=&quot;&quot;);&quot;&quot;;ROUND(ABS([.D344]-[.G344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time" office:time-value="PT16H23M15S" calcext:value-type="time">
            <text:p>16:23:15</text:p>
          </table:table-cell>
          <table:table-cell office:value-type="time" office:time-value="PT00H33M12S" calcext:value-type="time">
            <text:p>00:33:12</text:p>
          </table:table-cell>
          <table:table-cell office:value-type="time" office:time-value="PT09H33M56S" calcext:value-type="time">
            <text:p>09:33:56</text:p>
          </table:table-cell>
          <table:table-cell office:value-type="time" office:time-value="PT16H23M13S" calcext:value-type="time">
            <text:p>16:23:13</text:p>
          </table:table-cell>
          <table:table-cell office:value-type="time" office:time-value="PT00H33M12S" calcext:value-type="time">
            <text:p>00:33:12</text:p>
          </table:table-cell>
          <table:table-cell office:value-type="time" office:time-value="PT09H33M49S" calcext:value-type="time">
            <text:p>09:33:49</text:p>
          </table:table-cell>
          <table:table-cell table:formula="of:=IF(OR([.B345]=&quot;&quot;;[.E345]=&quot;&quot;);&quot;&quot;;ROUND(ABS([.B345]-[.E345])*86400))" office:value-type="float" office:value="2" calcext:value-type="float">
            <text:p>2</text:p>
          </table:table-cell>
          <table:table-cell table:formula="of:=IF(OR([.C345]=&quot;&quot;;[.F345]=&quot;&quot;);&quot;&quot;;ROUND(ABS([.C345]-[.F345])*86400))" office:value-type="float" office:value="0" calcext:value-type="float">
            <text:p>0</text:p>
          </table:table-cell>
          <table:table-cell table:formula="of:=IF(OR([.D345]=&quot;&quot;;[.G345]=&quot;&quot;);&quot;&quot;;ROUND(ABS([.D345]-[.G345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time" office:time-value="PT17H18M18S" calcext:value-type="time">
            <text:p>17:18:18</text:p>
          </table:table-cell>
          <table:table-cell office:value-type="time" office:time-value="PT01H25M05S" calcext:value-type="time">
            <text:p>01:25:05</text:p>
          </table:table-cell>
          <table:table-cell office:value-type="time" office:time-value="PT10H25M26S" calcext:value-type="time">
            <text:p>10:25:26</text:p>
          </table:table-cell>
          <table:table-cell office:value-type="time" office:time-value="PT17H18M14S" calcext:value-type="time">
            <text:p>17:18:14</text:p>
          </table:table-cell>
          <table:table-cell office:value-type="time" office:time-value="PT01H25M04S" calcext:value-type="time">
            <text:p>01:25:04</text:p>
          </table:table-cell>
          <table:table-cell office:value-type="time" office:time-value="PT10H25M22S" calcext:value-type="time">
            <text:p>10:25:22</text:p>
          </table:table-cell>
          <table:table-cell table:formula="of:=IF(OR([.B346]=&quot;&quot;;[.E346]=&quot;&quot;);&quot;&quot;;ROUND(ABS([.B346]-[.E346])*86400))" office:value-type="float" office:value="4" calcext:value-type="float">
            <text:p>4</text:p>
          </table:table-cell>
          <table:table-cell table:formula="of:=IF(OR([.C346]=&quot;&quot;;[.F346]=&quot;&quot;);&quot;&quot;;ROUND(ABS([.C346]-[.F346])*86400))" office:value-type="float" office:value="1" calcext:value-type="float">
            <text:p>1</text:p>
          </table:table-cell>
          <table:table-cell table:formula="of:=IF(OR([.D346]=&quot;&quot;;[.G346]=&quot;&quot;);&quot;&quot;;ROUND(ABS([.D346]-[.G346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time" office:time-value="PT18H22M44S" calcext:value-type="time">
            <text:p>18:22:44</text:p>
          </table:table-cell>
          <table:table-cell office:value-type="time" office:time-value="PT02H16M11S" calcext:value-type="time">
            <text:p>02:16:11</text:p>
          </table:table-cell>
          <table:table-cell office:value-type="time" office:time-value="PT11H04M33S" calcext:value-type="time">
            <text:p>11:04:33</text:p>
          </table:table-cell>
          <table:table-cell office:value-type="time" office:time-value="PT18H22M39S" calcext:value-type="time">
            <text:p>18:22:39</text:p>
          </table:table-cell>
          <table:table-cell office:value-type="time" office:time-value="PT02H16M10S" calcext:value-type="time">
            <text:p>02:16:10</text:p>
          </table:table-cell>
          <table:table-cell office:value-type="time" office:time-value="PT11H04M32S" calcext:value-type="time">
            <text:p>11:04:32</text:p>
          </table:table-cell>
          <table:table-cell table:formula="of:=IF(OR([.B347]=&quot;&quot;;[.E347]=&quot;&quot;);&quot;&quot;;ROUND(ABS([.B347]-[.E347])*86400))" office:value-type="float" office:value="5" calcext:value-type="float">
            <text:p>5</text:p>
          </table:table-cell>
          <table:table-cell table:formula="of:=IF(OR([.C347]=&quot;&quot;;[.F347]=&quot;&quot;);&quot;&quot;;ROUND(ABS([.C347]-[.F347])*86400))" office:value-type="float" office:value="1" calcext:value-type="float">
            <text:p>1</text:p>
          </table:table-cell>
          <table:table-cell table:formula="of:=IF(OR([.D347]=&quot;&quot;;[.G347]=&quot;&quot;);&quot;&quot;;ROUND(ABS([.D347]-[.G347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time" office:time-value="PT19H32M37S" calcext:value-type="time">
            <text:p>19:32:37</text:p>
          </table:table-cell>
          <table:table-cell office:value-type="time" office:time-value="PT03H05M26S" calcext:value-type="time">
            <text:p>03:05:26</text:p>
          </table:table-cell>
          <table:table-cell office:value-type="time" office:time-value="PT11H33M20S" calcext:value-type="time">
            <text:p>11:33:20</text:p>
          </table:table-cell>
          <table:table-cell office:value-type="time" office:time-value="PT19H32M33S" calcext:value-type="time">
            <text:p>19:32:33</text:p>
          </table:table-cell>
          <table:table-cell office:value-type="time" office:time-value="PT03H05M26S" calcext:value-type="time">
            <text:p>03:05:26</text:p>
          </table:table-cell>
          <table:table-cell office:value-type="time" office:time-value="PT11H33M23S" calcext:value-type="time">
            <text:p>11:33:23</text:p>
          </table:table-cell>
          <table:table-cell table:formula="of:=IF(OR([.B348]=&quot;&quot;;[.E348]=&quot;&quot;);&quot;&quot;;ROUND(ABS([.B348]-[.E348])*86400))" office:value-type="float" office:value="4" calcext:value-type="float">
            <text:p>4</text:p>
          </table:table-cell>
          <table:table-cell table:formula="of:=IF(OR([.C348]=&quot;&quot;;[.F348]=&quot;&quot;);&quot;&quot;;ROUND(ABS([.C348]-[.F348])*86400))" office:value-type="float" office:value="0" calcext:value-type="float">
            <text:p>0</text:p>
          </table:table-cell>
          <table:table-cell table:formula="of:=IF(OR([.D348]=&quot;&quot;;[.G348]=&quot;&quot;);&quot;&quot;;ROUND(ABS([.D348]-[.G348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time" office:time-value="PT20H44M29S" calcext:value-type="time">
            <text:p>20:44:29</text:p>
          </table:table-cell>
          <table:table-cell office:value-type="time" office:time-value="PT03H52M18S" calcext:value-type="time">
            <text:p>03:52:18</text:p>
          </table:table-cell>
          <table:table-cell office:value-type="time" office:time-value="PT11H54M45S" calcext:value-type="time">
            <text:p>11:54:45</text:p>
          </table:table-cell>
          <table:table-cell office:value-type="time" office:time-value="PT20H44M27S" calcext:value-type="time">
            <text:p>20:44:27</text:p>
          </table:table-cell>
          <table:table-cell office:value-type="time" office:time-value="PT03H52M18S" calcext:value-type="time">
            <text:p>03:52:18</text:p>
          </table:table-cell>
          <table:table-cell office:value-type="time" office:time-value="PT11H54M50S" calcext:value-type="time">
            <text:p>11:54:50</text:p>
          </table:table-cell>
          <table:table-cell table:formula="of:=IF(OR([.B349]=&quot;&quot;;[.E349]=&quot;&quot;);&quot;&quot;;ROUND(ABS([.B349]-[.E349])*86400))" office:value-type="float" office:value="2" calcext:value-type="float">
            <text:p>2</text:p>
          </table:table-cell>
          <table:table-cell table:formula="of:=IF(OR([.C349]=&quot;&quot;;[.F349]=&quot;&quot;);&quot;&quot;;ROUND(ABS([.C349]-[.F349])*86400))" office:value-type="float" office:value="0" calcext:value-type="float">
            <text:p>0</text:p>
          </table:table-cell>
          <table:table-cell table:formula="of:=IF(OR([.D349]=&quot;&quot;;[.G349]=&quot;&quot;);&quot;&quot;;ROUND(ABS([.D349]-[.G349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12-14" calcext:value-type="date">
            <text:p>2022-12-14</text:p>
          </table:table-cell>
          <table:table-cell office:value-type="time" office:time-value="PT21H56M35S" calcext:value-type="time">
            <text:p>21:56:35</text:p>
          </table:table-cell>
          <table:table-cell office:value-type="time" office:time-value="PT04H36M47S" calcext:value-type="time">
            <text:p>04:36:47</text:p>
          </table:table-cell>
          <table:table-cell office:value-type="time" office:time-value="PT12H11M20S" calcext:value-type="time">
            <text:p>12:11:20</text:p>
          </table:table-cell>
          <table:table-cell office:value-type="time" office:time-value="PT21H56M33S" calcext:value-type="time">
            <text:p>21:56:33</text:p>
          </table:table-cell>
          <table:table-cell office:value-type="time" office:time-value="PT04H36M48S" calcext:value-type="time">
            <text:p>04:36:48</text:p>
          </table:table-cell>
          <table:table-cell office:value-type="time" office:time-value="PT12H11M27S" calcext:value-type="time">
            <text:p>12:11:27</text:p>
          </table:table-cell>
          <table:table-cell table:formula="of:=IF(OR([.B350]=&quot;&quot;;[.E350]=&quot;&quot;);&quot;&quot;;ROUND(ABS([.B350]-[.E350])*86400))" office:value-type="float" office:value="2" calcext:value-type="float">
            <text:p>2</text:p>
          </table:table-cell>
          <table:table-cell table:formula="of:=IF(OR([.C350]=&quot;&quot;;[.F350]=&quot;&quot;);&quot;&quot;;ROUND(ABS([.C350]-[.F350])*86400))" office:value-type="float" office:value="1" calcext:value-type="float">
            <text:p>1</text:p>
          </table:table-cell>
          <table:table-cell table:formula="of:=IF(OR([.D350]=&quot;&quot;;[.G350]=&quot;&quot;);&quot;&quot;;ROUND(ABS([.D350]-[.G350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12-15" calcext:value-type="date">
            <text:p>2022-12-15</text:p>
          </table:table-cell>
          <table:table-cell office:value-type="time" office:time-value="PT23H08M37S" calcext:value-type="time">
            <text:p>23:08:37</text:p>
          </table:table-cell>
          <table:table-cell office:value-type="time" office:time-value="PT05H19M26S" calcext:value-type="time">
            <text:p>05:19:26</text:p>
          </table:table-cell>
          <table:table-cell office:value-type="time" office:time-value="PT12H24M58S" calcext:value-type="time">
            <text:p>12:24:58</text:p>
          </table:table-cell>
          <table:table-cell office:value-type="time" office:time-value="PT23H08M34S" calcext:value-type="time">
            <text:p>23:08:34</text:p>
          </table:table-cell>
          <table:table-cell office:value-type="time" office:time-value="PT05H19M28S" calcext:value-type="time">
            <text:p>05:19:28</text:p>
          </table:table-cell>
          <table:table-cell office:value-type="time" office:time-value="PT12H25M07S" calcext:value-type="time">
            <text:p>12:25:07</text:p>
          </table:table-cell>
          <table:table-cell table:formula="of:=IF(OR([.B351]=&quot;&quot;;[.E351]=&quot;&quot;);&quot;&quot;;ROUND(ABS([.B351]-[.E351])*86400))" office:value-type="float" office:value="3" calcext:value-type="float">
            <text:p>3</text:p>
          </table:table-cell>
          <table:table-cell table:formula="of:=IF(OR([.C351]=&quot;&quot;;[.F351]=&quot;&quot;);&quot;&quot;;ROUND(ABS([.C351]-[.F351])*86400))" office:value-type="float" office:value="2" calcext:value-type="float">
            <text:p>2</text:p>
          </table:table-cell>
          <table:table-cell table:formula="of:=IF(OR([.D351]=&quot;&quot;;[.G351]=&quot;&quot;);&quot;&quot;;ROUND(ABS([.D351]-[.G351])*86400)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/>
          <table:table-cell office:value-type="time" office:time-value="PT06H01M06S" calcext:value-type="time">
            <text:p>06:01:06</text:p>
          </table:table-cell>
          <table:table-cell office:value-type="time" office:time-value="PT12H37M03S" calcext:value-type="time">
            <text:p>12:37:03</text:p>
          </table:table-cell>
          <table:table-cell/>
          <table:table-cell office:value-type="time" office:time-value="PT06H01M08S" calcext:value-type="time">
            <text:p>06:01:08</text:p>
          </table:table-cell>
          <table:table-cell office:value-type="time" office:time-value="PT12H37M13S" calcext:value-type="time">
            <text:p>12:37:13</text:p>
          </table:table-cell>
          <table:table-cell table:formula="of:=IF(OR([.B352]=&quot;&quot;;[.E352]=&quot;&quot;);&quot;&quot;;ROUND(ABS([.B352]-[.E352])*86400))">
            <text:p/>
          </table:table-cell>
          <table:table-cell table:formula="of:=IF(OR([.C352]=&quot;&quot;;[.F352]=&quot;&quot;);&quot;&quot;;ROUND(ABS([.C352]-[.F352])*86400))" office:value-type="float" office:value="2" calcext:value-type="float">
            <text:p>2</text:p>
          </table:table-cell>
          <table:table-cell table:formula="of:=IF(OR([.D352]=&quot;&quot;;[.G352]=&quot;&quot;);&quot;&quot;;ROUND(ABS([.D352]-[.G352])*86400))" office:value-type="float" office:value="10" calcext:value-type="float">
            <text:p>10</text:p>
          </table:table-cell>
          <table:table-cell table:number-columns-repeated="5"/>
          <table:table-cell table:style-name="ce12"/>
          <table:table-cell table:number-columns-repeated="3"/>
        </table:table-row>
        <table:table-row table:style-name="ro1">
          <table:table-cell office:value-type="date" office:date-value="2022-12-17" calcext:value-type="date">
            <text:p>2022-12-17</text:p>
          </table:table-cell>
          <table:table-cell office:value-type="time" office:time-value="PT00H21M23S" calcext:value-type="time">
            <text:p>00:21:23</text:p>
          </table:table-cell>
          <table:table-cell office:value-type="time" office:time-value="PT06H42M51S" calcext:value-type="time">
            <text:p>06:42:51</text:p>
          </table:table-cell>
          <table:table-cell office:value-type="time" office:time-value="PT12H48M44S" calcext:value-type="time">
            <text:p>12:48:44</text:p>
          </table:table-cell>
          <table:table-cell office:value-type="time" office:time-value="PT00H21M21S" calcext:value-type="time">
            <text:p>00:21:21</text:p>
          </table:table-cell>
          <table:table-cell office:value-type="time" office:time-value="PT06H42M54S" calcext:value-type="time">
            <text:p>06:42:54</text:p>
          </table:table-cell>
          <table:table-cell office:value-type="time" office:time-value="PT12H48M54S" calcext:value-type="time">
            <text:p>12:48:54</text:p>
          </table:table-cell>
          <table:table-cell table:formula="of:=IF(OR([.B353]=&quot;&quot;;[.E353]=&quot;&quot;);&quot;&quot;;ROUND(ABS([.B353]-[.E353])*86400))" office:value-type="float" office:value="2" calcext:value-type="float">
            <text:p>2</text:p>
          </table:table-cell>
          <table:table-cell table:formula="of:=IF(OR([.C353]=&quot;&quot;;[.F353]=&quot;&quot;);&quot;&quot;;ROUND(ABS([.C353]-[.F353])*86400))" office:value-type="float" office:value="3" calcext:value-type="float">
            <text:p>3</text:p>
          </table:table-cell>
          <table:table-cell table:formula="of:=IF(OR([.D353]=&quot;&quot;;[.G353]=&quot;&quot;);&quot;&quot;;ROUND(ABS([.D353]-[.G353])*86400)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2-12-18" calcext:value-type="date">
            <text:p>2022-12-18</text:p>
          </table:table-cell>
          <table:table-cell office:value-type="time" office:time-value="PT01H36M10S" calcext:value-type="time">
            <text:p>01:36:10</text:p>
          </table:table-cell>
          <table:table-cell office:value-type="time" office:time-value="PT07H25M58S" calcext:value-type="time">
            <text:p>07:25:58</text:p>
          </table:table-cell>
          <table:table-cell office:value-type="time" office:time-value="PT13H01M03S" calcext:value-type="time">
            <text:p>13:01:03</text:p>
          </table:table-cell>
          <table:table-cell office:value-type="time" office:time-value="PT01H36M08S" calcext:value-type="time">
            <text:p>01:36:08</text:p>
          </table:table-cell>
          <table:table-cell office:value-type="time" office:time-value="PT07H26M02S" calcext:value-type="time">
            <text:p>07:26:02</text:p>
          </table:table-cell>
          <table:table-cell office:value-type="time" office:time-value="PT13H01M15S" calcext:value-type="time">
            <text:p>13:01:15</text:p>
          </table:table-cell>
          <table:table-cell table:formula="of:=IF(OR([.B354]=&quot;&quot;;[.E354]=&quot;&quot;);&quot;&quot;;ROUND(ABS([.B354]-[.E354])*86400))" office:value-type="float" office:value="2" calcext:value-type="float">
            <text:p>2</text:p>
          </table:table-cell>
          <table:table-cell table:formula="of:=IF(OR([.C354]=&quot;&quot;;[.F354]=&quot;&quot;);&quot;&quot;;ROUND(ABS([.C354]-[.F354])*86400))" office:value-type="float" office:value="4" calcext:value-type="float">
            <text:p>4</text:p>
          </table:table-cell>
          <table:table-cell table:formula="of:=IF(OR([.D354]=&quot;&quot;;[.G354]=&quot;&quot;);&quot;&quot;;ROUND(ABS([.D354]-[.G354])*86400))" office:value-type="float" office:value="12" calcext:value-type="float">
            <text:p>12</text:p>
          </table:table-cell>
          <table:table-cell table:number-columns-repeated="9"/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time" office:time-value="PT02H54M37S" calcext:value-type="time">
            <text:p>02:54:37</text:p>
          </table:table-cell>
          <table:table-cell office:value-type="time" office:time-value="PT08H11M50S" calcext:value-type="time">
            <text:p>08:11:50</text:p>
          </table:table-cell>
          <table:table-cell office:value-type="time" office:time-value="PT13H15M22S" calcext:value-type="time">
            <text:p>13:15:22</text:p>
          </table:table-cell>
          <table:table-cell office:value-type="time" office:time-value="PT02H54M33S" calcext:value-type="time">
            <text:p>02:54:33</text:p>
          </table:table-cell>
          <table:table-cell office:value-type="time" office:time-value="PT08H11M54S" calcext:value-type="time">
            <text:p>08:11:54</text:p>
          </table:table-cell>
          <table:table-cell office:value-type="time" office:time-value="PT13H15M36S" calcext:value-type="time">
            <text:p>13:15:36</text:p>
          </table:table-cell>
          <table:table-cell table:formula="of:=IF(OR([.B355]=&quot;&quot;;[.E355]=&quot;&quot;);&quot;&quot;;ROUND(ABS([.B355]-[.E355])*86400))" office:value-type="float" office:value="4" calcext:value-type="float">
            <text:p>4</text:p>
          </table:table-cell>
          <table:table-cell table:formula="of:=IF(OR([.C355]=&quot;&quot;;[.F355]=&quot;&quot;);&quot;&quot;;ROUND(ABS([.C355]-[.F355])*86400))" office:value-type="float" office:value="4" calcext:value-type="float">
            <text:p>4</text:p>
          </table:table-cell>
          <table:table-cell table:formula="of:=IF(OR([.D355]=&quot;&quot;;[.G355]=&quot;&quot;);&quot;&quot;;ROUND(ABS([.D355]-[.G355])*86400))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date" office:date-value="2022-12-20" calcext:value-type="date">
            <text:p>2022-12-20</text:p>
          </table:table-cell>
          <table:table-cell office:value-type="time" office:time-value="PT04H18M00S" calcext:value-type="time">
            <text:p>04:18:00</text:p>
          </table:table-cell>
          <table:table-cell office:value-type="time" office:time-value="PT09H01M54S" calcext:value-type="time">
            <text:p>09:01:54</text:p>
          </table:table-cell>
          <table:table-cell office:value-type="time" office:time-value="PT13H33M34S" calcext:value-type="time">
            <text:p>13:33:34</text:p>
          </table:table-cell>
          <table:table-cell office:value-type="time" office:time-value="PT04H17M54S" calcext:value-type="time">
            <text:p>04:17:54</text:p>
          </table:table-cell>
          <table:table-cell office:value-type="time" office:time-value="PT09H01M57S" calcext:value-type="time">
            <text:p>09:01:57</text:p>
          </table:table-cell>
          <table:table-cell office:value-type="time" office:time-value="PT13H33M50S" calcext:value-type="time">
            <text:p>13:33:50</text:p>
          </table:table-cell>
          <table:table-cell table:formula="of:=IF(OR([.B356]=&quot;&quot;;[.E356]=&quot;&quot;);&quot;&quot;;ROUND(ABS([.B356]-[.E356])*86400))" office:value-type="float" office:value="6" calcext:value-type="float">
            <text:p>6</text:p>
          </table:table-cell>
          <table:table-cell table:formula="of:=IF(OR([.C356]=&quot;&quot;;[.F356]=&quot;&quot;);&quot;&quot;;ROUND(ABS([.C356]-[.F356])*86400))" office:value-type="float" office:value="3" calcext:value-type="float">
            <text:p>3</text:p>
          </table:table-cell>
          <table:table-cell table:formula="of:=IF(OR([.D356]=&quot;&quot;;[.G356]=&quot;&quot;);&quot;&quot;;ROUND(ABS([.D356]-[.G356])*86400)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2-12-21" calcext:value-type="date">
            <text:p>2022-12-21</text:p>
          </table:table-cell>
          <table:table-cell office:value-type="time" office:time-value="PT05H46M09S" calcext:value-type="time">
            <text:p>05:46:09</text:p>
          </table:table-cell>
          <table:table-cell office:value-type="time" office:time-value="PT09H57M24S" calcext:value-type="time">
            <text:p>09:57:24</text:p>
          </table:table-cell>
          <table:table-cell office:value-type="time" office:time-value="PT13H58M43S" calcext:value-type="time">
            <text:p>13:58:43</text:p>
          </table:table-cell>
          <table:table-cell office:value-type="time" office:time-value="PT05H45M58S" calcext:value-type="time">
            <text:p>05:45:58</text:p>
          </table:table-cell>
          <table:table-cell office:value-type="time" office:time-value="PT09H57M24S" calcext:value-type="time">
            <text:p>09:57:24</text:p>
          </table:table-cell>
          <table:table-cell office:value-type="time" office:time-value="PT13H58M59S" calcext:value-type="time">
            <text:p>13:58:59</text:p>
          </table:table-cell>
          <table:table-cell table:formula="of:=IF(OR([.B357]=&quot;&quot;;[.E357]=&quot;&quot;);&quot;&quot;;ROUND(ABS([.B357]-[.E357])*86400))" office:value-type="float" office:value="11" calcext:value-type="float">
            <text:p>11</text:p>
          </table:table-cell>
          <table:table-cell table:formula="of:=IF(OR([.C357]=&quot;&quot;;[.F357]=&quot;&quot;);&quot;&quot;;ROUND(ABS([.C357]-[.F357])*86400))" office:value-type="float" office:value="0" calcext:value-type="float">
            <text:p>0</text:p>
          </table:table-cell>
          <table:table-cell table:formula="of:=IF(OR([.D357]=&quot;&quot;;[.G357]=&quot;&quot;);&quot;&quot;;ROUND(ABS([.D357]-[.G357])*86400))" office:value-type="float" office:value="16" calcext:value-type="float">
            <text:p>16</text:p>
          </table:table-cell>
          <table:table-cell table:number-columns-repeated="9"/>
        </table:table-row>
        <table:table-row table:style-name="ro1">
          <table:table-cell office:value-type="date" office:date-value="2022-12-22" calcext:value-type="date">
            <text:p>2022-12-22</text:p>
          </table:table-cell>
          <table:table-cell office:value-type="time" office:time-value="PT07H15M25S" calcext:value-type="time">
            <text:p>07:15:25</text:p>
          </table:table-cell>
          <table:table-cell office:value-type="time" office:time-value="PT10H58M42S" calcext:value-type="time">
            <text:p>10:58:42</text:p>
          </table:table-cell>
          <table:table-cell office:value-type="time" office:time-value="PT14H35M40S" calcext:value-type="time">
            <text:p>14:35:40</text:p>
          </table:table-cell>
          <table:table-cell office:value-type="time" office:time-value="PT07H15M08S" calcext:value-type="time">
            <text:p>07:15:08</text:p>
          </table:table-cell>
          <table:table-cell office:value-type="time" office:time-value="PT10H58M35S" calcext:value-type="time">
            <text:p>10:58:35</text:p>
          </table:table-cell>
          <table:table-cell office:value-type="time" office:time-value="PT14H35M50S" calcext:value-type="time">
            <text:p>14:35:50</text:p>
          </table:table-cell>
          <table:table-cell table:formula="of:=IF(OR([.B358]=&quot;&quot;;[.E358]=&quot;&quot;);&quot;&quot;;ROUND(ABS([.B358]-[.E358])*86400))" office:value-type="float" office:value="17" calcext:value-type="float">
            <text:p>17</text:p>
          </table:table-cell>
          <table:table-cell table:formula="of:=IF(OR([.C358]=&quot;&quot;;[.F358]=&quot;&quot;);&quot;&quot;;ROUND(ABS([.C358]-[.F358])*86400))" office:value-type="float" office:value="7" calcext:value-type="float">
            <text:p>7</text:p>
          </table:table-cell>
          <table:table-cell table:formula="of:=IF(OR([.D358]=&quot;&quot;;[.G358]=&quot;&quot;);&quot;&quot;;ROUND(ABS([.D358]-[.G358])*86400)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2-12-23" calcext:value-type="date">
            <text:p>2022-12-23</text:p>
          </table:table-cell>
          <table:table-cell office:value-type="time" office:time-value="PT08H37M18S" calcext:value-type="time">
            <text:p>08:37:18</text:p>
          </table:table-cell>
          <table:table-cell office:value-type="time" office:time-value="PT12H04M30S" calcext:value-type="time">
            <text:p>12:04:30</text:p>
          </table:table-cell>
          <table:table-cell office:value-type="time" office:time-value="PT15H30M21S" calcext:value-type="time">
            <text:p>15:30:21</text:p>
          </table:table-cell>
          <table:table-cell office:value-type="time" office:time-value="PT08H37M00S" calcext:value-type="time">
            <text:p>08:37:00</text:p>
          </table:table-cell>
          <table:table-cell office:value-type="time" office:time-value="PT12H04M18S" calcext:value-type="time">
            <text:p>12:04:18</text:p>
          </table:table-cell>
          <table:table-cell office:value-type="time" office:time-value="PT15H30M17S" calcext:value-type="time">
            <text:p>15:30:17</text:p>
          </table:table-cell>
          <table:table-cell table:formula="of:=IF(OR([.B359]=&quot;&quot;;[.E359]=&quot;&quot;);&quot;&quot;;ROUND(ABS([.B359]-[.E359])*86400))" office:value-type="float" office:value="18" calcext:value-type="float">
            <text:p>18</text:p>
          </table:table-cell>
          <table:table-cell table:formula="of:=IF(OR([.C359]=&quot;&quot;;[.F359]=&quot;&quot;);&quot;&quot;;ROUND(ABS([.C359]-[.F359])*86400))" office:value-type="float" office:value="12" calcext:value-type="float">
            <text:p>12</text:p>
          </table:table-cell>
          <table:table-cell table:formula="of:=IF(OR([.D359]=&quot;&quot;;[.G359]=&quot;&quot;);&quot;&quot;;ROUND(ABS([.D359]-[.G359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12-24" calcext:value-type="date">
            <text:p>2022-12-24</text:p>
          </table:table-cell>
          <table:table-cell office:value-type="time" office:time-value="PT09H42M20S" calcext:value-type="time">
            <text:p>09:42:20</text:p>
          </table:table-cell>
          <table:table-cell office:value-type="time" office:time-value="PT13H11M42S" calcext:value-type="time">
            <text:p>13:11:42</text:p>
          </table:table-cell>
          <table:table-cell office:value-type="time" office:time-value="PT16H45M06S" calcext:value-type="time">
            <text:p>16:45:06</text:p>
          </table:table-cell>
          <table:table-cell office:value-type="time" office:time-value="PT09H42M11S" calcext:value-type="time">
            <text:p>09:42:11</text:p>
          </table:table-cell>
          <table:table-cell office:value-type="time" office:time-value="PT13H11M28S" calcext:value-type="time">
            <text:p>13:11:28</text:p>
          </table:table-cell>
          <table:table-cell office:value-type="time" office:time-value="PT16H44M49S" calcext:value-type="time">
            <text:p>16:44:49</text:p>
          </table:table-cell>
          <table:table-cell table:formula="of:=IF(OR([.B360]=&quot;&quot;;[.E360]=&quot;&quot;);&quot;&quot;;ROUND(ABS([.B360]-[.E360])*86400))" office:value-type="float" office:value="9" calcext:value-type="float">
            <text:p>9</text:p>
          </table:table-cell>
          <table:table-cell table:formula="of:=IF(OR([.C360]=&quot;&quot;;[.F360]=&quot;&quot;);&quot;&quot;;ROUND(ABS([.C360]-[.F360])*86400))" office:value-type="float" office:value="14" calcext:value-type="float">
            <text:p>14</text:p>
          </table:table-cell>
          <table:table-cell table:formula="of:=IF(OR([.D360]=&quot;&quot;;[.G360]=&quot;&quot;);&quot;&quot;;ROUND(ABS([.D360]-[.G360])*86400))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office:value-type="date" office:date-value="2022-12-25" calcext:value-type="date">
            <text:p>2022-12-25</text:p>
          </table:table-cell>
          <table:table-cell office:value-type="time" office:time-value="PT10H28M03S" calcext:value-type="time">
            <text:p>10:28:03</text:p>
          </table:table-cell>
          <table:table-cell office:value-type="time" office:time-value="PT14H16M35S" calcext:value-type="time">
            <text:p>14:16:35</text:p>
          </table:table-cell>
          <table:table-cell office:value-type="time" office:time-value="PT18H13M43S" calcext:value-type="time">
            <text:p>18:13:43</text:p>
          </table:table-cell>
          <table:table-cell office:value-type="time" office:time-value="PT10H28M06S" calcext:value-type="time">
            <text:p>10:28:06</text:p>
          </table:table-cell>
          <table:table-cell office:value-type="time" office:time-value="PT14H16M26S" calcext:value-type="time">
            <text:p>14:16:26</text:p>
          </table:table-cell>
          <table:table-cell office:value-type="time" office:time-value="PT18H13M23S" calcext:value-type="time">
            <text:p>18:13:23</text:p>
          </table:table-cell>
          <table:table-cell table:formula="of:=IF(OR([.B361]=&quot;&quot;;[.E361]=&quot;&quot;);&quot;&quot;;ROUND(ABS([.B361]-[.E361])*86400))" office:value-type="float" office:value="3" calcext:value-type="float">
            <text:p>3</text:p>
          </table:table-cell>
          <table:table-cell table:formula="of:=IF(OR([.C361]=&quot;&quot;;[.F361]=&quot;&quot;);&quot;&quot;;ROUND(ABS([.C361]-[.F361])*86400))" office:value-type="float" office:value="9" calcext:value-type="float">
            <text:p>9</text:p>
          </table:table-cell>
          <table:table-cell table:formula="of:=IF(OR([.D361]=&quot;&quot;;[.G361]=&quot;&quot;);&quot;&quot;;ROUND(ABS([.D361]-[.G361])*86400))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time" office:time-value="PT10H58M58S" calcext:value-type="time">
            <text:p>10:58:58</text:p>
          </table:table-cell>
          <table:table-cell office:value-type="time" office:time-value="PT15H16M37S" calcext:value-type="time">
            <text:p>15:16:37</text:p>
          </table:table-cell>
          <table:table-cell office:value-type="time" office:time-value="PT19H46M03S" calcext:value-type="time">
            <text:p>19:46:03</text:p>
          </table:table-cell>
          <table:table-cell office:value-type="time" office:time-value="PT10H59M11S" calcext:value-type="time">
            <text:p>10:59:11</text:p>
          </table:table-cell>
          <table:table-cell office:value-type="time" office:time-value="PT15H16M35S" calcext:value-type="time">
            <text:p>15:16:35</text:p>
          </table:table-cell>
          <table:table-cell office:value-type="time" office:time-value="PT19H45M49S" calcext:value-type="time">
            <text:p>19:45:49</text:p>
          </table:table-cell>
          <table:table-cell table:formula="of:=IF(OR([.B362]=&quot;&quot;;[.E362]=&quot;&quot;);&quot;&quot;;ROUND(ABS([.B362]-[.E362])*86400))" office:value-type="float" office:value="13" calcext:value-type="float">
            <text:p>13</text:p>
          </table:table-cell>
          <table:table-cell table:formula="of:=IF(OR([.C362]=&quot;&quot;;[.F362]=&quot;&quot;);&quot;&quot;;ROUND(ABS([.C362]-[.F362])*86400))" office:value-type="float" office:value="2" calcext:value-type="float">
            <text:p>2</text:p>
          </table:table-cell>
          <table:table-cell table:formula="of:=IF(OR([.D362]=&quot;&quot;;[.G362]=&quot;&quot;);&quot;&quot;;ROUND(ABS([.D362]-[.G362])*86400))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 office:value-type="date" office:date-value="2022-12-27" calcext:value-type="date">
            <text:p>2022-12-27</text:p>
          </table:table-cell>
          <table:table-cell office:value-type="time" office:time-value="PT11H20M42S" calcext:value-type="time">
            <text:p>11:20:42</text:p>
          </table:table-cell>
          <table:table-cell office:value-type="time" office:time-value="PT16H11M12S" calcext:value-type="time">
            <text:p>16:11:12</text:p>
          </table:table-cell>
          <table:table-cell office:value-type="time" office:time-value="PT21H15M31S" calcext:value-type="time">
            <text:p>21:15:31</text:p>
          </table:table-cell>
          <table:table-cell office:value-type="time" office:time-value="PT11H20M59S" calcext:value-type="time">
            <text:p>11:20:59</text:p>
          </table:table-cell>
          <table:table-cell office:value-type="time" office:time-value="PT16H11M14S" calcext:value-type="time">
            <text:p>16:11:14</text:p>
          </table:table-cell>
          <table:table-cell office:value-type="time" office:time-value="PT21H15M23S" calcext:value-type="time">
            <text:p>21:15:23</text:p>
          </table:table-cell>
          <table:table-cell table:formula="of:=IF(OR([.B363]=&quot;&quot;;[.E363]=&quot;&quot;);&quot;&quot;;ROUND(ABS([.B363]-[.E363])*86400))" office:value-type="float" office:value="17" calcext:value-type="float">
            <text:p>17</text:p>
          </table:table-cell>
          <table:table-cell table:formula="of:=IF(OR([.C363]=&quot;&quot;;[.F363]=&quot;&quot;);&quot;&quot;;ROUND(ABS([.C363]-[.F363])*86400))" office:value-type="float" office:value="2" calcext:value-type="float">
            <text:p>2</text:p>
          </table:table-cell>
          <table:table-cell table:formula="of:=IF(OR([.D363]=&quot;&quot;;[.G363]=&quot;&quot;);&quot;&quot;;ROUND(ABS([.D363]-[.G363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12-28" calcext:value-type="date">
            <text:p>2022-12-28</text:p>
          </table:table-cell>
          <table:table-cell office:value-type="time" office:time-value="PT11H37M13S" calcext:value-type="time">
            <text:p>11:37:13</text:p>
          </table:table-cell>
          <table:table-cell office:value-type="time" office:time-value="PT17H01M07S" calcext:value-type="time">
            <text:p>17:01:07</text:p>
          </table:table-cell>
          <table:table-cell office:value-type="time" office:time-value="PT22H40M13S" calcext:value-type="time">
            <text:p>22:40:13</text:p>
          </table:table-cell>
          <table:table-cell office:value-type="time" office:time-value="PT11H37M30S" calcext:value-type="time">
            <text:p>11:37:30</text:p>
          </table:table-cell>
          <table:table-cell office:value-type="time" office:time-value="PT17H01M12S" calcext:value-type="time">
            <text:p>17:01:12</text:p>
          </table:table-cell>
          <table:table-cell office:value-type="time" office:time-value="PT22H40M08S" calcext:value-type="time">
            <text:p>22:40:08</text:p>
          </table:table-cell>
          <table:table-cell table:formula="of:=IF(OR([.B364]=&quot;&quot;;[.E364]=&quot;&quot;);&quot;&quot;;ROUND(ABS([.B364]-[.E364])*86400))" office:value-type="float" office:value="17" calcext:value-type="float">
            <text:p>17</text:p>
          </table:table-cell>
          <table:table-cell table:formula="of:=IF(OR([.C364]=&quot;&quot;;[.F364]=&quot;&quot;);&quot;&quot;;ROUND(ABS([.C364]-[.F364])*86400))" office:value-type="float" office:value="5" calcext:value-type="float">
            <text:p>5</text:p>
          </table:table-cell>
          <table:table-cell table:formula="of:=IF(OR([.D364]=&quot;&quot;;[.G364]=&quot;&quot;);&quot;&quot;;ROUND(ABS([.D364]-[.G364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12-29" calcext:value-type="date">
            <text:p>2022-12-29</text:p>
          </table:table-cell>
          <table:table-cell office:value-type="time" office:time-value="PT11H51M00S" calcext:value-type="time">
            <text:p>11:51:00</text:p>
          </table:table-cell>
          <table:table-cell office:value-type="time" office:time-value="PT17H47M46S" calcext:value-type="time">
            <text:p>17:47:46</text:p>
          </table:table-cell>
          <table:table-cell/>
          <table:table-cell office:value-type="time" office:time-value="PT11H51M15S" calcext:value-type="time">
            <text:p>11:51:15</text:p>
          </table:table-cell>
          <table:table-cell office:value-type="time" office:time-value="PT17H47M51S" calcext:value-type="time">
            <text:p>17:47:51</text:p>
          </table:table-cell>
          <table:table-cell/>
          <table:table-cell table:formula="of:=IF(OR([.B365]=&quot;&quot;;[.E365]=&quot;&quot;);&quot;&quot;;ROUND(ABS([.B365]-[.E365])*86400))" office:value-type="float" office:value="15" calcext:value-type="float">
            <text:p>15</text:p>
          </table:table-cell>
          <table:table-cell table:formula="of:=IF(OR([.C365]=&quot;&quot;;[.F365]=&quot;&quot;);&quot;&quot;;ROUND(ABS([.C365]-[.F365])*86400))" office:value-type="float" office:value="5" calcext:value-type="float">
            <text:p>5</text:p>
          </table:table-cell>
          <table:table-cell table:formula="of:=IF(OR([.D365]=&quot;&quot;;[.G365]=&quot;&quot;);&quot;&quot;;ROUND(ABS([.D365]-[.G365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2-30" calcext:value-type="date">
            <text:p>2022-12-30</text:p>
          </table:table-cell>
          <table:table-cell office:value-type="time" office:time-value="PT12H03M43S" calcext:value-type="time">
            <text:p>12:03:43</text:p>
          </table:table-cell>
          <table:table-cell office:value-type="time" office:time-value="PT18H32M38S" calcext:value-type="time">
            <text:p>18:32:38</text:p>
          </table:table-cell>
          <table:table-cell office:value-type="time" office:time-value="PT00H00M53S" calcext:value-type="time">
            <text:p>00:00:53</text:p>
          </table:table-cell>
          <table:table-cell office:value-type="time" office:time-value="PT12H03M56S" calcext:value-type="time">
            <text:p>12:03:56</text:p>
          </table:table-cell>
          <table:table-cell office:value-type="time" office:time-value="PT18H32M42S" calcext:value-type="time">
            <text:p>18:32:42</text:p>
          </table:table-cell>
          <table:table-cell office:value-type="time" office:time-value="PT00H00M50S" calcext:value-type="time">
            <text:p>00:00:50</text:p>
          </table:table-cell>
          <table:table-cell table:formula="of:=IF(OR([.B366]=&quot;&quot;;[.E366]=&quot;&quot;);&quot;&quot;;ROUND(ABS([.B366]-[.E366])*86400))" office:value-type="float" office:value="13" calcext:value-type="float">
            <text:p>13</text:p>
          </table:table-cell>
          <table:table-cell table:formula="of:=IF(OR([.C366]=&quot;&quot;;[.F366]=&quot;&quot;);&quot;&quot;;ROUND(ABS([.C366]-[.F366])*86400))" office:value-type="float" office:value="4" calcext:value-type="float">
            <text:p>4</text:p>
          </table:table-cell>
          <table:table-cell table:formula="of:=IF(OR([.D366]=&quot;&quot;;[.G366]=&quot;&quot;);&quot;&quot;;ROUND(ABS([.D366]-[.G366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office:value-type="time" office:time-value="PT12H16M37S" calcext:value-type="time">
            <text:p>12:16:37</text:p>
          </table:table-cell>
          <table:table-cell office:value-type="time" office:time-value="PT19H17M05S" calcext:value-type="time">
            <text:p>19:17:05</text:p>
          </table:table-cell>
          <table:table-cell office:value-type="time" office:time-value="PT01H18M56S" calcext:value-type="time">
            <text:p>01:18:56</text:p>
          </table:table-cell>
          <table:table-cell office:value-type="time" office:time-value="PT12H16M48S" calcext:value-type="time">
            <text:p>12:16:48</text:p>
          </table:table-cell>
          <table:table-cell office:value-type="time" office:time-value="PT19H17M08S" calcext:value-type="time">
            <text:p>19:17:08</text:p>
          </table:table-cell>
          <table:table-cell office:value-type="time" office:time-value="PT01H18M53S" calcext:value-type="time">
            <text:p>01:18:53</text:p>
          </table:table-cell>
          <table:table-cell table:formula="of:=IF(OR([.B367]=&quot;&quot;;[.E367]=&quot;&quot;);&quot;&quot;;ROUND(ABS([.B367]-[.E367])*86400))" office:value-type="float" office:value="11" calcext:value-type="float">
            <text:p>11</text:p>
          </table:table-cell>
          <table:table-cell table:formula="of:=IF(OR([.C367]=&quot;&quot;;[.F367]=&quot;&quot;);&quot;&quot;;ROUND(ABS([.C367]-[.F367])*86400))" office:value-type="float" office:value="3" calcext:value-type="float">
            <text:p>3</text:p>
          </table:table-cell>
          <table:table-cell table:formula="of:=IF(OR([.D367]=&quot;&quot;;[.G367]=&quot;&quot;);&quot;&quot;;ROUND(ABS([.D367]-[.G367])*86400))" office:value-type="float" office:value="3" calcext:value-type="float">
            <text:p>3</text:p>
          </table:table-cell>
          <table:table-cell table:number-columns-repeated="9"/>
        </table:table-row>
      </table:table>
      <table:table table:name="Torrid - Jakarta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3" table:default-cell-style-name="ce3"/>
        <table:table-column table:style-name="co1" table:number-columns-repeated="3" table:default-cell-style-name="ce4"/>
        <table:table-column table:style-name="co1" table:number-columns-repeated="3" table:default-cell-style-name="ce5"/>
        <table:table-column table:style-name="co1" table:default-cell-style-name="ce6"/>
        <table:table-column table:style-name="co1" table:number-columns-repeated="2" table:default-cell-style-name="ce10"/>
        <table:table-column table:style-name="co1" table:default-cell-style-name="Default"/>
        <table:table-column table:style-name="co1" table:default-cell-style-name="ce12"/>
        <table:table-column table:style-name="co1" table:number-columns-repeated="4" table:default-cell-style-name="ce13"/>
        <table:table-row table:style-name="ro1">
          <table:table-cell table:style-name="ce1" office:value-type="string" calcext:value-type="string" table:number-columns-spanned="1" table:number-rows-spanned="2">
            <text:p>Date</text:p>
          </table:table-cell>
          <table:table-cell table:style-name="ce1" office:value-type="string" calcext:value-type="string" table:number-columns-spanned="3" table:number-rows-spanned="1">
            <text:p>Accurate Tim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Go SAMPA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Difference (s)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1" table:number-rows-spanned="2">
            <text:p>Parameter</text:p>
          </table:table-cell>
          <table:table-cell table:style-name="ce1" office:value-type="string" calcext:value-type="string" table:number-columns-spanned="1" table:number-rows-spanned="2">
            <text:p>Value</text:p>
          </table:table-cell>
          <table:table-cell/>
          <table:table-cell table:style-name="Default" table:number-columns-repeated="5"/>
        </table:table-row>
        <table:table-row table:style-name="ro1">
          <table:covered-table-cell table:style-name="ce1"/>
          <table:table-cell table:style-name="ce1" office:value-type="string" calcext:value-type="string">
            <text:p>Moonrise</text:p>
          </table:table-cell>
          <table:table-cell table:style-name="ce1" office:value-type="string" calcext:value-type="string">
            <text:p>Transit</text:p>
          </table:table-cell>
          <table:table-cell table:style-name="ce1" office:value-type="string" calcext:value-type="string">
            <text:p>Moonset</text:p>
          </table:table-cell>
          <table:table-cell table:style-name="ce1" office:value-type="string" calcext:value-type="string">
            <text:p>Moonrise</text:p>
          </table:table-cell>
          <table:table-cell table:style-name="ce1" office:value-type="string" calcext:value-type="string">
            <text:p>Transit</text:p>
          </table:table-cell>
          <table:table-cell table:style-name="ce1" office:value-type="string" calcext:value-type="string">
            <text:p>Moonset</text:p>
          </table:table-cell>
          <table:table-cell table:style-name="ce1" office:value-type="string" calcext:value-type="string">
            <text:p>Moonrise</text:p>
          </table:table-cell>
          <table:table-cell table:style-name="ce1" office:value-type="string" calcext:value-type="string">
            <text:p>Transit</text:p>
          </table:table-cell>
          <table:table-cell table:style-name="ce1" office:value-type="string" calcext:value-type="string">
            <text:p>Moonset</text:p>
          </table:table-cell>
          <table:table-cell/>
          <table:covered-table-cell table:number-columns-repeated="2" table:style-name="ce7"/>
          <table:table-cell/>
          <table:table-cell table:style-name="Default"/>
          <table:table-cell/>
          <table:table-cell table:style-name="Default" table:number-columns-repeated="3"/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time" office:time-value="PT03H48M00S" calcext:value-type="time">
            <text:p>03:48:00</text:p>
          </table:table-cell>
          <table:table-cell office:value-type="time" office:time-value="PT10H14M48S" calcext:value-type="time">
            <text:p>10:14:48</text:p>
          </table:table-cell>
          <table:table-cell office:value-type="time" office:time-value="PT16H42M40S" calcext:value-type="time">
            <text:p>16:42:40</text:p>
          </table:table-cell>
          <table:table-cell office:value-type="time" office:time-value="PT03H47M57S" calcext:value-type="time">
            <text:p>03:47:57</text:p>
          </table:table-cell>
          <table:table-cell office:value-type="time" office:time-value="PT10H14M43S" calcext:value-type="time">
            <text:p>10:14:43</text:p>
          </table:table-cell>
          <table:table-cell office:value-type="time" office:time-value="PT16H42M34S" calcext:value-type="time">
            <text:p>16:42:34</text:p>
          </table:table-cell>
          <table:table-cell table:formula="of:=IF(OR([.B3]=&quot;&quot;;[.E3]=&quot;&quot;);&quot;&quot;;ROUND(ABS([.B3]-[.E3])*86400))" office:value-type="float" office:value="3" calcext:value-type="float">
            <text:p>3</text:p>
          </table:table-cell>
          <table:table-cell table:formula="of:=IF(OR([.C3]=&quot;&quot;;[.F3]=&quot;&quot;);&quot;&quot;;ROUND(ABS([.C3]-[.F3])*86400))" office:value-type="float" office:value="5" calcext:value-type="float">
            <text:p>5</text:p>
          </table:table-cell>
          <table:table-cell table:formula="of:=IF(OR([.D3]=&quot;&quot;;[.G3]=&quot;&quot;);&quot;&quot;;ROUND(ABS([.D3]-[.G3])*86400))" office:value-type="float" office:value="6" calcext:value-type="float">
            <text:p>6</text:p>
          </table:table-cell>
          <table:table-cell/>
          <table:table-cell table:style-name="ce8" office:value-type="string" calcext:value-type="string">
            <text:p>Latitude</text:p>
          </table:table-cell>
          <table:table-cell table:style-name="ce11" office:value-type="float" office:value="-6.175" calcext:value-type="float">
            <text:p>-6.175</text:p>
          </table:table-cell>
          <table:table-cell table:number-columns-repeated="6"/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time" office:time-value="PT04H51M36S" calcext:value-type="time">
            <text:p>04:51:36</text:p>
          </table:table-cell>
          <table:table-cell office:value-type="time" office:time-value="PT11H20M28S" calcext:value-type="time">
            <text:p>11:20:28</text:p>
          </table:table-cell>
          <table:table-cell office:value-type="time" office:time-value="PT17H49M36S" calcext:value-type="time">
            <text:p>17:49:36</text:p>
          </table:table-cell>
          <table:table-cell office:value-type="time" office:time-value="PT04H51M31S" calcext:value-type="time">
            <text:p>04:51:31</text:p>
          </table:table-cell>
          <table:table-cell office:value-type="time" office:time-value="PT11H20M17S" calcext:value-type="time">
            <text:p>11:20:17</text:p>
          </table:table-cell>
          <table:table-cell office:value-type="time" office:time-value="PT17H49M26S" calcext:value-type="time">
            <text:p>17:49:26</text:p>
          </table:table-cell>
          <table:table-cell table:formula="of:=IF(OR([.B4]=&quot;&quot;;[.E4]=&quot;&quot;);&quot;&quot;;ROUND(ABS([.B4]-[.E4])*86400))" office:value-type="float" office:value="5" calcext:value-type="float">
            <text:p>5</text:p>
          </table:table-cell>
          <table:table-cell table:formula="of:=IF(OR([.C4]=&quot;&quot;;[.F4]=&quot;&quot;);&quot;&quot;;ROUND(ABS([.C4]-[.F4])*86400))" office:value-type="float" office:value="11" calcext:value-type="float">
            <text:p>11</text:p>
          </table:table-cell>
          <table:table-cell table:formula="of:=IF(OR([.D4]=&quot;&quot;;[.G4]=&quot;&quot;);&quot;&quot;;ROUND(ABS([.D4]-[.G4])*86400))" office:value-type="float" office:value="10" calcext:value-type="float">
            <text:p>10</text:p>
          </table:table-cell>
          <table:table-cell/>
          <table:table-cell table:style-name="ce8" office:value-type="string" calcext:value-type="string">
            <text:p>Longitude</text:p>
          </table:table-cell>
          <table:table-cell table:style-name="ce11" office:value-type="float" office:value="106.825" calcext:value-type="float">
            <text:p>106.825</text:p>
          </table:table-cell>
          <table:table-cell table:number-columns-repeated="6"/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time" office:time-value="PT05H58M03S" calcext:value-type="time">
            <text:p>05:58:03</text:p>
          </table:table-cell>
          <table:table-cell office:value-type="time" office:time-value="PT12H26M56S" calcext:value-type="time">
            <text:p>12:26:56</text:p>
          </table:table-cell>
          <table:table-cell office:value-type="time" office:time-value="PT18H55M16S" calcext:value-type="time">
            <text:p>18:55:16</text:p>
          </table:table-cell>
          <table:table-cell office:value-type="time" office:time-value="PT05H57M56S" calcext:value-type="time">
            <text:p>05:57:56</text:p>
          </table:table-cell>
          <table:table-cell office:value-type="time" office:time-value="PT12H26M45S" calcext:value-type="time">
            <text:p>12:26:45</text:p>
          </table:table-cell>
          <table:table-cell office:value-type="time" office:time-value="PT18H55M07S" calcext:value-type="time">
            <text:p>18:55:07</text:p>
          </table:table-cell>
          <table:table-cell table:formula="of:=IF(OR([.B5]=&quot;&quot;;[.E5]=&quot;&quot;);&quot;&quot;;ROUND(ABS([.B5]-[.E5])*86400))" office:value-type="float" office:value="7" calcext:value-type="float">
            <text:p>7</text:p>
          </table:table-cell>
          <table:table-cell table:formula="of:=IF(OR([.C5]=&quot;&quot;;[.F5]=&quot;&quot;);&quot;&quot;;ROUND(ABS([.C5]-[.F5])*86400))" office:value-type="float" office:value="11" calcext:value-type="float">
            <text:p>11</text:p>
          </table:table-cell>
          <table:table-cell table:formula="of:=IF(OR([.D5]=&quot;&quot;;[.G5]=&quot;&quot;);&quot;&quot;;ROUND(ABS([.D5]-[.G5])*86400))" office:value-type="float" office:value="9" calcext:value-type="float">
            <text:p>9</text:p>
          </table:table-cell>
          <table:table-cell/>
          <table:table-cell table:style-name="ce8" office:value-type="string" calcext:value-type="string">
            <text:p>Elevation</text:p>
          </table:table-cell>
          <table:table-cell table:style-name="ce11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time" office:time-value="PT07H03M50S" calcext:value-type="time">
            <text:p>07:03:50</text:p>
          </table:table-cell>
          <table:table-cell office:value-type="time" office:time-value="PT13H30M48S" calcext:value-type="time">
            <text:p>13:30:48</text:p>
          </table:table-cell>
          <table:table-cell office:value-type="time" office:time-value="PT19H56M33S" calcext:value-type="time">
            <text:p>19:56:33</text:p>
          </table:table-cell>
          <table:table-cell office:value-type="time" office:time-value="PT07H03M46S" calcext:value-type="time">
            <text:p>07:03:46</text:p>
          </table:table-cell>
          <table:table-cell office:value-type="time" office:time-value="PT13H30M41S" calcext:value-type="time">
            <text:p>13:30:41</text:p>
          </table:table-cell>
          <table:table-cell office:value-type="time" office:time-value="PT19H56M27S" calcext:value-type="time">
            <text:p>19:56:27</text:p>
          </table:table-cell>
          <table:table-cell table:formula="of:=IF(OR([.B6]=&quot;&quot;;[.E6]=&quot;&quot;);&quot;&quot;;ROUND(ABS([.B6]-[.E6])*86400))" office:value-type="float" office:value="4" calcext:value-type="float">
            <text:p>4</text:p>
          </table:table-cell>
          <table:table-cell table:formula="of:=IF(OR([.C6]=&quot;&quot;;[.F6]=&quot;&quot;);&quot;&quot;;ROUND(ABS([.C6]-[.F6])*86400))" office:value-type="float" office:value="7" calcext:value-type="float">
            <text:p>7</text:p>
          </table:table-cell>
          <table:table-cell table:formula="of:=IF(OR([.D6]=&quot;&quot;;[.G6]=&quot;&quot;);&quot;&quot;;ROUND(ABS([.D6]-[.G6])*86400))" office:value-type="float" office:value="6" calcext:value-type="float">
            <text:p>6</text:p>
          </table:table-cell>
          <table:table-cell/>
          <table:table-cell table:style-name="ce8" office:value-type="string" calcext:value-type="string">
            <text:p>Timezone</text:p>
          </table:table-cell>
          <table:table-cell table:style-name="ce11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time" office:time-value="PT08H06M01S" calcext:value-type="time">
            <text:p>08:06:01</text:p>
          </table:table-cell>
          <table:table-cell office:value-type="time" office:time-value="PT14H29M44S" calcext:value-type="time">
            <text:p>14:29:44</text:p>
          </table:table-cell>
          <table:table-cell office:value-type="time" office:time-value="PT20H51M55S" calcext:value-type="time">
            <text:p>20:51:55</text:p>
          </table:table-cell>
          <table:table-cell office:value-type="time" office:time-value="PT08H06M01S" calcext:value-type="time">
            <text:p>08:06:01</text:p>
          </table:table-cell>
          <table:table-cell office:value-type="time" office:time-value="PT14H29M43S" calcext:value-type="time">
            <text:p>14:29:43</text:p>
          </table:table-cell>
          <table:table-cell office:value-type="time" office:time-value="PT20H51M53S" calcext:value-type="time">
            <text:p>20:51:53</text:p>
          </table:table-cell>
          <table:table-cell table:formula="of:=IF(OR([.B7]=&quot;&quot;;[.E7]=&quot;&quot;);&quot;&quot;;ROUND(ABS([.B7]-[.E7])*86400))" office:value-type="float" office:value="0" calcext:value-type="float">
            <text:p>0</text:p>
          </table:table-cell>
          <table:table-cell table:formula="of:=IF(OR([.C7]=&quot;&quot;;[.F7]=&quot;&quot;);&quot;&quot;;ROUND(ABS([.C7]-[.F7])*86400))" office:value-type="float" office:value="1" calcext:value-type="float">
            <text:p>1</text:p>
          </table:table-cell>
          <table:table-cell table:formula="of:=IF(OR([.D7]=&quot;&quot;;[.G7]=&quot;&quot;);&quot;&quot;;ROUND(ABS([.D7]-[.G7])*86400))" office:value-type="float" office:value="2" calcext:value-type="float">
            <text:p>2</text:p>
          </table:table-cell>
          <table:table-cell/>
          <table:table-cell table:style-name="ce8" office:value-type="string" calcext:value-type="string">
            <text:p>Temperature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time" office:time-value="PT09H03M10S" calcext:value-type="time">
            <text:p>09:03:10</text:p>
          </table:table-cell>
          <table:table-cell office:value-type="time" office:time-value="PT15H23M10S" calcext:value-type="time">
            <text:p>15:23:10</text:p>
          </table:table-cell>
          <table:table-cell office:value-type="time" office:time-value="PT21H41M33S" calcext:value-type="time">
            <text:p>21:41:33</text:p>
          </table:table-cell>
          <table:table-cell office:value-type="time" office:time-value="PT09H03M14S" calcext:value-type="time">
            <text:p>09:03:14</text:p>
          </table:table-cell>
          <table:table-cell office:value-type="time" office:time-value="PT15H23M13S" calcext:value-type="time">
            <text:p>15:23:13</text:p>
          </table:table-cell>
          <table:table-cell office:value-type="time" office:time-value="PT21H41M32S" calcext:value-type="time">
            <text:p>21:41:32</text:p>
          </table:table-cell>
          <table:table-cell table:formula="of:=IF(OR([.B8]=&quot;&quot;;[.E8]=&quot;&quot;);&quot;&quot;;ROUND(ABS([.B8]-[.E8])*86400))" office:value-type="float" office:value="4" calcext:value-type="float">
            <text:p>4</text:p>
          </table:table-cell>
          <table:table-cell table:formula="of:=IF(OR([.C8]=&quot;&quot;;[.F8]=&quot;&quot;);&quot;&quot;;ROUND(ABS([.C8]-[.F8])*86400))" office:value-type="float" office:value="3" calcext:value-type="float">
            <text:p>3</text:p>
          </table:table-cell>
          <table:table-cell table:formula="of:=IF(OR([.D8]=&quot;&quot;;[.G8]=&quot;&quot;);&quot;&quot;;ROUND(ABS([.D8]-[.G8])*86400))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Pressure</text:p>
          </table:table-cell>
          <table:table-cell table:style-name="ce11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time" office:time-value="PT09H55M29S" calcext:value-type="time">
            <text:p>09:55:29</text:p>
          </table:table-cell>
          <table:table-cell office:value-type="time" office:time-value="PT16H11M48S" calcext:value-type="time">
            <text:p>16:11:48</text:p>
          </table:table-cell>
          <table:table-cell office:value-type="time" office:time-value="PT22H26M33S" calcext:value-type="time">
            <text:p>22:26:33</text:p>
          </table:table-cell>
          <table:table-cell office:value-type="time" office:time-value="PT09H55M35S" calcext:value-type="time">
            <text:p>09:55:35</text:p>
          </table:table-cell>
          <table:table-cell office:value-type="time" office:time-value="PT16H11M53S" calcext:value-type="time">
            <text:p>16:11:53</text:p>
          </table:table-cell>
          <table:table-cell office:value-type="time" office:time-value="PT22H26M33S" calcext:value-type="time">
            <text:p>22:26:33</text:p>
          </table:table-cell>
          <table:table-cell table:formula="of:=IF(OR([.B9]=&quot;&quot;;[.E9]=&quot;&quot;);&quot;&quot;;ROUND(ABS([.B9]-[.E9])*86400))" office:value-type="float" office:value="6" calcext:value-type="float">
            <text:p>6</text:p>
          </table:table-cell>
          <table:table-cell table:formula="of:=IF(OR([.C9]=&quot;&quot;;[.F9]=&quot;&quot;);&quot;&quot;;ROUND(ABS([.C9]-[.F9])*86400))" office:value-type="float" office:value="5" calcext:value-type="float">
            <text:p>5</text:p>
          </table:table-cell>
          <table:table-cell table:formula="of:=IF(OR([.D9]=&quot;&quot;;[.G9]=&quot;&quot;);&quot;&quot;;ROUND(ABS([.D9]-[.G9])*86400))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Delta T</text:p>
          </table:table-cell>
          <table:table-cell table:style-name="ce11" office:value-type="float" office:value="73" calcext:value-type="float">
            <text:p>73</text:p>
          </table:table-cell>
          <table:table-cell table:number-columns-repeated="6"/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time" office:time-value="PT10H43M56S" calcext:value-type="time">
            <text:p>10:43:56</text:p>
          </table:table-cell>
          <table:table-cell office:value-type="time" office:time-value="PT16H56M53S" calcext:value-type="time">
            <text:p>16:56:53</text:p>
          </table:table-cell>
          <table:table-cell office:value-type="time" office:time-value="PT23H08M23S" calcext:value-type="time">
            <text:p>23:08:23</text:p>
          </table:table-cell>
          <table:table-cell office:value-type="time" office:time-value="PT10H44M03S" calcext:value-type="time">
            <text:p>10:44:03</text:p>
          </table:table-cell>
          <table:table-cell office:value-type="time" office:time-value="PT16H56M58S" calcext:value-type="time">
            <text:p>16:56:58</text:p>
          </table:table-cell>
          <table:table-cell office:value-type="time" office:time-value="PT23H08M22S" calcext:value-type="time">
            <text:p>23:08:22</text:p>
          </table:table-cell>
          <table:table-cell table:formula="of:=IF(OR([.B10]=&quot;&quot;;[.E10]=&quot;&quot;);&quot;&quot;;ROUND(ABS([.B10]-[.E10])*86400))" office:value-type="float" office:value="7" calcext:value-type="float">
            <text:p>7</text:p>
          </table:table-cell>
          <table:table-cell table:formula="of:=IF(OR([.C10]=&quot;&quot;;[.F10]=&quot;&quot;);&quot;&quot;;ROUND(ABS([.C10]-[.F10])*86400))" office:value-type="float" office:value="5" calcext:value-type="float">
            <text:p>5</text:p>
          </table:table-cell>
          <table:table-cell table:formula="of:=IF(OR([.D10]=&quot;&quot;;[.G10]=&quot;&quot;);&quot;&quot;;ROUND(ABS([.D10]-[.G10])*86400))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number-columns-repeated="6"/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time" office:time-value="PT11H29M50S" calcext:value-type="time">
            <text:p>11:29:50</text:p>
          </table:table-cell>
          <table:table-cell office:value-type="time" office:time-value="PT17H39M48S" calcext:value-type="time">
            <text:p>17:39:48</text:p>
          </table:table-cell>
          <table:table-cell office:value-type="time" office:time-value="PT23H48M27S" calcext:value-type="time">
            <text:p>23:48:27</text:p>
          </table:table-cell>
          <table:table-cell office:value-type="time" office:time-value="PT11H29M57S" calcext:value-type="time">
            <text:p>11:29:57</text:p>
          </table:table-cell>
          <table:table-cell office:value-type="time" office:time-value="PT17H39M53S" calcext:value-type="time">
            <text:p>17:39:53</text:p>
          </table:table-cell>
          <table:table-cell office:value-type="time" office:time-value="PT23H48M25S" calcext:value-type="time">
            <text:p>23:48:25</text:p>
          </table:table-cell>
          <table:table-cell table:formula="of:=IF(OR([.B11]=&quot;&quot;;[.E11]=&quot;&quot;);&quot;&quot;;ROUND(ABS([.B11]-[.E11])*86400))" office:value-type="float" office:value="7" calcext:value-type="float">
            <text:p>7</text:p>
          </table:table-cell>
          <table:table-cell table:formula="of:=IF(OR([.C11]=&quot;&quot;;[.F11]=&quot;&quot;);&quot;&quot;;ROUND(ABS([.C11]-[.F11])*86400))" office:value-type="float" office:value="5" calcext:value-type="float">
            <text:p>5</text:p>
          </table:table-cell>
          <table:table-cell table:formula="of:=IF(OR([.D11]=&quot;&quot;;[.G11]=&quot;&quot;);&quot;&quot;;ROUND(ABS([.D11]-[.G1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time" office:time-value="PT12H14M28S" calcext:value-type="time">
            <text:p>12:14:28</text:p>
          </table:table-cell>
          <table:table-cell office:value-type="time" office:time-value="PT18H21M50S" calcext:value-type="time">
            <text:p>18:21:50</text:p>
          </table:table-cell>
          <table:table-cell/>
          <table:table-cell office:value-type="time" office:time-value="PT12H14M34S" calcext:value-type="time">
            <text:p>12:14:34</text:p>
          </table:table-cell>
          <table:table-cell office:value-type="time" office:time-value="PT18H21M54S" calcext:value-type="time">
            <text:p>18:21:54</text:p>
          </table:table-cell>
          <table:table-cell/>
          <table:table-cell table:formula="of:=IF(OR([.B12]=&quot;&quot;;[.E12]=&quot;&quot;);&quot;&quot;;ROUND(ABS([.B12]-[.E12])*86400))" office:value-type="float" office:value="6" calcext:value-type="float">
            <text:p>6</text:p>
          </table:table-cell>
          <table:table-cell table:formula="of:=IF(OR([.C12]=&quot;&quot;;[.F12]=&quot;&quot;);&quot;&quot;;ROUND(ABS([.C12]-[.F12])*86400))" office:value-type="float" office:value="4" calcext:value-type="float">
            <text:p>4</text:p>
          </table:table-cell>
          <table:table-cell table:formula="of:=IF(OR([.D12]=&quot;&quot;;[.G12]=&quot;&quot;);&quot;&quot;;ROUND(ABS([.D12]-[.G12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time" office:time-value="PT12H58M59S" calcext:value-type="time">
            <text:p>12:58:59</text:p>
          </table:table-cell>
          <table:table-cell office:value-type="time" office:time-value="PT19H04M08S" calcext:value-type="time">
            <text:p>19:04:08</text:p>
          </table:table-cell>
          <table:table-cell office:value-type="time" office:time-value="PT00H28M02S" calcext:value-type="time">
            <text:p>00:28:02</text:p>
          </table:table-cell>
          <table:table-cell office:value-type="time" office:time-value="PT12H59M03S" calcext:value-type="time">
            <text:p>12:59:03</text:p>
          </table:table-cell>
          <table:table-cell office:value-type="time" office:time-value="PT19H04M11S" calcext:value-type="time">
            <text:p>19:04:11</text:p>
          </table:table-cell>
          <table:table-cell office:value-type="time" office:time-value="PT00H28M02S" calcext:value-type="time">
            <text:p>00:28:02</text:p>
          </table:table-cell>
          <table:table-cell table:formula="of:=IF(OR([.B13]=&quot;&quot;;[.E13]=&quot;&quot;);&quot;&quot;;ROUND(ABS([.B13]-[.E13])*86400))" office:value-type="float" office:value="4" calcext:value-type="float">
            <text:p>4</text:p>
          </table:table-cell>
          <table:table-cell table:formula="of:=IF(OR([.C13]=&quot;&quot;;[.F13]=&quot;&quot;);&quot;&quot;;ROUND(ABS([.C13]-[.F13])*86400))" office:value-type="float" office:value="3" calcext:value-type="float">
            <text:p>3</text:p>
          </table:table-cell>
          <table:table-cell table:formula="of:=IF(OR([.D13]=&quot;&quot;;[.G13]=&quot;&quot;);&quot;&quot;;ROUND(ABS([.D13]-[.G13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time" office:time-value="PT13H44M19S" calcext:value-type="time">
            <text:p>13:44:19</text:p>
          </table:table-cell>
          <table:table-cell office:value-type="time" office:time-value="PT19H47M38S" calcext:value-type="time">
            <text:p>19:47:38</text:p>
          </table:table-cell>
          <table:table-cell office:value-type="time" office:time-value="PT01H08M16S" calcext:value-type="time">
            <text:p>01:08:16</text:p>
          </table:table-cell>
          <table:table-cell office:value-type="time" office:time-value="PT13H44M22S" calcext:value-type="time">
            <text:p>13:44:22</text:p>
          </table:table-cell>
          <table:table-cell office:value-type="time" office:time-value="PT19H47M40S" calcext:value-type="time">
            <text:p>19:47:40</text:p>
          </table:table-cell>
          <table:table-cell office:value-type="time" office:time-value="PT01H08M17S" calcext:value-type="time">
            <text:p>01:08:17</text:p>
          </table:table-cell>
          <table:table-cell table:formula="of:=IF(OR([.B14]=&quot;&quot;;[.E14]=&quot;&quot;);&quot;&quot;;ROUND(ABS([.B14]-[.E14])*86400))" office:value-type="float" office:value="3" calcext:value-type="float">
            <text:p>3</text:p>
          </table:table-cell>
          <table:table-cell table:formula="of:=IF(OR([.C14]=&quot;&quot;;[.F14]=&quot;&quot;);&quot;&quot;;ROUND(ABS([.C14]-[.F14])*86400))" office:value-type="float" office:value="2" calcext:value-type="float">
            <text:p>2</text:p>
          </table:table-cell>
          <table:table-cell table:formula="of:=IF(OR([.D14]=&quot;&quot;;[.G14]=&quot;&quot;);&quot;&quot;;ROUND(ABS([.D14]-[.G14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time" office:time-value="PT14H31M08S" calcext:value-type="time">
            <text:p>14:31:08</text:p>
          </table:table-cell>
          <table:table-cell office:value-type="time" office:time-value="PT20H33M02S" calcext:value-type="time">
            <text:p>20:33:02</text:p>
          </table:table-cell>
          <table:table-cell office:value-type="time" office:time-value="PT01H50M06S" calcext:value-type="time">
            <text:p>01:50:06</text:p>
          </table:table-cell>
          <table:table-cell office:value-type="time" office:time-value="PT14H31M10S" calcext:value-type="time">
            <text:p>14:31:10</text:p>
          </table:table-cell>
          <table:table-cell office:value-type="time" office:time-value="PT20H33M03S" calcext:value-type="time">
            <text:p>20:33:03</text:p>
          </table:table-cell>
          <table:table-cell office:value-type="time" office:time-value="PT01H50M07S" calcext:value-type="time">
            <text:p>01:50:07</text:p>
          </table:table-cell>
          <table:table-cell table:formula="of:=IF(OR([.B15]=&quot;&quot;;[.E15]=&quot;&quot;);&quot;&quot;;ROUND(ABS([.B15]-[.E15])*86400))" office:value-type="float" office:value="2" calcext:value-type="float">
            <text:p>2</text:p>
          </table:table-cell>
          <table:table-cell table:formula="of:=IF(OR([.C15]=&quot;&quot;;[.F15]=&quot;&quot;);&quot;&quot;;ROUND(ABS([.C15]-[.F15])*86400))" office:value-type="float" office:value="1" calcext:value-type="float">
            <text:p>1</text:p>
          </table:table-cell>
          <table:table-cell table:formula="of:=IF(OR([.D15]=&quot;&quot;;[.G15]=&quot;&quot;);&quot;&quot;;ROUND(ABS([.D15]-[.G15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time" office:time-value="PT15H19M46S" calcext:value-type="time">
            <text:p>15:19:46</text:p>
          </table:table-cell>
          <table:table-cell office:value-type="time" office:time-value="PT21H20M39S" calcext:value-type="time">
            <text:p>21:20:39</text:p>
          </table:table-cell>
          <table:table-cell office:value-type="time" office:time-value="PT02H34M15S" calcext:value-type="time">
            <text:p>02:34:15</text:p>
          </table:table-cell>
          <table:table-cell office:value-type="time" office:time-value="PT15H19M46S" calcext:value-type="time">
            <text:p>15:19:46</text:p>
          </table:table-cell>
          <table:table-cell office:value-type="time" office:time-value="PT21H20M39S" calcext:value-type="time">
            <text:p>21:20:39</text:p>
          </table:table-cell>
          <table:table-cell office:value-type="time" office:time-value="PT02H34M16S" calcext:value-type="time">
            <text:p>02:34:16</text:p>
          </table:table-cell>
          <table:table-cell table:formula="of:=IF(OR([.B16]=&quot;&quot;;[.E16]=&quot;&quot;);&quot;&quot;;ROUND(ABS([.B16]-[.E16])*86400))" office:value-type="float" office:value="0" calcext:value-type="float">
            <text:p>0</text:p>
          </table:table-cell>
          <table:table-cell table:formula="of:=IF(OR([.C16]=&quot;&quot;;[.F16]=&quot;&quot;);&quot;&quot;;ROUND(ABS([.C16]-[.F16])*86400))" office:value-type="float" office:value="0" calcext:value-type="float">
            <text:p>0</text:p>
          </table:table-cell>
          <table:table-cell table:formula="of:=IF(OR([.D16]=&quot;&quot;;[.G16]=&quot;&quot;);&quot;&quot;;ROUND(ABS([.D16]-[.G1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time" office:time-value="PT16H10M00S" calcext:value-type="time">
            <text:p>16:10:00</text:p>
          </table:table-cell>
          <table:table-cell office:value-type="time" office:time-value="PT22H10M17S" calcext:value-type="time">
            <text:p>22:10:17</text:p>
          </table:table-cell>
          <table:table-cell office:value-type="time" office:time-value="PT03H21M04S" calcext:value-type="time">
            <text:p>03:21:04</text:p>
          </table:table-cell>
          <table:table-cell office:value-type="time" office:time-value="PT16H09M58S" calcext:value-type="time">
            <text:p>16:09:58</text:p>
          </table:table-cell>
          <table:table-cell office:value-type="time" office:time-value="PT22H10M17S" calcext:value-type="time">
            <text:p>22:10:17</text:p>
          </table:table-cell>
          <table:table-cell office:value-type="time" office:time-value="PT03H21M04S" calcext:value-type="time">
            <text:p>03:21:04</text:p>
          </table:table-cell>
          <table:table-cell table:formula="of:=IF(OR([.B17]=&quot;&quot;;[.E17]=&quot;&quot;);&quot;&quot;;ROUND(ABS([.B17]-[.E17])*86400))" office:value-type="float" office:value="2" calcext:value-type="float">
            <text:p>2</text:p>
          </table:table-cell>
          <table:table-cell table:formula="of:=IF(OR([.C17]=&quot;&quot;;[.F17]=&quot;&quot;);&quot;&quot;;ROUND(ABS([.C17]-[.F17])*86400))" office:value-type="float" office:value="0" calcext:value-type="float">
            <text:p>0</text:p>
          </table:table-cell>
          <table:table-cell table:formula="of:=IF(OR([.D17]=&quot;&quot;;[.G17]=&quot;&quot;);&quot;&quot;;ROUND(ABS([.D17]-[.G17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time" office:time-value="PT17H01M07S" calcext:value-type="time">
            <text:p>17:01:07</text:p>
          </table:table-cell>
          <table:table-cell office:value-type="time" office:time-value="PT23H01M15S" calcext:value-type="time">
            <text:p>23:01:15</text:p>
          </table:table-cell>
          <table:table-cell office:value-type="time" office:time-value="PT04H10M23S" calcext:value-type="time">
            <text:p>04:10:23</text:p>
          </table:table-cell>
          <table:table-cell office:value-type="time" office:time-value="PT17H01M03S" calcext:value-type="time">
            <text:p>17:01:03</text:p>
          </table:table-cell>
          <table:table-cell office:value-type="time" office:time-value="PT23H01M15S" calcext:value-type="time">
            <text:p>23:01:15</text:p>
          </table:table-cell>
          <table:table-cell office:value-type="time" office:time-value="PT04H10M22S" calcext:value-type="time">
            <text:p>04:10:22</text:p>
          </table:table-cell>
          <table:table-cell table:formula="of:=IF(OR([.B18]=&quot;&quot;;[.E18]=&quot;&quot;);&quot;&quot;;ROUND(ABS([.B18]-[.E18])*86400))" office:value-type="float" office:value="4" calcext:value-type="float">
            <text:p>4</text:p>
          </table:table-cell>
          <table:table-cell table:formula="of:=IF(OR([.C18]=&quot;&quot;;[.F18]=&quot;&quot;);&quot;&quot;;ROUND(ABS([.C18]-[.F18])*86400))" office:value-type="float" office:value="0" calcext:value-type="float">
            <text:p>0</text:p>
          </table:table-cell>
          <table:table-cell table:formula="of:=IF(OR([.D18]=&quot;&quot;;[.G18]=&quot;&quot;);&quot;&quot;;ROUND(ABS([.D18]-[.G18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time" office:time-value="PT17H52M02S" calcext:value-type="time">
            <text:p>17:52:02</text:p>
          </table:table-cell>
          <table:table-cell office:value-type="time" office:time-value="PT23H52M29S" calcext:value-type="time">
            <text:p>23:52:29</text:p>
          </table:table-cell>
          <table:table-cell office:value-type="time" office:time-value="PT05H01M28S" calcext:value-type="time">
            <text:p>05:01:28</text:p>
          </table:table-cell>
          <table:table-cell office:value-type="time" office:time-value="PT17H51M58S" calcext:value-type="time">
            <text:p>17:51:58</text:p>
          </table:table-cell>
          <table:table-cell office:value-type="time" office:time-value="PT23H52M29S" calcext:value-type="time">
            <text:p>23:52:29</text:p>
          </table:table-cell>
          <table:table-cell office:value-type="time" office:time-value="PT05H01M28S" calcext:value-type="time">
            <text:p>05:01:28</text:p>
          </table:table-cell>
          <table:table-cell table:formula="of:=IF(OR([.B19]=&quot;&quot;;[.E19]=&quot;&quot;);&quot;&quot;;ROUND(ABS([.B19]-[.E19])*86400))" office:value-type="float" office:value="4" calcext:value-type="float">
            <text:p>4</text:p>
          </table:table-cell>
          <table:table-cell table:formula="of:=IF(OR([.C19]=&quot;&quot;;[.F19]=&quot;&quot;);&quot;&quot;;ROUND(ABS([.C19]-[.F19])*86400))" office:value-type="float" office:value="0" calcext:value-type="float">
            <text:p>0</text:p>
          </table:table-cell>
          <table:table-cell table:formula="of:=IF(OR([.D19]=&quot;&quot;;[.G19]=&quot;&quot;);&quot;&quot;;ROUND(ABS([.D19]-[.G19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time" office:time-value="PT18H41M40S" calcext:value-type="time">
            <text:p>18:41:40</text:p>
          </table:table-cell>
          <table:table-cell office:value-type="time" office:time-value="PT05H53M17S" calcext:value-type="time">
            <text:p>05:53:17</text:p>
          </table:table-cell>
          <table:table-cell/>
          <table:table-cell office:value-type="time" office:time-value="PT18H41M37S" calcext:value-type="time">
            <text:p>18:41:37</text:p>
          </table:table-cell>
          <table:table-cell office:value-type="time" office:time-value="PT05H53M17S" calcext:value-type="time">
            <text:p>05:53:17</text:p>
          </table:table-cell>
          <table:table-cell office:value-type="time" office:time-value="PT05H53M16S" calcext:value-type="time">
            <text:p>05:53:16</text:p>
          </table:table-cell>
          <table:table-cell table:formula="of:=IF(OR([.B20]=&quot;&quot;;[.E20]=&quot;&quot;);&quot;&quot;;ROUND(ABS([.B20]-[.E20])*86400))" office:value-type="float" office:value="3" calcext:value-type="float">
            <text:p>3</text:p>
          </table:table-cell>
          <table:table-cell table:formula="of:=IF(OR([.C20]=&quot;&quot;;[.F20]=&quot;&quot;);&quot;&quot;;ROUND(ABS([.C20]-[.F20])*86400))" office:value-type="float" office:value="0" calcext:value-type="float">
            <text:p>0</text:p>
          </table:table-cell>
          <table:table-cell table:formula="of:=IF(OR([.D20]=&quot;&quot;;[.G20]=&quot;&quot;);&quot;&quot;;ROUND(ABS([.D20]-[.G20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time" office:time-value="PT19H29M15S" calcext:value-type="time">
            <text:p>19:29:15</text:p>
          </table:table-cell>
          <table:table-cell office:value-type="time" office:time-value="PT00H42M52S" calcext:value-type="time">
            <text:p>00:42:52</text:p>
          </table:table-cell>
          <table:table-cell office:value-type="time" office:time-value="PT06H44M41S" calcext:value-type="time">
            <text:p>06:44:41</text:p>
          </table:table-cell>
          <table:table-cell office:value-type="time" office:time-value="PT19H29M13S" calcext:value-type="time">
            <text:p>19:29:13</text:p>
          </table:table-cell>
          <table:table-cell office:value-type="time" office:time-value="PT00H42M52S" calcext:value-type="time">
            <text:p>00:42:52</text:p>
          </table:table-cell>
          <table:table-cell office:value-type="time" office:time-value="PT06H44M41S" calcext:value-type="time">
            <text:p>06:44:41</text:p>
          </table:table-cell>
          <table:table-cell table:formula="of:=IF(OR([.B21]=&quot;&quot;;[.E21]=&quot;&quot;);&quot;&quot;;ROUND(ABS([.B21]-[.E21])*86400))" office:value-type="float" office:value="2" calcext:value-type="float">
            <text:p>2</text:p>
          </table:table-cell>
          <table:table-cell table:formula="of:=IF(OR([.C21]=&quot;&quot;;[.F21]=&quot;&quot;);&quot;&quot;;ROUND(ABS([.C21]-[.F21])*86400))" office:value-type="float" office:value="0" calcext:value-type="float">
            <text:p>0</text:p>
          </table:table-cell>
          <table:table-cell table:formula="of:=IF(OR([.D21]=&quot;&quot;;[.G21]=&quot;&quot;);&quot;&quot;;ROUND(ABS([.D21]-[.G21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time" office:time-value="PT20H14M34S" calcext:value-type="time">
            <text:p>20:14:34</text:p>
          </table:table-cell>
          <table:table-cell office:value-type="time" office:time-value="PT01H31M38S" calcext:value-type="time">
            <text:p>01:31:38</text:p>
          </table:table-cell>
          <table:table-cell office:value-type="time" office:time-value="PT07H34M52S" calcext:value-type="time">
            <text:p>07:34:52</text:p>
          </table:table-cell>
          <table:table-cell office:value-type="time" office:time-value="PT20H14M33S" calcext:value-type="time">
            <text:p>20:14:33</text:p>
          </table:table-cell>
          <table:table-cell office:value-type="time" office:time-value="PT01H31M39S" calcext:value-type="time">
            <text:p>01:31:39</text:p>
          </table:table-cell>
          <table:table-cell office:value-type="time" office:time-value="PT07H34M54S" calcext:value-type="time">
            <text:p>07:34:54</text:p>
          </table:table-cell>
          <table:table-cell table:formula="of:=IF(OR([.B22]=&quot;&quot;;[.E22]=&quot;&quot;);&quot;&quot;;ROUND(ABS([.B22]-[.E22])*86400))" office:value-type="float" office:value="1" calcext:value-type="float">
            <text:p>1</text:p>
          </table:table-cell>
          <table:table-cell table:formula="of:=IF(OR([.C22]=&quot;&quot;;[.F22]=&quot;&quot;);&quot;&quot;;ROUND(ABS([.C22]-[.F22])*86400))" office:value-type="float" office:value="1" calcext:value-type="float">
            <text:p>1</text:p>
          </table:table-cell>
          <table:table-cell table:formula="of:=IF(OR([.D22]=&quot;&quot;;[.G22]=&quot;&quot;);&quot;&quot;;ROUND(ABS([.D22]-[.G22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time" office:time-value="PT20H57M56S" calcext:value-type="time">
            <text:p>20:57:56</text:p>
          </table:table-cell>
          <table:table-cell office:value-type="time" office:time-value="PT02H18M34S" calcext:value-type="time">
            <text:p>02:18:34</text:p>
          </table:table-cell>
          <table:table-cell office:value-type="time" office:time-value="PT08H23M36S" calcext:value-type="time">
            <text:p>08:23:36</text:p>
          </table:table-cell>
          <table:table-cell office:value-type="time" office:time-value="PT20H57M56S" calcext:value-type="time">
            <text:p>20:57:56</text:p>
          </table:table-cell>
          <table:table-cell office:value-type="time" office:time-value="PT02H18M35S" calcext:value-type="time">
            <text:p>02:18:35</text:p>
          </table:table-cell>
          <table:table-cell office:value-type="time" office:time-value="PT08H23M39S" calcext:value-type="time">
            <text:p>08:23:39</text:p>
          </table:table-cell>
          <table:table-cell table:formula="of:=IF(OR([.B23]=&quot;&quot;;[.E23]=&quot;&quot;);&quot;&quot;;ROUND(ABS([.B23]-[.E23])*86400))" office:value-type="float" office:value="0" calcext:value-type="float">
            <text:p>0</text:p>
          </table:table-cell>
          <table:table-cell table:formula="of:=IF(OR([.C23]=&quot;&quot;;[.F23]=&quot;&quot;);&quot;&quot;;ROUND(ABS([.C23]-[.F23])*86400))" office:value-type="float" office:value="1" calcext:value-type="float">
            <text:p>1</text:p>
          </table:table-cell>
          <table:table-cell table:formula="of:=IF(OR([.D23]=&quot;&quot;;[.G23]=&quot;&quot;);&quot;&quot;;ROUND(ABS([.D23]-[.G23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time" office:time-value="PT21H40M04S" calcext:value-type="time">
            <text:p>21:40:04</text:p>
          </table:table-cell>
          <table:table-cell office:value-type="time" office:time-value="PT03H03M57S" calcext:value-type="time">
            <text:p>03:03:57</text:p>
          </table:table-cell>
          <table:table-cell office:value-type="time" office:time-value="PT09H11M09S" calcext:value-type="time">
            <text:p>09:11:09</text:p>
          </table:table-cell>
          <table:table-cell office:value-type="time" office:time-value="PT21H40M04S" calcext:value-type="time">
            <text:p>21:40:04</text:p>
          </table:table-cell>
          <table:table-cell office:value-type="time" office:time-value="PT03H03M59S" calcext:value-type="time">
            <text:p>03:03:59</text:p>
          </table:table-cell>
          <table:table-cell office:value-type="time" office:time-value="PT09H11M13S" calcext:value-type="time">
            <text:p>09:11:13</text:p>
          </table:table-cell>
          <table:table-cell table:formula="of:=IF(OR([.B24]=&quot;&quot;;[.E24]=&quot;&quot;);&quot;&quot;;ROUND(ABS([.B24]-[.E24])*86400))" office:value-type="float" office:value="0" calcext:value-type="float">
            <text:p>0</text:p>
          </table:table-cell>
          <table:table-cell table:formula="of:=IF(OR([.C24]=&quot;&quot;;[.F24]=&quot;&quot;);&quot;&quot;;ROUND(ABS([.C24]-[.F24])*86400))" office:value-type="float" office:value="2" calcext:value-type="float">
            <text:p>2</text:p>
          </table:table-cell>
          <table:table-cell table:formula="of:=IF(OR([.D24]=&quot;&quot;;[.G24]=&quot;&quot;);&quot;&quot;;ROUND(ABS([.D24]-[.G24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time" office:time-value="PT22H22M00S" calcext:value-type="time">
            <text:p>22:22:00</text:p>
          </table:table-cell>
          <table:table-cell office:value-type="time" office:time-value="PT03H48M30S" calcext:value-type="time">
            <text:p>03:48:30</text:p>
          </table:table-cell>
          <table:table-cell office:value-type="time" office:time-value="PT09H58M14S" calcext:value-type="time">
            <text:p>09:58:14</text:p>
          </table:table-cell>
          <table:table-cell office:value-type="time" office:time-value="PT22H22M00S" calcext:value-type="time">
            <text:p>22:22:00</text:p>
          </table:table-cell>
          <table:table-cell office:value-type="time" office:time-value="PT03H48M32S" calcext:value-type="time">
            <text:p>03:48:32</text:p>
          </table:table-cell>
          <table:table-cell office:value-type="time" office:time-value="PT09H58M19S" calcext:value-type="time">
            <text:p>09:58:19</text:p>
          </table:table-cell>
          <table:table-cell table:formula="of:=IF(OR([.B25]=&quot;&quot;;[.E25]=&quot;&quot;);&quot;&quot;;ROUND(ABS([.B25]-[.E25])*86400))" office:value-type="float" office:value="0" calcext:value-type="float">
            <text:p>0</text:p>
          </table:table-cell>
          <table:table-cell table:formula="of:=IF(OR([.C25]=&quot;&quot;;[.F25]=&quot;&quot;);&quot;&quot;;ROUND(ABS([.C25]-[.F25])*86400))" office:value-type="float" office:value="2" calcext:value-type="float">
            <text:p>2</text:p>
          </table:table-cell>
          <table:table-cell table:formula="of:=IF(OR([.D25]=&quot;&quot;;[.G25]=&quot;&quot;);&quot;&quot;;ROUND(ABS([.D25]-[.G25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time" office:time-value="PT23H04M56S" calcext:value-type="time">
            <text:p>23:04:56</text:p>
          </table:table-cell>
          <table:table-cell office:value-type="time" office:time-value="PT04H33M13S" calcext:value-type="time">
            <text:p>04:33:13</text:p>
          </table:table-cell>
          <table:table-cell office:value-type="time" office:time-value="PT10H45M51S" calcext:value-type="time">
            <text:p>10:45:51</text:p>
          </table:table-cell>
          <table:table-cell office:value-type="time" office:time-value="PT23H04M55S" calcext:value-type="time">
            <text:p>23:04:55</text:p>
          </table:table-cell>
          <table:table-cell office:value-type="time" office:time-value="PT04H33M15S" calcext:value-type="time">
            <text:p>04:33:15</text:p>
          </table:table-cell>
          <table:table-cell office:value-type="time" office:time-value="PT10H45M57S" calcext:value-type="time">
            <text:p>10:45:57</text:p>
          </table:table-cell>
          <table:table-cell table:formula="of:=IF(OR([.B26]=&quot;&quot;;[.E26]=&quot;&quot;);&quot;&quot;;ROUND(ABS([.B26]-[.E26])*86400))" office:value-type="float" office:value="1" calcext:value-type="float">
            <text:p>1</text:p>
          </table:table-cell>
          <table:table-cell table:formula="of:=IF(OR([.C26]=&quot;&quot;;[.F26]=&quot;&quot;);&quot;&quot;;ROUND(ABS([.C26]-[.F26])*86400))" office:value-type="float" office:value="2" calcext:value-type="float">
            <text:p>2</text:p>
          </table:table-cell>
          <table:table-cell table:formula="of:=IF(OR([.D26]=&quot;&quot;;[.G26]=&quot;&quot;);&quot;&quot;;ROUND(ABS([.D26]-[.G26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time" office:time-value="PT23H50M13S" calcext:value-type="time">
            <text:p>23:50:13</text:p>
          </table:table-cell>
          <table:table-cell office:value-type="time" office:time-value="PT05H19M18S" calcext:value-type="time">
            <text:p>05:19:18</text:p>
          </table:table-cell>
          <table:table-cell office:value-type="time" office:time-value="PT11H35M11S" calcext:value-type="time">
            <text:p>11:35:11</text:p>
          </table:table-cell>
          <table:table-cell office:value-type="time" office:time-value="PT23H50M11S" calcext:value-type="time">
            <text:p>23:50:11</text:p>
          </table:table-cell>
          <table:table-cell office:value-type="time" office:time-value="PT05H19M21S" calcext:value-type="time">
            <text:p>05:19:21</text:p>
          </table:table-cell>
          <table:table-cell office:value-type="time" office:time-value="PT11H35M18S" calcext:value-type="time">
            <text:p>11:35:18</text:p>
          </table:table-cell>
          <table:table-cell table:formula="of:=IF(OR([.B27]=&quot;&quot;;[.E27]=&quot;&quot;);&quot;&quot;;ROUND(ABS([.B27]-[.E27])*86400))" office:value-type="float" office:value="2" calcext:value-type="float">
            <text:p>2</text:p>
          </table:table-cell>
          <table:table-cell table:formula="of:=IF(OR([.C27]=&quot;&quot;;[.F27]=&quot;&quot;);&quot;&quot;;ROUND(ABS([.C27]-[.F27])*86400))" office:value-type="float" office:value="3" calcext:value-type="float">
            <text:p>3</text:p>
          </table:table-cell>
          <table:table-cell table:formula="of:=IF(OR([.D27]=&quot;&quot;;[.G27]=&quot;&quot;);&quot;&quot;;ROUND(ABS([.D27]-[.G27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 office:value-type="time" office:time-value="PT06H08M04S" calcext:value-type="time">
            <text:p>06:08:04</text:p>
          </table:table-cell>
          <table:table-cell office:value-type="time" office:time-value="PT12H27M29S" calcext:value-type="time">
            <text:p>12:27:29</text:p>
          </table:table-cell>
          <table:table-cell/>
          <table:table-cell office:value-type="time" office:time-value="PT06H08M04S" calcext:value-type="time">
            <text:p>06:08:04</text:p>
          </table:table-cell>
          <table:table-cell office:value-type="time" office:time-value="PT06H08M07S" calcext:value-type="time">
            <text:p>06:08:07</text:p>
          </table:table-cell>
          <table:table-cell office:value-type="time" office:time-value="PT12H27M35S" calcext:value-type="time">
            <text:p>12:27:35</text:p>
          </table:table-cell>
          <table:table-cell table:formula="of:=IF(OR([.B28]=&quot;&quot;;[.E28]=&quot;&quot;);&quot;&quot;;ROUND(ABS([.B28]-[.E28])*86400))" office:value-type="float" office:value="0" calcext:value-type="float">
            <text:p>0</text:p>
          </table:table-cell>
          <table:table-cell table:formula="of:=IF(OR([.C28]=&quot;&quot;;[.F28]=&quot;&quot;);&quot;&quot;;ROUND(ABS([.C28]-[.F28])*86400))" office:value-type="float" office:value="22762" calcext:value-type="float">
            <text:p>22762</text:p>
          </table:table-cell>
          <table:table-cell table:formula="of:=IF(OR([.D28]=&quot;&quot;;[.G28]=&quot;&quot;);&quot;&quot;;ROUND(ABS([.D28]-[.G28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time" office:time-value="PT00H39M16S" calcext:value-type="time">
            <text:p>00:39:16</text:p>
          </table:table-cell>
          <table:table-cell office:value-type="time" office:time-value="PT07H00M45S" calcext:value-type="time">
            <text:p>07:00:45</text:p>
          </table:table-cell>
          <table:table-cell office:value-type="time" office:time-value="PT13H23M46S" calcext:value-type="time">
            <text:p>13:23:46</text:p>
          </table:table-cell>
          <table:table-cell office:value-type="time" office:time-value="PT00H39M15S" calcext:value-type="time">
            <text:p>00:39:15</text:p>
          </table:table-cell>
          <table:table-cell office:value-type="time" office:time-value="PT07H00M46S" calcext:value-type="time">
            <text:p>07:00:46</text:p>
          </table:table-cell>
          <table:table-cell office:value-type="time" office:time-value="PT13H23M48S" calcext:value-type="time">
            <text:p>13:23:48</text:p>
          </table:table-cell>
          <table:table-cell table:formula="of:=IF(OR([.B29]=&quot;&quot;;[.E29]=&quot;&quot;);&quot;&quot;;ROUND(ABS([.B29]-[.E29])*86400))" office:value-type="float" office:value="1" calcext:value-type="float">
            <text:p>1</text:p>
          </table:table-cell>
          <table:table-cell table:formula="of:=IF(OR([.C29]=&quot;&quot;;[.F29]=&quot;&quot;);&quot;&quot;;ROUND(ABS([.C29]-[.F29])*86400))" office:value-type="float" office:value="1" calcext:value-type="float">
            <text:p>1</text:p>
          </table:table-cell>
          <table:table-cell table:formula="of:=IF(OR([.D29]=&quot;&quot;;[.G29]=&quot;&quot;);&quot;&quot;;ROUND(ABS([.D29]-[.G29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time" office:time-value="PT01H33M11S" calcext:value-type="time">
            <text:p>01:33:11</text:p>
          </table:table-cell>
          <table:table-cell office:value-type="time" office:time-value="PT07H58M09S" calcext:value-type="time">
            <text:p>07:58:09</text:p>
          </table:table-cell>
          <table:table-cell office:value-type="time" office:time-value="PT14H24M21S" calcext:value-type="time">
            <text:p>14:24:21</text:p>
          </table:table-cell>
          <table:table-cell office:value-type="time" office:time-value="PT01H33M09S" calcext:value-type="time">
            <text:p>01:33:09</text:p>
          </table:table-cell>
          <table:table-cell office:value-type="time" office:time-value="PT07H58M07S" calcext:value-type="time">
            <text:p>07:58:07</text:p>
          </table:table-cell>
          <table:table-cell office:value-type="time" office:time-value="PT14H24M19S" calcext:value-type="time">
            <text:p>14:24:19</text:p>
          </table:table-cell>
          <table:table-cell table:formula="of:=IF(OR([.B30]=&quot;&quot;;[.E30]=&quot;&quot;);&quot;&quot;;ROUND(ABS([.B30]-[.E30])*86400))" office:value-type="float" office:value="2" calcext:value-type="float">
            <text:p>2</text:p>
          </table:table-cell>
          <table:table-cell table:formula="of:=IF(OR([.C30]=&quot;&quot;;[.F30]=&quot;&quot;);&quot;&quot;;ROUND(ABS([.C30]-[.F30])*86400))" office:value-type="float" office:value="2" calcext:value-type="float">
            <text:p>2</text:p>
          </table:table-cell>
          <table:table-cell table:formula="of:=IF(OR([.D30]=&quot;&quot;;[.G30]=&quot;&quot;);&quot;&quot;;ROUND(ABS([.D30]-[.G3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time" office:time-value="PT02H32M23S" calcext:value-type="time">
            <text:p>02:32:23</text:p>
          </table:table-cell>
          <table:table-cell office:value-type="time" office:time-value="PT09H00M01S" calcext:value-type="time">
            <text:p>09:00:01</text:p>
          </table:table-cell>
          <table:table-cell office:value-type="time" office:time-value="PT15H28M21S" calcext:value-type="time">
            <text:p>15:28:21</text:p>
          </table:table-cell>
          <table:table-cell office:value-type="time" office:time-value="PT02H32M20S" calcext:value-type="time">
            <text:p>02:32:20</text:p>
          </table:table-cell>
          <table:table-cell office:value-type="time" office:time-value="PT08H59M55S" calcext:value-type="time">
            <text:p>08:59:55</text:p>
          </table:table-cell>
          <table:table-cell office:value-type="time" office:time-value="PT15H28M13S" calcext:value-type="time">
            <text:p>15:28:13</text:p>
          </table:table-cell>
          <table:table-cell table:formula="of:=IF(OR([.B31]=&quot;&quot;;[.E31]=&quot;&quot;);&quot;&quot;;ROUND(ABS([.B31]-[.E31])*86400))" office:value-type="float" office:value="3" calcext:value-type="float">
            <text:p>3</text:p>
          </table:table-cell>
          <table:table-cell table:formula="of:=IF(OR([.C31]=&quot;&quot;;[.F31]=&quot;&quot;);&quot;&quot;;ROUND(ABS([.C31]-[.F31])*86400))" office:value-type="float" office:value="6" calcext:value-type="float">
            <text:p>6</text:p>
          </table:table-cell>
          <table:table-cell table:formula="of:=IF(OR([.D31]=&quot;&quot;;[.G31]=&quot;&quot;);&quot;&quot;;ROUND(ABS([.D31]-[.G31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time" office:time-value="PT03H35M53S" calcext:value-type="time">
            <text:p>03:35:53</text:p>
          </table:table-cell>
          <table:table-cell office:value-type="time" office:time-value="PT10H04M40S" calcext:value-type="time">
            <text:p>10:04:40</text:p>
          </table:table-cell>
          <table:table-cell office:value-type="time" office:time-value="PT16H33M21S" calcext:value-type="time">
            <text:p>16:33:21</text:p>
          </table:table-cell>
          <table:table-cell office:value-type="time" office:time-value="PT03H35M49S" calcext:value-type="time">
            <text:p>03:35:49</text:p>
          </table:table-cell>
          <table:table-cell office:value-type="time" office:time-value="PT10H04M31S" calcext:value-type="time">
            <text:p>10:04:31</text:p>
          </table:table-cell>
          <table:table-cell office:value-type="time" office:time-value="PT16H33M12S" calcext:value-type="time">
            <text:p>16:33:12</text:p>
          </table:table-cell>
          <table:table-cell table:formula="of:=IF(OR([.B32]=&quot;&quot;;[.E32]=&quot;&quot;);&quot;&quot;;ROUND(ABS([.B32]-[.E32])*86400))" office:value-type="float" office:value="4" calcext:value-type="float">
            <text:p>4</text:p>
          </table:table-cell>
          <table:table-cell table:formula="of:=IF(OR([.C32]=&quot;&quot;;[.F32]=&quot;&quot;);&quot;&quot;;ROUND(ABS([.C32]-[.F32])*86400))" office:value-type="float" office:value="9" calcext:value-type="float">
            <text:p>9</text:p>
          </table:table-cell>
          <table:table-cell table:formula="of:=IF(OR([.D32]=&quot;&quot;;[.G32]=&quot;&quot;);&quot;&quot;;ROUND(ABS([.D32]-[.G32])*86400)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time" office:time-value="PT04H41M09S" calcext:value-type="time">
            <text:p>04:41:09</text:p>
          </table:table-cell>
          <table:table-cell office:value-type="time" office:time-value="PT11H09M10S" calcext:value-type="time">
            <text:p>11:09:10</text:p>
          </table:table-cell>
          <table:table-cell office:value-type="time" office:time-value="PT17H36M18S" calcext:value-type="time">
            <text:p>17:36:18</text:p>
          </table:table-cell>
          <table:table-cell office:value-type="time" office:time-value="PT04H41M05S" calcext:value-type="time">
            <text:p>04:41:05</text:p>
          </table:table-cell>
          <table:table-cell office:value-type="time" office:time-value="PT11H09M01S" calcext:value-type="time">
            <text:p>11:09:01</text:p>
          </table:table-cell>
          <table:table-cell office:value-type="time" office:time-value="PT17H36M10S" calcext:value-type="time">
            <text:p>17:36:10</text:p>
          </table:table-cell>
          <table:table-cell table:formula="of:=IF(OR([.B33]=&quot;&quot;;[.E33]=&quot;&quot;);&quot;&quot;;ROUND(ABS([.B33]-[.E33])*86400))" office:value-type="float" office:value="4" calcext:value-type="float">
            <text:p>4</text:p>
          </table:table-cell>
          <table:table-cell table:formula="of:=IF(OR([.C33]=&quot;&quot;;[.F33]=&quot;&quot;);&quot;&quot;;ROUND(ABS([.C33]-[.F33])*86400))" office:value-type="float" office:value="9" calcext:value-type="float">
            <text:p>9</text:p>
          </table:table-cell>
          <table:table-cell table:formula="of:=IF(OR([.D33]=&quot;&quot;;[.G33]=&quot;&quot;);&quot;&quot;;ROUND(ABS([.D33]-[.G33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time" office:time-value="PT05H45M04S" calcext:value-type="time">
            <text:p>05:45:04</text:p>
          </table:table-cell>
          <table:table-cell office:value-type="time" office:time-value="PT12H10M37S" calcext:value-type="time">
            <text:p>12:10:37</text:p>
          </table:table-cell>
          <table:table-cell office:value-type="time" office:time-value="PT18H34M46S" calcext:value-type="time">
            <text:p>18:34:46</text:p>
          </table:table-cell>
          <table:table-cell office:value-type="time" office:time-value="PT05H45M02S" calcext:value-type="time">
            <text:p>05:45:02</text:p>
          </table:table-cell>
          <table:table-cell office:value-type="time" office:time-value="PT12H10M32S" calcext:value-type="time">
            <text:p>12:10:32</text:p>
          </table:table-cell>
          <table:table-cell office:value-type="time" office:time-value="PT18H34M42S" calcext:value-type="time">
            <text:p>18:34:42</text:p>
          </table:table-cell>
          <table:table-cell table:formula="of:=IF(OR([.B34]=&quot;&quot;;[.E34]=&quot;&quot;);&quot;&quot;;ROUND(ABS([.B34]-[.E34])*86400))" office:value-type="float" office:value="2" calcext:value-type="float">
            <text:p>2</text:p>
          </table:table-cell>
          <table:table-cell table:formula="of:=IF(OR([.C34]=&quot;&quot;;[.F34]=&quot;&quot;);&quot;&quot;;ROUND(ABS([.C34]-[.F34])*86400))" office:value-type="float" office:value="5" calcext:value-type="float">
            <text:p>5</text:p>
          </table:table-cell>
          <table:table-cell table:formula="of:=IF(OR([.D34]=&quot;&quot;;[.G34]=&quot;&quot;);&quot;&quot;;ROUND(ABS([.D34]-[.G34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time" office:time-value="PT06H45M18S" calcext:value-type="time">
            <text:p>06:45:18</text:p>
          </table:table-cell>
          <table:table-cell office:value-type="time" office:time-value="PT13H07M24S" calcext:value-type="time">
            <text:p>13:07:24</text:p>
          </table:table-cell>
          <table:table-cell office:value-type="time" office:time-value="PT19H27M53S" calcext:value-type="time">
            <text:p>19:27:53</text:p>
          </table:table-cell>
          <table:table-cell office:value-type="time" office:time-value="PT06H45M19S" calcext:value-type="time">
            <text:p>06:45:19</text:p>
          </table:table-cell>
          <table:table-cell office:value-type="time" office:time-value="PT13H07M24S" calcext:value-type="time">
            <text:p>13:07:24</text:p>
          </table:table-cell>
          <table:table-cell office:value-type="time" office:time-value="PT19H27M52S" calcext:value-type="time">
            <text:p>19:27:52</text:p>
          </table:table-cell>
          <table:table-cell table:formula="of:=IF(OR([.B35]=&quot;&quot;;[.E35]=&quot;&quot;);&quot;&quot;;ROUND(ABS([.B35]-[.E35])*86400))" office:value-type="float" office:value="1" calcext:value-type="float">
            <text:p>1</text:p>
          </table:table-cell>
          <table:table-cell table:formula="of:=IF(OR([.C35]=&quot;&quot;;[.F35]=&quot;&quot;);&quot;&quot;;ROUND(ABS([.C35]-[.F35])*86400))" office:value-type="float" office:value="0" calcext:value-type="float">
            <text:p>0</text:p>
          </table:table-cell>
          <table:table-cell table:formula="of:=IF(OR([.D35]=&quot;&quot;;[.G35]=&quot;&quot;);&quot;&quot;;ROUND(ABS([.D35]-[.G35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time" office:time-value="PT07H40M59S" calcext:value-type="time">
            <text:p>07:40:59</text:p>
          </table:table-cell>
          <table:table-cell office:value-type="time" office:time-value="PT13H59M20S" calcext:value-type="time">
            <text:p>13:59:20</text:p>
          </table:table-cell>
          <table:table-cell office:value-type="time" office:time-value="PT20H16M03S" calcext:value-type="time">
            <text:p>20:16:03</text:p>
          </table:table-cell>
          <table:table-cell office:value-type="time" office:time-value="PT07H41M02S" calcext:value-type="time">
            <text:p>07:41:02</text:p>
          </table:table-cell>
          <table:table-cell office:value-type="time" office:time-value="PT13H59M23S" calcext:value-type="time">
            <text:p>13:59:23</text:p>
          </table:table-cell>
          <table:table-cell office:value-type="time" office:time-value="PT20H16M04S" calcext:value-type="time">
            <text:p>20:16:04</text:p>
          </table:table-cell>
          <table:table-cell table:formula="of:=IF(OR([.B36]=&quot;&quot;;[.E36]=&quot;&quot;);&quot;&quot;;ROUND(ABS([.B36]-[.E36])*86400))" office:value-type="float" office:value="3" calcext:value-type="float">
            <text:p>3</text:p>
          </table:table-cell>
          <table:table-cell table:formula="of:=IF(OR([.C36]=&quot;&quot;;[.F36]=&quot;&quot;);&quot;&quot;;ROUND(ABS([.C36]-[.F36])*86400))" office:value-type="float" office:value="3" calcext:value-type="float">
            <text:p>3</text:p>
          </table:table-cell>
          <table:table-cell table:formula="of:=IF(OR([.D36]=&quot;&quot;;[.G36]=&quot;&quot;);&quot;&quot;;ROUND(ABS([.D36]-[.G3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time" office:time-value="PT08H32M29S" calcext:value-type="time">
            <text:p>08:32:29</text:p>
          </table:table-cell>
          <table:table-cell office:value-type="time" office:time-value="PT14H47M15S" calcext:value-type="time">
            <text:p>14:47:15</text:p>
          </table:table-cell>
          <table:table-cell office:value-type="time" office:time-value="PT21H00M27S" calcext:value-type="time">
            <text:p>21:00:27</text:p>
          </table:table-cell>
          <table:table-cell office:value-type="time" office:time-value="PT08H32M34S" calcext:value-type="time">
            <text:p>08:32:34</text:p>
          </table:table-cell>
          <table:table-cell office:value-type="time" office:time-value="PT14H47M19S" calcext:value-type="time">
            <text:p>14:47:19</text:p>
          </table:table-cell>
          <table:table-cell office:value-type="time" office:time-value="PT21H00M27S" calcext:value-type="time">
            <text:p>21:00:27</text:p>
          </table:table-cell>
          <table:table-cell table:formula="of:=IF(OR([.B37]=&quot;&quot;;[.E37]=&quot;&quot;);&quot;&quot;;ROUND(ABS([.B37]-[.E37])*86400))" office:value-type="float" office:value="5" calcext:value-type="float">
            <text:p>5</text:p>
          </table:table-cell>
          <table:table-cell table:formula="of:=IF(OR([.C37]=&quot;&quot;;[.F37]=&quot;&quot;);&quot;&quot;;ROUND(ABS([.C37]-[.F37])*86400))" office:value-type="float" office:value="4" calcext:value-type="float">
            <text:p>4</text:p>
          </table:table-cell>
          <table:table-cell table:formula="of:=IF(OR([.D37]=&quot;&quot;;[.G37]=&quot;&quot;);&quot;&quot;;ROUND(ABS([.D37]-[.G37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time" office:time-value="PT09H20M50S" calcext:value-type="time">
            <text:p>09:20:50</text:p>
          </table:table-cell>
          <table:table-cell office:value-type="time" office:time-value="PT15H32M19S" calcext:value-type="time">
            <text:p>15:32:19</text:p>
          </table:table-cell>
          <table:table-cell office:value-type="time" office:time-value="PT21H42M22S" calcext:value-type="time">
            <text:p>21:42:22</text:p>
          </table:table-cell>
          <table:table-cell office:value-type="time" office:time-value="PT09H20M56S" calcext:value-type="time">
            <text:p>09:20:56</text:p>
          </table:table-cell>
          <table:table-cell office:value-type="time" office:time-value="PT15H32M23S" calcext:value-type="time">
            <text:p>15:32:23</text:p>
          </table:table-cell>
          <table:table-cell office:value-type="time" office:time-value="PT21H42M22S" calcext:value-type="time">
            <text:p>21:42:22</text:p>
          </table:table-cell>
          <table:table-cell table:formula="of:=IF(OR([.B38]=&quot;&quot;;[.E38]=&quot;&quot;);&quot;&quot;;ROUND(ABS([.B38]-[.E38])*86400))" office:value-type="float" office:value="6" calcext:value-type="float">
            <text:p>6</text:p>
          </table:table-cell>
          <table:table-cell table:formula="of:=IF(OR([.C38]=&quot;&quot;;[.F38]=&quot;&quot;);&quot;&quot;;ROUND(ABS([.C38]-[.F38])*86400))" office:value-type="float" office:value="4" calcext:value-type="float">
            <text:p>4</text:p>
          </table:table-cell>
          <table:table-cell table:formula="of:=IF(OR([.D38]=&quot;&quot;;[.G38]=&quot;&quot;);&quot;&quot;;ROUND(ABS([.D38]-[.G38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time" office:time-value="PT10H07M13S" calcext:value-type="time">
            <text:p>10:07:13</text:p>
          </table:table-cell>
          <table:table-cell office:value-type="time" office:time-value="PT16H15M48S" calcext:value-type="time">
            <text:p>16:15:48</text:p>
          </table:table-cell>
          <table:table-cell office:value-type="time" office:time-value="PT22H23M07S" calcext:value-type="time">
            <text:p>22:23:07</text:p>
          </table:table-cell>
          <table:table-cell office:value-type="time" office:time-value="PT10H07M18S" calcext:value-type="time">
            <text:p>10:07:18</text:p>
          </table:table-cell>
          <table:table-cell office:value-type="time" office:time-value="PT16H15M53S" calcext:value-type="time">
            <text:p>16:15:53</text:p>
          </table:table-cell>
          <table:table-cell office:value-type="time" office:time-value="PT22H23M07S" calcext:value-type="time">
            <text:p>22:23:07</text:p>
          </table:table-cell>
          <table:table-cell table:formula="of:=IF(OR([.B39]=&quot;&quot;;[.E39]=&quot;&quot;);&quot;&quot;;ROUND(ABS([.B39]-[.E39])*86400))" office:value-type="float" office:value="5" calcext:value-type="float">
            <text:p>5</text:p>
          </table:table-cell>
          <table:table-cell table:formula="of:=IF(OR([.C39]=&quot;&quot;;[.F39]=&quot;&quot;);&quot;&quot;;ROUND(ABS([.C39]-[.F39])*86400))" office:value-type="float" office:value="5" calcext:value-type="float">
            <text:p>5</text:p>
          </table:table-cell>
          <table:table-cell table:formula="of:=IF(OR([.D39]=&quot;&quot;;[.G39]=&quot;&quot;);&quot;&quot;;ROUND(ABS([.D39]-[.G39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time" office:time-value="PT10H52M47S" calcext:value-type="time">
            <text:p>10:52:47</text:p>
          </table:table-cell>
          <table:table-cell office:value-type="time" office:time-value="PT16H58M54S" calcext:value-type="time">
            <text:p>16:58:54</text:p>
          </table:table-cell>
          <table:table-cell office:value-type="time" office:time-value="PT23H03M52S" calcext:value-type="time">
            <text:p>23:03:52</text:p>
          </table:table-cell>
          <table:table-cell office:value-type="time" office:time-value="PT10H52M52S" calcext:value-type="time">
            <text:p>10:52:52</text:p>
          </table:table-cell>
          <table:table-cell office:value-type="time" office:time-value="PT16H58M58S" calcext:value-type="time">
            <text:p>16:58:58</text:p>
          </table:table-cell>
          <table:table-cell office:value-type="time" office:time-value="PT23H03M52S" calcext:value-type="time">
            <text:p>23:03:52</text:p>
          </table:table-cell>
          <table:table-cell table:formula="of:=IF(OR([.B40]=&quot;&quot;;[.E40]=&quot;&quot;);&quot;&quot;;ROUND(ABS([.B40]-[.E40])*86400))" office:value-type="float" office:value="5" calcext:value-type="float">
            <text:p>5</text:p>
          </table:table-cell>
          <table:table-cell table:formula="of:=IF(OR([.C40]=&quot;&quot;;[.F40]=&quot;&quot;);&quot;&quot;;ROUND(ABS([.C40]-[.F40])*86400))" office:value-type="float" office:value="4" calcext:value-type="float">
            <text:p>4</text:p>
          </table:table-cell>
          <table:table-cell table:formula="of:=IF(OR([.D40]=&quot;&quot;;[.G40]=&quot;&quot;);&quot;&quot;;ROUND(ABS([.D40]-[.G40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time" office:time-value="PT11H38M33S" calcext:value-type="time">
            <text:p>11:38:33</text:p>
          </table:table-cell>
          <table:table-cell office:value-type="time" office:time-value="PT17H42M36S" calcext:value-type="time">
            <text:p>17:42:36</text:p>
          </table:table-cell>
          <table:table-cell office:value-type="time" office:time-value="PT23H45M40S" calcext:value-type="time">
            <text:p>23:45:40</text:p>
          </table:table-cell>
          <table:table-cell office:value-type="time" office:time-value="PT11H38M38S" calcext:value-type="time">
            <text:p>11:38:38</text:p>
          </table:table-cell>
          <table:table-cell office:value-type="time" office:time-value="PT17H42M39S" calcext:value-type="time">
            <text:p>17:42:39</text:p>
          </table:table-cell>
          <table:table-cell office:value-type="time" office:time-value="PT23H45M39S" calcext:value-type="time">
            <text:p>23:45:39</text:p>
          </table:table-cell>
          <table:table-cell table:formula="of:=IF(OR([.B41]=&quot;&quot;;[.E41]=&quot;&quot;);&quot;&quot;;ROUND(ABS([.B41]-[.E41])*86400))" office:value-type="float" office:value="5" calcext:value-type="float">
            <text:p>5</text:p>
          </table:table-cell>
          <table:table-cell table:formula="of:=IF(OR([.C41]=&quot;&quot;;[.F41]=&quot;&quot;);&quot;&quot;;ROUND(ABS([.C41]-[.F41])*86400))" office:value-type="float" office:value="3" calcext:value-type="float">
            <text:p>3</text:p>
          </table:table-cell>
          <table:table-cell table:formula="of:=IF(OR([.D41]=&quot;&quot;;[.G41]=&quot;&quot;);&quot;&quot;;ROUND(ABS([.D41]-[.G41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time" office:time-value="PT12H25M20S" calcext:value-type="time">
            <text:p>12:25:20</text:p>
          </table:table-cell>
          <table:table-cell office:value-type="time" office:time-value="PT18H27M42S" calcext:value-type="time">
            <text:p>18:27:42</text:p>
          </table:table-cell>
          <table:table-cell/>
          <table:table-cell office:value-type="time" office:time-value="PT12H25M23S" calcext:value-type="time">
            <text:p>12:25:23</text:p>
          </table:table-cell>
          <table:table-cell office:value-type="time" office:time-value="PT18H27M44S" calcext:value-type="time">
            <text:p>18:27:44</text:p>
          </table:table-cell>
          <table:table-cell/>
          <table:table-cell table:formula="of:=IF(OR([.B42]=&quot;&quot;;[.E42]=&quot;&quot;);&quot;&quot;;ROUND(ABS([.B42]-[.E42])*86400))" office:value-type="float" office:value="3" calcext:value-type="float">
            <text:p>3</text:p>
          </table:table-cell>
          <table:table-cell table:formula="of:=IF(OR([.C42]=&quot;&quot;;[.F42]=&quot;&quot;);&quot;&quot;;ROUND(ABS([.C42]-[.F42])*86400))" office:value-type="float" office:value="2" calcext:value-type="float">
            <text:p>2</text:p>
          </table:table-cell>
          <table:table-cell table:formula="of:=IF(OR([.D42]=&quot;&quot;;[.G42]=&quot;&quot;);&quot;&quot;;ROUND(ABS([.D42]-[.G42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time" office:time-value="PT13H13M35S" calcext:value-type="time">
            <text:p>13:13:35</text:p>
          </table:table-cell>
          <table:table-cell office:value-type="time" office:time-value="PT19H14M43S" calcext:value-type="time">
            <text:p>19:14:43</text:p>
          </table:table-cell>
          <table:table-cell office:value-type="time" office:time-value="PT00H29M18S" calcext:value-type="time">
            <text:p>00:29:18</text:p>
          </table:table-cell>
          <table:table-cell office:value-type="time" office:time-value="PT13H13M36S" calcext:value-type="time">
            <text:p>13:13:36</text:p>
          </table:table-cell>
          <table:table-cell office:value-type="time" office:time-value="PT19H14M44S" calcext:value-type="time">
            <text:p>19:14:44</text:p>
          </table:table-cell>
          <table:table-cell office:value-type="time" office:time-value="PT00H29M18S" calcext:value-type="time">
            <text:p>00:29:18</text:p>
          </table:table-cell>
          <table:table-cell table:formula="of:=IF(OR([.B43]=&quot;&quot;;[.E43]=&quot;&quot;);&quot;&quot;;ROUND(ABS([.B43]-[.E43])*86400))" office:value-type="float" office:value="1" calcext:value-type="float">
            <text:p>1</text:p>
          </table:table-cell>
          <table:table-cell table:formula="of:=IF(OR([.C43]=&quot;&quot;;[.F43]=&quot;&quot;);&quot;&quot;;ROUND(ABS([.C43]-[.F43])*86400))" office:value-type="float" office:value="1" calcext:value-type="float">
            <text:p>1</text:p>
          </table:table-cell>
          <table:table-cell table:formula="of:=IF(OR([.D43]=&quot;&quot;;[.G43]=&quot;&quot;);&quot;&quot;;ROUND(ABS([.D43]-[.G43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time" office:time-value="PT14H03M21S" calcext:value-type="time">
            <text:p>14:03:21</text:p>
          </table:table-cell>
          <table:table-cell office:value-type="time" office:time-value="PT20H03M42S" calcext:value-type="time">
            <text:p>20:03:42</text:p>
          </table:table-cell>
          <table:table-cell office:value-type="time" office:time-value="PT01H15M18S" calcext:value-type="time">
            <text:p>01:15:18</text:p>
          </table:table-cell>
          <table:table-cell office:value-type="time" office:time-value="PT14H03M20S" calcext:value-type="time">
            <text:p>14:03:20</text:p>
          </table:table-cell>
          <table:table-cell office:value-type="time" office:time-value="PT20H03M42S" calcext:value-type="time">
            <text:p>20:03:42</text:p>
          </table:table-cell>
          <table:table-cell office:value-type="time" office:time-value="PT01H15M18S" calcext:value-type="time">
            <text:p>01:15:18</text:p>
          </table:table-cell>
          <table:table-cell table:formula="of:=IF(OR([.B44]=&quot;&quot;;[.E44]=&quot;&quot;);&quot;&quot;;ROUND(ABS([.B44]-[.E44])*86400))" office:value-type="float" office:value="1" calcext:value-type="float">
            <text:p>1</text:p>
          </table:table-cell>
          <table:table-cell table:formula="of:=IF(OR([.C44]=&quot;&quot;;[.F44]=&quot;&quot;);&quot;&quot;;ROUND(ABS([.C44]-[.F44])*86400))" office:value-type="float" office:value="0" calcext:value-type="float">
            <text:p>0</text:p>
          </table:table-cell>
          <table:table-cell table:formula="of:=IF(OR([.D44]=&quot;&quot;;[.G44]=&quot;&quot;);&quot;&quot;;ROUND(ABS([.D44]-[.G44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time" office:time-value="PT14H54M13S" calcext:value-type="time">
            <text:p>14:54:13</text:p>
          </table:table-cell>
          <table:table-cell office:value-type="time" office:time-value="PT20H54M16S" calcext:value-type="time">
            <text:p>20:54:16</text:p>
          </table:table-cell>
          <table:table-cell office:value-type="time" office:time-value="PT02H03M46S" calcext:value-type="time">
            <text:p>02:03:46</text:p>
          </table:table-cell>
          <table:table-cell office:value-type="time" office:time-value="PT14H54M10S" calcext:value-type="time">
            <text:p>14:54:10</text:p>
          </table:table-cell>
          <table:table-cell office:value-type="time" office:time-value="PT20H54M14S" calcext:value-type="time">
            <text:p>20:54:14</text:p>
          </table:table-cell>
          <table:table-cell office:value-type="time" office:time-value="PT02H03M46S" calcext:value-type="time">
            <text:p>02:03:46</text:p>
          </table:table-cell>
          <table:table-cell table:formula="of:=IF(OR([.B45]=&quot;&quot;;[.E45]=&quot;&quot;);&quot;&quot;;ROUND(ABS([.B45]-[.E45])*86400))" office:value-type="float" office:value="3" calcext:value-type="float">
            <text:p>3</text:p>
          </table:table-cell>
          <table:table-cell table:formula="of:=IF(OR([.C45]=&quot;&quot;;[.F45]=&quot;&quot;);&quot;&quot;;ROUND(ABS([.C45]-[.F45])*86400))" office:value-type="float" office:value="2" calcext:value-type="float">
            <text:p>2</text:p>
          </table:table-cell>
          <table:table-cell table:formula="of:=IF(OR([.D45]=&quot;&quot;;[.G45]=&quot;&quot;);&quot;&quot;;ROUND(ABS([.D45]-[.G45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time" office:time-value="PT15H45M19S" calcext:value-type="time">
            <text:p>15:45:19</text:p>
          </table:table-cell>
          <table:table-cell office:value-type="time" office:time-value="PT21H45M32S" calcext:value-type="time">
            <text:p>21:45:32</text:p>
          </table:table-cell>
          <table:table-cell office:value-type="time" office:time-value="PT02H54M17S" calcext:value-type="time">
            <text:p>02:54:17</text:p>
          </table:table-cell>
          <table:table-cell office:value-type="time" office:time-value="PT15H45M15S" calcext:value-type="time">
            <text:p>15:45:15</text:p>
          </table:table-cell>
          <table:table-cell office:value-type="time" office:time-value="PT21H45M31S" calcext:value-type="time">
            <text:p>21:45:31</text:p>
          </table:table-cell>
          <table:table-cell office:value-type="time" office:time-value="PT02H54M18S" calcext:value-type="time">
            <text:p>02:54:18</text:p>
          </table:table-cell>
          <table:table-cell table:formula="of:=IF(OR([.B46]=&quot;&quot;;[.E46]=&quot;&quot;);&quot;&quot;;ROUND(ABS([.B46]-[.E46])*86400))" office:value-type="float" office:value="4" calcext:value-type="float">
            <text:p>4</text:p>
          </table:table-cell>
          <table:table-cell table:formula="of:=IF(OR([.C46]=&quot;&quot;;[.F46]=&quot;&quot;);&quot;&quot;;ROUND(ABS([.C46]-[.F46])*86400))" office:value-type="float" office:value="1" calcext:value-type="float">
            <text:p>1</text:p>
          </table:table-cell>
          <table:table-cell table:formula="of:=IF(OR([.D46]=&quot;&quot;;[.G46]=&quot;&quot;);&quot;&quot;;ROUND(ABS([.D46]-[.G4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time" office:time-value="PT16H35M38S" calcext:value-type="time">
            <text:p>16:35:38</text:p>
          </table:table-cell>
          <table:table-cell office:value-type="time" office:time-value="PT22H36M31S" calcext:value-type="time">
            <text:p>22:36:31</text:p>
          </table:table-cell>
          <table:table-cell office:value-type="time" office:time-value="PT03H46M03S" calcext:value-type="time">
            <text:p>03:46:03</text:p>
          </table:table-cell>
          <table:table-cell office:value-type="time" office:time-value="PT16H35M35S" calcext:value-type="time">
            <text:p>16:35:35</text:p>
          </table:table-cell>
          <table:table-cell office:value-type="time" office:time-value="PT22H36M31S" calcext:value-type="time">
            <text:p>22:36:31</text:p>
          </table:table-cell>
          <table:table-cell office:value-type="time" office:time-value="PT03H46M02S" calcext:value-type="time">
            <text:p>03:46:02</text:p>
          </table:table-cell>
          <table:table-cell table:formula="of:=IF(OR([.B47]=&quot;&quot;;[.E47]=&quot;&quot;);&quot;&quot;;ROUND(ABS([.B47]-[.E47])*86400))" office:value-type="float" office:value="3" calcext:value-type="float">
            <text:p>3</text:p>
          </table:table-cell>
          <table:table-cell table:formula="of:=IF(OR([.C47]=&quot;&quot;;[.F47]=&quot;&quot;);&quot;&quot;;ROUND(ABS([.C47]-[.F47])*86400))" office:value-type="float" office:value="0" calcext:value-type="float">
            <text:p>0</text:p>
          </table:table-cell>
          <table:table-cell table:formula="of:=IF(OR([.D47]=&quot;&quot;;[.G47]=&quot;&quot;);&quot;&quot;;ROUND(ABS([.D47]-[.G47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time" office:time-value="PT17H24M20S" calcext:value-type="time">
            <text:p>17:24:20</text:p>
          </table:table-cell>
          <table:table-cell office:value-type="time" office:time-value="PT23H26M19S" calcext:value-type="time">
            <text:p>23:26:19</text:p>
          </table:table-cell>
          <table:table-cell office:value-type="time" office:time-value="PT04H37M57S" calcext:value-type="time">
            <text:p>04:37:57</text:p>
          </table:table-cell>
          <table:table-cell office:value-type="time" office:time-value="PT17H24M17S" calcext:value-type="time">
            <text:p>17:24:17</text:p>
          </table:table-cell>
          <table:table-cell office:value-type="time" office:time-value="PT23H26M19S" calcext:value-type="time">
            <text:p>23:26:19</text:p>
          </table:table-cell>
          <table:table-cell office:value-type="time" office:time-value="PT04H37M57S" calcext:value-type="time">
            <text:p>04:37:57</text:p>
          </table:table-cell>
          <table:table-cell table:formula="of:=IF(OR([.B48]=&quot;&quot;;[.E48]=&quot;&quot;);&quot;&quot;;ROUND(ABS([.B48]-[.E48])*86400))" office:value-type="float" office:value="3" calcext:value-type="float">
            <text:p>3</text:p>
          </table:table-cell>
          <table:table-cell table:formula="of:=IF(OR([.C48]=&quot;&quot;;[.F48]=&quot;&quot;);&quot;&quot;;ROUND(ABS([.C48]-[.F48])*86400))" office:value-type="float" office:value="0" calcext:value-type="float">
            <text:p>0</text:p>
          </table:table-cell>
          <table:table-cell table:formula="of:=IF(OR([.D48]=&quot;&quot;;[.G48]=&quot;&quot;);&quot;&quot;;ROUND(ABS([.D48]-[.G48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time" office:time-value="PT18H10M56S" calcext:value-type="time">
            <text:p>18:10:56</text:p>
          </table:table-cell>
          <table:table-cell office:value-type="time" office:time-value="PT05H29M06S" calcext:value-type="time">
            <text:p>05:29:06</text:p>
          </table:table-cell>
          <table:table-cell/>
          <table:table-cell office:value-type="time" office:time-value="PT18H10M55S" calcext:value-type="time">
            <text:p>18:10:55</text:p>
          </table:table-cell>
          <table:table-cell office:value-type="time" office:time-value="PT05H29M06S" calcext:value-type="time">
            <text:p>05:29:06</text:p>
          </table:table-cell>
          <table:table-cell office:value-type="time" office:time-value="PT05H29M07S" calcext:value-type="time">
            <text:p>05:29:07</text:p>
          </table:table-cell>
          <table:table-cell table:formula="of:=IF(OR([.B49]=&quot;&quot;;[.E49]=&quot;&quot;);&quot;&quot;;ROUND(ABS([.B49]-[.E49])*86400))" office:value-type="float" office:value="1" calcext:value-type="float">
            <text:p>1</text:p>
          </table:table-cell>
          <table:table-cell table:formula="of:=IF(OR([.C49]=&quot;&quot;;[.F49]=&quot;&quot;);&quot;&quot;;ROUND(ABS([.C49]-[.F49])*86400))" office:value-type="float" office:value="0" calcext:value-type="float">
            <text:p>0</text:p>
          </table:table-cell>
          <table:table-cell table:formula="of:=IF(OR([.D49]=&quot;&quot;;[.G49]=&quot;&quot;);&quot;&quot;;ROUND(ABS([.D49]-[.G49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time" office:time-value="PT18H55M32S" calcext:value-type="time">
            <text:p>18:55:32</text:p>
          </table:table-cell>
          <table:table-cell office:value-type="time" office:time-value="PT00H14M28S" calcext:value-type="time">
            <text:p>00:14:28</text:p>
          </table:table-cell>
          <table:table-cell office:value-type="time" office:time-value="PT06H19M00S" calcext:value-type="time">
            <text:p>06:19:00</text:p>
          </table:table-cell>
          <table:table-cell office:value-type="time" office:time-value="PT18H55M32S" calcext:value-type="time">
            <text:p>18:55:32</text:p>
          </table:table-cell>
          <table:table-cell office:value-type="time" office:time-value="PT00H14M29S" calcext:value-type="time">
            <text:p>00:14:29</text:p>
          </table:table-cell>
          <table:table-cell office:value-type="time" office:time-value="PT06H19M02S" calcext:value-type="time">
            <text:p>06:19:02</text:p>
          </table:table-cell>
          <table:table-cell table:formula="of:=IF(OR([.B50]=&quot;&quot;;[.E50]=&quot;&quot;);&quot;&quot;;ROUND(ABS([.B50]-[.E50])*86400))" office:value-type="float" office:value="0" calcext:value-type="float">
            <text:p>0</text:p>
          </table:table-cell>
          <table:table-cell table:formula="of:=IF(OR([.C50]=&quot;&quot;;[.F50]=&quot;&quot;);&quot;&quot;;ROUND(ABS([.C50]-[.F50])*86400))" office:value-type="float" office:value="1" calcext:value-type="float">
            <text:p>1</text:p>
          </table:table-cell>
          <table:table-cell table:formula="of:=IF(OR([.D50]=&quot;&quot;;[.G50]=&quot;&quot;);&quot;&quot;;ROUND(ABS([.D50]-[.G5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time" office:time-value="PT19H38M39S" calcext:value-type="time">
            <text:p>19:38:39</text:p>
          </table:table-cell>
          <table:table-cell office:value-type="time" office:time-value="PT01H01M02S" calcext:value-type="time">
            <text:p>01:01:02</text:p>
          </table:table-cell>
          <table:table-cell office:value-type="time" office:time-value="PT07H07M40S" calcext:value-type="time">
            <text:p>07:07:40</text:p>
          </table:table-cell>
          <table:table-cell office:value-type="time" office:time-value="PT19H38M40S" calcext:value-type="time">
            <text:p>19:38:40</text:p>
          </table:table-cell>
          <table:table-cell office:value-type="time" office:time-value="PT01H01M02S" calcext:value-type="time">
            <text:p>01:01:02</text:p>
          </table:table-cell>
          <table:table-cell office:value-type="time" office:time-value="PT07H07M44S" calcext:value-type="time">
            <text:p>07:07:44</text:p>
          </table:table-cell>
          <table:table-cell table:formula="of:=IF(OR([.B51]=&quot;&quot;;[.E51]=&quot;&quot;);&quot;&quot;;ROUND(ABS([.B51]-[.E51])*86400))" office:value-type="float" office:value="1" calcext:value-type="float">
            <text:p>1</text:p>
          </table:table-cell>
          <table:table-cell table:formula="of:=IF(OR([.C51]=&quot;&quot;;[.F51]=&quot;&quot;);&quot;&quot;;ROUND(ABS([.C51]-[.F51])*86400))" office:value-type="float" office:value="0" calcext:value-type="float">
            <text:p>0</text:p>
          </table:table-cell>
          <table:table-cell table:formula="of:=IF(OR([.D51]=&quot;&quot;;[.G51]=&quot;&quot;);&quot;&quot;;ROUND(ABS([.D51]-[.G51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time" office:time-value="PT20H21M07S" calcext:value-type="time">
            <text:p>20:21:07</text:p>
          </table:table-cell>
          <table:table-cell office:value-type="time" office:time-value="PT01H46M29S" calcext:value-type="time">
            <text:p>01:46:29</text:p>
          </table:table-cell>
          <table:table-cell office:value-type="time" office:time-value="PT07H55M36S" calcext:value-type="time">
            <text:p>07:55:36</text:p>
          </table:table-cell>
          <table:table-cell office:value-type="time" office:time-value="PT20H21M09S" calcext:value-type="time">
            <text:p>20:21:09</text:p>
          </table:table-cell>
          <table:table-cell office:value-type="time" office:time-value="PT01H46M30S" calcext:value-type="time">
            <text:p>01:46:30</text:p>
          </table:table-cell>
          <table:table-cell office:value-type="time" office:time-value="PT07H55M40S" calcext:value-type="time">
            <text:p>07:55:40</text:p>
          </table:table-cell>
          <table:table-cell table:formula="of:=IF(OR([.B52]=&quot;&quot;;[.E52]=&quot;&quot;);&quot;&quot;;ROUND(ABS([.B52]-[.E52])*86400))" office:value-type="float" office:value="2" calcext:value-type="float">
            <text:p>2</text:p>
          </table:table-cell>
          <table:table-cell table:formula="of:=IF(OR([.C52]=&quot;&quot;;[.F52]=&quot;&quot;);&quot;&quot;;ROUND(ABS([.C52]-[.F52])*86400))" office:value-type="float" office:value="1" calcext:value-type="float">
            <text:p>1</text:p>
          </table:table-cell>
          <table:table-cell table:formula="of:=IF(OR([.D52]=&quot;&quot;;[.G52]=&quot;&quot;);&quot;&quot;;ROUND(ABS([.D52]-[.G52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time" office:time-value="PT21H04M01S" calcext:value-type="time">
            <text:p>21:04:01</text:p>
          </table:table-cell>
          <table:table-cell office:value-type="time" office:time-value="PT02H31M39S" calcext:value-type="time">
            <text:p>02:31:39</text:p>
          </table:table-cell>
          <table:table-cell office:value-type="time" office:time-value="PT08H43M34S" calcext:value-type="time">
            <text:p>08:43:34</text:p>
          </table:table-cell>
          <table:table-cell office:value-type="time" office:time-value="PT21H04M03S" calcext:value-type="time">
            <text:p>21:04:03</text:p>
          </table:table-cell>
          <table:table-cell office:value-type="time" office:time-value="PT02H31M40S" calcext:value-type="time">
            <text:p>02:31:40</text:p>
          </table:table-cell>
          <table:table-cell office:value-type="time" office:time-value="PT08H43M39S" calcext:value-type="time">
            <text:p>08:43:39</text:p>
          </table:table-cell>
          <table:table-cell table:formula="of:=IF(OR([.B53]=&quot;&quot;;[.E53]=&quot;&quot;);&quot;&quot;;ROUND(ABS([.B53]-[.E53])*86400))" office:value-type="float" office:value="2" calcext:value-type="float">
            <text:p>2</text:p>
          </table:table-cell>
          <table:table-cell table:formula="of:=IF(OR([.C53]=&quot;&quot;;[.F53]=&quot;&quot;);&quot;&quot;;ROUND(ABS([.C53]-[.F53])*86400))" office:value-type="float" office:value="1" calcext:value-type="float">
            <text:p>1</text:p>
          </table:table-cell>
          <table:table-cell table:formula="of:=IF(OR([.D53]=&quot;&quot;;[.G53]=&quot;&quot;);&quot;&quot;;ROUND(ABS([.D53]-[.G53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time" office:time-value="PT21H48M33S" calcext:value-type="time">
            <text:p>21:48:33</text:p>
          </table:table-cell>
          <table:table-cell office:value-type="time" office:time-value="PT03H17M34S" calcext:value-type="time">
            <text:p>03:17:34</text:p>
          </table:table-cell>
          <table:table-cell office:value-type="time" office:time-value="PT09H32M36S" calcext:value-type="time">
            <text:p>09:32:36</text:p>
          </table:table-cell>
          <table:table-cell office:value-type="time" office:time-value="PT21H48M34S" calcext:value-type="time">
            <text:p>21:48:34</text:p>
          </table:table-cell>
          <table:table-cell office:value-type="time" office:time-value="PT03H17M36S" calcext:value-type="time">
            <text:p>03:17:36</text:p>
          </table:table-cell>
          <table:table-cell office:value-type="time" office:time-value="PT09H32M41S" calcext:value-type="time">
            <text:p>09:32:41</text:p>
          </table:table-cell>
          <table:table-cell table:formula="of:=IF(OR([.B54]=&quot;&quot;;[.E54]=&quot;&quot;);&quot;&quot;;ROUND(ABS([.B54]-[.E54])*86400))" office:value-type="float" office:value="1" calcext:value-type="float">
            <text:p>1</text:p>
          </table:table-cell>
          <table:table-cell table:formula="of:=IF(OR([.C54]=&quot;&quot;;[.F54]=&quot;&quot;);&quot;&quot;;ROUND(ABS([.C54]-[.F54])*86400))" office:value-type="float" office:value="2" calcext:value-type="float">
            <text:p>2</text:p>
          </table:table-cell>
          <table:table-cell table:formula="of:=IF(OR([.D54]=&quot;&quot;;[.G54]=&quot;&quot;);&quot;&quot;;ROUND(ABS([.D54]-[.G54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time" office:time-value="PT22H35M56S" calcext:value-type="time">
            <text:p>22:35:56</text:p>
          </table:table-cell>
          <table:table-cell office:value-type="time" office:time-value="PT04H05M25S" calcext:value-type="time">
            <text:p>04:05:25</text:p>
          </table:table-cell>
          <table:table-cell office:value-type="time" office:time-value="PT10H23M49S" calcext:value-type="time">
            <text:p>10:23:49</text:p>
          </table:table-cell>
          <table:table-cell office:value-type="time" office:time-value="PT22H35M57S" calcext:value-type="time">
            <text:p>22:35:57</text:p>
          </table:table-cell>
          <table:table-cell office:value-type="time" office:time-value="PT04H05M26S" calcext:value-type="time">
            <text:p>04:05:26</text:p>
          </table:table-cell>
          <table:table-cell office:value-type="time" office:time-value="PT10H23M53S" calcext:value-type="time">
            <text:p>10:23:53</text:p>
          </table:table-cell>
          <table:table-cell table:formula="of:=IF(OR([.B55]=&quot;&quot;;[.E55]=&quot;&quot;);&quot;&quot;;ROUND(ABS([.B55]-[.E55])*86400))" office:value-type="float" office:value="1" calcext:value-type="float">
            <text:p>1</text:p>
          </table:table-cell>
          <table:table-cell table:formula="of:=IF(OR([.C55]=&quot;&quot;;[.F55]=&quot;&quot;);&quot;&quot;;ROUND(ABS([.C55]-[.F55])*86400))" office:value-type="float" office:value="1" calcext:value-type="float">
            <text:p>1</text:p>
          </table:table-cell>
          <table:table-cell table:formula="of:=IF(OR([.D55]=&quot;&quot;;[.G55]=&quot;&quot;);&quot;&quot;;ROUND(ABS([.D55]-[.G55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time" office:time-value="PT23H27M19S" calcext:value-type="time">
            <text:p>23:27:19</text:p>
          </table:table-cell>
          <table:table-cell office:value-type="time" office:time-value="PT04H56M17S" calcext:value-type="time">
            <text:p>04:56:17</text:p>
          </table:table-cell>
          <table:table-cell office:value-type="time" office:time-value="PT11H18M07S" calcext:value-type="time">
            <text:p>11:18:07</text:p>
          </table:table-cell>
          <table:table-cell office:value-type="time" office:time-value="PT23H27M18S" calcext:value-type="time">
            <text:p>23:27:18</text:p>
          </table:table-cell>
          <table:table-cell office:value-type="time" office:time-value="PT04H56M19S" calcext:value-type="time">
            <text:p>04:56:19</text:p>
          </table:table-cell>
          <table:table-cell office:value-type="time" office:time-value="PT11H18M10S" calcext:value-type="time">
            <text:p>11:18:10</text:p>
          </table:table-cell>
          <table:table-cell table:formula="of:=IF(OR([.B56]=&quot;&quot;;[.E56]=&quot;&quot;);&quot;&quot;;ROUND(ABS([.B56]-[.E56])*86400))" office:value-type="float" office:value="1" calcext:value-type="float">
            <text:p>1</text:p>
          </table:table-cell>
          <table:table-cell table:formula="of:=IF(OR([.C56]=&quot;&quot;;[.F56]=&quot;&quot;);&quot;&quot;;ROUND(ABS([.C56]-[.F56])*86400))" office:value-type="float" office:value="2" calcext:value-type="float">
            <text:p>2</text:p>
          </table:table-cell>
          <table:table-cell table:formula="of:=IF(OR([.D56]=&quot;&quot;;[.G56]=&quot;&quot;);&quot;&quot;;ROUND(ABS([.D56]-[.G56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time" office:time-value="PT05H51M02S" calcext:value-type="time">
            <text:p>05:51:02</text:p>
          </table:table-cell>
          <table:table-cell office:value-type="time" office:time-value="PT12H16M03S" calcext:value-type="time">
            <text:p>12:16:03</text:p>
          </table:table-cell>
          <table:table-cell/>
          <table:table-cell table:number-columns-repeated="2" office:value-type="time" office:time-value="PT05H51M02S" calcext:value-type="time">
            <text:p>05:51:02</text:p>
          </table:table-cell>
          <table:table-cell office:value-type="time" office:time-value="PT12H16M03S" calcext:value-type="time">
            <text:p>12:16:03</text:p>
          </table:table-cell>
          <table:table-cell table:formula="of:=IF(OR([.B57]=&quot;&quot;;[.E57]=&quot;&quot;);&quot;&quot;;ROUND(ABS([.B57]-[.E57])*86400))" office:value-type="float" office:value="0" calcext:value-type="float">
            <text:p>0</text:p>
          </table:table-cell>
          <table:table-cell table:formula="of:=IF(OR([.C57]=&quot;&quot;;[.F57]=&quot;&quot;);&quot;&quot;;ROUND(ABS([.C57]-[.F57])*86400))" office:value-type="float" office:value="23101" calcext:value-type="float">
            <text:p>23101</text:p>
          </table:table-cell>
          <table:table-cell table:formula="of:=IF(OR([.D57]=&quot;&quot;;[.G57]=&quot;&quot;);&quot;&quot;;ROUND(ABS([.D57]-[.G57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 office:value-type="time" office:time-value="PT00H23M17S" calcext:value-type="time">
            <text:p>00:23:17</text:p>
          </table:table-cell>
          <table:table-cell office:value-type="time" office:time-value="PT06H49M49S" calcext:value-type="time">
            <text:p>06:49:49</text:p>
          </table:table-cell>
          <table:table-cell office:value-type="time" office:time-value="PT13H17M12S" calcext:value-type="time">
            <text:p>13:17:12</text:p>
          </table:table-cell>
          <table:table-cell office:value-type="time" office:time-value="PT00H23M16S" calcext:value-type="time">
            <text:p>00:23:16</text:p>
          </table:table-cell>
          <table:table-cell office:value-type="time" office:time-value="PT06H49M46S" calcext:value-type="time">
            <text:p>06:49:46</text:p>
          </table:table-cell>
          <table:table-cell office:value-type="time" office:time-value="PT13H17M07S" calcext:value-type="time">
            <text:p>13:17:07</text:p>
          </table:table-cell>
          <table:table-cell table:formula="of:=IF(OR([.B58]=&quot;&quot;;[.E58]=&quot;&quot;);&quot;&quot;;ROUND(ABS([.B58]-[.E58])*86400))" office:value-type="float" office:value="1" calcext:value-type="float">
            <text:p>1</text:p>
          </table:table-cell>
          <table:table-cell table:formula="of:=IF(OR([.C58]=&quot;&quot;;[.F58]=&quot;&quot;);&quot;&quot;;ROUND(ABS([.C58]-[.F58])*86400))" office:value-type="float" office:value="3" calcext:value-type="float">
            <text:p>3</text:p>
          </table:table-cell>
          <table:table-cell table:formula="of:=IF(OR([.D58]=&quot;&quot;;[.G58]=&quot;&quot;);&quot;&quot;;ROUND(ABS([.D58]-[.G58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time" office:time-value="PT01H23M27S" calcext:value-type="time">
            <text:p>01:23:27</text:p>
          </table:table-cell>
          <table:table-cell office:value-type="time" office:time-value="PT07H51M36S" calcext:value-type="time">
            <text:p>07:51:36</text:p>
          </table:table-cell>
          <table:table-cell office:value-type="time" office:time-value="PT14H19M57S" calcext:value-type="time">
            <text:p>14:19:57</text:p>
          </table:table-cell>
          <table:table-cell office:value-type="time" office:time-value="PT01H23M25S" calcext:value-type="time">
            <text:p>01:23:25</text:p>
          </table:table-cell>
          <table:table-cell office:value-type="time" office:time-value="PT07H51M30S" calcext:value-type="time">
            <text:p>07:51:30</text:p>
          </table:table-cell>
          <table:table-cell office:value-type="time" office:time-value="PT14H19M49S" calcext:value-type="time">
            <text:p>14:19:49</text:p>
          </table:table-cell>
          <table:table-cell table:formula="of:=IF(OR([.B59]=&quot;&quot;;[.E59]=&quot;&quot;);&quot;&quot;;ROUND(ABS([.B59]-[.E59])*86400))" office:value-type="float" office:value="2" calcext:value-type="float">
            <text:p>2</text:p>
          </table:table-cell>
          <table:table-cell table:formula="of:=IF(OR([.C59]=&quot;&quot;;[.F59]=&quot;&quot;);&quot;&quot;;ROUND(ABS([.C59]-[.F59])*86400))" office:value-type="float" office:value="6" calcext:value-type="float">
            <text:p>6</text:p>
          </table:table-cell>
          <table:table-cell table:formula="of:=IF(OR([.D59]=&quot;&quot;;[.G59]=&quot;&quot;);&quot;&quot;;ROUND(ABS([.D59]-[.G59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time" office:time-value="PT02H26M10S" calcext:value-type="time">
            <text:p>02:26:10</text:p>
          </table:table-cell>
          <table:table-cell office:value-type="time" office:time-value="PT08H54M18S" calcext:value-type="time">
            <text:p>08:54:18</text:p>
          </table:table-cell>
          <table:table-cell office:value-type="time" office:time-value="PT15H21M53S" calcext:value-type="time">
            <text:p>15:21:53</text:p>
          </table:table-cell>
          <table:table-cell office:value-type="time" office:time-value="PT02H26M07S" calcext:value-type="time">
            <text:p>02:26:07</text:p>
          </table:table-cell>
          <table:table-cell office:value-type="time" office:time-value="PT08H54M11S" calcext:value-type="time">
            <text:p>08:54:11</text:p>
          </table:table-cell>
          <table:table-cell office:value-type="time" office:time-value="PT15H21M45S" calcext:value-type="time">
            <text:p>15:21:45</text:p>
          </table:table-cell>
          <table:table-cell table:formula="of:=IF(OR([.B60]=&quot;&quot;;[.E60]=&quot;&quot;);&quot;&quot;;ROUND(ABS([.B60]-[.E60])*86400))" office:value-type="float" office:value="3" calcext:value-type="float">
            <text:p>3</text:p>
          </table:table-cell>
          <table:table-cell table:formula="of:=IF(OR([.C60]=&quot;&quot;;[.F60]=&quot;&quot;);&quot;&quot;;ROUND(ABS([.C60]-[.F60])*86400))" office:value-type="float" office:value="7" calcext:value-type="float">
            <text:p>7</text:p>
          </table:table-cell>
          <table:table-cell table:formula="of:=IF(OR([.D60]=&quot;&quot;;[.G60]=&quot;&quot;);&quot;&quot;;ROUND(ABS([.D60]-[.G60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time" office:time-value="PT03H28M56S" calcext:value-type="time">
            <text:p>03:28:56</text:p>
          </table:table-cell>
          <table:table-cell office:value-type="time" office:time-value="PT09H55M21S" calcext:value-type="time">
            <text:p>09:55:21</text:p>
          </table:table-cell>
          <table:table-cell office:value-type="time" office:time-value="PT16H20M39S" calcext:value-type="time">
            <text:p>16:20:39</text:p>
          </table:table-cell>
          <table:table-cell office:value-type="time" office:time-value="PT03H28M54S" calcext:value-type="time">
            <text:p>03:28:54</text:p>
          </table:table-cell>
          <table:table-cell office:value-type="time" office:time-value="PT09H55M17S" calcext:value-type="time">
            <text:p>09:55:17</text:p>
          </table:table-cell>
          <table:table-cell office:value-type="time" office:time-value="PT16H20M34S" calcext:value-type="time">
            <text:p>16:20:34</text:p>
          </table:table-cell>
          <table:table-cell table:formula="of:=IF(OR([.B61]=&quot;&quot;;[.E61]=&quot;&quot;);&quot;&quot;;ROUND(ABS([.B61]-[.E61])*86400))" office:value-type="float" office:value="2" calcext:value-type="float">
            <text:p>2</text:p>
          </table:table-cell>
          <table:table-cell table:formula="of:=IF(OR([.C61]=&quot;&quot;;[.F61]=&quot;&quot;);&quot;&quot;;ROUND(ABS([.C61]-[.F61])*86400))" office:value-type="float" office:value="4" calcext:value-type="float">
            <text:p>4</text:p>
          </table:table-cell>
          <table:table-cell table:formula="of:=IF(OR([.D61]=&quot;&quot;;[.G61]=&quot;&quot;);&quot;&quot;;ROUND(ABS([.D61]-[.G61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time" office:time-value="PT04H29M24S" calcext:value-type="time">
            <text:p>04:29:24</text:p>
          </table:table-cell>
          <table:table-cell office:value-type="time" office:time-value="PT10H52M55S" calcext:value-type="time">
            <text:p>10:52:55</text:p>
          </table:table-cell>
          <table:table-cell office:value-type="time" office:time-value="PT17H14M57S" calcext:value-type="time">
            <text:p>17:14:57</text:p>
          </table:table-cell>
          <table:table-cell office:value-type="time" office:time-value="PT04H29M23S" calcext:value-type="time">
            <text:p>04:29:23</text:p>
          </table:table-cell>
          <table:table-cell office:value-type="time" office:time-value="PT10H52M54S" calcext:value-type="time">
            <text:p>10:52:54</text:p>
          </table:table-cell>
          <table:table-cell office:value-type="time" office:time-value="PT17H14M56S" calcext:value-type="time">
            <text:p>17:14:56</text:p>
          </table:table-cell>
          <table:table-cell table:formula="of:=IF(OR([.B62]=&quot;&quot;;[.E62]=&quot;&quot;);&quot;&quot;;ROUND(ABS([.B62]-[.E62])*86400))" office:value-type="float" office:value="1" calcext:value-type="float">
            <text:p>1</text:p>
          </table:table-cell>
          <table:table-cell table:formula="of:=IF(OR([.C62]=&quot;&quot;;[.F62]=&quot;&quot;);&quot;&quot;;ROUND(ABS([.C62]-[.F62])*86400))" office:value-type="float" office:value="1" calcext:value-type="float">
            <text:p>1</text:p>
          </table:table-cell>
          <table:table-cell table:formula="of:=IF(OR([.D62]=&quot;&quot;;[.G62]=&quot;&quot;);&quot;&quot;;ROUND(ABS([.D62]-[.G6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time" office:time-value="PT05H26M15S" calcext:value-type="time">
            <text:p>05:26:15</text:p>
          </table:table-cell>
          <table:table-cell office:value-type="time" office:time-value="PT11H46M17S" calcext:value-type="time">
            <text:p>11:46:17</text:p>
          </table:table-cell>
          <table:table-cell office:value-type="time" office:time-value="PT18H04M42S" calcext:value-type="time">
            <text:p>18:04:42</text:p>
          </table:table-cell>
          <table:table-cell office:value-type="time" office:time-value="PT05H26M16S" calcext:value-type="time">
            <text:p>05:26:16</text:p>
          </table:table-cell>
          <table:table-cell office:value-type="time" office:time-value="PT11H46M18S" calcext:value-type="time">
            <text:p>11:46:18</text:p>
          </table:table-cell>
          <table:table-cell office:value-type="time" office:time-value="PT18H04M43S" calcext:value-type="time">
            <text:p>18:04:43</text:p>
          </table:table-cell>
          <table:table-cell table:formula="of:=IF(OR([.B63]=&quot;&quot;;[.E63]=&quot;&quot;);&quot;&quot;;ROUND(ABS([.B63]-[.E63])*86400))" office:value-type="float" office:value="1" calcext:value-type="float">
            <text:p>1</text:p>
          </table:table-cell>
          <table:table-cell table:formula="of:=IF(OR([.C63]=&quot;&quot;;[.F63]=&quot;&quot;);&quot;&quot;;ROUND(ABS([.C63]-[.F63])*86400))" office:value-type="float" office:value="1" calcext:value-type="float">
            <text:p>1</text:p>
          </table:table-cell>
          <table:table-cell table:formula="of:=IF(OR([.D63]=&quot;&quot;;[.G63]=&quot;&quot;);&quot;&quot;;ROUND(ABS([.D63]-[.G63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time" office:time-value="PT06H19M19S" calcext:value-type="time">
            <text:p>06:19:19</text:p>
          </table:table-cell>
          <table:table-cell office:value-type="time" office:time-value="PT12H35M47S" calcext:value-type="time">
            <text:p>12:35:47</text:p>
          </table:table-cell>
          <table:table-cell office:value-type="time" office:time-value="PT18H50M38S" calcext:value-type="time">
            <text:p>18:50:38</text:p>
          </table:table-cell>
          <table:table-cell office:value-type="time" office:time-value="PT06H19M23S" calcext:value-type="time">
            <text:p>06:19:23</text:p>
          </table:table-cell>
          <table:table-cell office:value-type="time" office:time-value="PT12H35M50S" calcext:value-type="time">
            <text:p>12:35:50</text:p>
          </table:table-cell>
          <table:table-cell office:value-type="time" office:time-value="PT18H50M41S" calcext:value-type="time">
            <text:p>18:50:41</text:p>
          </table:table-cell>
          <table:table-cell table:formula="of:=IF(OR([.B64]=&quot;&quot;;[.E64]=&quot;&quot;);&quot;&quot;;ROUND(ABS([.B64]-[.E64])*86400))" office:value-type="float" office:value="4" calcext:value-type="float">
            <text:p>4</text:p>
          </table:table-cell>
          <table:table-cell table:formula="of:=IF(OR([.C64]=&quot;&quot;;[.F64]=&quot;&quot;);&quot;&quot;;ROUND(ABS([.C64]-[.F64])*86400))" office:value-type="float" office:value="3" calcext:value-type="float">
            <text:p>3</text:p>
          </table:table-cell>
          <table:table-cell table:formula="of:=IF(OR([.D64]=&quot;&quot;;[.G64]=&quot;&quot;);&quot;&quot;;ROUND(ABS([.D64]-[.G64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time" office:time-value="PT07H09M15S" calcext:value-type="time">
            <text:p>07:09:15</text:p>
          </table:table-cell>
          <table:table-cell office:value-type="time" office:time-value="PT13H22M19S" calcext:value-type="time">
            <text:p>13:22:19</text:p>
          </table:table-cell>
          <table:table-cell office:value-type="time" office:time-value="PT19H33M54S" calcext:value-type="time">
            <text:p>19:33:54</text:p>
          </table:table-cell>
          <table:table-cell office:value-type="time" office:time-value="PT07H09M19S" calcext:value-type="time">
            <text:p>07:09:19</text:p>
          </table:table-cell>
          <table:table-cell office:value-type="time" office:time-value="PT13H22M24S" calcext:value-type="time">
            <text:p>13:22:24</text:p>
          </table:table-cell>
          <table:table-cell office:value-type="time" office:time-value="PT19H33M55S" calcext:value-type="time">
            <text:p>19:33:55</text:p>
          </table:table-cell>
          <table:table-cell table:formula="of:=IF(OR([.B65]=&quot;&quot;;[.E65]=&quot;&quot;);&quot;&quot;;ROUND(ABS([.B65]-[.E65])*86400))" office:value-type="float" office:value="4" calcext:value-type="float">
            <text:p>4</text:p>
          </table:table-cell>
          <table:table-cell table:formula="of:=IF(OR([.C65]=&quot;&quot;;[.F65]=&quot;&quot;);&quot;&quot;;ROUND(ABS([.C65]-[.F65])*86400))" office:value-type="float" office:value="5" calcext:value-type="float">
            <text:p>5</text:p>
          </table:table-cell>
          <table:table-cell table:formula="of:=IF(OR([.D65]=&quot;&quot;;[.G65]=&quot;&quot;);&quot;&quot;;ROUND(ABS([.D65]-[.G65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time" office:time-value="PT07H57M01S" calcext:value-type="time">
            <text:p>07:57:01</text:p>
          </table:table-cell>
          <table:table-cell office:value-type="time" office:time-value="PT14H07M01S" calcext:value-type="time">
            <text:p>14:07:01</text:p>
          </table:table-cell>
          <table:table-cell office:value-type="time" office:time-value="PT20H15M39S" calcext:value-type="time">
            <text:p>20:15:39</text:p>
          </table:table-cell>
          <table:table-cell office:value-type="time" office:time-value="PT07H57M06S" calcext:value-type="time">
            <text:p>07:57:06</text:p>
          </table:table-cell>
          <table:table-cell office:value-type="time" office:time-value="PT14H07M05S" calcext:value-type="time">
            <text:p>14:07:05</text:p>
          </table:table-cell>
          <table:table-cell office:value-type="time" office:time-value="PT20H15M40S" calcext:value-type="time">
            <text:p>20:15:40</text:p>
          </table:table-cell>
          <table:table-cell table:formula="of:=IF(OR([.B66]=&quot;&quot;;[.E66]=&quot;&quot;);&quot;&quot;;ROUND(ABS([.B66]-[.E66])*86400))" office:value-type="float" office:value="5" calcext:value-type="float">
            <text:p>5</text:p>
          </table:table-cell>
          <table:table-cell table:formula="of:=IF(OR([.C66]=&quot;&quot;;[.F66]=&quot;&quot;);&quot;&quot;;ROUND(ABS([.C66]-[.F66])*86400))" office:value-type="float" office:value="4" calcext:value-type="float">
            <text:p>4</text:p>
          </table:table-cell>
          <table:table-cell table:formula="of:=IF(OR([.D66]=&quot;&quot;;[.G66]=&quot;&quot;);&quot;&quot;;ROUND(ABS([.D66]-[.G6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time" office:time-value="PT08H43M40S" calcext:value-type="time">
            <text:p>08:43:40</text:p>
          </table:table-cell>
          <table:table-cell office:value-type="time" office:time-value="PT14H50M58S" calcext:value-type="time">
            <text:p>14:50:58</text:p>
          </table:table-cell>
          <table:table-cell office:value-type="time" office:time-value="PT20H57M02S" calcext:value-type="time">
            <text:p>20:57:02</text:p>
          </table:table-cell>
          <table:table-cell office:value-type="time" office:time-value="PT08H43M45S" calcext:value-type="time">
            <text:p>08:43:45</text:p>
          </table:table-cell>
          <table:table-cell office:value-type="time" office:time-value="PT14H51M02S" calcext:value-type="time">
            <text:p>14:51:02</text:p>
          </table:table-cell>
          <table:table-cell office:value-type="time" office:time-value="PT20H57M03S" calcext:value-type="time">
            <text:p>20:57:03</text:p>
          </table:table-cell>
          <table:table-cell table:formula="of:=IF(OR([.B67]=&quot;&quot;;[.E67]=&quot;&quot;);&quot;&quot;;ROUND(ABS([.B67]-[.E67])*86400))" office:value-type="float" office:value="5" calcext:value-type="float">
            <text:p>5</text:p>
          </table:table-cell>
          <table:table-cell table:formula="of:=IF(OR([.C67]=&quot;&quot;;[.F67]=&quot;&quot;);&quot;&quot;;ROUND(ABS([.C67]-[.F67])*86400))" office:value-type="float" office:value="4" calcext:value-type="float">
            <text:p>4</text:p>
          </table:table-cell>
          <table:table-cell table:formula="of:=IF(OR([.D67]=&quot;&quot;;[.G67]=&quot;&quot;);&quot;&quot;;ROUND(ABS([.D67]-[.G67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time" office:time-value="PT09H30M10S" calcext:value-type="time">
            <text:p>09:30:10</text:p>
          </table:table-cell>
          <table:table-cell office:value-type="time" office:time-value="PT15H35M09S" calcext:value-type="time">
            <text:p>15:35:09</text:p>
          </table:table-cell>
          <table:table-cell office:value-type="time" office:time-value="PT21H39M03S" calcext:value-type="time">
            <text:p>21:39:03</text:p>
          </table:table-cell>
          <table:table-cell office:value-type="time" office:time-value="PT09H30M14S" calcext:value-type="time">
            <text:p>09:30:14</text:p>
          </table:table-cell>
          <table:table-cell office:value-type="time" office:time-value="PT15H35M12S" calcext:value-type="time">
            <text:p>15:35:12</text:p>
          </table:table-cell>
          <table:table-cell office:value-type="time" office:time-value="PT21H39M04S" calcext:value-type="time">
            <text:p>21:39:04</text:p>
          </table:table-cell>
          <table:table-cell table:formula="of:=IF(OR([.B68]=&quot;&quot;;[.E68]=&quot;&quot;);&quot;&quot;;ROUND(ABS([.B68]-[.E68])*86400))" office:value-type="float" office:value="4" calcext:value-type="float">
            <text:p>4</text:p>
          </table:table-cell>
          <table:table-cell table:formula="of:=IF(OR([.C68]=&quot;&quot;;[.F68]=&quot;&quot;);&quot;&quot;;ROUND(ABS([.C68]-[.F68])*86400))" office:value-type="float" office:value="3" calcext:value-type="float">
            <text:p>3</text:p>
          </table:table-cell>
          <table:table-cell table:formula="of:=IF(OR([.D68]=&quot;&quot;;[.G68]=&quot;&quot;);&quot;&quot;;ROUND(ABS([.D68]-[.G68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time" office:time-value="PT10H17M18S" calcext:value-type="time">
            <text:p>10:17:18</text:p>
          </table:table-cell>
          <table:table-cell office:value-type="time" office:time-value="PT16H20M22S" calcext:value-type="time">
            <text:p>16:20:22</text:p>
          </table:table-cell>
          <table:table-cell office:value-type="time" office:time-value="PT22H22M32S" calcext:value-type="time">
            <text:p>22:22:32</text:p>
          </table:table-cell>
          <table:table-cell office:value-type="time" office:time-value="PT10H17M21S" calcext:value-type="time">
            <text:p>10:17:21</text:p>
          </table:table-cell>
          <table:table-cell office:value-type="time" office:time-value="PT16H20M24S" calcext:value-type="time">
            <text:p>16:20:24</text:p>
          </table:table-cell>
          <table:table-cell office:value-type="time" office:time-value="PT22H22M32S" calcext:value-type="time">
            <text:p>22:22:32</text:p>
          </table:table-cell>
          <table:table-cell table:formula="of:=IF(OR([.B69]=&quot;&quot;;[.E69]=&quot;&quot;);&quot;&quot;;ROUND(ABS([.B69]-[.E69])*86400))" office:value-type="float" office:value="3" calcext:value-type="float">
            <text:p>3</text:p>
          </table:table-cell>
          <table:table-cell table:formula="of:=IF(OR([.C69]=&quot;&quot;;[.F69]=&quot;&quot;);&quot;&quot;;ROUND(ABS([.C69]-[.F69])*86400))" office:value-type="float" office:value="2" calcext:value-type="float">
            <text:p>2</text:p>
          </table:table-cell>
          <table:table-cell table:formula="of:=IF(OR([.D69]=&quot;&quot;;[.G69]=&quot;&quot;);&quot;&quot;;ROUND(ABS([.D69]-[.G69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time" office:time-value="PT11H05M36S" calcext:value-type="time">
            <text:p>11:05:36</text:p>
          </table:table-cell>
          <table:table-cell office:value-type="time" office:time-value="PT17H07M10S" calcext:value-type="time">
            <text:p>17:07:10</text:p>
          </table:table-cell>
          <table:table-cell office:value-type="time" office:time-value="PT23H08M03S" calcext:value-type="time">
            <text:p>23:08:03</text:p>
          </table:table-cell>
          <table:table-cell office:value-type="time" office:time-value="PT11H05M37S" calcext:value-type="time">
            <text:p>11:05:37</text:p>
          </table:table-cell>
          <table:table-cell office:value-type="time" office:time-value="PT17H07M11S" calcext:value-type="time">
            <text:p>17:07:11</text:p>
          </table:table-cell>
          <table:table-cell office:value-type="time" office:time-value="PT23H08M03S" calcext:value-type="time">
            <text:p>23:08:03</text:p>
          </table:table-cell>
          <table:table-cell table:formula="of:=IF(OR([.B70]=&quot;&quot;;[.E70]=&quot;&quot;);&quot;&quot;;ROUND(ABS([.B70]-[.E70])*86400))" office:value-type="float" office:value="1" calcext:value-type="float">
            <text:p>1</text:p>
          </table:table-cell>
          <table:table-cell table:formula="of:=IF(OR([.C70]=&quot;&quot;;[.F70]=&quot;&quot;);&quot;&quot;;ROUND(ABS([.C70]-[.F70])*86400))" office:value-type="float" office:value="1" calcext:value-type="float">
            <text:p>1</text:p>
          </table:table-cell>
          <table:table-cell table:formula="of:=IF(OR([.D70]=&quot;&quot;;[.G70]=&quot;&quot;);&quot;&quot;;ROUND(ABS([.D70]-[.G70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time" office:time-value="PT11H55M12S" calcext:value-type="time">
            <text:p>11:55:12</text:p>
          </table:table-cell>
          <table:table-cell office:value-type="time" office:time-value="PT17H55M43S" calcext:value-type="time">
            <text:p>17:55:43</text:p>
          </table:table-cell>
          <table:table-cell office:value-type="time" office:time-value="PT23H55M50S" calcext:value-type="time">
            <text:p>23:55:50</text:p>
          </table:table-cell>
          <table:table-cell office:value-type="time" office:time-value="PT11H55M12S" calcext:value-type="time">
            <text:p>11:55:12</text:p>
          </table:table-cell>
          <table:table-cell office:value-type="time" office:time-value="PT17H55M43S" calcext:value-type="time">
            <text:p>17:55:43</text:p>
          </table:table-cell>
          <table:table-cell office:value-type="time" office:time-value="PT23H55M50S" calcext:value-type="time">
            <text:p>23:55:50</text:p>
          </table:table-cell>
          <table:table-cell table:formula="of:=IF(OR([.B71]=&quot;&quot;;[.E71]=&quot;&quot;);&quot;&quot;;ROUND(ABS([.B71]-[.E71])*86400))" office:value-type="float" office:value="0" calcext:value-type="float">
            <text:p>0</text:p>
          </table:table-cell>
          <table:table-cell table:formula="of:=IF(OR([.C71]=&quot;&quot;;[.F71]=&quot;&quot;);&quot;&quot;;ROUND(ABS([.C71]-[.F71])*86400))" office:value-type="float" office:value="0" calcext:value-type="float">
            <text:p>0</text:p>
          </table:table-cell>
          <table:table-cell table:formula="of:=IF(OR([.D71]=&quot;&quot;;[.G71]=&quot;&quot;);&quot;&quot;;ROUND(ABS([.D71]-[.G71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time" office:time-value="PT12H45M50S" calcext:value-type="time">
            <text:p>12:45:50</text:p>
          </table:table-cell>
          <table:table-cell office:value-type="time" office:time-value="PT18H45M48S" calcext:value-type="time">
            <text:p>18:45:48</text:p>
          </table:table-cell>
          <table:table-cell/>
          <table:table-cell office:value-type="time" office:time-value="PT12H45M48S" calcext:value-type="time">
            <text:p>12:45:48</text:p>
          </table:table-cell>
          <table:table-cell office:value-type="time" office:time-value="PT18H45M47S" calcext:value-type="time">
            <text:p>18:45:47</text:p>
          </table:table-cell>
          <table:table-cell/>
          <table:table-cell table:formula="of:=IF(OR([.B72]=&quot;&quot;;[.E72]=&quot;&quot;);&quot;&quot;;ROUND(ABS([.B72]-[.E72])*86400))" office:value-type="float" office:value="2" calcext:value-type="float">
            <text:p>2</text:p>
          </table:table-cell>
          <table:table-cell table:formula="of:=IF(OR([.C72]=&quot;&quot;;[.F72]=&quot;&quot;);&quot;&quot;;ROUND(ABS([.C72]-[.F72])*86400))" office:value-type="float" office:value="1" calcext:value-type="float">
            <text:p>1</text:p>
          </table:table-cell>
          <table:table-cell table:formula="of:=IF(OR([.D72]=&quot;&quot;;[.G72]=&quot;&quot;);&quot;&quot;;ROUND(ABS([.D72]-[.G72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time" office:time-value="PT13H36M51S" calcext:value-type="time">
            <text:p>13:36:51</text:p>
          </table:table-cell>
          <table:table-cell office:value-type="time" office:time-value="PT19H36M46S" calcext:value-type="time">
            <text:p>19:36:46</text:p>
          </table:table-cell>
          <table:table-cell office:value-type="time" office:time-value="PT00H45M38S" calcext:value-type="time">
            <text:p>00:45:38</text:p>
          </table:table-cell>
          <table:table-cell office:value-type="time" office:time-value="PT13H36M48S" calcext:value-type="time">
            <text:p>13:36:48</text:p>
          </table:table-cell>
          <table:table-cell office:value-type="time" office:time-value="PT19H36M44S" calcext:value-type="time">
            <text:p>19:36:44</text:p>
          </table:table-cell>
          <table:table-cell office:value-type="time" office:time-value="PT00H45M39S" calcext:value-type="time">
            <text:p>00:45:39</text:p>
          </table:table-cell>
          <table:table-cell table:formula="of:=IF(OR([.B73]=&quot;&quot;;[.E73]=&quot;&quot;);&quot;&quot;;ROUND(ABS([.B73]-[.E73])*86400))" office:value-type="float" office:value="3" calcext:value-type="float">
            <text:p>3</text:p>
          </table:table-cell>
          <table:table-cell table:formula="of:=IF(OR([.C73]=&quot;&quot;;[.F73]=&quot;&quot;);&quot;&quot;;ROUND(ABS([.C73]-[.F73])*86400))" office:value-type="float" office:value="2" calcext:value-type="float">
            <text:p>2</text:p>
          </table:table-cell>
          <table:table-cell table:formula="of:=IF(OR([.D73]=&quot;&quot;;[.G73]=&quot;&quot;);&quot;&quot;;ROUND(ABS([.D73]-[.G73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13" calcext:value-type="date">
            <text:p>2022-03-13</text:p>
          </table:table-cell>
          <table:table-cell office:value-type="time" office:time-value="PT14H27M21S" calcext:value-type="time">
            <text:p>14:27:21</text:p>
          </table:table-cell>
          <table:table-cell office:value-type="time" office:time-value="PT20H27M44S" calcext:value-type="time">
            <text:p>20:27:44</text:p>
          </table:table-cell>
          <table:table-cell office:value-type="time" office:time-value="PT01H36M51S" calcext:value-type="time">
            <text:p>01:36:51</text:p>
          </table:table-cell>
          <table:table-cell office:value-type="time" office:time-value="PT14H27M18S" calcext:value-type="time">
            <text:p>14:27:18</text:p>
          </table:table-cell>
          <table:table-cell office:value-type="time" office:time-value="PT20H27M43S" calcext:value-type="time">
            <text:p>20:27:43</text:p>
          </table:table-cell>
          <table:table-cell office:value-type="time" office:time-value="PT01H36M51S" calcext:value-type="time">
            <text:p>01:36:51</text:p>
          </table:table-cell>
          <table:table-cell table:formula="of:=IF(OR([.B74]=&quot;&quot;;[.E74]=&quot;&quot;);&quot;&quot;;ROUND(ABS([.B74]-[.E74])*86400))" office:value-type="float" office:value="3" calcext:value-type="float">
            <text:p>3</text:p>
          </table:table-cell>
          <table:table-cell table:formula="of:=IF(OR([.C74]=&quot;&quot;;[.F74]=&quot;&quot;);&quot;&quot;;ROUND(ABS([.C74]-[.F74])*86400))" office:value-type="float" office:value="1" calcext:value-type="float">
            <text:p>1</text:p>
          </table:table-cell>
          <table:table-cell table:formula="of:=IF(OR([.D74]=&quot;&quot;;[.G74]=&quot;&quot;);&quot;&quot;;ROUND(ABS([.D74]-[.G74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time" office:time-value="PT15H16M32S" calcext:value-type="time">
            <text:p>15:16:32</text:p>
          </table:table-cell>
          <table:table-cell office:value-type="time" office:time-value="PT21H17M53S" calcext:value-type="time">
            <text:p>21:17:53</text:p>
          </table:table-cell>
          <table:table-cell office:value-type="time" office:time-value="PT02H28M34S" calcext:value-type="time">
            <text:p>02:28:34</text:p>
          </table:table-cell>
          <table:table-cell office:value-type="time" office:time-value="PT15H16M29S" calcext:value-type="time">
            <text:p>15:16:29</text:p>
          </table:table-cell>
          <table:table-cell office:value-type="time" office:time-value="PT21H17M52S" calcext:value-type="time">
            <text:p>21:17:52</text:p>
          </table:table-cell>
          <table:table-cell office:value-type="time" office:time-value="PT02H28M35S" calcext:value-type="time">
            <text:p>02:28:35</text:p>
          </table:table-cell>
          <table:table-cell table:formula="of:=IF(OR([.B75]=&quot;&quot;;[.E75]=&quot;&quot;);&quot;&quot;;ROUND(ABS([.B75]-[.E75])*86400))" office:value-type="float" office:value="3" calcext:value-type="float">
            <text:p>3</text:p>
          </table:table-cell>
          <table:table-cell table:formula="of:=IF(OR([.C75]=&quot;&quot;;[.F75]=&quot;&quot;);&quot;&quot;;ROUND(ABS([.C75]-[.F75])*86400))" office:value-type="float" office:value="1" calcext:value-type="float">
            <text:p>1</text:p>
          </table:table-cell>
          <table:table-cell table:formula="of:=IF(OR([.D75]=&quot;&quot;;[.G75]=&quot;&quot;);&quot;&quot;;ROUND(ABS([.D75]-[.G75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time" office:time-value="PT16H03M54S" calcext:value-type="time">
            <text:p>16:03:54</text:p>
          </table:table-cell>
          <table:table-cell office:value-type="time" office:time-value="PT22H06M41S" calcext:value-type="time">
            <text:p>22:06:41</text:p>
          </table:table-cell>
          <table:table-cell office:value-type="time" office:time-value="PT03H19M56S" calcext:value-type="time">
            <text:p>03:19:56</text:p>
          </table:table-cell>
          <table:table-cell office:value-type="time" office:time-value="PT16H03M53S" calcext:value-type="time">
            <text:p>16:03:53</text:p>
          </table:table-cell>
          <table:table-cell office:value-type="time" office:time-value="PT22H06M41S" calcext:value-type="time">
            <text:p>22:06:41</text:p>
          </table:table-cell>
          <table:table-cell office:value-type="time" office:time-value="PT03H19M57S" calcext:value-type="time">
            <text:p>03:19:57</text:p>
          </table:table-cell>
          <table:table-cell table:formula="of:=IF(OR([.B76]=&quot;&quot;;[.E76]=&quot;&quot;);&quot;&quot;;ROUND(ABS([.B76]-[.E76])*86400))" office:value-type="float" office:value="1" calcext:value-type="float">
            <text:p>1</text:p>
          </table:table-cell>
          <table:table-cell table:formula="of:=IF(OR([.C76]=&quot;&quot;;[.F76]=&quot;&quot;);&quot;&quot;;ROUND(ABS([.C76]-[.F76])*86400))" office:value-type="float" office:value="0" calcext:value-type="float">
            <text:p>0</text:p>
          </table:table-cell>
          <table:table-cell table:formula="of:=IF(OR([.D76]=&quot;&quot;;[.G76]=&quot;&quot;);&quot;&quot;;ROUND(ABS([.D76]-[.G7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time" office:time-value="PT16H49M24S" calcext:value-type="time">
            <text:p>16:49:24</text:p>
          </table:table-cell>
          <table:table-cell office:value-type="time" office:time-value="PT22H54M05S" calcext:value-type="time">
            <text:p>22:54:05</text:p>
          </table:table-cell>
          <table:table-cell office:value-type="time" office:time-value="PT04H10M25S" calcext:value-type="time">
            <text:p>04:10:25</text:p>
          </table:table-cell>
          <table:table-cell office:value-type="time" office:time-value="PT16H49M24S" calcext:value-type="time">
            <text:p>16:49:24</text:p>
          </table:table-cell>
          <table:table-cell office:value-type="time" office:time-value="PT22H54M05S" calcext:value-type="time">
            <text:p>22:54:05</text:p>
          </table:table-cell>
          <table:table-cell office:value-type="time" office:time-value="PT04H10M27S" calcext:value-type="time">
            <text:p>04:10:27</text:p>
          </table:table-cell>
          <table:table-cell table:formula="of:=IF(OR([.B77]=&quot;&quot;;[.E77]=&quot;&quot;);&quot;&quot;;ROUND(ABS([.B77]-[.E77])*86400))" office:value-type="float" office:value="0" calcext:value-type="float">
            <text:p>0</text:p>
          </table:table-cell>
          <table:table-cell table:formula="of:=IF(OR([.C77]=&quot;&quot;;[.F77]=&quot;&quot;);&quot;&quot;;ROUND(ABS([.C77]-[.F77])*86400))" office:value-type="float" office:value="0" calcext:value-type="float">
            <text:p>0</text:p>
          </table:table-cell>
          <table:table-cell table:formula="of:=IF(OR([.D77]=&quot;&quot;;[.G77]=&quot;&quot;);&quot;&quot;;ROUND(ABS([.D77]-[.G7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time" office:time-value="PT17H33M27S" calcext:value-type="time">
            <text:p>17:33:27</text:p>
          </table:table-cell>
          <table:table-cell office:value-type="time" office:time-value="PT23H40M25S" calcext:value-type="time">
            <text:p>23:40:25</text:p>
          </table:table-cell>
          <table:table-cell office:value-type="time" office:time-value="PT04H59M53S" calcext:value-type="time">
            <text:p>04:59:53</text:p>
          </table:table-cell>
          <table:table-cell office:value-type="time" office:time-value="PT17H33M27S" calcext:value-type="time">
            <text:p>17:33:27</text:p>
          </table:table-cell>
          <table:table-cell office:value-type="time" office:time-value="PT23H40M25S" calcext:value-type="time">
            <text:p>23:40:25</text:p>
          </table:table-cell>
          <table:table-cell office:value-type="time" office:time-value="PT04H59M55S" calcext:value-type="time">
            <text:p>04:59:55</text:p>
          </table:table-cell>
          <table:table-cell table:formula="of:=IF(OR([.B78]=&quot;&quot;;[.E78]=&quot;&quot;);&quot;&quot;;ROUND(ABS([.B78]-[.E78])*86400))" office:value-type="float" office:value="0" calcext:value-type="float">
            <text:p>0</text:p>
          </table:table-cell>
          <table:table-cell table:formula="of:=IF(OR([.C78]=&quot;&quot;;[.F78]=&quot;&quot;);&quot;&quot;;ROUND(ABS([.C78]-[.F78])*86400))" office:value-type="float" office:value="0" calcext:value-type="float">
            <text:p>0</text:p>
          </table:table-cell>
          <table:table-cell table:formula="of:=IF(OR([.D78]=&quot;&quot;;[.G78]=&quot;&quot;);&quot;&quot;;ROUND(ABS([.D78]-[.G78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time" office:time-value="PT18H16M44S" calcext:value-type="time">
            <text:p>18:16:44</text:p>
          </table:table-cell>
          <table:table-cell office:value-type="time" office:time-value="PT05H48M40S" calcext:value-type="time">
            <text:p>05:48:40</text:p>
          </table:table-cell>
          <table:table-cell/>
          <table:table-cell office:value-type="time" office:time-value="PT18H16M46S" calcext:value-type="time">
            <text:p>18:16:46</text:p>
          </table:table-cell>
          <table:table-cell office:value-type="time" office:time-value="PT05H48M40S" calcext:value-type="time">
            <text:p>05:48:40</text:p>
          </table:table-cell>
          <table:table-cell office:value-type="time" office:time-value="PT05H48M43S" calcext:value-type="time">
            <text:p>05:48:43</text:p>
          </table:table-cell>
          <table:table-cell table:formula="of:=IF(OR([.B79]=&quot;&quot;;[.E79]=&quot;&quot;);&quot;&quot;;ROUND(ABS([.B79]-[.E79])*86400))" office:value-type="float" office:value="2" calcext:value-type="float">
            <text:p>2</text:p>
          </table:table-cell>
          <table:table-cell table:formula="of:=IF(OR([.C79]=&quot;&quot;;[.F79]=&quot;&quot;);&quot;&quot;;ROUND(ABS([.C79]-[.F79])*86400))" office:value-type="float" office:value="0" calcext:value-type="float">
            <text:p>0</text:p>
          </table:table-cell>
          <table:table-cell table:formula="of:=IF(OR([.D79]=&quot;&quot;;[.G79]=&quot;&quot;);&quot;&quot;;ROUND(ABS([.D79]-[.G79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3-19" calcext:value-type="date">
            <text:p>2022-03-19</text:p>
          </table:table-cell>
          <table:table-cell office:value-type="time" office:time-value="PT19H00M15S" calcext:value-type="time">
            <text:p>19:00:15</text:p>
          </table:table-cell>
          <table:table-cell office:value-type="time" office:time-value="PT00H26M24S" calcext:value-type="time">
            <text:p>00:26:24</text:p>
          </table:table-cell>
          <table:table-cell office:value-type="time" office:time-value="PT06H37M28S" calcext:value-type="time">
            <text:p>06:37:28</text:p>
          </table:table-cell>
          <table:table-cell office:value-type="time" office:time-value="PT19H00M17S" calcext:value-type="time">
            <text:p>19:00:17</text:p>
          </table:table-cell>
          <table:table-cell office:value-type="time" office:time-value="PT00H26M24S" calcext:value-type="time">
            <text:p>00:26:24</text:p>
          </table:table-cell>
          <table:table-cell office:value-type="time" office:time-value="PT06H37M31S" calcext:value-type="time">
            <text:p>06:37:31</text:p>
          </table:table-cell>
          <table:table-cell table:formula="of:=IF(OR([.B80]=&quot;&quot;;[.E80]=&quot;&quot;);&quot;&quot;;ROUND(ABS([.B80]-[.E80])*86400))" office:value-type="float" office:value="2" calcext:value-type="float">
            <text:p>2</text:p>
          </table:table-cell>
          <table:table-cell table:formula="of:=IF(OR([.C80]=&quot;&quot;;[.F80]=&quot;&quot;);&quot;&quot;;ROUND(ABS([.C80]-[.F80])*86400))" office:value-type="float" office:value="0" calcext:value-type="float">
            <text:p>0</text:p>
          </table:table-cell>
          <table:table-cell table:formula="of:=IF(OR([.D80]=&quot;&quot;;[.G80]=&quot;&quot;);&quot;&quot;;ROUND(ABS([.D80]-[.G80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3-20" calcext:value-type="date">
            <text:p>2022-03-20</text:p>
          </table:table-cell>
          <table:table-cell office:value-type="time" office:time-value="PT19H45M07S" calcext:value-type="time">
            <text:p>19:45:07</text:p>
          </table:table-cell>
          <table:table-cell office:value-type="time" office:time-value="PT01H12M57S" calcext:value-type="time">
            <text:p>01:12:57</text:p>
          </table:table-cell>
          <table:table-cell office:value-type="time" office:time-value="PT07H27M09S" calcext:value-type="time">
            <text:p>07:27:09</text:p>
          </table:table-cell>
          <table:table-cell office:value-type="time" office:time-value="PT19H45M09S" calcext:value-type="time">
            <text:p>19:45:09</text:p>
          </table:table-cell>
          <table:table-cell office:value-type="time" office:time-value="PT01H12M58S" calcext:value-type="time">
            <text:p>01:12:58</text:p>
          </table:table-cell>
          <table:table-cell office:value-type="time" office:time-value="PT07H27M13S" calcext:value-type="time">
            <text:p>07:27:13</text:p>
          </table:table-cell>
          <table:table-cell table:formula="of:=IF(OR([.B81]=&quot;&quot;;[.E81]=&quot;&quot;);&quot;&quot;;ROUND(ABS([.B81]-[.E81])*86400))" office:value-type="float" office:value="2" calcext:value-type="float">
            <text:p>2</text:p>
          </table:table-cell>
          <table:table-cell table:formula="of:=IF(OR([.C81]=&quot;&quot;;[.F81]=&quot;&quot;);&quot;&quot;;ROUND(ABS([.C81]-[.F81])*86400))" office:value-type="float" office:value="1" calcext:value-type="float">
            <text:p>1</text:p>
          </table:table-cell>
          <table:table-cell table:formula="of:=IF(OR([.D81]=&quot;&quot;;[.G81]=&quot;&quot;);&quot;&quot;;ROUND(ABS([.D81]-[.G81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time" office:time-value="PT20H32M30S" calcext:value-type="time">
            <text:p>20:32:30</text:p>
          </table:table-cell>
          <table:table-cell office:value-type="time" office:time-value="PT02H01M09S" calcext:value-type="time">
            <text:p>02:01:09</text:p>
          </table:table-cell>
          <table:table-cell office:value-type="time" office:time-value="PT08H18M46S" calcext:value-type="time">
            <text:p>08:18:46</text:p>
          </table:table-cell>
          <table:table-cell office:value-type="time" office:time-value="PT20H32M31S" calcext:value-type="time">
            <text:p>20:32:31</text:p>
          </table:table-cell>
          <table:table-cell office:value-type="time" office:time-value="PT02H01M10S" calcext:value-type="time">
            <text:p>02:01:10</text:p>
          </table:table-cell>
          <table:table-cell office:value-type="time" office:time-value="PT08H18M49S" calcext:value-type="time">
            <text:p>08:18:49</text:p>
          </table:table-cell>
          <table:table-cell table:formula="of:=IF(OR([.B82]=&quot;&quot;;[.E82]=&quot;&quot;);&quot;&quot;;ROUND(ABS([.B82]-[.E82])*86400))" office:value-type="float" office:value="1" calcext:value-type="float">
            <text:p>1</text:p>
          </table:table-cell>
          <table:table-cell table:formula="of:=IF(OR([.C82]=&quot;&quot;;[.F82]=&quot;&quot;);&quot;&quot;;ROUND(ABS([.C82]-[.F82])*86400))" office:value-type="float" office:value="1" calcext:value-type="float">
            <text:p>1</text:p>
          </table:table-cell>
          <table:table-cell table:formula="of:=IF(OR([.D82]=&quot;&quot;;[.G82]=&quot;&quot;);&quot;&quot;;ROUND(ABS([.D82]-[.G82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time" office:time-value="PT21H23M26S" calcext:value-type="time">
            <text:p>21:23:26</text:p>
          </table:table-cell>
          <table:table-cell office:value-type="time" office:time-value="PT02H52M03S" calcext:value-type="time">
            <text:p>02:52:03</text:p>
          </table:table-cell>
          <table:table-cell office:value-type="time" office:time-value="PT09H13M10S" calcext:value-type="time">
            <text:p>09:13:10</text:p>
          </table:table-cell>
          <table:table-cell office:value-type="time" office:time-value="PT21H23M27S" calcext:value-type="time">
            <text:p>21:23:27</text:p>
          </table:table-cell>
          <table:table-cell office:value-type="time" office:time-value="PT02H52M04S" calcext:value-type="time">
            <text:p>02:52:04</text:p>
          </table:table-cell>
          <table:table-cell office:value-type="time" office:time-value="PT09H13M12S" calcext:value-type="time">
            <text:p>09:13:12</text:p>
          </table:table-cell>
          <table:table-cell table:formula="of:=IF(OR([.B83]=&quot;&quot;;[.E83]=&quot;&quot;);&quot;&quot;;ROUND(ABS([.B83]-[.E83])*86400))" office:value-type="float" office:value="1" calcext:value-type="float">
            <text:p>1</text:p>
          </table:table-cell>
          <table:table-cell table:formula="of:=IF(OR([.C83]=&quot;&quot;;[.F83]=&quot;&quot;);&quot;&quot;;ROUND(ABS([.C83]-[.F83])*86400))" office:value-type="float" office:value="1" calcext:value-type="float">
            <text:p>1</text:p>
          </table:table-cell>
          <table:table-cell table:formula="of:=IF(OR([.D83]=&quot;&quot;;[.G83]=&quot;&quot;);&quot;&quot;;ROUND(ABS([.D83]-[.G83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3-23" calcext:value-type="date">
            <text:p>2022-03-23</text:p>
          </table:table-cell>
          <table:table-cell office:value-type="time" office:time-value="PT22H18M32S" calcext:value-type="time">
            <text:p>22:18:32</text:p>
          </table:table-cell>
          <table:table-cell office:value-type="time" office:time-value="PT03H46M27S" calcext:value-type="time">
            <text:p>03:46:27</text:p>
          </table:table-cell>
          <table:table-cell office:value-type="time" office:time-value="PT10H10M52S" calcext:value-type="time">
            <text:p>10:10:52</text:p>
          </table:table-cell>
          <table:table-cell office:value-type="time" office:time-value="PT22H18M32S" calcext:value-type="time">
            <text:p>22:18:32</text:p>
          </table:table-cell>
          <table:table-cell office:value-type="time" office:time-value="PT03H46M27S" calcext:value-type="time">
            <text:p>03:46:27</text:p>
          </table:table-cell>
          <table:table-cell office:value-type="time" office:time-value="PT10H10M51S" calcext:value-type="time">
            <text:p>10:10:51</text:p>
          </table:table-cell>
          <table:table-cell table:formula="of:=IF(OR([.B84]=&quot;&quot;;[.E84]=&quot;&quot;);&quot;&quot;;ROUND(ABS([.B84]-[.E84])*86400))" office:value-type="float" office:value="0" calcext:value-type="float">
            <text:p>0</text:p>
          </table:table-cell>
          <table:table-cell table:formula="of:=IF(OR([.C84]=&quot;&quot;;[.F84]=&quot;&quot;);&quot;&quot;;ROUND(ABS([.C84]-[.F84])*86400))" office:value-type="float" office:value="0" calcext:value-type="float">
            <text:p>0</text:p>
          </table:table-cell>
          <table:table-cell table:formula="of:=IF(OR([.D84]=&quot;&quot;;[.G84]=&quot;&quot;);&quot;&quot;;ROUND(ABS([.D84]-[.G84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24" calcext:value-type="date">
            <text:p>2022-03-24</text:p>
          </table:table-cell>
          <table:table-cell office:value-type="time" office:time-value="PT23H17M33S" calcext:value-type="time">
            <text:p>23:17:33</text:p>
          </table:table-cell>
          <table:table-cell office:value-type="time" office:time-value="PT04H44M31S" calcext:value-type="time">
            <text:p>04:44:31</text:p>
          </table:table-cell>
          <table:table-cell office:value-type="time" office:time-value="PT11H11M29S" calcext:value-type="time">
            <text:p>11:11:29</text:p>
          </table:table-cell>
          <table:table-cell office:value-type="time" office:time-value="PT23H17M32S" calcext:value-type="time">
            <text:p>23:17:32</text:p>
          </table:table-cell>
          <table:table-cell office:value-type="time" office:time-value="PT04H44M30S" calcext:value-type="time">
            <text:p>04:44:30</text:p>
          </table:table-cell>
          <table:table-cell office:value-type="time" office:time-value="PT11H11M25S" calcext:value-type="time">
            <text:p>11:11:25</text:p>
          </table:table-cell>
          <table:table-cell table:formula="of:=IF(OR([.B85]=&quot;&quot;;[.E85]=&quot;&quot;);&quot;&quot;;ROUND(ABS([.B85]-[.E85])*86400))" office:value-type="float" office:value="1" calcext:value-type="float">
            <text:p>1</text:p>
          </table:table-cell>
          <table:table-cell table:formula="of:=IF(OR([.C85]=&quot;&quot;;[.F85]=&quot;&quot;);&quot;&quot;;ROUND(ABS([.C85]-[.F85])*86400))" office:value-type="float" office:value="1" calcext:value-type="float">
            <text:p>1</text:p>
          </table:table-cell>
          <table:table-cell table:formula="of:=IF(OR([.D85]=&quot;&quot;;[.G85]=&quot;&quot;);&quot;&quot;;ROUND(ABS([.D85]-[.G85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3-25" calcext:value-type="date">
            <text:p>2022-03-25</text:p>
          </table:table-cell>
          <table:table-cell office:value-type="time" office:time-value="PT05H45M25S" calcext:value-type="time">
            <text:p>05:45:25</text:p>
          </table:table-cell>
          <table:table-cell office:value-type="time" office:time-value="PT12H13M39S" calcext:value-type="time">
            <text:p>12:13:39</text:p>
          </table:table-cell>
          <table:table-cell/>
          <table:table-cell office:value-type="time" office:time-value="PT05H45M25S" calcext:value-type="time">
            <text:p>05:45:25</text:p>
          </table:table-cell>
          <table:table-cell office:value-type="time" office:time-value="PT05H45M21S" calcext:value-type="time">
            <text:p>05:45:21</text:p>
          </table:table-cell>
          <table:table-cell office:value-type="time" office:time-value="PT12H13M31S" calcext:value-type="time">
            <text:p>12:13:31</text:p>
          </table:table-cell>
          <table:table-cell table:formula="of:=IF(OR([.B86]=&quot;&quot;;[.E86]=&quot;&quot;);&quot;&quot;;ROUND(ABS([.B86]-[.E86])*86400))" office:value-type="float" office:value="0" calcext:value-type="float">
            <text:p>0</text:p>
          </table:table-cell>
          <table:table-cell table:formula="of:=IF(OR([.C86]=&quot;&quot;;[.F86]=&quot;&quot;);&quot;&quot;;ROUND(ABS([.C86]-[.F86])*86400))" office:value-type="float" office:value="23298" calcext:value-type="float">
            <text:p>23298</text:p>
          </table:table-cell>
          <table:table-cell table:formula="of:=IF(OR([.D86]=&quot;&quot;;[.G86]=&quot;&quot;);&quot;&quot;;ROUND(ABS([.D86]-[.G86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 office:value-type="time" office:time-value="PT00H19M03S" calcext:value-type="time">
            <text:p>00:19:03</text:p>
          </table:table-cell>
          <table:table-cell office:value-type="time" office:time-value="PT06H47M15S" calcext:value-type="time">
            <text:p>06:47:15</text:p>
          </table:table-cell>
          <table:table-cell office:value-type="time" office:time-value="PT13H15M07S" calcext:value-type="time">
            <text:p>13:15:07</text:p>
          </table:table-cell>
          <table:table-cell office:value-type="time" office:time-value="PT00H19M03S" calcext:value-type="time">
            <text:p>00:19:03</text:p>
          </table:table-cell>
          <table:table-cell office:value-type="time" office:time-value="PT06H47M10S" calcext:value-type="time">
            <text:p>06:47:10</text:p>
          </table:table-cell>
          <table:table-cell office:value-type="time" office:time-value="PT13H14M59S" calcext:value-type="time">
            <text:p>13:14:59</text:p>
          </table:table-cell>
          <table:table-cell table:formula="of:=IF(OR([.B87]=&quot;&quot;;[.E87]=&quot;&quot;);&quot;&quot;;ROUND(ABS([.B87]-[.E87])*86400))" office:value-type="float" office:value="0" calcext:value-type="float">
            <text:p>0</text:p>
          </table:table-cell>
          <table:table-cell table:formula="of:=IF(OR([.C87]=&quot;&quot;;[.F87]=&quot;&quot;);&quot;&quot;;ROUND(ABS([.C87]-[.F87])*86400))" office:value-type="float" office:value="5" calcext:value-type="float">
            <text:p>5</text:p>
          </table:table-cell>
          <table:table-cell table:formula="of:=IF(OR([.D87]=&quot;&quot;;[.G87]=&quot;&quot;);&quot;&quot;;ROUND(ABS([.D87]-[.G87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03-27" calcext:value-type="date">
            <text:p>2022-03-27</text:p>
          </table:table-cell>
          <table:table-cell office:value-type="time" office:time-value="PT01H20M49S" calcext:value-type="time">
            <text:p>01:20:49</text:p>
          </table:table-cell>
          <table:table-cell office:value-type="time" office:time-value="PT07H47M44S" calcext:value-type="time">
            <text:p>07:47:44</text:p>
          </table:table-cell>
          <table:table-cell office:value-type="time" office:time-value="PT14H13M40S" calcext:value-type="time">
            <text:p>14:13:40</text:p>
          </table:table-cell>
          <table:table-cell office:value-type="time" office:time-value="PT01H20M49S" calcext:value-type="time">
            <text:p>01:20:49</text:p>
          </table:table-cell>
          <table:table-cell office:value-type="time" office:time-value="PT07H47M40S" calcext:value-type="time">
            <text:p>07:47:40</text:p>
          </table:table-cell>
          <table:table-cell office:value-type="time" office:time-value="PT14H13M36S" calcext:value-type="time">
            <text:p>14:13:36</text:p>
          </table:table-cell>
          <table:table-cell table:formula="of:=IF(OR([.B88]=&quot;&quot;;[.E88]=&quot;&quot;);&quot;&quot;;ROUND(ABS([.B88]-[.E88])*86400))" office:value-type="float" office:value="0" calcext:value-type="float">
            <text:p>0</text:p>
          </table:table-cell>
          <table:table-cell table:formula="of:=IF(OR([.C88]=&quot;&quot;;[.F88]=&quot;&quot;);&quot;&quot;;ROUND(ABS([.C88]-[.F88])*86400))" office:value-type="float" office:value="4" calcext:value-type="float">
            <text:p>4</text:p>
          </table:table-cell>
          <table:table-cell table:formula="of:=IF(OR([.D88]=&quot;&quot;;[.G88]=&quot;&quot;);&quot;&quot;;ROUND(ABS([.D88]-[.G88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time" office:time-value="PT02H20M40S" calcext:value-type="time">
            <text:p>02:20:40</text:p>
          </table:table-cell>
          <table:table-cell office:value-type="time" office:time-value="PT08H45M01S" calcext:value-type="time">
            <text:p>08:45:01</text:p>
          </table:table-cell>
          <table:table-cell office:value-type="time" office:time-value="PT15H08M01S" calcext:value-type="time">
            <text:p>15:08:01</text:p>
          </table:table-cell>
          <table:table-cell office:value-type="time" office:time-value="PT02H20M41S" calcext:value-type="time">
            <text:p>02:20:41</text:p>
          </table:table-cell>
          <table:table-cell office:value-type="time" office:time-value="PT08H45M00S" calcext:value-type="time">
            <text:p>08:45:00</text:p>
          </table:table-cell>
          <table:table-cell office:value-type="time" office:time-value="PT15H08M00S" calcext:value-type="time">
            <text:p>15:08:00</text:p>
          </table:table-cell>
          <table:table-cell table:formula="of:=IF(OR([.B89]=&quot;&quot;;[.E89]=&quot;&quot;);&quot;&quot;;ROUND(ABS([.B89]-[.E89])*86400))" office:value-type="float" office:value="1" calcext:value-type="float">
            <text:p>1</text:p>
          </table:table-cell>
          <table:table-cell table:formula="of:=IF(OR([.C89]=&quot;&quot;;[.F89]=&quot;&quot;);&quot;&quot;;ROUND(ABS([.C89]-[.F89])*86400))" office:value-type="float" office:value="1" calcext:value-type="float">
            <text:p>1</text:p>
          </table:table-cell>
          <table:table-cell table:formula="of:=IF(OR([.D89]=&quot;&quot;;[.G89]=&quot;&quot;);&quot;&quot;;ROUND(ABS([.D89]-[.G89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time" office:time-value="PT03H17M16S" calcext:value-type="time">
            <text:p>03:17:16</text:p>
          </table:table-cell>
          <table:table-cell office:value-type="time" office:time-value="PT09H38M22S" calcext:value-type="time">
            <text:p>09:38:22</text:p>
          </table:table-cell>
          <table:table-cell office:value-type="time" office:time-value="PT15H57M56S" calcext:value-type="time">
            <text:p>15:57:56</text:p>
          </table:table-cell>
          <table:table-cell office:value-type="time" office:time-value="PT03H17M17S" calcext:value-type="time">
            <text:p>03:17:17</text:p>
          </table:table-cell>
          <table:table-cell office:value-type="time" office:time-value="PT09H38M24S" calcext:value-type="time">
            <text:p>09:38:24</text:p>
          </table:table-cell>
          <table:table-cell office:value-type="time" office:time-value="PT15H57M58S" calcext:value-type="time">
            <text:p>15:57:58</text:p>
          </table:table-cell>
          <table:table-cell table:formula="of:=IF(OR([.B90]=&quot;&quot;;[.E90]=&quot;&quot;);&quot;&quot;;ROUND(ABS([.B90]-[.E90])*86400))" office:value-type="float" office:value="1" calcext:value-type="float">
            <text:p>1</text:p>
          </table:table-cell>
          <table:table-cell table:formula="of:=IF(OR([.C90]=&quot;&quot;;[.F90]=&quot;&quot;);&quot;&quot;;ROUND(ABS([.C90]-[.F90])*86400))" office:value-type="float" office:value="2" calcext:value-type="float">
            <text:p>2</text:p>
          </table:table-cell>
          <table:table-cell table:formula="of:=IF(OR([.D90]=&quot;&quot;;[.G90]=&quot;&quot;);&quot;&quot;;ROUND(ABS([.D90]-[.G9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3-30" calcext:value-type="date">
            <text:p>2022-03-30</text:p>
          </table:table-cell>
          <table:table-cell office:value-type="time" office:time-value="PT04H10M20S" calcext:value-type="time">
            <text:p>04:10:20</text:p>
          </table:table-cell>
          <table:table-cell office:value-type="time" office:time-value="PT10H27M59S" calcext:value-type="time">
            <text:p>10:27:59</text:p>
          </table:table-cell>
          <table:table-cell office:value-type="time" office:time-value="PT16H44M04S" calcext:value-type="time">
            <text:p>16:44:04</text:p>
          </table:table-cell>
          <table:table-cell office:value-type="time" office:time-value="PT04H10M22S" calcext:value-type="time">
            <text:p>04:10:22</text:p>
          </table:table-cell>
          <table:table-cell office:value-type="time" office:time-value="PT10H28M02S" calcext:value-type="time">
            <text:p>10:28:02</text:p>
          </table:table-cell>
          <table:table-cell office:value-type="time" office:time-value="PT16H44M07S" calcext:value-type="time">
            <text:p>16:44:07</text:p>
          </table:table-cell>
          <table:table-cell table:formula="of:=IF(OR([.B91]=&quot;&quot;;[.E91]=&quot;&quot;);&quot;&quot;;ROUND(ABS([.B91]-[.E91])*86400))" office:value-type="float" office:value="2" calcext:value-type="float">
            <text:p>2</text:p>
          </table:table-cell>
          <table:table-cell table:formula="of:=IF(OR([.C91]=&quot;&quot;;[.F91]=&quot;&quot;);&quot;&quot;;ROUND(ABS([.C91]-[.F91])*86400))" office:value-type="float" office:value="3" calcext:value-type="float">
            <text:p>3</text:p>
          </table:table-cell>
          <table:table-cell table:formula="of:=IF(OR([.D91]=&quot;&quot;;[.G91]=&quot;&quot;);&quot;&quot;;ROUND(ABS([.D91]-[.G91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3-31" calcext:value-type="date">
            <text:p>2022-03-31</text:p>
          </table:table-cell>
          <table:table-cell office:value-type="time" office:time-value="PT05H00M22S" calcext:value-type="time">
            <text:p>05:00:22</text:p>
          </table:table-cell>
          <table:table-cell office:value-type="time" office:time-value="PT11H14M40S" calcext:value-type="time">
            <text:p>11:14:40</text:p>
          </table:table-cell>
          <table:table-cell office:value-type="time" office:time-value="PT17H27M27S" calcext:value-type="time">
            <text:p>17:27:27</text:p>
          </table:table-cell>
          <table:table-cell office:value-type="time" office:time-value="PT05H00M25S" calcext:value-type="time">
            <text:p>05:00:25</text:p>
          </table:table-cell>
          <table:table-cell office:value-type="time" office:time-value="PT11H14M44S" calcext:value-type="time">
            <text:p>11:14:44</text:p>
          </table:table-cell>
          <table:table-cell office:value-type="time" office:time-value="PT17H27M31S" calcext:value-type="time">
            <text:p>17:27:31</text:p>
          </table:table-cell>
          <table:table-cell table:formula="of:=IF(OR([.B92]=&quot;&quot;;[.E92]=&quot;&quot;);&quot;&quot;;ROUND(ABS([.B92]-[.E92])*86400))" office:value-type="float" office:value="3" calcext:value-type="float">
            <text:p>3</text:p>
          </table:table-cell>
          <table:table-cell table:formula="of:=IF(OR([.C92]=&quot;&quot;;[.F92]=&quot;&quot;);&quot;&quot;;ROUND(ABS([.C92]-[.F92])*86400))" office:value-type="float" office:value="4" calcext:value-type="float">
            <text:p>4</text:p>
          </table:table-cell>
          <table:table-cell table:formula="of:=IF(OR([.D92]=&quot;&quot;;[.G92]=&quot;&quot;);&quot;&quot;;ROUND(ABS([.D92]-[.G92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time" office:time-value="PT05H48M15S" calcext:value-type="time">
            <text:p>05:48:15</text:p>
          </table:table-cell>
          <table:table-cell office:value-type="time" office:time-value="PT11H59M27S" calcext:value-type="time">
            <text:p>11:59:27</text:p>
          </table:table-cell>
          <table:table-cell office:value-type="time" office:time-value="PT18H09M14S" calcext:value-type="time">
            <text:p>18:09:14</text:p>
          </table:table-cell>
          <table:table-cell office:value-type="time" office:time-value="PT05H48M19S" calcext:value-type="time">
            <text:p>05:48:19</text:p>
          </table:table-cell>
          <table:table-cell office:value-type="time" office:time-value="PT11H59M32S" calcext:value-type="time">
            <text:p>11:59:32</text:p>
          </table:table-cell>
          <table:table-cell office:value-type="time" office:time-value="PT18H09M18S" calcext:value-type="time">
            <text:p>18:09:18</text:p>
          </table:table-cell>
          <table:table-cell table:formula="of:=IF(OR([.B93]=&quot;&quot;;[.E93]=&quot;&quot;);&quot;&quot;;ROUND(ABS([.B93]-[.E93])*86400))" office:value-type="float" office:value="4" calcext:value-type="float">
            <text:p>4</text:p>
          </table:table-cell>
          <table:table-cell table:formula="of:=IF(OR([.C93]=&quot;&quot;;[.F93]=&quot;&quot;);&quot;&quot;;ROUND(ABS([.C93]-[.F93])*86400))" office:value-type="float" office:value="5" calcext:value-type="float">
            <text:p>5</text:p>
          </table:table-cell>
          <table:table-cell table:formula="of:=IF(OR([.D93]=&quot;&quot;;[.G93]=&quot;&quot;);&quot;&quot;;ROUND(ABS([.D93]-[.G93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4-02" calcext:value-type="date">
            <text:p>2022-04-02</text:p>
          </table:table-cell>
          <table:table-cell office:value-type="time" office:time-value="PT06H35M00S" calcext:value-type="time">
            <text:p>06:35:00</text:p>
          </table:table-cell>
          <table:table-cell office:value-type="time" office:time-value="PT12H43M25S" calcext:value-type="time">
            <text:p>12:43:25</text:p>
          </table:table-cell>
          <table:table-cell office:value-type="time" office:time-value="PT18H50M32S" calcext:value-type="time">
            <text:p>18:50:32</text:p>
          </table:table-cell>
          <table:table-cell office:value-type="time" office:time-value="PT06H35M04S" calcext:value-type="time">
            <text:p>06:35:04</text:p>
          </table:table-cell>
          <table:table-cell office:value-type="time" office:time-value="PT12H43M29S" calcext:value-type="time">
            <text:p>12:43:29</text:p>
          </table:table-cell>
          <table:table-cell office:value-type="time" office:time-value="PT18H50M35S" calcext:value-type="time">
            <text:p>18:50:35</text:p>
          </table:table-cell>
          <table:table-cell table:formula="of:=IF(OR([.B94]=&quot;&quot;;[.E94]=&quot;&quot;);&quot;&quot;;ROUND(ABS([.B94]-[.E94])*86400))" office:value-type="float" office:value="4" calcext:value-type="float">
            <text:p>4</text:p>
          </table:table-cell>
          <table:table-cell table:formula="of:=IF(OR([.C94]=&quot;&quot;;[.F94]=&quot;&quot;);&quot;&quot;;ROUND(ABS([.C94]-[.F94])*86400))" office:value-type="float" office:value="4" calcext:value-type="float">
            <text:p>4</text:p>
          </table:table-cell>
          <table:table-cell table:formula="of:=IF(OR([.D94]=&quot;&quot;;[.G94]=&quot;&quot;);&quot;&quot;;ROUND(ABS([.D94]-[.G94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4-03" calcext:value-type="date">
            <text:p>2022-04-03</text:p>
          </table:table-cell>
          <table:table-cell office:value-type="time" office:time-value="PT07H21M34S" calcext:value-type="time">
            <text:p>07:21:34</text:p>
          </table:table-cell>
          <table:table-cell office:value-type="time" office:time-value="PT13H27M32S" calcext:value-type="time">
            <text:p>13:27:32</text:p>
          </table:table-cell>
          <table:table-cell office:value-type="time" office:time-value="PT19H32M21S" calcext:value-type="time">
            <text:p>19:32:21</text:p>
          </table:table-cell>
          <table:table-cell office:value-type="time" office:time-value="PT07H21M38S" calcext:value-type="time">
            <text:p>07:21:38</text:p>
          </table:table-cell>
          <table:table-cell office:value-type="time" office:time-value="PT13H27M35S" calcext:value-type="time">
            <text:p>13:27:35</text:p>
          </table:table-cell>
          <table:table-cell office:value-type="time" office:time-value="PT19H32M22S" calcext:value-type="time">
            <text:p>19:32:22</text:p>
          </table:table-cell>
          <table:table-cell table:formula="of:=IF(OR([.B95]=&quot;&quot;;[.E95]=&quot;&quot;);&quot;&quot;;ROUND(ABS([.B95]-[.E95])*86400))" office:value-type="float" office:value="4" calcext:value-type="float">
            <text:p>4</text:p>
          </table:table-cell>
          <table:table-cell table:formula="of:=IF(OR([.C95]=&quot;&quot;;[.F95]=&quot;&quot;);&quot;&quot;;ROUND(ABS([.C95]-[.F95])*86400))" office:value-type="float" office:value="3" calcext:value-type="float">
            <text:p>3</text:p>
          </table:table-cell>
          <table:table-cell table:formula="of:=IF(OR([.D95]=&quot;&quot;;[.G95]=&quot;&quot;);&quot;&quot;;ROUND(ABS([.D95]-[.G95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time" office:time-value="PT08H08M43S" calcext:value-type="time">
            <text:p>08:08:43</text:p>
          </table:table-cell>
          <table:table-cell office:value-type="time" office:time-value="PT14H12M35S" calcext:value-type="time">
            <text:p>14:12:35</text:p>
          </table:table-cell>
          <table:table-cell office:value-type="time" office:time-value="PT20H15M28S" calcext:value-type="time">
            <text:p>20:15:28</text:p>
          </table:table-cell>
          <table:table-cell office:value-type="time" office:time-value="PT08H08M46S" calcext:value-type="time">
            <text:p>08:08:46</text:p>
          </table:table-cell>
          <table:table-cell office:value-type="time" office:time-value="PT14H12M38S" calcext:value-type="time">
            <text:p>14:12:38</text:p>
          </table:table-cell>
          <table:table-cell office:value-type="time" office:time-value="PT20H15M29S" calcext:value-type="time">
            <text:p>20:15:29</text:p>
          </table:table-cell>
          <table:table-cell table:formula="of:=IF(OR([.B96]=&quot;&quot;;[.E96]=&quot;&quot;);&quot;&quot;;ROUND(ABS([.B96]-[.E96])*86400))" office:value-type="float" office:value="3" calcext:value-type="float">
            <text:p>3</text:p>
          </table:table-cell>
          <table:table-cell table:formula="of:=IF(OR([.C96]=&quot;&quot;;[.F96]=&quot;&quot;);&quot;&quot;;ROUND(ABS([.C96]-[.F96])*86400))" office:value-type="float" office:value="3" calcext:value-type="float">
            <text:p>3</text:p>
          </table:table-cell>
          <table:table-cell table:formula="of:=IF(OR([.D96]=&quot;&quot;;[.G96]=&quot;&quot;);&quot;&quot;;ROUND(ABS([.D96]-[.G9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office:value-type="time" office:time-value="PT08H56M58S" calcext:value-type="time">
            <text:p>08:56:58</text:p>
          </table:table-cell>
          <table:table-cell office:value-type="time" office:time-value="PT14H59M09S" calcext:value-type="time">
            <text:p>14:59:09</text:p>
          </table:table-cell>
          <table:table-cell office:value-type="time" office:time-value="PT21H00M32S" calcext:value-type="time">
            <text:p>21:00:32</text:p>
          </table:table-cell>
          <table:table-cell office:value-type="time" office:time-value="PT08H57M00S" calcext:value-type="time">
            <text:p>08:57:00</text:p>
          </table:table-cell>
          <table:table-cell office:value-type="time" office:time-value="PT14H59M10S" calcext:value-type="time">
            <text:p>14:59:10</text:p>
          </table:table-cell>
          <table:table-cell office:value-type="time" office:time-value="PT21H00M32S" calcext:value-type="time">
            <text:p>21:00:32</text:p>
          </table:table-cell>
          <table:table-cell table:formula="of:=IF(OR([.B97]=&quot;&quot;;[.E97]=&quot;&quot;);&quot;&quot;;ROUND(ABS([.B97]-[.E97])*86400))" office:value-type="float" office:value="2" calcext:value-type="float">
            <text:p>2</text:p>
          </table:table-cell>
          <table:table-cell table:formula="of:=IF(OR([.C97]=&quot;&quot;;[.F97]=&quot;&quot;);&quot;&quot;;ROUND(ABS([.C97]-[.F97])*86400))" office:value-type="float" office:value="1" calcext:value-type="float">
            <text:p>1</text:p>
          </table:table-cell>
          <table:table-cell table:formula="of:=IF(OR([.D97]=&quot;&quot;;[.G97]=&quot;&quot;);&quot;&quot;;ROUND(ABS([.D97]-[.G97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time" office:time-value="PT09H46M31S" calcext:value-type="time">
            <text:p>09:46:31</text:p>
          </table:table-cell>
          <table:table-cell office:value-type="time" office:time-value="PT15H47M25S" calcext:value-type="time">
            <text:p>15:47:25</text:p>
          </table:table-cell>
          <table:table-cell office:value-type="time" office:time-value="PT21H47M46S" calcext:value-type="time">
            <text:p>21:47:46</text:p>
          </table:table-cell>
          <table:table-cell office:value-type="time" office:time-value="PT09H46M31S" calcext:value-type="time">
            <text:p>09:46:31</text:p>
          </table:table-cell>
          <table:table-cell office:value-type="time" office:time-value="PT15H47M25S" calcext:value-type="time">
            <text:p>15:47:25</text:p>
          </table:table-cell>
          <table:table-cell office:value-type="time" office:time-value="PT21H47M45S" calcext:value-type="time">
            <text:p>21:47:45</text:p>
          </table:table-cell>
          <table:table-cell table:formula="of:=IF(OR([.B98]=&quot;&quot;;[.E98]=&quot;&quot;);&quot;&quot;;ROUND(ABS([.B98]-[.E98])*86400))" office:value-type="float" office:value="0" calcext:value-type="float">
            <text:p>0</text:p>
          </table:table-cell>
          <table:table-cell table:formula="of:=IF(OR([.C98]=&quot;&quot;;[.F98]=&quot;&quot;);&quot;&quot;;ROUND(ABS([.C98]-[.F98])*86400))" office:value-type="float" office:value="0" calcext:value-type="float">
            <text:p>0</text:p>
          </table:table-cell>
          <table:table-cell table:formula="of:=IF(OR([.D98]=&quot;&quot;;[.G98]=&quot;&quot;);&quot;&quot;;ROUND(ABS([.D98]-[.G98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4-07" calcext:value-type="date">
            <text:p>2022-04-07</text:p>
          </table:table-cell>
          <table:table-cell office:value-type="time" office:time-value="PT10H37M08S" calcext:value-type="time">
            <text:p>10:37:08</text:p>
          </table:table-cell>
          <table:table-cell office:value-type="time" office:time-value="PT16H37M12S" calcext:value-type="time">
            <text:p>16:37:12</text:p>
          </table:table-cell>
          <table:table-cell office:value-type="time" office:time-value="PT22H37M00S" calcext:value-type="time">
            <text:p>22:37:00</text:p>
          </table:table-cell>
          <table:table-cell office:value-type="time" office:time-value="PT10H37M06S" calcext:value-type="time">
            <text:p>10:37:06</text:p>
          </table:table-cell>
          <table:table-cell office:value-type="time" office:time-value="PT16H37M10S" calcext:value-type="time">
            <text:p>16:37:10</text:p>
          </table:table-cell>
          <table:table-cell office:value-type="time" office:time-value="PT22H37M00S" calcext:value-type="time">
            <text:p>22:37:00</text:p>
          </table:table-cell>
          <table:table-cell table:formula="of:=IF(OR([.B99]=&quot;&quot;;[.E99]=&quot;&quot;);&quot;&quot;;ROUND(ABS([.B99]-[.E99])*86400))" office:value-type="float" office:value="2" calcext:value-type="float">
            <text:p>2</text:p>
          </table:table-cell>
          <table:table-cell table:formula="of:=IF(OR([.C99]=&quot;&quot;;[.F99]=&quot;&quot;);&quot;&quot;;ROUND(ABS([.C99]-[.F99])*86400))" office:value-type="float" office:value="2" calcext:value-type="float">
            <text:p>2</text:p>
          </table:table-cell>
          <table:table-cell table:formula="of:=IF(OR([.D99]=&quot;&quot;;[.G99]=&quot;&quot;);&quot;&quot;;ROUND(ABS([.D99]-[.G99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office:value-type="time" office:time-value="PT11H28M10S" calcext:value-type="time">
            <text:p>11:28:10</text:p>
          </table:table-cell>
          <table:table-cell office:value-type="time" office:time-value="PT17H27M54S" calcext:value-type="time">
            <text:p>17:27:54</text:p>
          </table:table-cell>
          <table:table-cell office:value-type="time" office:time-value="PT23H27M40S" calcext:value-type="time">
            <text:p>23:27:40</text:p>
          </table:table-cell>
          <table:table-cell office:value-type="time" office:time-value="PT11H28M07S" calcext:value-type="time">
            <text:p>11:28:07</text:p>
          </table:table-cell>
          <table:table-cell office:value-type="time" office:time-value="PT17H27M52S" calcext:value-type="time">
            <text:p>17:27:52</text:p>
          </table:table-cell>
          <table:table-cell office:value-type="time" office:time-value="PT23H27M41S" calcext:value-type="time">
            <text:p>23:27:41</text:p>
          </table:table-cell>
          <table:table-cell table:formula="of:=IF(OR([.B100]=&quot;&quot;;[.E100]=&quot;&quot;);&quot;&quot;;ROUND(ABS([.B100]-[.E100])*86400))" office:value-type="float" office:value="3" calcext:value-type="float">
            <text:p>3</text:p>
          </table:table-cell>
          <table:table-cell table:formula="of:=IF(OR([.C100]=&quot;&quot;;[.F100]=&quot;&quot;);&quot;&quot;;ROUND(ABS([.C100]-[.F100])*86400))" office:value-type="float" office:value="2" calcext:value-type="float">
            <text:p>2</text:p>
          </table:table-cell>
          <table:table-cell table:formula="of:=IF(OR([.D100]=&quot;&quot;;[.G100]=&quot;&quot;);&quot;&quot;;ROUND(ABS([.D100]-[.G100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4-09" calcext:value-type="date">
            <text:p>2022-04-09</text:p>
          </table:table-cell>
          <table:table-cell office:value-type="time" office:time-value="PT12H18M45S" calcext:value-type="time">
            <text:p>12:18:45</text:p>
          </table:table-cell>
          <table:table-cell office:value-type="time" office:time-value="PT18H18M41S" calcext:value-type="time">
            <text:p>18:18:41</text:p>
          </table:table-cell>
          <table:table-cell/>
          <table:table-cell office:value-type="time" office:time-value="PT12H18M42S" calcext:value-type="time">
            <text:p>12:18:42</text:p>
          </table:table-cell>
          <table:table-cell office:value-type="time" office:time-value="PT18H18M39S" calcext:value-type="time">
            <text:p>18:18:39</text:p>
          </table:table-cell>
          <table:table-cell/>
          <table:table-cell table:formula="of:=IF(OR([.B101]=&quot;&quot;;[.E101]=&quot;&quot;);&quot;&quot;;ROUND(ABS([.B101]-[.E101])*86400))" office:value-type="float" office:value="3" calcext:value-type="float">
            <text:p>3</text:p>
          </table:table-cell>
          <table:table-cell table:formula="of:=IF(OR([.C101]=&quot;&quot;;[.F101]=&quot;&quot;);&quot;&quot;;ROUND(ABS([.C101]-[.F101])*86400))" office:value-type="float" office:value="2" calcext:value-type="float">
            <text:p>2</text:p>
          </table:table-cell>
          <table:table-cell table:formula="of:=IF(OR([.D101]=&quot;&quot;;[.G101]=&quot;&quot;);&quot;&quot;;ROUND(ABS([.D101]-[.G101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4-10" calcext:value-type="date">
            <text:p>2022-04-10</text:p>
          </table:table-cell>
          <table:table-cell office:value-type="time" office:time-value="PT13H08M05S" calcext:value-type="time">
            <text:p>13:08:05</text:p>
          </table:table-cell>
          <table:table-cell office:value-type="time" office:time-value="PT19H08M43S" calcext:value-type="time">
            <text:p>19:08:43</text:p>
          </table:table-cell>
          <table:table-cell office:value-type="time" office:time-value="PT00H18M56S" calcext:value-type="time">
            <text:p>00:18:56</text:p>
          </table:table-cell>
          <table:table-cell office:value-type="time" office:time-value="PT13H08M03S" calcext:value-type="time">
            <text:p>13:08:03</text:p>
          </table:table-cell>
          <table:table-cell office:value-type="time" office:time-value="PT19H08M42S" calcext:value-type="time">
            <text:p>19:08:42</text:p>
          </table:table-cell>
          <table:table-cell office:value-type="time" office:time-value="PT00H18M57S" calcext:value-type="time">
            <text:p>00:18:57</text:p>
          </table:table-cell>
          <table:table-cell table:formula="of:=IF(OR([.B102]=&quot;&quot;;[.E102]=&quot;&quot;);&quot;&quot;;ROUND(ABS([.B102]-[.E102])*86400))" office:value-type="float" office:value="2" calcext:value-type="float">
            <text:p>2</text:p>
          </table:table-cell>
          <table:table-cell table:formula="of:=IF(OR([.C102]=&quot;&quot;;[.F102]=&quot;&quot;);&quot;&quot;;ROUND(ABS([.C102]-[.F102])*86400))" office:value-type="float" office:value="1" calcext:value-type="float">
            <text:p>1</text:p>
          </table:table-cell>
          <table:table-cell table:formula="of:=IF(OR([.D102]=&quot;&quot;;[.G102]=&quot;&quot;);&quot;&quot;;ROUND(ABS([.D102]-[.G10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time" office:time-value="PT13H55M38S" calcext:value-type="time">
            <text:p>13:55:38</text:p>
          </table:table-cell>
          <table:table-cell office:value-type="time" office:time-value="PT19H57M30S" calcext:value-type="time">
            <text:p>19:57:30</text:p>
          </table:table-cell>
          <table:table-cell office:value-type="time" office:time-value="PT01H09M57S" calcext:value-type="time">
            <text:p>01:09:57</text:p>
          </table:table-cell>
          <table:table-cell office:value-type="time" office:time-value="PT13H55M37S" calcext:value-type="time">
            <text:p>13:55:37</text:p>
          </table:table-cell>
          <table:table-cell office:value-type="time" office:time-value="PT19H57M30S" calcext:value-type="time">
            <text:p>19:57:30</text:p>
          </table:table-cell>
          <table:table-cell office:value-type="time" office:time-value="PT01H09M59S" calcext:value-type="time">
            <text:p>01:09:59</text:p>
          </table:table-cell>
          <table:table-cell table:formula="of:=IF(OR([.B103]=&quot;&quot;;[.E103]=&quot;&quot;);&quot;&quot;;ROUND(ABS([.B103]-[.E103])*86400))" office:value-type="float" office:value="1" calcext:value-type="float">
            <text:p>1</text:p>
          </table:table-cell>
          <table:table-cell table:formula="of:=IF(OR([.C103]=&quot;&quot;;[.F103]=&quot;&quot;);&quot;&quot;;ROUND(ABS([.C103]-[.F103])*86400))" office:value-type="float" office:value="0" calcext:value-type="float">
            <text:p>0</text:p>
          </table:table-cell>
          <table:table-cell table:formula="of:=IF(OR([.D103]=&quot;&quot;;[.G103]=&quot;&quot;);&quot;&quot;;ROUND(ABS([.D103]-[.G103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4-12" calcext:value-type="date">
            <text:p>2022-04-12</text:p>
          </table:table-cell>
          <table:table-cell office:value-type="time" office:time-value="PT14H41M18S" calcext:value-type="time">
            <text:p>14:41:18</text:p>
          </table:table-cell>
          <table:table-cell office:value-type="time" office:time-value="PT20H44M53S" calcext:value-type="time">
            <text:p>20:44:53</text:p>
          </table:table-cell>
          <table:table-cell office:value-type="time" office:time-value="PT02H00M12S" calcext:value-type="time">
            <text:p>02:00:12</text:p>
          </table:table-cell>
          <table:table-cell office:value-type="time" office:time-value="PT14H41M19S" calcext:value-type="time">
            <text:p>14:41:19</text:p>
          </table:table-cell>
          <table:table-cell office:value-type="time" office:time-value="PT20H44M54S" calcext:value-type="time">
            <text:p>20:44:54</text:p>
          </table:table-cell>
          <table:table-cell office:value-type="time" office:time-value="PT02H00M14S" calcext:value-type="time">
            <text:p>02:00:14</text:p>
          </table:table-cell>
          <table:table-cell table:formula="of:=IF(OR([.B104]=&quot;&quot;;[.E104]=&quot;&quot;);&quot;&quot;;ROUND(ABS([.B104]-[.E104])*86400))" office:value-type="float" office:value="1" calcext:value-type="float">
            <text:p>1</text:p>
          </table:table-cell>
          <table:table-cell table:formula="of:=IF(OR([.C104]=&quot;&quot;;[.F104]=&quot;&quot;);&quot;&quot;;ROUND(ABS([.C104]-[.F104])*86400))" office:value-type="float" office:value="1" calcext:value-type="float">
            <text:p>1</text:p>
          </table:table-cell>
          <table:table-cell table:formula="of:=IF(OR([.D104]=&quot;&quot;;[.G104]=&quot;&quot;);&quot;&quot;;ROUND(ABS([.D104]-[.G104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4-13" calcext:value-type="date">
            <text:p>2022-04-13</text:p>
          </table:table-cell>
          <table:table-cell office:value-type="time" office:time-value="PT15H25M28S" calcext:value-type="time">
            <text:p>15:25:28</text:p>
          </table:table-cell>
          <table:table-cell office:value-type="time" office:time-value="PT21H31M12S" calcext:value-type="time">
            <text:p>21:31:12</text:p>
          </table:table-cell>
          <table:table-cell office:value-type="time" office:time-value="PT02H49M30S" calcext:value-type="time">
            <text:p>02:49:30</text:p>
          </table:table-cell>
          <table:table-cell office:value-type="time" office:time-value="PT15H25M29S" calcext:value-type="time">
            <text:p>15:25:29</text:p>
          </table:table-cell>
          <table:table-cell office:value-type="time" office:time-value="PT21H31M13S" calcext:value-type="time">
            <text:p>21:31:13</text:p>
          </table:table-cell>
          <table:table-cell office:value-type="time" office:time-value="PT02H49M33S" calcext:value-type="time">
            <text:p>02:49:33</text:p>
          </table:table-cell>
          <table:table-cell table:formula="of:=IF(OR([.B105]=&quot;&quot;;[.E105]=&quot;&quot;);&quot;&quot;;ROUND(ABS([.B105]-[.E105])*86400))" office:value-type="float" office:value="1" calcext:value-type="float">
            <text:p>1</text:p>
          </table:table-cell>
          <table:table-cell table:formula="of:=IF(OR([.C105]=&quot;&quot;;[.F105]=&quot;&quot;);&quot;&quot;;ROUND(ABS([.C105]-[.F105])*86400))" office:value-type="float" office:value="1" calcext:value-type="float">
            <text:p>1</text:p>
          </table:table-cell>
          <table:table-cell table:formula="of:=IF(OR([.D105]=&quot;&quot;;[.G105]=&quot;&quot;);&quot;&quot;;ROUND(ABS([.D105]-[.G105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4-14" calcext:value-type="date">
            <text:p>2022-04-14</text:p>
          </table:table-cell>
          <table:table-cell office:value-type="time" office:time-value="PT16H08M47S" calcext:value-type="time">
            <text:p>16:08:47</text:p>
          </table:table-cell>
          <table:table-cell office:value-type="time" office:time-value="PT22H17M07S" calcext:value-type="time">
            <text:p>22:17:07</text:p>
          </table:table-cell>
          <table:table-cell office:value-type="time" office:time-value="PT03H38M10S" calcext:value-type="time">
            <text:p>03:38:10</text:p>
          </table:table-cell>
          <table:table-cell office:value-type="time" office:time-value="PT16H08M49S" calcext:value-type="time">
            <text:p>16:08:49</text:p>
          </table:table-cell>
          <table:table-cell office:value-type="time" office:time-value="PT22H17M09S" calcext:value-type="time">
            <text:p>22:17:09</text:p>
          </table:table-cell>
          <table:table-cell office:value-type="time" office:time-value="PT03H38M13S" calcext:value-type="time">
            <text:p>03:38:13</text:p>
          </table:table-cell>
          <table:table-cell table:formula="of:=IF(OR([.B106]=&quot;&quot;;[.E106]=&quot;&quot;);&quot;&quot;;ROUND(ABS([.B106]-[.E106])*86400))" office:value-type="float" office:value="2" calcext:value-type="float">
            <text:p>2</text:p>
          </table:table-cell>
          <table:table-cell table:formula="of:=IF(OR([.C106]=&quot;&quot;;[.F106]=&quot;&quot;);&quot;&quot;;ROUND(ABS([.C106]-[.F106])*86400))" office:value-type="float" office:value="2" calcext:value-type="float">
            <text:p>2</text:p>
          </table:table-cell>
          <table:table-cell table:formula="of:=IF(OR([.D106]=&quot;&quot;;[.G106]=&quot;&quot;);&quot;&quot;;ROUND(ABS([.D106]-[.G106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time" office:time-value="PT16H52M14S" calcext:value-type="time">
            <text:p>16:52:14</text:p>
          </table:table-cell>
          <table:table-cell office:value-type="time" office:time-value="PT23H03M35S" calcext:value-type="time">
            <text:p>23:03:35</text:p>
          </table:table-cell>
          <table:table-cell office:value-type="time" office:time-value="PT04H26M50S" calcext:value-type="time">
            <text:p>04:26:50</text:p>
          </table:table-cell>
          <table:table-cell office:value-type="time" office:time-value="PT16H52M16S" calcext:value-type="time">
            <text:p>16:52:16</text:p>
          </table:table-cell>
          <table:table-cell office:value-type="time" office:time-value="PT23H03M36S" calcext:value-type="time">
            <text:p>23:03:36</text:p>
          </table:table-cell>
          <table:table-cell office:value-type="time" office:time-value="PT04H26M54S" calcext:value-type="time">
            <text:p>04:26:54</text:p>
          </table:table-cell>
          <table:table-cell table:formula="of:=IF(OR([.B107]=&quot;&quot;;[.E107]=&quot;&quot;);&quot;&quot;;ROUND(ABS([.B107]-[.E107])*86400))" office:value-type="float" office:value="2" calcext:value-type="float">
            <text:p>2</text:p>
          </table:table-cell>
          <table:table-cell table:formula="of:=IF(OR([.C107]=&quot;&quot;;[.F107]=&quot;&quot;);&quot;&quot;;ROUND(ABS([.C107]-[.F107])*86400))" office:value-type="float" office:value="1" calcext:value-type="float">
            <text:p>1</text:p>
          </table:table-cell>
          <table:table-cell table:formula="of:=IF(OR([.D107]=&quot;&quot;;[.G107]=&quot;&quot;);&quot;&quot;;ROUND(ABS([.D107]-[.G107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4-16" calcext:value-type="date">
            <text:p>2022-04-16</text:p>
          </table:table-cell>
          <table:table-cell office:value-type="time" office:time-value="PT17H36M56S" calcext:value-type="time">
            <text:p>17:36:56</text:p>
          </table:table-cell>
          <table:table-cell office:value-type="time" office:time-value="PT23H51M40S" calcext:value-type="time">
            <text:p>23:51:40</text:p>
          </table:table-cell>
          <table:table-cell office:value-type="time" office:time-value="PT05H16M26S" calcext:value-type="time">
            <text:p>05:16:26</text:p>
          </table:table-cell>
          <table:table-cell office:value-type="time" office:time-value="PT17H36M59S" calcext:value-type="time">
            <text:p>17:36:59</text:p>
          </table:table-cell>
          <table:table-cell office:value-type="time" office:time-value="PT23H51M41S" calcext:value-type="time">
            <text:p>23:51:41</text:p>
          </table:table-cell>
          <table:table-cell office:value-type="time" office:time-value="PT05H16M30S" calcext:value-type="time">
            <text:p>05:16:30</text:p>
          </table:table-cell>
          <table:table-cell table:formula="of:=IF(OR([.B108]=&quot;&quot;;[.E108]=&quot;&quot;);&quot;&quot;;ROUND(ABS([.B108]-[.E108])*86400))" office:value-type="float" office:value="3" calcext:value-type="float">
            <text:p>3</text:p>
          </table:table-cell>
          <table:table-cell table:formula="of:=IF(OR([.C108]=&quot;&quot;;[.F108]=&quot;&quot;);&quot;&quot;;ROUND(ABS([.C108]-[.F108])*86400))" office:value-type="float" office:value="1" calcext:value-type="float">
            <text:p>1</text:p>
          </table:table-cell>
          <table:table-cell table:formula="of:=IF(OR([.D108]=&quot;&quot;;[.G108]=&quot;&quot;);&quot;&quot;;ROUND(ABS([.D108]-[.G108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4-17" calcext:value-type="date">
            <text:p>2022-04-17</text:p>
          </table:table-cell>
          <table:table-cell office:value-type="time" office:time-value="PT18H24M08S" calcext:value-type="time">
            <text:p>18:24:08</text:p>
          </table:table-cell>
          <table:table-cell office:value-type="time" office:time-value="PT06H08M02S" calcext:value-type="time">
            <text:p>06:08:02</text:p>
          </table:table-cell>
          <table:table-cell/>
          <table:table-cell office:value-type="time" office:time-value="PT18H24M10S" calcext:value-type="time">
            <text:p>18:24:10</text:p>
          </table:table-cell>
          <table:table-cell office:value-type="time" office:time-value="PT06H08M02S" calcext:value-type="time">
            <text:p>06:08:02</text:p>
          </table:table-cell>
          <table:table-cell office:value-type="time" office:time-value="PT06H08M05S" calcext:value-type="time">
            <text:p>06:08:05</text:p>
          </table:table-cell>
          <table:table-cell table:formula="of:=IF(OR([.B109]=&quot;&quot;;[.E109]=&quot;&quot;);&quot;&quot;;ROUND(ABS([.B109]-[.E109])*86400))" office:value-type="float" office:value="2" calcext:value-type="float">
            <text:p>2</text:p>
          </table:table-cell>
          <table:table-cell table:formula="of:=IF(OR([.C109]=&quot;&quot;;[.F109]=&quot;&quot;);&quot;&quot;;ROUND(ABS([.C109]-[.F109])*86400))" office:value-type="float" office:value="0" calcext:value-type="float">
            <text:p>0</text:p>
          </table:table-cell>
          <table:table-cell table:formula="of:=IF(OR([.D109]=&quot;&quot;;[.G109]=&quot;&quot;);&quot;&quot;;ROUND(ABS([.D109]-[.G109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time" office:time-value="PT19H14M58S" calcext:value-type="time">
            <text:p>19:14:58</text:p>
          </table:table-cell>
          <table:table-cell office:value-type="time" office:time-value="PT00H42M32S" calcext:value-type="time">
            <text:p>00:42:32</text:p>
          </table:table-cell>
          <table:table-cell office:value-type="time" office:time-value="PT07H02M36S" calcext:value-type="time">
            <text:p>07:02:36</text:p>
          </table:table-cell>
          <table:table-cell office:value-type="time" office:time-value="PT19H15M00S" calcext:value-type="time">
            <text:p>19:15:00</text:p>
          </table:table-cell>
          <table:table-cell office:value-type="time" office:time-value="PT00H42M33S" calcext:value-type="time">
            <text:p>00:42:33</text:p>
          </table:table-cell>
          <table:table-cell office:value-type="time" office:time-value="PT07H02M38S" calcext:value-type="time">
            <text:p>07:02:38</text:p>
          </table:table-cell>
          <table:table-cell table:formula="of:=IF(OR([.B110]=&quot;&quot;;[.E110]=&quot;&quot;);&quot;&quot;;ROUND(ABS([.B110]-[.E110])*86400))" office:value-type="float" office:value="2" calcext:value-type="float">
            <text:p>2</text:p>
          </table:table-cell>
          <table:table-cell table:formula="of:=IF(OR([.C110]=&quot;&quot;;[.F110]=&quot;&quot;);&quot;&quot;;ROUND(ABS([.C110]-[.F110])*86400))" office:value-type="float" office:value="1" calcext:value-type="float">
            <text:p>1</text:p>
          </table:table-cell>
          <table:table-cell table:formula="of:=IF(OR([.D110]=&quot;&quot;;[.G110]=&quot;&quot;);&quot;&quot;;ROUND(ABS([.D110]-[.G11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4-19" calcext:value-type="date">
            <text:p>2022-04-19</text:p>
          </table:table-cell>
          <table:table-cell office:value-type="time" office:time-value="PT20H10M13S" calcext:value-type="time">
            <text:p>20:10:13</text:p>
          </table:table-cell>
          <table:table-cell office:value-type="time" office:time-value="PT01H37M07S" calcext:value-type="time">
            <text:p>01:37:07</text:p>
          </table:table-cell>
          <table:table-cell office:value-type="time" office:time-value="PT08H00M48S" calcext:value-type="time">
            <text:p>08:00:48</text:p>
          </table:table-cell>
          <table:table-cell office:value-type="time" office:time-value="PT20H10M13S" calcext:value-type="time">
            <text:p>20:10:13</text:p>
          </table:table-cell>
          <table:table-cell office:value-type="time" office:time-value="PT01H37M07S" calcext:value-type="time">
            <text:p>01:37:07</text:p>
          </table:table-cell>
          <table:table-cell office:value-type="time" office:time-value="PT08H00M47S" calcext:value-type="time">
            <text:p>08:00:47</text:p>
          </table:table-cell>
          <table:table-cell table:formula="of:=IF(OR([.B111]=&quot;&quot;;[.E111]=&quot;&quot;);&quot;&quot;;ROUND(ABS([.B111]-[.E111])*86400))" office:value-type="float" office:value="0" calcext:value-type="float">
            <text:p>0</text:p>
          </table:table-cell>
          <table:table-cell table:formula="of:=IF(OR([.C111]=&quot;&quot;;[.F111]=&quot;&quot;);&quot;&quot;;ROUND(ABS([.C111]-[.F111])*86400))" office:value-type="float" office:value="0" calcext:value-type="float">
            <text:p>0</text:p>
          </table:table-cell>
          <table:table-cell table:formula="of:=IF(OR([.D111]=&quot;&quot;;[.G111]=&quot;&quot;);&quot;&quot;;ROUND(ABS([.D111]-[.G111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4-20" calcext:value-type="date">
            <text:p>2022-04-20</text:p>
          </table:table-cell>
          <table:table-cell office:value-type="time" office:time-value="PT21H09M45S" calcext:value-type="time">
            <text:p>21:09:45</text:p>
          </table:table-cell>
          <table:table-cell office:value-type="time" office:time-value="PT02H35M43S" calcext:value-type="time">
            <text:p>02:35:43</text:p>
          </table:table-cell>
          <table:table-cell office:value-type="time" office:time-value="PT09H02M25S" calcext:value-type="time">
            <text:p>09:02:25</text:p>
          </table:table-cell>
          <table:table-cell office:value-type="time" office:time-value="PT21H09M43S" calcext:value-type="time">
            <text:p>21:09:43</text:p>
          </table:table-cell>
          <table:table-cell office:value-type="time" office:time-value="PT02H35M42S" calcext:value-type="time">
            <text:p>02:35:42</text:p>
          </table:table-cell>
          <table:table-cell office:value-type="time" office:time-value="PT09H02M21S" calcext:value-type="time">
            <text:p>09:02:21</text:p>
          </table:table-cell>
          <table:table-cell table:formula="of:=IF(OR([.B112]=&quot;&quot;;[.E112]=&quot;&quot;);&quot;&quot;;ROUND(ABS([.B112]-[.E112])*86400))" office:value-type="float" office:value="2" calcext:value-type="float">
            <text:p>2</text:p>
          </table:table-cell>
          <table:table-cell table:formula="of:=IF(OR([.C112]=&quot;&quot;;[.F112]=&quot;&quot;);&quot;&quot;;ROUND(ABS([.C112]-[.F112])*86400))" office:value-type="float" office:value="1" calcext:value-type="float">
            <text:p>1</text:p>
          </table:table-cell>
          <table:table-cell table:formula="of:=IF(OR([.D112]=&quot;&quot;;[.G112]=&quot;&quot;);&quot;&quot;;ROUND(ABS([.D112]-[.G112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4-21" calcext:value-type="date">
            <text:p>2022-04-21</text:p>
          </table:table-cell>
          <table:table-cell office:value-type="time" office:time-value="PT22H12M10S" calcext:value-type="time">
            <text:p>22:12:10</text:p>
          </table:table-cell>
          <table:table-cell office:value-type="time" office:time-value="PT03H37M37S" calcext:value-type="time">
            <text:p>03:37:37</text:p>
          </table:table-cell>
          <table:table-cell office:value-type="time" office:time-value="PT10H06M05S" calcext:value-type="time">
            <text:p>10:06:05</text:p>
          </table:table-cell>
          <table:table-cell office:value-type="time" office:time-value="PT22H12M08S" calcext:value-type="time">
            <text:p>22:12:08</text:p>
          </table:table-cell>
          <table:table-cell office:value-type="time" office:time-value="PT03H37M34S" calcext:value-type="time">
            <text:p>03:37:34</text:p>
          </table:table-cell>
          <table:table-cell office:value-type="time" office:time-value="PT10H05M57S" calcext:value-type="time">
            <text:p>10:05:57</text:p>
          </table:table-cell>
          <table:table-cell table:formula="of:=IF(OR([.B113]=&quot;&quot;;[.E113]=&quot;&quot;);&quot;&quot;;ROUND(ABS([.B113]-[.E113])*86400))" office:value-type="float" office:value="2" calcext:value-type="float">
            <text:p>2</text:p>
          </table:table-cell>
          <table:table-cell table:formula="of:=IF(OR([.C113]=&quot;&quot;;[.F113]=&quot;&quot;);&quot;&quot;;ROUND(ABS([.C113]-[.F113])*86400))" office:value-type="float" office:value="3" calcext:value-type="float">
            <text:p>3</text:p>
          </table:table-cell>
          <table:table-cell table:formula="of:=IF(OR([.D113]=&quot;&quot;;[.G113]=&quot;&quot;);&quot;&quot;;ROUND(ABS([.D113]-[.G113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04-22" calcext:value-type="date">
            <text:p>2022-04-22</text:p>
          </table:table-cell>
          <table:table-cell office:value-type="time" office:time-value="PT23H15M03S" calcext:value-type="time">
            <text:p>23:15:03</text:p>
          </table:table-cell>
          <table:table-cell office:value-type="time" office:time-value="PT04H40M49S" calcext:value-type="time">
            <text:p>04:40:49</text:p>
          </table:table-cell>
          <table:table-cell office:value-type="time" office:time-value="PT11H09M18S" calcext:value-type="time">
            <text:p>11:09:18</text:p>
          </table:table-cell>
          <table:table-cell office:value-type="time" office:time-value="PT23H15M03S" calcext:value-type="time">
            <text:p>23:15:03</text:p>
          </table:table-cell>
          <table:table-cell office:value-type="time" office:time-value="PT04H40M45S" calcext:value-type="time">
            <text:p>04:40:45</text:p>
          </table:table-cell>
          <table:table-cell office:value-type="time" office:time-value="PT11H09M09S" calcext:value-type="time">
            <text:p>11:09:09</text:p>
          </table:table-cell>
          <table:table-cell table:formula="of:=IF(OR([.B114]=&quot;&quot;;[.E114]=&quot;&quot;);&quot;&quot;;ROUND(ABS([.B114]-[.E114])*86400))" office:value-type="float" office:value="0" calcext:value-type="float">
            <text:p>0</text:p>
          </table:table-cell>
          <table:table-cell table:formula="of:=IF(OR([.C114]=&quot;&quot;;[.F114]=&quot;&quot;);&quot;&quot;;ROUND(ABS([.C114]-[.F114])*86400))" office:value-type="float" office:value="4" calcext:value-type="float">
            <text:p>4</text:p>
          </table:table-cell>
          <table:table-cell table:formula="of:=IF(OR([.D114]=&quot;&quot;;[.G114]=&quot;&quot;);&quot;&quot;;ROUND(ABS([.D114]-[.G114])*86400)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date" office:date-value="2022-04-23" calcext:value-type="date">
            <text:p>2022-04-23</text:p>
          </table:table-cell>
          <table:table-cell office:value-type="time" office:time-value="PT05H42M42S" calcext:value-type="time">
            <text:p>05:42:42</text:p>
          </table:table-cell>
          <table:table-cell office:value-type="time" office:time-value="PT12H09M31S" calcext:value-type="time">
            <text:p>12:09:31</text:p>
          </table:table-cell>
          <table:table-cell/>
          <table:table-cell office:value-type="time" office:time-value="PT05H42M42S" calcext:value-type="time">
            <text:p>05:42:42</text:p>
          </table:table-cell>
          <table:table-cell office:value-type="time" office:time-value="PT05H42M39S" calcext:value-type="time">
            <text:p>05:42:39</text:p>
          </table:table-cell>
          <table:table-cell office:value-type="time" office:time-value="PT12H09M25S" calcext:value-type="time">
            <text:p>12:09:25</text:p>
          </table:table-cell>
          <table:table-cell table:formula="of:=IF(OR([.B115]=&quot;&quot;;[.E115]=&quot;&quot;);&quot;&quot;;ROUND(ABS([.B115]-[.E115])*86400))" office:value-type="float" office:value="0" calcext:value-type="float">
            <text:p>0</text:p>
          </table:table-cell>
          <table:table-cell table:formula="of:=IF(OR([.C115]=&quot;&quot;;[.F115]=&quot;&quot;);&quot;&quot;;ROUND(ABS([.C115]-[.F115])*86400))" office:value-type="float" office:value="23212" calcext:value-type="float">
            <text:p>23212</text:p>
          </table:table-cell>
          <table:table-cell table:formula="of:=IF(OR([.D115]=&quot;&quot;;[.G115]=&quot;&quot;);&quot;&quot;;ROUND(ABS([.D115]-[.G115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4-24" calcext:value-type="date">
            <text:p>2022-04-24</text:p>
          </table:table-cell>
          <table:table-cell office:value-type="time" office:time-value="PT00H15M54S" calcext:value-type="time">
            <text:p>00:15:54</text:p>
          </table:table-cell>
          <table:table-cell office:value-type="time" office:time-value="PT06H41M09S" calcext:value-type="time">
            <text:p>06:41:09</text:p>
          </table:table-cell>
          <table:table-cell office:value-type="time" office:time-value="PT13H05M05S" calcext:value-type="time">
            <text:p>13:05:05</text:p>
          </table:table-cell>
          <table:table-cell office:value-type="time" office:time-value="PT00H15M55S" calcext:value-type="time">
            <text:p>00:15:55</text:p>
          </table:table-cell>
          <table:table-cell office:value-type="time" office:time-value="PT06H41M08S" calcext:value-type="time">
            <text:p>06:41:08</text:p>
          </table:table-cell>
          <table:table-cell office:value-type="time" office:time-value="PT13H05M04S" calcext:value-type="time">
            <text:p>13:05:04</text:p>
          </table:table-cell>
          <table:table-cell table:formula="of:=IF(OR([.B116]=&quot;&quot;;[.E116]=&quot;&quot;);&quot;&quot;;ROUND(ABS([.B116]-[.E116])*86400))" office:value-type="float" office:value="1" calcext:value-type="float">
            <text:p>1</text:p>
          </table:table-cell>
          <table:table-cell table:formula="of:=IF(OR([.C116]=&quot;&quot;;[.F116]=&quot;&quot;);&quot;&quot;;ROUND(ABS([.C116]-[.F116])*86400))" office:value-type="float" office:value="1" calcext:value-type="float">
            <text:p>1</text:p>
          </table:table-cell>
          <table:table-cell table:formula="of:=IF(OR([.D116]=&quot;&quot;;[.G116]=&quot;&quot;);&quot;&quot;;ROUND(ABS([.D116]-[.G11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 office:value-type="time" office:time-value="PT01H13M10S" calcext:value-type="time">
            <text:p>01:13:10</text:p>
          </table:table-cell>
          <table:table-cell office:value-type="time" office:time-value="PT07H35M12S" calcext:value-type="time">
            <text:p>07:35:12</text:p>
          </table:table-cell>
          <table:table-cell office:value-type="time" office:time-value="PT13H55M44S" calcext:value-type="time">
            <text:p>13:55:44</text:p>
          </table:table-cell>
          <table:table-cell office:value-type="time" office:time-value="PT01H13M11S" calcext:value-type="time">
            <text:p>01:13:11</text:p>
          </table:table-cell>
          <table:table-cell office:value-type="time" office:time-value="PT07H35M14S" calcext:value-type="time">
            <text:p>07:35:14</text:p>
          </table:table-cell>
          <table:table-cell office:value-type="time" office:time-value="PT13H55M46S" calcext:value-type="time">
            <text:p>13:55:46</text:p>
          </table:table-cell>
          <table:table-cell table:formula="of:=IF(OR([.B117]=&quot;&quot;;[.E117]=&quot;&quot;);&quot;&quot;;ROUND(ABS([.B117]-[.E117])*86400))" office:value-type="float" office:value="1" calcext:value-type="float">
            <text:p>1</text:p>
          </table:table-cell>
          <table:table-cell table:formula="of:=IF(OR([.C117]=&quot;&quot;;[.F117]=&quot;&quot;);&quot;&quot;;ROUND(ABS([.C117]-[.F117])*86400))" office:value-type="float" office:value="2" calcext:value-type="float">
            <text:p>2</text:p>
          </table:table-cell>
          <table:table-cell table:formula="of:=IF(OR([.D117]=&quot;&quot;;[.G117]=&quot;&quot;);&quot;&quot;;ROUND(ABS([.D117]-[.G11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4-26" calcext:value-type="date">
            <text:p>2022-04-26</text:p>
          </table:table-cell>
          <table:table-cell office:value-type="time" office:time-value="PT02H06M30S" calcext:value-type="time">
            <text:p>02:06:30</text:p>
          </table:table-cell>
          <table:table-cell office:value-type="time" office:time-value="PT08H25M04S" calcext:value-type="time">
            <text:p>08:25:04</text:p>
          </table:table-cell>
          <table:table-cell office:value-type="time" office:time-value="PT14H42M06S" calcext:value-type="time">
            <text:p>14:42:06</text:p>
          </table:table-cell>
          <table:table-cell office:value-type="time" office:time-value="PT02H06M32S" calcext:value-type="time">
            <text:p>02:06:32</text:p>
          </table:table-cell>
          <table:table-cell office:value-type="time" office:time-value="PT08H25M07S" calcext:value-type="time">
            <text:p>08:25:07</text:p>
          </table:table-cell>
          <table:table-cell office:value-type="time" office:time-value="PT14H42M10S" calcext:value-type="time">
            <text:p>14:42:10</text:p>
          </table:table-cell>
          <table:table-cell table:formula="of:=IF(OR([.B118]=&quot;&quot;;[.E118]=&quot;&quot;);&quot;&quot;;ROUND(ABS([.B118]-[.E118])*86400))" office:value-type="float" office:value="2" calcext:value-type="float">
            <text:p>2</text:p>
          </table:table-cell>
          <table:table-cell table:formula="of:=IF(OR([.C118]=&quot;&quot;;[.F118]=&quot;&quot;);&quot;&quot;;ROUND(ABS([.C118]-[.F118])*86400))" office:value-type="float" office:value="3" calcext:value-type="float">
            <text:p>3</text:p>
          </table:table-cell>
          <table:table-cell table:formula="of:=IF(OR([.D118]=&quot;&quot;;[.G118]=&quot;&quot;);&quot;&quot;;ROUND(ABS([.D118]-[.G118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time" office:time-value="PT02H56M25S" calcext:value-type="time">
            <text:p>02:56:25</text:p>
          </table:table-cell>
          <table:table-cell office:value-type="time" office:time-value="PT09H11M37S" calcext:value-type="time">
            <text:p>09:11:37</text:p>
          </table:table-cell>
          <table:table-cell office:value-type="time" office:time-value="PT15H25M19S" calcext:value-type="time">
            <text:p>15:25:19</text:p>
          </table:table-cell>
          <table:table-cell office:value-type="time" office:time-value="PT02H56M27S" calcext:value-type="time">
            <text:p>02:56:27</text:p>
          </table:table-cell>
          <table:table-cell office:value-type="time" office:time-value="PT09H11M41S" calcext:value-type="time">
            <text:p>09:11:41</text:p>
          </table:table-cell>
          <table:table-cell office:value-type="time" office:time-value="PT15H25M23S" calcext:value-type="time">
            <text:p>15:25:23</text:p>
          </table:table-cell>
          <table:table-cell table:formula="of:=IF(OR([.B119]=&quot;&quot;;[.E119]=&quot;&quot;);&quot;&quot;;ROUND(ABS([.B119]-[.E119])*86400))" office:value-type="float" office:value="2" calcext:value-type="float">
            <text:p>2</text:p>
          </table:table-cell>
          <table:table-cell table:formula="of:=IF(OR([.C119]=&quot;&quot;;[.F119]=&quot;&quot;);&quot;&quot;;ROUND(ABS([.C119]-[.F119])*86400))" office:value-type="float" office:value="4" calcext:value-type="float">
            <text:p>4</text:p>
          </table:table-cell>
          <table:table-cell table:formula="of:=IF(OR([.D119]=&quot;&quot;;[.G119]=&quot;&quot;);&quot;&quot;;ROUND(ABS([.D119]-[.G119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office:value-type="time" office:time-value="PT03H43M54S" calcext:value-type="time">
            <text:p>03:43:54</text:p>
          </table:table-cell>
          <table:table-cell office:value-type="time" office:time-value="PT09H55M58S" calcext:value-type="time">
            <text:p>09:55:58</text:p>
          </table:table-cell>
          <table:table-cell office:value-type="time" office:time-value="PT16H06M38S" calcext:value-type="time">
            <text:p>16:06:38</text:p>
          </table:table-cell>
          <table:table-cell office:value-type="time" office:time-value="PT03H43M57S" calcext:value-type="time">
            <text:p>03:43:57</text:p>
          </table:table-cell>
          <table:table-cell office:value-type="time" office:time-value="PT09H56M03S" calcext:value-type="time">
            <text:p>09:56:03</text:p>
          </table:table-cell>
          <table:table-cell office:value-type="time" office:time-value="PT16H06M42S" calcext:value-type="time">
            <text:p>16:06:42</text:p>
          </table:table-cell>
          <table:table-cell table:formula="of:=IF(OR([.B120]=&quot;&quot;;[.E120]=&quot;&quot;);&quot;&quot;;ROUND(ABS([.B120]-[.E120])*86400))" office:value-type="float" office:value="3" calcext:value-type="float">
            <text:p>3</text:p>
          </table:table-cell>
          <table:table-cell table:formula="of:=IF(OR([.C120]=&quot;&quot;;[.F120]=&quot;&quot;);&quot;&quot;;ROUND(ABS([.C120]-[.F120])*86400))" office:value-type="float" office:value="5" calcext:value-type="float">
            <text:p>5</text:p>
          </table:table-cell>
          <table:table-cell table:formula="of:=IF(OR([.D120]=&quot;&quot;;[.G120]=&quot;&quot;);&quot;&quot;;ROUND(ABS([.D120]-[.G120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4-29" calcext:value-type="date">
            <text:p>2022-04-29</text:p>
          </table:table-cell>
          <table:table-cell office:value-type="time" office:time-value="PT04H30M03S" calcext:value-type="time">
            <text:p>04:30:03</text:p>
          </table:table-cell>
          <table:table-cell office:value-type="time" office:time-value="PT10H39M18S" calcext:value-type="time">
            <text:p>10:39:18</text:p>
          </table:table-cell>
          <table:table-cell office:value-type="time" office:time-value="PT16H47M15S" calcext:value-type="time">
            <text:p>16:47:15</text:p>
          </table:table-cell>
          <table:table-cell office:value-type="time" office:time-value="PT04H30M06S" calcext:value-type="time">
            <text:p>04:30:06</text:p>
          </table:table-cell>
          <table:table-cell office:value-type="time" office:time-value="PT10H39M22S" calcext:value-type="time">
            <text:p>10:39:22</text:p>
          </table:table-cell>
          <table:table-cell office:value-type="time" office:time-value="PT16H47M18S" calcext:value-type="time">
            <text:p>16:47:18</text:p>
          </table:table-cell>
          <table:table-cell table:formula="of:=IF(OR([.B121]=&quot;&quot;;[.E121]=&quot;&quot;);&quot;&quot;;ROUND(ABS([.B121]-[.E121])*86400))" office:value-type="float" office:value="3" calcext:value-type="float">
            <text:p>3</text:p>
          </table:table-cell>
          <table:table-cell table:formula="of:=IF(OR([.C121]=&quot;&quot;;[.F121]=&quot;&quot;);&quot;&quot;;ROUND(ABS([.C121]-[.F121])*86400))" office:value-type="float" office:value="4" calcext:value-type="float">
            <text:p>4</text:p>
          </table:table-cell>
          <table:table-cell table:formula="of:=IF(OR([.D121]=&quot;&quot;;[.G121]=&quot;&quot;);&quot;&quot;;ROUND(ABS([.D121]-[.G121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4-30" calcext:value-type="date">
            <text:p>2022-04-30</text:p>
          </table:table-cell>
          <table:table-cell office:value-type="time" office:time-value="PT05H15M54S" calcext:value-type="time">
            <text:p>05:15:54</text:p>
          </table:table-cell>
          <table:table-cell office:value-type="time" office:time-value="PT11H22M39S" calcext:value-type="time">
            <text:p>11:22:39</text:p>
          </table:table-cell>
          <table:table-cell office:value-type="time" office:time-value="PT17H28M13S" calcext:value-type="time">
            <text:p>17:28:13</text:p>
          </table:table-cell>
          <table:table-cell office:value-type="time" office:time-value="PT05H15M57S" calcext:value-type="time">
            <text:p>05:15:57</text:p>
          </table:table-cell>
          <table:table-cell office:value-type="time" office:time-value="PT11H22M43S" calcext:value-type="time">
            <text:p>11:22:43</text:p>
          </table:table-cell>
          <table:table-cell office:value-type="time" office:time-value="PT17H28M16S" calcext:value-type="time">
            <text:p>17:28:16</text:p>
          </table:table-cell>
          <table:table-cell table:formula="of:=IF(OR([.B122]=&quot;&quot;;[.E122]=&quot;&quot;);&quot;&quot;;ROUND(ABS([.B122]-[.E122])*86400))" office:value-type="float" office:value="3" calcext:value-type="float">
            <text:p>3</text:p>
          </table:table-cell>
          <table:table-cell table:formula="of:=IF(OR([.C122]=&quot;&quot;;[.F122]=&quot;&quot;);&quot;&quot;;ROUND(ABS([.C122]-[.F122])*86400))" office:value-type="float" office:value="4" calcext:value-type="float">
            <text:p>4</text:p>
          </table:table-cell>
          <table:table-cell table:formula="of:=IF(OR([.D122]=&quot;&quot;;[.G122]=&quot;&quot;);&quot;&quot;;ROUND(ABS([.D122]-[.G122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5-01" calcext:value-type="date">
            <text:p>2022-05-01</text:p>
          </table:table-cell>
          <table:table-cell office:value-type="time" office:time-value="PT06H02M20S" calcext:value-type="time">
            <text:p>06:02:20</text:p>
          </table:table-cell>
          <table:table-cell office:value-type="time" office:time-value="PT12H06M55S" calcext:value-type="time">
            <text:p>12:06:55</text:p>
          </table:table-cell>
          <table:table-cell office:value-type="time" office:time-value="PT18H10M28S" calcext:value-type="time">
            <text:p>18:10:28</text:p>
          </table:table-cell>
          <table:table-cell office:value-type="time" office:time-value="PT06H02M22S" calcext:value-type="time">
            <text:p>06:02:22</text:p>
          </table:table-cell>
          <table:table-cell office:value-type="time" office:time-value="PT12H06M58S" calcext:value-type="time">
            <text:p>12:06:58</text:p>
          </table:table-cell>
          <table:table-cell office:value-type="time" office:time-value="PT18H10M30S" calcext:value-type="time">
            <text:p>18:10:30</text:p>
          </table:table-cell>
          <table:table-cell table:formula="of:=IF(OR([.B123]=&quot;&quot;;[.E123]=&quot;&quot;);&quot;&quot;;ROUND(ABS([.B123]-[.E123])*86400))" office:value-type="float" office:value="2" calcext:value-type="float">
            <text:p>2</text:p>
          </table:table-cell>
          <table:table-cell table:formula="of:=IF(OR([.C123]=&quot;&quot;;[.F123]=&quot;&quot;);&quot;&quot;;ROUND(ABS([.C123]-[.F123])*86400))" office:value-type="float" office:value="3" calcext:value-type="float">
            <text:p>3</text:p>
          </table:table-cell>
          <table:table-cell table:formula="of:=IF(OR([.D123]=&quot;&quot;;[.G123]=&quot;&quot;);&quot;&quot;;ROUND(ABS([.D123]-[.G123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time" office:time-value="PT06H49M57S" calcext:value-type="time">
            <text:p>06:49:57</text:p>
          </table:table-cell>
          <table:table-cell office:value-type="time" office:time-value="PT12H52M44S" calcext:value-type="time">
            <text:p>12:52:44</text:p>
          </table:table-cell>
          <table:table-cell office:value-type="time" office:time-value="PT18H54M39S" calcext:value-type="time">
            <text:p>18:54:39</text:p>
          </table:table-cell>
          <table:table-cell office:value-type="time" office:time-value="PT06H49M59S" calcext:value-type="time">
            <text:p>06:49:59</text:p>
          </table:table-cell>
          <table:table-cell office:value-type="time" office:time-value="PT12H52M46S" calcext:value-type="time">
            <text:p>12:52:46</text:p>
          </table:table-cell>
          <table:table-cell office:value-type="time" office:time-value="PT18H54M40S" calcext:value-type="time">
            <text:p>18:54:40</text:p>
          </table:table-cell>
          <table:table-cell table:formula="of:=IF(OR([.B124]=&quot;&quot;;[.E124]=&quot;&quot;);&quot;&quot;;ROUND(ABS([.B124]-[.E124])*86400))" office:value-type="float" office:value="2" calcext:value-type="float">
            <text:p>2</text:p>
          </table:table-cell>
          <table:table-cell table:formula="of:=IF(OR([.C124]=&quot;&quot;;[.F124]=&quot;&quot;);&quot;&quot;;ROUND(ABS([.C124]-[.F124])*86400))" office:value-type="float" office:value="2" calcext:value-type="float">
            <text:p>2</text:p>
          </table:table-cell>
          <table:table-cell table:formula="of:=IF(OR([.D124]=&quot;&quot;;[.G124]=&quot;&quot;);&quot;&quot;;ROUND(ABS([.D124]-[.G124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time" office:time-value="PT07H39M04S" calcext:value-type="time">
            <text:p>07:39:04</text:p>
          </table:table-cell>
          <table:table-cell office:value-type="time" office:time-value="PT13H40M25S" calcext:value-type="time">
            <text:p>13:40:25</text:p>
          </table:table-cell>
          <table:table-cell office:value-type="time" office:time-value="PT19H41M08S" calcext:value-type="time">
            <text:p>19:41:08</text:p>
          </table:table-cell>
          <table:table-cell office:value-type="time" office:time-value="PT07H39M05S" calcext:value-type="time">
            <text:p>07:39:05</text:p>
          </table:table-cell>
          <table:table-cell office:value-type="time" office:time-value="PT13H40M25S" calcext:value-type="time">
            <text:p>13:40:25</text:p>
          </table:table-cell>
          <table:table-cell office:value-type="time" office:time-value="PT19H41M07S" calcext:value-type="time">
            <text:p>19:41:07</text:p>
          </table:table-cell>
          <table:table-cell table:formula="of:=IF(OR([.B125]=&quot;&quot;;[.E125]=&quot;&quot;);&quot;&quot;;ROUND(ABS([.B125]-[.E125])*86400))" office:value-type="float" office:value="1" calcext:value-type="float">
            <text:p>1</text:p>
          </table:table-cell>
          <table:table-cell table:formula="of:=IF(OR([.C125]=&quot;&quot;;[.F125]=&quot;&quot;);&quot;&quot;;ROUND(ABS([.C125]-[.F125])*86400))" office:value-type="float" office:value="0" calcext:value-type="float">
            <text:p>0</text:p>
          </table:table-cell>
          <table:table-cell table:formula="of:=IF(OR([.D125]=&quot;&quot;;[.G125]=&quot;&quot;);&quot;&quot;;ROUND(ABS([.D125]-[.G125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5-04" calcext:value-type="date">
            <text:p>2022-05-04</text:p>
          </table:table-cell>
          <table:table-cell office:value-type="time" office:time-value="PT08H29M29S" calcext:value-type="time">
            <text:p>08:29:29</text:p>
          </table:table-cell>
          <table:table-cell office:value-type="time" office:time-value="PT14H29M49S" calcext:value-type="time">
            <text:p>14:29:49</text:p>
          </table:table-cell>
          <table:table-cell office:value-type="time" office:time-value="PT20H29M46S" calcext:value-type="time">
            <text:p>20:29:46</text:p>
          </table:table-cell>
          <table:table-cell office:value-type="time" office:time-value="PT08H29M28S" calcext:value-type="time">
            <text:p>08:29:28</text:p>
          </table:table-cell>
          <table:table-cell office:value-type="time" office:time-value="PT14H29M48S" calcext:value-type="time">
            <text:p>14:29:48</text:p>
          </table:table-cell>
          <table:table-cell office:value-type="time" office:time-value="PT20H29M45S" calcext:value-type="time">
            <text:p>20:29:45</text:p>
          </table:table-cell>
          <table:table-cell table:formula="of:=IF(OR([.B126]=&quot;&quot;;[.E126]=&quot;&quot;);&quot;&quot;;ROUND(ABS([.B126]-[.E126])*86400))" office:value-type="float" office:value="1" calcext:value-type="float">
            <text:p>1</text:p>
          </table:table-cell>
          <table:table-cell table:formula="of:=IF(OR([.C126]=&quot;&quot;;[.F126]=&quot;&quot;);&quot;&quot;;ROUND(ABS([.C126]-[.F126])*86400))" office:value-type="float" office:value="1" calcext:value-type="float">
            <text:p>1</text:p>
          </table:table-cell>
          <table:table-cell table:formula="of:=IF(OR([.D126]=&quot;&quot;;[.G126]=&quot;&quot;);&quot;&quot;;ROUND(ABS([.D126]-[.G12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5-05" calcext:value-type="date">
            <text:p>2022-05-05</text:p>
          </table:table-cell>
          <table:table-cell office:value-type="time" office:time-value="PT09H20M35S" calcext:value-type="time">
            <text:p>09:20:35</text:p>
          </table:table-cell>
          <table:table-cell office:value-type="time" office:time-value="PT15H20M22S" calcext:value-type="time">
            <text:p>15:20:22</text:p>
          </table:table-cell>
          <table:table-cell office:value-type="time" office:time-value="PT21H20M02S" calcext:value-type="time">
            <text:p>21:20:02</text:p>
          </table:table-cell>
          <table:table-cell office:value-type="time" office:time-value="PT09H20M32S" calcext:value-type="time">
            <text:p>09:20:32</text:p>
          </table:table-cell>
          <table:table-cell office:value-type="time" office:time-value="PT15H20M19S" calcext:value-type="time">
            <text:p>15:20:19</text:p>
          </table:table-cell>
          <table:table-cell office:value-type="time" office:time-value="PT21H20M01S" calcext:value-type="time">
            <text:p>21:20:01</text:p>
          </table:table-cell>
          <table:table-cell table:formula="of:=IF(OR([.B127]=&quot;&quot;;[.E127]=&quot;&quot;);&quot;&quot;;ROUND(ABS([.B127]-[.E127])*86400))" office:value-type="float" office:value="3" calcext:value-type="float">
            <text:p>3</text:p>
          </table:table-cell>
          <table:table-cell table:formula="of:=IF(OR([.C127]=&quot;&quot;;[.F127]=&quot;&quot;);&quot;&quot;;ROUND(ABS([.C127]-[.F127])*86400))" office:value-type="float" office:value="3" calcext:value-type="float">
            <text:p>3</text:p>
          </table:table-cell>
          <table:table-cell table:formula="of:=IF(OR([.D127]=&quot;&quot;;[.G127]=&quot;&quot;);&quot;&quot;;ROUND(ABS([.D127]-[.G127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5-06" calcext:value-type="date">
            <text:p>2022-05-06</text:p>
          </table:table-cell>
          <table:table-cell office:value-type="time" office:time-value="PT10H11M25S" calcext:value-type="time">
            <text:p>10:11:25</text:p>
          </table:table-cell>
          <table:table-cell office:value-type="time" office:time-value="PT16H11M07S" calcext:value-type="time">
            <text:p>16:11:07</text:p>
          </table:table-cell>
          <table:table-cell office:value-type="time" office:time-value="PT22H11M01S" calcext:value-type="time">
            <text:p>22:11:01</text:p>
          </table:table-cell>
          <table:table-cell office:value-type="time" office:time-value="PT10H11M22S" calcext:value-type="time">
            <text:p>10:11:22</text:p>
          </table:table-cell>
          <table:table-cell office:value-type="time" office:time-value="PT16H11M04S" calcext:value-type="time">
            <text:p>16:11:04</text:p>
          </table:table-cell>
          <table:table-cell office:value-type="time" office:time-value="PT22H11M01S" calcext:value-type="time">
            <text:p>22:11:01</text:p>
          </table:table-cell>
          <table:table-cell table:formula="of:=IF(OR([.B128]=&quot;&quot;;[.E128]=&quot;&quot;);&quot;&quot;;ROUND(ABS([.B128]-[.E128])*86400))" office:value-type="float" office:value="3" calcext:value-type="float">
            <text:p>3</text:p>
          </table:table-cell>
          <table:table-cell table:formula="of:=IF(OR([.C128]=&quot;&quot;;[.F128]=&quot;&quot;);&quot;&quot;;ROUND(ABS([.C128]-[.F128])*86400))" office:value-type="float" office:value="3" calcext:value-type="float">
            <text:p>3</text:p>
          </table:table-cell>
          <table:table-cell table:formula="of:=IF(OR([.D128]=&quot;&quot;;[.G128]=&quot;&quot;);&quot;&quot;;ROUND(ABS([.D128]-[.G128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5-07" calcext:value-type="date">
            <text:p>2022-05-07</text:p>
          </table:table-cell>
          <table:table-cell office:value-type="time" office:time-value="PT11H01M02S" calcext:value-type="time">
            <text:p>11:01:02</text:p>
          </table:table-cell>
          <table:table-cell office:value-type="time" office:time-value="PT17H01M10S" calcext:value-type="time">
            <text:p>17:01:10</text:p>
          </table:table-cell>
          <table:table-cell office:value-type="time" office:time-value="PT23H01M47S" calcext:value-type="time">
            <text:p>23:01:47</text:p>
          </table:table-cell>
          <table:table-cell office:value-type="time" office:time-value="PT11H00M59S" calcext:value-type="time">
            <text:p>11:00:59</text:p>
          </table:table-cell>
          <table:table-cell office:value-type="time" office:time-value="PT17H01M08S" calcext:value-type="time">
            <text:p>17:01:08</text:p>
          </table:table-cell>
          <table:table-cell office:value-type="time" office:time-value="PT23H01M49S" calcext:value-type="time">
            <text:p>23:01:49</text:p>
          </table:table-cell>
          <table:table-cell table:formula="of:=IF(OR([.B129]=&quot;&quot;;[.E129]=&quot;&quot;);&quot;&quot;;ROUND(ABS([.B129]-[.E129])*86400))" office:value-type="float" office:value="3" calcext:value-type="float">
            <text:p>3</text:p>
          </table:table-cell>
          <table:table-cell table:formula="of:=IF(OR([.C129]=&quot;&quot;;[.F129]=&quot;&quot;);&quot;&quot;;ROUND(ABS([.C129]-[.F129])*86400))" office:value-type="float" office:value="2" calcext:value-type="float">
            <text:p>2</text:p>
          </table:table-cell>
          <table:table-cell table:formula="of:=IF(OR([.D129]=&quot;&quot;;[.G129]=&quot;&quot;);&quot;&quot;;ROUND(ABS([.D129]-[.G129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08" calcext:value-type="date">
            <text:p>2022-05-08</text:p>
          </table:table-cell>
          <table:table-cell office:value-type="time" office:time-value="PT11H48M44S" calcext:value-type="time">
            <text:p>11:48:44</text:p>
          </table:table-cell>
          <table:table-cell office:value-type="time" office:time-value="PT17H49M49S" calcext:value-type="time">
            <text:p>17:49:49</text:p>
          </table:table-cell>
          <table:table-cell office:value-type="time" office:time-value="PT23H51M39S" calcext:value-type="time">
            <text:p>23:51:39</text:p>
          </table:table-cell>
          <table:table-cell office:value-type="time" office:time-value="PT11H48M43S" calcext:value-type="time">
            <text:p>11:48:43</text:p>
          </table:table-cell>
          <table:table-cell office:value-type="time" office:time-value="PT17H49M49S" calcext:value-type="time">
            <text:p>17:49:49</text:p>
          </table:table-cell>
          <table:table-cell office:value-type="time" office:time-value="PT23H51M41S" calcext:value-type="time">
            <text:p>23:51:41</text:p>
          </table:table-cell>
          <table:table-cell table:formula="of:=IF(OR([.B130]=&quot;&quot;;[.E130]=&quot;&quot;);&quot;&quot;;ROUND(ABS([.B130]-[.E130])*86400))" office:value-type="float" office:value="1" calcext:value-type="float">
            <text:p>1</text:p>
          </table:table-cell>
          <table:table-cell table:formula="of:=IF(OR([.C130]=&quot;&quot;;[.F130]=&quot;&quot;);&quot;&quot;;ROUND(ABS([.C130]-[.F130])*86400))" office:value-type="float" office:value="0" calcext:value-type="float">
            <text:p>0</text:p>
          </table:table-cell>
          <table:table-cell table:formula="of:=IF(OR([.D130]=&quot;&quot;;[.G130]=&quot;&quot;);&quot;&quot;;ROUND(ABS([.D130]-[.G13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time" office:time-value="PT12H34M20S" calcext:value-type="time">
            <text:p>12:34:20</text:p>
          </table:table-cell>
          <table:table-cell office:value-type="time" office:time-value="PT18H36M52S" calcext:value-type="time">
            <text:p>18:36:52</text:p>
          </table:table-cell>
          <table:table-cell/>
          <table:table-cell office:value-type="time" office:time-value="PT12H34M20S" calcext:value-type="time">
            <text:p>12:34:20</text:p>
          </table:table-cell>
          <table:table-cell office:value-type="time" office:time-value="PT18H36M53S" calcext:value-type="time">
            <text:p>18:36:53</text:p>
          </table:table-cell>
          <table:table-cell/>
          <table:table-cell table:formula="of:=IF(OR([.B131]=&quot;&quot;;[.E131]=&quot;&quot;);&quot;&quot;;ROUND(ABS([.B131]-[.E131])*86400))" office:value-type="float" office:value="0" calcext:value-type="float">
            <text:p>0</text:p>
          </table:table-cell>
          <table:table-cell table:formula="of:=IF(OR([.C131]=&quot;&quot;;[.F131]=&quot;&quot;);&quot;&quot;;ROUND(ABS([.C131]-[.F131])*86400))" office:value-type="float" office:value="1" calcext:value-type="float">
            <text:p>1</text:p>
          </table:table-cell>
          <table:table-cell table:formula="of:=IF(OR([.D131]=&quot;&quot;;[.G131]=&quot;&quot;);&quot;&quot;;ROUND(ABS([.D131]-[.G131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5-10" calcext:value-type="date">
            <text:p>2022-05-10</text:p>
          </table:table-cell>
          <table:table-cell office:value-type="time" office:time-value="PT13H18M07S" calcext:value-type="time">
            <text:p>13:18:07</text:p>
          </table:table-cell>
          <table:table-cell office:value-type="time" office:time-value="PT19H22M34S" calcext:value-type="time">
            <text:p>19:22:34</text:p>
          </table:table-cell>
          <table:table-cell office:value-type="time" office:time-value="PT00H40M21S" calcext:value-type="time">
            <text:p>00:40:21</text:p>
          </table:table-cell>
          <table:table-cell office:value-type="time" office:time-value="PT13H18M08S" calcext:value-type="time">
            <text:p>13:18:08</text:p>
          </table:table-cell>
          <table:table-cell office:value-type="time" office:time-value="PT19H22M36S" calcext:value-type="time">
            <text:p>19:22:36</text:p>
          </table:table-cell>
          <table:table-cell office:value-type="time" office:time-value="PT00H40M23S" calcext:value-type="time">
            <text:p>00:40:23</text:p>
          </table:table-cell>
          <table:table-cell table:formula="of:=IF(OR([.B132]=&quot;&quot;;[.E132]=&quot;&quot;);&quot;&quot;;ROUND(ABS([.B132]-[.E132])*86400))" office:value-type="float" office:value="1" calcext:value-type="float">
            <text:p>1</text:p>
          </table:table-cell>
          <table:table-cell table:formula="of:=IF(OR([.C132]=&quot;&quot;;[.F132]=&quot;&quot;);&quot;&quot;;ROUND(ABS([.C132]-[.F132])*86400))" office:value-type="float" office:value="2" calcext:value-type="float">
            <text:p>2</text:p>
          </table:table-cell>
          <table:table-cell table:formula="of:=IF(OR([.D132]=&quot;&quot;;[.G132]=&quot;&quot;);&quot;&quot;;ROUND(ABS([.D132]-[.G132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11" calcext:value-type="date">
            <text:p>2022-05-11</text:p>
          </table:table-cell>
          <table:table-cell office:value-type="time" office:time-value="PT14H00M43S" calcext:value-type="time">
            <text:p>14:00:43</text:p>
          </table:table-cell>
          <table:table-cell office:value-type="time" office:time-value="PT20H07M33S" calcext:value-type="time">
            <text:p>20:07:33</text:p>
          </table:table-cell>
          <table:table-cell office:value-type="time" office:time-value="PT01H28M08S" calcext:value-type="time">
            <text:p>01:28:08</text:p>
          </table:table-cell>
          <table:table-cell office:value-type="time" office:time-value="PT14H00M45S" calcext:value-type="time">
            <text:p>14:00:45</text:p>
          </table:table-cell>
          <table:table-cell office:value-type="time" office:time-value="PT20H07M35S" calcext:value-type="time">
            <text:p>20:07:35</text:p>
          </table:table-cell>
          <table:table-cell office:value-type="time" office:time-value="PT01H28M11S" calcext:value-type="time">
            <text:p>01:28:11</text:p>
          </table:table-cell>
          <table:table-cell table:formula="of:=IF(OR([.B133]=&quot;&quot;;[.E133]=&quot;&quot;);&quot;&quot;;ROUND(ABS([.B133]-[.E133])*86400))" office:value-type="float" office:value="2" calcext:value-type="float">
            <text:p>2</text:p>
          </table:table-cell>
          <table:table-cell table:formula="of:=IF(OR([.C133]=&quot;&quot;;[.F133]=&quot;&quot;);&quot;&quot;;ROUND(ABS([.C133]-[.F133])*86400))" office:value-type="float" office:value="2" calcext:value-type="float">
            <text:p>2</text:p>
          </table:table-cell>
          <table:table-cell table:formula="of:=IF(OR([.D133]=&quot;&quot;;[.G133]=&quot;&quot;);&quot;&quot;;ROUND(ABS([.D133]-[.G133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5-12" calcext:value-type="date">
            <text:p>2022-05-12</text:p>
          </table:table-cell>
          <table:table-cell office:value-type="time" office:time-value="PT14H43M07S" calcext:value-type="time">
            <text:p>14:43:07</text:p>
          </table:table-cell>
          <table:table-cell office:value-type="time" office:time-value="PT20H52M45S" calcext:value-type="time">
            <text:p>20:52:45</text:p>
          </table:table-cell>
          <table:table-cell office:value-type="time" office:time-value="PT02H15M40S" calcext:value-type="time">
            <text:p>02:15:40</text:p>
          </table:table-cell>
          <table:table-cell office:value-type="time" office:time-value="PT14H43M10S" calcext:value-type="time">
            <text:p>14:43:10</text:p>
          </table:table-cell>
          <table:table-cell office:value-type="time" office:time-value="PT20H52M48S" calcext:value-type="time">
            <text:p>20:52:48</text:p>
          </table:table-cell>
          <table:table-cell office:value-type="time" office:time-value="PT02H15M43S" calcext:value-type="time">
            <text:p>02:15:43</text:p>
          </table:table-cell>
          <table:table-cell table:formula="of:=IF(OR([.B134]=&quot;&quot;;[.E134]=&quot;&quot;);&quot;&quot;;ROUND(ABS([.B134]-[.E134])*86400))" office:value-type="float" office:value="3" calcext:value-type="float">
            <text:p>3</text:p>
          </table:table-cell>
          <table:table-cell table:formula="of:=IF(OR([.C134]=&quot;&quot;;[.F134]=&quot;&quot;);&quot;&quot;;ROUND(ABS([.C134]-[.F134])*86400))" office:value-type="float" office:value="3" calcext:value-type="float">
            <text:p>3</text:p>
          </table:table-cell>
          <table:table-cell table:formula="of:=IF(OR([.D134]=&quot;&quot;;[.G134]=&quot;&quot;);&quot;&quot;;ROUND(ABS([.D134]-[.G134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5-13" calcext:value-type="date">
            <text:p>2022-05-13</text:p>
          </table:table-cell>
          <table:table-cell office:value-type="time" office:time-value="PT15H26M27S" calcext:value-type="time">
            <text:p>15:26:27</text:p>
          </table:table-cell>
          <table:table-cell office:value-type="time" office:time-value="PT21H39M22S" calcext:value-type="time">
            <text:p>21:39:22</text:p>
          </table:table-cell>
          <table:table-cell office:value-type="time" office:time-value="PT03H03M51S" calcext:value-type="time">
            <text:p>03:03:51</text:p>
          </table:table-cell>
          <table:table-cell office:value-type="time" office:time-value="PT15H26M31S" calcext:value-type="time">
            <text:p>15:26:31</text:p>
          </table:table-cell>
          <table:table-cell office:value-type="time" office:time-value="PT21H39M24S" calcext:value-type="time">
            <text:p>21:39:24</text:p>
          </table:table-cell>
          <table:table-cell office:value-type="time" office:time-value="PT03H03M55S" calcext:value-type="time">
            <text:p>03:03:55</text:p>
          </table:table-cell>
          <table:table-cell table:formula="of:=IF(OR([.B135]=&quot;&quot;;[.E135]=&quot;&quot;);&quot;&quot;;ROUND(ABS([.B135]-[.E135])*86400))" office:value-type="float" office:value="4" calcext:value-type="float">
            <text:p>4</text:p>
          </table:table-cell>
          <table:table-cell table:formula="of:=IF(OR([.C135]=&quot;&quot;;[.F135]=&quot;&quot;);&quot;&quot;;ROUND(ABS([.C135]-[.F135])*86400))" office:value-type="float" office:value="2" calcext:value-type="float">
            <text:p>2</text:p>
          </table:table-cell>
          <table:table-cell table:formula="of:=IF(OR([.D135]=&quot;&quot;;[.G135]=&quot;&quot;);&quot;&quot;;ROUND(ABS([.D135]-[.G135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5-14" calcext:value-type="date">
            <text:p>2022-05-14</text:p>
          </table:table-cell>
          <table:table-cell office:value-type="time" office:time-value="PT16H12M05S" calcext:value-type="time">
            <text:p>16:12:05</text:p>
          </table:table-cell>
          <table:table-cell office:value-type="time" office:time-value="PT22H28M39S" calcext:value-type="time">
            <text:p>22:28:39</text:p>
          </table:table-cell>
          <table:table-cell office:value-type="time" office:time-value="PT03H53M51S" calcext:value-type="time">
            <text:p>03:53:51</text:p>
          </table:table-cell>
          <table:table-cell office:value-type="time" office:time-value="PT16H12M08S" calcext:value-type="time">
            <text:p>16:12:08</text:p>
          </table:table-cell>
          <table:table-cell office:value-type="time" office:time-value="PT22H28M41S" calcext:value-type="time">
            <text:p>22:28:41</text:p>
          </table:table-cell>
          <table:table-cell office:value-type="time" office:time-value="PT03H53M55S" calcext:value-type="time">
            <text:p>03:53:55</text:p>
          </table:table-cell>
          <table:table-cell table:formula="of:=IF(OR([.B136]=&quot;&quot;;[.E136]=&quot;&quot;);&quot;&quot;;ROUND(ABS([.B136]-[.E136])*86400))" office:value-type="float" office:value="3" calcext:value-type="float">
            <text:p>3</text:p>
          </table:table-cell>
          <table:table-cell table:formula="of:=IF(OR([.C136]=&quot;&quot;;[.F136]=&quot;&quot;);&quot;&quot;;ROUND(ABS([.C136]-[.F136])*86400))" office:value-type="float" office:value="2" calcext:value-type="float">
            <text:p>2</text:p>
          </table:table-cell>
          <table:table-cell table:formula="of:=IF(OR([.D136]=&quot;&quot;;[.G136]=&quot;&quot;);&quot;&quot;;ROUND(ABS([.D136]-[.G136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5-15" calcext:value-type="date">
            <text:p>2022-05-15</text:p>
          </table:table-cell>
          <table:table-cell office:value-type="time" office:time-value="PT17H01M21S" calcext:value-type="time">
            <text:p>17:01:21</text:p>
          </table:table-cell>
          <table:table-cell office:value-type="time" office:time-value="PT23H21M51S" calcext:value-type="time">
            <text:p>23:21:51</text:p>
          </table:table-cell>
          <table:table-cell office:value-type="time" office:time-value="PT04H46M54S" calcext:value-type="time">
            <text:p>04:46:54</text:p>
          </table:table-cell>
          <table:table-cell office:value-type="time" office:time-value="PT17H01M23S" calcext:value-type="time">
            <text:p>17:01:23</text:p>
          </table:table-cell>
          <table:table-cell office:value-type="time" office:time-value="PT23H21M52S" calcext:value-type="time">
            <text:p>23:21:52</text:p>
          </table:table-cell>
          <table:table-cell office:value-type="time" office:time-value="PT04H46M58S" calcext:value-type="time">
            <text:p>04:46:58</text:p>
          </table:table-cell>
          <table:table-cell table:formula="of:=IF(OR([.B137]=&quot;&quot;;[.E137]=&quot;&quot;);&quot;&quot;;ROUND(ABS([.B137]-[.E137])*86400))" office:value-type="float" office:value="2" calcext:value-type="float">
            <text:p>2</text:p>
          </table:table-cell>
          <table:table-cell table:formula="of:=IF(OR([.C137]=&quot;&quot;;[.F137]=&quot;&quot;);&quot;&quot;;ROUND(ABS([.C137]-[.F137])*86400))" office:value-type="float" office:value="1" calcext:value-type="float">
            <text:p>1</text:p>
          </table:table-cell>
          <table:table-cell table:formula="of:=IF(OR([.D137]=&quot;&quot;;[.G137]=&quot;&quot;);&quot;&quot;;ROUND(ABS([.D137]-[.G137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time" office:time-value="PT17H55M26S" calcext:value-type="time">
            <text:p>17:55:26</text:p>
          </table:table-cell>
          <table:table-cell office:value-type="time" office:time-value="PT05H44M02S" calcext:value-type="time">
            <text:p>05:44:02</text:p>
          </table:table-cell>
          <table:table-cell/>
          <table:table-cell office:value-type="time" office:time-value="PT17H55M26S" calcext:value-type="time">
            <text:p>17:55:26</text:p>
          </table:table-cell>
          <table:table-cell office:value-type="time" office:time-value="PT05H44M02S" calcext:value-type="time">
            <text:p>05:44:02</text:p>
          </table:table-cell>
          <table:table-cell office:value-type="time" office:time-value="PT05H44M03S" calcext:value-type="time">
            <text:p>05:44:03</text:p>
          </table:table-cell>
          <table:table-cell table:formula="of:=IF(OR([.B138]=&quot;&quot;;[.E138]=&quot;&quot;);&quot;&quot;;ROUND(ABS([.B138]-[.E138])*86400))" office:value-type="float" office:value="0" calcext:value-type="float">
            <text:p>0</text:p>
          </table:table-cell>
          <table:table-cell table:formula="of:=IF(OR([.C138]=&quot;&quot;;[.F138]=&quot;&quot;);&quot;&quot;;ROUND(ABS([.C138]-[.F138])*86400))" office:value-type="float" office:value="0" calcext:value-type="float">
            <text:p>0</text:p>
          </table:table-cell>
          <table:table-cell table:formula="of:=IF(OR([.D138]=&quot;&quot;;[.G138]=&quot;&quot;);&quot;&quot;;ROUND(ABS([.D138]-[.G138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5-17" calcext:value-type="date">
            <text:p>2022-05-17</text:p>
          </table:table-cell>
          <table:table-cell office:value-type="time" office:time-value="PT18H54M46S" calcext:value-type="time">
            <text:p>18:54:46</text:p>
          </table:table-cell>
          <table:table-cell office:value-type="time" office:time-value="PT00H19M47S" calcext:value-type="time">
            <text:p>00:19:47</text:p>
          </table:table-cell>
          <table:table-cell office:value-type="time" office:time-value="PT06H45M36S" calcext:value-type="time">
            <text:p>06:45:36</text:p>
          </table:table-cell>
          <table:table-cell office:value-type="time" office:time-value="PT18H54M43S" calcext:value-type="time">
            <text:p>18:54:43</text:p>
          </table:table-cell>
          <table:table-cell office:value-type="time" office:time-value="PT00H19M47S" calcext:value-type="time">
            <text:p>00:19:47</text:p>
          </table:table-cell>
          <table:table-cell office:value-type="time" office:time-value="PT06H45M34S" calcext:value-type="time">
            <text:p>06:45:34</text:p>
          </table:table-cell>
          <table:table-cell table:formula="of:=IF(OR([.B139]=&quot;&quot;;[.E139]=&quot;&quot;);&quot;&quot;;ROUND(ABS([.B139]-[.E139])*86400))" office:value-type="float" office:value="3" calcext:value-type="float">
            <text:p>3</text:p>
          </table:table-cell>
          <table:table-cell table:formula="of:=IF(OR([.C139]=&quot;&quot;;[.F139]=&quot;&quot;);&quot;&quot;;ROUND(ABS([.C139]-[.F139])*86400))" office:value-type="float" office:value="0" calcext:value-type="float">
            <text:p>0</text:p>
          </table:table-cell>
          <table:table-cell table:formula="of:=IF(OR([.D139]=&quot;&quot;;[.G139]=&quot;&quot;);&quot;&quot;;ROUND(ABS([.D139]-[.G139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 office:value-type="time" office:time-value="PT19H58M24S" calcext:value-type="time">
            <text:p>19:58:24</text:p>
          </table:table-cell>
          <table:table-cell office:value-type="time" office:time-value="PT01H22M16S" calcext:value-type="time">
            <text:p>01:22:16</text:p>
          </table:table-cell>
          <table:table-cell office:value-type="time" office:time-value="PT07H50M41S" calcext:value-type="time">
            <text:p>07:50:41</text:p>
          </table:table-cell>
          <table:table-cell office:value-type="time" office:time-value="PT19H58M18S" calcext:value-type="time">
            <text:p>19:58:18</text:p>
          </table:table-cell>
          <table:table-cell office:value-type="time" office:time-value="PT01H22M15S" calcext:value-type="time">
            <text:p>01:22:15</text:p>
          </table:table-cell>
          <table:table-cell office:value-type="time" office:time-value="PT07H50M34S" calcext:value-type="time">
            <text:p>07:50:34</text:p>
          </table:table-cell>
          <table:table-cell table:formula="of:=IF(OR([.B140]=&quot;&quot;;[.E140]=&quot;&quot;);&quot;&quot;;ROUND(ABS([.B140]-[.E140])*86400))" office:value-type="float" office:value="6" calcext:value-type="float">
            <text:p>6</text:p>
          </table:table-cell>
          <table:table-cell table:formula="of:=IF(OR([.C140]=&quot;&quot;;[.F140]=&quot;&quot;);&quot;&quot;;ROUND(ABS([.C140]-[.F140])*86400))" office:value-type="float" office:value="1" calcext:value-type="float">
            <text:p>1</text:p>
          </table:table-cell>
          <table:table-cell table:formula="of:=IF(OR([.D140]=&quot;&quot;;[.G140]=&quot;&quot;);&quot;&quot;;ROUND(ABS([.D140]-[.G140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05-19" calcext:value-type="date">
            <text:p>2022-05-19</text:p>
          </table:table-cell>
          <table:table-cell office:value-type="time" office:time-value="PT21H03M46S" calcext:value-type="time">
            <text:p>21:03:46</text:p>
          </table:table-cell>
          <table:table-cell office:value-type="time" office:time-value="PT02H27M31S" calcext:value-type="time">
            <text:p>02:27:31</text:p>
          </table:table-cell>
          <table:table-cell office:value-type="time" office:time-value="PT08H56M47S" calcext:value-type="time">
            <text:p>08:56:47</text:p>
          </table:table-cell>
          <table:table-cell office:value-type="time" office:time-value="PT21H03M41S" calcext:value-type="time">
            <text:p>21:03:41</text:p>
          </table:table-cell>
          <table:table-cell office:value-type="time" office:time-value="PT02H27M28S" calcext:value-type="time">
            <text:p>02:27:28</text:p>
          </table:table-cell>
          <table:table-cell office:value-type="time" office:time-value="PT08H56M37S" calcext:value-type="time">
            <text:p>08:56:37</text:p>
          </table:table-cell>
          <table:table-cell table:formula="of:=IF(OR([.B141]=&quot;&quot;;[.E141]=&quot;&quot;);&quot;&quot;;ROUND(ABS([.B141]-[.E141])*86400))" office:value-type="float" office:value="5" calcext:value-type="float">
            <text:p>5</text:p>
          </table:table-cell>
          <table:table-cell table:formula="of:=IF(OR([.C141]=&quot;&quot;;[.F141]=&quot;&quot;);&quot;&quot;;ROUND(ABS([.C141]-[.F141])*86400))" office:value-type="float" office:value="3" calcext:value-type="float">
            <text:p>3</text:p>
          </table:table-cell>
          <table:table-cell table:formula="of:=IF(OR([.D141]=&quot;&quot;;[.G141]=&quot;&quot;);&quot;&quot;;ROUND(ABS([.D141]-[.G141])*86400)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2-05-20" calcext:value-type="date">
            <text:p>2022-05-20</text:p>
          </table:table-cell>
          <table:table-cell office:value-type="time" office:time-value="PT22H07M41S" calcext:value-type="time">
            <text:p>22:07:41</text:p>
          </table:table-cell>
          <table:table-cell office:value-type="time" office:time-value="PT03H32M31S" calcext:value-type="time">
            <text:p>03:32:31</text:p>
          </table:table-cell>
          <table:table-cell office:value-type="time" office:time-value="PT10H00M39S" calcext:value-type="time">
            <text:p>10:00:39</text:p>
          </table:table-cell>
          <table:table-cell office:value-type="time" office:time-value="PT22H07M40S" calcext:value-type="time">
            <text:p>22:07:40</text:p>
          </table:table-cell>
          <table:table-cell office:value-type="time" office:time-value="PT03H32M28S" calcext:value-type="time">
            <text:p>03:32:28</text:p>
          </table:table-cell>
          <table:table-cell office:value-type="time" office:time-value="PT10H00M30S" calcext:value-type="time">
            <text:p>10:00:30</text:p>
          </table:table-cell>
          <table:table-cell table:formula="of:=IF(OR([.B142]=&quot;&quot;;[.E142]=&quot;&quot;);&quot;&quot;;ROUND(ABS([.B142]-[.E142])*86400))" office:value-type="float" office:value="1" calcext:value-type="float">
            <text:p>1</text:p>
          </table:table-cell>
          <table:table-cell table:formula="of:=IF(OR([.C142]=&quot;&quot;;[.F142]=&quot;&quot;);&quot;&quot;;ROUND(ABS([.C142]-[.F142])*86400))" office:value-type="float" office:value="3" calcext:value-type="float">
            <text:p>3</text:p>
          </table:table-cell>
          <table:table-cell table:formula="of:=IF(OR([.D142]=&quot;&quot;;[.G142]=&quot;&quot;);&quot;&quot;;ROUND(ABS([.D142]-[.G142])*86400)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date" office:date-value="2022-05-21" calcext:value-type="date">
            <text:p>2022-05-21</text:p>
          </table:table-cell>
          <table:table-cell office:value-type="time" office:time-value="PT23H07M48S" calcext:value-type="time">
            <text:p>23:07:48</text:p>
          </table:table-cell>
          <table:table-cell office:value-type="time" office:time-value="PT04H34M18S" calcext:value-type="time">
            <text:p>04:34:18</text:p>
          </table:table-cell>
          <table:table-cell office:value-type="time" office:time-value="PT10H59M41S" calcext:value-type="time">
            <text:p>10:59:41</text:p>
          </table:table-cell>
          <table:table-cell office:value-type="time" office:time-value="PT23H07M50S" calcext:value-type="time">
            <text:p>23:07:50</text:p>
          </table:table-cell>
          <table:table-cell office:value-type="time" office:time-value="PT04H34M17S" calcext:value-type="time">
            <text:p>04:34:17</text:p>
          </table:table-cell>
          <table:table-cell office:value-type="time" office:time-value="PT10H59M37S" calcext:value-type="time">
            <text:p>10:59:37</text:p>
          </table:table-cell>
          <table:table-cell table:formula="of:=IF(OR([.B143]=&quot;&quot;;[.E143]=&quot;&quot;);&quot;&quot;;ROUND(ABS([.B143]-[.E143])*86400))" office:value-type="float" office:value="2" calcext:value-type="float">
            <text:p>2</text:p>
          </table:table-cell>
          <table:table-cell table:formula="of:=IF(OR([.C143]=&quot;&quot;;[.F143]=&quot;&quot;);&quot;&quot;;ROUND(ABS([.C143]-[.F143])*86400))" office:value-type="float" office:value="1" calcext:value-type="float">
            <text:p>1</text:p>
          </table:table-cell>
          <table:table-cell table:formula="of:=IF(OR([.D143]=&quot;&quot;;[.G143]=&quot;&quot;);&quot;&quot;;ROUND(ABS([.D143]-[.G143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5-22" calcext:value-type="date">
            <text:p>2022-05-22</text:p>
          </table:table-cell>
          <table:table-cell office:value-type="time" office:time-value="PT05H31M10S" calcext:value-type="time">
            <text:p>05:31:10</text:p>
          </table:table-cell>
          <table:table-cell office:value-type="time" office:time-value="PT11H53M02S" calcext:value-type="time">
            <text:p>11:53:02</text:p>
          </table:table-cell>
          <table:table-cell/>
          <table:table-cell office:value-type="time" office:time-value="PT05H31M10S" calcext:value-type="time">
            <text:p>05:31:10</text:p>
          </table:table-cell>
          <table:table-cell office:value-type="time" office:time-value="PT05H31M11S" calcext:value-type="time">
            <text:p>05:31:11</text:p>
          </table:table-cell>
          <table:table-cell office:value-type="time" office:time-value="PT11H53M03S" calcext:value-type="time">
            <text:p>11:53:03</text:p>
          </table:table-cell>
          <table:table-cell table:formula="of:=IF(OR([.B144]=&quot;&quot;;[.E144]=&quot;&quot;);&quot;&quot;;ROUND(ABS([.B144]-[.E144])*86400))" office:value-type="float" office:value="0" calcext:value-type="float">
            <text:p>0</text:p>
          </table:table-cell>
          <table:table-cell table:formula="of:=IF(OR([.C144]=&quot;&quot;;[.F144]=&quot;&quot;);&quot;&quot;;ROUND(ABS([.C144]-[.F144])*86400))" office:value-type="float" office:value="22911" calcext:value-type="float">
            <text:p>22911</text:p>
          </table:table-cell>
          <table:table-cell table:formula="of:=IF(OR([.D144]=&quot;&quot;;[.G144]=&quot;&quot;);&quot;&quot;;ROUND(ABS([.D144]-[.G144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 office:value-type="time" office:time-value="PT00H03M13S" calcext:value-type="time">
            <text:p>00:03:13</text:p>
          </table:table-cell>
          <table:table-cell office:value-type="time" office:time-value="PT06H22M59S" calcext:value-type="time">
            <text:p>06:22:59</text:p>
          </table:table-cell>
          <table:table-cell office:value-type="time" office:time-value="PT12H41M09S" calcext:value-type="time">
            <text:p>12:41:09</text:p>
          </table:table-cell>
          <table:table-cell office:value-type="time" office:time-value="PT00H03M15S" calcext:value-type="time">
            <text:p>00:03:15</text:p>
          </table:table-cell>
          <table:table-cell office:value-type="time" office:time-value="PT06H23M02S" calcext:value-type="time">
            <text:p>06:23:02</text:p>
          </table:table-cell>
          <table:table-cell office:value-type="time" office:time-value="PT12H41M13S" calcext:value-type="time">
            <text:p>12:41:13</text:p>
          </table:table-cell>
          <table:table-cell table:formula="of:=IF(OR([.B145]=&quot;&quot;;[.E145]=&quot;&quot;);&quot;&quot;;ROUND(ABS([.B145]-[.E145])*86400))" office:value-type="float" office:value="2" calcext:value-type="float">
            <text:p>2</text:p>
          </table:table-cell>
          <table:table-cell table:formula="of:=IF(OR([.C145]=&quot;&quot;;[.F145]=&quot;&quot;);&quot;&quot;;ROUND(ABS([.C145]-[.F145])*86400))" office:value-type="float" office:value="3" calcext:value-type="float">
            <text:p>3</text:p>
          </table:table-cell>
          <table:table-cell table:formula="of:=IF(OR([.D145]=&quot;&quot;;[.G145]=&quot;&quot;);&quot;&quot;;ROUND(ABS([.D145]-[.G145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5-24" calcext:value-type="date">
            <text:p>2022-05-24</text:p>
          </table:table-cell>
          <table:table-cell office:value-type="time" office:time-value="PT00H54M24S" calcext:value-type="time">
            <text:p>00:54:24</text:p>
          </table:table-cell>
          <table:table-cell office:value-type="time" office:time-value="PT07H10M36S" calcext:value-type="time">
            <text:p>07:10:36</text:p>
          </table:table-cell>
          <table:table-cell office:value-type="time" office:time-value="PT13H25M16S" calcext:value-type="time">
            <text:p>13:25:16</text:p>
          </table:table-cell>
          <table:table-cell office:value-type="time" office:time-value="PT00H54M26S" calcext:value-type="time">
            <text:p>00:54:26</text:p>
          </table:table-cell>
          <table:table-cell office:value-type="time" office:time-value="PT07H10M40S" calcext:value-type="time">
            <text:p>07:10:40</text:p>
          </table:table-cell>
          <table:table-cell office:value-type="time" office:time-value="PT13H25M21S" calcext:value-type="time">
            <text:p>13:25:21</text:p>
          </table:table-cell>
          <table:table-cell table:formula="of:=IF(OR([.B146]=&quot;&quot;;[.E146]=&quot;&quot;);&quot;&quot;;ROUND(ABS([.B146]-[.E146])*86400))" office:value-type="float" office:value="2" calcext:value-type="float">
            <text:p>2</text:p>
          </table:table-cell>
          <table:table-cell table:formula="of:=IF(OR([.C146]=&quot;&quot;;[.F146]=&quot;&quot;);&quot;&quot;;ROUND(ABS([.C146]-[.F146])*86400))" office:value-type="float" office:value="4" calcext:value-type="float">
            <text:p>4</text:p>
          </table:table-cell>
          <table:table-cell table:formula="of:=IF(OR([.D146]=&quot;&quot;;[.G146]=&quot;&quot;);&quot;&quot;;ROUND(ABS([.D146]-[.G146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5-25" calcext:value-type="date">
            <text:p>2022-05-25</text:p>
          </table:table-cell>
          <table:table-cell office:value-type="time" office:time-value="PT01H42M23S" calcext:value-type="time">
            <text:p>01:42:23</text:p>
          </table:table-cell>
          <table:table-cell office:value-type="time" office:time-value="PT07H55M18S" calcext:value-type="time">
            <text:p>07:55:18</text:p>
          </table:table-cell>
          <table:table-cell office:value-type="time" office:time-value="PT14H06M47S" calcext:value-type="time">
            <text:p>14:06:47</text:p>
          </table:table-cell>
          <table:table-cell office:value-type="time" office:time-value="PT01H42M25S" calcext:value-type="time">
            <text:p>01:42:25</text:p>
          </table:table-cell>
          <table:table-cell office:value-type="time" office:time-value="PT07H55M22S" calcext:value-type="time">
            <text:p>07:55:22</text:p>
          </table:table-cell>
          <table:table-cell office:value-type="time" office:time-value="PT14H06M51S" calcext:value-type="time">
            <text:p>14:06:51</text:p>
          </table:table-cell>
          <table:table-cell table:formula="of:=IF(OR([.B147]=&quot;&quot;;[.E147]=&quot;&quot;);&quot;&quot;;ROUND(ABS([.B147]-[.E147])*86400))" office:value-type="float" office:value="2" calcext:value-type="float">
            <text:p>2</text:p>
          </table:table-cell>
          <table:table-cell table:formula="of:=IF(OR([.C147]=&quot;&quot;;[.F147]=&quot;&quot;);&quot;&quot;;ROUND(ABS([.C147]-[.F147])*86400))" office:value-type="float" office:value="4" calcext:value-type="float">
            <text:p>4</text:p>
          </table:table-cell>
          <table:table-cell table:formula="of:=IF(OR([.D147]=&quot;&quot;;[.G147]=&quot;&quot;);&quot;&quot;;ROUND(ABS([.D147]-[.G147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5-26" calcext:value-type="date">
            <text:p>2022-05-26</text:p>
          </table:table-cell>
          <table:table-cell office:value-type="time" office:time-value="PT02H28M24S" calcext:value-type="time">
            <text:p>02:28:24</text:p>
          </table:table-cell>
          <table:table-cell office:value-type="time" office:time-value="PT08H38M23S" calcext:value-type="time">
            <text:p>08:38:23</text:p>
          </table:table-cell>
          <table:table-cell office:value-type="time" office:time-value="PT14H47M02S" calcext:value-type="time">
            <text:p>14:47:02</text:p>
          </table:table-cell>
          <table:table-cell office:value-type="time" office:time-value="PT02H28M27S" calcext:value-type="time">
            <text:p>02:28:27</text:p>
          </table:table-cell>
          <table:table-cell office:value-type="time" office:time-value="PT08H38M27S" calcext:value-type="time">
            <text:p>08:38:27</text:p>
          </table:table-cell>
          <table:table-cell office:value-type="time" office:time-value="PT14H47M06S" calcext:value-type="time">
            <text:p>14:47:06</text:p>
          </table:table-cell>
          <table:table-cell table:formula="of:=IF(OR([.B148]=&quot;&quot;;[.E148]=&quot;&quot;);&quot;&quot;;ROUND(ABS([.B148]-[.E148])*86400))" office:value-type="float" office:value="3" calcext:value-type="float">
            <text:p>3</text:p>
          </table:table-cell>
          <table:table-cell table:formula="of:=IF(OR([.C148]=&quot;&quot;;[.F148]=&quot;&quot;);&quot;&quot;;ROUND(ABS([.C148]-[.F148])*86400))" office:value-type="float" office:value="4" calcext:value-type="float">
            <text:p>4</text:p>
          </table:table-cell>
          <table:table-cell table:formula="of:=IF(OR([.D148]=&quot;&quot;;[.G148]=&quot;&quot;);&quot;&quot;;ROUND(ABS([.D148]-[.G148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 office:value-type="time" office:time-value="PT03H13M40S" calcext:value-type="time">
            <text:p>03:13:40</text:p>
          </table:table-cell>
          <table:table-cell office:value-type="time" office:time-value="PT09H21M04S" calcext:value-type="time">
            <text:p>09:21:04</text:p>
          </table:table-cell>
          <table:table-cell office:value-type="time" office:time-value="PT15H27M15S" calcext:value-type="time">
            <text:p>15:27:15</text:p>
          </table:table-cell>
          <table:table-cell office:value-type="time" office:time-value="PT03H13M43S" calcext:value-type="time">
            <text:p>03:13:43</text:p>
          </table:table-cell>
          <table:table-cell office:value-type="time" office:time-value="PT09H21M08S" calcext:value-type="time">
            <text:p>09:21:08</text:p>
          </table:table-cell>
          <table:table-cell office:value-type="time" office:time-value="PT15H27M19S" calcext:value-type="time">
            <text:p>15:27:19</text:p>
          </table:table-cell>
          <table:table-cell table:formula="of:=IF(OR([.B149]=&quot;&quot;;[.E149]=&quot;&quot;);&quot;&quot;;ROUND(ABS([.B149]-[.E149])*86400))" office:value-type="float" office:value="3" calcext:value-type="float">
            <text:p>3</text:p>
          </table:table-cell>
          <table:table-cell table:formula="of:=IF(OR([.C149]=&quot;&quot;;[.F149]=&quot;&quot;);&quot;&quot;;ROUND(ABS([.C149]-[.F149])*86400))" office:value-type="float" office:value="4" calcext:value-type="float">
            <text:p>4</text:p>
          </table:table-cell>
          <table:table-cell table:formula="of:=IF(OR([.D149]=&quot;&quot;;[.G149]=&quot;&quot;);&quot;&quot;;ROUND(ABS([.D149]-[.G149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5-28" calcext:value-type="date">
            <text:p>2022-05-28</text:p>
          </table:table-cell>
          <table:table-cell office:value-type="time" office:time-value="PT03H59M14S" calcext:value-type="time">
            <text:p>03:59:14</text:p>
          </table:table-cell>
          <table:table-cell office:value-type="time" office:time-value="PT10H04M24S" calcext:value-type="time">
            <text:p>10:04:24</text:p>
          </table:table-cell>
          <table:table-cell office:value-type="time" office:time-value="PT16H08M29S" calcext:value-type="time">
            <text:p>16:08:29</text:p>
          </table:table-cell>
          <table:table-cell office:value-type="time" office:time-value="PT03H59M16S" calcext:value-type="time">
            <text:p>03:59:16</text:p>
          </table:table-cell>
          <table:table-cell office:value-type="time" office:time-value="PT10H04M27S" calcext:value-type="time">
            <text:p>10:04:27</text:p>
          </table:table-cell>
          <table:table-cell office:value-type="time" office:time-value="PT16H08M32S" calcext:value-type="time">
            <text:p>16:08:32</text:p>
          </table:table-cell>
          <table:table-cell table:formula="of:=IF(OR([.B150]=&quot;&quot;;[.E150]=&quot;&quot;);&quot;&quot;;ROUND(ABS([.B150]-[.E150])*86400))" office:value-type="float" office:value="2" calcext:value-type="float">
            <text:p>2</text:p>
          </table:table-cell>
          <table:table-cell table:formula="of:=IF(OR([.C150]=&quot;&quot;;[.F150]=&quot;&quot;);&quot;&quot;;ROUND(ABS([.C150]-[.F150])*86400))" office:value-type="float" office:value="3" calcext:value-type="float">
            <text:p>3</text:p>
          </table:table-cell>
          <table:table-cell table:formula="of:=IF(OR([.D150]=&quot;&quot;;[.G150]=&quot;&quot;);&quot;&quot;;ROUND(ABS([.D150]-[.G150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5-29" calcext:value-type="date">
            <text:p>2022-05-29</text:p>
          </table:table-cell>
          <table:table-cell office:value-type="time" office:time-value="PT04H45M54S" calcext:value-type="time">
            <text:p>04:45:54</text:p>
          </table:table-cell>
          <table:table-cell office:value-type="time" office:time-value="PT10H49M10S" calcext:value-type="time">
            <text:p>10:49:10</text:p>
          </table:table-cell>
          <table:table-cell office:value-type="time" office:time-value="PT16H51M32S" calcext:value-type="time">
            <text:p>16:51:32</text:p>
          </table:table-cell>
          <table:table-cell office:value-type="time" office:time-value="PT04H45M56S" calcext:value-type="time">
            <text:p>04:45:56</text:p>
          </table:table-cell>
          <table:table-cell office:value-type="time" office:time-value="PT10H49M12S" calcext:value-type="time">
            <text:p>10:49:12</text:p>
          </table:table-cell>
          <table:table-cell office:value-type="time" office:time-value="PT16H51M34S" calcext:value-type="time">
            <text:p>16:51:34</text:p>
          </table:table-cell>
          <table:table-cell table:formula="of:=IF(OR([.B151]=&quot;&quot;;[.E151]=&quot;&quot;);&quot;&quot;;ROUND(ABS([.B151]-[.E151])*86400))" office:value-type="float" office:value="2" calcext:value-type="float">
            <text:p>2</text:p>
          </table:table-cell>
          <table:table-cell table:formula="of:=IF(OR([.C151]=&quot;&quot;;[.F151]=&quot;&quot;);&quot;&quot;;ROUND(ABS([.C151]-[.F151])*86400))" office:value-type="float" office:value="2" calcext:value-type="float">
            <text:p>2</text:p>
          </table:table-cell>
          <table:table-cell table:formula="of:=IF(OR([.D151]=&quot;&quot;;[.G151]=&quot;&quot;);&quot;&quot;;ROUND(ABS([.D151]-[.G15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time" office:time-value="PT05H34M07S" calcext:value-type="time">
            <text:p>05:34:07</text:p>
          </table:table-cell>
          <table:table-cell office:value-type="time" office:time-value="PT11H35M53S" calcext:value-type="time">
            <text:p>11:35:53</text:p>
          </table:table-cell>
          <table:table-cell office:value-type="time" office:time-value="PT17H36M56S" calcext:value-type="time">
            <text:p>17:36:56</text:p>
          </table:table-cell>
          <table:table-cell office:value-type="time" office:time-value="PT05H34M08S" calcext:value-type="time">
            <text:p>05:34:08</text:p>
          </table:table-cell>
          <table:table-cell office:value-type="time" office:time-value="PT11H35M54S" calcext:value-type="time">
            <text:p>11:35:54</text:p>
          </table:table-cell>
          <table:table-cell office:value-type="time" office:time-value="PT17H36M56S" calcext:value-type="time">
            <text:p>17:36:56</text:p>
          </table:table-cell>
          <table:table-cell table:formula="of:=IF(OR([.B152]=&quot;&quot;;[.E152]=&quot;&quot;);&quot;&quot;;ROUND(ABS([.B152]-[.E152])*86400))" office:value-type="float" office:value="1" calcext:value-type="float">
            <text:p>1</text:p>
          </table:table-cell>
          <table:table-cell table:formula="of:=IF(OR([.C152]=&quot;&quot;;[.F152]=&quot;&quot;);&quot;&quot;;ROUND(ABS([.C152]-[.F152])*86400))" office:value-type="float" office:value="1" calcext:value-type="float">
            <text:p>1</text:p>
          </table:table-cell>
          <table:table-cell table:formula="of:=IF(OR([.D152]=&quot;&quot;;[.G152]=&quot;&quot;);&quot;&quot;;ROUND(ABS([.D152]-[.G152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5-31" calcext:value-type="date">
            <text:p>2022-05-31</text:p>
          </table:table-cell>
          <table:table-cell office:value-type="time" office:time-value="PT06H23M57S" calcext:value-type="time">
            <text:p>06:23:57</text:p>
          </table:table-cell>
          <table:table-cell office:value-type="time" office:time-value="PT12H24M35S" calcext:value-type="time">
            <text:p>12:24:35</text:p>
          </table:table-cell>
          <table:table-cell office:value-type="time" office:time-value="PT18H24M44S" calcext:value-type="time">
            <text:p>18:24:44</text:p>
          </table:table-cell>
          <table:table-cell office:value-type="time" office:time-value="PT06H23M56S" calcext:value-type="time">
            <text:p>06:23:56</text:p>
          </table:table-cell>
          <table:table-cell office:value-type="time" office:time-value="PT12H24M33S" calcext:value-type="time">
            <text:p>12:24:33</text:p>
          </table:table-cell>
          <table:table-cell office:value-type="time" office:time-value="PT18H24M43S" calcext:value-type="time">
            <text:p>18:24:43</text:p>
          </table:table-cell>
          <table:table-cell table:formula="of:=IF(OR([.B153]=&quot;&quot;;[.E153]=&quot;&quot;);&quot;&quot;;ROUND(ABS([.B153]-[.E153])*86400))" office:value-type="float" office:value="1" calcext:value-type="float">
            <text:p>1</text:p>
          </table:table-cell>
          <table:table-cell table:formula="of:=IF(OR([.C153]=&quot;&quot;;[.F153]=&quot;&quot;);&quot;&quot;;ROUND(ABS([.C153]-[.F153])*86400))" office:value-type="float" office:value="2" calcext:value-type="float">
            <text:p>2</text:p>
          </table:table-cell>
          <table:table-cell table:formula="of:=IF(OR([.D153]=&quot;&quot;;[.G153]=&quot;&quot;);&quot;&quot;;ROUND(ABS([.D153]-[.G153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time" office:time-value="PT07H14M50S" calcext:value-type="time">
            <text:p>07:14:50</text:p>
          </table:table-cell>
          <table:table-cell office:value-type="time" office:time-value="PT13H14M47S" calcext:value-type="time">
            <text:p>13:14:47</text:p>
          </table:table-cell>
          <table:table-cell office:value-type="time" office:time-value="PT19H14M31S" calcext:value-type="time">
            <text:p>19:14:31</text:p>
          </table:table-cell>
          <table:table-cell office:value-type="time" office:time-value="PT07H14M48S" calcext:value-type="time">
            <text:p>07:14:48</text:p>
          </table:table-cell>
          <table:table-cell office:value-type="time" office:time-value="PT13H14M44S" calcext:value-type="time">
            <text:p>13:14:44</text:p>
          </table:table-cell>
          <table:table-cell office:value-type="time" office:time-value="PT19H14M29S" calcext:value-type="time">
            <text:p>19:14:29</text:p>
          </table:table-cell>
          <table:table-cell table:formula="of:=IF(OR([.B154]=&quot;&quot;;[.E154]=&quot;&quot;);&quot;&quot;;ROUND(ABS([.B154]-[.E154])*86400))" office:value-type="float" office:value="2" calcext:value-type="float">
            <text:p>2</text:p>
          </table:table-cell>
          <table:table-cell table:formula="of:=IF(OR([.C154]=&quot;&quot;;[.F154]=&quot;&quot;);&quot;&quot;;ROUND(ABS([.C154]-[.F154])*86400))" office:value-type="float" office:value="3" calcext:value-type="float">
            <text:p>3</text:p>
          </table:table-cell>
          <table:table-cell table:formula="of:=IF(OR([.D154]=&quot;&quot;;[.G154]=&quot;&quot;);&quot;&quot;;ROUND(ABS([.D154]-[.G154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time" office:time-value="PT08H05M53S" calcext:value-type="time">
            <text:p>08:05:53</text:p>
          </table:table-cell>
          <table:table-cell office:value-type="time" office:time-value="PT14H05M34S" calcext:value-type="time">
            <text:p>14:05:34</text:p>
          </table:table-cell>
          <table:table-cell office:value-type="time" office:time-value="PT20H05M21S" calcext:value-type="time">
            <text:p>20:05:21</text:p>
          </table:table-cell>
          <table:table-cell office:value-type="time" office:time-value="PT08H05M50S" calcext:value-type="time">
            <text:p>08:05:50</text:p>
          </table:table-cell>
          <table:table-cell office:value-type="time" office:time-value="PT14H05M31S" calcext:value-type="time">
            <text:p>14:05:31</text:p>
          </table:table-cell>
          <table:table-cell office:value-type="time" office:time-value="PT20H05M19S" calcext:value-type="time">
            <text:p>20:05:19</text:p>
          </table:table-cell>
          <table:table-cell table:formula="of:=IF(OR([.B155]=&quot;&quot;;[.E155]=&quot;&quot;);&quot;&quot;;ROUND(ABS([.B155]-[.E155])*86400))" office:value-type="float" office:value="3" calcext:value-type="float">
            <text:p>3</text:p>
          </table:table-cell>
          <table:table-cell table:formula="of:=IF(OR([.C155]=&quot;&quot;;[.F155]=&quot;&quot;);&quot;&quot;;ROUND(ABS([.C155]-[.F155])*86400))" office:value-type="float" office:value="3" calcext:value-type="float">
            <text:p>3</text:p>
          </table:table-cell>
          <table:table-cell table:formula="of:=IF(OR([.D155]=&quot;&quot;;[.G155]=&quot;&quot;);&quot;&quot;;ROUND(ABS([.D155]-[.G155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6-03" calcext:value-type="date">
            <text:p>2022-06-03</text:p>
          </table:table-cell>
          <table:table-cell office:value-type="time" office:time-value="PT08H55M57S" calcext:value-type="time">
            <text:p>08:55:57</text:p>
          </table:table-cell>
          <table:table-cell office:value-type="time" office:time-value="PT14H55M52S" calcext:value-type="time">
            <text:p>14:55:52</text:p>
          </table:table-cell>
          <table:table-cell office:value-type="time" office:time-value="PT20H56M10S" calcext:value-type="time">
            <text:p>20:56:10</text:p>
          </table:table-cell>
          <table:table-cell office:value-type="time" office:time-value="PT08H55M55S" calcext:value-type="time">
            <text:p>08:55:55</text:p>
          </table:table-cell>
          <table:table-cell office:value-type="time" office:time-value="PT14H55M49S" calcext:value-type="time">
            <text:p>14:55:49</text:p>
          </table:table-cell>
          <table:table-cell office:value-type="time" office:time-value="PT20H56M09S" calcext:value-type="time">
            <text:p>20:56:09</text:p>
          </table:table-cell>
          <table:table-cell table:formula="of:=IF(OR([.B156]=&quot;&quot;;[.E156]=&quot;&quot;);&quot;&quot;;ROUND(ABS([.B156]-[.E156])*86400))" office:value-type="float" office:value="2" calcext:value-type="float">
            <text:p>2</text:p>
          </table:table-cell>
          <table:table-cell table:formula="of:=IF(OR([.C156]=&quot;&quot;;[.F156]=&quot;&quot;);&quot;&quot;;ROUND(ABS([.C156]-[.F156])*86400))" office:value-type="float" office:value="3" calcext:value-type="float">
            <text:p>3</text:p>
          </table:table-cell>
          <table:table-cell table:formula="of:=IF(OR([.D156]=&quot;&quot;;[.G156]=&quot;&quot;);&quot;&quot;;ROUND(ABS([.D156]-[.G15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6-04" calcext:value-type="date">
            <text:p>2022-06-04</text:p>
          </table:table-cell>
          <table:table-cell office:value-type="time" office:time-value="PT09H44M09S" calcext:value-type="time">
            <text:p>09:44:09</text:p>
          </table:table-cell>
          <table:table-cell office:value-type="time" office:time-value="PT15H44M46S" calcext:value-type="time">
            <text:p>15:44:46</text:p>
          </table:table-cell>
          <table:table-cell office:value-type="time" office:time-value="PT21H46M02S" calcext:value-type="time">
            <text:p>21:46:02</text:p>
          </table:table-cell>
          <table:table-cell office:value-type="time" office:time-value="PT09H44M07S" calcext:value-type="time">
            <text:p>09:44:07</text:p>
          </table:table-cell>
          <table:table-cell office:value-type="time" office:time-value="PT15H44M45S" calcext:value-type="time">
            <text:p>15:44:45</text:p>
          </table:table-cell>
          <table:table-cell office:value-type="time" office:time-value="PT21H46M03S" calcext:value-type="time">
            <text:p>21:46:03</text:p>
          </table:table-cell>
          <table:table-cell table:formula="of:=IF(OR([.B157]=&quot;&quot;;[.E157]=&quot;&quot;);&quot;&quot;;ROUND(ABS([.B157]-[.E157])*86400))" office:value-type="float" office:value="2" calcext:value-type="float">
            <text:p>2</text:p>
          </table:table-cell>
          <table:table-cell table:formula="of:=IF(OR([.C157]=&quot;&quot;;[.F157]=&quot;&quot;);&quot;&quot;;ROUND(ABS([.C157]-[.F157])*86400))" office:value-type="float" office:value="1" calcext:value-type="float">
            <text:p>1</text:p>
          </table:table-cell>
          <table:table-cell table:formula="of:=IF(OR([.D157]=&quot;&quot;;[.G157]=&quot;&quot;);&quot;&quot;;ROUND(ABS([.D157]-[.G157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6-05" calcext:value-type="date">
            <text:p>2022-06-05</text:p>
          </table:table-cell>
          <table:table-cell office:value-type="time" office:time-value="PT10H30M02S" calcext:value-type="time">
            <text:p>10:30:02</text:p>
          </table:table-cell>
          <table:table-cell office:value-type="time" office:time-value="PT16H31M50S" calcext:value-type="time">
            <text:p>16:31:50</text:p>
          </table:table-cell>
          <table:table-cell office:value-type="time" office:time-value="PT22H34M31S" calcext:value-type="time">
            <text:p>22:34:31</text:p>
          </table:table-cell>
          <table:table-cell office:value-type="time" office:time-value="PT10H30M01S" calcext:value-type="time">
            <text:p>10:30:01</text:p>
          </table:table-cell>
          <table:table-cell office:value-type="time" office:time-value="PT16H31M51S" calcext:value-type="time">
            <text:p>16:31:51</text:p>
          </table:table-cell>
          <table:table-cell office:value-type="time" office:time-value="PT22H34M33S" calcext:value-type="time">
            <text:p>22:34:33</text:p>
          </table:table-cell>
          <table:table-cell table:formula="of:=IF(OR([.B158]=&quot;&quot;;[.E158]=&quot;&quot;);&quot;&quot;;ROUND(ABS([.B158]-[.E158])*86400))" office:value-type="float" office:value="1" calcext:value-type="float">
            <text:p>1</text:p>
          </table:table-cell>
          <table:table-cell table:formula="of:=IF(OR([.C158]=&quot;&quot;;[.F158]=&quot;&quot;);&quot;&quot;;ROUND(ABS([.C158]-[.F158])*86400))" office:value-type="float" office:value="1" calcext:value-type="float">
            <text:p>1</text:p>
          </table:table-cell>
          <table:table-cell table:formula="of:=IF(OR([.D158]=&quot;&quot;;[.G158]=&quot;&quot;);&quot;&quot;;ROUND(ABS([.D158]-[.G158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time" office:time-value="PT11H13M40S" calcext:value-type="time">
            <text:p>11:13:40</text:p>
          </table:table-cell>
          <table:table-cell office:value-type="time" office:time-value="PT17H17M08S" calcext:value-type="time">
            <text:p>17:17:08</text:p>
          </table:table-cell>
          <table:table-cell office:value-type="time" office:time-value="PT23H21M39S" calcext:value-type="time">
            <text:p>23:21:39</text:p>
          </table:table-cell>
          <table:table-cell office:value-type="time" office:time-value="PT11H13M41S" calcext:value-type="time">
            <text:p>11:13:41</text:p>
          </table:table-cell>
          <table:table-cell office:value-type="time" office:time-value="PT17H17M10S" calcext:value-type="time">
            <text:p>17:17:10</text:p>
          </table:table-cell>
          <table:table-cell office:value-type="time" office:time-value="PT23H21M41S" calcext:value-type="time">
            <text:p>23:21:41</text:p>
          </table:table-cell>
          <table:table-cell table:formula="of:=IF(OR([.B159]=&quot;&quot;;[.E159]=&quot;&quot;);&quot;&quot;;ROUND(ABS([.B159]-[.E159])*86400))" office:value-type="float" office:value="1" calcext:value-type="float">
            <text:p>1</text:p>
          </table:table-cell>
          <table:table-cell table:formula="of:=IF(OR([.C159]=&quot;&quot;;[.F159]=&quot;&quot;);&quot;&quot;;ROUND(ABS([.C159]-[.F159])*86400))" office:value-type="float" office:value="2" calcext:value-type="float">
            <text:p>2</text:p>
          </table:table-cell>
          <table:table-cell table:formula="of:=IF(OR([.D159]=&quot;&quot;;[.G159]=&quot;&quot;);&quot;&quot;;ROUND(ABS([.D159]-[.G159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6-07" calcext:value-type="date">
            <text:p>2022-06-07</text:p>
          </table:table-cell>
          <table:table-cell office:value-type="time" office:time-value="PT11H55M38S" calcext:value-type="time">
            <text:p>11:55:38</text:p>
          </table:table-cell>
          <table:table-cell office:value-type="time" office:time-value="PT18H01M12S" calcext:value-type="time">
            <text:p>18:01:12</text:p>
          </table:table-cell>
          <table:table-cell/>
          <table:table-cell office:value-type="time" office:time-value="PT11H55M40S" calcext:value-type="time">
            <text:p>11:55:40</text:p>
          </table:table-cell>
          <table:table-cell office:value-type="time" office:time-value="PT18H01M15S" calcext:value-type="time">
            <text:p>18:01:15</text:p>
          </table:table-cell>
          <table:table-cell/>
          <table:table-cell table:formula="of:=IF(OR([.B160]=&quot;&quot;;[.E160]=&quot;&quot;);&quot;&quot;;ROUND(ABS([.B160]-[.E160])*86400))" office:value-type="float" office:value="2" calcext:value-type="float">
            <text:p>2</text:p>
          </table:table-cell>
          <table:table-cell table:formula="of:=IF(OR([.C160]=&quot;&quot;;[.F160]=&quot;&quot;);&quot;&quot;;ROUND(ABS([.C160]-[.F160])*86400))" office:value-type="float" office:value="3" calcext:value-type="float">
            <text:p>3</text:p>
          </table:table-cell>
          <table:table-cell table:formula="of:=IF(OR([.D160]=&quot;&quot;;[.G160]=&quot;&quot;);&quot;&quot;;ROUND(ABS([.D160]-[.G160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time" office:time-value="PT12H36M47S" calcext:value-type="time">
            <text:p>12:36:47</text:p>
          </table:table-cell>
          <table:table-cell office:value-type="time" office:time-value="PT18H44M54S" calcext:value-type="time">
            <text:p>18:44:54</text:p>
          </table:table-cell>
          <table:table-cell office:value-type="time" office:time-value="PT00H07M57S" calcext:value-type="time">
            <text:p>00:07:57</text:p>
          </table:table-cell>
          <table:table-cell office:value-type="time" office:time-value="PT12H36M51S" calcext:value-type="time">
            <text:p>12:36:51</text:p>
          </table:table-cell>
          <table:table-cell office:value-type="time" office:time-value="PT18H44M57S" calcext:value-type="time">
            <text:p>18:44:57</text:p>
          </table:table-cell>
          <table:table-cell office:value-type="time" office:time-value="PT00H07M59S" calcext:value-type="time">
            <text:p>00:07:59</text:p>
          </table:table-cell>
          <table:table-cell table:formula="of:=IF(OR([.B161]=&quot;&quot;;[.E161]=&quot;&quot;);&quot;&quot;;ROUND(ABS([.B161]-[.E161])*86400))" office:value-type="float" office:value="4" calcext:value-type="float">
            <text:p>4</text:p>
          </table:table-cell>
          <table:table-cell table:formula="of:=IF(OR([.C161]=&quot;&quot;;[.F161]=&quot;&quot;);&quot;&quot;;ROUND(ABS([.C161]-[.F161])*86400))" office:value-type="float" office:value="3" calcext:value-type="float">
            <text:p>3</text:p>
          </table:table-cell>
          <table:table-cell table:formula="of:=IF(OR([.D161]=&quot;&quot;;[.G161]=&quot;&quot;);&quot;&quot;;ROUND(ABS([.D161]-[.G16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6-09" calcext:value-type="date">
            <text:p>2022-06-09</text:p>
          </table:table-cell>
          <table:table-cell office:value-type="time" office:time-value="PT13H18M17S" calcext:value-type="time">
            <text:p>13:18:17</text:p>
          </table:table-cell>
          <table:table-cell office:value-type="time" office:time-value="PT19H29M22S" calcext:value-type="time">
            <text:p>19:29:22</text:p>
          </table:table-cell>
          <table:table-cell office:value-type="time" office:time-value="PT00H54M20S" calcext:value-type="time">
            <text:p>00:54:20</text:p>
          </table:table-cell>
          <table:table-cell office:value-type="time" office:time-value="PT13H18M21S" calcext:value-type="time">
            <text:p>13:18:21</text:p>
          </table:table-cell>
          <table:table-cell office:value-type="time" office:time-value="PT19H29M26S" calcext:value-type="time">
            <text:p>19:29:26</text:p>
          </table:table-cell>
          <table:table-cell office:value-type="time" office:time-value="PT00H54M23S" calcext:value-type="time">
            <text:p>00:54:23</text:p>
          </table:table-cell>
          <table:table-cell table:formula="of:=IF(OR([.B162]=&quot;&quot;;[.E162]=&quot;&quot;);&quot;&quot;;ROUND(ABS([.B162]-[.E162])*86400))" office:value-type="float" office:value="4" calcext:value-type="float">
            <text:p>4</text:p>
          </table:table-cell>
          <table:table-cell table:formula="of:=IF(OR([.C162]=&quot;&quot;;[.F162]=&quot;&quot;);&quot;&quot;;ROUND(ABS([.C162]-[.F162])*86400))" office:value-type="float" office:value="4" calcext:value-type="float">
            <text:p>4</text:p>
          </table:table-cell>
          <table:table-cell table:formula="of:=IF(OR([.D162]=&quot;&quot;;[.G162]=&quot;&quot;);&quot;&quot;;ROUND(ABS([.D162]-[.G162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office:value-type="time" office:time-value="PT14H01M26S" calcext:value-type="time">
            <text:p>14:01:26</text:p>
          </table:table-cell>
          <table:table-cell office:value-type="time" office:time-value="PT20H15M55S" calcext:value-type="time">
            <text:p>20:15:55</text:p>
          </table:table-cell>
          <table:table-cell office:value-type="time" office:time-value="PT01H41M55S" calcext:value-type="time">
            <text:p>01:41:55</text:p>
          </table:table-cell>
          <table:table-cell office:value-type="time" office:time-value="PT14H01M30S" calcext:value-type="time">
            <text:p>14:01:30</text:p>
          </table:table-cell>
          <table:table-cell office:value-type="time" office:time-value="PT20H15M59S" calcext:value-type="time">
            <text:p>20:15:59</text:p>
          </table:table-cell>
          <table:table-cell office:value-type="time" office:time-value="PT01H41M58S" calcext:value-type="time">
            <text:p>01:41:58</text:p>
          </table:table-cell>
          <table:table-cell table:formula="of:=IF(OR([.B163]=&quot;&quot;;[.E163]=&quot;&quot;);&quot;&quot;;ROUND(ABS([.B163]-[.E163])*86400))" office:value-type="float" office:value="4" calcext:value-type="float">
            <text:p>4</text:p>
          </table:table-cell>
          <table:table-cell table:formula="of:=IF(OR([.C163]=&quot;&quot;;[.F163]=&quot;&quot;);&quot;&quot;;ROUND(ABS([.C163]-[.F163])*86400))" office:value-type="float" office:value="4" calcext:value-type="float">
            <text:p>4</text:p>
          </table:table-cell>
          <table:table-cell table:formula="of:=IF(OR([.D163]=&quot;&quot;;[.G163]=&quot;&quot;);&quot;&quot;;ROUND(ABS([.D163]-[.G163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11" calcext:value-type="date">
            <text:p>2022-06-11</text:p>
          </table:table-cell>
          <table:table-cell office:value-type="time" office:time-value="PT14H47M41S" calcext:value-type="time">
            <text:p>14:47:41</text:p>
          </table:table-cell>
          <table:table-cell office:value-type="time" office:time-value="PT21H05M59S" calcext:value-type="time">
            <text:p>21:05:59</text:p>
          </table:table-cell>
          <table:table-cell office:value-type="time" office:time-value="PT02H32M01S" calcext:value-type="time">
            <text:p>02:32:01</text:p>
          </table:table-cell>
          <table:table-cell office:value-type="time" office:time-value="PT14H47M45S" calcext:value-type="time">
            <text:p>14:47:45</text:p>
          </table:table-cell>
          <table:table-cell office:value-type="time" office:time-value="PT21H06M02S" calcext:value-type="time">
            <text:p>21:06:02</text:p>
          </table:table-cell>
          <table:table-cell office:value-type="time" office:time-value="PT02H32M05S" calcext:value-type="time">
            <text:p>02:32:05</text:p>
          </table:table-cell>
          <table:table-cell table:formula="of:=IF(OR([.B164]=&quot;&quot;;[.E164]=&quot;&quot;);&quot;&quot;;ROUND(ABS([.B164]-[.E164])*86400))" office:value-type="float" office:value="4" calcext:value-type="float">
            <text:p>4</text:p>
          </table:table-cell>
          <table:table-cell table:formula="of:=IF(OR([.C164]=&quot;&quot;;[.F164]=&quot;&quot;);&quot;&quot;;ROUND(ABS([.C164]-[.F164])*86400))" office:value-type="float" office:value="3" calcext:value-type="float">
            <text:p>3</text:p>
          </table:table-cell>
          <table:table-cell table:formula="of:=IF(OR([.D164]=&quot;&quot;;[.G164]=&quot;&quot;);&quot;&quot;;ROUND(ABS([.D164]-[.G164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6-12" calcext:value-type="date">
            <text:p>2022-06-12</text:p>
          </table:table-cell>
          <table:table-cell office:value-type="time" office:time-value="PT15H38M32S" calcext:value-type="time">
            <text:p>15:38:32</text:p>
          </table:table-cell>
          <table:table-cell office:value-type="time" office:time-value="PT22H00M52S" calcext:value-type="time">
            <text:p>22:00:52</text:p>
          </table:table-cell>
          <table:table-cell office:value-type="time" office:time-value="PT03H25M59S" calcext:value-type="time">
            <text:p>03:25:59</text:p>
          </table:table-cell>
          <table:table-cell office:value-type="time" office:time-value="PT15H38M34S" calcext:value-type="time">
            <text:p>15:38:34</text:p>
          </table:table-cell>
          <table:table-cell office:value-type="time" office:time-value="PT22H00M53S" calcext:value-type="time">
            <text:p>22:00:53</text:p>
          </table:table-cell>
          <table:table-cell office:value-type="time" office:time-value="PT03H26M02S" calcext:value-type="time">
            <text:p>03:26:02</text:p>
          </table:table-cell>
          <table:table-cell table:formula="of:=IF(OR([.B165]=&quot;&quot;;[.E165]=&quot;&quot;);&quot;&quot;;ROUND(ABS([.B165]-[.E165])*86400))" office:value-type="float" office:value="2" calcext:value-type="float">
            <text:p>2</text:p>
          </table:table-cell>
          <table:table-cell table:formula="of:=IF(OR([.C165]=&quot;&quot;;[.F165]=&quot;&quot;);&quot;&quot;;ROUND(ABS([.C165]-[.F165])*86400))" office:value-type="float" office:value="1" calcext:value-type="float">
            <text:p>1</text:p>
          </table:table-cell>
          <table:table-cell table:formula="of:=IF(OR([.D165]=&quot;&quot;;[.G165]=&quot;&quot;);&quot;&quot;;ROUND(ABS([.D165]-[.G165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time" office:time-value="PT16H35M06S" calcext:value-type="time">
            <text:p>16:35:06</text:p>
          </table:table-cell>
          <table:table-cell office:value-type="time" office:time-value="PT23H01M12S" calcext:value-type="time">
            <text:p>23:01:12</text:p>
          </table:table-cell>
          <table:table-cell office:value-type="time" office:time-value="PT04H24M49S" calcext:value-type="time">
            <text:p>04:24:49</text:p>
          </table:table-cell>
          <table:table-cell office:value-type="time" office:time-value="PT16H35M05S" calcext:value-type="time">
            <text:p>16:35:05</text:p>
          </table:table-cell>
          <table:table-cell office:value-type="time" office:time-value="PT23H01M12S" calcext:value-type="time">
            <text:p>23:01:12</text:p>
          </table:table-cell>
          <table:table-cell office:value-type="time" office:time-value="PT04H24M50S" calcext:value-type="time">
            <text:p>04:24:50</text:p>
          </table:table-cell>
          <table:table-cell table:formula="of:=IF(OR([.B166]=&quot;&quot;;[.E166]=&quot;&quot;);&quot;&quot;;ROUND(ABS([.B166]-[.E166])*86400))" office:value-type="float" office:value="1" calcext:value-type="float">
            <text:p>1</text:p>
          </table:table-cell>
          <table:table-cell table:formula="of:=IF(OR([.C166]=&quot;&quot;;[.F166]=&quot;&quot;);&quot;&quot;;ROUND(ABS([.C166]-[.F166])*86400))" office:value-type="float" office:value="0" calcext:value-type="float">
            <text:p>0</text:p>
          </table:table-cell>
          <table:table-cell table:formula="of:=IF(OR([.D166]=&quot;&quot;;[.G166]=&quot;&quot;);&quot;&quot;;ROUND(ABS([.D166]-[.G16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6-14" calcext:value-type="date">
            <text:p>2022-06-14</text:p>
          </table:table-cell>
          <table:table-cell office:value-type="time" office:time-value="PT17H37M29S" calcext:value-type="time">
            <text:p>17:37:29</text:p>
          </table:table-cell>
          <table:table-cell office:value-type="time" office:time-value="PT05H28M35S" calcext:value-type="time">
            <text:p>05:28:35</text:p>
          </table:table-cell>
          <table:table-cell/>
          <table:table-cell office:value-type="time" office:time-value="PT17H37M22S" calcext:value-type="time">
            <text:p>17:37:22</text:p>
          </table:table-cell>
          <table:table-cell office:value-type="time" office:time-value="PT05H28M35S" calcext:value-type="time">
            <text:p>05:28:35</text:p>
          </table:table-cell>
          <table:table-cell office:value-type="time" office:time-value="PT05H28M33S" calcext:value-type="time">
            <text:p>05:28:33</text:p>
          </table:table-cell>
          <table:table-cell table:formula="of:=IF(OR([.B167]=&quot;&quot;;[.E167]=&quot;&quot;);&quot;&quot;;ROUND(ABS([.B167]-[.E167])*86400))" office:value-type="float" office:value="7" calcext:value-type="float">
            <text:p>7</text:p>
          </table:table-cell>
          <table:table-cell table:formula="of:=IF(OR([.C167]=&quot;&quot;;[.F167]=&quot;&quot;);&quot;&quot;;ROUND(ABS([.C167]-[.F167])*86400))" office:value-type="float" office:value="0" calcext:value-type="float">
            <text:p>0</text:p>
          </table:table-cell>
          <table:table-cell table:formula="of:=IF(OR([.D167]=&quot;&quot;;[.G167]=&quot;&quot;);&quot;&quot;;ROUND(ABS([.D167]-[.G167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time" office:time-value="PT18H43M53S" calcext:value-type="time">
            <text:p>18:43:53</text:p>
          </table:table-cell>
          <table:table-cell office:value-type="time" office:time-value="PT00H06M17S" calcext:value-type="time">
            <text:p>00:06:17</text:p>
          </table:table-cell>
          <table:table-cell office:value-type="time" office:time-value="PT06H35M42S" calcext:value-type="time">
            <text:p>06:35:42</text:p>
          </table:table-cell>
          <table:table-cell office:value-type="time" office:time-value="PT18H43M44S" calcext:value-type="time">
            <text:p>18:43:44</text:p>
          </table:table-cell>
          <table:table-cell office:value-type="time" office:time-value="PT00H06M17S" calcext:value-type="time">
            <text:p>00:06:17</text:p>
          </table:table-cell>
          <table:table-cell office:value-type="time" office:time-value="PT06H35M35S" calcext:value-type="time">
            <text:p>06:35:35</text:p>
          </table:table-cell>
          <table:table-cell table:formula="of:=IF(OR([.B168]=&quot;&quot;;[.E168]=&quot;&quot;);&quot;&quot;;ROUND(ABS([.B168]-[.E168])*86400))" office:value-type="float" office:value="9" calcext:value-type="float">
            <text:p>9</text:p>
          </table:table-cell>
          <table:table-cell table:formula="of:=IF(OR([.C168]=&quot;&quot;;[.F168]=&quot;&quot;);&quot;&quot;;ROUND(ABS([.C168]-[.F168])*86400))" office:value-type="float" office:value="0" calcext:value-type="float">
            <text:p>0</text:p>
          </table:table-cell>
          <table:table-cell table:formula="of:=IF(OR([.D168]=&quot;&quot;;[.G168]=&quot;&quot;);&quot;&quot;;ROUND(ABS([.D168]-[.G168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06-16" calcext:value-type="date">
            <text:p>2022-06-16</text:p>
          </table:table-cell>
          <table:table-cell office:value-type="time" office:time-value="PT19H50M59S" calcext:value-type="time">
            <text:p>19:50:59</text:p>
          </table:table-cell>
          <table:table-cell office:value-type="time" office:time-value="PT01H13M30S" calcext:value-type="time">
            <text:p>01:13:30</text:p>
          </table:table-cell>
          <table:table-cell office:value-type="time" office:time-value="PT07H42M51S" calcext:value-type="time">
            <text:p>07:42:51</text:p>
          </table:table-cell>
          <table:table-cell office:value-type="time" office:time-value="PT19H50M51S" calcext:value-type="time">
            <text:p>19:50:51</text:p>
          </table:table-cell>
          <table:table-cell office:value-type="time" office:time-value="PT01H13M29S" calcext:value-type="time">
            <text:p>01:13:29</text:p>
          </table:table-cell>
          <table:table-cell office:value-type="time" office:time-value="PT07H42M42S" calcext:value-type="time">
            <text:p>07:42:42</text:p>
          </table:table-cell>
          <table:table-cell table:formula="of:=IF(OR([.B169]=&quot;&quot;;[.E169]=&quot;&quot;);&quot;&quot;;ROUND(ABS([.B169]-[.E169])*86400))" office:value-type="float" office:value="8" calcext:value-type="float">
            <text:p>8</text:p>
          </table:table-cell>
          <table:table-cell table:formula="of:=IF(OR([.C169]=&quot;&quot;;[.F169]=&quot;&quot;);&quot;&quot;;ROUND(ABS([.C169]-[.F169])*86400))" office:value-type="float" office:value="1" calcext:value-type="float">
            <text:p>1</text:p>
          </table:table-cell>
          <table:table-cell table:formula="of:=IF(OR([.D169]=&quot;&quot;;[.G169]=&quot;&quot;);&quot;&quot;;ROUND(ABS([.D169]-[.G169])*86400)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time" office:time-value="PT20H55M15S" calcext:value-type="time">
            <text:p>20:55:15</text:p>
          </table:table-cell>
          <table:table-cell office:value-type="time" office:time-value="PT02H19M14S" calcext:value-type="time">
            <text:p>02:19:14</text:p>
          </table:table-cell>
          <table:table-cell office:value-type="time" office:time-value="PT08H46M27S" calcext:value-type="time">
            <text:p>08:46:27</text:p>
          </table:table-cell>
          <table:table-cell office:value-type="time" office:time-value="PT20H55M13S" calcext:value-type="time">
            <text:p>20:55:13</text:p>
          </table:table-cell>
          <table:table-cell office:value-type="time" office:time-value="PT02H19M12S" calcext:value-type="time">
            <text:p>02:19:12</text:p>
          </table:table-cell>
          <table:table-cell office:value-type="time" office:time-value="PT08H46M21S" calcext:value-type="time">
            <text:p>08:46:21</text:p>
          </table:table-cell>
          <table:table-cell table:formula="of:=IF(OR([.B170]=&quot;&quot;;[.E170]=&quot;&quot;);&quot;&quot;;ROUND(ABS([.B170]-[.E170])*86400))" office:value-type="float" office:value="2" calcext:value-type="float">
            <text:p>2</text:p>
          </table:table-cell>
          <table:table-cell table:formula="of:=IF(OR([.C170]=&quot;&quot;;[.F170]=&quot;&quot;);&quot;&quot;;ROUND(ABS([.C170]-[.F170])*86400))" office:value-type="float" office:value="2" calcext:value-type="float">
            <text:p>2</text:p>
          </table:table-cell>
          <table:table-cell table:formula="of:=IF(OR([.D170]=&quot;&quot;;[.G170]=&quot;&quot;);&quot;&quot;;ROUND(ABS([.D170]-[.G170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time" office:time-value="PT21H54M42S" calcext:value-type="time">
            <text:p>21:54:42</text:p>
          </table:table-cell>
          <table:table-cell office:value-type="time" office:time-value="PT03H20M31S" calcext:value-type="time">
            <text:p>03:20:31</text:p>
          </table:table-cell>
          <table:table-cell office:value-type="time" office:time-value="PT09H44M18S" calcext:value-type="time">
            <text:p>09:44:18</text:p>
          </table:table-cell>
          <table:table-cell office:value-type="time" office:time-value="PT21H54M44S" calcext:value-type="time">
            <text:p>21:54:44</text:p>
          </table:table-cell>
          <table:table-cell office:value-type="time" office:time-value="PT03H20M31S" calcext:value-type="time">
            <text:p>03:20:31</text:p>
          </table:table-cell>
          <table:table-cell office:value-type="time" office:time-value="PT09H44M16S" calcext:value-type="time">
            <text:p>09:44:16</text:p>
          </table:table-cell>
          <table:table-cell table:formula="of:=IF(OR([.B171]=&quot;&quot;;[.E171]=&quot;&quot;);&quot;&quot;;ROUND(ABS([.B171]-[.E171])*86400))" office:value-type="float" office:value="2" calcext:value-type="float">
            <text:p>2</text:p>
          </table:table-cell>
          <table:table-cell table:formula="of:=IF(OR([.C171]=&quot;&quot;;[.F171]=&quot;&quot;);&quot;&quot;;ROUND(ABS([.C171]-[.F171])*86400))" office:value-type="float" office:value="0" calcext:value-type="float">
            <text:p>0</text:p>
          </table:table-cell>
          <table:table-cell table:formula="of:=IF(OR([.D171]=&quot;&quot;;[.G171]=&quot;&quot;);&quot;&quot;;ROUND(ABS([.D171]-[.G17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6-19" calcext:value-type="date">
            <text:p>2022-06-19</text:p>
          </table:table-cell>
          <table:table-cell office:value-type="time" office:time-value="PT22H49M04S" calcext:value-type="time">
            <text:p>22:49:04</text:p>
          </table:table-cell>
          <table:table-cell office:value-type="time" office:time-value="PT04H16M13S" calcext:value-type="time">
            <text:p>04:16:13</text:p>
          </table:table-cell>
          <table:table-cell office:value-type="time" office:time-value="PT10H36M06S" calcext:value-type="time">
            <text:p>10:36:06</text:p>
          </table:table-cell>
          <table:table-cell office:value-type="time" office:time-value="PT22H49M08S" calcext:value-type="time">
            <text:p>22:49:08</text:p>
          </table:table-cell>
          <table:table-cell office:value-type="time" office:time-value="PT04H16M15S" calcext:value-type="time">
            <text:p>04:16:15</text:p>
          </table:table-cell>
          <table:table-cell office:value-type="time" office:time-value="PT10H36M08S" calcext:value-type="time">
            <text:p>10:36:08</text:p>
          </table:table-cell>
          <table:table-cell table:formula="of:=IF(OR([.B172]=&quot;&quot;;[.E172]=&quot;&quot;);&quot;&quot;;ROUND(ABS([.B172]-[.E172])*86400))" office:value-type="float" office:value="4" calcext:value-type="float">
            <text:p>4</text:p>
          </table:table-cell>
          <table:table-cell table:formula="of:=IF(OR([.C172]=&quot;&quot;;[.F172]=&quot;&quot;);&quot;&quot;;ROUND(ABS([.C172]-[.F172])*86400))" office:value-type="float" office:value="2" calcext:value-type="float">
            <text:p>2</text:p>
          </table:table-cell>
          <table:table-cell table:formula="of:=IF(OR([.D172]=&quot;&quot;;[.G172]=&quot;&quot;);&quot;&quot;;ROUND(ABS([.D172]-[.G172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6-20" calcext:value-type="date">
            <text:p>2022-06-20</text:p>
          </table:table-cell>
          <table:table-cell office:value-type="time" office:time-value="PT23H39M15S" calcext:value-type="time">
            <text:p>23:39:15</text:p>
          </table:table-cell>
          <table:table-cell office:value-type="time" office:time-value="PT05H06M45S" calcext:value-type="time">
            <text:p>05:06:45</text:p>
          </table:table-cell>
          <table:table-cell office:value-type="time" office:time-value="PT11H22M50S" calcext:value-type="time">
            <text:p>11:22:50</text:p>
          </table:table-cell>
          <table:table-cell office:value-type="time" office:time-value="PT23H39M19S" calcext:value-type="time">
            <text:p>23:39:19</text:p>
          </table:table-cell>
          <table:table-cell office:value-type="time" office:time-value="PT05H06M49S" calcext:value-type="time">
            <text:p>05:06:49</text:p>
          </table:table-cell>
          <table:table-cell office:value-type="time" office:time-value="PT11H22M54S" calcext:value-type="time">
            <text:p>11:22:54</text:p>
          </table:table-cell>
          <table:table-cell table:formula="of:=IF(OR([.B173]=&quot;&quot;;[.E173]=&quot;&quot;);&quot;&quot;;ROUND(ABS([.B173]-[.E173])*86400))" office:value-type="float" office:value="4" calcext:value-type="float">
            <text:p>4</text:p>
          </table:table-cell>
          <table:table-cell table:formula="of:=IF(OR([.C173]=&quot;&quot;;[.F173]=&quot;&quot;);&quot;&quot;;ROUND(ABS([.C173]-[.F173])*86400))" office:value-type="float" office:value="4" calcext:value-type="float">
            <text:p>4</text:p>
          </table:table-cell>
          <table:table-cell table:formula="of:=IF(OR([.D173]=&quot;&quot;;[.G173]=&quot;&quot;);&quot;&quot;;ROUND(ABS([.D173]-[.G173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6-21" calcext:value-type="date">
            <text:p>2022-06-21</text:p>
          </table:table-cell>
          <table:table-cell office:value-type="time" office:time-value="PT05H53M21S" calcext:value-type="time">
            <text:p>05:53:21</text:p>
          </table:table-cell>
          <table:table-cell office:value-type="time" office:time-value="PT12H05M58S" calcext:value-type="time">
            <text:p>12:05:58</text:p>
          </table:table-cell>
          <table:table-cell/>
          <table:table-cell office:value-type="time" office:time-value="PT05H53M21S" calcext:value-type="time">
            <text:p>05:53:21</text:p>
          </table:table-cell>
          <table:table-cell office:value-type="time" office:time-value="PT05H53M25S" calcext:value-type="time">
            <text:p>05:53:25</text:p>
          </table:table-cell>
          <table:table-cell office:value-type="time" office:time-value="PT12H06M02S" calcext:value-type="time">
            <text:p>12:06:02</text:p>
          </table:table-cell>
          <table:table-cell table:formula="of:=IF(OR([.B174]=&quot;&quot;;[.E174]=&quot;&quot;);&quot;&quot;;ROUND(ABS([.B174]-[.E174])*86400))" office:value-type="float" office:value="0" calcext:value-type="float">
            <text:p>0</text:p>
          </table:table-cell>
          <table:table-cell table:formula="of:=IF(OR([.C174]=&quot;&quot;;[.F174]=&quot;&quot;);&quot;&quot;;ROUND(ABS([.C174]-[.F174])*86400))" office:value-type="float" office:value="22353" calcext:value-type="float">
            <text:p>22353</text:p>
          </table:table-cell>
          <table:table-cell table:formula="of:=IF(OR([.D174]=&quot;&quot;;[.G174]=&quot;&quot;);&quot;&quot;;ROUND(ABS([.D174]-[.G174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 office:value-type="time" office:time-value="PT00H26M31S" calcext:value-type="time">
            <text:p>00:26:31</text:p>
          </table:table-cell>
          <table:table-cell office:value-type="time" office:time-value="PT06H37M27S" calcext:value-type="time">
            <text:p>06:37:27</text:p>
          </table:table-cell>
          <table:table-cell office:value-type="time" office:time-value="PT12H46M59S" calcext:value-type="time">
            <text:p>12:46:59</text:p>
          </table:table-cell>
          <table:table-cell office:value-type="time" office:time-value="PT00H26M33S" calcext:value-type="time">
            <text:p>00:26:33</text:p>
          </table:table-cell>
          <table:table-cell office:value-type="time" office:time-value="PT06H37M31S" calcext:value-type="time">
            <text:p>06:37:31</text:p>
          </table:table-cell>
          <table:table-cell office:value-type="time" office:time-value="PT12H47M03S" calcext:value-type="time">
            <text:p>12:47:03</text:p>
          </table:table-cell>
          <table:table-cell table:formula="of:=IF(OR([.B175]=&quot;&quot;;[.E175]=&quot;&quot;);&quot;&quot;;ROUND(ABS([.B175]-[.E175])*86400))" office:value-type="float" office:value="2" calcext:value-type="float">
            <text:p>2</text:p>
          </table:table-cell>
          <table:table-cell table:formula="of:=IF(OR([.C175]=&quot;&quot;;[.F175]=&quot;&quot;);&quot;&quot;;ROUND(ABS([.C175]-[.F175])*86400))" office:value-type="float" office:value="4" calcext:value-type="float">
            <text:p>4</text:p>
          </table:table-cell>
          <table:table-cell table:formula="of:=IF(OR([.D175]=&quot;&quot;;[.G175]=&quot;&quot;);&quot;&quot;;ROUND(ABS([.D175]-[.G175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time" office:time-value="PT01H12M15S" calcext:value-type="time">
            <text:p>01:12:15</text:p>
          </table:table-cell>
          <table:table-cell office:value-type="time" office:time-value="PT07H20M24S" calcext:value-type="time">
            <text:p>07:20:24</text:p>
          </table:table-cell>
          <table:table-cell office:value-type="time" office:time-value="PT13H27M17S" calcext:value-type="time">
            <text:p>13:27:17</text:p>
          </table:table-cell>
          <table:table-cell office:value-type="time" office:time-value="PT01H12M17S" calcext:value-type="time">
            <text:p>01:12:17</text:p>
          </table:table-cell>
          <table:table-cell office:value-type="time" office:time-value="PT07H20M28S" calcext:value-type="time">
            <text:p>07:20:28</text:p>
          </table:table-cell>
          <table:table-cell office:value-type="time" office:time-value="PT13H27M21S" calcext:value-type="time">
            <text:p>13:27:21</text:p>
          </table:table-cell>
          <table:table-cell table:formula="of:=IF(OR([.B176]=&quot;&quot;;[.E176]=&quot;&quot;);&quot;&quot;;ROUND(ABS([.B176]-[.E176])*86400))" office:value-type="float" office:value="2" calcext:value-type="float">
            <text:p>2</text:p>
          </table:table-cell>
          <table:table-cell table:formula="of:=IF(OR([.C176]=&quot;&quot;;[.F176]=&quot;&quot;);&quot;&quot;;ROUND(ABS([.C176]-[.F176])*86400))" office:value-type="float" office:value="4" calcext:value-type="float">
            <text:p>4</text:p>
          </table:table-cell>
          <table:table-cell table:formula="of:=IF(OR([.D176]=&quot;&quot;;[.G176]=&quot;&quot;);&quot;&quot;;ROUND(ABS([.D176]-[.G176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time" office:time-value="PT01H57M41S" calcext:value-type="time">
            <text:p>01:57:41</text:p>
          </table:table-cell>
          <table:table-cell office:value-type="time" office:time-value="PT08H03M26S" calcext:value-type="time">
            <text:p>08:03:26</text:p>
          </table:table-cell>
          <table:table-cell office:value-type="time" office:time-value="PT14H08M03S" calcext:value-type="time">
            <text:p>14:08:03</text:p>
          </table:table-cell>
          <table:table-cell office:value-type="time" office:time-value="PT01H57M42S" calcext:value-type="time">
            <text:p>01:57:42</text:p>
          </table:table-cell>
          <table:table-cell office:value-type="time" office:time-value="PT08H03M29S" calcext:value-type="time">
            <text:p>08:03:29</text:p>
          </table:table-cell>
          <table:table-cell office:value-type="time" office:time-value="PT14H08M07S" calcext:value-type="time">
            <text:p>14:08:07</text:p>
          </table:table-cell>
          <table:table-cell table:formula="of:=IF(OR([.B177]=&quot;&quot;;[.E177]=&quot;&quot;);&quot;&quot;;ROUND(ABS([.B177]-[.E177])*86400))" office:value-type="float" office:value="1" calcext:value-type="float">
            <text:p>1</text:p>
          </table:table-cell>
          <table:table-cell table:formula="of:=IF(OR([.C177]=&quot;&quot;;[.F177]=&quot;&quot;);&quot;&quot;;ROUND(ABS([.C177]-[.F177])*86400))" office:value-type="float" office:value="3" calcext:value-type="float">
            <text:p>3</text:p>
          </table:table-cell>
          <table:table-cell table:formula="of:=IF(OR([.D177]=&quot;&quot;;[.G177]=&quot;&quot;);&quot;&quot;;ROUND(ABS([.D177]-[.G177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time" office:time-value="PT02H43M46S" calcext:value-type="time">
            <text:p>02:43:46</text:p>
          </table:table-cell>
          <table:table-cell office:value-type="time" office:time-value="PT08H47M30S" calcext:value-type="time">
            <text:p>08:47:30</text:p>
          </table:table-cell>
          <table:table-cell office:value-type="time" office:time-value="PT14H50M17S" calcext:value-type="time">
            <text:p>14:50:17</text:p>
          </table:table-cell>
          <table:table-cell office:value-type="time" office:time-value="PT02H43M47S" calcext:value-type="time">
            <text:p>02:43:47</text:p>
          </table:table-cell>
          <table:table-cell office:value-type="time" office:time-value="PT08H47M32S" calcext:value-type="time">
            <text:p>08:47:32</text:p>
          </table:table-cell>
          <table:table-cell office:value-type="time" office:time-value="PT14H50M19S" calcext:value-type="time">
            <text:p>14:50:19</text:p>
          </table:table-cell>
          <table:table-cell table:formula="of:=IF(OR([.B178]=&quot;&quot;;[.E178]=&quot;&quot;);&quot;&quot;;ROUND(ABS([.B178]-[.E178])*86400))" office:value-type="float" office:value="1" calcext:value-type="float">
            <text:p>1</text:p>
          </table:table-cell>
          <table:table-cell table:formula="of:=IF(OR([.C178]=&quot;&quot;;[.F178]=&quot;&quot;);&quot;&quot;;ROUND(ABS([.C178]-[.F178])*86400))" office:value-type="float" office:value="2" calcext:value-type="float">
            <text:p>2</text:p>
          </table:table-cell>
          <table:table-cell table:formula="of:=IF(OR([.D178]=&quot;&quot;;[.G178]=&quot;&quot;);&quot;&quot;;ROUND(ABS([.D178]-[.G178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6-26" calcext:value-type="date">
            <text:p>2022-06-26</text:p>
          </table:table-cell>
          <table:table-cell office:value-type="time" office:time-value="PT03H31M12S" calcext:value-type="time">
            <text:p>03:31:12</text:p>
          </table:table-cell>
          <table:table-cell office:value-type="time" office:time-value="PT09H33M19S" calcext:value-type="time">
            <text:p>09:33:19</text:p>
          </table:table-cell>
          <table:table-cell office:value-type="time" office:time-value="PT15H34M40S" calcext:value-type="time">
            <text:p>15:34:40</text:p>
          </table:table-cell>
          <table:table-cell office:value-type="time" office:time-value="PT03H31M13S" calcext:value-type="time">
            <text:p>03:31:13</text:p>
          </table:table-cell>
          <table:table-cell office:value-type="time" office:time-value="PT09H33M20S" calcext:value-type="time">
            <text:p>09:33:20</text:p>
          </table:table-cell>
          <table:table-cell office:value-type="time" office:time-value="PT15H34M41S" calcext:value-type="time">
            <text:p>15:34:41</text:p>
          </table:table-cell>
          <table:table-cell table:formula="of:=IF(OR([.B179]=&quot;&quot;;[.E179]=&quot;&quot;);&quot;&quot;;ROUND(ABS([.B179]-[.E179])*86400))" office:value-type="float" office:value="1" calcext:value-type="float">
            <text:p>1</text:p>
          </table:table-cell>
          <table:table-cell table:formula="of:=IF(OR([.C179]=&quot;&quot;;[.F179]=&quot;&quot;);&quot;&quot;;ROUND(ABS([.C179]-[.F179])*86400))" office:value-type="float" office:value="1" calcext:value-type="float">
            <text:p>1</text:p>
          </table:table-cell>
          <table:table-cell table:formula="of:=IF(OR([.D179]=&quot;&quot;;[.G179]=&quot;&quot;);&quot;&quot;;ROUND(ABS([.D179]-[.G179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time" office:time-value="PT04H20M16S" calcext:value-type="time">
            <text:p>04:20:16</text:p>
          </table:table-cell>
          <table:table-cell office:value-type="time" office:time-value="PT10H21M10S" calcext:value-type="time">
            <text:p>10:21:10</text:p>
          </table:table-cell>
          <table:table-cell office:value-type="time" office:time-value="PT16H21M31S" calcext:value-type="time">
            <text:p>16:21:31</text:p>
          </table:table-cell>
          <table:table-cell office:value-type="time" office:time-value="PT04H20M16S" calcext:value-type="time">
            <text:p>04:20:16</text:p>
          </table:table-cell>
          <table:table-cell office:value-type="time" office:time-value="PT10H21M09S" calcext:value-type="time">
            <text:p>10:21:09</text:p>
          </table:table-cell>
          <table:table-cell office:value-type="time" office:time-value="PT16H21M30S" calcext:value-type="time">
            <text:p>16:21:30</text:p>
          </table:table-cell>
          <table:table-cell table:formula="of:=IF(OR([.B180]=&quot;&quot;;[.E180]=&quot;&quot;);&quot;&quot;;ROUND(ABS([.B180]-[.E180])*86400))" office:value-type="float" office:value="0" calcext:value-type="float">
            <text:p>0</text:p>
          </table:table-cell>
          <table:table-cell table:formula="of:=IF(OR([.C180]=&quot;&quot;;[.F180]=&quot;&quot;);&quot;&quot;;ROUND(ABS([.C180]-[.F180])*86400))" office:value-type="float" office:value="1" calcext:value-type="float">
            <text:p>1</text:p>
          </table:table-cell>
          <table:table-cell table:formula="of:=IF(OR([.D180]=&quot;&quot;;[.G180]=&quot;&quot;);&quot;&quot;;ROUND(ABS([.D180]-[.G180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time" office:time-value="PT05H10M42S" calcext:value-type="time">
            <text:p>05:10:42</text:p>
          </table:table-cell>
          <table:table-cell office:value-type="time" office:time-value="PT11H10M48S" calcext:value-type="time">
            <text:p>11:10:48</text:p>
          </table:table-cell>
          <table:table-cell office:value-type="time" office:time-value="PT17H10M37S" calcext:value-type="time">
            <text:p>17:10:37</text:p>
          </table:table-cell>
          <table:table-cell office:value-type="time" office:time-value="PT05H10M40S" calcext:value-type="time">
            <text:p>05:10:40</text:p>
          </table:table-cell>
          <table:table-cell office:value-type="time" office:time-value="PT11H10M45S" calcext:value-type="time">
            <text:p>11:10:45</text:p>
          </table:table-cell>
          <table:table-cell office:value-type="time" office:time-value="PT17H10M34S" calcext:value-type="time">
            <text:p>17:10:34</text:p>
          </table:table-cell>
          <table:table-cell table:formula="of:=IF(OR([.B181]=&quot;&quot;;[.E181]=&quot;&quot;);&quot;&quot;;ROUND(ABS([.B181]-[.E181])*86400))" office:value-type="float" office:value="2" calcext:value-type="float">
            <text:p>2</text:p>
          </table:table-cell>
          <table:table-cell table:formula="of:=IF(OR([.C181]=&quot;&quot;;[.F181]=&quot;&quot;);&quot;&quot;;ROUND(ABS([.C181]-[.F181])*86400))" office:value-type="float" office:value="3" calcext:value-type="float">
            <text:p>3</text:p>
          </table:table-cell>
          <table:table-cell table:formula="of:=IF(OR([.D181]=&quot;&quot;;[.G181]=&quot;&quot;);&quot;&quot;;ROUND(ABS([.D181]-[.G181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time" office:time-value="PT06H01M43S" calcext:value-type="time">
            <text:p>06:01:43</text:p>
          </table:table-cell>
          <table:table-cell office:value-type="time" office:time-value="PT12H01M27S" calcext:value-type="time">
            <text:p>12:01:27</text:p>
          </table:table-cell>
          <table:table-cell office:value-type="time" office:time-value="PT18H01M12S" calcext:value-type="time">
            <text:p>18:01:12</text:p>
          </table:table-cell>
          <table:table-cell office:value-type="time" office:time-value="PT06H01M41S" calcext:value-type="time">
            <text:p>06:01:41</text:p>
          </table:table-cell>
          <table:table-cell office:value-type="time" office:time-value="PT12H01M24S" calcext:value-type="time">
            <text:p>12:01:24</text:p>
          </table:table-cell>
          <table:table-cell office:value-type="time" office:time-value="PT18H01M09S" calcext:value-type="time">
            <text:p>18:01:09</text:p>
          </table:table-cell>
          <table:table-cell table:formula="of:=IF(OR([.B182]=&quot;&quot;;[.E182]=&quot;&quot;);&quot;&quot;;ROUND(ABS([.B182]-[.E182])*86400))" office:value-type="float" office:value="2" calcext:value-type="float">
            <text:p>2</text:p>
          </table:table-cell>
          <table:table-cell table:formula="of:=IF(OR([.C182]=&quot;&quot;;[.F182]=&quot;&quot;);&quot;&quot;;ROUND(ABS([.C182]-[.F182])*86400))" office:value-type="float" office:value="3" calcext:value-type="float">
            <text:p>3</text:p>
          </table:table-cell>
          <table:table-cell table:formula="of:=IF(OR([.D182]=&quot;&quot;;[.G182]=&quot;&quot;);&quot;&quot;;ROUND(ABS([.D182]-[.G182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time" office:time-value="PT06H52M13S" calcext:value-type="time">
            <text:p>06:52:13</text:p>
          </table:table-cell>
          <table:table-cell office:value-type="time" office:time-value="PT12H52M03S" calcext:value-type="time">
            <text:p>12:52:03</text:p>
          </table:table-cell>
          <table:table-cell office:value-type="time" office:time-value="PT18H52M10S" calcext:value-type="time">
            <text:p>18:52:10</text:p>
          </table:table-cell>
          <table:table-cell office:value-type="time" office:time-value="PT06H52M10S" calcext:value-type="time">
            <text:p>06:52:10</text:p>
          </table:table-cell>
          <table:table-cell office:value-type="time" office:time-value="PT12H52M00S" calcext:value-type="time">
            <text:p>12:52:00</text:p>
          </table:table-cell>
          <table:table-cell office:value-type="time" office:time-value="PT18H52M08S" calcext:value-type="time">
            <text:p>18:52:08</text:p>
          </table:table-cell>
          <table:table-cell table:formula="of:=IF(OR([.B183]=&quot;&quot;;[.E183]=&quot;&quot;);&quot;&quot;;ROUND(ABS([.B183]-[.E183])*86400))" office:value-type="float" office:value="3" calcext:value-type="float">
            <text:p>3</text:p>
          </table:table-cell>
          <table:table-cell table:formula="of:=IF(OR([.C183]=&quot;&quot;;[.F183]=&quot;&quot;);&quot;&quot;;ROUND(ABS([.C183]-[.F183])*86400))" office:value-type="float" office:value="3" calcext:value-type="float">
            <text:p>3</text:p>
          </table:table-cell>
          <table:table-cell table:formula="of:=IF(OR([.D183]=&quot;&quot;;[.G183]=&quot;&quot;);&quot;&quot;;ROUND(ABS([.D183]-[.G183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time" office:time-value="PT07H41M06S" calcext:value-type="time">
            <text:p>07:41:06</text:p>
          </table:table-cell>
          <table:table-cell office:value-type="time" office:time-value="PT13H41M30S" calcext:value-type="time">
            <text:p>13:41:30</text:p>
          </table:table-cell>
          <table:table-cell office:value-type="time" office:time-value="PT19H42M28S" calcext:value-type="time">
            <text:p>19:42:28</text:p>
          </table:table-cell>
          <table:table-cell office:value-type="time" office:time-value="PT07H41M05S" calcext:value-type="time">
            <text:p>07:41:05</text:p>
          </table:table-cell>
          <table:table-cell office:value-type="time" office:time-value="PT13H41M28S" calcext:value-type="time">
            <text:p>13:41:28</text:p>
          </table:table-cell>
          <table:table-cell office:value-type="time" office:time-value="PT19H42M27S" calcext:value-type="time">
            <text:p>19:42:27</text:p>
          </table:table-cell>
          <table:table-cell table:formula="of:=IF(OR([.B184]=&quot;&quot;;[.E184]=&quot;&quot;);&quot;&quot;;ROUND(ABS([.B184]-[.E184])*86400))" office:value-type="float" office:value="1" calcext:value-type="float">
            <text:p>1</text:p>
          </table:table-cell>
          <table:table-cell table:formula="of:=IF(OR([.C184]=&quot;&quot;;[.F184]=&quot;&quot;);&quot;&quot;;ROUND(ABS([.C184]-[.F184])*86400))" office:value-type="float" office:value="2" calcext:value-type="float">
            <text:p>2</text:p>
          </table:table-cell>
          <table:table-cell table:formula="of:=IF(OR([.D184]=&quot;&quot;;[.G184]=&quot;&quot;);&quot;&quot;;ROUND(ABS([.D184]-[.G184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7-02" calcext:value-type="date">
            <text:p>2022-07-02</text:p>
          </table:table-cell>
          <table:table-cell office:value-type="time" office:time-value="PT08H27M42S" calcext:value-type="time">
            <text:p>08:27:42</text:p>
          </table:table-cell>
          <table:table-cell office:value-type="time" office:time-value="PT14H29M07S" calcext:value-type="time">
            <text:p>14:29:07</text:p>
          </table:table-cell>
          <table:table-cell office:value-type="time" office:time-value="PT20H31M18S" calcext:value-type="time">
            <text:p>20:31:18</text:p>
          </table:table-cell>
          <table:table-cell office:value-type="time" office:time-value="PT08H27M41S" calcext:value-type="time">
            <text:p>08:27:41</text:p>
          </table:table-cell>
          <table:table-cell office:value-type="time" office:time-value="PT14H29M07S" calcext:value-type="time">
            <text:p>14:29:07</text:p>
          </table:table-cell>
          <table:table-cell office:value-type="time" office:time-value="PT20H31M20S" calcext:value-type="time">
            <text:p>20:31:20</text:p>
          </table:table-cell>
          <table:table-cell table:formula="of:=IF(OR([.B185]=&quot;&quot;;[.E185]=&quot;&quot;);&quot;&quot;;ROUND(ABS([.B185]-[.E185])*86400))" office:value-type="float" office:value="1" calcext:value-type="float">
            <text:p>1</text:p>
          </table:table-cell>
          <table:table-cell table:formula="of:=IF(OR([.C185]=&quot;&quot;;[.F185]=&quot;&quot;);&quot;&quot;;ROUND(ABS([.C185]-[.F185])*86400))" office:value-type="float" office:value="0" calcext:value-type="float">
            <text:p>0</text:p>
          </table:table-cell>
          <table:table-cell table:formula="of:=IF(OR([.D185]=&quot;&quot;;[.G185]=&quot;&quot;);&quot;&quot;;ROUND(ABS([.D185]-[.G185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7-03" calcext:value-type="date">
            <text:p>2022-07-03</text:p>
          </table:table-cell>
          <table:table-cell office:value-type="time" office:time-value="PT09H11M49S" calcext:value-type="time">
            <text:p>09:11:49</text:p>
          </table:table-cell>
          <table:table-cell office:value-type="time" office:time-value="PT15H14M41S" calcext:value-type="time">
            <text:p>15:14:41</text:p>
          </table:table-cell>
          <table:table-cell office:value-type="time" office:time-value="PT21H18M32S" calcext:value-type="time">
            <text:p>21:18:32</text:p>
          </table:table-cell>
          <table:table-cell office:value-type="time" office:time-value="PT09H11M50S" calcext:value-type="time">
            <text:p>09:11:50</text:p>
          </table:table-cell>
          <table:table-cell office:value-type="time" office:time-value="PT15H14M43S" calcext:value-type="time">
            <text:p>15:14:43</text:p>
          </table:table-cell>
          <table:table-cell office:value-type="time" office:time-value="PT21H18M34S" calcext:value-type="time">
            <text:p>21:18:34</text:p>
          </table:table-cell>
          <table:table-cell table:formula="of:=IF(OR([.B186]=&quot;&quot;;[.E186]=&quot;&quot;);&quot;&quot;;ROUND(ABS([.B186]-[.E186])*86400))" office:value-type="float" office:value="1" calcext:value-type="float">
            <text:p>1</text:p>
          </table:table-cell>
          <table:table-cell table:formula="of:=IF(OR([.C186]=&quot;&quot;;[.F186]=&quot;&quot;);&quot;&quot;;ROUND(ABS([.C186]-[.F186])*86400))" office:value-type="float" office:value="2" calcext:value-type="float">
            <text:p>2</text:p>
          </table:table-cell>
          <table:table-cell table:formula="of:=IF(OR([.D186]=&quot;&quot;;[.G186]=&quot;&quot;);&quot;&quot;;ROUND(ABS([.D186]-[.G186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time" office:time-value="PT09H53M49S" calcext:value-type="time">
            <text:p>09:53:49</text:p>
          </table:table-cell>
          <table:table-cell office:value-type="time" office:time-value="PT15H58M33S" calcext:value-type="time">
            <text:p>15:58:33</text:p>
          </table:table-cell>
          <table:table-cell office:value-type="time" office:time-value="PT22H04M25S" calcext:value-type="time">
            <text:p>22:04:25</text:p>
          </table:table-cell>
          <table:table-cell office:value-type="time" office:time-value="PT09H53M51S" calcext:value-type="time">
            <text:p>09:53:51</text:p>
          </table:table-cell>
          <table:table-cell office:value-type="time" office:time-value="PT15H58M36S" calcext:value-type="time">
            <text:p>15:58:36</text:p>
          </table:table-cell>
          <table:table-cell office:value-type="time" office:time-value="PT22H04M29S" calcext:value-type="time">
            <text:p>22:04:29</text:p>
          </table:table-cell>
          <table:table-cell table:formula="of:=IF(OR([.B187]=&quot;&quot;;[.E187]=&quot;&quot;);&quot;&quot;;ROUND(ABS([.B187]-[.E187])*86400))" office:value-type="float" office:value="2" calcext:value-type="float">
            <text:p>2</text:p>
          </table:table-cell>
          <table:table-cell table:formula="of:=IF(OR([.C187]=&quot;&quot;;[.F187]=&quot;&quot;);&quot;&quot;;ROUND(ABS([.C187]-[.F187])*86400))" office:value-type="float" office:value="3" calcext:value-type="float">
            <text:p>3</text:p>
          </table:table-cell>
          <table:table-cell table:formula="of:=IF(OR([.D187]=&quot;&quot;;[.G187]=&quot;&quot;);&quot;&quot;;ROUND(ABS([.D187]-[.G187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time" office:time-value="PT10H34M26S" calcext:value-type="time">
            <text:p>10:34:26</text:p>
          </table:table-cell>
          <table:table-cell office:value-type="time" office:time-value="PT16H41M27S" calcext:value-type="time">
            <text:p>16:41:27</text:p>
          </table:table-cell>
          <table:table-cell office:value-type="time" office:time-value="PT22H49M44S" calcext:value-type="time">
            <text:p>22:49:44</text:p>
          </table:table-cell>
          <table:table-cell office:value-type="time" office:time-value="PT10H34M28S" calcext:value-type="time">
            <text:p>10:34:28</text:p>
          </table:table-cell>
          <table:table-cell office:value-type="time" office:time-value="PT16H41M30S" calcext:value-type="time">
            <text:p>16:41:30</text:p>
          </table:table-cell>
          <table:table-cell office:value-type="time" office:time-value="PT22H49M47S" calcext:value-type="time">
            <text:p>22:49:47</text:p>
          </table:table-cell>
          <table:table-cell table:formula="of:=IF(OR([.B188]=&quot;&quot;;[.E188]=&quot;&quot;);&quot;&quot;;ROUND(ABS([.B188]-[.E188])*86400))" office:value-type="float" office:value="2" calcext:value-type="float">
            <text:p>2</text:p>
          </table:table-cell>
          <table:table-cell table:formula="of:=IF(OR([.C188]=&quot;&quot;;[.F188]=&quot;&quot;);&quot;&quot;;ROUND(ABS([.C188]-[.F188])*86400))" office:value-type="float" office:value="3" calcext:value-type="float">
            <text:p>3</text:p>
          </table:table-cell>
          <table:table-cell table:formula="of:=IF(OR([.D188]=&quot;&quot;;[.G188]=&quot;&quot;);&quot;&quot;;ROUND(ABS([.D188]-[.G188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time" office:time-value="PT11H14M40S" calcext:value-type="time">
            <text:p>11:14:40</text:p>
          </table:table-cell>
          <table:table-cell office:value-type="time" office:time-value="PT17H24M22S" calcext:value-type="time">
            <text:p>17:24:22</text:p>
          </table:table-cell>
          <table:table-cell office:value-type="time" office:time-value="PT23H35M28S" calcext:value-type="time">
            <text:p>23:35:28</text:p>
          </table:table-cell>
          <table:table-cell office:value-type="time" office:time-value="PT11H14M43S" calcext:value-type="time">
            <text:p>11:14:43</text:p>
          </table:table-cell>
          <table:table-cell office:value-type="time" office:time-value="PT17H24M26S" calcext:value-type="time">
            <text:p>17:24:26</text:p>
          </table:table-cell>
          <table:table-cell office:value-type="time" office:time-value="PT23H35M31S" calcext:value-type="time">
            <text:p>23:35:31</text:p>
          </table:table-cell>
          <table:table-cell table:formula="of:=IF(OR([.B189]=&quot;&quot;;[.E189]=&quot;&quot;);&quot;&quot;;ROUND(ABS([.B189]-[.E189])*86400))" office:value-type="float" office:value="3" calcext:value-type="float">
            <text:p>3</text:p>
          </table:table-cell>
          <table:table-cell table:formula="of:=IF(OR([.C189]=&quot;&quot;;[.F189]=&quot;&quot;);&quot;&quot;;ROUND(ABS([.C189]-[.F189])*86400))" office:value-type="float" office:value="4" calcext:value-type="float">
            <text:p>4</text:p>
          </table:table-cell>
          <table:table-cell table:formula="of:=IF(OR([.D189]=&quot;&quot;;[.G189]=&quot;&quot;);&quot;&quot;;ROUND(ABS([.D189]-[.G189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07" calcext:value-type="date">
            <text:p>2022-07-07</text:p>
          </table:table-cell>
          <table:table-cell office:value-type="time" office:time-value="PT11H55M44S" calcext:value-type="time">
            <text:p>11:55:44</text:p>
          </table:table-cell>
          <table:table-cell office:value-type="time" office:time-value="PT18H08M31S" calcext:value-type="time">
            <text:p>18:08:31</text:p>
          </table:table-cell>
          <table:table-cell/>
          <table:table-cell office:value-type="time" office:time-value="PT11H55M47S" calcext:value-type="time">
            <text:p>11:55:47</text:p>
          </table:table-cell>
          <table:table-cell office:value-type="time" office:time-value="PT18H08M35S" calcext:value-type="time">
            <text:p>18:08:35</text:p>
          </table:table-cell>
          <table:table-cell/>
          <table:table-cell table:formula="of:=IF(OR([.B190]=&quot;&quot;;[.E190]=&quot;&quot;);&quot;&quot;;ROUND(ABS([.B190]-[.E190])*86400))" office:value-type="float" office:value="3" calcext:value-type="float">
            <text:p>3</text:p>
          </table:table-cell>
          <table:table-cell table:formula="of:=IF(OR([.C190]=&quot;&quot;;[.F190]=&quot;&quot;);&quot;&quot;;ROUND(ABS([.C190]-[.F190])*86400))" office:value-type="float" office:value="4" calcext:value-type="float">
            <text:p>4</text:p>
          </table:table-cell>
          <table:table-cell table:formula="of:=IF(OR([.D190]=&quot;&quot;;[.G190]=&quot;&quot;);&quot;&quot;;ROUND(ABS([.D190]-[.G190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office:value-type="time" office:time-value="PT12H39M00S" calcext:value-type="time">
            <text:p>12:39:00</text:p>
          </table:table-cell>
          <table:table-cell office:value-type="time" office:time-value="PT18H55M18S" calcext:value-type="time">
            <text:p>18:55:18</text:p>
          </table:table-cell>
          <table:table-cell office:value-type="time" office:time-value="PT00H22M49S" calcext:value-type="time">
            <text:p>00:22:49</text:p>
          </table:table-cell>
          <table:table-cell office:value-type="time" office:time-value="PT12H39M04S" calcext:value-type="time">
            <text:p>12:39:04</text:p>
          </table:table-cell>
          <table:table-cell office:value-type="time" office:time-value="PT18H55M22S" calcext:value-type="time">
            <text:p>18:55:22</text:p>
          </table:table-cell>
          <table:table-cell office:value-type="time" office:time-value="PT00H22M51S" calcext:value-type="time">
            <text:p>00:22:51</text:p>
          </table:table-cell>
          <table:table-cell table:formula="of:=IF(OR([.B191]=&quot;&quot;;[.E191]=&quot;&quot;);&quot;&quot;;ROUND(ABS([.B191]-[.E191])*86400))" office:value-type="float" office:value="4" calcext:value-type="float">
            <text:p>4</text:p>
          </table:table-cell>
          <table:table-cell table:formula="of:=IF(OR([.C191]=&quot;&quot;;[.F191]=&quot;&quot;);&quot;&quot;;ROUND(ABS([.C191]-[.F191])*86400))" office:value-type="float" office:value="4" calcext:value-type="float">
            <text:p>4</text:p>
          </table:table-cell>
          <table:table-cell table:formula="of:=IF(OR([.D191]=&quot;&quot;;[.G191]=&quot;&quot;);&quot;&quot;;ROUND(ABS([.D191]-[.G19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7-09" calcext:value-type="date">
            <text:p>2022-07-09</text:p>
          </table:table-cell>
          <table:table-cell office:value-type="time" office:time-value="PT13H26M01S" calcext:value-type="time">
            <text:p>13:26:01</text:p>
          </table:table-cell>
          <table:table-cell office:value-type="time" office:time-value="PT19H46M08S" calcext:value-type="time">
            <text:p>19:46:08</text:p>
          </table:table-cell>
          <table:table-cell office:value-type="time" office:time-value="PT01H13M12S" calcext:value-type="time">
            <text:p>01:13:12</text:p>
          </table:table-cell>
          <table:table-cell office:value-type="time" office:time-value="PT13H26M05S" calcext:value-type="time">
            <text:p>13:26:05</text:p>
          </table:table-cell>
          <table:table-cell office:value-type="time" office:time-value="PT19H46M11S" calcext:value-type="time">
            <text:p>19:46:11</text:p>
          </table:table-cell>
          <table:table-cell office:value-type="time" office:time-value="PT01H13M14S" calcext:value-type="time">
            <text:p>01:13:14</text:p>
          </table:table-cell>
          <table:table-cell table:formula="of:=IF(OR([.B192]=&quot;&quot;;[.E192]=&quot;&quot;);&quot;&quot;;ROUND(ABS([.B192]-[.E192])*86400))" office:value-type="float" office:value="4" calcext:value-type="float">
            <text:p>4</text:p>
          </table:table-cell>
          <table:table-cell table:formula="of:=IF(OR([.C192]=&quot;&quot;;[.F192]=&quot;&quot;);&quot;&quot;;ROUND(ABS([.C192]-[.F192])*86400))" office:value-type="float" office:value="3" calcext:value-type="float">
            <text:p>3</text:p>
          </table:table-cell>
          <table:table-cell table:formula="of:=IF(OR([.D192]=&quot;&quot;;[.G192]=&quot;&quot;);&quot;&quot;;ROUND(ABS([.D192]-[.G192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7-10" calcext:value-type="date">
            <text:p>2022-07-10</text:p>
          </table:table-cell>
          <table:table-cell office:value-type="time" office:time-value="PT14H18M12S" calcext:value-type="time">
            <text:p>14:18:12</text:p>
          </table:table-cell>
          <table:table-cell office:value-type="time" office:time-value="PT20H42M14S" calcext:value-type="time">
            <text:p>20:42:14</text:p>
          </table:table-cell>
          <table:table-cell office:value-type="time" office:time-value="PT02H07M53S" calcext:value-type="time">
            <text:p>02:07:53</text:p>
          </table:table-cell>
          <table:table-cell office:value-type="time" office:time-value="PT14H18M14S" calcext:value-type="time">
            <text:p>14:18:14</text:p>
          </table:table-cell>
          <table:table-cell office:value-type="time" office:time-value="PT20H42M15S" calcext:value-type="time">
            <text:p>20:42:15</text:p>
          </table:table-cell>
          <table:table-cell office:value-type="time" office:time-value="PT02H07M56S" calcext:value-type="time">
            <text:p>02:07:56</text:p>
          </table:table-cell>
          <table:table-cell table:formula="of:=IF(OR([.B193]=&quot;&quot;;[.E193]=&quot;&quot;);&quot;&quot;;ROUND(ABS([.B193]-[.E193])*86400))" office:value-type="float" office:value="2" calcext:value-type="float">
            <text:p>2</text:p>
          </table:table-cell>
          <table:table-cell table:formula="of:=IF(OR([.C193]=&quot;&quot;;[.F193]=&quot;&quot;);&quot;&quot;;ROUND(ABS([.C193]-[.F193])*86400))" office:value-type="float" office:value="1" calcext:value-type="float">
            <text:p>1</text:p>
          </table:table-cell>
          <table:table-cell table:formula="of:=IF(OR([.D193]=&quot;&quot;;[.G193]=&quot;&quot;);&quot;&quot;;ROUND(ABS([.D193]-[.G193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time" office:time-value="PT15H16M30S" calcext:value-type="time">
            <text:p>15:16:30</text:p>
          </table:table-cell>
          <table:table-cell office:value-type="time" office:time-value="PT21H43M54S" calcext:value-type="time">
            <text:p>21:43:54</text:p>
          </table:table-cell>
          <table:table-cell office:value-type="time" office:time-value="PT03H07M43S" calcext:value-type="time">
            <text:p>03:07:43</text:p>
          </table:table-cell>
          <table:table-cell office:value-type="time" office:time-value="PT15H16M27S" calcext:value-type="time">
            <text:p>15:16:27</text:p>
          </table:table-cell>
          <table:table-cell office:value-type="time" office:time-value="PT21H43M54S" calcext:value-type="time">
            <text:p>21:43:54</text:p>
          </table:table-cell>
          <table:table-cell office:value-type="time" office:time-value="PT03H07M44S" calcext:value-type="time">
            <text:p>03:07:44</text:p>
          </table:table-cell>
          <table:table-cell table:formula="of:=IF(OR([.B194]=&quot;&quot;;[.E194]=&quot;&quot;);&quot;&quot;;ROUND(ABS([.B194]-[.E194])*86400))" office:value-type="float" office:value="3" calcext:value-type="float">
            <text:p>3</text:p>
          </table:table-cell>
          <table:table-cell table:formula="of:=IF(OR([.C194]=&quot;&quot;;[.F194]=&quot;&quot;);&quot;&quot;;ROUND(ABS([.C194]-[.F194])*86400))" office:value-type="float" office:value="0" calcext:value-type="float">
            <text:p>0</text:p>
          </table:table-cell>
          <table:table-cell table:formula="of:=IF(OR([.D194]=&quot;&quot;;[.G194]=&quot;&quot;);&quot;&quot;;ROUND(ABS([.D194]-[.G194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time" office:time-value="PT16H20M28S" calcext:value-type="time">
            <text:p>16:20:28</text:p>
          </table:table-cell>
          <table:table-cell office:value-type="time" office:time-value="PT22H49M54S" calcext:value-type="time">
            <text:p>22:49:54</text:p>
          </table:table-cell>
          <table:table-cell office:value-type="time" office:time-value="PT04H12M19S" calcext:value-type="time">
            <text:p>04:12:19</text:p>
          </table:table-cell>
          <table:table-cell office:value-type="time" office:time-value="PT16H20M20S" calcext:value-type="time">
            <text:p>16:20:20</text:p>
          </table:table-cell>
          <table:table-cell office:value-type="time" office:time-value="PT22H49M53S" calcext:value-type="time">
            <text:p>22:49:53</text:p>
          </table:table-cell>
          <table:table-cell office:value-type="time" office:time-value="PT04H12M17S" calcext:value-type="time">
            <text:p>04:12:17</text:p>
          </table:table-cell>
          <table:table-cell table:formula="of:=IF(OR([.B195]=&quot;&quot;;[.E195]=&quot;&quot;);&quot;&quot;;ROUND(ABS([.B195]-[.E195])*86400))" office:value-type="float" office:value="8" calcext:value-type="float">
            <text:p>8</text:p>
          </table:table-cell>
          <table:table-cell table:formula="of:=IF(OR([.C195]=&quot;&quot;;[.F195]=&quot;&quot;);&quot;&quot;;ROUND(ABS([.C195]-[.F195])*86400))" office:value-type="float" office:value="1" calcext:value-type="float">
            <text:p>1</text:p>
          </table:table-cell>
          <table:table-cell table:formula="of:=IF(OR([.D195]=&quot;&quot;;[.G195]=&quot;&quot;);&quot;&quot;;ROUND(ABS([.D195]-[.G195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time" office:time-value="PT17H27M49S" calcext:value-type="time">
            <text:p>17:27:49</text:p>
          </table:table-cell>
          <table:table-cell office:value-type="time" office:time-value="PT23H57M10S" calcext:value-type="time">
            <text:p>23:57:10</text:p>
          </table:table-cell>
          <table:table-cell office:value-type="time" office:time-value="PT05H19M33S" calcext:value-type="time">
            <text:p>05:19:33</text:p>
          </table:table-cell>
          <table:table-cell office:value-type="time" office:time-value="PT17H27M38S" calcext:value-type="time">
            <text:p>17:27:38</text:p>
          </table:table-cell>
          <table:table-cell office:value-type="time" office:time-value="PT23H57M10S" calcext:value-type="time">
            <text:p>23:57:10</text:p>
          </table:table-cell>
          <table:table-cell office:value-type="time" office:time-value="PT05H19M27S" calcext:value-type="time">
            <text:p>05:19:27</text:p>
          </table:table-cell>
          <table:table-cell table:formula="of:=IF(OR([.B196]=&quot;&quot;;[.E196]=&quot;&quot;);&quot;&quot;;ROUND(ABS([.B196]-[.E196])*86400))" office:value-type="float" office:value="11" calcext:value-type="float">
            <text:p>11</text:p>
          </table:table-cell>
          <table:table-cell table:formula="of:=IF(OR([.C196]=&quot;&quot;;[.F196]=&quot;&quot;);&quot;&quot;;ROUND(ABS([.C196]-[.F196])*86400))" office:value-type="float" office:value="0" calcext:value-type="float">
            <text:p>0</text:p>
          </table:table-cell>
          <table:table-cell table:formula="of:=IF(OR([.D196]=&quot;&quot;;[.G196]=&quot;&quot;);&quot;&quot;;ROUND(ABS([.D196]-[.G196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07-14" calcext:value-type="date">
            <text:p>2022-07-14</text:p>
          </table:table-cell>
          <table:table-cell office:value-type="time" office:time-value="PT18H34M50S" calcext:value-type="time">
            <text:p>18:34:50</text:p>
          </table:table-cell>
          <table:table-cell office:value-type="time" office:time-value="PT06H25M52S" calcext:value-type="time">
            <text:p>06:25:52</text:p>
          </table:table-cell>
          <table:table-cell/>
          <table:table-cell office:value-type="time" office:time-value="PT18H34M42S" calcext:value-type="time">
            <text:p>18:34:42</text:p>
          </table:table-cell>
          <table:table-cell office:value-type="time" office:time-value="PT06H25M52S" calcext:value-type="time">
            <text:p>06:25:52</text:p>
          </table:table-cell>
          <table:table-cell office:value-type="time" office:time-value="PT06H25M45S" calcext:value-type="time">
            <text:p>06:25:45</text:p>
          </table:table-cell>
          <table:table-cell table:formula="of:=IF(OR([.B197]=&quot;&quot;;[.E197]=&quot;&quot;);&quot;&quot;;ROUND(ABS([.B197]-[.E197])*86400))" office:value-type="float" office:value="8" calcext:value-type="float">
            <text:p>8</text:p>
          </table:table-cell>
          <table:table-cell table:formula="of:=IF(OR([.C197]=&quot;&quot;;[.F197]=&quot;&quot;);&quot;&quot;;ROUND(ABS([.C197]-[.F197])*86400))" office:value-type="float" office:value="0" calcext:value-type="float">
            <text:p>0</text:p>
          </table:table-cell>
          <table:table-cell table:formula="of:=IF(OR([.D197]=&quot;&quot;;[.G197]=&quot;&quot;);&quot;&quot;;ROUND(ABS([.D197]-[.G197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time" office:time-value="PT19H38M21S" calcext:value-type="time">
            <text:p>19:38:21</text:p>
          </table:table-cell>
          <table:table-cell office:value-type="time" office:time-value="PT01H02M02S" calcext:value-type="time">
            <text:p>01:02:02</text:p>
          </table:table-cell>
          <table:table-cell office:value-type="time" office:time-value="PT07H27M55S" calcext:value-type="time">
            <text:p>07:27:55</text:p>
          </table:table-cell>
          <table:table-cell office:value-type="time" office:time-value="PT19H38M19S" calcext:value-type="time">
            <text:p>19:38:19</text:p>
          </table:table-cell>
          <table:table-cell office:value-type="time" office:time-value="PT01H02M02S" calcext:value-type="time">
            <text:p>01:02:02</text:p>
          </table:table-cell>
          <table:table-cell office:value-type="time" office:time-value="PT07H27M51S" calcext:value-type="time">
            <text:p>07:27:51</text:p>
          </table:table-cell>
          <table:table-cell table:formula="of:=IF(OR([.B198]=&quot;&quot;;[.E198]=&quot;&quot;);&quot;&quot;;ROUND(ABS([.B198]-[.E198])*86400))" office:value-type="float" office:value="2" calcext:value-type="float">
            <text:p>2</text:p>
          </table:table-cell>
          <table:table-cell table:formula="of:=IF(OR([.C198]=&quot;&quot;;[.F198]=&quot;&quot;);&quot;&quot;;ROUND(ABS([.C198]-[.F198])*86400))" office:value-type="float" office:value="0" calcext:value-type="float">
            <text:p>0</text:p>
          </table:table-cell>
          <table:table-cell table:formula="of:=IF(OR([.D198]=&quot;&quot;;[.G198]=&quot;&quot;);&quot;&quot;;ROUND(ABS([.D198]-[.G198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7-16" calcext:value-type="date">
            <text:p>2022-07-16</text:p>
          </table:table-cell>
          <table:table-cell office:value-type="time" office:time-value="PT20H36M51S" calcext:value-type="time">
            <text:p>20:36:51</text:p>
          </table:table-cell>
          <table:table-cell office:value-type="time" office:time-value="PT02H02M03S" calcext:value-type="time">
            <text:p>02:02:03</text:p>
          </table:table-cell>
          <table:table-cell office:value-type="time" office:time-value="PT08H24M07S" calcext:value-type="time">
            <text:p>08:24:07</text:p>
          </table:table-cell>
          <table:table-cell office:value-type="time" office:time-value="PT20H36M54S" calcext:value-type="time">
            <text:p>20:36:54</text:p>
          </table:table-cell>
          <table:table-cell office:value-type="time" office:time-value="PT02H02M03S" calcext:value-type="time">
            <text:p>02:02:03</text:p>
          </table:table-cell>
          <table:table-cell office:value-type="time" office:time-value="PT08H24M07S" calcext:value-type="time">
            <text:p>08:24:07</text:p>
          </table:table-cell>
          <table:table-cell table:formula="of:=IF(OR([.B199]=&quot;&quot;;[.E199]=&quot;&quot;);&quot;&quot;;ROUND(ABS([.B199]-[.E199])*86400))" office:value-type="float" office:value="3" calcext:value-type="float">
            <text:p>3</text:p>
          </table:table-cell>
          <table:table-cell table:formula="of:=IF(OR([.C199]=&quot;&quot;;[.F199]=&quot;&quot;);&quot;&quot;;ROUND(ABS([.C199]-[.F199])*86400))" office:value-type="float" office:value="0" calcext:value-type="float">
            <text:p>0</text:p>
          </table:table-cell>
          <table:table-cell table:formula="of:=IF(OR([.D199]=&quot;&quot;;[.G199]=&quot;&quot;);&quot;&quot;;ROUND(ABS([.D199]-[.G199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7-17" calcext:value-type="date">
            <text:p>2022-07-17</text:p>
          </table:table-cell>
          <table:table-cell office:value-type="time" office:time-value="PT21H30M33S" calcext:value-type="time">
            <text:p>21:30:33</text:p>
          </table:table-cell>
          <table:table-cell office:value-type="time" office:time-value="PT02H56M35S" calcext:value-type="time">
            <text:p>02:56:35</text:p>
          </table:table-cell>
          <table:table-cell office:value-type="time" office:time-value="PT09H14M38S" calcext:value-type="time">
            <text:p>09:14:38</text:p>
          </table:table-cell>
          <table:table-cell office:value-type="time" office:time-value="PT21H30M37S" calcext:value-type="time">
            <text:p>21:30:37</text:p>
          </table:table-cell>
          <table:table-cell office:value-type="time" office:time-value="PT02H56M37S" calcext:value-type="time">
            <text:p>02:56:37</text:p>
          </table:table-cell>
          <table:table-cell office:value-type="time" office:time-value="PT09H14M40S" calcext:value-type="time">
            <text:p>09:14:40</text:p>
          </table:table-cell>
          <table:table-cell table:formula="of:=IF(OR([.B200]=&quot;&quot;;[.E200]=&quot;&quot;);&quot;&quot;;ROUND(ABS([.B200]-[.E200])*86400))" office:value-type="float" office:value="4" calcext:value-type="float">
            <text:p>4</text:p>
          </table:table-cell>
          <table:table-cell table:formula="of:=IF(OR([.C200]=&quot;&quot;;[.F200]=&quot;&quot;);&quot;&quot;;ROUND(ABS([.C200]-[.F200])*86400))" office:value-type="float" office:value="2" calcext:value-type="float">
            <text:p>2</text:p>
          </table:table-cell>
          <table:table-cell table:formula="of:=IF(OR([.D200]=&quot;&quot;;[.G200]=&quot;&quot;);&quot;&quot;;ROUND(ABS([.D200]-[.G20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time" office:time-value="PT22H20M28S" calcext:value-type="time">
            <text:p>22:20:28</text:p>
          </table:table-cell>
          <table:table-cell office:value-type="time" office:time-value="PT03H46M24S" calcext:value-type="time">
            <text:p>03:46:24</text:p>
          </table:table-cell>
          <table:table-cell office:value-type="time" office:time-value="PT10H00M39S" calcext:value-type="time">
            <text:p>10:00:39</text:p>
          </table:table-cell>
          <table:table-cell office:value-type="time" office:time-value="PT22H20M33S" calcext:value-type="time">
            <text:p>22:20:33</text:p>
          </table:table-cell>
          <table:table-cell office:value-type="time" office:time-value="PT03H46M27S" calcext:value-type="time">
            <text:p>03:46:27</text:p>
          </table:table-cell>
          <table:table-cell office:value-type="time" office:time-value="PT10H00M42S" calcext:value-type="time">
            <text:p>10:00:42</text:p>
          </table:table-cell>
          <table:table-cell table:formula="of:=IF(OR([.B201]=&quot;&quot;;[.E201]=&quot;&quot;);&quot;&quot;;ROUND(ABS([.B201]-[.E201])*86400))" office:value-type="float" office:value="5" calcext:value-type="float">
            <text:p>5</text:p>
          </table:table-cell>
          <table:table-cell table:formula="of:=IF(OR([.C201]=&quot;&quot;;[.F201]=&quot;&quot;);&quot;&quot;;ROUND(ABS([.C201]-[.F201])*86400))" office:value-type="float" office:value="3" calcext:value-type="float">
            <text:p>3</text:p>
          </table:table-cell>
          <table:table-cell table:formula="of:=IF(OR([.D201]=&quot;&quot;;[.G201]=&quot;&quot;);&quot;&quot;;ROUND(ABS([.D201]-[.G201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19" calcext:value-type="date">
            <text:p>2022-07-19</text:p>
          </table:table-cell>
          <table:table-cell office:value-type="time" office:time-value="PT23H07M59S" calcext:value-type="time">
            <text:p>23:07:59</text:p>
          </table:table-cell>
          <table:table-cell office:value-type="time" office:time-value="PT04H32M48S" calcext:value-type="time">
            <text:p>04:32:48</text:p>
          </table:table-cell>
          <table:table-cell office:value-type="time" office:time-value="PT10H43M40S" calcext:value-type="time">
            <text:p>10:43:40</text:p>
          </table:table-cell>
          <table:table-cell office:value-type="time" office:time-value="PT23H08M03S" calcext:value-type="time">
            <text:p>23:08:03</text:p>
          </table:table-cell>
          <table:table-cell office:value-type="time" office:time-value="PT04H32M51S" calcext:value-type="time">
            <text:p>04:32:51</text:p>
          </table:table-cell>
          <table:table-cell office:value-type="time" office:time-value="PT10H43M43S" calcext:value-type="time">
            <text:p>10:43:43</text:p>
          </table:table-cell>
          <table:table-cell table:formula="of:=IF(OR([.B202]=&quot;&quot;;[.E202]=&quot;&quot;);&quot;&quot;;ROUND(ABS([.B202]-[.E202])*86400))" office:value-type="float" office:value="4" calcext:value-type="float">
            <text:p>4</text:p>
          </table:table-cell>
          <table:table-cell table:formula="of:=IF(OR([.C202]=&quot;&quot;;[.F202]=&quot;&quot;);&quot;&quot;;ROUND(ABS([.C202]-[.F202])*86400))" office:value-type="float" office:value="3" calcext:value-type="float">
            <text:p>3</text:p>
          </table:table-cell>
          <table:table-cell table:formula="of:=IF(OR([.D202]=&quot;&quot;;[.G202]=&quot;&quot;);&quot;&quot;;ROUND(ABS([.D202]-[.G202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 office:value-type="time" office:time-value="PT23H54M24S" calcext:value-type="time">
            <text:p>23:54:24</text:p>
          </table:table-cell>
          <table:table-cell office:value-type="time" office:time-value="PT05H17M14S" calcext:value-type="time">
            <text:p>05:17:14</text:p>
          </table:table-cell>
          <table:table-cell office:value-type="time" office:time-value="PT11H25M09S" calcext:value-type="time">
            <text:p>11:25:09</text:p>
          </table:table-cell>
          <table:table-cell office:value-type="time" office:time-value="PT23H54M27S" calcext:value-type="time">
            <text:p>23:54:27</text:p>
          </table:table-cell>
          <table:table-cell office:value-type="time" office:time-value="PT05H17M17S" calcext:value-type="time">
            <text:p>05:17:17</text:p>
          </table:table-cell>
          <table:table-cell office:value-type="time" office:time-value="PT11H25M12S" calcext:value-type="time">
            <text:p>11:25:12</text:p>
          </table:table-cell>
          <table:table-cell table:formula="of:=IF(OR([.B203]=&quot;&quot;;[.E203]=&quot;&quot;);&quot;&quot;;ROUND(ABS([.B203]-[.E203])*86400))" office:value-type="float" office:value="3" calcext:value-type="float">
            <text:p>3</text:p>
          </table:table-cell>
          <table:table-cell table:formula="of:=IF(OR([.C203]=&quot;&quot;;[.F203]=&quot;&quot;);&quot;&quot;;ROUND(ABS([.C203]-[.F203])*86400))" office:value-type="float" office:value="3" calcext:value-type="float">
            <text:p>3</text:p>
          </table:table-cell>
          <table:table-cell table:formula="of:=IF(OR([.D203]=&quot;&quot;;[.G203]=&quot;&quot;);&quot;&quot;;ROUND(ABS([.D203]-[.G203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21" calcext:value-type="date">
            <text:p>2022-07-21</text:p>
          </table:table-cell>
          <table:table-cell office:value-type="time" office:time-value="PT06H00M59S" calcext:value-type="time">
            <text:p>06:00:59</text:p>
          </table:table-cell>
          <table:table-cell office:value-type="time" office:time-value="PT12H06M24S" calcext:value-type="time">
            <text:p>12:06:24</text:p>
          </table:table-cell>
          <table:table-cell/>
          <table:table-cell office:value-type="time" office:time-value="PT06H00M59S" calcext:value-type="time">
            <text:p>06:00:59</text:p>
          </table:table-cell>
          <table:table-cell office:value-type="time" office:time-value="PT06H01M02S" calcext:value-type="time">
            <text:p>06:01:02</text:p>
          </table:table-cell>
          <table:table-cell office:value-type="time" office:time-value="PT12H06M27S" calcext:value-type="time">
            <text:p>12:06:27</text:p>
          </table:table-cell>
          <table:table-cell table:formula="of:=IF(OR([.B204]=&quot;&quot;;[.E204]=&quot;&quot;);&quot;&quot;;ROUND(ABS([.B204]-[.E204])*86400))" office:value-type="float" office:value="0" calcext:value-type="float">
            <text:p>0</text:p>
          </table:table-cell>
          <table:table-cell table:formula="of:=IF(OR([.C204]=&quot;&quot;;[.F204]=&quot;&quot;);&quot;&quot;;ROUND(ABS([.C204]-[.F204])*86400))" office:value-type="float" office:value="21922" calcext:value-type="float">
            <text:p>21922</text:p>
          </table:table-cell>
          <table:table-cell table:formula="of:=IF(OR([.D204]=&quot;&quot;;[.G204]=&quot;&quot;);&quot;&quot;;ROUND(ABS([.D204]-[.G204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time" office:time-value="PT00H40M49S" calcext:value-type="time">
            <text:p>00:40:49</text:p>
          </table:table-cell>
          <table:table-cell office:value-type="time" office:time-value="PT06H45M12S" calcext:value-type="time">
            <text:p>06:45:12</text:p>
          </table:table-cell>
          <table:table-cell office:value-type="time" office:time-value="PT12H48M32S" calcext:value-type="time">
            <text:p>12:48:32</text:p>
          </table:table-cell>
          <table:table-cell office:value-type="time" office:time-value="PT00H40M51S" calcext:value-type="time">
            <text:p>00:40:51</text:p>
          </table:table-cell>
          <table:table-cell office:value-type="time" office:time-value="PT06H45M14S" calcext:value-type="time">
            <text:p>06:45:14</text:p>
          </table:table-cell>
          <table:table-cell office:value-type="time" office:time-value="PT12H48M35S" calcext:value-type="time">
            <text:p>12:48:35</text:p>
          </table:table-cell>
          <table:table-cell table:formula="of:=IF(OR([.B205]=&quot;&quot;;[.E205]=&quot;&quot;);&quot;&quot;;ROUND(ABS([.B205]-[.E205])*86400))" office:value-type="float" office:value="2" calcext:value-type="float">
            <text:p>2</text:p>
          </table:table-cell>
          <table:table-cell table:formula="of:=IF(OR([.C205]=&quot;&quot;;[.F205]=&quot;&quot;);&quot;&quot;;ROUND(ABS([.C205]-[.F205])*86400))" office:value-type="float" office:value="2" calcext:value-type="float">
            <text:p>2</text:p>
          </table:table-cell>
          <table:table-cell table:formula="of:=IF(OR([.D205]=&quot;&quot;;[.G205]=&quot;&quot;);&quot;&quot;;ROUND(ABS([.D205]-[.G205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23" calcext:value-type="date">
            <text:p>2022-07-23</text:p>
          </table:table-cell>
          <table:table-cell office:value-type="time" office:time-value="PT01H28M08S" calcext:value-type="time">
            <text:p>01:28:08</text:p>
          </table:table-cell>
          <table:table-cell office:value-type="time" office:time-value="PT07H30M42S" calcext:value-type="time">
            <text:p>07:30:42</text:p>
          </table:table-cell>
          <table:table-cell office:value-type="time" office:time-value="PT13H32M25S" calcext:value-type="time">
            <text:p>13:32:25</text:p>
          </table:table-cell>
          <table:table-cell office:value-type="time" office:time-value="PT01H28M10S" calcext:value-type="time">
            <text:p>01:28:10</text:p>
          </table:table-cell>
          <table:table-cell office:value-type="time" office:time-value="PT07H30M44S" calcext:value-type="time">
            <text:p>07:30:44</text:p>
          </table:table-cell>
          <table:table-cell office:value-type="time" office:time-value="PT13H32M27S" calcext:value-type="time">
            <text:p>13:32:27</text:p>
          </table:table-cell>
          <table:table-cell table:formula="of:=IF(OR([.B206]=&quot;&quot;;[.E206]=&quot;&quot;);&quot;&quot;;ROUND(ABS([.B206]-[.E206])*86400))" office:value-type="float" office:value="2" calcext:value-type="float">
            <text:p>2</text:p>
          </table:table-cell>
          <table:table-cell table:formula="of:=IF(OR([.C206]=&quot;&quot;;[.F206]=&quot;&quot;);&quot;&quot;;ROUND(ABS([.C206]-[.F206])*86400))" office:value-type="float" office:value="2" calcext:value-type="float">
            <text:p>2</text:p>
          </table:table-cell>
          <table:table-cell table:formula="of:=IF(OR([.D206]=&quot;&quot;;[.G206]=&quot;&quot;);&quot;&quot;;ROUND(ABS([.D206]-[.G206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7-24" calcext:value-type="date">
            <text:p>2022-07-24</text:p>
          </table:table-cell>
          <table:table-cell office:value-type="time" office:time-value="PT02H16M49S" calcext:value-type="time">
            <text:p>02:16:49</text:p>
          </table:table-cell>
          <table:table-cell office:value-type="time" office:time-value="PT08H18M00S" calcext:value-type="time">
            <text:p>08:18:00</text:p>
          </table:table-cell>
          <table:table-cell office:value-type="time" office:time-value="PT14H18M33S" calcext:value-type="time">
            <text:p>14:18:33</text:p>
          </table:table-cell>
          <table:table-cell office:value-type="time" office:time-value="PT02H16M50S" calcext:value-type="time">
            <text:p>02:16:50</text:p>
          </table:table-cell>
          <table:table-cell office:value-type="time" office:time-value="PT08H18M00S" calcext:value-type="time">
            <text:p>08:18:00</text:p>
          </table:table-cell>
          <table:table-cell office:value-type="time" office:time-value="PT14H18M33S" calcext:value-type="time">
            <text:p>14:18:33</text:p>
          </table:table-cell>
          <table:table-cell table:formula="of:=IF(OR([.B207]=&quot;&quot;;[.E207]=&quot;&quot;);&quot;&quot;;ROUND(ABS([.B207]-[.E207])*86400))" office:value-type="float" office:value="1" calcext:value-type="float">
            <text:p>1</text:p>
          </table:table-cell>
          <table:table-cell table:formula="of:=IF(OR([.C207]=&quot;&quot;;[.F207]=&quot;&quot;);&quot;&quot;;ROUND(ABS([.C207]-[.F207])*86400))" office:value-type="float" office:value="0" calcext:value-type="float">
            <text:p>0</text:p>
          </table:table-cell>
          <table:table-cell table:formula="of:=IF(OR([.D207]=&quot;&quot;;[.G207]=&quot;&quot;);&quot;&quot;;ROUND(ABS([.D207]-[.G207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time" office:time-value="PT03H06M51S" calcext:value-type="time">
            <text:p>03:06:51</text:p>
          </table:table-cell>
          <table:table-cell office:value-type="time" office:time-value="PT09H07M06S" calcext:value-type="time">
            <text:p>09:07:06</text:p>
          </table:table-cell>
          <table:table-cell office:value-type="time" office:time-value="PT15H06M59S" calcext:value-type="time">
            <text:p>15:06:59</text:p>
          </table:table-cell>
          <table:table-cell office:value-type="time" office:time-value="PT03H06M51S" calcext:value-type="time">
            <text:p>03:06:51</text:p>
          </table:table-cell>
          <table:table-cell office:value-type="time" office:time-value="PT09H07M05S" calcext:value-type="time">
            <text:p>09:07:05</text:p>
          </table:table-cell>
          <table:table-cell office:value-type="time" office:time-value="PT15H06M57S" calcext:value-type="time">
            <text:p>15:06:57</text:p>
          </table:table-cell>
          <table:table-cell table:formula="of:=IF(OR([.B208]=&quot;&quot;;[.E208]=&quot;&quot;);&quot;&quot;;ROUND(ABS([.B208]-[.E208])*86400))" office:value-type="float" office:value="0" calcext:value-type="float">
            <text:p>0</text:p>
          </table:table-cell>
          <table:table-cell table:formula="of:=IF(OR([.C208]=&quot;&quot;;[.F208]=&quot;&quot;);&quot;&quot;;ROUND(ABS([.C208]-[.F208])*86400))" office:value-type="float" office:value="1" calcext:value-type="float">
            <text:p>1</text:p>
          </table:table-cell>
          <table:table-cell table:formula="of:=IF(OR([.D208]=&quot;&quot;;[.G208]=&quot;&quot;);&quot;&quot;;ROUND(ABS([.D208]-[.G208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 office:value-type="time" office:time-value="PT03H57M44S" calcext:value-type="time">
            <text:p>03:57:44</text:p>
          </table:table-cell>
          <table:table-cell office:value-type="time" office:time-value="PT09H57M30S" calcext:value-type="time">
            <text:p>09:57:30</text:p>
          </table:table-cell>
          <table:table-cell office:value-type="time" office:time-value="PT15H57M11S" calcext:value-type="time">
            <text:p>15:57:11</text:p>
          </table:table-cell>
          <table:table-cell office:value-type="time" office:time-value="PT03H57M43S" calcext:value-type="time">
            <text:p>03:57:43</text:p>
          </table:table-cell>
          <table:table-cell office:value-type="time" office:time-value="PT09H57M27S" calcext:value-type="time">
            <text:p>09:57:27</text:p>
          </table:table-cell>
          <table:table-cell office:value-type="time" office:time-value="PT15H57M08S" calcext:value-type="time">
            <text:p>15:57:08</text:p>
          </table:table-cell>
          <table:table-cell table:formula="of:=IF(OR([.B209]=&quot;&quot;;[.E209]=&quot;&quot;);&quot;&quot;;ROUND(ABS([.B209]-[.E209])*86400))" office:value-type="float" office:value="1" calcext:value-type="float">
            <text:p>1</text:p>
          </table:table-cell>
          <table:table-cell table:formula="of:=IF(OR([.C209]=&quot;&quot;;[.F209]=&quot;&quot;);&quot;&quot;;ROUND(ABS([.C209]-[.F209])*86400))" office:value-type="float" office:value="3" calcext:value-type="float">
            <text:p>3</text:p>
          </table:table-cell>
          <table:table-cell table:formula="of:=IF(OR([.D209]=&quot;&quot;;[.G209]=&quot;&quot;);&quot;&quot;;ROUND(ABS([.D209]-[.G209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time" office:time-value="PT04H48M31S" calcext:value-type="time">
            <text:p>04:48:31</text:p>
          </table:table-cell>
          <table:table-cell office:value-type="time" office:time-value="PT10H48M15S" calcext:value-type="time">
            <text:p>10:48:15</text:p>
          </table:table-cell>
          <table:table-cell office:value-type="time" office:time-value="PT16H48M13S" calcext:value-type="time">
            <text:p>16:48:13</text:p>
          </table:table-cell>
          <table:table-cell office:value-type="time" office:time-value="PT04H48M29S" calcext:value-type="time">
            <text:p>04:48:29</text:p>
          </table:table-cell>
          <table:table-cell office:value-type="time" office:time-value="PT10H48M12S" calcext:value-type="time">
            <text:p>10:48:12</text:p>
          </table:table-cell>
          <table:table-cell office:value-type="time" office:time-value="PT16H48M11S" calcext:value-type="time">
            <text:p>16:48:11</text:p>
          </table:table-cell>
          <table:table-cell table:formula="of:=IF(OR([.B210]=&quot;&quot;;[.E210]=&quot;&quot;);&quot;&quot;;ROUND(ABS([.B210]-[.E210])*86400))" office:value-type="float" office:value="2" calcext:value-type="float">
            <text:p>2</text:p>
          </table:table-cell>
          <table:table-cell table:formula="of:=IF(OR([.C210]=&quot;&quot;;[.F210]=&quot;&quot;);&quot;&quot;;ROUND(ABS([.C210]-[.F210])*86400))" office:value-type="float" office:value="3" calcext:value-type="float">
            <text:p>3</text:p>
          </table:table-cell>
          <table:table-cell table:formula="of:=IF(OR([.D210]=&quot;&quot;;[.G210]=&quot;&quot;);&quot;&quot;;ROUND(ABS([.D210]-[.G21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time" office:time-value="PT05H38M05S" calcext:value-type="time">
            <text:p>05:38:05</text:p>
          </table:table-cell>
          <table:table-cell office:value-type="time" office:time-value="PT11H38M17S" calcext:value-type="time">
            <text:p>11:38:17</text:p>
          </table:table-cell>
          <table:table-cell office:value-type="time" office:time-value="PT17H38M59S" calcext:value-type="time">
            <text:p>17:38:59</text:p>
          </table:table-cell>
          <table:table-cell office:value-type="time" office:time-value="PT05H38M03S" calcext:value-type="time">
            <text:p>05:38:03</text:p>
          </table:table-cell>
          <table:table-cell office:value-type="time" office:time-value="PT11H38M15S" calcext:value-type="time">
            <text:p>11:38:15</text:p>
          </table:table-cell>
          <table:table-cell office:value-type="time" office:time-value="PT17H38M57S" calcext:value-type="time">
            <text:p>17:38:57</text:p>
          </table:table-cell>
          <table:table-cell table:formula="of:=IF(OR([.B211]=&quot;&quot;;[.E211]=&quot;&quot;);&quot;&quot;;ROUND(ABS([.B211]-[.E211])*86400))" office:value-type="float" office:value="2" calcext:value-type="float">
            <text:p>2</text:p>
          </table:table-cell>
          <table:table-cell table:formula="of:=IF(OR([.C211]=&quot;&quot;;[.F211]=&quot;&quot;);&quot;&quot;;ROUND(ABS([.C211]-[.F211])*86400))" office:value-type="float" office:value="2" calcext:value-type="float">
            <text:p>2</text:p>
          </table:table-cell>
          <table:table-cell table:formula="of:=IF(OR([.D211]=&quot;&quot;;[.G211]=&quot;&quot;);&quot;&quot;;ROUND(ABS([.D211]-[.G21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time" office:time-value="PT06H25M35S" calcext:value-type="time">
            <text:p>06:25:35</text:p>
          </table:table-cell>
          <table:table-cell office:value-type="time" office:time-value="PT12H26M42S" calcext:value-type="time">
            <text:p>12:26:42</text:p>
          </table:table-cell>
          <table:table-cell office:value-type="time" office:time-value="PT18H28M32S" calcext:value-type="time">
            <text:p>18:28:32</text:p>
          </table:table-cell>
          <table:table-cell office:value-type="time" office:time-value="PT06H25M34S" calcext:value-type="time">
            <text:p>06:25:34</text:p>
          </table:table-cell>
          <table:table-cell office:value-type="time" office:time-value="PT12H26M41S" calcext:value-type="time">
            <text:p>12:26:41</text:p>
          </table:table-cell>
          <table:table-cell office:value-type="time" office:time-value="PT18H28M33S" calcext:value-type="time">
            <text:p>18:28:33</text:p>
          </table:table-cell>
          <table:table-cell table:formula="of:=IF(OR([.B212]=&quot;&quot;;[.E212]=&quot;&quot;);&quot;&quot;;ROUND(ABS([.B212]-[.E212])*86400))" office:value-type="float" office:value="1" calcext:value-type="float">
            <text:p>1</text:p>
          </table:table-cell>
          <table:table-cell table:formula="of:=IF(OR([.C212]=&quot;&quot;;[.F212]=&quot;&quot;);&quot;&quot;;ROUND(ABS([.C212]-[.F212])*86400))" office:value-type="float" office:value="1" calcext:value-type="float">
            <text:p>1</text:p>
          </table:table-cell>
          <table:table-cell table:formula="of:=IF(OR([.D212]=&quot;&quot;;[.G212]=&quot;&quot;);&quot;&quot;;ROUND(ABS([.D212]-[.G21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time" office:time-value="PT07H10M38S" calcext:value-type="time">
            <text:p>07:10:38</text:p>
          </table:table-cell>
          <table:table-cell office:value-type="time" office:time-value="PT13H13M05S" calcext:value-type="time">
            <text:p>13:13:05</text:p>
          </table:table-cell>
          <table:table-cell office:value-type="time" office:time-value="PT19H16M29S" calcext:value-type="time">
            <text:p>19:16:29</text:p>
          </table:table-cell>
          <table:table-cell office:value-type="time" office:time-value="PT07H10M38S" calcext:value-type="time">
            <text:p>07:10:38</text:p>
          </table:table-cell>
          <table:table-cell office:value-type="time" office:time-value="PT13H13M07S" calcext:value-type="time">
            <text:p>13:13:07</text:p>
          </table:table-cell>
          <table:table-cell office:value-type="time" office:time-value="PT19H16M30S" calcext:value-type="time">
            <text:p>19:16:30</text:p>
          </table:table-cell>
          <table:table-cell table:formula="of:=IF(OR([.B213]=&quot;&quot;;[.E213]=&quot;&quot;);&quot;&quot;;ROUND(ABS([.B213]-[.E213])*86400))" office:value-type="float" office:value="0" calcext:value-type="float">
            <text:p>0</text:p>
          </table:table-cell>
          <table:table-cell table:formula="of:=IF(OR([.C213]=&quot;&quot;;[.F213]=&quot;&quot;);&quot;&quot;;ROUND(ABS([.C213]-[.F213])*86400))" office:value-type="float" office:value="2" calcext:value-type="float">
            <text:p>2</text:p>
          </table:table-cell>
          <table:table-cell table:formula="of:=IF(OR([.D213]=&quot;&quot;;[.G213]=&quot;&quot;);&quot;&quot;;ROUND(ABS([.D213]-[.G213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7-31" calcext:value-type="date">
            <text:p>2022-07-31</text:p>
          </table:table-cell>
          <table:table-cell office:value-type="time" office:time-value="PT07H53M21S" calcext:value-type="time">
            <text:p>07:53:21</text:p>
          </table:table-cell>
          <table:table-cell office:value-type="time" office:time-value="PT13H57M33S" calcext:value-type="time">
            <text:p>13:57:33</text:p>
          </table:table-cell>
          <table:table-cell office:value-type="time" office:time-value="PT20H02M50S" calcext:value-type="time">
            <text:p>20:02:50</text:p>
          </table:table-cell>
          <table:table-cell office:value-type="time" office:time-value="PT07H53M22S" calcext:value-type="time">
            <text:p>07:53:22</text:p>
          </table:table-cell>
          <table:table-cell office:value-type="time" office:time-value="PT13H57M36S" calcext:value-type="time">
            <text:p>13:57:36</text:p>
          </table:table-cell>
          <table:table-cell office:value-type="time" office:time-value="PT20H02M54S" calcext:value-type="time">
            <text:p>20:02:54</text:p>
          </table:table-cell>
          <table:table-cell table:formula="of:=IF(OR([.B214]=&quot;&quot;;[.E214]=&quot;&quot;);&quot;&quot;;ROUND(ABS([.B214]-[.E214])*86400))" office:value-type="float" office:value="1" calcext:value-type="float">
            <text:p>1</text:p>
          </table:table-cell>
          <table:table-cell table:formula="of:=IF(OR([.C214]=&quot;&quot;;[.F214]=&quot;&quot;);&quot;&quot;;ROUND(ABS([.C214]-[.F214])*86400))" office:value-type="float" office:value="3" calcext:value-type="float">
            <text:p>3</text:p>
          </table:table-cell>
          <table:table-cell table:formula="of:=IF(OR([.D214]=&quot;&quot;;[.G214]=&quot;&quot;);&quot;&quot;;ROUND(ABS([.D214]-[.G214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time" office:time-value="PT08H34M18S" calcext:value-type="time">
            <text:p>08:34:18</text:p>
          </table:table-cell>
          <table:table-cell office:value-type="time" office:time-value="PT14H40M37S" calcext:value-type="time">
            <text:p>14:40:37</text:p>
          </table:table-cell>
          <table:table-cell office:value-type="time" office:time-value="PT20H48M10S" calcext:value-type="time">
            <text:p>20:48:10</text:p>
          </table:table-cell>
          <table:table-cell office:value-type="time" office:time-value="PT08H34M19S" calcext:value-type="time">
            <text:p>08:34:19</text:p>
          </table:table-cell>
          <table:table-cell office:value-type="time" office:time-value="PT14H40M41S" calcext:value-type="time">
            <text:p>14:40:41</text:p>
          </table:table-cell>
          <table:table-cell office:value-type="time" office:time-value="PT20H48M14S" calcext:value-type="time">
            <text:p>20:48:14</text:p>
          </table:table-cell>
          <table:table-cell table:formula="of:=IF(OR([.B215]=&quot;&quot;;[.E215]=&quot;&quot;);&quot;&quot;;ROUND(ABS([.B215]-[.E215])*86400))" office:value-type="float" office:value="1" calcext:value-type="float">
            <text:p>1</text:p>
          </table:table-cell>
          <table:table-cell table:formula="of:=IF(OR([.C215]=&quot;&quot;;[.F215]=&quot;&quot;);&quot;&quot;;ROUND(ABS([.C215]-[.F215])*86400))" office:value-type="float" office:value="4" calcext:value-type="float">
            <text:p>4</text:p>
          </table:table-cell>
          <table:table-cell table:formula="of:=IF(OR([.D215]=&quot;&quot;;[.G215]=&quot;&quot;);&quot;&quot;;ROUND(ABS([.D215]-[.G215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time" office:time-value="PT09H14M18S" calcext:value-type="time">
            <text:p>09:14:18</text:p>
          </table:table-cell>
          <table:table-cell office:value-type="time" office:time-value="PT15H23M08S" calcext:value-type="time">
            <text:p>15:23:08</text:p>
          </table:table-cell>
          <table:table-cell office:value-type="time" office:time-value="PT21H33M18S" calcext:value-type="time">
            <text:p>21:33:18</text:p>
          </table:table-cell>
          <table:table-cell office:value-type="time" office:time-value="PT09H14M21S" calcext:value-type="time">
            <text:p>09:14:21</text:p>
          </table:table-cell>
          <table:table-cell office:value-type="time" office:time-value="PT15H23M12S" calcext:value-type="time">
            <text:p>15:23:12</text:p>
          </table:table-cell>
          <table:table-cell office:value-type="time" office:time-value="PT21H33M21S" calcext:value-type="time">
            <text:p>21:33:21</text:p>
          </table:table-cell>
          <table:table-cell table:formula="of:=IF(OR([.B216]=&quot;&quot;;[.E216]=&quot;&quot;);&quot;&quot;;ROUND(ABS([.B216]-[.E216])*86400))" office:value-type="float" office:value="3" calcext:value-type="float">
            <text:p>3</text:p>
          </table:table-cell>
          <table:table-cell table:formula="of:=IF(OR([.C216]=&quot;&quot;;[.F216]=&quot;&quot;);&quot;&quot;;ROUND(ABS([.C216]-[.F216])*86400))" office:value-type="float" office:value="4" calcext:value-type="float">
            <text:p>4</text:p>
          </table:table-cell>
          <table:table-cell table:formula="of:=IF(OR([.D216]=&quot;&quot;;[.G216]=&quot;&quot;);&quot;&quot;;ROUND(ABS([.D216]-[.G216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8-03" calcext:value-type="date">
            <text:p>2022-08-03</text:p>
          </table:table-cell>
          <table:table-cell office:value-type="time" office:time-value="PT09H54M29S" calcext:value-type="time">
            <text:p>09:54:29</text:p>
          </table:table-cell>
          <table:table-cell office:value-type="time" office:time-value="PT16H06M09S" calcext:value-type="time">
            <text:p>16:06:09</text:p>
          </table:table-cell>
          <table:table-cell office:value-type="time" office:time-value="PT22H19M17S" calcext:value-type="time">
            <text:p>22:19:17</text:p>
          </table:table-cell>
          <table:table-cell office:value-type="time" office:time-value="PT09H54M31S" calcext:value-type="time">
            <text:p>09:54:31</text:p>
          </table:table-cell>
          <table:table-cell office:value-type="time" office:time-value="PT16H06M13S" calcext:value-type="time">
            <text:p>16:06:13</text:p>
          </table:table-cell>
          <table:table-cell office:value-type="time" office:time-value="PT22H19M21S" calcext:value-type="time">
            <text:p>22:19:21</text:p>
          </table:table-cell>
          <table:table-cell table:formula="of:=IF(OR([.B217]=&quot;&quot;;[.E217]=&quot;&quot;);&quot;&quot;;ROUND(ABS([.B217]-[.E217])*86400))" office:value-type="float" office:value="2" calcext:value-type="float">
            <text:p>2</text:p>
          </table:table-cell>
          <table:table-cell table:formula="of:=IF(OR([.C217]=&quot;&quot;;[.F217]=&quot;&quot;);&quot;&quot;;ROUND(ABS([.C217]-[.F217])*86400))" office:value-type="float" office:value="4" calcext:value-type="float">
            <text:p>4</text:p>
          </table:table-cell>
          <table:table-cell table:formula="of:=IF(OR([.D217]=&quot;&quot;;[.G217]=&quot;&quot;);&quot;&quot;;ROUND(ABS([.D217]-[.G217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time" office:time-value="PT10H36M01S" calcext:value-type="time">
            <text:p>10:36:01</text:p>
          </table:table-cell>
          <table:table-cell office:value-type="time" office:time-value="PT16H50M54S" calcext:value-type="time">
            <text:p>16:50:54</text:p>
          </table:table-cell>
          <table:table-cell office:value-type="time" office:time-value="PT23H07M21S" calcext:value-type="time">
            <text:p>23:07:21</text:p>
          </table:table-cell>
          <table:table-cell office:value-type="time" office:time-value="PT10H36M04S" calcext:value-type="time">
            <text:p>10:36:04</text:p>
          </table:table-cell>
          <table:table-cell office:value-type="time" office:time-value="PT16H50M59S" calcext:value-type="time">
            <text:p>16:50:59</text:p>
          </table:table-cell>
          <table:table-cell office:value-type="time" office:time-value="PT23H07M25S" calcext:value-type="time">
            <text:p>23:07:25</text:p>
          </table:table-cell>
          <table:table-cell table:formula="of:=IF(OR([.B218]=&quot;&quot;;[.E218]=&quot;&quot;);&quot;&quot;;ROUND(ABS([.B218]-[.E218])*86400))" office:value-type="float" office:value="3" calcext:value-type="float">
            <text:p>3</text:p>
          </table:table-cell>
          <table:table-cell table:formula="of:=IF(OR([.C218]=&quot;&quot;;[.F218]=&quot;&quot;);&quot;&quot;;ROUND(ABS([.C218]-[.F218])*86400))" office:value-type="float" office:value="5" calcext:value-type="float">
            <text:p>5</text:p>
          </table:table-cell>
          <table:table-cell table:formula="of:=IF(OR([.D218]=&quot;&quot;;[.G218]=&quot;&quot;);&quot;&quot;;ROUND(ABS([.D218]-[.G218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8-05" calcext:value-type="date">
            <text:p>2022-08-05</text:p>
          </table:table-cell>
          <table:table-cell office:value-type="time" office:time-value="PT11H20M18S" calcext:value-type="time">
            <text:p>11:20:18</text:p>
          </table:table-cell>
          <table:table-cell office:value-type="time" office:time-value="PT17H38M44S" calcext:value-type="time">
            <text:p>17:38:44</text:p>
          </table:table-cell>
          <table:table-cell office:value-type="time" office:time-value="PT23H58M47S" calcext:value-type="time">
            <text:p>23:58:47</text:p>
          </table:table-cell>
          <table:table-cell office:value-type="time" office:time-value="PT11H20M21S" calcext:value-type="time">
            <text:p>11:20:21</text:p>
          </table:table-cell>
          <table:table-cell office:value-type="time" office:time-value="PT17H38M48S" calcext:value-type="time">
            <text:p>17:38:48</text:p>
          </table:table-cell>
          <table:table-cell office:value-type="time" office:time-value="PT23H58M49S" calcext:value-type="time">
            <text:p>23:58:49</text:p>
          </table:table-cell>
          <table:table-cell table:formula="of:=IF(OR([.B219]=&quot;&quot;;[.E219]=&quot;&quot;);&quot;&quot;;ROUND(ABS([.B219]-[.E219])*86400))" office:value-type="float" office:value="3" calcext:value-type="float">
            <text:p>3</text:p>
          </table:table-cell>
          <table:table-cell table:formula="of:=IF(OR([.C219]=&quot;&quot;;[.F219]=&quot;&quot;);&quot;&quot;;ROUND(ABS([.C219]-[.F219])*86400))" office:value-type="float" office:value="4" calcext:value-type="float">
            <text:p>4</text:p>
          </table:table-cell>
          <table:table-cell table:formula="of:=IF(OR([.D219]=&quot;&quot;;[.G219]=&quot;&quot;);&quot;&quot;;ROUND(ABS([.D219]-[.G219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time" office:time-value="PT12H08M45S" calcext:value-type="time">
            <text:p>12:08:45</text:p>
          </table:table-cell>
          <table:table-cell office:value-type="time" office:time-value="PT18H30M54S" calcext:value-type="time">
            <text:p>18:30:54</text:p>
          </table:table-cell>
          <table:table-cell/>
          <table:table-cell office:value-type="time" office:time-value="PT12H08M47S" calcext:value-type="time">
            <text:p>12:08:47</text:p>
          </table:table-cell>
          <table:table-cell office:value-type="time" office:time-value="PT18H30M56S" calcext:value-type="time">
            <text:p>18:30:56</text:p>
          </table:table-cell>
          <table:table-cell/>
          <table:table-cell table:formula="of:=IF(OR([.B220]=&quot;&quot;;[.E220]=&quot;&quot;);&quot;&quot;;ROUND(ABS([.B220]-[.E220])*86400))" office:value-type="float" office:value="2" calcext:value-type="float">
            <text:p>2</text:p>
          </table:table-cell>
          <table:table-cell table:formula="of:=IF(OR([.C220]=&quot;&quot;;[.F220]=&quot;&quot;);&quot;&quot;;ROUND(ABS([.C220]-[.F220])*86400))" office:value-type="float" office:value="2" calcext:value-type="float">
            <text:p>2</text:p>
          </table:table-cell>
          <table:table-cell table:formula="of:=IF(OR([.D220]=&quot;&quot;;[.G220]=&quot;&quot;);&quot;&quot;;ROUND(ABS([.D220]-[.G220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8-07" calcext:value-type="date">
            <text:p>2022-08-07</text:p>
          </table:table-cell>
          <table:table-cell office:value-type="time" office:time-value="PT13H02M33S" calcext:value-type="time">
            <text:p>13:02:33</text:p>
          </table:table-cell>
          <table:table-cell office:value-type="time" office:time-value="PT19H28M13S" calcext:value-type="time">
            <text:p>19:28:13</text:p>
          </table:table-cell>
          <table:table-cell office:value-type="time" office:time-value="PT00H54M33S" calcext:value-type="time">
            <text:p>00:54:33</text:p>
          </table:table-cell>
          <table:table-cell office:value-type="time" office:time-value="PT13H02M32S" calcext:value-type="time">
            <text:p>13:02:32</text:p>
          </table:table-cell>
          <table:table-cell office:value-type="time" office:time-value="PT19H28M13S" calcext:value-type="time">
            <text:p>19:28:13</text:p>
          </table:table-cell>
          <table:table-cell office:value-type="time" office:time-value="PT00H54M35S" calcext:value-type="time">
            <text:p>00:54:35</text:p>
          </table:table-cell>
          <table:table-cell table:formula="of:=IF(OR([.B221]=&quot;&quot;;[.E221]=&quot;&quot;);&quot;&quot;;ROUND(ABS([.B221]-[.E221])*86400))" office:value-type="float" office:value="1" calcext:value-type="float">
            <text:p>1</text:p>
          </table:table-cell>
          <table:table-cell table:formula="of:=IF(OR([.C221]=&quot;&quot;;[.F221]=&quot;&quot;);&quot;&quot;;ROUND(ABS([.C221]-[.F221])*86400))" office:value-type="float" office:value="0" calcext:value-type="float">
            <text:p>0</text:p>
          </table:table-cell>
          <table:table-cell table:formula="of:=IF(OR([.D221]=&quot;&quot;;[.G221]=&quot;&quot;);&quot;&quot;;ROUND(ABS([.D221]-[.G22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time" office:time-value="PT14H02M08S" calcext:value-type="time">
            <text:p>14:02:08</text:p>
          </table:table-cell>
          <table:table-cell office:value-type="time" office:time-value="PT20H30M28S" calcext:value-type="time">
            <text:p>20:30:28</text:p>
          </table:table-cell>
          <table:table-cell office:value-type="time" office:time-value="PT01H55M06S" calcext:value-type="time">
            <text:p>01:55:06</text:p>
          </table:table-cell>
          <table:table-cell office:value-type="time" office:time-value="PT14H02M02S" calcext:value-type="time">
            <text:p>14:02:02</text:p>
          </table:table-cell>
          <table:table-cell office:value-type="time" office:time-value="PT20H30M25S" calcext:value-type="time">
            <text:p>20:30:25</text:p>
          </table:table-cell>
          <table:table-cell office:value-type="time" office:time-value="PT01H55M06S" calcext:value-type="time">
            <text:p>01:55:06</text:p>
          </table:table-cell>
          <table:table-cell table:formula="of:=IF(OR([.B222]=&quot;&quot;;[.E222]=&quot;&quot;);&quot;&quot;;ROUND(ABS([.B222]-[.E222])*86400))" office:value-type="float" office:value="6" calcext:value-type="float">
            <text:p>6</text:p>
          </table:table-cell>
          <table:table-cell table:formula="of:=IF(OR([.C222]=&quot;&quot;;[.F222]=&quot;&quot;);&quot;&quot;;ROUND(ABS([.C222]-[.F222])*86400))" office:value-type="float" office:value="3" calcext:value-type="float">
            <text:p>3</text:p>
          </table:table-cell>
          <table:table-cell table:formula="of:=IF(OR([.D222]=&quot;&quot;;[.G222]=&quot;&quot;);&quot;&quot;;ROUND(ABS([.D222]-[.G222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time" office:time-value="PT15H06M27S" calcext:value-type="time">
            <text:p>15:06:27</text:p>
          </table:table-cell>
          <table:table-cell office:value-type="time" office:time-value="PT21H35M48S" calcext:value-type="time">
            <text:p>21:35:48</text:p>
          </table:table-cell>
          <table:table-cell office:value-type="time" office:time-value="PT02H59M24S" calcext:value-type="time">
            <text:p>02:59:24</text:p>
          </table:table-cell>
          <table:table-cell office:value-type="time" office:time-value="PT15H06M17S" calcext:value-type="time">
            <text:p>15:06:17</text:p>
          </table:table-cell>
          <table:table-cell office:value-type="time" office:time-value="PT21H35M44S" calcext:value-type="time">
            <text:p>21:35:44</text:p>
          </table:table-cell>
          <table:table-cell office:value-type="time" office:time-value="PT02H59M22S" calcext:value-type="time">
            <text:p>02:59:22</text:p>
          </table:table-cell>
          <table:table-cell table:formula="of:=IF(OR([.B223]=&quot;&quot;;[.E223]=&quot;&quot;);&quot;&quot;;ROUND(ABS([.B223]-[.E223])*86400))" office:value-type="float" office:value="10" calcext:value-type="float">
            <text:p>10</text:p>
          </table:table-cell>
          <table:table-cell table:formula="of:=IF(OR([.C223]=&quot;&quot;;[.F223]=&quot;&quot;);&quot;&quot;;ROUND(ABS([.C223]-[.F223])*86400))" office:value-type="float" office:value="4" calcext:value-type="float">
            <text:p>4</text:p>
          </table:table-cell>
          <table:table-cell table:formula="of:=IF(OR([.D223]=&quot;&quot;;[.G223]=&quot;&quot;);&quot;&quot;;ROUND(ABS([.D223]-[.G223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time" office:time-value="PT16H12M47S" calcext:value-type="time">
            <text:p>16:12:47</text:p>
          </table:table-cell>
          <table:table-cell office:value-type="time" office:time-value="PT22H41M08S" calcext:value-type="time">
            <text:p>22:41:08</text:p>
          </table:table-cell>
          <table:table-cell office:value-type="time" office:time-value="PT04H04M57S" calcext:value-type="time">
            <text:p>04:04:57</text:p>
          </table:table-cell>
          <table:table-cell office:value-type="time" office:time-value="PT16H12M37S" calcext:value-type="time">
            <text:p>16:12:37</text:p>
          </table:table-cell>
          <table:table-cell office:value-type="time" office:time-value="PT22H41M06S" calcext:value-type="time">
            <text:p>22:41:06</text:p>
          </table:table-cell>
          <table:table-cell office:value-type="time" office:time-value="PT04H04M53S" calcext:value-type="time">
            <text:p>04:04:53</text:p>
          </table:table-cell>
          <table:table-cell table:formula="of:=IF(OR([.B224]=&quot;&quot;;[.E224]=&quot;&quot;);&quot;&quot;;ROUND(ABS([.B224]-[.E224])*86400))" office:value-type="float" office:value="10" calcext:value-type="float">
            <text:p>10</text:p>
          </table:table-cell>
          <table:table-cell table:formula="of:=IF(OR([.C224]=&quot;&quot;;[.F224]=&quot;&quot;);&quot;&quot;;ROUND(ABS([.C224]-[.F224])*86400))" office:value-type="float" office:value="2" calcext:value-type="float">
            <text:p>2</text:p>
          </table:table-cell>
          <table:table-cell table:formula="of:=IF(OR([.D224]=&quot;&quot;;[.G224]=&quot;&quot;);&quot;&quot;;ROUND(ABS([.D224]-[.G224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office:value-type="time" office:time-value="PT17H17M51S" calcext:value-type="time">
            <text:p>17:17:51</text:p>
          </table:table-cell>
          <table:table-cell office:value-type="time" office:time-value="PT23H43M26S" calcext:value-type="time">
            <text:p>23:43:26</text:p>
          </table:table-cell>
          <table:table-cell office:value-type="time" office:time-value="PT05H08M28S" calcext:value-type="time">
            <text:p>05:08:28</text:p>
          </table:table-cell>
          <table:table-cell office:value-type="time" office:time-value="PT17H17M44S" calcext:value-type="time">
            <text:p>17:17:44</text:p>
          </table:table-cell>
          <table:table-cell office:value-type="time" office:time-value="PT23H43M26S" calcext:value-type="time">
            <text:p>23:43:26</text:p>
          </table:table-cell>
          <table:table-cell office:value-type="time" office:time-value="PT05H08M25S" calcext:value-type="time">
            <text:p>05:08:25</text:p>
          </table:table-cell>
          <table:table-cell table:formula="of:=IF(OR([.B225]=&quot;&quot;;[.E225]=&quot;&quot;);&quot;&quot;;ROUND(ABS([.B225]-[.E225])*86400))" office:value-type="float" office:value="7" calcext:value-type="float">
            <text:p>7</text:p>
          </table:table-cell>
          <table:table-cell table:formula="of:=IF(OR([.C225]=&quot;&quot;;[.F225]=&quot;&quot;);&quot;&quot;;ROUND(ABS([.C225]-[.F225])*86400))" office:value-type="float" office:value="0" calcext:value-type="float">
            <text:p>0</text:p>
          </table:table-cell>
          <table:table-cell table:formula="of:=IF(OR([.D225]=&quot;&quot;;[.G225]=&quot;&quot;);&quot;&quot;;ROUND(ABS([.D225]-[.G225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office:value-type="time" office:time-value="PT18H19M12S" calcext:value-type="time">
            <text:p>18:19:12</text:p>
          </table:table-cell>
          <table:table-cell office:value-type="time" office:time-value="PT06H07M32S" calcext:value-type="time">
            <text:p>06:07:32</text:p>
          </table:table-cell>
          <table:table-cell/>
          <table:table-cell office:value-type="time" office:time-value="PT18H19M11S" calcext:value-type="time">
            <text:p>18:19:11</text:p>
          </table:table-cell>
          <table:table-cell office:value-type="time" office:time-value="PT06H07M32S" calcext:value-type="time">
            <text:p>06:07:32</text:p>
          </table:table-cell>
          <table:table-cell office:value-type="time" office:time-value="PT06H07M30S" calcext:value-type="time">
            <text:p>06:07:30</text:p>
          </table:table-cell>
          <table:table-cell table:formula="of:=IF(OR([.B226]=&quot;&quot;;[.E226]=&quot;&quot;);&quot;&quot;;ROUND(ABS([.B226]-[.E226])*86400))" office:value-type="float" office:value="1" calcext:value-type="float">
            <text:p>1</text:p>
          </table:table-cell>
          <table:table-cell table:formula="of:=IF(OR([.C226]=&quot;&quot;;[.F226]=&quot;&quot;);&quot;&quot;;ROUND(ABS([.C226]-[.F226])*86400))" office:value-type="float" office:value="0" calcext:value-type="float">
            <text:p>0</text:p>
          </table:table-cell>
          <table:table-cell table:formula="of:=IF(OR([.D226]=&quot;&quot;;[.G226]=&quot;&quot;);&quot;&quot;;ROUND(ABS([.D226]-[.G226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8-13" calcext:value-type="date">
            <text:p>2022-08-13</text:p>
          </table:table-cell>
          <table:table-cell office:value-type="time" office:time-value="PT19H16M04S" calcext:value-type="time">
            <text:p>19:16:04</text:p>
          </table:table-cell>
          <table:table-cell office:value-type="time" office:time-value="PT00H41M05S" calcext:value-type="time">
            <text:p>00:41:05</text:p>
          </table:table-cell>
          <table:table-cell office:value-type="time" office:time-value="PT07H01M16S" calcext:value-type="time">
            <text:p>07:01:16</text:p>
          </table:table-cell>
          <table:table-cell office:value-type="time" office:time-value="PT19H16M06S" calcext:value-type="time">
            <text:p>19:16:06</text:p>
          </table:table-cell>
          <table:table-cell office:value-type="time" office:time-value="PT00H41M05S" calcext:value-type="time">
            <text:p>00:41:05</text:p>
          </table:table-cell>
          <table:table-cell office:value-type="time" office:time-value="PT07H01M17S" calcext:value-type="time">
            <text:p>07:01:17</text:p>
          </table:table-cell>
          <table:table-cell table:formula="of:=IF(OR([.B227]=&quot;&quot;;[.E227]=&quot;&quot;);&quot;&quot;;ROUND(ABS([.B227]-[.E227])*86400))" office:value-type="float" office:value="2" calcext:value-type="float">
            <text:p>2</text:p>
          </table:table-cell>
          <table:table-cell table:formula="of:=IF(OR([.C227]=&quot;&quot;;[.F227]=&quot;&quot;);&quot;&quot;;ROUND(ABS([.C227]-[.F227])*86400))" office:value-type="float" office:value="0" calcext:value-type="float">
            <text:p>0</text:p>
          </table:table-cell>
          <table:table-cell table:formula="of:=IF(OR([.D227]=&quot;&quot;;[.G227]=&quot;&quot;);&quot;&quot;;ROUND(ABS([.D227]-[.G227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time" office:time-value="PT20H08M52S" calcext:value-type="time">
            <text:p>20:08:52</text:p>
          </table:table-cell>
          <table:table-cell office:value-type="time" office:time-value="PT01H33M59S" calcext:value-type="time">
            <text:p>01:33:59</text:p>
          </table:table-cell>
          <table:table-cell office:value-type="time" office:time-value="PT07H50M14S" calcext:value-type="time">
            <text:p>07:50:14</text:p>
          </table:table-cell>
          <table:table-cell office:value-type="time" office:time-value="PT20H08M57S" calcext:value-type="time">
            <text:p>20:08:57</text:p>
          </table:table-cell>
          <table:table-cell office:value-type="time" office:time-value="PT01H34M00S" calcext:value-type="time">
            <text:p>01:34:00</text:p>
          </table:table-cell>
          <table:table-cell office:value-type="time" office:time-value="PT07H50M15S" calcext:value-type="time">
            <text:p>07:50:15</text:p>
          </table:table-cell>
          <table:table-cell table:formula="of:=IF(OR([.B228]=&quot;&quot;;[.E228]=&quot;&quot;);&quot;&quot;;ROUND(ABS([.B228]-[.E228])*86400))" office:value-type="float" office:value="5" calcext:value-type="float">
            <text:p>5</text:p>
          </table:table-cell>
          <table:table-cell table:formula="of:=IF(OR([.C228]=&quot;&quot;;[.F228]=&quot;&quot;);&quot;&quot;;ROUND(ABS([.C228]-[.F228])*86400))" office:value-type="float" office:value="1" calcext:value-type="float">
            <text:p>1</text:p>
          </table:table-cell>
          <table:table-cell table:formula="of:=IF(OR([.D228]=&quot;&quot;;[.G228]=&quot;&quot;);&quot;&quot;;ROUND(ABS([.D228]-[.G228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time" office:time-value="PT20H58M44S" calcext:value-type="time">
            <text:p>20:58:44</text:p>
          </table:table-cell>
          <table:table-cell office:value-type="time" office:time-value="PT02H23M02S" calcext:value-type="time">
            <text:p>02:23:02</text:p>
          </table:table-cell>
          <table:table-cell office:value-type="time" office:time-value="PT08H35M38S" calcext:value-type="time">
            <text:p>08:35:38</text:p>
          </table:table-cell>
          <table:table-cell office:value-type="time" office:time-value="PT20H58M49S" calcext:value-type="time">
            <text:p>20:58:49</text:p>
          </table:table-cell>
          <table:table-cell office:value-type="time" office:time-value="PT02H23M04S" calcext:value-type="time">
            <text:p>02:23:04</text:p>
          </table:table-cell>
          <table:table-cell office:value-type="time" office:time-value="PT08H35M40S" calcext:value-type="time">
            <text:p>08:35:40</text:p>
          </table:table-cell>
          <table:table-cell table:formula="of:=IF(OR([.B229]=&quot;&quot;;[.E229]=&quot;&quot;);&quot;&quot;;ROUND(ABS([.B229]-[.E229])*86400))" office:value-type="float" office:value="5" calcext:value-type="float">
            <text:p>5</text:p>
          </table:table-cell>
          <table:table-cell table:formula="of:=IF(OR([.C229]=&quot;&quot;;[.F229]=&quot;&quot;);&quot;&quot;;ROUND(ABS([.C229]-[.F229])*86400))" office:value-type="float" office:value="2" calcext:value-type="float">
            <text:p>2</text:p>
          </table:table-cell>
          <table:table-cell table:formula="of:=IF(OR([.D229]=&quot;&quot;;[.G229]=&quot;&quot;);&quot;&quot;;ROUND(ABS([.D229]-[.G229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time" office:time-value="PT21H46M54S" calcext:value-type="time">
            <text:p>21:46:54</text:p>
          </table:table-cell>
          <table:table-cell office:value-type="time" office:time-value="PT03H09M32S" calcext:value-type="time">
            <text:p>03:09:32</text:p>
          </table:table-cell>
          <table:table-cell office:value-type="time" office:time-value="PT09H18M52S" calcext:value-type="time">
            <text:p>09:18:52</text:p>
          </table:table-cell>
          <table:table-cell office:value-type="time" office:time-value="PT21H46M58S" calcext:value-type="time">
            <text:p>21:46:58</text:p>
          </table:table-cell>
          <table:table-cell office:value-type="time" office:time-value="PT03H09M34S" calcext:value-type="time">
            <text:p>03:09:34</text:p>
          </table:table-cell>
          <table:table-cell office:value-type="time" office:time-value="PT09H18M55S" calcext:value-type="time">
            <text:p>09:18:55</text:p>
          </table:table-cell>
          <table:table-cell table:formula="of:=IF(OR([.B230]=&quot;&quot;;[.E230]=&quot;&quot;);&quot;&quot;;ROUND(ABS([.B230]-[.E230])*86400))" office:value-type="float" office:value="4" calcext:value-type="float">
            <text:p>4</text:p>
          </table:table-cell>
          <table:table-cell table:formula="of:=IF(OR([.C230]=&quot;&quot;;[.F230]=&quot;&quot;);&quot;&quot;;ROUND(ABS([.C230]-[.F230])*86400))" office:value-type="float" office:value="2" calcext:value-type="float">
            <text:p>2</text:p>
          </table:table-cell>
          <table:table-cell table:formula="of:=IF(OR([.D230]=&quot;&quot;;[.G230]=&quot;&quot;);&quot;&quot;;ROUND(ABS([.D230]-[.G230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time" office:time-value="PT22H34M30S" calcext:value-type="time">
            <text:p>22:34:30</text:p>
          </table:table-cell>
          <table:table-cell office:value-type="time" office:time-value="PT03H54M44S" calcext:value-type="time">
            <text:p>03:54:44</text:p>
          </table:table-cell>
          <table:table-cell office:value-type="time" office:time-value="PT10H01M18S" calcext:value-type="time">
            <text:p>10:01:18</text:p>
          </table:table-cell>
          <table:table-cell office:value-type="time" office:time-value="PT22H34M34S" calcext:value-type="time">
            <text:p>22:34:34</text:p>
          </table:table-cell>
          <table:table-cell office:value-type="time" office:time-value="PT03H54M46S" calcext:value-type="time">
            <text:p>03:54:46</text:p>
          </table:table-cell>
          <table:table-cell office:value-type="time" office:time-value="PT10H01M20S" calcext:value-type="time">
            <text:p>10:01:20</text:p>
          </table:table-cell>
          <table:table-cell table:formula="of:=IF(OR([.B231]=&quot;&quot;;[.E231]=&quot;&quot;);&quot;&quot;;ROUND(ABS([.B231]-[.E231])*86400))" office:value-type="float" office:value="4" calcext:value-type="float">
            <text:p>4</text:p>
          </table:table-cell>
          <table:table-cell table:formula="of:=IF(OR([.C231]=&quot;&quot;;[.F231]=&quot;&quot;);&quot;&quot;;ROUND(ABS([.C231]-[.F231])*86400))" office:value-type="float" office:value="2" calcext:value-type="float">
            <text:p>2</text:p>
          </table:table-cell>
          <table:table-cell table:formula="of:=IF(OR([.D231]=&quot;&quot;;[.G231]=&quot;&quot;);&quot;&quot;;ROUND(ABS([.D231]-[.G23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 office:value-type="time" office:time-value="PT23H22M29S" calcext:value-type="time">
            <text:p>23:22:29</text:p>
          </table:table-cell>
          <table:table-cell office:value-type="time" office:time-value="PT04H39M50S" calcext:value-type="time">
            <text:p>04:39:50</text:p>
          </table:table-cell>
          <table:table-cell office:value-type="time" office:time-value="PT10H44M03S" calcext:value-type="time">
            <text:p>10:44:03</text:p>
          </table:table-cell>
          <table:table-cell office:value-type="time" office:time-value="PT23H22M32S" calcext:value-type="time">
            <text:p>23:22:32</text:p>
          </table:table-cell>
          <table:table-cell office:value-type="time" office:time-value="PT04H39M52S" calcext:value-type="time">
            <text:p>04:39:52</text:p>
          </table:table-cell>
          <table:table-cell office:value-type="time" office:time-value="PT10H44M04S" calcext:value-type="time">
            <text:p>10:44:04</text:p>
          </table:table-cell>
          <table:table-cell table:formula="of:=IF(OR([.B232]=&quot;&quot;;[.E232]=&quot;&quot;);&quot;&quot;;ROUND(ABS([.B232]-[.E232])*86400))" office:value-type="float" office:value="3" calcext:value-type="float">
            <text:p>3</text:p>
          </table:table-cell>
          <table:table-cell table:formula="of:=IF(OR([.C232]=&quot;&quot;;[.F232]=&quot;&quot;);&quot;&quot;;ROUND(ABS([.C232]-[.F232])*86400))" office:value-type="float" office:value="2" calcext:value-type="float">
            <text:p>2</text:p>
          </table:table-cell>
          <table:table-cell table:formula="of:=IF(OR([.D232]=&quot;&quot;;[.G232]=&quot;&quot;);&quot;&quot;;ROUND(ABS([.D232]-[.G23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time" office:time-value="PT05H25M44S" calcext:value-type="time">
            <text:p>05:25:44</text:p>
          </table:table-cell>
          <table:table-cell office:value-type="time" office:time-value="PT11H28M04S" calcext:value-type="time">
            <text:p>11:28:04</text:p>
          </table:table-cell>
          <table:table-cell/>
          <table:table-cell office:value-type="time" office:time-value="PT05H25M44S" calcext:value-type="time">
            <text:p>05:25:44</text:p>
          </table:table-cell>
          <table:table-cell office:value-type="time" office:time-value="PT05H25M46S" calcext:value-type="time">
            <text:p>05:25:46</text:p>
          </table:table-cell>
          <table:table-cell office:value-type="time" office:time-value="PT11H28M05S" calcext:value-type="time">
            <text:p>11:28:05</text:p>
          </table:table-cell>
          <table:table-cell table:formula="of:=IF(OR([.B233]=&quot;&quot;;[.E233]=&quot;&quot;);&quot;&quot;;ROUND(ABS([.B233]-[.E233])*86400))" office:value-type="float" office:value="0" calcext:value-type="float">
            <text:p>0</text:p>
          </table:table-cell>
          <table:table-cell table:formula="of:=IF(OR([.C233]=&quot;&quot;;[.F233]=&quot;&quot;);&quot;&quot;;ROUND(ABS([.C233]-[.F233])*86400))" office:value-type="float" office:value="21738" calcext:value-type="float">
            <text:p>21738</text:p>
          </table:table-cell>
          <table:table-cell table:formula="of:=IF(OR([.D233]=&quot;&quot;;[.G233]=&quot;&quot;);&quot;&quot;;ROUND(ABS([.D233]-[.G233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8-20" calcext:value-type="date">
            <text:p>2022-08-20</text:p>
          </table:table-cell>
          <table:table-cell office:value-type="time" office:time-value="PT00H11M26S" calcext:value-type="time">
            <text:p>00:11:26</text:p>
          </table:table-cell>
          <table:table-cell office:value-type="time" office:time-value="PT06H13M04S" calcext:value-type="time">
            <text:p>06:13:04</text:p>
          </table:table-cell>
          <table:table-cell office:value-type="time" office:time-value="PT12H13M59S" calcext:value-type="time">
            <text:p>12:13:59</text:p>
          </table:table-cell>
          <table:table-cell office:value-type="time" office:time-value="PT00H11M27S" calcext:value-type="time">
            <text:p>00:11:27</text:p>
          </table:table-cell>
          <table:table-cell office:value-type="time" office:time-value="PT06H13M05S" calcext:value-type="time">
            <text:p>06:13:05</text:p>
          </table:table-cell>
          <table:table-cell office:value-type="time" office:time-value="PT12H13M59S" calcext:value-type="time">
            <text:p>12:13:59</text:p>
          </table:table-cell>
          <table:table-cell table:formula="of:=IF(OR([.B234]=&quot;&quot;;[.E234]=&quot;&quot;);&quot;&quot;;ROUND(ABS([.B234]-[.E234])*86400))" office:value-type="float" office:value="1" calcext:value-type="float">
            <text:p>1</text:p>
          </table:table-cell>
          <table:table-cell table:formula="of:=IF(OR([.C234]=&quot;&quot;;[.F234]=&quot;&quot;);&quot;&quot;;ROUND(ABS([.C234]-[.F234])*86400))" office:value-type="float" office:value="1" calcext:value-type="float">
            <text:p>1</text:p>
          </table:table-cell>
          <table:table-cell table:formula="of:=IF(OR([.D234]=&quot;&quot;;[.G234]=&quot;&quot;);&quot;&quot;;ROUND(ABS([.D234]-[.G234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8-21" calcext:value-type="date">
            <text:p>2022-08-21</text:p>
          </table:table-cell>
          <table:table-cell office:value-type="time" office:time-value="PT01H01M32S" calcext:value-type="time">
            <text:p>01:01:32</text:p>
          </table:table-cell>
          <table:table-cell office:value-type="time" office:time-value="PT07H02M01S" calcext:value-type="time">
            <text:p>07:02:01</text:p>
          </table:table-cell>
          <table:table-cell office:value-type="time" office:time-value="PT13H02M01S" calcext:value-type="time">
            <text:p>13:02:01</text:p>
          </table:table-cell>
          <table:table-cell office:value-type="time" office:time-value="PT01H01M33S" calcext:value-type="time">
            <text:p>01:01:33</text:p>
          </table:table-cell>
          <table:table-cell office:value-type="time" office:time-value="PT07H02M00S" calcext:value-type="time">
            <text:p>07:02:00</text:p>
          </table:table-cell>
          <table:table-cell office:value-type="time" office:time-value="PT13H02M00S" calcext:value-type="time">
            <text:p>13:02:00</text:p>
          </table:table-cell>
          <table:table-cell table:formula="of:=IF(OR([.B235]=&quot;&quot;;[.E235]=&quot;&quot;);&quot;&quot;;ROUND(ABS([.B235]-[.E235])*86400))" office:value-type="float" office:value="1" calcext:value-type="float">
            <text:p>1</text:p>
          </table:table-cell>
          <table:table-cell table:formula="of:=IF(OR([.C235]=&quot;&quot;;[.F235]=&quot;&quot;);&quot;&quot;;ROUND(ABS([.C235]-[.F235])*86400))" office:value-type="float" office:value="1" calcext:value-type="float">
            <text:p>1</text:p>
          </table:table-cell>
          <table:table-cell table:formula="of:=IF(OR([.D235]=&quot;&quot;;[.G235]=&quot;&quot;);&quot;&quot;;ROUND(ABS([.D235]-[.G235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time" office:time-value="PT01H52M28S" calcext:value-type="time">
            <text:p>01:52:28</text:p>
          </table:table-cell>
          <table:table-cell office:value-type="time" office:time-value="PT07H52M16S" calcext:value-type="time">
            <text:p>07:52:16</text:p>
          </table:table-cell>
          <table:table-cell office:value-type="time" office:time-value="PT13H51M54S" calcext:value-type="time">
            <text:p>13:51:54</text:p>
          </table:table-cell>
          <table:table-cell office:value-type="time" office:time-value="PT01H52M29S" calcext:value-type="time">
            <text:p>01:52:29</text:p>
          </table:table-cell>
          <table:table-cell office:value-type="time" office:time-value="PT07H52M15S" calcext:value-type="time">
            <text:p>07:52:15</text:p>
          </table:table-cell>
          <table:table-cell office:value-type="time" office:time-value="PT13H51M52S" calcext:value-type="time">
            <text:p>13:51:52</text:p>
          </table:table-cell>
          <table:table-cell table:formula="of:=IF(OR([.B236]=&quot;&quot;;[.E236]=&quot;&quot;);&quot;&quot;;ROUND(ABS([.B236]-[.E236])*86400))" office:value-type="float" office:value="1" calcext:value-type="float">
            <text:p>1</text:p>
          </table:table-cell>
          <table:table-cell table:formula="of:=IF(OR([.C236]=&quot;&quot;;[.F236]=&quot;&quot;);&quot;&quot;;ROUND(ABS([.C236]-[.F236])*86400))" office:value-type="float" office:value="1" calcext:value-type="float">
            <text:p>1</text:p>
          </table:table-cell>
          <table:table-cell table:formula="of:=IF(OR([.D236]=&quot;&quot;;[.G236]=&quot;&quot;);&quot;&quot;;ROUND(ABS([.D236]-[.G236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time" office:time-value="PT02H43M30S" calcext:value-type="time">
            <text:p>02:43:30</text:p>
          </table:table-cell>
          <table:table-cell office:value-type="time" office:time-value="PT08H43M07S" calcext:value-type="time">
            <text:p>08:43:07</text:p>
          </table:table-cell>
          <table:table-cell office:value-type="time" office:time-value="PT14H42M51S" calcext:value-type="time">
            <text:p>14:42:51</text:p>
          </table:table-cell>
          <table:table-cell office:value-type="time" office:time-value="PT02H43M29S" calcext:value-type="time">
            <text:p>02:43:29</text:p>
          </table:table-cell>
          <table:table-cell office:value-type="time" office:time-value="PT08H43M05S" calcext:value-type="time">
            <text:p>08:43:05</text:p>
          </table:table-cell>
          <table:table-cell office:value-type="time" office:time-value="PT14H42M49S" calcext:value-type="time">
            <text:p>14:42:49</text:p>
          </table:table-cell>
          <table:table-cell table:formula="of:=IF(OR([.B237]=&quot;&quot;;[.E237]=&quot;&quot;);&quot;&quot;;ROUND(ABS([.B237]-[.E237])*86400))" office:value-type="float" office:value="1" calcext:value-type="float">
            <text:p>1</text:p>
          </table:table-cell>
          <table:table-cell table:formula="of:=IF(OR([.C237]=&quot;&quot;;[.F237]=&quot;&quot;);&quot;&quot;;ROUND(ABS([.C237]-[.F237])*86400))" office:value-type="float" office:value="2" calcext:value-type="float">
            <text:p>2</text:p>
          </table:table-cell>
          <table:table-cell table:formula="of:=IF(OR([.D237]=&quot;&quot;;[.G237]=&quot;&quot;);&quot;&quot;;ROUND(ABS([.D237]-[.G23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time" office:time-value="PT03H33M37S" calcext:value-type="time">
            <text:p>03:33:37</text:p>
          </table:table-cell>
          <table:table-cell office:value-type="time" office:time-value="PT09H33M33S" calcext:value-type="time">
            <text:p>09:33:33</text:p>
          </table:table-cell>
          <table:table-cell office:value-type="time" office:time-value="PT15H33M55S" calcext:value-type="time">
            <text:p>15:33:55</text:p>
          </table:table-cell>
          <table:table-cell office:value-type="time" office:time-value="PT03H33M36S" calcext:value-type="time">
            <text:p>03:33:36</text:p>
          </table:table-cell>
          <table:table-cell office:value-type="time" office:time-value="PT09H33M31S" calcext:value-type="time">
            <text:p>09:33:31</text:p>
          </table:table-cell>
          <table:table-cell office:value-type="time" office:time-value="PT15H33M53S" calcext:value-type="time">
            <text:p>15:33:53</text:p>
          </table:table-cell>
          <table:table-cell table:formula="of:=IF(OR([.B238]=&quot;&quot;;[.E238]=&quot;&quot;);&quot;&quot;;ROUND(ABS([.B238]-[.E238])*86400))" office:value-type="float" office:value="1" calcext:value-type="float">
            <text:p>1</text:p>
          </table:table-cell>
          <table:table-cell table:formula="of:=IF(OR([.C238]=&quot;&quot;;[.F238]=&quot;&quot;);&quot;&quot;;ROUND(ABS([.C238]-[.F238])*86400))" office:value-type="float" office:value="2" calcext:value-type="float">
            <text:p>2</text:p>
          </table:table-cell>
          <table:table-cell table:formula="of:=IF(OR([.D238]=&quot;&quot;;[.G238]=&quot;&quot;);&quot;&quot;;ROUND(ABS([.D238]-[.G238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time" office:time-value="PT04H21M58S" calcext:value-type="time">
            <text:p>04:21:58</text:p>
          </table:table-cell>
          <table:table-cell office:value-type="time" office:time-value="PT10H22M42S" calcext:value-type="time">
            <text:p>10:22:42</text:p>
          </table:table-cell>
          <table:table-cell office:value-type="time" office:time-value="PT16H24M06S" calcext:value-type="time">
            <text:p>16:24:06</text:p>
          </table:table-cell>
          <table:table-cell office:value-type="time" office:time-value="PT04H21M57S" calcext:value-type="time">
            <text:p>04:21:57</text:p>
          </table:table-cell>
          <table:table-cell office:value-type="time" office:time-value="PT10H22M41S" calcext:value-type="time">
            <text:p>10:22:41</text:p>
          </table:table-cell>
          <table:table-cell office:value-type="time" office:time-value="PT16H24M06S" calcext:value-type="time">
            <text:p>16:24:06</text:p>
          </table:table-cell>
          <table:table-cell table:formula="of:=IF(OR([.B239]=&quot;&quot;;[.E239]=&quot;&quot;);&quot;&quot;;ROUND(ABS([.B239]-[.E239])*86400))" office:value-type="float" office:value="1" calcext:value-type="float">
            <text:p>1</text:p>
          </table:table-cell>
          <table:table-cell table:formula="of:=IF(OR([.C239]=&quot;&quot;;[.F239]=&quot;&quot;);&quot;&quot;;ROUND(ABS([.C239]-[.F239])*86400))" office:value-type="float" office:value="1" calcext:value-type="float">
            <text:p>1</text:p>
          </table:table-cell>
          <table:table-cell table:formula="of:=IF(OR([.D239]=&quot;&quot;;[.G239]=&quot;&quot;);&quot;&quot;;ROUND(ABS([.D239]-[.G239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time" office:time-value="PT05H08M01S" calcext:value-type="time">
            <text:p>05:08:01</text:p>
          </table:table-cell>
          <table:table-cell office:value-type="time" office:time-value="PT11H10M00S" calcext:value-type="time">
            <text:p>11:10:00</text:p>
          </table:table-cell>
          <table:table-cell office:value-type="time" office:time-value="PT17H12M53S" calcext:value-type="time">
            <text:p>17:12:53</text:p>
          </table:table-cell>
          <table:table-cell office:value-type="time" office:time-value="PT05H08M00S" calcext:value-type="time">
            <text:p>05:08:00</text:p>
          </table:table-cell>
          <table:table-cell office:value-type="time" office:time-value="PT11H10M01S" calcext:value-type="time">
            <text:p>11:10:01</text:p>
          </table:table-cell>
          <table:table-cell office:value-type="time" office:time-value="PT17H12M55S" calcext:value-type="time">
            <text:p>17:12:55</text:p>
          </table:table-cell>
          <table:table-cell table:formula="of:=IF(OR([.B240]=&quot;&quot;;[.E240]=&quot;&quot;);&quot;&quot;;ROUND(ABS([.B240]-[.E240])*86400))" office:value-type="float" office:value="1" calcext:value-type="float">
            <text:p>1</text:p>
          </table:table-cell>
          <table:table-cell table:formula="of:=IF(OR([.C240]=&quot;&quot;;[.F240]=&quot;&quot;);&quot;&quot;;ROUND(ABS([.C240]-[.F240])*86400))" office:value-type="float" office:value="1" calcext:value-type="float">
            <text:p>1</text:p>
          </table:table-cell>
          <table:table-cell table:formula="of:=IF(OR([.D240]=&quot;&quot;;[.G240]=&quot;&quot;);&quot;&quot;;ROUND(ABS([.D240]-[.G24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8-27" calcext:value-type="date">
            <text:p>2022-08-27</text:p>
          </table:table-cell>
          <table:table-cell office:value-type="time" office:time-value="PT05H51M44S" calcext:value-type="time">
            <text:p>05:51:44</text:p>
          </table:table-cell>
          <table:table-cell office:value-type="time" office:time-value="PT11H55M24S" calcext:value-type="time">
            <text:p>11:55:24</text:p>
          </table:table-cell>
          <table:table-cell office:value-type="time" office:time-value="PT18H00M08S" calcext:value-type="time">
            <text:p>18:00:08</text:p>
          </table:table-cell>
          <table:table-cell office:value-type="time" office:time-value="PT05H51M44S" calcext:value-type="time">
            <text:p>05:51:44</text:p>
          </table:table-cell>
          <table:table-cell office:value-type="time" office:time-value="PT11H55M26S" calcext:value-type="time">
            <text:p>11:55:26</text:p>
          </table:table-cell>
          <table:table-cell office:value-type="time" office:time-value="PT18H00M11S" calcext:value-type="time">
            <text:p>18:00:11</text:p>
          </table:table-cell>
          <table:table-cell table:formula="of:=IF(OR([.B241]=&quot;&quot;;[.E241]=&quot;&quot;);&quot;&quot;;ROUND(ABS([.B241]-[.E241])*86400))" office:value-type="float" office:value="0" calcext:value-type="float">
            <text:p>0</text:p>
          </table:table-cell>
          <table:table-cell table:formula="of:=IF(OR([.C241]=&quot;&quot;;[.F241]=&quot;&quot;);&quot;&quot;;ROUND(ABS([.C241]-[.F241])*86400))" office:value-type="float" office:value="2" calcext:value-type="float">
            <text:p>2</text:p>
          </table:table-cell>
          <table:table-cell table:formula="of:=IF(OR([.D241]=&quot;&quot;;[.G241]=&quot;&quot;);&quot;&quot;;ROUND(ABS([.D241]-[.G241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8-28" calcext:value-type="date">
            <text:p>2022-08-28</text:p>
          </table:table-cell>
          <table:table-cell office:value-type="time" office:time-value="PT06H33M32S" calcext:value-type="time">
            <text:p>06:33:32</text:p>
          </table:table-cell>
          <table:table-cell office:value-type="time" office:time-value="PT12H39M16S" calcext:value-type="time">
            <text:p>12:39:16</text:p>
          </table:table-cell>
          <table:table-cell office:value-type="time" office:time-value="PT18H46M12S" calcext:value-type="time">
            <text:p>18:46:12</text:p>
          </table:table-cell>
          <table:table-cell office:value-type="time" office:time-value="PT06H33M33S" calcext:value-type="time">
            <text:p>06:33:33</text:p>
          </table:table-cell>
          <table:table-cell office:value-type="time" office:time-value="PT12H39M18S" calcext:value-type="time">
            <text:p>12:39:18</text:p>
          </table:table-cell>
          <table:table-cell office:value-type="time" office:time-value="PT18H46M15S" calcext:value-type="time">
            <text:p>18:46:15</text:p>
          </table:table-cell>
          <table:table-cell table:formula="of:=IF(OR([.B242]=&quot;&quot;;[.E242]=&quot;&quot;);&quot;&quot;;ROUND(ABS([.B242]-[.E242])*86400))" office:value-type="float" office:value="1" calcext:value-type="float">
            <text:p>1</text:p>
          </table:table-cell>
          <table:table-cell table:formula="of:=IF(OR([.C242]=&quot;&quot;;[.F242]=&quot;&quot;);&quot;&quot;;ROUND(ABS([.C242]-[.F242])*86400))" office:value-type="float" office:value="2" calcext:value-type="float">
            <text:p>2</text:p>
          </table:table-cell>
          <table:table-cell table:formula="of:=IF(OR([.D242]=&quot;&quot;;[.G242]=&quot;&quot;);&quot;&quot;;ROUND(ABS([.D242]-[.G242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time" office:time-value="PT07H14M07S" calcext:value-type="time">
            <text:p>07:14:07</text:p>
          </table:table-cell>
          <table:table-cell office:value-type="time" office:time-value="PT13H22M16S" calcext:value-type="time">
            <text:p>13:22:16</text:p>
          </table:table-cell>
          <table:table-cell office:value-type="time" office:time-value="PT19H31M44S" calcext:value-type="time">
            <text:p>19:31:44</text:p>
          </table:table-cell>
          <table:table-cell office:value-type="time" office:time-value="PT07H14M08S" calcext:value-type="time">
            <text:p>07:14:08</text:p>
          </table:table-cell>
          <table:table-cell office:value-type="time" office:time-value="PT13H22M19S" calcext:value-type="time">
            <text:p>13:22:19</text:p>
          </table:table-cell>
          <table:table-cell office:value-type="time" office:time-value="PT19H31M48S" calcext:value-type="time">
            <text:p>19:31:48</text:p>
          </table:table-cell>
          <table:table-cell table:formula="of:=IF(OR([.B243]=&quot;&quot;;[.E243]=&quot;&quot;);&quot;&quot;;ROUND(ABS([.B243]-[.E243])*86400))" office:value-type="float" office:value="1" calcext:value-type="float">
            <text:p>1</text:p>
          </table:table-cell>
          <table:table-cell table:formula="of:=IF(OR([.C243]=&quot;&quot;;[.F243]=&quot;&quot;);&quot;&quot;;ROUND(ABS([.C243]-[.F243])*86400))" office:value-type="float" office:value="3" calcext:value-type="float">
            <text:p>3</text:p>
          </table:table-cell>
          <table:table-cell table:formula="of:=IF(OR([.D243]=&quot;&quot;;[.G243]=&quot;&quot;);&quot;&quot;;ROUND(ABS([.D243]-[.G243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time" office:time-value="PT07H54M26S" calcext:value-type="time">
            <text:p>07:54:26</text:p>
          </table:table-cell>
          <table:table-cell office:value-type="time" office:time-value="PT14H05M20S" calcext:value-type="time">
            <text:p>14:05:20</text:p>
          </table:table-cell>
          <table:table-cell office:value-type="time" office:time-value="PT20H17M40S" calcext:value-type="time">
            <text:p>20:17:40</text:p>
          </table:table-cell>
          <table:table-cell office:value-type="time" office:time-value="PT07H54M28S" calcext:value-type="time">
            <text:p>07:54:28</text:p>
          </table:table-cell>
          <table:table-cell office:value-type="time" office:time-value="PT14H05M24S" calcext:value-type="time">
            <text:p>14:05:24</text:p>
          </table:table-cell>
          <table:table-cell office:value-type="time" office:time-value="PT20H17M45S" calcext:value-type="time">
            <text:p>20:17:45</text:p>
          </table:table-cell>
          <table:table-cell table:formula="of:=IF(OR([.B244]=&quot;&quot;;[.E244]=&quot;&quot;);&quot;&quot;;ROUND(ABS([.B244]-[.E244])*86400))" office:value-type="float" office:value="2" calcext:value-type="float">
            <text:p>2</text:p>
          </table:table-cell>
          <table:table-cell table:formula="of:=IF(OR([.C244]=&quot;&quot;;[.F244]=&quot;&quot;);&quot;&quot;;ROUND(ABS([.C244]-[.F244])*86400))" office:value-type="float" office:value="4" calcext:value-type="float">
            <text:p>4</text:p>
          </table:table-cell>
          <table:table-cell table:formula="of:=IF(OR([.D244]=&quot;&quot;;[.G244]=&quot;&quot;);&quot;&quot;;ROUND(ABS([.D244]-[.G244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time" office:time-value="PT08H35M35S" calcext:value-type="time">
            <text:p>08:35:35</text:p>
          </table:table-cell>
          <table:table-cell office:value-type="time" office:time-value="PT14H49M35S" calcext:value-type="time">
            <text:p>14:49:35</text:p>
          </table:table-cell>
          <table:table-cell office:value-type="time" office:time-value="PT21H05M06S" calcext:value-type="time">
            <text:p>21:05:06</text:p>
          </table:table-cell>
          <table:table-cell office:value-type="time" office:time-value="PT08H35M37S" calcext:value-type="time">
            <text:p>08:35:37</text:p>
          </table:table-cell>
          <table:table-cell office:value-type="time" office:time-value="PT14H49M39S" calcext:value-type="time">
            <text:p>14:49:39</text:p>
          </table:table-cell>
          <table:table-cell office:value-type="time" office:time-value="PT21H05M09S" calcext:value-type="time">
            <text:p>21:05:09</text:p>
          </table:table-cell>
          <table:table-cell table:formula="of:=IF(OR([.B245]=&quot;&quot;;[.E245]=&quot;&quot;);&quot;&quot;;ROUND(ABS([.B245]-[.E245])*86400))" office:value-type="float" office:value="2" calcext:value-type="float">
            <text:p>2</text:p>
          </table:table-cell>
          <table:table-cell table:formula="of:=IF(OR([.C245]=&quot;&quot;;[.F245]=&quot;&quot;);&quot;&quot;;ROUND(ABS([.C245]-[.F245])*86400))" office:value-type="float" office:value="4" calcext:value-type="float">
            <text:p>4</text:p>
          </table:table-cell>
          <table:table-cell table:formula="of:=IF(OR([.D245]=&quot;&quot;;[.G245]=&quot;&quot;);&quot;&quot;;ROUND(ABS([.D245]-[.G245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time" office:time-value="PT09H18M47S" calcext:value-type="time">
            <text:p>09:18:47</text:p>
          </table:table-cell>
          <table:table-cell office:value-type="time" office:time-value="PT15H36M10S" calcext:value-type="time">
            <text:p>15:36:10</text:p>
          </table:table-cell>
          <table:table-cell office:value-type="time" office:time-value="PT21H55M06S" calcext:value-type="time">
            <text:p>21:55:06</text:p>
          </table:table-cell>
          <table:table-cell office:value-type="time" office:time-value="PT09H18M50S" calcext:value-type="time">
            <text:p>09:18:50</text:p>
          </table:table-cell>
          <table:table-cell office:value-type="time" office:time-value="PT15H36M14S" calcext:value-type="time">
            <text:p>15:36:14</text:p>
          </table:table-cell>
          <table:table-cell office:value-type="time" office:time-value="PT21H55M10S" calcext:value-type="time">
            <text:p>21:55:10</text:p>
          </table:table-cell>
          <table:table-cell table:formula="of:=IF(OR([.B246]=&quot;&quot;;[.E246]=&quot;&quot;);&quot;&quot;;ROUND(ABS([.B246]-[.E246])*86400))" office:value-type="float" office:value="3" calcext:value-type="float">
            <text:p>3</text:p>
          </table:table-cell>
          <table:table-cell table:formula="of:=IF(OR([.C246]=&quot;&quot;;[.F246]=&quot;&quot;);&quot;&quot;;ROUND(ABS([.C246]-[.F246])*86400))" office:value-type="float" office:value="4" calcext:value-type="float">
            <text:p>4</text:p>
          </table:table-cell>
          <table:table-cell table:formula="of:=IF(OR([.D246]=&quot;&quot;;[.G246]=&quot;&quot;);&quot;&quot;;ROUND(ABS([.D246]-[.G246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time" office:time-value="PT10H05M20S" calcext:value-type="time">
            <text:p>10:05:20</text:p>
          </table:table-cell>
          <table:table-cell office:value-type="time" office:time-value="PT16H26M15S" calcext:value-type="time">
            <text:p>16:26:15</text:p>
          </table:table-cell>
          <table:table-cell office:value-type="time" office:time-value="PT22H48M41S" calcext:value-type="time">
            <text:p>22:48:41</text:p>
          </table:table-cell>
          <table:table-cell office:value-type="time" office:time-value="PT10H05M21S" calcext:value-type="time">
            <text:p>10:05:21</text:p>
          </table:table-cell>
          <table:table-cell office:value-type="time" office:time-value="PT16H26M18S" calcext:value-type="time">
            <text:p>16:26:18</text:p>
          </table:table-cell>
          <table:table-cell office:value-type="time" office:time-value="PT22H48M44S" calcext:value-type="time">
            <text:p>22:48:44</text:p>
          </table:table-cell>
          <table:table-cell table:formula="of:=IF(OR([.B247]=&quot;&quot;;[.E247]=&quot;&quot;);&quot;&quot;;ROUND(ABS([.B247]-[.E247])*86400))" office:value-type="float" office:value="1" calcext:value-type="float">
            <text:p>1</text:p>
          </table:table-cell>
          <table:table-cell table:formula="of:=IF(OR([.C247]=&quot;&quot;;[.F247]=&quot;&quot;);&quot;&quot;;ROUND(ABS([.C247]-[.F247])*86400))" office:value-type="float" office:value="3" calcext:value-type="float">
            <text:p>3</text:p>
          </table:table-cell>
          <table:table-cell table:formula="of:=IF(OR([.D247]=&quot;&quot;;[.G247]=&quot;&quot;);&quot;&quot;;ROUND(ABS([.D247]-[.G247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9-03" calcext:value-type="date">
            <text:p>2022-09-03</text:p>
          </table:table-cell>
          <table:table-cell office:value-type="time" office:time-value="PT10H56M20S" calcext:value-type="time">
            <text:p>10:56:20</text:p>
          </table:table-cell>
          <table:table-cell office:value-type="time" office:time-value="PT17H20M42S" calcext:value-type="time">
            <text:p>17:20:42</text:p>
          </table:table-cell>
          <table:table-cell office:value-type="time" office:time-value="PT23H46M22S" calcext:value-type="time">
            <text:p>23:46:22</text:p>
          </table:table-cell>
          <table:table-cell office:value-type="time" office:time-value="PT10H56M20S" calcext:value-type="time">
            <text:p>10:56:20</text:p>
          </table:table-cell>
          <table:table-cell office:value-type="time" office:time-value="PT17H20M43S" calcext:value-type="time">
            <text:p>17:20:43</text:p>
          </table:table-cell>
          <table:table-cell office:value-type="time" office:time-value="PT23H46M24S" calcext:value-type="time">
            <text:p>23:46:24</text:p>
          </table:table-cell>
          <table:table-cell table:formula="of:=IF(OR([.B248]=&quot;&quot;;[.E248]=&quot;&quot;);&quot;&quot;;ROUND(ABS([.B248]-[.E248])*86400))" office:value-type="float" office:value="0" calcext:value-type="float">
            <text:p>0</text:p>
          </table:table-cell>
          <table:table-cell table:formula="of:=IF(OR([.C248]=&quot;&quot;;[.F248]=&quot;&quot;);&quot;&quot;;ROUND(ABS([.C248]-[.F248])*86400))" office:value-type="float" office:value="1" calcext:value-type="float">
            <text:p>1</text:p>
          </table:table-cell>
          <table:table-cell table:formula="of:=IF(OR([.D248]=&quot;&quot;;[.G248]=&quot;&quot;);&quot;&quot;;ROUND(ABS([.D248]-[.G248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9-04" calcext:value-type="date">
            <text:p>2022-09-04</text:p>
          </table:table-cell>
          <table:table-cell office:value-type="time" office:time-value="PT11H52M26S" calcext:value-type="time">
            <text:p>11:52:26</text:p>
          </table:table-cell>
          <table:table-cell office:value-type="time" office:time-value="PT18H19M39S" calcext:value-type="time">
            <text:p>18:19:39</text:p>
          </table:table-cell>
          <table:table-cell/>
          <table:table-cell office:value-type="time" office:time-value="PT11H52M23S" calcext:value-type="time">
            <text:p>11:52:23</text:p>
          </table:table-cell>
          <table:table-cell office:value-type="time" office:time-value="PT18H19M36S" calcext:value-type="time">
            <text:p>18:19:36</text:p>
          </table:table-cell>
          <table:table-cell/>
          <table:table-cell table:formula="of:=IF(OR([.B249]=&quot;&quot;;[.E249]=&quot;&quot;);&quot;&quot;;ROUND(ABS([.B249]-[.E249])*86400))" office:value-type="float" office:value="3" calcext:value-type="float">
            <text:p>3</text:p>
          </table:table-cell>
          <table:table-cell table:formula="of:=IF(OR([.C249]=&quot;&quot;;[.F249]=&quot;&quot;);&quot;&quot;;ROUND(ABS([.C249]-[.F249])*86400))" office:value-type="float" office:value="3" calcext:value-type="float">
            <text:p>3</text:p>
          </table:table-cell>
          <table:table-cell table:formula="of:=IF(OR([.D249]=&quot;&quot;;[.G249]=&quot;&quot;);&quot;&quot;;ROUND(ABS([.D249]-[.G249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time" office:time-value="PT12H53M14S" calcext:value-type="time">
            <text:p>12:53:14</text:p>
          </table:table-cell>
          <table:table-cell office:value-type="time" office:time-value="PT19H22M02S" calcext:value-type="time">
            <text:p>19:22:02</text:p>
          </table:table-cell>
          <table:table-cell office:value-type="time" office:time-value="PT00H47M40S" calcext:value-type="time">
            <text:p>00:47:40</text:p>
          </table:table-cell>
          <table:table-cell office:value-type="time" office:time-value="PT12H53M07S" calcext:value-type="time">
            <text:p>12:53:07</text:p>
          </table:table-cell>
          <table:table-cell office:value-type="time" office:time-value="PT19H21M56S" calcext:value-type="time">
            <text:p>19:21:56</text:p>
          </table:table-cell>
          <table:table-cell office:value-type="time" office:time-value="PT00H47M41S" calcext:value-type="time">
            <text:p>00:47:41</text:p>
          </table:table-cell>
          <table:table-cell table:formula="of:=IF(OR([.B250]=&quot;&quot;;[.E250]=&quot;&quot;);&quot;&quot;;ROUND(ABS([.B250]-[.E250])*86400))" office:value-type="float" office:value="7" calcext:value-type="float">
            <text:p>7</text:p>
          </table:table-cell>
          <table:table-cell table:formula="of:=IF(OR([.C250]=&quot;&quot;;[.F250]=&quot;&quot;);&quot;&quot;;ROUND(ABS([.C250]-[.F250])*86400))" office:value-type="float" office:value="6" calcext:value-type="float">
            <text:p>6</text:p>
          </table:table-cell>
          <table:table-cell table:formula="of:=IF(OR([.D250]=&quot;&quot;;[.G250]=&quot;&quot;);&quot;&quot;;ROUND(ABS([.D250]-[.G250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time" office:time-value="PT13H56M57S" calcext:value-type="time">
            <text:p>13:56:57</text:p>
          </table:table-cell>
          <table:table-cell office:value-type="time" office:time-value="PT20H25M32S" calcext:value-type="time">
            <text:p>20:25:32</text:p>
          </table:table-cell>
          <table:table-cell office:value-type="time" office:time-value="PT01H50M54S" calcext:value-type="time">
            <text:p>01:50:54</text:p>
          </table:table-cell>
          <table:table-cell office:value-type="time" office:time-value="PT13H56M47S" calcext:value-type="time">
            <text:p>13:56:47</text:p>
          </table:table-cell>
          <table:table-cell office:value-type="time" office:time-value="PT20H25M27S" calcext:value-type="time">
            <text:p>20:25:27</text:p>
          </table:table-cell>
          <table:table-cell office:value-type="time" office:time-value="PT01H50M54S" calcext:value-type="time">
            <text:p>01:50:54</text:p>
          </table:table-cell>
          <table:table-cell table:formula="of:=IF(OR([.B251]=&quot;&quot;;[.E251]=&quot;&quot;);&quot;&quot;;ROUND(ABS([.B251]-[.E251])*86400))" office:value-type="float" office:value="10" calcext:value-type="float">
            <text:p>10</text:p>
          </table:table-cell>
          <table:table-cell table:formula="of:=IF(OR([.C251]=&quot;&quot;;[.F251]=&quot;&quot;);&quot;&quot;;ROUND(ABS([.C251]-[.F251])*86400))" office:value-type="float" office:value="5" calcext:value-type="float">
            <text:p>5</text:p>
          </table:table-cell>
          <table:table-cell table:formula="of:=IF(OR([.D251]=&quot;&quot;;[.G251]=&quot;&quot;);&quot;&quot;;ROUND(ABS([.D251]-[.G251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time" office:time-value="PT15H00M51S" calcext:value-type="time">
            <text:p>15:00:51</text:p>
          </table:table-cell>
          <table:table-cell office:value-type="time" office:time-value="PT21H27M29S" calcext:value-type="time">
            <text:p>21:27:29</text:p>
          </table:table-cell>
          <table:table-cell office:value-type="time" office:time-value="PT02H53M27S" calcext:value-type="time">
            <text:p>02:53:27</text:p>
          </table:table-cell>
          <table:table-cell office:value-type="time" office:time-value="PT15H00M43S" calcext:value-type="time">
            <text:p>15:00:43</text:p>
          </table:table-cell>
          <table:table-cell office:value-type="time" office:time-value="PT21H27M26S" calcext:value-type="time">
            <text:p>21:27:26</text:p>
          </table:table-cell>
          <table:table-cell office:value-type="time" office:time-value="PT02H53M26S" calcext:value-type="time">
            <text:p>02:53:26</text:p>
          </table:table-cell>
          <table:table-cell table:formula="of:=IF(OR([.B252]=&quot;&quot;;[.E252]=&quot;&quot;);&quot;&quot;;ROUND(ABS([.B252]-[.E252])*86400))" office:value-type="float" office:value="8" calcext:value-type="float">
            <text:p>8</text:p>
          </table:table-cell>
          <table:table-cell table:formula="of:=IF(OR([.C252]=&quot;&quot;;[.F252]=&quot;&quot;);&quot;&quot;;ROUND(ABS([.C252]-[.F252])*86400))" office:value-type="float" office:value="3" calcext:value-type="float">
            <text:p>3</text:p>
          </table:table-cell>
          <table:table-cell table:formula="of:=IF(OR([.D252]=&quot;&quot;;[.G252]=&quot;&quot;);&quot;&quot;;ROUND(ABS([.D252]-[.G25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time" office:time-value="PT16H02M28S" calcext:value-type="time">
            <text:p>16:02:28</text:p>
          </table:table-cell>
          <table:table-cell office:value-type="time" office:time-value="PT22H25M55S" calcext:value-type="time">
            <text:p>22:25:55</text:p>
          </table:table-cell>
          <table:table-cell office:value-type="time" office:time-value="PT03H52M51S" calcext:value-type="time">
            <text:p>03:52:51</text:p>
          </table:table-cell>
          <table:table-cell office:value-type="time" office:time-value="PT16H02M25S" calcext:value-type="time">
            <text:p>16:02:25</text:p>
          </table:table-cell>
          <table:table-cell office:value-type="time" office:time-value="PT22H25M55S" calcext:value-type="time">
            <text:p>22:25:55</text:p>
          </table:table-cell>
          <table:table-cell office:value-type="time" office:time-value="PT03H52M50S" calcext:value-type="time">
            <text:p>03:52:50</text:p>
          </table:table-cell>
          <table:table-cell table:formula="of:=IF(OR([.B253]=&quot;&quot;;[.E253]=&quot;&quot;);&quot;&quot;;ROUND(ABS([.B253]-[.E253])*86400))" office:value-type="float" office:value="3" calcext:value-type="float">
            <text:p>3</text:p>
          </table:table-cell>
          <table:table-cell table:formula="of:=IF(OR([.C253]=&quot;&quot;;[.F253]=&quot;&quot;);&quot;&quot;;ROUND(ABS([.C253]-[.F253])*86400))" office:value-type="float" office:value="0" calcext:value-type="float">
            <text:p>0</text:p>
          </table:table-cell>
          <table:table-cell table:formula="of:=IF(OR([.D253]=&quot;&quot;;[.G253]=&quot;&quot;);&quot;&quot;;ROUND(ABS([.D253]-[.G253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time" office:time-value="PT17H00M29S" calcext:value-type="time">
            <text:p>17:00:29</text:p>
          </table:table-cell>
          <table:table-cell office:value-type="time" office:time-value="PT23H20M13S" calcext:value-type="time">
            <text:p>23:20:13</text:p>
          </table:table-cell>
          <table:table-cell office:value-type="time" office:time-value="PT04H47M47S" calcext:value-type="time">
            <text:p>04:47:47</text:p>
          </table:table-cell>
          <table:table-cell office:value-type="time" office:time-value="PT17H00M30S" calcext:value-type="time">
            <text:p>17:00:30</text:p>
          </table:table-cell>
          <table:table-cell office:value-type="time" office:time-value="PT23H20M13S" calcext:value-type="time">
            <text:p>23:20:13</text:p>
          </table:table-cell>
          <table:table-cell office:value-type="time" office:time-value="PT04H47M47S" calcext:value-type="time">
            <text:p>04:47:47</text:p>
          </table:table-cell>
          <table:table-cell table:formula="of:=IF(OR([.B254]=&quot;&quot;;[.E254]=&quot;&quot;);&quot;&quot;;ROUND(ABS([.B254]-[.E254])*86400))" office:value-type="float" office:value="1" calcext:value-type="float">
            <text:p>1</text:p>
          </table:table-cell>
          <table:table-cell table:formula="of:=IF(OR([.C254]=&quot;&quot;;[.F254]=&quot;&quot;);&quot;&quot;;ROUND(ABS([.C254]-[.F254])*86400))" office:value-type="float" office:value="0" calcext:value-type="float">
            <text:p>0</text:p>
          </table:table-cell>
          <table:table-cell table:formula="of:=IF(OR([.D254]=&quot;&quot;;[.G254]=&quot;&quot;);&quot;&quot;;ROUND(ABS([.D254]-[.G254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time" office:time-value="PT17H54M50S" calcext:value-type="time">
            <text:p>17:54:50</text:p>
          </table:table-cell>
          <table:table-cell office:value-type="time" office:time-value="PT05H38M15S" calcext:value-type="time">
            <text:p>05:38:15</text:p>
          </table:table-cell>
          <table:table-cell/>
          <table:table-cell office:value-type="time" office:time-value="PT17H54M52S" calcext:value-type="time">
            <text:p>17:54:52</text:p>
          </table:table-cell>
          <table:table-cell office:value-type="time" office:time-value="PT05H38M15S" calcext:value-type="time">
            <text:p>05:38:15</text:p>
          </table:table-cell>
          <table:table-cell office:value-type="time" office:time-value="PT05H38M17S" calcext:value-type="time">
            <text:p>05:38:17</text:p>
          </table:table-cell>
          <table:table-cell table:formula="of:=IF(OR([.B255]=&quot;&quot;;[.E255]=&quot;&quot;);&quot;&quot;;ROUND(ABS([.B255]-[.E255])*86400))" office:value-type="float" office:value="2" calcext:value-type="float">
            <text:p>2</text:p>
          </table:table-cell>
          <table:table-cell table:formula="of:=IF(OR([.C255]=&quot;&quot;;[.F255]=&quot;&quot;);&quot;&quot;;ROUND(ABS([.C255]-[.F255])*86400))" office:value-type="float" office:value="0" calcext:value-type="float">
            <text:p>0</text:p>
          </table:table-cell>
          <table:table-cell table:formula="of:=IF(OR([.D255]=&quot;&quot;;[.G255]=&quot;&quot;);&quot;&quot;;ROUND(ABS([.D255]-[.G255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time" office:time-value="PT18H46M13S" calcext:value-type="time">
            <text:p>18:46:13</text:p>
          </table:table-cell>
          <table:table-cell office:value-type="time" office:time-value="PT00H10M47S" calcext:value-type="time">
            <text:p>00:10:47</text:p>
          </table:table-cell>
          <table:table-cell office:value-type="time" office:time-value="PT06H25M08S" calcext:value-type="time">
            <text:p>06:25:08</text:p>
          </table:table-cell>
          <table:table-cell office:value-type="time" office:time-value="PT18H46M17S" calcext:value-type="time">
            <text:p>18:46:17</text:p>
          </table:table-cell>
          <table:table-cell office:value-type="time" office:time-value="PT00H10M48S" calcext:value-type="time">
            <text:p>00:10:48</text:p>
          </table:table-cell>
          <table:table-cell office:value-type="time" office:time-value="PT06H25M10S" calcext:value-type="time">
            <text:p>06:25:10</text:p>
          </table:table-cell>
          <table:table-cell table:formula="of:=IF(OR([.B256]=&quot;&quot;;[.E256]=&quot;&quot;);&quot;&quot;;ROUND(ABS([.B256]-[.E256])*86400))" office:value-type="float" office:value="4" calcext:value-type="float">
            <text:p>4</text:p>
          </table:table-cell>
          <table:table-cell table:formula="of:=IF(OR([.C256]=&quot;&quot;;[.F256]=&quot;&quot;);&quot;&quot;;ROUND(ABS([.C256]-[.F256])*86400))" office:value-type="float" office:value="1" calcext:value-type="float">
            <text:p>1</text:p>
          </table:table-cell>
          <table:table-cell table:formula="of:=IF(OR([.D256]=&quot;&quot;;[.G256]=&quot;&quot;);&quot;&quot;;ROUND(ABS([.D256]-[.G256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time" office:time-value="PT19H35M44S" calcext:value-type="time">
            <text:p>19:35:44</text:p>
          </table:table-cell>
          <table:table-cell office:value-type="time" office:time-value="PT00H58M41S" calcext:value-type="time">
            <text:p>00:58:41</text:p>
          </table:table-cell>
          <table:table-cell office:value-type="time" office:time-value="PT07H09M37S" calcext:value-type="time">
            <text:p>07:09:37</text:p>
          </table:table-cell>
          <table:table-cell office:value-type="time" office:time-value="PT19H35M49S" calcext:value-type="time">
            <text:p>19:35:49</text:p>
          </table:table-cell>
          <table:table-cell office:value-type="time" office:time-value="PT00H58M41S" calcext:value-type="time">
            <text:p>00:58:41</text:p>
          </table:table-cell>
          <table:table-cell office:value-type="time" office:time-value="PT07H09M39S" calcext:value-type="time">
            <text:p>07:09:39</text:p>
          </table:table-cell>
          <table:table-cell table:formula="of:=IF(OR([.B257]=&quot;&quot;;[.E257]=&quot;&quot;);&quot;&quot;;ROUND(ABS([.B257]-[.E257])*86400))" office:value-type="float" office:value="5" calcext:value-type="float">
            <text:p>5</text:p>
          </table:table-cell>
          <table:table-cell table:formula="of:=IF(OR([.C257]=&quot;&quot;;[.F257]=&quot;&quot;);&quot;&quot;;ROUND(ABS([.C257]-[.F257])*86400))" office:value-type="float" office:value="0" calcext:value-type="float">
            <text:p>0</text:p>
          </table:table-cell>
          <table:table-cell table:formula="of:=IF(OR([.D257]=&quot;&quot;;[.G257]=&quot;&quot;);&quot;&quot;;ROUND(ABS([.D257]-[.G25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20H24M27S" calcext:value-type="time">
            <text:p>20:24:27</text:p>
          </table:table-cell>
          <table:table-cell office:value-type="time" office:time-value="PT01H45M03S" calcext:value-type="time">
            <text:p>01:45:03</text:p>
          </table:table-cell>
          <table:table-cell office:value-type="time" office:time-value="PT07H52M59S" calcext:value-type="time">
            <text:p>07:52:59</text:p>
          </table:table-cell>
          <table:table-cell office:value-type="time" office:time-value="PT20H24M31S" calcext:value-type="time">
            <text:p>20:24:31</text:p>
          </table:table-cell>
          <table:table-cell office:value-type="time" office:time-value="PT01H45M04S" calcext:value-type="time">
            <text:p>01:45:04</text:p>
          </table:table-cell>
          <table:table-cell office:value-type="time" office:time-value="PT07H53M00S" calcext:value-type="time">
            <text:p>07:53:00</text:p>
          </table:table-cell>
          <table:table-cell table:formula="of:=IF(OR([.B258]=&quot;&quot;;[.E258]=&quot;&quot;);&quot;&quot;;ROUND(ABS([.B258]-[.E258])*86400))" office:value-type="float" office:value="4" calcext:value-type="float">
            <text:p>4</text:p>
          </table:table-cell>
          <table:table-cell table:formula="of:=IF(OR([.C258]=&quot;&quot;;[.F258]=&quot;&quot;);&quot;&quot;;ROUND(ABS([.C258]-[.F258])*86400))" office:value-type="float" office:value="1" calcext:value-type="float">
            <text:p>1</text:p>
          </table:table-cell>
          <table:table-cell table:formula="of:=IF(OR([.D258]=&quot;&quot;;[.G258]=&quot;&quot;);&quot;&quot;;ROUND(ABS([.D258]-[.G258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time" office:time-value="PT21H13M18S" calcext:value-type="time">
            <text:p>21:13:18</text:p>
          </table:table-cell>
          <table:table-cell office:value-type="time" office:time-value="PT02H31M01S" calcext:value-type="time">
            <text:p>02:31:01</text:p>
          </table:table-cell>
          <table:table-cell office:value-type="time" office:time-value="PT08H36M22S" calcext:value-type="time">
            <text:p>08:36:22</text:p>
          </table:table-cell>
          <table:table-cell office:value-type="time" office:time-value="PT21H13M21S" calcext:value-type="time">
            <text:p>21:13:21</text:p>
          </table:table-cell>
          <table:table-cell office:value-type="time" office:time-value="PT02H31M02S" calcext:value-type="time">
            <text:p>02:31:02</text:p>
          </table:table-cell>
          <table:table-cell office:value-type="time" office:time-value="PT08H36M23S" calcext:value-type="time">
            <text:p>08:36:23</text:p>
          </table:table-cell>
          <table:table-cell table:formula="of:=IF(OR([.B259]=&quot;&quot;;[.E259]=&quot;&quot;);&quot;&quot;;ROUND(ABS([.B259]-[.E259])*86400))" office:value-type="float" office:value="3" calcext:value-type="float">
            <text:p>3</text:p>
          </table:table-cell>
          <table:table-cell table:formula="of:=IF(OR([.C259]=&quot;&quot;;[.F259]=&quot;&quot;);&quot;&quot;;ROUND(ABS([.C259]-[.F259])*86400))" office:value-type="float" office:value="1" calcext:value-type="float">
            <text:p>1</text:p>
          </table:table-cell>
          <table:table-cell table:formula="of:=IF(OR([.D259]=&quot;&quot;;[.G259]=&quot;&quot;);&quot;&quot;;ROUND(ABS([.D259]-[.G259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time" office:time-value="PT22H02M53S" calcext:value-type="time">
            <text:p>22:02:53</text:p>
          </table:table-cell>
          <table:table-cell office:value-type="time" office:time-value="PT03H17M32S" calcext:value-type="time">
            <text:p>03:17:32</text:p>
          </table:table-cell>
          <table:table-cell office:value-type="time" office:time-value="PT09H20M45S" calcext:value-type="time">
            <text:p>09:20:45</text:p>
          </table:table-cell>
          <table:table-cell office:value-type="time" office:time-value="PT22H02M56S" calcext:value-type="time">
            <text:p>22:02:56</text:p>
          </table:table-cell>
          <table:table-cell office:value-type="time" office:time-value="PT03H17M33S" calcext:value-type="time">
            <text:p>03:17:33</text:p>
          </table:table-cell>
          <table:table-cell office:value-type="time" office:time-value="PT09H20M45S" calcext:value-type="time">
            <text:p>09:20:45</text:p>
          </table:table-cell>
          <table:table-cell table:formula="of:=IF(OR([.B260]=&quot;&quot;;[.E260]=&quot;&quot;);&quot;&quot;;ROUND(ABS([.B260]-[.E260])*86400))" office:value-type="float" office:value="3" calcext:value-type="float">
            <text:p>3</text:p>
          </table:table-cell>
          <table:table-cell table:formula="of:=IF(OR([.C260]=&quot;&quot;;[.F260]=&quot;&quot;);&quot;&quot;;ROUND(ABS([.C260]-[.F260])*86400))" office:value-type="float" office:value="1" calcext:value-type="float">
            <text:p>1</text:p>
          </table:table-cell>
          <table:table-cell table:formula="of:=IF(OR([.D260]=&quot;&quot;;[.G260]=&quot;&quot;);&quot;&quot;;ROUND(ABS([.D260]-[.G260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 office:value-type="time" office:time-value="PT22H53M29S" calcext:value-type="time">
            <text:p>22:53:29</text:p>
          </table:table-cell>
          <table:table-cell office:value-type="time" office:time-value="PT04H05M15S" calcext:value-type="time">
            <text:p>04:05:15</text:p>
          </table:table-cell>
          <table:table-cell office:value-type="time" office:time-value="PT10H06M46S" calcext:value-type="time">
            <text:p>10:06:46</text:p>
          </table:table-cell>
          <table:table-cell office:value-type="time" office:time-value="PT22H53M31S" calcext:value-type="time">
            <text:p>22:53:31</text:p>
          </table:table-cell>
          <table:table-cell office:value-type="time" office:time-value="PT04H05M15S" calcext:value-type="time">
            <text:p>04:05:15</text:p>
          </table:table-cell>
          <table:table-cell office:value-type="time" office:time-value="PT10H06M46S" calcext:value-type="time">
            <text:p>10:06:46</text:p>
          </table:table-cell>
          <table:table-cell table:formula="of:=IF(OR([.B261]=&quot;&quot;;[.E261]=&quot;&quot;);&quot;&quot;;ROUND(ABS([.B261]-[.E261])*86400))" office:value-type="float" office:value="2" calcext:value-type="float">
            <text:p>2</text:p>
          </table:table-cell>
          <table:table-cell table:formula="of:=IF(OR([.C261]=&quot;&quot;;[.F261]=&quot;&quot;);&quot;&quot;;ROUND(ABS([.C261]-[.F261])*86400))" office:value-type="float" office:value="0" calcext:value-type="float">
            <text:p>0</text:p>
          </table:table-cell>
          <table:table-cell table:formula="of:=IF(OR([.D261]=&quot;&quot;;[.G261]=&quot;&quot;);&quot;&quot;;ROUND(ABS([.D261]-[.G261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time" office:time-value="PT23H44M52S" calcext:value-type="time">
            <text:p>23:44:52</text:p>
          </table:table-cell>
          <table:table-cell office:value-type="time" office:time-value="PT04H54M25S" calcext:value-type="time">
            <text:p>04:54:25</text:p>
          </table:table-cell>
          <table:table-cell office:value-type="time" office:time-value="PT10H54M45S" calcext:value-type="time">
            <text:p>10:54:45</text:p>
          </table:table-cell>
          <table:table-cell office:value-type="time" office:time-value="PT23H44M53S" calcext:value-type="time">
            <text:p>23:44:53</text:p>
          </table:table-cell>
          <table:table-cell office:value-type="time" office:time-value="PT04H54M24S" calcext:value-type="time">
            <text:p>04:54:24</text:p>
          </table:table-cell>
          <table:table-cell office:value-type="time" office:time-value="PT10H54M44S" calcext:value-type="time">
            <text:p>10:54:44</text:p>
          </table:table-cell>
          <table:table-cell table:formula="of:=IF(OR([.B262]=&quot;&quot;;[.E262]=&quot;&quot;);&quot;&quot;;ROUND(ABS([.B262]-[.E262])*86400))" office:value-type="float" office:value="1" calcext:value-type="float">
            <text:p>1</text:p>
          </table:table-cell>
          <table:table-cell table:formula="of:=IF(OR([.C262]=&quot;&quot;;[.F262]=&quot;&quot;);&quot;&quot;;ROUND(ABS([.C262]-[.F262])*86400))" office:value-type="float" office:value="1" calcext:value-type="float">
            <text:p>1</text:p>
          </table:table-cell>
          <table:table-cell table:formula="of:=IF(OR([.D262]=&quot;&quot;;[.G262]=&quot;&quot;);&quot;&quot;;ROUND(ABS([.D262]-[.G26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time" office:time-value="PT05H44M51S" calcext:value-type="time">
            <text:p>05:44:51</text:p>
          </table:table-cell>
          <table:table-cell office:value-type="time" office:time-value="PT11H44M31S" calcext:value-type="time">
            <text:p>11:44:31</text:p>
          </table:table-cell>
          <table:table-cell/>
          <table:table-cell office:value-type="time" office:time-value="PT05H44M51S" calcext:value-type="time">
            <text:p>05:44:51</text:p>
          </table:table-cell>
          <table:table-cell office:value-type="time" office:time-value="PT05H44M50S" calcext:value-type="time">
            <text:p>05:44:50</text:p>
          </table:table-cell>
          <table:table-cell office:value-type="time" office:time-value="PT11H44M29S" calcext:value-type="time">
            <text:p>11:44:29</text:p>
          </table:table-cell>
          <table:table-cell table:formula="of:=IF(OR([.B263]=&quot;&quot;;[.E263]=&quot;&quot;);&quot;&quot;;ROUND(ABS([.B263]-[.E263])*86400))" office:value-type="float" office:value="0" calcext:value-type="float">
            <text:p>0</text:p>
          </table:table-cell>
          <table:table-cell table:formula="of:=IF(OR([.C263]=&quot;&quot;;[.F263]=&quot;&quot;);&quot;&quot;;ROUND(ABS([.C263]-[.F263])*86400))" office:value-type="float" office:value="21581" calcext:value-type="float">
            <text:p>21581</text:p>
          </table:table-cell>
          <table:table-cell table:formula="of:=IF(OR([.D263]=&quot;&quot;;[.G263]=&quot;&quot;);&quot;&quot;;ROUND(ABS([.D263]-[.G263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time" office:time-value="PT00H36M21S" calcext:value-type="time">
            <text:p>00:36:21</text:p>
          </table:table-cell>
          <table:table-cell office:value-type="time" office:time-value="PT06H35M54S" calcext:value-type="time">
            <text:p>06:35:54</text:p>
          </table:table-cell>
          <table:table-cell office:value-type="time" office:time-value="PT12H35M28S" calcext:value-type="time">
            <text:p>12:35:28</text:p>
          </table:table-cell>
          <table:table-cell office:value-type="time" office:time-value="PT00H36M22S" calcext:value-type="time">
            <text:p>00:36:22</text:p>
          </table:table-cell>
          <table:table-cell office:value-type="time" office:time-value="PT06H35M53S" calcext:value-type="time">
            <text:p>06:35:53</text:p>
          </table:table-cell>
          <table:table-cell office:value-type="time" office:time-value="PT12H35M25S" calcext:value-type="time">
            <text:p>12:35:25</text:p>
          </table:table-cell>
          <table:table-cell table:formula="of:=IF(OR([.B264]=&quot;&quot;;[.E264]=&quot;&quot;);&quot;&quot;;ROUND(ABS([.B264]-[.E264])*86400))" office:value-type="float" office:value="1" calcext:value-type="float">
            <text:p>1</text:p>
          </table:table-cell>
          <table:table-cell table:formula="of:=IF(OR([.C264]=&quot;&quot;;[.F264]=&quot;&quot;);&quot;&quot;;ROUND(ABS([.C264]-[.F264])*86400))" office:value-type="float" office:value="1" calcext:value-type="float">
            <text:p>1</text:p>
          </table:table-cell>
          <table:table-cell table:formula="of:=IF(OR([.D264]=&quot;&quot;;[.G264]=&quot;&quot;);&quot;&quot;;ROUND(ABS([.D264]-[.G264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time" office:time-value="PT01H27M04S" calcext:value-type="time">
            <text:p>01:27:04</text:p>
          </table:table-cell>
          <table:table-cell office:value-type="time" office:time-value="PT07H26M43S" calcext:value-type="time">
            <text:p>07:26:43</text:p>
          </table:table-cell>
          <table:table-cell office:value-type="time" office:time-value="PT13H26M40S" calcext:value-type="time">
            <text:p>13:26:40</text:p>
          </table:table-cell>
          <table:table-cell office:value-type="time" office:time-value="PT01H27M04S" calcext:value-type="time">
            <text:p>01:27:04</text:p>
          </table:table-cell>
          <table:table-cell office:value-type="time" office:time-value="PT07H26M41S" calcext:value-type="time">
            <text:p>07:26:41</text:p>
          </table:table-cell>
          <table:table-cell office:value-type="time" office:time-value="PT13H26M38S" calcext:value-type="time">
            <text:p>13:26:38</text:p>
          </table:table-cell>
          <table:table-cell table:formula="of:=IF(OR([.B265]=&quot;&quot;;[.E265]=&quot;&quot;);&quot;&quot;;ROUND(ABS([.B265]-[.E265])*86400))" office:value-type="float" office:value="0" calcext:value-type="float">
            <text:p>0</text:p>
          </table:table-cell>
          <table:table-cell table:formula="of:=IF(OR([.C265]=&quot;&quot;;[.F265]=&quot;&quot;);&quot;&quot;;ROUND(ABS([.C265]-[.F265])*86400))" office:value-type="float" office:value="2" calcext:value-type="float">
            <text:p>2</text:p>
          </table:table-cell>
          <table:table-cell table:formula="of:=IF(OR([.D265]=&quot;&quot;;[.G265]=&quot;&quot;);&quot;&quot;;ROUND(ABS([.D265]-[.G265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time" office:time-value="PT02H16M08S" calcext:value-type="time">
            <text:p>02:16:08</text:p>
          </table:table-cell>
          <table:table-cell office:value-type="time" office:time-value="PT08H16M23S" calcext:value-type="time">
            <text:p>08:16:23</text:p>
          </table:table-cell>
          <table:table-cell office:value-type="time" office:time-value="PT14H17M14S" calcext:value-type="time">
            <text:p>14:17:14</text:p>
          </table:table-cell>
          <table:table-cell office:value-type="time" office:time-value="PT02H16M07S" calcext:value-type="time">
            <text:p>02:16:07</text:p>
          </table:table-cell>
          <table:table-cell office:value-type="time" office:time-value="PT08H16M22S" calcext:value-type="time">
            <text:p>08:16:22</text:p>
          </table:table-cell>
          <table:table-cell office:value-type="time" office:time-value="PT14H17M13S" calcext:value-type="time">
            <text:p>14:17:13</text:p>
          </table:table-cell>
          <table:table-cell table:formula="of:=IF(OR([.B266]=&quot;&quot;;[.E266]=&quot;&quot;);&quot;&quot;;ROUND(ABS([.B266]-[.E266])*86400))" office:value-type="float" office:value="1" calcext:value-type="float">
            <text:p>1</text:p>
          </table:table-cell>
          <table:table-cell table:formula="of:=IF(OR([.C266]=&quot;&quot;;[.F266]=&quot;&quot;);&quot;&quot;;ROUND(ABS([.C266]-[.F266])*86400))" office:value-type="float" office:value="1" calcext:value-type="float">
            <text:p>1</text:p>
          </table:table-cell>
          <table:table-cell table:formula="of:=IF(OR([.D266]=&quot;&quot;;[.G266]=&quot;&quot;);&quot;&quot;;ROUND(ABS([.D266]-[.G26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time" office:time-value="PT03H02M59S" calcext:value-type="time">
            <text:p>03:02:59</text:p>
          </table:table-cell>
          <table:table-cell office:value-type="time" office:time-value="PT09H04M21S" calcext:value-type="time">
            <text:p>09:04:21</text:p>
          </table:table-cell>
          <table:table-cell office:value-type="time" office:time-value="PT15H06M33S" calcext:value-type="time">
            <text:p>15:06:33</text:p>
          </table:table-cell>
          <table:table-cell office:value-type="time" office:time-value="PT03H02M59S" calcext:value-type="time">
            <text:p>03:02:59</text:p>
          </table:table-cell>
          <table:table-cell office:value-type="time" office:time-value="PT09H04M22S" calcext:value-type="time">
            <text:p>09:04:22</text:p>
          </table:table-cell>
          <table:table-cell office:value-type="time" office:time-value="PT15H06M34S" calcext:value-type="time">
            <text:p>15:06:34</text:p>
          </table:table-cell>
          <table:table-cell table:formula="of:=IF(OR([.B267]=&quot;&quot;;[.E267]=&quot;&quot;);&quot;&quot;;ROUND(ABS([.B267]-[.E267])*86400))" office:value-type="float" office:value="0" calcext:value-type="float">
            <text:p>0</text:p>
          </table:table-cell>
          <table:table-cell table:formula="of:=IF(OR([.C267]=&quot;&quot;;[.F267]=&quot;&quot;);&quot;&quot;;ROUND(ABS([.C267]-[.F267])*86400))" office:value-type="float" office:value="1" calcext:value-type="float">
            <text:p>1</text:p>
          </table:table-cell>
          <table:table-cell table:formula="of:=IF(OR([.D267]=&quot;&quot;;[.G267]=&quot;&quot;);&quot;&quot;;ROUND(ABS([.D267]-[.G267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time" office:time-value="PT03H47M32S" calcext:value-type="time">
            <text:p>03:47:32</text:p>
          </table:table-cell>
          <table:table-cell office:value-type="time" office:time-value="PT09H50M29S" calcext:value-type="time">
            <text:p>09:50:29</text:p>
          </table:table-cell>
          <table:table-cell office:value-type="time" office:time-value="PT15H54M27S" calcext:value-type="time">
            <text:p>15:54:27</text:p>
          </table:table-cell>
          <table:table-cell office:value-type="time" office:time-value="PT03H47M33S" calcext:value-type="time">
            <text:p>03:47:33</text:p>
          </table:table-cell>
          <table:table-cell office:value-type="time" office:time-value="PT09H50M31S" calcext:value-type="time">
            <text:p>09:50:31</text:p>
          </table:table-cell>
          <table:table-cell office:value-type="time" office:time-value="PT15H54M29S" calcext:value-type="time">
            <text:p>15:54:29</text:p>
          </table:table-cell>
          <table:table-cell table:formula="of:=IF(OR([.B268]=&quot;&quot;;[.E268]=&quot;&quot;);&quot;&quot;;ROUND(ABS([.B268]-[.E268])*86400))" office:value-type="float" office:value="1" calcext:value-type="float">
            <text:p>1</text:p>
          </table:table-cell>
          <table:table-cell table:formula="of:=IF(OR([.C268]=&quot;&quot;;[.F268]=&quot;&quot;);&quot;&quot;;ROUND(ABS([.C268]-[.F268])*86400))" office:value-type="float" office:value="2" calcext:value-type="float">
            <text:p>2</text:p>
          </table:table-cell>
          <table:table-cell table:formula="of:=IF(OR([.D268]=&quot;&quot;;[.G268]=&quot;&quot;);&quot;&quot;;ROUND(ABS([.D268]-[.G268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time" office:time-value="PT04H30M07S" calcext:value-type="time">
            <text:p>04:30:07</text:p>
          </table:table-cell>
          <table:table-cell office:value-type="time" office:time-value="PT10H35M03S" calcext:value-type="time">
            <text:p>10:35:03</text:p>
          </table:table-cell>
          <table:table-cell office:value-type="time" office:time-value="PT16H41M10S" calcext:value-type="time">
            <text:p>16:41:10</text:p>
          </table:table-cell>
          <table:table-cell office:value-type="time" office:time-value="PT04H30M08S" calcext:value-type="time">
            <text:p>04:30:08</text:p>
          </table:table-cell>
          <table:table-cell office:value-type="time" office:time-value="PT10H35M06S" calcext:value-type="time">
            <text:p>10:35:06</text:p>
          </table:table-cell>
          <table:table-cell office:value-type="time" office:time-value="PT16H41M14S" calcext:value-type="time">
            <text:p>16:41:14</text:p>
          </table:table-cell>
          <table:table-cell table:formula="of:=IF(OR([.B269]=&quot;&quot;;[.E269]=&quot;&quot;);&quot;&quot;;ROUND(ABS([.B269]-[.E269])*86400))" office:value-type="float" office:value="1" calcext:value-type="float">
            <text:p>1</text:p>
          </table:table-cell>
          <table:table-cell table:formula="of:=IF(OR([.C269]=&quot;&quot;;[.F269]=&quot;&quot;);&quot;&quot;;ROUND(ABS([.C269]-[.F269])*86400))" office:value-type="float" office:value="3" calcext:value-type="float">
            <text:p>3</text:p>
          </table:table-cell>
          <table:table-cell table:formula="of:=IF(OR([.D269]=&quot;&quot;;[.G269]=&quot;&quot;);&quot;&quot;;ROUND(ABS([.D269]-[.G269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time" office:time-value="PT05H11M22S" calcext:value-type="time">
            <text:p>05:11:22</text:p>
          </table:table-cell>
          <table:table-cell office:value-type="time" office:time-value="PT11H18M41S" calcext:value-type="time">
            <text:p>11:18:41</text:p>
          </table:table-cell>
          <table:table-cell office:value-type="time" office:time-value="PT17H27M18S" calcext:value-type="time">
            <text:p>17:27:18</text:p>
          </table:table-cell>
          <table:table-cell office:value-type="time" office:time-value="PT05H11M23S" calcext:value-type="time">
            <text:p>05:11:23</text:p>
          </table:table-cell>
          <table:table-cell office:value-type="time" office:time-value="PT11H18M44S" calcext:value-type="time">
            <text:p>11:18:44</text:p>
          </table:table-cell>
          <table:table-cell office:value-type="time" office:time-value="PT17H27M23S" calcext:value-type="time">
            <text:p>17:27:23</text:p>
          </table:table-cell>
          <table:table-cell table:formula="of:=IF(OR([.B270]=&quot;&quot;;[.E270]=&quot;&quot;);&quot;&quot;;ROUND(ABS([.B270]-[.E270])*86400))" office:value-type="float" office:value="1" calcext:value-type="float">
            <text:p>1</text:p>
          </table:table-cell>
          <table:table-cell table:formula="of:=IF(OR([.C270]=&quot;&quot;;[.F270]=&quot;&quot;);&quot;&quot;;ROUND(ABS([.C270]-[.F270])*86400))" office:value-type="float" office:value="3" calcext:value-type="float">
            <text:p>3</text:p>
          </table:table-cell>
          <table:table-cell table:formula="of:=IF(OR([.D270]=&quot;&quot;;[.G270]=&quot;&quot;);&quot;&quot;;ROUND(ABS([.D270]-[.G270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time" office:time-value="PT05H52M11S" calcext:value-type="time">
            <text:p>05:52:11</text:p>
          </table:table-cell>
          <table:table-cell office:value-type="time" office:time-value="PT12H02M13S" calcext:value-type="time">
            <text:p>12:02:13</text:p>
          </table:table-cell>
          <table:table-cell office:value-type="time" office:time-value="PT18H13M42S" calcext:value-type="time">
            <text:p>18:13:42</text:p>
          </table:table-cell>
          <table:table-cell office:value-type="time" office:time-value="PT05H52M12S" calcext:value-type="time">
            <text:p>05:52:12</text:p>
          </table:table-cell>
          <table:table-cell office:value-type="time" office:time-value="PT12H02M17S" calcext:value-type="time">
            <text:p>12:02:17</text:p>
          </table:table-cell>
          <table:table-cell office:value-type="time" office:time-value="PT18H13M47S" calcext:value-type="time">
            <text:p>18:13:47</text:p>
          </table:table-cell>
          <table:table-cell table:formula="of:=IF(OR([.B271]=&quot;&quot;;[.E271]=&quot;&quot;);&quot;&quot;;ROUND(ABS([.B271]-[.E271])*86400))" office:value-type="float" office:value="1" calcext:value-type="float">
            <text:p>1</text:p>
          </table:table-cell>
          <table:table-cell table:formula="of:=IF(OR([.C271]=&quot;&quot;;[.F271]=&quot;&quot;);&quot;&quot;;ROUND(ABS([.C271]-[.F271])*86400))" office:value-type="float" office:value="4" calcext:value-type="float">
            <text:p>4</text:p>
          </table:table-cell>
          <table:table-cell table:formula="of:=IF(OR([.D271]=&quot;&quot;;[.G271]=&quot;&quot;);&quot;&quot;;ROUND(ABS([.D271]-[.G271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time" office:time-value="PT06H33M35S" calcext:value-type="time">
            <text:p>06:33:35</text:p>
          </table:table-cell>
          <table:table-cell office:value-type="time" office:time-value="PT12H46M42S" calcext:value-type="time">
            <text:p>12:46:42</text:p>
          </table:table-cell>
          <table:table-cell office:value-type="time" office:time-value="PT19H01M21S" calcext:value-type="time">
            <text:p>19:01:21</text:p>
          </table:table-cell>
          <table:table-cell office:value-type="time" office:time-value="PT06H33M37S" calcext:value-type="time">
            <text:p>06:33:37</text:p>
          </table:table-cell>
          <table:table-cell office:value-type="time" office:time-value="PT12H46M46S" calcext:value-type="time">
            <text:p>12:46:46</text:p>
          </table:table-cell>
          <table:table-cell office:value-type="time" office:time-value="PT19H01M26S" calcext:value-type="time">
            <text:p>19:01:26</text:p>
          </table:table-cell>
          <table:table-cell table:formula="of:=IF(OR([.B272]=&quot;&quot;;[.E272]=&quot;&quot;);&quot;&quot;;ROUND(ABS([.B272]-[.E272])*86400))" office:value-type="float" office:value="2" calcext:value-type="float">
            <text:p>2</text:p>
          </table:table-cell>
          <table:table-cell table:formula="of:=IF(OR([.C272]=&quot;&quot;;[.F272]=&quot;&quot;);&quot;&quot;;ROUND(ABS([.C272]-[.F272])*86400))" office:value-type="float" office:value="4" calcext:value-type="float">
            <text:p>4</text:p>
          </table:table-cell>
          <table:table-cell table:formula="of:=IF(OR([.D272]=&quot;&quot;;[.G272]=&quot;&quot;);&quot;&quot;;ROUND(ABS([.D272]-[.G272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time" office:time-value="PT07H16M43S" calcext:value-type="time">
            <text:p>07:16:43</text:p>
          </table:table-cell>
          <table:table-cell office:value-type="time" office:time-value="PT13H33M13S" calcext:value-type="time">
            <text:p>13:33:13</text:p>
          </table:table-cell>
          <table:table-cell office:value-type="time" office:time-value="PT19H51M19S" calcext:value-type="time">
            <text:p>19:51:19</text:p>
          </table:table-cell>
          <table:table-cell office:value-type="time" office:time-value="PT07H16M46S" calcext:value-type="time">
            <text:p>07:16:46</text:p>
          </table:table-cell>
          <table:table-cell office:value-type="time" office:time-value="PT13H33M17S" calcext:value-type="time">
            <text:p>13:33:17</text:p>
          </table:table-cell>
          <table:table-cell office:value-type="time" office:time-value="PT19H51M22S" calcext:value-type="time">
            <text:p>19:51:22</text:p>
          </table:table-cell>
          <table:table-cell table:formula="of:=IF(OR([.B273]=&quot;&quot;;[.E273]=&quot;&quot;);&quot;&quot;;ROUND(ABS([.B273]-[.E273])*86400))" office:value-type="float" office:value="3" calcext:value-type="float">
            <text:p>3</text:p>
          </table:table-cell>
          <table:table-cell table:formula="of:=IF(OR([.C273]=&quot;&quot;;[.F273]=&quot;&quot;);&quot;&quot;;ROUND(ABS([.C273]-[.F273])*86400))" office:value-type="float" office:value="4" calcext:value-type="float">
            <text:p>4</text:p>
          </table:table-cell>
          <table:table-cell table:formula="of:=IF(OR([.D273]=&quot;&quot;;[.G273]=&quot;&quot;);&quot;&quot;;ROUND(ABS([.D273]-[.G273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time" office:time-value="PT08H02M48S" calcext:value-type="time">
            <text:p>08:02:48</text:p>
          </table:table-cell>
          <table:table-cell office:value-type="time" office:time-value="PT14H22M52S" calcext:value-type="time">
            <text:p>14:22:52</text:p>
          </table:table-cell>
          <table:table-cell office:value-type="time" office:time-value="PT20H44M29S" calcext:value-type="time">
            <text:p>20:44:29</text:p>
          </table:table-cell>
          <table:table-cell office:value-type="time" office:time-value="PT08H02M50S" calcext:value-type="time">
            <text:p>08:02:50</text:p>
          </table:table-cell>
          <table:table-cell office:value-type="time" office:time-value="PT14H22M55S" calcext:value-type="time">
            <text:p>14:22:55</text:p>
          </table:table-cell>
          <table:table-cell office:value-type="time" office:time-value="PT20H44M32S" calcext:value-type="time">
            <text:p>20:44:32</text:p>
          </table:table-cell>
          <table:table-cell table:formula="of:=IF(OR([.B274]=&quot;&quot;;[.E274]=&quot;&quot;);&quot;&quot;;ROUND(ABS([.B274]-[.E274])*86400))" office:value-type="float" office:value="2" calcext:value-type="float">
            <text:p>2</text:p>
          </table:table-cell>
          <table:table-cell table:formula="of:=IF(OR([.C274]=&quot;&quot;;[.F274]=&quot;&quot;);&quot;&quot;;ROUND(ABS([.C274]-[.F274])*86400))" office:value-type="float" office:value="3" calcext:value-type="float">
            <text:p>3</text:p>
          </table:table-cell>
          <table:table-cell table:formula="of:=IF(OR([.D274]=&quot;&quot;;[.G274]=&quot;&quot;);&quot;&quot;;ROUND(ABS([.D274]-[.G274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time" office:time-value="PT08H52M54S" calcext:value-type="time">
            <text:p>08:52:54</text:p>
          </table:table-cell>
          <table:table-cell office:value-type="time" office:time-value="PT15H16M27S" calcext:value-type="time">
            <text:p>15:16:27</text:p>
          </table:table-cell>
          <table:table-cell office:value-type="time" office:time-value="PT21H41M23S" calcext:value-type="time">
            <text:p>21:41:23</text:p>
          </table:table-cell>
          <table:table-cell office:value-type="time" office:time-value="PT08H52M54S" calcext:value-type="time">
            <text:p>08:52:54</text:p>
          </table:table-cell>
          <table:table-cell office:value-type="time" office:time-value="PT15H16M28S" calcext:value-type="time">
            <text:p>15:16:28</text:p>
          </table:table-cell>
          <table:table-cell office:value-type="time" office:time-value="PT21H41M24S" calcext:value-type="time">
            <text:p>21:41:24</text:p>
          </table:table-cell>
          <table:table-cell table:formula="of:=IF(OR([.B275]=&quot;&quot;;[.E275]=&quot;&quot;);&quot;&quot;;ROUND(ABS([.B275]-[.E275])*86400))" office:value-type="float" office:value="0" calcext:value-type="float">
            <text:p>0</text:p>
          </table:table-cell>
          <table:table-cell table:formula="of:=IF(OR([.C275]=&quot;&quot;;[.F275]=&quot;&quot;);&quot;&quot;;ROUND(ABS([.C275]-[.F275])*86400))" office:value-type="float" office:value="1" calcext:value-type="float">
            <text:p>1</text:p>
          </table:table-cell>
          <table:table-cell table:formula="of:=IF(OR([.D275]=&quot;&quot;;[.G275]=&quot;&quot;);&quot;&quot;;ROUND(ABS([.D275]-[.G275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time" office:time-value="PT09H47M38S" calcext:value-type="time">
            <text:p>09:47:38</text:p>
          </table:table-cell>
          <table:table-cell office:value-type="time" office:time-value="PT16H14M11S" calcext:value-type="time">
            <text:p>16:14:11</text:p>
          </table:table-cell>
          <table:table-cell office:value-type="time" office:time-value="PT22H41M40S" calcext:value-type="time">
            <text:p>22:41:40</text:p>
          </table:table-cell>
          <table:table-cell office:value-type="time" office:time-value="PT09H47M36S" calcext:value-type="time">
            <text:p>09:47:36</text:p>
          </table:table-cell>
          <table:table-cell office:value-type="time" office:time-value="PT16H14M08S" calcext:value-type="time">
            <text:p>16:14:08</text:p>
          </table:table-cell>
          <table:table-cell office:value-type="time" office:time-value="PT22H41M41S" calcext:value-type="time">
            <text:p>22:41:41</text:p>
          </table:table-cell>
          <table:table-cell table:formula="of:=IF(OR([.B276]=&quot;&quot;;[.E276]=&quot;&quot;);&quot;&quot;;ROUND(ABS([.B276]-[.E276])*86400))" office:value-type="float" office:value="2" calcext:value-type="float">
            <text:p>2</text:p>
          </table:table-cell>
          <table:table-cell table:formula="of:=IF(OR([.C276]=&quot;&quot;;[.F276]=&quot;&quot;);&quot;&quot;;ROUND(ABS([.C276]-[.F276])*86400))" office:value-type="float" office:value="3" calcext:value-type="float">
            <text:p>3</text:p>
          </table:table-cell>
          <table:table-cell table:formula="of:=IF(OR([.D276]=&quot;&quot;;[.G276]=&quot;&quot;);&quot;&quot;;ROUND(ABS([.D276]-[.G27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time" office:time-value="PT10H46M45S" calcext:value-type="time">
            <text:p>10:46:45</text:p>
          </table:table-cell>
          <table:table-cell office:value-type="time" office:time-value="PT17H15M10S" calcext:value-type="time">
            <text:p>17:15:10</text:p>
          </table:table-cell>
          <table:table-cell office:value-type="time" office:time-value="PT23H43M52S" calcext:value-type="time">
            <text:p>23:43:52</text:p>
          </table:table-cell>
          <table:table-cell office:value-type="time" office:time-value="PT10H46M39S" calcext:value-type="time">
            <text:p>10:46:39</text:p>
          </table:table-cell>
          <table:table-cell office:value-type="time" office:time-value="PT17H15M04S" calcext:value-type="time">
            <text:p>17:15:04</text:p>
          </table:table-cell>
          <table:table-cell office:value-type="time" office:time-value="PT23H43M52S" calcext:value-type="time">
            <text:p>23:43:52</text:p>
          </table:table-cell>
          <table:table-cell table:formula="of:=IF(OR([.B277]=&quot;&quot;;[.E277]=&quot;&quot;);&quot;&quot;;ROUND(ABS([.B277]-[.E277])*86400))" office:value-type="float" office:value="6" calcext:value-type="float">
            <text:p>6</text:p>
          </table:table-cell>
          <table:table-cell table:formula="of:=IF(OR([.C277]=&quot;&quot;;[.F277]=&quot;&quot;);&quot;&quot;;ROUND(ABS([.C277]-[.F277])*86400))" office:value-type="float" office:value="6" calcext:value-type="float">
            <text:p>6</text:p>
          </table:table-cell>
          <table:table-cell table:formula="of:=IF(OR([.D277]=&quot;&quot;;[.G277]=&quot;&quot;);&quot;&quot;;ROUND(ABS([.D277]-[.G277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time" office:time-value="PT11H48M46S" calcext:value-type="time">
            <text:p>11:48:46</text:p>
          </table:table-cell>
          <table:table-cell office:value-type="time" office:time-value="PT18H17M25S" calcext:value-type="time">
            <text:p>18:17:25</text:p>
          </table:table-cell>
          <table:table-cell/>
          <table:table-cell office:value-type="time" office:time-value="PT11H48M38S" calcext:value-type="time">
            <text:p>11:48:38</text:p>
          </table:table-cell>
          <table:table-cell office:value-type="time" office:time-value="PT18H17M18S" calcext:value-type="time">
            <text:p>18:17:18</text:p>
          </table:table-cell>
          <table:table-cell/>
          <table:table-cell table:formula="of:=IF(OR([.B278]=&quot;&quot;;[.E278]=&quot;&quot;);&quot;&quot;;ROUND(ABS([.B278]-[.E278])*86400))" office:value-type="float" office:value="8" calcext:value-type="float">
            <text:p>8</text:p>
          </table:table-cell>
          <table:table-cell table:formula="of:=IF(OR([.C278]=&quot;&quot;;[.F278]=&quot;&quot;);&quot;&quot;;ROUND(ABS([.C278]-[.F278])*86400))" office:value-type="float" office:value="7" calcext:value-type="float">
            <text:p>7</text:p>
          </table:table-cell>
          <table:table-cell table:formula="of:=IF(OR([.D278]=&quot;&quot;;[.G278]=&quot;&quot;);&quot;&quot;;ROUND(ABS([.D278]-[.G278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time" office:time-value="PT12H51M20S" calcext:value-type="time">
            <text:p>12:51:20</text:p>
          </table:table-cell>
          <table:table-cell office:value-type="time" office:time-value="PT19H18M29S" calcext:value-type="time">
            <text:p>19:18:29</text:p>
          </table:table-cell>
          <table:table-cell office:value-type="time" office:time-value="PT00H45M36S" calcext:value-type="time">
            <text:p>00:45:36</text:p>
          </table:table-cell>
          <table:table-cell office:value-type="time" office:time-value="PT12H51M13S" calcext:value-type="time">
            <text:p>12:51:13</text:p>
          </table:table-cell>
          <table:table-cell office:value-type="time" office:time-value="PT19H18M25S" calcext:value-type="time">
            <text:p>19:18:25</text:p>
          </table:table-cell>
          <table:table-cell office:value-type="time" office:time-value="PT00H45M36S" calcext:value-type="time">
            <text:p>00:45:36</text:p>
          </table:table-cell>
          <table:table-cell table:formula="of:=IF(OR([.B279]=&quot;&quot;;[.E279]=&quot;&quot;);&quot;&quot;;ROUND(ABS([.B279]-[.E279])*86400))" office:value-type="float" office:value="7" calcext:value-type="float">
            <text:p>7</text:p>
          </table:table-cell>
          <table:table-cell table:formula="of:=IF(OR([.C279]=&quot;&quot;;[.F279]=&quot;&quot;);&quot;&quot;;ROUND(ABS([.C279]-[.F279])*86400))" office:value-type="float" office:value="4" calcext:value-type="float">
            <text:p>4</text:p>
          </table:table-cell>
          <table:table-cell table:formula="of:=IF(OR([.D279]=&quot;&quot;;[.G279]=&quot;&quot;);&quot;&quot;;ROUND(ABS([.D279]-[.G279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time" office:time-value="PT13H52M07S" calcext:value-type="time">
            <text:p>13:52:07</text:p>
          </table:table-cell>
          <table:table-cell office:value-type="time" office:time-value="PT20H16M29S" calcext:value-type="time">
            <text:p>20:16:29</text:p>
          </table:table-cell>
          <table:table-cell office:value-type="time" office:time-value="PT01H44M34S" calcext:value-type="time">
            <text:p>01:44:34</text:p>
          </table:table-cell>
          <table:table-cell office:value-type="time" office:time-value="PT13H52M03S" calcext:value-type="time">
            <text:p>13:52:03</text:p>
          </table:table-cell>
          <table:table-cell office:value-type="time" office:time-value="PT20H16M28S" calcext:value-type="time">
            <text:p>20:16:28</text:p>
          </table:table-cell>
          <table:table-cell office:value-type="time" office:time-value="PT01H44M34S" calcext:value-type="time">
            <text:p>01:44:34</text:p>
          </table:table-cell>
          <table:table-cell table:formula="of:=IF(OR([.B280]=&quot;&quot;;[.E280]=&quot;&quot;);&quot;&quot;;ROUND(ABS([.B280]-[.E280])*86400))" office:value-type="float" office:value="4" calcext:value-type="float">
            <text:p>4</text:p>
          </table:table-cell>
          <table:table-cell table:formula="of:=IF(OR([.C280]=&quot;&quot;;[.F280]=&quot;&quot;);&quot;&quot;;ROUND(ABS([.C280]-[.F280])*86400))" office:value-type="float" office:value="1" calcext:value-type="float">
            <text:p>1</text:p>
          </table:table-cell>
          <table:table-cell table:formula="of:=IF(OR([.D280]=&quot;&quot;;[.G280]=&quot;&quot;);&quot;&quot;;ROUND(ABS([.D280]-[.G280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time" office:time-value="PT14H49M43S" calcext:value-type="time">
            <text:p>14:49:43</text:p>
          </table:table-cell>
          <table:table-cell office:value-type="time" office:time-value="PT21H10M38S" calcext:value-type="time">
            <text:p>21:10:38</text:p>
          </table:table-cell>
          <table:table-cell office:value-type="time" office:time-value="PT02H39M24S" calcext:value-type="time">
            <text:p>02:39:24</text:p>
          </table:table-cell>
          <table:table-cell office:value-type="time" office:time-value="PT14H49M43S" calcext:value-type="time">
            <text:p>14:49:43</text:p>
          </table:table-cell>
          <table:table-cell office:value-type="time" office:time-value="PT21H10M39S" calcext:value-type="time">
            <text:p>21:10:39</text:p>
          </table:table-cell>
          <table:table-cell office:value-type="time" office:time-value="PT02H39M25S" calcext:value-type="time">
            <text:p>02:39:25</text:p>
          </table:table-cell>
          <table:table-cell table:formula="of:=IF(OR([.B281]=&quot;&quot;;[.E281]=&quot;&quot;);&quot;&quot;;ROUND(ABS([.B281]-[.E281])*86400))" office:value-type="float" office:value="0" calcext:value-type="float">
            <text:p>0</text:p>
          </table:table-cell>
          <table:table-cell table:formula="of:=IF(OR([.C281]=&quot;&quot;;[.F281]=&quot;&quot;);&quot;&quot;;ROUND(ABS([.C281]-[.F281])*86400))" office:value-type="float" office:value="1" calcext:value-type="float">
            <text:p>1</text:p>
          </table:table-cell>
          <table:table-cell table:formula="of:=IF(OR([.D281]=&quot;&quot;;[.G281]=&quot;&quot;);&quot;&quot;;ROUND(ABS([.D281]-[.G281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time" office:time-value="PT15H43M56S" calcext:value-type="time">
            <text:p>15:43:56</text:p>
          </table:table-cell>
          <table:table-cell office:value-type="time" office:time-value="PT22H01M13S" calcext:value-type="time">
            <text:p>22:01:13</text:p>
          </table:table-cell>
          <table:table-cell office:value-type="time" office:time-value="PT03H29M57S" calcext:value-type="time">
            <text:p>03:29:57</text:p>
          </table:table-cell>
          <table:table-cell office:value-type="time" office:time-value="PT15H43M58S" calcext:value-type="time">
            <text:p>15:43:58</text:p>
          </table:table-cell>
          <table:table-cell office:value-type="time" office:time-value="PT22H01M15S" calcext:value-type="time">
            <text:p>22:01:15</text:p>
          </table:table-cell>
          <table:table-cell office:value-type="time" office:time-value="PT03H29M58S" calcext:value-type="time">
            <text:p>03:29:58</text:p>
          </table:table-cell>
          <table:table-cell table:formula="of:=IF(OR([.B282]=&quot;&quot;;[.E282]=&quot;&quot;);&quot;&quot;;ROUND(ABS([.B282]-[.E282])*86400))" office:value-type="float" office:value="2" calcext:value-type="float">
            <text:p>2</text:p>
          </table:table-cell>
          <table:table-cell table:formula="of:=IF(OR([.C282]=&quot;&quot;;[.F282]=&quot;&quot;);&quot;&quot;;ROUND(ABS([.C282]-[.F282])*86400))" office:value-type="float" office:value="2" calcext:value-type="float">
            <text:p>2</text:p>
          </table:table-cell>
          <table:table-cell table:formula="of:=IF(OR([.D282]=&quot;&quot;;[.G282]=&quot;&quot;);&quot;&quot;;ROUND(ABS([.D282]-[.G28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time" office:time-value="PT16H35M18S" calcext:value-type="time">
            <text:p>16:35:18</text:p>
          </table:table-cell>
          <table:table-cell office:value-type="time" office:time-value="PT22H49M08S" calcext:value-type="time">
            <text:p>22:49:08</text:p>
          </table:table-cell>
          <table:table-cell office:value-type="time" office:time-value="PT04H16M54S" calcext:value-type="time">
            <text:p>04:16:54</text:p>
          </table:table-cell>
          <table:table-cell office:value-type="time" office:time-value="PT16H35M23S" calcext:value-type="time">
            <text:p>16:35:23</text:p>
          </table:table-cell>
          <table:table-cell office:value-type="time" office:time-value="PT22H49M09S" calcext:value-type="time">
            <text:p>22:49:09</text:p>
          </table:table-cell>
          <table:table-cell office:value-type="time" office:time-value="PT04H16M56S" calcext:value-type="time">
            <text:p>04:16:56</text:p>
          </table:table-cell>
          <table:table-cell table:formula="of:=IF(OR([.B283]=&quot;&quot;;[.E283]=&quot;&quot;);&quot;&quot;;ROUND(ABS([.B283]-[.E283])*86400))" office:value-type="float" office:value="5" calcext:value-type="float">
            <text:p>5</text:p>
          </table:table-cell>
          <table:table-cell table:formula="of:=IF(OR([.C283]=&quot;&quot;;[.F283]=&quot;&quot;);&quot;&quot;;ROUND(ABS([.C283]-[.F283])*86400))" office:value-type="float" office:value="1" calcext:value-type="float">
            <text:p>1</text:p>
          </table:table-cell>
          <table:table-cell table:formula="of:=IF(OR([.D283]=&quot;&quot;;[.G283]=&quot;&quot;);&quot;&quot;;ROUND(ABS([.D283]-[.G283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time" office:time-value="PT17H24M51S" calcext:value-type="time">
            <text:p>17:24:51</text:p>
          </table:table-cell>
          <table:table-cell office:value-type="time" office:time-value="PT23H35M29S" calcext:value-type="time">
            <text:p>23:35:29</text:p>
          </table:table-cell>
          <table:table-cell office:value-type="time" office:time-value="PT05H01M25S" calcext:value-type="time">
            <text:p>05:01:25</text:p>
          </table:table-cell>
          <table:table-cell office:value-type="time" office:time-value="PT17H24M56S" calcext:value-type="time">
            <text:p>17:24:56</text:p>
          </table:table-cell>
          <table:table-cell office:value-type="time" office:time-value="PT23H35M30S" calcext:value-type="time">
            <text:p>23:35:30</text:p>
          </table:table-cell>
          <table:table-cell office:value-type="time" office:time-value="PT05H01M26S" calcext:value-type="time">
            <text:p>05:01:26</text:p>
          </table:table-cell>
          <table:table-cell table:formula="of:=IF(OR([.B284]=&quot;&quot;;[.E284]=&quot;&quot;);&quot;&quot;;ROUND(ABS([.B284]-[.E284])*86400))" office:value-type="float" office:value="5" calcext:value-type="float">
            <text:p>5</text:p>
          </table:table-cell>
          <table:table-cell table:formula="of:=IF(OR([.C284]=&quot;&quot;;[.F284]=&quot;&quot;);&quot;&quot;;ROUND(ABS([.C284]-[.F284])*86400))" office:value-type="float" office:value="1" calcext:value-type="float">
            <text:p>1</text:p>
          </table:table-cell>
          <table:table-cell table:formula="of:=IF(OR([.D284]=&quot;&quot;;[.G284]=&quot;&quot;);&quot;&quot;;ROUND(ABS([.D284]-[.G284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time" office:time-value="PT18H13M37S" calcext:value-type="time">
            <text:p>18:13:37</text:p>
          </table:table-cell>
          <table:table-cell office:value-type="time" office:time-value="PT05H44M42S" calcext:value-type="time">
            <text:p>05:44:42</text:p>
          </table:table-cell>
          <table:table-cell/>
          <table:table-cell office:value-type="time" office:time-value="PT18H13M41S" calcext:value-type="time">
            <text:p>18:13:41</text:p>
          </table:table-cell>
          <table:table-cell office:value-type="time" office:time-value="PT05H44M42S" calcext:value-type="time">
            <text:p>05:44:42</text:p>
          </table:table-cell>
          <table:table-cell office:value-type="time" office:time-value="PT05H44M43S" calcext:value-type="time">
            <text:p>05:44:43</text:p>
          </table:table-cell>
          <table:table-cell table:formula="of:=IF(OR([.B285]=&quot;&quot;;[.E285]=&quot;&quot;);&quot;&quot;;ROUND(ABS([.B285]-[.E285])*86400))" office:value-type="float" office:value="4" calcext:value-type="float">
            <text:p>4</text:p>
          </table:table-cell>
          <table:table-cell table:formula="of:=IF(OR([.C285]=&quot;&quot;;[.F285]=&quot;&quot;);&quot;&quot;;ROUND(ABS([.C285]-[.F285])*86400))" office:value-type="float" office:value="0" calcext:value-type="float">
            <text:p>0</text:p>
          </table:table-cell>
          <table:table-cell table:formula="of:=IF(OR([.D285]=&quot;&quot;;[.G285]=&quot;&quot;);&quot;&quot;;ROUND(ABS([.D285]-[.G285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time" office:time-value="PT19H02M32S" calcext:value-type="time">
            <text:p>19:02:32</text:p>
          </table:table-cell>
          <table:table-cell office:value-type="time" office:time-value="PT00H21M25S" calcext:value-type="time">
            <text:p>00:21:25</text:p>
          </table:table-cell>
          <table:table-cell office:value-type="time" office:time-value="PT06H27M55S" calcext:value-type="time">
            <text:p>06:27:55</text:p>
          </table:table-cell>
          <table:table-cell office:value-type="time" office:time-value="PT19H02M36S" calcext:value-type="time">
            <text:p>19:02:36</text:p>
          </table:table-cell>
          <table:table-cell office:value-type="time" office:time-value="PT00H21M25S" calcext:value-type="time">
            <text:p>00:21:25</text:p>
          </table:table-cell>
          <table:table-cell office:value-type="time" office:time-value="PT06H27M56S" calcext:value-type="time">
            <text:p>06:27:56</text:p>
          </table:table-cell>
          <table:table-cell table:formula="of:=IF(OR([.B286]=&quot;&quot;;[.E286]=&quot;&quot;);&quot;&quot;;ROUND(ABS([.B286]-[.E286])*86400))" office:value-type="float" office:value="4" calcext:value-type="float">
            <text:p>4</text:p>
          </table:table-cell>
          <table:table-cell table:formula="of:=IF(OR([.C286]=&quot;&quot;;[.F286]=&quot;&quot;);&quot;&quot;;ROUND(ABS([.C286]-[.F286])*86400))" office:value-type="float" office:value="0" calcext:value-type="float">
            <text:p>0</text:p>
          </table:table-cell>
          <table:table-cell table:formula="of:=IF(OR([.D286]=&quot;&quot;;[.G286]=&quot;&quot;);&quot;&quot;;ROUND(ABS([.D286]-[.G28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time" office:time-value="PT19H52M18S" calcext:value-type="time">
            <text:p>19:52:18</text:p>
          </table:table-cell>
          <table:table-cell office:value-type="time" office:time-value="PT01H07M52S" calcext:value-type="time">
            <text:p>01:07:52</text:p>
          </table:table-cell>
          <table:table-cell office:value-type="time" office:time-value="PT07H12M03S" calcext:value-type="time">
            <text:p>07:12:03</text:p>
          </table:table-cell>
          <table:table-cell office:value-type="time" office:time-value="PT19H52M21S" calcext:value-type="time">
            <text:p>19:52:21</text:p>
          </table:table-cell>
          <table:table-cell office:value-type="time" office:time-value="PT01H07M53S" calcext:value-type="time">
            <text:p>01:07:53</text:p>
          </table:table-cell>
          <table:table-cell office:value-type="time" office:time-value="PT07H12M04S" calcext:value-type="time">
            <text:p>07:12:04</text:p>
          </table:table-cell>
          <table:table-cell table:formula="of:=IF(OR([.B287]=&quot;&quot;;[.E287]=&quot;&quot;);&quot;&quot;;ROUND(ABS([.B287]-[.E287])*86400))" office:value-type="float" office:value="3" calcext:value-type="float">
            <text:p>3</text:p>
          </table:table-cell>
          <table:table-cell table:formula="of:=IF(OR([.C287]=&quot;&quot;;[.F287]=&quot;&quot;);&quot;&quot;;ROUND(ABS([.C287]-[.F287])*86400))" office:value-type="float" office:value="1" calcext:value-type="float">
            <text:p>1</text:p>
          </table:table-cell>
          <table:table-cell table:formula="of:=IF(OR([.D287]=&quot;&quot;;[.G287]=&quot;&quot;);&quot;&quot;;ROUND(ABS([.D287]-[.G287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time" office:time-value="PT20H43M13S" calcext:value-type="time">
            <text:p>20:43:13</text:p>
          </table:table-cell>
          <table:table-cell office:value-type="time" office:time-value="PT01H55M33S" calcext:value-type="time">
            <text:p>01:55:33</text:p>
          </table:table-cell>
          <table:table-cell office:value-type="time" office:time-value="PT07H57M52S" calcext:value-type="time">
            <text:p>07:57:52</text:p>
          </table:table-cell>
          <table:table-cell office:value-type="time" office:time-value="PT20H43M14S" calcext:value-type="time">
            <text:p>20:43:14</text:p>
          </table:table-cell>
          <table:table-cell office:value-type="time" office:time-value="PT01H55M34S" calcext:value-type="time">
            <text:p>01:55:34</text:p>
          </table:table-cell>
          <table:table-cell office:value-type="time" office:time-value="PT07H57M51S" calcext:value-type="time">
            <text:p>07:57:51</text:p>
          </table:table-cell>
          <table:table-cell table:formula="of:=IF(OR([.B288]=&quot;&quot;;[.E288]=&quot;&quot;);&quot;&quot;;ROUND(ABS([.B288]-[.E288])*86400))" office:value-type="float" office:value="1" calcext:value-type="float">
            <text:p>1</text:p>
          </table:table-cell>
          <table:table-cell table:formula="of:=IF(OR([.C288]=&quot;&quot;;[.F288]=&quot;&quot;);&quot;&quot;;ROUND(ABS([.C288]-[.F288])*86400))" office:value-type="float" office:value="1" calcext:value-type="float">
            <text:p>1</text:p>
          </table:table-cell>
          <table:table-cell table:formula="of:=IF(OR([.D288]=&quot;&quot;;[.G288]=&quot;&quot;);&quot;&quot;;ROUND(ABS([.D288]-[.G288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time" office:time-value="PT21H35M05S" calcext:value-type="time">
            <text:p>21:35:05</text:p>
          </table:table-cell>
          <table:table-cell office:value-type="time" office:time-value="PT02H44M48S" calcext:value-type="time">
            <text:p>02:44:48</text:p>
          </table:table-cell>
          <table:table-cell office:value-type="time" office:time-value="PT08H45M41S" calcext:value-type="time">
            <text:p>08:45:41</text:p>
          </table:table-cell>
          <table:table-cell office:value-type="time" office:time-value="PT21H35M06S" calcext:value-type="time">
            <text:p>21:35:06</text:p>
          </table:table-cell>
          <table:table-cell office:value-type="time" office:time-value="PT02H44M48S" calcext:value-type="time">
            <text:p>02:44:48</text:p>
          </table:table-cell>
          <table:table-cell office:value-type="time" office:time-value="PT08H45M40S" calcext:value-type="time">
            <text:p>08:45:40</text:p>
          </table:table-cell>
          <table:table-cell table:formula="of:=IF(OR([.B289]=&quot;&quot;;[.E289]=&quot;&quot;);&quot;&quot;;ROUND(ABS([.B289]-[.E289])*86400))" office:value-type="float" office:value="1" calcext:value-type="float">
            <text:p>1</text:p>
          </table:table-cell>
          <table:table-cell table:formula="of:=IF(OR([.C289]=&quot;&quot;;[.F289]=&quot;&quot;);&quot;&quot;;ROUND(ABS([.C289]-[.F289])*86400))" office:value-type="float" office:value="0" calcext:value-type="float">
            <text:p>0</text:p>
          </table:table-cell>
          <table:table-cell table:formula="of:=IF(OR([.D289]=&quot;&quot;;[.G289]=&quot;&quot;);&quot;&quot;;ROUND(ABS([.D289]-[.G289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 office:value-type="time" office:time-value="PT22H27M15S" calcext:value-type="time">
            <text:p>22:27:15</text:p>
          </table:table-cell>
          <table:table-cell office:value-type="time" office:time-value="PT03H35M28S" calcext:value-type="time">
            <text:p>03:35:28</text:p>
          </table:table-cell>
          <table:table-cell office:value-type="time" office:time-value="PT09H35M26S" calcext:value-type="time">
            <text:p>09:35:26</text:p>
          </table:table-cell>
          <table:table-cell office:value-type="time" office:time-value="PT22H27M16S" calcext:value-type="time">
            <text:p>22:27:16</text:p>
          </table:table-cell>
          <table:table-cell office:value-type="time" office:time-value="PT03H35M28S" calcext:value-type="time">
            <text:p>03:35:28</text:p>
          </table:table-cell>
          <table:table-cell office:value-type="time" office:time-value="PT09H35M23S" calcext:value-type="time">
            <text:p>09:35:23</text:p>
          </table:table-cell>
          <table:table-cell table:formula="of:=IF(OR([.B290]=&quot;&quot;;[.E290]=&quot;&quot;);&quot;&quot;;ROUND(ABS([.B290]-[.E290])*86400))" office:value-type="float" office:value="1" calcext:value-type="float">
            <text:p>1</text:p>
          </table:table-cell>
          <table:table-cell table:formula="of:=IF(OR([.C290]=&quot;&quot;;[.F290]=&quot;&quot;);&quot;&quot;;ROUND(ABS([.C290]-[.F290])*86400))" office:value-type="float" office:value="0" calcext:value-type="float">
            <text:p>0</text:p>
          </table:table-cell>
          <table:table-cell table:formula="of:=IF(OR([.D290]=&quot;&quot;;[.G290]=&quot;&quot;);&quot;&quot;;ROUND(ABS([.D290]-[.G290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0-16" calcext:value-type="date">
            <text:p>2022-10-16</text:p>
          </table:table-cell>
          <table:table-cell office:value-type="time" office:time-value="PT23H18M45S" calcext:value-type="time">
            <text:p>23:18:45</text:p>
          </table:table-cell>
          <table:table-cell office:value-type="time" office:time-value="PT04H26M56S" calcext:value-type="time">
            <text:p>04:26:56</text:p>
          </table:table-cell>
          <table:table-cell office:value-type="time" office:time-value="PT10H26M29S" calcext:value-type="time">
            <text:p>10:26:29</text:p>
          </table:table-cell>
          <table:table-cell office:value-type="time" office:time-value="PT23H18M46S" calcext:value-type="time">
            <text:p>23:18:46</text:p>
          </table:table-cell>
          <table:table-cell office:value-type="time" office:time-value="PT04H26M55S" calcext:value-type="time">
            <text:p>04:26:55</text:p>
          </table:table-cell>
          <table:table-cell office:value-type="time" office:time-value="PT10H26M26S" calcext:value-type="time">
            <text:p>10:26:26</text:p>
          </table:table-cell>
          <table:table-cell table:formula="of:=IF(OR([.B291]=&quot;&quot;;[.E291]=&quot;&quot;);&quot;&quot;;ROUND(ABS([.B291]-[.E291])*86400))" office:value-type="float" office:value="1" calcext:value-type="float">
            <text:p>1</text:p>
          </table:table-cell>
          <table:table-cell table:formula="of:=IF(OR([.C291]=&quot;&quot;;[.F291]=&quot;&quot;);&quot;&quot;;ROUND(ABS([.C291]-[.F291])*86400))" office:value-type="float" office:value="1" calcext:value-type="float">
            <text:p>1</text:p>
          </table:table-cell>
          <table:table-cell table:formula="of:=IF(OR([.D291]=&quot;&quot;;[.G291]=&quot;&quot;);&quot;&quot;;ROUND(ABS([.D291]-[.G291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time" office:time-value="PT05H18M15S" calcext:value-type="time">
            <text:p>05:18:15</text:p>
          </table:table-cell>
          <table:table-cell office:value-type="time" office:time-value="PT11H17M54S" calcext:value-type="time">
            <text:p>11:17:54</text:p>
          </table:table-cell>
          <table:table-cell/>
          <table:table-cell office:value-type="time" office:time-value="PT05H18M15S" calcext:value-type="time">
            <text:p>05:18:15</text:p>
          </table:table-cell>
          <table:table-cell office:value-type="time" office:time-value="PT05H18M13S" calcext:value-type="time">
            <text:p>05:18:13</text:p>
          </table:table-cell>
          <table:table-cell office:value-type="time" office:time-value="PT11H17M52S" calcext:value-type="time">
            <text:p>11:17:52</text:p>
          </table:table-cell>
          <table:table-cell table:formula="of:=IF(OR([.B292]=&quot;&quot;;[.E292]=&quot;&quot;);&quot;&quot;;ROUND(ABS([.B292]-[.E292])*86400))" office:value-type="float" office:value="0" calcext:value-type="float">
            <text:p>0</text:p>
          </table:table-cell>
          <table:table-cell table:formula="of:=IF(OR([.C292]=&quot;&quot;;[.F292]=&quot;&quot;);&quot;&quot;;ROUND(ABS([.C292]-[.F292])*86400))" office:value-type="float" office:value="21581" calcext:value-type="float">
            <text:p>21581</text:p>
          </table:table-cell>
          <table:table-cell table:formula="of:=IF(OR([.D292]=&quot;&quot;;[.G292]=&quot;&quot;);&quot;&quot;;ROUND(ABS([.D292]-[.G292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time" office:time-value="PT00H08M37S" calcext:value-type="time">
            <text:p>00:08:37</text:p>
          </table:table-cell>
          <table:table-cell office:value-type="time" office:time-value="PT06H08M27S" calcext:value-type="time">
            <text:p>06:08:27</text:p>
          </table:table-cell>
          <table:table-cell office:value-type="time" office:time-value="PT12H08M45S" calcext:value-type="time">
            <text:p>12:08:45</text:p>
          </table:table-cell>
          <table:table-cell office:value-type="time" office:time-value="PT00H08M37S" calcext:value-type="time">
            <text:p>00:08:37</text:p>
          </table:table-cell>
          <table:table-cell office:value-type="time" office:time-value="PT06H08M27S" calcext:value-type="time">
            <text:p>06:08:27</text:p>
          </table:table-cell>
          <table:table-cell office:value-type="time" office:time-value="PT12H08M44S" calcext:value-type="time">
            <text:p>12:08:44</text:p>
          </table:table-cell>
          <table:table-cell table:formula="of:=IF(OR([.B293]=&quot;&quot;;[.E293]=&quot;&quot;);&quot;&quot;;ROUND(ABS([.B293]-[.E293])*86400))" office:value-type="float" office:value="0" calcext:value-type="float">
            <text:p>0</text:p>
          </table:table-cell>
          <table:table-cell table:formula="of:=IF(OR([.C293]=&quot;&quot;;[.F293]=&quot;&quot;);&quot;&quot;;ROUND(ABS([.C293]-[.F293])*86400))" office:value-type="float" office:value="0" calcext:value-type="float">
            <text:p>0</text:p>
          </table:table-cell>
          <table:table-cell table:formula="of:=IF(OR([.D293]=&quot;&quot;;[.G293]=&quot;&quot;);&quot;&quot;;ROUND(ABS([.D293]-[.G293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time" office:time-value="PT00H56M12S" calcext:value-type="time">
            <text:p>00:56:12</text:p>
          </table:table-cell>
          <table:table-cell office:value-type="time" office:time-value="PT06H56M54S" calcext:value-type="time">
            <text:p>06:56:54</text:p>
          </table:table-cell>
          <table:table-cell office:value-type="time" office:time-value="PT12H58M20S" calcext:value-type="time">
            <text:p>12:58:20</text:p>
          </table:table-cell>
          <table:table-cell office:value-type="time" office:time-value="PT00H56M12S" calcext:value-type="time">
            <text:p>00:56:12</text:p>
          </table:table-cell>
          <table:table-cell office:value-type="time" office:time-value="PT06H56M55S" calcext:value-type="time">
            <text:p>06:56:55</text:p>
          </table:table-cell>
          <table:table-cell office:value-type="time" office:time-value="PT12H58M21S" calcext:value-type="time">
            <text:p>12:58:21</text:p>
          </table:table-cell>
          <table:table-cell table:formula="of:=IF(OR([.B294]=&quot;&quot;;[.E294]=&quot;&quot;);&quot;&quot;;ROUND(ABS([.B294]-[.E294])*86400))" office:value-type="float" office:value="0" calcext:value-type="float">
            <text:p>0</text:p>
          </table:table-cell>
          <table:table-cell table:formula="of:=IF(OR([.C294]=&quot;&quot;;[.F294]=&quot;&quot;);&quot;&quot;;ROUND(ABS([.C294]-[.F294])*86400))" office:value-type="float" office:value="1" calcext:value-type="float">
            <text:p>1</text:p>
          </table:table-cell>
          <table:table-cell table:formula="of:=IF(OR([.D294]=&quot;&quot;;[.G294]=&quot;&quot;);&quot;&quot;;ROUND(ABS([.D294]-[.G294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time" office:time-value="PT01H41M20S" calcext:value-type="time">
            <text:p>01:41:20</text:p>
          </table:table-cell>
          <table:table-cell office:value-type="time" office:time-value="PT07H43M24S" calcext:value-type="time">
            <text:p>07:43:24</text:p>
          </table:table-cell>
          <table:table-cell office:value-type="time" office:time-value="PT13H46M25S" calcext:value-type="time">
            <text:p>13:46:25</text:p>
          </table:table-cell>
          <table:table-cell office:value-type="time" office:time-value="PT01H41M20S" calcext:value-type="time">
            <text:p>01:41:20</text:p>
          </table:table-cell>
          <table:table-cell office:value-type="time" office:time-value="PT07H43M26S" calcext:value-type="time">
            <text:p>07:43:26</text:p>
          </table:table-cell>
          <table:table-cell office:value-type="time" office:time-value="PT13H46M27S" calcext:value-type="time">
            <text:p>13:46:27</text:p>
          </table:table-cell>
          <table:table-cell table:formula="of:=IF(OR([.B295]=&quot;&quot;;[.E295]=&quot;&quot;);&quot;&quot;;ROUND(ABS([.B295]-[.E295])*86400))" office:value-type="float" office:value="0" calcext:value-type="float">
            <text:p>0</text:p>
          </table:table-cell>
          <table:table-cell table:formula="of:=IF(OR([.C295]=&quot;&quot;;[.F295]=&quot;&quot;);&quot;&quot;;ROUND(ABS([.C295]-[.F295])*86400))" office:value-type="float" office:value="2" calcext:value-type="float">
            <text:p>2</text:p>
          </table:table-cell>
          <table:table-cell table:formula="of:=IF(OR([.D295]=&quot;&quot;;[.G295]=&quot;&quot;);&quot;&quot;;ROUND(ABS([.D295]-[.G295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time" office:time-value="PT02H24M18S" calcext:value-type="time">
            <text:p>02:24:18</text:p>
          </table:table-cell>
          <table:table-cell office:value-type="time" office:time-value="PT08H28M12S" calcext:value-type="time">
            <text:p>08:28:12</text:p>
          </table:table-cell>
          <table:table-cell office:value-type="time" office:time-value="PT14H33M13S" calcext:value-type="time">
            <text:p>14:33:13</text:p>
          </table:table-cell>
          <table:table-cell office:value-type="time" office:time-value="PT02H24M18S" calcext:value-type="time">
            <text:p>02:24:18</text:p>
          </table:table-cell>
          <table:table-cell office:value-type="time" office:time-value="PT08H28M14S" calcext:value-type="time">
            <text:p>08:28:14</text:p>
          </table:table-cell>
          <table:table-cell office:value-type="time" office:time-value="PT14H33M16S" calcext:value-type="time">
            <text:p>14:33:16</text:p>
          </table:table-cell>
          <table:table-cell table:formula="of:=IF(OR([.B296]=&quot;&quot;;[.E296]=&quot;&quot;);&quot;&quot;;ROUND(ABS([.B296]-[.E296])*86400))" office:value-type="float" office:value="0" calcext:value-type="float">
            <text:p>0</text:p>
          </table:table-cell>
          <table:table-cell table:formula="of:=IF(OR([.C296]=&quot;&quot;;[.F296]=&quot;&quot;);&quot;&quot;;ROUND(ABS([.C296]-[.F296])*86400))" office:value-type="float" office:value="2" calcext:value-type="float">
            <text:p>2</text:p>
          </table:table-cell>
          <table:table-cell table:formula="of:=IF(OR([.D296]=&quot;&quot;;[.G296]=&quot;&quot;);&quot;&quot;;ROUND(ABS([.D296]-[.G296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time" office:time-value="PT03H05M45S" calcext:value-type="time">
            <text:p>03:05:45</text:p>
          </table:table-cell>
          <table:table-cell office:value-type="time" office:time-value="PT09H11M53S" calcext:value-type="time">
            <text:p>09:11:53</text:p>
          </table:table-cell>
          <table:table-cell office:value-type="time" office:time-value="PT15H19M19S" calcext:value-type="time">
            <text:p>15:19:19</text:p>
          </table:table-cell>
          <table:table-cell office:value-type="time" office:time-value="PT03H05M45S" calcext:value-type="time">
            <text:p>03:05:45</text:p>
          </table:table-cell>
          <table:table-cell office:value-type="time" office:time-value="PT09H11M56S" calcext:value-type="time">
            <text:p>09:11:56</text:p>
          </table:table-cell>
          <table:table-cell office:value-type="time" office:time-value="PT15H19M23S" calcext:value-type="time">
            <text:p>15:19:23</text:p>
          </table:table-cell>
          <table:table-cell table:formula="of:=IF(OR([.B297]=&quot;&quot;;[.E297]=&quot;&quot;);&quot;&quot;;ROUND(ABS([.B297]-[.E297])*86400))" office:value-type="float" office:value="0" calcext:value-type="float">
            <text:p>0</text:p>
          </table:table-cell>
          <table:table-cell table:formula="of:=IF(OR([.C297]=&quot;&quot;;[.F297]=&quot;&quot;);&quot;&quot;;ROUND(ABS([.C297]-[.F297])*86400))" office:value-type="float" office:value="3" calcext:value-type="float">
            <text:p>3</text:p>
          </table:table-cell>
          <table:table-cell table:formula="of:=IF(OR([.D297]=&quot;&quot;;[.G297]=&quot;&quot;);&quot;&quot;;ROUND(ABS([.D297]-[.G297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time" office:time-value="PT03H46M33S" calcext:value-type="time">
            <text:p>03:46:33</text:p>
          </table:table-cell>
          <table:table-cell office:value-type="time" office:time-value="PT09H55M21S" calcext:value-type="time">
            <text:p>09:55:21</text:p>
          </table:table-cell>
          <table:table-cell office:value-type="time" office:time-value="PT16H05M34S" calcext:value-type="time">
            <text:p>16:05:34</text:p>
          </table:table-cell>
          <table:table-cell office:value-type="time" office:time-value="PT03H46M34S" calcext:value-type="time">
            <text:p>03:46:34</text:p>
          </table:table-cell>
          <table:table-cell office:value-type="time" office:time-value="PT09H55M25S" calcext:value-type="time">
            <text:p>09:55:25</text:p>
          </table:table-cell>
          <table:table-cell office:value-type="time" office:time-value="PT16H05M39S" calcext:value-type="time">
            <text:p>16:05:39</text:p>
          </table:table-cell>
          <table:table-cell table:formula="of:=IF(OR([.B298]=&quot;&quot;;[.E298]=&quot;&quot;);&quot;&quot;;ROUND(ABS([.B298]-[.E298])*86400))" office:value-type="float" office:value="1" calcext:value-type="float">
            <text:p>1</text:p>
          </table:table-cell>
          <table:table-cell table:formula="of:=IF(OR([.C298]=&quot;&quot;;[.F298]=&quot;&quot;);&quot;&quot;;ROUND(ABS([.C298]-[.F298])*86400))" office:value-type="float" office:value="4" calcext:value-type="float">
            <text:p>4</text:p>
          </table:table-cell>
          <table:table-cell table:formula="of:=IF(OR([.D298]=&quot;&quot;;[.G298]=&quot;&quot;);&quot;&quot;;ROUND(ABS([.D298]-[.G298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time" office:time-value="PT04H27M47S" calcext:value-type="time">
            <text:p>04:27:47</text:p>
          </table:table-cell>
          <table:table-cell office:value-type="time" office:time-value="PT10H39M38S" calcext:value-type="time">
            <text:p>10:39:38</text:p>
          </table:table-cell>
          <table:table-cell office:value-type="time" office:time-value="PT16H53M01S" calcext:value-type="time">
            <text:p>16:53:01</text:p>
          </table:table-cell>
          <table:table-cell office:value-type="time" office:time-value="PT04H27M48S" calcext:value-type="time">
            <text:p>04:27:48</text:p>
          </table:table-cell>
          <table:table-cell office:value-type="time" office:time-value="PT10H39M42S" calcext:value-type="time">
            <text:p>10:39:42</text:p>
          </table:table-cell>
          <table:table-cell office:value-type="time" office:time-value="PT16H53M06S" calcext:value-type="time">
            <text:p>16:53:06</text:p>
          </table:table-cell>
          <table:table-cell table:formula="of:=IF(OR([.B299]=&quot;&quot;;[.E299]=&quot;&quot;);&quot;&quot;;ROUND(ABS([.B299]-[.E299])*86400))" office:value-type="float" office:value="1" calcext:value-type="float">
            <text:p>1</text:p>
          </table:table-cell>
          <table:table-cell table:formula="of:=IF(OR([.C299]=&quot;&quot;;[.F299]=&quot;&quot;);&quot;&quot;;ROUND(ABS([.C299]-[.F299])*86400))" office:value-type="float" office:value="4" calcext:value-type="float">
            <text:p>4</text:p>
          </table:table-cell>
          <table:table-cell table:formula="of:=IF(OR([.D299]=&quot;&quot;;[.G299]=&quot;&quot;);&quot;&quot;;ROUND(ABS([.D299]-[.G299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time" office:time-value="PT05H10M37S" calcext:value-type="time">
            <text:p>05:10:37</text:p>
          </table:table-cell>
          <table:table-cell office:value-type="time" office:time-value="PT11H25M53S" calcext:value-type="time">
            <text:p>11:25:53</text:p>
          </table:table-cell>
          <table:table-cell office:value-type="time" office:time-value="PT17H42M46S" calcext:value-type="time">
            <text:p>17:42:46</text:p>
          </table:table-cell>
          <table:table-cell office:value-type="time" office:time-value="PT05H10M39S" calcext:value-type="time">
            <text:p>05:10:39</text:p>
          </table:table-cell>
          <table:table-cell office:value-type="time" office:time-value="PT11H25M57S" calcext:value-type="time">
            <text:p>11:25:57</text:p>
          </table:table-cell>
          <table:table-cell office:value-type="time" office:time-value="PT17H42M51S" calcext:value-type="time">
            <text:p>17:42:51</text:p>
          </table:table-cell>
          <table:table-cell table:formula="of:=IF(OR([.B300]=&quot;&quot;;[.E300]=&quot;&quot;);&quot;&quot;;ROUND(ABS([.B300]-[.E300])*86400))" office:value-type="float" office:value="2" calcext:value-type="float">
            <text:p>2</text:p>
          </table:table-cell>
          <table:table-cell table:formula="of:=IF(OR([.C300]=&quot;&quot;;[.F300]=&quot;&quot;);&quot;&quot;;ROUND(ABS([.C300]-[.F300])*86400))" office:value-type="float" office:value="4" calcext:value-type="float">
            <text:p>4</text:p>
          </table:table-cell>
          <table:table-cell table:formula="of:=IF(OR([.D300]=&quot;&quot;;[.G300]=&quot;&quot;);&quot;&quot;;ROUND(ABS([.D300]-[.G300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time" office:time-value="PT05H56M20S" calcext:value-type="time">
            <text:p>05:56:20</text:p>
          </table:table-cell>
          <table:table-cell office:value-type="time" office:time-value="PT12H15M16S" calcext:value-type="time">
            <text:p>12:15:16</text:p>
          </table:table-cell>
          <table:table-cell office:value-type="time" office:time-value="PT18H35M51S" calcext:value-type="time">
            <text:p>18:35:51</text:p>
          </table:table-cell>
          <table:table-cell office:value-type="time" office:time-value="PT05H56M21S" calcext:value-type="time">
            <text:p>05:56:21</text:p>
          </table:table-cell>
          <table:table-cell office:value-type="time" office:time-value="PT12H15M19S" calcext:value-type="time">
            <text:p>12:15:19</text:p>
          </table:table-cell>
          <table:table-cell office:value-type="time" office:time-value="PT18H35M55S" calcext:value-type="time">
            <text:p>18:35:55</text:p>
          </table:table-cell>
          <table:table-cell table:formula="of:=IF(OR([.B301]=&quot;&quot;;[.E301]=&quot;&quot;);&quot;&quot;;ROUND(ABS([.B301]-[.E301])*86400))" office:value-type="float" office:value="1" calcext:value-type="float">
            <text:p>1</text:p>
          </table:table-cell>
          <table:table-cell table:formula="of:=IF(OR([.C301]=&quot;&quot;;[.F301]=&quot;&quot;);&quot;&quot;;ROUND(ABS([.C301]-[.F301])*86400))" office:value-type="float" office:value="3" calcext:value-type="float">
            <text:p>3</text:p>
          </table:table-cell>
          <table:table-cell table:formula="of:=IF(OR([.D301]=&quot;&quot;;[.G301]=&quot;&quot;);&quot;&quot;;ROUND(ABS([.D301]-[.G301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time" office:time-value="PT06H46M03S" calcext:value-type="time">
            <text:p>06:46:03</text:p>
          </table:table-cell>
          <table:table-cell office:value-type="time" office:time-value="PT13H08M44S" calcext:value-type="time">
            <text:p>13:08:44</text:p>
          </table:table-cell>
          <table:table-cell office:value-type="time" office:time-value="PT19H32M56S" calcext:value-type="time">
            <text:p>19:32:56</text:p>
          </table:table-cell>
          <table:table-cell office:value-type="time" office:time-value="PT06H46M04S" calcext:value-type="time">
            <text:p>06:46:04</text:p>
          </table:table-cell>
          <table:table-cell office:value-type="time" office:time-value="PT13H08M45S" calcext:value-type="time">
            <text:p>13:08:45</text:p>
          </table:table-cell>
          <table:table-cell office:value-type="time" office:time-value="PT19H32M57S" calcext:value-type="time">
            <text:p>19:32:57</text:p>
          </table:table-cell>
          <table:table-cell table:formula="of:=IF(OR([.B302]=&quot;&quot;;[.E302]=&quot;&quot;);&quot;&quot;;ROUND(ABS([.B302]-[.E302])*86400))" office:value-type="float" office:value="1" calcext:value-type="float">
            <text:p>1</text:p>
          </table:table-cell>
          <table:table-cell table:formula="of:=IF(OR([.C302]=&quot;&quot;;[.F302]=&quot;&quot;);&quot;&quot;;ROUND(ABS([.C302]-[.F302])*86400))" office:value-type="float" office:value="1" calcext:value-type="float">
            <text:p>1</text:p>
          </table:table-cell>
          <table:table-cell table:formula="of:=IF(OR([.D302]=&quot;&quot;;[.G302]=&quot;&quot;);&quot;&quot;;ROUND(ABS([.D302]-[.G30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time" office:time-value="PT07H40M36S" calcext:value-type="time">
            <text:p>07:40:36</text:p>
          </table:table-cell>
          <table:table-cell office:value-type="time" office:time-value="PT14H06M37S" calcext:value-type="time">
            <text:p>14:06:37</text:p>
          </table:table-cell>
          <table:table-cell office:value-type="time" office:time-value="PT20H33M48S" calcext:value-type="time">
            <text:p>20:33:48</text:p>
          </table:table-cell>
          <table:table-cell office:value-type="time" office:time-value="PT07H40M34S" calcext:value-type="time">
            <text:p>07:40:34</text:p>
          </table:table-cell>
          <table:table-cell office:value-type="time" office:time-value="PT14H06M35S" calcext:value-type="time">
            <text:p>14:06:35</text:p>
          </table:table-cell>
          <table:table-cell office:value-type="time" office:time-value="PT20H33M46S" calcext:value-type="time">
            <text:p>20:33:46</text:p>
          </table:table-cell>
          <table:table-cell table:formula="of:=IF(OR([.B303]=&quot;&quot;;[.E303]=&quot;&quot;);&quot;&quot;;ROUND(ABS([.B303]-[.E303])*86400))" office:value-type="float" office:value="2" calcext:value-type="float">
            <text:p>2</text:p>
          </table:table-cell>
          <table:table-cell table:formula="of:=IF(OR([.C303]=&quot;&quot;;[.F303]=&quot;&quot;);&quot;&quot;;ROUND(ABS([.C303]-[.F303])*86400))" office:value-type="float" office:value="2" calcext:value-type="float">
            <text:p>2</text:p>
          </table:table-cell>
          <table:table-cell table:formula="of:=IF(OR([.D303]=&quot;&quot;;[.G303]=&quot;&quot;);&quot;&quot;;ROUND(ABS([.D303]-[.G303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time" office:time-value="PT08H39M49S" calcext:value-type="time">
            <text:p>08:39:49</text:p>
          </table:table-cell>
          <table:table-cell office:value-type="time" office:time-value="PT15H08M10S" calcext:value-type="time">
            <text:p>15:08:10</text:p>
          </table:table-cell>
          <table:table-cell office:value-type="time" office:time-value="PT21H37M00S" calcext:value-type="time">
            <text:p>21:37:00</text:p>
          </table:table-cell>
          <table:table-cell office:value-type="time" office:time-value="PT08H39M44S" calcext:value-type="time">
            <text:p>08:39:44</text:p>
          </table:table-cell>
          <table:table-cell office:value-type="time" office:time-value="PT15H08M03S" calcext:value-type="time">
            <text:p>15:08:03</text:p>
          </table:table-cell>
          <table:table-cell office:value-type="time" office:time-value="PT21H36M57S" calcext:value-type="time">
            <text:p>21:36:57</text:p>
          </table:table-cell>
          <table:table-cell table:formula="of:=IF(OR([.B304]=&quot;&quot;;[.E304]=&quot;&quot;);&quot;&quot;;ROUND(ABS([.B304]-[.E304])*86400))" office:value-type="float" office:value="5" calcext:value-type="float">
            <text:p>5</text:p>
          </table:table-cell>
          <table:table-cell table:formula="of:=IF(OR([.C304]=&quot;&quot;;[.F304]=&quot;&quot;);&quot;&quot;;ROUND(ABS([.C304]-[.F304])*86400))" office:value-type="float" office:value="7" calcext:value-type="float">
            <text:p>7</text:p>
          </table:table-cell>
          <table:table-cell table:formula="of:=IF(OR([.D304]=&quot;&quot;;[.G304]=&quot;&quot;);&quot;&quot;;ROUND(ABS([.D304]-[.G304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0-30" calcext:value-type="date">
            <text:p>2022-10-30</text:p>
          </table:table-cell>
          <table:table-cell office:value-type="time" office:time-value="PT09H42M18S" calcext:value-type="time">
            <text:p>09:42:18</text:p>
          </table:table-cell>
          <table:table-cell office:value-type="time" office:time-value="PT16H11M17S" calcext:value-type="time">
            <text:p>16:11:17</text:p>
          </table:table-cell>
          <table:table-cell office:value-type="time" office:time-value="PT22H40M01S" calcext:value-type="time">
            <text:p>22:40:01</text:p>
          </table:table-cell>
          <table:table-cell office:value-type="time" office:time-value="PT09H42M10S" calcext:value-type="time">
            <text:p>09:42:10</text:p>
          </table:table-cell>
          <table:table-cell office:value-type="time" office:time-value="PT16H11M08S" calcext:value-type="time">
            <text:p>16:11:08</text:p>
          </table:table-cell>
          <table:table-cell office:value-type="time" office:time-value="PT22H39M58S" calcext:value-type="time">
            <text:p>22:39:58</text:p>
          </table:table-cell>
          <table:table-cell table:formula="of:=IF(OR([.B305]=&quot;&quot;;[.E305]=&quot;&quot;);&quot;&quot;;ROUND(ABS([.B305]-[.E305])*86400))" office:value-type="float" office:value="8" calcext:value-type="float">
            <text:p>8</text:p>
          </table:table-cell>
          <table:table-cell table:formula="of:=IF(OR([.C305]=&quot;&quot;;[.F305]=&quot;&quot;);&quot;&quot;;ROUND(ABS([.C305]-[.F305])*86400))" office:value-type="float" office:value="9" calcext:value-type="float">
            <text:p>9</text:p>
          </table:table-cell>
          <table:table-cell table:formula="of:=IF(OR([.D305]=&quot;&quot;;[.G305]=&quot;&quot;);&quot;&quot;;ROUND(ABS([.D305]-[.G305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time" office:time-value="PT10H45M28S" calcext:value-type="time">
            <text:p>10:45:28</text:p>
          </table:table-cell>
          <table:table-cell office:value-type="time" office:time-value="PT17H13M18S" calcext:value-type="time">
            <text:p>17:13:18</text:p>
          </table:table-cell>
          <table:table-cell office:value-type="time" office:time-value="PT23H40M10S" calcext:value-type="time">
            <text:p>23:40:10</text:p>
          </table:table-cell>
          <table:table-cell office:value-type="time" office:time-value="PT10H45M21S" calcext:value-type="time">
            <text:p>10:45:21</text:p>
          </table:table-cell>
          <table:table-cell office:value-type="time" office:time-value="PT17H13M11S" calcext:value-type="time">
            <text:p>17:13:11</text:p>
          </table:table-cell>
          <table:table-cell office:value-type="time" office:time-value="PT23H40M10S" calcext:value-type="time">
            <text:p>23:40:10</text:p>
          </table:table-cell>
          <table:table-cell table:formula="of:=IF(OR([.B306]=&quot;&quot;;[.E306]=&quot;&quot;);&quot;&quot;;ROUND(ABS([.B306]-[.E306])*86400))" office:value-type="float" office:value="7" calcext:value-type="float">
            <text:p>7</text:p>
          </table:table-cell>
          <table:table-cell table:formula="of:=IF(OR([.C306]=&quot;&quot;;[.F306]=&quot;&quot;);&quot;&quot;;ROUND(ABS([.C306]-[.F306])*86400))" office:value-type="float" office:value="7" calcext:value-type="float">
            <text:p>7</text:p>
          </table:table-cell>
          <table:table-cell table:formula="of:=IF(OR([.D306]=&quot;&quot;;[.G306]=&quot;&quot;);&quot;&quot;;ROUND(ABS([.D306]-[.G306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1-01" calcext:value-type="date">
            <text:p>2022-11-01</text:p>
          </table:table-cell>
          <table:table-cell office:value-type="time" office:time-value="PT11H46M47S" calcext:value-type="time">
            <text:p>11:46:47</text:p>
          </table:table-cell>
          <table:table-cell office:value-type="time" office:time-value="PT18H12M01S" calcext:value-type="time">
            <text:p>18:12:01</text:p>
          </table:table-cell>
          <table:table-cell/>
          <table:table-cell office:value-type="time" office:time-value="PT11H46M44S" calcext:value-type="time">
            <text:p>11:46:44</text:p>
          </table:table-cell>
          <table:table-cell office:value-type="time" office:time-value="PT18H11M58S" calcext:value-type="time">
            <text:p>18:11:58</text:p>
          </table:table-cell>
          <table:table-cell/>
          <table:table-cell table:formula="of:=IF(OR([.B307]=&quot;&quot;;[.E307]=&quot;&quot;);&quot;&quot;;ROUND(ABS([.B307]-[.E307])*86400))" office:value-type="float" office:value="3" calcext:value-type="float">
            <text:p>3</text:p>
          </table:table-cell>
          <table:table-cell table:formula="of:=IF(OR([.C307]=&quot;&quot;;[.F307]=&quot;&quot;);&quot;&quot;;ROUND(ABS([.C307]-[.F307])*86400))" office:value-type="float" office:value="3" calcext:value-type="float">
            <text:p>3</text:p>
          </table:table-cell>
          <table:table-cell table:formula="of:=IF(OR([.D307]=&quot;&quot;;[.G307]=&quot;&quot;);&quot;&quot;;ROUND(ABS([.D307]-[.G307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1-02" calcext:value-type="date">
            <text:p>2022-11-02</text:p>
          </table:table-cell>
          <table:table-cell office:value-type="time" office:time-value="PT12H44M38S" calcext:value-type="time">
            <text:p>12:44:38</text:p>
          </table:table-cell>
          <table:table-cell office:value-type="time" office:time-value="PT19H06M29S" calcext:value-type="time">
            <text:p>19:06:29</text:p>
          </table:table-cell>
          <table:table-cell office:value-type="time" office:time-value="PT00H35M51S" calcext:value-type="time">
            <text:p>00:35:51</text:p>
          </table:table-cell>
          <table:table-cell office:value-type="time" office:time-value="PT12H44M39S" calcext:value-type="time">
            <text:p>12:44:39</text:p>
          </table:table-cell>
          <table:table-cell office:value-type="time" office:time-value="PT19H06M30S" calcext:value-type="time">
            <text:p>19:06:30</text:p>
          </table:table-cell>
          <table:table-cell office:value-type="time" office:time-value="PT00H35M51S" calcext:value-type="time">
            <text:p>00:35:51</text:p>
          </table:table-cell>
          <table:table-cell table:formula="of:=IF(OR([.B308]=&quot;&quot;;[.E308]=&quot;&quot;);&quot;&quot;;ROUND(ABS([.B308]-[.E308])*86400))" office:value-type="float" office:value="1" calcext:value-type="float">
            <text:p>1</text:p>
          </table:table-cell>
          <table:table-cell table:formula="of:=IF(OR([.C308]=&quot;&quot;;[.F308]=&quot;&quot;);&quot;&quot;;ROUND(ABS([.C308]-[.F308])*86400))" office:value-type="float" office:value="1" calcext:value-type="float">
            <text:p>1</text:p>
          </table:table-cell>
          <table:table-cell table:formula="of:=IF(OR([.D308]=&quot;&quot;;[.G308]=&quot;&quot;);&quot;&quot;;ROUND(ABS([.D308]-[.G308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1-03" calcext:value-type="date">
            <text:p>2022-11-03</text:p>
          </table:table-cell>
          <table:table-cell office:value-type="time" office:time-value="PT13H38M43S" calcext:value-type="time">
            <text:p>13:38:43</text:p>
          </table:table-cell>
          <table:table-cell office:value-type="time" office:time-value="PT19H56M58S" calcext:value-type="time">
            <text:p>19:56:58</text:p>
          </table:table-cell>
          <table:table-cell office:value-type="time" office:time-value="PT01H26M45S" calcext:value-type="time">
            <text:p>01:26:45</text:p>
          </table:table-cell>
          <table:table-cell office:value-type="time" office:time-value="PT13H38M46S" calcext:value-type="time">
            <text:p>13:38:46</text:p>
          </table:table-cell>
          <table:table-cell office:value-type="time" office:time-value="PT19H57M00S" calcext:value-type="time">
            <text:p>19:57:00</text:p>
          </table:table-cell>
          <table:table-cell office:value-type="time" office:time-value="PT01H26M45S" calcext:value-type="time">
            <text:p>01:26:45</text:p>
          </table:table-cell>
          <table:table-cell table:formula="of:=IF(OR([.B309]=&quot;&quot;;[.E309]=&quot;&quot;);&quot;&quot;;ROUND(ABS([.B309]-[.E309])*86400))" office:value-type="float" office:value="3" calcext:value-type="float">
            <text:p>3</text:p>
          </table:table-cell>
          <table:table-cell table:formula="of:=IF(OR([.C309]=&quot;&quot;;[.F309]=&quot;&quot;);&quot;&quot;;ROUND(ABS([.C309]-[.F309])*86400))" office:value-type="float" office:value="2" calcext:value-type="float">
            <text:p>2</text:p>
          </table:table-cell>
          <table:table-cell table:formula="of:=IF(OR([.D309]=&quot;&quot;;[.G309]=&quot;&quot;);&quot;&quot;;ROUND(ABS([.D309]-[.G309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office:value-type="time" office:time-value="PT14H29M37S" calcext:value-type="time">
            <text:p>14:29:37</text:p>
          </table:table-cell>
          <table:table-cell office:value-type="time" office:time-value="PT20H44M24S" calcext:value-type="time">
            <text:p>20:44:24</text:p>
          </table:table-cell>
          <table:table-cell office:value-type="time" office:time-value="PT02H13M37S" calcext:value-type="time">
            <text:p>02:13:37</text:p>
          </table:table-cell>
          <table:table-cell office:value-type="time" office:time-value="PT14H29M42S" calcext:value-type="time">
            <text:p>14:29:42</text:p>
          </table:table-cell>
          <table:table-cell office:value-type="time" office:time-value="PT20H44M27S" calcext:value-type="time">
            <text:p>20:44:27</text:p>
          </table:table-cell>
          <table:table-cell office:value-type="time" office:time-value="PT02H13M38S" calcext:value-type="time">
            <text:p>02:13:38</text:p>
          </table:table-cell>
          <table:table-cell table:formula="of:=IF(OR([.B310]=&quot;&quot;;[.E310]=&quot;&quot;);&quot;&quot;;ROUND(ABS([.B310]-[.E310])*86400))" office:value-type="float" office:value="5" calcext:value-type="float">
            <text:p>5</text:p>
          </table:table-cell>
          <table:table-cell table:formula="of:=IF(OR([.C310]=&quot;&quot;;[.F310]=&quot;&quot;);&quot;&quot;;ROUND(ABS([.C310]-[.F310])*86400))" office:value-type="float" office:value="3" calcext:value-type="float">
            <text:p>3</text:p>
          </table:table-cell>
          <table:table-cell table:formula="of:=IF(OR([.D310]=&quot;&quot;;[.G310]=&quot;&quot;);&quot;&quot;;ROUND(ABS([.D310]-[.G310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05" calcext:value-type="date">
            <text:p>2022-11-05</text:p>
          </table:table-cell>
          <table:table-cell office:value-type="time" office:time-value="PT15H18M25S" calcext:value-type="time">
            <text:p>15:18:25</text:p>
          </table:table-cell>
          <table:table-cell office:value-type="time" office:time-value="PT21H29M59S" calcext:value-type="time">
            <text:p>21:29:59</text:p>
          </table:table-cell>
          <table:table-cell office:value-type="time" office:time-value="PT02H57M37S" calcext:value-type="time">
            <text:p>02:57:37</text:p>
          </table:table-cell>
          <table:table-cell office:value-type="time" office:time-value="PT15H18M30S" calcext:value-type="time">
            <text:p>15:18:30</text:p>
          </table:table-cell>
          <table:table-cell office:value-type="time" office:time-value="PT21H30M02S" calcext:value-type="time">
            <text:p>21:30:02</text:p>
          </table:table-cell>
          <table:table-cell office:value-type="time" office:time-value="PT02H57M39S" calcext:value-type="time">
            <text:p>02:57:39</text:p>
          </table:table-cell>
          <table:table-cell table:formula="of:=IF(OR([.B311]=&quot;&quot;;[.E311]=&quot;&quot;);&quot;&quot;;ROUND(ABS([.B311]-[.E311])*86400))" office:value-type="float" office:value="5" calcext:value-type="float">
            <text:p>5</text:p>
          </table:table-cell>
          <table:table-cell table:formula="of:=IF(OR([.C311]=&quot;&quot;;[.F311]=&quot;&quot;);&quot;&quot;;ROUND(ABS([.C311]-[.F311])*86400))" office:value-type="float" office:value="3" calcext:value-type="float">
            <text:p>3</text:p>
          </table:table-cell>
          <table:table-cell table:formula="of:=IF(OR([.D311]=&quot;&quot;;[.G311]=&quot;&quot;);&quot;&quot;;ROUND(ABS([.D311]-[.G31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1-06" calcext:value-type="date">
            <text:p>2022-11-06</text:p>
          </table:table-cell>
          <table:table-cell office:value-type="time" office:time-value="PT16H06M15S" calcext:value-type="time">
            <text:p>16:06:15</text:p>
          </table:table-cell>
          <table:table-cell office:value-type="time" office:time-value="PT22H14M57S" calcext:value-type="time">
            <text:p>22:14:57</text:p>
          </table:table-cell>
          <table:table-cell office:value-type="time" office:time-value="PT03H40M07S" calcext:value-type="time">
            <text:p>03:40:07</text:p>
          </table:table-cell>
          <table:table-cell office:value-type="time" office:time-value="PT16H06M20S" calcext:value-type="time">
            <text:p>16:06:20</text:p>
          </table:table-cell>
          <table:table-cell office:value-type="time" office:time-value="PT22H14M59S" calcext:value-type="time">
            <text:p>22:14:59</text:p>
          </table:table-cell>
          <table:table-cell office:value-type="time" office:time-value="PT03H40M08S" calcext:value-type="time">
            <text:p>03:40:08</text:p>
          </table:table-cell>
          <table:table-cell table:formula="of:=IF(OR([.B312]=&quot;&quot;;[.E312]=&quot;&quot;);&quot;&quot;;ROUND(ABS([.B312]-[.E312])*86400))" office:value-type="float" office:value="5" calcext:value-type="float">
            <text:p>5</text:p>
          </table:table-cell>
          <table:table-cell table:formula="of:=IF(OR([.C312]=&quot;&quot;;[.F312]=&quot;&quot;);&quot;&quot;;ROUND(ABS([.C312]-[.F312])*86400))" office:value-type="float" office:value="2" calcext:value-type="float">
            <text:p>2</text:p>
          </table:table-cell>
          <table:table-cell table:formula="of:=IF(OR([.D312]=&quot;&quot;;[.G312]=&quot;&quot;);&quot;&quot;;ROUND(ABS([.D312]-[.G312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time" office:time-value="PT16H54M11S" calcext:value-type="time">
            <text:p>16:54:11</text:p>
          </table:table-cell>
          <table:table-cell office:value-type="time" office:time-value="PT23H00M23S" calcext:value-type="time">
            <text:p>23:00:23</text:p>
          </table:table-cell>
          <table:table-cell office:value-type="time" office:time-value="PT04H22M20S" calcext:value-type="time">
            <text:p>04:22:20</text:p>
          </table:table-cell>
          <table:table-cell office:value-type="time" office:time-value="PT16H54M16S" calcext:value-type="time">
            <text:p>16:54:16</text:p>
          </table:table-cell>
          <table:table-cell office:value-type="time" office:time-value="PT23H00M24S" calcext:value-type="time">
            <text:p>23:00:24</text:p>
          </table:table-cell>
          <table:table-cell office:value-type="time" office:time-value="PT04H22M22S" calcext:value-type="time">
            <text:p>04:22:22</text:p>
          </table:table-cell>
          <table:table-cell table:formula="of:=IF(OR([.B313]=&quot;&quot;;[.E313]=&quot;&quot;);&quot;&quot;;ROUND(ABS([.B313]-[.E313])*86400))" office:value-type="float" office:value="5" calcext:value-type="float">
            <text:p>5</text:p>
          </table:table-cell>
          <table:table-cell table:formula="of:=IF(OR([.C313]=&quot;&quot;;[.F313]=&quot;&quot;);&quot;&quot;;ROUND(ABS([.C313]-[.F313])*86400))" office:value-type="float" office:value="1" calcext:value-type="float">
            <text:p>1</text:p>
          </table:table-cell>
          <table:table-cell table:formula="of:=IF(OR([.D313]=&quot;&quot;;[.G313]=&quot;&quot;);&quot;&quot;;ROUND(ABS([.D313]-[.G313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1-08" calcext:value-type="date">
            <text:p>2022-11-08</text:p>
          </table:table-cell>
          <table:table-cell office:value-type="time" office:time-value="PT17H43M05S" calcext:value-type="time">
            <text:p>17:43:05</text:p>
          </table:table-cell>
          <table:table-cell office:value-type="time" office:time-value="PT23H47M07S" calcext:value-type="time">
            <text:p>23:47:07</text:p>
          </table:table-cell>
          <table:table-cell office:value-type="time" office:time-value="PT05H05M23S" calcext:value-type="time">
            <text:p>05:05:23</text:p>
          </table:table-cell>
          <table:table-cell office:value-type="time" office:time-value="PT17H43M08S" calcext:value-type="time">
            <text:p>17:43:08</text:p>
          </table:table-cell>
          <table:table-cell office:value-type="time" office:time-value="PT23H47M08S" calcext:value-type="time">
            <text:p>23:47:08</text:p>
          </table:table-cell>
          <table:table-cell office:value-type="time" office:time-value="PT05H05M24S" calcext:value-type="time">
            <text:p>05:05:24</text:p>
          </table:table-cell>
          <table:table-cell table:formula="of:=IF(OR([.B314]=&quot;&quot;;[.E314]=&quot;&quot;);&quot;&quot;;ROUND(ABS([.B314]-[.E314])*86400))" office:value-type="float" office:value="3" calcext:value-type="float">
            <text:p>3</text:p>
          </table:table-cell>
          <table:table-cell table:formula="of:=IF(OR([.C314]=&quot;&quot;;[.F314]=&quot;&quot;);&quot;&quot;;ROUND(ABS([.C314]-[.F314])*86400))" office:value-type="float" office:value="1" calcext:value-type="float">
            <text:p>1</text:p>
          </table:table-cell>
          <table:table-cell table:formula="of:=IF(OR([.D314]=&quot;&quot;;[.G314]=&quot;&quot;);&quot;&quot;;ROUND(ABS([.D314]-[.G314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09" calcext:value-type="date">
            <text:p>2022-11-09</text:p>
          </table:table-cell>
          <table:table-cell office:value-type="time" office:time-value="PT18H33M24S" calcext:value-type="time">
            <text:p>18:33:24</text:p>
          </table:table-cell>
          <table:table-cell office:value-type="time" office:time-value="PT05H50M09S" calcext:value-type="time">
            <text:p>05:50:09</text:p>
          </table:table-cell>
          <table:table-cell/>
          <table:table-cell office:value-type="time" office:time-value="PT18H33M26S" calcext:value-type="time">
            <text:p>18:33:26</text:p>
          </table:table-cell>
          <table:table-cell table:number-columns-repeated="2" office:value-type="time" office:time-value="PT05H50M09S" calcext:value-type="time">
            <text:p>05:50:09</text:p>
          </table:table-cell>
          <table:table-cell table:formula="of:=IF(OR([.B315]=&quot;&quot;;[.E315]=&quot;&quot;);&quot;&quot;;ROUND(ABS([.B315]-[.E315])*86400))" office:value-type="float" office:value="2" calcext:value-type="float">
            <text:p>2</text:p>
          </table:table-cell>
          <table:table-cell table:formula="of:=IF(OR([.C315]=&quot;&quot;;[.F315]=&quot;&quot;);&quot;&quot;;ROUND(ABS([.C315]-[.F315])*86400))" office:value-type="float" office:value="0" calcext:value-type="float">
            <text:p>0</text:p>
          </table:table-cell>
          <table:table-cell table:formula="of:=IF(OR([.D315]=&quot;&quot;;[.G315]=&quot;&quot;);&quot;&quot;;ROUND(ABS([.D315]-[.G315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1-10" calcext:value-type="date">
            <text:p>2022-11-10</text:p>
          </table:table-cell>
          <table:table-cell office:value-type="time" office:time-value="PT19H25M07S" calcext:value-type="time">
            <text:p>19:25:07</text:p>
          </table:table-cell>
          <table:table-cell office:value-type="time" office:time-value="PT00H35M40S" calcext:value-type="time">
            <text:p>00:35:40</text:p>
          </table:table-cell>
          <table:table-cell office:value-type="time" office:time-value="PT06H37M08S" calcext:value-type="time">
            <text:p>06:37:08</text:p>
          </table:table-cell>
          <table:table-cell office:value-type="time" office:time-value="PT19H25M07S" calcext:value-type="time">
            <text:p>19:25:07</text:p>
          </table:table-cell>
          <table:table-cell office:value-type="time" office:time-value="PT00H35M41S" calcext:value-type="time">
            <text:p>00:35:41</text:p>
          </table:table-cell>
          <table:table-cell office:value-type="time" office:time-value="PT06H37M07S" calcext:value-type="time">
            <text:p>06:37:07</text:p>
          </table:table-cell>
          <table:table-cell table:formula="of:=IF(OR([.B316]=&quot;&quot;;[.E316]=&quot;&quot;);&quot;&quot;;ROUND(ABS([.B316]-[.E316])*86400))" office:value-type="float" office:value="0" calcext:value-type="float">
            <text:p>0</text:p>
          </table:table-cell>
          <table:table-cell table:formula="of:=IF(OR([.C316]=&quot;&quot;;[.F316]=&quot;&quot;);&quot;&quot;;ROUND(ABS([.C316]-[.F316])*86400))" office:value-type="float" office:value="1" calcext:value-type="float">
            <text:p>1</text:p>
          </table:table-cell>
          <table:table-cell table:formula="of:=IF(OR([.D316]=&quot;&quot;;[.G316]=&quot;&quot;);&quot;&quot;;ROUND(ABS([.D316]-[.G316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11" calcext:value-type="date">
            <text:p>2022-11-11</text:p>
          </table:table-cell>
          <table:table-cell office:value-type="time" office:time-value="PT20H17M37S" calcext:value-type="time">
            <text:p>20:17:37</text:p>
          </table:table-cell>
          <table:table-cell office:value-type="time" office:time-value="PT01H26M01S" calcext:value-type="time">
            <text:p>01:26:01</text:p>
          </table:table-cell>
          <table:table-cell office:value-type="time" office:time-value="PT07H26M23S" calcext:value-type="time">
            <text:p>07:26:23</text:p>
          </table:table-cell>
          <table:table-cell office:value-type="time" office:time-value="PT20H17M36S" calcext:value-type="time">
            <text:p>20:17:36</text:p>
          </table:table-cell>
          <table:table-cell office:value-type="time" office:time-value="PT01H26M01S" calcext:value-type="time">
            <text:p>01:26:01</text:p>
          </table:table-cell>
          <table:table-cell office:value-type="time" office:time-value="PT07H26M20S" calcext:value-type="time">
            <text:p>07:26:20</text:p>
          </table:table-cell>
          <table:table-cell table:formula="of:=IF(OR([.B317]=&quot;&quot;;[.E317]=&quot;&quot;);&quot;&quot;;ROUND(ABS([.B317]-[.E317])*86400))" office:value-type="float" office:value="1" calcext:value-type="float">
            <text:p>1</text:p>
          </table:table-cell>
          <table:table-cell table:formula="of:=IF(OR([.C317]=&quot;&quot;;[.F317]=&quot;&quot;);&quot;&quot;;ROUND(ABS([.C317]-[.F317])*86400))" office:value-type="float" office:value="0" calcext:value-type="float">
            <text:p>0</text:p>
          </table:table-cell>
          <table:table-cell table:formula="of:=IF(OR([.D317]=&quot;&quot;;[.G317]=&quot;&quot;);&quot;&quot;;ROUND(ABS([.D317]-[.G317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1-12" calcext:value-type="date">
            <text:p>2022-11-12</text:p>
          </table:table-cell>
          <table:table-cell office:value-type="time" office:time-value="PT21H09M53S" calcext:value-type="time">
            <text:p>21:09:53</text:p>
          </table:table-cell>
          <table:table-cell office:value-type="time" office:time-value="PT02H17M37S" calcext:value-type="time">
            <text:p>02:17:37</text:p>
          </table:table-cell>
          <table:table-cell office:value-type="time" office:time-value="PT08H17M20S" calcext:value-type="time">
            <text:p>08:17:20</text:p>
          </table:table-cell>
          <table:table-cell office:value-type="time" office:time-value="PT21H09M52S" calcext:value-type="time">
            <text:p>21:09:52</text:p>
          </table:table-cell>
          <table:table-cell office:value-type="time" office:time-value="PT02H17M36S" calcext:value-type="time">
            <text:p>02:17:36</text:p>
          </table:table-cell>
          <table:table-cell office:value-type="time" office:time-value="PT08H17M17S" calcext:value-type="time">
            <text:p>08:17:17</text:p>
          </table:table-cell>
          <table:table-cell table:formula="of:=IF(OR([.B318]=&quot;&quot;;[.E318]=&quot;&quot;);&quot;&quot;;ROUND(ABS([.B318]-[.E318])*86400))" office:value-type="float" office:value="1" calcext:value-type="float">
            <text:p>1</text:p>
          </table:table-cell>
          <table:table-cell table:formula="of:=IF(OR([.C318]=&quot;&quot;;[.F318]=&quot;&quot;);&quot;&quot;;ROUND(ABS([.C318]-[.F318])*86400))" office:value-type="float" office:value="1" calcext:value-type="float">
            <text:p>1</text:p>
          </table:table-cell>
          <table:table-cell table:formula="of:=IF(OR([.D318]=&quot;&quot;;[.G318]=&quot;&quot;);&quot;&quot;;ROUND(ABS([.D318]-[.G318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1-13" calcext:value-type="date">
            <text:p>2022-11-13</text:p>
          </table:table-cell>
          <table:table-cell office:value-type="time" office:time-value="PT22H00M42S" calcext:value-type="time">
            <text:p>22:00:42</text:p>
          </table:table-cell>
          <table:table-cell office:value-type="time" office:time-value="PT03H09M26S" calcext:value-type="time">
            <text:p>03:09:26</text:p>
          </table:table-cell>
          <table:table-cell office:value-type="time" office:time-value="PT09H09M02S" calcext:value-type="time">
            <text:p>09:09:02</text:p>
          </table:table-cell>
          <table:table-cell office:value-type="time" office:time-value="PT22H00M42S" calcext:value-type="time">
            <text:p>22:00:42</text:p>
          </table:table-cell>
          <table:table-cell office:value-type="time" office:time-value="PT03H09M25S" calcext:value-type="time">
            <text:p>03:09:25</text:p>
          </table:table-cell>
          <table:table-cell office:value-type="time" office:time-value="PT09H08M59S" calcext:value-type="time">
            <text:p>09:08:59</text:p>
          </table:table-cell>
          <table:table-cell table:formula="of:=IF(OR([.B319]=&quot;&quot;;[.E319]=&quot;&quot;);&quot;&quot;;ROUND(ABS([.B319]-[.E319])*86400))" office:value-type="float" office:value="0" calcext:value-type="float">
            <text:p>0</text:p>
          </table:table-cell>
          <table:table-cell table:formula="of:=IF(OR([.C319]=&quot;&quot;;[.F319]=&quot;&quot;);&quot;&quot;;ROUND(ABS([.C319]-[.F319])*86400))" office:value-type="float" office:value="1" calcext:value-type="float">
            <text:p>1</text:p>
          </table:table-cell>
          <table:table-cell table:formula="of:=IF(OR([.D319]=&quot;&quot;;[.G319]=&quot;&quot;);&quot;&quot;;ROUND(ABS([.D319]-[.G319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 office:value-type="time" office:time-value="PT22H49M12S" calcext:value-type="time">
            <text:p>22:49:12</text:p>
          </table:table-cell>
          <table:table-cell office:value-type="time" office:time-value="PT04H00M20S" calcext:value-type="time">
            <text:p>04:00:20</text:p>
          </table:table-cell>
          <table:table-cell office:value-type="time" office:time-value="PT10H00M18S" calcext:value-type="time">
            <text:p>10:00:18</text:p>
          </table:table-cell>
          <table:table-cell office:value-type="time" office:time-value="PT22H49M12S" calcext:value-type="time">
            <text:p>22:49:12</text:p>
          </table:table-cell>
          <table:table-cell office:value-type="time" office:time-value="PT04H00M19S" calcext:value-type="time">
            <text:p>04:00:19</text:p>
          </table:table-cell>
          <table:table-cell office:value-type="time" office:time-value="PT10H00M16S" calcext:value-type="time">
            <text:p>10:00:16</text:p>
          </table:table-cell>
          <table:table-cell table:formula="of:=IF(OR([.B320]=&quot;&quot;;[.E320]=&quot;&quot;);&quot;&quot;;ROUND(ABS([.B320]-[.E320])*86400))" office:value-type="float" office:value="0" calcext:value-type="float">
            <text:p>0</text:p>
          </table:table-cell>
          <table:table-cell table:formula="of:=IF(OR([.C320]=&quot;&quot;;[.F320]=&quot;&quot;);&quot;&quot;;ROUND(ABS([.C320]-[.F320])*86400))" office:value-type="float" office:value="1" calcext:value-type="float">
            <text:p>1</text:p>
          </table:table-cell>
          <table:table-cell table:formula="of:=IF(OR([.D320]=&quot;&quot;;[.G320]=&quot;&quot;);&quot;&quot;;ROUND(ABS([.D320]-[.G320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1-15" calcext:value-type="date">
            <text:p>2022-11-15</text:p>
          </table:table-cell>
          <table:table-cell office:value-type="time" office:time-value="PT23H34M59S" calcext:value-type="time">
            <text:p>23:34:59</text:p>
          </table:table-cell>
          <table:table-cell office:value-type="time" office:time-value="PT04H49M26S" calcext:value-type="time">
            <text:p>04:49:26</text:p>
          </table:table-cell>
          <table:table-cell office:value-type="time" office:time-value="PT10H50M15S" calcext:value-type="time">
            <text:p>10:50:15</text:p>
          </table:table-cell>
          <table:table-cell office:value-type="time" office:time-value="PT23H34M58S" calcext:value-type="time">
            <text:p>23:34:58</text:p>
          </table:table-cell>
          <table:table-cell office:value-type="time" office:time-value="PT04H49M26S" calcext:value-type="time">
            <text:p>04:49:26</text:p>
          </table:table-cell>
          <table:table-cell office:value-type="time" office:time-value="PT10H50M15S" calcext:value-type="time">
            <text:p>10:50:15</text:p>
          </table:table-cell>
          <table:table-cell table:formula="of:=IF(OR([.B321]=&quot;&quot;;[.E321]=&quot;&quot;);&quot;&quot;;ROUND(ABS([.B321]-[.E321])*86400))" office:value-type="float" office:value="1" calcext:value-type="float">
            <text:p>1</text:p>
          </table:table-cell>
          <table:table-cell table:formula="of:=IF(OR([.C321]=&quot;&quot;;[.F321]=&quot;&quot;);&quot;&quot;;ROUND(ABS([.C321]-[.F321])*86400))" office:value-type="float" office:value="0" calcext:value-type="float">
            <text:p>0</text:p>
          </table:table-cell>
          <table:table-cell table:formula="of:=IF(OR([.D321]=&quot;&quot;;[.G321]=&quot;&quot;);&quot;&quot;;ROUND(ABS([.D321]-[.G321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1-16" calcext:value-type="date">
            <text:p>2022-11-16</text:p>
          </table:table-cell>
          <table:table-cell office:value-type="time" office:time-value="PT05H36M18S" calcext:value-type="time">
            <text:p>05:36:18</text:p>
          </table:table-cell>
          <table:table-cell office:value-type="time" office:time-value="PT11H38M27S" calcext:value-type="time">
            <text:p>11:38:27</text:p>
          </table:table-cell>
          <table:table-cell/>
          <table:table-cell office:value-type="time" office:time-value="PT05H36M18S" calcext:value-type="time">
            <text:p>05:36:18</text:p>
          </table:table-cell>
          <table:table-cell office:value-type="time" office:time-value="PT05H36M19S" calcext:value-type="time">
            <text:p>05:36:19</text:p>
          </table:table-cell>
          <table:table-cell office:value-type="time" office:time-value="PT11H38M29S" calcext:value-type="time">
            <text:p>11:38:29</text:p>
          </table:table-cell>
          <table:table-cell table:formula="of:=IF(OR([.B322]=&quot;&quot;;[.E322]=&quot;&quot;);&quot;&quot;;ROUND(ABS([.B322]-[.E322])*86400))" office:value-type="float" office:value="0" calcext:value-type="float">
            <text:p>0</text:p>
          </table:table-cell>
          <table:table-cell table:formula="of:=IF(OR([.C322]=&quot;&quot;;[.F322]=&quot;&quot;);&quot;&quot;;ROUND(ABS([.C322]-[.F322])*86400))" office:value-type="float" office:value="21728" calcext:value-type="float">
            <text:p>21728</text:p>
          </table:table-cell>
          <table:table-cell table:formula="of:=IF(OR([.D322]=&quot;&quot;;[.G322]=&quot;&quot;);&quot;&quot;;ROUND(ABS([.D322]-[.G322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1-17" calcext:value-type="date">
            <text:p>2022-11-17</text:p>
          </table:table-cell>
          <table:table-cell office:value-type="time" office:time-value="PT00H18M13S" calcext:value-type="time">
            <text:p>00:18:13</text:p>
          </table:table-cell>
          <table:table-cell office:value-type="time" office:time-value="PT06H21M06S" calcext:value-type="time">
            <text:p>06:21:06</text:p>
          </table:table-cell>
          <table:table-cell office:value-type="time" office:time-value="PT12H25M01S" calcext:value-type="time">
            <text:p>12:25:01</text:p>
          </table:table-cell>
          <table:table-cell office:value-type="time" office:time-value="PT00H18M12S" calcext:value-type="time">
            <text:p>00:18:12</text:p>
          </table:table-cell>
          <table:table-cell office:value-type="time" office:time-value="PT06H21M08S" calcext:value-type="time">
            <text:p>06:21:08</text:p>
          </table:table-cell>
          <table:table-cell office:value-type="time" office:time-value="PT12H25M04S" calcext:value-type="time">
            <text:p>12:25:04</text:p>
          </table:table-cell>
          <table:table-cell table:formula="of:=IF(OR([.B323]=&quot;&quot;;[.E323]=&quot;&quot;);&quot;&quot;;ROUND(ABS([.B323]-[.E323])*86400))" office:value-type="float" office:value="1" calcext:value-type="float">
            <text:p>1</text:p>
          </table:table-cell>
          <table:table-cell table:formula="of:=IF(OR([.C323]=&quot;&quot;;[.F323]=&quot;&quot;);&quot;&quot;;ROUND(ABS([.C323]-[.F323])*86400))" office:value-type="float" office:value="2" calcext:value-type="float">
            <text:p>2</text:p>
          </table:table-cell>
          <table:table-cell table:formula="of:=IF(OR([.D323]=&quot;&quot;;[.G323]=&quot;&quot;);&quot;&quot;;ROUND(ABS([.D323]-[.G323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1-18" calcext:value-type="date">
            <text:p>2022-11-18</text:p>
          </table:table-cell>
          <table:table-cell office:value-type="time" office:time-value="PT00H59M29S" calcext:value-type="time">
            <text:p>00:59:29</text:p>
          </table:table-cell>
          <table:table-cell office:value-type="time" office:time-value="PT07H04M23S" calcext:value-type="time">
            <text:p>07:04:23</text:p>
          </table:table-cell>
          <table:table-cell office:value-type="time" office:time-value="PT13H10M29S" calcext:value-type="time">
            <text:p>13:10:29</text:p>
          </table:table-cell>
          <table:table-cell office:value-type="time" office:time-value="PT00H59M29S" calcext:value-type="time">
            <text:p>00:59:29</text:p>
          </table:table-cell>
          <table:table-cell office:value-type="time" office:time-value="PT07H04M26S" calcext:value-type="time">
            <text:p>07:04:26</text:p>
          </table:table-cell>
          <table:table-cell office:value-type="time" office:time-value="PT13H10M33S" calcext:value-type="time">
            <text:p>13:10:33</text:p>
          </table:table-cell>
          <table:table-cell table:formula="of:=IF(OR([.B324]=&quot;&quot;;[.E324]=&quot;&quot;);&quot;&quot;;ROUND(ABS([.B324]-[.E324])*86400))" office:value-type="float" office:value="0" calcext:value-type="float">
            <text:p>0</text:p>
          </table:table-cell>
          <table:table-cell table:formula="of:=IF(OR([.C324]=&quot;&quot;;[.F324]=&quot;&quot;);&quot;&quot;;ROUND(ABS([.C324]-[.F324])*86400))" office:value-type="float" office:value="3" calcext:value-type="float">
            <text:p>3</text:p>
          </table:table-cell>
          <table:table-cell table:formula="of:=IF(OR([.D324]=&quot;&quot;;[.G324]=&quot;&quot;);&quot;&quot;;ROUND(ABS([.D324]-[.G324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11-19" calcext:value-type="date">
            <text:p>2022-11-19</text:p>
          </table:table-cell>
          <table:table-cell office:value-type="time" office:time-value="PT01H39M41S" calcext:value-type="time">
            <text:p>01:39:41</text:p>
          </table:table-cell>
          <table:table-cell office:value-type="time" office:time-value="PT07H47M02S" calcext:value-type="time">
            <text:p>07:47:02</text:p>
          </table:table-cell>
          <table:table-cell office:value-type="time" office:time-value="PT13H55M43S" calcext:value-type="time">
            <text:p>13:55:43</text:p>
          </table:table-cell>
          <table:table-cell office:value-type="time" office:time-value="PT01H39M41S" calcext:value-type="time">
            <text:p>01:39:41</text:p>
          </table:table-cell>
          <table:table-cell office:value-type="time" office:time-value="PT07H47M05S" calcext:value-type="time">
            <text:p>07:47:05</text:p>
          </table:table-cell>
          <table:table-cell office:value-type="time" office:time-value="PT13H55M48S" calcext:value-type="time">
            <text:p>13:55:48</text:p>
          </table:table-cell>
          <table:table-cell table:formula="of:=IF(OR([.B325]=&quot;&quot;;[.E325]=&quot;&quot;);&quot;&quot;;ROUND(ABS([.B325]-[.E325])*86400))" office:value-type="float" office:value="0" calcext:value-type="float">
            <text:p>0</text:p>
          </table:table-cell>
          <table:table-cell table:formula="of:=IF(OR([.C325]=&quot;&quot;;[.F325]=&quot;&quot;);&quot;&quot;;ROUND(ABS([.C325]-[.F325])*86400))" office:value-type="float" office:value="3" calcext:value-type="float">
            <text:p>3</text:p>
          </table:table-cell>
          <table:table-cell table:formula="of:=IF(OR([.D325]=&quot;&quot;;[.G325]=&quot;&quot;);&quot;&quot;;ROUND(ABS([.D325]-[.G325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11-20" calcext:value-type="date">
            <text:p>2022-11-20</text:p>
          </table:table-cell>
          <table:table-cell office:value-type="time" office:time-value="PT02H19M55S" calcext:value-type="time">
            <text:p>02:19:55</text:p>
          </table:table-cell>
          <table:table-cell office:value-type="time" office:time-value="PT08H30M06S" calcext:value-type="time">
            <text:p>08:30:06</text:p>
          </table:table-cell>
          <table:table-cell office:value-type="time" office:time-value="PT14H41M47S" calcext:value-type="time">
            <text:p>14:41:47</text:p>
          </table:table-cell>
          <table:table-cell office:value-type="time" office:time-value="PT02H19M54S" calcext:value-type="time">
            <text:p>02:19:54</text:p>
          </table:table-cell>
          <table:table-cell office:value-type="time" office:time-value="PT08H30M10S" calcext:value-type="time">
            <text:p>08:30:10</text:p>
          </table:table-cell>
          <table:table-cell office:value-type="time" office:time-value="PT14H41M54S" calcext:value-type="time">
            <text:p>14:41:54</text:p>
          </table:table-cell>
          <table:table-cell table:formula="of:=IF(OR([.B326]=&quot;&quot;;[.E326]=&quot;&quot;);&quot;&quot;;ROUND(ABS([.B326]-[.E326])*86400))" office:value-type="float" office:value="1" calcext:value-type="float">
            <text:p>1</text:p>
          </table:table-cell>
          <table:table-cell table:formula="of:=IF(OR([.C326]=&quot;&quot;;[.F326]=&quot;&quot;);&quot;&quot;;ROUND(ABS([.C326]-[.F326])*86400))" office:value-type="float" office:value="4" calcext:value-type="float">
            <text:p>4</text:p>
          </table:table-cell>
          <table:table-cell table:formula="of:=IF(OR([.D326]=&quot;&quot;;[.G326]=&quot;&quot;);&quot;&quot;;ROUND(ABS([.D326]-[.G326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time" office:time-value="PT03H01M22S" calcext:value-type="time">
            <text:p>03:01:22</text:p>
          </table:table-cell>
          <table:table-cell office:value-type="time" office:time-value="PT09H14M51S" calcext:value-type="time">
            <text:p>09:14:51</text:p>
          </table:table-cell>
          <table:table-cell office:value-type="time" office:time-value="PT15H29M57S" calcext:value-type="time">
            <text:p>15:29:57</text:p>
          </table:table-cell>
          <table:table-cell office:value-type="time" office:time-value="PT03H01M23S" calcext:value-type="time">
            <text:p>03:01:23</text:p>
          </table:table-cell>
          <table:table-cell office:value-type="time" office:time-value="PT09H14M56S" calcext:value-type="time">
            <text:p>09:14:56</text:p>
          </table:table-cell>
          <table:table-cell office:value-type="time" office:time-value="PT15H30M04S" calcext:value-type="time">
            <text:p>15:30:04</text:p>
          </table:table-cell>
          <table:table-cell table:formula="of:=IF(OR([.B327]=&quot;&quot;;[.E327]=&quot;&quot;);&quot;&quot;;ROUND(ABS([.B327]-[.E327])*86400))" office:value-type="float" office:value="1" calcext:value-type="float">
            <text:p>1</text:p>
          </table:table-cell>
          <table:table-cell table:formula="of:=IF(OR([.C327]=&quot;&quot;;[.F327]=&quot;&quot;);&quot;&quot;;ROUND(ABS([.C327]-[.F327])*86400))" office:value-type="float" office:value="5" calcext:value-type="float">
            <text:p>5</text:p>
          </table:table-cell>
          <table:table-cell table:formula="of:=IF(OR([.D327]=&quot;&quot;;[.G327]=&quot;&quot;);&quot;&quot;;ROUND(ABS([.D327]-[.G327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office:value-type="time" office:time-value="PT03H45M27S" calcext:value-type="time">
            <text:p>03:45:27</text:p>
          </table:table-cell>
          <table:table-cell office:value-type="time" office:time-value="PT10H02M36S" calcext:value-type="time">
            <text:p>10:02:36</text:p>
          </table:table-cell>
          <table:table-cell office:value-type="time" office:time-value="PT16H21M27S" calcext:value-type="time">
            <text:p>16:21:27</text:p>
          </table:table-cell>
          <table:table-cell office:value-type="time" office:time-value="PT03H45M28S" calcext:value-type="time">
            <text:p>03:45:28</text:p>
          </table:table-cell>
          <table:table-cell office:value-type="time" office:time-value="PT10H02M40S" calcext:value-type="time">
            <text:p>10:02:40</text:p>
          </table:table-cell>
          <table:table-cell office:value-type="time" office:time-value="PT16H21M33S" calcext:value-type="time">
            <text:p>16:21:33</text:p>
          </table:table-cell>
          <table:table-cell table:formula="of:=IF(OR([.B328]=&quot;&quot;;[.E328]=&quot;&quot;);&quot;&quot;;ROUND(ABS([.B328]-[.E328])*86400))" office:value-type="float" office:value="1" calcext:value-type="float">
            <text:p>1</text:p>
          </table:table-cell>
          <table:table-cell table:formula="of:=IF(OR([.C328]=&quot;&quot;;[.F328]=&quot;&quot;);&quot;&quot;;ROUND(ABS([.C328]-[.F328])*86400))" office:value-type="float" office:value="4" calcext:value-type="float">
            <text:p>4</text:p>
          </table:table-cell>
          <table:table-cell table:formula="of:=IF(OR([.D328]=&quot;&quot;;[.G328]=&quot;&quot;);&quot;&quot;;ROUND(ABS([.D328]-[.G328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11-23" calcext:value-type="date">
            <text:p>2022-11-23</text:p>
          </table:table-cell>
          <table:table-cell office:value-type="time" office:time-value="PT04H33M32S" calcext:value-type="time">
            <text:p>04:33:32</text:p>
          </table:table-cell>
          <table:table-cell office:value-type="time" office:time-value="PT10H54M37S" calcext:value-type="time">
            <text:p>10:54:37</text:p>
          </table:table-cell>
          <table:table-cell office:value-type="time" office:time-value="PT17H17M23S" calcext:value-type="time">
            <text:p>17:17:23</text:p>
          </table:table-cell>
          <table:table-cell office:value-type="time" office:time-value="PT04H33M33S" calcext:value-type="time">
            <text:p>04:33:33</text:p>
          </table:table-cell>
          <table:table-cell office:value-type="time" office:time-value="PT10H54M40S" calcext:value-type="time">
            <text:p>10:54:40</text:p>
          </table:table-cell>
          <table:table-cell office:value-type="time" office:time-value="PT17H17M26S" calcext:value-type="time">
            <text:p>17:17:26</text:p>
          </table:table-cell>
          <table:table-cell table:formula="of:=IF(OR([.B329]=&quot;&quot;;[.E329]=&quot;&quot;);&quot;&quot;;ROUND(ABS([.B329]-[.E329])*86400))" office:value-type="float" office:value="1" calcext:value-type="float">
            <text:p>1</text:p>
          </table:table-cell>
          <table:table-cell table:formula="of:=IF(OR([.C329]=&quot;&quot;;[.F329]=&quot;&quot;);&quot;&quot;;ROUND(ABS([.C329]-[.F329])*86400))" office:value-type="float" office:value="3" calcext:value-type="float">
            <text:p>3</text:p>
          </table:table-cell>
          <table:table-cell table:formula="of:=IF(OR([.D329]=&quot;&quot;;[.G329]=&quot;&quot;);&quot;&quot;;ROUND(ABS([.D329]-[.G329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1-24" calcext:value-type="date">
            <text:p>2022-11-24</text:p>
          </table:table-cell>
          <table:table-cell office:value-type="time" office:time-value="PT05H26M50S" calcext:value-type="time">
            <text:p>05:26:50</text:p>
          </table:table-cell>
          <table:table-cell office:value-type="time" office:time-value="PT11H51M44S" calcext:value-type="time">
            <text:p>11:51:44</text:p>
          </table:table-cell>
          <table:table-cell office:value-type="time" office:time-value="PT18H18M04S" calcext:value-type="time">
            <text:p>18:18:04</text:p>
          </table:table-cell>
          <table:table-cell office:value-type="time" office:time-value="PT05H26M48S" calcext:value-type="time">
            <text:p>05:26:48</text:p>
          </table:table-cell>
          <table:table-cell office:value-type="time" office:time-value="PT11H51M43S" calcext:value-type="time">
            <text:p>11:51:43</text:p>
          </table:table-cell>
          <table:table-cell office:value-type="time" office:time-value="PT18H18M04S" calcext:value-type="time">
            <text:p>18:18:04</text:p>
          </table:table-cell>
          <table:table-cell table:formula="of:=IF(OR([.B330]=&quot;&quot;;[.E330]=&quot;&quot;);&quot;&quot;;ROUND(ABS([.B330]-[.E330])*86400))" office:value-type="float" office:value="2" calcext:value-type="float">
            <text:p>2</text:p>
          </table:table-cell>
          <table:table-cell table:formula="of:=IF(OR([.C330]=&quot;&quot;;[.F330]=&quot;&quot;);&quot;&quot;;ROUND(ABS([.C330]-[.F330])*86400))" office:value-type="float" office:value="1" calcext:value-type="float">
            <text:p>1</text:p>
          </table:table-cell>
          <table:table-cell table:formula="of:=IF(OR([.D330]=&quot;&quot;;[.G330]=&quot;&quot;);&quot;&quot;;ROUND(ABS([.D330]-[.G330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1-25" calcext:value-type="date">
            <text:p>2022-11-25</text:p>
          </table:table-cell>
          <table:table-cell office:value-type="time" office:time-value="PT06H25M45S" calcext:value-type="time">
            <text:p>06:25:45</text:p>
          </table:table-cell>
          <table:table-cell office:value-type="time" office:time-value="PT12H53M44S" calcext:value-type="time">
            <text:p>12:53:44</text:p>
          </table:table-cell>
          <table:table-cell office:value-type="time" office:time-value="PT19H22M35S" calcext:value-type="time">
            <text:p>19:22:35</text:p>
          </table:table-cell>
          <table:table-cell office:value-type="time" office:time-value="PT06H25M40S" calcext:value-type="time">
            <text:p>06:25:40</text:p>
          </table:table-cell>
          <table:table-cell office:value-type="time" office:time-value="PT12H53M37S" calcext:value-type="time">
            <text:p>12:53:37</text:p>
          </table:table-cell>
          <table:table-cell office:value-type="time" office:time-value="PT19H22M29S" calcext:value-type="time">
            <text:p>19:22:29</text:p>
          </table:table-cell>
          <table:table-cell table:formula="of:=IF(OR([.B331]=&quot;&quot;;[.E331]=&quot;&quot;);&quot;&quot;;ROUND(ABS([.B331]-[.E331])*86400))" office:value-type="float" office:value="5" calcext:value-type="float">
            <text:p>5</text:p>
          </table:table-cell>
          <table:table-cell table:formula="of:=IF(OR([.C331]=&quot;&quot;;[.F331]=&quot;&quot;);&quot;&quot;;ROUND(ABS([.C331]-[.F331])*86400))" office:value-type="float" office:value="7" calcext:value-type="float">
            <text:p>7</text:p>
          </table:table-cell>
          <table:table-cell table:formula="of:=IF(OR([.D331]=&quot;&quot;;[.G331]=&quot;&quot;);&quot;&quot;;ROUND(ABS([.D331]-[.G331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11-26" calcext:value-type="date">
            <text:p>2022-11-26</text:p>
          </table:table-cell>
          <table:table-cell office:value-type="time" office:time-value="PT07H29M18S" calcext:value-type="time">
            <text:p>07:29:18</text:p>
          </table:table-cell>
          <table:table-cell office:value-type="time" office:time-value="PT13H58M47S" calcext:value-type="time">
            <text:p>13:58:47</text:p>
          </table:table-cell>
          <table:table-cell office:value-type="time" office:time-value="PT20H28M18S" calcext:value-type="time">
            <text:p>20:28:18</text:p>
          </table:table-cell>
          <table:table-cell office:value-type="time" office:time-value="PT07H29M10S" calcext:value-type="time">
            <text:p>07:29:10</text:p>
          </table:table-cell>
          <table:table-cell office:value-type="time" office:time-value="PT13H58M36S" calcext:value-type="time">
            <text:p>13:58:36</text:p>
          </table:table-cell>
          <table:table-cell office:value-type="time" office:time-value="PT20H28M12S" calcext:value-type="time">
            <text:p>20:28:12</text:p>
          </table:table-cell>
          <table:table-cell table:formula="of:=IF(OR([.B332]=&quot;&quot;;[.E332]=&quot;&quot;);&quot;&quot;;ROUND(ABS([.B332]-[.E332])*86400))" office:value-type="float" office:value="8" calcext:value-type="float">
            <text:p>8</text:p>
          </table:table-cell>
          <table:table-cell table:formula="of:=IF(OR([.C332]=&quot;&quot;;[.F332]=&quot;&quot;);&quot;&quot;;ROUND(ABS([.C332]-[.F332])*86400))" office:value-type="float" office:value="11" calcext:value-type="float">
            <text:p>11</text:p>
          </table:table-cell>
          <table:table-cell table:formula="of:=IF(OR([.D332]=&quot;&quot;;[.G332]=&quot;&quot;);&quot;&quot;;ROUND(ABS([.D332]-[.G332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11-27" calcext:value-type="date">
            <text:p>2022-11-27</text:p>
          </table:table-cell>
          <table:table-cell office:value-type="time" office:time-value="PT08H34M49S" calcext:value-type="time">
            <text:p>08:34:49</text:p>
          </table:table-cell>
          <table:table-cell office:value-type="time" office:time-value="PT15H03M45S" calcext:value-type="time">
            <text:p>15:03:45</text:p>
          </table:table-cell>
          <table:table-cell office:value-type="time" office:time-value="PT21H31M55S" calcext:value-type="time">
            <text:p>21:31:55</text:p>
          </table:table-cell>
          <table:table-cell office:value-type="time" office:time-value="PT08H34M41S" calcext:value-type="time">
            <text:p>08:34:41</text:p>
          </table:table-cell>
          <table:table-cell office:value-type="time" office:time-value="PT15H03M35S" calcext:value-type="time">
            <text:p>15:03:35</text:p>
          </table:table-cell>
          <table:table-cell office:value-type="time" office:time-value="PT21H31M49S" calcext:value-type="time">
            <text:p>21:31:49</text:p>
          </table:table-cell>
          <table:table-cell table:formula="of:=IF(OR([.B333]=&quot;&quot;;[.E333]=&quot;&quot;);&quot;&quot;;ROUND(ABS([.B333]-[.E333])*86400))" office:value-type="float" office:value="8" calcext:value-type="float">
            <text:p>8</text:p>
          </table:table-cell>
          <table:table-cell table:formula="of:=IF(OR([.C333]=&quot;&quot;;[.F333]=&quot;&quot;);&quot;&quot;;ROUND(ABS([.C333]-[.F333])*86400))" office:value-type="float" office:value="10" calcext:value-type="float">
            <text:p>10</text:p>
          </table:table-cell>
          <table:table-cell table:formula="of:=IF(OR([.D333]=&quot;&quot;;[.G333]=&quot;&quot;);&quot;&quot;;ROUND(ABS([.D333]-[.G333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time" office:time-value="PT09H39M01S" calcext:value-type="time">
            <text:p>09:39:01</text:p>
          </table:table-cell>
          <table:table-cell office:value-type="time" office:time-value="PT16H05M36S" calcext:value-type="time">
            <text:p>16:05:36</text:p>
          </table:table-cell>
          <table:table-cell office:value-type="time" office:time-value="PT22H30M49S" calcext:value-type="time">
            <text:p>22:30:49</text:p>
          </table:table-cell>
          <table:table-cell office:value-type="time" office:time-value="PT09H38M56S" calcext:value-type="time">
            <text:p>09:38:56</text:p>
          </table:table-cell>
          <table:table-cell office:value-type="time" office:time-value="PT16H05M30S" calcext:value-type="time">
            <text:p>16:05:30</text:p>
          </table:table-cell>
          <table:table-cell office:value-type="time" office:time-value="PT22H30M47S" calcext:value-type="time">
            <text:p>22:30:47</text:p>
          </table:table-cell>
          <table:table-cell table:formula="of:=IF(OR([.B334]=&quot;&quot;;[.E334]=&quot;&quot;);&quot;&quot;;ROUND(ABS([.B334]-[.E334])*86400))" office:value-type="float" office:value="5" calcext:value-type="float">
            <text:p>5</text:p>
          </table:table-cell>
          <table:table-cell table:formula="of:=IF(OR([.C334]=&quot;&quot;;[.F334]=&quot;&quot;);&quot;&quot;;ROUND(ABS([.C334]-[.F334])*86400))" office:value-type="float" office:value="6" calcext:value-type="float">
            <text:p>6</text:p>
          </table:table-cell>
          <table:table-cell table:formula="of:=IF(OR([.D334]=&quot;&quot;;[.G334]=&quot;&quot;);&quot;&quot;;ROUND(ABS([.D334]-[.G334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1-29" calcext:value-type="date">
            <text:p>2022-11-29</text:p>
          </table:table-cell>
          <table:table-cell office:value-type="time" office:time-value="PT10H39M29S" calcext:value-type="time">
            <text:p>10:39:29</text:p>
          </table:table-cell>
          <table:table-cell office:value-type="time" office:time-value="PT17H02M38S" calcext:value-type="time">
            <text:p>17:02:38</text:p>
          </table:table-cell>
          <table:table-cell office:value-type="time" office:time-value="PT23H24M09S" calcext:value-type="time">
            <text:p>23:24:09</text:p>
          </table:table-cell>
          <table:table-cell office:value-type="time" office:time-value="PT10H39M29S" calcext:value-type="time">
            <text:p>10:39:29</text:p>
          </table:table-cell>
          <table:table-cell office:value-type="time" office:time-value="PT17H02M38S" calcext:value-type="time">
            <text:p>17:02:38</text:p>
          </table:table-cell>
          <table:table-cell office:value-type="time" office:time-value="PT23H24M08S" calcext:value-type="time">
            <text:p>23:24:08</text:p>
          </table:table-cell>
          <table:table-cell table:formula="of:=IF(OR([.B335]=&quot;&quot;;[.E335]=&quot;&quot;);&quot;&quot;;ROUND(ABS([.B335]-[.E335])*86400))" office:value-type="float" office:value="0" calcext:value-type="float">
            <text:p>0</text:p>
          </table:table-cell>
          <table:table-cell table:formula="of:=IF(OR([.C335]=&quot;&quot;;[.F335]=&quot;&quot;);&quot;&quot;;ROUND(ABS([.C335]-[.F335])*86400))" office:value-type="float" office:value="0" calcext:value-type="float">
            <text:p>0</text:p>
          </table:table-cell>
          <table:table-cell table:formula="of:=IF(OR([.D335]=&quot;&quot;;[.G335]=&quot;&quot;);&quot;&quot;;ROUND(ABS([.D335]-[.G335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1-30" calcext:value-type="date">
            <text:p>2022-11-30</text:p>
          </table:table-cell>
          <table:table-cell office:value-type="time" office:time-value="PT11H35M23S" calcext:value-type="time">
            <text:p>11:35:23</text:p>
          </table:table-cell>
          <table:table-cell office:value-type="time" office:time-value="PT17H54M46S" calcext:value-type="time">
            <text:p>17:54:46</text:p>
          </table:table-cell>
          <table:table-cell/>
          <table:table-cell office:value-type="time" office:time-value="PT11H35M27S" calcext:value-type="time">
            <text:p>11:35:27</text:p>
          </table:table-cell>
          <table:table-cell office:value-type="time" office:time-value="PT17H54M49S" calcext:value-type="time">
            <text:p>17:54:49</text:p>
          </table:table-cell>
          <table:table-cell/>
          <table:table-cell table:formula="of:=IF(OR([.B336]=&quot;&quot;;[.E336]=&quot;&quot;);&quot;&quot;;ROUND(ABS([.B336]-[.E336])*86400))" office:value-type="float" office:value="4" calcext:value-type="float">
            <text:p>4</text:p>
          </table:table-cell>
          <table:table-cell table:formula="of:=IF(OR([.C336]=&quot;&quot;;[.F336]=&quot;&quot;);&quot;&quot;;ROUND(ABS([.C336]-[.F336])*86400))" office:value-type="float" office:value="3" calcext:value-type="float">
            <text:p>3</text:p>
          </table:table-cell>
          <table:table-cell table:formula="of:=IF(OR([.D336]=&quot;&quot;;[.G336]=&quot;&quot;);&quot;&quot;;ROUND(ABS([.D336]-[.G336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office:value-type="time" office:time-value="PT12H27M14S" calcext:value-type="time">
            <text:p>12:27:14</text:p>
          </table:table-cell>
          <table:table-cell office:value-type="time" office:time-value="PT18H42M57S" calcext:value-type="time">
            <text:p>18:42:57</text:p>
          </table:table-cell>
          <table:table-cell office:value-type="time" office:time-value="PT00H12M30S" calcext:value-type="time">
            <text:p>00:12:30</text:p>
          </table:table-cell>
          <table:table-cell office:value-type="time" office:time-value="PT12H27M20S" calcext:value-type="time">
            <text:p>12:27:20</text:p>
          </table:table-cell>
          <table:table-cell office:value-type="time" office:time-value="PT18H43M01S" calcext:value-type="time">
            <text:p>18:43:01</text:p>
          </table:table-cell>
          <table:table-cell office:value-type="time" office:time-value="PT00H12M30S" calcext:value-type="time">
            <text:p>00:12:30</text:p>
          </table:table-cell>
          <table:table-cell table:formula="of:=IF(OR([.B337]=&quot;&quot;;[.E337]=&quot;&quot;);&quot;&quot;;ROUND(ABS([.B337]-[.E337])*86400))" office:value-type="float" office:value="6" calcext:value-type="float">
            <text:p>6</text:p>
          </table:table-cell>
          <table:table-cell table:formula="of:=IF(OR([.C337]=&quot;&quot;;[.F337]=&quot;&quot;);&quot;&quot;;ROUND(ABS([.C337]-[.F337])*86400))" office:value-type="float" office:value="4" calcext:value-type="float">
            <text:p>4</text:p>
          </table:table-cell>
          <table:table-cell table:formula="of:=IF(OR([.D337]=&quot;&quot;;[.G337]=&quot;&quot;);&quot;&quot;;ROUND(ABS([.D337]-[.G337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2-02" calcext:value-type="date">
            <text:p>2022-12-02</text:p>
          </table:table-cell>
          <table:table-cell office:value-type="time" office:time-value="PT13H16M09S" calcext:value-type="time">
            <text:p>13:16:09</text:p>
          </table:table-cell>
          <table:table-cell office:value-type="time" office:time-value="PT19H28M31S" calcext:value-type="time">
            <text:p>19:28:31</text:p>
          </table:table-cell>
          <table:table-cell office:value-type="time" office:time-value="PT00H57M05S" calcext:value-type="time">
            <text:p>00:57:05</text:p>
          </table:table-cell>
          <table:table-cell office:value-type="time" office:time-value="PT13H16M15S" calcext:value-type="time">
            <text:p>13:16:15</text:p>
          </table:table-cell>
          <table:table-cell office:value-type="time" office:time-value="PT19H28M35S" calcext:value-type="time">
            <text:p>19:28:35</text:p>
          </table:table-cell>
          <table:table-cell office:value-type="time" office:time-value="PT00H57M06S" calcext:value-type="time">
            <text:p>00:57:06</text:p>
          </table:table-cell>
          <table:table-cell table:formula="of:=IF(OR([.B338]=&quot;&quot;;[.E338]=&quot;&quot;);&quot;&quot;;ROUND(ABS([.B338]-[.E338])*86400))" office:value-type="float" office:value="6" calcext:value-type="float">
            <text:p>6</text:p>
          </table:table-cell>
          <table:table-cell table:formula="of:=IF(OR([.C338]=&quot;&quot;;[.F338]=&quot;&quot;);&quot;&quot;;ROUND(ABS([.C338]-[.F338])*86400))" office:value-type="float" office:value="4" calcext:value-type="float">
            <text:p>4</text:p>
          </table:table-cell>
          <table:table-cell table:formula="of:=IF(OR([.D338]=&quot;&quot;;[.G338]=&quot;&quot;);&quot;&quot;;ROUND(ABS([.D338]-[.G338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2-03" calcext:value-type="date">
            <text:p>2022-12-03</text:p>
          </table:table-cell>
          <table:table-cell office:value-type="time" office:time-value="PT14H03M26S" calcext:value-type="time">
            <text:p>14:03:26</text:p>
          </table:table-cell>
          <table:table-cell office:value-type="time" office:time-value="PT20H12M50S" calcext:value-type="time">
            <text:p>20:12:50</text:p>
          </table:table-cell>
          <table:table-cell office:value-type="time" office:time-value="PT01H39M25S" calcext:value-type="time">
            <text:p>01:39:25</text:p>
          </table:table-cell>
          <table:table-cell office:value-type="time" office:time-value="PT14H03M32S" calcext:value-type="time">
            <text:p>14:03:32</text:p>
          </table:table-cell>
          <table:table-cell office:value-type="time" office:time-value="PT20H12M53S" calcext:value-type="time">
            <text:p>20:12:53</text:p>
          </table:table-cell>
          <table:table-cell office:value-type="time" office:time-value="PT01H39M26S" calcext:value-type="time">
            <text:p>01:39:26</text:p>
          </table:table-cell>
          <table:table-cell table:formula="of:=IF(OR([.B339]=&quot;&quot;;[.E339]=&quot;&quot;);&quot;&quot;;ROUND(ABS([.B339]-[.E339])*86400))" office:value-type="float" office:value="6" calcext:value-type="float">
            <text:p>6</text:p>
          </table:table-cell>
          <table:table-cell table:formula="of:=IF(OR([.C339]=&quot;&quot;;[.F339]=&quot;&quot;);&quot;&quot;;ROUND(ABS([.C339]-[.F339])*86400))" office:value-type="float" office:value="3" calcext:value-type="float">
            <text:p>3</text:p>
          </table:table-cell>
          <table:table-cell table:formula="of:=IF(OR([.D339]=&quot;&quot;;[.G339]=&quot;&quot;);&quot;&quot;;ROUND(ABS([.D339]-[.G339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2-04" calcext:value-type="date">
            <text:p>2022-12-04</text:p>
          </table:table-cell>
          <table:table-cell office:value-type="time" office:time-value="PT14H50M22S" calcext:value-type="time">
            <text:p>14:50:22</text:p>
          </table:table-cell>
          <table:table-cell office:value-type="time" office:time-value="PT20H57M10S" calcext:value-type="time">
            <text:p>20:57:10</text:p>
          </table:table-cell>
          <table:table-cell office:value-type="time" office:time-value="PT02H20M53S" calcext:value-type="time">
            <text:p>02:20:53</text:p>
          </table:table-cell>
          <table:table-cell office:value-type="time" office:time-value="PT14H50M27S" calcext:value-type="time">
            <text:p>14:50:27</text:p>
          </table:table-cell>
          <table:table-cell office:value-type="time" office:time-value="PT20H57M13S" calcext:value-type="time">
            <text:p>20:57:13</text:p>
          </table:table-cell>
          <table:table-cell office:value-type="time" office:time-value="PT02H20M54S" calcext:value-type="time">
            <text:p>02:20:54</text:p>
          </table:table-cell>
          <table:table-cell table:formula="of:=IF(OR([.B340]=&quot;&quot;;[.E340]=&quot;&quot;);&quot;&quot;;ROUND(ABS([.B340]-[.E340])*86400))" office:value-type="float" office:value="5" calcext:value-type="float">
            <text:p>5</text:p>
          </table:table-cell>
          <table:table-cell table:formula="of:=IF(OR([.C340]=&quot;&quot;;[.F340]=&quot;&quot;);&quot;&quot;;ROUND(ABS([.C340]-[.F340])*86400))" office:value-type="float" office:value="3" calcext:value-type="float">
            <text:p>3</text:p>
          </table:table-cell>
          <table:table-cell table:formula="of:=IF(OR([.D340]=&quot;&quot;;[.G340]=&quot;&quot;);&quot;&quot;;ROUND(ABS([.D340]-[.G340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office:value-type="time" office:time-value="PT15H37M59S" calcext:value-type="time">
            <text:p>15:37:59</text:p>
          </table:table-cell>
          <table:table-cell office:value-type="time" office:time-value="PT21H42M34S" calcext:value-type="time">
            <text:p>21:42:34</text:p>
          </table:table-cell>
          <table:table-cell office:value-type="time" office:time-value="PT03H02M45S" calcext:value-type="time">
            <text:p>03:02:45</text:p>
          </table:table-cell>
          <table:table-cell office:value-type="time" office:time-value="PT15H38M03S" calcext:value-type="time">
            <text:p>15:38:03</text:p>
          </table:table-cell>
          <table:table-cell office:value-type="time" office:time-value="PT21H42M36S" calcext:value-type="time">
            <text:p>21:42:36</text:p>
          </table:table-cell>
          <table:table-cell office:value-type="time" office:time-value="PT03H02M47S" calcext:value-type="time">
            <text:p>03:02:47</text:p>
          </table:table-cell>
          <table:table-cell table:formula="of:=IF(OR([.B341]=&quot;&quot;;[.E341]=&quot;&quot;);&quot;&quot;;ROUND(ABS([.B341]-[.E341])*86400))" office:value-type="float" office:value="4" calcext:value-type="float">
            <text:p>4</text:p>
          </table:table-cell>
          <table:table-cell table:formula="of:=IF(OR([.C341]=&quot;&quot;;[.F341]=&quot;&quot;);&quot;&quot;;ROUND(ABS([.C341]-[.F341])*86400))" office:value-type="float" office:value="2" calcext:value-type="float">
            <text:p>2</text:p>
          </table:table-cell>
          <table:table-cell table:formula="of:=IF(OR([.D341]=&quot;&quot;;[.G341]=&quot;&quot;);&quot;&quot;;ROUND(ABS([.D341]-[.G341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office:value-type="time" office:time-value="PT16H27M00S" calcext:value-type="time">
            <text:p>16:27:00</text:p>
          </table:table-cell>
          <table:table-cell office:value-type="time" office:time-value="PT22H29M45S" calcext:value-type="time">
            <text:p>22:29:45</text:p>
          </table:table-cell>
          <table:table-cell office:value-type="time" office:time-value="PT03H46M06S" calcext:value-type="time">
            <text:p>03:46:06</text:p>
          </table:table-cell>
          <table:table-cell office:value-type="time" office:time-value="PT16H27M03S" calcext:value-type="time">
            <text:p>16:27:03</text:p>
          </table:table-cell>
          <table:table-cell office:value-type="time" office:time-value="PT22H29M46S" calcext:value-type="time">
            <text:p>22:29:46</text:p>
          </table:table-cell>
          <table:table-cell office:value-type="time" office:time-value="PT03H46M06S" calcext:value-type="time">
            <text:p>03:46:06</text:p>
          </table:table-cell>
          <table:table-cell table:formula="of:=IF(OR([.B342]=&quot;&quot;;[.E342]=&quot;&quot;);&quot;&quot;;ROUND(ABS([.B342]-[.E342])*86400))" office:value-type="float" office:value="3" calcext:value-type="float">
            <text:p>3</text:p>
          </table:table-cell>
          <table:table-cell table:formula="of:=IF(OR([.C342]=&quot;&quot;;[.F342]=&quot;&quot;);&quot;&quot;;ROUND(ABS([.C342]-[.F342])*86400))" office:value-type="float" office:value="1" calcext:value-type="float">
            <text:p>1</text:p>
          </table:table-cell>
          <table:table-cell table:formula="of:=IF(OR([.D342]=&quot;&quot;;[.G342]=&quot;&quot;);&quot;&quot;;ROUND(ABS([.D342]-[.G342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time" office:time-value="PT17H17M42S" calcext:value-type="time">
            <text:p>17:17:42</text:p>
          </table:table-cell>
          <table:table-cell office:value-type="time" office:time-value="PT23H19M01S" calcext:value-type="time">
            <text:p>23:19:01</text:p>
          </table:table-cell>
          <table:table-cell office:value-type="time" office:time-value="PT04H31M38S" calcext:value-type="time">
            <text:p>04:31:38</text:p>
          </table:table-cell>
          <table:table-cell office:value-type="time" office:time-value="PT17H17M43S" calcext:value-type="time">
            <text:p>17:17:43</text:p>
          </table:table-cell>
          <table:table-cell office:value-type="time" office:time-value="PT23H19M01S" calcext:value-type="time">
            <text:p>23:19:01</text:p>
          </table:table-cell>
          <table:table-cell office:value-type="time" office:time-value="PT04H31M38S" calcext:value-type="time">
            <text:p>04:31:38</text:p>
          </table:table-cell>
          <table:table-cell table:formula="of:=IF(OR([.B343]=&quot;&quot;;[.E343]=&quot;&quot;);&quot;&quot;;ROUND(ABS([.B343]-[.E343])*86400))" office:value-type="float" office:value="1" calcext:value-type="float">
            <text:p>1</text:p>
          </table:table-cell>
          <table:table-cell table:formula="of:=IF(OR([.C343]=&quot;&quot;;[.F343]=&quot;&quot;);&quot;&quot;;ROUND(ABS([.C343]-[.F343])*86400))" office:value-type="float" office:value="0" calcext:value-type="float">
            <text:p>0</text:p>
          </table:table-cell>
          <table:table-cell table:formula="of:=IF(OR([.D343]=&quot;&quot;;[.G343]=&quot;&quot;);&quot;&quot;;ROUND(ABS([.D343]-[.G343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time" office:time-value="PT18H09M43S" calcext:value-type="time">
            <text:p>18:09:43</text:p>
          </table:table-cell>
          <table:table-cell office:value-type="time" office:time-value="PT05H19M41S" calcext:value-type="time">
            <text:p>05:19:41</text:p>
          </table:table-cell>
          <table:table-cell/>
          <table:table-cell office:value-type="time" office:time-value="PT18H09M42S" calcext:value-type="time">
            <text:p>18:09:42</text:p>
          </table:table-cell>
          <table:table-cell office:value-type="time" office:time-value="PT05H19M41S" calcext:value-type="time">
            <text:p>05:19:41</text:p>
          </table:table-cell>
          <table:table-cell office:value-type="time" office:time-value="PT05H19M40S" calcext:value-type="time">
            <text:p>05:19:40</text:p>
          </table:table-cell>
          <table:table-cell table:formula="of:=IF(OR([.B344]=&quot;&quot;;[.E344]=&quot;&quot;);&quot;&quot;;ROUND(ABS([.B344]-[.E344])*86400))" office:value-type="float" office:value="1" calcext:value-type="float">
            <text:p>1</text:p>
          </table:table-cell>
          <table:table-cell table:formula="of:=IF(OR([.C344]=&quot;&quot;;[.F344]=&quot;&quot;);&quot;&quot;;ROUND(ABS([.C344]-[.F344])*86400))" office:value-type="float" office:value="0" calcext:value-type="float">
            <text:p>0</text:p>
          </table:table-cell>
          <table:table-cell table:formula="of:=IF(OR([.D344]=&quot;&quot;;[.G344]=&quot;&quot;);&quot;&quot;;ROUND(ABS([.D344]-[.G344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time" office:time-value="PT19H02M10S" calcext:value-type="time">
            <text:p>19:02:10</text:p>
          </table:table-cell>
          <table:table-cell office:value-type="time" office:time-value="PT00H10M01S" calcext:value-type="time">
            <text:p>00:10:01</text:p>
          </table:table-cell>
          <table:table-cell office:value-type="time" office:time-value="PT06H09M57S" calcext:value-type="time">
            <text:p>06:09:57</text:p>
          </table:table-cell>
          <table:table-cell office:value-type="time" office:time-value="PT19H02M07S" calcext:value-type="time">
            <text:p>19:02:07</text:p>
          </table:table-cell>
          <table:table-cell office:value-type="time" office:time-value="PT00H10M01S" calcext:value-type="time">
            <text:p>00:10:01</text:p>
          </table:table-cell>
          <table:table-cell office:value-type="time" office:time-value="PT06H09M54S" calcext:value-type="time">
            <text:p>06:09:54</text:p>
          </table:table-cell>
          <table:table-cell table:formula="of:=IF(OR([.B345]=&quot;&quot;;[.E345]=&quot;&quot;);&quot;&quot;;ROUND(ABS([.B345]-[.E345])*86400))" office:value-type="float" office:value="3" calcext:value-type="float">
            <text:p>3</text:p>
          </table:table-cell>
          <table:table-cell table:formula="of:=IF(OR([.C345]=&quot;&quot;;[.F345]=&quot;&quot;);&quot;&quot;;ROUND(ABS([.C345]-[.F345])*86400))" office:value-type="float" office:value="0" calcext:value-type="float">
            <text:p>0</text:p>
          </table:table-cell>
          <table:table-cell table:formula="of:=IF(OR([.D345]=&quot;&quot;;[.G345]=&quot;&quot;);&quot;&quot;;ROUND(ABS([.D345]-[.G345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time" office:time-value="PT19H53M44S" calcext:value-type="time">
            <text:p>19:53:44</text:p>
          </table:table-cell>
          <table:table-cell office:value-type="time" office:time-value="PT01H01M52S" calcext:value-type="time">
            <text:p>01:01:52</text:p>
          </table:table-cell>
          <table:table-cell office:value-type="time" office:time-value="PT07H01M31S" calcext:value-type="time">
            <text:p>07:01:31</text:p>
          </table:table-cell>
          <table:table-cell office:value-type="time" office:time-value="PT19H53M41S" calcext:value-type="time">
            <text:p>19:53:41</text:p>
          </table:table-cell>
          <table:table-cell office:value-type="time" office:time-value="PT01H01M52S" calcext:value-type="time">
            <text:p>01:01:52</text:p>
          </table:table-cell>
          <table:table-cell office:value-type="time" office:time-value="PT07H01M28S" calcext:value-type="time">
            <text:p>07:01:28</text:p>
          </table:table-cell>
          <table:table-cell table:formula="of:=IF(OR([.B346]=&quot;&quot;;[.E346]=&quot;&quot;);&quot;&quot;;ROUND(ABS([.B346]-[.E346])*86400))" office:value-type="float" office:value="3" calcext:value-type="float">
            <text:p>3</text:p>
          </table:table-cell>
          <table:table-cell table:formula="of:=IF(OR([.C346]=&quot;&quot;;[.F346]=&quot;&quot;);&quot;&quot;;ROUND(ABS([.C346]-[.F346])*86400))" office:value-type="float" office:value="0" calcext:value-type="float">
            <text:p>0</text:p>
          </table:table-cell>
          <table:table-cell table:formula="of:=IF(OR([.D346]=&quot;&quot;;[.G346]=&quot;&quot;);&quot;&quot;;ROUND(ABS([.D346]-[.G346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time" office:time-value="PT20H43M14S" calcext:value-type="time">
            <text:p>20:43:14</text:p>
          </table:table-cell>
          <table:table-cell office:value-type="time" office:time-value="PT01H53M20S" calcext:value-type="time">
            <text:p>01:53:20</text:p>
          </table:table-cell>
          <table:table-cell office:value-type="time" office:time-value="PT07H53M10S" calcext:value-type="time">
            <text:p>07:53:10</text:p>
          </table:table-cell>
          <table:table-cell office:value-type="time" office:time-value="PT20H43M13S" calcext:value-type="time">
            <text:p>20:43:13</text:p>
          </table:table-cell>
          <table:table-cell office:value-type="time" office:time-value="PT01H53M20S" calcext:value-type="time">
            <text:p>01:53:20</text:p>
          </table:table-cell>
          <table:table-cell office:value-type="time" office:time-value="PT07H53M08S" calcext:value-type="time">
            <text:p>07:53:08</text:p>
          </table:table-cell>
          <table:table-cell table:formula="of:=IF(OR([.B347]=&quot;&quot;;[.E347]=&quot;&quot;);&quot;&quot;;ROUND(ABS([.B347]-[.E347])*86400))" office:value-type="float" office:value="1" calcext:value-type="float">
            <text:p>1</text:p>
          </table:table-cell>
          <table:table-cell table:formula="of:=IF(OR([.C347]=&quot;&quot;;[.F347]=&quot;&quot;);&quot;&quot;;ROUND(ABS([.C347]-[.F347])*86400))" office:value-type="float" office:value="0" calcext:value-type="float">
            <text:p>0</text:p>
          </table:table-cell>
          <table:table-cell table:formula="of:=IF(OR([.D347]=&quot;&quot;;[.G347]=&quot;&quot;);&quot;&quot;;ROUND(ABS([.D347]-[.G34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time" office:time-value="PT21H29M58S" calcext:value-type="time">
            <text:p>21:29:58</text:p>
          </table:table-cell>
          <table:table-cell office:value-type="time" office:time-value="PT02H43M13S" calcext:value-type="time">
            <text:p>02:43:13</text:p>
          </table:table-cell>
          <table:table-cell office:value-type="time" office:time-value="PT08H43M42S" calcext:value-type="time">
            <text:p>08:43:42</text:p>
          </table:table-cell>
          <table:table-cell office:value-type="time" office:time-value="PT21H29M57S" calcext:value-type="time">
            <text:p>21:29:57</text:p>
          </table:table-cell>
          <table:table-cell office:value-type="time" office:time-value="PT02H43M13S" calcext:value-type="time">
            <text:p>02:43:13</text:p>
          </table:table-cell>
          <table:table-cell office:value-type="time" office:time-value="PT08H43M42S" calcext:value-type="time">
            <text:p>08:43:42</text:p>
          </table:table-cell>
          <table:table-cell table:formula="of:=IF(OR([.B348]=&quot;&quot;;[.E348]=&quot;&quot;);&quot;&quot;;ROUND(ABS([.B348]-[.E348])*86400))" office:value-type="float" office:value="1" calcext:value-type="float">
            <text:p>1</text:p>
          </table:table-cell>
          <table:table-cell table:formula="of:=IF(OR([.C348]=&quot;&quot;;[.F348]=&quot;&quot;);&quot;&quot;;ROUND(ABS([.C348]-[.F348])*86400))" office:value-type="float" office:value="0" calcext:value-type="float">
            <text:p>0</text:p>
          </table:table-cell>
          <table:table-cell table:formula="of:=IF(OR([.D348]=&quot;&quot;;[.G348]=&quot;&quot;);&quot;&quot;;ROUND(ABS([.D348]-[.G348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time" office:time-value="PT22H13M47S" calcext:value-type="time">
            <text:p>22:13:47</text:p>
          </table:table-cell>
          <table:table-cell office:value-type="time" office:time-value="PT03H30M49S" calcext:value-type="time">
            <text:p>03:30:49</text:p>
          </table:table-cell>
          <table:table-cell office:value-type="time" office:time-value="PT09H32M24S" calcext:value-type="time">
            <text:p>09:32:24</text:p>
          </table:table-cell>
          <table:table-cell office:value-type="time" office:time-value="PT22H13M47S" calcext:value-type="time">
            <text:p>22:13:47</text:p>
          </table:table-cell>
          <table:table-cell office:value-type="time" office:time-value="PT03H30M49S" calcext:value-type="time">
            <text:p>03:30:49</text:p>
          </table:table-cell>
          <table:table-cell office:value-type="time" office:time-value="PT09H32M25S" calcext:value-type="time">
            <text:p>09:32:25</text:p>
          </table:table-cell>
          <table:table-cell table:formula="of:=IF(OR([.B349]=&quot;&quot;;[.E349]=&quot;&quot;);&quot;&quot;;ROUND(ABS([.B349]-[.E349])*86400))" office:value-type="float" office:value="0" calcext:value-type="float">
            <text:p>0</text:p>
          </table:table-cell>
          <table:table-cell table:formula="of:=IF(OR([.C349]=&quot;&quot;;[.F349]=&quot;&quot;);&quot;&quot;;ROUND(ABS([.C349]-[.F349])*86400))" office:value-type="float" office:value="0" calcext:value-type="float">
            <text:p>0</text:p>
          </table:table-cell>
          <table:table-cell table:formula="of:=IF(OR([.D349]=&quot;&quot;;[.G349]=&quot;&quot;);&quot;&quot;;ROUND(ABS([.D349]-[.G349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2-14" calcext:value-type="date">
            <text:p>2022-12-14</text:p>
          </table:table-cell>
          <table:table-cell office:value-type="time" office:time-value="PT22H55M09S" calcext:value-type="time">
            <text:p>22:55:09</text:p>
          </table:table-cell>
          <table:table-cell office:value-type="time" office:time-value="PT04H15M58S" calcext:value-type="time">
            <text:p>04:15:58</text:p>
          </table:table-cell>
          <table:table-cell office:value-type="time" office:time-value="PT10H19M04S" calcext:value-type="time">
            <text:p>10:19:04</text:p>
          </table:table-cell>
          <table:table-cell office:value-type="time" office:time-value="PT22H55M09S" calcext:value-type="time">
            <text:p>22:55:09</text:p>
          </table:table-cell>
          <table:table-cell office:value-type="time" office:time-value="PT04H16M00S" calcext:value-type="time">
            <text:p>04:16:00</text:p>
          </table:table-cell>
          <table:table-cell office:value-type="time" office:time-value="PT10H19M07S" calcext:value-type="time">
            <text:p>10:19:07</text:p>
          </table:table-cell>
          <table:table-cell table:formula="of:=IF(OR([.B350]=&quot;&quot;;[.E350]=&quot;&quot;);&quot;&quot;;ROUND(ABS([.B350]-[.E350])*86400))" office:value-type="float" office:value="0" calcext:value-type="float">
            <text:p>0</text:p>
          </table:table-cell>
          <table:table-cell table:formula="of:=IF(OR([.C350]=&quot;&quot;;[.F350]=&quot;&quot;);&quot;&quot;;ROUND(ABS([.C350]-[.F350])*86400))" office:value-type="float" office:value="2" calcext:value-type="float">
            <text:p>2</text:p>
          </table:table-cell>
          <table:table-cell table:formula="of:=IF(OR([.D350]=&quot;&quot;;[.G350]=&quot;&quot;);&quot;&quot;;ROUND(ABS([.D350]-[.G350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2-15" calcext:value-type="date">
            <text:p>2022-12-15</text:p>
          </table:table-cell>
          <table:table-cell office:value-type="time" office:time-value="PT23H34M50S" calcext:value-type="time">
            <text:p>23:34:50</text:p>
          </table:table-cell>
          <table:table-cell office:value-type="time" office:time-value="PT04H59M06S" calcext:value-type="time">
            <text:p>04:59:06</text:p>
          </table:table-cell>
          <table:table-cell office:value-type="time" office:time-value="PT11H04M07S" calcext:value-type="time">
            <text:p>11:04:07</text:p>
          </table:table-cell>
          <table:table-cell office:value-type="time" office:time-value="PT23H34M49S" calcext:value-type="time">
            <text:p>23:34:49</text:p>
          </table:table-cell>
          <table:table-cell office:value-type="time" office:time-value="PT04H59M08S" calcext:value-type="time">
            <text:p>04:59:08</text:p>
          </table:table-cell>
          <table:table-cell office:value-type="time" office:time-value="PT11H04M11S" calcext:value-type="time">
            <text:p>11:04:11</text:p>
          </table:table-cell>
          <table:table-cell table:formula="of:=IF(OR([.B351]=&quot;&quot;;[.E351]=&quot;&quot;);&quot;&quot;;ROUND(ABS([.B351]-[.E351])*86400))" office:value-type="float" office:value="1" calcext:value-type="float">
            <text:p>1</text:p>
          </table:table-cell>
          <table:table-cell table:formula="of:=IF(OR([.C351]=&quot;&quot;;[.F351]=&quot;&quot;);&quot;&quot;;ROUND(ABS([.C351]-[.F351])*86400))" office:value-type="float" office:value="2" calcext:value-type="float">
            <text:p>2</text:p>
          </table:table-cell>
          <table:table-cell table:formula="of:=IF(OR([.D351]=&quot;&quot;;[.G351]=&quot;&quot;);&quot;&quot;;ROUND(ABS([.D351]-[.G351])*86400)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office:value-type="time" office:time-value="PT05H40M57S" calcext:value-type="time">
            <text:p>05:40:57</text:p>
          </table:table-cell>
          <table:table-cell office:value-type="time" office:time-value="PT11H48M16S" calcext:value-type="time">
            <text:p>11:48:16</text:p>
          </table:table-cell>
          <table:table-cell/>
          <table:table-cell office:value-type="time" office:time-value="PT05H40M57S" calcext:value-type="time">
            <text:p>05:40:57</text:p>
          </table:table-cell>
          <table:table-cell office:value-type="time" office:time-value="PT05H40M59S" calcext:value-type="time">
            <text:p>05:40:59</text:p>
          </table:table-cell>
          <table:table-cell office:value-type="time" office:time-value="PT11H48M22S" calcext:value-type="time">
            <text:p>11:48:22</text:p>
          </table:table-cell>
          <table:table-cell table:formula="of:=IF(OR([.B352]=&quot;&quot;;[.E352]=&quot;&quot;);&quot;&quot;;ROUND(ABS([.B352]-[.E352])*86400))" office:value-type="float" office:value="0" calcext:value-type="float">
            <text:p>0</text:p>
          </table:table-cell>
          <table:table-cell table:formula="of:=IF(OR([.C352]=&quot;&quot;;[.F352]=&quot;&quot;);&quot;&quot;;ROUND(ABS([.C352]-[.F352])*86400))" office:value-type="float" office:value="22037" calcext:value-type="float">
            <text:p>22037</text:p>
          </table:table-cell>
          <table:table-cell table:formula="of:=IF(OR([.D352]=&quot;&quot;;[.G352]=&quot;&quot;);&quot;&quot;;ROUND(ABS([.D352]-[.G352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2-17" calcext:value-type="date">
            <text:p>2022-12-17</text:p>
          </table:table-cell>
          <table:table-cell office:value-type="time" office:time-value="PT00H13M53S" calcext:value-type="time">
            <text:p>00:13:53</text:p>
          </table:table-cell>
          <table:table-cell office:value-type="time" office:time-value="PT06H22M33S" calcext:value-type="time">
            <text:p>06:22:33</text:p>
          </table:table-cell>
          <table:table-cell office:value-type="time" office:time-value="PT12H32M36S" calcext:value-type="time">
            <text:p>12:32:36</text:p>
          </table:table-cell>
          <table:table-cell office:value-type="time" office:time-value="PT00H13M52S" calcext:value-type="time">
            <text:p>00:13:52</text:p>
          </table:table-cell>
          <table:table-cell office:value-type="time" office:time-value="PT06H22M36S" calcext:value-type="time">
            <text:p>06:22:36</text:p>
          </table:table-cell>
          <table:table-cell office:value-type="time" office:time-value="PT12H32M42S" calcext:value-type="time">
            <text:p>12:32:42</text:p>
          </table:table-cell>
          <table:table-cell table:formula="of:=IF(OR([.B353]=&quot;&quot;;[.E353]=&quot;&quot;);&quot;&quot;;ROUND(ABS([.B353]-[.E353])*86400))" office:value-type="float" office:value="1" calcext:value-type="float">
            <text:p>1</text:p>
          </table:table-cell>
          <table:table-cell table:formula="of:=IF(OR([.C353]=&quot;&quot;;[.F353]=&quot;&quot;);&quot;&quot;;ROUND(ABS([.C353]-[.F353])*86400))" office:value-type="float" office:value="3" calcext:value-type="float">
            <text:p>3</text:p>
          </table:table-cell>
          <table:table-cell table:formula="of:=IF(OR([.D353]=&quot;&quot;;[.G353]=&quot;&quot;);&quot;&quot;;ROUND(ABS([.D353]-[.G353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12-18" calcext:value-type="date">
            <text:p>2022-12-18</text:p>
          </table:table-cell>
          <table:table-cell office:value-type="time" office:time-value="PT00H53M28S" calcext:value-type="time">
            <text:p>00:53:28</text:p>
          </table:table-cell>
          <table:table-cell office:value-type="time" office:time-value="PT07H05M07S" calcext:value-type="time">
            <text:p>07:05:07</text:p>
          </table:table-cell>
          <table:table-cell office:value-type="time" office:time-value="PT13H18M18S" calcext:value-type="time">
            <text:p>13:18:18</text:p>
          </table:table-cell>
          <table:table-cell office:value-type="time" office:time-value="PT00H53M27S" calcext:value-type="time">
            <text:p>00:53:27</text:p>
          </table:table-cell>
          <table:table-cell office:value-type="time" office:time-value="PT07H05M11S" calcext:value-type="time">
            <text:p>07:05:11</text:p>
          </table:table-cell>
          <table:table-cell office:value-type="time" office:time-value="PT13H18M24S" calcext:value-type="time">
            <text:p>13:18:24</text:p>
          </table:table-cell>
          <table:table-cell table:formula="of:=IF(OR([.B354]=&quot;&quot;;[.E354]=&quot;&quot;);&quot;&quot;;ROUND(ABS([.B354]-[.E354])*86400))" office:value-type="float" office:value="1" calcext:value-type="float">
            <text:p>1</text:p>
          </table:table-cell>
          <table:table-cell table:formula="of:=IF(OR([.C354]=&quot;&quot;;[.F354]=&quot;&quot;);&quot;&quot;;ROUND(ABS([.C354]-[.F354])*86400))" office:value-type="float" office:value="4" calcext:value-type="float">
            <text:p>4</text:p>
          </table:table-cell>
          <table:table-cell table:formula="of:=IF(OR([.D354]=&quot;&quot;;[.G354]=&quot;&quot;);&quot;&quot;;ROUND(ABS([.D354]-[.G354])*86400)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time" office:time-value="PT01H34M57S" calcext:value-type="time">
            <text:p>01:34:57</text:p>
          </table:table-cell>
          <table:table-cell office:value-type="time" office:time-value="PT07H50M01S" calcext:value-type="time">
            <text:p>07:50:01</text:p>
          </table:table-cell>
          <table:table-cell office:value-type="time" office:time-value="PT14H06M43S" calcext:value-type="time">
            <text:p>14:06:43</text:p>
          </table:table-cell>
          <table:table-cell office:value-type="time" office:time-value="PT01H34M56S" calcext:value-type="time">
            <text:p>01:34:56</text:p>
          </table:table-cell>
          <table:table-cell office:value-type="time" office:time-value="PT07H50M05S" calcext:value-type="time">
            <text:p>07:50:05</text:p>
          </table:table-cell>
          <table:table-cell office:value-type="time" office:time-value="PT14H06M50S" calcext:value-type="time">
            <text:p>14:06:50</text:p>
          </table:table-cell>
          <table:table-cell table:formula="of:=IF(OR([.B355]=&quot;&quot;;[.E355]=&quot;&quot;);&quot;&quot;;ROUND(ABS([.B355]-[.E355])*86400))" office:value-type="float" office:value="1" calcext:value-type="float">
            <text:p>1</text:p>
          </table:table-cell>
          <table:table-cell table:formula="of:=IF(OR([.C355]=&quot;&quot;;[.F355]=&quot;&quot;);&quot;&quot;;ROUND(ABS([.C355]-[.F355])*86400))" office:value-type="float" office:value="4" calcext:value-type="float">
            <text:p>4</text:p>
          </table:table-cell>
          <table:table-cell table:formula="of:=IF(OR([.D355]=&quot;&quot;;[.G355]=&quot;&quot;);&quot;&quot;;ROUND(ABS([.D355]-[.G355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12-20" calcext:value-type="date">
            <text:p>2022-12-20</text:p>
          </table:table-cell>
          <table:table-cell office:value-type="time" office:time-value="PT02H19M50S" calcext:value-type="time">
            <text:p>02:19:50</text:p>
          </table:table-cell>
          <table:table-cell office:value-type="time" office:time-value="PT08H38M41S" calcext:value-type="time">
            <text:p>08:38:41</text:p>
          </table:table-cell>
          <table:table-cell office:value-type="time" office:time-value="PT14H59M16S" calcext:value-type="time">
            <text:p>14:59:16</text:p>
          </table:table-cell>
          <table:table-cell office:value-type="time" office:time-value="PT02H19M49S" calcext:value-type="time">
            <text:p>02:19:49</text:p>
          </table:table-cell>
          <table:table-cell office:value-type="time" office:time-value="PT08H38M45S" calcext:value-type="time">
            <text:p>08:38:45</text:p>
          </table:table-cell>
          <table:table-cell office:value-type="time" office:time-value="PT14H59M21S" calcext:value-type="time">
            <text:p>14:59:21</text:p>
          </table:table-cell>
          <table:table-cell table:formula="of:=IF(OR([.B356]=&quot;&quot;;[.E356]=&quot;&quot;);&quot;&quot;;ROUND(ABS([.B356]-[.E356])*86400))" office:value-type="float" office:value="1" calcext:value-type="float">
            <text:p>1</text:p>
          </table:table-cell>
          <table:table-cell table:formula="of:=IF(OR([.C356]=&quot;&quot;;[.F356]=&quot;&quot;);&quot;&quot;;ROUND(ABS([.C356]-[.F356])*86400))" office:value-type="float" office:value="4" calcext:value-type="float">
            <text:p>4</text:p>
          </table:table-cell>
          <table:table-cell table:formula="of:=IF(OR([.D356]=&quot;&quot;;[.G356]=&quot;&quot;);&quot;&quot;;ROUND(ABS([.D356]-[.G356])*86400)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date" office:date-value="2022-12-21" calcext:value-type="date">
            <text:p>2022-12-21</text:p>
          </table:table-cell>
          <table:table-cell office:value-type="time" office:time-value="PT03H09M37S" calcext:value-type="time">
            <text:p>03:09:37</text:p>
          </table:table-cell>
          <table:table-cell office:value-type="time" office:time-value="PT09H32M29S" calcext:value-type="time">
            <text:p>09:32:29</text:p>
          </table:table-cell>
          <table:table-cell office:value-type="time" office:time-value="PT15H56M58S" calcext:value-type="time">
            <text:p>15:56:58</text:p>
          </table:table-cell>
          <table:table-cell office:value-type="time" office:time-value="PT03H09M36S" calcext:value-type="time">
            <text:p>03:09:36</text:p>
          </table:table-cell>
          <table:table-cell office:value-type="time" office:time-value="PT09H32M30S" calcext:value-type="time">
            <text:p>09:32:30</text:p>
          </table:table-cell>
          <table:table-cell office:value-type="time" office:time-value="PT15H57M00S" calcext:value-type="time">
            <text:p>15:57:00</text:p>
          </table:table-cell>
          <table:table-cell table:formula="of:=IF(OR([.B357]=&quot;&quot;;[.E357]=&quot;&quot;);&quot;&quot;;ROUND(ABS([.B357]-[.E357])*86400))" office:value-type="float" office:value="1" calcext:value-type="float">
            <text:p>1</text:p>
          </table:table-cell>
          <table:table-cell table:formula="of:=IF(OR([.C357]=&quot;&quot;;[.F357]=&quot;&quot;);&quot;&quot;;ROUND(ABS([.C357]-[.F357])*86400))" office:value-type="float" office:value="1" calcext:value-type="float">
            <text:p>1</text:p>
          </table:table-cell>
          <table:table-cell table:formula="of:=IF(OR([.D357]=&quot;&quot;;[.G357]=&quot;&quot;);&quot;&quot;;ROUND(ABS([.D357]-[.G357])*86400)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date" office:date-value="2022-12-22" calcext:value-type="date">
            <text:p>2022-12-22</text:p>
          </table:table-cell>
          <table:table-cell office:value-type="time" office:time-value="PT04H05M30S" calcext:value-type="time">
            <text:p>04:05:30</text:p>
          </table:table-cell>
          <table:table-cell office:value-type="time" office:time-value="PT10H32M06S" calcext:value-type="time">
            <text:p>10:32:06</text:p>
          </table:table-cell>
          <table:table-cell office:value-type="time" office:time-value="PT16H59M56S" calcext:value-type="time">
            <text:p>16:59:56</text:p>
          </table:table-cell>
          <table:table-cell office:value-type="time" office:time-value="PT04H05M28S" calcext:value-type="time">
            <text:p>04:05:28</text:p>
          </table:table-cell>
          <table:table-cell office:value-type="time" office:time-value="PT10H32M02S" calcext:value-type="time">
            <text:p>10:32:02</text:p>
          </table:table-cell>
          <table:table-cell office:value-type="time" office:time-value="PT16H59M53S" calcext:value-type="time">
            <text:p>16:59:53</text:p>
          </table:table-cell>
          <table:table-cell table:formula="of:=IF(OR([.B358]=&quot;&quot;;[.E358]=&quot;&quot;);&quot;&quot;;ROUND(ABS([.B358]-[.E358])*86400))" office:value-type="float" office:value="2" calcext:value-type="float">
            <text:p>2</text:p>
          </table:table-cell>
          <table:table-cell table:formula="of:=IF(OR([.C358]=&quot;&quot;;[.F358]=&quot;&quot;);&quot;&quot;;ROUND(ABS([.C358]-[.F358])*86400))" office:value-type="float" office:value="4" calcext:value-type="float">
            <text:p>4</text:p>
          </table:table-cell>
          <table:table-cell table:formula="of:=IF(OR([.D358]=&quot;&quot;;[.G358]=&quot;&quot;);&quot;&quot;;ROUND(ABS([.D358]-[.G358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2-23" calcext:value-type="date">
            <text:p>2022-12-23</text:p>
          </table:table-cell>
          <table:table-cell office:value-type="time" office:time-value="PT05H07M36S" calcext:value-type="time">
            <text:p>05:07:36</text:p>
          </table:table-cell>
          <table:table-cell office:value-type="time" office:time-value="PT11H36M49S" calcext:value-type="time">
            <text:p>11:36:49</text:p>
          </table:table-cell>
          <table:table-cell office:value-type="time" office:time-value="PT18H06M34S" calcext:value-type="time">
            <text:p>18:06:34</text:p>
          </table:table-cell>
          <table:table-cell office:value-type="time" office:time-value="PT05H07M29S" calcext:value-type="time">
            <text:p>05:07:29</text:p>
          </table:table-cell>
          <table:table-cell office:value-type="time" office:time-value="PT11H36M39S" calcext:value-type="time">
            <text:p>11:36:39</text:p>
          </table:table-cell>
          <table:table-cell office:value-type="time" office:time-value="PT18H06M26S" calcext:value-type="time">
            <text:p>18:06:26</text:p>
          </table:table-cell>
          <table:table-cell table:formula="of:=IF(OR([.B359]=&quot;&quot;;[.E359]=&quot;&quot;);&quot;&quot;;ROUND(ABS([.B359]-[.E359])*86400))" office:value-type="float" office:value="7" calcext:value-type="float">
            <text:p>7</text:p>
          </table:table-cell>
          <table:table-cell table:formula="of:=IF(OR([.C359]=&quot;&quot;;[.F359]=&quot;&quot;);&quot;&quot;;ROUND(ABS([.C359]-[.F359])*86400))" office:value-type="float" office:value="10" calcext:value-type="float">
            <text:p>10</text:p>
          </table:table-cell>
          <table:table-cell table:formula="of:=IF(OR([.D359]=&quot;&quot;;[.G359]=&quot;&quot;);&quot;&quot;;ROUND(ABS([.D359]-[.G359])*86400)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date" office:date-value="2022-12-24" calcext:value-type="date">
            <text:p>2022-12-24</text:p>
          </table:table-cell>
          <table:table-cell office:value-type="time" office:time-value="PT06H14M06S" calcext:value-type="time">
            <text:p>06:14:06</text:p>
          </table:table-cell>
          <table:table-cell office:value-type="time" office:time-value="PT12H44M00S" calcext:value-type="time">
            <text:p>12:44:00</text:p>
          </table:table-cell>
          <table:table-cell office:value-type="time" office:time-value="PT19H13M31S" calcext:value-type="time">
            <text:p>19:13:31</text:p>
          </table:table-cell>
          <table:table-cell office:value-type="time" office:time-value="PT06H13M57S" calcext:value-type="time">
            <text:p>06:13:57</text:p>
          </table:table-cell>
          <table:table-cell office:value-type="time" office:time-value="PT12H43M47S" calcext:value-type="time">
            <text:p>12:43:47</text:p>
          </table:table-cell>
          <table:table-cell office:value-type="time" office:time-value="PT19H13M21S" calcext:value-type="time">
            <text:p>19:13:21</text:p>
          </table:table-cell>
          <table:table-cell table:formula="of:=IF(OR([.B360]=&quot;&quot;;[.E360]=&quot;&quot;);&quot;&quot;;ROUND(ABS([.B360]-[.E360])*86400))" office:value-type="float" office:value="9" calcext:value-type="float">
            <text:p>9</text:p>
          </table:table-cell>
          <table:table-cell table:formula="of:=IF(OR([.C360]=&quot;&quot;;[.F360]=&quot;&quot;);&quot;&quot;;ROUND(ABS([.C360]-[.F360])*86400))" office:value-type="float" office:value="13" calcext:value-type="float">
            <text:p>13</text:p>
          </table:table-cell>
          <table:table-cell table:formula="of:=IF(OR([.D360]=&quot;&quot;;[.G360]=&quot;&quot;);&quot;&quot;;ROUND(ABS([.D360]-[.G360])*86400))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date" office:date-value="2022-12-25" calcext:value-type="date">
            <text:p>2022-12-25</text:p>
          </table:table-cell>
          <table:table-cell office:value-type="time" office:time-value="PT07H21M34S" calcext:value-type="time">
            <text:p>07:21:34</text:p>
          </table:table-cell>
          <table:table-cell office:value-type="time" office:time-value="PT13H49M55S" calcext:value-type="time">
            <text:p>13:49:55</text:p>
          </table:table-cell>
          <table:table-cell office:value-type="time" office:time-value="PT20H17M06S" calcext:value-type="time">
            <text:p>20:17:06</text:p>
          </table:table-cell>
          <table:table-cell office:value-type="time" office:time-value="PT07H21M26S" calcext:value-type="time">
            <text:p>07:21:26</text:p>
          </table:table-cell>
          <table:table-cell office:value-type="time" office:time-value="PT13H49M45S" calcext:value-type="time">
            <text:p>13:49:45</text:p>
          </table:table-cell>
          <table:table-cell office:value-type="time" office:time-value="PT20H16M59S" calcext:value-type="time">
            <text:p>20:16:59</text:p>
          </table:table-cell>
          <table:table-cell table:formula="of:=IF(OR([.B361]=&quot;&quot;;[.E361]=&quot;&quot;);&quot;&quot;;ROUND(ABS([.B361]-[.E361])*86400))" office:value-type="float" office:value="8" calcext:value-type="float">
            <text:p>8</text:p>
          </table:table-cell>
          <table:table-cell table:formula="of:=IF(OR([.C361]=&quot;&quot;;[.F361]=&quot;&quot;);&quot;&quot;;ROUND(ABS([.C361]-[.F361])*86400))" office:value-type="float" office:value="10" calcext:value-type="float">
            <text:p>10</text:p>
          </table:table-cell>
          <table:table-cell table:formula="of:=IF(OR([.D361]=&quot;&quot;;[.G361]=&quot;&quot;);&quot;&quot;;ROUND(ABS([.D361]-[.G361])*86400)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time" office:time-value="PT08H26M23S" calcext:value-type="time">
            <text:p>08:26:23</text:p>
          </table:table-cell>
          <table:table-cell office:value-type="time" office:time-value="PT14H51M32S" calcext:value-type="time">
            <text:p>14:51:32</text:p>
          </table:table-cell>
          <table:table-cell office:value-type="time" office:time-value="PT21H15M05S" calcext:value-type="time">
            <text:p>21:15:05</text:p>
          </table:table-cell>
          <table:table-cell office:value-type="time" office:time-value="PT08H26M20S" calcext:value-type="time">
            <text:p>08:26:20</text:p>
          </table:table-cell>
          <table:table-cell office:value-type="time" office:time-value="PT14H51M29S" calcext:value-type="time">
            <text:p>14:51:29</text:p>
          </table:table-cell>
          <table:table-cell office:value-type="time" office:time-value="PT21H15M02S" calcext:value-type="time">
            <text:p>21:15:02</text:p>
          </table:table-cell>
          <table:table-cell table:formula="of:=IF(OR([.B362]=&quot;&quot;;[.E362]=&quot;&quot;);&quot;&quot;;ROUND(ABS([.B362]-[.E362])*86400))" office:value-type="float" office:value="3" calcext:value-type="float">
            <text:p>3</text:p>
          </table:table-cell>
          <table:table-cell table:formula="of:=IF(OR([.C362]=&quot;&quot;;[.F362]=&quot;&quot;);&quot;&quot;;ROUND(ABS([.C362]-[.F362])*86400))" office:value-type="float" office:value="3" calcext:value-type="float">
            <text:p>3</text:p>
          </table:table-cell>
          <table:table-cell table:formula="of:=IF(OR([.D362]=&quot;&quot;;[.G362]=&quot;&quot;);&quot;&quot;;ROUND(ABS([.D362]-[.G362])*86400))"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date" office:date-value="2022-12-27" calcext:value-type="date">
            <text:p>2022-12-27</text:p>
          </table:table-cell>
          <table:table-cell office:value-type="time" office:time-value="PT09H26M29S" calcext:value-type="time">
            <text:p>09:26:29</text:p>
          </table:table-cell>
          <table:table-cell office:value-type="time" office:time-value="PT15H47M42S" calcext:value-type="time">
            <text:p>15:47:42</text:p>
          </table:table-cell>
          <table:table-cell office:value-type="time" office:time-value="PT22H07M10S" calcext:value-type="time">
            <text:p>22:07:10</text:p>
          </table:table-cell>
          <table:table-cell office:value-type="time" office:time-value="PT09H26M31S" calcext:value-type="time">
            <text:p>09:26:31</text:p>
          </table:table-cell>
          <table:table-cell office:value-type="time" office:time-value="PT15H47M44S" calcext:value-type="time">
            <text:p>15:47:44</text:p>
          </table:table-cell>
          <table:table-cell office:value-type="time" office:time-value="PT22H07M10S" calcext:value-type="time">
            <text:p>22:07:10</text:p>
          </table:table-cell>
          <table:table-cell table:formula="of:=IF(OR([.B363]=&quot;&quot;;[.E363]=&quot;&quot;);&quot;&quot;;ROUND(ABS([.B363]-[.E363])*86400))" office:value-type="float" office:value="2" calcext:value-type="float">
            <text:p>2</text:p>
          </table:table-cell>
          <table:table-cell table:formula="of:=IF(OR([.C363]=&quot;&quot;;[.F363]=&quot;&quot;);&quot;&quot;;ROUND(ABS([.C363]-[.F363])*86400))" office:value-type="float" office:value="2" calcext:value-type="float">
            <text:p>2</text:p>
          </table:table-cell>
          <table:table-cell table:formula="of:=IF(OR([.D363]=&quot;&quot;;[.G363]=&quot;&quot;);&quot;&quot;;ROUND(ABS([.D363]-[.G363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2-28" calcext:value-type="date">
            <text:p>2022-12-28</text:p>
          </table:table-cell>
          <table:table-cell office:value-type="time" office:time-value="PT10H21M38S" calcext:value-type="time">
            <text:p>10:21:38</text:p>
          </table:table-cell>
          <table:table-cell office:value-type="time" office:time-value="PT16H38M53S" calcext:value-type="time">
            <text:p>16:38:53</text:p>
          </table:table-cell>
          <table:table-cell office:value-type="time" office:time-value="PT22H54M25S" calcext:value-type="time">
            <text:p>22:54:25</text:p>
          </table:table-cell>
          <table:table-cell office:value-type="time" office:time-value="PT10H21M44S" calcext:value-type="time">
            <text:p>10:21:44</text:p>
          </table:table-cell>
          <table:table-cell office:value-type="time" office:time-value="PT16H38M58S" calcext:value-type="time">
            <text:p>16:38:58</text:p>
          </table:table-cell>
          <table:table-cell office:value-type="time" office:time-value="PT22H54M25S" calcext:value-type="time">
            <text:p>22:54:25</text:p>
          </table:table-cell>
          <table:table-cell table:formula="of:=IF(OR([.B364]=&quot;&quot;;[.E364]=&quot;&quot;);&quot;&quot;;ROUND(ABS([.B364]-[.E364])*86400))" office:value-type="float" office:value="6" calcext:value-type="float">
            <text:p>6</text:p>
          </table:table-cell>
          <table:table-cell table:formula="of:=IF(OR([.C364]=&quot;&quot;;[.F364]=&quot;&quot;);&quot;&quot;;ROUND(ABS([.C364]-[.F364])*86400))" office:value-type="float" office:value="5" calcext:value-type="float">
            <text:p>5</text:p>
          </table:table-cell>
          <table:table-cell table:formula="of:=IF(OR([.D364]=&quot;&quot;;[.G364]=&quot;&quot;);&quot;&quot;;ROUND(ABS([.D364]-[.G364])*86400)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office:value-type="date" office:date-value="2022-12-29" calcext:value-type="date">
            <text:p>2022-12-29</text:p>
          </table:table-cell>
          <table:table-cell office:value-type="time" office:time-value="PT11H12M46S" calcext:value-type="time">
            <text:p>11:12:46</text:p>
          </table:table-cell>
          <table:table-cell office:value-type="time" office:time-value="PT17H26M21S" calcext:value-type="time">
            <text:p>17:26:21</text:p>
          </table:table-cell>
          <table:table-cell office:value-type="time" office:time-value="PT23H38M20S" calcext:value-type="time">
            <text:p>23:38:20</text:p>
          </table:table-cell>
          <table:table-cell office:value-type="time" office:time-value="PT11H12M53S" calcext:value-type="time">
            <text:p>11:12:53</text:p>
          </table:table-cell>
          <table:table-cell office:value-type="time" office:time-value="PT17H26M26S" calcext:value-type="time">
            <text:p>17:26:26</text:p>
          </table:table-cell>
          <table:table-cell office:value-type="time" office:time-value="PT23H38M19S" calcext:value-type="time">
            <text:p>23:38:19</text:p>
          </table:table-cell>
          <table:table-cell table:formula="of:=IF(OR([.B365]=&quot;&quot;;[.E365]=&quot;&quot;);&quot;&quot;;ROUND(ABS([.B365]-[.E365])*86400))" office:value-type="float" office:value="7" calcext:value-type="float">
            <text:p>7</text:p>
          </table:table-cell>
          <table:table-cell table:formula="of:=IF(OR([.C365]=&quot;&quot;;[.F365]=&quot;&quot;);&quot;&quot;;ROUND(ABS([.C365]-[.F365])*86400))" office:value-type="float" office:value="5" calcext:value-type="float">
            <text:p>5</text:p>
          </table:table-cell>
          <table:table-cell table:formula="of:=IF(OR([.D365]=&quot;&quot;;[.G365]=&quot;&quot;);&quot;&quot;;ROUND(ABS([.D365]-[.G365])*86400)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date" office:date-value="2022-12-30" calcext:value-type="date">
            <text:p>2022-12-30</text:p>
          </table:table-cell>
          <table:table-cell office:value-type="time" office:time-value="PT12H01M16S" calcext:value-type="time">
            <text:p>12:01:16</text:p>
          </table:table-cell>
          <table:table-cell office:value-type="time" office:time-value="PT18H11M35S" calcext:value-type="time">
            <text:p>18:11:35</text:p>
          </table:table-cell>
          <table:table-cell/>
          <table:table-cell office:value-type="time" office:time-value="PT12H01M23S" calcext:value-type="time">
            <text:p>12:01:23</text:p>
          </table:table-cell>
          <table:table-cell office:value-type="time" office:time-value="PT18H11M40S" calcext:value-type="time">
            <text:p>18:11:40</text:p>
          </table:table-cell>
          <table:table-cell/>
          <table:table-cell table:formula="of:=IF(OR([.B366]=&quot;&quot;;[.E366]=&quot;&quot;);&quot;&quot;;ROUND(ABS([.B366]-[.E366])*86400))" office:value-type="float" office:value="7" calcext:value-type="float">
            <text:p>7</text:p>
          </table:table-cell>
          <table:table-cell table:formula="of:=IF(OR([.C366]=&quot;&quot;;[.F366]=&quot;&quot;);&quot;&quot;;ROUND(ABS([.C366]-[.F366])*86400))" office:value-type="float" office:value="5" calcext:value-type="float">
            <text:p>5</text:p>
          </table:table-cell>
          <table:table-cell table:formula="of:=IF(OR([.D366]=&quot;&quot;;[.G366]=&quot;&quot;);&quot;&quot;;ROUND(ABS([.D366]-[.G366])*86400))">
            <text:p/>
          </table:table-cell>
          <table:table-cell table:number-columns-repeated="9"/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office:value-type="time" office:time-value="PT12H48M32S" calcext:value-type="time">
            <text:p>12:48:32</text:p>
          </table:table-cell>
          <table:table-cell office:value-type="time" office:time-value="PT18H56M02S" calcext:value-type="time">
            <text:p>18:56:02</text:p>
          </table:table-cell>
          <table:table-cell office:value-type="time" office:time-value="PT00H20M29S" calcext:value-type="time">
            <text:p>00:20:29</text:p>
          </table:table-cell>
          <table:table-cell office:value-type="time" office:time-value="PT12H48M38S" calcext:value-type="time">
            <text:p>12:48:38</text:p>
          </table:table-cell>
          <table:table-cell office:value-type="time" office:time-value="PT18H56M06S" calcext:value-type="time">
            <text:p>18:56:06</text:p>
          </table:table-cell>
          <table:table-cell office:value-type="time" office:time-value="PT00H20M29S" calcext:value-type="time">
            <text:p>00:20:29</text:p>
          </table:table-cell>
          <table:table-cell table:formula="of:=IF(OR([.B367]=&quot;&quot;;[.E367]=&quot;&quot;);&quot;&quot;;ROUND(ABS([.B367]-[.E367])*86400))" office:value-type="float" office:value="6" calcext:value-type="float">
            <text:p>6</text:p>
          </table:table-cell>
          <table:table-cell table:formula="of:=IF(OR([.C367]=&quot;&quot;;[.F367]=&quot;&quot;);&quot;&quot;;ROUND(ABS([.C367]-[.F367])*86400))" office:value-type="float" office:value="4" calcext:value-type="float">
            <text:p>4</text:p>
          </table:table-cell>
          <table:table-cell table:formula="of:=IF(OR([.D367]=&quot;&quot;;[.G367]=&quot;&quot;);&quot;&quot;;ROUND(ABS([.D367]-[.G367])*86400))" office:value-type="float" office:value="0" calcext:value-type="float">
            <text:p>0</text:p>
          </table:table-cell>
          <table:table-cell table:number-columns-repeated="9"/>
        </table:table-row>
      </table:table>
      <table:table table:name="South Temperate - Wellington" table:style-name="ta1">
        <office:forms form:automatic-focus="false" form:apply-design-mode="false"/>
        <table:table-column table:style-name="co1" table:default-cell-style-name="ce2"/>
        <table:table-column table:style-name="co1" table:number-columns-repeated="3" table:default-cell-style-name="ce3"/>
        <table:table-column table:style-name="co1" table:number-columns-repeated="3" table:default-cell-style-name="ce4"/>
        <table:table-column table:style-name="co1" table:number-columns-repeated="3" table:default-cell-style-name="ce5"/>
        <table:table-column table:style-name="co1" table:default-cell-style-name="ce6"/>
        <table:table-column table:style-name="co1" table:number-columns-repeated="2" table:default-cell-style-name="ce10"/>
        <table:table-column table:style-name="co1" table:default-cell-style-name="Default"/>
        <table:table-column table:style-name="co1" table:default-cell-style-name="ce12"/>
        <table:table-column table:style-name="co1" table:number-columns-repeated="3" table:default-cell-style-name="ce13"/>
        <table:table-row table:style-name="ro1">
          <table:table-cell table:style-name="ce1" office:value-type="string" calcext:value-type="string" table:number-columns-spanned="1" table:number-rows-spanned="2">
            <text:p>Date</text:p>
          </table:table-cell>
          <table:table-cell table:style-name="ce1" office:value-type="string" calcext:value-type="string" table:number-columns-spanned="3" table:number-rows-spanned="1">
            <text:p>Accurate Times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Go SAMPA</text:p>
          </table:table-cell>
          <table:covered-table-cell table:number-columns-repeated="2" table:style-name="ce1"/>
          <table:table-cell table:style-name="ce1" office:value-type="string" calcext:value-type="string" table:number-columns-spanned="3" table:number-rows-spanned="1">
            <text:p>Difference (s)</text:p>
          </table:table-cell>
          <table:covered-table-cell table:number-columns-repeated="2" table:style-name="ce1"/>
          <table:table-cell/>
          <table:table-cell table:style-name="ce1" office:value-type="string" calcext:value-type="string" table:number-columns-spanned="1" table:number-rows-spanned="2">
            <text:p>Parameter</text:p>
          </table:table-cell>
          <table:table-cell table:style-name="ce1" office:value-type="string" calcext:value-type="string" table:number-columns-spanned="1" table:number-rows-spanned="2">
            <text:p>Value</text:p>
          </table:table-cell>
          <table:table-cell/>
          <table:table-cell table:style-name="Default" table:number-columns-repeated="4"/>
        </table:table-row>
        <table:table-row table:style-name="ro1">
          <table:covered-table-cell table:style-name="ce1"/>
          <table:table-cell table:style-name="ce1" office:value-type="string" calcext:value-type="string">
            <text:p>Moonrise</text:p>
          </table:table-cell>
          <table:table-cell table:style-name="ce1" office:value-type="string" calcext:value-type="string">
            <text:p>Transit</text:p>
          </table:table-cell>
          <table:table-cell table:style-name="ce1" office:value-type="string" calcext:value-type="string">
            <text:p>Moonset</text:p>
          </table:table-cell>
          <table:table-cell table:style-name="ce1" office:value-type="string" calcext:value-type="string">
            <text:p>Moonrise</text:p>
          </table:table-cell>
          <table:table-cell table:style-name="ce1" office:value-type="string" calcext:value-type="string">
            <text:p>Transit</text:p>
          </table:table-cell>
          <table:table-cell table:style-name="ce1" office:value-type="string" calcext:value-type="string">
            <text:p>Moonset</text:p>
          </table:table-cell>
          <table:table-cell table:style-name="ce1" office:value-type="string" calcext:value-type="string">
            <text:p>Moonrise</text:p>
          </table:table-cell>
          <table:table-cell table:style-name="ce1" office:value-type="string" calcext:value-type="string">
            <text:p>Transit</text:p>
          </table:table-cell>
          <table:table-cell table:style-name="ce1" office:value-type="string" calcext:value-type="string">
            <text:p>Moonset</text:p>
          </table:table-cell>
          <table:table-cell/>
          <table:covered-table-cell table:number-columns-repeated="2" table:style-name="ce7"/>
          <table:table-cell/>
          <table:table-cell table:style-name="Default" table:number-columns-repeated="4"/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time" office:time-value="PT02H46M40S" calcext:value-type="time">
            <text:p>02:46:40</text:p>
          </table:table-cell>
          <table:table-cell office:value-type="time" office:time-value="PT10H30M58S" calcext:value-type="time">
            <text:p>10:30:58</text:p>
          </table:table-cell>
          <table:table-cell office:value-type="time" office:time-value="PT18H25M04S" calcext:value-type="time">
            <text:p>18:25:04</text:p>
          </table:table-cell>
          <table:table-cell office:value-type="time" office:time-value="PT02H46M38S" calcext:value-type="time">
            <text:p>02:46:38</text:p>
          </table:table-cell>
          <table:table-cell office:value-type="time" office:time-value="PT10H30M53S" calcext:value-type="time">
            <text:p>10:30:53</text:p>
          </table:table-cell>
          <table:table-cell office:value-type="time" office:time-value="PT18H24M55S" calcext:value-type="time">
            <text:p>18:24:55</text:p>
          </table:table-cell>
          <table:table-cell table:formula="of:=IF(OR([.B3]=&quot;&quot;;[.E3]=&quot;&quot;);&quot;&quot;;ROUND(ABS([.B3]-[.E3])*86400))" office:value-type="float" office:value="2" calcext:value-type="float">
            <text:p>2</text:p>
          </table:table-cell>
          <table:table-cell table:formula="of:=IF(OR([.C3]=&quot;&quot;;[.F3]=&quot;&quot;);&quot;&quot;;ROUND(ABS([.C3]-[.F3])*86400))" office:value-type="float" office:value="5" calcext:value-type="float">
            <text:p>5</text:p>
          </table:table-cell>
          <table:table-cell table:formula="of:=IF(OR([.D3]=&quot;&quot;;[.G3]=&quot;&quot;);&quot;&quot;;ROUND(ABS([.D3]-[.G3])*86400))" office:value-type="float" office:value="9" calcext:value-type="float">
            <text:p>9</text:p>
          </table:table-cell>
          <table:table-cell/>
          <table:table-cell table:style-name="ce8" office:value-type="string" calcext:value-type="string">
            <text:p>Latitude</text:p>
          </table:table-cell>
          <table:table-cell table:style-name="ce11" office:value-type="float" office:value="-41.288889" calcext:value-type="float">
            <text:p>-41.288889</text:p>
          </table:table-cell>
          <table:table-cell table:number-columns-repeated="5"/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time" office:time-value="PT03H37M18S" calcext:value-type="time">
            <text:p>03:37:18</text:p>
          </table:table-cell>
          <table:table-cell office:value-type="time" office:time-value="PT11H36M06S" calcext:value-type="time">
            <text:p>11:36:06</text:p>
          </table:table-cell>
          <table:table-cell office:value-type="time" office:time-value="PT19H38M54S" calcext:value-type="time">
            <text:p>19:38:54</text:p>
          </table:table-cell>
          <table:table-cell office:value-type="time" office:time-value="PT03H37M15S" calcext:value-type="time">
            <text:p>03:37:15</text:p>
          </table:table-cell>
          <table:table-cell office:value-type="time" office:time-value="PT11H35M56S" calcext:value-type="time">
            <text:p>11:35:56</text:p>
          </table:table-cell>
          <table:table-cell office:value-type="time" office:time-value="PT19H38M43S" calcext:value-type="time">
            <text:p>19:38:43</text:p>
          </table:table-cell>
          <table:table-cell table:formula="of:=IF(OR([.B4]=&quot;&quot;;[.E4]=&quot;&quot;);&quot;&quot;;ROUND(ABS([.B4]-[.E4])*86400))" office:value-type="float" office:value="3" calcext:value-type="float">
            <text:p>3</text:p>
          </table:table-cell>
          <table:table-cell table:formula="of:=IF(OR([.C4]=&quot;&quot;;[.F4]=&quot;&quot;);&quot;&quot;;ROUND(ABS([.C4]-[.F4])*86400))" office:value-type="float" office:value="10" calcext:value-type="float">
            <text:p>10</text:p>
          </table:table-cell>
          <table:table-cell table:formula="of:=IF(OR([.D4]=&quot;&quot;;[.G4]=&quot;&quot;);&quot;&quot;;ROUND(ABS([.D4]-[.G4])*86400))" office:value-type="float" office:value="11" calcext:value-type="float">
            <text:p>11</text:p>
          </table:table-cell>
          <table:table-cell/>
          <table:table-cell table:style-name="ce8" office:value-type="string" calcext:value-type="string">
            <text:p>Longitude</text:p>
          </table:table-cell>
          <table:table-cell table:style-name="ce11" office:value-type="float" office:value="174.777222" calcext:value-type="float">
            <text:p>174.777222</text:p>
          </table:table-cell>
          <table:table-cell table:number-columns-repeated="5"/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time" office:time-value="PT04H39M43S" calcext:value-type="time">
            <text:p>04:39:43</text:p>
          </table:table-cell>
          <table:table-cell office:value-type="time" office:time-value="PT12H42M42S" calcext:value-type="time">
            <text:p>12:42:42</text:p>
          </table:table-cell>
          <table:table-cell office:value-type="time" office:time-value="PT20H42M25S" calcext:value-type="time">
            <text:p>20:42:25</text:p>
          </table:table-cell>
          <table:table-cell office:value-type="time" office:time-value="PT04H39M37S" calcext:value-type="time">
            <text:p>04:39:37</text:p>
          </table:table-cell>
          <table:table-cell office:value-type="time" office:time-value="PT12H42M29S" calcext:value-type="time">
            <text:p>12:42:29</text:p>
          </table:table-cell>
          <table:table-cell office:value-type="time" office:time-value="PT20H42M18S" calcext:value-type="time">
            <text:p>20:42:18</text:p>
          </table:table-cell>
          <table:table-cell table:formula="of:=IF(OR([.B5]=&quot;&quot;;[.E5]=&quot;&quot;);&quot;&quot;;ROUND(ABS([.B5]-[.E5])*86400))" office:value-type="float" office:value="6" calcext:value-type="float">
            <text:p>6</text:p>
          </table:table-cell>
          <table:table-cell table:formula="of:=IF(OR([.C5]=&quot;&quot;;[.F5]=&quot;&quot;);&quot;&quot;;ROUND(ABS([.C5]-[.F5])*86400))" office:value-type="float" office:value="13" calcext:value-type="float">
            <text:p>13</text:p>
          </table:table-cell>
          <table:table-cell table:formula="of:=IF(OR([.D5]=&quot;&quot;;[.G5]=&quot;&quot;);&quot;&quot;;ROUND(ABS([.D5]-[.G5])*86400))" office:value-type="float" office:value="7" calcext:value-type="float">
            <text:p>7</text:p>
          </table:table-cell>
          <table:table-cell/>
          <table:table-cell table:style-name="ce8" office:value-type="string" calcext:value-type="string">
            <text:p>Elevation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time" office:time-value="PT05H51M51S" calcext:value-type="time">
            <text:p>05:51:51</text:p>
          </table:table-cell>
          <table:table-cell office:value-type="time" office:time-value="PT13H47M17S" calcext:value-type="time">
            <text:p>13:47:17</text:p>
          </table:table-cell>
          <table:table-cell office:value-type="time" office:time-value="PT21H33M37S" calcext:value-type="time">
            <text:p>21:33:37</text:p>
          </table:table-cell>
          <table:table-cell office:value-type="time" office:time-value="PT05H51M43S" calcext:value-type="time">
            <text:p>05:51:43</text:p>
          </table:table-cell>
          <table:table-cell office:value-type="time" office:time-value="PT13H47M08S" calcext:value-type="time">
            <text:p>13:47:08</text:p>
          </table:table-cell>
          <table:table-cell office:value-type="time" office:time-value="PT21H33M34S" calcext:value-type="time">
            <text:p>21:33:34</text:p>
          </table:table-cell>
          <table:table-cell table:formula="of:=IF(OR([.B6]=&quot;&quot;;[.E6]=&quot;&quot;);&quot;&quot;;ROUND(ABS([.B6]-[.E6])*86400))" office:value-type="float" office:value="8" calcext:value-type="float">
            <text:p>8</text:p>
          </table:table-cell>
          <table:table-cell table:formula="of:=IF(OR([.C6]=&quot;&quot;;[.F6]=&quot;&quot;);&quot;&quot;;ROUND(ABS([.C6]-[.F6])*86400))" office:value-type="float" office:value="9" calcext:value-type="float">
            <text:p>9</text:p>
          </table:table-cell>
          <table:table-cell table:formula="of:=IF(OR([.D6]=&quot;&quot;;[.G6]=&quot;&quot;);&quot;&quot;;ROUND(ABS([.D6]-[.G6])*86400))" office:value-type="float" office:value="3" calcext:value-type="float">
            <text:p>3</text:p>
          </table:table-cell>
          <table:table-cell/>
          <table:table-cell table:style-name="ce8" office:value-type="string" calcext:value-type="string">
            <text:p>Timezone</text:p>
          </table:table-cell>
          <table:table-cell table:style-name="ce11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time" office:time-value="PT07H08M30S" calcext:value-type="time">
            <text:p>07:08:30</text:p>
          </table:table-cell>
          <table:table-cell office:value-type="time" office:time-value="PT14H47M14S" calcext:value-type="time">
            <text:p>14:47:14</text:p>
          </table:table-cell>
          <table:table-cell office:value-type="time" office:time-value="PT22H13M54S" calcext:value-type="time">
            <text:p>22:13:54</text:p>
          </table:table-cell>
          <table:table-cell office:value-type="time" office:time-value="PT07H08M24S" calcext:value-type="time">
            <text:p>07:08:24</text:p>
          </table:table-cell>
          <table:table-cell office:value-type="time" office:time-value="PT14H47M11S" calcext:value-type="time">
            <text:p>14:47:11</text:p>
          </table:table-cell>
          <table:table-cell office:value-type="time" office:time-value="PT22H13M53S" calcext:value-type="time">
            <text:p>22:13:53</text:p>
          </table:table-cell>
          <table:table-cell table:formula="of:=IF(OR([.B7]=&quot;&quot;;[.E7]=&quot;&quot;);&quot;&quot;;ROUND(ABS([.B7]-[.E7])*86400))" office:value-type="float" office:value="6" calcext:value-type="float">
            <text:p>6</text:p>
          </table:table-cell>
          <table:table-cell table:formula="of:=IF(OR([.C7]=&quot;&quot;;[.F7]=&quot;&quot;);&quot;&quot;;ROUND(ABS([.C7]-[.F7])*86400))" office:value-type="float" office:value="3" calcext:value-type="float">
            <text:p>3</text:p>
          </table:table-cell>
          <table:table-cell table:formula="of:=IF(OR([.D7]=&quot;&quot;;[.G7]=&quot;&quot;);&quot;&quot;;ROUND(ABS([.D7]-[.G7])*86400))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Temperature</text:p>
          </table:table-cell>
          <table:table-cell table:style-name="ce11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time" office:time-value="PT08H24M30S" calcext:value-type="time">
            <text:p>08:24:30</text:p>
          </table:table-cell>
          <table:table-cell office:value-type="time" office:time-value="PT15H41M41S" calcext:value-type="time">
            <text:p>15:41:41</text:p>
          </table:table-cell>
          <table:table-cell office:value-type="time" office:time-value="PT22H46M07S" calcext:value-type="time">
            <text:p>22:46:07</text:p>
          </table:table-cell>
          <table:table-cell office:value-type="time" office:time-value="PT08H24M28S" calcext:value-type="time">
            <text:p>08:24:28</text:p>
          </table:table-cell>
          <table:table-cell office:value-type="time" office:time-value="PT15H41M43S" calcext:value-type="time">
            <text:p>15:41:43</text:p>
          </table:table-cell>
          <table:table-cell office:value-type="time" office:time-value="PT22H46M06S" calcext:value-type="time">
            <text:p>22:46:06</text:p>
          </table:table-cell>
          <table:table-cell table:formula="of:=IF(OR([.B8]=&quot;&quot;;[.E8]=&quot;&quot;);&quot;&quot;;ROUND(ABS([.B8]-[.E8])*86400))" office:value-type="float" office:value="2" calcext:value-type="float">
            <text:p>2</text:p>
          </table:table-cell>
          <table:table-cell table:formula="of:=IF(OR([.C8]=&quot;&quot;;[.F8]=&quot;&quot;);&quot;&quot;;ROUND(ABS([.C8]-[.F8])*86400))" office:value-type="float" office:value="2" calcext:value-type="float">
            <text:p>2</text:p>
          </table:table-cell>
          <table:table-cell table:formula="of:=IF(OR([.D8]=&quot;&quot;;[.G8]=&quot;&quot;);&quot;&quot;;ROUND(ABS([.D8]-[.G8])*86400))" office:value-type="float" office:value="1" calcext:value-type="float">
            <text:p>1</text:p>
          </table:table-cell>
          <table:table-cell/>
          <table:table-cell table:style-name="ce8" office:value-type="string" calcext:value-type="string">
            <text:p>Pressure</text:p>
          </table:table-cell>
          <table:table-cell table:style-name="ce11" office:value-type="float" office:value="1010" calcext:value-type="float">
            <text:p>1010</text:p>
          </table:table-cell>
          <table:table-cell table:number-columns-repeated="5"/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time" office:time-value="PT09H37M02S" calcext:value-type="time">
            <text:p>09:37:02</text:p>
          </table:table-cell>
          <table:table-cell office:value-type="time" office:time-value="PT16H31M08S" calcext:value-type="time">
            <text:p>16:31:08</text:p>
          </table:table-cell>
          <table:table-cell office:value-type="time" office:time-value="PT23H13M00S" calcext:value-type="time">
            <text:p>23:13:00</text:p>
          </table:table-cell>
          <table:table-cell office:value-type="time" office:time-value="PT09H37M04S" calcext:value-type="time">
            <text:p>09:37:04</text:p>
          </table:table-cell>
          <table:table-cell office:value-type="time" office:time-value="PT16H31M12S" calcext:value-type="time">
            <text:p>16:31:12</text:p>
          </table:table-cell>
          <table:table-cell office:value-type="time" office:time-value="PT23H12M58S" calcext:value-type="time">
            <text:p>23:12:58</text:p>
          </table:table-cell>
          <table:table-cell table:formula="of:=IF(OR([.B9]=&quot;&quot;;[.E9]=&quot;&quot;);&quot;&quot;;ROUND(ABS([.B9]-[.E9])*86400))" office:value-type="float" office:value="2" calcext:value-type="float">
            <text:p>2</text:p>
          </table:table-cell>
          <table:table-cell table:formula="of:=IF(OR([.C9]=&quot;&quot;;[.F9]=&quot;&quot;);&quot;&quot;;ROUND(ABS([.C9]-[.F9])*86400))" office:value-type="float" office:value="4" calcext:value-type="float">
            <text:p>4</text:p>
          </table:table-cell>
          <table:table-cell table:formula="of:=IF(OR([.D9]=&quot;&quot;;[.G9]=&quot;&quot;);&quot;&quot;;ROUND(ABS([.D9]-[.G9])*86400))" office:value-type="float" office:value="2" calcext:value-type="float">
            <text:p>2</text:p>
          </table:table-cell>
          <table:table-cell/>
          <table:table-cell table:style-name="ce8" office:value-type="string" calcext:value-type="string">
            <text:p>Delta T</text:p>
          </table:table-cell>
          <table:table-cell table:style-name="ce11"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time" office:time-value="PT10H45M34S" calcext:value-type="time">
            <text:p>10:45:34</text:p>
          </table:table-cell>
          <table:table-cell office:value-type="time" office:time-value="PT17H16M47S" calcext:value-type="time">
            <text:p>17:16:47</text:p>
          </table:table-cell>
          <table:table-cell office:value-type="time" office:time-value="PT23H36M42S" calcext:value-type="time">
            <text:p>23:36:42</text:p>
          </table:table-cell>
          <table:table-cell office:value-type="time" office:time-value="PT10H45M38S" calcext:value-type="time">
            <text:p>10:45:38</text:p>
          </table:table-cell>
          <table:table-cell office:value-type="time" office:time-value="PT17H16M51S" calcext:value-type="time">
            <text:p>17:16:51</text:p>
          </table:table-cell>
          <table:table-cell office:value-type="time" office:time-value="PT23H36M40S" calcext:value-type="time">
            <text:p>23:36:40</text:p>
          </table:table-cell>
          <table:table-cell table:formula="of:=IF(OR([.B10]=&quot;&quot;;[.E10]=&quot;&quot;);&quot;&quot;;ROUND(ABS([.B10]-[.E10])*86400))" office:value-type="float" office:value="4" calcext:value-type="float">
            <text:p>4</text:p>
          </table:table-cell>
          <table:table-cell table:formula="of:=IF(OR([.C10]=&quot;&quot;;[.F10]=&quot;&quot;);&quot;&quot;;ROUND(ABS([.C10]-[.F10])*86400))" office:value-type="float" office:value="4" calcext:value-type="float">
            <text:p>4</text:p>
          </table:table-cell>
          <table:table-cell table:formula="of:=IF(OR([.D10]=&quot;&quot;;[.G10]=&quot;&quot;);&quot;&quot;;ROUND(ABS([.D10]-[.G10])*86400))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time" office:time-value="PT11H50M49S" calcext:value-type="time">
            <text:p>11:50:49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23H58M55S" calcext:value-type="time">
            <text:p>23:58:55</text:p>
          </table:table-cell>
          <table:table-cell office:value-type="time" office:time-value="PT11H50M53S" calcext:value-type="time">
            <text:p>11:50:53</text:p>
          </table:table-cell>
          <table:table-cell office:value-type="time" office:time-value="PT18H00M04S" calcext:value-type="time">
            <text:p>18:00:04</text:p>
          </table:table-cell>
          <table:table-cell office:value-type="time" office:time-value="PT23H58M53S" calcext:value-type="time">
            <text:p>23:58:53</text:p>
          </table:table-cell>
          <table:table-cell table:formula="of:=IF(OR([.B11]=&quot;&quot;;[.E11]=&quot;&quot;);&quot;&quot;;ROUND(ABS([.B11]-[.E11])*86400))" office:value-type="float" office:value="4" calcext:value-type="float">
            <text:p>4</text:p>
          </table:table-cell>
          <table:table-cell table:formula="of:=IF(OR([.C11]=&quot;&quot;;[.F11]=&quot;&quot;);&quot;&quot;;ROUND(ABS([.C11]-[.F11])*86400))" office:value-type="float" office:value="4" calcext:value-type="float">
            <text:p>4</text:p>
          </table:table-cell>
          <table:table-cell table:formula="of:=IF(OR([.D11]=&quot;&quot;;[.G11]=&quot;&quot;);&quot;&quot;;ROUND(ABS([.D11]-[.G11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time" office:time-value="PT12H53M56S" calcext:value-type="time">
            <text:p>12:53:56</text:p>
          </table:table-cell>
          <table:table-cell office:value-type="time" office:time-value="PT18H42M07S" calcext:value-type="time">
            <text:p>18:42:07</text:p>
          </table:table-cell>
          <table:table-cell/>
          <table:table-cell office:value-type="time" office:time-value="PT12H54M00S" calcext:value-type="time">
            <text:p>12:54:00</text:p>
          </table:table-cell>
          <table:table-cell office:value-type="time" office:time-value="PT18H42M10S" calcext:value-type="time">
            <text:p>18:42:10</text:p>
          </table:table-cell>
          <table:table-cell/>
          <table:table-cell table:formula="of:=IF(OR([.B12]=&quot;&quot;;[.E12]=&quot;&quot;);&quot;&quot;;ROUND(ABS([.B12]-[.E12])*86400))" office:value-type="float" office:value="4" calcext:value-type="float">
            <text:p>4</text:p>
          </table:table-cell>
          <table:table-cell table:formula="of:=IF(OR([.C12]=&quot;&quot;;[.F12]=&quot;&quot;);&quot;&quot;;ROUND(ABS([.C12]-[.F12])*86400))" office:value-type="float" office:value="3" calcext:value-type="float">
            <text:p>3</text:p>
          </table:table-cell>
          <table:table-cell table:formula="of:=IF(OR([.D12]=&quot;&quot;;[.G12]=&quot;&quot;);&quot;&quot;;ROUND(ABS([.D12]-[.G12])*86400))">
            <text:p/>
          </table:table-cell>
          <table:table-cell table:number-columns-repeated="8"/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time" office:time-value="PT13H56M02S" calcext:value-type="time">
            <text:p>13:56:02</text:p>
          </table:table-cell>
          <table:table-cell office:value-type="time" office:time-value="PT19H24M17S" calcext:value-type="time">
            <text:p>19:24:17</text:p>
          </table:table-cell>
          <table:table-cell office:value-type="time" office:time-value="PT00H21M02S" calcext:value-type="time">
            <text:p>00:21:02</text:p>
          </table:table-cell>
          <table:table-cell office:value-type="time" office:time-value="PT13H56M03S" calcext:value-type="time">
            <text:p>13:56:03</text:p>
          </table:table-cell>
          <table:table-cell office:value-type="time" office:time-value="PT19H24M20S" calcext:value-type="time">
            <text:p>19:24:20</text:p>
          </table:table-cell>
          <table:table-cell office:value-type="time" office:time-value="PT00H21M02S" calcext:value-type="time">
            <text:p>00:21:02</text:p>
          </table:table-cell>
          <table:table-cell table:formula="of:=IF(OR([.B13]=&quot;&quot;;[.E13]=&quot;&quot;);&quot;&quot;;ROUND(ABS([.B13]-[.E13])*86400))" office:value-type="float" office:value="1" calcext:value-type="float">
            <text:p>1</text:p>
          </table:table-cell>
          <table:table-cell table:formula="of:=IF(OR([.C13]=&quot;&quot;;[.F13]=&quot;&quot;);&quot;&quot;;ROUND(ABS([.C13]-[.F13])*86400))" office:value-type="float" office:value="3" calcext:value-type="float">
            <text:p>3</text:p>
          </table:table-cell>
          <table:table-cell table:formula="of:=IF(OR([.D13]=&quot;&quot;;[.G13]=&quot;&quot;);&quot;&quot;;ROUND(ABS([.D13]-[.G13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time" office:time-value="PT14H57M49S" calcext:value-type="time">
            <text:p>14:57:49</text:p>
          </table:table-cell>
          <table:table-cell office:value-type="time" office:time-value="PT20H07M30S" calcext:value-type="time">
            <text:p>20:07:30</text:p>
          </table:table-cell>
          <table:table-cell office:value-type="time" office:time-value="PT00H44M18S" calcext:value-type="time">
            <text:p>00:44:18</text:p>
          </table:table-cell>
          <table:table-cell office:value-type="time" office:time-value="PT14H57M49S" calcext:value-type="time">
            <text:p>14:57:49</text:p>
          </table:table-cell>
          <table:table-cell office:value-type="time" office:time-value="PT20H07M32S" calcext:value-type="time">
            <text:p>20:07:32</text:p>
          </table:table-cell>
          <table:table-cell office:value-type="time" office:time-value="PT00H44M18S" calcext:value-type="time">
            <text:p>00:44:18</text:p>
          </table:table-cell>
          <table:table-cell table:formula="of:=IF(OR([.B14]=&quot;&quot;;[.E14]=&quot;&quot;);&quot;&quot;;ROUND(ABS([.B14]-[.E14])*86400))" office:value-type="float" office:value="0" calcext:value-type="float">
            <text:p>0</text:p>
          </table:table-cell>
          <table:table-cell table:formula="of:=IF(OR([.C14]=&quot;&quot;;[.F14]=&quot;&quot;);&quot;&quot;;ROUND(ABS([.C14]-[.F14])*86400))" office:value-type="float" office:value="2" calcext:value-type="float">
            <text:p>2</text:p>
          </table:table-cell>
          <table:table-cell table:formula="of:=IF(OR([.D14]=&quot;&quot;;[.G14]=&quot;&quot;);&quot;&quot;;ROUND(ABS([.D14]-[.G14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time" office:time-value="PT15H59M31S" calcext:value-type="time">
            <text:p>15:59:31</text:p>
          </table:table-cell>
          <table:table-cell office:value-type="time" office:time-value="PT20H52M30S" calcext:value-type="time">
            <text:p>20:52:30</text:p>
          </table:table-cell>
          <table:table-cell office:value-type="time" office:time-value="PT01H10M01S" calcext:value-type="time">
            <text:p>01:10:01</text:p>
          </table:table-cell>
          <table:table-cell office:value-type="time" office:time-value="PT15H59M30S" calcext:value-type="time">
            <text:p>15:59:30</text:p>
          </table:table-cell>
          <table:table-cell office:value-type="time" office:time-value="PT20H52M31S" calcext:value-type="time">
            <text:p>20:52:31</text:p>
          </table:table-cell>
          <table:table-cell office:value-type="time" office:time-value="PT01H10M02S" calcext:value-type="time">
            <text:p>01:10:02</text:p>
          </table:table-cell>
          <table:table-cell table:formula="of:=IF(OR([.B15]=&quot;&quot;;[.E15]=&quot;&quot;);&quot;&quot;;ROUND(ABS([.B15]-[.E15])*86400))" office:value-type="float" office:value="1" calcext:value-type="float">
            <text:p>1</text:p>
          </table:table-cell>
          <table:table-cell table:formula="of:=IF(OR([.C15]=&quot;&quot;;[.F15]=&quot;&quot;);&quot;&quot;;ROUND(ABS([.C15]-[.F15])*86400))" office:value-type="float" office:value="1" calcext:value-type="float">
            <text:p>1</text:p>
          </table:table-cell>
          <table:table-cell table:formula="of:=IF(OR([.D15]=&quot;&quot;;[.G15]=&quot;&quot;);&quot;&quot;;ROUND(ABS([.D15]-[.G15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time" office:time-value="PT17H00M32S" calcext:value-type="time">
            <text:p>17:00:32</text:p>
          </table:table-cell>
          <table:table-cell office:value-type="time" office:time-value="PT21H39M42S" calcext:value-type="time">
            <text:p>21:39:42</text:p>
          </table:table-cell>
          <table:table-cell office:value-type="time" office:time-value="PT01H39M39S" calcext:value-type="time">
            <text:p>01:39:39</text:p>
          </table:table-cell>
          <table:table-cell office:value-type="time" office:time-value="PT17H00M28S" calcext:value-type="time">
            <text:p>17:00:28</text:p>
          </table:table-cell>
          <table:table-cell office:value-type="time" office:time-value="PT21H39M41S" calcext:value-type="time">
            <text:p>21:39:41</text:p>
          </table:table-cell>
          <table:table-cell office:value-type="time" office:time-value="PT01H39M41S" calcext:value-type="time">
            <text:p>01:39:41</text:p>
          </table:table-cell>
          <table:table-cell table:formula="of:=IF(OR([.B16]=&quot;&quot;;[.E16]=&quot;&quot;);&quot;&quot;;ROUND(ABS([.B16]-[.E16])*86400))" office:value-type="float" office:value="4" calcext:value-type="float">
            <text:p>4</text:p>
          </table:table-cell>
          <table:table-cell table:formula="of:=IF(OR([.C16]=&quot;&quot;;[.F16]=&quot;&quot;);&quot;&quot;;ROUND(ABS([.C16]-[.F16])*86400))" office:value-type="float" office:value="1" calcext:value-type="float">
            <text:p>1</text:p>
          </table:table-cell>
          <table:table-cell table:formula="of:=IF(OR([.D16]=&quot;&quot;;[.G16]=&quot;&quot;);&quot;&quot;;ROUND(ABS([.D16]-[.G16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time" office:time-value="PT17H59M24S" calcext:value-type="time">
            <text:p>17:59:24</text:p>
          </table:table-cell>
          <table:table-cell office:value-type="time" office:time-value="PT22H28M59S" calcext:value-type="time">
            <text:p>22:28:59</text:p>
          </table:table-cell>
          <table:table-cell office:value-type="time" office:time-value="PT02H14M40S" calcext:value-type="time">
            <text:p>02:14:40</text:p>
          </table:table-cell>
          <table:table-cell office:value-type="time" office:time-value="PT17H59M18S" calcext:value-type="time">
            <text:p>17:59:18</text:p>
          </table:table-cell>
          <table:table-cell office:value-type="time" office:time-value="PT22H28M58S" calcext:value-type="time">
            <text:p>22:28:58</text:p>
          </table:table-cell>
          <table:table-cell office:value-type="time" office:time-value="PT02H14M42S" calcext:value-type="time">
            <text:p>02:14:42</text:p>
          </table:table-cell>
          <table:table-cell table:formula="of:=IF(OR([.B17]=&quot;&quot;;[.E17]=&quot;&quot;);&quot;&quot;;ROUND(ABS([.B17]-[.E17])*86400))" office:value-type="float" office:value="6" calcext:value-type="float">
            <text:p>6</text:p>
          </table:table-cell>
          <table:table-cell table:formula="of:=IF(OR([.C17]=&quot;&quot;;[.F17]=&quot;&quot;);&quot;&quot;;ROUND(ABS([.C17]-[.F17])*86400))" office:value-type="float" office:value="1" calcext:value-type="float">
            <text:p>1</text:p>
          </table:table-cell>
          <table:table-cell table:formula="of:=IF(OR([.D17]=&quot;&quot;;[.G17]=&quot;&quot;);&quot;&quot;;ROUND(ABS([.D17]-[.G17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time" office:time-value="PT18H54M09S" calcext:value-type="time">
            <text:p>18:54:09</text:p>
          </table:table-cell>
          <table:table-cell office:value-type="time" office:time-value="PT23H19M47S" calcext:value-type="time">
            <text:p>23:19:47</text:p>
          </table:table-cell>
          <table:table-cell office:value-type="time" office:time-value="PT02H56M24S" calcext:value-type="time">
            <text:p>02:56:24</text:p>
          </table:table-cell>
          <table:table-cell office:value-type="time" office:time-value="PT18H54M03S" calcext:value-type="time">
            <text:p>18:54:03</text:p>
          </table:table-cell>
          <table:table-cell office:value-type="time" office:time-value="PT23H19M46S" calcext:value-type="time">
            <text:p>23:19:46</text:p>
          </table:table-cell>
          <table:table-cell office:value-type="time" office:time-value="PT02H56M25S" calcext:value-type="time">
            <text:p>02:56:25</text:p>
          </table:table-cell>
          <table:table-cell table:formula="of:=IF(OR([.B18]=&quot;&quot;;[.E18]=&quot;&quot;);&quot;&quot;;ROUND(ABS([.B18]-[.E18])*86400))" office:value-type="float" office:value="6" calcext:value-type="float">
            <text:p>6</text:p>
          </table:table-cell>
          <table:table-cell table:formula="of:=IF(OR([.C18]=&quot;&quot;;[.F18]=&quot;&quot;);&quot;&quot;;ROUND(ABS([.C18]-[.F18])*86400))" office:value-type="float" office:value="1" calcext:value-type="float">
            <text:p>1</text:p>
          </table:table-cell>
          <table:table-cell table:formula="of:=IF(OR([.D18]=&quot;&quot;;[.G18]=&quot;&quot;);&quot;&quot;;ROUND(ABS([.D18]-[.G18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time" office:time-value="PT19H43M01S" calcext:value-type="time">
            <text:p>19:43:01</text:p>
          </table:table-cell>
          <table:table-cell/>
          <table:table-cell office:value-type="time" office:time-value="PT03H45M30S" calcext:value-type="time">
            <text:p>03:45:30</text:p>
          </table:table-cell>
          <table:table-cell office:value-type="time" office:time-value="PT19H42M56S" calcext:value-type="time">
            <text:p>19:42:56</text:p>
          </table:table-cell>
          <table:table-cell/>
          <table:table-cell office:value-type="time" office:time-value="PT03H45M31S" calcext:value-type="time">
            <text:p>03:45:31</text:p>
          </table:table-cell>
          <table:table-cell table:formula="of:=IF(OR([.B19]=&quot;&quot;;[.E19]=&quot;&quot;);&quot;&quot;;ROUND(ABS([.B19]-[.E19])*86400))" office:value-type="float" office:value="5" calcext:value-type="float">
            <text:p>5</text:p>
          </table:table-cell>
          <table:table-cell table:formula="of:=IF(OR([.C19]=&quot;&quot;;[.F19]=&quot;&quot;);&quot;&quot;;ROUND(ABS([.C19]-[.F19])*86400))">
            <text:p/>
          </table:table-cell>
          <table:table-cell table:formula="of:=IF(OR([.D19]=&quot;&quot;;[.G19]=&quot;&quot;);&quot;&quot;;ROUND(ABS([.D19]-[.G19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time" office:time-value="PT20H25M12S" calcext:value-type="time">
            <text:p>20:25:12</text:p>
          </table:table-cell>
          <table:table-cell office:value-type="time" office:time-value="PT00H11M03S" calcext:value-type="time">
            <text:p>00:11:03</text:p>
          </table:table-cell>
          <table:table-cell office:value-type="time" office:time-value="PT04H41M30S" calcext:value-type="time">
            <text:p>04:41:30</text:p>
          </table:table-cell>
          <table:table-cell office:value-type="time" office:time-value="PT20H25M08S" calcext:value-type="time">
            <text:p>20:25:08</text:p>
          </table:table-cell>
          <table:table-cell office:value-type="time" office:time-value="PT00H11M02S" calcext:value-type="time">
            <text:p>00:11:02</text:p>
          </table:table-cell>
          <table:table-cell office:value-type="time" office:time-value="PT04H41M29S" calcext:value-type="time">
            <text:p>04:41:29</text:p>
          </table:table-cell>
          <table:table-cell table:formula="of:=IF(OR([.B20]=&quot;&quot;;[.E20]=&quot;&quot;);&quot;&quot;;ROUND(ABS([.B20]-[.E20])*86400))" office:value-type="float" office:value="4" calcext:value-type="float">
            <text:p>4</text:p>
          </table:table-cell>
          <table:table-cell table:formula="of:=IF(OR([.C20]=&quot;&quot;;[.F20]=&quot;&quot;);&quot;&quot;;ROUND(ABS([.C20]-[.F20])*86400))" office:value-type="float" office:value="1" calcext:value-type="float">
            <text:p>1</text:p>
          </table:table-cell>
          <table:table-cell table:formula="of:=IF(OR([.D20]=&quot;&quot;;[.G20]=&quot;&quot;);&quot;&quot;;ROUND(ABS([.D20]-[.G20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time" office:time-value="PT21H01M00S" calcext:value-type="time">
            <text:p>21:01:00</text:p>
          </table:table-cell>
          <table:table-cell office:value-type="time" office:time-value="PT01H01M40S" calcext:value-type="time">
            <text:p>01:01:40</text:p>
          </table:table-cell>
          <table:table-cell office:value-type="time" office:time-value="PT05H42M42S" calcext:value-type="time">
            <text:p>05:42:42</text:p>
          </table:table-cell>
          <table:table-cell office:value-type="time" office:time-value="PT21H00M58S" calcext:value-type="time">
            <text:p>21:00:58</text:p>
          </table:table-cell>
          <table:table-cell office:value-type="time" office:time-value="PT01H01M39S" calcext:value-type="time">
            <text:p>01:01:39</text:p>
          </table:table-cell>
          <table:table-cell office:value-type="time" office:time-value="PT05H42M41S" calcext:value-type="time">
            <text:p>05:42:41</text:p>
          </table:table-cell>
          <table:table-cell table:formula="of:=IF(OR([.B21]=&quot;&quot;;[.E21]=&quot;&quot;);&quot;&quot;;ROUND(ABS([.B21]-[.E21])*86400))" office:value-type="float" office:value="2" calcext:value-type="float">
            <text:p>2</text:p>
          </table:table-cell>
          <table:table-cell table:formula="of:=IF(OR([.C21]=&quot;&quot;;[.F21]=&quot;&quot;);&quot;&quot;;ROUND(ABS([.C21]-[.F21])*86400))" office:value-type="float" office:value="1" calcext:value-type="float">
            <text:p>1</text:p>
          </table:table-cell>
          <table:table-cell table:formula="of:=IF(OR([.D21]=&quot;&quot;;[.G21]=&quot;&quot;);&quot;&quot;;ROUND(ABS([.D21]-[.G21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time" office:time-value="PT21H31M32S" calcext:value-type="time">
            <text:p>21:31:32</text:p>
          </table:table-cell>
          <table:table-cell office:value-type="time" office:time-value="PT01H50M47S" calcext:value-type="time">
            <text:p>01:50:47</text:p>
          </table:table-cell>
          <table:table-cell office:value-type="time" office:time-value="PT06H46M56S" calcext:value-type="time">
            <text:p>06:46:56</text:p>
          </table:table-cell>
          <table:table-cell office:value-type="time" office:time-value="PT21H31M31S" calcext:value-type="time">
            <text:p>21:31:31</text:p>
          </table:table-cell>
          <table:table-cell office:value-type="time" office:time-value="PT01H50M46S" calcext:value-type="time">
            <text:p>01:50:46</text:p>
          </table:table-cell>
          <table:table-cell office:value-type="time" office:time-value="PT06H46M57S" calcext:value-type="time">
            <text:p>06:46:57</text:p>
          </table:table-cell>
          <table:table-cell table:formula="of:=IF(OR([.B22]=&quot;&quot;;[.E22]=&quot;&quot;);&quot;&quot;;ROUND(ABS([.B22]-[.E22])*86400))" office:value-type="float" office:value="1" calcext:value-type="float">
            <text:p>1</text:p>
          </table:table-cell>
          <table:table-cell table:formula="of:=IF(OR([.C22]=&quot;&quot;;[.F22]=&quot;&quot;);&quot;&quot;;ROUND(ABS([.C22]-[.F22])*86400))" office:value-type="float" office:value="1" calcext:value-type="float">
            <text:p>1</text:p>
          </table:table-cell>
          <table:table-cell table:formula="of:=IF(OR([.D22]=&quot;&quot;;[.G22]=&quot;&quot;);&quot;&quot;;ROUND(ABS([.D22]-[.G22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1-21" calcext:value-type="date">
            <text:p>2022-01-21</text:p>
          </table:table-cell>
          <table:table-cell office:value-type="time" office:time-value="PT21H58M14S" calcext:value-type="time">
            <text:p>21:58:14</text:p>
          </table:table-cell>
          <table:table-cell office:value-type="time" office:time-value="PT02H38M03S" calcext:value-type="time">
            <text:p>02:38:03</text:p>
          </table:table-cell>
          <table:table-cell office:value-type="time" office:time-value="PT07H52M25S" calcext:value-type="time">
            <text:p>07:52:25</text:p>
          </table:table-cell>
          <table:table-cell office:value-type="time" office:time-value="PT21H58M13S" calcext:value-type="time">
            <text:p>21:58:13</text:p>
          </table:table-cell>
          <table:table-cell office:value-type="time" office:time-value="PT02H38M03S" calcext:value-type="time">
            <text:p>02:38:03</text:p>
          </table:table-cell>
          <table:table-cell office:value-type="time" office:time-value="PT07H52M26S" calcext:value-type="time">
            <text:p>07:52:26</text:p>
          </table:table-cell>
          <table:table-cell table:formula="of:=IF(OR([.B23]=&quot;&quot;;[.E23]=&quot;&quot;);&quot;&quot;;ROUND(ABS([.B23]-[.E23])*86400))" office:value-type="float" office:value="1" calcext:value-type="float">
            <text:p>1</text:p>
          </table:table-cell>
          <table:table-cell table:formula="of:=IF(OR([.C23]=&quot;&quot;;[.F23]=&quot;&quot;);&quot;&quot;;ROUND(ABS([.C23]-[.F23])*86400))" office:value-type="float" office:value="0" calcext:value-type="float">
            <text:p>0</text:p>
          </table:table-cell>
          <table:table-cell table:formula="of:=IF(OR([.D23]=&quot;&quot;;[.G23]=&quot;&quot;);&quot;&quot;;ROUND(ABS([.D23]-[.G23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1-22" calcext:value-type="date">
            <text:p>2022-01-22</text:p>
          </table:table-cell>
          <table:table-cell office:value-type="time" office:time-value="PT22H22M31S" calcext:value-type="time">
            <text:p>22:22:31</text:p>
          </table:table-cell>
          <table:table-cell office:value-type="time" office:time-value="PT03H23M41S" calcext:value-type="time">
            <text:p>03:23:41</text:p>
          </table:table-cell>
          <table:table-cell office:value-type="time" office:time-value="PT08H58M11S" calcext:value-type="time">
            <text:p>08:58:11</text:p>
          </table:table-cell>
          <table:table-cell office:value-type="time" office:time-value="PT22H22M30S" calcext:value-type="time">
            <text:p>22:22:30</text:p>
          </table:table-cell>
          <table:table-cell office:value-type="time" office:time-value="PT03H23M42S" calcext:value-type="time">
            <text:p>03:23:42</text:p>
          </table:table-cell>
          <table:table-cell office:value-type="time" office:time-value="PT08H58M13S" calcext:value-type="time">
            <text:p>08:58:13</text:p>
          </table:table-cell>
          <table:table-cell table:formula="of:=IF(OR([.B24]=&quot;&quot;;[.E24]=&quot;&quot;);&quot;&quot;;ROUND(ABS([.B24]-[.E24])*86400))" office:value-type="float" office:value="1" calcext:value-type="float">
            <text:p>1</text:p>
          </table:table-cell>
          <table:table-cell table:formula="of:=IF(OR([.C24]=&quot;&quot;;[.F24]=&quot;&quot;);&quot;&quot;;ROUND(ABS([.C24]-[.F24])*86400))" office:value-type="float" office:value="1" calcext:value-type="float">
            <text:p>1</text:p>
          </table:table-cell>
          <table:table-cell table:formula="of:=IF(OR([.D24]=&quot;&quot;;[.G24]=&quot;&quot;);&quot;&quot;;ROUND(ABS([.D24]-[.G24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1-23" calcext:value-type="date">
            <text:p>2022-01-23</text:p>
          </table:table-cell>
          <table:table-cell office:value-type="time" office:time-value="PT22H45M45S" calcext:value-type="time">
            <text:p>22:45:45</text:p>
          </table:table-cell>
          <table:table-cell office:value-type="time" office:time-value="PT04H08M19S" calcext:value-type="time">
            <text:p>04:08:19</text:p>
          </table:table-cell>
          <table:table-cell office:value-type="time" office:time-value="PT10H04M13S" calcext:value-type="time">
            <text:p>10:04:13</text:p>
          </table:table-cell>
          <table:table-cell office:value-type="time" office:time-value="PT22H45M44S" calcext:value-type="time">
            <text:p>22:45:44</text:p>
          </table:table-cell>
          <table:table-cell office:value-type="time" office:time-value="PT04H08M20S" calcext:value-type="time">
            <text:p>04:08:20</text:p>
          </table:table-cell>
          <table:table-cell office:value-type="time" office:time-value="PT10H04M16S" calcext:value-type="time">
            <text:p>10:04:16</text:p>
          </table:table-cell>
          <table:table-cell table:formula="of:=IF(OR([.B25]=&quot;&quot;;[.E25]=&quot;&quot;);&quot;&quot;;ROUND(ABS([.B25]-[.E25])*86400))" office:value-type="float" office:value="1" calcext:value-type="float">
            <text:p>1</text:p>
          </table:table-cell>
          <table:table-cell table:formula="of:=IF(OR([.C25]=&quot;&quot;;[.F25]=&quot;&quot;);&quot;&quot;;ROUND(ABS([.C25]-[.F25])*86400))" office:value-type="float" office:value="1" calcext:value-type="float">
            <text:p>1</text:p>
          </table:table-cell>
          <table:table-cell table:formula="of:=IF(OR([.D25]=&quot;&quot;;[.G25]=&quot;&quot;);&quot;&quot;;ROUND(ABS([.D25]-[.G25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1-24" calcext:value-type="date">
            <text:p>2022-01-24</text:p>
          </table:table-cell>
          <table:table-cell office:value-type="time" office:time-value="PT23H09M21S" calcext:value-type="time">
            <text:p>23:09:21</text:p>
          </table:table-cell>
          <table:table-cell office:value-type="time" office:time-value="PT04H52M55S" calcext:value-type="time">
            <text:p>04:52:55</text:p>
          </table:table-cell>
          <table:table-cell office:value-type="time" office:time-value="PT11H11M08S" calcext:value-type="time">
            <text:p>11:11:08</text:p>
          </table:table-cell>
          <table:table-cell office:value-type="time" office:time-value="PT23H09M19S" calcext:value-type="time">
            <text:p>23:09:19</text:p>
          </table:table-cell>
          <table:table-cell office:value-type="time" office:time-value="PT04H52M56S" calcext:value-type="time">
            <text:p>04:52:56</text:p>
          </table:table-cell>
          <table:table-cell office:value-type="time" office:time-value="PT11H11M12S" calcext:value-type="time">
            <text:p>11:11:12</text:p>
          </table:table-cell>
          <table:table-cell table:formula="of:=IF(OR([.B26]=&quot;&quot;;[.E26]=&quot;&quot;);&quot;&quot;;ROUND(ABS([.B26]-[.E26])*86400))" office:value-type="float" office:value="2" calcext:value-type="float">
            <text:p>2</text:p>
          </table:table-cell>
          <table:table-cell table:formula="of:=IF(OR([.C26]=&quot;&quot;;[.F26]=&quot;&quot;);&quot;&quot;;ROUND(ABS([.C26]-[.F26])*86400))" office:value-type="float" office:value="1" calcext:value-type="float">
            <text:p>1</text:p>
          </table:table-cell>
          <table:table-cell table:formula="of:=IF(OR([.D26]=&quot;&quot;;[.G26]=&quot;&quot;);&quot;&quot;;ROUND(ABS([.D26]-[.G26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01-25" calcext:value-type="date">
            <text:p>2022-01-25</text:p>
          </table:table-cell>
          <table:table-cell office:value-type="time" office:time-value="PT23H34M48S" calcext:value-type="time">
            <text:p>23:34:48</text:p>
          </table:table-cell>
          <table:table-cell office:value-type="time" office:time-value="PT05H38M38S" calcext:value-type="time">
            <text:p>05:38:38</text:p>
          </table:table-cell>
          <table:table-cell office:value-type="time" office:time-value="PT12H19M55S" calcext:value-type="time">
            <text:p>12:19:55</text:p>
          </table:table-cell>
          <table:table-cell office:value-type="time" office:time-value="PT23H34M45S" calcext:value-type="time">
            <text:p>23:34:45</text:p>
          </table:table-cell>
          <table:table-cell office:value-type="time" office:time-value="PT05H38M41S" calcext:value-type="time">
            <text:p>05:38:41</text:p>
          </table:table-cell>
          <table:table-cell office:value-type="time" office:time-value="PT12H19M58S" calcext:value-type="time">
            <text:p>12:19:58</text:p>
          </table:table-cell>
          <table:table-cell table:formula="of:=IF(OR([.B27]=&quot;&quot;;[.E27]=&quot;&quot;);&quot;&quot;;ROUND(ABS([.B27]-[.E27])*86400))" office:value-type="float" office:value="3" calcext:value-type="float">
            <text:p>3</text:p>
          </table:table-cell>
          <table:table-cell table:formula="of:=IF(OR([.C27]=&quot;&quot;;[.F27]=&quot;&quot;);&quot;&quot;;ROUND(ABS([.C27]-[.F27])*86400))" office:value-type="float" office:value="3" calcext:value-type="float">
            <text:p>3</text:p>
          </table:table-cell>
          <table:table-cell table:formula="of:=IF(OR([.D27]=&quot;&quot;;[.G27]=&quot;&quot;);&quot;&quot;;ROUND(ABS([.D27]-[.G27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1-26" calcext:value-type="date">
            <text:p>2022-01-26</text:p>
          </table:table-cell>
          <table:table-cell/>
          <table:table-cell office:value-type="time" office:time-value="PT06H26M48S" calcext:value-type="time">
            <text:p>06:26:48</text:p>
          </table:table-cell>
          <table:table-cell office:value-type="time" office:time-value="PT13H31M26S" calcext:value-type="time">
            <text:p>13:31:26</text:p>
          </table:table-cell>
          <table:table-cell/>
          <table:table-cell office:value-type="time" office:time-value="PT06H26M50S" calcext:value-type="time">
            <text:p>06:26:50</text:p>
          </table:table-cell>
          <table:table-cell office:value-type="time" office:time-value="PT13H31M28S" calcext:value-type="time">
            <text:p>13:31:28</text:p>
          </table:table-cell>
          <table:table-cell table:formula="of:=IF(OR([.B28]=&quot;&quot;;[.E28]=&quot;&quot;);&quot;&quot;;ROUND(ABS([.B28]-[.E28])*86400))">
            <text:p/>
          </table:table-cell>
          <table:table-cell table:formula="of:=IF(OR([.C28]=&quot;&quot;;[.F28]=&quot;&quot;);&quot;&quot;;ROUND(ABS([.C28]-[.F28])*86400))" office:value-type="float" office:value="2" calcext:value-type="float">
            <text:p>2</text:p>
          </table:table-cell>
          <table:table-cell table:formula="of:=IF(OR([.D28]=&quot;&quot;;[.G28]=&quot;&quot;);&quot;&quot;;ROUND(ABS([.D28]-[.G28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1-27" calcext:value-type="date">
            <text:p>2022-01-27</text:p>
          </table:table-cell>
          <table:table-cell office:value-type="time" office:time-value="PT00H04M00S" calcext:value-type="time">
            <text:p>00:04:00</text:p>
          </table:table-cell>
          <table:table-cell office:value-type="time" office:time-value="PT07H18M40S" calcext:value-type="time">
            <text:p>07:18:40</text:p>
          </table:table-cell>
          <table:table-cell office:value-type="time" office:time-value="PT14H45M56S" calcext:value-type="time">
            <text:p>14:45:56</text:p>
          </table:table-cell>
          <table:table-cell office:value-type="time" office:time-value="PT00H03M58S" calcext:value-type="time">
            <text:p>00:03:58</text:p>
          </table:table-cell>
          <table:table-cell office:value-type="time" office:time-value="PT07H18M41S" calcext:value-type="time">
            <text:p>07:18:41</text:p>
          </table:table-cell>
          <table:table-cell office:value-type="time" office:time-value="PT14H45M54S" calcext:value-type="time">
            <text:p>14:45:54</text:p>
          </table:table-cell>
          <table:table-cell table:formula="of:=IF(OR([.B29]=&quot;&quot;;[.E29]=&quot;&quot;);&quot;&quot;;ROUND(ABS([.B29]-[.E29])*86400))" office:value-type="float" office:value="2" calcext:value-type="float">
            <text:p>2</text:p>
          </table:table-cell>
          <table:table-cell table:formula="of:=IF(OR([.C29]=&quot;&quot;;[.F29]=&quot;&quot;);&quot;&quot;;ROUND(ABS([.C29]-[.F29])*86400))" office:value-type="float" office:value="1" calcext:value-type="float">
            <text:p>1</text:p>
          </table:table-cell>
          <table:table-cell table:formula="of:=IF(OR([.D29]=&quot;&quot;;[.G29]=&quot;&quot;);&quot;&quot;;ROUND(ABS([.D29]-[.G29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1-28" calcext:value-type="date">
            <text:p>2022-01-28</text:p>
          </table:table-cell>
          <table:table-cell office:value-type="time" office:time-value="PT00H39M14S" calcext:value-type="time">
            <text:p>00:39:14</text:p>
          </table:table-cell>
          <table:table-cell office:value-type="time" office:time-value="PT08H15M08S" calcext:value-type="time">
            <text:p>08:15:08</text:p>
          </table:table-cell>
          <table:table-cell office:value-type="time" office:time-value="PT16H02M01S" calcext:value-type="time">
            <text:p>16:02:01</text:p>
          </table:table-cell>
          <table:table-cell office:value-type="time" office:time-value="PT00H39M11S" calcext:value-type="time">
            <text:p>00:39:11</text:p>
          </table:table-cell>
          <table:table-cell office:value-type="time" office:time-value="PT08H15M07S" calcext:value-type="time">
            <text:p>08:15:07</text:p>
          </table:table-cell>
          <table:table-cell office:value-type="time" office:time-value="PT16H01M54S" calcext:value-type="time">
            <text:p>16:01:54</text:p>
          </table:table-cell>
          <table:table-cell table:formula="of:=IF(OR([.B30]=&quot;&quot;;[.E30]=&quot;&quot;);&quot;&quot;;ROUND(ABS([.B30]-[.E30])*86400))" office:value-type="float" office:value="3" calcext:value-type="float">
            <text:p>3</text:p>
          </table:table-cell>
          <table:table-cell table:formula="of:=IF(OR([.C30]=&quot;&quot;;[.F30]=&quot;&quot;);&quot;&quot;;ROUND(ABS([.C30]-[.F30])*86400))" office:value-type="float" office:value="1" calcext:value-type="float">
            <text:p>1</text:p>
          </table:table-cell>
          <table:table-cell table:formula="of:=IF(OR([.D30]=&quot;&quot;;[.G30]=&quot;&quot;);&quot;&quot;;ROUND(ABS([.D30]-[.G30])*86400)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date" office:date-value="2022-01-29" calcext:value-type="date">
            <text:p>2022-01-29</text:p>
          </table:table-cell>
          <table:table-cell office:value-type="time" office:time-value="PT01H23M13S" calcext:value-type="time">
            <text:p>01:23:13</text:p>
          </table:table-cell>
          <table:table-cell office:value-type="time" office:time-value="PT09H16M16S" calcext:value-type="time">
            <text:p>09:16:16</text:p>
          </table:table-cell>
          <table:table-cell office:value-type="time" office:time-value="PT17H16M05S" calcext:value-type="time">
            <text:p>17:16:05</text:p>
          </table:table-cell>
          <table:table-cell office:value-type="time" office:time-value="PT01H23M11S" calcext:value-type="time">
            <text:p>01:23:11</text:p>
          </table:table-cell>
          <table:table-cell office:value-type="time" office:time-value="PT09H16M09S" calcext:value-type="time">
            <text:p>09:16:09</text:p>
          </table:table-cell>
          <table:table-cell office:value-type="time" office:time-value="PT17H15M54S" calcext:value-type="time">
            <text:p>17:15:54</text:p>
          </table:table-cell>
          <table:table-cell table:formula="of:=IF(OR([.B31]=&quot;&quot;;[.E31]=&quot;&quot;);&quot;&quot;;ROUND(ABS([.B31]-[.E31])*86400))" office:value-type="float" office:value="2" calcext:value-type="float">
            <text:p>2</text:p>
          </table:table-cell>
          <table:table-cell table:formula="of:=IF(OR([.C31]=&quot;&quot;;[.F31]=&quot;&quot;);&quot;&quot;;ROUND(ABS([.C31]-[.F31])*86400))" office:value-type="float" office:value="7" calcext:value-type="float">
            <text:p>7</text:p>
          </table:table-cell>
          <table:table-cell table:formula="of:=IF(OR([.D31]=&quot;&quot;;[.G31]=&quot;&quot;);&quot;&quot;;ROUND(ABS([.D31]-[.G31])*86400)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date" office:date-value="2022-01-30" calcext:value-type="date">
            <text:p>2022-01-30</text:p>
          </table:table-cell>
          <table:table-cell office:value-type="time" office:time-value="PT02H18M20S" calcext:value-type="time">
            <text:p>02:18:20</text:p>
          </table:table-cell>
          <table:table-cell office:value-type="time" office:time-value="PT10H20M35S" calcext:value-type="time">
            <text:p>10:20:35</text:p>
          </table:table-cell>
          <table:table-cell office:value-type="time" office:time-value="PT18H23M10S" calcext:value-type="time">
            <text:p>18:23:10</text:p>
          </table:table-cell>
          <table:table-cell office:value-type="time" office:time-value="PT02H18M16S" calcext:value-type="time">
            <text:p>02:18:16</text:p>
          </table:table-cell>
          <table:table-cell office:value-type="time" office:time-value="PT10H20M25S" calcext:value-type="time">
            <text:p>10:20:25</text:p>
          </table:table-cell>
          <table:table-cell office:value-type="time" office:time-value="PT18H23M00S" calcext:value-type="time">
            <text:p>18:23:00</text:p>
          </table:table-cell>
          <table:table-cell table:formula="of:=IF(OR([.B32]=&quot;&quot;;[.E32]=&quot;&quot;);&quot;&quot;;ROUND(ABS([.B32]-[.E32])*86400))" office:value-type="float" office:value="4" calcext:value-type="float">
            <text:p>4</text:p>
          </table:table-cell>
          <table:table-cell table:formula="of:=IF(OR([.C32]=&quot;&quot;;[.F32]=&quot;&quot;);&quot;&quot;;ROUND(ABS([.C32]-[.F32])*86400))" office:value-type="float" office:value="10" calcext:value-type="float">
            <text:p>10</text:p>
          </table:table-cell>
          <table:table-cell table:formula="of:=IF(OR([.D32]=&quot;&quot;;[.G32]=&quot;&quot;);&quot;&quot;;ROUND(ABS([.D32]-[.G32])*86400)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office:value-type="date" office:date-value="2022-01-31" calcext:value-type="date">
            <text:p>2022-01-31</text:p>
          </table:table-cell>
          <table:table-cell office:value-type="time" office:time-value="PT03H24M44S" calcext:value-type="time">
            <text:p>03:24:44</text:p>
          </table:table-cell>
          <table:table-cell office:value-type="time" office:time-value="PT11H25M21S" calcext:value-type="time">
            <text:p>11:25:21</text:p>
          </table:table-cell>
          <table:table-cell office:value-type="time" office:time-value="PT19H19M36S" calcext:value-type="time">
            <text:p>19:19:36</text:p>
          </table:table-cell>
          <table:table-cell office:value-type="time" office:time-value="PT03H24M38S" calcext:value-type="time">
            <text:p>03:24:38</text:p>
          </table:table-cell>
          <table:table-cell office:value-type="time" office:time-value="PT11H25M11S" calcext:value-type="time">
            <text:p>11:25:11</text:p>
          </table:table-cell>
          <table:table-cell office:value-type="time" office:time-value="PT19H19M32S" calcext:value-type="time">
            <text:p>19:19:32</text:p>
          </table:table-cell>
          <table:table-cell table:formula="of:=IF(OR([.B33]=&quot;&quot;;[.E33]=&quot;&quot;);&quot;&quot;;ROUND(ABS([.B33]-[.E33])*86400))" office:value-type="float" office:value="6" calcext:value-type="float">
            <text:p>6</text:p>
          </table:table-cell>
          <table:table-cell table:formula="of:=IF(OR([.C33]=&quot;&quot;;[.F33]=&quot;&quot;);&quot;&quot;;ROUND(ABS([.C33]-[.F33])*86400))" office:value-type="float" office:value="10" calcext:value-type="float">
            <text:p>10</text:p>
          </table:table-cell>
          <table:table-cell table:formula="of:=IF(OR([.D33]=&quot;&quot;;[.G33]=&quot;&quot;);&quot;&quot;;ROUND(ABS([.D33]-[.G33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02-01" calcext:value-type="date">
            <text:p>2022-02-01</text:p>
          </table:table-cell>
          <table:table-cell office:value-type="time" office:time-value="PT04H39M13S" calcext:value-type="time">
            <text:p>04:39:13</text:p>
          </table:table-cell>
          <table:table-cell office:value-type="time" office:time-value="PT12H27M33S" calcext:value-type="time">
            <text:p>12:27:33</text:p>
          </table:table-cell>
          <table:table-cell office:value-type="time" office:time-value="PT20H04M57S" calcext:value-type="time">
            <text:p>20:04:57</text:p>
          </table:table-cell>
          <table:table-cell office:value-type="time" office:time-value="PT04H39M07S" calcext:value-type="time">
            <text:p>04:39:07</text:p>
          </table:table-cell>
          <table:table-cell office:value-type="time" office:time-value="PT12H27M26S" calcext:value-type="time">
            <text:p>12:27:26</text:p>
          </table:table-cell>
          <table:table-cell office:value-type="time" office:time-value="PT20H04M57S" calcext:value-type="time">
            <text:p>20:04:57</text:p>
          </table:table-cell>
          <table:table-cell table:formula="of:=IF(OR([.B34]=&quot;&quot;;[.E34]=&quot;&quot;);&quot;&quot;;ROUND(ABS([.B34]-[.E34])*86400))" office:value-type="float" office:value="6" calcext:value-type="float">
            <text:p>6</text:p>
          </table:table-cell>
          <table:table-cell table:formula="of:=IF(OR([.C34]=&quot;&quot;;[.F34]=&quot;&quot;);&quot;&quot;;ROUND(ABS([.C34]-[.F34])*86400))" office:value-type="float" office:value="7" calcext:value-type="float">
            <text:p>7</text:p>
          </table:table-cell>
          <table:table-cell table:formula="of:=IF(OR([.D34]=&quot;&quot;;[.G34]=&quot;&quot;);&quot;&quot;;ROUND(ABS([.D34]-[.G34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2-02" calcext:value-type="date">
            <text:p>2022-02-02</text:p>
          </table:table-cell>
          <table:table-cell office:value-type="time" office:time-value="PT05H56M31S" calcext:value-type="time">
            <text:p>05:56:31</text:p>
          </table:table-cell>
          <table:table-cell office:value-type="time" office:time-value="PT13H25M16S" calcext:value-type="time">
            <text:p>13:25:16</text:p>
          </table:table-cell>
          <table:table-cell office:value-type="time" office:time-value="PT20H41M11S" calcext:value-type="time">
            <text:p>20:41:11</text:p>
          </table:table-cell>
          <table:table-cell office:value-type="time" office:time-value="PT05H56M26S" calcext:value-type="time">
            <text:p>05:56:26</text:p>
          </table:table-cell>
          <table:table-cell office:value-type="time" office:time-value="PT13H25M14S" calcext:value-type="time">
            <text:p>13:25:14</text:p>
          </table:table-cell>
          <table:table-cell office:value-type="time" office:time-value="PT20H41M13S" calcext:value-type="time">
            <text:p>20:41:13</text:p>
          </table:table-cell>
          <table:table-cell table:formula="of:=IF(OR([.B35]=&quot;&quot;;[.E35]=&quot;&quot;);&quot;&quot;;ROUND(ABS([.B35]-[.E35])*86400))" office:value-type="float" office:value="5" calcext:value-type="float">
            <text:p>5</text:p>
          </table:table-cell>
          <table:table-cell table:formula="of:=IF(OR([.C35]=&quot;&quot;;[.F35]=&quot;&quot;);&quot;&quot;;ROUND(ABS([.C35]-[.F35])*86400))" office:value-type="float" office:value="2" calcext:value-type="float">
            <text:p>2</text:p>
          </table:table-cell>
          <table:table-cell table:formula="of:=IF(OR([.D35]=&quot;&quot;;[.G35]=&quot;&quot;);&quot;&quot;;ROUND(ABS([.D35]-[.G35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2-03" calcext:value-type="date">
            <text:p>2022-02-03</text:p>
          </table:table-cell>
          <table:table-cell office:value-type="time" office:time-value="PT07H12M19S" calcext:value-type="time">
            <text:p>07:12:19</text:p>
          </table:table-cell>
          <table:table-cell office:value-type="time" office:time-value="PT14H18M04S" calcext:value-type="time">
            <text:p>14:18:04</text:p>
          </table:table-cell>
          <table:table-cell office:value-type="time" office:time-value="PT21H10M56S" calcext:value-type="time">
            <text:p>21:10:56</text:p>
          </table:table-cell>
          <table:table-cell office:value-type="time" office:time-value="PT07H12M17S" calcext:value-type="time">
            <text:p>07:12:17</text:p>
          </table:table-cell>
          <table:table-cell office:value-type="time" office:time-value="PT14H18M07S" calcext:value-type="time">
            <text:p>14:18:07</text:p>
          </table:table-cell>
          <table:table-cell office:value-type="time" office:time-value="PT21H10M58S" calcext:value-type="time">
            <text:p>21:10:58</text:p>
          </table:table-cell>
          <table:table-cell table:formula="of:=IF(OR([.B36]=&quot;&quot;;[.E36]=&quot;&quot;);&quot;&quot;;ROUND(ABS([.B36]-[.E36])*86400))" office:value-type="float" office:value="2" calcext:value-type="float">
            <text:p>2</text:p>
          </table:table-cell>
          <table:table-cell table:formula="of:=IF(OR([.C36]=&quot;&quot;;[.F36]=&quot;&quot;);&quot;&quot;;ROUND(ABS([.C36]-[.F36])*86400))" office:value-type="float" office:value="3" calcext:value-type="float">
            <text:p>3</text:p>
          </table:table-cell>
          <table:table-cell table:formula="of:=IF(OR([.D36]=&quot;&quot;;[.G36]=&quot;&quot;);&quot;&quot;;ROUND(ABS([.D36]-[.G36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2-04" calcext:value-type="date">
            <text:p>2022-02-04</text:p>
          </table:table-cell>
          <table:table-cell office:value-type="time" office:time-value="PT08H24M38S" calcext:value-type="time">
            <text:p>08:24:38</text:p>
          </table:table-cell>
          <table:table-cell office:value-type="time" office:time-value="PT15H06M39S" calcext:value-type="time">
            <text:p>15:06:39</text:p>
          </table:table-cell>
          <table:table-cell office:value-type="time" office:time-value="PT21H36M34S" calcext:value-type="time">
            <text:p>21:36:34</text:p>
          </table:table-cell>
          <table:table-cell office:value-type="time" office:time-value="PT08H24M39S" calcext:value-type="time">
            <text:p>08:24:39</text:p>
          </table:table-cell>
          <table:table-cell office:value-type="time" office:time-value="PT15H06M43S" calcext:value-type="time">
            <text:p>15:06:43</text:p>
          </table:table-cell>
          <table:table-cell office:value-type="time" office:time-value="PT21H36M35S" calcext:value-type="time">
            <text:p>21:36:35</text:p>
          </table:table-cell>
          <table:table-cell table:formula="of:=IF(OR([.B37]=&quot;&quot;;[.E37]=&quot;&quot;);&quot;&quot;;ROUND(ABS([.B37]-[.E37])*86400))" office:value-type="float" office:value="1" calcext:value-type="float">
            <text:p>1</text:p>
          </table:table-cell>
          <table:table-cell table:formula="of:=IF(OR([.C37]=&quot;&quot;;[.F37]=&quot;&quot;);&quot;&quot;;ROUND(ABS([.C37]-[.F37])*86400))" office:value-type="float" office:value="4" calcext:value-type="float">
            <text:p>4</text:p>
          </table:table-cell>
          <table:table-cell table:formula="of:=IF(OR([.D37]=&quot;&quot;;[.G37]=&quot;&quot;);&quot;&quot;;ROUND(ABS([.D37]-[.G37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2-05" calcext:value-type="date">
            <text:p>2022-02-05</text:p>
          </table:table-cell>
          <table:table-cell office:value-type="time" office:time-value="PT09H33M21S" calcext:value-type="time">
            <text:p>09:33:21</text:p>
          </table:table-cell>
          <table:table-cell office:value-type="time" office:time-value="PT15H52M10S" calcext:value-type="time">
            <text:p>15:52:10</text:p>
          </table:table-cell>
          <table:table-cell office:value-type="time" office:time-value="PT21H59M55S" calcext:value-type="time">
            <text:p>21:59:55</text:p>
          </table:table-cell>
          <table:table-cell office:value-type="time" office:time-value="PT09H33M23S" calcext:value-type="time">
            <text:p>09:33:23</text:p>
          </table:table-cell>
          <table:table-cell office:value-type="time" office:time-value="PT15H52M14S" calcext:value-type="time">
            <text:p>15:52:14</text:p>
          </table:table-cell>
          <table:table-cell office:value-type="time" office:time-value="PT21H59M55S" calcext:value-type="time">
            <text:p>21:59:55</text:p>
          </table:table-cell>
          <table:table-cell table:formula="of:=IF(OR([.B38]=&quot;&quot;;[.E38]=&quot;&quot;);&quot;&quot;;ROUND(ABS([.B38]-[.E38])*86400))" office:value-type="float" office:value="2" calcext:value-type="float">
            <text:p>2</text:p>
          </table:table-cell>
          <table:table-cell table:formula="of:=IF(OR([.C38]=&quot;&quot;;[.F38]=&quot;&quot;);&quot;&quot;;ROUND(ABS([.C38]-[.F38])*86400))" office:value-type="float" office:value="4" calcext:value-type="float">
            <text:p>4</text:p>
          </table:table-cell>
          <table:table-cell table:formula="of:=IF(OR([.D38]=&quot;&quot;;[.G38]=&quot;&quot;);&quot;&quot;;ROUND(ABS([.D38]-[.G38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2-06" calcext:value-type="date">
            <text:p>2022-02-06</text:p>
          </table:table-cell>
          <table:table-cell office:value-type="time" office:time-value="PT10H39M15S" calcext:value-type="time">
            <text:p>10:39:15</text:p>
          </table:table-cell>
          <table:table-cell office:value-type="time" office:time-value="PT16H35M52S" calcext:value-type="time">
            <text:p>16:35:52</text:p>
          </table:table-cell>
          <table:table-cell office:value-type="time" office:time-value="PT22H22M30S" calcext:value-type="time">
            <text:p>22:22:30</text:p>
          </table:table-cell>
          <table:table-cell office:value-type="time" office:time-value="PT10H39M18S" calcext:value-type="time">
            <text:p>10:39:18</text:p>
          </table:table-cell>
          <table:table-cell office:value-type="time" office:time-value="PT16H35M56S" calcext:value-type="time">
            <text:p>16:35:56</text:p>
          </table:table-cell>
          <table:table-cell office:value-type="time" office:time-value="PT22H22M30S" calcext:value-type="time">
            <text:p>22:22:30</text:p>
          </table:table-cell>
          <table:table-cell table:formula="of:=IF(OR([.B39]=&quot;&quot;;[.E39]=&quot;&quot;);&quot;&quot;;ROUND(ABS([.B39]-[.E39])*86400))" office:value-type="float" office:value="3" calcext:value-type="float">
            <text:p>3</text:p>
          </table:table-cell>
          <table:table-cell table:formula="of:=IF(OR([.C39]=&quot;&quot;;[.F39]=&quot;&quot;);&quot;&quot;;ROUND(ABS([.C39]-[.F39])*86400))" office:value-type="float" office:value="4" calcext:value-type="float">
            <text:p>4</text:p>
          </table:table-cell>
          <table:table-cell table:formula="of:=IF(OR([.D39]=&quot;&quot;;[.G39]=&quot;&quot;);&quot;&quot;;ROUND(ABS([.D39]-[.G39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2-07" calcext:value-type="date">
            <text:p>2022-02-07</text:p>
          </table:table-cell>
          <table:table-cell office:value-type="time" office:time-value="PT11H43M21S" calcext:value-type="time">
            <text:p>11:43:21</text:p>
          </table:table-cell>
          <table:table-cell office:value-type="time" office:time-value="PT17H18M57S" calcext:value-type="time">
            <text:p>17:18:57</text:p>
          </table:table-cell>
          <table:table-cell office:value-type="time" office:time-value="PT22H45M39S" calcext:value-type="time">
            <text:p>22:45:39</text:p>
          </table:table-cell>
          <table:table-cell office:value-type="time" office:time-value="PT11H43M24S" calcext:value-type="time">
            <text:p>11:43:24</text:p>
          </table:table-cell>
          <table:table-cell office:value-type="time" office:time-value="PT17H19M00S" calcext:value-type="time">
            <text:p>17:19:00</text:p>
          </table:table-cell>
          <table:table-cell office:value-type="time" office:time-value="PT22H45M39S" calcext:value-type="time">
            <text:p>22:45:39</text:p>
          </table:table-cell>
          <table:table-cell table:formula="of:=IF(OR([.B40]=&quot;&quot;;[.E40]=&quot;&quot;);&quot;&quot;;ROUND(ABS([.B40]-[.E40])*86400))" office:value-type="float" office:value="3" calcext:value-type="float">
            <text:p>3</text:p>
          </table:table-cell>
          <table:table-cell table:formula="of:=IF(OR([.C40]=&quot;&quot;;[.F40]=&quot;&quot;);&quot;&quot;;ROUND(ABS([.C40]-[.F40])*86400))" office:value-type="float" office:value="3" calcext:value-type="float">
            <text:p>3</text:p>
          </table:table-cell>
          <table:table-cell table:formula="of:=IF(OR([.D40]=&quot;&quot;;[.G40]=&quot;&quot;);&quot;&quot;;ROUND(ABS([.D40]-[.G40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2-08" calcext:value-type="date">
            <text:p>2022-02-08</text:p>
          </table:table-cell>
          <table:table-cell office:value-type="time" office:time-value="PT12H46M30S" calcext:value-type="time">
            <text:p>12:46:30</text:p>
          </table:table-cell>
          <table:table-cell office:value-type="time" office:time-value="PT18H02M28S" calcext:value-type="time">
            <text:p>18:02:28</text:p>
          </table:table-cell>
          <table:table-cell office:value-type="time" office:time-value="PT23H10M41S" calcext:value-type="time">
            <text:p>23:10:41</text:p>
          </table:table-cell>
          <table:table-cell office:value-type="time" office:time-value="PT12H46M32S" calcext:value-type="time">
            <text:p>12:46:32</text:p>
          </table:table-cell>
          <table:table-cell office:value-type="time" office:time-value="PT18H02M30S" calcext:value-type="time">
            <text:p>18:02:30</text:p>
          </table:table-cell>
          <table:table-cell office:value-type="time" office:time-value="PT23H10M41S" calcext:value-type="time">
            <text:p>23:10:41</text:p>
          </table:table-cell>
          <table:table-cell table:formula="of:=IF(OR([.B41]=&quot;&quot;;[.E41]=&quot;&quot;);&quot;&quot;;ROUND(ABS([.B41]-[.E41])*86400))" office:value-type="float" office:value="2" calcext:value-type="float">
            <text:p>2</text:p>
          </table:table-cell>
          <table:table-cell table:formula="of:=IF(OR([.C41]=&quot;&quot;;[.F41]=&quot;&quot;);&quot;&quot;;ROUND(ABS([.C41]-[.F41])*86400))" office:value-type="float" office:value="2" calcext:value-type="float">
            <text:p>2</text:p>
          </table:table-cell>
          <table:table-cell table:formula="of:=IF(OR([.D41]=&quot;&quot;;[.G41]=&quot;&quot;);&quot;&quot;;ROUND(ABS([.D41]-[.G41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2-09" calcext:value-type="date">
            <text:p>2022-02-09</text:p>
          </table:table-cell>
          <table:table-cell office:value-type="time" office:time-value="PT13H49M07S" calcext:value-type="time">
            <text:p>13:49:07</text:p>
          </table:table-cell>
          <table:table-cell office:value-type="time" office:time-value="PT18H47M15S" calcext:value-type="time">
            <text:p>18:47:15</text:p>
          </table:table-cell>
          <table:table-cell office:value-type="time" office:time-value="PT23H38M59S" calcext:value-type="time">
            <text:p>23:38:59</text:p>
          </table:table-cell>
          <table:table-cell office:value-type="time" office:time-value="PT13H49M07S" calcext:value-type="time">
            <text:p>13:49:07</text:p>
          </table:table-cell>
          <table:table-cell office:value-type="time" office:time-value="PT18H47M17S" calcext:value-type="time">
            <text:p>18:47:17</text:p>
          </table:table-cell>
          <table:table-cell office:value-type="time" office:time-value="PT23H38M58S" calcext:value-type="time">
            <text:p>23:38:58</text:p>
          </table:table-cell>
          <table:table-cell table:formula="of:=IF(OR([.B42]=&quot;&quot;;[.E42]=&quot;&quot;);&quot;&quot;;ROUND(ABS([.B42]-[.E42])*86400))" office:value-type="float" office:value="0" calcext:value-type="float">
            <text:p>0</text:p>
          </table:table-cell>
          <table:table-cell table:formula="of:=IF(OR([.C42]=&quot;&quot;;[.F42]=&quot;&quot;);&quot;&quot;;ROUND(ABS([.C42]-[.F42])*86400))" office:value-type="float" office:value="2" calcext:value-type="float">
            <text:p>2</text:p>
          </table:table-cell>
          <table:table-cell table:formula="of:=IF(OR([.D42]=&quot;&quot;;[.G42]=&quot;&quot;);&quot;&quot;;ROUND(ABS([.D42]-[.G42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2-10" calcext:value-type="date">
            <text:p>2022-02-10</text:p>
          </table:table-cell>
          <table:table-cell office:value-type="time" office:time-value="PT14H50M55S" calcext:value-type="time">
            <text:p>14:50:55</text:p>
          </table:table-cell>
          <table:table-cell office:value-type="time" office:time-value="PT19H33M53S" calcext:value-type="time">
            <text:p>19:33:53</text:p>
          </table:table-cell>
          <table:table-cell/>
          <table:table-cell office:value-type="time" office:time-value="PT14H50M53S" calcext:value-type="time">
            <text:p>14:50:53</text:p>
          </table:table-cell>
          <table:table-cell office:value-type="time" office:time-value="PT19H33M54S" calcext:value-type="time">
            <text:p>19:33:54</text:p>
          </table:table-cell>
          <table:table-cell/>
          <table:table-cell table:formula="of:=IF(OR([.B43]=&quot;&quot;;[.E43]=&quot;&quot;);&quot;&quot;;ROUND(ABS([.B43]-[.E43])*86400))" office:value-type="float" office:value="2" calcext:value-type="float">
            <text:p>2</text:p>
          </table:table-cell>
          <table:table-cell table:formula="of:=IF(OR([.C43]=&quot;&quot;;[.F43]=&quot;&quot;);&quot;&quot;;ROUND(ABS([.C43]-[.F43])*86400))" office:value-type="float" office:value="1" calcext:value-type="float">
            <text:p>1</text:p>
          </table:table-cell>
          <table:table-cell table:formula="of:=IF(OR([.D43]=&quot;&quot;;[.G43]=&quot;&quot;);&quot;&quot;;ROUND(ABS([.D43]-[.G43])*86400))">
            <text:p/>
          </table:table-cell>
          <table:table-cell table:number-columns-repeated="8"/>
        </table:table-row>
        <table:table-row table:style-name="ro1">
          <table:table-cell office:value-type="date" office:date-value="2022-02-11" calcext:value-type="date">
            <text:p>2022-02-11</text:p>
          </table:table-cell>
          <table:table-cell office:value-type="time" office:time-value="PT15H50M52S" calcext:value-type="time">
            <text:p>15:50:52</text:p>
          </table:table-cell>
          <table:table-cell office:value-type="time" office:time-value="PT20H22M31S" calcext:value-type="time">
            <text:p>20:22:31</text:p>
          </table:table-cell>
          <table:table-cell office:value-type="time" office:time-value="PT00H12M01S" calcext:value-type="time">
            <text:p>00:12:01</text:p>
          </table:table-cell>
          <table:table-cell office:value-type="time" office:time-value="PT15H50M48S" calcext:value-type="time">
            <text:p>15:50:48</text:p>
          </table:table-cell>
          <table:table-cell office:value-type="time" office:time-value="PT20H22M30S" calcext:value-type="time">
            <text:p>20:22:30</text:p>
          </table:table-cell>
          <table:table-cell office:value-type="time" office:time-value="PT00H12M02S" calcext:value-type="time">
            <text:p>00:12:02</text:p>
          </table:table-cell>
          <table:table-cell table:formula="of:=IF(OR([.B44]=&quot;&quot;;[.E44]=&quot;&quot;);&quot;&quot;;ROUND(ABS([.B44]-[.E44])*86400))" office:value-type="float" office:value="4" calcext:value-type="float">
            <text:p>4</text:p>
          </table:table-cell>
          <table:table-cell table:formula="of:=IF(OR([.C44]=&quot;&quot;;[.F44]=&quot;&quot;);&quot;&quot;;ROUND(ABS([.C44]-[.F44])*86400))" office:value-type="float" office:value="1" calcext:value-type="float">
            <text:p>1</text:p>
          </table:table-cell>
          <table:table-cell table:formula="of:=IF(OR([.D44]=&quot;&quot;;[.G44]=&quot;&quot;);&quot;&quot;;ROUND(ABS([.D44]-[.G44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2-12" calcext:value-type="date">
            <text:p>2022-02-12</text:p>
          </table:table-cell>
          <table:table-cell office:value-type="time" office:time-value="PT16H47M14S" calcext:value-type="time">
            <text:p>16:47:14</text:p>
          </table:table-cell>
          <table:table-cell office:value-type="time" office:time-value="PT21H12M50S" calcext:value-type="time">
            <text:p>21:12:50</text:p>
          </table:table-cell>
          <table:table-cell office:value-type="time" office:time-value="PT00H51M16S" calcext:value-type="time">
            <text:p>00:51:16</text:p>
          </table:table-cell>
          <table:table-cell office:value-type="time" office:time-value="PT16H47M08S" calcext:value-type="time">
            <text:p>16:47:08</text:p>
          </table:table-cell>
          <table:table-cell office:value-type="time" office:time-value="PT21H12M48S" calcext:value-type="time">
            <text:p>21:12:48</text:p>
          </table:table-cell>
          <table:table-cell office:value-type="time" office:time-value="PT00H51M17S" calcext:value-type="time">
            <text:p>00:51:17</text:p>
          </table:table-cell>
          <table:table-cell table:formula="of:=IF(OR([.B45]=&quot;&quot;;[.E45]=&quot;&quot;);&quot;&quot;;ROUND(ABS([.B45]-[.E45])*86400))" office:value-type="float" office:value="6" calcext:value-type="float">
            <text:p>6</text:p>
          </table:table-cell>
          <table:table-cell table:formula="of:=IF(OR([.C45]=&quot;&quot;;[.F45]=&quot;&quot;);&quot;&quot;;ROUND(ABS([.C45]-[.F45])*86400))" office:value-type="float" office:value="2" calcext:value-type="float">
            <text:p>2</text:p>
          </table:table-cell>
          <table:table-cell table:formula="of:=IF(OR([.D45]=&quot;&quot;;[.G45]=&quot;&quot;);&quot;&quot;;ROUND(ABS([.D45]-[.G45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2-13" calcext:value-type="date">
            <text:p>2022-02-13</text:p>
          </table:table-cell>
          <table:table-cell office:value-type="time" office:time-value="PT17H38M15S" calcext:value-type="time">
            <text:p>17:38:15</text:p>
          </table:table-cell>
          <table:table-cell office:value-type="time" office:time-value="PT22H04M03S" calcext:value-type="time">
            <text:p>22:04:03</text:p>
          </table:table-cell>
          <table:table-cell office:value-type="time" office:time-value="PT01H37M43S" calcext:value-type="time">
            <text:p>01:37:43</text:p>
          </table:table-cell>
          <table:table-cell office:value-type="time" office:time-value="PT17H38M09S" calcext:value-type="time">
            <text:p>17:38:09</text:p>
          </table:table-cell>
          <table:table-cell office:value-type="time" office:time-value="PT22H04M02S" calcext:value-type="time">
            <text:p>22:04:02</text:p>
          </table:table-cell>
          <table:table-cell office:value-type="time" office:time-value="PT01H37M45S" calcext:value-type="time">
            <text:p>01:37:45</text:p>
          </table:table-cell>
          <table:table-cell table:formula="of:=IF(OR([.B46]=&quot;&quot;;[.E46]=&quot;&quot;);&quot;&quot;;ROUND(ABS([.B46]-[.E46])*86400))" office:value-type="float" office:value="6" calcext:value-type="float">
            <text:p>6</text:p>
          </table:table-cell>
          <table:table-cell table:formula="of:=IF(OR([.C46]=&quot;&quot;;[.F46]=&quot;&quot;);&quot;&quot;;ROUND(ABS([.C46]-[.F46])*86400))" office:value-type="float" office:value="1" calcext:value-type="float">
            <text:p>1</text:p>
          </table:table-cell>
          <table:table-cell table:formula="of:=IF(OR([.D46]=&quot;&quot;;[.G46]=&quot;&quot;);&quot;&quot;;ROUND(ABS([.D46]-[.G46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2-14" calcext:value-type="date">
            <text:p>2022-02-14</text:p>
          </table:table-cell>
          <table:table-cell office:value-type="time" office:time-value="PT18H22M48S" calcext:value-type="time">
            <text:p>18:22:48</text:p>
          </table:table-cell>
          <table:table-cell office:value-type="time" office:time-value="PT22H55M10S" calcext:value-type="time">
            <text:p>22:55:10</text:p>
          </table:table-cell>
          <table:table-cell office:value-type="time" office:time-value="PT02H31M30S" calcext:value-type="time">
            <text:p>02:31:30</text:p>
          </table:table-cell>
          <table:table-cell office:value-type="time" office:time-value="PT18H22M44S" calcext:value-type="time">
            <text:p>18:22:44</text:p>
          </table:table-cell>
          <table:table-cell office:value-type="time" office:time-value="PT22H55M09S" calcext:value-type="time">
            <text:p>22:55:09</text:p>
          </table:table-cell>
          <table:table-cell office:value-type="time" office:time-value="PT02H31M31S" calcext:value-type="time">
            <text:p>02:31:31</text:p>
          </table:table-cell>
          <table:table-cell table:formula="of:=IF(OR([.B47]=&quot;&quot;;[.E47]=&quot;&quot;);&quot;&quot;;ROUND(ABS([.B47]-[.E47])*86400))" office:value-type="float" office:value="4" calcext:value-type="float">
            <text:p>4</text:p>
          </table:table-cell>
          <table:table-cell table:formula="of:=IF(OR([.C47]=&quot;&quot;;[.F47]=&quot;&quot;);&quot;&quot;;ROUND(ABS([.C47]-[.F47])*86400))" office:value-type="float" office:value="1" calcext:value-type="float">
            <text:p>1</text:p>
          </table:table-cell>
          <table:table-cell table:formula="of:=IF(OR([.D47]=&quot;&quot;;[.G47]=&quot;&quot;);&quot;&quot;;ROUND(ABS([.D47]-[.G47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2-15" calcext:value-type="date">
            <text:p>2022-02-15</text:p>
          </table:table-cell>
          <table:table-cell office:value-type="time" office:time-value="PT19H00M51S" calcext:value-type="time">
            <text:p>19:00:51</text:p>
          </table:table-cell>
          <table:table-cell office:value-type="time" office:time-value="PT23H45M14S" calcext:value-type="time">
            <text:p>23:45:14</text:p>
          </table:table-cell>
          <table:table-cell office:value-type="time" office:time-value="PT03H31M26S" calcext:value-type="time">
            <text:p>03:31:26</text:p>
          </table:table-cell>
          <table:table-cell office:value-type="time" office:time-value="PT19H00M48S" calcext:value-type="time">
            <text:p>19:00:48</text:p>
          </table:table-cell>
          <table:table-cell office:value-type="time" office:time-value="PT23H45M14S" calcext:value-type="time">
            <text:p>23:45:14</text:p>
          </table:table-cell>
          <table:table-cell office:value-type="time" office:time-value="PT03H31M27S" calcext:value-type="time">
            <text:p>03:31:27</text:p>
          </table:table-cell>
          <table:table-cell table:formula="of:=IF(OR([.B48]=&quot;&quot;;[.E48]=&quot;&quot;);&quot;&quot;;ROUND(ABS([.B48]-[.E48])*86400))" office:value-type="float" office:value="3" calcext:value-type="float">
            <text:p>3</text:p>
          </table:table-cell>
          <table:table-cell table:formula="of:=IF(OR([.C48]=&quot;&quot;;[.F48]=&quot;&quot;);&quot;&quot;;ROUND(ABS([.C48]-[.F48])*86400))" office:value-type="float" office:value="0" calcext:value-type="float">
            <text:p>0</text:p>
          </table:table-cell>
          <table:table-cell table:formula="of:=IF(OR([.D48]=&quot;&quot;;[.G48]=&quot;&quot;);&quot;&quot;;ROUND(ABS([.D48]-[.G48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2-16" calcext:value-type="date">
            <text:p>2022-02-16</text:p>
          </table:table-cell>
          <table:table-cell office:value-type="time" office:time-value="PT19H33M16S" calcext:value-type="time">
            <text:p>19:33:16</text:p>
          </table:table-cell>
          <table:table-cell/>
          <table:table-cell office:value-type="time" office:time-value="PT04H35M31S" calcext:value-type="time">
            <text:p>04:35:31</text:p>
          </table:table-cell>
          <table:table-cell office:value-type="time" office:time-value="PT19H33M15S" calcext:value-type="time">
            <text:p>19:33:15</text:p>
          </table:table-cell>
          <table:table-cell/>
          <table:table-cell office:value-type="time" office:time-value="PT04H35M32S" calcext:value-type="time">
            <text:p>04:35:32</text:p>
          </table:table-cell>
          <table:table-cell table:formula="of:=IF(OR([.B49]=&quot;&quot;;[.E49]=&quot;&quot;);&quot;&quot;;ROUND(ABS([.B49]-[.E49])*86400))" office:value-type="float" office:value="1" calcext:value-type="float">
            <text:p>1</text:p>
          </table:table-cell>
          <table:table-cell table:formula="of:=IF(OR([.C49]=&quot;&quot;;[.F49]=&quot;&quot;);&quot;&quot;;ROUND(ABS([.C49]-[.F49])*86400))">
            <text:p/>
          </table:table-cell>
          <table:table-cell table:formula="of:=IF(OR([.D49]=&quot;&quot;;[.G49]=&quot;&quot;);&quot;&quot;;ROUND(ABS([.D49]-[.G49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2-17" calcext:value-type="date">
            <text:p>2022-02-17</text:p>
          </table:table-cell>
          <table:table-cell office:value-type="time" office:time-value="PT20H01M21S" calcext:value-type="time">
            <text:p>20:01:21</text:p>
          </table:table-cell>
          <table:table-cell office:value-type="time" office:time-value="PT00H33M43S" calcext:value-type="time">
            <text:p>00:33:43</text:p>
          </table:table-cell>
          <table:table-cell office:value-type="time" office:time-value="PT05H41M43S" calcext:value-type="time">
            <text:p>05:41:43</text:p>
          </table:table-cell>
          <table:table-cell office:value-type="time" office:time-value="PT20H01M21S" calcext:value-type="time">
            <text:p>20:01:21</text:p>
          </table:table-cell>
          <table:table-cell office:value-type="time" office:time-value="PT00H33M43S" calcext:value-type="time">
            <text:p>00:33:43</text:p>
          </table:table-cell>
          <table:table-cell office:value-type="time" office:time-value="PT05H41M44S" calcext:value-type="time">
            <text:p>05:41:44</text:p>
          </table:table-cell>
          <table:table-cell table:formula="of:=IF(OR([.B50]=&quot;&quot;;[.E50]=&quot;&quot;);&quot;&quot;;ROUND(ABS([.B50]-[.E50])*86400))" office:value-type="float" office:value="0" calcext:value-type="float">
            <text:p>0</text:p>
          </table:table-cell>
          <table:table-cell table:formula="of:=IF(OR([.C50]=&quot;&quot;;[.F50]=&quot;&quot;);&quot;&quot;;ROUND(ABS([.C50]-[.F50])*86400))" office:value-type="float" office:value="0" calcext:value-type="float">
            <text:p>0</text:p>
          </table:table-cell>
          <table:table-cell table:formula="of:=IF(OR([.D50]=&quot;&quot;;[.G50]=&quot;&quot;);&quot;&quot;;ROUND(ABS([.D50]-[.G50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2-18" calcext:value-type="date">
            <text:p>2022-02-18</text:p>
          </table:table-cell>
          <table:table-cell office:value-type="time" office:time-value="PT20H26M32S" calcext:value-type="time">
            <text:p>20:26:32</text:p>
          </table:table-cell>
          <table:table-cell office:value-type="time" office:time-value="PT01H20M33S" calcext:value-type="time">
            <text:p>01:20:33</text:p>
          </table:table-cell>
          <table:table-cell office:value-type="time" office:time-value="PT06H48M38S" calcext:value-type="time">
            <text:p>06:48:38</text:p>
          </table:table-cell>
          <table:table-cell office:value-type="time" office:time-value="PT20H26M32S" calcext:value-type="time">
            <text:p>20:26:32</text:p>
          </table:table-cell>
          <table:table-cell office:value-type="time" office:time-value="PT01H20M33S" calcext:value-type="time">
            <text:p>01:20:33</text:p>
          </table:table-cell>
          <table:table-cell office:value-type="time" office:time-value="PT06H48M40S" calcext:value-type="time">
            <text:p>06:48:40</text:p>
          </table:table-cell>
          <table:table-cell table:formula="of:=IF(OR([.B51]=&quot;&quot;;[.E51]=&quot;&quot;);&quot;&quot;;ROUND(ABS([.B51]-[.E51])*86400))" office:value-type="float" office:value="0" calcext:value-type="float">
            <text:p>0</text:p>
          </table:table-cell>
          <table:table-cell table:formula="of:=IF(OR([.C51]=&quot;&quot;;[.F51]=&quot;&quot;);&quot;&quot;;ROUND(ABS([.C51]-[.F51])*86400))" office:value-type="float" office:value="0" calcext:value-type="float">
            <text:p>0</text:p>
          </table:table-cell>
          <table:table-cell table:formula="of:=IF(OR([.D51]=&quot;&quot;;[.G51]=&quot;&quot;);&quot;&quot;;ROUND(ABS([.D51]-[.G51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2-19" calcext:value-type="date">
            <text:p>2022-02-19</text:p>
          </table:table-cell>
          <table:table-cell office:value-type="time" office:time-value="PT20H50M10S" calcext:value-type="time">
            <text:p>20:50:10</text:p>
          </table:table-cell>
          <table:table-cell office:value-type="time" office:time-value="PT02H06M09S" calcext:value-type="time">
            <text:p>02:06:09</text:p>
          </table:table-cell>
          <table:table-cell office:value-type="time" office:time-value="PT07H55M47S" calcext:value-type="time">
            <text:p>07:55:47</text:p>
          </table:table-cell>
          <table:table-cell office:value-type="time" office:time-value="PT20H50M12S" calcext:value-type="time">
            <text:p>20:50:12</text:p>
          </table:table-cell>
          <table:table-cell office:value-type="time" office:time-value="PT02H06M10S" calcext:value-type="time">
            <text:p>02:06:10</text:p>
          </table:table-cell>
          <table:table-cell office:value-type="time" office:time-value="PT07H55M49S" calcext:value-type="time">
            <text:p>07:55:49</text:p>
          </table:table-cell>
          <table:table-cell table:formula="of:=IF(OR([.B52]=&quot;&quot;;[.E52]=&quot;&quot;);&quot;&quot;;ROUND(ABS([.B52]-[.E52])*86400))" office:value-type="float" office:value="2" calcext:value-type="float">
            <text:p>2</text:p>
          </table:table-cell>
          <table:table-cell table:formula="of:=IF(OR([.C52]=&quot;&quot;;[.F52]=&quot;&quot;);&quot;&quot;;ROUND(ABS([.C52]-[.F52])*86400))" office:value-type="float" office:value="1" calcext:value-type="float">
            <text:p>1</text:p>
          </table:table-cell>
          <table:table-cell table:formula="of:=IF(OR([.D52]=&quot;&quot;;[.G52]=&quot;&quot;);&quot;&quot;;ROUND(ABS([.D52]-[.G52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2-20" calcext:value-type="date">
            <text:p>2022-02-20</text:p>
          </table:table-cell>
          <table:table-cell office:value-type="time" office:time-value="PT21H13M38S" calcext:value-type="time">
            <text:p>21:13:38</text:p>
          </table:table-cell>
          <table:table-cell office:value-type="time" office:time-value="PT02H51M18S" calcext:value-type="time">
            <text:p>02:51:18</text:p>
          </table:table-cell>
          <table:table-cell office:value-type="time" office:time-value="PT09H03M26S" calcext:value-type="time">
            <text:p>09:03:26</text:p>
          </table:table-cell>
          <table:table-cell office:value-type="time" office:time-value="PT21H13M39S" calcext:value-type="time">
            <text:p>21:13:39</text:p>
          </table:table-cell>
          <table:table-cell office:value-type="time" office:time-value="PT02H51M19S" calcext:value-type="time">
            <text:p>02:51:19</text:p>
          </table:table-cell>
          <table:table-cell office:value-type="time" office:time-value="PT09H03M28S" calcext:value-type="time">
            <text:p>09:03:28</text:p>
          </table:table-cell>
          <table:table-cell table:formula="of:=IF(OR([.B53]=&quot;&quot;;[.E53]=&quot;&quot;);&quot;&quot;;ROUND(ABS([.B53]-[.E53])*86400))" office:value-type="float" office:value="1" calcext:value-type="float">
            <text:p>1</text:p>
          </table:table-cell>
          <table:table-cell table:formula="of:=IF(OR([.C53]=&quot;&quot;;[.F53]=&quot;&quot;);&quot;&quot;;ROUND(ABS([.C53]-[.F53])*86400))" office:value-type="float" office:value="1" calcext:value-type="float">
            <text:p>1</text:p>
          </table:table-cell>
          <table:table-cell table:formula="of:=IF(OR([.D53]=&quot;&quot;;[.G53]=&quot;&quot;);&quot;&quot;;ROUND(ABS([.D53]-[.G53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2-21" calcext:value-type="date">
            <text:p>2022-02-21</text:p>
          </table:table-cell>
          <table:table-cell office:value-type="time" office:time-value="PT21H38M19S" calcext:value-type="time">
            <text:p>21:38:19</text:p>
          </table:table-cell>
          <table:table-cell office:value-type="time" office:time-value="PT03H37M00S" calcext:value-type="time">
            <text:p>03:37:00</text:p>
          </table:table-cell>
          <table:table-cell office:value-type="time" office:time-value="PT10H12M14S" calcext:value-type="time">
            <text:p>10:12:14</text:p>
          </table:table-cell>
          <table:table-cell office:value-type="time" office:time-value="PT21H38M20S" calcext:value-type="time">
            <text:p>21:38:20</text:p>
          </table:table-cell>
          <table:table-cell office:value-type="time" office:time-value="PT03H37M01S" calcext:value-type="time">
            <text:p>03:37:01</text:p>
          </table:table-cell>
          <table:table-cell office:value-type="time" office:time-value="PT10H12M16S" calcext:value-type="time">
            <text:p>10:12:16</text:p>
          </table:table-cell>
          <table:table-cell table:formula="of:=IF(OR([.B54]=&quot;&quot;;[.E54]=&quot;&quot;);&quot;&quot;;ROUND(ABS([.B54]-[.E54])*86400))" office:value-type="float" office:value="1" calcext:value-type="float">
            <text:p>1</text:p>
          </table:table-cell>
          <table:table-cell table:formula="of:=IF(OR([.C54]=&quot;&quot;;[.F54]=&quot;&quot;);&quot;&quot;;ROUND(ABS([.C54]-[.F54])*86400))" office:value-type="float" office:value="1" calcext:value-type="float">
            <text:p>1</text:p>
          </table:table-cell>
          <table:table-cell table:formula="of:=IF(OR([.D54]=&quot;&quot;;[.G54]=&quot;&quot;);&quot;&quot;;ROUND(ABS([.D54]-[.G54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2-22" calcext:value-type="date">
            <text:p>2022-02-22</text:p>
          </table:table-cell>
          <table:table-cell office:value-type="time" office:time-value="PT22H05M53S" calcext:value-type="time">
            <text:p>22:05:53</text:p>
          </table:table-cell>
          <table:table-cell office:value-type="time" office:time-value="PT04H24M23S" calcext:value-type="time">
            <text:p>04:24:23</text:p>
          </table:table-cell>
          <table:table-cell office:value-type="time" office:time-value="PT11H22M59S" calcext:value-type="time">
            <text:p>11:22:59</text:p>
          </table:table-cell>
          <table:table-cell office:value-type="time" office:time-value="PT22H05M53S" calcext:value-type="time">
            <text:p>22:05:53</text:p>
          </table:table-cell>
          <table:table-cell office:value-type="time" office:time-value="PT04H24M24S" calcext:value-type="time">
            <text:p>04:24:24</text:p>
          </table:table-cell>
          <table:table-cell office:value-type="time" office:time-value="PT11H23M00S" calcext:value-type="time">
            <text:p>11:23:00</text:p>
          </table:table-cell>
          <table:table-cell table:formula="of:=IF(OR([.B55]=&quot;&quot;;[.E55]=&quot;&quot;);&quot;&quot;;ROUND(ABS([.B55]-[.E55])*86400))" office:value-type="float" office:value="0" calcext:value-type="float">
            <text:p>0</text:p>
          </table:table-cell>
          <table:table-cell table:formula="of:=IF(OR([.C55]=&quot;&quot;;[.F55]=&quot;&quot;);&quot;&quot;;ROUND(ABS([.C55]-[.F55])*86400))" office:value-type="float" office:value="1" calcext:value-type="float">
            <text:p>1</text:p>
          </table:table-cell>
          <table:table-cell table:formula="of:=IF(OR([.D55]=&quot;&quot;;[.G55]=&quot;&quot;);&quot;&quot;;ROUND(ABS([.D55]-[.G55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2-23" calcext:value-type="date">
            <text:p>2022-02-23</text:p>
          </table:table-cell>
          <table:table-cell office:value-type="time" office:time-value="PT22H38M20S" calcext:value-type="time">
            <text:p>22:38:20</text:p>
          </table:table-cell>
          <table:table-cell office:value-type="time" office:time-value="PT05H14M36S" calcext:value-type="time">
            <text:p>05:14:36</text:p>
          </table:table-cell>
          <table:table-cell office:value-type="time" office:time-value="PT12H35M57S" calcext:value-type="time">
            <text:p>12:35:57</text:p>
          </table:table-cell>
          <table:table-cell office:value-type="time" office:time-value="PT22H38M20S" calcext:value-type="time">
            <text:p>22:38:20</text:p>
          </table:table-cell>
          <table:table-cell office:value-type="time" office:time-value="PT05H14M37S" calcext:value-type="time">
            <text:p>05:14:37</text:p>
          </table:table-cell>
          <table:table-cell office:value-type="time" office:time-value="PT12H35M56S" calcext:value-type="time">
            <text:p>12:35:56</text:p>
          </table:table-cell>
          <table:table-cell table:formula="of:=IF(OR([.B56]=&quot;&quot;;[.E56]=&quot;&quot;);&quot;&quot;;ROUND(ABS([.B56]-[.E56])*86400))" office:value-type="float" office:value="0" calcext:value-type="float">
            <text:p>0</text:p>
          </table:table-cell>
          <table:table-cell table:formula="of:=IF(OR([.C56]=&quot;&quot;;[.F56]=&quot;&quot;);&quot;&quot;;ROUND(ABS([.C56]-[.F56])*86400))" office:value-type="float" office:value="1" calcext:value-type="float">
            <text:p>1</text:p>
          </table:table-cell>
          <table:table-cell table:formula="of:=IF(OR([.D56]=&quot;&quot;;[.G56]=&quot;&quot;);&quot;&quot;;ROUND(ABS([.D56]-[.G56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2-24" calcext:value-type="date">
            <text:p>2022-02-24</text:p>
          </table:table-cell>
          <table:table-cell office:value-type="time" office:time-value="PT23H18M06S" calcext:value-type="time">
            <text:p>23:18:06</text:p>
          </table:table-cell>
          <table:table-cell office:value-type="time" office:time-value="PT06H08M35S" calcext:value-type="time">
            <text:p>06:08:35</text:p>
          </table:table-cell>
          <table:table-cell office:value-type="time" office:time-value="PT13H50M18S" calcext:value-type="time">
            <text:p>13:50:18</text:p>
          </table:table-cell>
          <table:table-cell office:value-type="time" office:time-value="PT23H18M04S" calcext:value-type="time">
            <text:p>23:18:04</text:p>
          </table:table-cell>
          <table:table-cell office:value-type="time" office:time-value="PT06H08M35S" calcext:value-type="time">
            <text:p>06:08:35</text:p>
          </table:table-cell>
          <table:table-cell office:value-type="time" office:time-value="PT13H50M13S" calcext:value-type="time">
            <text:p>13:50:13</text:p>
          </table:table-cell>
          <table:table-cell table:formula="of:=IF(OR([.B57]=&quot;&quot;;[.E57]=&quot;&quot;);&quot;&quot;;ROUND(ABS([.B57]-[.E57])*86400))" office:value-type="float" office:value="2" calcext:value-type="float">
            <text:p>2</text:p>
          </table:table-cell>
          <table:table-cell table:formula="of:=IF(OR([.C57]=&quot;&quot;;[.F57]=&quot;&quot;);&quot;&quot;;ROUND(ABS([.C57]-[.F57])*86400))" office:value-type="float" office:value="0" calcext:value-type="float">
            <text:p>0</text:p>
          </table:table-cell>
          <table:table-cell table:formula="of:=IF(OR([.D57]=&quot;&quot;;[.G57]=&quot;&quot;);&quot;&quot;;ROUND(ABS([.D57]-[.G57])*86400)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date" office:date-value="2022-02-25" calcext:value-type="date">
            <text:p>2022-02-25</text:p>
          </table:table-cell>
          <table:table-cell/>
          <table:table-cell office:value-type="time" office:time-value="PT07H06M38S" calcext:value-type="time">
            <text:p>07:06:38</text:p>
          </table:table-cell>
          <table:table-cell office:value-type="time" office:time-value="PT15H03M25S" calcext:value-type="time">
            <text:p>15:03:25</text:p>
          </table:table-cell>
          <table:table-cell/>
          <table:table-cell office:value-type="time" office:time-value="PT07H06M35S" calcext:value-type="time">
            <text:p>07:06:35</text:p>
          </table:table-cell>
          <table:table-cell office:value-type="time" office:time-value="PT15H03M17S" calcext:value-type="time">
            <text:p>15:03:17</text:p>
          </table:table-cell>
          <table:table-cell table:formula="of:=IF(OR([.B58]=&quot;&quot;;[.E58]=&quot;&quot;);&quot;&quot;;ROUND(ABS([.B58]-[.E58])*86400))">
            <text:p/>
          </table:table-cell>
          <table:table-cell table:formula="of:=IF(OR([.C58]=&quot;&quot;;[.F58]=&quot;&quot;);&quot;&quot;;ROUND(ABS([.C58]-[.F58])*86400))" office:value-type="float" office:value="3" calcext:value-type="float">
            <text:p>3</text:p>
          </table:table-cell>
          <table:table-cell table:formula="of:=IF(OR([.D58]=&quot;&quot;;[.G58]=&quot;&quot;);&quot;&quot;;ROUND(ABS([.D58]-[.G58])*86400)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date" office:date-value="2022-02-26" calcext:value-type="date">
            <text:p>2022-02-26</text:p>
          </table:table-cell>
          <table:table-cell office:value-type="time" office:time-value="PT00H07M33S" calcext:value-type="time">
            <text:p>00:07:33</text:p>
          </table:table-cell>
          <table:table-cell office:value-type="time" office:time-value="PT08H08M00S" calcext:value-type="time">
            <text:p>08:08:00</text:p>
          </table:table-cell>
          <table:table-cell office:value-type="time" office:time-value="PT16H11M11S" calcext:value-type="time">
            <text:p>16:11:11</text:p>
          </table:table-cell>
          <table:table-cell office:value-type="time" office:time-value="PT00H07M31S" calcext:value-type="time">
            <text:p>00:07:31</text:p>
          </table:table-cell>
          <table:table-cell office:value-type="time" office:time-value="PT08H07M53S" calcext:value-type="time">
            <text:p>08:07:53</text:p>
          </table:table-cell>
          <table:table-cell office:value-type="time" office:time-value="PT16H11M02S" calcext:value-type="time">
            <text:p>16:11:02</text:p>
          </table:table-cell>
          <table:table-cell table:formula="of:=IF(OR([.B59]=&quot;&quot;;[.E59]=&quot;&quot;);&quot;&quot;;ROUND(ABS([.B59]-[.E59])*86400))" office:value-type="float" office:value="2" calcext:value-type="float">
            <text:p>2</text:p>
          </table:table-cell>
          <table:table-cell table:formula="of:=IF(OR([.C59]=&quot;&quot;;[.F59]=&quot;&quot;);&quot;&quot;;ROUND(ABS([.C59]-[.F59])*86400))" office:value-type="float" office:value="7" calcext:value-type="float">
            <text:p>7</text:p>
          </table:table-cell>
          <table:table-cell table:formula="of:=IF(OR([.D59]=&quot;&quot;;[.G59]=&quot;&quot;);&quot;&quot;;ROUND(ABS([.D59]-[.G59])*86400)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date" office:date-value="2022-02-27" calcext:value-type="date">
            <text:p>2022-02-27</text:p>
          </table:table-cell>
          <table:table-cell office:value-type="time" office:time-value="PT01H07M48S" calcext:value-type="time">
            <text:p>01:07:48</text:p>
          </table:table-cell>
          <table:table-cell office:value-type="time" office:time-value="PT09H10M43S" calcext:value-type="time">
            <text:p>09:10:43</text:p>
          </table:table-cell>
          <table:table-cell office:value-type="time" office:time-value="PT17H09M52S" calcext:value-type="time">
            <text:p>17:09:52</text:p>
          </table:table-cell>
          <table:table-cell office:value-type="time" office:time-value="PT01H07M45S" calcext:value-type="time">
            <text:p>01:07:45</text:p>
          </table:table-cell>
          <table:table-cell office:value-type="time" office:time-value="PT09H10M35S" calcext:value-type="time">
            <text:p>09:10:35</text:p>
          </table:table-cell>
          <table:table-cell office:value-type="time" office:time-value="PT17H09M45S" calcext:value-type="time">
            <text:p>17:09:45</text:p>
          </table:table-cell>
          <table:table-cell table:formula="of:=IF(OR([.B60]=&quot;&quot;;[.E60]=&quot;&quot;);&quot;&quot;;ROUND(ABS([.B60]-[.E60])*86400))" office:value-type="float" office:value="3" calcext:value-type="float">
            <text:p>3</text:p>
          </table:table-cell>
          <table:table-cell table:formula="of:=IF(OR([.C60]=&quot;&quot;;[.F60]=&quot;&quot;);&quot;&quot;;ROUND(ABS([.C60]-[.F60])*86400))" office:value-type="float" office:value="8" calcext:value-type="float">
            <text:p>8</text:p>
          </table:table-cell>
          <table:table-cell table:formula="of:=IF(OR([.D60]=&quot;&quot;;[.G60]=&quot;&quot;);&quot;&quot;;ROUND(ABS([.D60]-[.G60])*86400)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date" office:date-value="2022-02-28" calcext:value-type="date">
            <text:p>2022-02-28</text:p>
          </table:table-cell>
          <table:table-cell office:value-type="time" office:time-value="PT02H17M21S" calcext:value-type="time">
            <text:p>02:17:21</text:p>
          </table:table-cell>
          <table:table-cell office:value-type="time" office:time-value="PT10H12M16S" calcext:value-type="time">
            <text:p>10:12:16</text:p>
          </table:table-cell>
          <table:table-cell office:value-type="time" office:time-value="PT17H58M03S" calcext:value-type="time">
            <text:p>17:58:03</text:p>
          </table:table-cell>
          <table:table-cell office:value-type="time" office:time-value="PT02H17M17S" calcext:value-type="time">
            <text:p>02:17:17</text:p>
          </table:table-cell>
          <table:table-cell office:value-type="time" office:time-value="PT10H12M09S" calcext:value-type="time">
            <text:p>10:12:09</text:p>
          </table:table-cell>
          <table:table-cell office:value-type="time" office:time-value="PT17H58M02S" calcext:value-type="time">
            <text:p>17:58:02</text:p>
          </table:table-cell>
          <table:table-cell table:formula="of:=IF(OR([.B61]=&quot;&quot;;[.E61]=&quot;&quot;);&quot;&quot;;ROUND(ABS([.B61]-[.E61])*86400))" office:value-type="float" office:value="4" calcext:value-type="float">
            <text:p>4</text:p>
          </table:table-cell>
          <table:table-cell table:formula="of:=IF(OR([.C61]=&quot;&quot;;[.F61]=&quot;&quot;);&quot;&quot;;ROUND(ABS([.C61]-[.F61])*86400))" office:value-type="float" office:value="7" calcext:value-type="float">
            <text:p>7</text:p>
          </table:table-cell>
          <table:table-cell table:formula="of:=IF(OR([.D61]=&quot;&quot;;[.G61]=&quot;&quot;);&quot;&quot;;ROUND(ABS([.D61]-[.G61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3-01" calcext:value-type="date">
            <text:p>2022-03-01</text:p>
          </table:table-cell>
          <table:table-cell office:value-type="time" office:time-value="PT03H32M10S" calcext:value-type="time">
            <text:p>03:32:10</text:p>
          </table:table-cell>
          <table:table-cell office:value-type="time" office:time-value="PT11H10M34S" calcext:value-type="time">
            <text:p>11:10:34</text:p>
          </table:table-cell>
          <table:table-cell office:value-type="time" office:time-value="PT18H36M54S" calcext:value-type="time">
            <text:p>18:36:54</text:p>
          </table:table-cell>
          <table:table-cell office:value-type="time" office:time-value="PT03H32M06S" calcext:value-type="time">
            <text:p>03:32:06</text:p>
          </table:table-cell>
          <table:table-cell office:value-type="time" office:time-value="PT11H10M31S" calcext:value-type="time">
            <text:p>11:10:31</text:p>
          </table:table-cell>
          <table:table-cell office:value-type="time" office:time-value="PT18H36M57S" calcext:value-type="time">
            <text:p>18:36:57</text:p>
          </table:table-cell>
          <table:table-cell table:formula="of:=IF(OR([.B62]=&quot;&quot;;[.E62]=&quot;&quot;);&quot;&quot;;ROUND(ABS([.B62]-[.E62])*86400))" office:value-type="float" office:value="4" calcext:value-type="float">
            <text:p>4</text:p>
          </table:table-cell>
          <table:table-cell table:formula="of:=IF(OR([.C62]=&quot;&quot;;[.F62]=&quot;&quot;);&quot;&quot;;ROUND(ABS([.C62]-[.F62])*86400))" office:value-type="float" office:value="3" calcext:value-type="float">
            <text:p>3</text:p>
          </table:table-cell>
          <table:table-cell table:formula="of:=IF(OR([.D62]=&quot;&quot;;[.G62]=&quot;&quot;);&quot;&quot;;ROUND(ABS([.D62]-[.G62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3-02" calcext:value-type="date">
            <text:p>2022-03-02</text:p>
          </table:table-cell>
          <table:table-cell office:value-type="time" office:time-value="PT04H47M48S" calcext:value-type="time">
            <text:p>04:47:48</text:p>
          </table:table-cell>
          <table:table-cell office:value-type="time" office:time-value="PT12H04M43S" calcext:value-type="time">
            <text:p>12:04:43</text:p>
          </table:table-cell>
          <table:table-cell office:value-type="time" office:time-value="PT19H08M40S" calcext:value-type="time">
            <text:p>19:08:40</text:p>
          </table:table-cell>
          <table:table-cell office:value-type="time" office:time-value="PT04H47M46S" calcext:value-type="time">
            <text:p>04:47:46</text:p>
          </table:table-cell>
          <table:table-cell office:value-type="time" office:time-value="PT12H04M44S" calcext:value-type="time">
            <text:p>12:04:44</text:p>
          </table:table-cell>
          <table:table-cell office:value-type="time" office:time-value="PT19H08M45S" calcext:value-type="time">
            <text:p>19:08:45</text:p>
          </table:table-cell>
          <table:table-cell table:formula="of:=IF(OR([.B63]=&quot;&quot;;[.E63]=&quot;&quot;);&quot;&quot;;ROUND(ABS([.B63]-[.E63])*86400))" office:value-type="float" office:value="2" calcext:value-type="float">
            <text:p>2</text:p>
          </table:table-cell>
          <table:table-cell table:formula="of:=IF(OR([.C63]=&quot;&quot;;[.F63]=&quot;&quot;);&quot;&quot;;ROUND(ABS([.C63]-[.F63])*86400))" office:value-type="float" office:value="1" calcext:value-type="float">
            <text:p>1</text:p>
          </table:table-cell>
          <table:table-cell table:formula="of:=IF(OR([.D63]=&quot;&quot;;[.G63]=&quot;&quot;);&quot;&quot;;ROUND(ABS([.D63]-[.G63])*86400)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date" office:date-value="2022-03-03" calcext:value-type="date">
            <text:p>2022-03-03</text:p>
          </table:table-cell>
          <table:table-cell office:value-type="time" office:time-value="PT06H01M28S" calcext:value-type="time">
            <text:p>06:01:28</text:p>
          </table:table-cell>
          <table:table-cell office:value-type="time" office:time-value="PT12H54M54S" calcext:value-type="time">
            <text:p>12:54:54</text:p>
          </table:table-cell>
          <table:table-cell office:value-type="time" office:time-value="PT19H35M42S" calcext:value-type="time">
            <text:p>19:35:42</text:p>
          </table:table-cell>
          <table:table-cell office:value-type="time" office:time-value="PT06H01M27S" calcext:value-type="time">
            <text:p>06:01:27</text:p>
          </table:table-cell>
          <table:table-cell office:value-type="time" office:time-value="PT12H54M56S" calcext:value-type="time">
            <text:p>12:54:56</text:p>
          </table:table-cell>
          <table:table-cell office:value-type="time" office:time-value="PT19H35M46S" calcext:value-type="time">
            <text:p>19:35:46</text:p>
          </table:table-cell>
          <table:table-cell table:formula="of:=IF(OR([.B64]=&quot;&quot;;[.E64]=&quot;&quot;);&quot;&quot;;ROUND(ABS([.B64]-[.E64])*86400))" office:value-type="float" office:value="1" calcext:value-type="float">
            <text:p>1</text:p>
          </table:table-cell>
          <table:table-cell table:formula="of:=IF(OR([.C64]=&quot;&quot;;[.F64]=&quot;&quot;);&quot;&quot;;ROUND(ABS([.C64]-[.F64])*86400))" office:value-type="float" office:value="2" calcext:value-type="float">
            <text:p>2</text:p>
          </table:table-cell>
          <table:table-cell table:formula="of:=IF(OR([.D64]=&quot;&quot;;[.G64]=&quot;&quot;);&quot;&quot;;ROUND(ABS([.D64]-[.G64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03-04" calcext:value-type="date">
            <text:p>2022-03-04</text:p>
          </table:table-cell>
          <table:table-cell office:value-type="time" office:time-value="PT07H12M11S" calcext:value-type="time">
            <text:p>07:12:11</text:p>
          </table:table-cell>
          <table:table-cell office:value-type="time" office:time-value="PT13H41M55S" calcext:value-type="time">
            <text:p>13:41:55</text:p>
          </table:table-cell>
          <table:table-cell office:value-type="time" office:time-value="PT19H59M53S" calcext:value-type="time">
            <text:p>19:59:53</text:p>
          </table:table-cell>
          <table:table-cell office:value-type="time" office:time-value="PT07H12M12S" calcext:value-type="time">
            <text:p>07:12:12</text:p>
          </table:table-cell>
          <table:table-cell office:value-type="time" office:time-value="PT13H41M58S" calcext:value-type="time">
            <text:p>13:41:58</text:p>
          </table:table-cell>
          <table:table-cell office:value-type="time" office:time-value="PT19H59M57S" calcext:value-type="time">
            <text:p>19:59:57</text:p>
          </table:table-cell>
          <table:table-cell table:formula="of:=IF(OR([.B65]=&quot;&quot;;[.E65]=&quot;&quot;);&quot;&quot;;ROUND(ABS([.B65]-[.E65])*86400))" office:value-type="float" office:value="1" calcext:value-type="float">
            <text:p>1</text:p>
          </table:table-cell>
          <table:table-cell table:formula="of:=IF(OR([.C65]=&quot;&quot;;[.F65]=&quot;&quot;);&quot;&quot;;ROUND(ABS([.C65]-[.F65])*86400))" office:value-type="float" office:value="3" calcext:value-type="float">
            <text:p>3</text:p>
          </table:table-cell>
          <table:table-cell table:formula="of:=IF(OR([.D65]=&quot;&quot;;[.G65]=&quot;&quot;);&quot;&quot;;ROUND(ABS([.D65]-[.G65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03-05" calcext:value-type="date">
            <text:p>2022-03-05</text:p>
          </table:table-cell>
          <table:table-cell office:value-type="time" office:time-value="PT08H20M13S" calcext:value-type="time">
            <text:p>08:20:13</text:p>
          </table:table-cell>
          <table:table-cell office:value-type="time" office:time-value="PT14H26M52S" calcext:value-type="time">
            <text:p>14:26:52</text:p>
          </table:table-cell>
          <table:table-cell office:value-type="time" office:time-value="PT20H22M49S" calcext:value-type="time">
            <text:p>20:22:49</text:p>
          </table:table-cell>
          <table:table-cell office:value-type="time" office:time-value="PT08H20M14S" calcext:value-type="time">
            <text:p>08:20:14</text:p>
          </table:table-cell>
          <table:table-cell office:value-type="time" office:time-value="PT14H26M56S" calcext:value-type="time">
            <text:p>14:26:56</text:p>
          </table:table-cell>
          <table:table-cell office:value-type="time" office:time-value="PT20H22M52S" calcext:value-type="time">
            <text:p>20:22:52</text:p>
          </table:table-cell>
          <table:table-cell table:formula="of:=IF(OR([.B66]=&quot;&quot;;[.E66]=&quot;&quot;);&quot;&quot;;ROUND(ABS([.B66]-[.E66])*86400))" office:value-type="float" office:value="1" calcext:value-type="float">
            <text:p>1</text:p>
          </table:table-cell>
          <table:table-cell table:formula="of:=IF(OR([.C66]=&quot;&quot;;[.F66]=&quot;&quot;);&quot;&quot;;ROUND(ABS([.C66]-[.F66])*86400))" office:value-type="float" office:value="4" calcext:value-type="float">
            <text:p>4</text:p>
          </table:table-cell>
          <table:table-cell table:formula="of:=IF(OR([.D66]=&quot;&quot;;[.G66]=&quot;&quot;);&quot;&quot;;ROUND(ABS([.D66]-[.G66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3-06" calcext:value-type="date">
            <text:p>2022-03-06</text:p>
          </table:table-cell>
          <table:table-cell office:value-type="time" office:time-value="PT09H26M18S" calcext:value-type="time">
            <text:p>09:26:18</text:p>
          </table:table-cell>
          <table:table-cell office:value-type="time" office:time-value="PT15H10M53S" calcext:value-type="time">
            <text:p>15:10:53</text:p>
          </table:table-cell>
          <table:table-cell office:value-type="time" office:time-value="PT20H45M51S" calcext:value-type="time">
            <text:p>20:45:51</text:p>
          </table:table-cell>
          <table:table-cell office:value-type="time" office:time-value="PT09H26M20S" calcext:value-type="time">
            <text:p>09:26:20</text:p>
          </table:table-cell>
          <table:table-cell office:value-type="time" office:time-value="PT15H10M56S" calcext:value-type="time">
            <text:p>15:10:56</text:p>
          </table:table-cell>
          <table:table-cell office:value-type="time" office:time-value="PT20H45M52S" calcext:value-type="time">
            <text:p>20:45:52</text:p>
          </table:table-cell>
          <table:table-cell table:formula="of:=IF(OR([.B67]=&quot;&quot;;[.E67]=&quot;&quot;);&quot;&quot;;ROUND(ABS([.B67]-[.E67])*86400))" office:value-type="float" office:value="2" calcext:value-type="float">
            <text:p>2</text:p>
          </table:table-cell>
          <table:table-cell table:formula="of:=IF(OR([.C67]=&quot;&quot;;[.F67]=&quot;&quot;);&quot;&quot;;ROUND(ABS([.C67]-[.F67])*86400))" office:value-type="float" office:value="3" calcext:value-type="float">
            <text:p>3</text:p>
          </table:table-cell>
          <table:table-cell table:formula="of:=IF(OR([.D67]=&quot;&quot;;[.G67]=&quot;&quot;);&quot;&quot;;ROUND(ABS([.D67]-[.G67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3-07" calcext:value-type="date">
            <text:p>2022-03-07</text:p>
          </table:table-cell>
          <table:table-cell office:value-type="time" office:time-value="PT10H31M13S" calcext:value-type="time">
            <text:p>10:31:13</text:p>
          </table:table-cell>
          <table:table-cell office:value-type="time" office:time-value="PT15H54M57S" calcext:value-type="time">
            <text:p>15:54:57</text:p>
          </table:table-cell>
          <table:table-cell office:value-type="time" office:time-value="PT21H10M14S" calcext:value-type="time">
            <text:p>21:10:14</text:p>
          </table:table-cell>
          <table:table-cell office:value-type="time" office:time-value="PT10H31M15S" calcext:value-type="time">
            <text:p>10:31:15</text:p>
          </table:table-cell>
          <table:table-cell office:value-type="time" office:time-value="PT15H55M00S" calcext:value-type="time">
            <text:p>15:55:00</text:p>
          </table:table-cell>
          <table:table-cell office:value-type="time" office:time-value="PT21H10M16S" calcext:value-type="time">
            <text:p>21:10:16</text:p>
          </table:table-cell>
          <table:table-cell table:formula="of:=IF(OR([.B68]=&quot;&quot;;[.E68]=&quot;&quot;);&quot;&quot;;ROUND(ABS([.B68]-[.E68])*86400))" office:value-type="float" office:value="2" calcext:value-type="float">
            <text:p>2</text:p>
          </table:table-cell>
          <table:table-cell table:formula="of:=IF(OR([.C68]=&quot;&quot;;[.F68]=&quot;&quot;);&quot;&quot;;ROUND(ABS([.C68]-[.F68])*86400))" office:value-type="float" office:value="3" calcext:value-type="float">
            <text:p>3</text:p>
          </table:table-cell>
          <table:table-cell table:formula="of:=IF(OR([.D68]=&quot;&quot;;[.G68]=&quot;&quot;);&quot;&quot;;ROUND(ABS([.D68]-[.G68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3-08" calcext:value-type="date">
            <text:p>2022-03-08</text:p>
          </table:table-cell>
          <table:table-cell office:value-type="time" office:time-value="PT11H35M22S" calcext:value-type="time">
            <text:p>11:35:22</text:p>
          </table:table-cell>
          <table:table-cell office:value-type="time" office:time-value="PT16H39M56S" calcext:value-type="time">
            <text:p>16:39:56</text:p>
          </table:table-cell>
          <table:table-cell office:value-type="time" office:time-value="PT21H37M20S" calcext:value-type="time">
            <text:p>21:37:20</text:p>
          </table:table-cell>
          <table:table-cell office:value-type="time" office:time-value="PT11H35M23S" calcext:value-type="time">
            <text:p>11:35:23</text:p>
          </table:table-cell>
          <table:table-cell office:value-type="time" office:time-value="PT16H39M57S" calcext:value-type="time">
            <text:p>16:39:57</text:p>
          </table:table-cell>
          <table:table-cell office:value-type="time" office:time-value="PT21H37M21S" calcext:value-type="time">
            <text:p>21:37:21</text:p>
          </table:table-cell>
          <table:table-cell table:formula="of:=IF(OR([.B69]=&quot;&quot;;[.E69]=&quot;&quot;);&quot;&quot;;ROUND(ABS([.B69]-[.E69])*86400))" office:value-type="float" office:value="1" calcext:value-type="float">
            <text:p>1</text:p>
          </table:table-cell>
          <table:table-cell table:formula="of:=IF(OR([.C69]=&quot;&quot;;[.F69]=&quot;&quot;);&quot;&quot;;ROUND(ABS([.C69]-[.F69])*86400))" office:value-type="float" office:value="1" calcext:value-type="float">
            <text:p>1</text:p>
          </table:table-cell>
          <table:table-cell table:formula="of:=IF(OR([.D69]=&quot;&quot;;[.G69]=&quot;&quot;);&quot;&quot;;ROUND(ABS([.D69]-[.G69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3-09" calcext:value-type="date">
            <text:p>2022-03-09</text:p>
          </table:table-cell>
          <table:table-cell office:value-type="time" office:time-value="PT12H38M39S" calcext:value-type="time">
            <text:p>12:38:39</text:p>
          </table:table-cell>
          <table:table-cell office:value-type="time" office:time-value="PT17H26M24S" calcext:value-type="time">
            <text:p>17:26:24</text:p>
          </table:table-cell>
          <table:table-cell office:value-type="time" office:time-value="PT22H08M33S" calcext:value-type="time">
            <text:p>22:08:33</text:p>
          </table:table-cell>
          <table:table-cell office:value-type="time" office:time-value="PT12H38M38S" calcext:value-type="time">
            <text:p>12:38:38</text:p>
          </table:table-cell>
          <table:table-cell office:value-type="time" office:time-value="PT17H26M25S" calcext:value-type="time">
            <text:p>17:26:25</text:p>
          </table:table-cell>
          <table:table-cell office:value-type="time" office:time-value="PT22H08M34S" calcext:value-type="time">
            <text:p>22:08:34</text:p>
          </table:table-cell>
          <table:table-cell table:formula="of:=IF(OR([.B70]=&quot;&quot;;[.E70]=&quot;&quot;);&quot;&quot;;ROUND(ABS([.B70]-[.E70])*86400))" office:value-type="float" office:value="1" calcext:value-type="float">
            <text:p>1</text:p>
          </table:table-cell>
          <table:table-cell table:formula="of:=IF(OR([.C70]=&quot;&quot;;[.F70]=&quot;&quot;);&quot;&quot;;ROUND(ABS([.C70]-[.F70])*86400))" office:value-type="float" office:value="1" calcext:value-type="float">
            <text:p>1</text:p>
          </table:table-cell>
          <table:table-cell table:formula="of:=IF(OR([.D70]=&quot;&quot;;[.G70]=&quot;&quot;);&quot;&quot;;ROUND(ABS([.D70]-[.G70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3-10" calcext:value-type="date">
            <text:p>2022-03-10</text:p>
          </table:table-cell>
          <table:table-cell office:value-type="time" office:time-value="PT13H40M09S" calcext:value-type="time">
            <text:p>13:40:09</text:p>
          </table:table-cell>
          <table:table-cell office:value-type="time" office:time-value="PT18H14M38S" calcext:value-type="time">
            <text:p>18:14:38</text:p>
          </table:table-cell>
          <table:table-cell office:value-type="time" office:time-value="PT22H45M21S" calcext:value-type="time">
            <text:p>22:45:21</text:p>
          </table:table-cell>
          <table:table-cell office:value-type="time" office:time-value="PT13H40M06S" calcext:value-type="time">
            <text:p>13:40:06</text:p>
          </table:table-cell>
          <table:table-cell office:value-type="time" office:time-value="PT18H14M37S" calcext:value-type="time">
            <text:p>18:14:37</text:p>
          </table:table-cell>
          <table:table-cell office:value-type="time" office:time-value="PT22H45M22S" calcext:value-type="time">
            <text:p>22:45:22</text:p>
          </table:table-cell>
          <table:table-cell table:formula="of:=IF(OR([.B71]=&quot;&quot;;[.E71]=&quot;&quot;);&quot;&quot;;ROUND(ABS([.B71]-[.E71])*86400))" office:value-type="float" office:value="3" calcext:value-type="float">
            <text:p>3</text:p>
          </table:table-cell>
          <table:table-cell table:formula="of:=IF(OR([.C71]=&quot;&quot;;[.F71]=&quot;&quot;);&quot;&quot;;ROUND(ABS([.C71]-[.F71])*86400))" office:value-type="float" office:value="1" calcext:value-type="float">
            <text:p>1</text:p>
          </table:table-cell>
          <table:table-cell table:formula="of:=IF(OR([.D71]=&quot;&quot;;[.G71]=&quot;&quot;);&quot;&quot;;ROUND(ABS([.D71]-[.G71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3-11" calcext:value-type="date">
            <text:p>2022-03-11</text:p>
          </table:table-cell>
          <table:table-cell office:value-type="time" office:time-value="PT14H38M23S" calcext:value-type="time">
            <text:p>14:38:23</text:p>
          </table:table-cell>
          <table:table-cell office:value-type="time" office:time-value="PT19H04M28S" calcext:value-type="time">
            <text:p>19:04:28</text:p>
          </table:table-cell>
          <table:table-cell office:value-type="time" office:time-value="PT23H28M57S" calcext:value-type="time">
            <text:p>23:28:57</text:p>
          </table:table-cell>
          <table:table-cell office:value-type="time" office:time-value="PT14H38M19S" calcext:value-type="time">
            <text:p>14:38:19</text:p>
          </table:table-cell>
          <table:table-cell office:value-type="time" office:time-value="PT19H04M26S" calcext:value-type="time">
            <text:p>19:04:26</text:p>
          </table:table-cell>
          <table:table-cell office:value-type="time" office:time-value="PT23H28M57S" calcext:value-type="time">
            <text:p>23:28:57</text:p>
          </table:table-cell>
          <table:table-cell table:formula="of:=IF(OR([.B72]=&quot;&quot;;[.E72]=&quot;&quot;);&quot;&quot;;ROUND(ABS([.B72]-[.E72])*86400))" office:value-type="float" office:value="4" calcext:value-type="float">
            <text:p>4</text:p>
          </table:table-cell>
          <table:table-cell table:formula="of:=IF(OR([.C72]=&quot;&quot;;[.F72]=&quot;&quot;);&quot;&quot;;ROUND(ABS([.C72]-[.F72])*86400))" office:value-type="float" office:value="2" calcext:value-type="float">
            <text:p>2</text:p>
          </table:table-cell>
          <table:table-cell table:formula="of:=IF(OR([.D72]=&quot;&quot;;[.G72]=&quot;&quot;);&quot;&quot;;ROUND(ABS([.D72]-[.G72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3-12" calcext:value-type="date">
            <text:p>2022-03-12</text:p>
          </table:table-cell>
          <table:table-cell office:value-type="time" office:time-value="PT15H31M35S" calcext:value-type="time">
            <text:p>15:31:35</text:p>
          </table:table-cell>
          <table:table-cell office:value-type="time" office:time-value="PT19H55M19S" calcext:value-type="time">
            <text:p>19:55:19</text:p>
          </table:table-cell>
          <table:table-cell/>
          <table:table-cell office:value-type="time" office:time-value="PT15H31M29S" calcext:value-type="time">
            <text:p>15:31:29</text:p>
          </table:table-cell>
          <table:table-cell office:value-type="time" office:time-value="PT19H55M17S" calcext:value-type="time">
            <text:p>19:55:17</text:p>
          </table:table-cell>
          <table:table-cell/>
          <table:table-cell table:formula="of:=IF(OR([.B73]=&quot;&quot;;[.E73]=&quot;&quot;);&quot;&quot;;ROUND(ABS([.B73]-[.E73])*86400))" office:value-type="float" office:value="6" calcext:value-type="float">
            <text:p>6</text:p>
          </table:table-cell>
          <table:table-cell table:formula="of:=IF(OR([.C73]=&quot;&quot;;[.F73]=&quot;&quot;);&quot;&quot;;ROUND(ABS([.C73]-[.F73])*86400))" office:value-type="float" office:value="2" calcext:value-type="float">
            <text:p>2</text:p>
          </table:table-cell>
          <table:table-cell table:formula="of:=IF(OR([.D73]=&quot;&quot;;[.G73]=&quot;&quot;);&quot;&quot;;ROUND(ABS([.D73]-[.G73])*86400))">
            <text:p/>
          </table:table-cell>
          <table:table-cell table:number-columns-repeated="8"/>
        </table:table-row>
        <table:table-row table:style-name="ro1">
          <table:table-cell office:value-type="date" office:date-value="2022-03-13" calcext:value-type="date">
            <text:p>2022-03-13</text:p>
          </table:table-cell>
          <table:table-cell office:value-type="time" office:time-value="PT16H18M27S" calcext:value-type="time">
            <text:p>16:18:27</text:p>
          </table:table-cell>
          <table:table-cell office:value-type="time" office:time-value="PT20H46M21S" calcext:value-type="time">
            <text:p>20:46:21</text:p>
          </table:table-cell>
          <table:table-cell office:value-type="time" office:time-value="PT00H19M47S" calcext:value-type="time">
            <text:p>00:19:47</text:p>
          </table:table-cell>
          <table:table-cell office:value-type="time" office:time-value="PT16H18M22S" calcext:value-type="time">
            <text:p>16:18:22</text:p>
          </table:table-cell>
          <table:table-cell office:value-type="time" office:time-value="PT20H46M19S" calcext:value-type="time">
            <text:p>20:46:19</text:p>
          </table:table-cell>
          <table:table-cell office:value-type="time" office:time-value="PT00H19M49S" calcext:value-type="time">
            <text:p>00:19:49</text:p>
          </table:table-cell>
          <table:table-cell table:formula="of:=IF(OR([.B74]=&quot;&quot;;[.E74]=&quot;&quot;);&quot;&quot;;ROUND(ABS([.B74]-[.E74])*86400))" office:value-type="float" office:value="5" calcext:value-type="float">
            <text:p>5</text:p>
          </table:table-cell>
          <table:table-cell table:formula="of:=IF(OR([.C74]=&quot;&quot;;[.F74]=&quot;&quot;);&quot;&quot;;ROUND(ABS([.C74]-[.F74])*86400))" office:value-type="float" office:value="2" calcext:value-type="float">
            <text:p>2</text:p>
          </table:table-cell>
          <table:table-cell table:formula="of:=IF(OR([.D74]=&quot;&quot;;[.G74]=&quot;&quot;);&quot;&quot;;ROUND(ABS([.D74]-[.G74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3-14" calcext:value-type="date">
            <text:p>2022-03-14</text:p>
          </table:table-cell>
          <table:table-cell office:value-type="time" office:time-value="PT16H58M42S" calcext:value-type="time">
            <text:p>16:58:42</text:p>
          </table:table-cell>
          <table:table-cell office:value-type="time" office:time-value="PT21H36M42S" calcext:value-type="time">
            <text:p>21:36:42</text:p>
          </table:table-cell>
          <table:table-cell office:value-type="time" office:time-value="PT01H17M18S" calcext:value-type="time">
            <text:p>01:17:18</text:p>
          </table:table-cell>
          <table:table-cell office:value-type="time" office:time-value="PT16H58M38S" calcext:value-type="time">
            <text:p>16:58:38</text:p>
          </table:table-cell>
          <table:table-cell office:value-type="time" office:time-value="PT21H36M41S" calcext:value-type="time">
            <text:p>21:36:41</text:p>
          </table:table-cell>
          <table:table-cell office:value-type="time" office:time-value="PT01H17M20S" calcext:value-type="time">
            <text:p>01:17:20</text:p>
          </table:table-cell>
          <table:table-cell table:formula="of:=IF(OR([.B75]=&quot;&quot;;[.E75]=&quot;&quot;);&quot;&quot;;ROUND(ABS([.B75]-[.E75])*86400))" office:value-type="float" office:value="4" calcext:value-type="float">
            <text:p>4</text:p>
          </table:table-cell>
          <table:table-cell table:formula="of:=IF(OR([.C75]=&quot;&quot;;[.F75]=&quot;&quot;);&quot;&quot;;ROUND(ABS([.C75]-[.F75])*86400))" office:value-type="float" office:value="1" calcext:value-type="float">
            <text:p>1</text:p>
          </table:table-cell>
          <table:table-cell table:formula="of:=IF(OR([.D75]=&quot;&quot;;[.G75]=&quot;&quot;);&quot;&quot;;ROUND(ABS([.D75]-[.G75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3-15" calcext:value-type="date">
            <text:p>2022-03-15</text:p>
          </table:table-cell>
          <table:table-cell office:value-type="time" office:time-value="PT17H32M59S" calcext:value-type="time">
            <text:p>17:32:59</text:p>
          </table:table-cell>
          <table:table-cell office:value-type="time" office:time-value="PT22H25M47S" calcext:value-type="time">
            <text:p>22:25:47</text:p>
          </table:table-cell>
          <table:table-cell office:value-type="time" office:time-value="PT02H19M54S" calcext:value-type="time">
            <text:p>02:19:54</text:p>
          </table:table-cell>
          <table:table-cell office:value-type="time" office:time-value="PT17H32M57S" calcext:value-type="time">
            <text:p>17:32:57</text:p>
          </table:table-cell>
          <table:table-cell office:value-type="time" office:time-value="PT22H25M47S" calcext:value-type="time">
            <text:p>22:25:47</text:p>
          </table:table-cell>
          <table:table-cell office:value-type="time" office:time-value="PT02H19M55S" calcext:value-type="time">
            <text:p>02:19:55</text:p>
          </table:table-cell>
          <table:table-cell table:formula="of:=IF(OR([.B76]=&quot;&quot;;[.E76]=&quot;&quot;);&quot;&quot;;ROUND(ABS([.B76]-[.E76])*86400))" office:value-type="float" office:value="2" calcext:value-type="float">
            <text:p>2</text:p>
          </table:table-cell>
          <table:table-cell table:formula="of:=IF(OR([.C76]=&quot;&quot;;[.F76]=&quot;&quot;);&quot;&quot;;ROUND(ABS([.C76]-[.F76])*86400))" office:value-type="float" office:value="0" calcext:value-type="float">
            <text:p>0</text:p>
          </table:table-cell>
          <table:table-cell table:formula="of:=IF(OR([.D76]=&quot;&quot;;[.G76]=&quot;&quot;);&quot;&quot;;ROUND(ABS([.D76]-[.G76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3-16" calcext:value-type="date">
            <text:p>2022-03-16</text:p>
          </table:table-cell>
          <table:table-cell office:value-type="time" office:time-value="PT18H02M31S" calcext:value-type="time">
            <text:p>18:02:31</text:p>
          </table:table-cell>
          <table:table-cell office:value-type="time" office:time-value="PT23H13M26S" calcext:value-type="time">
            <text:p>23:13:26</text:p>
          </table:table-cell>
          <table:table-cell office:value-type="time" office:time-value="PT03H25M36S" calcext:value-type="time">
            <text:p>03:25:36</text:p>
          </table:table-cell>
          <table:table-cell office:value-type="time" office:time-value="PT18H02M31S" calcext:value-type="time">
            <text:p>18:02:31</text:p>
          </table:table-cell>
          <table:table-cell office:value-type="time" office:time-value="PT23H13M26S" calcext:value-type="time">
            <text:p>23:13:26</text:p>
          </table:table-cell>
          <table:table-cell office:value-type="time" office:time-value="PT03H25M38S" calcext:value-type="time">
            <text:p>03:25:38</text:p>
          </table:table-cell>
          <table:table-cell table:formula="of:=IF(OR([.B77]=&quot;&quot;;[.E77]=&quot;&quot;);&quot;&quot;;ROUND(ABS([.B77]-[.E77])*86400))" office:value-type="float" office:value="0" calcext:value-type="float">
            <text:p>0</text:p>
          </table:table-cell>
          <table:table-cell table:formula="of:=IF(OR([.C77]=&quot;&quot;;[.F77]=&quot;&quot;);&quot;&quot;;ROUND(ABS([.C77]-[.F77])*86400))" office:value-type="float" office:value="0" calcext:value-type="float">
            <text:p>0</text:p>
          </table:table-cell>
          <table:table-cell table:formula="of:=IF(OR([.D77]=&quot;&quot;;[.G77]=&quot;&quot;);&quot;&quot;;ROUND(ABS([.D77]-[.G77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3-17" calcext:value-type="date">
            <text:p>2022-03-17</text:p>
          </table:table-cell>
          <table:table-cell office:value-type="time" office:time-value="PT18H28M44S" calcext:value-type="time">
            <text:p>18:28:44</text:p>
          </table:table-cell>
          <table:table-cell office:value-type="time" office:time-value="PT23H59M55S" calcext:value-type="time">
            <text:p>23:59:55</text:p>
          </table:table-cell>
          <table:table-cell office:value-type="time" office:time-value="PT04H32M52S" calcext:value-type="time">
            <text:p>04:32:52</text:p>
          </table:table-cell>
          <table:table-cell office:value-type="time" office:time-value="PT18H28M45S" calcext:value-type="time">
            <text:p>18:28:45</text:p>
          </table:table-cell>
          <table:table-cell office:value-type="time" office:time-value="PT23H59M55S" calcext:value-type="time">
            <text:p>23:59:55</text:p>
          </table:table-cell>
          <table:table-cell office:value-type="time" office:time-value="PT04H32M54S" calcext:value-type="time">
            <text:p>04:32:54</text:p>
          </table:table-cell>
          <table:table-cell table:formula="of:=IF(OR([.B78]=&quot;&quot;;[.E78]=&quot;&quot;);&quot;&quot;;ROUND(ABS([.B78]-[.E78])*86400))" office:value-type="float" office:value="1" calcext:value-type="float">
            <text:p>1</text:p>
          </table:table-cell>
          <table:table-cell table:formula="of:=IF(OR([.C78]=&quot;&quot;;[.F78]=&quot;&quot;);&quot;&quot;;ROUND(ABS([.C78]-[.F78])*86400))" office:value-type="float" office:value="0" calcext:value-type="float">
            <text:p>0</text:p>
          </table:table-cell>
          <table:table-cell table:formula="of:=IF(OR([.D78]=&quot;&quot;;[.G78]=&quot;&quot;);&quot;&quot;;ROUND(ABS([.D78]-[.G78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3-18" calcext:value-type="date">
            <text:p>2022-03-18</text:p>
          </table:table-cell>
          <table:table-cell office:value-type="time" office:time-value="PT18H53M00S" calcext:value-type="time">
            <text:p>18:53:00</text:p>
          </table:table-cell>
          <table:table-cell/>
          <table:table-cell office:value-type="time" office:time-value="PT05H40M56S" calcext:value-type="time">
            <text:p>05:40:56</text:p>
          </table:table-cell>
          <table:table-cell office:value-type="time" office:time-value="PT18H53M03S" calcext:value-type="time">
            <text:p>18:53:03</text:p>
          </table:table-cell>
          <table:table-cell/>
          <table:table-cell office:value-type="time" office:time-value="PT05H40M58S" calcext:value-type="time">
            <text:p>05:40:58</text:p>
          </table:table-cell>
          <table:table-cell table:formula="of:=IF(OR([.B79]=&quot;&quot;;[.E79]=&quot;&quot;);&quot;&quot;;ROUND(ABS([.B79]-[.E79])*86400))" office:value-type="float" office:value="3" calcext:value-type="float">
            <text:p>3</text:p>
          </table:table-cell>
          <table:table-cell table:formula="of:=IF(OR([.C79]=&quot;&quot;;[.F79]=&quot;&quot;);&quot;&quot;;ROUND(ABS([.C79]-[.F79])*86400))">
            <text:p/>
          </table:table-cell>
          <table:table-cell table:formula="of:=IF(OR([.D79]=&quot;&quot;;[.G79]=&quot;&quot;);&quot;&quot;;ROUND(ABS([.D79]-[.G79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3-19" calcext:value-type="date">
            <text:p>2022-03-19</text:p>
          </table:table-cell>
          <table:table-cell office:value-type="time" office:time-value="PT19H16M42S" calcext:value-type="time">
            <text:p>19:16:42</text:p>
          </table:table-cell>
          <table:table-cell office:value-type="time" office:time-value="PT00H45M54S" calcext:value-type="time">
            <text:p>00:45:54</text:p>
          </table:table-cell>
          <table:table-cell office:value-type="time" office:time-value="PT06H49M45S" calcext:value-type="time">
            <text:p>06:49:45</text:p>
          </table:table-cell>
          <table:table-cell office:value-type="time" office:time-value="PT19H16M45S" calcext:value-type="time">
            <text:p>19:16:45</text:p>
          </table:table-cell>
          <table:table-cell office:value-type="time" office:time-value="PT00H45M54S" calcext:value-type="time">
            <text:p>00:45:54</text:p>
          </table:table-cell>
          <table:table-cell office:value-type="time" office:time-value="PT06H49M46S" calcext:value-type="time">
            <text:p>06:49:46</text:p>
          </table:table-cell>
          <table:table-cell table:formula="of:=IF(OR([.B80]=&quot;&quot;;[.E80]=&quot;&quot;);&quot;&quot;;ROUND(ABS([.B80]-[.E80])*86400))" office:value-type="float" office:value="3" calcext:value-type="float">
            <text:p>3</text:p>
          </table:table-cell>
          <table:table-cell table:formula="of:=IF(OR([.C80]=&quot;&quot;;[.F80]=&quot;&quot;);&quot;&quot;;ROUND(ABS([.C80]-[.F80])*86400))" office:value-type="float" office:value="0" calcext:value-type="float">
            <text:p>0</text:p>
          </table:table-cell>
          <table:table-cell table:formula="of:=IF(OR([.D80]=&quot;&quot;;[.G80]=&quot;&quot;);&quot;&quot;;ROUND(ABS([.D80]-[.G80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3-20" calcext:value-type="date">
            <text:p>2022-03-20</text:p>
          </table:table-cell>
          <table:table-cell office:value-type="time" office:time-value="PT19H41M11S" calcext:value-type="time">
            <text:p>19:41:11</text:p>
          </table:table-cell>
          <table:table-cell office:value-type="time" office:time-value="PT01H32M16S" calcext:value-type="time">
            <text:p>01:32:16</text:p>
          </table:table-cell>
          <table:table-cell office:value-type="time" office:time-value="PT07H59M48S" calcext:value-type="time">
            <text:p>07:59:48</text:p>
          </table:table-cell>
          <table:table-cell office:value-type="time" office:time-value="PT19H41M15S" calcext:value-type="time">
            <text:p>19:41:15</text:p>
          </table:table-cell>
          <table:table-cell office:value-type="time" office:time-value="PT01H32M16S" calcext:value-type="time">
            <text:p>01:32:16</text:p>
          </table:table-cell>
          <table:table-cell office:value-type="time" office:time-value="PT07H59M50S" calcext:value-type="time">
            <text:p>07:59:50</text:p>
          </table:table-cell>
          <table:table-cell table:formula="of:=IF(OR([.B81]=&quot;&quot;;[.E81]=&quot;&quot;);&quot;&quot;;ROUND(ABS([.B81]-[.E81])*86400))" office:value-type="float" office:value="4" calcext:value-type="float">
            <text:p>4</text:p>
          </table:table-cell>
          <table:table-cell table:formula="of:=IF(OR([.C81]=&quot;&quot;;[.F81]=&quot;&quot;);&quot;&quot;;ROUND(ABS([.C81]-[.F81])*86400))" office:value-type="float" office:value="0" calcext:value-type="float">
            <text:p>0</text:p>
          </table:table-cell>
          <table:table-cell table:formula="of:=IF(OR([.D81]=&quot;&quot;;[.G81]=&quot;&quot;);&quot;&quot;;ROUND(ABS([.D81]-[.G81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3-21" calcext:value-type="date">
            <text:p>2022-03-21</text:p>
          </table:table-cell>
          <table:table-cell office:value-type="time" office:time-value="PT20H08M03S" calcext:value-type="time">
            <text:p>20:08:03</text:p>
          </table:table-cell>
          <table:table-cell office:value-type="time" office:time-value="PT02H20M05S" calcext:value-type="time">
            <text:p>02:20:05</text:p>
          </table:table-cell>
          <table:table-cell office:value-type="time" office:time-value="PT09H11M45S" calcext:value-type="time">
            <text:p>09:11:45</text:p>
          </table:table-cell>
          <table:table-cell office:value-type="time" office:time-value="PT20H08M06S" calcext:value-type="time">
            <text:p>20:08:06</text:p>
          </table:table-cell>
          <table:table-cell office:value-type="time" office:time-value="PT02H20M05S" calcext:value-type="time">
            <text:p>02:20:05</text:p>
          </table:table-cell>
          <table:table-cell office:value-type="time" office:time-value="PT09H11M45S" calcext:value-type="time">
            <text:p>09:11:45</text:p>
          </table:table-cell>
          <table:table-cell table:formula="of:=IF(OR([.B82]=&quot;&quot;;[.E82]=&quot;&quot;);&quot;&quot;;ROUND(ABS([.B82]-[.E82])*86400))" office:value-type="float" office:value="3" calcext:value-type="float">
            <text:p>3</text:p>
          </table:table-cell>
          <table:table-cell table:formula="of:=IF(OR([.C82]=&quot;&quot;;[.F82]=&quot;&quot;);&quot;&quot;;ROUND(ABS([.C82]-[.F82])*86400))" office:value-type="float" office:value="0" calcext:value-type="float">
            <text:p>0</text:p>
          </table:table-cell>
          <table:table-cell table:formula="of:=IF(OR([.D82]=&quot;&quot;;[.G82]=&quot;&quot;);&quot;&quot;;ROUND(ABS([.D82]-[.G82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3-22" calcext:value-type="date">
            <text:p>2022-03-22</text:p>
          </table:table-cell>
          <table:table-cell office:value-type="time" office:time-value="PT20H39M09S" calcext:value-type="time">
            <text:p>20:39:09</text:p>
          </table:table-cell>
          <table:table-cell office:value-type="time" office:time-value="PT03H10M24S" calcext:value-type="time">
            <text:p>03:10:24</text:p>
          </table:table-cell>
          <table:table-cell office:value-type="time" office:time-value="PT10H25M50S" calcext:value-type="time">
            <text:p>10:25:50</text:p>
          </table:table-cell>
          <table:table-cell office:value-type="time" office:time-value="PT20H39M12S" calcext:value-type="time">
            <text:p>20:39:12</text:p>
          </table:table-cell>
          <table:table-cell office:value-type="time" office:time-value="PT03H10M24S" calcext:value-type="time">
            <text:p>03:10:24</text:p>
          </table:table-cell>
          <table:table-cell office:value-type="time" office:time-value="PT10H25M48S" calcext:value-type="time">
            <text:p>10:25:48</text:p>
          </table:table-cell>
          <table:table-cell table:formula="of:=IF(OR([.B83]=&quot;&quot;;[.E83]=&quot;&quot;);&quot;&quot;;ROUND(ABS([.B83]-[.E83])*86400))" office:value-type="float" office:value="3" calcext:value-type="float">
            <text:p>3</text:p>
          </table:table-cell>
          <table:table-cell table:formula="of:=IF(OR([.C83]=&quot;&quot;;[.F83]=&quot;&quot;);&quot;&quot;;ROUND(ABS([.C83]-[.F83])*86400))" office:value-type="float" office:value="0" calcext:value-type="float">
            <text:p>0</text:p>
          </table:table-cell>
          <table:table-cell table:formula="of:=IF(OR([.D83]=&quot;&quot;;[.G83]=&quot;&quot;);&quot;&quot;;ROUND(ABS([.D83]-[.G83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3-23" calcext:value-type="date">
            <text:p>2022-03-23</text:p>
          </table:table-cell>
          <table:table-cell office:value-type="time" office:time-value="PT21H16M44S" calcext:value-type="time">
            <text:p>21:16:44</text:p>
          </table:table-cell>
          <table:table-cell office:value-type="time" office:time-value="PT04H04M06S" calcext:value-type="time">
            <text:p>04:04:06</text:p>
          </table:table-cell>
          <table:table-cell office:value-type="time" office:time-value="PT11H41M19S" calcext:value-type="time">
            <text:p>11:41:19</text:p>
          </table:table-cell>
          <table:table-cell office:value-type="time" office:time-value="PT21H16M45S" calcext:value-type="time">
            <text:p>21:16:45</text:p>
          </table:table-cell>
          <table:table-cell office:value-type="time" office:time-value="PT04H04M06S" calcext:value-type="time">
            <text:p>04:04:06</text:p>
          </table:table-cell>
          <table:table-cell office:value-type="time" office:time-value="PT11H41M14S" calcext:value-type="time">
            <text:p>11:41:14</text:p>
          </table:table-cell>
          <table:table-cell table:formula="of:=IF(OR([.B84]=&quot;&quot;;[.E84]=&quot;&quot;);&quot;&quot;;ROUND(ABS([.B84]-[.E84])*86400))" office:value-type="float" office:value="1" calcext:value-type="float">
            <text:p>1</text:p>
          </table:table-cell>
          <table:table-cell table:formula="of:=IF(OR([.C84]=&quot;&quot;;[.F84]=&quot;&quot;);&quot;&quot;;ROUND(ABS([.C84]-[.F84])*86400))" office:value-type="float" office:value="0" calcext:value-type="float">
            <text:p>0</text:p>
          </table:table-cell>
          <table:table-cell table:formula="of:=IF(OR([.D84]=&quot;&quot;;[.G84]=&quot;&quot;);&quot;&quot;;ROUND(ABS([.D84]-[.G84])*86400)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date" office:date-value="2022-03-24" calcext:value-type="date">
            <text:p>2022-03-24</text:p>
          </table:table-cell>
          <table:table-cell office:value-type="time" office:time-value="PT22H03M06S" calcext:value-type="time">
            <text:p>22:03:06</text:p>
          </table:table-cell>
          <table:table-cell office:value-type="time" office:time-value="PT05H01M30S" calcext:value-type="time">
            <text:p>05:01:30</text:p>
          </table:table-cell>
          <table:table-cell office:value-type="time" office:time-value="PT12H55M49S" calcext:value-type="time">
            <text:p>12:55:49</text:p>
          </table:table-cell>
          <table:table-cell office:value-type="time" office:time-value="PT22H03M05S" calcext:value-type="time">
            <text:p>22:03:05</text:p>
          </table:table-cell>
          <table:table-cell office:value-type="time" office:time-value="PT05H01M28S" calcext:value-type="time">
            <text:p>05:01:28</text:p>
          </table:table-cell>
          <table:table-cell office:value-type="time" office:time-value="PT12H55M40S" calcext:value-type="time">
            <text:p>12:55:40</text:p>
          </table:table-cell>
          <table:table-cell table:formula="of:=IF(OR([.B85]=&quot;&quot;;[.E85]=&quot;&quot;);&quot;&quot;;ROUND(ABS([.B85]-[.E85])*86400))" office:value-type="float" office:value="1" calcext:value-type="float">
            <text:p>1</text:p>
          </table:table-cell>
          <table:table-cell table:formula="of:=IF(OR([.C85]=&quot;&quot;;[.F85]=&quot;&quot;);&quot;&quot;;ROUND(ABS([.C85]-[.F85])*86400))" office:value-type="float" office:value="2" calcext:value-type="float">
            <text:p>2</text:p>
          </table:table-cell>
          <table:table-cell table:formula="of:=IF(OR([.D85]=&quot;&quot;;[.G85]=&quot;&quot;);&quot;&quot;;ROUND(ABS([.D85]-[.G85])*86400)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date" office:date-value="2022-03-25" calcext:value-type="date">
            <text:p>2022-03-25</text:p>
          </table:table-cell>
          <table:table-cell office:value-type="time" office:time-value="PT22H59M38S" calcext:value-type="time">
            <text:p>22:59:38</text:p>
          </table:table-cell>
          <table:table-cell office:value-type="time" office:time-value="PT06H01M59S" calcext:value-type="time">
            <text:p>06:01:59</text:p>
          </table:table-cell>
          <table:table-cell office:value-type="time" office:time-value="PT14H05M22S" calcext:value-type="time">
            <text:p>14:05:22</text:p>
          </table:table-cell>
          <table:table-cell office:value-type="time" office:time-value="PT22H59M37S" calcext:value-type="time">
            <text:p>22:59:37</text:p>
          </table:table-cell>
          <table:table-cell office:value-type="time" office:time-value="PT06H01M54S" calcext:value-type="time">
            <text:p>06:01:54</text:p>
          </table:table-cell>
          <table:table-cell office:value-type="time" office:time-value="PT14H05M13S" calcext:value-type="time">
            <text:p>14:05:13</text:p>
          </table:table-cell>
          <table:table-cell table:formula="of:=IF(OR([.B86]=&quot;&quot;;[.E86]=&quot;&quot;);&quot;&quot;;ROUND(ABS([.B86]-[.E86])*86400))" office:value-type="float" office:value="1" calcext:value-type="float">
            <text:p>1</text:p>
          </table:table-cell>
          <table:table-cell table:formula="of:=IF(OR([.C86]=&quot;&quot;;[.F86]=&quot;&quot;);&quot;&quot;;ROUND(ABS([.C86]-[.F86])*86400))" office:value-type="float" office:value="5" calcext:value-type="float">
            <text:p>5</text:p>
          </table:table-cell>
          <table:table-cell table:formula="of:=IF(OR([.D86]=&quot;&quot;;[.G86]=&quot;&quot;);&quot;&quot;;ROUND(ABS([.D86]-[.G86])*86400)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date" office:date-value="2022-03-26" calcext:value-type="date">
            <text:p>2022-03-26</text:p>
          </table:table-cell>
          <table:table-cell/>
          <table:table-cell office:value-type="time" office:time-value="PT07H03M49S" calcext:value-type="time">
            <text:p>07:03:49</text:p>
          </table:table-cell>
          <table:table-cell office:value-type="time" office:time-value="PT15H06M08S" calcext:value-type="time">
            <text:p>15:06:08</text:p>
          </table:table-cell>
          <table:table-cell/>
          <table:table-cell office:value-type="time" office:time-value="PT07H03M43S" calcext:value-type="time">
            <text:p>07:03:43</text:p>
          </table:table-cell>
          <table:table-cell office:value-type="time" office:time-value="PT15H06M01S" calcext:value-type="time">
            <text:p>15:06:01</text:p>
          </table:table-cell>
          <table:table-cell table:formula="of:=IF(OR([.B87]=&quot;&quot;;[.E87]=&quot;&quot;);&quot;&quot;;ROUND(ABS([.B87]-[.E87])*86400))">
            <text:p/>
          </table:table-cell>
          <table:table-cell table:formula="of:=IF(OR([.C87]=&quot;&quot;;[.F87]=&quot;&quot;);&quot;&quot;;ROUND(ABS([.C87]-[.F87])*86400))" office:value-type="float" office:value="6" calcext:value-type="float">
            <text:p>6</text:p>
          </table:table-cell>
          <table:table-cell table:formula="of:=IF(OR([.D87]=&quot;&quot;;[.G87]=&quot;&quot;);&quot;&quot;;ROUND(ABS([.D87]-[.G87])*86400)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date" office:date-value="2022-03-27" calcext:value-type="date">
            <text:p>2022-03-27</text:p>
          </table:table-cell>
          <table:table-cell office:value-type="time" office:time-value="PT00H05M31S" calcext:value-type="time">
            <text:p>00:05:31</text:p>
          </table:table-cell>
          <table:table-cell office:value-type="time" office:time-value="PT08H04M43S" calcext:value-type="time">
            <text:p>08:04:43</text:p>
          </table:table-cell>
          <table:table-cell office:value-type="time" office:time-value="PT15H56M21S" calcext:value-type="time">
            <text:p>15:56:21</text:p>
          </table:table-cell>
          <table:table-cell office:value-type="time" office:time-value="PT00H05M30S" calcext:value-type="time">
            <text:p>00:05:30</text:p>
          </table:table-cell>
          <table:table-cell office:value-type="time" office:time-value="PT08H04M38S" calcext:value-type="time">
            <text:p>08:04:38</text:p>
          </table:table-cell>
          <table:table-cell office:value-type="time" office:time-value="PT15H56M19S" calcext:value-type="time">
            <text:p>15:56:19</text:p>
          </table:table-cell>
          <table:table-cell table:formula="of:=IF(OR([.B88]=&quot;&quot;;[.E88]=&quot;&quot;);&quot;&quot;;ROUND(ABS([.B88]-[.E88])*86400))" office:value-type="float" office:value="1" calcext:value-type="float">
            <text:p>1</text:p>
          </table:table-cell>
          <table:table-cell table:formula="of:=IF(OR([.C88]=&quot;&quot;;[.F88]=&quot;&quot;);&quot;&quot;;ROUND(ABS([.C88]-[.F88])*86400))" office:value-type="float" office:value="5" calcext:value-type="float">
            <text:p>5</text:p>
          </table:table-cell>
          <table:table-cell table:formula="of:=IF(OR([.D88]=&quot;&quot;;[.G88]=&quot;&quot;);&quot;&quot;;ROUND(ABS([.D88]-[.G88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3-28" calcext:value-type="date">
            <text:p>2022-03-28</text:p>
          </table:table-cell>
          <table:table-cell office:value-type="time" office:time-value="PT01H17M26S" calcext:value-type="time">
            <text:p>01:17:26</text:p>
          </table:table-cell>
          <table:table-cell office:value-type="time" office:time-value="PT09H02M42S" calcext:value-type="time">
            <text:p>09:02:42</text:p>
          </table:table-cell>
          <table:table-cell office:value-type="time" office:time-value="PT16H36M48S" calcext:value-type="time">
            <text:p>16:36:48</text:p>
          </table:table-cell>
          <table:table-cell office:value-type="time" office:time-value="PT01H17M25S" calcext:value-type="time">
            <text:p>01:17:25</text:p>
          </table:table-cell>
          <table:table-cell office:value-type="time" office:time-value="PT09H02M40S" calcext:value-type="time">
            <text:p>09:02:40</text:p>
          </table:table-cell>
          <table:table-cell office:value-type="time" office:time-value="PT16H36M52S" calcext:value-type="time">
            <text:p>16:36:52</text:p>
          </table:table-cell>
          <table:table-cell table:formula="of:=IF(OR([.B89]=&quot;&quot;;[.E89]=&quot;&quot;);&quot;&quot;;ROUND(ABS([.B89]-[.E89])*86400))" office:value-type="float" office:value="1" calcext:value-type="float">
            <text:p>1</text:p>
          </table:table-cell>
          <table:table-cell table:formula="of:=IF(OR([.C89]=&quot;&quot;;[.F89]=&quot;&quot;);&quot;&quot;;ROUND(ABS([.C89]-[.F89])*86400))" office:value-type="float" office:value="2" calcext:value-type="float">
            <text:p>2</text:p>
          </table:table-cell>
          <table:table-cell table:formula="of:=IF(OR([.D89]=&quot;&quot;;[.G89]=&quot;&quot;);&quot;&quot;;ROUND(ABS([.D89]-[.G89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03-29" calcext:value-type="date">
            <text:p>2022-03-29</text:p>
          </table:table-cell>
          <table:table-cell office:value-type="time" office:time-value="PT02H31M18S" calcext:value-type="time">
            <text:p>02:31:18</text:p>
          </table:table-cell>
          <table:table-cell office:value-type="time" office:time-value="PT09H56M48S" calcext:value-type="time">
            <text:p>09:56:48</text:p>
          </table:table-cell>
          <table:table-cell office:value-type="time" office:time-value="PT17H09M42S" calcext:value-type="time">
            <text:p>17:09:42</text:p>
          </table:table-cell>
          <table:table-cell office:value-type="time" office:time-value="PT02H31M16S" calcext:value-type="time">
            <text:p>02:31:16</text:p>
          </table:table-cell>
          <table:table-cell office:value-type="time" office:time-value="PT09H56M49S" calcext:value-type="time">
            <text:p>09:56:49</text:p>
          </table:table-cell>
          <table:table-cell office:value-type="time" office:time-value="PT17H09M48S" calcext:value-type="time">
            <text:p>17:09:48</text:p>
          </table:table-cell>
          <table:table-cell table:formula="of:=IF(OR([.B90]=&quot;&quot;;[.E90]=&quot;&quot;);&quot;&quot;;ROUND(ABS([.B90]-[.E90])*86400))" office:value-type="float" office:value="2" calcext:value-type="float">
            <text:p>2</text:p>
          </table:table-cell>
          <table:table-cell table:formula="of:=IF(OR([.C90]=&quot;&quot;;[.F90]=&quot;&quot;);&quot;&quot;;ROUND(ABS([.C90]-[.F90])*86400))" office:value-type="float" office:value="1" calcext:value-type="float">
            <text:p>1</text:p>
          </table:table-cell>
          <table:table-cell table:formula="of:=IF(OR([.D90]=&quot;&quot;;[.G90]=&quot;&quot;);&quot;&quot;;ROUND(ABS([.D90]-[.G90])*86400)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date" office:date-value="2022-03-30" calcext:value-type="date">
            <text:p>2022-03-30</text:p>
          </table:table-cell>
          <table:table-cell office:value-type="time" office:time-value="PT03H44M06S" calcext:value-type="time">
            <text:p>03:44:06</text:p>
          </table:table-cell>
          <table:table-cell office:value-type="time" office:time-value="PT10H47M04S" calcext:value-type="time">
            <text:p>10:47:04</text:p>
          </table:table-cell>
          <table:table-cell office:value-type="time" office:time-value="PT17H37M23S" calcext:value-type="time">
            <text:p>17:37:23</text:p>
          </table:table-cell>
          <table:table-cell office:value-type="time" office:time-value="PT03H44M05S" calcext:value-type="time">
            <text:p>03:44:05</text:p>
          </table:table-cell>
          <table:table-cell office:value-type="time" office:time-value="PT10H47M07S" calcext:value-type="time">
            <text:p>10:47:07</text:p>
          </table:table-cell>
          <table:table-cell office:value-type="time" office:time-value="PT17H37M29S" calcext:value-type="time">
            <text:p>17:37:29</text:p>
          </table:table-cell>
          <table:table-cell table:formula="of:=IF(OR([.B91]=&quot;&quot;;[.E91]=&quot;&quot;);&quot;&quot;;ROUND(ABS([.B91]-[.E91])*86400))" office:value-type="float" office:value="1" calcext:value-type="float">
            <text:p>1</text:p>
          </table:table-cell>
          <table:table-cell table:formula="of:=IF(OR([.C91]=&quot;&quot;;[.F91]=&quot;&quot;);&quot;&quot;;ROUND(ABS([.C91]-[.F91])*86400))" office:value-type="float" office:value="3" calcext:value-type="float">
            <text:p>3</text:p>
          </table:table-cell>
          <table:table-cell table:formula="of:=IF(OR([.D91]=&quot;&quot;;[.G91]=&quot;&quot;);&quot;&quot;;ROUND(ABS([.D91]-[.G91])*86400)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date" office:date-value="2022-03-31" calcext:value-type="date">
            <text:p>2022-03-31</text:p>
          </table:table-cell>
          <table:table-cell office:value-type="time" office:time-value="PT04H54M37S" calcext:value-type="time">
            <text:p>04:54:37</text:p>
          </table:table-cell>
          <table:table-cell office:value-type="time" office:time-value="PT11H34M14S" calcext:value-type="time">
            <text:p>11:34:14</text:p>
          </table:table-cell>
          <table:table-cell office:value-type="time" office:time-value="PT18H01M48S" calcext:value-type="time">
            <text:p>18:01:48</text:p>
          </table:table-cell>
          <table:table-cell office:value-type="time" office:time-value="PT04H54M37S" calcext:value-type="time">
            <text:p>04:54:37</text:p>
          </table:table-cell>
          <table:table-cell office:value-type="time" office:time-value="PT11H34M17S" calcext:value-type="time">
            <text:p>11:34:17</text:p>
          </table:table-cell>
          <table:table-cell office:value-type="time" office:time-value="PT18H01M54S" calcext:value-type="time">
            <text:p>18:01:54</text:p>
          </table:table-cell>
          <table:table-cell table:formula="of:=IF(OR([.B92]=&quot;&quot;;[.E92]=&quot;&quot;);&quot;&quot;;ROUND(ABS([.B92]-[.E92])*86400))" office:value-type="float" office:value="0" calcext:value-type="float">
            <text:p>0</text:p>
          </table:table-cell>
          <table:table-cell table:formula="of:=IF(OR([.C92]=&quot;&quot;;[.F92]=&quot;&quot;);&quot;&quot;;ROUND(ABS([.C92]-[.F92])*86400))" office:value-type="float" office:value="3" calcext:value-type="float">
            <text:p>3</text:p>
          </table:table-cell>
          <table:table-cell table:formula="of:=IF(OR([.D92]=&quot;&quot;;[.G92]=&quot;&quot;);&quot;&quot;;ROUND(ABS([.D92]-[.G92])*86400)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date" office:date-value="2022-04-01" calcext:value-type="date">
            <text:p>2022-04-01</text:p>
          </table:table-cell>
          <table:table-cell office:value-type="time" office:time-value="PT06H02M50S" calcext:value-type="time">
            <text:p>06:02:50</text:p>
          </table:table-cell>
          <table:table-cell office:value-type="time" office:time-value="PT12H19M18S" calcext:value-type="time">
            <text:p>12:19:18</text:p>
          </table:table-cell>
          <table:table-cell office:value-type="time" office:time-value="PT18H24M36S" calcext:value-type="time">
            <text:p>18:24:36</text:p>
          </table:table-cell>
          <table:table-cell office:value-type="time" office:time-value="PT06H02M51S" calcext:value-type="time">
            <text:p>06:02:51</text:p>
          </table:table-cell>
          <table:table-cell office:value-type="time" office:time-value="PT12H19M21S" calcext:value-type="time">
            <text:p>12:19:21</text:p>
          </table:table-cell>
          <table:table-cell office:value-type="time" office:time-value="PT18H24M42S" calcext:value-type="time">
            <text:p>18:24:42</text:p>
          </table:table-cell>
          <table:table-cell table:formula="of:=IF(OR([.B93]=&quot;&quot;;[.E93]=&quot;&quot;);&quot;&quot;;ROUND(ABS([.B93]-[.E93])*86400))" office:value-type="float" office:value="1" calcext:value-type="float">
            <text:p>1</text:p>
          </table:table-cell>
          <table:table-cell table:formula="of:=IF(OR([.C93]=&quot;&quot;;[.F93]=&quot;&quot;);&quot;&quot;;ROUND(ABS([.C93]-[.F93])*86400))" office:value-type="float" office:value="3" calcext:value-type="float">
            <text:p>3</text:p>
          </table:table-cell>
          <table:table-cell table:formula="of:=IF(OR([.D93]=&quot;&quot;;[.G93]=&quot;&quot;);&quot;&quot;;ROUND(ABS([.D93]-[.G93])*86400)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date" office:date-value="2022-04-02" calcext:value-type="date">
            <text:p>2022-04-02</text:p>
          </table:table-cell>
          <table:table-cell office:value-type="time" office:time-value="PT07H09M22S" calcext:value-type="time">
            <text:p>07:09:22</text:p>
          </table:table-cell>
          <table:table-cell office:value-type="time" office:time-value="PT13H03M20S" calcext:value-type="time">
            <text:p>13:03:20</text:p>
          </table:table-cell>
          <table:table-cell office:value-type="time" office:time-value="PT18H47M09S" calcext:value-type="time">
            <text:p>18:47:09</text:p>
          </table:table-cell>
          <table:table-cell office:value-type="time" office:time-value="PT07H09M24S" calcext:value-type="time">
            <text:p>07:09:24</text:p>
          </table:table-cell>
          <table:table-cell office:value-type="time" office:time-value="PT13H03M24S" calcext:value-type="time">
            <text:p>13:03:24</text:p>
          </table:table-cell>
          <table:table-cell office:value-type="time" office:time-value="PT18H47M14S" calcext:value-type="time">
            <text:p>18:47:14</text:p>
          </table:table-cell>
          <table:table-cell table:formula="of:=IF(OR([.B94]=&quot;&quot;;[.E94]=&quot;&quot;);&quot;&quot;;ROUND(ABS([.B94]-[.E94])*86400))" office:value-type="float" office:value="2" calcext:value-type="float">
            <text:p>2</text:p>
          </table:table-cell>
          <table:table-cell table:formula="of:=IF(OR([.C94]=&quot;&quot;;[.F94]=&quot;&quot;);&quot;&quot;;ROUND(ABS([.C94]-[.F94])*86400))" office:value-type="float" office:value="4" calcext:value-type="float">
            <text:p>4</text:p>
          </table:table-cell>
          <table:table-cell table:formula="of:=IF(OR([.D94]=&quot;&quot;;[.G94]=&quot;&quot;);&quot;&quot;;ROUND(ABS([.D94]-[.G94])*86400)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date" office:date-value="2022-04-03" calcext:value-type="date">
            <text:p>2022-04-03</text:p>
          </table:table-cell>
          <table:table-cell office:value-type="time" office:time-value="PT08H14M57S" calcext:value-type="time">
            <text:p>08:14:57</text:p>
          </table:table-cell>
          <table:table-cell office:value-type="time" office:time-value="PT13H47M21S" calcext:value-type="time">
            <text:p>13:47:21</text:p>
          </table:table-cell>
          <table:table-cell office:value-type="time" office:time-value="PT19H10M41S" calcext:value-type="time">
            <text:p>19:10:41</text:p>
          </table:table-cell>
          <table:table-cell office:value-type="time" office:time-value="PT08H14M58S" calcext:value-type="time">
            <text:p>08:14:58</text:p>
          </table:table-cell>
          <table:table-cell office:value-type="time" office:time-value="PT13H47M24S" calcext:value-type="time">
            <text:p>13:47:24</text:p>
          </table:table-cell>
          <table:table-cell office:value-type="time" office:time-value="PT19H10M45S" calcext:value-type="time">
            <text:p>19:10:45</text:p>
          </table:table-cell>
          <table:table-cell table:formula="of:=IF(OR([.B95]=&quot;&quot;;[.E95]=&quot;&quot;);&quot;&quot;;ROUND(ABS([.B95]-[.E95])*86400))" office:value-type="float" office:value="1" calcext:value-type="float">
            <text:p>1</text:p>
          </table:table-cell>
          <table:table-cell table:formula="of:=IF(OR([.C95]=&quot;&quot;;[.F95]=&quot;&quot;);&quot;&quot;;ROUND(ABS([.C95]-[.F95])*86400))" office:value-type="float" office:value="3" calcext:value-type="float">
            <text:p>3</text:p>
          </table:table-cell>
          <table:table-cell table:formula="of:=IF(OR([.D95]=&quot;&quot;;[.G95]=&quot;&quot;);&quot;&quot;;ROUND(ABS([.D95]-[.G95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04-04" calcext:value-type="date">
            <text:p>2022-04-04</text:p>
          </table:table-cell>
          <table:table-cell office:value-type="time" office:time-value="PT09H20M01S" calcext:value-type="time">
            <text:p>09:20:01</text:p>
          </table:table-cell>
          <table:table-cell office:value-type="time" office:time-value="PT14H32M11S" calcext:value-type="time">
            <text:p>14:32:11</text:p>
          </table:table-cell>
          <table:table-cell office:value-type="time" office:time-value="PT19H36M30S" calcext:value-type="time">
            <text:p>19:36:30</text:p>
          </table:table-cell>
          <table:table-cell office:value-type="time" office:time-value="PT09H20M02S" calcext:value-type="time">
            <text:p>09:20:02</text:p>
          </table:table-cell>
          <table:table-cell office:value-type="time" office:time-value="PT14H32M13S" calcext:value-type="time">
            <text:p>14:32:13</text:p>
          </table:table-cell>
          <table:table-cell office:value-type="time" office:time-value="PT19H36M32S" calcext:value-type="time">
            <text:p>19:36:32</text:p>
          </table:table-cell>
          <table:table-cell table:formula="of:=IF(OR([.B96]=&quot;&quot;;[.E96]=&quot;&quot;);&quot;&quot;;ROUND(ABS([.B96]-[.E96])*86400))" office:value-type="float" office:value="1" calcext:value-type="float">
            <text:p>1</text:p>
          </table:table-cell>
          <table:table-cell table:formula="of:=IF(OR([.C96]=&quot;&quot;;[.F96]=&quot;&quot;);&quot;&quot;;ROUND(ABS([.C96]-[.F96])*86400))" office:value-type="float" office:value="2" calcext:value-type="float">
            <text:p>2</text:p>
          </table:table-cell>
          <table:table-cell table:formula="of:=IF(OR([.D96]=&quot;&quot;;[.G96]=&quot;&quot;);&quot;&quot;;ROUND(ABS([.D96]-[.G96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4-05" calcext:value-type="date">
            <text:p>2022-04-05</text:p>
          </table:table-cell>
          <table:table-cell office:value-type="time" office:time-value="PT10H24M32S" calcext:value-type="time">
            <text:p>10:24:32</text:p>
          </table:table-cell>
          <table:table-cell office:value-type="time" office:time-value="PT15H18M26S" calcext:value-type="time">
            <text:p>15:18:26</text:p>
          </table:table-cell>
          <table:table-cell office:value-type="time" office:time-value="PT20H05M56S" calcext:value-type="time">
            <text:p>20:05:56</text:p>
          </table:table-cell>
          <table:table-cell office:value-type="time" office:time-value="PT10H24M31S" calcext:value-type="time">
            <text:p>10:24:31</text:p>
          </table:table-cell>
          <table:table-cell office:value-type="time" office:time-value="PT15H18M27S" calcext:value-type="time">
            <text:p>15:18:27</text:p>
          </table:table-cell>
          <table:table-cell office:value-type="time" office:time-value="PT20H05M57S" calcext:value-type="time">
            <text:p>20:05:57</text:p>
          </table:table-cell>
          <table:table-cell table:formula="of:=IF(OR([.B97]=&quot;&quot;;[.E97]=&quot;&quot;);&quot;&quot;;ROUND(ABS([.B97]-[.E97])*86400))" office:value-type="float" office:value="1" calcext:value-type="float">
            <text:p>1</text:p>
          </table:table-cell>
          <table:table-cell table:formula="of:=IF(OR([.C97]=&quot;&quot;;[.F97]=&quot;&quot;);&quot;&quot;;ROUND(ABS([.C97]-[.F97])*86400))" office:value-type="float" office:value="1" calcext:value-type="float">
            <text:p>1</text:p>
          </table:table-cell>
          <table:table-cell table:formula="of:=IF(OR([.D97]=&quot;&quot;;[.G97]=&quot;&quot;);&quot;&quot;;ROUND(ABS([.D97]-[.G97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4-06" calcext:value-type="date">
            <text:p>2022-04-06</text:p>
          </table:table-cell>
          <table:table-cell office:value-type="time" office:time-value="PT11H27M42S" calcext:value-type="time">
            <text:p>11:27:42</text:p>
          </table:table-cell>
          <table:table-cell office:value-type="time" office:time-value="PT16H06M23S" calcext:value-type="time">
            <text:p>16:06:23</text:p>
          </table:table-cell>
          <table:table-cell office:value-type="time" office:time-value="PT20H40M26S" calcext:value-type="time">
            <text:p>20:40:26</text:p>
          </table:table-cell>
          <table:table-cell office:value-type="time" office:time-value="PT11H27M39S" calcext:value-type="time">
            <text:p>11:27:39</text:p>
          </table:table-cell>
          <table:table-cell office:value-type="time" office:time-value="PT16H06M22S" calcext:value-type="time">
            <text:p>16:06:22</text:p>
          </table:table-cell>
          <table:table-cell office:value-type="time" office:time-value="PT20H40M26S" calcext:value-type="time">
            <text:p>20:40:26</text:p>
          </table:table-cell>
          <table:table-cell table:formula="of:=IF(OR([.B98]=&quot;&quot;;[.E98]=&quot;&quot;);&quot;&quot;;ROUND(ABS([.B98]-[.E98])*86400))" office:value-type="float" office:value="3" calcext:value-type="float">
            <text:p>3</text:p>
          </table:table-cell>
          <table:table-cell table:formula="of:=IF(OR([.C98]=&quot;&quot;;[.F98]=&quot;&quot;);&quot;&quot;;ROUND(ABS([.C98]-[.F98])*86400))" office:value-type="float" office:value="1" calcext:value-type="float">
            <text:p>1</text:p>
          </table:table-cell>
          <table:table-cell table:formula="of:=IF(OR([.D98]=&quot;&quot;;[.G98]=&quot;&quot;);&quot;&quot;;ROUND(ABS([.D98]-[.G98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4-07" calcext:value-type="date">
            <text:p>2022-04-07</text:p>
          </table:table-cell>
          <table:table-cell office:value-type="time" office:time-value="PT12H28M01S" calcext:value-type="time">
            <text:p>12:28:01</text:p>
          </table:table-cell>
          <table:table-cell office:value-type="time" office:time-value="PT16H55M55S" calcext:value-type="time">
            <text:p>16:55:55</text:p>
          </table:table-cell>
          <table:table-cell office:value-type="time" office:time-value="PT21H21M15S" calcext:value-type="time">
            <text:p>21:21:15</text:p>
          </table:table-cell>
          <table:table-cell office:value-type="time" office:time-value="PT12H27M57S" calcext:value-type="time">
            <text:p>12:27:57</text:p>
          </table:table-cell>
          <table:table-cell office:value-type="time" office:time-value="PT16H55M53S" calcext:value-type="time">
            <text:p>16:55:53</text:p>
          </table:table-cell>
          <table:table-cell office:value-type="time" office:time-value="PT21H21M15S" calcext:value-type="time">
            <text:p>21:21:15</text:p>
          </table:table-cell>
          <table:table-cell table:formula="of:=IF(OR([.B99]=&quot;&quot;;[.E99]=&quot;&quot;);&quot;&quot;;ROUND(ABS([.B99]-[.E99])*86400))" office:value-type="float" office:value="4" calcext:value-type="float">
            <text:p>4</text:p>
          </table:table-cell>
          <table:table-cell table:formula="of:=IF(OR([.C99]=&quot;&quot;;[.F99]=&quot;&quot;);&quot;&quot;;ROUND(ABS([.C99]-[.F99])*86400))" office:value-type="float" office:value="2" calcext:value-type="float">
            <text:p>2</text:p>
          </table:table-cell>
          <table:table-cell table:formula="of:=IF(OR([.D99]=&quot;&quot;;[.G99]=&quot;&quot;);&quot;&quot;;ROUND(ABS([.D99]-[.G99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4-08" calcext:value-type="date">
            <text:p>2022-04-08</text:p>
          </table:table-cell>
          <table:table-cell office:value-type="time" office:time-value="PT13H23M39S" calcext:value-type="time">
            <text:p>13:23:39</text:p>
          </table:table-cell>
          <table:table-cell office:value-type="time" office:time-value="PT17H46M30S" calcext:value-type="time">
            <text:p>17:46:30</text:p>
          </table:table-cell>
          <table:table-cell office:value-type="time" office:time-value="PT22H09M07S" calcext:value-type="time">
            <text:p>22:09:07</text:p>
          </table:table-cell>
          <table:table-cell office:value-type="time" office:time-value="PT13H23M33S" calcext:value-type="time">
            <text:p>13:23:33</text:p>
          </table:table-cell>
          <table:table-cell office:value-type="time" office:time-value="PT17H46M27S" calcext:value-type="time">
            <text:p>17:46:27</text:p>
          </table:table-cell>
          <table:table-cell office:value-type="time" office:time-value="PT22H09M08S" calcext:value-type="time">
            <text:p>22:09:08</text:p>
          </table:table-cell>
          <table:table-cell table:formula="of:=IF(OR([.B100]=&quot;&quot;;[.E100]=&quot;&quot;);&quot;&quot;;ROUND(ABS([.B100]-[.E100])*86400))" office:value-type="float" office:value="6" calcext:value-type="float">
            <text:p>6</text:p>
          </table:table-cell>
          <table:table-cell table:formula="of:=IF(OR([.C100]=&quot;&quot;;[.F100]=&quot;&quot;);&quot;&quot;;ROUND(ABS([.C100]-[.F100])*86400))" office:value-type="float" office:value="3" calcext:value-type="float">
            <text:p>3</text:p>
          </table:table-cell>
          <table:table-cell table:formula="of:=IF(OR([.D100]=&quot;&quot;;[.G100]=&quot;&quot;);&quot;&quot;;ROUND(ABS([.D100]-[.G100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4-09" calcext:value-type="date">
            <text:p>2022-04-09</text:p>
          </table:table-cell>
          <table:table-cell office:value-type="time" office:time-value="PT14H13M00S" calcext:value-type="time">
            <text:p>14:13:00</text:p>
          </table:table-cell>
          <table:table-cell office:value-type="time" office:time-value="PT18H37M20S" calcext:value-type="time">
            <text:p>18:37:20</text:p>
          </table:table-cell>
          <table:table-cell office:value-type="time" office:time-value="PT23H03M47S" calcext:value-type="time">
            <text:p>23:03:47</text:p>
          </table:table-cell>
          <table:table-cell office:value-type="time" office:time-value="PT14H12M55S" calcext:value-type="time">
            <text:p>14:12:55</text:p>
          </table:table-cell>
          <table:table-cell office:value-type="time" office:time-value="PT18H37M17S" calcext:value-type="time">
            <text:p>18:37:17</text:p>
          </table:table-cell>
          <table:table-cell office:value-type="time" office:time-value="PT23H03M48S" calcext:value-type="time">
            <text:p>23:03:48</text:p>
          </table:table-cell>
          <table:table-cell table:formula="of:=IF(OR([.B101]=&quot;&quot;;[.E101]=&quot;&quot;);&quot;&quot;;ROUND(ABS([.B101]-[.E101])*86400))" office:value-type="float" office:value="5" calcext:value-type="float">
            <text:p>5</text:p>
          </table:table-cell>
          <table:table-cell table:formula="of:=IF(OR([.C101]=&quot;&quot;;[.F101]=&quot;&quot;);&quot;&quot;;ROUND(ABS([.C101]-[.F101])*86400))" office:value-type="float" office:value="3" calcext:value-type="float">
            <text:p>3</text:p>
          </table:table-cell>
          <table:table-cell table:formula="of:=IF(OR([.D101]=&quot;&quot;;[.G101]=&quot;&quot;);&quot;&quot;;ROUND(ABS([.D101]-[.G101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4-10" calcext:value-type="date">
            <text:p>2022-04-10</text:p>
          </table:table-cell>
          <table:table-cell office:value-type="time" office:time-value="PT14H55M30S" calcext:value-type="time">
            <text:p>14:55:30</text:p>
          </table:table-cell>
          <table:table-cell office:value-type="time" office:time-value="PT19H27M34S" calcext:value-type="time">
            <text:p>19:27:34</text:p>
          </table:table-cell>
          <table:table-cell/>
          <table:table-cell office:value-type="time" office:time-value="PT14H55M26S" calcext:value-type="time">
            <text:p>14:55:26</text:p>
          </table:table-cell>
          <table:table-cell office:value-type="time" office:time-value="PT19H27M32S" calcext:value-type="time">
            <text:p>19:27:32</text:p>
          </table:table-cell>
          <table:table-cell/>
          <table:table-cell table:formula="of:=IF(OR([.B102]=&quot;&quot;;[.E102]=&quot;&quot;);&quot;&quot;;ROUND(ABS([.B102]-[.E102])*86400))" office:value-type="float" office:value="4" calcext:value-type="float">
            <text:p>4</text:p>
          </table:table-cell>
          <table:table-cell table:formula="of:=IF(OR([.C102]=&quot;&quot;;[.F102]=&quot;&quot;);&quot;&quot;;ROUND(ABS([.C102]-[.F102])*86400))" office:value-type="float" office:value="2" calcext:value-type="float">
            <text:p>2</text:p>
          </table:table-cell>
          <table:table-cell table:formula="of:=IF(OR([.D102]=&quot;&quot;;[.G102]=&quot;&quot;);&quot;&quot;;ROUND(ABS([.D102]-[.G102])*86400))">
            <text:p/>
          </table:table-cell>
          <table:table-cell table:number-columns-repeated="8"/>
        </table:table-row>
        <table:table-row table:style-name="ro1">
          <table:table-cell office:value-type="date" office:date-value="2022-04-11" calcext:value-type="date">
            <text:p>2022-04-11</text:p>
          </table:table-cell>
          <table:table-cell office:value-type="time" office:time-value="PT15H31M36S" calcext:value-type="time">
            <text:p>15:31:36</text:p>
          </table:table-cell>
          <table:table-cell office:value-type="time" office:time-value="PT20H16M36S" calcext:value-type="time">
            <text:p>20:16:36</text:p>
          </table:table-cell>
          <table:table-cell office:value-type="time" office:time-value="PT00H03M55S" calcext:value-type="time">
            <text:p>00:03:55</text:p>
          </table:table-cell>
          <table:table-cell office:value-type="time" office:time-value="PT15H31M34S" calcext:value-type="time">
            <text:p>15:31:34</text:p>
          </table:table-cell>
          <table:table-cell office:value-type="time" office:time-value="PT20H16M35S" calcext:value-type="time">
            <text:p>20:16:35</text:p>
          </table:table-cell>
          <table:table-cell office:value-type="time" office:time-value="PT00H03M58S" calcext:value-type="time">
            <text:p>00:03:58</text:p>
          </table:table-cell>
          <table:table-cell table:formula="of:=IF(OR([.B103]=&quot;&quot;;[.E103]=&quot;&quot;);&quot;&quot;;ROUND(ABS([.B103]-[.E103])*86400))" office:value-type="float" office:value="2" calcext:value-type="float">
            <text:p>2</text:p>
          </table:table-cell>
          <table:table-cell table:formula="of:=IF(OR([.C103]=&quot;&quot;;[.F103]=&quot;&quot;);&quot;&quot;;ROUND(ABS([.C103]-[.F103])*86400))" office:value-type="float" office:value="1" calcext:value-type="float">
            <text:p>1</text:p>
          </table:table-cell>
          <table:table-cell table:formula="of:=IF(OR([.D103]=&quot;&quot;;[.G103]=&quot;&quot;);&quot;&quot;;ROUND(ABS([.D103]-[.G103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4-12" calcext:value-type="date">
            <text:p>2022-04-12</text:p>
          </table:table-cell>
          <table:table-cell office:value-type="time" office:time-value="PT16H02M28S" calcext:value-type="time">
            <text:p>16:02:28</text:p>
          </table:table-cell>
          <table:table-cell office:value-type="time" office:time-value="PT21H04M14S" calcext:value-type="time">
            <text:p>21:04:14</text:p>
          </table:table-cell>
          <table:table-cell office:value-type="time" office:time-value="PT01H07M48S" calcext:value-type="time">
            <text:p>01:07:48</text:p>
          </table:table-cell>
          <table:table-cell office:value-type="time" office:time-value="PT16H02M28S" calcext:value-type="time">
            <text:p>16:02:28</text:p>
          </table:table-cell>
          <table:table-cell office:value-type="time" office:time-value="PT21H04M14S" calcext:value-type="time">
            <text:p>21:04:14</text:p>
          </table:table-cell>
          <table:table-cell office:value-type="time" office:time-value="PT01H07M51S" calcext:value-type="time">
            <text:p>01:07:51</text:p>
          </table:table-cell>
          <table:table-cell table:formula="of:=IF(OR([.B104]=&quot;&quot;;[.E104]=&quot;&quot;);&quot;&quot;;ROUND(ABS([.B104]-[.E104])*86400))" office:value-type="float" office:value="0" calcext:value-type="float">
            <text:p>0</text:p>
          </table:table-cell>
          <table:table-cell table:formula="of:=IF(OR([.C104]=&quot;&quot;;[.F104]=&quot;&quot;);&quot;&quot;;ROUND(ABS([.C104]-[.F104])*86400))" office:value-type="float" office:value="0" calcext:value-type="float">
            <text:p>0</text:p>
          </table:table-cell>
          <table:table-cell table:formula="of:=IF(OR([.D104]=&quot;&quot;;[.G104]=&quot;&quot;);&quot;&quot;;ROUND(ABS([.D104]-[.G104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4-13" calcext:value-type="date">
            <text:p>2022-04-13</text:p>
          </table:table-cell>
          <table:table-cell office:value-type="time" office:time-value="PT16H29M32S" calcext:value-type="time">
            <text:p>16:29:32</text:p>
          </table:table-cell>
          <table:table-cell office:value-type="time" office:time-value="PT21H50M43S" calcext:value-type="time">
            <text:p>21:50:43</text:p>
          </table:table-cell>
          <table:table-cell office:value-type="time" office:time-value="PT02H13M50S" calcext:value-type="time">
            <text:p>02:13:50</text:p>
          </table:table-cell>
          <table:table-cell office:value-type="time" office:time-value="PT16H29M34S" calcext:value-type="time">
            <text:p>16:29:34</text:p>
          </table:table-cell>
          <table:table-cell office:value-type="time" office:time-value="PT21H50M43S" calcext:value-type="time">
            <text:p>21:50:43</text:p>
          </table:table-cell>
          <table:table-cell office:value-type="time" office:time-value="PT02H13M53S" calcext:value-type="time">
            <text:p>02:13:53</text:p>
          </table:table-cell>
          <table:table-cell table:formula="of:=IF(OR([.B105]=&quot;&quot;;[.E105]=&quot;&quot;);&quot;&quot;;ROUND(ABS([.B105]-[.E105])*86400))" office:value-type="float" office:value="2" calcext:value-type="float">
            <text:p>2</text:p>
          </table:table-cell>
          <table:table-cell table:formula="of:=IF(OR([.C105]=&quot;&quot;;[.F105]=&quot;&quot;);&quot;&quot;;ROUND(ABS([.C105]-[.F105])*86400))" office:value-type="float" office:value="0" calcext:value-type="float">
            <text:p>0</text:p>
          </table:table-cell>
          <table:table-cell table:formula="of:=IF(OR([.D105]=&quot;&quot;;[.G105]=&quot;&quot;);&quot;&quot;;ROUND(ABS([.D105]-[.G105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4-14" calcext:value-type="date">
            <text:p>2022-04-14</text:p>
          </table:table-cell>
          <table:table-cell office:value-type="time" office:time-value="PT16H54M14S" calcext:value-type="time">
            <text:p>16:54:14</text:p>
          </table:table-cell>
          <table:table-cell office:value-type="time" office:time-value="PT22H36M39S" calcext:value-type="time">
            <text:p>22:36:39</text:p>
          </table:table-cell>
          <table:table-cell office:value-type="time" office:time-value="PT03H21M08S" calcext:value-type="time">
            <text:p>03:21:08</text:p>
          </table:table-cell>
          <table:table-cell office:value-type="time" office:time-value="PT16H54M16S" calcext:value-type="time">
            <text:p>16:54:16</text:p>
          </table:table-cell>
          <table:table-cell office:value-type="time" office:time-value="PT22H36M39S" calcext:value-type="time">
            <text:p>22:36:39</text:p>
          </table:table-cell>
          <table:table-cell office:value-type="time" office:time-value="PT03H21M10S" calcext:value-type="time">
            <text:p>03:21:10</text:p>
          </table:table-cell>
          <table:table-cell table:formula="of:=IF(OR([.B106]=&quot;&quot;;[.E106]=&quot;&quot;);&quot;&quot;;ROUND(ABS([.B106]-[.E106])*86400))" office:value-type="float" office:value="2" calcext:value-type="float">
            <text:p>2</text:p>
          </table:table-cell>
          <table:table-cell table:formula="of:=IF(OR([.C106]=&quot;&quot;;[.F106]=&quot;&quot;);&quot;&quot;;ROUND(ABS([.C106]-[.F106])*86400))" office:value-type="float" office:value="0" calcext:value-type="float">
            <text:p>0</text:p>
          </table:table-cell>
          <table:table-cell table:formula="of:=IF(OR([.D106]=&quot;&quot;;[.G106]=&quot;&quot;);&quot;&quot;;ROUND(ABS([.D106]-[.G106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4-15" calcext:value-type="date">
            <text:p>2022-04-15</text:p>
          </table:table-cell>
          <table:table-cell office:value-type="time" office:time-value="PT17H17M56S" calcext:value-type="time">
            <text:p>17:17:56</text:p>
          </table:table-cell>
          <table:table-cell office:value-type="time" office:time-value="PT23H22M55S" calcext:value-type="time">
            <text:p>23:22:55</text:p>
          </table:table-cell>
          <table:table-cell office:value-type="time" office:time-value="PT04H29M34S" calcext:value-type="time">
            <text:p>04:29:34</text:p>
          </table:table-cell>
          <table:table-cell office:value-type="time" office:time-value="PT17H18M00S" calcext:value-type="time">
            <text:p>17:18:00</text:p>
          </table:table-cell>
          <table:table-cell office:value-type="time" office:time-value="PT23H22M55S" calcext:value-type="time">
            <text:p>23:22:55</text:p>
          </table:table-cell>
          <table:table-cell office:value-type="time" office:time-value="PT04H29M37S" calcext:value-type="time">
            <text:p>04:29:37</text:p>
          </table:table-cell>
          <table:table-cell table:formula="of:=IF(OR([.B107]=&quot;&quot;;[.E107]=&quot;&quot;);&quot;&quot;;ROUND(ABS([.B107]-[.E107])*86400))" office:value-type="float" office:value="4" calcext:value-type="float">
            <text:p>4</text:p>
          </table:table-cell>
          <table:table-cell table:formula="of:=IF(OR([.C107]=&quot;&quot;;[.F107]=&quot;&quot;);&quot;&quot;;ROUND(ABS([.C107]-[.F107])*86400))" office:value-type="float" office:value="0" calcext:value-type="float">
            <text:p>0</text:p>
          </table:table-cell>
          <table:table-cell table:formula="of:=IF(OR([.D107]=&quot;&quot;;[.G107]=&quot;&quot;);&quot;&quot;;ROUND(ABS([.D107]-[.G107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4-16" calcext:value-type="date">
            <text:p>2022-04-16</text:p>
          </table:table-cell>
          <table:table-cell office:value-type="time" office:time-value="PT17H42M02S" calcext:value-type="time">
            <text:p>17:42:02</text:p>
          </table:table-cell>
          <table:table-cell/>
          <table:table-cell office:value-type="time" office:time-value="PT05H39M37S" calcext:value-type="time">
            <text:p>05:39:37</text:p>
          </table:table-cell>
          <table:table-cell office:value-type="time" office:time-value="PT17H42M06S" calcext:value-type="time">
            <text:p>17:42:06</text:p>
          </table:table-cell>
          <table:table-cell/>
          <table:table-cell office:value-type="time" office:time-value="PT05H39M39S" calcext:value-type="time">
            <text:p>05:39:39</text:p>
          </table:table-cell>
          <table:table-cell table:formula="of:=IF(OR([.B108]=&quot;&quot;;[.E108]=&quot;&quot;);&quot;&quot;;ROUND(ABS([.B108]-[.E108])*86400))" office:value-type="float" office:value="4" calcext:value-type="float">
            <text:p>4</text:p>
          </table:table-cell>
          <table:table-cell table:formula="of:=IF(OR([.C108]=&quot;&quot;;[.F108]=&quot;&quot;);&quot;&quot;;ROUND(ABS([.C108]-[.F108])*86400))">
            <text:p/>
          </table:table-cell>
          <table:table-cell table:formula="of:=IF(OR([.D108]=&quot;&quot;;[.G108]=&quot;&quot;);&quot;&quot;;ROUND(ABS([.D108]-[.G108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4-17" calcext:value-type="date">
            <text:p>2022-04-17</text:p>
          </table:table-cell>
          <table:table-cell office:value-type="time" office:time-value="PT18H08M04S" calcext:value-type="time">
            <text:p>18:08:04</text:p>
          </table:table-cell>
          <table:table-cell office:value-type="time" office:time-value="PT00H10M37S" calcext:value-type="time">
            <text:p>00:10:37</text:p>
          </table:table-cell>
          <table:table-cell office:value-type="time" office:time-value="PT06H52M00S" calcext:value-type="time">
            <text:p>06:52:00</text:p>
          </table:table-cell>
          <table:table-cell office:value-type="time" office:time-value="PT18H08M09S" calcext:value-type="time">
            <text:p>18:08:09</text:p>
          </table:table-cell>
          <table:table-cell office:value-type="time" office:time-value="PT00H10M37S" calcext:value-type="time">
            <text:p>00:10:37</text:p>
          </table:table-cell>
          <table:table-cell office:value-type="time" office:time-value="PT06H52M00S" calcext:value-type="time">
            <text:p>06:52:00</text:p>
          </table:table-cell>
          <table:table-cell table:formula="of:=IF(OR([.B109]=&quot;&quot;;[.E109]=&quot;&quot;);&quot;&quot;;ROUND(ABS([.B109]-[.E109])*86400))" office:value-type="float" office:value="5" calcext:value-type="float">
            <text:p>5</text:p>
          </table:table-cell>
          <table:table-cell table:formula="of:=IF(OR([.C109]=&quot;&quot;;[.F109]=&quot;&quot;);&quot;&quot;;ROUND(ABS([.C109]-[.F109])*86400))" office:value-type="float" office:value="0" calcext:value-type="float">
            <text:p>0</text:p>
          </table:table-cell>
          <table:table-cell table:formula="of:=IF(OR([.D109]=&quot;&quot;;[.G109]=&quot;&quot;);&quot;&quot;;ROUND(ABS([.D109]-[.G109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4-18" calcext:value-type="date">
            <text:p>2022-04-18</text:p>
          </table:table-cell>
          <table:table-cell office:value-type="time" office:time-value="PT18H37M51S" calcext:value-type="time">
            <text:p>18:37:51</text:p>
          </table:table-cell>
          <table:table-cell office:value-type="time" office:time-value="PT01H00M53S" calcext:value-type="time">
            <text:p>01:00:53</text:p>
          </table:table-cell>
          <table:table-cell office:value-type="time" office:time-value="PT08H07M13S" calcext:value-type="time">
            <text:p>08:07:13</text:p>
          </table:table-cell>
          <table:table-cell office:value-type="time" office:time-value="PT18H37M57S" calcext:value-type="time">
            <text:p>18:37:57</text:p>
          </table:table-cell>
          <table:table-cell office:value-type="time" office:time-value="PT01H00M53S" calcext:value-type="time">
            <text:p>01:00:53</text:p>
          </table:table-cell>
          <table:table-cell office:value-type="time" office:time-value="PT08H07M11S" calcext:value-type="time">
            <text:p>08:07:11</text:p>
          </table:table-cell>
          <table:table-cell table:formula="of:=IF(OR([.B110]=&quot;&quot;;[.E110]=&quot;&quot;);&quot;&quot;;ROUND(ABS([.B110]-[.E110])*86400))" office:value-type="float" office:value="6" calcext:value-type="float">
            <text:p>6</text:p>
          </table:table-cell>
          <table:table-cell table:formula="of:=IF(OR([.C110]=&quot;&quot;;[.F110]=&quot;&quot;);&quot;&quot;;ROUND(ABS([.C110]-[.F110])*86400))" office:value-type="float" office:value="0" calcext:value-type="float">
            <text:p>0</text:p>
          </table:table-cell>
          <table:table-cell table:formula="of:=IF(OR([.D110]=&quot;&quot;;[.G110]=&quot;&quot;);&quot;&quot;;ROUND(ABS([.D110]-[.G110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4-19" calcext:value-type="date">
            <text:p>2022-04-19</text:p>
          </table:table-cell>
          <table:table-cell office:value-type="time" office:time-value="PT19H13M39S" calcext:value-type="time">
            <text:p>19:13:39</text:p>
          </table:table-cell>
          <table:table-cell office:value-type="time" office:time-value="PT01H54M42S" calcext:value-type="time">
            <text:p>01:54:42</text:p>
          </table:table-cell>
          <table:table-cell office:value-type="time" office:time-value="PT09H24M51S" calcext:value-type="time">
            <text:p>09:24:51</text:p>
          </table:table-cell>
          <table:table-cell office:value-type="time" office:time-value="PT19H13M43S" calcext:value-type="time">
            <text:p>19:13:43</text:p>
          </table:table-cell>
          <table:table-cell office:value-type="time" office:time-value="PT01H54M42S" calcext:value-type="time">
            <text:p>01:54:42</text:p>
          </table:table-cell>
          <table:table-cell office:value-type="time" office:time-value="PT09H24M46S" calcext:value-type="time">
            <text:p>09:24:46</text:p>
          </table:table-cell>
          <table:table-cell table:formula="of:=IF(OR([.B111]=&quot;&quot;;[.E111]=&quot;&quot;);&quot;&quot;;ROUND(ABS([.B111]-[.E111])*86400))" office:value-type="float" office:value="4" calcext:value-type="float">
            <text:p>4</text:p>
          </table:table-cell>
          <table:table-cell table:formula="of:=IF(OR([.C111]=&quot;&quot;;[.F111]=&quot;&quot;);&quot;&quot;;ROUND(ABS([.C111]-[.F111])*86400))" office:value-type="float" office:value="0" calcext:value-type="float">
            <text:p>0</text:p>
          </table:table-cell>
          <table:table-cell table:formula="of:=IF(OR([.D111]=&quot;&quot;;[.G111]=&quot;&quot;);&quot;&quot;;ROUND(ABS([.D111]-[.G111])*86400)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date" office:date-value="2022-04-20" calcext:value-type="date">
            <text:p>2022-04-20</text:p>
          </table:table-cell>
          <table:table-cell office:value-type="time" office:time-value="PT19H57M54S" calcext:value-type="time">
            <text:p>19:57:54</text:p>
          </table:table-cell>
          <table:table-cell office:value-type="time" office:time-value="PT02H52M34S" calcext:value-type="time">
            <text:p>02:52:34</text:p>
          </table:table-cell>
          <table:table-cell office:value-type="time" office:time-value="PT10H42M43S" calcext:value-type="time">
            <text:p>10:42:43</text:p>
          </table:table-cell>
          <table:table-cell office:value-type="time" office:time-value="PT19H57M54S" calcext:value-type="time">
            <text:p>19:57:54</text:p>
          </table:table-cell>
          <table:table-cell office:value-type="time" office:time-value="PT02H52M33S" calcext:value-type="time">
            <text:p>02:52:33</text:p>
          </table:table-cell>
          <table:table-cell office:value-type="time" office:time-value="PT10H42M34S" calcext:value-type="time">
            <text:p>10:42:34</text:p>
          </table:table-cell>
          <table:table-cell table:formula="of:=IF(OR([.B112]=&quot;&quot;;[.E112]=&quot;&quot;);&quot;&quot;;ROUND(ABS([.B112]-[.E112])*86400))" office:value-type="float" office:value="0" calcext:value-type="float">
            <text:p>0</text:p>
          </table:table-cell>
          <table:table-cell table:formula="of:=IF(OR([.C112]=&quot;&quot;;[.F112]=&quot;&quot;);&quot;&quot;;ROUND(ABS([.C112]-[.F112])*86400))" office:value-type="float" office:value="1" calcext:value-type="float">
            <text:p>1</text:p>
          </table:table-cell>
          <table:table-cell table:formula="of:=IF(OR([.D112]=&quot;&quot;;[.G112]=&quot;&quot;);&quot;&quot;;ROUND(ABS([.D112]-[.G112])*86400)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date" office:date-value="2022-04-21" calcext:value-type="date">
            <text:p>2022-04-21</text:p>
          </table:table-cell>
          <table:table-cell office:value-type="time" office:time-value="PT20H52M22S" calcext:value-type="time">
            <text:p>20:52:22</text:p>
          </table:table-cell>
          <table:table-cell office:value-type="time" office:time-value="PT03H53M58S" calcext:value-type="time">
            <text:p>03:53:58</text:p>
          </table:table-cell>
          <table:table-cell office:value-type="time" office:time-value="PT11H56M41S" calcext:value-type="time">
            <text:p>11:56:41</text:p>
          </table:table-cell>
          <table:table-cell office:value-type="time" office:time-value="PT20H52M19S" calcext:value-type="time">
            <text:p>20:52:19</text:p>
          </table:table-cell>
          <table:table-cell office:value-type="time" office:time-value="PT03H53M54S" calcext:value-type="time">
            <text:p>03:53:54</text:p>
          </table:table-cell>
          <table:table-cell office:value-type="time" office:time-value="PT11H56M29S" calcext:value-type="time">
            <text:p>11:56:29</text:p>
          </table:table-cell>
          <table:table-cell table:formula="of:=IF(OR([.B113]=&quot;&quot;;[.E113]=&quot;&quot;);&quot;&quot;;ROUND(ABS([.B113]-[.E113])*86400))" office:value-type="float" office:value="3" calcext:value-type="float">
            <text:p>3</text:p>
          </table:table-cell>
          <table:table-cell table:formula="of:=IF(OR([.C113]=&quot;&quot;;[.F113]=&quot;&quot;);&quot;&quot;;ROUND(ABS([.C113]-[.F113])*86400))" office:value-type="float" office:value="4" calcext:value-type="float">
            <text:p>4</text:p>
          </table:table-cell>
          <table:table-cell table:formula="of:=IF(OR([.D113]=&quot;&quot;;[.G113]=&quot;&quot;);&quot;&quot;;ROUND(ABS([.D113]-[.G113])*86400)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2-04-22" calcext:value-type="date">
            <text:p>2022-04-22</text:p>
          </table:table-cell>
          <table:table-cell office:value-type="time" office:time-value="PT21H56M44S" calcext:value-type="time">
            <text:p>21:56:44</text:p>
          </table:table-cell>
          <table:table-cell office:value-type="time" office:time-value="PT04H57M07S" calcext:value-type="time">
            <text:p>04:57:07</text:p>
          </table:table-cell>
          <table:table-cell office:value-type="time" office:time-value="PT13H01M58S" calcext:value-type="time">
            <text:p>13:01:58</text:p>
          </table:table-cell>
          <table:table-cell office:value-type="time" office:time-value="PT21H56M40S" calcext:value-type="time">
            <text:p>21:56:40</text:p>
          </table:table-cell>
          <table:table-cell office:value-type="time" office:time-value="PT04H57M02S" calcext:value-type="time">
            <text:p>04:57:02</text:p>
          </table:table-cell>
          <table:table-cell office:value-type="time" office:time-value="PT13H01M49S" calcext:value-type="time">
            <text:p>13:01:49</text:p>
          </table:table-cell>
          <table:table-cell table:formula="of:=IF(OR([.B114]=&quot;&quot;;[.E114]=&quot;&quot;);&quot;&quot;;ROUND(ABS([.B114]-[.E114])*86400))" office:value-type="float" office:value="4" calcext:value-type="float">
            <text:p>4</text:p>
          </table:table-cell>
          <table:table-cell table:formula="of:=IF(OR([.C114]=&quot;&quot;;[.F114]=&quot;&quot;);&quot;&quot;;ROUND(ABS([.C114]-[.F114])*86400))" office:value-type="float" office:value="5" calcext:value-type="float">
            <text:p>5</text:p>
          </table:table-cell>
          <table:table-cell table:formula="of:=IF(OR([.D114]=&quot;&quot;;[.G114]=&quot;&quot;);&quot;&quot;;ROUND(ABS([.D114]-[.G114])*86400)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date" office:date-value="2022-04-23" calcext:value-type="date">
            <text:p>2022-04-23</text:p>
          </table:table-cell>
          <table:table-cell office:value-type="time" office:time-value="PT23H07M49S" calcext:value-type="time">
            <text:p>23:07:49</text:p>
          </table:table-cell>
          <table:table-cell office:value-type="time" office:time-value="PT05H59M26S" calcext:value-type="time">
            <text:p>05:59:26</text:p>
          </table:table-cell>
          <table:table-cell office:value-type="time" office:time-value="PT13H55M58S" calcext:value-type="time">
            <text:p>13:55:58</text:p>
          </table:table-cell>
          <table:table-cell office:value-type="time" office:time-value="PT23H07M48S" calcext:value-type="time">
            <text:p>23:07:48</text:p>
          </table:table-cell>
          <table:table-cell office:value-type="time" office:time-value="PT05H59M22S" calcext:value-type="time">
            <text:p>05:59:22</text:p>
          </table:table-cell>
          <table:table-cell office:value-type="time" office:time-value="PT13H55M54S" calcext:value-type="time">
            <text:p>13:55:54</text:p>
          </table:table-cell>
          <table:table-cell table:formula="of:=IF(OR([.B115]=&quot;&quot;;[.E115]=&quot;&quot;);&quot;&quot;;ROUND(ABS([.B115]-[.E115])*86400))" office:value-type="float" office:value="1" calcext:value-type="float">
            <text:p>1</text:p>
          </table:table-cell>
          <table:table-cell table:formula="of:=IF(OR([.C115]=&quot;&quot;;[.F115]=&quot;&quot;);&quot;&quot;;ROUND(ABS([.C115]-[.F115])*86400))" office:value-type="float" office:value="4" calcext:value-type="float">
            <text:p>4</text:p>
          </table:table-cell>
          <table:table-cell table:formula="of:=IF(OR([.D115]=&quot;&quot;;[.G115]=&quot;&quot;);&quot;&quot;;ROUND(ABS([.D115]-[.G115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04-24" calcext:value-type="date">
            <text:p>2022-04-24</text:p>
          </table:table-cell>
          <table:table-cell/>
          <table:table-cell office:value-type="time" office:time-value="PT06H58M38S" calcext:value-type="time">
            <text:p>06:58:38</text:p>
          </table:table-cell>
          <table:table-cell office:value-type="time" office:time-value="PT14H39M02S" calcext:value-type="time">
            <text:p>14:39:02</text:p>
          </table:table-cell>
          <table:table-cell/>
          <table:table-cell office:value-type="time" office:time-value="PT06H58M36S" calcext:value-type="time">
            <text:p>06:58:36</text:p>
          </table:table-cell>
          <table:table-cell office:value-type="time" office:time-value="PT14H39M05S" calcext:value-type="time">
            <text:p>14:39:05</text:p>
          </table:table-cell>
          <table:table-cell table:formula="of:=IF(OR([.B116]=&quot;&quot;;[.E116]=&quot;&quot;);&quot;&quot;;ROUND(ABS([.B116]-[.E116])*86400))">
            <text:p/>
          </table:table-cell>
          <table:table-cell table:formula="of:=IF(OR([.C116]=&quot;&quot;;[.F116]=&quot;&quot;);&quot;&quot;;ROUND(ABS([.C116]-[.F116])*86400))" office:value-type="float" office:value="2" calcext:value-type="float">
            <text:p>2</text:p>
          </table:table-cell>
          <table:table-cell table:formula="of:=IF(OR([.D116]=&quot;&quot;;[.G116]=&quot;&quot;);&quot;&quot;;ROUND(ABS([.D116]-[.G116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4-25" calcext:value-type="date">
            <text:p>2022-04-25</text:p>
          </table:table-cell>
          <table:table-cell office:value-type="time" office:time-value="PT00H21M15S" calcext:value-type="time">
            <text:p>00:21:15</text:p>
          </table:table-cell>
          <table:table-cell office:value-type="time" office:time-value="PT07H53M32S" calcext:value-type="time">
            <text:p>07:53:32</text:p>
          </table:table-cell>
          <table:table-cell office:value-type="time" office:time-value="PT15H13M30S" calcext:value-type="time">
            <text:p>15:13:30</text:p>
          </table:table-cell>
          <table:table-cell office:value-type="time" office:time-value="PT00H21M15S" calcext:value-type="time">
            <text:p>00:21:15</text:p>
          </table:table-cell>
          <table:table-cell office:value-type="time" office:time-value="PT07H53M33S" calcext:value-type="time">
            <text:p>07:53:33</text:p>
          </table:table-cell>
          <table:table-cell office:value-type="time" office:time-value="PT15H13M36S" calcext:value-type="time">
            <text:p>15:13:36</text:p>
          </table:table-cell>
          <table:table-cell table:formula="of:=IF(OR([.B117]=&quot;&quot;;[.E117]=&quot;&quot;);&quot;&quot;;ROUND(ABS([.B117]-[.E117])*86400))" office:value-type="float" office:value="0" calcext:value-type="float">
            <text:p>0</text:p>
          </table:table-cell>
          <table:table-cell table:formula="of:=IF(OR([.C117]=&quot;&quot;;[.F117]=&quot;&quot;);&quot;&quot;;ROUND(ABS([.C117]-[.F117])*86400))" office:value-type="float" office:value="1" calcext:value-type="float">
            <text:p>1</text:p>
          </table:table-cell>
          <table:table-cell table:formula="of:=IF(OR([.D117]=&quot;&quot;;[.G117]=&quot;&quot;);&quot;&quot;;ROUND(ABS([.D117]-[.G117])*86400)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date" office:date-value="2022-04-26" calcext:value-type="date">
            <text:p>2022-04-26</text:p>
          </table:table-cell>
          <table:table-cell office:value-type="time" office:time-value="PT01H33M44S" calcext:value-type="time">
            <text:p>01:33:44</text:p>
          </table:table-cell>
          <table:table-cell office:value-type="time" office:time-value="PT08H44M09S" calcext:value-type="time">
            <text:p>08:44:09</text:p>
          </table:table-cell>
          <table:table-cell office:value-type="time" office:time-value="PT15H41M56S" calcext:value-type="time">
            <text:p>15:41:56</text:p>
          </table:table-cell>
          <table:table-cell office:value-type="time" office:time-value="PT01H33M44S" calcext:value-type="time">
            <text:p>01:33:44</text:p>
          </table:table-cell>
          <table:table-cell office:value-type="time" office:time-value="PT08H44M11S" calcext:value-type="time">
            <text:p>08:44:11</text:p>
          </table:table-cell>
          <table:table-cell office:value-type="time" office:time-value="PT15H42M04S" calcext:value-type="time">
            <text:p>15:42:04</text:p>
          </table:table-cell>
          <table:table-cell table:formula="of:=IF(OR([.B118]=&quot;&quot;;[.E118]=&quot;&quot;);&quot;&quot;;ROUND(ABS([.B118]-[.E118])*86400))" office:value-type="float" office:value="0" calcext:value-type="float">
            <text:p>0</text:p>
          </table:table-cell>
          <table:table-cell table:formula="of:=IF(OR([.C118]=&quot;&quot;;[.F118]=&quot;&quot;);&quot;&quot;;ROUND(ABS([.C118]-[.F118])*86400))" office:value-type="float" office:value="2" calcext:value-type="float">
            <text:p>2</text:p>
          </table:table-cell>
          <table:table-cell table:formula="of:=IF(OR([.D118]=&quot;&quot;;[.G118]=&quot;&quot;);&quot;&quot;;ROUND(ABS([.D118]-[.G118])*86400)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date" office:date-value="2022-04-27" calcext:value-type="date">
            <text:p>2022-04-27</text:p>
          </table:table-cell>
          <table:table-cell office:value-type="time" office:time-value="PT02H43M47S" calcext:value-type="time">
            <text:p>02:43:47</text:p>
          </table:table-cell>
          <table:table-cell office:value-type="time" office:time-value="PT09H31M14S" calcext:value-type="time">
            <text:p>09:31:14</text:p>
          </table:table-cell>
          <table:table-cell office:value-type="time" office:time-value="PT16H06M34S" calcext:value-type="time">
            <text:p>16:06:34</text:p>
          </table:table-cell>
          <table:table-cell office:value-type="time" office:time-value="PT02H43M48S" calcext:value-type="time">
            <text:p>02:43:48</text:p>
          </table:table-cell>
          <table:table-cell office:value-type="time" office:time-value="PT09H31M18S" calcext:value-type="time">
            <text:p>09:31:18</text:p>
          </table:table-cell>
          <table:table-cell office:value-type="time" office:time-value="PT16H06M41S" calcext:value-type="time">
            <text:p>16:06:41</text:p>
          </table:table-cell>
          <table:table-cell table:formula="of:=IF(OR([.B119]=&quot;&quot;;[.E119]=&quot;&quot;);&quot;&quot;;ROUND(ABS([.B119]-[.E119])*86400))" office:value-type="float" office:value="1" calcext:value-type="float">
            <text:p>1</text:p>
          </table:table-cell>
          <table:table-cell table:formula="of:=IF(OR([.C119]=&quot;&quot;;[.F119]=&quot;&quot;);&quot;&quot;;ROUND(ABS([.C119]-[.F119])*86400))" office:value-type="float" office:value="4" calcext:value-type="float">
            <text:p>4</text:p>
          </table:table-cell>
          <table:table-cell table:formula="of:=IF(OR([.D119]=&quot;&quot;;[.G119]=&quot;&quot;);&quot;&quot;;ROUND(ABS([.D119]-[.G119])*86400)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date" office:date-value="2022-04-28" calcext:value-type="date">
            <text:p>2022-04-28</text:p>
          </table:table-cell>
          <table:table-cell office:value-type="time" office:time-value="PT03H51M23S" calcext:value-type="time">
            <text:p>03:51:23</text:p>
          </table:table-cell>
          <table:table-cell office:value-type="time" office:time-value="PT10H15M55S" calcext:value-type="time">
            <text:p>10:15:55</text:p>
          </table:table-cell>
          <table:table-cell office:value-type="time" office:time-value="PT16H29M08S" calcext:value-type="time">
            <text:p>16:29:08</text:p>
          </table:table-cell>
          <table:table-cell office:value-type="time" office:time-value="PT03H51M24S" calcext:value-type="time">
            <text:p>03:51:24</text:p>
          </table:table-cell>
          <table:table-cell office:value-type="time" office:time-value="PT10H15M59S" calcext:value-type="time">
            <text:p>10:15:59</text:p>
          </table:table-cell>
          <table:table-cell office:value-type="time" office:time-value="PT16H29M15S" calcext:value-type="time">
            <text:p>16:29:15</text:p>
          </table:table-cell>
          <table:table-cell table:formula="of:=IF(OR([.B120]=&quot;&quot;;[.E120]=&quot;&quot;);&quot;&quot;;ROUND(ABS([.B120]-[.E120])*86400))" office:value-type="float" office:value="1" calcext:value-type="float">
            <text:p>1</text:p>
          </table:table-cell>
          <table:table-cell table:formula="of:=IF(OR([.C120]=&quot;&quot;;[.F120]=&quot;&quot;);&quot;&quot;;ROUND(ABS([.C120]-[.F120])*86400))" office:value-type="float" office:value="4" calcext:value-type="float">
            <text:p>4</text:p>
          </table:table-cell>
          <table:table-cell table:formula="of:=IF(OR([.D120]=&quot;&quot;;[.G120]=&quot;&quot;);&quot;&quot;;ROUND(ABS([.D120]-[.G120])*86400)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date" office:date-value="2022-04-29" calcext:value-type="date">
            <text:p>2022-04-29</text:p>
          </table:table-cell>
          <table:table-cell office:value-type="time" office:time-value="PT04H57M14S" calcext:value-type="time">
            <text:p>04:57:14</text:p>
          </table:table-cell>
          <table:table-cell office:value-type="time" office:time-value="PT10H59M21S" calcext:value-type="time">
            <text:p>10:59:21</text:p>
          </table:table-cell>
          <table:table-cell office:value-type="time" office:time-value="PT16H51M05S" calcext:value-type="time">
            <text:p>16:51:05</text:p>
          </table:table-cell>
          <table:table-cell office:value-type="time" office:time-value="PT04H57M15S" calcext:value-type="time">
            <text:p>04:57:15</text:p>
          </table:table-cell>
          <table:table-cell office:value-type="time" office:time-value="PT10H59M25S" calcext:value-type="time">
            <text:p>10:59:25</text:p>
          </table:table-cell>
          <table:table-cell office:value-type="time" office:time-value="PT16H51M11S" calcext:value-type="time">
            <text:p>16:51:11</text:p>
          </table:table-cell>
          <table:table-cell table:formula="of:=IF(OR([.B121]=&quot;&quot;;[.E121]=&quot;&quot;);&quot;&quot;;ROUND(ABS([.B121]-[.E121])*86400))" office:value-type="float" office:value="1" calcext:value-type="float">
            <text:p>1</text:p>
          </table:table-cell>
          <table:table-cell table:formula="of:=IF(OR([.C121]=&quot;&quot;;[.F121]=&quot;&quot;);&quot;&quot;;ROUND(ABS([.C121]-[.F121])*86400))" office:value-type="float" office:value="4" calcext:value-type="float">
            <text:p>4</text:p>
          </table:table-cell>
          <table:table-cell table:formula="of:=IF(OR([.D121]=&quot;&quot;;[.G121]=&quot;&quot;);&quot;&quot;;ROUND(ABS([.D121]-[.G121])*86400)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date" office:date-value="2022-04-30" calcext:value-type="date">
            <text:p>2022-04-30</text:p>
          </table:table-cell>
          <table:table-cell office:value-type="time" office:time-value="PT06H02M10S" calcext:value-type="time">
            <text:p>06:02:10</text:p>
          </table:table-cell>
          <table:table-cell office:value-type="time" office:time-value="PT11H42M38S" calcext:value-type="time">
            <text:p>11:42:38</text:p>
          </table:table-cell>
          <table:table-cell office:value-type="time" office:time-value="PT17H13M39S" calcext:value-type="time">
            <text:p>17:13:39</text:p>
          </table:table-cell>
          <table:table-cell office:value-type="time" office:time-value="PT06H02M11S" calcext:value-type="time">
            <text:p>06:02:11</text:p>
          </table:table-cell>
          <table:table-cell office:value-type="time" office:time-value="PT11H42M41S" calcext:value-type="time">
            <text:p>11:42:41</text:p>
          </table:table-cell>
          <table:table-cell office:value-type="time" office:time-value="PT17H13M44S" calcext:value-type="time">
            <text:p>17:13:44</text:p>
          </table:table-cell>
          <table:table-cell table:formula="of:=IF(OR([.B122]=&quot;&quot;;[.E122]=&quot;&quot;);&quot;&quot;;ROUND(ABS([.B122]-[.E122])*86400))" office:value-type="float" office:value="1" calcext:value-type="float">
            <text:p>1</text:p>
          </table:table-cell>
          <table:table-cell table:formula="of:=IF(OR([.C122]=&quot;&quot;;[.F122]=&quot;&quot;);&quot;&quot;;ROUND(ABS([.C122]-[.F122])*86400))" office:value-type="float" office:value="3" calcext:value-type="float">
            <text:p>3</text:p>
          </table:table-cell>
          <table:table-cell table:formula="of:=IF(OR([.D122]=&quot;&quot;;[.G122]=&quot;&quot;);&quot;&quot;;ROUND(ABS([.D122]-[.G122])*86400)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date" office:date-value="2022-05-01" calcext:value-type="date">
            <text:p>2022-05-01</text:p>
          </table:table-cell>
          <table:table-cell office:value-type="time" office:time-value="PT07H06M52S" calcext:value-type="time">
            <text:p>07:06:52</text:p>
          </table:table-cell>
          <table:table-cell office:value-type="time" office:time-value="PT12H26M40S" calcext:value-type="time">
            <text:p>12:26:40</text:p>
          </table:table-cell>
          <table:table-cell office:value-type="time" office:time-value="PT17H38M07S" calcext:value-type="time">
            <text:p>17:38:07</text:p>
          </table:table-cell>
          <table:table-cell office:value-type="time" office:time-value="PT07H06M53S" calcext:value-type="time">
            <text:p>07:06:53</text:p>
          </table:table-cell>
          <table:table-cell office:value-type="time" office:time-value="PT12H26M42S" calcext:value-type="time">
            <text:p>12:26:42</text:p>
          </table:table-cell>
          <table:table-cell office:value-type="time" office:time-value="PT17H38M11S" calcext:value-type="time">
            <text:p>17:38:11</text:p>
          </table:table-cell>
          <table:table-cell table:formula="of:=IF(OR([.B123]=&quot;&quot;;[.E123]=&quot;&quot;);&quot;&quot;;ROUND(ABS([.B123]-[.E123])*86400))" office:value-type="float" office:value="1" calcext:value-type="float">
            <text:p>1</text:p>
          </table:table-cell>
          <table:table-cell table:formula="of:=IF(OR([.C123]=&quot;&quot;;[.F123]=&quot;&quot;);&quot;&quot;;ROUND(ABS([.C123]-[.F123])*86400))" office:value-type="float" office:value="2" calcext:value-type="float">
            <text:p>2</text:p>
          </table:table-cell>
          <table:table-cell table:formula="of:=IF(OR([.D123]=&quot;&quot;;[.G123]=&quot;&quot;);&quot;&quot;;ROUND(ABS([.D123]-[.G123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05-02" calcext:value-type="date">
            <text:p>2022-05-02</text:p>
          </table:table-cell>
          <table:table-cell office:value-type="time" office:time-value="PT08H11M30S" calcext:value-type="time">
            <text:p>08:11:30</text:p>
          </table:table-cell>
          <table:table-cell office:value-type="time" office:time-value="PT13H12M09S" calcext:value-type="time">
            <text:p>13:12:09</text:p>
          </table:table-cell>
          <table:table-cell office:value-type="time" office:time-value="PT18H05M47S" calcext:value-type="time">
            <text:p>18:05:47</text:p>
          </table:table-cell>
          <table:table-cell office:value-type="time" office:time-value="PT08H11M29S" calcext:value-type="time">
            <text:p>08:11:29</text:p>
          </table:table-cell>
          <table:table-cell office:value-type="time" office:time-value="PT13H12M11S" calcext:value-type="time">
            <text:p>13:12:11</text:p>
          </table:table-cell>
          <table:table-cell office:value-type="time" office:time-value="PT18H05M50S" calcext:value-type="time">
            <text:p>18:05:50</text:p>
          </table:table-cell>
          <table:table-cell table:formula="of:=IF(OR([.B124]=&quot;&quot;;[.E124]=&quot;&quot;);&quot;&quot;;ROUND(ABS([.B124]-[.E124])*86400))" office:value-type="float" office:value="1" calcext:value-type="float">
            <text:p>1</text:p>
          </table:table-cell>
          <table:table-cell table:formula="of:=IF(OR([.C124]=&quot;&quot;;[.F124]=&quot;&quot;);&quot;&quot;;ROUND(ABS([.C124]-[.F124])*86400))" office:value-type="float" office:value="2" calcext:value-type="float">
            <text:p>2</text:p>
          </table:table-cell>
          <table:table-cell table:formula="of:=IF(OR([.D124]=&quot;&quot;;[.G124]=&quot;&quot;);&quot;&quot;;ROUND(ABS([.D124]-[.G124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5-03" calcext:value-type="date">
            <text:p>2022-05-03</text:p>
          </table:table-cell>
          <table:table-cell office:value-type="time" office:time-value="PT09H15M29S" calcext:value-type="time">
            <text:p>09:15:29</text:p>
          </table:table-cell>
          <table:table-cell office:value-type="time" office:time-value="PT13H59M29S" calcext:value-type="time">
            <text:p>13:59:29</text:p>
          </table:table-cell>
          <table:table-cell office:value-type="time" office:time-value="PT18H38M05S" calcext:value-type="time">
            <text:p>18:38:05</text:p>
          </table:table-cell>
          <table:table-cell office:value-type="time" office:time-value="PT09H15M26S" calcext:value-type="time">
            <text:p>09:15:26</text:p>
          </table:table-cell>
          <table:table-cell office:value-type="time" office:time-value="PT13H59M28S" calcext:value-type="time">
            <text:p>13:59:28</text:p>
          </table:table-cell>
          <table:table-cell office:value-type="time" office:time-value="PT18H38M07S" calcext:value-type="time">
            <text:p>18:38:07</text:p>
          </table:table-cell>
          <table:table-cell table:formula="of:=IF(OR([.B125]=&quot;&quot;;[.E125]=&quot;&quot;);&quot;&quot;;ROUND(ABS([.B125]-[.E125])*86400))" office:value-type="float" office:value="3" calcext:value-type="float">
            <text:p>3</text:p>
          </table:table-cell>
          <table:table-cell table:formula="of:=IF(OR([.C125]=&quot;&quot;;[.F125]=&quot;&quot;);&quot;&quot;;ROUND(ABS([.C125]-[.F125])*86400))" office:value-type="float" office:value="1" calcext:value-type="float">
            <text:p>1</text:p>
          </table:table-cell>
          <table:table-cell table:formula="of:=IF(OR([.D125]=&quot;&quot;;[.G125]=&quot;&quot;);&quot;&quot;;ROUND(ABS([.D125]-[.G125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5-04" calcext:value-type="date">
            <text:p>2022-05-04</text:p>
          </table:table-cell>
          <table:table-cell office:value-type="time" office:time-value="PT10H17M24S" calcext:value-type="time">
            <text:p>10:17:24</text:p>
          </table:table-cell>
          <table:table-cell office:value-type="time" office:time-value="PT14H48M35S" calcext:value-type="time">
            <text:p>14:48:35</text:p>
          </table:table-cell>
          <table:table-cell office:value-type="time" office:time-value="PT19H16M21S" calcext:value-type="time">
            <text:p>19:16:21</text:p>
          </table:table-cell>
          <table:table-cell office:value-type="time" office:time-value="PT10H17M20S" calcext:value-type="time">
            <text:p>10:17:20</text:p>
          </table:table-cell>
          <table:table-cell office:value-type="time" office:time-value="PT14H48M33S" calcext:value-type="time">
            <text:p>14:48:33</text:p>
          </table:table-cell>
          <table:table-cell office:value-type="time" office:time-value="PT19H16M21S" calcext:value-type="time">
            <text:p>19:16:21</text:p>
          </table:table-cell>
          <table:table-cell table:formula="of:=IF(OR([.B126]=&quot;&quot;;[.E126]=&quot;&quot;);&quot;&quot;;ROUND(ABS([.B126]-[.E126])*86400))" office:value-type="float" office:value="4" calcext:value-type="float">
            <text:p>4</text:p>
          </table:table-cell>
          <table:table-cell table:formula="of:=IF(OR([.C126]=&quot;&quot;;[.F126]=&quot;&quot;);&quot;&quot;;ROUND(ABS([.C126]-[.F126])*86400))" office:value-type="float" office:value="2" calcext:value-type="float">
            <text:p>2</text:p>
          </table:table-cell>
          <table:table-cell table:formula="of:=IF(OR([.D126]=&quot;&quot;;[.G126]=&quot;&quot;);&quot;&quot;;ROUND(ABS([.D126]-[.G126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5-05" calcext:value-type="date">
            <text:p>2022-05-05</text:p>
          </table:table-cell>
          <table:table-cell office:value-type="time" office:time-value="PT11H15M18S" calcext:value-type="time">
            <text:p>11:15:18</text:p>
          </table:table-cell>
          <table:table-cell office:value-type="time" office:time-value="PT15H38M58S" calcext:value-type="time">
            <text:p>15:38:58</text:p>
          </table:table-cell>
          <table:table-cell office:value-type="time" office:time-value="PT20H01M29S" calcext:value-type="time">
            <text:p>20:01:29</text:p>
          </table:table-cell>
          <table:table-cell office:value-type="time" office:time-value="PT11H15M13S" calcext:value-type="time">
            <text:p>11:15:13</text:p>
          </table:table-cell>
          <table:table-cell office:value-type="time" office:time-value="PT15H38M55S" calcext:value-type="time">
            <text:p>15:38:55</text:p>
          </table:table-cell>
          <table:table-cell office:value-type="time" office:time-value="PT20H01M28S" calcext:value-type="time">
            <text:p>20:01:28</text:p>
          </table:table-cell>
          <table:table-cell table:formula="of:=IF(OR([.B127]=&quot;&quot;;[.E127]=&quot;&quot;);&quot;&quot;;ROUND(ABS([.B127]-[.E127])*86400))" office:value-type="float" office:value="5" calcext:value-type="float">
            <text:p>5</text:p>
          </table:table-cell>
          <table:table-cell table:formula="of:=IF(OR([.C127]=&quot;&quot;;[.F127]=&quot;&quot;);&quot;&quot;;ROUND(ABS([.C127]-[.F127])*86400))" office:value-type="float" office:value="3" calcext:value-type="float">
            <text:p>3</text:p>
          </table:table-cell>
          <table:table-cell table:formula="of:=IF(OR([.D127]=&quot;&quot;;[.G127]=&quot;&quot;);&quot;&quot;;ROUND(ABS([.D127]-[.G127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5-06" calcext:value-type="date">
            <text:p>2022-05-06</text:p>
          </table:table-cell>
          <table:table-cell office:value-type="time" office:time-value="PT12H07M15S" calcext:value-type="time">
            <text:p>12:07:15</text:p>
          </table:table-cell>
          <table:table-cell office:value-type="time" office:time-value="PT16H29M46S" calcext:value-type="time">
            <text:p>16:29:46</text:p>
          </table:table-cell>
          <table:table-cell office:value-type="time" office:time-value="PT20H53M29S" calcext:value-type="time">
            <text:p>20:53:29</text:p>
          </table:table-cell>
          <table:table-cell office:value-type="time" office:time-value="PT12H07M10S" calcext:value-type="time">
            <text:p>12:07:10</text:p>
          </table:table-cell>
          <table:table-cell office:value-type="time" office:time-value="PT16H29M43S" calcext:value-type="time">
            <text:p>16:29:43</text:p>
          </table:table-cell>
          <table:table-cell office:value-type="time" office:time-value="PT20H53M28S" calcext:value-type="time">
            <text:p>20:53:28</text:p>
          </table:table-cell>
          <table:table-cell table:formula="of:=IF(OR([.B128]=&quot;&quot;;[.E128]=&quot;&quot;);&quot;&quot;;ROUND(ABS([.B128]-[.E128])*86400))" office:value-type="float" office:value="5" calcext:value-type="float">
            <text:p>5</text:p>
          </table:table-cell>
          <table:table-cell table:formula="of:=IF(OR([.C128]=&quot;&quot;;[.F128]=&quot;&quot;);&quot;&quot;;ROUND(ABS([.C128]-[.F128])*86400))" office:value-type="float" office:value="3" calcext:value-type="float">
            <text:p>3</text:p>
          </table:table-cell>
          <table:table-cell table:formula="of:=IF(OR([.D128]=&quot;&quot;;[.G128]=&quot;&quot;);&quot;&quot;;ROUND(ABS([.D128]-[.G128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5-07" calcext:value-type="date">
            <text:p>2022-05-07</text:p>
          </table:table-cell>
          <table:table-cell office:value-type="time" office:time-value="PT12H52M11S" calcext:value-type="time">
            <text:p>12:52:11</text:p>
          </table:table-cell>
          <table:table-cell office:value-type="time" office:time-value="PT17H20M01S" calcext:value-type="time">
            <text:p>17:20:01</text:p>
          </table:table-cell>
          <table:table-cell office:value-type="time" office:time-value="PT21H51M16S" calcext:value-type="time">
            <text:p>21:51:16</text:p>
          </table:table-cell>
          <table:table-cell office:value-type="time" office:time-value="PT12H52M08S" calcext:value-type="time">
            <text:p>12:52:08</text:p>
          </table:table-cell>
          <table:table-cell office:value-type="time" office:time-value="PT17H19M58S" calcext:value-type="time">
            <text:p>17:19:58</text:p>
          </table:table-cell>
          <table:table-cell office:value-type="time" office:time-value="PT21H51M16S" calcext:value-type="time">
            <text:p>21:51:16</text:p>
          </table:table-cell>
          <table:table-cell table:formula="of:=IF(OR([.B129]=&quot;&quot;;[.E129]=&quot;&quot;);&quot;&quot;;ROUND(ABS([.B129]-[.E129])*86400))" office:value-type="float" office:value="3" calcext:value-type="float">
            <text:p>3</text:p>
          </table:table-cell>
          <table:table-cell table:formula="of:=IF(OR([.C129]=&quot;&quot;;[.F129]=&quot;&quot;);&quot;&quot;;ROUND(ABS([.C129]-[.F129])*86400))" office:value-type="float" office:value="3" calcext:value-type="float">
            <text:p>3</text:p>
          </table:table-cell>
          <table:table-cell table:formula="of:=IF(OR([.D129]=&quot;&quot;;[.G129]=&quot;&quot;);&quot;&quot;;ROUND(ABS([.D129]-[.G129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5-08" calcext:value-type="date">
            <text:p>2022-05-08</text:p>
          </table:table-cell>
          <table:table-cell office:value-type="time" office:time-value="PT13H30M17S" calcext:value-type="time">
            <text:p>13:30:17</text:p>
          </table:table-cell>
          <table:table-cell office:value-type="time" office:time-value="PT18H08M58S" calcext:value-type="time">
            <text:p>18:08:58</text:p>
          </table:table-cell>
          <table:table-cell office:value-type="time" office:time-value="PT22H53M04S" calcext:value-type="time">
            <text:p>22:53:04</text:p>
          </table:table-cell>
          <table:table-cell office:value-type="time" office:time-value="PT13H30M15S" calcext:value-type="time">
            <text:p>13:30:15</text:p>
          </table:table-cell>
          <table:table-cell office:value-type="time" office:time-value="PT18H08M57S" calcext:value-type="time">
            <text:p>18:08:57</text:p>
          </table:table-cell>
          <table:table-cell office:value-type="time" office:time-value="PT22H53M06S" calcext:value-type="time">
            <text:p>22:53:06</text:p>
          </table:table-cell>
          <table:table-cell table:formula="of:=IF(OR([.B130]=&quot;&quot;;[.E130]=&quot;&quot;);&quot;&quot;;ROUND(ABS([.B130]-[.E130])*86400))" office:value-type="float" office:value="2" calcext:value-type="float">
            <text:p>2</text:p>
          </table:table-cell>
          <table:table-cell table:formula="of:=IF(OR([.C130]=&quot;&quot;;[.F130]=&quot;&quot;);&quot;&quot;;ROUND(ABS([.C130]-[.F130])*86400))" office:value-type="float" office:value="1" calcext:value-type="float">
            <text:p>1</text:p>
          </table:table-cell>
          <table:table-cell table:formula="of:=IF(OR([.D130]=&quot;&quot;;[.G130]=&quot;&quot;);&quot;&quot;;ROUND(ABS([.D130]-[.G130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5-09" calcext:value-type="date">
            <text:p>2022-05-09</text:p>
          </table:table-cell>
          <table:table-cell office:value-type="time" office:time-value="PT14H02M31S" calcext:value-type="time">
            <text:p>14:02:31</text:p>
          </table:table-cell>
          <table:table-cell office:value-type="time" office:time-value="PT18H56M19S" calcext:value-type="time">
            <text:p>18:56:19</text:p>
          </table:table-cell>
          <table:table-cell office:value-type="time" office:time-value="PT23H57M11S" calcext:value-type="time">
            <text:p>23:57:11</text:p>
          </table:table-cell>
          <table:table-cell office:value-type="time" office:time-value="PT14H02M31S" calcext:value-type="time">
            <text:p>14:02:31</text:p>
          </table:table-cell>
          <table:table-cell office:value-type="time" office:time-value="PT18H56M19S" calcext:value-type="time">
            <text:p>18:56:19</text:p>
          </table:table-cell>
          <table:table-cell office:value-type="time" office:time-value="PT23H57M14S" calcext:value-type="time">
            <text:p>23:57:14</text:p>
          </table:table-cell>
          <table:table-cell table:formula="of:=IF(OR([.B131]=&quot;&quot;;[.E131]=&quot;&quot;);&quot;&quot;;ROUND(ABS([.B131]-[.E131])*86400))" office:value-type="float" office:value="0" calcext:value-type="float">
            <text:p>0</text:p>
          </table:table-cell>
          <table:table-cell table:formula="of:=IF(OR([.C131]=&quot;&quot;;[.F131]=&quot;&quot;);&quot;&quot;;ROUND(ABS([.C131]-[.F131])*86400))" office:value-type="float" office:value="0" calcext:value-type="float">
            <text:p>0</text:p>
          </table:table-cell>
          <table:table-cell table:formula="of:=IF(OR([.D131]=&quot;&quot;;[.G131]=&quot;&quot;);&quot;&quot;;ROUND(ABS([.D131]-[.G131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5-10" calcext:value-type="date">
            <text:p>2022-05-10</text:p>
          </table:table-cell>
          <table:table-cell office:value-type="time" office:time-value="PT14H30M22S" calcext:value-type="time">
            <text:p>14:30:22</text:p>
          </table:table-cell>
          <table:table-cell office:value-type="time" office:time-value="PT19H42M13S" calcext:value-type="time">
            <text:p>19:42:13</text:p>
          </table:table-cell>
          <table:table-cell/>
          <table:table-cell office:value-type="time" office:time-value="PT14H30M23S" calcext:value-type="time">
            <text:p>14:30:23</text:p>
          </table:table-cell>
          <table:table-cell office:value-type="time" office:time-value="PT19H42M14S" calcext:value-type="time">
            <text:p>19:42:14</text:p>
          </table:table-cell>
          <table:table-cell/>
          <table:table-cell table:formula="of:=IF(OR([.B132]=&quot;&quot;;[.E132]=&quot;&quot;);&quot;&quot;;ROUND(ABS([.B132]-[.E132])*86400))" office:value-type="float" office:value="1" calcext:value-type="float">
            <text:p>1</text:p>
          </table:table-cell>
          <table:table-cell table:formula="of:=IF(OR([.C132]=&quot;&quot;;[.F132]=&quot;&quot;);&quot;&quot;;ROUND(ABS([.C132]-[.F132])*86400))" office:value-type="float" office:value="1" calcext:value-type="float">
            <text:p>1</text:p>
          </table:table-cell>
          <table:table-cell table:formula="of:=IF(OR([.D132]=&quot;&quot;;[.G132]=&quot;&quot;);&quot;&quot;;ROUND(ABS([.D132]-[.G132])*86400))">
            <text:p/>
          </table:table-cell>
          <table:table-cell table:number-columns-repeated="8"/>
        </table:table-row>
        <table:table-row table:style-name="ro1">
          <table:table-cell office:value-type="date" office:date-value="2022-05-11" calcext:value-type="date">
            <text:p>2022-05-11</text:p>
          </table:table-cell>
          <table:table-cell office:value-type="time" office:time-value="PT14H55M17S" calcext:value-type="time">
            <text:p>14:55:17</text:p>
          </table:table-cell>
          <table:table-cell office:value-type="time" office:time-value="PT20H27M16S" calcext:value-type="time">
            <text:p>20:27:16</text:p>
          </table:table-cell>
          <table:table-cell office:value-type="time" office:time-value="PT01H02M33S" calcext:value-type="time">
            <text:p>01:02:33</text:p>
          </table:table-cell>
          <table:table-cell office:value-type="time" office:time-value="PT14H55M20S" calcext:value-type="time">
            <text:p>14:55:20</text:p>
          </table:table-cell>
          <table:table-cell office:value-type="time" office:time-value="PT20H27M18S" calcext:value-type="time">
            <text:p>20:27:18</text:p>
          </table:table-cell>
          <table:table-cell office:value-type="time" office:time-value="PT01H02M36S" calcext:value-type="time">
            <text:p>01:02:36</text:p>
          </table:table-cell>
          <table:table-cell table:formula="of:=IF(OR([.B133]=&quot;&quot;;[.E133]=&quot;&quot;);&quot;&quot;;ROUND(ABS([.B133]-[.E133])*86400))" office:value-type="float" office:value="3" calcext:value-type="float">
            <text:p>3</text:p>
          </table:table-cell>
          <table:table-cell table:formula="of:=IF(OR([.C133]=&quot;&quot;;[.F133]=&quot;&quot;);&quot;&quot;;ROUND(ABS([.C133]-[.F133])*86400))" office:value-type="float" office:value="2" calcext:value-type="float">
            <text:p>2</text:p>
          </table:table-cell>
          <table:table-cell table:formula="of:=IF(OR([.D133]=&quot;&quot;;[.G133]=&quot;&quot;);&quot;&quot;;ROUND(ABS([.D133]-[.G133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5-12" calcext:value-type="date">
            <text:p>2022-05-12</text:p>
          </table:table-cell>
          <table:table-cell office:value-type="time" office:time-value="PT15H18M43S" calcext:value-type="time">
            <text:p>15:18:43</text:p>
          </table:table-cell>
          <table:table-cell office:value-type="time" office:time-value="PT21H12M21S" calcext:value-type="time">
            <text:p>21:12:21</text:p>
          </table:table-cell>
          <table:table-cell office:value-type="time" office:time-value="PT02H09M00S" calcext:value-type="time">
            <text:p>02:09:00</text:p>
          </table:table-cell>
          <table:table-cell office:value-type="time" office:time-value="PT15H18M47S" calcext:value-type="time">
            <text:p>15:18:47</text:p>
          </table:table-cell>
          <table:table-cell office:value-type="time" office:time-value="PT21H12M23S" calcext:value-type="time">
            <text:p>21:12:23</text:p>
          </table:table-cell>
          <table:table-cell office:value-type="time" office:time-value="PT02H09M03S" calcext:value-type="time">
            <text:p>02:09:03</text:p>
          </table:table-cell>
          <table:table-cell table:formula="of:=IF(OR([.B134]=&quot;&quot;;[.E134]=&quot;&quot;);&quot;&quot;;ROUND(ABS([.B134]-[.E134])*86400))" office:value-type="float" office:value="4" calcext:value-type="float">
            <text:p>4</text:p>
          </table:table-cell>
          <table:table-cell table:formula="of:=IF(OR([.C134]=&quot;&quot;;[.F134]=&quot;&quot;);&quot;&quot;;ROUND(ABS([.C134]-[.F134])*86400))" office:value-type="float" office:value="2" calcext:value-type="float">
            <text:p>2</text:p>
          </table:table-cell>
          <table:table-cell table:formula="of:=IF(OR([.D134]=&quot;&quot;;[.G134]=&quot;&quot;);&quot;&quot;;ROUND(ABS([.D134]-[.G134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5-13" calcext:value-type="date">
            <text:p>2022-05-13</text:p>
          </table:table-cell>
          <table:table-cell office:value-type="time" office:time-value="PT15H42M01S" calcext:value-type="time">
            <text:p>15:42:01</text:p>
          </table:table-cell>
          <table:table-cell office:value-type="time" office:time-value="PT21H58M36S" calcext:value-type="time">
            <text:p>21:58:36</text:p>
          </table:table-cell>
          <table:table-cell office:value-type="time" office:time-value="PT03H16M59S" calcext:value-type="time">
            <text:p>03:16:59</text:p>
          </table:table-cell>
          <table:table-cell office:value-type="time" office:time-value="PT15H42M06S" calcext:value-type="time">
            <text:p>15:42:06</text:p>
          </table:table-cell>
          <table:table-cell office:value-type="time" office:time-value="PT21H58M38S" calcext:value-type="time">
            <text:p>21:58:38</text:p>
          </table:table-cell>
          <table:table-cell office:value-type="time" office:time-value="PT03H17M03S" calcext:value-type="time">
            <text:p>03:17:03</text:p>
          </table:table-cell>
          <table:table-cell table:formula="of:=IF(OR([.B135]=&quot;&quot;;[.E135]=&quot;&quot;);&quot;&quot;;ROUND(ABS([.B135]-[.E135])*86400))" office:value-type="float" office:value="5" calcext:value-type="float">
            <text:p>5</text:p>
          </table:table-cell>
          <table:table-cell table:formula="of:=IF(OR([.C135]=&quot;&quot;;[.F135]=&quot;&quot;);&quot;&quot;;ROUND(ABS([.C135]-[.F135])*86400))" office:value-type="float" office:value="2" calcext:value-type="float">
            <text:p>2</text:p>
          </table:table-cell>
          <table:table-cell table:formula="of:=IF(OR([.D135]=&quot;&quot;;[.G135]=&quot;&quot;);&quot;&quot;;ROUND(ABS([.D135]-[.G135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05-14" calcext:value-type="date">
            <text:p>2022-05-14</text:p>
          </table:table-cell>
          <table:table-cell office:value-type="time" office:time-value="PT16H06M41S" calcext:value-type="time">
            <text:p>16:06:41</text:p>
          </table:table-cell>
          <table:table-cell office:value-type="time" office:time-value="PT22H47M17S" calcext:value-type="time">
            <text:p>22:47:17</text:p>
          </table:table-cell>
          <table:table-cell office:value-type="time" office:time-value="PT04H27M25S" calcext:value-type="time">
            <text:p>04:27:25</text:p>
          </table:table-cell>
          <table:table-cell office:value-type="time" office:time-value="PT16H06M47S" calcext:value-type="time">
            <text:p>16:06:47</text:p>
          </table:table-cell>
          <table:table-cell office:value-type="time" office:time-value="PT22H47M18S" calcext:value-type="time">
            <text:p>22:47:18</text:p>
          </table:table-cell>
          <table:table-cell office:value-type="time" office:time-value="PT04H27M27S" calcext:value-type="time">
            <text:p>04:27:27</text:p>
          </table:table-cell>
          <table:table-cell table:formula="of:=IF(OR([.B136]=&quot;&quot;;[.E136]=&quot;&quot;);&quot;&quot;;ROUND(ABS([.B136]-[.E136])*86400))" office:value-type="float" office:value="6" calcext:value-type="float">
            <text:p>6</text:p>
          </table:table-cell>
          <table:table-cell table:formula="of:=IF(OR([.C136]=&quot;&quot;;[.F136]=&quot;&quot;);&quot;&quot;;ROUND(ABS([.C136]-[.F136])*86400))" office:value-type="float" office:value="1" calcext:value-type="float">
            <text:p>1</text:p>
          </table:table-cell>
          <table:table-cell table:formula="of:=IF(OR([.D136]=&quot;&quot;;[.G136]=&quot;&quot;);&quot;&quot;;ROUND(ABS([.D136]-[.G136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5-15" calcext:value-type="date">
            <text:p>2022-05-15</text:p>
          </table:table-cell>
          <table:table-cell office:value-type="time" office:time-value="PT16H34M27S" calcext:value-type="time">
            <text:p>16:34:27</text:p>
          </table:table-cell>
          <table:table-cell office:value-type="time" office:time-value="PT23H39M40S" calcext:value-type="time">
            <text:p>23:39:40</text:p>
          </table:table-cell>
          <table:table-cell office:value-type="time" office:time-value="PT05H41M12S" calcext:value-type="time">
            <text:p>05:41:12</text:p>
          </table:table-cell>
          <table:table-cell office:value-type="time" office:time-value="PT16H34M34S" calcext:value-type="time">
            <text:p>16:34:34</text:p>
          </table:table-cell>
          <table:table-cell office:value-type="time" office:time-value="PT23H39M39S" calcext:value-type="time">
            <text:p>23:39:39</text:p>
          </table:table-cell>
          <table:table-cell office:value-type="time" office:time-value="PT05H41M13S" calcext:value-type="time">
            <text:p>05:41:13</text:p>
          </table:table-cell>
          <table:table-cell table:formula="of:=IF(OR([.B137]=&quot;&quot;;[.E137]=&quot;&quot;);&quot;&quot;;ROUND(ABS([.B137]-[.E137])*86400))" office:value-type="float" office:value="7" calcext:value-type="float">
            <text:p>7</text:p>
          </table:table-cell>
          <table:table-cell table:formula="of:=IF(OR([.C137]=&quot;&quot;;[.F137]=&quot;&quot;);&quot;&quot;;ROUND(ABS([.C137]-[.F137])*86400))" office:value-type="float" office:value="1" calcext:value-type="float">
            <text:p>1</text:p>
          </table:table-cell>
          <table:table-cell table:formula="of:=IF(OR([.D137]=&quot;&quot;;[.G137]=&quot;&quot;);&quot;&quot;;ROUND(ABS([.D137]-[.G137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5-16" calcext:value-type="date">
            <text:p>2022-05-16</text:p>
          </table:table-cell>
          <table:table-cell office:value-type="time" office:time-value="PT17H07M33S" calcext:value-type="time">
            <text:p>17:07:33</text:p>
          </table:table-cell>
          <table:table-cell/>
          <table:table-cell office:value-type="time" office:time-value="PT06H58M42S" calcext:value-type="time">
            <text:p>06:58:42</text:p>
          </table:table-cell>
          <table:table-cell office:value-type="time" office:time-value="PT17H07M39S" calcext:value-type="time">
            <text:p>17:07:39</text:p>
          </table:table-cell>
          <table:table-cell/>
          <table:table-cell office:value-type="time" office:time-value="PT06H58M40S" calcext:value-type="time">
            <text:p>06:58:40</text:p>
          </table:table-cell>
          <table:table-cell table:formula="of:=IF(OR([.B138]=&quot;&quot;;[.E138]=&quot;&quot;);&quot;&quot;;ROUND(ABS([.B138]-[.E138])*86400))" office:value-type="float" office:value="6" calcext:value-type="float">
            <text:p>6</text:p>
          </table:table-cell>
          <table:table-cell table:formula="of:=IF(OR([.C138]=&quot;&quot;;[.F138]=&quot;&quot;);&quot;&quot;;ROUND(ABS([.C138]-[.F138])*86400))">
            <text:p/>
          </table:table-cell>
          <table:table-cell table:formula="of:=IF(OR([.D138]=&quot;&quot;;[.G138]=&quot;&quot;);&quot;&quot;;ROUND(ABS([.D138]-[.G138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5-17" calcext:value-type="date">
            <text:p>2022-05-17</text:p>
          </table:table-cell>
          <table:table-cell office:value-type="time" office:time-value="PT17H48M38S" calcext:value-type="time">
            <text:p>17:48:38</text:p>
          </table:table-cell>
          <table:table-cell office:value-type="time" office:time-value="PT00H36M41S" calcext:value-type="time">
            <text:p>00:36:41</text:p>
          </table:table-cell>
          <table:table-cell office:value-type="time" office:time-value="PT08H18M42S" calcext:value-type="time">
            <text:p>08:18:42</text:p>
          </table:table-cell>
          <table:table-cell office:value-type="time" office:time-value="PT17H48M40S" calcext:value-type="time">
            <text:p>17:48:40</text:p>
          </table:table-cell>
          <table:table-cell office:value-type="time" office:time-value="PT00H36M40S" calcext:value-type="time">
            <text:p>00:36:40</text:p>
          </table:table-cell>
          <table:table-cell office:value-type="time" office:time-value="PT08H18M35S" calcext:value-type="time">
            <text:p>08:18:35</text:p>
          </table:table-cell>
          <table:table-cell table:formula="of:=IF(OR([.B139]=&quot;&quot;;[.E139]=&quot;&quot;);&quot;&quot;;ROUND(ABS([.B139]-[.E139])*86400))" office:value-type="float" office:value="2" calcext:value-type="float">
            <text:p>2</text:p>
          </table:table-cell>
          <table:table-cell table:formula="of:=IF(OR([.C139]=&quot;&quot;;[.F139]=&quot;&quot;);&quot;&quot;;ROUND(ABS([.C139]-[.F139])*86400))" office:value-type="float" office:value="1" calcext:value-type="float">
            <text:p>1</text:p>
          </table:table-cell>
          <table:table-cell table:formula="of:=IF(OR([.D139]=&quot;&quot;;[.G139]=&quot;&quot;);&quot;&quot;;ROUND(ABS([.D139]-[.G139])*86400)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date" office:date-value="2022-05-18" calcext:value-type="date">
            <text:p>2022-05-18</text:p>
          </table:table-cell>
          <table:table-cell office:value-type="time" office:time-value="PT18H40M12S" calcext:value-type="time">
            <text:p>18:40:12</text:p>
          </table:table-cell>
          <table:table-cell office:value-type="time" office:time-value="PT01H38M23S" calcext:value-type="time">
            <text:p>01:38:23</text:p>
          </table:table-cell>
          <table:table-cell office:value-type="time" office:time-value="PT09H37M30S" calcext:value-type="time">
            <text:p>09:37:30</text:p>
          </table:table-cell>
          <table:table-cell office:value-type="time" office:time-value="PT18H40M09S" calcext:value-type="time">
            <text:p>18:40:09</text:p>
          </table:table-cell>
          <table:table-cell office:value-type="time" office:time-value="PT01H38M21S" calcext:value-type="time">
            <text:p>01:38:21</text:p>
          </table:table-cell>
          <table:table-cell office:value-type="time" office:time-value="PT09H37M18S" calcext:value-type="time">
            <text:p>09:37:18</text:p>
          </table:table-cell>
          <table:table-cell table:formula="of:=IF(OR([.B140]=&quot;&quot;;[.E140]=&quot;&quot;);&quot;&quot;;ROUND(ABS([.B140]-[.E140])*86400))" office:value-type="float" office:value="3" calcext:value-type="float">
            <text:p>3</text:p>
          </table:table-cell>
          <table:table-cell table:formula="of:=IF(OR([.C140]=&quot;&quot;;[.F140]=&quot;&quot;);&quot;&quot;;ROUND(ABS([.C140]-[.F140])*86400))" office:value-type="float" office:value="2" calcext:value-type="float">
            <text:p>2</text:p>
          </table:table-cell>
          <table:table-cell table:formula="of:=IF(OR([.D140]=&quot;&quot;;[.G140]=&quot;&quot;);&quot;&quot;;ROUND(ABS([.D140]-[.G140])*86400)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2-05-19" calcext:value-type="date">
            <text:p>2022-05-19</text:p>
          </table:table-cell>
          <table:table-cell office:value-type="time" office:time-value="PT19H43M02S" calcext:value-type="time">
            <text:p>19:43:02</text:p>
          </table:table-cell>
          <table:table-cell office:value-type="time" office:time-value="PT02H43M19S" calcext:value-type="time">
            <text:p>02:43:19</text:p>
          </table:table-cell>
          <table:table-cell office:value-type="time" office:time-value="PT10H49M29S" calcext:value-type="time">
            <text:p>10:49:29</text:p>
          </table:table-cell>
          <table:table-cell office:value-type="time" office:time-value="PT19H42M55S" calcext:value-type="time">
            <text:p>19:42:55</text:p>
          </table:table-cell>
          <table:table-cell office:value-type="time" office:time-value="PT02H43M15S" calcext:value-type="time">
            <text:p>02:43:15</text:p>
          </table:table-cell>
          <table:table-cell office:value-type="time" office:time-value="PT10H49M17S" calcext:value-type="time">
            <text:p>10:49:17</text:p>
          </table:table-cell>
          <table:table-cell table:formula="of:=IF(OR([.B141]=&quot;&quot;;[.E141]=&quot;&quot;);&quot;&quot;;ROUND(ABS([.B141]-[.E141])*86400))" office:value-type="float" office:value="7" calcext:value-type="float">
            <text:p>7</text:p>
          </table:table-cell>
          <table:table-cell table:formula="of:=IF(OR([.C141]=&quot;&quot;;[.F141]=&quot;&quot;);&quot;&quot;;ROUND(ABS([.C141]-[.F141])*86400))" office:value-type="float" office:value="4" calcext:value-type="float">
            <text:p>4</text:p>
          </table:table-cell>
          <table:table-cell table:formula="of:=IF(OR([.D141]=&quot;&quot;;[.G141]=&quot;&quot;);&quot;&quot;;ROUND(ABS([.D141]-[.G141])*86400)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2-05-20" calcext:value-type="date">
            <text:p>2022-05-20</text:p>
          </table:table-cell>
          <table:table-cell office:value-type="time" office:time-value="PT20H54M32S" calcext:value-type="time">
            <text:p>20:54:32</text:p>
          </table:table-cell>
          <table:table-cell office:value-type="time" office:time-value="PT03H48M37S" calcext:value-type="time">
            <text:p>03:48:37</text:p>
          </table:table-cell>
          <table:table-cell office:value-type="time" office:time-value="PT11H50M04S" calcext:value-type="time">
            <text:p>11:50:04</text:p>
          </table:table-cell>
          <table:table-cell office:value-type="time" office:time-value="PT20H54M26S" calcext:value-type="time">
            <text:p>20:54:26</text:p>
          </table:table-cell>
          <table:table-cell office:value-type="time" office:time-value="PT03H48M33S" calcext:value-type="time">
            <text:p>03:48:33</text:p>
          </table:table-cell>
          <table:table-cell office:value-type="time" office:time-value="PT11H49M57S" calcext:value-type="time">
            <text:p>11:49:57</text:p>
          </table:table-cell>
          <table:table-cell table:formula="of:=IF(OR([.B142]=&quot;&quot;;[.E142]=&quot;&quot;);&quot;&quot;;ROUND(ABS([.B142]-[.E142])*86400))" office:value-type="float" office:value="6" calcext:value-type="float">
            <text:p>6</text:p>
          </table:table-cell>
          <table:table-cell table:formula="of:=IF(OR([.C142]=&quot;&quot;;[.F142]=&quot;&quot;);&quot;&quot;;ROUND(ABS([.C142]-[.F142])*86400))" office:value-type="float" office:value="4" calcext:value-type="float">
            <text:p>4</text:p>
          </table:table-cell>
          <table:table-cell table:formula="of:=IF(OR([.D142]=&quot;&quot;;[.G142]=&quot;&quot;);&quot;&quot;;ROUND(ABS([.D142]-[.G142])*86400)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date" office:date-value="2022-05-21" calcext:value-type="date">
            <text:p>2022-05-21</text:p>
          </table:table-cell>
          <table:table-cell office:value-type="time" office:time-value="PT22H09M43S" calcext:value-type="time">
            <text:p>22:09:43</text:p>
          </table:table-cell>
          <table:table-cell office:value-type="time" office:time-value="PT04H51M11S" calcext:value-type="time">
            <text:p>04:51:11</text:p>
          </table:table-cell>
          <table:table-cell office:value-type="time" office:time-value="PT12H38M17S" calcext:value-type="time">
            <text:p>12:38:17</text:p>
          </table:table-cell>
          <table:table-cell office:value-type="time" office:time-value="PT22H09M42S" calcext:value-type="time">
            <text:p>22:09:42</text:p>
          </table:table-cell>
          <table:table-cell office:value-type="time" office:time-value="PT04H51M09S" calcext:value-type="time">
            <text:p>04:51:09</text:p>
          </table:table-cell>
          <table:table-cell office:value-type="time" office:time-value="PT12H38M17S" calcext:value-type="time">
            <text:p>12:38:17</text:p>
          </table:table-cell>
          <table:table-cell table:formula="of:=IF(OR([.B143]=&quot;&quot;;[.E143]=&quot;&quot;);&quot;&quot;;ROUND(ABS([.B143]-[.E143])*86400))" office:value-type="float" office:value="1" calcext:value-type="float">
            <text:p>1</text:p>
          </table:table-cell>
          <table:table-cell table:formula="of:=IF(OR([.C143]=&quot;&quot;;[.F143]=&quot;&quot;);&quot;&quot;;ROUND(ABS([.C143]-[.F143])*86400))" office:value-type="float" office:value="2" calcext:value-type="float">
            <text:p>2</text:p>
          </table:table-cell>
          <table:table-cell table:formula="of:=IF(OR([.D143]=&quot;&quot;;[.G143]=&quot;&quot;);&quot;&quot;;ROUND(ABS([.D143]-[.G143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5-22" calcext:value-type="date">
            <text:p>2022-05-22</text:p>
          </table:table-cell>
          <table:table-cell office:value-type="time" office:time-value="PT23H24M10S" calcext:value-type="time">
            <text:p>23:24:10</text:p>
          </table:table-cell>
          <table:table-cell office:value-type="time" office:time-value="PT05H49M02S" calcext:value-type="time">
            <text:p>05:49:02</text:p>
          </table:table-cell>
          <table:table-cell office:value-type="time" office:time-value="PT13H16M07S" calcext:value-type="time">
            <text:p>13:16:07</text:p>
          </table:table-cell>
          <table:table-cell office:value-type="time" office:time-value="PT23H24M11S" calcext:value-type="time">
            <text:p>23:24:11</text:p>
          </table:table-cell>
          <table:table-cell office:value-type="time" office:time-value="PT05H49M02S" calcext:value-type="time">
            <text:p>05:49:02</text:p>
          </table:table-cell>
          <table:table-cell office:value-type="time" office:time-value="PT13H16M12S" calcext:value-type="time">
            <text:p>13:16:12</text:p>
          </table:table-cell>
          <table:table-cell table:formula="of:=IF(OR([.B144]=&quot;&quot;;[.E144]=&quot;&quot;);&quot;&quot;;ROUND(ABS([.B144]-[.E144])*86400))" office:value-type="float" office:value="1" calcext:value-type="float">
            <text:p>1</text:p>
          </table:table-cell>
          <table:table-cell table:formula="of:=IF(OR([.C144]=&quot;&quot;;[.F144]=&quot;&quot;);&quot;&quot;;ROUND(ABS([.C144]-[.F144])*86400))" office:value-type="float" office:value="0" calcext:value-type="float">
            <text:p>0</text:p>
          </table:table-cell>
          <table:table-cell table:formula="of:=IF(OR([.D144]=&quot;&quot;;[.G144]=&quot;&quot;);&quot;&quot;;ROUND(ABS([.D144]-[.G144])*86400)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date" office:date-value="2022-05-23" calcext:value-type="date">
            <text:p>2022-05-23</text:p>
          </table:table-cell>
          <table:table-cell/>
          <table:table-cell office:value-type="time" office:time-value="PT06H41M45S" calcext:value-type="time">
            <text:p>06:41:45</text:p>
          </table:table-cell>
          <table:table-cell office:value-type="time" office:time-value="PT13H46M33S" calcext:value-type="time">
            <text:p>13:46:33</text:p>
          </table:table-cell>
          <table:table-cell/>
          <table:table-cell office:value-type="time" office:time-value="PT06H41M48S" calcext:value-type="time">
            <text:p>06:41:48</text:p>
          </table:table-cell>
          <table:table-cell office:value-type="time" office:time-value="PT13H46M41S" calcext:value-type="time">
            <text:p>13:46:41</text:p>
          </table:table-cell>
          <table:table-cell table:formula="of:=IF(OR([.B145]=&quot;&quot;;[.E145]=&quot;&quot;);&quot;&quot;;ROUND(ABS([.B145]-[.E145])*86400))">
            <text:p/>
          </table:table-cell>
          <table:table-cell table:formula="of:=IF(OR([.C145]=&quot;&quot;;[.F145]=&quot;&quot;);&quot;&quot;;ROUND(ABS([.C145]-[.F145])*86400))" office:value-type="float" office:value="3" calcext:value-type="float">
            <text:p>3</text:p>
          </table:table-cell>
          <table:table-cell table:formula="of:=IF(OR([.D145]=&quot;&quot;;[.G145]=&quot;&quot;);&quot;&quot;;ROUND(ABS([.D145]-[.G145])*86400)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date" office:date-value="2022-05-24" calcext:value-type="date">
            <text:p>2022-05-24</text:p>
          </table:table-cell>
          <table:table-cell office:value-type="time" office:time-value="PT00H35M36S" calcext:value-type="time">
            <text:p>00:35:36</text:p>
          </table:table-cell>
          <table:table-cell office:value-type="time" office:time-value="PT07H30M05S" calcext:value-type="time">
            <text:p>07:30:05</text:p>
          </table:table-cell>
          <table:table-cell office:value-type="time" office:time-value="PT14H12M12S" calcext:value-type="time">
            <text:p>14:12:12</text:p>
          </table:table-cell>
          <table:table-cell office:value-type="time" office:time-value="PT00H35M37S" calcext:value-type="time">
            <text:p>00:35:37</text:p>
          </table:table-cell>
          <table:table-cell office:value-type="time" office:time-value="PT07H30M08S" calcext:value-type="time">
            <text:p>07:30:08</text:p>
          </table:table-cell>
          <table:table-cell office:value-type="time" office:time-value="PT14H12M20S" calcext:value-type="time">
            <text:p>14:12:20</text:p>
          </table:table-cell>
          <table:table-cell table:formula="of:=IF(OR([.B146]=&quot;&quot;;[.E146]=&quot;&quot;);&quot;&quot;;ROUND(ABS([.B146]-[.E146])*86400))" office:value-type="float" office:value="1" calcext:value-type="float">
            <text:p>1</text:p>
          </table:table-cell>
          <table:table-cell table:formula="of:=IF(OR([.C146]=&quot;&quot;;[.F146]=&quot;&quot;);&quot;&quot;;ROUND(ABS([.C146]-[.F146])*86400))" office:value-type="float" office:value="3" calcext:value-type="float">
            <text:p>3</text:p>
          </table:table-cell>
          <table:table-cell table:formula="of:=IF(OR([.D146]=&quot;&quot;;[.G146]=&quot;&quot;);&quot;&quot;;ROUND(ABS([.D146]-[.G146])*86400)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date" office:date-value="2022-05-25" calcext:value-type="date">
            <text:p>2022-05-25</text:p>
          </table:table-cell>
          <table:table-cell office:value-type="time" office:time-value="PT01H43M50S" calcext:value-type="time">
            <text:p>01:43:50</text:p>
          </table:table-cell>
          <table:table-cell office:value-type="time" office:time-value="PT08H15M14S" calcext:value-type="time">
            <text:p>08:15:14</text:p>
          </table:table-cell>
          <table:table-cell office:value-type="time" office:time-value="PT14H35M06S" calcext:value-type="time">
            <text:p>14:35:06</text:p>
          </table:table-cell>
          <table:table-cell office:value-type="time" office:time-value="PT01H43M51S" calcext:value-type="time">
            <text:p>01:43:51</text:p>
          </table:table-cell>
          <table:table-cell office:value-type="time" office:time-value="PT08H15M17S" calcext:value-type="time">
            <text:p>08:15:17</text:p>
          </table:table-cell>
          <table:table-cell office:value-type="time" office:time-value="PT14H35M13S" calcext:value-type="time">
            <text:p>14:35:13</text:p>
          </table:table-cell>
          <table:table-cell table:formula="of:=IF(OR([.B147]=&quot;&quot;;[.E147]=&quot;&quot;);&quot;&quot;;ROUND(ABS([.B147]-[.E147])*86400))" office:value-type="float" office:value="1" calcext:value-type="float">
            <text:p>1</text:p>
          </table:table-cell>
          <table:table-cell table:formula="of:=IF(OR([.C147]=&quot;&quot;;[.F147]=&quot;&quot;);&quot;&quot;;ROUND(ABS([.C147]-[.F147])*86400))" office:value-type="float" office:value="3" calcext:value-type="float">
            <text:p>3</text:p>
          </table:table-cell>
          <table:table-cell table:formula="of:=IF(OR([.D147]=&quot;&quot;;[.G147]=&quot;&quot;);&quot;&quot;;ROUND(ABS([.D147]-[.G147])*86400)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date" office:date-value="2022-05-26" calcext:value-type="date">
            <text:p>2022-05-26</text:p>
          </table:table-cell>
          <table:table-cell office:value-type="time" office:time-value="PT02H49M37S" calcext:value-type="time">
            <text:p>02:49:37</text:p>
          </table:table-cell>
          <table:table-cell office:value-type="time" office:time-value="PT08H58M31S" calcext:value-type="time">
            <text:p>08:58:31</text:p>
          </table:table-cell>
          <table:table-cell office:value-type="time" office:time-value="PT14H56M51S" calcext:value-type="time">
            <text:p>14:56:51</text:p>
          </table:table-cell>
          <table:table-cell office:value-type="time" office:time-value="PT02H49M38S" calcext:value-type="time">
            <text:p>02:49:38</text:p>
          </table:table-cell>
          <table:table-cell office:value-type="time" office:time-value="PT08H58M35S" calcext:value-type="time">
            <text:p>08:58:35</text:p>
          </table:table-cell>
          <table:table-cell office:value-type="time" office:time-value="PT14H56M57S" calcext:value-type="time">
            <text:p>14:56:57</text:p>
          </table:table-cell>
          <table:table-cell table:formula="of:=IF(OR([.B148]=&quot;&quot;;[.E148]=&quot;&quot;);&quot;&quot;;ROUND(ABS([.B148]-[.E148])*86400))" office:value-type="float" office:value="1" calcext:value-type="float">
            <text:p>1</text:p>
          </table:table-cell>
          <table:table-cell table:formula="of:=IF(OR([.C148]=&quot;&quot;;[.F148]=&quot;&quot;);&quot;&quot;;ROUND(ABS([.C148]-[.F148])*86400))" office:value-type="float" office:value="4" calcext:value-type="float">
            <text:p>4</text:p>
          </table:table-cell>
          <table:table-cell table:formula="of:=IF(OR([.D148]=&quot;&quot;;[.G148]=&quot;&quot;);&quot;&quot;;ROUND(ABS([.D148]-[.G148])*86400)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date" office:date-value="2022-05-27" calcext:value-type="date">
            <text:p>2022-05-27</text:p>
          </table:table-cell>
          <table:table-cell office:value-type="time" office:time-value="PT03H53M59S" calcext:value-type="time">
            <text:p>03:53:59</text:p>
          </table:table-cell>
          <table:table-cell office:value-type="time" office:time-value="PT09H41M12S" calcext:value-type="time">
            <text:p>09:41:12</text:p>
          </table:table-cell>
          <table:table-cell office:value-type="time" office:time-value="PT15H18M46S" calcext:value-type="time">
            <text:p>15:18:46</text:p>
          </table:table-cell>
          <table:table-cell office:value-type="time" office:time-value="PT03H54M00S" calcext:value-type="time">
            <text:p>03:54:00</text:p>
          </table:table-cell>
          <table:table-cell office:value-type="time" office:time-value="PT09H41M15S" calcext:value-type="time">
            <text:p>09:41:15</text:p>
          </table:table-cell>
          <table:table-cell office:value-type="time" office:time-value="PT15H18M52S" calcext:value-type="time">
            <text:p>15:18:52</text:p>
          </table:table-cell>
          <table:table-cell table:formula="of:=IF(OR([.B149]=&quot;&quot;;[.E149]=&quot;&quot;);&quot;&quot;;ROUND(ABS([.B149]-[.E149])*86400))" office:value-type="float" office:value="1" calcext:value-type="float">
            <text:p>1</text:p>
          </table:table-cell>
          <table:table-cell table:formula="of:=IF(OR([.C149]=&quot;&quot;;[.F149]=&quot;&quot;);&quot;&quot;;ROUND(ABS([.C149]-[.F149])*86400))" office:value-type="float" office:value="3" calcext:value-type="float">
            <text:p>3</text:p>
          </table:table-cell>
          <table:table-cell table:formula="of:=IF(OR([.D149]=&quot;&quot;;[.G149]=&quot;&quot;);&quot;&quot;;ROUND(ABS([.D149]-[.G149])*86400)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date" office:date-value="2022-05-28" calcext:value-type="date">
            <text:p>2022-05-28</text:p>
          </table:table-cell>
          <table:table-cell office:value-type="time" office:time-value="PT04H57M53S" calcext:value-type="time">
            <text:p>04:57:53</text:p>
          </table:table-cell>
          <table:table-cell office:value-type="time" office:time-value="PT10H24M20S" calcext:value-type="time">
            <text:p>10:24:20</text:p>
          </table:table-cell>
          <table:table-cell office:value-type="time" office:time-value="PT15H42M09S" calcext:value-type="time">
            <text:p>15:42:09</text:p>
          </table:table-cell>
          <table:table-cell office:value-type="time" office:time-value="PT04H57M54S" calcext:value-type="time">
            <text:p>04:57:54</text:p>
          </table:table-cell>
          <table:table-cell office:value-type="time" office:time-value="PT10H24M22S" calcext:value-type="time">
            <text:p>10:24:22</text:p>
          </table:table-cell>
          <table:table-cell office:value-type="time" office:time-value="PT15H42M14S" calcext:value-type="time">
            <text:p>15:42:14</text:p>
          </table:table-cell>
          <table:table-cell table:formula="of:=IF(OR([.B150]=&quot;&quot;;[.E150]=&quot;&quot;);&quot;&quot;;ROUND(ABS([.B150]-[.E150])*86400))" office:value-type="float" office:value="1" calcext:value-type="float">
            <text:p>1</text:p>
          </table:table-cell>
          <table:table-cell table:formula="of:=IF(OR([.C150]=&quot;&quot;;[.F150]=&quot;&quot;);&quot;&quot;;ROUND(ABS([.C150]-[.F150])*86400))" office:value-type="float" office:value="2" calcext:value-type="float">
            <text:p>2</text:p>
          </table:table-cell>
          <table:table-cell table:formula="of:=IF(OR([.D150]=&quot;&quot;;[.G150]=&quot;&quot;);&quot;&quot;;ROUND(ABS([.D150]-[.G150])*86400)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date" office:date-value="2022-05-29" calcext:value-type="date">
            <text:p>2022-05-29</text:p>
          </table:table-cell>
          <table:table-cell office:value-type="time" office:time-value="PT06H01M50S" calcext:value-type="time">
            <text:p>06:01:50</text:p>
          </table:table-cell>
          <table:table-cell office:value-type="time" office:time-value="PT11H08M47S" calcext:value-type="time">
            <text:p>11:08:47</text:p>
          </table:table-cell>
          <table:table-cell office:value-type="time" office:time-value="PT16H08M18S" calcext:value-type="time">
            <text:p>16:08:18</text:p>
          </table:table-cell>
          <table:table-cell office:value-type="time" office:time-value="PT06H01M50S" calcext:value-type="time">
            <text:p>06:01:50</text:p>
          </table:table-cell>
          <table:table-cell office:value-type="time" office:time-value="PT11H08M49S" calcext:value-type="time">
            <text:p>11:08:49</text:p>
          </table:table-cell>
          <table:table-cell office:value-type="time" office:time-value="PT16H08M22S" calcext:value-type="time">
            <text:p>16:08:22</text:p>
          </table:table-cell>
          <table:table-cell table:formula="of:=IF(OR([.B151]=&quot;&quot;;[.E151]=&quot;&quot;);&quot;&quot;;ROUND(ABS([.B151]-[.E151])*86400))" office:value-type="float" office:value="0" calcext:value-type="float">
            <text:p>0</text:p>
          </table:table-cell>
          <table:table-cell table:formula="of:=IF(OR([.C151]=&quot;&quot;;[.F151]=&quot;&quot;);&quot;&quot;;ROUND(ABS([.C151]-[.F151])*86400))" office:value-type="float" office:value="2" calcext:value-type="float">
            <text:p>2</text:p>
          </table:table-cell>
          <table:table-cell table:formula="of:=IF(OR([.D151]=&quot;&quot;;[.G151]=&quot;&quot;);&quot;&quot;;ROUND(ABS([.D151]-[.G151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05-30" calcext:value-type="date">
            <text:p>2022-05-30</text:p>
          </table:table-cell>
          <table:table-cell office:value-type="time" office:time-value="PT07H05M38S" calcext:value-type="time">
            <text:p>07:05:38</text:p>
          </table:table-cell>
          <table:table-cell office:value-type="time" office:time-value="PT11H55M07S" calcext:value-type="time">
            <text:p>11:55:07</text:p>
          </table:table-cell>
          <table:table-cell office:value-type="time" office:time-value="PT16H38M37S" calcext:value-type="time">
            <text:p>16:38:37</text:p>
          </table:table-cell>
          <table:table-cell office:value-type="time" office:time-value="PT07H05M36S" calcext:value-type="time">
            <text:p>07:05:36</text:p>
          </table:table-cell>
          <table:table-cell office:value-type="time" office:time-value="PT11H55M07S" calcext:value-type="time">
            <text:p>11:55:07</text:p>
          </table:table-cell>
          <table:table-cell office:value-type="time" office:time-value="PT16H38M40S" calcext:value-type="time">
            <text:p>16:38:40</text:p>
          </table:table-cell>
          <table:table-cell table:formula="of:=IF(OR([.B152]=&quot;&quot;;[.E152]=&quot;&quot;);&quot;&quot;;ROUND(ABS([.B152]-[.E152])*86400))" office:value-type="float" office:value="2" calcext:value-type="float">
            <text:p>2</text:p>
          </table:table-cell>
          <table:table-cell table:formula="of:=IF(OR([.C152]=&quot;&quot;;[.F152]=&quot;&quot;);&quot;&quot;;ROUND(ABS([.C152]-[.F152])*86400))" office:value-type="float" office:value="0" calcext:value-type="float">
            <text:p>0</text:p>
          </table:table-cell>
          <table:table-cell table:formula="of:=IF(OR([.D152]=&quot;&quot;;[.G152]=&quot;&quot;);&quot;&quot;;ROUND(ABS([.D152]-[.G152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5-31" calcext:value-type="date">
            <text:p>2022-05-31</text:p>
          </table:table-cell>
          <table:table-cell office:value-type="time" office:time-value="PT08H08M13S" calcext:value-type="time">
            <text:p>08:08:13</text:p>
          </table:table-cell>
          <table:table-cell office:value-type="time" office:time-value="PT12H43M27S" calcext:value-type="time">
            <text:p>12:43:27</text:p>
          </table:table-cell>
          <table:table-cell office:value-type="time" office:time-value="PT17H14M33S" calcext:value-type="time">
            <text:p>17:14:33</text:p>
          </table:table-cell>
          <table:table-cell office:value-type="time" office:time-value="PT08H08M09S" calcext:value-type="time">
            <text:p>08:08:09</text:p>
          </table:table-cell>
          <table:table-cell office:value-type="time" office:time-value="PT12H43M25S" calcext:value-type="time">
            <text:p>12:43:25</text:p>
          </table:table-cell>
          <table:table-cell office:value-type="time" office:time-value="PT17H14M34S" calcext:value-type="time">
            <text:p>17:14:34</text:p>
          </table:table-cell>
          <table:table-cell table:formula="of:=IF(OR([.B153]=&quot;&quot;;[.E153]=&quot;&quot;);&quot;&quot;;ROUND(ABS([.B153]-[.E153])*86400))" office:value-type="float" office:value="4" calcext:value-type="float">
            <text:p>4</text:p>
          </table:table-cell>
          <table:table-cell table:formula="of:=IF(OR([.C153]=&quot;&quot;;[.F153]=&quot;&quot;);&quot;&quot;;ROUND(ABS([.C153]-[.F153])*86400))" office:value-type="float" office:value="2" calcext:value-type="float">
            <text:p>2</text:p>
          </table:table-cell>
          <table:table-cell table:formula="of:=IF(OR([.D153]=&quot;&quot;;[.G153]=&quot;&quot;);&quot;&quot;;ROUND(ABS([.D153]-[.G153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6-01" calcext:value-type="date">
            <text:p>2022-06-01</text:p>
          </table:table-cell>
          <table:table-cell office:value-type="time" office:time-value="PT09H07M40S" calcext:value-type="time">
            <text:p>09:07:40</text:p>
          </table:table-cell>
          <table:table-cell office:value-type="time" office:time-value="PT13H33M26S" calcext:value-type="time">
            <text:p>13:33:26</text:p>
          </table:table-cell>
          <table:table-cell office:value-type="time" office:time-value="PT17H57M12S" calcext:value-type="time">
            <text:p>17:57:12</text:p>
          </table:table-cell>
          <table:table-cell office:value-type="time" office:time-value="PT09H07M36S" calcext:value-type="time">
            <text:p>09:07:36</text:p>
          </table:table-cell>
          <table:table-cell office:value-type="time" office:time-value="PT13H33M22S" calcext:value-type="time">
            <text:p>13:33:22</text:p>
          </table:table-cell>
          <table:table-cell office:value-type="time" office:time-value="PT17H57M11S" calcext:value-type="time">
            <text:p>17:57:11</text:p>
          </table:table-cell>
          <table:table-cell table:formula="of:=IF(OR([.B154]=&quot;&quot;;[.E154]=&quot;&quot;);&quot;&quot;;ROUND(ABS([.B154]-[.E154])*86400))" office:value-type="float" office:value="4" calcext:value-type="float">
            <text:p>4</text:p>
          </table:table-cell>
          <table:table-cell table:formula="of:=IF(OR([.C154]=&quot;&quot;;[.F154]=&quot;&quot;);&quot;&quot;;ROUND(ABS([.C154]-[.F154])*86400))" office:value-type="float" office:value="4" calcext:value-type="float">
            <text:p>4</text:p>
          </table:table-cell>
          <table:table-cell table:formula="of:=IF(OR([.D154]=&quot;&quot;;[.G154]=&quot;&quot;);&quot;&quot;;ROUND(ABS([.D154]-[.G154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6-02" calcext:value-type="date">
            <text:p>2022-06-02</text:p>
          </table:table-cell>
          <table:table-cell office:value-type="time" office:time-value="PT10H01M53S" calcext:value-type="time">
            <text:p>10:01:53</text:p>
          </table:table-cell>
          <table:table-cell office:value-type="time" office:time-value="PT14H24M11S" calcext:value-type="time">
            <text:p>14:24:11</text:p>
          </table:table-cell>
          <table:table-cell office:value-type="time" office:time-value="PT18H46M52S" calcext:value-type="time">
            <text:p>18:46:52</text:p>
          </table:table-cell>
          <table:table-cell office:value-type="time" office:time-value="PT10H01M48S" calcext:value-type="time">
            <text:p>10:01:48</text:p>
          </table:table-cell>
          <table:table-cell office:value-type="time" office:time-value="PT14H24M07S" calcext:value-type="time">
            <text:p>14:24:07</text:p>
          </table:table-cell>
          <table:table-cell office:value-type="time" office:time-value="PT18H46M49S" calcext:value-type="time">
            <text:p>18:46:49</text:p>
          </table:table-cell>
          <table:table-cell table:formula="of:=IF(OR([.B155]=&quot;&quot;;[.E155]=&quot;&quot;);&quot;&quot;;ROUND(ABS([.B155]-[.E155])*86400))" office:value-type="float" office:value="5" calcext:value-type="float">
            <text:p>5</text:p>
          </table:table-cell>
          <table:table-cell table:formula="of:=IF(OR([.C155]=&quot;&quot;;[.F155]=&quot;&quot;);&quot;&quot;;ROUND(ABS([.C155]-[.F155])*86400))" office:value-type="float" office:value="4" calcext:value-type="float">
            <text:p>4</text:p>
          </table:table-cell>
          <table:table-cell table:formula="of:=IF(OR([.D155]=&quot;&quot;;[.G155]=&quot;&quot;);&quot;&quot;;ROUND(ABS([.D155]-[.G155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6-03" calcext:value-type="date">
            <text:p>2022-06-03</text:p>
          </table:table-cell>
          <table:table-cell office:value-type="time" office:time-value="PT10H49M16S" calcext:value-type="time">
            <text:p>10:49:16</text:p>
          </table:table-cell>
          <table:table-cell office:value-type="time" office:time-value="PT15H14M39S" calcext:value-type="time">
            <text:p>15:14:39</text:p>
          </table:table-cell>
          <table:table-cell office:value-type="time" office:time-value="PT19H42M42S" calcext:value-type="time">
            <text:p>19:42:42</text:p>
          </table:table-cell>
          <table:table-cell office:value-type="time" office:time-value="PT10H49M13S" calcext:value-type="time">
            <text:p>10:49:13</text:p>
          </table:table-cell>
          <table:table-cell office:value-type="time" office:time-value="PT15H14M36S" calcext:value-type="time">
            <text:p>15:14:36</text:p>
          </table:table-cell>
          <table:table-cell office:value-type="time" office:time-value="PT19H42M40S" calcext:value-type="time">
            <text:p>19:42:40</text:p>
          </table:table-cell>
          <table:table-cell table:formula="of:=IF(OR([.B156]=&quot;&quot;;[.E156]=&quot;&quot;);&quot;&quot;;ROUND(ABS([.B156]-[.E156])*86400))" office:value-type="float" office:value="3" calcext:value-type="float">
            <text:p>3</text:p>
          </table:table-cell>
          <table:table-cell table:formula="of:=IF(OR([.C156]=&quot;&quot;;[.F156]=&quot;&quot;);&quot;&quot;;ROUND(ABS([.C156]-[.F156])*86400))" office:value-type="float" office:value="3" calcext:value-type="float">
            <text:p>3</text:p>
          </table:table-cell>
          <table:table-cell table:formula="of:=IF(OR([.D156]=&quot;&quot;;[.G156]=&quot;&quot;);&quot;&quot;;ROUND(ABS([.D156]-[.G156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6-04" calcext:value-type="date">
            <text:p>2022-06-04</text:p>
          </table:table-cell>
          <table:table-cell office:value-type="time" office:time-value="PT11H29M31S" calcext:value-type="time">
            <text:p>11:29:31</text:p>
          </table:table-cell>
          <table:table-cell office:value-type="time" office:time-value="PT16H03M53S" calcext:value-type="time">
            <text:p>16:03:53</text:p>
          </table:table-cell>
          <table:table-cell office:value-type="time" office:time-value="PT20H42M56S" calcext:value-type="time">
            <text:p>20:42:56</text:p>
          </table:table-cell>
          <table:table-cell office:value-type="time" office:time-value="PT11H29M29S" calcext:value-type="time">
            <text:p>11:29:29</text:p>
          </table:table-cell>
          <table:table-cell office:value-type="time" office:time-value="PT16H03M51S" calcext:value-type="time">
            <text:p>16:03:51</text:p>
          </table:table-cell>
          <table:table-cell office:value-type="time" office:time-value="PT20H42M56S" calcext:value-type="time">
            <text:p>20:42:56</text:p>
          </table:table-cell>
          <table:table-cell table:formula="of:=IF(OR([.B157]=&quot;&quot;;[.E157]=&quot;&quot;);&quot;&quot;;ROUND(ABS([.B157]-[.E157])*86400))" office:value-type="float" office:value="2" calcext:value-type="float">
            <text:p>2</text:p>
          </table:table-cell>
          <table:table-cell table:formula="of:=IF(OR([.C157]=&quot;&quot;;[.F157]=&quot;&quot;);&quot;&quot;;ROUND(ABS([.C157]-[.F157])*86400))" office:value-type="float" office:value="2" calcext:value-type="float">
            <text:p>2</text:p>
          </table:table-cell>
          <table:table-cell table:formula="of:=IF(OR([.D157]=&quot;&quot;;[.G157]=&quot;&quot;);&quot;&quot;;ROUND(ABS([.D157]-[.G157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6-05" calcext:value-type="date">
            <text:p>2022-06-05</text:p>
          </table:table-cell>
          <table:table-cell office:value-type="time" office:time-value="PT12H03M22S" calcext:value-type="time">
            <text:p>12:03:22</text:p>
          </table:table-cell>
          <table:table-cell office:value-type="time" office:time-value="PT16H51M18S" calcext:value-type="time">
            <text:p>16:51:18</text:p>
          </table:table-cell>
          <table:table-cell office:value-type="time" office:time-value="PT21H45M38S" calcext:value-type="time">
            <text:p>21:45:38</text:p>
          </table:table-cell>
          <table:table-cell office:value-type="time" office:time-value="PT12H03M22S" calcext:value-type="time">
            <text:p>12:03:22</text:p>
          </table:table-cell>
          <table:table-cell office:value-type="time" office:time-value="PT16H51M18S" calcext:value-type="time">
            <text:p>16:51:18</text:p>
          </table:table-cell>
          <table:table-cell office:value-type="time" office:time-value="PT21H45M39S" calcext:value-type="time">
            <text:p>21:45:39</text:p>
          </table:table-cell>
          <table:table-cell table:formula="of:=IF(OR([.B158]=&quot;&quot;;[.E158]=&quot;&quot;);&quot;&quot;;ROUND(ABS([.B158]-[.E158])*86400))" office:value-type="float" office:value="0" calcext:value-type="float">
            <text:p>0</text:p>
          </table:table-cell>
          <table:table-cell table:formula="of:=IF(OR([.C158]=&quot;&quot;;[.F158]=&quot;&quot;);&quot;&quot;;ROUND(ABS([.C158]-[.F158])*86400))" office:value-type="float" office:value="0" calcext:value-type="float">
            <text:p>0</text:p>
          </table:table-cell>
          <table:table-cell table:formula="of:=IF(OR([.D158]=&quot;&quot;;[.G158]=&quot;&quot;);&quot;&quot;;ROUND(ABS([.D158]-[.G158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6-06" calcext:value-type="date">
            <text:p>2022-06-06</text:p>
          </table:table-cell>
          <table:table-cell office:value-type="time" office:time-value="PT12H32M12S" calcext:value-type="time">
            <text:p>12:32:12</text:p>
          </table:table-cell>
          <table:table-cell office:value-type="time" office:time-value="PT17H36M54S" calcext:value-type="time">
            <text:p>17:36:54</text:p>
          </table:table-cell>
          <table:table-cell office:value-type="time" office:time-value="PT22H49M26S" calcext:value-type="time">
            <text:p>22:49:26</text:p>
          </table:table-cell>
          <table:table-cell office:value-type="time" office:time-value="PT12H32M13S" calcext:value-type="time">
            <text:p>12:32:13</text:p>
          </table:table-cell>
          <table:table-cell office:value-type="time" office:time-value="PT17H36M55S" calcext:value-type="time">
            <text:p>17:36:55</text:p>
          </table:table-cell>
          <table:table-cell office:value-type="time" office:time-value="PT22H49M28S" calcext:value-type="time">
            <text:p>22:49:28</text:p>
          </table:table-cell>
          <table:table-cell table:formula="of:=IF(OR([.B159]=&quot;&quot;;[.E159]=&quot;&quot;);&quot;&quot;;ROUND(ABS([.B159]-[.E159])*86400))" office:value-type="float" office:value="1" calcext:value-type="float">
            <text:p>1</text:p>
          </table:table-cell>
          <table:table-cell table:formula="of:=IF(OR([.C159]=&quot;&quot;;[.F159]=&quot;&quot;);&quot;&quot;;ROUND(ABS([.C159]-[.F159])*86400))" office:value-type="float" office:value="1" calcext:value-type="float">
            <text:p>1</text:p>
          </table:table-cell>
          <table:table-cell table:formula="of:=IF(OR([.D159]=&quot;&quot;;[.G159]=&quot;&quot;);&quot;&quot;;ROUND(ABS([.D159]-[.G159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6-07" calcext:value-type="date">
            <text:p>2022-06-07</text:p>
          </table:table-cell>
          <table:table-cell office:value-type="time" office:time-value="PT12H57M29S" calcext:value-type="time">
            <text:p>12:57:29</text:p>
          </table:table-cell>
          <table:table-cell office:value-type="time" office:time-value="PT18H21M08S" calcext:value-type="time">
            <text:p>18:21:08</text:p>
          </table:table-cell>
          <table:table-cell office:value-type="time" office:time-value="PT23H53M51S" calcext:value-type="time">
            <text:p>23:53:51</text:p>
          </table:table-cell>
          <table:table-cell office:value-type="time" office:time-value="PT12H57M31S" calcext:value-type="time">
            <text:p>12:57:31</text:p>
          </table:table-cell>
          <table:table-cell office:value-type="time" office:time-value="PT18H21M10S" calcext:value-type="time">
            <text:p>18:21:10</text:p>
          </table:table-cell>
          <table:table-cell office:value-type="time" office:time-value="PT23H53M54S" calcext:value-type="time">
            <text:p>23:53:54</text:p>
          </table:table-cell>
          <table:table-cell table:formula="of:=IF(OR([.B160]=&quot;&quot;;[.E160]=&quot;&quot;);&quot;&quot;;ROUND(ABS([.B160]-[.E160])*86400))" office:value-type="float" office:value="2" calcext:value-type="float">
            <text:p>2</text:p>
          </table:table-cell>
          <table:table-cell table:formula="of:=IF(OR([.C160]=&quot;&quot;;[.F160]=&quot;&quot;);&quot;&quot;;ROUND(ABS([.C160]-[.F160])*86400))" office:value-type="float" office:value="2" calcext:value-type="float">
            <text:p>2</text:p>
          </table:table-cell>
          <table:table-cell table:formula="of:=IF(OR([.D160]=&quot;&quot;;[.G160]=&quot;&quot;);&quot;&quot;;ROUND(ABS([.D160]-[.G160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6-08" calcext:value-type="date">
            <text:p>2022-06-08</text:p>
          </table:table-cell>
          <table:table-cell office:value-type="time" office:time-value="PT13H20M41S" calcext:value-type="time">
            <text:p>13:20:41</text:p>
          </table:table-cell>
          <table:table-cell office:value-type="time" office:time-value="PT19H04M49S" calcext:value-type="time">
            <text:p>19:04:49</text:p>
          </table:table-cell>
          <table:table-cell/>
          <table:table-cell office:value-type="time" office:time-value="PT13H20M44S" calcext:value-type="time">
            <text:p>13:20:44</text:p>
          </table:table-cell>
          <table:table-cell office:value-type="time" office:time-value="PT19H04M52S" calcext:value-type="time">
            <text:p>19:04:52</text:p>
          </table:table-cell>
          <table:table-cell/>
          <table:table-cell table:formula="of:=IF(OR([.B161]=&quot;&quot;;[.E161]=&quot;&quot;);&quot;&quot;;ROUND(ABS([.B161]-[.E161])*86400))" office:value-type="float" office:value="3" calcext:value-type="float">
            <text:p>3</text:p>
          </table:table-cell>
          <table:table-cell table:formula="of:=IF(OR([.C161]=&quot;&quot;;[.F161]=&quot;&quot;);&quot;&quot;;ROUND(ABS([.C161]-[.F161])*86400))" office:value-type="float" office:value="3" calcext:value-type="float">
            <text:p>3</text:p>
          </table:table-cell>
          <table:table-cell table:formula="of:=IF(OR([.D161]=&quot;&quot;;[.G161]=&quot;&quot;);&quot;&quot;;ROUND(ABS([.D161]-[.G161])*86400))">
            <text:p/>
          </table:table-cell>
          <table:table-cell table:number-columns-repeated="8"/>
        </table:table-row>
        <table:table-row table:style-name="ro1">
          <table:table-cell office:value-type="date" office:date-value="2022-06-09" calcext:value-type="date">
            <text:p>2022-06-09</text:p>
          </table:table-cell>
          <table:table-cell office:value-type="time" office:time-value="PT13H43M08S" calcext:value-type="time">
            <text:p>13:43:08</text:p>
          </table:table-cell>
          <table:table-cell office:value-type="time" office:time-value="PT19H49M03S" calcext:value-type="time">
            <text:p>19:49:03</text:p>
          </table:table-cell>
          <table:table-cell office:value-type="time" office:time-value="PT00H59M09S" calcext:value-type="time">
            <text:p>00:59:09</text:p>
          </table:table-cell>
          <table:table-cell office:value-type="time" office:time-value="PT13H43M13S" calcext:value-type="time">
            <text:p>13:43:13</text:p>
          </table:table-cell>
          <table:table-cell office:value-type="time" office:time-value="PT19H49M06S" calcext:value-type="time">
            <text:p>19:49:06</text:p>
          </table:table-cell>
          <table:table-cell office:value-type="time" office:time-value="PT00H59M12S" calcext:value-type="time">
            <text:p>00:59:12</text:p>
          </table:table-cell>
          <table:table-cell table:formula="of:=IF(OR([.B162]=&quot;&quot;;[.E162]=&quot;&quot;);&quot;&quot;;ROUND(ABS([.B162]-[.E162])*86400))" office:value-type="float" office:value="5" calcext:value-type="float">
            <text:p>5</text:p>
          </table:table-cell>
          <table:table-cell table:formula="of:=IF(OR([.C162]=&quot;&quot;;[.F162]=&quot;&quot;);&quot;&quot;;ROUND(ABS([.C162]-[.F162])*86400))" office:value-type="float" office:value="3" calcext:value-type="float">
            <text:p>3</text:p>
          </table:table-cell>
          <table:table-cell table:formula="of:=IF(OR([.D162]=&quot;&quot;;[.G162]=&quot;&quot;);&quot;&quot;;ROUND(ABS([.D162]-[.G162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6-10" calcext:value-type="date">
            <text:p>2022-06-10</text:p>
          </table:table-cell>
          <table:table-cell office:value-type="time" office:time-value="PT14H06M16S" calcext:value-type="time">
            <text:p>14:06:16</text:p>
          </table:table-cell>
          <table:table-cell office:value-type="time" office:time-value="PT20H35M06S" calcext:value-type="time">
            <text:p>20:35:06</text:p>
          </table:table-cell>
          <table:table-cell office:value-type="time" office:time-value="PT02H06M18S" calcext:value-type="time">
            <text:p>02:06:18</text:p>
          </table:table-cell>
          <table:table-cell office:value-type="time" office:time-value="PT14H06M22S" calcext:value-type="time">
            <text:p>14:06:22</text:p>
          </table:table-cell>
          <table:table-cell office:value-type="time" office:time-value="PT20H35M09S" calcext:value-type="time">
            <text:p>20:35:09</text:p>
          </table:table-cell>
          <table:table-cell office:value-type="time" office:time-value="PT02H06M21S" calcext:value-type="time">
            <text:p>02:06:21</text:p>
          </table:table-cell>
          <table:table-cell table:formula="of:=IF(OR([.B163]=&quot;&quot;;[.E163]=&quot;&quot;);&quot;&quot;;ROUND(ABS([.B163]-[.E163])*86400))" office:value-type="float" office:value="6" calcext:value-type="float">
            <text:p>6</text:p>
          </table:table-cell>
          <table:table-cell table:formula="of:=IF(OR([.C163]=&quot;&quot;;[.F163]=&quot;&quot;);&quot;&quot;;ROUND(ABS([.C163]-[.F163])*86400))" office:value-type="float" office:value="3" calcext:value-type="float">
            <text:p>3</text:p>
          </table:table-cell>
          <table:table-cell table:formula="of:=IF(OR([.D163]=&quot;&quot;;[.G163]=&quot;&quot;);&quot;&quot;;ROUND(ABS([.D163]-[.G163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6-11" calcext:value-type="date">
            <text:p>2022-06-11</text:p>
          </table:table-cell>
          <table:table-cell office:value-type="time" office:time-value="PT14H31M40S" calcext:value-type="time">
            <text:p>14:31:40</text:p>
          </table:table-cell>
          <table:table-cell office:value-type="time" office:time-value="PT21H24M24S" calcext:value-type="time">
            <text:p>21:24:24</text:p>
          </table:table-cell>
          <table:table-cell office:value-type="time" office:time-value="PT03H16M27S" calcext:value-type="time">
            <text:p>03:16:27</text:p>
          </table:table-cell>
          <table:table-cell office:value-type="time" office:time-value="PT14H31M47S" calcext:value-type="time">
            <text:p>14:31:47</text:p>
          </table:table-cell>
          <table:table-cell office:value-type="time" office:time-value="PT21H24M26S" calcext:value-type="time">
            <text:p>21:24:26</text:p>
          </table:table-cell>
          <table:table-cell office:value-type="time" office:time-value="PT03H16M30S" calcext:value-type="time">
            <text:p>03:16:30</text:p>
          </table:table-cell>
          <table:table-cell table:formula="of:=IF(OR([.B164]=&quot;&quot;;[.E164]=&quot;&quot;);&quot;&quot;;ROUND(ABS([.B164]-[.E164])*86400))" office:value-type="float" office:value="7" calcext:value-type="float">
            <text:p>7</text:p>
          </table:table-cell>
          <table:table-cell table:formula="of:=IF(OR([.C164]=&quot;&quot;;[.F164]=&quot;&quot;);&quot;&quot;;ROUND(ABS([.C164]-[.F164])*86400))" office:value-type="float" office:value="2" calcext:value-type="float">
            <text:p>2</text:p>
          </table:table-cell>
          <table:table-cell table:formula="of:=IF(OR([.D164]=&quot;&quot;;[.G164]=&quot;&quot;);&quot;&quot;;ROUND(ABS([.D164]-[.G164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6-12" calcext:value-type="date">
            <text:p>2022-06-12</text:p>
          </table:table-cell>
          <table:table-cell office:value-type="time" office:time-value="PT15H01M19S" calcext:value-type="time">
            <text:p>15:01:19</text:p>
          </table:table-cell>
          <table:table-cell office:value-type="time" office:time-value="PT22H18M17S" calcext:value-type="time">
            <text:p>22:18:17</text:p>
          </table:table-cell>
          <table:table-cell office:value-type="time" office:time-value="PT04H30M36S" calcext:value-type="time">
            <text:p>04:30:36</text:p>
          </table:table-cell>
          <table:table-cell office:value-type="time" office:time-value="PT15H01M27S" calcext:value-type="time">
            <text:p>15:01:27</text:p>
          </table:table-cell>
          <table:table-cell office:value-type="time" office:time-value="PT22H18M18S" calcext:value-type="time">
            <text:p>22:18:18</text:p>
          </table:table-cell>
          <table:table-cell office:value-type="time" office:time-value="PT04H30M37S" calcext:value-type="time">
            <text:p>04:30:37</text:p>
          </table:table-cell>
          <table:table-cell table:formula="of:=IF(OR([.B165]=&quot;&quot;;[.E165]=&quot;&quot;);&quot;&quot;;ROUND(ABS([.B165]-[.E165])*86400))" office:value-type="float" office:value="8" calcext:value-type="float">
            <text:p>8</text:p>
          </table:table-cell>
          <table:table-cell table:formula="of:=IF(OR([.C165]=&quot;&quot;;[.F165]=&quot;&quot;);&quot;&quot;;ROUND(ABS([.C165]-[.F165])*86400))" office:value-type="float" office:value="1" calcext:value-type="float">
            <text:p>1</text:p>
          </table:table-cell>
          <table:table-cell table:formula="of:=IF(OR([.D165]=&quot;&quot;;[.G165]=&quot;&quot;);&quot;&quot;;ROUND(ABS([.D165]-[.G165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6-13" calcext:value-type="date">
            <text:p>2022-06-13</text:p>
          </table:table-cell>
          <table:table-cell office:value-type="time" office:time-value="PT15H37M51S" calcext:value-type="time">
            <text:p>15:37:51</text:p>
          </table:table-cell>
          <table:table-cell office:value-type="time" office:time-value="PT23H17M36S" calcext:value-type="time">
            <text:p>23:17:36</text:p>
          </table:table-cell>
          <table:table-cell office:value-type="time" office:time-value="PT05H48M48S" calcext:value-type="time">
            <text:p>05:48:48</text:p>
          </table:table-cell>
          <table:table-cell office:value-type="time" office:time-value="PT15H37M57S" calcext:value-type="time">
            <text:p>15:37:57</text:p>
          </table:table-cell>
          <table:table-cell office:value-type="time" office:time-value="PT23H17M36S" calcext:value-type="time">
            <text:p>23:17:36</text:p>
          </table:table-cell>
          <table:table-cell office:value-type="time" office:time-value="PT05H48M46S" calcext:value-type="time">
            <text:p>05:48:46</text:p>
          </table:table-cell>
          <table:table-cell table:formula="of:=IF(OR([.B166]=&quot;&quot;;[.E166]=&quot;&quot;);&quot;&quot;;ROUND(ABS([.B166]-[.E166])*86400))" office:value-type="float" office:value="6" calcext:value-type="float">
            <text:p>6</text:p>
          </table:table-cell>
          <table:table-cell table:formula="of:=IF(OR([.C166]=&quot;&quot;;[.F166]=&quot;&quot;);&quot;&quot;;ROUND(ABS([.C166]-[.F166])*86400))" office:value-type="float" office:value="0" calcext:value-type="float">
            <text:p>0</text:p>
          </table:table-cell>
          <table:table-cell table:formula="of:=IF(OR([.D166]=&quot;&quot;;[.G166]=&quot;&quot;);&quot;&quot;;ROUND(ABS([.D166]-[.G166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6-14" calcext:value-type="date">
            <text:p>2022-06-14</text:p>
          </table:table-cell>
          <table:table-cell office:value-type="time" office:time-value="PT16H24M15S" calcext:value-type="time">
            <text:p>16:24:15</text:p>
          </table:table-cell>
          <table:table-cell/>
          <table:table-cell office:value-type="time" office:time-value="PT07H09M00S" calcext:value-type="time">
            <text:p>07:09:00</text:p>
          </table:table-cell>
          <table:table-cell office:value-type="time" office:time-value="PT16H24M16S" calcext:value-type="time">
            <text:p>16:24:16</text:p>
          </table:table-cell>
          <table:table-cell/>
          <table:table-cell office:value-type="time" office:time-value="PT07H08M52S" calcext:value-type="time">
            <text:p>07:08:52</text:p>
          </table:table-cell>
          <table:table-cell table:formula="of:=IF(OR([.B167]=&quot;&quot;;[.E167]=&quot;&quot;);&quot;&quot;;ROUND(ABS([.B167]-[.E167])*86400))" office:value-type="float" office:value="1" calcext:value-type="float">
            <text:p>1</text:p>
          </table:table-cell>
          <table:table-cell table:formula="of:=IF(OR([.C167]=&quot;&quot;;[.F167]=&quot;&quot;);&quot;&quot;;ROUND(ABS([.C167]-[.F167])*86400))">
            <text:p/>
          </table:table-cell>
          <table:table-cell table:formula="of:=IF(OR([.D167]=&quot;&quot;;[.G167]=&quot;&quot;);&quot;&quot;;ROUND(ABS([.D167]-[.G167])*86400)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office:value-type="date" office:date-value="2022-06-15" calcext:value-type="date">
            <text:p>2022-06-15</text:p>
          </table:table-cell>
          <table:table-cell office:value-type="time" office:time-value="PT17H22M49S" calcext:value-type="time">
            <text:p>17:22:49</text:p>
          </table:table-cell>
          <table:table-cell office:value-type="time" office:time-value="PT00H21M56S" calcext:value-type="time">
            <text:p>00:21:56</text:p>
          </table:table-cell>
          <table:table-cell office:value-type="time" office:time-value="PT08H26M15S" calcext:value-type="time">
            <text:p>08:26:15</text:p>
          </table:table-cell>
          <table:table-cell office:value-type="time" office:time-value="PT17H22M42S" calcext:value-type="time">
            <text:p>17:22:42</text:p>
          </table:table-cell>
          <table:table-cell office:value-type="time" office:time-value="PT00H21M55S" calcext:value-type="time">
            <text:p>00:21:55</text:p>
          </table:table-cell>
          <table:table-cell office:value-type="time" office:time-value="PT08H26M03S" calcext:value-type="time">
            <text:p>08:26:03</text:p>
          </table:table-cell>
          <table:table-cell table:formula="of:=IF(OR([.B168]=&quot;&quot;;[.E168]=&quot;&quot;);&quot;&quot;;ROUND(ABS([.B168]-[.E168])*86400))" office:value-type="float" office:value="7" calcext:value-type="float">
            <text:p>7</text:p>
          </table:table-cell>
          <table:table-cell table:formula="of:=IF(OR([.C168]=&quot;&quot;;[.F168]=&quot;&quot;);&quot;&quot;;ROUND(ABS([.C168]-[.F168])*86400))" office:value-type="float" office:value="1" calcext:value-type="float">
            <text:p>1</text:p>
          </table:table-cell>
          <table:table-cell table:formula="of:=IF(OR([.D168]=&quot;&quot;;[.G168]=&quot;&quot;);&quot;&quot;;ROUND(ABS([.D168]-[.G168])*86400)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office:value-type="date" office:date-value="2022-06-16" calcext:value-type="date">
            <text:p>2022-06-16</text:p>
          </table:table-cell>
          <table:table-cell office:value-type="time" office:time-value="PT18H32M52S" calcext:value-type="time">
            <text:p>18:32:52</text:p>
          </table:table-cell>
          <table:table-cell office:value-type="time" office:time-value="PT01H29M01S" calcext:value-type="time">
            <text:p>01:29:01</text:p>
          </table:table-cell>
          <table:table-cell office:value-type="time" office:time-value="PT09H34M27S" calcext:value-type="time">
            <text:p>09:34:27</text:p>
          </table:table-cell>
          <table:table-cell office:value-type="time" office:time-value="PT18H32M40S" calcext:value-type="time">
            <text:p>18:32:40</text:p>
          </table:table-cell>
          <table:table-cell office:value-type="time" office:time-value="PT01H28M59S" calcext:value-type="time">
            <text:p>01:28:59</text:p>
          </table:table-cell>
          <table:table-cell office:value-type="time" office:time-value="PT09H34M16S" calcext:value-type="time">
            <text:p>09:34:16</text:p>
          </table:table-cell>
          <table:table-cell table:formula="of:=IF(OR([.B169]=&quot;&quot;;[.E169]=&quot;&quot;);&quot;&quot;;ROUND(ABS([.B169]-[.E169])*86400))" office:value-type="float" office:value="12" calcext:value-type="float">
            <text:p>12</text:p>
          </table:table-cell>
          <table:table-cell table:formula="of:=IF(OR([.C169]=&quot;&quot;;[.F169]=&quot;&quot;);&quot;&quot;;ROUND(ABS([.C169]-[.F169])*86400))" office:value-type="float" office:value="2" calcext:value-type="float">
            <text:p>2</text:p>
          </table:table-cell>
          <table:table-cell table:formula="of:=IF(OR([.D169]=&quot;&quot;;[.G169]=&quot;&quot;);&quot;&quot;;ROUND(ABS([.D169]-[.G169])*86400)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office:value-type="date" office:date-value="2022-06-17" calcext:value-type="date">
            <text:p>2022-06-17</text:p>
          </table:table-cell>
          <table:table-cell office:value-type="time" office:time-value="PT19H49M49S" calcext:value-type="time">
            <text:p>19:49:49</text:p>
          </table:table-cell>
          <table:table-cell office:value-type="time" office:time-value="PT02H35M18S" calcext:value-type="time">
            <text:p>02:35:18</text:p>
          </table:table-cell>
          <table:table-cell office:value-type="time" office:time-value="PT10H30M00S" calcext:value-type="time">
            <text:p>10:30:00</text:p>
          </table:table-cell>
          <table:table-cell office:value-type="time" office:time-value="PT19H49M39S" calcext:value-type="time">
            <text:p>19:49:39</text:p>
          </table:table-cell>
          <table:table-cell office:value-type="time" office:time-value="PT02H35M15S" calcext:value-type="time">
            <text:p>02:35:15</text:p>
          </table:table-cell>
          <table:table-cell office:value-type="time" office:time-value="PT10H29M57S" calcext:value-type="time">
            <text:p>10:29:57</text:p>
          </table:table-cell>
          <table:table-cell table:formula="of:=IF(OR([.B170]=&quot;&quot;;[.E170]=&quot;&quot;);&quot;&quot;;ROUND(ABS([.B170]-[.E170])*86400))" office:value-type="float" office:value="10" calcext:value-type="float">
            <text:p>10</text:p>
          </table:table-cell>
          <table:table-cell table:formula="of:=IF(OR([.C170]=&quot;&quot;;[.F170]=&quot;&quot;);&quot;&quot;;ROUND(ABS([.C170]-[.F170])*86400))" office:value-type="float" office:value="3" calcext:value-type="float">
            <text:p>3</text:p>
          </table:table-cell>
          <table:table-cell table:formula="of:=IF(OR([.D170]=&quot;&quot;;[.G170]=&quot;&quot;);&quot;&quot;;ROUND(ABS([.D170]-[.G170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6-18" calcext:value-type="date">
            <text:p>2022-06-18</text:p>
          </table:table-cell>
          <table:table-cell office:value-type="time" office:time-value="PT21H07M47S" calcext:value-type="time">
            <text:p>21:07:47</text:p>
          </table:table-cell>
          <table:table-cell office:value-type="time" office:time-value="PT03H37M34S" calcext:value-type="time">
            <text:p>03:37:34</text:p>
          </table:table-cell>
          <table:table-cell office:value-type="time" office:time-value="PT11H13M28S" calcext:value-type="time">
            <text:p>11:13:28</text:p>
          </table:table-cell>
          <table:table-cell office:value-type="time" office:time-value="PT21H07M44S" calcext:value-type="time">
            <text:p>21:07:44</text:p>
          </table:table-cell>
          <table:table-cell office:value-type="time" office:time-value="PT03H37M33S" calcext:value-type="time">
            <text:p>03:37:33</text:p>
          </table:table-cell>
          <table:table-cell office:value-type="time" office:time-value="PT11H13M31S" calcext:value-type="time">
            <text:p>11:13:31</text:p>
          </table:table-cell>
          <table:table-cell table:formula="of:=IF(OR([.B171]=&quot;&quot;;[.E171]=&quot;&quot;);&quot;&quot;;ROUND(ABS([.B171]-[.E171])*86400))" office:value-type="float" office:value="3" calcext:value-type="float">
            <text:p>3</text:p>
          </table:table-cell>
          <table:table-cell table:formula="of:=IF(OR([.C171]=&quot;&quot;;[.F171]=&quot;&quot;);&quot;&quot;;ROUND(ABS([.C171]-[.F171])*86400))" office:value-type="float" office:value="1" calcext:value-type="float">
            <text:p>1</text:p>
          </table:table-cell>
          <table:table-cell table:formula="of:=IF(OR([.D171]=&quot;&quot;;[.G171]=&quot;&quot;);&quot;&quot;;ROUND(ABS([.D171]-[.G171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6-19" calcext:value-type="date">
            <text:p>2022-06-19</text:p>
          </table:table-cell>
          <table:table-cell office:value-type="time" office:time-value="PT22H22M55S" calcext:value-type="time">
            <text:p>22:22:55</text:p>
          </table:table-cell>
          <table:table-cell office:value-type="time" office:time-value="PT04H34M20S" calcext:value-type="time">
            <text:p>04:34:20</text:p>
          </table:table-cell>
          <table:table-cell office:value-type="time" office:time-value="PT11H47M42S" calcext:value-type="time">
            <text:p>11:47:42</text:p>
          </table:table-cell>
          <table:table-cell office:value-type="time" office:time-value="PT22H22M57S" calcext:value-type="time">
            <text:p>22:22:57</text:p>
          </table:table-cell>
          <table:table-cell office:value-type="time" office:time-value="PT04H34M21S" calcext:value-type="time">
            <text:p>04:34:21</text:p>
          </table:table-cell>
          <table:table-cell office:value-type="time" office:time-value="PT11H47M48S" calcext:value-type="time">
            <text:p>11:47:48</text:p>
          </table:table-cell>
          <table:table-cell table:formula="of:=IF(OR([.B172]=&quot;&quot;;[.E172]=&quot;&quot;);&quot;&quot;;ROUND(ABS([.B172]-[.E172])*86400))" office:value-type="float" office:value="2" calcext:value-type="float">
            <text:p>2</text:p>
          </table:table-cell>
          <table:table-cell table:formula="of:=IF(OR([.C172]=&quot;&quot;;[.F172]=&quot;&quot;);&quot;&quot;;ROUND(ABS([.C172]-[.F172])*86400))" office:value-type="float" office:value="1" calcext:value-type="float">
            <text:p>1</text:p>
          </table:table-cell>
          <table:table-cell table:formula="of:=IF(OR([.D172]=&quot;&quot;;[.G172]=&quot;&quot;);&quot;&quot;;ROUND(ABS([.D172]-[.G172])*86400)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date" office:date-value="2022-06-20" calcext:value-type="date">
            <text:p>2022-06-20</text:p>
          </table:table-cell>
          <table:table-cell office:value-type="time" office:time-value="PT23H34M05S" calcext:value-type="time">
            <text:p>23:34:05</text:p>
          </table:table-cell>
          <table:table-cell office:value-type="time" office:time-value="PT05H25M46S" calcext:value-type="time">
            <text:p>05:25:46</text:p>
          </table:table-cell>
          <table:table-cell office:value-type="time" office:time-value="PT12H15M41S" calcext:value-type="time">
            <text:p>12:15:41</text:p>
          </table:table-cell>
          <table:table-cell office:value-type="time" office:time-value="PT23H34M08S" calcext:value-type="time">
            <text:p>23:34:08</text:p>
          </table:table-cell>
          <table:table-cell office:value-type="time" office:time-value="PT05H25M48S" calcext:value-type="time">
            <text:p>05:25:48</text:p>
          </table:table-cell>
          <table:table-cell office:value-type="time" office:time-value="PT12H15M48S" calcext:value-type="time">
            <text:p>12:15:48</text:p>
          </table:table-cell>
          <table:table-cell table:formula="of:=IF(OR([.B173]=&quot;&quot;;[.E173]=&quot;&quot;);&quot;&quot;;ROUND(ABS([.B173]-[.E173])*86400))" office:value-type="float" office:value="3" calcext:value-type="float">
            <text:p>3</text:p>
          </table:table-cell>
          <table:table-cell table:formula="of:=IF(OR([.C173]=&quot;&quot;;[.F173]=&quot;&quot;);&quot;&quot;;ROUND(ABS([.C173]-[.F173])*86400))" office:value-type="float" office:value="2" calcext:value-type="float">
            <text:p>2</text:p>
          </table:table-cell>
          <table:table-cell table:formula="of:=IF(OR([.D173]=&quot;&quot;;[.G173]=&quot;&quot;);&quot;&quot;;ROUND(ABS([.D173]-[.G173])*86400)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date" office:date-value="2022-06-21" calcext:value-type="date">
            <text:p>2022-06-21</text:p>
          </table:table-cell>
          <table:table-cell/>
          <table:table-cell office:value-type="time" office:time-value="PT06H13M00S" calcext:value-type="time">
            <text:p>06:13:00</text:p>
          </table:table-cell>
          <table:table-cell office:value-type="time" office:time-value="PT12H39M54S" calcext:value-type="time">
            <text:p>12:39:54</text:p>
          </table:table-cell>
          <table:table-cell/>
          <table:table-cell office:value-type="time" office:time-value="PT06H13M03S" calcext:value-type="time">
            <text:p>06:13:03</text:p>
          </table:table-cell>
          <table:table-cell office:value-type="time" office:time-value="PT12H40M01S" calcext:value-type="time">
            <text:p>12:40:01</text:p>
          </table:table-cell>
          <table:table-cell table:formula="of:=IF(OR([.B174]=&quot;&quot;;[.E174]=&quot;&quot;);&quot;&quot;;ROUND(ABS([.B174]-[.E174])*86400))">
            <text:p/>
          </table:table-cell>
          <table:table-cell table:formula="of:=IF(OR([.C174]=&quot;&quot;;[.F174]=&quot;&quot;);&quot;&quot;;ROUND(ABS([.C174]-[.F174])*86400))" office:value-type="float" office:value="3" calcext:value-type="float">
            <text:p>3</text:p>
          </table:table-cell>
          <table:table-cell table:formula="of:=IF(OR([.D174]=&quot;&quot;;[.G174]=&quot;&quot;);&quot;&quot;;ROUND(ABS([.D174]-[.G174])*86400)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date" office:date-value="2022-06-22" calcext:value-type="date">
            <text:p>2022-06-22</text:p>
          </table:table-cell>
          <table:table-cell office:value-type="time" office:time-value="PT00H41M42S" calcext:value-type="time">
            <text:p>00:41:42</text:p>
          </table:table-cell>
          <table:table-cell office:value-type="time" office:time-value="PT06H57M27S" calcext:value-type="time">
            <text:p>06:57:27</text:p>
          </table:table-cell>
          <table:table-cell office:value-type="time" office:time-value="PT13H02M12S" calcext:value-type="time">
            <text:p>13:02:12</text:p>
          </table:table-cell>
          <table:table-cell office:value-type="time" office:time-value="PT00H41M43S" calcext:value-type="time">
            <text:p>00:41:43</text:p>
          </table:table-cell>
          <table:table-cell office:value-type="time" office:time-value="PT06H57M31S" calcext:value-type="time">
            <text:p>06:57:31</text:p>
          </table:table-cell>
          <table:table-cell office:value-type="time" office:time-value="PT13H02M19S" calcext:value-type="time">
            <text:p>13:02:19</text:p>
          </table:table-cell>
          <table:table-cell table:formula="of:=IF(OR([.B175]=&quot;&quot;;[.E175]=&quot;&quot;);&quot;&quot;;ROUND(ABS([.B175]-[.E175])*86400))" office:value-type="float" office:value="1" calcext:value-type="float">
            <text:p>1</text:p>
          </table:table-cell>
          <table:table-cell table:formula="of:=IF(OR([.C175]=&quot;&quot;;[.F175]=&quot;&quot;);&quot;&quot;;ROUND(ABS([.C175]-[.F175])*86400))" office:value-type="float" office:value="4" calcext:value-type="float">
            <text:p>4</text:p>
          </table:table-cell>
          <table:table-cell table:formula="of:=IF(OR([.D175]=&quot;&quot;;[.G175]=&quot;&quot;);&quot;&quot;;ROUND(ABS([.D175]-[.G175])*86400)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date" office:date-value="2022-06-23" calcext:value-type="date">
            <text:p>2022-06-23</text:p>
          </table:table-cell>
          <table:table-cell office:value-type="time" office:time-value="PT01H46M59S" calcext:value-type="time">
            <text:p>01:46:59</text:p>
          </table:table-cell>
          <table:table-cell office:value-type="time" office:time-value="PT07H40M32S" calcext:value-type="time">
            <text:p>07:40:32</text:p>
          </table:table-cell>
          <table:table-cell office:value-type="time" office:time-value="PT13H24M07S" calcext:value-type="time">
            <text:p>13:24:07</text:p>
          </table:table-cell>
          <table:table-cell office:value-type="time" office:time-value="PT01H47M00S" calcext:value-type="time">
            <text:p>01:47:00</text:p>
          </table:table-cell>
          <table:table-cell office:value-type="time" office:time-value="PT07H40M35S" calcext:value-type="time">
            <text:p>07:40:35</text:p>
          </table:table-cell>
          <table:table-cell office:value-type="time" office:time-value="PT13H24M13S" calcext:value-type="time">
            <text:p>13:24:13</text:p>
          </table:table-cell>
          <table:table-cell table:formula="of:=IF(OR([.B176]=&quot;&quot;;[.E176]=&quot;&quot;);&quot;&quot;;ROUND(ABS([.B176]-[.E176])*86400))" office:value-type="float" office:value="1" calcext:value-type="float">
            <text:p>1</text:p>
          </table:table-cell>
          <table:table-cell table:formula="of:=IF(OR([.C176]=&quot;&quot;;[.F176]=&quot;&quot;);&quot;&quot;;ROUND(ABS([.C176]-[.F176])*86400))" office:value-type="float" office:value="3" calcext:value-type="float">
            <text:p>3</text:p>
          </table:table-cell>
          <table:table-cell table:formula="of:=IF(OR([.D176]=&quot;&quot;;[.G176]=&quot;&quot;);&quot;&quot;;ROUND(ABS([.D176]-[.G176])*86400)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date" office:date-value="2022-06-24" calcext:value-type="date">
            <text:p>2022-06-24</text:p>
          </table:table-cell>
          <table:table-cell office:value-type="time" office:time-value="PT02H51M03S" calcext:value-type="time">
            <text:p>02:51:03</text:p>
          </table:table-cell>
          <table:table-cell office:value-type="time" office:time-value="PT08H23M27S" calcext:value-type="time">
            <text:p>08:23:27</text:p>
          </table:table-cell>
          <table:table-cell office:value-type="time" office:time-value="PT13H46M57S" calcext:value-type="time">
            <text:p>13:46:57</text:p>
          </table:table-cell>
          <table:table-cell office:value-type="time" office:time-value="PT02H51M04S" calcext:value-type="time">
            <text:p>02:51:04</text:p>
          </table:table-cell>
          <table:table-cell office:value-type="time" office:time-value="PT08H23M30S" calcext:value-type="time">
            <text:p>08:23:30</text:p>
          </table:table-cell>
          <table:table-cell office:value-type="time" office:time-value="PT13H47M02S" calcext:value-type="time">
            <text:p>13:47:02</text:p>
          </table:table-cell>
          <table:table-cell table:formula="of:=IF(OR([.B177]=&quot;&quot;;[.E177]=&quot;&quot;);&quot;&quot;;ROUND(ABS([.B177]-[.E177])*86400))" office:value-type="float" office:value="1" calcext:value-type="float">
            <text:p>1</text:p>
          </table:table-cell>
          <table:table-cell table:formula="of:=IF(OR([.C177]=&quot;&quot;;[.F177]=&quot;&quot;);&quot;&quot;;ROUND(ABS([.C177]-[.F177])*86400))" office:value-type="float" office:value="3" calcext:value-type="float">
            <text:p>3</text:p>
          </table:table-cell>
          <table:table-cell table:formula="of:=IF(OR([.D177]=&quot;&quot;;[.G177]=&quot;&quot;);&quot;&quot;;ROUND(ABS([.D177]-[.G177])*86400)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date" office:date-value="2022-06-25" calcext:value-type="date">
            <text:p>2022-06-25</text:p>
          </table:table-cell>
          <table:table-cell office:value-type="time" office:time-value="PT03H54M44S" calcext:value-type="time">
            <text:p>03:54:44</text:p>
          </table:table-cell>
          <table:table-cell office:value-type="time" office:time-value="PT09H07M16S" calcext:value-type="time">
            <text:p>09:07:16</text:p>
          </table:table-cell>
          <table:table-cell office:value-type="time" office:time-value="PT14H12M02S" calcext:value-type="time">
            <text:p>14:12:02</text:p>
          </table:table-cell>
          <table:table-cell office:value-type="time" office:time-value="PT03H54M44S" calcext:value-type="time">
            <text:p>03:54:44</text:p>
          </table:table-cell>
          <table:table-cell office:value-type="time" office:time-value="PT09H07M18S" calcext:value-type="time">
            <text:p>09:07:18</text:p>
          </table:table-cell>
          <table:table-cell office:value-type="time" office:time-value="PT14H12M07S" calcext:value-type="time">
            <text:p>14:12:07</text:p>
          </table:table-cell>
          <table:table-cell table:formula="of:=IF(OR([.B178]=&quot;&quot;;[.E178]=&quot;&quot;);&quot;&quot;;ROUND(ABS([.B178]-[.E178])*86400))" office:value-type="float" office:value="0" calcext:value-type="float">
            <text:p>0</text:p>
          </table:table-cell>
          <table:table-cell table:formula="of:=IF(OR([.C178]=&quot;&quot;;[.F178]=&quot;&quot;);&quot;&quot;;ROUND(ABS([.C178]-[.F178])*86400))" office:value-type="float" office:value="2" calcext:value-type="float">
            <text:p>2</text:p>
          </table:table-cell>
          <table:table-cell table:formula="of:=IF(OR([.D178]=&quot;&quot;;[.G178]=&quot;&quot;);&quot;&quot;;ROUND(ABS([.D178]-[.G178])*86400)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date" office:date-value="2022-06-26" calcext:value-type="date">
            <text:p>2022-06-26</text:p>
          </table:table-cell>
          <table:table-cell office:value-type="time" office:time-value="PT04H58M14S" calcext:value-type="time">
            <text:p>04:58:14</text:p>
          </table:table-cell>
          <table:table-cell office:value-type="time" office:time-value="PT09H52M43S" calcext:value-type="time">
            <text:p>09:52:43</text:p>
          </table:table-cell>
          <table:table-cell office:value-type="time" office:time-value="PT14H40M49S" calcext:value-type="time">
            <text:p>14:40:49</text:p>
          </table:table-cell>
          <table:table-cell office:value-type="time" office:time-value="PT04H58M13S" calcext:value-type="time">
            <text:p>04:58:13</text:p>
          </table:table-cell>
          <table:table-cell office:value-type="time" office:time-value="PT09H52M44S" calcext:value-type="time">
            <text:p>09:52:44</text:p>
          </table:table-cell>
          <table:table-cell office:value-type="time" office:time-value="PT14H40M52S" calcext:value-type="time">
            <text:p>14:40:52</text:p>
          </table:table-cell>
          <table:table-cell table:formula="of:=IF(OR([.B179]=&quot;&quot;;[.E179]=&quot;&quot;);&quot;&quot;;ROUND(ABS([.B179]-[.E179])*86400))" office:value-type="float" office:value="1" calcext:value-type="float">
            <text:p>1</text:p>
          </table:table-cell>
          <table:table-cell table:formula="of:=IF(OR([.C179]=&quot;&quot;;[.F179]=&quot;&quot;);&quot;&quot;;ROUND(ABS([.C179]-[.F179])*86400))" office:value-type="float" office:value="1" calcext:value-type="float">
            <text:p>1</text:p>
          </table:table-cell>
          <table:table-cell table:formula="of:=IF(OR([.D179]=&quot;&quot;;[.G179]=&quot;&quot;);&quot;&quot;;ROUND(ABS([.D179]-[.G179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6-27" calcext:value-type="date">
            <text:p>2022-06-27</text:p>
          </table:table-cell>
          <table:table-cell office:value-type="time" office:time-value="PT06H00M56S" calcext:value-type="time">
            <text:p>06:00:56</text:p>
          </table:table-cell>
          <table:table-cell office:value-type="time" office:time-value="PT10H40M11S" calcext:value-type="time">
            <text:p>10:40:11</text:p>
          </table:table-cell>
          <table:table-cell office:value-type="time" office:time-value="PT15H14M44S" calcext:value-type="time">
            <text:p>15:14:44</text:p>
          </table:table-cell>
          <table:table-cell office:value-type="time" office:time-value="PT06H00M53S" calcext:value-type="time">
            <text:p>06:00:53</text:p>
          </table:table-cell>
          <table:table-cell office:value-type="time" office:time-value="PT10H40M10S" calcext:value-type="time">
            <text:p>10:40:10</text:p>
          </table:table-cell>
          <table:table-cell office:value-type="time" office:time-value="PT15H14M46S" calcext:value-type="time">
            <text:p>15:14:46</text:p>
          </table:table-cell>
          <table:table-cell table:formula="of:=IF(OR([.B180]=&quot;&quot;;[.E180]=&quot;&quot;);&quot;&quot;;ROUND(ABS([.B180]-[.E180])*86400))" office:value-type="float" office:value="3" calcext:value-type="float">
            <text:p>3</text:p>
          </table:table-cell>
          <table:table-cell table:formula="of:=IF(OR([.C180]=&quot;&quot;;[.F180]=&quot;&quot;);&quot;&quot;;ROUND(ABS([.C180]-[.F180])*86400))" office:value-type="float" office:value="1" calcext:value-type="float">
            <text:p>1</text:p>
          </table:table-cell>
          <table:table-cell table:formula="of:=IF(OR([.D180]=&quot;&quot;;[.G180]=&quot;&quot;);&quot;&quot;;ROUND(ABS([.D180]-[.G180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6-28" calcext:value-type="date">
            <text:p>2022-06-28</text:p>
          </table:table-cell>
          <table:table-cell office:value-type="time" office:time-value="PT07H01M17S" calcext:value-type="time">
            <text:p>07:01:17</text:p>
          </table:table-cell>
          <table:table-cell office:value-type="time" office:time-value="PT11H29M31S" calcext:value-type="time">
            <text:p>11:29:31</text:p>
          </table:table-cell>
          <table:table-cell office:value-type="time" office:time-value="PT15H55M06S" calcext:value-type="time">
            <text:p>15:55:06</text:p>
          </table:table-cell>
          <table:table-cell office:value-type="time" office:time-value="PT07H01M13S" calcext:value-type="time">
            <text:p>07:01:13</text:p>
          </table:table-cell>
          <table:table-cell office:value-type="time" office:time-value="PT11H29M28S" calcext:value-type="time">
            <text:p>11:29:28</text:p>
          </table:table-cell>
          <table:table-cell office:value-type="time" office:time-value="PT15H55M06S" calcext:value-type="time">
            <text:p>15:55:06</text:p>
          </table:table-cell>
          <table:table-cell table:formula="of:=IF(OR([.B181]=&quot;&quot;;[.E181]=&quot;&quot;);&quot;&quot;;ROUND(ABS([.B181]-[.E181])*86400))" office:value-type="float" office:value="4" calcext:value-type="float">
            <text:p>4</text:p>
          </table:table-cell>
          <table:table-cell table:formula="of:=IF(OR([.C181]=&quot;&quot;;[.F181]=&quot;&quot;);&quot;&quot;;ROUND(ABS([.C181]-[.F181])*86400))" office:value-type="float" office:value="3" calcext:value-type="float">
            <text:p>3</text:p>
          </table:table-cell>
          <table:table-cell table:formula="of:=IF(OR([.D181]=&quot;&quot;;[.G181]=&quot;&quot;);&quot;&quot;;ROUND(ABS([.D181]-[.G181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6-29" calcext:value-type="date">
            <text:p>2022-06-29</text:p>
          </table:table-cell>
          <table:table-cell office:value-type="time" office:time-value="PT07H57M11S" calcext:value-type="time">
            <text:p>07:57:11</text:p>
          </table:table-cell>
          <table:table-cell office:value-type="time" office:time-value="PT12H20M04S" calcext:value-type="time">
            <text:p>12:20:04</text:p>
          </table:table-cell>
          <table:table-cell office:value-type="time" office:time-value="PT16H42M35S" calcext:value-type="time">
            <text:p>16:42:35</text:p>
          </table:table-cell>
          <table:table-cell office:value-type="time" office:time-value="PT07H57M06S" calcext:value-type="time">
            <text:p>07:57:06</text:p>
          </table:table-cell>
          <table:table-cell office:value-type="time" office:time-value="PT12H20M00S" calcext:value-type="time">
            <text:p>12:20:00</text:p>
          </table:table-cell>
          <table:table-cell office:value-type="time" office:time-value="PT16H42M33S" calcext:value-type="time">
            <text:p>16:42:33</text:p>
          </table:table-cell>
          <table:table-cell table:formula="of:=IF(OR([.B182]=&quot;&quot;;[.E182]=&quot;&quot;);&quot;&quot;;ROUND(ABS([.B182]-[.E182])*86400))" office:value-type="float" office:value="5" calcext:value-type="float">
            <text:p>5</text:p>
          </table:table-cell>
          <table:table-cell table:formula="of:=IF(OR([.C182]=&quot;&quot;;[.F182]=&quot;&quot;);&quot;&quot;;ROUND(ABS([.C182]-[.F182])*86400))" office:value-type="float" office:value="4" calcext:value-type="float">
            <text:p>4</text:p>
          </table:table-cell>
          <table:table-cell table:formula="of:=IF(OR([.D182]=&quot;&quot;;[.G182]=&quot;&quot;);&quot;&quot;;ROUND(ABS([.D182]-[.G182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6-30" calcext:value-type="date">
            <text:p>2022-06-30</text:p>
          </table:table-cell>
          <table:table-cell office:value-type="time" office:time-value="PT08H46M46S" calcext:value-type="time">
            <text:p>08:46:46</text:p>
          </table:table-cell>
          <table:table-cell office:value-type="time" office:time-value="PT13H10M45S" calcext:value-type="time">
            <text:p>13:10:45</text:p>
          </table:table-cell>
          <table:table-cell office:value-type="time" office:time-value="PT17H36M43S" calcext:value-type="time">
            <text:p>17:36:43</text:p>
          </table:table-cell>
          <table:table-cell office:value-type="time" office:time-value="PT08H46M42S" calcext:value-type="time">
            <text:p>08:46:42</text:p>
          </table:table-cell>
          <table:table-cell office:value-type="time" office:time-value="PT13H10M41S" calcext:value-type="time">
            <text:p>13:10:41</text:p>
          </table:table-cell>
          <table:table-cell office:value-type="time" office:time-value="PT17H36M40S" calcext:value-type="time">
            <text:p>17:36:40</text:p>
          </table:table-cell>
          <table:table-cell table:formula="of:=IF(OR([.B183]=&quot;&quot;;[.E183]=&quot;&quot;);&quot;&quot;;ROUND(ABS([.B183]-[.E183])*86400))" office:value-type="float" office:value="4" calcext:value-type="float">
            <text:p>4</text:p>
          </table:table-cell>
          <table:table-cell table:formula="of:=IF(OR([.C183]=&quot;&quot;;[.F183]=&quot;&quot;);&quot;&quot;;ROUND(ABS([.C183]-[.F183])*86400))" office:value-type="float" office:value="4" calcext:value-type="float">
            <text:p>4</text:p>
          </table:table-cell>
          <table:table-cell table:formula="of:=IF(OR([.D183]=&quot;&quot;;[.G183]=&quot;&quot;);&quot;&quot;;ROUND(ABS([.D183]-[.G183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7-01" calcext:value-type="date">
            <text:p>2022-07-01</text:p>
          </table:table-cell>
          <table:table-cell office:value-type="time" office:time-value="PT09H29M13S" calcext:value-type="time">
            <text:p>09:29:13</text:p>
          </table:table-cell>
          <table:table-cell office:value-type="time" office:time-value="PT14H00M30S" calcext:value-type="time">
            <text:p>14:00:30</text:p>
          </table:table-cell>
          <table:table-cell office:value-type="time" office:time-value="PT18H35M53S" calcext:value-type="time">
            <text:p>18:35:53</text:p>
          </table:table-cell>
          <table:table-cell office:value-type="time" office:time-value="PT09H29M11S" calcext:value-type="time">
            <text:p>09:29:11</text:p>
          </table:table-cell>
          <table:table-cell office:value-type="time" office:time-value="PT14H00M27S" calcext:value-type="time">
            <text:p>14:00:27</text:p>
          </table:table-cell>
          <table:table-cell office:value-type="time" office:time-value="PT18H35M51S" calcext:value-type="time">
            <text:p>18:35:51</text:p>
          </table:table-cell>
          <table:table-cell table:formula="of:=IF(OR([.B184]=&quot;&quot;;[.E184]=&quot;&quot;);&quot;&quot;;ROUND(ABS([.B184]-[.E184])*86400))" office:value-type="float" office:value="2" calcext:value-type="float">
            <text:p>2</text:p>
          </table:table-cell>
          <table:table-cell table:formula="of:=IF(OR([.C184]=&quot;&quot;;[.F184]=&quot;&quot;);&quot;&quot;;ROUND(ABS([.C184]-[.F184])*86400))" office:value-type="float" office:value="3" calcext:value-type="float">
            <text:p>3</text:p>
          </table:table-cell>
          <table:table-cell table:formula="of:=IF(OR([.D184]=&quot;&quot;;[.G184]=&quot;&quot;);&quot;&quot;;ROUND(ABS([.D184]-[.G184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7-02" calcext:value-type="date">
            <text:p>2022-07-02</text:p>
          </table:table-cell>
          <table:table-cell office:value-type="time" office:time-value="PT10H04M55S" calcext:value-type="time">
            <text:p>10:04:55</text:p>
          </table:table-cell>
          <table:table-cell office:value-type="time" office:time-value="PT14H48M29S" calcext:value-type="time">
            <text:p>14:48:29</text:p>
          </table:table-cell>
          <table:table-cell office:value-type="time" office:time-value="PT19H37M58S" calcext:value-type="time">
            <text:p>19:37:58</text:p>
          </table:table-cell>
          <table:table-cell office:value-type="time" office:time-value="PT10H04M55S" calcext:value-type="time">
            <text:p>10:04:55</text:p>
          </table:table-cell>
          <table:table-cell office:value-type="time" office:time-value="PT14H48M28S" calcext:value-type="time">
            <text:p>14:48:28</text:p>
          </table:table-cell>
          <table:table-cell office:value-type="time" office:time-value="PT19H37M57S" calcext:value-type="time">
            <text:p>19:37:57</text:p>
          </table:table-cell>
          <table:table-cell table:formula="of:=IF(OR([.B185]=&quot;&quot;;[.E185]=&quot;&quot;);&quot;&quot;;ROUND(ABS([.B185]-[.E185])*86400))" office:value-type="float" office:value="0" calcext:value-type="float">
            <text:p>0</text:p>
          </table:table-cell>
          <table:table-cell table:formula="of:=IF(OR([.C185]=&quot;&quot;;[.F185]=&quot;&quot;);&quot;&quot;;ROUND(ABS([.C185]-[.F185])*86400))" office:value-type="float" office:value="1" calcext:value-type="float">
            <text:p>1</text:p>
          </table:table-cell>
          <table:table-cell table:formula="of:=IF(OR([.D185]=&quot;&quot;;[.G185]=&quot;&quot;);&quot;&quot;;ROUND(ABS([.D185]-[.G185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7-03" calcext:value-type="date">
            <text:p>2022-07-03</text:p>
          </table:table-cell>
          <table:table-cell office:value-type="time" office:time-value="PT10H35M02S" calcext:value-type="time">
            <text:p>10:35:02</text:p>
          </table:table-cell>
          <table:table-cell office:value-type="time" office:time-value="PT15H34M26S" calcext:value-type="time">
            <text:p>15:34:26</text:p>
          </table:table-cell>
          <table:table-cell office:value-type="time" office:time-value="PT20H41M12S" calcext:value-type="time">
            <text:p>20:41:12</text:p>
          </table:table-cell>
          <table:table-cell office:value-type="time" office:time-value="PT10H35M03S" calcext:value-type="time">
            <text:p>10:35:03</text:p>
          </table:table-cell>
          <table:table-cell office:value-type="time" office:time-value="PT15H34M27S" calcext:value-type="time">
            <text:p>15:34:27</text:p>
          </table:table-cell>
          <table:table-cell office:value-type="time" office:time-value="PT20H41M13S" calcext:value-type="time">
            <text:p>20:41:13</text:p>
          </table:table-cell>
          <table:table-cell table:formula="of:=IF(OR([.B186]=&quot;&quot;;[.E186]=&quot;&quot;);&quot;&quot;;ROUND(ABS([.B186]-[.E186])*86400))" office:value-type="float" office:value="1" calcext:value-type="float">
            <text:p>1</text:p>
          </table:table-cell>
          <table:table-cell table:formula="of:=IF(OR([.C186]=&quot;&quot;;[.F186]=&quot;&quot;);&quot;&quot;;ROUND(ABS([.C186]-[.F186])*86400))" office:value-type="float" office:value="1" calcext:value-type="float">
            <text:p>1</text:p>
          </table:table-cell>
          <table:table-cell table:formula="of:=IF(OR([.D186]=&quot;&quot;;[.G186]=&quot;&quot;);&quot;&quot;;ROUND(ABS([.D186]-[.G186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7-04" calcext:value-type="date">
            <text:p>2022-07-04</text:p>
          </table:table-cell>
          <table:table-cell office:value-type="time" office:time-value="PT11H01M01S" calcext:value-type="time">
            <text:p>11:01:01</text:p>
          </table:table-cell>
          <table:table-cell office:value-type="time" office:time-value="PT16H18M35S" calcext:value-type="time">
            <text:p>16:18:35</text:p>
          </table:table-cell>
          <table:table-cell office:value-type="time" office:time-value="PT21H44M42S" calcext:value-type="time">
            <text:p>21:44:42</text:p>
          </table:table-cell>
          <table:table-cell office:value-type="time" office:time-value="PT11H01M04S" calcext:value-type="time">
            <text:p>11:01:04</text:p>
          </table:table-cell>
          <table:table-cell office:value-type="time" office:time-value="PT16H18M37S" calcext:value-type="time">
            <text:p>16:18:37</text:p>
          </table:table-cell>
          <table:table-cell office:value-type="time" office:time-value="PT21H44M44S" calcext:value-type="time">
            <text:p>21:44:44</text:p>
          </table:table-cell>
          <table:table-cell table:formula="of:=IF(OR([.B187]=&quot;&quot;;[.E187]=&quot;&quot;);&quot;&quot;;ROUND(ABS([.B187]-[.E187])*86400))" office:value-type="float" office:value="3" calcext:value-type="float">
            <text:p>3</text:p>
          </table:table-cell>
          <table:table-cell table:formula="of:=IF(OR([.C187]=&quot;&quot;;[.F187]=&quot;&quot;);&quot;&quot;;ROUND(ABS([.C187]-[.F187])*86400))" office:value-type="float" office:value="2" calcext:value-type="float">
            <text:p>2</text:p>
          </table:table-cell>
          <table:table-cell table:formula="of:=IF(OR([.D187]=&quot;&quot;;[.G187]=&quot;&quot;);&quot;&quot;;ROUND(ABS([.D187]-[.G187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7-05" calcext:value-type="date">
            <text:p>2022-07-05</text:p>
          </table:table-cell>
          <table:table-cell office:value-type="time" office:time-value="PT11H24M22S" calcext:value-type="time">
            <text:p>11:24:22</text:p>
          </table:table-cell>
          <table:table-cell office:value-type="time" office:time-value="PT17H01M35S" calcext:value-type="time">
            <text:p>17:01:35</text:p>
          </table:table-cell>
          <table:table-cell office:value-type="time" office:time-value="PT22H48M26S" calcext:value-type="time">
            <text:p>22:48:26</text:p>
          </table:table-cell>
          <table:table-cell office:value-type="time" office:time-value="PT11H24M24S" calcext:value-type="time">
            <text:p>11:24:24</text:p>
          </table:table-cell>
          <table:table-cell office:value-type="time" office:time-value="PT17H01M38S" calcext:value-type="time">
            <text:p>17:01:38</text:p>
          </table:table-cell>
          <table:table-cell office:value-type="time" office:time-value="PT22H48M29S" calcext:value-type="time">
            <text:p>22:48:29</text:p>
          </table:table-cell>
          <table:table-cell table:formula="of:=IF(OR([.B188]=&quot;&quot;;[.E188]=&quot;&quot;);&quot;&quot;;ROUND(ABS([.B188]-[.E188])*86400))" office:value-type="float" office:value="2" calcext:value-type="float">
            <text:p>2</text:p>
          </table:table-cell>
          <table:table-cell table:formula="of:=IF(OR([.C188]=&quot;&quot;;[.F188]=&quot;&quot;);&quot;&quot;;ROUND(ABS([.C188]-[.F188])*86400))" office:value-type="float" office:value="3" calcext:value-type="float">
            <text:p>3</text:p>
          </table:table-cell>
          <table:table-cell table:formula="of:=IF(OR([.D188]=&quot;&quot;;[.G188]=&quot;&quot;);&quot;&quot;;ROUND(ABS([.D188]-[.G188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7-06" calcext:value-type="date">
            <text:p>2022-07-06</text:p>
          </table:table-cell>
          <table:table-cell office:value-type="time" office:time-value="PT11H46M22S" calcext:value-type="time">
            <text:p>11:46:22</text:p>
          </table:table-cell>
          <table:table-cell office:value-type="time" office:time-value="PT17H44M24S" calcext:value-type="time">
            <text:p>17:44:24</text:p>
          </table:table-cell>
          <table:table-cell office:value-type="time" office:time-value="PT23H53M07S" calcext:value-type="time">
            <text:p>23:53:07</text:p>
          </table:table-cell>
          <table:table-cell office:value-type="time" office:time-value="PT11H46M25S" calcext:value-type="time">
            <text:p>11:46:25</text:p>
          </table:table-cell>
          <table:table-cell office:value-type="time" office:time-value="PT17H44M28S" calcext:value-type="time">
            <text:p>17:44:28</text:p>
          </table:table-cell>
          <table:table-cell office:value-type="time" office:time-value="PT23H53M10S" calcext:value-type="time">
            <text:p>23:53:10</text:p>
          </table:table-cell>
          <table:table-cell table:formula="of:=IF(OR([.B189]=&quot;&quot;;[.E189]=&quot;&quot;);&quot;&quot;;ROUND(ABS([.B189]-[.E189])*86400))" office:value-type="float" office:value="3" calcext:value-type="float">
            <text:p>3</text:p>
          </table:table-cell>
          <table:table-cell table:formula="of:=IF(OR([.C189]=&quot;&quot;;[.F189]=&quot;&quot;);&quot;&quot;;ROUND(ABS([.C189]-[.F189])*86400))" office:value-type="float" office:value="4" calcext:value-type="float">
            <text:p>4</text:p>
          </table:table-cell>
          <table:table-cell table:formula="of:=IF(OR([.D189]=&quot;&quot;;[.G189]=&quot;&quot;);&quot;&quot;;ROUND(ABS([.D189]-[.G189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7-07" calcext:value-type="date">
            <text:p>2022-07-07</text:p>
          </table:table-cell>
          <table:table-cell office:value-type="time" office:time-value="PT12H08M22S" calcext:value-type="time">
            <text:p>12:08:22</text:p>
          </table:table-cell>
          <table:table-cell office:value-type="time" office:time-value="PT18H28M14S" calcext:value-type="time">
            <text:p>18:28:14</text:p>
          </table:table-cell>
          <table:table-cell/>
          <table:table-cell office:value-type="time" office:time-value="PT12H08M26S" calcext:value-type="time">
            <text:p>12:08:26</text:p>
          </table:table-cell>
          <table:table-cell office:value-type="time" office:time-value="PT18H28M17S" calcext:value-type="time">
            <text:p>18:28:17</text:p>
          </table:table-cell>
          <table:table-cell/>
          <table:table-cell table:formula="of:=IF(OR([.B190]=&quot;&quot;;[.E190]=&quot;&quot;);&quot;&quot;;ROUND(ABS([.B190]-[.E190])*86400))" office:value-type="float" office:value="4" calcext:value-type="float">
            <text:p>4</text:p>
          </table:table-cell>
          <table:table-cell table:formula="of:=IF(OR([.C190]=&quot;&quot;;[.F190]=&quot;&quot;);&quot;&quot;;ROUND(ABS([.C190]-[.F190])*86400))" office:value-type="float" office:value="3" calcext:value-type="float">
            <text:p>3</text:p>
          </table:table-cell>
          <table:table-cell table:formula="of:=IF(OR([.D190]=&quot;&quot;;[.G190]=&quot;&quot;);&quot;&quot;;ROUND(ABS([.D190]-[.G190])*86400))">
            <text:p/>
          </table:table-cell>
          <table:table-cell table:number-columns-repeated="8"/>
        </table:table-row>
        <table:table-row table:style-name="ro1">
          <table:table-cell office:value-type="date" office:date-value="2022-07-08" calcext:value-type="date">
            <text:p>2022-07-08</text:p>
          </table:table-cell>
          <table:table-cell office:value-type="time" office:time-value="PT12H31M47S" calcext:value-type="time">
            <text:p>12:31:47</text:p>
          </table:table-cell>
          <table:table-cell office:value-type="time" office:time-value="PT19H14M24S" calcext:value-type="time">
            <text:p>19:14:24</text:p>
          </table:table-cell>
          <table:table-cell office:value-type="time" office:time-value="PT00H59M46S" calcext:value-type="time">
            <text:p>00:59:46</text:p>
          </table:table-cell>
          <table:table-cell office:value-type="time" office:time-value="PT12H31M53S" calcext:value-type="time">
            <text:p>12:31:53</text:p>
          </table:table-cell>
          <table:table-cell office:value-type="time" office:time-value="PT19H14M28S" calcext:value-type="time">
            <text:p>19:14:28</text:p>
          </table:table-cell>
          <table:table-cell office:value-type="time" office:time-value="PT00H59M49S" calcext:value-type="time">
            <text:p>00:59:49</text:p>
          </table:table-cell>
          <table:table-cell table:formula="of:=IF(OR([.B191]=&quot;&quot;;[.E191]=&quot;&quot;);&quot;&quot;;ROUND(ABS([.B191]-[.E191])*86400))" office:value-type="float" office:value="6" calcext:value-type="float">
            <text:p>6</text:p>
          </table:table-cell>
          <table:table-cell table:formula="of:=IF(OR([.C191]=&quot;&quot;;[.F191]=&quot;&quot;);&quot;&quot;;ROUND(ABS([.C191]-[.F191])*86400))" office:value-type="float" office:value="4" calcext:value-type="float">
            <text:p>4</text:p>
          </table:table-cell>
          <table:table-cell table:formula="of:=IF(OR([.D191]=&quot;&quot;;[.G191]=&quot;&quot;);&quot;&quot;;ROUND(ABS([.D191]-[.G191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7-09" calcext:value-type="date">
            <text:p>2022-07-09</text:p>
          </table:table-cell>
          <table:table-cell office:value-type="time" office:time-value="PT12H58M21S" calcext:value-type="time">
            <text:p>12:58:21</text:p>
          </table:table-cell>
          <table:table-cell office:value-type="time" office:time-value="PT20H04M22S" calcext:value-type="time">
            <text:p>20:04:22</text:p>
          </table:table-cell>
          <table:table-cell office:value-type="time" office:time-value="PT02H09M41S" calcext:value-type="time">
            <text:p>02:09:41</text:p>
          </table:table-cell>
          <table:table-cell office:value-type="time" office:time-value="PT12H58M28S" calcext:value-type="time">
            <text:p>12:58:28</text:p>
          </table:table-cell>
          <table:table-cell office:value-type="time" office:time-value="PT20H04M25S" calcext:value-type="time">
            <text:p>20:04:25</text:p>
          </table:table-cell>
          <table:table-cell office:value-type="time" office:time-value="PT02H09M43S" calcext:value-type="time">
            <text:p>02:09:43</text:p>
          </table:table-cell>
          <table:table-cell table:formula="of:=IF(OR([.B192]=&quot;&quot;;[.E192]=&quot;&quot;);&quot;&quot;;ROUND(ABS([.B192]-[.E192])*86400))" office:value-type="float" office:value="7" calcext:value-type="float">
            <text:p>7</text:p>
          </table:table-cell>
          <table:table-cell table:formula="of:=IF(OR([.C192]=&quot;&quot;;[.F192]=&quot;&quot;);&quot;&quot;;ROUND(ABS([.C192]-[.F192])*86400))" office:value-type="float" office:value="3" calcext:value-type="float">
            <text:p>3</text:p>
          </table:table-cell>
          <table:table-cell table:formula="of:=IF(OR([.D192]=&quot;&quot;;[.G192]=&quot;&quot;);&quot;&quot;;ROUND(ABS([.D192]-[.G192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7-10" calcext:value-type="date">
            <text:p>2022-07-10</text:p>
          </table:table-cell>
          <table:table-cell office:value-type="time" office:time-value="PT13H30M20S" calcext:value-type="time">
            <text:p>13:30:20</text:p>
          </table:table-cell>
          <table:table-cell office:value-type="time" office:time-value="PT20H59M24S" calcext:value-type="time">
            <text:p>20:59:24</text:p>
          </table:table-cell>
          <table:table-cell office:value-type="time" office:time-value="PT03H23M37S" calcext:value-type="time">
            <text:p>03:23:37</text:p>
          </table:table-cell>
          <table:table-cell office:value-type="time" office:time-value="PT13H30M27S" calcext:value-type="time">
            <text:p>13:30:27</text:p>
          </table:table-cell>
          <table:table-cell office:value-type="time" office:time-value="PT20H59M25S" calcext:value-type="time">
            <text:p>20:59:25</text:p>
          </table:table-cell>
          <table:table-cell office:value-type="time" office:time-value="PT03H23M38S" calcext:value-type="time">
            <text:p>03:23:38</text:p>
          </table:table-cell>
          <table:table-cell table:formula="of:=IF(OR([.B193]=&quot;&quot;;[.E193]=&quot;&quot;);&quot;&quot;;ROUND(ABS([.B193]-[.E193])*86400))" office:value-type="float" office:value="7" calcext:value-type="float">
            <text:p>7</text:p>
          </table:table-cell>
          <table:table-cell table:formula="of:=IF(OR([.C193]=&quot;&quot;;[.F193]=&quot;&quot;);&quot;&quot;;ROUND(ABS([.C193]-[.F193])*86400))" office:value-type="float" office:value="1" calcext:value-type="float">
            <text:p>1</text:p>
          </table:table-cell>
          <table:table-cell table:formula="of:=IF(OR([.D193]=&quot;&quot;;[.G193]=&quot;&quot;);&quot;&quot;;ROUND(ABS([.D193]-[.G193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7-11" calcext:value-type="date">
            <text:p>2022-07-11</text:p>
          </table:table-cell>
          <table:table-cell office:value-type="time" office:time-value="PT14H10M35S" calcext:value-type="time">
            <text:p>14:10:35</text:p>
          </table:table-cell>
          <table:table-cell office:value-type="time" office:time-value="PT22H00M04S" calcext:value-type="time">
            <text:p>22:00:04</text:p>
          </table:table-cell>
          <table:table-cell office:value-type="time" office:time-value="PT04H41M02S" calcext:value-type="time">
            <text:p>04:41:02</text:p>
          </table:table-cell>
          <table:table-cell office:value-type="time" office:time-value="PT14H10M40S" calcext:value-type="time">
            <text:p>14:10:40</text:p>
          </table:table-cell>
          <table:table-cell office:value-type="time" office:time-value="PT22H00M03S" calcext:value-type="time">
            <text:p>22:00:03</text:p>
          </table:table-cell>
          <table:table-cell office:value-type="time" office:time-value="PT04H40M59S" calcext:value-type="time">
            <text:p>04:40:59</text:p>
          </table:table-cell>
          <table:table-cell table:formula="of:=IF(OR([.B194]=&quot;&quot;;[.E194]=&quot;&quot;);&quot;&quot;;ROUND(ABS([.B194]-[.E194])*86400))" office:value-type="float" office:value="5" calcext:value-type="float">
            <text:p>5</text:p>
          </table:table-cell>
          <table:table-cell table:formula="of:=IF(OR([.C194]=&quot;&quot;;[.F194]=&quot;&quot;);&quot;&quot;;ROUND(ABS([.C194]-[.F194])*86400))" office:value-type="float" office:value="1" calcext:value-type="float">
            <text:p>1</text:p>
          </table:table-cell>
          <table:table-cell table:formula="of:=IF(OR([.D194]=&quot;&quot;;[.G194]=&quot;&quot;);&quot;&quot;;ROUND(ABS([.D194]-[.G194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7-12" calcext:value-type="date">
            <text:p>2022-07-12</text:p>
          </table:table-cell>
          <table:table-cell office:value-type="time" office:time-value="PT15H02M13S" calcext:value-type="time">
            <text:p>15:02:13</text:p>
          </table:table-cell>
          <table:table-cell office:value-type="time" office:time-value="PT23H05M26S" calcext:value-type="time">
            <text:p>23:05:26</text:p>
          </table:table-cell>
          <table:table-cell office:value-type="time" office:time-value="PT05H58M56S" calcext:value-type="time">
            <text:p>05:58:56</text:p>
          </table:table-cell>
          <table:table-cell office:value-type="time" office:time-value="PT15H02M10S" calcext:value-type="time">
            <text:p>15:02:10</text:p>
          </table:table-cell>
          <table:table-cell office:value-type="time" office:time-value="PT23H05M25S" calcext:value-type="time">
            <text:p>23:05:25</text:p>
          </table:table-cell>
          <table:table-cell office:value-type="time" office:time-value="PT05H58M49S" calcext:value-type="time">
            <text:p>05:58:49</text:p>
          </table:table-cell>
          <table:table-cell table:formula="of:=IF(OR([.B195]=&quot;&quot;;[.E195]=&quot;&quot;);&quot;&quot;;ROUND(ABS([.B195]-[.E195])*86400))" office:value-type="float" office:value="3" calcext:value-type="float">
            <text:p>3</text:p>
          </table:table-cell>
          <table:table-cell table:formula="of:=IF(OR([.C195]=&quot;&quot;;[.F195]=&quot;&quot;);&quot;&quot;;ROUND(ABS([.C195]-[.F195])*86400))" office:value-type="float" office:value="1" calcext:value-type="float">
            <text:p>1</text:p>
          </table:table-cell>
          <table:table-cell table:formula="of:=IF(OR([.D195]=&quot;&quot;;[.G195]=&quot;&quot;);&quot;&quot;;ROUND(ABS([.D195]-[.G195])*86400)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date" office:date-value="2022-07-13" calcext:value-type="date">
            <text:p>2022-07-13</text:p>
          </table:table-cell>
          <table:table-cell office:value-type="time" office:time-value="PT16H06M44S" calcext:value-type="time">
            <text:p>16:06:44</text:p>
          </table:table-cell>
          <table:table-cell/>
          <table:table-cell office:value-type="time" office:time-value="PT07H11M49S" calcext:value-type="time">
            <text:p>07:11:49</text:p>
          </table:table-cell>
          <table:table-cell office:value-type="time" office:time-value="PT16H06M33S" calcext:value-type="time">
            <text:p>16:06:33</text:p>
          </table:table-cell>
          <table:table-cell/>
          <table:table-cell office:value-type="time" office:time-value="PT07H11M40S" calcext:value-type="time">
            <text:p>07:11:40</text:p>
          </table:table-cell>
          <table:table-cell table:formula="of:=IF(OR([.B196]=&quot;&quot;;[.E196]=&quot;&quot;);&quot;&quot;;ROUND(ABS([.B196]-[.E196])*86400))" office:value-type="float" office:value="11" calcext:value-type="float">
            <text:p>11</text:p>
          </table:table-cell>
          <table:table-cell table:formula="of:=IF(OR([.C196]=&quot;&quot;;[.F196]=&quot;&quot;);&quot;&quot;;ROUND(ABS([.C196]-[.F196])*86400))">
            <text:p/>
          </table:table-cell>
          <table:table-cell table:formula="of:=IF(OR([.D196]=&quot;&quot;;[.G196]=&quot;&quot;);&quot;&quot;;ROUND(ABS([.D196]-[.G196])*86400)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date" office:date-value="2022-07-14" calcext:value-type="date">
            <text:p>2022-07-14</text:p>
          </table:table-cell>
          <table:table-cell office:value-type="time" office:time-value="PT17H21M53S" calcext:value-type="time">
            <text:p>17:21:53</text:p>
          </table:table-cell>
          <table:table-cell office:value-type="time" office:time-value="PT00H12M45S" calcext:value-type="time">
            <text:p>00:12:45</text:p>
          </table:table-cell>
          <table:table-cell office:value-type="time" office:time-value="PT08H14M15S" calcext:value-type="time">
            <text:p>08:14:15</text:p>
          </table:table-cell>
          <table:table-cell office:value-type="time" office:time-value="PT17H21M38S" calcext:value-type="time">
            <text:p>17:21:38</text:p>
          </table:table-cell>
          <table:table-cell office:value-type="time" office:time-value="PT00H12M45S" calcext:value-type="time">
            <text:p>00:12:45</text:p>
          </table:table-cell>
          <table:table-cell office:value-type="time" office:time-value="PT08H14M10S" calcext:value-type="time">
            <text:p>08:14:10</text:p>
          </table:table-cell>
          <table:table-cell table:formula="of:=IF(OR([.B197]=&quot;&quot;;[.E197]=&quot;&quot;);&quot;&quot;;ROUND(ABS([.B197]-[.E197])*86400))" office:value-type="float" office:value="15" calcext:value-type="float">
            <text:p>15</text:p>
          </table:table-cell>
          <table:table-cell table:formula="of:=IF(OR([.C197]=&quot;&quot;;[.F197]=&quot;&quot;);&quot;&quot;;ROUND(ABS([.C197]-[.F197])*86400))" office:value-type="float" office:value="0" calcext:value-type="float">
            <text:p>0</text:p>
          </table:table-cell>
          <table:table-cell table:formula="of:=IF(OR([.D197]=&quot;&quot;;[.G197]=&quot;&quot;);&quot;&quot;;ROUND(ABS([.D197]-[.G197])*86400)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date" office:date-value="2022-07-15" calcext:value-type="date">
            <text:p>2022-07-15</text:p>
          </table:table-cell>
          <table:table-cell office:value-type="time" office:time-value="PT18H41M53S" calcext:value-type="time">
            <text:p>18:41:53</text:p>
          </table:table-cell>
          <table:table-cell office:value-type="time" office:time-value="PT01H18M19S" calcext:value-type="time">
            <text:p>01:18:19</text:p>
          </table:table-cell>
          <table:table-cell office:value-type="time" office:time-value="PT09H04M18S" calcext:value-type="time">
            <text:p>09:04:18</text:p>
          </table:table-cell>
          <table:table-cell office:value-type="time" office:time-value="PT18H41M43S" calcext:value-type="time">
            <text:p>18:41:43</text:p>
          </table:table-cell>
          <table:table-cell office:value-type="time" office:time-value="PT01H18M18S" calcext:value-type="time">
            <text:p>01:18:18</text:p>
          </table:table-cell>
          <table:table-cell office:value-type="time" office:time-value="PT09H04M18S" calcext:value-type="time">
            <text:p>09:04:18</text:p>
          </table:table-cell>
          <table:table-cell table:formula="of:=IF(OR([.B198]=&quot;&quot;;[.E198]=&quot;&quot;);&quot;&quot;;ROUND(ABS([.B198]-[.E198])*86400))" office:value-type="float" office:value="10" calcext:value-type="float">
            <text:p>10</text:p>
          </table:table-cell>
          <table:table-cell table:formula="of:=IF(OR([.C198]=&quot;&quot;;[.F198]=&quot;&quot;);&quot;&quot;;ROUND(ABS([.C198]-[.F198])*86400))" office:value-type="float" office:value="1" calcext:value-type="float">
            <text:p>1</text:p>
          </table:table-cell>
          <table:table-cell table:formula="of:=IF(OR([.D198]=&quot;&quot;;[.G198]=&quot;&quot;);&quot;&quot;;ROUND(ABS([.D198]-[.G198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7-16" calcext:value-type="date">
            <text:p>2022-07-16</text:p>
          </table:table-cell>
          <table:table-cell office:value-type="time" office:time-value="PT20H01M07S" calcext:value-type="time">
            <text:p>20:01:07</text:p>
          </table:table-cell>
          <table:table-cell office:value-type="time" office:time-value="PT02H19M21S" calcext:value-type="time">
            <text:p>02:19:21</text:p>
          </table:table-cell>
          <table:table-cell office:value-type="time" office:time-value="PT09H43M35S" calcext:value-type="time">
            <text:p>09:43:35</text:p>
          </table:table-cell>
          <table:table-cell office:value-type="time" office:time-value="PT20H01M03S" calcext:value-type="time">
            <text:p>20:01:03</text:p>
          </table:table-cell>
          <table:table-cell office:value-type="time" office:time-value="PT02H19M20S" calcext:value-type="time">
            <text:p>02:19:20</text:p>
          </table:table-cell>
          <table:table-cell office:value-type="time" office:time-value="PT09H43M39S" calcext:value-type="time">
            <text:p>09:43:39</text:p>
          </table:table-cell>
          <table:table-cell table:formula="of:=IF(OR([.B199]=&quot;&quot;;[.E199]=&quot;&quot;);&quot;&quot;;ROUND(ABS([.B199]-[.E199])*86400))" office:value-type="float" office:value="4" calcext:value-type="float">
            <text:p>4</text:p>
          </table:table-cell>
          <table:table-cell table:formula="of:=IF(OR([.C199]=&quot;&quot;;[.F199]=&quot;&quot;);&quot;&quot;;ROUND(ABS([.C199]-[.F199])*86400))" office:value-type="float" office:value="1" calcext:value-type="float">
            <text:p>1</text:p>
          </table:table-cell>
          <table:table-cell table:formula="of:=IF(OR([.D199]=&quot;&quot;;[.G199]=&quot;&quot;);&quot;&quot;;ROUND(ABS([.D199]-[.G199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07-17" calcext:value-type="date">
            <text:p>2022-07-17</text:p>
          </table:table-cell>
          <table:table-cell office:value-type="time" office:time-value="PT21H16M39S" calcext:value-type="time">
            <text:p>21:16:39</text:p>
          </table:table-cell>
          <table:table-cell office:value-type="time" office:time-value="PT03H14M54S" calcext:value-type="time">
            <text:p>03:14:54</text:p>
          </table:table-cell>
          <table:table-cell office:value-type="time" office:time-value="PT10H15M03S" calcext:value-type="time">
            <text:p>10:15:03</text:p>
          </table:table-cell>
          <table:table-cell office:value-type="time" office:time-value="PT21H16M40S" calcext:value-type="time">
            <text:p>21:16:40</text:p>
          </table:table-cell>
          <table:table-cell office:value-type="time" office:time-value="PT03H14M54S" calcext:value-type="time">
            <text:p>03:14:54</text:p>
          </table:table-cell>
          <table:table-cell office:value-type="time" office:time-value="PT10H15M09S" calcext:value-type="time">
            <text:p>10:15:09</text:p>
          </table:table-cell>
          <table:table-cell table:formula="of:=IF(OR([.B200]=&quot;&quot;;[.E200]=&quot;&quot;);&quot;&quot;;ROUND(ABS([.B200]-[.E200])*86400))" office:value-type="float" office:value="1" calcext:value-type="float">
            <text:p>1</text:p>
          </table:table-cell>
          <table:table-cell table:formula="of:=IF(OR([.C200]=&quot;&quot;;[.F200]=&quot;&quot;);&quot;&quot;;ROUND(ABS([.C200]-[.F200])*86400))" office:value-type="float" office:value="0" calcext:value-type="float">
            <text:p>0</text:p>
          </table:table-cell>
          <table:table-cell table:formula="of:=IF(OR([.D200]=&quot;&quot;;[.G200]=&quot;&quot;);&quot;&quot;;ROUND(ABS([.D200]-[.G200])*86400)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date" office:date-value="2022-07-18" calcext:value-type="date">
            <text:p>2022-07-18</text:p>
          </table:table-cell>
          <table:table-cell office:value-type="time" office:time-value="PT22H28M00S" calcext:value-type="time">
            <text:p>22:28:00</text:p>
          </table:table-cell>
          <table:table-cell office:value-type="time" office:time-value="PT04H05M30S" calcext:value-type="time">
            <text:p>04:05:30</text:p>
          </table:table-cell>
          <table:table-cell office:value-type="time" office:time-value="PT10H41M31S" calcext:value-type="time">
            <text:p>10:41:31</text:p>
          </table:table-cell>
          <table:table-cell office:value-type="time" office:time-value="PT22H28M03S" calcext:value-type="time">
            <text:p>22:28:03</text:p>
          </table:table-cell>
          <table:table-cell office:value-type="time" office:time-value="PT04H05M32S" calcext:value-type="time">
            <text:p>04:05:32</text:p>
          </table:table-cell>
          <table:table-cell office:value-type="time" office:time-value="PT10H41M37S" calcext:value-type="time">
            <text:p>10:41:37</text:p>
          </table:table-cell>
          <table:table-cell table:formula="of:=IF(OR([.B201]=&quot;&quot;;[.E201]=&quot;&quot;);&quot;&quot;;ROUND(ABS([.B201]-[.E201])*86400))" office:value-type="float" office:value="3" calcext:value-type="float">
            <text:p>3</text:p>
          </table:table-cell>
          <table:table-cell table:formula="of:=IF(OR([.C201]=&quot;&quot;;[.F201]=&quot;&quot;);&quot;&quot;;ROUND(ABS([.C201]-[.F201])*86400))" office:value-type="float" office:value="2" calcext:value-type="float">
            <text:p>2</text:p>
          </table:table-cell>
          <table:table-cell table:formula="of:=IF(OR([.D201]=&quot;&quot;;[.G201]=&quot;&quot;);&quot;&quot;;ROUND(ABS([.D201]-[.G201])*86400)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date" office:date-value="2022-07-19" calcext:value-type="date">
            <text:p>2022-07-19</text:p>
          </table:table-cell>
          <table:table-cell office:value-type="time" office:time-value="PT23H36M02S" calcext:value-type="time">
            <text:p>23:36:02</text:p>
          </table:table-cell>
          <table:table-cell office:value-type="time" office:time-value="PT04H52M26S" calcext:value-type="time">
            <text:p>04:52:26</text:p>
          </table:table-cell>
          <table:table-cell office:value-type="time" office:time-value="PT11H05M10S" calcext:value-type="time">
            <text:p>11:05:10</text:p>
          </table:table-cell>
          <table:table-cell office:value-type="time" office:time-value="PT23H36M05S" calcext:value-type="time">
            <text:p>23:36:05</text:p>
          </table:table-cell>
          <table:table-cell office:value-type="time" office:time-value="PT04H52M29S" calcext:value-type="time">
            <text:p>04:52:29</text:p>
          </table:table-cell>
          <table:table-cell office:value-type="time" office:time-value="PT11H05M15S" calcext:value-type="time">
            <text:p>11:05:15</text:p>
          </table:table-cell>
          <table:table-cell table:formula="of:=IF(OR([.B202]=&quot;&quot;;[.E202]=&quot;&quot;);&quot;&quot;;ROUND(ABS([.B202]-[.E202])*86400))" office:value-type="float" office:value="3" calcext:value-type="float">
            <text:p>3</text:p>
          </table:table-cell>
          <table:table-cell table:formula="of:=IF(OR([.C202]=&quot;&quot;;[.F202]=&quot;&quot;);&quot;&quot;;ROUND(ABS([.C202]-[.F202])*86400))" office:value-type="float" office:value="3" calcext:value-type="float">
            <text:p>3</text:p>
          </table:table-cell>
          <table:table-cell table:formula="of:=IF(OR([.D202]=&quot;&quot;;[.G202]=&quot;&quot;);&quot;&quot;;ROUND(ABS([.D202]-[.G202])*86400)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date" office:date-value="2022-07-20" calcext:value-type="date">
            <text:p>2022-07-20</text:p>
          </table:table-cell>
          <table:table-cell/>
          <table:table-cell office:value-type="time" office:time-value="PT05H37M08S" calcext:value-type="time">
            <text:p>05:37:08</text:p>
          </table:table-cell>
          <table:table-cell office:value-type="time" office:time-value="PT11H27M41S" calcext:value-type="time">
            <text:p>11:27:41</text:p>
          </table:table-cell>
          <table:table-cell/>
          <table:table-cell office:value-type="time" office:time-value="PT05H37M11S" calcext:value-type="time">
            <text:p>05:37:11</text:p>
          </table:table-cell>
          <table:table-cell office:value-type="time" office:time-value="PT11H27M46S" calcext:value-type="time">
            <text:p>11:27:46</text:p>
          </table:table-cell>
          <table:table-cell table:formula="of:=IF(OR([.B203]=&quot;&quot;;[.E203]=&quot;&quot;);&quot;&quot;;ROUND(ABS([.B203]-[.E203])*86400))">
            <text:p/>
          </table:table-cell>
          <table:table-cell table:formula="of:=IF(OR([.C203]=&quot;&quot;;[.F203]=&quot;&quot;);&quot;&quot;;ROUND(ABS([.C203]-[.F203])*86400))" office:value-type="float" office:value="3" calcext:value-type="float">
            <text:p>3</text:p>
          </table:table-cell>
          <table:table-cell table:formula="of:=IF(OR([.D203]=&quot;&quot;;[.G203]=&quot;&quot;);&quot;&quot;;ROUND(ABS([.D203]-[.G203])*86400)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date" office:date-value="2022-07-21" calcext:value-type="date">
            <text:p>2022-07-21</text:p>
          </table:table-cell>
          <table:table-cell office:value-type="time" office:time-value="PT00H41M53S" calcext:value-type="time">
            <text:p>00:41:53</text:p>
          </table:table-cell>
          <table:table-cell office:value-type="time" office:time-value="PT06H20M56S" calcext:value-type="time">
            <text:p>06:20:56</text:p>
          </table:table-cell>
          <table:table-cell office:value-type="time" office:time-value="PT11H50M32S" calcext:value-type="time">
            <text:p>11:50:32</text:p>
          </table:table-cell>
          <table:table-cell office:value-type="time" office:time-value="PT00H41M55S" calcext:value-type="time">
            <text:p>00:41:55</text:p>
          </table:table-cell>
          <table:table-cell office:value-type="time" office:time-value="PT06H20M58S" calcext:value-type="time">
            <text:p>06:20:58</text:p>
          </table:table-cell>
          <table:table-cell office:value-type="time" office:time-value="PT11H50M37S" calcext:value-type="time">
            <text:p>11:50:37</text:p>
          </table:table-cell>
          <table:table-cell table:formula="of:=IF(OR([.B204]=&quot;&quot;;[.E204]=&quot;&quot;);&quot;&quot;;ROUND(ABS([.B204]-[.E204])*86400))" office:value-type="float" office:value="2" calcext:value-type="float">
            <text:p>2</text:p>
          </table:table-cell>
          <table:table-cell table:formula="of:=IF(OR([.C204]=&quot;&quot;;[.F204]=&quot;&quot;);&quot;&quot;;ROUND(ABS([.C204]-[.F204])*86400))" office:value-type="float" office:value="2" calcext:value-type="float">
            <text:p>2</text:p>
          </table:table-cell>
          <table:table-cell table:formula="of:=IF(OR([.D204]=&quot;&quot;;[.G204]=&quot;&quot;);&quot;&quot;;ROUND(ABS([.D204]-[.G204])*86400)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date" office:date-value="2022-07-22" calcext:value-type="date">
            <text:p>2022-07-22</text:p>
          </table:table-cell>
          <table:table-cell office:value-type="time" office:time-value="PT01H46M39S" calcext:value-type="time">
            <text:p>01:46:39</text:p>
          </table:table-cell>
          <table:table-cell office:value-type="time" office:time-value="PT07H04M59S" calcext:value-type="time">
            <text:p>07:04:59</text:p>
          </table:table-cell>
          <table:table-cell office:value-type="time" office:time-value="PT12H15M05S" calcext:value-type="time">
            <text:p>12:15:05</text:p>
          </table:table-cell>
          <table:table-cell office:value-type="time" office:time-value="PT01H46M39S" calcext:value-type="time">
            <text:p>01:46:39</text:p>
          </table:table-cell>
          <table:table-cell office:value-type="time" office:time-value="PT07H05M01S" calcext:value-type="time">
            <text:p>07:05:01</text:p>
          </table:table-cell>
          <table:table-cell office:value-type="time" office:time-value="PT12H15M10S" calcext:value-type="time">
            <text:p>12:15:10</text:p>
          </table:table-cell>
          <table:table-cell table:formula="of:=IF(OR([.B205]=&quot;&quot;;[.E205]=&quot;&quot;);&quot;&quot;;ROUND(ABS([.B205]-[.E205])*86400))" office:value-type="float" office:value="0" calcext:value-type="float">
            <text:p>0</text:p>
          </table:table-cell>
          <table:table-cell table:formula="of:=IF(OR([.C205]=&quot;&quot;;[.F205]=&quot;&quot;);&quot;&quot;;ROUND(ABS([.C205]-[.F205])*86400))" office:value-type="float" office:value="2" calcext:value-type="float">
            <text:p>2</text:p>
          </table:table-cell>
          <table:table-cell table:formula="of:=IF(OR([.D205]=&quot;&quot;;[.G205]=&quot;&quot;);&quot;&quot;;ROUND(ABS([.D205]-[.G205])*86400)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date" office:date-value="2022-07-23" calcext:value-type="date">
            <text:p>2022-07-23</text:p>
          </table:table-cell>
          <table:table-cell office:value-type="time" office:time-value="PT02H50M45S" calcext:value-type="time">
            <text:p>02:50:45</text:p>
          </table:table-cell>
          <table:table-cell office:value-type="time" office:time-value="PT07H50M11S" calcext:value-type="time">
            <text:p>07:50:11</text:p>
          </table:table-cell>
          <table:table-cell office:value-type="time" office:time-value="PT12H42M45S" calcext:value-type="time">
            <text:p>12:42:45</text:p>
          </table:table-cell>
          <table:table-cell office:value-type="time" office:time-value="PT02H50M45S" calcext:value-type="time">
            <text:p>02:50:45</text:p>
          </table:table-cell>
          <table:table-cell office:value-type="time" office:time-value="PT07H50M12S" calcext:value-type="time">
            <text:p>07:50:12</text:p>
          </table:table-cell>
          <table:table-cell office:value-type="time" office:time-value="PT12H42M49S" calcext:value-type="time">
            <text:p>12:42:49</text:p>
          </table:table-cell>
          <table:table-cell table:formula="of:=IF(OR([.B206]=&quot;&quot;;[.E206]=&quot;&quot;);&quot;&quot;;ROUND(ABS([.B206]-[.E206])*86400))" office:value-type="float" office:value="0" calcext:value-type="float">
            <text:p>0</text:p>
          </table:table-cell>
          <table:table-cell table:formula="of:=IF(OR([.C206]=&quot;&quot;;[.F206]=&quot;&quot;);&quot;&quot;;ROUND(ABS([.C206]-[.F206])*86400))" office:value-type="float" office:value="1" calcext:value-type="float">
            <text:p>1</text:p>
          </table:table-cell>
          <table:table-cell table:formula="of:=IF(OR([.D206]=&quot;&quot;;[.G206]=&quot;&quot;);&quot;&quot;;ROUND(ABS([.D206]-[.G206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07-24" calcext:value-type="date">
            <text:p>2022-07-24</text:p>
          </table:table-cell>
          <table:table-cell office:value-type="time" office:time-value="PT03H53M59S" calcext:value-type="time">
            <text:p>03:53:59</text:p>
          </table:table-cell>
          <table:table-cell office:value-type="time" office:time-value="PT08H37M07S" calcext:value-type="time">
            <text:p>08:37:07</text:p>
          </table:table-cell>
          <table:table-cell office:value-type="time" office:time-value="PT13H15M01S" calcext:value-type="time">
            <text:p>13:15:01</text:p>
          </table:table-cell>
          <table:table-cell office:value-type="time" office:time-value="PT03H53M58S" calcext:value-type="time">
            <text:p>03:53:58</text:p>
          </table:table-cell>
          <table:table-cell office:value-type="time" office:time-value="PT08H37M08S" calcext:value-type="time">
            <text:p>08:37:08</text:p>
          </table:table-cell>
          <table:table-cell office:value-type="time" office:time-value="PT13H15M03S" calcext:value-type="time">
            <text:p>13:15:03</text:p>
          </table:table-cell>
          <table:table-cell table:formula="of:=IF(OR([.B207]=&quot;&quot;;[.E207]=&quot;&quot;);&quot;&quot;;ROUND(ABS([.B207]-[.E207])*86400))" office:value-type="float" office:value="1" calcext:value-type="float">
            <text:p>1</text:p>
          </table:table-cell>
          <table:table-cell table:formula="of:=IF(OR([.C207]=&quot;&quot;;[.F207]=&quot;&quot;);&quot;&quot;;ROUND(ABS([.C207]-[.F207])*86400))" office:value-type="float" office:value="1" calcext:value-type="float">
            <text:p>1</text:p>
          </table:table-cell>
          <table:table-cell table:formula="of:=IF(OR([.D207]=&quot;&quot;;[.G207]=&quot;&quot;);&quot;&quot;;ROUND(ABS([.D207]-[.G207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7-25" calcext:value-type="date">
            <text:p>2022-07-25</text:p>
          </table:table-cell>
          <table:table-cell office:value-type="time" office:time-value="PT04H55M12S" calcext:value-type="time">
            <text:p>04:55:12</text:p>
          </table:table-cell>
          <table:table-cell office:value-type="time" office:time-value="PT09H25M54S" calcext:value-type="time">
            <text:p>09:25:54</text:p>
          </table:table-cell>
          <table:table-cell office:value-type="time" office:time-value="PT13H53M19S" calcext:value-type="time">
            <text:p>13:53:19</text:p>
          </table:table-cell>
          <table:table-cell office:value-type="time" office:time-value="PT04H55M10S" calcext:value-type="time">
            <text:p>04:55:10</text:p>
          </table:table-cell>
          <table:table-cell office:value-type="time" office:time-value="PT09H25M53S" calcext:value-type="time">
            <text:p>09:25:53</text:p>
          </table:table-cell>
          <table:table-cell office:value-type="time" office:time-value="PT13H53M20S" calcext:value-type="time">
            <text:p>13:53:20</text:p>
          </table:table-cell>
          <table:table-cell table:formula="of:=IF(OR([.B208]=&quot;&quot;;[.E208]=&quot;&quot;);&quot;&quot;;ROUND(ABS([.B208]-[.E208])*86400))" office:value-type="float" office:value="2" calcext:value-type="float">
            <text:p>2</text:p>
          </table:table-cell>
          <table:table-cell table:formula="of:=IF(OR([.C208]=&quot;&quot;;[.F208]=&quot;&quot;);&quot;&quot;;ROUND(ABS([.C208]-[.F208])*86400))" office:value-type="float" office:value="1" calcext:value-type="float">
            <text:p>1</text:p>
          </table:table-cell>
          <table:table-cell table:formula="of:=IF(OR([.D208]=&quot;&quot;;[.G208]=&quot;&quot;);&quot;&quot;;ROUND(ABS([.D208]-[.G208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7-26" calcext:value-type="date">
            <text:p>2022-07-26</text:p>
          </table:table-cell>
          <table:table-cell office:value-type="time" office:time-value="PT05H52M34S" calcext:value-type="time">
            <text:p>05:52:34</text:p>
          </table:table-cell>
          <table:table-cell office:value-type="time" office:time-value="PT10H16M07S" calcext:value-type="time">
            <text:p>10:16:07</text:p>
          </table:table-cell>
          <table:table-cell office:value-type="time" office:time-value="PT14H38M39S" calcext:value-type="time">
            <text:p>14:38:39</text:p>
          </table:table-cell>
          <table:table-cell office:value-type="time" office:time-value="PT05H52M30S" calcext:value-type="time">
            <text:p>05:52:30</text:p>
          </table:table-cell>
          <table:table-cell office:value-type="time" office:time-value="PT10H16M04S" calcext:value-type="time">
            <text:p>10:16:04</text:p>
          </table:table-cell>
          <table:table-cell office:value-type="time" office:time-value="PT14H38M37S" calcext:value-type="time">
            <text:p>14:38:37</text:p>
          </table:table-cell>
          <table:table-cell table:formula="of:=IF(OR([.B209]=&quot;&quot;;[.E209]=&quot;&quot;);&quot;&quot;;ROUND(ABS([.B209]-[.E209])*86400))" office:value-type="float" office:value="4" calcext:value-type="float">
            <text:p>4</text:p>
          </table:table-cell>
          <table:table-cell table:formula="of:=IF(OR([.C209]=&quot;&quot;;[.F209]=&quot;&quot;);&quot;&quot;;ROUND(ABS([.C209]-[.F209])*86400))" office:value-type="float" office:value="3" calcext:value-type="float">
            <text:p>3</text:p>
          </table:table-cell>
          <table:table-cell table:formula="of:=IF(OR([.D209]=&quot;&quot;;[.G209]=&quot;&quot;);&quot;&quot;;ROUND(ABS([.D209]-[.G209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7-27" calcext:value-type="date">
            <text:p>2022-07-27</text:p>
          </table:table-cell>
          <table:table-cell office:value-type="time" office:time-value="PT06H44M07S" calcext:value-type="time">
            <text:p>06:44:07</text:p>
          </table:table-cell>
          <table:table-cell office:value-type="time" office:time-value="PT11H06M54S" calcext:value-type="time">
            <text:p>11:06:54</text:p>
          </table:table-cell>
          <table:table-cell office:value-type="time" office:time-value="PT15H30M59S" calcext:value-type="time">
            <text:p>15:30:59</text:p>
          </table:table-cell>
          <table:table-cell office:value-type="time" office:time-value="PT06H44M04S" calcext:value-type="time">
            <text:p>06:44:04</text:p>
          </table:table-cell>
          <table:table-cell office:value-type="time" office:time-value="PT11H06M50S" calcext:value-type="time">
            <text:p>11:06:50</text:p>
          </table:table-cell>
          <table:table-cell office:value-type="time" office:time-value="PT15H30M56S" calcext:value-type="time">
            <text:p>15:30:56</text:p>
          </table:table-cell>
          <table:table-cell table:formula="of:=IF(OR([.B210]=&quot;&quot;;[.E210]=&quot;&quot;);&quot;&quot;;ROUND(ABS([.B210]-[.E210])*86400))" office:value-type="float" office:value="3" calcext:value-type="float">
            <text:p>3</text:p>
          </table:table-cell>
          <table:table-cell table:formula="of:=IF(OR([.C210]=&quot;&quot;;[.F210]=&quot;&quot;);&quot;&quot;;ROUND(ABS([.C210]-[.F210])*86400))" office:value-type="float" office:value="4" calcext:value-type="float">
            <text:p>4</text:p>
          </table:table-cell>
          <table:table-cell table:formula="of:=IF(OR([.D210]=&quot;&quot;;[.G210]=&quot;&quot;);&quot;&quot;;ROUND(ABS([.D210]-[.G210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7-28" calcext:value-type="date">
            <text:p>2022-07-28</text:p>
          </table:table-cell>
          <table:table-cell office:value-type="time" office:time-value="PT07H28M45S" calcext:value-type="time">
            <text:p>07:28:45</text:p>
          </table:table-cell>
          <table:table-cell office:value-type="time" office:time-value="PT11H57M08S" calcext:value-type="time">
            <text:p>11:57:08</text:p>
          </table:table-cell>
          <table:table-cell office:value-type="time" office:time-value="PT16H29M04S" calcext:value-type="time">
            <text:p>16:29:04</text:p>
          </table:table-cell>
          <table:table-cell office:value-type="time" office:time-value="PT07H28M42S" calcext:value-type="time">
            <text:p>07:28:42</text:p>
          </table:table-cell>
          <table:table-cell office:value-type="time" office:time-value="PT11H57M05S" calcext:value-type="time">
            <text:p>11:57:05</text:p>
          </table:table-cell>
          <table:table-cell office:value-type="time" office:time-value="PT16H29M02S" calcext:value-type="time">
            <text:p>16:29:02</text:p>
          </table:table-cell>
          <table:table-cell table:formula="of:=IF(OR([.B211]=&quot;&quot;;[.E211]=&quot;&quot;);&quot;&quot;;ROUND(ABS([.B211]-[.E211])*86400))" office:value-type="float" office:value="3" calcext:value-type="float">
            <text:p>3</text:p>
          </table:table-cell>
          <table:table-cell table:formula="of:=IF(OR([.C211]=&quot;&quot;;[.F211]=&quot;&quot;);&quot;&quot;;ROUND(ABS([.C211]-[.F211])*86400))" office:value-type="float" office:value="3" calcext:value-type="float">
            <text:p>3</text:p>
          </table:table-cell>
          <table:table-cell table:formula="of:=IF(OR([.D211]=&quot;&quot;;[.G211]=&quot;&quot;);&quot;&quot;;ROUND(ABS([.D211]-[.G211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7-29" calcext:value-type="date">
            <text:p>2022-07-29</text:p>
          </table:table-cell>
          <table:table-cell office:value-type="time" office:time-value="PT08H06M26S" calcext:value-type="time">
            <text:p>08:06:26</text:p>
          </table:table-cell>
          <table:table-cell office:value-type="time" office:time-value="PT12H45M54S" calcext:value-type="time">
            <text:p>12:45:54</text:p>
          </table:table-cell>
          <table:table-cell office:value-type="time" office:time-value="PT17H30M52S" calcext:value-type="time">
            <text:p>17:30:52</text:p>
          </table:table-cell>
          <table:table-cell office:value-type="time" office:time-value="PT08H06M25S" calcext:value-type="time">
            <text:p>08:06:25</text:p>
          </table:table-cell>
          <table:table-cell office:value-type="time" office:time-value="PT12H45M53S" calcext:value-type="time">
            <text:p>12:45:53</text:p>
          </table:table-cell>
          <table:table-cell office:value-type="time" office:time-value="PT17H30M50S" calcext:value-type="time">
            <text:p>17:30:50</text:p>
          </table:table-cell>
          <table:table-cell table:formula="of:=IF(OR([.B212]=&quot;&quot;;[.E212]=&quot;&quot;);&quot;&quot;;ROUND(ABS([.B212]-[.E212])*86400))" office:value-type="float" office:value="1" calcext:value-type="float">
            <text:p>1</text:p>
          </table:table-cell>
          <table:table-cell table:formula="of:=IF(OR([.C212]=&quot;&quot;;[.F212]=&quot;&quot;);&quot;&quot;;ROUND(ABS([.C212]-[.F212])*86400))" office:value-type="float" office:value="1" calcext:value-type="float">
            <text:p>1</text:p>
          </table:table-cell>
          <table:table-cell table:formula="of:=IF(OR([.D212]=&quot;&quot;;[.G212]=&quot;&quot;);&quot;&quot;;ROUND(ABS([.D212]-[.G212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7-30" calcext:value-type="date">
            <text:p>2022-07-30</text:p>
          </table:table-cell>
          <table:table-cell office:value-type="time" office:time-value="PT08H38M07S" calcext:value-type="time">
            <text:p>08:38:07</text:p>
          </table:table-cell>
          <table:table-cell office:value-type="time" office:time-value="PT13H32M41S" calcext:value-type="time">
            <text:p>13:32:41</text:p>
          </table:table-cell>
          <table:table-cell office:value-type="time" office:time-value="PT18H34M18S" calcext:value-type="time">
            <text:p>18:34:18</text:p>
          </table:table-cell>
          <table:table-cell office:value-type="time" office:time-value="PT08H38M08S" calcext:value-type="time">
            <text:p>08:38:08</text:p>
          </table:table-cell>
          <table:table-cell office:value-type="time" office:time-value="PT13H32M42S" calcext:value-type="time">
            <text:p>13:32:42</text:p>
          </table:table-cell>
          <table:table-cell office:value-type="time" office:time-value="PT18H34M18S" calcext:value-type="time">
            <text:p>18:34:18</text:p>
          </table:table-cell>
          <table:table-cell table:formula="of:=IF(OR([.B213]=&quot;&quot;;[.E213]=&quot;&quot;);&quot;&quot;;ROUND(ABS([.B213]-[.E213])*86400))" office:value-type="float" office:value="1" calcext:value-type="float">
            <text:p>1</text:p>
          </table:table-cell>
          <table:table-cell table:formula="of:=IF(OR([.C213]=&quot;&quot;;[.F213]=&quot;&quot;);&quot;&quot;;ROUND(ABS([.C213]-[.F213])*86400))" office:value-type="float" office:value="1" calcext:value-type="float">
            <text:p>1</text:p>
          </table:table-cell>
          <table:table-cell table:formula="of:=IF(OR([.D213]=&quot;&quot;;[.G213]=&quot;&quot;);&quot;&quot;;ROUND(ABS([.D213]-[.G213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7-31" calcext:value-type="date">
            <text:p>2022-07-31</text:p>
          </table:table-cell>
          <table:table-cell office:value-type="time" office:time-value="PT09H05M12S" calcext:value-type="time">
            <text:p>09:05:12</text:p>
          </table:table-cell>
          <table:table-cell office:value-type="time" office:time-value="PT14H17M29S" calcext:value-type="time">
            <text:p>14:17:29</text:p>
          </table:table-cell>
          <table:table-cell office:value-type="time" office:time-value="PT19H38M04S" calcext:value-type="time">
            <text:p>19:38:04</text:p>
          </table:table-cell>
          <table:table-cell office:value-type="time" office:time-value="PT09H05M14S" calcext:value-type="time">
            <text:p>09:05:14</text:p>
          </table:table-cell>
          <table:table-cell office:value-type="time" office:time-value="PT14H17M31S" calcext:value-type="time">
            <text:p>14:17:31</text:p>
          </table:table-cell>
          <table:table-cell office:value-type="time" office:time-value="PT19H38M05S" calcext:value-type="time">
            <text:p>19:38:05</text:p>
          </table:table-cell>
          <table:table-cell table:formula="of:=IF(OR([.B214]=&quot;&quot;;[.E214]=&quot;&quot;);&quot;&quot;;ROUND(ABS([.B214]-[.E214])*86400))" office:value-type="float" office:value="2" calcext:value-type="float">
            <text:p>2</text:p>
          </table:table-cell>
          <table:table-cell table:formula="of:=IF(OR([.C214]=&quot;&quot;;[.F214]=&quot;&quot;);&quot;&quot;;ROUND(ABS([.C214]-[.F214])*86400))" office:value-type="float" office:value="2" calcext:value-type="float">
            <text:p>2</text:p>
          </table:table-cell>
          <table:table-cell table:formula="of:=IF(OR([.D214]=&quot;&quot;;[.G214]=&quot;&quot;);&quot;&quot;;ROUND(ABS([.D214]-[.G214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8-01" calcext:value-type="date">
            <text:p>2022-08-01</text:p>
          </table:table-cell>
          <table:table-cell office:value-type="time" office:time-value="PT09H29M07S" calcext:value-type="time">
            <text:p>09:29:07</text:p>
          </table:table-cell>
          <table:table-cell office:value-type="time" office:time-value="PT15H00M46S" calcext:value-type="time">
            <text:p>15:00:46</text:p>
          </table:table-cell>
          <table:table-cell office:value-type="time" office:time-value="PT20H41M45S" calcext:value-type="time">
            <text:p>20:41:45</text:p>
          </table:table-cell>
          <table:table-cell office:value-type="time" office:time-value="PT09H29M09S" calcext:value-type="time">
            <text:p>09:29:09</text:p>
          </table:table-cell>
          <table:table-cell office:value-type="time" office:time-value="PT15H00M49S" calcext:value-type="time">
            <text:p>15:00:49</text:p>
          </table:table-cell>
          <table:table-cell office:value-type="time" office:time-value="PT20H41M47S" calcext:value-type="time">
            <text:p>20:41:47</text:p>
          </table:table-cell>
          <table:table-cell table:formula="of:=IF(OR([.B215]=&quot;&quot;;[.E215]=&quot;&quot;);&quot;&quot;;ROUND(ABS([.B215]-[.E215])*86400))" office:value-type="float" office:value="2" calcext:value-type="float">
            <text:p>2</text:p>
          </table:table-cell>
          <table:table-cell table:formula="of:=IF(OR([.C215]=&quot;&quot;;[.F215]=&quot;&quot;);&quot;&quot;;ROUND(ABS([.C215]-[.F215])*86400))" office:value-type="float" office:value="3" calcext:value-type="float">
            <text:p>3</text:p>
          </table:table-cell>
          <table:table-cell table:formula="of:=IF(OR([.D215]=&quot;&quot;;[.G215]=&quot;&quot;);&quot;&quot;;ROUND(ABS([.D215]-[.G215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8-02" calcext:value-type="date">
            <text:p>2022-08-02</text:p>
          </table:table-cell>
          <table:table-cell office:value-type="time" office:time-value="PT09H51M12S" calcext:value-type="time">
            <text:p>09:51:12</text:p>
          </table:table-cell>
          <table:table-cell office:value-type="time" office:time-value="PT15H43M18S" calcext:value-type="time">
            <text:p>15:43:18</text:p>
          </table:table-cell>
          <table:table-cell office:value-type="time" office:time-value="PT21H45M42S" calcext:value-type="time">
            <text:p>21:45:42</text:p>
          </table:table-cell>
          <table:table-cell office:value-type="time" office:time-value="PT09H51M15S" calcext:value-type="time">
            <text:p>09:51:15</text:p>
          </table:table-cell>
          <table:table-cell office:value-type="time" office:time-value="PT15H43M22S" calcext:value-type="time">
            <text:p>15:43:22</text:p>
          </table:table-cell>
          <table:table-cell office:value-type="time" office:time-value="PT21H45M45S" calcext:value-type="time">
            <text:p>21:45:45</text:p>
          </table:table-cell>
          <table:table-cell table:formula="of:=IF(OR([.B216]=&quot;&quot;;[.E216]=&quot;&quot;);&quot;&quot;;ROUND(ABS([.B216]-[.E216])*86400))" office:value-type="float" office:value="3" calcext:value-type="float">
            <text:p>3</text:p>
          </table:table-cell>
          <table:table-cell table:formula="of:=IF(OR([.C216]=&quot;&quot;;[.F216]=&quot;&quot;);&quot;&quot;;ROUND(ABS([.C216]-[.F216])*86400))" office:value-type="float" office:value="4" calcext:value-type="float">
            <text:p>4</text:p>
          </table:table-cell>
          <table:table-cell table:formula="of:=IF(OR([.D216]=&quot;&quot;;[.G216]=&quot;&quot;);&quot;&quot;;ROUND(ABS([.D216]-[.G216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8-03" calcext:value-type="date">
            <text:p>2022-08-03</text:p>
          </table:table-cell>
          <table:table-cell office:value-type="time" office:time-value="PT10H12M44S" calcext:value-type="time">
            <text:p>10:12:44</text:p>
          </table:table-cell>
          <table:table-cell office:value-type="time" office:time-value="PT16H26M08S" calcext:value-type="time">
            <text:p>16:26:08</text:p>
          </table:table-cell>
          <table:table-cell office:value-type="time" office:time-value="PT22H50M47S" calcext:value-type="time">
            <text:p>22:50:47</text:p>
          </table:table-cell>
          <table:table-cell office:value-type="time" office:time-value="PT10H12M47S" calcext:value-type="time">
            <text:p>10:12:47</text:p>
          </table:table-cell>
          <table:table-cell office:value-type="time" office:time-value="PT16H26M12S" calcext:value-type="time">
            <text:p>16:26:12</text:p>
          </table:table-cell>
          <table:table-cell office:value-type="time" office:time-value="PT22H50M50S" calcext:value-type="time">
            <text:p>22:50:50</text:p>
          </table:table-cell>
          <table:table-cell table:formula="of:=IF(OR([.B217]=&quot;&quot;;[.E217]=&quot;&quot;);&quot;&quot;;ROUND(ABS([.B217]-[.E217])*86400))" office:value-type="float" office:value="3" calcext:value-type="float">
            <text:p>3</text:p>
          </table:table-cell>
          <table:table-cell table:formula="of:=IF(OR([.C217]=&quot;&quot;;[.F217]=&quot;&quot;);&quot;&quot;;ROUND(ABS([.C217]-[.F217])*86400))" office:value-type="float" office:value="4" calcext:value-type="float">
            <text:p>4</text:p>
          </table:table-cell>
          <table:table-cell table:formula="of:=IF(OR([.D217]=&quot;&quot;;[.G217]=&quot;&quot;);&quot;&quot;;ROUND(ABS([.D217]-[.G217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8-04" calcext:value-type="date">
            <text:p>2022-08-04</text:p>
          </table:table-cell>
          <table:table-cell office:value-type="time" office:time-value="PT10H35M01S" calcext:value-type="time">
            <text:p>10:35:01</text:p>
          </table:table-cell>
          <table:table-cell office:value-type="time" office:time-value="PT17H10M28S" calcext:value-type="time">
            <text:p>17:10:28</text:p>
          </table:table-cell>
          <table:table-cell office:value-type="time" office:time-value="PT23H58M04S" calcext:value-type="time">
            <text:p>23:58:04</text:p>
          </table:table-cell>
          <table:table-cell office:value-type="time" office:time-value="PT10H35M05S" calcext:value-type="time">
            <text:p>10:35:05</text:p>
          </table:table-cell>
          <table:table-cell office:value-type="time" office:time-value="PT17H10M32S" calcext:value-type="time">
            <text:p>17:10:32</text:p>
          </table:table-cell>
          <table:table-cell office:value-type="time" office:time-value="PT23H58M07S" calcext:value-type="time">
            <text:p>23:58:07</text:p>
          </table:table-cell>
          <table:table-cell table:formula="of:=IF(OR([.B218]=&quot;&quot;;[.E218]=&quot;&quot;);&quot;&quot;;ROUND(ABS([.B218]-[.E218])*86400))" office:value-type="float" office:value="4" calcext:value-type="float">
            <text:p>4</text:p>
          </table:table-cell>
          <table:table-cell table:formula="of:=IF(OR([.C218]=&quot;&quot;;[.F218]=&quot;&quot;);&quot;&quot;;ROUND(ABS([.C218]-[.F218])*86400))" office:value-type="float" office:value="4" calcext:value-type="float">
            <text:p>4</text:p>
          </table:table-cell>
          <table:table-cell table:formula="of:=IF(OR([.D218]=&quot;&quot;;[.G218]=&quot;&quot;);&quot;&quot;;ROUND(ABS([.D218]-[.G218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8-05" calcext:value-type="date">
            <text:p>2022-08-05</text:p>
          </table:table-cell>
          <table:table-cell office:value-type="time" office:time-value="PT10H59M32S" calcext:value-type="time">
            <text:p>10:59:32</text:p>
          </table:table-cell>
          <table:table-cell office:value-type="time" office:time-value="PT17H57M37S" calcext:value-type="time">
            <text:p>17:57:37</text:p>
          </table:table-cell>
          <table:table-cell/>
          <table:table-cell office:value-type="time" office:time-value="PT10H59M37S" calcext:value-type="time">
            <text:p>10:59:37</text:p>
          </table:table-cell>
          <table:table-cell office:value-type="time" office:time-value="PT17H57M40S" calcext:value-type="time">
            <text:p>17:57:40</text:p>
          </table:table-cell>
          <table:table-cell/>
          <table:table-cell table:formula="of:=IF(OR([.B219]=&quot;&quot;;[.E219]=&quot;&quot;);&quot;&quot;;ROUND(ABS([.B219]-[.E219])*86400))" office:value-type="float" office:value="5" calcext:value-type="float">
            <text:p>5</text:p>
          </table:table-cell>
          <table:table-cell table:formula="of:=IF(OR([.C219]=&quot;&quot;;[.F219]=&quot;&quot;);&quot;&quot;;ROUND(ABS([.C219]-[.F219])*86400))" office:value-type="float" office:value="3" calcext:value-type="float">
            <text:p>3</text:p>
          </table:table-cell>
          <table:table-cell table:formula="of:=IF(OR([.D219]=&quot;&quot;;[.G219]=&quot;&quot;);&quot;&quot;;ROUND(ABS([.D219]-[.G219])*86400))">
            <text:p/>
          </table:table-cell>
          <table:table-cell table:number-columns-repeated="8"/>
        </table:table-row>
        <table:table-row table:style-name="ro1">
          <table:table-cell office:value-type="date" office:date-value="2022-08-06" calcext:value-type="date">
            <text:p>2022-08-06</text:p>
          </table:table-cell>
          <table:table-cell office:value-type="time" office:time-value="PT11H28M11S" calcext:value-type="time">
            <text:p>11:28:11</text:p>
          </table:table-cell>
          <table:table-cell office:value-type="time" office:time-value="PT18H48M52S" calcext:value-type="time">
            <text:p>18:48:52</text:p>
          </table:table-cell>
          <table:table-cell office:value-type="time" office:time-value="PT01H08M27S" calcext:value-type="time">
            <text:p>01:08:27</text:p>
          </table:table-cell>
          <table:table-cell office:value-type="time" office:time-value="PT11H28M17S" calcext:value-type="time">
            <text:p>11:28:17</text:p>
          </table:table-cell>
          <table:table-cell office:value-type="time" office:time-value="PT18H48M55S" calcext:value-type="time">
            <text:p>18:48:55</text:p>
          </table:table-cell>
          <table:table-cell office:value-type="time" office:time-value="PT01H08M29S" calcext:value-type="time">
            <text:p>01:08:29</text:p>
          </table:table-cell>
          <table:table-cell table:formula="of:=IF(OR([.B220]=&quot;&quot;;[.E220]=&quot;&quot;);&quot;&quot;;ROUND(ABS([.B220]-[.E220])*86400))" office:value-type="float" office:value="6" calcext:value-type="float">
            <text:p>6</text:p>
          </table:table-cell>
          <table:table-cell table:formula="of:=IF(OR([.C220]=&quot;&quot;;[.F220]=&quot;&quot;);&quot;&quot;;ROUND(ABS([.C220]-[.F220])*86400))" office:value-type="float" office:value="3" calcext:value-type="float">
            <text:p>3</text:p>
          </table:table-cell>
          <table:table-cell table:formula="of:=IF(OR([.D220]=&quot;&quot;;[.G220]=&quot;&quot;);&quot;&quot;;ROUND(ABS([.D220]-[.G220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8-07" calcext:value-type="date">
            <text:p>2022-08-07</text:p>
          </table:table-cell>
          <table:table-cell office:value-type="time" office:time-value="PT12H03M27S" calcext:value-type="time">
            <text:p>12:03:27</text:p>
          </table:table-cell>
          <table:table-cell office:value-type="time" office:time-value="PT19H45M12S" calcext:value-type="time">
            <text:p>19:45:12</text:p>
          </table:table-cell>
          <table:table-cell office:value-type="time" office:time-value="PT02H22M10S" calcext:value-type="time">
            <text:p>02:22:10</text:p>
          </table:table-cell>
          <table:table-cell office:value-type="time" office:time-value="PT12H03M32S" calcext:value-type="time">
            <text:p>12:03:32</text:p>
          </table:table-cell>
          <table:table-cell office:value-type="time" office:time-value="PT19H45M12S" calcext:value-type="time">
            <text:p>19:45:12</text:p>
          </table:table-cell>
          <table:table-cell office:value-type="time" office:time-value="PT02H22M11S" calcext:value-type="time">
            <text:p>02:22:11</text:p>
          </table:table-cell>
          <table:table-cell table:formula="of:=IF(OR([.B221]=&quot;&quot;;[.E221]=&quot;&quot;);&quot;&quot;;ROUND(ABS([.B221]-[.E221])*86400))" office:value-type="float" office:value="5" calcext:value-type="float">
            <text:p>5</text:p>
          </table:table-cell>
          <table:table-cell table:formula="of:=IF(OR([.C221]=&quot;&quot;;[.F221]=&quot;&quot;);&quot;&quot;;ROUND(ABS([.C221]-[.F221])*86400))" office:value-type="float" office:value="0" calcext:value-type="float">
            <text:p>0</text:p>
          </table:table-cell>
          <table:table-cell table:formula="of:=IF(OR([.D221]=&quot;&quot;;[.G221]=&quot;&quot;);&quot;&quot;;ROUND(ABS([.D221]-[.G221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8-08" calcext:value-type="date">
            <text:p>2022-08-08</text:p>
          </table:table-cell>
          <table:table-cell office:value-type="time" office:time-value="PT12H48M17S" calcext:value-type="time">
            <text:p>12:48:17</text:p>
          </table:table-cell>
          <table:table-cell office:value-type="time" office:time-value="PT20H46M36S" calcext:value-type="time">
            <text:p>20:46:36</text:p>
          </table:table-cell>
          <table:table-cell office:value-type="time" office:time-value="PT03H37M39S" calcext:value-type="time">
            <text:p>03:37:39</text:p>
          </table:table-cell>
          <table:table-cell office:value-type="time" office:time-value="PT12H48M17S" calcext:value-type="time">
            <text:p>12:48:17</text:p>
          </table:table-cell>
          <table:table-cell office:value-type="time" office:time-value="PT20H46M33S" calcext:value-type="time">
            <text:p>20:46:33</text:p>
          </table:table-cell>
          <table:table-cell office:value-type="time" office:time-value="PT03H37M37S" calcext:value-type="time">
            <text:p>03:37:37</text:p>
          </table:table-cell>
          <table:table-cell table:formula="of:=IF(OR([.B222]=&quot;&quot;;[.E222]=&quot;&quot;);&quot;&quot;;ROUND(ABS([.B222]-[.E222])*86400))" office:value-type="float" office:value="0" calcext:value-type="float">
            <text:p>0</text:p>
          </table:table-cell>
          <table:table-cell table:formula="of:=IF(OR([.C222]=&quot;&quot;;[.F222]=&quot;&quot;);&quot;&quot;;ROUND(ABS([.C222]-[.F222])*86400))" office:value-type="float" office:value="3" calcext:value-type="float">
            <text:p>3</text:p>
          </table:table-cell>
          <table:table-cell table:formula="of:=IF(OR([.D222]=&quot;&quot;;[.G222]=&quot;&quot;);&quot;&quot;;ROUND(ABS([.D222]-[.G222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8-09" calcext:value-type="date">
            <text:p>2022-08-09</text:p>
          </table:table-cell>
          <table:table-cell office:value-type="time" office:time-value="PT13H45M15S" calcext:value-type="time">
            <text:p>13:45:15</text:p>
          </table:table-cell>
          <table:table-cell office:value-type="time" office:time-value="PT21H51M34S" calcext:value-type="time">
            <text:p>21:51:34</text:p>
          </table:table-cell>
          <table:table-cell office:value-type="time" office:time-value="PT04H51M00S" calcext:value-type="time">
            <text:p>04:51:00</text:p>
          </table:table-cell>
          <table:table-cell office:value-type="time" office:time-value="PT13H45M07S" calcext:value-type="time">
            <text:p>13:45:07</text:p>
          </table:table-cell>
          <table:table-cell office:value-type="time" office:time-value="PT21H51M30S" calcext:value-type="time">
            <text:p>21:51:30</text:p>
          </table:table-cell>
          <table:table-cell office:value-type="time" office:time-value="PT04H50M55S" calcext:value-type="time">
            <text:p>04:50:55</text:p>
          </table:table-cell>
          <table:table-cell table:formula="of:=IF(OR([.B223]=&quot;&quot;;[.E223]=&quot;&quot;);&quot;&quot;;ROUND(ABS([.B223]-[.E223])*86400))" office:value-type="float" office:value="8" calcext:value-type="float">
            <text:p>8</text:p>
          </table:table-cell>
          <table:table-cell table:formula="of:=IF(OR([.C223]=&quot;&quot;;[.F223]=&quot;&quot;);&quot;&quot;;ROUND(ABS([.C223]-[.F223])*86400))" office:value-type="float" office:value="4" calcext:value-type="float">
            <text:p>4</text:p>
          </table:table-cell>
          <table:table-cell table:formula="of:=IF(OR([.D223]=&quot;&quot;;[.G223]=&quot;&quot;);&quot;&quot;;ROUND(ABS([.D223]-[.G223])*86400)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date" office:date-value="2022-08-10" calcext:value-type="date">
            <text:p>2022-08-10</text:p>
          </table:table-cell>
          <table:table-cell office:value-type="time" office:time-value="PT14H54M27S" calcext:value-type="time">
            <text:p>14:54:27</text:p>
          </table:table-cell>
          <table:table-cell office:value-type="time" office:time-value="PT22H57M09S" calcext:value-type="time">
            <text:p>22:57:09</text:p>
          </table:table-cell>
          <table:table-cell office:value-type="time" office:time-value="PT05H57M00S" calcext:value-type="time">
            <text:p>05:57:00</text:p>
          </table:table-cell>
          <table:table-cell office:value-type="time" office:time-value="PT14H54M13S" calcext:value-type="time">
            <text:p>14:54:13</text:p>
          </table:table-cell>
          <table:table-cell office:value-type="time" office:time-value="PT22H57M07S" calcext:value-type="time">
            <text:p>22:57:07</text:p>
          </table:table-cell>
          <table:table-cell office:value-type="time" office:time-value="PT05H56M55S" calcext:value-type="time">
            <text:p>05:56:55</text:p>
          </table:table-cell>
          <table:table-cell table:formula="of:=IF(OR([.B224]=&quot;&quot;;[.E224]=&quot;&quot;);&quot;&quot;;ROUND(ABS([.B224]-[.E224])*86400))" office:value-type="float" office:value="14" calcext:value-type="float">
            <text:p>14</text:p>
          </table:table-cell>
          <table:table-cell table:formula="of:=IF(OR([.C224]=&quot;&quot;;[.F224]=&quot;&quot;);&quot;&quot;;ROUND(ABS([.C224]-[.F224])*86400))" office:value-type="float" office:value="2" calcext:value-type="float">
            <text:p>2</text:p>
          </table:table-cell>
          <table:table-cell table:formula="of:=IF(OR([.D224]=&quot;&quot;;[.G224]=&quot;&quot;);&quot;&quot;;ROUND(ABS([.D224]-[.G224])*86400)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date" office:date-value="2022-08-11" calcext:value-type="date">
            <text:p>2022-08-11</text:p>
          </table:table-cell>
          <table:table-cell office:value-type="time" office:time-value="PT16H12M10S" calcext:value-type="time">
            <text:p>16:12:10</text:p>
          </table:table-cell>
          <table:table-cell/>
          <table:table-cell office:value-type="time" office:time-value="PT06H52M02S" calcext:value-type="time">
            <text:p>06:52:02</text:p>
          </table:table-cell>
          <table:table-cell office:value-type="time" office:time-value="PT16H11M56S" calcext:value-type="time">
            <text:p>16:11:56</text:p>
          </table:table-cell>
          <table:table-cell/>
          <table:table-cell office:value-type="time" office:time-value="PT06H52M00S" calcext:value-type="time">
            <text:p>06:52:00</text:p>
          </table:table-cell>
          <table:table-cell table:formula="of:=IF(OR([.B225]=&quot;&quot;;[.E225]=&quot;&quot;);&quot;&quot;;ROUND(ABS([.B225]-[.E225])*86400))" office:value-type="float" office:value="14" calcext:value-type="float">
            <text:p>14</text:p>
          </table:table-cell>
          <table:table-cell table:formula="of:=IF(OR([.C225]=&quot;&quot;;[.F225]=&quot;&quot;);&quot;&quot;;ROUND(ABS([.C225]-[.F225])*86400))">
            <text:p/>
          </table:table-cell>
          <table:table-cell table:formula="of:=IF(OR([.D225]=&quot;&quot;;[.G225]=&quot;&quot;);&quot;&quot;;ROUND(ABS([.D225]-[.G225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8-12" calcext:value-type="date">
            <text:p>2022-08-12</text:p>
          </table:table-cell>
          <table:table-cell office:value-type="time" office:time-value="PT17H32M39S" calcext:value-type="time">
            <text:p>17:32:39</text:p>
          </table:table-cell>
          <table:table-cell office:value-type="time" office:time-value="PT00H00M12S" calcext:value-type="time">
            <text:p>00:00:12</text:p>
          </table:table-cell>
          <table:table-cell office:value-type="time" office:time-value="PT07H35M58S" calcext:value-type="time">
            <text:p>07:35:58</text:p>
          </table:table-cell>
          <table:table-cell office:value-type="time" office:time-value="PT17H32M29S" calcext:value-type="time">
            <text:p>17:32:29</text:p>
          </table:table-cell>
          <table:table-cell office:value-type="time" office:time-value="PT00H00M12S" calcext:value-type="time">
            <text:p>00:00:12</text:p>
          </table:table-cell>
          <table:table-cell office:value-type="time" office:time-value="PT07H36M01S" calcext:value-type="time">
            <text:p>07:36:01</text:p>
          </table:table-cell>
          <table:table-cell table:formula="of:=IF(OR([.B226]=&quot;&quot;;[.E226]=&quot;&quot;);&quot;&quot;;ROUND(ABS([.B226]-[.E226])*86400))" office:value-type="float" office:value="10" calcext:value-type="float">
            <text:p>10</text:p>
          </table:table-cell>
          <table:table-cell table:formula="of:=IF(OR([.C226]=&quot;&quot;;[.F226]=&quot;&quot;);&quot;&quot;;ROUND(ABS([.C226]-[.F226])*86400))" office:value-type="float" office:value="0" calcext:value-type="float">
            <text:p>0</text:p>
          </table:table-cell>
          <table:table-cell table:formula="of:=IF(OR([.D226]=&quot;&quot;;[.G226]=&quot;&quot;);&quot;&quot;;ROUND(ABS([.D226]-[.G226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8-13" calcext:value-type="date">
            <text:p>2022-08-13</text:p>
          </table:table-cell>
          <table:table-cell office:value-type="time" office:time-value="PT18H51M23S" calcext:value-type="time">
            <text:p>18:51:23</text:p>
          </table:table-cell>
          <table:table-cell office:value-type="time" office:time-value="PT00H58M47S" calcext:value-type="time">
            <text:p>00:58:47</text:p>
          </table:table-cell>
          <table:table-cell office:value-type="time" office:time-value="PT08H11M03S" calcext:value-type="time">
            <text:p>08:11:03</text:p>
          </table:table-cell>
          <table:table-cell office:value-type="time" office:time-value="PT18H51M19S" calcext:value-type="time">
            <text:p>18:51:19</text:p>
          </table:table-cell>
          <table:table-cell office:value-type="time" office:time-value="PT00H58M47S" calcext:value-type="time">
            <text:p>00:58:47</text:p>
          </table:table-cell>
          <table:table-cell office:value-type="time" office:time-value="PT08H11M09S" calcext:value-type="time">
            <text:p>08:11:09</text:p>
          </table:table-cell>
          <table:table-cell table:formula="of:=IF(OR([.B227]=&quot;&quot;;[.E227]=&quot;&quot;);&quot;&quot;;ROUND(ABS([.B227]-[.E227])*86400))" office:value-type="float" office:value="4" calcext:value-type="float">
            <text:p>4</text:p>
          </table:table-cell>
          <table:table-cell table:formula="of:=IF(OR([.C227]=&quot;&quot;;[.F227]=&quot;&quot;);&quot;&quot;;ROUND(ABS([.C227]-[.F227])*86400))" office:value-type="float" office:value="0" calcext:value-type="float">
            <text:p>0</text:p>
          </table:table-cell>
          <table:table-cell table:formula="of:=IF(OR([.D227]=&quot;&quot;;[.G227]=&quot;&quot;);&quot;&quot;;ROUND(ABS([.D227]-[.G227])*86400)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date" office:date-value="2022-08-14" calcext:value-type="date">
            <text:p>2022-08-14</text:p>
          </table:table-cell>
          <table:table-cell office:value-type="time" office:time-value="PT20H06M29S" calcext:value-type="time">
            <text:p>20:06:29</text:p>
          </table:table-cell>
          <table:table-cell office:value-type="time" office:time-value="PT01H52M32S" calcext:value-type="time">
            <text:p>01:52:32</text:p>
          </table:table-cell>
          <table:table-cell office:value-type="time" office:time-value="PT08H40M03S" calcext:value-type="time">
            <text:p>08:40:03</text:p>
          </table:table-cell>
          <table:table-cell office:value-type="time" office:time-value="PT20H06M29S" calcext:value-type="time">
            <text:p>20:06:29</text:p>
          </table:table-cell>
          <table:table-cell office:value-type="time" office:time-value="PT01H52M32S" calcext:value-type="time">
            <text:p>01:52:32</text:p>
          </table:table-cell>
          <table:table-cell office:value-type="time" office:time-value="PT08H40M09S" calcext:value-type="time">
            <text:p>08:40:09</text:p>
          </table:table-cell>
          <table:table-cell table:formula="of:=IF(OR([.B228]=&quot;&quot;;[.E228]=&quot;&quot;);&quot;&quot;;ROUND(ABS([.B228]-[.E228])*86400))" office:value-type="float" office:value="0" calcext:value-type="float">
            <text:p>0</text:p>
          </table:table-cell>
          <table:table-cell table:formula="of:=IF(OR([.C228]=&quot;&quot;;[.F228]=&quot;&quot;);&quot;&quot;;ROUND(ABS([.C228]-[.F228])*86400))" office:value-type="float" office:value="0" calcext:value-type="float">
            <text:p>0</text:p>
          </table:table-cell>
          <table:table-cell table:formula="of:=IF(OR([.D228]=&quot;&quot;;[.G228]=&quot;&quot;);&quot;&quot;;ROUND(ABS([.D228]-[.G228])*86400)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date" office:date-value="2022-08-15" calcext:value-type="date">
            <text:p>2022-08-15</text:p>
          </table:table-cell>
          <table:table-cell office:value-type="time" office:time-value="PT21H18M00S" calcext:value-type="time">
            <text:p>21:18:00</text:p>
          </table:table-cell>
          <table:table-cell office:value-type="time" office:time-value="PT02H42M13S" calcext:value-type="time">
            <text:p>02:42:13</text:p>
          </table:table-cell>
          <table:table-cell office:value-type="time" office:time-value="PT09H05M19S" calcext:value-type="time">
            <text:p>09:05:19</text:p>
          </table:table-cell>
          <table:table-cell office:value-type="time" office:time-value="PT21H18M02S" calcext:value-type="time">
            <text:p>21:18:02</text:p>
          </table:table-cell>
          <table:table-cell office:value-type="time" office:time-value="PT02H42M14S" calcext:value-type="time">
            <text:p>02:42:14</text:p>
          </table:table-cell>
          <table:table-cell office:value-type="time" office:time-value="PT09H05M25S" calcext:value-type="time">
            <text:p>09:05:25</text:p>
          </table:table-cell>
          <table:table-cell table:formula="of:=IF(OR([.B229]=&quot;&quot;;[.E229]=&quot;&quot;);&quot;&quot;;ROUND(ABS([.B229]-[.E229])*86400))" office:value-type="float" office:value="2" calcext:value-type="float">
            <text:p>2</text:p>
          </table:table-cell>
          <table:table-cell table:formula="of:=IF(OR([.C229]=&quot;&quot;;[.F229]=&quot;&quot;);&quot;&quot;;ROUND(ABS([.C229]-[.F229])*86400))" office:value-type="float" office:value="1" calcext:value-type="float">
            <text:p>1</text:p>
          </table:table-cell>
          <table:table-cell table:formula="of:=IF(OR([.D229]=&quot;&quot;;[.G229]=&quot;&quot;);&quot;&quot;;ROUND(ABS([.D229]-[.G229])*86400)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date" office:date-value="2022-08-16" calcext:value-type="date">
            <text:p>2022-08-16</text:p>
          </table:table-cell>
          <table:table-cell office:value-type="time" office:time-value="PT22H26M47S" calcext:value-type="time">
            <text:p>22:26:47</text:p>
          </table:table-cell>
          <table:table-cell office:value-type="time" office:time-value="PT03H29M05S" calcext:value-type="time">
            <text:p>03:29:05</text:p>
          </table:table-cell>
          <table:table-cell office:value-type="time" office:time-value="PT09H28M47S" calcext:value-type="time">
            <text:p>09:28:47</text:p>
          </table:table-cell>
          <table:table-cell office:value-type="time" office:time-value="PT22H26M50S" calcext:value-type="time">
            <text:p>22:26:50</text:p>
          </table:table-cell>
          <table:table-cell office:value-type="time" office:time-value="PT03H29M07S" calcext:value-type="time">
            <text:p>03:29:07</text:p>
          </table:table-cell>
          <table:table-cell office:value-type="time" office:time-value="PT09H28M51S" calcext:value-type="time">
            <text:p>09:28:51</text:p>
          </table:table-cell>
          <table:table-cell table:formula="of:=IF(OR([.B230]=&quot;&quot;;[.E230]=&quot;&quot;);&quot;&quot;;ROUND(ABS([.B230]-[.E230])*86400))" office:value-type="float" office:value="3" calcext:value-type="float">
            <text:p>3</text:p>
          </table:table-cell>
          <table:table-cell table:formula="of:=IF(OR([.C230]=&quot;&quot;;[.F230]=&quot;&quot;);&quot;&quot;;ROUND(ABS([.C230]-[.F230])*86400))" office:value-type="float" office:value="2" calcext:value-type="float">
            <text:p>2</text:p>
          </table:table-cell>
          <table:table-cell table:formula="of:=IF(OR([.D230]=&quot;&quot;;[.G230]=&quot;&quot;);&quot;&quot;;ROUND(ABS([.D230]-[.G230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08-17" calcext:value-type="date">
            <text:p>2022-08-17</text:p>
          </table:table-cell>
          <table:table-cell office:value-type="time" office:time-value="PT23H33M50S" calcext:value-type="time">
            <text:p>23:33:50</text:p>
          </table:table-cell>
          <table:table-cell office:value-type="time" office:time-value="PT04H14M27S" calcext:value-type="time">
            <text:p>04:14:27</text:p>
          </table:table-cell>
          <table:table-cell office:value-type="time" office:time-value="PT09H51M57S" calcext:value-type="time">
            <text:p>09:51:57</text:p>
          </table:table-cell>
          <table:table-cell office:value-type="time" office:time-value="PT23H33M52S" calcext:value-type="time">
            <text:p>23:33:52</text:p>
          </table:table-cell>
          <table:table-cell office:value-type="time" office:time-value="PT04H14M28S" calcext:value-type="time">
            <text:p>04:14:28</text:p>
          </table:table-cell>
          <table:table-cell office:value-type="time" office:time-value="PT09H52M00S" calcext:value-type="time">
            <text:p>09:52:00</text:p>
          </table:table-cell>
          <table:table-cell table:formula="of:=IF(OR([.B231]=&quot;&quot;;[.E231]=&quot;&quot;);&quot;&quot;;ROUND(ABS([.B231]-[.E231])*86400))" office:value-type="float" office:value="2" calcext:value-type="float">
            <text:p>2</text:p>
          </table:table-cell>
          <table:table-cell table:formula="of:=IF(OR([.C231]=&quot;&quot;;[.F231]=&quot;&quot;);&quot;&quot;;ROUND(ABS([.C231]-[.F231])*86400))" office:value-type="float" office:value="1" calcext:value-type="float">
            <text:p>1</text:p>
          </table:table-cell>
          <table:table-cell table:formula="of:=IF(OR([.D231]=&quot;&quot;;[.G231]=&quot;&quot;);&quot;&quot;;ROUND(ABS([.D231]-[.G231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8-18" calcext:value-type="date">
            <text:p>2022-08-18</text:p>
          </table:table-cell>
          <table:table-cell/>
          <table:table-cell office:value-type="time" office:time-value="PT04H59M29S" calcext:value-type="time">
            <text:p>04:59:29</text:p>
          </table:table-cell>
          <table:table-cell office:value-type="time" office:time-value="PT10H16M15S" calcext:value-type="time">
            <text:p>10:16:15</text:p>
          </table:table-cell>
          <table:table-cell/>
          <table:table-cell office:value-type="time" office:time-value="PT04H59M31S" calcext:value-type="time">
            <text:p>04:59:31</text:p>
          </table:table-cell>
          <table:table-cell office:value-type="time" office:time-value="PT10H16M18S" calcext:value-type="time">
            <text:p>10:16:18</text:p>
          </table:table-cell>
          <table:table-cell table:formula="of:=IF(OR([.B232]=&quot;&quot;;[.E232]=&quot;&quot;);&quot;&quot;;ROUND(ABS([.B232]-[.E232])*86400))">
            <text:p/>
          </table:table-cell>
          <table:table-cell table:formula="of:=IF(OR([.C232]=&quot;&quot;;[.F232]=&quot;&quot;);&quot;&quot;;ROUND(ABS([.C232]-[.F232])*86400))" office:value-type="float" office:value="2" calcext:value-type="float">
            <text:p>2</text:p>
          </table:table-cell>
          <table:table-cell table:formula="of:=IF(OR([.D232]=&quot;&quot;;[.G232]=&quot;&quot;);&quot;&quot;;ROUND(ABS([.D232]-[.G232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8-19" calcext:value-type="date">
            <text:p>2022-08-19</text:p>
          </table:table-cell>
          <table:table-cell office:value-type="time" office:time-value="PT00H39M44S" calcext:value-type="time">
            <text:p>00:39:44</text:p>
          </table:table-cell>
          <table:table-cell office:value-type="time" office:time-value="PT05H45M11S" calcext:value-type="time">
            <text:p>05:45:11</text:p>
          </table:table-cell>
          <table:table-cell office:value-type="time" office:time-value="PT10H43M05S" calcext:value-type="time">
            <text:p>10:43:05</text:p>
          </table:table-cell>
          <table:table-cell office:value-type="time" office:time-value="PT00H39M44S" calcext:value-type="time">
            <text:p>00:39:44</text:p>
          </table:table-cell>
          <table:table-cell office:value-type="time" office:time-value="PT05H45M12S" calcext:value-type="time">
            <text:p>05:45:12</text:p>
          </table:table-cell>
          <table:table-cell office:value-type="time" office:time-value="PT10H43M09S" calcext:value-type="time">
            <text:p>10:43:09</text:p>
          </table:table-cell>
          <table:table-cell table:formula="of:=IF(OR([.B233]=&quot;&quot;;[.E233]=&quot;&quot;);&quot;&quot;;ROUND(ABS([.B233]-[.E233])*86400))" office:value-type="float" office:value="0" calcext:value-type="float">
            <text:p>0</text:p>
          </table:table-cell>
          <table:table-cell table:formula="of:=IF(OR([.C233]=&quot;&quot;;[.F233]=&quot;&quot;);&quot;&quot;;ROUND(ABS([.C233]-[.F233])*86400))" office:value-type="float" office:value="1" calcext:value-type="float">
            <text:p>1</text:p>
          </table:table-cell>
          <table:table-cell table:formula="of:=IF(OR([.D233]=&quot;&quot;;[.G233]=&quot;&quot;);&quot;&quot;;ROUND(ABS([.D233]-[.G233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08-20" calcext:value-type="date">
            <text:p>2022-08-20</text:p>
          </table:table-cell>
          <table:table-cell office:value-type="time" office:time-value="PT01H44M31S" calcext:value-type="time">
            <text:p>01:44:31</text:p>
          </table:table-cell>
          <table:table-cell office:value-type="time" office:time-value="PT06H32M13S" calcext:value-type="time">
            <text:p>06:32:13</text:p>
          </table:table-cell>
          <table:table-cell office:value-type="time" office:time-value="PT11H13M59S" calcext:value-type="time">
            <text:p>11:13:59</text:p>
          </table:table-cell>
          <table:table-cell office:value-type="time" office:time-value="PT01H44M31S" calcext:value-type="time">
            <text:p>01:44:31</text:p>
          </table:table-cell>
          <table:table-cell office:value-type="time" office:time-value="PT06H32M13S" calcext:value-type="time">
            <text:p>06:32:13</text:p>
          </table:table-cell>
          <table:table-cell office:value-type="time" office:time-value="PT11H14M01S" calcext:value-type="time">
            <text:p>11:14:01</text:p>
          </table:table-cell>
          <table:table-cell table:formula="of:=IF(OR([.B234]=&quot;&quot;;[.E234]=&quot;&quot;);&quot;&quot;;ROUND(ABS([.B234]-[.E234])*86400))" office:value-type="float" office:value="0" calcext:value-type="float">
            <text:p>0</text:p>
          </table:table-cell>
          <table:table-cell table:formula="of:=IF(OR([.C234]=&quot;&quot;;[.F234]=&quot;&quot;);&quot;&quot;;ROUND(ABS([.C234]-[.F234])*86400))" office:value-type="float" office:value="0" calcext:value-type="float">
            <text:p>0</text:p>
          </table:table-cell>
          <table:table-cell table:formula="of:=IF(OR([.D234]=&quot;&quot;;[.G234]=&quot;&quot;);&quot;&quot;;ROUND(ABS([.D234]-[.G234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8-21" calcext:value-type="date">
            <text:p>2022-08-21</text:p>
          </table:table-cell>
          <table:table-cell office:value-type="time" office:time-value="PT02H47M18S" calcext:value-type="time">
            <text:p>02:47:18</text:p>
          </table:table-cell>
          <table:table-cell office:value-type="time" office:time-value="PT07H20M51S" calcext:value-type="time">
            <text:p>07:20:51</text:p>
          </table:table-cell>
          <table:table-cell office:value-type="time" office:time-value="PT11H50M24S" calcext:value-type="time">
            <text:p>11:50:24</text:p>
          </table:table-cell>
          <table:table-cell office:value-type="time" office:time-value="PT02H47M18S" calcext:value-type="time">
            <text:p>02:47:18</text:p>
          </table:table-cell>
          <table:table-cell office:value-type="time" office:time-value="PT07H20M51S" calcext:value-type="time">
            <text:p>07:20:51</text:p>
          </table:table-cell>
          <table:table-cell office:value-type="time" office:time-value="PT11H50M24S" calcext:value-type="time">
            <text:p>11:50:24</text:p>
          </table:table-cell>
          <table:table-cell table:formula="of:=IF(OR([.B235]=&quot;&quot;;[.E235]=&quot;&quot;);&quot;&quot;;ROUND(ABS([.B235]-[.E235])*86400))" office:value-type="float" office:value="0" calcext:value-type="float">
            <text:p>0</text:p>
          </table:table-cell>
          <table:table-cell table:formula="of:=IF(OR([.C235]=&quot;&quot;;[.F235]=&quot;&quot;);&quot;&quot;;ROUND(ABS([.C235]-[.F235])*86400))" office:value-type="float" office:value="0" calcext:value-type="float">
            <text:p>0</text:p>
          </table:table-cell>
          <table:table-cell table:formula="of:=IF(OR([.D235]=&quot;&quot;;[.G235]=&quot;&quot;);&quot;&quot;;ROUND(ABS([.D235]-[.G235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8-22" calcext:value-type="date">
            <text:p>2022-08-22</text:p>
          </table:table-cell>
          <table:table-cell office:value-type="time" office:time-value="PT03H46M30S" calcext:value-type="time">
            <text:p>03:46:30</text:p>
          </table:table-cell>
          <table:table-cell office:value-type="time" office:time-value="PT08H10M55S" calcext:value-type="time">
            <text:p>08:10:55</text:p>
          </table:table-cell>
          <table:table-cell office:value-type="time" office:time-value="PT12H33M31S" calcext:value-type="time">
            <text:p>12:33:31</text:p>
          </table:table-cell>
          <table:table-cell office:value-type="time" office:time-value="PT03H46M28S" calcext:value-type="time">
            <text:p>03:46:28</text:p>
          </table:table-cell>
          <table:table-cell office:value-type="time" office:time-value="PT08H10M53S" calcext:value-type="time">
            <text:p>08:10:53</text:p>
          </table:table-cell>
          <table:table-cell office:value-type="time" office:time-value="PT12H33M30S" calcext:value-type="time">
            <text:p>12:33:30</text:p>
          </table:table-cell>
          <table:table-cell table:formula="of:=IF(OR([.B236]=&quot;&quot;;[.E236]=&quot;&quot;);&quot;&quot;;ROUND(ABS([.B236]-[.E236])*86400))" office:value-type="float" office:value="2" calcext:value-type="float">
            <text:p>2</text:p>
          </table:table-cell>
          <table:table-cell table:formula="of:=IF(OR([.C236]=&quot;&quot;;[.F236]=&quot;&quot;);&quot;&quot;;ROUND(ABS([.C236]-[.F236])*86400))" office:value-type="float" office:value="2" calcext:value-type="float">
            <text:p>2</text:p>
          </table:table-cell>
          <table:table-cell table:formula="of:=IF(OR([.D236]=&quot;&quot;;[.G236]=&quot;&quot;);&quot;&quot;;ROUND(ABS([.D236]-[.G236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8-23" calcext:value-type="date">
            <text:p>2022-08-23</text:p>
          </table:table-cell>
          <table:table-cell office:value-type="time" office:time-value="PT04H40M14S" calcext:value-type="time">
            <text:p>04:40:14</text:p>
          </table:table-cell>
          <table:table-cell office:value-type="time" office:time-value="PT09H01M43S" calcext:value-type="time">
            <text:p>09:01:43</text:p>
          </table:table-cell>
          <table:table-cell office:value-type="time" office:time-value="PT13H23M46S" calcext:value-type="time">
            <text:p>13:23:46</text:p>
          </table:table-cell>
          <table:table-cell office:value-type="time" office:time-value="PT04H40M11S" calcext:value-type="time">
            <text:p>04:40:11</text:p>
          </table:table-cell>
          <table:table-cell office:value-type="time" office:time-value="PT09H01M40S" calcext:value-type="time">
            <text:p>09:01:40</text:p>
          </table:table-cell>
          <table:table-cell office:value-type="time" office:time-value="PT13H23M44S" calcext:value-type="time">
            <text:p>13:23:44</text:p>
          </table:table-cell>
          <table:table-cell table:formula="of:=IF(OR([.B237]=&quot;&quot;;[.E237]=&quot;&quot;);&quot;&quot;;ROUND(ABS([.B237]-[.E237])*86400))" office:value-type="float" office:value="3" calcext:value-type="float">
            <text:p>3</text:p>
          </table:table-cell>
          <table:table-cell table:formula="of:=IF(OR([.C237]=&quot;&quot;;[.F237]=&quot;&quot;);&quot;&quot;;ROUND(ABS([.C237]-[.F237])*86400))" office:value-type="float" office:value="3" calcext:value-type="float">
            <text:p>3</text:p>
          </table:table-cell>
          <table:table-cell table:formula="of:=IF(OR([.D237]=&quot;&quot;;[.G237]=&quot;&quot;);&quot;&quot;;ROUND(ABS([.D237]-[.G237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8-24" calcext:value-type="date">
            <text:p>2022-08-24</text:p>
          </table:table-cell>
          <table:table-cell office:value-type="time" office:time-value="PT05H27M09S" calcext:value-type="time">
            <text:p>05:27:09</text:p>
          </table:table-cell>
          <table:table-cell office:value-type="time" office:time-value="PT09H52M18S" calcext:value-type="time">
            <text:p>09:52:18</text:p>
          </table:table-cell>
          <table:table-cell office:value-type="time" office:time-value="PT14H20M21S" calcext:value-type="time">
            <text:p>14:20:21</text:p>
          </table:table-cell>
          <table:table-cell office:value-type="time" office:time-value="PT05H27M06S" calcext:value-type="time">
            <text:p>05:27:06</text:p>
          </table:table-cell>
          <table:table-cell office:value-type="time" office:time-value="PT09H52M16S" calcext:value-type="time">
            <text:p>09:52:16</text:p>
          </table:table-cell>
          <table:table-cell office:value-type="time" office:time-value="PT14H20M19S" calcext:value-type="time">
            <text:p>14:20:19</text:p>
          </table:table-cell>
          <table:table-cell table:formula="of:=IF(OR([.B238]=&quot;&quot;;[.E238]=&quot;&quot;);&quot;&quot;;ROUND(ABS([.B238]-[.E238])*86400))" office:value-type="float" office:value="3" calcext:value-type="float">
            <text:p>3</text:p>
          </table:table-cell>
          <table:table-cell table:formula="of:=IF(OR([.C238]=&quot;&quot;;[.F238]=&quot;&quot;);&quot;&quot;;ROUND(ABS([.C238]-[.F238])*86400))" office:value-type="float" office:value="2" calcext:value-type="float">
            <text:p>2</text:p>
          </table:table-cell>
          <table:table-cell table:formula="of:=IF(OR([.D238]=&quot;&quot;;[.G238]=&quot;&quot;);&quot;&quot;;ROUND(ABS([.D238]-[.G238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8-25" calcext:value-type="date">
            <text:p>2022-08-25</text:p>
          </table:table-cell>
          <table:table-cell office:value-type="time" office:time-value="PT06H06M58S" calcext:value-type="time">
            <text:p>06:06:58</text:p>
          </table:table-cell>
          <table:table-cell office:value-type="time" office:time-value="PT10H41M45S" calcext:value-type="time">
            <text:p>10:41:45</text:p>
          </table:table-cell>
          <table:table-cell office:value-type="time" office:time-value="PT15H21M29S" calcext:value-type="time">
            <text:p>15:21:29</text:p>
          </table:table-cell>
          <table:table-cell office:value-type="time" office:time-value="PT06H06M57S" calcext:value-type="time">
            <text:p>06:06:57</text:p>
          </table:table-cell>
          <table:table-cell office:value-type="time" office:time-value="PT10H41M43S" calcext:value-type="time">
            <text:p>10:41:43</text:p>
          </table:table-cell>
          <table:table-cell office:value-type="time" office:time-value="PT15H21M27S" calcext:value-type="time">
            <text:p>15:21:27</text:p>
          </table:table-cell>
          <table:table-cell table:formula="of:=IF(OR([.B239]=&quot;&quot;;[.E239]=&quot;&quot;);&quot;&quot;;ROUND(ABS([.B239]-[.E239])*86400))" office:value-type="float" office:value="1" calcext:value-type="float">
            <text:p>1</text:p>
          </table:table-cell>
          <table:table-cell table:formula="of:=IF(OR([.C239]=&quot;&quot;;[.F239]=&quot;&quot;);&quot;&quot;;ROUND(ABS([.C239]-[.F239])*86400))" office:value-type="float" office:value="2" calcext:value-type="float">
            <text:p>2</text:p>
          </table:table-cell>
          <table:table-cell table:formula="of:=IF(OR([.D239]=&quot;&quot;;[.G239]=&quot;&quot;);&quot;&quot;;ROUND(ABS([.D239]-[.G239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8-26" calcext:value-type="date">
            <text:p>2022-08-26</text:p>
          </table:table-cell>
          <table:table-cell office:value-type="time" office:time-value="PT06H40M27S" calcext:value-type="time">
            <text:p>06:40:27</text:p>
          </table:table-cell>
          <table:table-cell office:value-type="time" office:time-value="PT11H29M26S" calcext:value-type="time">
            <text:p>11:29:26</text:p>
          </table:table-cell>
          <table:table-cell office:value-type="time" office:time-value="PT16H25M04S" calcext:value-type="time">
            <text:p>16:25:04</text:p>
          </table:table-cell>
          <table:table-cell office:value-type="time" office:time-value="PT06H40M27S" calcext:value-type="time">
            <text:p>06:40:27</text:p>
          </table:table-cell>
          <table:table-cell office:value-type="time" office:time-value="PT11H29M25S" calcext:value-type="time">
            <text:p>11:29:25</text:p>
          </table:table-cell>
          <table:table-cell office:value-type="time" office:time-value="PT16H25M03S" calcext:value-type="time">
            <text:p>16:25:03</text:p>
          </table:table-cell>
          <table:table-cell table:formula="of:=IF(OR([.B240]=&quot;&quot;;[.E240]=&quot;&quot;);&quot;&quot;;ROUND(ABS([.B240]-[.E240])*86400))" office:value-type="float" office:value="0" calcext:value-type="float">
            <text:p>0</text:p>
          </table:table-cell>
          <table:table-cell table:formula="of:=IF(OR([.C240]=&quot;&quot;;[.F240]=&quot;&quot;);&quot;&quot;;ROUND(ABS([.C240]-[.F240])*86400))" office:value-type="float" office:value="1" calcext:value-type="float">
            <text:p>1</text:p>
          </table:table-cell>
          <table:table-cell table:formula="of:=IF(OR([.D240]=&quot;&quot;;[.G240]=&quot;&quot;);&quot;&quot;;ROUND(ABS([.D240]-[.G240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8-27" calcext:value-type="date">
            <text:p>2022-08-27</text:p>
          </table:table-cell>
          <table:table-cell office:value-type="time" office:time-value="PT07H08M54S" calcext:value-type="time">
            <text:p>07:08:54</text:p>
          </table:table-cell>
          <table:table-cell office:value-type="time" office:time-value="PT12H15M10S" calcext:value-type="time">
            <text:p>12:15:10</text:p>
          </table:table-cell>
          <table:table-cell office:value-type="time" office:time-value="PT17H29M30S" calcext:value-type="time">
            <text:p>17:29:30</text:p>
          </table:table-cell>
          <table:table-cell office:value-type="time" office:time-value="PT07H08M54S" calcext:value-type="time">
            <text:p>07:08:54</text:p>
          </table:table-cell>
          <table:table-cell office:value-type="time" office:time-value="PT12H15M11S" calcext:value-type="time">
            <text:p>12:15:11</text:p>
          </table:table-cell>
          <table:table-cell office:value-type="time" office:time-value="PT17H29M30S" calcext:value-type="time">
            <text:p>17:29:30</text:p>
          </table:table-cell>
          <table:table-cell table:formula="of:=IF(OR([.B241]=&quot;&quot;;[.E241]=&quot;&quot;);&quot;&quot;;ROUND(ABS([.B241]-[.E241])*86400))" office:value-type="float" office:value="0" calcext:value-type="float">
            <text:p>0</text:p>
          </table:table-cell>
          <table:table-cell table:formula="of:=IF(OR([.C241]=&quot;&quot;;[.F241]=&quot;&quot;);&quot;&quot;;ROUND(ABS([.C241]-[.F241])*86400))" office:value-type="float" office:value="1" calcext:value-type="float">
            <text:p>1</text:p>
          </table:table-cell>
          <table:table-cell table:formula="of:=IF(OR([.D241]=&quot;&quot;;[.G241]=&quot;&quot;);&quot;&quot;;ROUND(ABS([.D241]-[.G241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8-28" calcext:value-type="date">
            <text:p>2022-08-28</text:p>
          </table:table-cell>
          <table:table-cell office:value-type="time" office:time-value="PT07H33M44S" calcext:value-type="time">
            <text:p>07:33:44</text:p>
          </table:table-cell>
          <table:table-cell office:value-type="time" office:time-value="PT12H59M16S" calcext:value-type="time">
            <text:p>12:59:16</text:p>
          </table:table-cell>
          <table:table-cell office:value-type="time" office:time-value="PT18H34M00S" calcext:value-type="time">
            <text:p>18:34:00</text:p>
          </table:table-cell>
          <table:table-cell office:value-type="time" office:time-value="PT07H33M45S" calcext:value-type="time">
            <text:p>07:33:45</text:p>
          </table:table-cell>
          <table:table-cell office:value-type="time" office:time-value="PT12H59M18S" calcext:value-type="time">
            <text:p>12:59:18</text:p>
          </table:table-cell>
          <table:table-cell office:value-type="time" office:time-value="PT18H34M02S" calcext:value-type="time">
            <text:p>18:34:02</text:p>
          </table:table-cell>
          <table:table-cell table:formula="of:=IF(OR([.B242]=&quot;&quot;;[.E242]=&quot;&quot;);&quot;&quot;;ROUND(ABS([.B242]-[.E242])*86400))" office:value-type="float" office:value="1" calcext:value-type="float">
            <text:p>1</text:p>
          </table:table-cell>
          <table:table-cell table:formula="of:=IF(OR([.C242]=&quot;&quot;;[.F242]=&quot;&quot;);&quot;&quot;;ROUND(ABS([.C242]-[.F242])*86400))" office:value-type="float" office:value="2" calcext:value-type="float">
            <text:p>2</text:p>
          </table:table-cell>
          <table:table-cell table:formula="of:=IF(OR([.D242]=&quot;&quot;;[.G242]=&quot;&quot;);&quot;&quot;;ROUND(ABS([.D242]-[.G242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8-29" calcext:value-type="date">
            <text:p>2022-08-29</text:p>
          </table:table-cell>
          <table:table-cell office:value-type="time" office:time-value="PT07H56M19S" calcext:value-type="time">
            <text:p>07:56:19</text:p>
          </table:table-cell>
          <table:table-cell office:value-type="time" office:time-value="PT13H42M22S" calcext:value-type="time">
            <text:p>13:42:22</text:p>
          </table:table-cell>
          <table:table-cell office:value-type="time" office:time-value="PT19H38M36S" calcext:value-type="time">
            <text:p>19:38:36</text:p>
          </table:table-cell>
          <table:table-cell office:value-type="time" office:time-value="PT07H56M22S" calcext:value-type="time">
            <text:p>07:56:22</text:p>
          </table:table-cell>
          <table:table-cell office:value-type="time" office:time-value="PT13H42M25S" calcext:value-type="time">
            <text:p>13:42:25</text:p>
          </table:table-cell>
          <table:table-cell office:value-type="time" office:time-value="PT19H38M38S" calcext:value-type="time">
            <text:p>19:38:38</text:p>
          </table:table-cell>
          <table:table-cell table:formula="of:=IF(OR([.B243]=&quot;&quot;;[.E243]=&quot;&quot;);&quot;&quot;;ROUND(ABS([.B243]-[.E243])*86400))" office:value-type="float" office:value="3" calcext:value-type="float">
            <text:p>3</text:p>
          </table:table-cell>
          <table:table-cell table:formula="of:=IF(OR([.C243]=&quot;&quot;;[.F243]=&quot;&quot;);&quot;&quot;;ROUND(ABS([.C243]-[.F243])*86400))" office:value-type="float" office:value="3" calcext:value-type="float">
            <text:p>3</text:p>
          </table:table-cell>
          <table:table-cell table:formula="of:=IF(OR([.D243]=&quot;&quot;;[.G243]=&quot;&quot;);&quot;&quot;;ROUND(ABS([.D243]-[.G243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8-30" calcext:value-type="date">
            <text:p>2022-08-30</text:p>
          </table:table-cell>
          <table:table-cell office:value-type="time" office:time-value="PT08H17M56S" calcext:value-type="time">
            <text:p>08:17:56</text:p>
          </table:table-cell>
          <table:table-cell office:value-type="time" office:time-value="PT14H25M21S" calcext:value-type="time">
            <text:p>14:25:21</text:p>
          </table:table-cell>
          <table:table-cell office:value-type="time" office:time-value="PT20H43M53S" calcext:value-type="time">
            <text:p>20:43:53</text:p>
          </table:table-cell>
          <table:table-cell office:value-type="time" office:time-value="PT08H17M59S" calcext:value-type="time">
            <text:p>08:17:59</text:p>
          </table:table-cell>
          <table:table-cell office:value-type="time" office:time-value="PT14H25M25S" calcext:value-type="time">
            <text:p>14:25:25</text:p>
          </table:table-cell>
          <table:table-cell office:value-type="time" office:time-value="PT20H43M56S" calcext:value-type="time">
            <text:p>20:43:56</text:p>
          </table:table-cell>
          <table:table-cell table:formula="of:=IF(OR([.B244]=&quot;&quot;;[.E244]=&quot;&quot;);&quot;&quot;;ROUND(ABS([.B244]-[.E244])*86400))" office:value-type="float" office:value="3" calcext:value-type="float">
            <text:p>3</text:p>
          </table:table-cell>
          <table:table-cell table:formula="of:=IF(OR([.C244]=&quot;&quot;;[.F244]=&quot;&quot;);&quot;&quot;;ROUND(ABS([.C244]-[.F244])*86400))" office:value-type="float" office:value="4" calcext:value-type="float">
            <text:p>4</text:p>
          </table:table-cell>
          <table:table-cell table:formula="of:=IF(OR([.D244]=&quot;&quot;;[.G244]=&quot;&quot;);&quot;&quot;;ROUND(ABS([.D244]-[.G244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8-31" calcext:value-type="date">
            <text:p>2022-08-31</text:p>
          </table:table-cell>
          <table:table-cell office:value-type="time" office:time-value="PT08H39M49S" calcext:value-type="time">
            <text:p>08:39:49</text:p>
          </table:table-cell>
          <table:table-cell office:value-type="time" office:time-value="PT15H09M17S" calcext:value-type="time">
            <text:p>15:09:17</text:p>
          </table:table-cell>
          <table:table-cell office:value-type="time" office:time-value="PT21H50M44S" calcext:value-type="time">
            <text:p>21:50:44</text:p>
          </table:table-cell>
          <table:table-cell office:value-type="time" office:time-value="PT08H39M53S" calcext:value-type="time">
            <text:p>08:39:53</text:p>
          </table:table-cell>
          <table:table-cell office:value-type="time" office:time-value="PT15H09M21S" calcext:value-type="time">
            <text:p>15:09:21</text:p>
          </table:table-cell>
          <table:table-cell office:value-type="time" office:time-value="PT21H50M47S" calcext:value-type="time">
            <text:p>21:50:47</text:p>
          </table:table-cell>
          <table:table-cell table:formula="of:=IF(OR([.B245]=&quot;&quot;;[.E245]=&quot;&quot;);&quot;&quot;;ROUND(ABS([.B245]-[.E245])*86400))" office:value-type="float" office:value="4" calcext:value-type="float">
            <text:p>4</text:p>
          </table:table-cell>
          <table:table-cell table:formula="of:=IF(OR([.C245]=&quot;&quot;;[.F245]=&quot;&quot;);&quot;&quot;;ROUND(ABS([.C245]-[.F245])*86400))" office:value-type="float" office:value="4" calcext:value-type="float">
            <text:p>4</text:p>
          </table:table-cell>
          <table:table-cell table:formula="of:=IF(OR([.D245]=&quot;&quot;;[.G245]=&quot;&quot;);&quot;&quot;;ROUND(ABS([.D245]-[.G245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9-01" calcext:value-type="date">
            <text:p>2022-09-01</text:p>
          </table:table-cell>
          <table:table-cell office:value-type="time" office:time-value="PT09H03M20S" calcext:value-type="time">
            <text:p>09:03:20</text:p>
          </table:table-cell>
          <table:table-cell office:value-type="time" office:time-value="PT15H55M20S" calcext:value-type="time">
            <text:p>15:55:20</text:p>
          </table:table-cell>
          <table:table-cell office:value-type="time" office:time-value="PT22H59M59S" calcext:value-type="time">
            <text:p>22:59:59</text:p>
          </table:table-cell>
          <table:table-cell office:value-type="time" office:time-value="PT09H03M24S" calcext:value-type="time">
            <text:p>09:03:24</text:p>
          </table:table-cell>
          <table:table-cell office:value-type="time" office:time-value="PT15H55M24S" calcext:value-type="time">
            <text:p>15:55:24</text:p>
          </table:table-cell>
          <table:table-cell office:value-type="time" office:time-value="PT23H00M01S" calcext:value-type="time">
            <text:p>23:00:01</text:p>
          </table:table-cell>
          <table:table-cell table:formula="of:=IF(OR([.B246]=&quot;&quot;;[.E246]=&quot;&quot;);&quot;&quot;;ROUND(ABS([.B246]-[.E246])*86400))" office:value-type="float" office:value="4" calcext:value-type="float">
            <text:p>4</text:p>
          </table:table-cell>
          <table:table-cell table:formula="of:=IF(OR([.C246]=&quot;&quot;;[.F246]=&quot;&quot;);&quot;&quot;;ROUND(ABS([.C246]-[.F246])*86400))" office:value-type="float" office:value="4" calcext:value-type="float">
            <text:p>4</text:p>
          </table:table-cell>
          <table:table-cell table:formula="of:=IF(OR([.D246]=&quot;&quot;;[.G246]=&quot;&quot;);&quot;&quot;;ROUND(ABS([.D246]-[.G246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9-02" calcext:value-type="date">
            <text:p>2022-09-02</text:p>
          </table:table-cell>
          <table:table-cell office:value-type="time" office:time-value="PT09H30M08S" calcext:value-type="time">
            <text:p>09:30:08</text:p>
          </table:table-cell>
          <table:table-cell office:value-type="time" office:time-value="PT16H44M41S" calcext:value-type="time">
            <text:p>16:44:41</text:p>
          </table:table-cell>
          <table:table-cell/>
          <table:table-cell office:value-type="time" office:time-value="PT09H30M12S" calcext:value-type="time">
            <text:p>09:30:12</text:p>
          </table:table-cell>
          <table:table-cell office:value-type="time" office:time-value="PT16H44M44S" calcext:value-type="time">
            <text:p>16:44:44</text:p>
          </table:table-cell>
          <table:table-cell/>
          <table:table-cell table:formula="of:=IF(OR([.B247]=&quot;&quot;;[.E247]=&quot;&quot;);&quot;&quot;;ROUND(ABS([.B247]-[.E247])*86400))" office:value-type="float" office:value="4" calcext:value-type="float">
            <text:p>4</text:p>
          </table:table-cell>
          <table:table-cell table:formula="of:=IF(OR([.C247]=&quot;&quot;;[.F247]=&quot;&quot;);&quot;&quot;;ROUND(ABS([.C247]-[.F247])*86400))" office:value-type="float" office:value="3" calcext:value-type="float">
            <text:p>3</text:p>
          </table:table-cell>
          <table:table-cell table:formula="of:=IF(OR([.D247]=&quot;&quot;;[.G247]=&quot;&quot;);&quot;&quot;;ROUND(ABS([.D247]-[.G247])*86400))">
            <text:p/>
          </table:table-cell>
          <table:table-cell table:number-columns-repeated="8"/>
        </table:table-row>
        <table:table-row table:style-name="ro1">
          <table:table-cell office:value-type="date" office:date-value="2022-09-03" calcext:value-type="date">
            <text:p>2022-09-03</text:p>
          </table:table-cell>
          <table:table-cell office:value-type="time" office:time-value="PT10H02M18S" calcext:value-type="time">
            <text:p>10:02:18</text:p>
          </table:table-cell>
          <table:table-cell office:value-type="time" office:time-value="PT17H38M16S" calcext:value-type="time">
            <text:p>17:38:16</text:p>
          </table:table-cell>
          <table:table-cell office:value-type="time" office:time-value="PT00H11M55S" calcext:value-type="time">
            <text:p>00:11:55</text:p>
          </table:table-cell>
          <table:table-cell office:value-type="time" office:time-value="PT10H02M23S" calcext:value-type="time">
            <text:p>10:02:23</text:p>
          </table:table-cell>
          <table:table-cell office:value-type="time" office:time-value="PT17H38M17S" calcext:value-type="time">
            <text:p>17:38:17</text:p>
          </table:table-cell>
          <table:table-cell office:value-type="time" office:time-value="PT00H11M56S" calcext:value-type="time">
            <text:p>00:11:56</text:p>
          </table:table-cell>
          <table:table-cell table:formula="of:=IF(OR([.B248]=&quot;&quot;;[.E248]=&quot;&quot;);&quot;&quot;;ROUND(ABS([.B248]-[.E248])*86400))" office:value-type="float" office:value="5" calcext:value-type="float">
            <text:p>5</text:p>
          </table:table-cell>
          <table:table-cell table:formula="of:=IF(OR([.C248]=&quot;&quot;;[.F248]=&quot;&quot;);&quot;&quot;;ROUND(ABS([.C248]-[.F248])*86400))" office:value-type="float" office:value="1" calcext:value-type="float">
            <text:p>1</text:p>
          </table:table-cell>
          <table:table-cell table:formula="of:=IF(OR([.D248]=&quot;&quot;;[.G248]=&quot;&quot;);&quot;&quot;;ROUND(ABS([.D248]-[.G248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9-04" calcext:value-type="date">
            <text:p>2022-09-04</text:p>
          </table:table-cell>
          <table:table-cell office:value-type="time" office:time-value="PT10H42M29S" calcext:value-type="time">
            <text:p>10:42:29</text:p>
          </table:table-cell>
          <table:table-cell office:value-type="time" office:time-value="PT18H36M25S" calcext:value-type="time">
            <text:p>18:36:25</text:p>
          </table:table-cell>
          <table:table-cell office:value-type="time" office:time-value="PT01H25M36S" calcext:value-type="time">
            <text:p>01:25:36</text:p>
          </table:table-cell>
          <table:table-cell office:value-type="time" office:time-value="PT10H42M31S" calcext:value-type="time">
            <text:p>10:42:31</text:p>
          </table:table-cell>
          <table:table-cell office:value-type="time" office:time-value="PT18H36M22S" calcext:value-type="time">
            <text:p>18:36:22</text:p>
          </table:table-cell>
          <table:table-cell office:value-type="time" office:time-value="PT01H25M36S" calcext:value-type="time">
            <text:p>01:25:36</text:p>
          </table:table-cell>
          <table:table-cell table:formula="of:=IF(OR([.B249]=&quot;&quot;;[.E249]=&quot;&quot;);&quot;&quot;;ROUND(ABS([.B249]-[.E249])*86400))" office:value-type="float" office:value="2" calcext:value-type="float">
            <text:p>2</text:p>
          </table:table-cell>
          <table:table-cell table:formula="of:=IF(OR([.C249]=&quot;&quot;;[.F249]=&quot;&quot;);&quot;&quot;;ROUND(ABS([.C249]-[.F249])*86400))" office:value-type="float" office:value="3" calcext:value-type="float">
            <text:p>3</text:p>
          </table:table-cell>
          <table:table-cell table:formula="of:=IF(OR([.D249]=&quot;&quot;;[.G249]=&quot;&quot;);&quot;&quot;;ROUND(ABS([.D249]-[.G249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9-05" calcext:value-type="date">
            <text:p>2022-09-05</text:p>
          </table:table-cell>
          <table:table-cell office:value-type="time" office:time-value="PT11H33M15S" calcext:value-type="time">
            <text:p>11:33:15</text:p>
          </table:table-cell>
          <table:table-cell office:value-type="time" office:time-value="PT19H38M17S" calcext:value-type="time">
            <text:p>19:38:17</text:p>
          </table:table-cell>
          <table:table-cell office:value-type="time" office:time-value="PT02H38M08S" calcext:value-type="time">
            <text:p>02:38:08</text:p>
          </table:table-cell>
          <table:table-cell office:value-type="time" office:time-value="PT11H33M12S" calcext:value-type="time">
            <text:p>11:33:12</text:p>
          </table:table-cell>
          <table:table-cell office:value-type="time" office:time-value="PT19H38M12S" calcext:value-type="time">
            <text:p>19:38:12</text:p>
          </table:table-cell>
          <table:table-cell office:value-type="time" office:time-value="PT02H38M07S" calcext:value-type="time">
            <text:p>02:38:07</text:p>
          </table:table-cell>
          <table:table-cell table:formula="of:=IF(OR([.B250]=&quot;&quot;;[.E250]=&quot;&quot;);&quot;&quot;;ROUND(ABS([.B250]-[.E250])*86400))" office:value-type="float" office:value="3" calcext:value-type="float">
            <text:p>3</text:p>
          </table:table-cell>
          <table:table-cell table:formula="of:=IF(OR([.C250]=&quot;&quot;;[.F250]=&quot;&quot;);&quot;&quot;;ROUND(ABS([.C250]-[.F250])*86400))" office:value-type="float" office:value="5" calcext:value-type="float">
            <text:p>5</text:p>
          </table:table-cell>
          <table:table-cell table:formula="of:=IF(OR([.D250]=&quot;&quot;;[.G250]=&quot;&quot;);&quot;&quot;;ROUND(ABS([.D250]-[.G250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9-06" calcext:value-type="date">
            <text:p>2022-09-06</text:p>
          </table:table-cell>
          <table:table-cell office:value-type="time" office:time-value="PT12H35M50S" calcext:value-type="time">
            <text:p>12:35:50</text:p>
          </table:table-cell>
          <table:table-cell office:value-type="time" office:time-value="PT20H41M48S" calcext:value-type="time">
            <text:p>20:41:48</text:p>
          </table:table-cell>
          <table:table-cell office:value-type="time" office:time-value="PT03H45M07S" calcext:value-type="time">
            <text:p>03:45:07</text:p>
          </table:table-cell>
          <table:table-cell office:value-type="time" office:time-value="PT12H35M40S" calcext:value-type="time">
            <text:p>12:35:40</text:p>
          </table:table-cell>
          <table:table-cell office:value-type="time" office:time-value="PT20H41M42S" calcext:value-type="time">
            <text:p>20:41:42</text:p>
          </table:table-cell>
          <table:table-cell office:value-type="time" office:time-value="PT03H45M04S" calcext:value-type="time">
            <text:p>03:45:04</text:p>
          </table:table-cell>
          <table:table-cell table:formula="of:=IF(OR([.B251]=&quot;&quot;;[.E251]=&quot;&quot;);&quot;&quot;;ROUND(ABS([.B251]-[.E251])*86400))" office:value-type="float" office:value="10" calcext:value-type="float">
            <text:p>10</text:p>
          </table:table-cell>
          <table:table-cell table:formula="of:=IF(OR([.C251]=&quot;&quot;;[.F251]=&quot;&quot;);&quot;&quot;;ROUND(ABS([.C251]-[.F251])*86400))" office:value-type="float" office:value="6" calcext:value-type="float">
            <text:p>6</text:p>
          </table:table-cell>
          <table:table-cell table:formula="of:=IF(OR([.D251]=&quot;&quot;;[.G251]=&quot;&quot;);&quot;&quot;;ROUND(ABS([.D251]-[.G251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9-07" calcext:value-type="date">
            <text:p>2022-09-07</text:p>
          </table:table-cell>
          <table:table-cell office:value-type="time" office:time-value="PT13H48M24S" calcext:value-type="time">
            <text:p>13:48:24</text:p>
          </table:table-cell>
          <table:table-cell office:value-type="time" office:time-value="PT21H44M13S" calcext:value-type="time">
            <text:p>21:44:13</text:p>
          </table:table-cell>
          <table:table-cell office:value-type="time" office:time-value="PT04H42M38S" calcext:value-type="time">
            <text:p>04:42:38</text:p>
          </table:table-cell>
          <table:table-cell office:value-type="time" office:time-value="PT13H48M11S" calcext:value-type="time">
            <text:p>13:48:11</text:p>
          </table:table-cell>
          <table:table-cell office:value-type="time" office:time-value="PT21H44M10S" calcext:value-type="time">
            <text:p>21:44:10</text:p>
          </table:table-cell>
          <table:table-cell office:value-type="time" office:time-value="PT04H42M37S" calcext:value-type="time">
            <text:p>04:42:37</text:p>
          </table:table-cell>
          <table:table-cell table:formula="of:=IF(OR([.B252]=&quot;&quot;;[.E252]=&quot;&quot;);&quot;&quot;;ROUND(ABS([.B252]-[.E252])*86400))" office:value-type="float" office:value="13" calcext:value-type="float">
            <text:p>13</text:p>
          </table:table-cell>
          <table:table-cell table:formula="of:=IF(OR([.C252]=&quot;&quot;;[.F252]=&quot;&quot;);&quot;&quot;;ROUND(ABS([.C252]-[.F252])*86400))" office:value-type="float" office:value="3" calcext:value-type="float">
            <text:p>3</text:p>
          </table:table-cell>
          <table:table-cell table:formula="of:=IF(OR([.D252]=&quot;&quot;;[.G252]=&quot;&quot;);&quot;&quot;;ROUND(ABS([.D252]-[.G252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9-08" calcext:value-type="date">
            <text:p>2022-09-08</text:p>
          </table:table-cell>
          <table:table-cell office:value-type="time" office:time-value="PT15H06M23S" calcext:value-type="time">
            <text:p>15:06:23</text:p>
          </table:table-cell>
          <table:table-cell office:value-type="time" office:time-value="PT22H43M24S" calcext:value-type="time">
            <text:p>22:43:24</text:p>
          </table:table-cell>
          <table:table-cell office:value-type="time" office:time-value="PT05H29M31S" calcext:value-type="time">
            <text:p>05:29:31</text:p>
          </table:table-cell>
          <table:table-cell office:value-type="time" office:time-value="PT15H06M11S" calcext:value-type="time">
            <text:p>15:06:11</text:p>
          </table:table-cell>
          <table:table-cell office:value-type="time" office:time-value="PT22H43M23S" calcext:value-type="time">
            <text:p>22:43:23</text:p>
          </table:table-cell>
          <table:table-cell office:value-type="time" office:time-value="PT05H29M33S" calcext:value-type="time">
            <text:p>05:29:33</text:p>
          </table:table-cell>
          <table:table-cell table:formula="of:=IF(OR([.B253]=&quot;&quot;;[.E253]=&quot;&quot;);&quot;&quot;;ROUND(ABS([.B253]-[.E253])*86400))" office:value-type="float" office:value="12" calcext:value-type="float">
            <text:p>12</text:p>
          </table:table-cell>
          <table:table-cell table:formula="of:=IF(OR([.C253]=&quot;&quot;;[.F253]=&quot;&quot;);&quot;&quot;;ROUND(ABS([.C253]-[.F253])*86400))" office:value-type="float" office:value="1" calcext:value-type="float">
            <text:p>1</text:p>
          </table:table-cell>
          <table:table-cell table:formula="of:=IF(OR([.D253]=&quot;&quot;;[.G253]=&quot;&quot;);&quot;&quot;;ROUND(ABS([.D253]-[.G253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9-09" calcext:value-type="date">
            <text:p>2022-09-09</text:p>
          </table:table-cell>
          <table:table-cell office:value-type="time" office:time-value="PT16H25M02S" calcext:value-type="time">
            <text:p>16:25:02</text:p>
          </table:table-cell>
          <table:table-cell office:value-type="time" office:time-value="PT23H38M28S" calcext:value-type="time">
            <text:p>23:38:28</text:p>
          </table:table-cell>
          <table:table-cell office:value-type="time" office:time-value="PT06H07M10S" calcext:value-type="time">
            <text:p>06:07:10</text:p>
          </table:table-cell>
          <table:table-cell office:value-type="time" office:time-value="PT16H24M55S" calcext:value-type="time">
            <text:p>16:24:55</text:p>
          </table:table-cell>
          <table:table-cell office:value-type="time" office:time-value="PT23H38M28S" calcext:value-type="time">
            <text:p>23:38:28</text:p>
          </table:table-cell>
          <table:table-cell office:value-type="time" office:time-value="PT06H07M14S" calcext:value-type="time">
            <text:p>06:07:14</text:p>
          </table:table-cell>
          <table:table-cell table:formula="of:=IF(OR([.B254]=&quot;&quot;;[.E254]=&quot;&quot;);&quot;&quot;;ROUND(ABS([.B254]-[.E254])*86400))" office:value-type="float" office:value="7" calcext:value-type="float">
            <text:p>7</text:p>
          </table:table-cell>
          <table:table-cell table:formula="of:=IF(OR([.C254]=&quot;&quot;;[.F254]=&quot;&quot;);&quot;&quot;;ROUND(ABS([.C254]-[.F254])*86400))" office:value-type="float" office:value="0" calcext:value-type="float">
            <text:p>0</text:p>
          </table:table-cell>
          <table:table-cell table:formula="of:=IF(OR([.D254]=&quot;&quot;;[.G254]=&quot;&quot;);&quot;&quot;;ROUND(ABS([.D254]-[.G254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09-10" calcext:value-type="date">
            <text:p>2022-09-10</text:p>
          </table:table-cell>
          <table:table-cell office:value-type="time" office:time-value="PT17H41M33S" calcext:value-type="time">
            <text:p>17:41:33</text:p>
          </table:table-cell>
          <table:table-cell/>
          <table:table-cell office:value-type="time" office:time-value="PT06H38M03S" calcext:value-type="time">
            <text:p>06:38:03</text:p>
          </table:table-cell>
          <table:table-cell office:value-type="time" office:time-value="PT17H41M30S" calcext:value-type="time">
            <text:p>17:41:30</text:p>
          </table:table-cell>
          <table:table-cell/>
          <table:table-cell office:value-type="time" office:time-value="PT06H38M09S" calcext:value-type="time">
            <text:p>06:38:09</text:p>
          </table:table-cell>
          <table:table-cell table:formula="of:=IF(OR([.B255]=&quot;&quot;;[.E255]=&quot;&quot;);&quot;&quot;;ROUND(ABS([.B255]-[.E255])*86400))" office:value-type="float" office:value="3" calcext:value-type="float">
            <text:p>3</text:p>
          </table:table-cell>
          <table:table-cell table:formula="of:=IF(OR([.C255]=&quot;&quot;;[.F255]=&quot;&quot;);&quot;&quot;;ROUND(ABS([.C255]-[.F255])*86400))">
            <text:p/>
          </table:table-cell>
          <table:table-cell table:formula="of:=IF(OR([.D255]=&quot;&quot;;[.G255]=&quot;&quot;);&quot;&quot;;ROUND(ABS([.D255]-[.G255])*86400)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date" office:date-value="2022-09-11" calcext:value-type="date">
            <text:p>2022-09-11</text:p>
          </table:table-cell>
          <table:table-cell office:value-type="time" office:time-value="PT18H55M07S" calcext:value-type="time">
            <text:p>18:55:07</text:p>
          </table:table-cell>
          <table:table-cell office:value-type="time" office:time-value="PT00H29M41S" calcext:value-type="time">
            <text:p>00:29:41</text:p>
          </table:table-cell>
          <table:table-cell office:value-type="time" office:time-value="PT07H04M34S" calcext:value-type="time">
            <text:p>07:04:34</text:p>
          </table:table-cell>
          <table:table-cell office:value-type="time" office:time-value="PT18H55M06S" calcext:value-type="time">
            <text:p>18:55:06</text:p>
          </table:table-cell>
          <table:table-cell office:value-type="time" office:time-value="PT00H29M41S" calcext:value-type="time">
            <text:p>00:29:41</text:p>
          </table:table-cell>
          <table:table-cell office:value-type="time" office:time-value="PT07H04M39S" calcext:value-type="time">
            <text:p>07:04:39</text:p>
          </table:table-cell>
          <table:table-cell table:formula="of:=IF(OR([.B256]=&quot;&quot;;[.E256]=&quot;&quot;);&quot;&quot;;ROUND(ABS([.B256]-[.E256])*86400))" office:value-type="float" office:value="1" calcext:value-type="float">
            <text:p>1</text:p>
          </table:table-cell>
          <table:table-cell table:formula="of:=IF(OR([.C256]=&quot;&quot;;[.F256]=&quot;&quot;);&quot;&quot;;ROUND(ABS([.C256]-[.F256])*86400))" office:value-type="float" office:value="0" calcext:value-type="float">
            <text:p>0</text:p>
          </table:table-cell>
          <table:table-cell table:formula="of:=IF(OR([.D256]=&quot;&quot;;[.G256]=&quot;&quot;);&quot;&quot;;ROUND(ABS([.D256]-[.G256])*86400)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date" office:date-value="2022-09-12" calcext:value-type="date">
            <text:p>2022-09-12</text:p>
          </table:table-cell>
          <table:table-cell office:value-type="time" office:time-value="PT20H06M07S" calcext:value-type="time">
            <text:p>20:06:07</text:p>
          </table:table-cell>
          <table:table-cell office:value-type="time" office:time-value="PT01H17M59S" calcext:value-type="time">
            <text:p>01:17:59</text:p>
          </table:table-cell>
          <table:table-cell office:value-type="time" office:time-value="PT07H28M41S" calcext:value-type="time">
            <text:p>07:28:41</text:p>
          </table:table-cell>
          <table:table-cell office:value-type="time" office:time-value="PT20H06M09S" calcext:value-type="time">
            <text:p>20:06:09</text:p>
          </table:table-cell>
          <table:table-cell office:value-type="time" office:time-value="PT01H18M00S" calcext:value-type="time">
            <text:p>01:18:00</text:p>
          </table:table-cell>
          <table:table-cell office:value-type="time" office:time-value="PT07H28M45S" calcext:value-type="time">
            <text:p>07:28:45</text:p>
          </table:table-cell>
          <table:table-cell table:formula="of:=IF(OR([.B257]=&quot;&quot;;[.E257]=&quot;&quot;);&quot;&quot;;ROUND(ABS([.B257]-[.E257])*86400))" office:value-type="float" office:value="2" calcext:value-type="float">
            <text:p>2</text:p>
          </table:table-cell>
          <table:table-cell table:formula="of:=IF(OR([.C257]=&quot;&quot;;[.F257]=&quot;&quot;);&quot;&quot;;ROUND(ABS([.C257]-[.F257])*86400))" office:value-type="float" office:value="1" calcext:value-type="float">
            <text:p>1</text:p>
          </table:table-cell>
          <table:table-cell table:formula="of:=IF(OR([.D257]=&quot;&quot;;[.G257]=&quot;&quot;);&quot;&quot;;ROUND(ABS([.D257]-[.G257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09-13" calcext:value-type="date">
            <text:p>2022-09-13</text:p>
          </table:table-cell>
          <table:table-cell office:value-type="time" office:time-value="PT21H15M21S" calcext:value-type="time">
            <text:p>21:15:21</text:p>
          </table:table-cell>
          <table:table-cell office:value-type="time" office:time-value="PT02H04M33S" calcext:value-type="time">
            <text:p>02:04:33</text:p>
          </table:table-cell>
          <table:table-cell office:value-type="time" office:time-value="PT07H52M00S" calcext:value-type="time">
            <text:p>07:52:00</text:p>
          </table:table-cell>
          <table:table-cell office:value-type="time" office:time-value="PT21H15M23S" calcext:value-type="time">
            <text:p>21:15:23</text:p>
          </table:table-cell>
          <table:table-cell office:value-type="time" office:time-value="PT02H04M34S" calcext:value-type="time">
            <text:p>02:04:34</text:p>
          </table:table-cell>
          <table:table-cell office:value-type="time" office:time-value="PT07H52M04S" calcext:value-type="time">
            <text:p>07:52:04</text:p>
          </table:table-cell>
          <table:table-cell table:formula="of:=IF(OR([.B258]=&quot;&quot;;[.E258]=&quot;&quot;);&quot;&quot;;ROUND(ABS([.B258]-[.E258])*86400))" office:value-type="float" office:value="2" calcext:value-type="float">
            <text:p>2</text:p>
          </table:table-cell>
          <table:table-cell table:formula="of:=IF(OR([.C258]=&quot;&quot;;[.F258]=&quot;&quot;);&quot;&quot;;ROUND(ABS([.C258]-[.F258])*86400))" office:value-type="float" office:value="1" calcext:value-type="float">
            <text:p>1</text:p>
          </table:table-cell>
          <table:table-cell table:formula="of:=IF(OR([.D258]=&quot;&quot;;[.G258]=&quot;&quot;);&quot;&quot;;ROUND(ABS([.D258]-[.G258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09-14" calcext:value-type="date">
            <text:p>2022-09-14</text:p>
          </table:table-cell>
          <table:table-cell office:value-type="time" office:time-value="PT22H23M25S" calcext:value-type="time">
            <text:p>22:23:25</text:p>
          </table:table-cell>
          <table:table-cell office:value-type="time" office:time-value="PT02H50M32S" calcext:value-type="time">
            <text:p>02:50:32</text:p>
          </table:table-cell>
          <table:table-cell office:value-type="time" office:time-value="PT08H15M59S" calcext:value-type="time">
            <text:p>08:15:59</text:p>
          </table:table-cell>
          <table:table-cell office:value-type="time" office:time-value="PT22H23M27S" calcext:value-type="time">
            <text:p>22:23:27</text:p>
          </table:table-cell>
          <table:table-cell office:value-type="time" office:time-value="PT02H50M32S" calcext:value-type="time">
            <text:p>02:50:32</text:p>
          </table:table-cell>
          <table:table-cell office:value-type="time" office:time-value="PT08H16M01S" calcext:value-type="time">
            <text:p>08:16:01</text:p>
          </table:table-cell>
          <table:table-cell table:formula="of:=IF(OR([.B259]=&quot;&quot;;[.E259]=&quot;&quot;);&quot;&quot;;ROUND(ABS([.B259]-[.E259])*86400))" office:value-type="float" office:value="2" calcext:value-type="float">
            <text:p>2</text:p>
          </table:table-cell>
          <table:table-cell table:formula="of:=IF(OR([.C259]=&quot;&quot;;[.F259]=&quot;&quot;);&quot;&quot;;ROUND(ABS([.C259]-[.F259])*86400))" office:value-type="float" office:value="0" calcext:value-type="float">
            <text:p>0</text:p>
          </table:table-cell>
          <table:table-cell table:formula="of:=IF(OR([.D259]=&quot;&quot;;[.G259]=&quot;&quot;);&quot;&quot;;ROUND(ABS([.D259]-[.G259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9-15" calcext:value-type="date">
            <text:p>2022-09-15</text:p>
          </table:table-cell>
          <table:table-cell office:value-type="time" office:time-value="PT23H30M22S" calcext:value-type="time">
            <text:p>23:30:22</text:p>
          </table:table-cell>
          <table:table-cell office:value-type="time" office:time-value="PT03H36M53S" calcext:value-type="time">
            <text:p>03:36:53</text:p>
          </table:table-cell>
          <table:table-cell office:value-type="time" office:time-value="PT08H42M00S" calcext:value-type="time">
            <text:p>08:42:00</text:p>
          </table:table-cell>
          <table:table-cell office:value-type="time" office:time-value="PT23H30M24S" calcext:value-type="time">
            <text:p>23:30:24</text:p>
          </table:table-cell>
          <table:table-cell office:value-type="time" office:time-value="PT03H36M53S" calcext:value-type="time">
            <text:p>03:36:53</text:p>
          </table:table-cell>
          <table:table-cell office:value-type="time" office:time-value="PT08H42M02S" calcext:value-type="time">
            <text:p>08:42:02</text:p>
          </table:table-cell>
          <table:table-cell table:formula="of:=IF(OR([.B260]=&quot;&quot;;[.E260]=&quot;&quot;);&quot;&quot;;ROUND(ABS([.B260]-[.E260])*86400))" office:value-type="float" office:value="2" calcext:value-type="float">
            <text:p>2</text:p>
          </table:table-cell>
          <table:table-cell table:formula="of:=IF(OR([.C260]=&quot;&quot;;[.F260]=&quot;&quot;);&quot;&quot;;ROUND(ABS([.C260]-[.F260])*86400))" office:value-type="float" office:value="0" calcext:value-type="float">
            <text:p>0</text:p>
          </table:table-cell>
          <table:table-cell table:formula="of:=IF(OR([.D260]=&quot;&quot;;[.G260]=&quot;&quot;);&quot;&quot;;ROUND(ABS([.D260]-[.G260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9-16" calcext:value-type="date">
            <text:p>2022-09-16</text:p>
          </table:table-cell>
          <table:table-cell/>
          <table:table-cell office:value-type="time" office:time-value="PT04H24M20S" calcext:value-type="time">
            <text:p>04:24:20</text:p>
          </table:table-cell>
          <table:table-cell office:value-type="time" office:time-value="PT09H11M32S" calcext:value-type="time">
            <text:p>09:11:32</text:p>
          </table:table-cell>
          <table:table-cell/>
          <table:table-cell office:value-type="time" office:time-value="PT04H24M20S" calcext:value-type="time">
            <text:p>04:24:20</text:p>
          </table:table-cell>
          <table:table-cell office:value-type="time" office:time-value="PT09H11M33S" calcext:value-type="time">
            <text:p>09:11:33</text:p>
          </table:table-cell>
          <table:table-cell table:formula="of:=IF(OR([.B261]=&quot;&quot;;[.E261]=&quot;&quot;);&quot;&quot;;ROUND(ABS([.B261]-[.E261])*86400))">
            <text:p/>
          </table:table-cell>
          <table:table-cell table:formula="of:=IF(OR([.C261]=&quot;&quot;;[.F261]=&quot;&quot;);&quot;&quot;;ROUND(ABS([.C261]-[.F261])*86400))" office:value-type="float" office:value="0" calcext:value-type="float">
            <text:p>0</text:p>
          </table:table-cell>
          <table:table-cell table:formula="of:=IF(OR([.D261]=&quot;&quot;;[.G261]=&quot;&quot;);&quot;&quot;;ROUND(ABS([.D261]-[.G261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9-17" calcext:value-type="date">
            <text:p>2022-09-17</text:p>
          </table:table-cell>
          <table:table-cell office:value-type="time" office:time-value="PT00H35M28S" calcext:value-type="time">
            <text:p>00:35:28</text:p>
          </table:table-cell>
          <table:table-cell office:value-type="time" office:time-value="PT05H13M13S" calcext:value-type="time">
            <text:p>05:13:13</text:p>
          </table:table-cell>
          <table:table-cell office:value-type="time" office:time-value="PT09H46M04S" calcext:value-type="time">
            <text:p>09:46:04</text:p>
          </table:table-cell>
          <table:table-cell office:value-type="time" office:time-value="PT00H35M28S" calcext:value-type="time">
            <text:p>00:35:28</text:p>
          </table:table-cell>
          <table:table-cell office:value-type="time" office:time-value="PT05H13M13S" calcext:value-type="time">
            <text:p>05:13:13</text:p>
          </table:table-cell>
          <table:table-cell office:value-type="time" office:time-value="PT09H46M05S" calcext:value-type="time">
            <text:p>09:46:05</text:p>
          </table:table-cell>
          <table:table-cell table:formula="of:=IF(OR([.B262]=&quot;&quot;;[.E262]=&quot;&quot;);&quot;&quot;;ROUND(ABS([.B262]-[.E262])*86400))" office:value-type="float" office:value="0" calcext:value-type="float">
            <text:p>0</text:p>
          </table:table-cell>
          <table:table-cell table:formula="of:=IF(OR([.C262]=&quot;&quot;;[.F262]=&quot;&quot;);&quot;&quot;;ROUND(ABS([.C262]-[.F262])*86400))" office:value-type="float" office:value="0" calcext:value-type="float">
            <text:p>0</text:p>
          </table:table-cell>
          <table:table-cell table:formula="of:=IF(OR([.D262]=&quot;&quot;;[.G262]=&quot;&quot;);&quot;&quot;;ROUND(ABS([.D262]-[.G262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9-18" calcext:value-type="date">
            <text:p>2022-09-18</text:p>
          </table:table-cell>
          <table:table-cell office:value-type="time" office:time-value="PT01H37M14S" calcext:value-type="time">
            <text:p>01:37:14</text:p>
          </table:table-cell>
          <table:table-cell office:value-type="time" office:time-value="PT06H03M27S" calcext:value-type="time">
            <text:p>06:03:27</text:p>
          </table:table-cell>
          <table:table-cell office:value-type="time" office:time-value="PT10H26M57S" calcext:value-type="time">
            <text:p>10:26:57</text:p>
          </table:table-cell>
          <table:table-cell office:value-type="time" office:time-value="PT01H37M13S" calcext:value-type="time">
            <text:p>01:37:13</text:p>
          </table:table-cell>
          <table:table-cell office:value-type="time" office:time-value="PT06H03M26S" calcext:value-type="time">
            <text:p>06:03:26</text:p>
          </table:table-cell>
          <table:table-cell office:value-type="time" office:time-value="PT10H26M56S" calcext:value-type="time">
            <text:p>10:26:56</text:p>
          </table:table-cell>
          <table:table-cell table:formula="of:=IF(OR([.B263]=&quot;&quot;;[.E263]=&quot;&quot;);&quot;&quot;;ROUND(ABS([.B263]-[.E263])*86400))" office:value-type="float" office:value="1" calcext:value-type="float">
            <text:p>1</text:p>
          </table:table-cell>
          <table:table-cell table:formula="of:=IF(OR([.C263]=&quot;&quot;;[.F263]=&quot;&quot;);&quot;&quot;;ROUND(ABS([.C263]-[.F263])*86400))" office:value-type="float" office:value="1" calcext:value-type="float">
            <text:p>1</text:p>
          </table:table-cell>
          <table:table-cell table:formula="of:=IF(OR([.D263]=&quot;&quot;;[.G263]=&quot;&quot;);&quot;&quot;;ROUND(ABS([.D263]-[.G263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9-19" calcext:value-type="date">
            <text:p>2022-09-19</text:p>
          </table:table-cell>
          <table:table-cell office:value-type="time" office:time-value="PT02H33M44S" calcext:value-type="time">
            <text:p>02:33:44</text:p>
          </table:table-cell>
          <table:table-cell office:value-type="time" office:time-value="PT06H54M28S" calcext:value-type="time">
            <text:p>06:54:28</text:p>
          </table:table-cell>
          <table:table-cell office:value-type="time" office:time-value="PT11H14M52S" calcext:value-type="time">
            <text:p>11:14:52</text:p>
          </table:table-cell>
          <table:table-cell office:value-type="time" office:time-value="PT02H33M43S" calcext:value-type="time">
            <text:p>02:33:43</text:p>
          </table:table-cell>
          <table:table-cell office:value-type="time" office:time-value="PT06H54M26S" calcext:value-type="time">
            <text:p>06:54:26</text:p>
          </table:table-cell>
          <table:table-cell office:value-type="time" office:time-value="PT11H14M49S" calcext:value-type="time">
            <text:p>11:14:49</text:p>
          </table:table-cell>
          <table:table-cell table:formula="of:=IF(OR([.B264]=&quot;&quot;;[.E264]=&quot;&quot;);&quot;&quot;;ROUND(ABS([.B264]-[.E264])*86400))" office:value-type="float" office:value="1" calcext:value-type="float">
            <text:p>1</text:p>
          </table:table-cell>
          <table:table-cell table:formula="of:=IF(OR([.C264]=&quot;&quot;;[.F264]=&quot;&quot;);&quot;&quot;;ROUND(ABS([.C264]-[.F264])*86400))" office:value-type="float" office:value="2" calcext:value-type="float">
            <text:p>2</text:p>
          </table:table-cell>
          <table:table-cell table:formula="of:=IF(OR([.D264]=&quot;&quot;;[.G264]=&quot;&quot;);&quot;&quot;;ROUND(ABS([.D264]-[.G264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9-20" calcext:value-type="date">
            <text:p>2022-09-20</text:p>
          </table:table-cell>
          <table:table-cell office:value-type="time" office:time-value="PT03H23M24S" calcext:value-type="time">
            <text:p>03:23:24</text:p>
          </table:table-cell>
          <table:table-cell office:value-type="time" office:time-value="PT07H45M23S" calcext:value-type="time">
            <text:p>07:45:23</text:p>
          </table:table-cell>
          <table:table-cell office:value-type="time" office:time-value="PT12H09M26S" calcext:value-type="time">
            <text:p>12:09:26</text:p>
          </table:table-cell>
          <table:table-cell office:value-type="time" office:time-value="PT03H23M22S" calcext:value-type="time">
            <text:p>03:23:22</text:p>
          </table:table-cell>
          <table:table-cell office:value-type="time" office:time-value="PT07H45M21S" calcext:value-type="time">
            <text:p>07:45:21</text:p>
          </table:table-cell>
          <table:table-cell office:value-type="time" office:time-value="PT12H09M23S" calcext:value-type="time">
            <text:p>12:09:23</text:p>
          </table:table-cell>
          <table:table-cell table:formula="of:=IF(OR([.B265]=&quot;&quot;;[.E265]=&quot;&quot;);&quot;&quot;;ROUND(ABS([.B265]-[.E265])*86400))" office:value-type="float" office:value="2" calcext:value-type="float">
            <text:p>2</text:p>
          </table:table-cell>
          <table:table-cell table:formula="of:=IF(OR([.C265]=&quot;&quot;;[.F265]=&quot;&quot;);&quot;&quot;;ROUND(ABS([.C265]-[.F265])*86400))" office:value-type="float" office:value="2" calcext:value-type="float">
            <text:p>2</text:p>
          </table:table-cell>
          <table:table-cell table:formula="of:=IF(OR([.D265]=&quot;&quot;;[.G265]=&quot;&quot;);&quot;&quot;;ROUND(ABS([.D265]-[.G265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9-21" calcext:value-type="date">
            <text:p>2022-09-21</text:p>
          </table:table-cell>
          <table:table-cell office:value-type="time" office:time-value="PT04H05M42S" calcext:value-type="time">
            <text:p>04:05:42</text:p>
          </table:table-cell>
          <table:table-cell office:value-type="time" office:time-value="PT08H35M20S" calcext:value-type="time">
            <text:p>08:35:20</text:p>
          </table:table-cell>
          <table:table-cell office:value-type="time" office:time-value="PT13H09M12S" calcext:value-type="time">
            <text:p>13:09:12</text:p>
          </table:table-cell>
          <table:table-cell office:value-type="time" office:time-value="PT04H05M41S" calcext:value-type="time">
            <text:p>04:05:41</text:p>
          </table:table-cell>
          <table:table-cell office:value-type="time" office:time-value="PT08H35M18S" calcext:value-type="time">
            <text:p>08:35:18</text:p>
          </table:table-cell>
          <table:table-cell office:value-type="time" office:time-value="PT13H09M10S" calcext:value-type="time">
            <text:p>13:09:10</text:p>
          </table:table-cell>
          <table:table-cell table:formula="of:=IF(OR([.B266]=&quot;&quot;;[.E266]=&quot;&quot;);&quot;&quot;;ROUND(ABS([.B266]-[.E266])*86400))" office:value-type="float" office:value="1" calcext:value-type="float">
            <text:p>1</text:p>
          </table:table-cell>
          <table:table-cell table:formula="of:=IF(OR([.C266]=&quot;&quot;;[.F266]=&quot;&quot;);&quot;&quot;;ROUND(ABS([.C266]-[.F266])*86400))" office:value-type="float" office:value="2" calcext:value-type="float">
            <text:p>2</text:p>
          </table:table-cell>
          <table:table-cell table:formula="of:=IF(OR([.D266]=&quot;&quot;;[.G266]=&quot;&quot;);&quot;&quot;;ROUND(ABS([.D266]-[.G266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9-22" calcext:value-type="date">
            <text:p>2022-09-22</text:p>
          </table:table-cell>
          <table:table-cell office:value-type="time" office:time-value="PT04H41M14S" calcext:value-type="time">
            <text:p>04:41:14</text:p>
          </table:table-cell>
          <table:table-cell office:value-type="time" office:time-value="PT09H23M39S" calcext:value-type="time">
            <text:p>09:23:39</text:p>
          </table:table-cell>
          <table:table-cell office:value-type="time" office:time-value="PT14H12M10S" calcext:value-type="time">
            <text:p>14:12:10</text:p>
          </table:table-cell>
          <table:table-cell office:value-type="time" office:time-value="PT04H41M13S" calcext:value-type="time">
            <text:p>04:41:13</text:p>
          </table:table-cell>
          <table:table-cell office:value-type="time" office:time-value="PT09H23M38S" calcext:value-type="time">
            <text:p>09:23:38</text:p>
          </table:table-cell>
          <table:table-cell office:value-type="time" office:time-value="PT14H12M10S" calcext:value-type="time">
            <text:p>14:12:10</text:p>
          </table:table-cell>
          <table:table-cell table:formula="of:=IF(OR([.B267]=&quot;&quot;;[.E267]=&quot;&quot;);&quot;&quot;;ROUND(ABS([.B267]-[.E267])*86400))" office:value-type="float" office:value="1" calcext:value-type="float">
            <text:p>1</text:p>
          </table:table-cell>
          <table:table-cell table:formula="of:=IF(OR([.C267]=&quot;&quot;;[.F267]=&quot;&quot;);&quot;&quot;;ROUND(ABS([.C267]-[.F267])*86400))" office:value-type="float" office:value="1" calcext:value-type="float">
            <text:p>1</text:p>
          </table:table-cell>
          <table:table-cell table:formula="of:=IF(OR([.D267]=&quot;&quot;;[.G267]=&quot;&quot;);&quot;&quot;;ROUND(ABS([.D267]-[.G267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09-23" calcext:value-type="date">
            <text:p>2022-09-23</text:p>
          </table:table-cell>
          <table:table-cell office:value-type="time" office:time-value="PT05H11M13S" calcext:value-type="time">
            <text:p>05:11:13</text:p>
          </table:table-cell>
          <table:table-cell office:value-type="time" office:time-value="PT10H10M07S" calcext:value-type="time">
            <text:p>10:10:07</text:p>
          </table:table-cell>
          <table:table-cell office:value-type="time" office:time-value="PT15H16M39S" calcext:value-type="time">
            <text:p>15:16:39</text:p>
          </table:table-cell>
          <table:table-cell office:value-type="time" office:time-value="PT05H11M13S" calcext:value-type="time">
            <text:p>05:11:13</text:p>
          </table:table-cell>
          <table:table-cell office:value-type="time" office:time-value="PT10H10M07S" calcext:value-type="time">
            <text:p>10:10:07</text:p>
          </table:table-cell>
          <table:table-cell office:value-type="time" office:time-value="PT15H16M40S" calcext:value-type="time">
            <text:p>15:16:40</text:p>
          </table:table-cell>
          <table:table-cell table:formula="of:=IF(OR([.B268]=&quot;&quot;;[.E268]=&quot;&quot;);&quot;&quot;;ROUND(ABS([.B268]-[.E268])*86400))" office:value-type="float" office:value="0" calcext:value-type="float">
            <text:p>0</text:p>
          </table:table-cell>
          <table:table-cell table:formula="of:=IF(OR([.C268]=&quot;&quot;;[.F268]=&quot;&quot;);&quot;&quot;;ROUND(ABS([.C268]-[.F268])*86400))" office:value-type="float" office:value="0" calcext:value-type="float">
            <text:p>0</text:p>
          </table:table-cell>
          <table:table-cell table:formula="of:=IF(OR([.D268]=&quot;&quot;;[.G268]=&quot;&quot;);&quot;&quot;;ROUND(ABS([.D268]-[.G268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9-24" calcext:value-type="date">
            <text:p>2022-09-24</text:p>
          </table:table-cell>
          <table:table-cell office:value-type="time" office:time-value="PT05H37M09S" calcext:value-type="time">
            <text:p>05:37:09</text:p>
          </table:table-cell>
          <table:table-cell office:value-type="time" office:time-value="PT10H54M56S" calcext:value-type="time">
            <text:p>10:54:56</text:p>
          </table:table-cell>
          <table:table-cell office:value-type="time" office:time-value="PT16H21M39S" calcext:value-type="time">
            <text:p>16:21:39</text:p>
          </table:table-cell>
          <table:table-cell office:value-type="time" office:time-value="PT05H37M09S" calcext:value-type="time">
            <text:p>05:37:09</text:p>
          </table:table-cell>
          <table:table-cell office:value-type="time" office:time-value="PT10H54M58S" calcext:value-type="time">
            <text:p>10:54:58</text:p>
          </table:table-cell>
          <table:table-cell office:value-type="time" office:time-value="PT16H21M40S" calcext:value-type="time">
            <text:p>16:21:40</text:p>
          </table:table-cell>
          <table:table-cell table:formula="of:=IF(OR([.B269]=&quot;&quot;;[.E269]=&quot;&quot;);&quot;&quot;;ROUND(ABS([.B269]-[.E269])*86400))" office:value-type="float" office:value="0" calcext:value-type="float">
            <text:p>0</text:p>
          </table:table-cell>
          <table:table-cell table:formula="of:=IF(OR([.C269]=&quot;&quot;;[.F269]=&quot;&quot;);&quot;&quot;;ROUND(ABS([.C269]-[.F269])*86400))" office:value-type="float" office:value="2" calcext:value-type="float">
            <text:p>2</text:p>
          </table:table-cell>
          <table:table-cell table:formula="of:=IF(OR([.D269]=&quot;&quot;;[.G269]=&quot;&quot;);&quot;&quot;;ROUND(ABS([.D269]-[.G269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9-25" calcext:value-type="date">
            <text:p>2022-09-25</text:p>
          </table:table-cell>
          <table:table-cell office:value-type="time" office:time-value="PT06H00M25S" calcext:value-type="time">
            <text:p>06:00:25</text:p>
          </table:table-cell>
          <table:table-cell office:value-type="time" office:time-value="PT11H38M41S" calcext:value-type="time">
            <text:p>11:38:41</text:p>
          </table:table-cell>
          <table:table-cell office:value-type="time" office:time-value="PT17H26M58S" calcext:value-type="time">
            <text:p>17:26:58</text:p>
          </table:table-cell>
          <table:table-cell office:value-type="time" office:time-value="PT06H00M26S" calcext:value-type="time">
            <text:p>06:00:26</text:p>
          </table:table-cell>
          <table:table-cell office:value-type="time" office:time-value="PT11H38M44S" calcext:value-type="time">
            <text:p>11:38:44</text:p>
          </table:table-cell>
          <table:table-cell office:value-type="time" office:time-value="PT17H27M00S" calcext:value-type="time">
            <text:p>17:27:00</text:p>
          </table:table-cell>
          <table:table-cell table:formula="of:=IF(OR([.B270]=&quot;&quot;;[.E270]=&quot;&quot;);&quot;&quot;;ROUND(ABS([.B270]-[.E270])*86400))" office:value-type="float" office:value="1" calcext:value-type="float">
            <text:p>1</text:p>
          </table:table-cell>
          <table:table-cell table:formula="of:=IF(OR([.C270]=&quot;&quot;;[.F270]=&quot;&quot;);&quot;&quot;;ROUND(ABS([.C270]-[.F270])*86400))" office:value-type="float" office:value="3" calcext:value-type="float">
            <text:p>3</text:p>
          </table:table-cell>
          <table:table-cell table:formula="of:=IF(OR([.D270]=&quot;&quot;;[.G270]=&quot;&quot;);&quot;&quot;;ROUND(ABS([.D270]-[.G270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9-26" calcext:value-type="date">
            <text:p>2022-09-26</text:p>
          </table:table-cell>
          <table:table-cell office:value-type="time" office:time-value="PT06H22M22S" calcext:value-type="time">
            <text:p>06:22:22</text:p>
          </table:table-cell>
          <table:table-cell office:value-type="time" office:time-value="PT12H22M10S" calcext:value-type="time">
            <text:p>12:22:10</text:p>
          </table:table-cell>
          <table:table-cell office:value-type="time" office:time-value="PT18H33M01S" calcext:value-type="time">
            <text:p>18:33:01</text:p>
          </table:table-cell>
          <table:table-cell office:value-type="time" office:time-value="PT06H22M23S" calcext:value-type="time">
            <text:p>06:22:23</text:p>
          </table:table-cell>
          <table:table-cell office:value-type="time" office:time-value="PT12H22M13S" calcext:value-type="time">
            <text:p>12:22:13</text:p>
          </table:table-cell>
          <table:table-cell office:value-type="time" office:time-value="PT18H33M04S" calcext:value-type="time">
            <text:p>18:33:04</text:p>
          </table:table-cell>
          <table:table-cell table:formula="of:=IF(OR([.B271]=&quot;&quot;;[.E271]=&quot;&quot;);&quot;&quot;;ROUND(ABS([.B271]-[.E271])*86400))" office:value-type="float" office:value="1" calcext:value-type="float">
            <text:p>1</text:p>
          </table:table-cell>
          <table:table-cell table:formula="of:=IF(OR([.C271]=&quot;&quot;;[.F271]=&quot;&quot;);&quot;&quot;;ROUND(ABS([.C271]-[.F271])*86400))" office:value-type="float" office:value="3" calcext:value-type="float">
            <text:p>3</text:p>
          </table:table-cell>
          <table:table-cell table:formula="of:=IF(OR([.D271]=&quot;&quot;;[.G271]=&quot;&quot;);&quot;&quot;;ROUND(ABS([.D271]-[.G271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09-27" calcext:value-type="date">
            <text:p>2022-09-27</text:p>
          </table:table-cell>
          <table:table-cell office:value-type="time" office:time-value="PT06H44M12S" calcext:value-type="time">
            <text:p>06:44:12</text:p>
          </table:table-cell>
          <table:table-cell office:value-type="time" office:time-value="PT13H06M23S" calcext:value-type="time">
            <text:p>13:06:23</text:p>
          </table:table-cell>
          <table:table-cell office:value-type="time" office:time-value="PT19H40M34S" calcext:value-type="time">
            <text:p>19:40:34</text:p>
          </table:table-cell>
          <table:table-cell office:value-type="time" office:time-value="PT06H44M15S" calcext:value-type="time">
            <text:p>06:44:15</text:p>
          </table:table-cell>
          <table:table-cell office:value-type="time" office:time-value="PT13H06M27S" calcext:value-type="time">
            <text:p>13:06:27</text:p>
          </table:table-cell>
          <table:table-cell office:value-type="time" office:time-value="PT19H40M36S" calcext:value-type="time">
            <text:p>19:40:36</text:p>
          </table:table-cell>
          <table:table-cell table:formula="of:=IF(OR([.B272]=&quot;&quot;;[.E272]=&quot;&quot;);&quot;&quot;;ROUND(ABS([.B272]-[.E272])*86400))" office:value-type="float" office:value="3" calcext:value-type="float">
            <text:p>3</text:p>
          </table:table-cell>
          <table:table-cell table:formula="of:=IF(OR([.C272]=&quot;&quot;;[.F272]=&quot;&quot;);&quot;&quot;;ROUND(ABS([.C272]-[.F272])*86400))" office:value-type="float" office:value="4" calcext:value-type="float">
            <text:p>4</text:p>
          </table:table-cell>
          <table:table-cell table:formula="of:=IF(OR([.D272]=&quot;&quot;;[.G272]=&quot;&quot;);&quot;&quot;;ROUND(ABS([.D272]-[.G272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09-28" calcext:value-type="date">
            <text:p>2022-09-28</text:p>
          </table:table-cell>
          <table:table-cell office:value-type="time" office:time-value="PT07H07M17S" calcext:value-type="time">
            <text:p>07:07:17</text:p>
          </table:table-cell>
          <table:table-cell office:value-type="time" office:time-value="PT13H52M26S" calcext:value-type="time">
            <text:p>13:52:26</text:p>
          </table:table-cell>
          <table:table-cell office:value-type="time" office:time-value="PT20H50M23S" calcext:value-type="time">
            <text:p>20:50:23</text:p>
          </table:table-cell>
          <table:table-cell office:value-type="time" office:time-value="PT07H07M20S" calcext:value-type="time">
            <text:p>07:07:20</text:p>
          </table:table-cell>
          <table:table-cell office:value-type="time" office:time-value="PT13H52M30S" calcext:value-type="time">
            <text:p>13:52:30</text:p>
          </table:table-cell>
          <table:table-cell office:value-type="time" office:time-value="PT20H50M24S" calcext:value-type="time">
            <text:p>20:50:24</text:p>
          </table:table-cell>
          <table:table-cell table:formula="of:=IF(OR([.B273]=&quot;&quot;;[.E273]=&quot;&quot;);&quot;&quot;;ROUND(ABS([.B273]-[.E273])*86400))" office:value-type="float" office:value="3" calcext:value-type="float">
            <text:p>3</text:p>
          </table:table-cell>
          <table:table-cell table:formula="of:=IF(OR([.C273]=&quot;&quot;;[.F273]=&quot;&quot;);&quot;&quot;;ROUND(ABS([.C273]-[.F273])*86400))" office:value-type="float" office:value="4" calcext:value-type="float">
            <text:p>4</text:p>
          </table:table-cell>
          <table:table-cell table:formula="of:=IF(OR([.D273]=&quot;&quot;;[.G273]=&quot;&quot;);&quot;&quot;;ROUND(ABS([.D273]-[.G273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9-29" calcext:value-type="date">
            <text:p>2022-09-29</text:p>
          </table:table-cell>
          <table:table-cell office:value-type="time" office:time-value="PT07H33M07S" calcext:value-type="time">
            <text:p>07:33:07</text:p>
          </table:table-cell>
          <table:table-cell office:value-type="time" office:time-value="PT14H41M25S" calcext:value-type="time">
            <text:p>14:41:25</text:p>
          </table:table-cell>
          <table:table-cell office:value-type="time" office:time-value="PT22H02M46S" calcext:value-type="time">
            <text:p>22:02:46</text:p>
          </table:table-cell>
          <table:table-cell office:value-type="time" office:time-value="PT07H33M10S" calcext:value-type="time">
            <text:p>07:33:10</text:p>
          </table:table-cell>
          <table:table-cell office:value-type="time" office:time-value="PT14H41M27S" calcext:value-type="time">
            <text:p>14:41:27</text:p>
          </table:table-cell>
          <table:table-cell office:value-type="time" office:time-value="PT22H02M47S" calcext:value-type="time">
            <text:p>22:02:47</text:p>
          </table:table-cell>
          <table:table-cell table:formula="of:=IF(OR([.B274]=&quot;&quot;;[.E274]=&quot;&quot;);&quot;&quot;;ROUND(ABS([.B274]-[.E274])*86400))" office:value-type="float" office:value="3" calcext:value-type="float">
            <text:p>3</text:p>
          </table:table-cell>
          <table:table-cell table:formula="of:=IF(OR([.C274]=&quot;&quot;;[.F274]=&quot;&quot;);&quot;&quot;;ROUND(ABS([.C274]-[.F274])*86400))" office:value-type="float" office:value="2" calcext:value-type="float">
            <text:p>2</text:p>
          </table:table-cell>
          <table:table-cell table:formula="of:=IF(OR([.D274]=&quot;&quot;;[.G274]=&quot;&quot;);&quot;&quot;;ROUND(ABS([.D274]-[.G274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09-30" calcext:value-type="date">
            <text:p>2022-09-30</text:p>
          </table:table-cell>
          <table:table-cell office:value-type="time" office:time-value="PT08H03M37S" calcext:value-type="time">
            <text:p>08:03:37</text:p>
          </table:table-cell>
          <table:table-cell office:value-type="time" office:time-value="PT15H34M13S" calcext:value-type="time">
            <text:p>15:34:13</text:p>
          </table:table-cell>
          <table:table-cell office:value-type="time" office:time-value="PT23H16M58S" calcext:value-type="time">
            <text:p>23:16:58</text:p>
          </table:table-cell>
          <table:table-cell office:value-type="time" office:time-value="PT08H03M41S" calcext:value-type="time">
            <text:p>08:03:41</text:p>
          </table:table-cell>
          <table:table-cell office:value-type="time" office:time-value="PT15H34M14S" calcext:value-type="time">
            <text:p>15:34:14</text:p>
          </table:table-cell>
          <table:table-cell office:value-type="time" office:time-value="PT23H16M59S" calcext:value-type="time">
            <text:p>23:16:59</text:p>
          </table:table-cell>
          <table:table-cell table:formula="of:=IF(OR([.B275]=&quot;&quot;;[.E275]=&quot;&quot;);&quot;&quot;;ROUND(ABS([.B275]-[.E275])*86400))" office:value-type="float" office:value="4" calcext:value-type="float">
            <text:p>4</text:p>
          </table:table-cell>
          <table:table-cell table:formula="of:=IF(OR([.C275]=&quot;&quot;;[.F275]=&quot;&quot;);&quot;&quot;;ROUND(ABS([.C275]-[.F275])*86400))" office:value-type="float" office:value="1" calcext:value-type="float">
            <text:p>1</text:p>
          </table:table-cell>
          <table:table-cell table:formula="of:=IF(OR([.D275]=&quot;&quot;;[.G275]=&quot;&quot;);&quot;&quot;;ROUND(ABS([.D275]-[.G275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0-01" calcext:value-type="date">
            <text:p>2022-10-01</text:p>
          </table:table-cell>
          <table:table-cell office:value-type="time" office:time-value="PT08H41M10S" calcext:value-type="time">
            <text:p>08:41:10</text:p>
          </table:table-cell>
          <table:table-cell office:value-type="time" office:time-value="PT16H31M11S" calcext:value-type="time">
            <text:p>16:31:11</text:p>
          </table:table-cell>
          <table:table-cell/>
          <table:table-cell office:value-type="time" office:time-value="PT08H41M12S" calcext:value-type="time">
            <text:p>08:41:12</text:p>
          </table:table-cell>
          <table:table-cell office:value-type="time" office:time-value="PT16H31M09S" calcext:value-type="time">
            <text:p>16:31:09</text:p>
          </table:table-cell>
          <table:table-cell/>
          <table:table-cell table:formula="of:=IF(OR([.B276]=&quot;&quot;;[.E276]=&quot;&quot;);&quot;&quot;;ROUND(ABS([.B276]-[.E276])*86400))" office:value-type="float" office:value="2" calcext:value-type="float">
            <text:p>2</text:p>
          </table:table-cell>
          <table:table-cell table:formula="of:=IF(OR([.C276]=&quot;&quot;;[.F276]=&quot;&quot;);&quot;&quot;;ROUND(ABS([.C276]-[.F276])*86400))" office:value-type="float" office:value="2" calcext:value-type="float">
            <text:p>2</text:p>
          </table:table-cell>
          <table:table-cell table:formula="of:=IF(OR([.D276]=&quot;&quot;;[.G276]=&quot;&quot;);&quot;&quot;;ROUND(ABS([.D276]-[.G276])*86400))">
            <text:p/>
          </table:table-cell>
          <table:table-cell table:number-columns-repeated="8"/>
        </table:table-row>
        <table:table-row table:style-name="ro1">
          <table:table-cell office:value-type="date" office:date-value="2022-10-02" calcext:value-type="date">
            <text:p>2022-10-02</text:p>
          </table:table-cell>
          <table:table-cell office:value-type="time" office:time-value="PT09H28M15S" calcext:value-type="time">
            <text:p>09:28:15</text:p>
          </table:table-cell>
          <table:table-cell office:value-type="time" office:time-value="PT17H31M41S" calcext:value-type="time">
            <text:p>17:31:41</text:p>
          </table:table-cell>
          <table:table-cell office:value-type="time" office:time-value="PT00H30M22S" calcext:value-type="time">
            <text:p>00:30:22</text:p>
          </table:table-cell>
          <table:table-cell office:value-type="time" office:time-value="PT09H28M13S" calcext:value-type="time">
            <text:p>09:28:13</text:p>
          </table:table-cell>
          <table:table-cell office:value-type="time" office:time-value="PT17H31M35S" calcext:value-type="time">
            <text:p>17:31:35</text:p>
          </table:table-cell>
          <table:table-cell office:value-type="time" office:time-value="PT00H30M23S" calcext:value-type="time">
            <text:p>00:30:23</text:p>
          </table:table-cell>
          <table:table-cell table:formula="of:=IF(OR([.B277]=&quot;&quot;;[.E277]=&quot;&quot;);&quot;&quot;;ROUND(ABS([.B277]-[.E277])*86400))" office:value-type="float" office:value="2" calcext:value-type="float">
            <text:p>2</text:p>
          </table:table-cell>
          <table:table-cell table:formula="of:=IF(OR([.C277]=&quot;&quot;;[.F277]=&quot;&quot;);&quot;&quot;;ROUND(ABS([.C277]-[.F277])*86400))" office:value-type="float" office:value="6" calcext:value-type="float">
            <text:p>6</text:p>
          </table:table-cell>
          <table:table-cell table:formula="of:=IF(OR([.D277]=&quot;&quot;;[.G277]=&quot;&quot;);&quot;&quot;;ROUND(ABS([.D277]-[.G277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0-03" calcext:value-type="date">
            <text:p>2022-10-03</text:p>
          </table:table-cell>
          <table:table-cell office:value-type="time" office:time-value="PT10H26M23S" calcext:value-type="time">
            <text:p>10:26:23</text:p>
          </table:table-cell>
          <table:table-cell office:value-type="time" office:time-value="PT18H33M53S" calcext:value-type="time">
            <text:p>18:33:53</text:p>
          </table:table-cell>
          <table:table-cell office:value-type="time" office:time-value="PT01H38M52S" calcext:value-type="time">
            <text:p>01:38:52</text:p>
          </table:table-cell>
          <table:table-cell office:value-type="time" office:time-value="PT10H26M15S" calcext:value-type="time">
            <text:p>10:26:15</text:p>
          </table:table-cell>
          <table:table-cell office:value-type="time" office:time-value="PT18H33M46S" calcext:value-type="time">
            <text:p>18:33:46</text:p>
          </table:table-cell>
          <table:table-cell office:value-type="time" office:time-value="PT01H38M51S" calcext:value-type="time">
            <text:p>01:38:51</text:p>
          </table:table-cell>
          <table:table-cell table:formula="of:=IF(OR([.B278]=&quot;&quot;;[.E278]=&quot;&quot;);&quot;&quot;;ROUND(ABS([.B278]-[.E278])*86400))" office:value-type="float" office:value="8" calcext:value-type="float">
            <text:p>8</text:p>
          </table:table-cell>
          <table:table-cell table:formula="of:=IF(OR([.C278]=&quot;&quot;;[.F278]=&quot;&quot;);&quot;&quot;;ROUND(ABS([.C278]-[.F278])*86400))" office:value-type="float" office:value="7" calcext:value-type="float">
            <text:p>7</text:p>
          </table:table-cell>
          <table:table-cell table:formula="of:=IF(OR([.D278]=&quot;&quot;;[.G278]=&quot;&quot;);&quot;&quot;;ROUND(ABS([.D278]-[.G278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0-04" calcext:value-type="date">
            <text:p>2022-10-04</text:p>
          </table:table-cell>
          <table:table-cell office:value-type="time" office:time-value="PT11H34M35S" calcext:value-type="time">
            <text:p>11:34:35</text:p>
          </table:table-cell>
          <table:table-cell office:value-type="time" office:time-value="PT19H35M21S" calcext:value-type="time">
            <text:p>19:35:21</text:p>
          </table:table-cell>
          <table:table-cell office:value-type="time" office:time-value="PT02H38M24S" calcext:value-type="time">
            <text:p>02:38:24</text:p>
          </table:table-cell>
          <table:table-cell office:value-type="time" office:time-value="PT11H34M24S" calcext:value-type="time">
            <text:p>11:34:24</text:p>
          </table:table-cell>
          <table:table-cell office:value-type="time" office:time-value="PT19H35M16S" calcext:value-type="time">
            <text:p>19:35:16</text:p>
          </table:table-cell>
          <table:table-cell office:value-type="time" office:time-value="PT02H38M23S" calcext:value-type="time">
            <text:p>02:38:23</text:p>
          </table:table-cell>
          <table:table-cell table:formula="of:=IF(OR([.B279]=&quot;&quot;;[.E279]=&quot;&quot;);&quot;&quot;;ROUND(ABS([.B279]-[.E279])*86400))" office:value-type="float" office:value="11" calcext:value-type="float">
            <text:p>11</text:p>
          </table:table-cell>
          <table:table-cell table:formula="of:=IF(OR([.C279]=&quot;&quot;;[.F279]=&quot;&quot;);&quot;&quot;;ROUND(ABS([.C279]-[.F279])*86400))" office:value-type="float" office:value="5" calcext:value-type="float">
            <text:p>5</text:p>
          </table:table-cell>
          <table:table-cell table:formula="of:=IF(OR([.D279]=&quot;&quot;;[.G279]=&quot;&quot;);&quot;&quot;;ROUND(ABS([.D279]-[.G279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0-05" calcext:value-type="date">
            <text:p>2022-10-05</text:p>
          </table:table-cell>
          <table:table-cell office:value-type="time" office:time-value="PT12H49M10S" calcext:value-type="time">
            <text:p>12:49:10</text:p>
          </table:table-cell>
          <table:table-cell office:value-type="time" office:time-value="PT20H34M02S" calcext:value-type="time">
            <text:p>20:34:02</text:p>
          </table:table-cell>
          <table:table-cell office:value-type="time" office:time-value="PT03H27M19S" calcext:value-type="time">
            <text:p>03:27:19</text:p>
          </table:table-cell>
          <table:table-cell office:value-type="time" office:time-value="PT12H49M00S" calcext:value-type="time">
            <text:p>12:49:00</text:p>
          </table:table-cell>
          <table:table-cell office:value-type="time" office:time-value="PT20H33M59S" calcext:value-type="time">
            <text:p>20:33:59</text:p>
          </table:table-cell>
          <table:table-cell office:value-type="time" office:time-value="PT03H27M20S" calcext:value-type="time">
            <text:p>03:27:20</text:p>
          </table:table-cell>
          <table:table-cell table:formula="of:=IF(OR([.B280]=&quot;&quot;;[.E280]=&quot;&quot;);&quot;&quot;;ROUND(ABS([.B280]-[.E280])*86400))" office:value-type="float" office:value="10" calcext:value-type="float">
            <text:p>10</text:p>
          </table:table-cell>
          <table:table-cell table:formula="of:=IF(OR([.C280]=&quot;&quot;;[.F280]=&quot;&quot;);&quot;&quot;;ROUND(ABS([.C280]-[.F280])*86400))" office:value-type="float" office:value="3" calcext:value-type="float">
            <text:p>3</text:p>
          </table:table-cell>
          <table:table-cell table:formula="of:=IF(OR([.D280]=&quot;&quot;;[.G280]=&quot;&quot;);&quot;&quot;;ROUND(ABS([.D280]-[.G280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0-06" calcext:value-type="date">
            <text:p>2022-10-06</text:p>
          </table:table-cell>
          <table:table-cell office:value-type="time" office:time-value="PT14H05M44S" calcext:value-type="time">
            <text:p>14:05:44</text:p>
          </table:table-cell>
          <table:table-cell office:value-type="time" office:time-value="PT21H28M55S" calcext:value-type="time">
            <text:p>21:28:55</text:p>
          </table:table-cell>
          <table:table-cell office:value-type="time" office:time-value="PT04H06M36S" calcext:value-type="time">
            <text:p>04:06:36</text:p>
          </table:table-cell>
          <table:table-cell office:value-type="time" office:time-value="PT14H05M36S" calcext:value-type="time">
            <text:p>14:05:36</text:p>
          </table:table-cell>
          <table:table-cell office:value-type="time" office:time-value="PT21H28M54S" calcext:value-type="time">
            <text:p>21:28:54</text:p>
          </table:table-cell>
          <table:table-cell office:value-type="time" office:time-value="PT04H06M39S" calcext:value-type="time">
            <text:p>04:06:39</text:p>
          </table:table-cell>
          <table:table-cell table:formula="of:=IF(OR([.B281]=&quot;&quot;;[.E281]=&quot;&quot;);&quot;&quot;;ROUND(ABS([.B281]-[.E281])*86400))" office:value-type="float" office:value="8" calcext:value-type="float">
            <text:p>8</text:p>
          </table:table-cell>
          <table:table-cell table:formula="of:=IF(OR([.C281]=&quot;&quot;;[.F281]=&quot;&quot;);&quot;&quot;;ROUND(ABS([.C281]-[.F281])*86400))" office:value-type="float" office:value="1" calcext:value-type="float">
            <text:p>1</text:p>
          </table:table-cell>
          <table:table-cell table:formula="of:=IF(OR([.D281]=&quot;&quot;;[.G281]=&quot;&quot;);&quot;&quot;;ROUND(ABS([.D281]-[.G281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10-07" calcext:value-type="date">
            <text:p>2022-10-07</text:p>
          </table:table-cell>
          <table:table-cell office:value-type="time" office:time-value="PT15H21M12S" calcext:value-type="time">
            <text:p>15:21:12</text:p>
          </table:table-cell>
          <table:table-cell office:value-type="time" office:time-value="PT22H20M07S" calcext:value-type="time">
            <text:p>22:20:07</text:p>
          </table:table-cell>
          <table:table-cell office:value-type="time" office:time-value="PT04H38M35S" calcext:value-type="time">
            <text:p>04:38:35</text:p>
          </table:table-cell>
          <table:table-cell office:value-type="time" office:time-value="PT15H21M08S" calcext:value-type="time">
            <text:p>15:21:08</text:p>
          </table:table-cell>
          <table:table-cell office:value-type="time" office:time-value="PT22H20M07S" calcext:value-type="time">
            <text:p>22:20:07</text:p>
          </table:table-cell>
          <table:table-cell office:value-type="time" office:time-value="PT04H38M39S" calcext:value-type="time">
            <text:p>04:38:39</text:p>
          </table:table-cell>
          <table:table-cell table:formula="of:=IF(OR([.B282]=&quot;&quot;;[.E282]=&quot;&quot;);&quot;&quot;;ROUND(ABS([.B282]-[.E282])*86400))" office:value-type="float" office:value="4" calcext:value-type="float">
            <text:p>4</text:p>
          </table:table-cell>
          <table:table-cell table:formula="of:=IF(OR([.C282]=&quot;&quot;;[.F282]=&quot;&quot;);&quot;&quot;;ROUND(ABS([.C282]-[.F282])*86400))" office:value-type="float" office:value="0" calcext:value-type="float">
            <text:p>0</text:p>
          </table:table-cell>
          <table:table-cell table:formula="of:=IF(OR([.D282]=&quot;&quot;;[.G282]=&quot;&quot;);&quot;&quot;;ROUND(ABS([.D282]-[.G282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10-08" calcext:value-type="date">
            <text:p>2022-10-08</text:p>
          </table:table-cell>
          <table:table-cell office:value-type="time" office:time-value="PT16H34M25S" calcext:value-type="time">
            <text:p>16:34:25</text:p>
          </table:table-cell>
          <table:table-cell office:value-type="time" office:time-value="PT23H08M27S" calcext:value-type="time">
            <text:p>23:08:27</text:p>
          </table:table-cell>
          <table:table-cell office:value-type="time" office:time-value="PT05H05M41S" calcext:value-type="time">
            <text:p>05:05:41</text:p>
          </table:table-cell>
          <table:table-cell office:value-type="time" office:time-value="PT16H34M23S" calcext:value-type="time">
            <text:p>16:34:23</text:p>
          </table:table-cell>
          <table:table-cell office:value-type="time" office:time-value="PT23H08M27S" calcext:value-type="time">
            <text:p>23:08:27</text:p>
          </table:table-cell>
          <table:table-cell office:value-type="time" office:time-value="PT05H05M45S" calcext:value-type="time">
            <text:p>05:05:45</text:p>
          </table:table-cell>
          <table:table-cell table:formula="of:=IF(OR([.B283]=&quot;&quot;;[.E283]=&quot;&quot;);&quot;&quot;;ROUND(ABS([.B283]-[.E283])*86400))" office:value-type="float" office:value="2" calcext:value-type="float">
            <text:p>2</text:p>
          </table:table-cell>
          <table:table-cell table:formula="of:=IF(OR([.C283]=&quot;&quot;;[.F283]=&quot;&quot;);&quot;&quot;;ROUND(ABS([.C283]-[.F283])*86400))" office:value-type="float" office:value="0" calcext:value-type="float">
            <text:p>0</text:p>
          </table:table-cell>
          <table:table-cell table:formula="of:=IF(OR([.D283]=&quot;&quot;;[.G283]=&quot;&quot;);&quot;&quot;;ROUND(ABS([.D283]-[.G283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10-09" calcext:value-type="date">
            <text:p>2022-10-09</text:p>
          </table:table-cell>
          <table:table-cell office:value-type="time" office:time-value="PT17H45M32S" calcext:value-type="time">
            <text:p>17:45:32</text:p>
          </table:table-cell>
          <table:table-cell office:value-type="time" office:time-value="PT23H55M00S" calcext:value-type="time">
            <text:p>23:55:00</text:p>
          </table:table-cell>
          <table:table-cell office:value-type="time" office:time-value="PT05H29M55S" calcext:value-type="time">
            <text:p>05:29:55</text:p>
          </table:table-cell>
          <table:table-cell office:value-type="time" office:time-value="PT17H45M32S" calcext:value-type="time">
            <text:p>17:45:32</text:p>
          </table:table-cell>
          <table:table-cell office:value-type="time" office:time-value="PT23H55M00S" calcext:value-type="time">
            <text:p>23:55:00</text:p>
          </table:table-cell>
          <table:table-cell office:value-type="time" office:time-value="PT05H29M59S" calcext:value-type="time">
            <text:p>05:29:59</text:p>
          </table:table-cell>
          <table:table-cell table:formula="of:=IF(OR([.B284]=&quot;&quot;;[.E284]=&quot;&quot;);&quot;&quot;;ROUND(ABS([.B284]-[.E284])*86400))" office:value-type="float" office:value="0" calcext:value-type="float">
            <text:p>0</text:p>
          </table:table-cell>
          <table:table-cell table:formula="of:=IF(OR([.C284]=&quot;&quot;;[.F284]=&quot;&quot;);&quot;&quot;;ROUND(ABS([.C284]-[.F284])*86400))" office:value-type="float" office:value="0" calcext:value-type="float">
            <text:p>0</text:p>
          </table:table-cell>
          <table:table-cell table:formula="of:=IF(OR([.D284]=&quot;&quot;;[.G284]=&quot;&quot;);&quot;&quot;;ROUND(ABS([.D284]-[.G284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10-10" calcext:value-type="date">
            <text:p>2022-10-10</text:p>
          </table:table-cell>
          <table:table-cell office:value-type="time" office:time-value="PT18H55M14S" calcext:value-type="time">
            <text:p>18:55:14</text:p>
          </table:table-cell>
          <table:table-cell/>
          <table:table-cell office:value-type="time" office:time-value="PT05H52M57S" calcext:value-type="time">
            <text:p>05:52:57</text:p>
          </table:table-cell>
          <table:table-cell office:value-type="time" office:time-value="PT18H55M14S" calcext:value-type="time">
            <text:p>18:55:14</text:p>
          </table:table-cell>
          <table:table-cell/>
          <table:table-cell office:value-type="time" office:time-value="PT05H53M01S" calcext:value-type="time">
            <text:p>05:53:01</text:p>
          </table:table-cell>
          <table:table-cell table:formula="of:=IF(OR([.B285]=&quot;&quot;;[.E285]=&quot;&quot;);&quot;&quot;;ROUND(ABS([.B285]-[.E285])*86400))" office:value-type="float" office:value="0" calcext:value-type="float">
            <text:p>0</text:p>
          </table:table-cell>
          <table:table-cell table:formula="of:=IF(OR([.C285]=&quot;&quot;;[.F285]=&quot;&quot;);&quot;&quot;;ROUND(ABS([.C285]-[.F285])*86400))">
            <text:p/>
          </table:table-cell>
          <table:table-cell table:formula="of:=IF(OR([.D285]=&quot;&quot;;[.G285]=&quot;&quot;);&quot;&quot;;ROUND(ABS([.D285]-[.G285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10-11" calcext:value-type="date">
            <text:p>2022-10-11</text:p>
          </table:table-cell>
          <table:table-cell office:value-type="time" office:time-value="PT20H04M09S" calcext:value-type="time">
            <text:p>20:04:09</text:p>
          </table:table-cell>
          <table:table-cell office:value-type="time" office:time-value="PT00H40M56S" calcext:value-type="time">
            <text:p>00:40:56</text:p>
          </table:table-cell>
          <table:table-cell office:value-type="time" office:time-value="PT06H16M15S" calcext:value-type="time">
            <text:p>06:16:15</text:p>
          </table:table-cell>
          <table:table-cell office:value-type="time" office:time-value="PT20H04M10S" calcext:value-type="time">
            <text:p>20:04:10</text:p>
          </table:table-cell>
          <table:table-cell office:value-type="time" office:time-value="PT00H40M56S" calcext:value-type="time">
            <text:p>00:40:56</text:p>
          </table:table-cell>
          <table:table-cell office:value-type="time" office:time-value="PT06H16M18S" calcext:value-type="time">
            <text:p>06:16:18</text:p>
          </table:table-cell>
          <table:table-cell table:formula="of:=IF(OR([.B286]=&quot;&quot;;[.E286]=&quot;&quot;);&quot;&quot;;ROUND(ABS([.B286]-[.E286])*86400))" office:value-type="float" office:value="1" calcext:value-type="float">
            <text:p>1</text:p>
          </table:table-cell>
          <table:table-cell table:formula="of:=IF(OR([.C286]=&quot;&quot;;[.F286]=&quot;&quot;);&quot;&quot;;ROUND(ABS([.C286]-[.F286])*86400))" office:value-type="float" office:value="0" calcext:value-type="float">
            <text:p>0</text:p>
          </table:table-cell>
          <table:table-cell table:formula="of:=IF(OR([.D286]=&quot;&quot;;[.G286]=&quot;&quot;);&quot;&quot;;ROUND(ABS([.D286]-[.G286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10-12" calcext:value-type="date">
            <text:p>2022-10-12</text:p>
          </table:table-cell>
          <table:table-cell office:value-type="time" office:time-value="PT21H12M30S" calcext:value-type="time">
            <text:p>21:12:30</text:p>
          </table:table-cell>
          <table:table-cell office:value-type="time" office:time-value="PT01H27M13S" calcext:value-type="time">
            <text:p>01:27:13</text:p>
          </table:table-cell>
          <table:table-cell office:value-type="time" office:time-value="PT06H41M10S" calcext:value-type="time">
            <text:p>06:41:10</text:p>
          </table:table-cell>
          <table:table-cell office:value-type="time" office:time-value="PT21H12M31S" calcext:value-type="time">
            <text:p>21:12:31</text:p>
          </table:table-cell>
          <table:table-cell office:value-type="time" office:time-value="PT01H27M13S" calcext:value-type="time">
            <text:p>01:27:13</text:p>
          </table:table-cell>
          <table:table-cell office:value-type="time" office:time-value="PT06H41M12S" calcext:value-type="time">
            <text:p>06:41:12</text:p>
          </table:table-cell>
          <table:table-cell table:formula="of:=IF(OR([.B287]=&quot;&quot;;[.E287]=&quot;&quot;);&quot;&quot;;ROUND(ABS([.B287]-[.E287])*86400))" office:value-type="float" office:value="1" calcext:value-type="float">
            <text:p>1</text:p>
          </table:table-cell>
          <table:table-cell table:formula="of:=IF(OR([.C287]=&quot;&quot;;[.F287]=&quot;&quot;);&quot;&quot;;ROUND(ABS([.C287]-[.F287])*86400))" office:value-type="float" office:value="0" calcext:value-type="float">
            <text:p>0</text:p>
          </table:table-cell>
          <table:table-cell table:formula="of:=IF(OR([.D287]=&quot;&quot;;[.G287]=&quot;&quot;);&quot;&quot;;ROUND(ABS([.D287]-[.G287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10-13" calcext:value-type="date">
            <text:p>2022-10-13</text:p>
          </table:table-cell>
          <table:table-cell office:value-type="time" office:time-value="PT22H19M40S" calcext:value-type="time">
            <text:p>22:19:40</text:p>
          </table:table-cell>
          <table:table-cell office:value-type="time" office:time-value="PT02H14M38S" calcext:value-type="time">
            <text:p>02:14:38</text:p>
          </table:table-cell>
          <table:table-cell office:value-type="time" office:time-value="PT07H09M08S" calcext:value-type="time">
            <text:p>07:09:08</text:p>
          </table:table-cell>
          <table:table-cell office:value-type="time" office:time-value="PT22H19M41S" calcext:value-type="time">
            <text:p>22:19:41</text:p>
          </table:table-cell>
          <table:table-cell office:value-type="time" office:time-value="PT02H14M38S" calcext:value-type="time">
            <text:p>02:14:38</text:p>
          </table:table-cell>
          <table:table-cell office:value-type="time" office:time-value="PT07H09M09S" calcext:value-type="time">
            <text:p>07:09:09</text:p>
          </table:table-cell>
          <table:table-cell table:formula="of:=IF(OR([.B288]=&quot;&quot;;[.E288]=&quot;&quot;);&quot;&quot;;ROUND(ABS([.B288]-[.E288])*86400))" office:value-type="float" office:value="1" calcext:value-type="float">
            <text:p>1</text:p>
          </table:table-cell>
          <table:table-cell table:formula="of:=IF(OR([.C288]=&quot;&quot;;[.F288]=&quot;&quot;);&quot;&quot;;ROUND(ABS([.C288]-[.F288])*86400))" office:value-type="float" office:value="0" calcext:value-type="float">
            <text:p>0</text:p>
          </table:table-cell>
          <table:table-cell table:formula="of:=IF(OR([.D288]=&quot;&quot;;[.G288]=&quot;&quot;);&quot;&quot;;ROUND(ABS([.D288]-[.G288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0-14" calcext:value-type="date">
            <text:p>2022-10-14</text:p>
          </table:table-cell>
          <table:table-cell office:value-type="time" office:time-value="PT23H24M11S" calcext:value-type="time">
            <text:p>23:24:11</text:p>
          </table:table-cell>
          <table:table-cell office:value-type="time" office:time-value="PT03H03M35S" calcext:value-type="time">
            <text:p>03:03:35</text:p>
          </table:table-cell>
          <table:table-cell office:value-type="time" office:time-value="PT07H41M39S" calcext:value-type="time">
            <text:p>07:41:39</text:p>
          </table:table-cell>
          <table:table-cell office:value-type="time" office:time-value="PT23H24M12S" calcext:value-type="time">
            <text:p>23:24:12</text:p>
          </table:table-cell>
          <table:table-cell office:value-type="time" office:time-value="PT03H03M35S" calcext:value-type="time">
            <text:p>03:03:35</text:p>
          </table:table-cell>
          <table:table-cell office:value-type="time" office:time-value="PT07H41M39S" calcext:value-type="time">
            <text:p>07:41:39</text:p>
          </table:table-cell>
          <table:table-cell table:formula="of:=IF(OR([.B289]=&quot;&quot;;[.E289]=&quot;&quot;);&quot;&quot;;ROUND(ABS([.B289]-[.E289])*86400))" office:value-type="float" office:value="1" calcext:value-type="float">
            <text:p>1</text:p>
          </table:table-cell>
          <table:table-cell table:formula="of:=IF(OR([.C289]=&quot;&quot;;[.F289]=&quot;&quot;);&quot;&quot;;ROUND(ABS([.C289]-[.F289])*86400))" office:value-type="float" office:value="0" calcext:value-type="float">
            <text:p>0</text:p>
          </table:table-cell>
          <table:table-cell table:formula="of:=IF(OR([.D289]=&quot;&quot;;[.G289]=&quot;&quot;);&quot;&quot;;ROUND(ABS([.D289]-[.G289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0-15" calcext:value-type="date">
            <text:p>2022-10-15</text:p>
          </table:table-cell>
          <table:table-cell/>
          <table:table-cell office:value-type="time" office:time-value="PT03H54M02S" calcext:value-type="time">
            <text:p>03:54:02</text:p>
          </table:table-cell>
          <table:table-cell office:value-type="time" office:time-value="PT08H20M09S" calcext:value-type="time">
            <text:p>08:20:09</text:p>
          </table:table-cell>
          <table:table-cell/>
          <table:table-cell office:value-type="time" office:time-value="PT03H54M00S" calcext:value-type="time">
            <text:p>03:54:00</text:p>
          </table:table-cell>
          <table:table-cell office:value-type="time" office:time-value="PT08H20M07S" calcext:value-type="time">
            <text:p>08:20:07</text:p>
          </table:table-cell>
          <table:table-cell table:formula="of:=IF(OR([.B290]=&quot;&quot;;[.E290]=&quot;&quot;);&quot;&quot;;ROUND(ABS([.B290]-[.E290])*86400))">
            <text:p/>
          </table:table-cell>
          <table:table-cell table:formula="of:=IF(OR([.C290]=&quot;&quot;;[.F290]=&quot;&quot;);&quot;&quot;;ROUND(ABS([.C290]-[.F290])*86400))" office:value-type="float" office:value="2" calcext:value-type="float">
            <text:p>2</text:p>
          </table:table-cell>
          <table:table-cell table:formula="of:=IF(OR([.D290]=&quot;&quot;;[.G290]=&quot;&quot;);&quot;&quot;;ROUND(ABS([.D290]-[.G290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10-16" calcext:value-type="date">
            <text:p>2022-10-16</text:p>
          </table:table-cell>
          <table:table-cell office:value-type="time" office:time-value="PT00H23M55S" calcext:value-type="time">
            <text:p>00:23:55</text:p>
          </table:table-cell>
          <table:table-cell office:value-type="time" office:time-value="PT04H45M24S" calcext:value-type="time">
            <text:p>04:45:24</text:p>
          </table:table-cell>
          <table:table-cell office:value-type="time" office:time-value="PT09H05M32S" calcext:value-type="time">
            <text:p>09:05:32</text:p>
          </table:table-cell>
          <table:table-cell office:value-type="time" office:time-value="PT00H23M54S" calcext:value-type="time">
            <text:p>00:23:54</text:p>
          </table:table-cell>
          <table:table-cell office:value-type="time" office:time-value="PT04H45M22S" calcext:value-type="time">
            <text:p>04:45:22</text:p>
          </table:table-cell>
          <table:table-cell office:value-type="time" office:time-value="PT09H05M30S" calcext:value-type="time">
            <text:p>09:05:30</text:p>
          </table:table-cell>
          <table:table-cell table:formula="of:=IF(OR([.B291]=&quot;&quot;;[.E291]=&quot;&quot;);&quot;&quot;;ROUND(ABS([.B291]-[.E291])*86400))" office:value-type="float" office:value="1" calcext:value-type="float">
            <text:p>1</text:p>
          </table:table-cell>
          <table:table-cell table:formula="of:=IF(OR([.C291]=&quot;&quot;;[.F291]=&quot;&quot;);&quot;&quot;;ROUND(ABS([.C291]-[.F291])*86400))" office:value-type="float" office:value="2" calcext:value-type="float">
            <text:p>2</text:p>
          </table:table-cell>
          <table:table-cell table:formula="of:=IF(OR([.D291]=&quot;&quot;;[.G291]=&quot;&quot;);&quot;&quot;;ROUND(ABS([.D291]-[.G291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10-17" calcext:value-type="date">
            <text:p>2022-10-17</text:p>
          </table:table-cell>
          <table:table-cell office:value-type="time" office:time-value="PT01H16M56S" calcext:value-type="time">
            <text:p>01:16:56</text:p>
          </table:table-cell>
          <table:table-cell office:value-type="time" office:time-value="PT05H36M49S" calcext:value-type="time">
            <text:p>05:36:49</text:p>
          </table:table-cell>
          <table:table-cell office:value-type="time" office:time-value="PT09H57M48S" calcext:value-type="time">
            <text:p>09:57:48</text:p>
          </table:table-cell>
          <table:table-cell office:value-type="time" office:time-value="PT01H16M55S" calcext:value-type="time">
            <text:p>01:16:55</text:p>
          </table:table-cell>
          <table:table-cell office:value-type="time" office:time-value="PT05H36M47S" calcext:value-type="time">
            <text:p>05:36:47</text:p>
          </table:table-cell>
          <table:table-cell office:value-type="time" office:time-value="PT09H57M45S" calcext:value-type="time">
            <text:p>09:57:45</text:p>
          </table:table-cell>
          <table:table-cell table:formula="of:=IF(OR([.B292]=&quot;&quot;;[.E292]=&quot;&quot;);&quot;&quot;;ROUND(ABS([.B292]-[.E292])*86400))" office:value-type="float" office:value="1" calcext:value-type="float">
            <text:p>1</text:p>
          </table:table-cell>
          <table:table-cell table:formula="of:=IF(OR([.C292]=&quot;&quot;;[.F292]=&quot;&quot;);&quot;&quot;;ROUND(ABS([.C292]-[.F292])*86400))" office:value-type="float" office:value="2" calcext:value-type="float">
            <text:p>2</text:p>
          </table:table-cell>
          <table:table-cell table:formula="of:=IF(OR([.D292]=&quot;&quot;;[.G292]=&quot;&quot;);&quot;&quot;;ROUND(ABS([.D292]-[.G292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10-18" calcext:value-type="date">
            <text:p>2022-10-18</text:p>
          </table:table-cell>
          <table:table-cell office:value-type="time" office:time-value="PT02H02M16S" calcext:value-type="time">
            <text:p>02:02:16</text:p>
          </table:table-cell>
          <table:table-cell office:value-type="time" office:time-value="PT06H27M18S" calcext:value-type="time">
            <text:p>06:27:18</text:p>
          </table:table-cell>
          <table:table-cell office:value-type="time" office:time-value="PT10H55M43S" calcext:value-type="time">
            <text:p>10:55:43</text:p>
          </table:table-cell>
          <table:table-cell office:value-type="time" office:time-value="PT02H02M15S" calcext:value-type="time">
            <text:p>02:02:15</text:p>
          </table:table-cell>
          <table:table-cell office:value-type="time" office:time-value="PT06H27M16S" calcext:value-type="time">
            <text:p>06:27:16</text:p>
          </table:table-cell>
          <table:table-cell office:value-type="time" office:time-value="PT10H55M41S" calcext:value-type="time">
            <text:p>10:55:41</text:p>
          </table:table-cell>
          <table:table-cell table:formula="of:=IF(OR([.B293]=&quot;&quot;;[.E293]=&quot;&quot;);&quot;&quot;;ROUND(ABS([.B293]-[.E293])*86400))" office:value-type="float" office:value="1" calcext:value-type="float">
            <text:p>1</text:p>
          </table:table-cell>
          <table:table-cell table:formula="of:=IF(OR([.C293]=&quot;&quot;;[.F293]=&quot;&quot;);&quot;&quot;;ROUND(ABS([.C293]-[.F293])*86400))" office:value-type="float" office:value="2" calcext:value-type="float">
            <text:p>2</text:p>
          </table:table-cell>
          <table:table-cell table:formula="of:=IF(OR([.D293]=&quot;&quot;;[.G293]=&quot;&quot;);&quot;&quot;;ROUND(ABS([.D293]-[.G293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10-19" calcext:value-type="date">
            <text:p>2022-10-19</text:p>
          </table:table-cell>
          <table:table-cell office:value-type="time" office:time-value="PT02H40M12S" calcext:value-type="time">
            <text:p>02:40:12</text:p>
          </table:table-cell>
          <table:table-cell office:value-type="time" office:time-value="PT07H16M07S" calcext:value-type="time">
            <text:p>07:16:07</text:p>
          </table:table-cell>
          <table:table-cell office:value-type="time" office:time-value="PT11H57M24S" calcext:value-type="time">
            <text:p>11:57:24</text:p>
          </table:table-cell>
          <table:table-cell office:value-type="time" office:time-value="PT02H40M12S" calcext:value-type="time">
            <text:p>02:40:12</text:p>
          </table:table-cell>
          <table:table-cell office:value-type="time" office:time-value="PT07H16M06S" calcext:value-type="time">
            <text:p>07:16:06</text:p>
          </table:table-cell>
          <table:table-cell office:value-type="time" office:time-value="PT11H57M22S" calcext:value-type="time">
            <text:p>11:57:22</text:p>
          </table:table-cell>
          <table:table-cell table:formula="of:=IF(OR([.B294]=&quot;&quot;;[.E294]=&quot;&quot;);&quot;&quot;;ROUND(ABS([.B294]-[.E294])*86400))" office:value-type="float" office:value="0" calcext:value-type="float">
            <text:p>0</text:p>
          </table:table-cell>
          <table:table-cell table:formula="of:=IF(OR([.C294]=&quot;&quot;;[.F294]=&quot;&quot;);&quot;&quot;;ROUND(ABS([.C294]-[.F294])*86400))" office:value-type="float" office:value="1" calcext:value-type="float">
            <text:p>1</text:p>
          </table:table-cell>
          <table:table-cell table:formula="of:=IF(OR([.D294]=&quot;&quot;;[.G294]=&quot;&quot;);&quot;&quot;;ROUND(ABS([.D294]-[.G294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10-20" calcext:value-type="date">
            <text:p>2022-10-20</text:p>
          </table:table-cell>
          <table:table-cell office:value-type="time" office:time-value="PT03H11M58S" calcext:value-type="time">
            <text:p>03:11:58</text:p>
          </table:table-cell>
          <table:table-cell office:value-type="time" office:time-value="PT08H02M58S" calcext:value-type="time">
            <text:p>08:02:58</text:p>
          </table:table-cell>
          <table:table-cell office:value-type="time" office:time-value="PT13H01M00S" calcext:value-type="time">
            <text:p>13:01:00</text:p>
          </table:table-cell>
          <table:table-cell office:value-type="time" office:time-value="PT03H11M57S" calcext:value-type="time">
            <text:p>03:11:57</text:p>
          </table:table-cell>
          <table:table-cell office:value-type="time" office:time-value="PT08H02M59S" calcext:value-type="time">
            <text:p>08:02:59</text:p>
          </table:table-cell>
          <table:table-cell office:value-type="time" office:time-value="PT13H01M00S" calcext:value-type="time">
            <text:p>13:01:00</text:p>
          </table:table-cell>
          <table:table-cell table:formula="of:=IF(OR([.B295]=&quot;&quot;;[.E295]=&quot;&quot;);&quot;&quot;;ROUND(ABS([.B295]-[.E295])*86400))" office:value-type="float" office:value="1" calcext:value-type="float">
            <text:p>1</text:p>
          </table:table-cell>
          <table:table-cell table:formula="of:=IF(OR([.C295]=&quot;&quot;;[.F295]=&quot;&quot;);&quot;&quot;;ROUND(ABS([.C295]-[.F295])*86400))" office:value-type="float" office:value="1" calcext:value-type="float">
            <text:p>1</text:p>
          </table:table-cell>
          <table:table-cell table:formula="of:=IF(OR([.D295]=&quot;&quot;;[.G295]=&quot;&quot;);&quot;&quot;;ROUND(ABS([.D295]-[.G295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0-21" calcext:value-type="date">
            <text:p>2022-10-21</text:p>
          </table:table-cell>
          <table:table-cell office:value-type="time" office:time-value="PT03H39M04S" calcext:value-type="time">
            <text:p>03:39:04</text:p>
          </table:table-cell>
          <table:table-cell office:value-type="time" office:time-value="PT08H48M03S" calcext:value-type="time">
            <text:p>08:48:03</text:p>
          </table:table-cell>
          <table:table-cell office:value-type="time" office:time-value="PT14H05M24S" calcext:value-type="time">
            <text:p>14:05:24</text:p>
          </table:table-cell>
          <table:table-cell office:value-type="time" office:time-value="PT03H39M03S" calcext:value-type="time">
            <text:p>03:39:03</text:p>
          </table:table-cell>
          <table:table-cell office:value-type="time" office:time-value="PT08H48M04S" calcext:value-type="time">
            <text:p>08:48:04</text:p>
          </table:table-cell>
          <table:table-cell office:value-type="time" office:time-value="PT14H05M26S" calcext:value-type="time">
            <text:p>14:05:26</text:p>
          </table:table-cell>
          <table:table-cell table:formula="of:=IF(OR([.B296]=&quot;&quot;;[.E296]=&quot;&quot;);&quot;&quot;;ROUND(ABS([.B296]-[.E296])*86400))" office:value-type="float" office:value="1" calcext:value-type="float">
            <text:p>1</text:p>
          </table:table-cell>
          <table:table-cell table:formula="of:=IF(OR([.C296]=&quot;&quot;;[.F296]=&quot;&quot;);&quot;&quot;;ROUND(ABS([.C296]-[.F296])*86400))" office:value-type="float" office:value="1" calcext:value-type="float">
            <text:p>1</text:p>
          </table:table-cell>
          <table:table-cell table:formula="of:=IF(OR([.D296]=&quot;&quot;;[.G296]=&quot;&quot;);&quot;&quot;;ROUND(ABS([.D296]-[.G296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10-22" calcext:value-type="date">
            <text:p>2022-10-22</text:p>
          </table:table-cell>
          <table:table-cell office:value-type="time" office:time-value="PT04H03M02S" calcext:value-type="time">
            <text:p>04:03:02</text:p>
          </table:table-cell>
          <table:table-cell office:value-type="time" office:time-value="PT09H31M53S" calcext:value-type="time">
            <text:p>09:31:53</text:p>
          </table:table-cell>
          <table:table-cell office:value-type="time" office:time-value="PT15H10M19S" calcext:value-type="time">
            <text:p>15:10:19</text:p>
          </table:table-cell>
          <table:table-cell office:value-type="time" office:time-value="PT04H03M02S" calcext:value-type="time">
            <text:p>04:03:02</text:p>
          </table:table-cell>
          <table:table-cell office:value-type="time" office:time-value="PT09H31M56S" calcext:value-type="time">
            <text:p>09:31:56</text:p>
          </table:table-cell>
          <table:table-cell office:value-type="time" office:time-value="PT15H10M22S" calcext:value-type="time">
            <text:p>15:10:22</text:p>
          </table:table-cell>
          <table:table-cell table:formula="of:=IF(OR([.B297]=&quot;&quot;;[.E297]=&quot;&quot;);&quot;&quot;;ROUND(ABS([.B297]-[.E297])*86400))" office:value-type="float" office:value="0" calcext:value-type="float">
            <text:p>0</text:p>
          </table:table-cell>
          <table:table-cell table:formula="of:=IF(OR([.C297]=&quot;&quot;;[.F297]=&quot;&quot;);&quot;&quot;;ROUND(ABS([.C297]-[.F297])*86400))" office:value-type="float" office:value="3" calcext:value-type="float">
            <text:p>3</text:p>
          </table:table-cell>
          <table:table-cell table:formula="of:=IF(OR([.D297]=&quot;&quot;;[.G297]=&quot;&quot;);&quot;&quot;;ROUND(ABS([.D297]-[.G297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10-23" calcext:value-type="date">
            <text:p>2022-10-23</text:p>
          </table:table-cell>
          <table:table-cell office:value-type="time" office:time-value="PT04H25M14S" calcext:value-type="time">
            <text:p>04:25:14</text:p>
          </table:table-cell>
          <table:table-cell office:value-type="time" office:time-value="PT10H15M19S" calcext:value-type="time">
            <text:p>10:15:19</text:p>
          </table:table-cell>
          <table:table-cell office:value-type="time" office:time-value="PT16H16M06S" calcext:value-type="time">
            <text:p>16:16:06</text:p>
          </table:table-cell>
          <table:table-cell office:value-type="time" office:time-value="PT04H25M14S" calcext:value-type="time">
            <text:p>04:25:14</text:p>
          </table:table-cell>
          <table:table-cell office:value-type="time" office:time-value="PT10H15M22S" calcext:value-type="time">
            <text:p>10:15:22</text:p>
          </table:table-cell>
          <table:table-cell office:value-type="time" office:time-value="PT16H16M09S" calcext:value-type="time">
            <text:p>16:16:09</text:p>
          </table:table-cell>
          <table:table-cell table:formula="of:=IF(OR([.B298]=&quot;&quot;;[.E298]=&quot;&quot;);&quot;&quot;;ROUND(ABS([.B298]-[.E298])*86400))" office:value-type="float" office:value="0" calcext:value-type="float">
            <text:p>0</text:p>
          </table:table-cell>
          <table:table-cell table:formula="of:=IF(OR([.C298]=&quot;&quot;;[.F298]=&quot;&quot;);&quot;&quot;;ROUND(ABS([.C298]-[.F298])*86400))" office:value-type="float" office:value="3" calcext:value-type="float">
            <text:p>3</text:p>
          </table:table-cell>
          <table:table-cell table:formula="of:=IF(OR([.D298]=&quot;&quot;;[.G298]=&quot;&quot;);&quot;&quot;;ROUND(ABS([.D298]-[.G298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10-24" calcext:value-type="date">
            <text:p>2022-10-24</text:p>
          </table:table-cell>
          <table:table-cell office:value-type="time" office:time-value="PT04H46M58S" calcext:value-type="time">
            <text:p>04:46:58</text:p>
          </table:table-cell>
          <table:table-cell office:value-type="time" office:time-value="PT10H59M21S" calcext:value-type="time">
            <text:p>10:59:21</text:p>
          </table:table-cell>
          <table:table-cell office:value-type="time" office:time-value="PT17H23M33S" calcext:value-type="time">
            <text:p>17:23:33</text:p>
          </table:table-cell>
          <table:table-cell office:value-type="time" office:time-value="PT04H46M59S" calcext:value-type="time">
            <text:p>04:46:59</text:p>
          </table:table-cell>
          <table:table-cell office:value-type="time" office:time-value="PT10H59M25S" calcext:value-type="time">
            <text:p>10:59:25</text:p>
          </table:table-cell>
          <table:table-cell office:value-type="time" office:time-value="PT17H23M36S" calcext:value-type="time">
            <text:p>17:23:36</text:p>
          </table:table-cell>
          <table:table-cell table:formula="of:=IF(OR([.B299]=&quot;&quot;;[.E299]=&quot;&quot;);&quot;&quot;;ROUND(ABS([.B299]-[.E299])*86400))" office:value-type="float" office:value="1" calcext:value-type="float">
            <text:p>1</text:p>
          </table:table-cell>
          <table:table-cell table:formula="of:=IF(OR([.C299]=&quot;&quot;;[.F299]=&quot;&quot;);&quot;&quot;;ROUND(ABS([.C299]-[.F299])*86400))" office:value-type="float" office:value="4" calcext:value-type="float">
            <text:p>4</text:p>
          </table:table-cell>
          <table:table-cell table:formula="of:=IF(OR([.D299]=&quot;&quot;;[.G299]=&quot;&quot;);&quot;&quot;;ROUND(ABS([.D299]-[.G299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10-25" calcext:value-type="date">
            <text:p>2022-10-25</text:p>
          </table:table-cell>
          <table:table-cell office:value-type="time" office:time-value="PT05H09M32S" calcext:value-type="time">
            <text:p>05:09:32</text:p>
          </table:table-cell>
          <table:table-cell office:value-type="time" office:time-value="PT11H45M09S" calcext:value-type="time">
            <text:p>11:45:09</text:p>
          </table:table-cell>
          <table:table-cell office:value-type="time" office:time-value="PT18H33M33S" calcext:value-type="time">
            <text:p>18:33:33</text:p>
          </table:table-cell>
          <table:table-cell office:value-type="time" office:time-value="PT05H09M34S" calcext:value-type="time">
            <text:p>05:09:34</text:p>
          </table:table-cell>
          <table:table-cell office:value-type="time" office:time-value="PT11H45M12S" calcext:value-type="time">
            <text:p>11:45:12</text:p>
          </table:table-cell>
          <table:table-cell office:value-type="time" office:time-value="PT18H33M36S" calcext:value-type="time">
            <text:p>18:33:36</text:p>
          </table:table-cell>
          <table:table-cell table:formula="of:=IF(OR([.B300]=&quot;&quot;;[.E300]=&quot;&quot;);&quot;&quot;;ROUND(ABS([.B300]-[.E300])*86400))" office:value-type="float" office:value="2" calcext:value-type="float">
            <text:p>2</text:p>
          </table:table-cell>
          <table:table-cell table:formula="of:=IF(OR([.C300]=&quot;&quot;;[.F300]=&quot;&quot;);&quot;&quot;;ROUND(ABS([.C300]-[.F300])*86400))" office:value-type="float" office:value="3" calcext:value-type="float">
            <text:p>3</text:p>
          </table:table-cell>
          <table:table-cell table:formula="of:=IF(OR([.D300]=&quot;&quot;;[.G300]=&quot;&quot;);&quot;&quot;;ROUND(ABS([.D300]-[.G300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10-26" calcext:value-type="date">
            <text:p>2022-10-26</text:p>
          </table:table-cell>
          <table:table-cell office:value-type="time" office:time-value="PT05H34M26S" calcext:value-type="time">
            <text:p>05:34:26</text:p>
          </table:table-cell>
          <table:table-cell office:value-type="time" office:time-value="PT12H33M51S" calcext:value-type="time">
            <text:p>12:33:51</text:p>
          </table:table-cell>
          <table:table-cell office:value-type="time" office:time-value="PT19H46M43S" calcext:value-type="time">
            <text:p>19:46:43</text:p>
          </table:table-cell>
          <table:table-cell office:value-type="time" office:time-value="PT05H34M29S" calcext:value-type="time">
            <text:p>05:34:29</text:p>
          </table:table-cell>
          <table:table-cell office:value-type="time" office:time-value="PT12H33M54S" calcext:value-type="time">
            <text:p>12:33:54</text:p>
          </table:table-cell>
          <table:table-cell office:value-type="time" office:time-value="PT19H46M44S" calcext:value-type="time">
            <text:p>19:46:44</text:p>
          </table:table-cell>
          <table:table-cell table:formula="of:=IF(OR([.B301]=&quot;&quot;;[.E301]=&quot;&quot;);&quot;&quot;;ROUND(ABS([.B301]-[.E301])*86400))" office:value-type="float" office:value="3" calcext:value-type="float">
            <text:p>3</text:p>
          </table:table-cell>
          <table:table-cell table:formula="of:=IF(OR([.C301]=&quot;&quot;;[.F301]=&quot;&quot;);&quot;&quot;;ROUND(ABS([.C301]-[.F301])*86400))" office:value-type="float" office:value="3" calcext:value-type="float">
            <text:p>3</text:p>
          </table:table-cell>
          <table:table-cell table:formula="of:=IF(OR([.D301]=&quot;&quot;;[.G301]=&quot;&quot;);&quot;&quot;;ROUND(ABS([.D301]-[.G301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0-27" calcext:value-type="date">
            <text:p>2022-10-27</text:p>
          </table:table-cell>
          <table:table-cell office:value-type="time" office:time-value="PT06H03M32S" calcext:value-type="time">
            <text:p>06:03:32</text:p>
          </table:table-cell>
          <table:table-cell office:value-type="time" office:time-value="PT13H26M30S" calcext:value-type="time">
            <text:p>13:26:30</text:p>
          </table:table-cell>
          <table:table-cell office:value-type="time" office:time-value="PT21H02M34S" calcext:value-type="time">
            <text:p>21:02:34</text:p>
          </table:table-cell>
          <table:table-cell office:value-type="time" office:time-value="PT06H03M35S" calcext:value-type="time">
            <text:p>06:03:35</text:p>
          </table:table-cell>
          <table:table-cell office:value-type="time" office:time-value="PT13H26M31S" calcext:value-type="time">
            <text:p>13:26:31</text:p>
          </table:table-cell>
          <table:table-cell office:value-type="time" office:time-value="PT21H02M34S" calcext:value-type="time">
            <text:p>21:02:34</text:p>
          </table:table-cell>
          <table:table-cell table:formula="of:=IF(OR([.B302]=&quot;&quot;;[.E302]=&quot;&quot;);&quot;&quot;;ROUND(ABS([.B302]-[.E302])*86400))" office:value-type="float" office:value="3" calcext:value-type="float">
            <text:p>3</text:p>
          </table:table-cell>
          <table:table-cell table:formula="of:=IF(OR([.C302]=&quot;&quot;;[.F302]=&quot;&quot;);&quot;&quot;;ROUND(ABS([.C302]-[.F302])*86400))" office:value-type="float" office:value="1" calcext:value-type="float">
            <text:p>1</text:p>
          </table:table-cell>
          <table:table-cell table:formula="of:=IF(OR([.D302]=&quot;&quot;;[.G302]=&quot;&quot;);&quot;&quot;;ROUND(ABS([.D302]-[.G302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0-28" calcext:value-type="date">
            <text:p>2022-10-28</text:p>
          </table:table-cell>
          <table:table-cell office:value-type="time" office:time-value="PT06H39M08S" calcext:value-type="time">
            <text:p>06:39:08</text:p>
          </table:table-cell>
          <table:table-cell office:value-type="time" office:time-value="PT14H23M35S" calcext:value-type="time">
            <text:p>14:23:35</text:p>
          </table:table-cell>
          <table:table-cell office:value-type="time" office:time-value="PT22H18M50S" calcext:value-type="time">
            <text:p>22:18:50</text:p>
          </table:table-cell>
          <table:table-cell office:value-type="time" office:time-value="PT06H39M10S" calcext:value-type="time">
            <text:p>06:39:10</text:p>
          </table:table-cell>
          <table:table-cell office:value-type="time" office:time-value="PT14H23M32S" calcext:value-type="time">
            <text:p>14:23:32</text:p>
          </table:table-cell>
          <table:table-cell office:value-type="time" office:time-value="PT22H18M49S" calcext:value-type="time">
            <text:p>22:18:49</text:p>
          </table:table-cell>
          <table:table-cell table:formula="of:=IF(OR([.B303]=&quot;&quot;;[.E303]=&quot;&quot;);&quot;&quot;;ROUND(ABS([.B303]-[.E303])*86400))" office:value-type="float" office:value="2" calcext:value-type="float">
            <text:p>2</text:p>
          </table:table-cell>
          <table:table-cell table:formula="of:=IF(OR([.C303]=&quot;&quot;;[.F303]=&quot;&quot;);&quot;&quot;;ROUND(ABS([.C303]-[.F303])*86400))" office:value-type="float" office:value="3" calcext:value-type="float">
            <text:p>3</text:p>
          </table:table-cell>
          <table:table-cell table:formula="of:=IF(OR([.D303]=&quot;&quot;;[.G303]=&quot;&quot;);&quot;&quot;;ROUND(ABS([.D303]-[.G303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0-29" calcext:value-type="date">
            <text:p>2022-10-29</text:p>
          </table:table-cell>
          <table:table-cell office:value-type="time" office:time-value="PT07H23M49S" calcext:value-type="time">
            <text:p>07:23:49</text:p>
          </table:table-cell>
          <table:table-cell office:value-type="time" office:time-value="PT15H24M33S" calcext:value-type="time">
            <text:p>15:24:33</text:p>
          </table:table-cell>
          <table:table-cell office:value-type="time" office:time-value="PT23H31M09S" calcext:value-type="time">
            <text:p>23:31:09</text:p>
          </table:table-cell>
          <table:table-cell office:value-type="time" office:time-value="PT07H23M47S" calcext:value-type="time">
            <text:p>07:23:47</text:p>
          </table:table-cell>
          <table:table-cell office:value-type="time" office:time-value="PT15H24M26S" calcext:value-type="time">
            <text:p>15:24:26</text:p>
          </table:table-cell>
          <table:table-cell office:value-type="time" office:time-value="PT23H31M09S" calcext:value-type="time">
            <text:p>23:31:09</text:p>
          </table:table-cell>
          <table:table-cell table:formula="of:=IF(OR([.B304]=&quot;&quot;;[.E304]=&quot;&quot;);&quot;&quot;;ROUND(ABS([.B304]-[.E304])*86400))" office:value-type="float" office:value="2" calcext:value-type="float">
            <text:p>2</text:p>
          </table:table-cell>
          <table:table-cell table:formula="of:=IF(OR([.C304]=&quot;&quot;;[.F304]=&quot;&quot;);&quot;&quot;;ROUND(ABS([.C304]-[.F304])*86400))" office:value-type="float" office:value="7" calcext:value-type="float">
            <text:p>7</text:p>
          </table:table-cell>
          <table:table-cell table:formula="of:=IF(OR([.D304]=&quot;&quot;;[.G304]=&quot;&quot;);&quot;&quot;;ROUND(ABS([.D304]-[.G304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0-30" calcext:value-type="date">
            <text:p>2022-10-30</text:p>
          </table:table-cell>
          <table:table-cell office:value-type="time" office:time-value="PT08H19M27S" calcext:value-type="time">
            <text:p>08:19:27</text:p>
          </table:table-cell>
          <table:table-cell office:value-type="time" office:time-value="PT16H27M35S" calcext:value-type="time">
            <text:p>16:27:35</text:p>
          </table:table-cell>
          <table:table-cell/>
          <table:table-cell office:value-type="time" office:time-value="PT08H19M20S" calcext:value-type="time">
            <text:p>08:19:20</text:p>
          </table:table-cell>
          <table:table-cell office:value-type="time" office:time-value="PT16H27M25S" calcext:value-type="time">
            <text:p>16:27:25</text:p>
          </table:table-cell>
          <table:table-cell/>
          <table:table-cell table:formula="of:=IF(OR([.B305]=&quot;&quot;;[.E305]=&quot;&quot;);&quot;&quot;;ROUND(ABS([.B305]-[.E305])*86400))" office:value-type="float" office:value="7" calcext:value-type="float">
            <text:p>7</text:p>
          </table:table-cell>
          <table:table-cell table:formula="of:=IF(OR([.C305]=&quot;&quot;;[.F305]=&quot;&quot;);&quot;&quot;;ROUND(ABS([.C305]-[.F305])*86400))" office:value-type="float" office:value="10" calcext:value-type="float">
            <text:p>10</text:p>
          </table:table-cell>
          <table:table-cell table:formula="of:=IF(OR([.D305]=&quot;&quot;;[.G305]=&quot;&quot;);&quot;&quot;;ROUND(ABS([.D305]-[.G305])*86400))">
            <text:p/>
          </table:table-cell>
          <table:table-cell table:number-columns-repeated="8"/>
        </table:table-row>
        <table:table-row table:style-name="ro1">
          <table:table-cell office:value-type="date" office:date-value="2022-10-31" calcext:value-type="date">
            <text:p>2022-10-31</text:p>
          </table:table-cell>
          <table:table-cell office:value-type="time" office:time-value="PT09H25M36S" calcext:value-type="time">
            <text:p>09:25:36</text:p>
          </table:table-cell>
          <table:table-cell office:value-type="time" office:time-value="PT17H30M00S" calcext:value-type="time">
            <text:p>17:30:00</text:p>
          </table:table-cell>
          <table:table-cell office:value-type="time" office:time-value="PT00H34M43S" calcext:value-type="time">
            <text:p>00:34:43</text:p>
          </table:table-cell>
          <table:table-cell office:value-type="time" office:time-value="PT09H25M25S" calcext:value-type="time">
            <text:p>09:25:25</text:p>
          </table:table-cell>
          <table:table-cell office:value-type="time" office:time-value="PT17H29M52S" calcext:value-type="time">
            <text:p>17:29:52</text:p>
          </table:table-cell>
          <table:table-cell office:value-type="time" office:time-value="PT00H34M43S" calcext:value-type="time">
            <text:p>00:34:43</text:p>
          </table:table-cell>
          <table:table-cell table:formula="of:=IF(OR([.B306]=&quot;&quot;;[.E306]=&quot;&quot;);&quot;&quot;;ROUND(ABS([.B306]-[.E306])*86400))" office:value-type="float" office:value="11" calcext:value-type="float">
            <text:p>11</text:p>
          </table:table-cell>
          <table:table-cell table:formula="of:=IF(OR([.C306]=&quot;&quot;;[.F306]=&quot;&quot;);&quot;&quot;;ROUND(ABS([.C306]-[.F306])*86400))" office:value-type="float" office:value="8" calcext:value-type="float">
            <text:p>8</text:p>
          </table:table-cell>
          <table:table-cell table:formula="of:=IF(OR([.D306]=&quot;&quot;;[.G306]=&quot;&quot;);&quot;&quot;;ROUND(ABS([.D306]-[.G306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1-01" calcext:value-type="date">
            <text:p>2022-11-01</text:p>
          </table:table-cell>
          <table:table-cell office:value-type="time" office:time-value="PT10H38M46S" calcext:value-type="time">
            <text:p>10:38:46</text:p>
          </table:table-cell>
          <table:table-cell office:value-type="time" office:time-value="PT18H29M27S" calcext:value-type="time">
            <text:p>18:29:27</text:p>
          </table:table-cell>
          <table:table-cell office:value-type="time" office:time-value="PT01H27M01S" calcext:value-type="time">
            <text:p>01:27:01</text:p>
          </table:table-cell>
          <table:table-cell office:value-type="time" office:time-value="PT10H38M36S" calcext:value-type="time">
            <text:p>10:38:36</text:p>
          </table:table-cell>
          <table:table-cell office:value-type="time" office:time-value="PT18H29M23S" calcext:value-type="time">
            <text:p>18:29:23</text:p>
          </table:table-cell>
          <table:table-cell office:value-type="time" office:time-value="PT01H27M01S" calcext:value-type="time">
            <text:p>01:27:01</text:p>
          </table:table-cell>
          <table:table-cell table:formula="of:=IF(OR([.B307]=&quot;&quot;;[.E307]=&quot;&quot;);&quot;&quot;;ROUND(ABS([.B307]-[.E307])*86400))" office:value-type="float" office:value="10" calcext:value-type="float">
            <text:p>10</text:p>
          </table:table-cell>
          <table:table-cell table:formula="of:=IF(OR([.C307]=&quot;&quot;;[.F307]=&quot;&quot;);&quot;&quot;;ROUND(ABS([.C307]-[.F307])*86400))" office:value-type="float" office:value="4" calcext:value-type="float">
            <text:p>4</text:p>
          </table:table-cell>
          <table:table-cell table:formula="of:=IF(OR([.D307]=&quot;&quot;;[.G307]=&quot;&quot;);&quot;&quot;;ROUND(ABS([.D307]-[.G307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1-02" calcext:value-type="date">
            <text:p>2022-11-02</text:p>
          </table:table-cell>
          <table:table-cell office:value-type="time" office:time-value="PT11H54M21S" calcext:value-type="time">
            <text:p>11:54:21</text:p>
          </table:table-cell>
          <table:table-cell office:value-type="time" office:time-value="PT19H24M44S" calcext:value-type="time">
            <text:p>19:24:44</text:p>
          </table:table-cell>
          <table:table-cell office:value-type="time" office:time-value="PT02H08M37S" calcext:value-type="time">
            <text:p>02:08:37</text:p>
          </table:table-cell>
          <table:table-cell office:value-type="time" office:time-value="PT11H54M13S" calcext:value-type="time">
            <text:p>11:54:13</text:p>
          </table:table-cell>
          <table:table-cell office:value-type="time" office:time-value="PT19H24M43S" calcext:value-type="time">
            <text:p>19:24:43</text:p>
          </table:table-cell>
          <table:table-cell office:value-type="time" office:time-value="PT02H08M39S" calcext:value-type="time">
            <text:p>02:08:39</text:p>
          </table:table-cell>
          <table:table-cell table:formula="of:=IF(OR([.B308]=&quot;&quot;;[.E308]=&quot;&quot;);&quot;&quot;;ROUND(ABS([.B308]-[.E308])*86400))" office:value-type="float" office:value="8" calcext:value-type="float">
            <text:p>8</text:p>
          </table:table-cell>
          <table:table-cell table:formula="of:=IF(OR([.C308]=&quot;&quot;;[.F308]=&quot;&quot;);&quot;&quot;;ROUND(ABS([.C308]-[.F308])*86400))" office:value-type="float" office:value="1" calcext:value-type="float">
            <text:p>1</text:p>
          </table:table-cell>
          <table:table-cell table:formula="of:=IF(OR([.D308]=&quot;&quot;;[.G308]=&quot;&quot;);&quot;&quot;;ROUND(ABS([.D308]-[.G308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11-03" calcext:value-type="date">
            <text:p>2022-11-03</text:p>
          </table:table-cell>
          <table:table-cell office:value-type="time" office:time-value="PT13H08M55S" calcext:value-type="time">
            <text:p>13:08:55</text:p>
          </table:table-cell>
          <table:table-cell office:value-type="time" office:time-value="PT20H15M54S" calcext:value-type="time">
            <text:p>20:15:54</text:p>
          </table:table-cell>
          <table:table-cell office:value-type="time" office:time-value="PT02H41M57S" calcext:value-type="time">
            <text:p>02:41:57</text:p>
          </table:table-cell>
          <table:table-cell office:value-type="time" office:time-value="PT13H08M52S" calcext:value-type="time">
            <text:p>13:08:52</text:p>
          </table:table-cell>
          <table:table-cell office:value-type="time" office:time-value="PT20H15M56S" calcext:value-type="time">
            <text:p>20:15:56</text:p>
          </table:table-cell>
          <table:table-cell office:value-type="time" office:time-value="PT02H42M00S" calcext:value-type="time">
            <text:p>02:42:00</text:p>
          </table:table-cell>
          <table:table-cell table:formula="of:=IF(OR([.B309]=&quot;&quot;;[.E309]=&quot;&quot;);&quot;&quot;;ROUND(ABS([.B309]-[.E309])*86400))" office:value-type="float" office:value="3" calcext:value-type="float">
            <text:p>3</text:p>
          </table:table-cell>
          <table:table-cell table:formula="of:=IF(OR([.C309]=&quot;&quot;;[.F309]=&quot;&quot;);&quot;&quot;;ROUND(ABS([.C309]-[.F309])*86400))" office:value-type="float" office:value="2" calcext:value-type="float">
            <text:p>2</text:p>
          </table:table-cell>
          <table:table-cell table:formula="of:=IF(OR([.D309]=&quot;&quot;;[.G309]=&quot;&quot;);&quot;&quot;;ROUND(ABS([.D309]-[.G309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11-04" calcext:value-type="date">
            <text:p>2022-11-04</text:p>
          </table:table-cell>
          <table:table-cell office:value-type="time" office:time-value="PT14H21M08S" calcext:value-type="time">
            <text:p>14:21:08</text:p>
          </table:table-cell>
          <table:table-cell office:value-type="time" office:time-value="PT21H03M49S" calcext:value-type="time">
            <text:p>21:03:49</text:p>
          </table:table-cell>
          <table:table-cell office:value-type="time" office:time-value="PT03H09M39S" calcext:value-type="time">
            <text:p>03:09:39</text:p>
          </table:table-cell>
          <table:table-cell office:value-type="time" office:time-value="PT14H21M07S" calcext:value-type="time">
            <text:p>14:21:07</text:p>
          </table:table-cell>
          <table:table-cell office:value-type="time" office:time-value="PT21H03M51S" calcext:value-type="time">
            <text:p>21:03:51</text:p>
          </table:table-cell>
          <table:table-cell office:value-type="time" office:time-value="PT03H09M42S" calcext:value-type="time">
            <text:p>03:09:42</text:p>
          </table:table-cell>
          <table:table-cell table:formula="of:=IF(OR([.B310]=&quot;&quot;;[.E310]=&quot;&quot;);&quot;&quot;;ROUND(ABS([.B310]-[.E310])*86400))" office:value-type="float" office:value="1" calcext:value-type="float">
            <text:p>1</text:p>
          </table:table-cell>
          <table:table-cell table:formula="of:=IF(OR([.C310]=&quot;&quot;;[.F310]=&quot;&quot;);&quot;&quot;;ROUND(ABS([.C310]-[.F310])*86400))" office:value-type="float" office:value="2" calcext:value-type="float">
            <text:p>2</text:p>
          </table:table-cell>
          <table:table-cell table:formula="of:=IF(OR([.D310]=&quot;&quot;;[.G310]=&quot;&quot;);&quot;&quot;;ROUND(ABS([.D310]-[.G310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11-05" calcext:value-type="date">
            <text:p>2022-11-05</text:p>
          </table:table-cell>
          <table:table-cell office:value-type="time" office:time-value="PT15H31M08S" calcext:value-type="time">
            <text:p>15:31:08</text:p>
          </table:table-cell>
          <table:table-cell office:value-type="time" office:time-value="PT21H49M40S" calcext:value-type="time">
            <text:p>21:49:40</text:p>
          </table:table-cell>
          <table:table-cell office:value-type="time" office:time-value="PT03H33M55S" calcext:value-type="time">
            <text:p>03:33:55</text:p>
          </table:table-cell>
          <table:table-cell office:value-type="time" office:time-value="PT15H31M08S" calcext:value-type="time">
            <text:p>15:31:08</text:p>
          </table:table-cell>
          <table:table-cell office:value-type="time" office:time-value="PT21H49M42S" calcext:value-type="time">
            <text:p>21:49:42</text:p>
          </table:table-cell>
          <table:table-cell office:value-type="time" office:time-value="PT03H33M58S" calcext:value-type="time">
            <text:p>03:33:58</text:p>
          </table:table-cell>
          <table:table-cell table:formula="of:=IF(OR([.B311]=&quot;&quot;;[.E311]=&quot;&quot;);&quot;&quot;;ROUND(ABS([.B311]-[.E311])*86400))" office:value-type="float" office:value="0" calcext:value-type="float">
            <text:p>0</text:p>
          </table:table-cell>
          <table:table-cell table:formula="of:=IF(OR([.C311]=&quot;&quot;;[.F311]=&quot;&quot;);&quot;&quot;;ROUND(ABS([.C311]-[.F311])*86400))" office:value-type="float" office:value="2" calcext:value-type="float">
            <text:p>2</text:p>
          </table:table-cell>
          <table:table-cell table:formula="of:=IF(OR([.D311]=&quot;&quot;;[.G311]=&quot;&quot;);&quot;&quot;;ROUND(ABS([.D311]-[.G311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11-06" calcext:value-type="date">
            <text:p>2022-11-06</text:p>
          </table:table-cell>
          <table:table-cell office:value-type="time" office:time-value="PT16H39M41S" calcext:value-type="time">
            <text:p>16:39:41</text:p>
          </table:table-cell>
          <table:table-cell office:value-type="time" office:time-value="PT22H34M40S" calcext:value-type="time">
            <text:p>22:34:40</text:p>
          </table:table-cell>
          <table:table-cell office:value-type="time" office:time-value="PT03H56M31S" calcext:value-type="time">
            <text:p>03:56:31</text:p>
          </table:table-cell>
          <table:table-cell office:value-type="time" office:time-value="PT16H39M42S" calcext:value-type="time">
            <text:p>16:39:42</text:p>
          </table:table-cell>
          <table:table-cell office:value-type="time" office:time-value="PT22H34M41S" calcext:value-type="time">
            <text:p>22:34:41</text:p>
          </table:table-cell>
          <table:table-cell office:value-type="time" office:time-value="PT03H56M34S" calcext:value-type="time">
            <text:p>03:56:34</text:p>
          </table:table-cell>
          <table:table-cell table:formula="of:=IF(OR([.B312]=&quot;&quot;;[.E312]=&quot;&quot;);&quot;&quot;;ROUND(ABS([.B312]-[.E312])*86400))" office:value-type="float" office:value="1" calcext:value-type="float">
            <text:p>1</text:p>
          </table:table-cell>
          <table:table-cell table:formula="of:=IF(OR([.C312]=&quot;&quot;;[.F312]=&quot;&quot;);&quot;&quot;;ROUND(ABS([.C312]-[.F312])*86400))" office:value-type="float" office:value="1" calcext:value-type="float">
            <text:p>1</text:p>
          </table:table-cell>
          <table:table-cell table:formula="of:=IF(OR([.D312]=&quot;&quot;;[.G312]=&quot;&quot;);&quot;&quot;;ROUND(ABS([.D312]-[.G312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11-07" calcext:value-type="date">
            <text:p>2022-11-07</text:p>
          </table:table-cell>
          <table:table-cell office:value-type="time" office:time-value="PT17H47M42S" calcext:value-type="time">
            <text:p>17:47:42</text:p>
          </table:table-cell>
          <table:table-cell office:value-type="time" office:time-value="PT23H19M56S" calcext:value-type="time">
            <text:p>23:19:56</text:p>
          </table:table-cell>
          <table:table-cell office:value-type="time" office:time-value="PT04H18M57S" calcext:value-type="time">
            <text:p>04:18:57</text:p>
          </table:table-cell>
          <table:table-cell office:value-type="time" office:time-value="PT17H47M43S" calcext:value-type="time">
            <text:p>17:47:43</text:p>
          </table:table-cell>
          <table:table-cell office:value-type="time" office:time-value="PT23H19M56S" calcext:value-type="time">
            <text:p>23:19:56</text:p>
          </table:table-cell>
          <table:table-cell office:value-type="time" office:time-value="PT04H19M00S" calcext:value-type="time">
            <text:p>04:19:00</text:p>
          </table:table-cell>
          <table:table-cell table:formula="of:=IF(OR([.B313]=&quot;&quot;;[.E313]=&quot;&quot;);&quot;&quot;;ROUND(ABS([.B313]-[.E313])*86400))" office:value-type="float" office:value="1" calcext:value-type="float">
            <text:p>1</text:p>
          </table:table-cell>
          <table:table-cell table:formula="of:=IF(OR([.C313]=&quot;&quot;;[.F313]=&quot;&quot;);&quot;&quot;;ROUND(ABS([.C313]-[.F313])*86400))" office:value-type="float" office:value="0" calcext:value-type="float">
            <text:p>0</text:p>
          </table:table-cell>
          <table:table-cell table:formula="of:=IF(OR([.D313]=&quot;&quot;;[.G313]=&quot;&quot;);&quot;&quot;;ROUND(ABS([.D313]-[.G313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11-08" calcext:value-type="date">
            <text:p>2022-11-08</text:p>
          </table:table-cell>
          <table:table-cell office:value-type="time" office:time-value="PT18H55M39S" calcext:value-type="time">
            <text:p>18:55:39</text:p>
          </table:table-cell>
          <table:table-cell/>
          <table:table-cell office:value-type="time" office:time-value="PT04H42M35S" calcext:value-type="time">
            <text:p>04:42:35</text:p>
          </table:table-cell>
          <table:table-cell office:value-type="time" office:time-value="PT18H55M39S" calcext:value-type="time">
            <text:p>18:55:39</text:p>
          </table:table-cell>
          <table:table-cell/>
          <table:table-cell office:value-type="time" office:time-value="PT04H42M37S" calcext:value-type="time">
            <text:p>04:42:37</text:p>
          </table:table-cell>
          <table:table-cell table:formula="of:=IF(OR([.B314]=&quot;&quot;;[.E314]=&quot;&quot;);&quot;&quot;;ROUND(ABS([.B314]-[.E314])*86400))" office:value-type="float" office:value="0" calcext:value-type="float">
            <text:p>0</text:p>
          </table:table-cell>
          <table:table-cell table:formula="of:=IF(OR([.C314]=&quot;&quot;;[.F314]=&quot;&quot;);&quot;&quot;;ROUND(ABS([.C314]-[.F314])*86400))">
            <text:p/>
          </table:table-cell>
          <table:table-cell table:formula="of:=IF(OR([.D314]=&quot;&quot;;[.G314]=&quot;&quot;);&quot;&quot;;ROUND(ABS([.D314]-[.G314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11-09" calcext:value-type="date">
            <text:p>2022-11-09</text:p>
          </table:table-cell>
          <table:table-cell office:value-type="time" office:time-value="PT20H03M18S" calcext:value-type="time">
            <text:p>20:03:18</text:p>
          </table:table-cell>
          <table:table-cell office:value-type="time" office:time-value="PT00H06M22S" calcext:value-type="time">
            <text:p>00:06:22</text:p>
          </table:table-cell>
          <table:table-cell office:value-type="time" office:time-value="PT05H08M49S" calcext:value-type="time">
            <text:p>05:08:49</text:p>
          </table:table-cell>
          <table:table-cell office:value-type="time" office:time-value="PT20H03M17S" calcext:value-type="time">
            <text:p>20:03:17</text:p>
          </table:table-cell>
          <table:table-cell office:value-type="time" office:time-value="PT00H06M22S" calcext:value-type="time">
            <text:p>00:06:22</text:p>
          </table:table-cell>
          <table:table-cell office:value-type="time" office:time-value="PT05H08M50S" calcext:value-type="time">
            <text:p>05:08:50</text:p>
          </table:table-cell>
          <table:table-cell table:formula="of:=IF(OR([.B315]=&quot;&quot;;[.E315]=&quot;&quot;);&quot;&quot;;ROUND(ABS([.B315]-[.E315])*86400))" office:value-type="float" office:value="1" calcext:value-type="float">
            <text:p>1</text:p>
          </table:table-cell>
          <table:table-cell table:formula="of:=IF(OR([.C315]=&quot;&quot;;[.F315]=&quot;&quot;);&quot;&quot;;ROUND(ABS([.C315]-[.F315])*86400))" office:value-type="float" office:value="0" calcext:value-type="float">
            <text:p>0</text:p>
          </table:table-cell>
          <table:table-cell table:formula="of:=IF(OR([.D315]=&quot;&quot;;[.G315]=&quot;&quot;);&quot;&quot;;ROUND(ABS([.D315]-[.G315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1-10" calcext:value-type="date">
            <text:p>2022-11-10</text:p>
          </table:table-cell>
          <table:table-cell office:value-type="time" office:time-value="PT21H09M25S" calcext:value-type="time">
            <text:p>21:09:25</text:p>
          </table:table-cell>
          <table:table-cell office:value-type="time" office:time-value="PT00H54M34S" calcext:value-type="time">
            <text:p>00:54:34</text:p>
          </table:table-cell>
          <table:table-cell office:value-type="time" office:time-value="PT05H39M09S" calcext:value-type="time">
            <text:p>05:39:09</text:p>
          </table:table-cell>
          <table:table-cell office:value-type="time" office:time-value="PT21H09M24S" calcext:value-type="time">
            <text:p>21:09:24</text:p>
          </table:table-cell>
          <table:table-cell office:value-type="time" office:time-value="PT00H54M34S" calcext:value-type="time">
            <text:p>00:54:34</text:p>
          </table:table-cell>
          <table:table-cell office:value-type="time" office:time-value="PT05H39M09S" calcext:value-type="time">
            <text:p>05:39:09</text:p>
          </table:table-cell>
          <table:table-cell table:formula="of:=IF(OR([.B316]=&quot;&quot;;[.E316]=&quot;&quot;);&quot;&quot;;ROUND(ABS([.B316]-[.E316])*86400))" office:value-type="float" office:value="1" calcext:value-type="float">
            <text:p>1</text:p>
          </table:table-cell>
          <table:table-cell table:formula="of:=IF(OR([.C316]=&quot;&quot;;[.F316]=&quot;&quot;);&quot;&quot;;ROUND(ABS([.C316]-[.F316])*86400))" office:value-type="float" office:value="0" calcext:value-type="float">
            <text:p>0</text:p>
          </table:table-cell>
          <table:table-cell table:formula="of:=IF(OR([.D316]=&quot;&quot;;[.G316]=&quot;&quot;);&quot;&quot;;ROUND(ABS([.D316]-[.G316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1-11" calcext:value-type="date">
            <text:p>2022-11-11</text:p>
          </table:table-cell>
          <table:table-cell office:value-type="time" office:time-value="PT22H11M52S" calcext:value-type="time">
            <text:p>22:11:52</text:p>
          </table:table-cell>
          <table:table-cell office:value-type="time" office:time-value="PT01H44M36S" calcext:value-type="time">
            <text:p>01:44:36</text:p>
          </table:table-cell>
          <table:table-cell office:value-type="time" office:time-value="PT06H15M05S" calcext:value-type="time">
            <text:p>06:15:05</text:p>
          </table:table-cell>
          <table:table-cell office:value-type="time" office:time-value="PT22H11M52S" calcext:value-type="time">
            <text:p>22:11:52</text:p>
          </table:table-cell>
          <table:table-cell office:value-type="time" office:time-value="PT01H44M35S" calcext:value-type="time">
            <text:p>01:44:35</text:p>
          </table:table-cell>
          <table:table-cell office:value-type="time" office:time-value="PT06H15M03S" calcext:value-type="time">
            <text:p>06:15:03</text:p>
          </table:table-cell>
          <table:table-cell table:formula="of:=IF(OR([.B317]=&quot;&quot;;[.E317]=&quot;&quot;);&quot;&quot;;ROUND(ABS([.B317]-[.E317])*86400))" office:value-type="float" office:value="0" calcext:value-type="float">
            <text:p>0</text:p>
          </table:table-cell>
          <table:table-cell table:formula="of:=IF(OR([.C317]=&quot;&quot;;[.F317]=&quot;&quot;);&quot;&quot;;ROUND(ABS([.C317]-[.F317])*86400))" office:value-type="float" office:value="1" calcext:value-type="float">
            <text:p>1</text:p>
          </table:table-cell>
          <table:table-cell table:formula="of:=IF(OR([.D317]=&quot;&quot;;[.G317]=&quot;&quot;);&quot;&quot;;ROUND(ABS([.D317]-[.G317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11-12" calcext:value-type="date">
            <text:p>2022-11-12</text:p>
          </table:table-cell>
          <table:table-cell office:value-type="time" office:time-value="PT23H08M17S" calcext:value-type="time">
            <text:p>23:08:17</text:p>
          </table:table-cell>
          <table:table-cell office:value-type="time" office:time-value="PT02H36M01S" calcext:value-type="time">
            <text:p>02:36:01</text:p>
          </table:table-cell>
          <table:table-cell office:value-type="time" office:time-value="PT06H57M47S" calcext:value-type="time">
            <text:p>06:57:47</text:p>
          </table:table-cell>
          <table:table-cell office:value-type="time" office:time-value="PT23H08M16S" calcext:value-type="time">
            <text:p>23:08:16</text:p>
          </table:table-cell>
          <table:table-cell office:value-type="time" office:time-value="PT02H36M00S" calcext:value-type="time">
            <text:p>02:36:00</text:p>
          </table:table-cell>
          <table:table-cell office:value-type="time" office:time-value="PT06H57M45S" calcext:value-type="time">
            <text:p>06:57:45</text:p>
          </table:table-cell>
          <table:table-cell table:formula="of:=IF(OR([.B318]=&quot;&quot;;[.E318]=&quot;&quot;);&quot;&quot;;ROUND(ABS([.B318]-[.E318])*86400))" office:value-type="float" office:value="1" calcext:value-type="float">
            <text:p>1</text:p>
          </table:table-cell>
          <table:table-cell table:formula="of:=IF(OR([.C318]=&quot;&quot;;[.F318]=&quot;&quot;);&quot;&quot;;ROUND(ABS([.C318]-[.F318])*86400))" office:value-type="float" office:value="1" calcext:value-type="float">
            <text:p>1</text:p>
          </table:table-cell>
          <table:table-cell table:formula="of:=IF(OR([.D318]=&quot;&quot;;[.G318]=&quot;&quot;);&quot;&quot;;ROUND(ABS([.D318]-[.G318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11-13" calcext:value-type="date">
            <text:p>2022-11-13</text:p>
          </table:table-cell>
          <table:table-cell office:value-type="time" office:time-value="PT23H57M00S" calcext:value-type="time">
            <text:p>23:57:00</text:p>
          </table:table-cell>
          <table:table-cell office:value-type="time" office:time-value="PT03H27M53S" calcext:value-type="time">
            <text:p>03:27:53</text:p>
          </table:table-cell>
          <table:table-cell office:value-type="time" office:time-value="PT07H47M36S" calcext:value-type="time">
            <text:p>07:47:36</text:p>
          </table:table-cell>
          <table:table-cell office:value-type="time" office:time-value="PT23H57M00S" calcext:value-type="time">
            <text:p>23:57:00</text:p>
          </table:table-cell>
          <table:table-cell office:value-type="time" office:time-value="PT03H27M51S" calcext:value-type="time">
            <text:p>03:27:51</text:p>
          </table:table-cell>
          <table:table-cell office:value-type="time" office:time-value="PT07H47M32S" calcext:value-type="time">
            <text:p>07:47:32</text:p>
          </table:table-cell>
          <table:table-cell table:formula="of:=IF(OR([.B319]=&quot;&quot;;[.E319]=&quot;&quot;);&quot;&quot;;ROUND(ABS([.B319]-[.E319])*86400))" office:value-type="float" office:value="0" calcext:value-type="float">
            <text:p>0</text:p>
          </table:table-cell>
          <table:table-cell table:formula="of:=IF(OR([.C319]=&quot;&quot;;[.F319]=&quot;&quot;);&quot;&quot;;ROUND(ABS([.C319]-[.F319])*86400))" office:value-type="float" office:value="2" calcext:value-type="float">
            <text:p>2</text:p>
          </table:table-cell>
          <table:table-cell table:formula="of:=IF(OR([.D319]=&quot;&quot;;[.G319]=&quot;&quot;);&quot;&quot;;ROUND(ABS([.D319]-[.G319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11-14" calcext:value-type="date">
            <text:p>2022-11-14</text:p>
          </table:table-cell>
          <table:table-cell/>
          <table:table-cell office:value-type="time" office:time-value="PT04H19M03S" calcext:value-type="time">
            <text:p>04:19:03</text:p>
          </table:table-cell>
          <table:table-cell office:value-type="time" office:time-value="PT08H43M34S" calcext:value-type="time">
            <text:p>08:43:34</text:p>
          </table:table-cell>
          <table:table-cell/>
          <table:table-cell office:value-type="time" office:time-value="PT04H19M01S" calcext:value-type="time">
            <text:p>04:19:01</text:p>
          </table:table-cell>
          <table:table-cell office:value-type="time" office:time-value="PT08H43M31S" calcext:value-type="time">
            <text:p>08:43:31</text:p>
          </table:table-cell>
          <table:table-cell table:formula="of:=IF(OR([.B320]=&quot;&quot;;[.E320]=&quot;&quot;);&quot;&quot;;ROUND(ABS([.B320]-[.E320])*86400))">
            <text:p/>
          </table:table-cell>
          <table:table-cell table:formula="of:=IF(OR([.C320]=&quot;&quot;;[.F320]=&quot;&quot;);&quot;&quot;;ROUND(ABS([.C320]-[.F320])*86400))" office:value-type="float" office:value="2" calcext:value-type="float">
            <text:p>2</text:p>
          </table:table-cell>
          <table:table-cell table:formula="of:=IF(OR([.D320]=&quot;&quot;;[.G320]=&quot;&quot;);&quot;&quot;;ROUND(ABS([.D320]-[.G320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11-15" calcext:value-type="date">
            <text:p>2022-11-15</text:p>
          </table:table-cell>
          <table:table-cell office:value-type="time" office:time-value="PT00H37M49S" calcext:value-type="time">
            <text:p>00:37:49</text:p>
          </table:table-cell>
          <table:table-cell office:value-type="time" office:time-value="PT05H08M32S" calcext:value-type="time">
            <text:p>05:08:32</text:p>
          </table:table-cell>
          <table:table-cell office:value-type="time" office:time-value="PT09H43M49S" calcext:value-type="time">
            <text:p>09:43:49</text:p>
          </table:table-cell>
          <table:table-cell office:value-type="time" office:time-value="PT00H37M48S" calcext:value-type="time">
            <text:p>00:37:48</text:p>
          </table:table-cell>
          <table:table-cell office:value-type="time" office:time-value="PT05H08M31S" calcext:value-type="time">
            <text:p>05:08:31</text:p>
          </table:table-cell>
          <table:table-cell office:value-type="time" office:time-value="PT09H43M47S" calcext:value-type="time">
            <text:p>09:43:47</text:p>
          </table:table-cell>
          <table:table-cell table:formula="of:=IF(OR([.B321]=&quot;&quot;;[.E321]=&quot;&quot;);&quot;&quot;;ROUND(ABS([.B321]-[.E321])*86400))" office:value-type="float" office:value="1" calcext:value-type="float">
            <text:p>1</text:p>
          </table:table-cell>
          <table:table-cell table:formula="of:=IF(OR([.C321]=&quot;&quot;;[.F321]=&quot;&quot;);&quot;&quot;;ROUND(ABS([.C321]-[.F321])*86400))" office:value-type="float" office:value="1" calcext:value-type="float">
            <text:p>1</text:p>
          </table:table-cell>
          <table:table-cell table:formula="of:=IF(OR([.D321]=&quot;&quot;;[.G321]=&quot;&quot;);&quot;&quot;;ROUND(ABS([.D321]-[.G321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11-16" calcext:value-type="date">
            <text:p>2022-11-16</text:p>
          </table:table-cell>
          <table:table-cell office:value-type="time" office:time-value="PT01H11M41S" calcext:value-type="time">
            <text:p>01:11:41</text:p>
          </table:table-cell>
          <table:table-cell office:value-type="time" office:time-value="PT05H55M50S" calcext:value-type="time">
            <text:p>05:55:50</text:p>
          </table:table-cell>
          <table:table-cell office:value-type="time" office:time-value="PT10H46M16S" calcext:value-type="time">
            <text:p>10:46:16</text:p>
          </table:table-cell>
          <table:table-cell office:value-type="time" office:time-value="PT01H11M40S" calcext:value-type="time">
            <text:p>01:11:40</text:p>
          </table:table-cell>
          <table:table-cell office:value-type="time" office:time-value="PT05H55M50S" calcext:value-type="time">
            <text:p>05:55:50</text:p>
          </table:table-cell>
          <table:table-cell office:value-type="time" office:time-value="PT10H46M15S" calcext:value-type="time">
            <text:p>10:46:15</text:p>
          </table:table-cell>
          <table:table-cell table:formula="of:=IF(OR([.B322]=&quot;&quot;;[.E322]=&quot;&quot;);&quot;&quot;;ROUND(ABS([.B322]-[.E322])*86400))" office:value-type="float" office:value="1" calcext:value-type="float">
            <text:p>1</text:p>
          </table:table-cell>
          <table:table-cell table:formula="of:=IF(OR([.C322]=&quot;&quot;;[.F322]=&quot;&quot;);&quot;&quot;;ROUND(ABS([.C322]-[.F322])*86400))" office:value-type="float" office:value="0" calcext:value-type="float">
            <text:p>0</text:p>
          </table:table-cell>
          <table:table-cell table:formula="of:=IF(OR([.D322]=&quot;&quot;;[.G322]=&quot;&quot;);&quot;&quot;;ROUND(ABS([.D322]-[.G322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1-17" calcext:value-type="date">
            <text:p>2022-11-17</text:p>
          </table:table-cell>
          <table:table-cell office:value-type="time" office:time-value="PT01H40M09S" calcext:value-type="time">
            <text:p>01:40:09</text:p>
          </table:table-cell>
          <table:table-cell office:value-type="time" office:time-value="PT06H40M59S" calcext:value-type="time">
            <text:p>06:40:59</text:p>
          </table:table-cell>
          <table:table-cell office:value-type="time" office:time-value="PT11H49M32S" calcext:value-type="time">
            <text:p>11:49:32</text:p>
          </table:table-cell>
          <table:table-cell office:value-type="time" office:time-value="PT01H40M08S" calcext:value-type="time">
            <text:p>01:40:08</text:p>
          </table:table-cell>
          <table:table-cell office:value-type="time" office:time-value="PT06H41M00S" calcext:value-type="time">
            <text:p>06:41:00</text:p>
          </table:table-cell>
          <table:table-cell office:value-type="time" office:time-value="PT11H49M32S" calcext:value-type="time">
            <text:p>11:49:32</text:p>
          </table:table-cell>
          <table:table-cell table:formula="of:=IF(OR([.B323]=&quot;&quot;;[.E323]=&quot;&quot;);&quot;&quot;;ROUND(ABS([.B323]-[.E323])*86400))" office:value-type="float" office:value="1" calcext:value-type="float">
            <text:p>1</text:p>
          </table:table-cell>
          <table:table-cell table:formula="of:=IF(OR([.C323]=&quot;&quot;;[.F323]=&quot;&quot;);&quot;&quot;;ROUND(ABS([.C323]-[.F323])*86400))" office:value-type="float" office:value="1" calcext:value-type="float">
            <text:p>1</text:p>
          </table:table-cell>
          <table:table-cell table:formula="of:=IF(OR([.D323]=&quot;&quot;;[.G323]=&quot;&quot;);&quot;&quot;;ROUND(ABS([.D323]-[.G323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1-18" calcext:value-type="date">
            <text:p>2022-11-18</text:p>
          </table:table-cell>
          <table:table-cell office:value-type="time" office:time-value="PT02H04M50S" calcext:value-type="time">
            <text:p>02:04:50</text:p>
          </table:table-cell>
          <table:table-cell office:value-type="time" office:time-value="PT07H24M30S" calcext:value-type="time">
            <text:p>07:24:30</text:p>
          </table:table-cell>
          <table:table-cell office:value-type="time" office:time-value="PT12H53M04S" calcext:value-type="time">
            <text:p>12:53:04</text:p>
          </table:table-cell>
          <table:table-cell office:value-type="time" office:time-value="PT02H04M49S" calcext:value-type="time">
            <text:p>02:04:49</text:p>
          </table:table-cell>
          <table:table-cell office:value-type="time" office:time-value="PT07H24M32S" calcext:value-type="time">
            <text:p>07:24:32</text:p>
          </table:table-cell>
          <table:table-cell office:value-type="time" office:time-value="PT12H53M06S" calcext:value-type="time">
            <text:p>12:53:06</text:p>
          </table:table-cell>
          <table:table-cell table:formula="of:=IF(OR([.B324]=&quot;&quot;;[.E324]=&quot;&quot;);&quot;&quot;;ROUND(ABS([.B324]-[.E324])*86400))" office:value-type="float" office:value="1" calcext:value-type="float">
            <text:p>1</text:p>
          </table:table-cell>
          <table:table-cell table:formula="of:=IF(OR([.C324]=&quot;&quot;;[.F324]=&quot;&quot;);&quot;&quot;;ROUND(ABS([.C324]-[.F324])*86400))" office:value-type="float" office:value="2" calcext:value-type="float">
            <text:p>2</text:p>
          </table:table-cell>
          <table:table-cell table:formula="of:=IF(OR([.D324]=&quot;&quot;;[.G324]=&quot;&quot;);&quot;&quot;;ROUND(ABS([.D324]-[.G324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11-19" calcext:value-type="date">
            <text:p>2022-11-19</text:p>
          </table:table-cell>
          <table:table-cell office:value-type="time" office:time-value="PT02H27M11S" calcext:value-type="time">
            <text:p>02:27:11</text:p>
          </table:table-cell>
          <table:table-cell office:value-type="time" office:time-value="PT08H07M11S" calcext:value-type="time">
            <text:p>08:07:11</text:p>
          </table:table-cell>
          <table:table-cell office:value-type="time" office:time-value="PT13H57M12S" calcext:value-type="time">
            <text:p>13:57:12</text:p>
          </table:table-cell>
          <table:table-cell office:value-type="time" office:time-value="PT02H27M10S" calcext:value-type="time">
            <text:p>02:27:10</text:p>
          </table:table-cell>
          <table:table-cell office:value-type="time" office:time-value="PT08H07M14S" calcext:value-type="time">
            <text:p>08:07:14</text:p>
          </table:table-cell>
          <table:table-cell office:value-type="time" office:time-value="PT13H57M15S" calcext:value-type="time">
            <text:p>13:57:15</text:p>
          </table:table-cell>
          <table:table-cell table:formula="of:=IF(OR([.B325]=&quot;&quot;;[.E325]=&quot;&quot;);&quot;&quot;;ROUND(ABS([.B325]-[.E325])*86400))" office:value-type="float" office:value="1" calcext:value-type="float">
            <text:p>1</text:p>
          </table:table-cell>
          <table:table-cell table:formula="of:=IF(OR([.C325]=&quot;&quot;;[.F325]=&quot;&quot;);&quot;&quot;;ROUND(ABS([.C325]-[.F325])*86400))" office:value-type="float" office:value="3" calcext:value-type="float">
            <text:p>3</text:p>
          </table:table-cell>
          <table:table-cell table:formula="of:=IF(OR([.D325]=&quot;&quot;;[.G325]=&quot;&quot;);&quot;&quot;;ROUND(ABS([.D325]-[.G325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11-20" calcext:value-type="date">
            <text:p>2022-11-20</text:p>
          </table:table-cell>
          <table:table-cell office:value-type="time" office:time-value="PT02H48M35S" calcext:value-type="time">
            <text:p>02:48:35</text:p>
          </table:table-cell>
          <table:table-cell office:value-type="time" office:time-value="PT08H50M05S" calcext:value-type="time">
            <text:p>08:50:05</text:p>
          </table:table-cell>
          <table:table-cell office:value-type="time" office:time-value="PT15H02M45S" calcext:value-type="time">
            <text:p>15:02:45</text:p>
          </table:table-cell>
          <table:table-cell office:value-type="time" office:time-value="PT02H48M34S" calcext:value-type="time">
            <text:p>02:48:34</text:p>
          </table:table-cell>
          <table:table-cell office:value-type="time" office:time-value="PT08H50M09S" calcext:value-type="time">
            <text:p>08:50:09</text:p>
          </table:table-cell>
          <table:table-cell office:value-type="time" office:time-value="PT15H02M49S" calcext:value-type="time">
            <text:p>15:02:49</text:p>
          </table:table-cell>
          <table:table-cell table:formula="of:=IF(OR([.B326]=&quot;&quot;;[.E326]=&quot;&quot;);&quot;&quot;;ROUND(ABS([.B326]-[.E326])*86400))" office:value-type="float" office:value="1" calcext:value-type="float">
            <text:p>1</text:p>
          </table:table-cell>
          <table:table-cell table:formula="of:=IF(OR([.C326]=&quot;&quot;;[.F326]=&quot;&quot;);&quot;&quot;;ROUND(ABS([.C326]-[.F326])*86400))" office:value-type="float" office:value="4" calcext:value-type="float">
            <text:p>4</text:p>
          </table:table-cell>
          <table:table-cell table:formula="of:=IF(OR([.D326]=&quot;&quot;;[.G326]=&quot;&quot;);&quot;&quot;;ROUND(ABS([.D326]-[.G326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11-21" calcext:value-type="date">
            <text:p>2022-11-21</text:p>
          </table:table-cell>
          <table:table-cell office:value-type="time" office:time-value="PT03H10M18S" calcext:value-type="time">
            <text:p>03:10:18</text:p>
          </table:table-cell>
          <table:table-cell office:value-type="time" office:time-value="PT09H34M25S" calcext:value-type="time">
            <text:p>09:34:25</text:p>
          </table:table-cell>
          <table:table-cell office:value-type="time" office:time-value="PT16H10M50S" calcext:value-type="time">
            <text:p>16:10:50</text:p>
          </table:table-cell>
          <table:table-cell office:value-type="time" office:time-value="PT03H10M18S" calcext:value-type="time">
            <text:p>03:10:18</text:p>
          </table:table-cell>
          <table:table-cell office:value-type="time" office:time-value="PT09H34M29S" calcext:value-type="time">
            <text:p>09:34:29</text:p>
          </table:table-cell>
          <table:table-cell office:value-type="time" office:time-value="PT16H10M54S" calcext:value-type="time">
            <text:p>16:10:54</text:p>
          </table:table-cell>
          <table:table-cell table:formula="of:=IF(OR([.B327]=&quot;&quot;;[.E327]=&quot;&quot;);&quot;&quot;;ROUND(ABS([.B327]-[.E327])*86400))" office:value-type="float" office:value="0" calcext:value-type="float">
            <text:p>0</text:p>
          </table:table-cell>
          <table:table-cell table:formula="of:=IF(OR([.C327]=&quot;&quot;;[.F327]=&quot;&quot;);&quot;&quot;;ROUND(ABS([.C327]-[.F327])*86400))" office:value-type="float" office:value="4" calcext:value-type="float">
            <text:p>4</text:p>
          </table:table-cell>
          <table:table-cell table:formula="of:=IF(OR([.D327]=&quot;&quot;;[.G327]=&quot;&quot;);&quot;&quot;;ROUND(ABS([.D327]-[.G327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11-22" calcext:value-type="date">
            <text:p>2022-11-22</text:p>
          </table:table-cell>
          <table:table-cell office:value-type="time" office:time-value="PT03H33M47S" calcext:value-type="time">
            <text:p>03:33:47</text:p>
          </table:table-cell>
          <table:table-cell office:value-type="time" office:time-value="PT10H21M30S" calcext:value-type="time">
            <text:p>10:21:30</text:p>
          </table:table-cell>
          <table:table-cell office:value-type="time" office:time-value="PT17H22M32S" calcext:value-type="time">
            <text:p>17:22:32</text:p>
          </table:table-cell>
          <table:table-cell office:value-type="time" office:time-value="PT03H33M47S" calcext:value-type="time">
            <text:p>03:33:47</text:p>
          </table:table-cell>
          <table:table-cell office:value-type="time" office:time-value="PT10H21M34S" calcext:value-type="time">
            <text:p>10:21:34</text:p>
          </table:table-cell>
          <table:table-cell office:value-type="time" office:time-value="PT17H22M33S" calcext:value-type="time">
            <text:p>17:22:33</text:p>
          </table:table-cell>
          <table:table-cell table:formula="of:=IF(OR([.B328]=&quot;&quot;;[.E328]=&quot;&quot;);&quot;&quot;;ROUND(ABS([.B328]-[.E328])*86400))" office:value-type="float" office:value="0" calcext:value-type="float">
            <text:p>0</text:p>
          </table:table-cell>
          <table:table-cell table:formula="of:=IF(OR([.C328]=&quot;&quot;;[.F328]=&quot;&quot;);&quot;&quot;;ROUND(ABS([.C328]-[.F328])*86400))" office:value-type="float" office:value="4" calcext:value-type="float">
            <text:p>4</text:p>
          </table:table-cell>
          <table:table-cell table:formula="of:=IF(OR([.D328]=&quot;&quot;;[.G328]=&quot;&quot;);&quot;&quot;;ROUND(ABS([.D328]-[.G328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1-23" calcext:value-type="date">
            <text:p>2022-11-23</text:p>
          </table:table-cell>
          <table:table-cell office:value-type="time" office:time-value="PT04H00M48S" calcext:value-type="time">
            <text:p>04:00:48</text:p>
          </table:table-cell>
          <table:table-cell office:value-type="time" office:time-value="PT11H12M38S" calcext:value-type="time">
            <text:p>11:12:38</text:p>
          </table:table-cell>
          <table:table-cell office:value-type="time" office:time-value="PT18H38M10S" calcext:value-type="time">
            <text:p>18:38:10</text:p>
          </table:table-cell>
          <table:table-cell office:value-type="time" office:time-value="PT04H00M48S" calcext:value-type="time">
            <text:p>04:00:48</text:p>
          </table:table-cell>
          <table:table-cell office:value-type="time" office:time-value="PT11H12M40S" calcext:value-type="time">
            <text:p>11:12:40</text:p>
          </table:table-cell>
          <table:table-cell office:value-type="time" office:time-value="PT18H38M09S" calcext:value-type="time">
            <text:p>18:38:09</text:p>
          </table:table-cell>
          <table:table-cell table:formula="of:=IF(OR([.B329]=&quot;&quot;;[.E329]=&quot;&quot;);&quot;&quot;;ROUND(ABS([.B329]-[.E329])*86400))" office:value-type="float" office:value="0" calcext:value-type="float">
            <text:p>0</text:p>
          </table:table-cell>
          <table:table-cell table:formula="of:=IF(OR([.C329]=&quot;&quot;;[.F329]=&quot;&quot;);&quot;&quot;;ROUND(ABS([.C329]-[.F329])*86400))" office:value-type="float" office:value="2" calcext:value-type="float">
            <text:p>2</text:p>
          </table:table-cell>
          <table:table-cell table:formula="of:=IF(OR([.D329]=&quot;&quot;;[.G329]=&quot;&quot;);&quot;&quot;;ROUND(ABS([.D329]-[.G329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1-24" calcext:value-type="date">
            <text:p>2022-11-24</text:p>
          </table:table-cell>
          <table:table-cell office:value-type="time" office:time-value="PT04H33M36S" calcext:value-type="time">
            <text:p>04:33:36</text:p>
          </table:table-cell>
          <table:table-cell office:value-type="time" office:time-value="PT12H08M45S" calcext:value-type="time">
            <text:p>12:08:45</text:p>
          </table:table-cell>
          <table:table-cell office:value-type="time" office:time-value="PT19H56M26S" calcext:value-type="time">
            <text:p>19:56:26</text:p>
          </table:table-cell>
          <table:table-cell office:value-type="time" office:time-value="PT04H33M37S" calcext:value-type="time">
            <text:p>04:33:37</text:p>
          </table:table-cell>
          <table:table-cell office:value-type="time" office:time-value="PT12H08M44S" calcext:value-type="time">
            <text:p>12:08:44</text:p>
          </table:table-cell>
          <table:table-cell office:value-type="time" office:time-value="PT19H56M22S" calcext:value-type="time">
            <text:p>19:56:22</text:p>
          </table:table-cell>
          <table:table-cell table:formula="of:=IF(OR([.B330]=&quot;&quot;;[.E330]=&quot;&quot;);&quot;&quot;;ROUND(ABS([.B330]-[.E330])*86400))" office:value-type="float" office:value="1" calcext:value-type="float">
            <text:p>1</text:p>
          </table:table-cell>
          <table:table-cell table:formula="of:=IF(OR([.C330]=&quot;&quot;;[.F330]=&quot;&quot;);&quot;&quot;;ROUND(ABS([.C330]-[.F330])*86400))" office:value-type="float" office:value="1" calcext:value-type="float">
            <text:p>1</text:p>
          </table:table-cell>
          <table:table-cell table:formula="of:=IF(OR([.D330]=&quot;&quot;;[.G330]=&quot;&quot;);&quot;&quot;;ROUND(ABS([.D330]-[.G330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11-25" calcext:value-type="date">
            <text:p>2022-11-25</text:p>
          </table:table-cell>
          <table:table-cell office:value-type="time" office:time-value="PT05H15M01S" calcext:value-type="time">
            <text:p>05:15:01</text:p>
          </table:table-cell>
          <table:table-cell office:value-type="time" office:time-value="PT13H09M55S" calcext:value-type="time">
            <text:p>13:09:55</text:p>
          </table:table-cell>
          <table:table-cell office:value-type="time" office:time-value="PT21H13M26S" calcext:value-type="time">
            <text:p>21:13:26</text:p>
          </table:table-cell>
          <table:table-cell office:value-type="time" office:time-value="PT05H15M00S" calcext:value-type="time">
            <text:p>05:15:00</text:p>
          </table:table-cell>
          <table:table-cell office:value-type="time" office:time-value="PT13H09M49S" calcext:value-type="time">
            <text:p>13:09:49</text:p>
          </table:table-cell>
          <table:table-cell office:value-type="time" office:time-value="PT21H13M20S" calcext:value-type="time">
            <text:p>21:13:20</text:p>
          </table:table-cell>
          <table:table-cell table:formula="of:=IF(OR([.B331]=&quot;&quot;;[.E331]=&quot;&quot;);&quot;&quot;;ROUND(ABS([.B331]-[.E331])*86400))" office:value-type="float" office:value="1" calcext:value-type="float">
            <text:p>1</text:p>
          </table:table-cell>
          <table:table-cell table:formula="of:=IF(OR([.C331]=&quot;&quot;;[.F331]=&quot;&quot;);&quot;&quot;;ROUND(ABS([.C331]-[.F331])*86400))" office:value-type="float" office:value="6" calcext:value-type="float">
            <text:p>6</text:p>
          </table:table-cell>
          <table:table-cell table:formula="of:=IF(OR([.D331]=&quot;&quot;;[.G331]=&quot;&quot;);&quot;&quot;;ROUND(ABS([.D331]-[.G331])*86400)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date" office:date-value="2022-11-26" calcext:value-type="date">
            <text:p>2022-11-26</text:p>
          </table:table-cell>
          <table:table-cell office:value-type="time" office:time-value="PT06H07M41S" calcext:value-type="time">
            <text:p>06:07:41</text:p>
          </table:table-cell>
          <table:table-cell office:value-type="time" office:time-value="PT14H14M36S" calcext:value-type="time">
            <text:p>14:14:36</text:p>
          </table:table-cell>
          <table:table-cell office:value-type="time" office:time-value="PT22H23M25S" calcext:value-type="time">
            <text:p>22:23:25</text:p>
          </table:table-cell>
          <table:table-cell office:value-type="time" office:time-value="PT06H07M35S" calcext:value-type="time">
            <text:p>06:07:35</text:p>
          </table:table-cell>
          <table:table-cell office:value-type="time" office:time-value="PT14H14M25S" calcext:value-type="time">
            <text:p>14:14:25</text:p>
          </table:table-cell>
          <table:table-cell office:value-type="time" office:time-value="PT22H23M22S" calcext:value-type="time">
            <text:p>22:23:22</text:p>
          </table:table-cell>
          <table:table-cell table:formula="of:=IF(OR([.B332]=&quot;&quot;;[.E332]=&quot;&quot;);&quot;&quot;;ROUND(ABS([.B332]-[.E332])*86400))" office:value-type="float" office:value="6" calcext:value-type="float">
            <text:p>6</text:p>
          </table:table-cell>
          <table:table-cell table:formula="of:=IF(OR([.C332]=&quot;&quot;;[.F332]=&quot;&quot;);&quot;&quot;;ROUND(ABS([.C332]-[.F332])*86400))" office:value-type="float" office:value="11" calcext:value-type="float">
            <text:p>11</text:p>
          </table:table-cell>
          <table:table-cell table:formula="of:=IF(OR([.D332]=&quot;&quot;;[.G332]=&quot;&quot;);&quot;&quot;;ROUND(ABS([.D332]-[.G332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11-27" calcext:value-type="date">
            <text:p>2022-11-27</text:p>
          </table:table-cell>
          <table:table-cell office:value-type="time" office:time-value="PT07H12M15S" calcext:value-type="time">
            <text:p>07:12:15</text:p>
          </table:table-cell>
          <table:table-cell office:value-type="time" office:time-value="PT15H19M51S" calcext:value-type="time">
            <text:p>15:19:51</text:p>
          </table:table-cell>
          <table:table-cell office:value-type="time" office:time-value="PT23H21M57S" calcext:value-type="time">
            <text:p>23:21:57</text:p>
          </table:table-cell>
          <table:table-cell office:value-type="time" office:time-value="PT07H12M05S" calcext:value-type="time">
            <text:p>07:12:05</text:p>
          </table:table-cell>
          <table:table-cell office:value-type="time" office:time-value="PT15H19M40S" calcext:value-type="time">
            <text:p>15:19:40</text:p>
          </table:table-cell>
          <table:table-cell office:value-type="time" office:time-value="PT23H21M56S" calcext:value-type="time">
            <text:p>23:21:56</text:p>
          </table:table-cell>
          <table:table-cell table:formula="of:=IF(OR([.B333]=&quot;&quot;;[.E333]=&quot;&quot;);&quot;&quot;;ROUND(ABS([.B333]-[.E333])*86400))" office:value-type="float" office:value="10" calcext:value-type="float">
            <text:p>10</text:p>
          </table:table-cell>
          <table:table-cell table:formula="of:=IF(OR([.C333]=&quot;&quot;;[.F333]=&quot;&quot;);&quot;&quot;;ROUND(ABS([.C333]-[.F333])*86400))" office:value-type="float" office:value="11" calcext:value-type="float">
            <text:p>11</text:p>
          </table:table-cell>
          <table:table-cell table:formula="of:=IF(OR([.D333]=&quot;&quot;;[.G333]=&quot;&quot;);&quot;&quot;;ROUND(ABS([.D333]-[.G333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1-28" calcext:value-type="date">
            <text:p>2022-11-28</text:p>
          </table:table-cell>
          <table:table-cell office:value-type="time" office:time-value="PT08H25M49S" calcext:value-type="time">
            <text:p>08:25:49</text:p>
          </table:table-cell>
          <table:table-cell office:value-type="time" office:time-value="PT16H22M28S" calcext:value-type="time">
            <text:p>16:22:28</text:p>
          </table:table-cell>
          <table:table-cell/>
          <table:table-cell office:value-type="time" office:time-value="PT08H25M39S" calcext:value-type="time">
            <text:p>08:25:39</text:p>
          </table:table-cell>
          <table:table-cell office:value-type="time" office:time-value="PT16H22M21S" calcext:value-type="time">
            <text:p>16:22:21</text:p>
          </table:table-cell>
          <table:table-cell/>
          <table:table-cell table:formula="of:=IF(OR([.B334]=&quot;&quot;;[.E334]=&quot;&quot;);&quot;&quot;;ROUND(ABS([.B334]-[.E334])*86400))" office:value-type="float" office:value="10" calcext:value-type="float">
            <text:p>10</text:p>
          </table:table-cell>
          <table:table-cell table:formula="of:=IF(OR([.C334]=&quot;&quot;;[.F334]=&quot;&quot;);&quot;&quot;;ROUND(ABS([.C334]-[.F334])*86400))" office:value-type="float" office:value="7" calcext:value-type="float">
            <text:p>7</text:p>
          </table:table-cell>
          <table:table-cell table:formula="of:=IF(OR([.D334]=&quot;&quot;;[.G334]=&quot;&quot;);&quot;&quot;;ROUND(ABS([.D334]-[.G334])*86400))">
            <text:p/>
          </table:table-cell>
          <table:table-cell table:number-columns-repeated="8"/>
        </table:table-row>
        <table:table-row table:style-name="ro1">
          <table:table-cell office:value-type="date" office:date-value="2022-11-29" calcext:value-type="date">
            <text:p>2022-11-29</text:p>
          </table:table-cell>
          <table:table-cell office:value-type="time" office:time-value="PT09H43M03S" calcext:value-type="time">
            <text:p>09:43:03</text:p>
          </table:table-cell>
          <table:table-cell office:value-type="time" office:time-value="PT17H20M27S" calcext:value-type="time">
            <text:p>17:20:27</text:p>
          </table:table-cell>
          <table:table-cell office:value-type="time" office:time-value="PT00H08M20S" calcext:value-type="time">
            <text:p>00:08:20</text:p>
          </table:table-cell>
          <table:table-cell office:value-type="time" office:time-value="PT09H42M54S" calcext:value-type="time">
            <text:p>09:42:54</text:p>
          </table:table-cell>
          <table:table-cell office:value-type="time" office:time-value="PT17H20M26S" calcext:value-type="time">
            <text:p>17:20:26</text:p>
          </table:table-cell>
          <table:table-cell office:value-type="time" office:time-value="PT00H08M20S" calcext:value-type="time">
            <text:p>00:08:20</text:p>
          </table:table-cell>
          <table:table-cell table:formula="of:=IF(OR([.B335]=&quot;&quot;;[.E335]=&quot;&quot;);&quot;&quot;;ROUND(ABS([.B335]-[.E335])*86400))" office:value-type="float" office:value="9" calcext:value-type="float">
            <text:p>9</text:p>
          </table:table-cell>
          <table:table-cell table:formula="of:=IF(OR([.C335]=&quot;&quot;;[.F335]=&quot;&quot;);&quot;&quot;;ROUND(ABS([.C335]-[.F335])*86400))" office:value-type="float" office:value="1" calcext:value-type="float">
            <text:p>1</text:p>
          </table:table-cell>
          <table:table-cell table:formula="of:=IF(OR([.D335]=&quot;&quot;;[.G335]=&quot;&quot;);&quot;&quot;;ROUND(ABS([.D335]-[.G335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1-30" calcext:value-type="date">
            <text:p>2022-11-30</text:p>
          </table:table-cell>
          <table:table-cell office:value-type="time" office:time-value="PT10H59M18S" calcext:value-type="time">
            <text:p>10:59:18</text:p>
          </table:table-cell>
          <table:table-cell office:value-type="time" office:time-value="PT18H13M28S" calcext:value-type="time">
            <text:p>18:13:28</text:p>
          </table:table-cell>
          <table:table-cell office:value-type="time" office:time-value="PT00H44M45S" calcext:value-type="time">
            <text:p>00:44:45</text:p>
          </table:table-cell>
          <table:table-cell office:value-type="time" office:time-value="PT10H59M14S" calcext:value-type="time">
            <text:p>10:59:14</text:p>
          </table:table-cell>
          <table:table-cell office:value-type="time" office:time-value="PT18H13M30S" calcext:value-type="time">
            <text:p>18:13:30</text:p>
          </table:table-cell>
          <table:table-cell office:value-type="time" office:time-value="PT00H44M46S" calcext:value-type="time">
            <text:p>00:44:46</text:p>
          </table:table-cell>
          <table:table-cell table:formula="of:=IF(OR([.B336]=&quot;&quot;;[.E336]=&quot;&quot;);&quot;&quot;;ROUND(ABS([.B336]-[.E336])*86400))" office:value-type="float" office:value="4" calcext:value-type="float">
            <text:p>4</text:p>
          </table:table-cell>
          <table:table-cell table:formula="of:=IF(OR([.C336]=&quot;&quot;;[.F336]=&quot;&quot;);&quot;&quot;;ROUND(ABS([.C336]-[.F336])*86400))" office:value-type="float" office:value="2" calcext:value-type="float">
            <text:p>2</text:p>
          </table:table-cell>
          <table:table-cell table:formula="of:=IF(OR([.D336]=&quot;&quot;;[.G336]=&quot;&quot;);&quot;&quot;;ROUND(ABS([.D336]-[.G336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2-01" calcext:value-type="date">
            <text:p>2022-12-01</text:p>
          </table:table-cell>
          <table:table-cell office:value-type="time" office:time-value="PT12H12M32S" calcext:value-type="time">
            <text:p>12:12:32</text:p>
          </table:table-cell>
          <table:table-cell office:value-type="time" office:time-value="PT19H02M18S" calcext:value-type="time">
            <text:p>19:02:18</text:p>
          </table:table-cell>
          <table:table-cell office:value-type="time" office:time-value="PT01H14M12S" calcext:value-type="time">
            <text:p>01:14:12</text:p>
          </table:table-cell>
          <table:table-cell office:value-type="time" office:time-value="PT12H12M32S" calcext:value-type="time">
            <text:p>12:12:32</text:p>
          </table:table-cell>
          <table:table-cell office:value-type="time" office:time-value="PT19H02M21S" calcext:value-type="time">
            <text:p>19:02:21</text:p>
          </table:table-cell>
          <table:table-cell office:value-type="time" office:time-value="PT01H14M13S" calcext:value-type="time">
            <text:p>01:14:13</text:p>
          </table:table-cell>
          <table:table-cell table:formula="of:=IF(OR([.B337]=&quot;&quot;;[.E337]=&quot;&quot;);&quot;&quot;;ROUND(ABS([.B337]-[.E337])*86400))" office:value-type="float" office:value="0" calcext:value-type="float">
            <text:p>0</text:p>
          </table:table-cell>
          <table:table-cell table:formula="of:=IF(OR([.C337]=&quot;&quot;;[.F337]=&quot;&quot;);&quot;&quot;;ROUND(ABS([.C337]-[.F337])*86400))" office:value-type="float" office:value="3" calcext:value-type="float">
            <text:p>3</text:p>
          </table:table-cell>
          <table:table-cell table:formula="of:=IF(OR([.D337]=&quot;&quot;;[.G337]=&quot;&quot;);&quot;&quot;;ROUND(ABS([.D337]-[.G337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2-02" calcext:value-type="date">
            <text:p>2022-12-02</text:p>
          </table:table-cell>
          <table:table-cell office:value-type="time" office:time-value="PT13H22M41S" calcext:value-type="time">
            <text:p>13:22:41</text:p>
          </table:table-cell>
          <table:table-cell office:value-type="time" office:time-value="PT19H48M15S" calcext:value-type="time">
            <text:p>19:48:15</text:p>
          </table:table-cell>
          <table:table-cell office:value-type="time" office:time-value="PT01H39M16S" calcext:value-type="time">
            <text:p>01:39:16</text:p>
          </table:table-cell>
          <table:table-cell office:value-type="time" office:time-value="PT13H22M42S" calcext:value-type="time">
            <text:p>13:22:42</text:p>
          </table:table-cell>
          <table:table-cell office:value-type="time" office:time-value="PT19H48M18S" calcext:value-type="time">
            <text:p>19:48:18</text:p>
          </table:table-cell>
          <table:table-cell office:value-type="time" office:time-value="PT01H39M17S" calcext:value-type="time">
            <text:p>01:39:17</text:p>
          </table:table-cell>
          <table:table-cell table:formula="of:=IF(OR([.B338]=&quot;&quot;;[.E338]=&quot;&quot;);&quot;&quot;;ROUND(ABS([.B338]-[.E338])*86400))" office:value-type="float" office:value="1" calcext:value-type="float">
            <text:p>1</text:p>
          </table:table-cell>
          <table:table-cell table:formula="of:=IF(OR([.C338]=&quot;&quot;;[.F338]=&quot;&quot;);&quot;&quot;;ROUND(ABS([.C338]-[.F338])*86400))" office:value-type="float" office:value="3" calcext:value-type="float">
            <text:p>3</text:p>
          </table:table-cell>
          <table:table-cell table:formula="of:=IF(OR([.D338]=&quot;&quot;;[.G338]=&quot;&quot;);&quot;&quot;;ROUND(ABS([.D338]-[.G338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2-03" calcext:value-type="date">
            <text:p>2022-12-03</text:p>
          </table:table-cell>
          <table:table-cell office:value-type="time" office:time-value="PT14H30M37S" calcext:value-type="time">
            <text:p>14:30:37</text:p>
          </table:table-cell>
          <table:table-cell office:value-type="time" office:time-value="PT20H32M42S" calcext:value-type="time">
            <text:p>20:32:42</text:p>
          </table:table-cell>
          <table:table-cell office:value-type="time" office:time-value="PT02H02M00S" calcext:value-type="time">
            <text:p>02:02:00</text:p>
          </table:table-cell>
          <table:table-cell office:value-type="time" office:time-value="PT14H30M39S" calcext:value-type="time">
            <text:p>14:30:39</text:p>
          </table:table-cell>
          <table:table-cell office:value-type="time" office:time-value="PT20H32M45S" calcext:value-type="time">
            <text:p>20:32:45</text:p>
          </table:table-cell>
          <table:table-cell office:value-type="time" office:time-value="PT02H02M01S" calcext:value-type="time">
            <text:p>02:02:01</text:p>
          </table:table-cell>
          <table:table-cell table:formula="of:=IF(OR([.B339]=&quot;&quot;;[.E339]=&quot;&quot;);&quot;&quot;;ROUND(ABS([.B339]-[.E339])*86400))" office:value-type="float" office:value="2" calcext:value-type="float">
            <text:p>2</text:p>
          </table:table-cell>
          <table:table-cell table:formula="of:=IF(OR([.C339]=&quot;&quot;;[.F339]=&quot;&quot;);&quot;&quot;;ROUND(ABS([.C339]-[.F339])*86400))" office:value-type="float" office:value="3" calcext:value-type="float">
            <text:p>3</text:p>
          </table:table-cell>
          <table:table-cell table:formula="of:=IF(OR([.D339]=&quot;&quot;;[.G339]=&quot;&quot;);&quot;&quot;;ROUND(ABS([.D339]-[.G339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2-04" calcext:value-type="date">
            <text:p>2022-12-04</text:p>
          </table:table-cell>
          <table:table-cell office:value-type="time" office:time-value="PT15H37M30S" calcext:value-type="time">
            <text:p>15:37:30</text:p>
          </table:table-cell>
          <table:table-cell office:value-type="time" office:time-value="PT21H16M57S" calcext:value-type="time">
            <text:p>21:16:57</text:p>
          </table:table-cell>
          <table:table-cell office:value-type="time" office:time-value="PT02H23M58S" calcext:value-type="time">
            <text:p>02:23:58</text:p>
          </table:table-cell>
          <table:table-cell office:value-type="time" office:time-value="PT15H37M31S" calcext:value-type="time">
            <text:p>15:37:31</text:p>
          </table:table-cell>
          <table:table-cell office:value-type="time" office:time-value="PT21H16M59S" calcext:value-type="time">
            <text:p>21:16:59</text:p>
          </table:table-cell>
          <table:table-cell office:value-type="time" office:time-value="PT02H24M00S" calcext:value-type="time">
            <text:p>02:24:00</text:p>
          </table:table-cell>
          <table:table-cell table:formula="of:=IF(OR([.B340]=&quot;&quot;;[.E340]=&quot;&quot;);&quot;&quot;;ROUND(ABS([.B340]-[.E340])*86400))" office:value-type="float" office:value="1" calcext:value-type="float">
            <text:p>1</text:p>
          </table:table-cell>
          <table:table-cell table:formula="of:=IF(OR([.C340]=&quot;&quot;;[.F340]=&quot;&quot;);&quot;&quot;;ROUND(ABS([.C340]-[.F340])*86400))" office:value-type="float" office:value="2" calcext:value-type="float">
            <text:p>2</text:p>
          </table:table-cell>
          <table:table-cell table:formula="of:=IF(OR([.D340]=&quot;&quot;;[.G340]=&quot;&quot;);&quot;&quot;;ROUND(ABS([.D340]-[.G340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12-05" calcext:value-type="date">
            <text:p>2022-12-05</text:p>
          </table:table-cell>
          <table:table-cell office:value-type="time" office:time-value="PT16H44M10S" calcext:value-type="time">
            <text:p>16:44:10</text:p>
          </table:table-cell>
          <table:table-cell office:value-type="time" office:time-value="PT22H02M05S" calcext:value-type="time">
            <text:p>22:02:05</text:p>
          </table:table-cell>
          <table:table-cell office:value-type="time" office:time-value="PT02H46M39S" calcext:value-type="time">
            <text:p>02:46:39</text:p>
          </table:table-cell>
          <table:table-cell office:value-type="time" office:time-value="PT16H44M11S" calcext:value-type="time">
            <text:p>16:44:11</text:p>
          </table:table-cell>
          <table:table-cell office:value-type="time" office:time-value="PT22H02M06S" calcext:value-type="time">
            <text:p>22:02:06</text:p>
          </table:table-cell>
          <table:table-cell office:value-type="time" office:time-value="PT02H46M40S" calcext:value-type="time">
            <text:p>02:46:40</text:p>
          </table:table-cell>
          <table:table-cell table:formula="of:=IF(OR([.B341]=&quot;&quot;;[.E341]=&quot;&quot;);&quot;&quot;;ROUND(ABS([.B341]-[.E341])*86400))" office:value-type="float" office:value="1" calcext:value-type="float">
            <text:p>1</text:p>
          </table:table-cell>
          <table:table-cell table:formula="of:=IF(OR([.C341]=&quot;&quot;;[.F341]=&quot;&quot;);&quot;&quot;;ROUND(ABS([.C341]-[.F341])*86400))" office:value-type="float" office:value="1" calcext:value-type="float">
            <text:p>1</text:p>
          </table:table-cell>
          <table:table-cell table:formula="of:=IF(OR([.D341]=&quot;&quot;;[.G341]=&quot;&quot;);&quot;&quot;;ROUND(ABS([.D341]-[.G341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2-06" calcext:value-type="date">
            <text:p>2022-12-06</text:p>
          </table:table-cell>
          <table:table-cell office:value-type="time" office:time-value="PT17H50M54S" calcext:value-type="time">
            <text:p>17:50:54</text:p>
          </table:table-cell>
          <table:table-cell office:value-type="time" office:time-value="PT22H48M53S" calcext:value-type="time">
            <text:p>22:48:53</text:p>
          </table:table-cell>
          <table:table-cell office:value-type="time" office:time-value="PT03H11M23S" calcext:value-type="time">
            <text:p>03:11:23</text:p>
          </table:table-cell>
          <table:table-cell office:value-type="time" office:time-value="PT17H50M53S" calcext:value-type="time">
            <text:p>17:50:53</text:p>
          </table:table-cell>
          <table:table-cell office:value-type="time" office:time-value="PT22H48M54S" calcext:value-type="time">
            <text:p>22:48:54</text:p>
          </table:table-cell>
          <table:table-cell office:value-type="time" office:time-value="PT03H11M24S" calcext:value-type="time">
            <text:p>03:11:24</text:p>
          </table:table-cell>
          <table:table-cell table:formula="of:=IF(OR([.B342]=&quot;&quot;;[.E342]=&quot;&quot;);&quot;&quot;;ROUND(ABS([.B342]-[.E342])*86400))" office:value-type="float" office:value="1" calcext:value-type="float">
            <text:p>1</text:p>
          </table:table-cell>
          <table:table-cell table:formula="of:=IF(OR([.C342]=&quot;&quot;;[.F342]=&quot;&quot;);&quot;&quot;;ROUND(ABS([.C342]-[.F342])*86400))" office:value-type="float" office:value="1" calcext:value-type="float">
            <text:p>1</text:p>
          </table:table-cell>
          <table:table-cell table:formula="of:=IF(OR([.D342]=&quot;&quot;;[.G342]=&quot;&quot;);&quot;&quot;;ROUND(ABS([.D342]-[.G342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2-07" calcext:value-type="date">
            <text:p>2022-12-07</text:p>
          </table:table-cell>
          <table:table-cell office:value-type="time" office:time-value="PT18H56M59S" calcext:value-type="time">
            <text:p>18:56:59</text:p>
          </table:table-cell>
          <table:table-cell office:value-type="time" office:time-value="PT23H37M46S" calcext:value-type="time">
            <text:p>23:37:46</text:p>
          </table:table-cell>
          <table:table-cell office:value-type="time" office:time-value="PT03H39M41S" calcext:value-type="time">
            <text:p>03:39:41</text:p>
          </table:table-cell>
          <table:table-cell office:value-type="time" office:time-value="PT18H56M57S" calcext:value-type="time">
            <text:p>18:56:57</text:p>
          </table:table-cell>
          <table:table-cell office:value-type="time" office:time-value="PT23H37M46S" calcext:value-type="time">
            <text:p>23:37:46</text:p>
          </table:table-cell>
          <table:table-cell office:value-type="time" office:time-value="PT03H39M42S" calcext:value-type="time">
            <text:p>03:39:42</text:p>
          </table:table-cell>
          <table:table-cell table:formula="of:=IF(OR([.B343]=&quot;&quot;;[.E343]=&quot;&quot;);&quot;&quot;;ROUND(ABS([.B343]-[.E343])*86400))" office:value-type="float" office:value="2" calcext:value-type="float">
            <text:p>2</text:p>
          </table:table-cell>
          <table:table-cell table:formula="of:=IF(OR([.C343]=&quot;&quot;;[.F343]=&quot;&quot;);&quot;&quot;;ROUND(ABS([.C343]-[.F343])*86400))" office:value-type="float" office:value="0" calcext:value-type="float">
            <text:p>0</text:p>
          </table:table-cell>
          <table:table-cell table:formula="of:=IF(OR([.D343]=&quot;&quot;;[.G343]=&quot;&quot;);&quot;&quot;;ROUND(ABS([.D343]-[.G343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2-08" calcext:value-type="date">
            <text:p>2022-12-08</text:p>
          </table:table-cell>
          <table:table-cell office:value-type="time" office:time-value="PT20H00M39S" calcext:value-type="time">
            <text:p>20:00:39</text:p>
          </table:table-cell>
          <table:table-cell/>
          <table:table-cell office:value-type="time" office:time-value="PT04H13M07S" calcext:value-type="time">
            <text:p>04:13:07</text:p>
          </table:table-cell>
          <table:table-cell office:value-type="time" office:time-value="PT20H00M37S" calcext:value-type="time">
            <text:p>20:00:37</text:p>
          </table:table-cell>
          <table:table-cell/>
          <table:table-cell office:value-type="time" office:time-value="PT04H13M07S" calcext:value-type="time">
            <text:p>04:13:07</text:p>
          </table:table-cell>
          <table:table-cell table:formula="of:=IF(OR([.B344]=&quot;&quot;;[.E344]=&quot;&quot;);&quot;&quot;;ROUND(ABS([.B344]-[.E344])*86400))" office:value-type="float" office:value="2" calcext:value-type="float">
            <text:p>2</text:p>
          </table:table-cell>
          <table:table-cell table:formula="of:=IF(OR([.C344]=&quot;&quot;;[.F344]=&quot;&quot;);&quot;&quot;;ROUND(ABS([.C344]-[.F344])*86400))">
            <text:p/>
          </table:table-cell>
          <table:table-cell table:formula="of:=IF(OR([.D344]=&quot;&quot;;[.G344]=&quot;&quot;);&quot;&quot;;ROUND(ABS([.D344]-[.G344])*86400)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date" office:date-value="2022-12-09" calcext:value-type="date">
            <text:p>2022-12-09</text:p>
          </table:table-cell>
          <table:table-cell office:value-type="time" office:time-value="PT20H59M27S" calcext:value-type="time">
            <text:p>20:59:27</text:p>
          </table:table-cell>
          <table:table-cell office:value-type="time" office:time-value="PT00H28M29S" calcext:value-type="time">
            <text:p>00:28:29</text:p>
          </table:table-cell>
          <table:table-cell office:value-type="time" office:time-value="PT04H53M04S" calcext:value-type="time">
            <text:p>04:53:04</text:p>
          </table:table-cell>
          <table:table-cell office:value-type="time" office:time-value="PT20H59M25S" calcext:value-type="time">
            <text:p>20:59:25</text:p>
          </table:table-cell>
          <table:table-cell office:value-type="time" office:time-value="PT00H28M29S" calcext:value-type="time">
            <text:p>00:28:29</text:p>
          </table:table-cell>
          <table:table-cell office:value-type="time" office:time-value="PT04H53M02S" calcext:value-type="time">
            <text:p>04:53:02</text:p>
          </table:table-cell>
          <table:table-cell table:formula="of:=IF(OR([.B345]=&quot;&quot;;[.E345]=&quot;&quot;);&quot;&quot;;ROUND(ABS([.B345]-[.E345])*86400))" office:value-type="float" office:value="2" calcext:value-type="float">
            <text:p>2</text:p>
          </table:table-cell>
          <table:table-cell table:formula="of:=IF(OR([.C345]=&quot;&quot;;[.F345]=&quot;&quot;);&quot;&quot;;ROUND(ABS([.C345]-[.F345])*86400))" office:value-type="float" office:value="0" calcext:value-type="float">
            <text:p>0</text:p>
          </table:table-cell>
          <table:table-cell table:formula="of:=IF(OR([.D345]=&quot;&quot;;[.G345]=&quot;&quot;);&quot;&quot;;ROUND(ABS([.D345]-[.G345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12-10" calcext:value-type="date">
            <text:p>2022-12-10</text:p>
          </table:table-cell>
          <table:table-cell office:value-type="time" office:time-value="PT21H51M12S" calcext:value-type="time">
            <text:p>21:51:12</text:p>
          </table:table-cell>
          <table:table-cell office:value-type="time" office:time-value="PT01H20M17S" calcext:value-type="time">
            <text:p>01:20:17</text:p>
          </table:table-cell>
          <table:table-cell office:value-type="time" office:time-value="PT05H40M17S" calcext:value-type="time">
            <text:p>05:40:17</text:p>
          </table:table-cell>
          <table:table-cell office:value-type="time" office:time-value="PT21H51M11S" calcext:value-type="time">
            <text:p>21:51:11</text:p>
          </table:table-cell>
          <table:table-cell office:value-type="time" office:time-value="PT01H20M16S" calcext:value-type="time">
            <text:p>01:20:16</text:p>
          </table:table-cell>
          <table:table-cell office:value-type="time" office:time-value="PT05H40M14S" calcext:value-type="time">
            <text:p>05:40:14</text:p>
          </table:table-cell>
          <table:table-cell table:formula="of:=IF(OR([.B346]=&quot;&quot;;[.E346]=&quot;&quot;);&quot;&quot;;ROUND(ABS([.B346]-[.E346])*86400))" office:value-type="float" office:value="1" calcext:value-type="float">
            <text:p>1</text:p>
          </table:table-cell>
          <table:table-cell table:formula="of:=IF(OR([.C346]=&quot;&quot;;[.F346]=&quot;&quot;);&quot;&quot;;ROUND(ABS([.C346]-[.F346])*86400))" office:value-type="float" office:value="1" calcext:value-type="float">
            <text:p>1</text:p>
          </table:table-cell>
          <table:table-cell table:formula="of:=IF(OR([.D346]=&quot;&quot;;[.G346]=&quot;&quot;);&quot;&quot;;ROUND(ABS([.D346]-[.G346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12-11" calcext:value-type="date">
            <text:p>2022-12-11</text:p>
          </table:table-cell>
          <table:table-cell office:value-type="time" office:time-value="PT22H34M57S" calcext:value-type="time">
            <text:p>22:34:57</text:p>
          </table:table-cell>
          <table:table-cell office:value-type="time" office:time-value="PT02H11M54S" calcext:value-type="time">
            <text:p>02:11:54</text:p>
          </table:table-cell>
          <table:table-cell office:value-type="time" office:time-value="PT06H34M15S" calcext:value-type="time">
            <text:p>06:34:15</text:p>
          </table:table-cell>
          <table:table-cell office:value-type="time" office:time-value="PT22H34M57S" calcext:value-type="time">
            <text:p>22:34:57</text:p>
          </table:table-cell>
          <table:table-cell office:value-type="time" office:time-value="PT02H11M53S" calcext:value-type="time">
            <text:p>02:11:53</text:p>
          </table:table-cell>
          <table:table-cell office:value-type="time" office:time-value="PT06H34M12S" calcext:value-type="time">
            <text:p>06:34:12</text:p>
          </table:table-cell>
          <table:table-cell table:formula="of:=IF(OR([.B347]=&quot;&quot;;[.E347]=&quot;&quot;);&quot;&quot;;ROUND(ABS([.B347]-[.E347])*86400))" office:value-type="float" office:value="0" calcext:value-type="float">
            <text:p>0</text:p>
          </table:table-cell>
          <table:table-cell table:formula="of:=IF(OR([.C347]=&quot;&quot;;[.F347]=&quot;&quot;);&quot;&quot;;ROUND(ABS([.C347]-[.F347])*86400))" office:value-type="float" office:value="1" calcext:value-type="float">
            <text:p>1</text:p>
          </table:table-cell>
          <table:table-cell table:formula="of:=IF(OR([.D347]=&quot;&quot;;[.G347]=&quot;&quot;);&quot;&quot;;ROUND(ABS([.D347]-[.G347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12-12" calcext:value-type="date">
            <text:p>2022-12-12</text:p>
          </table:table-cell>
          <table:table-cell office:value-type="time" office:time-value="PT23H11M12S" calcext:value-type="time">
            <text:p>23:11:12</text:p>
          </table:table-cell>
          <table:table-cell office:value-type="time" office:time-value="PT03H02M10S" calcext:value-type="time">
            <text:p>03:02:10</text:p>
          </table:table-cell>
          <table:table-cell office:value-type="time" office:time-value="PT07H33M13S" calcext:value-type="time">
            <text:p>07:33:13</text:p>
          </table:table-cell>
          <table:table-cell office:value-type="time" office:time-value="PT23H11M12S" calcext:value-type="time">
            <text:p>23:11:12</text:p>
          </table:table-cell>
          <table:table-cell office:value-type="time" office:time-value="PT03H02M09S" calcext:value-type="time">
            <text:p>03:02:09</text:p>
          </table:table-cell>
          <table:table-cell office:value-type="time" office:time-value="PT07H33M10S" calcext:value-type="time">
            <text:p>07:33:10</text:p>
          </table:table-cell>
          <table:table-cell table:formula="of:=IF(OR([.B348]=&quot;&quot;;[.E348]=&quot;&quot;);&quot;&quot;;ROUND(ABS([.B348]-[.E348])*86400))" office:value-type="float" office:value="0" calcext:value-type="float">
            <text:p>0</text:p>
          </table:table-cell>
          <table:table-cell table:formula="of:=IF(OR([.C348]=&quot;&quot;;[.F348]=&quot;&quot;);&quot;&quot;;ROUND(ABS([.C348]-[.F348])*86400))" office:value-type="float" office:value="1" calcext:value-type="float">
            <text:p>1</text:p>
          </table:table-cell>
          <table:table-cell table:formula="of:=IF(OR([.D348]=&quot;&quot;;[.G348]=&quot;&quot;);&quot;&quot;;ROUND(ABS([.D348]-[.G348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12-13" calcext:value-type="date">
            <text:p>2022-12-13</text:p>
          </table:table-cell>
          <table:table-cell office:value-type="time" office:time-value="PT23H41M20S" calcext:value-type="time">
            <text:p>23:41:20</text:p>
          </table:table-cell>
          <table:table-cell office:value-type="time" office:time-value="PT03H50M13S" calcext:value-type="time">
            <text:p>03:50:13</text:p>
          </table:table-cell>
          <table:table-cell office:value-type="time" office:time-value="PT08H34M54S" calcext:value-type="time">
            <text:p>08:34:54</text:p>
          </table:table-cell>
          <table:table-cell office:value-type="time" office:time-value="PT23H41M18S" calcext:value-type="time">
            <text:p>23:41:18</text:p>
          </table:table-cell>
          <table:table-cell office:value-type="time" office:time-value="PT03H50M13S" calcext:value-type="time">
            <text:p>03:50:13</text:p>
          </table:table-cell>
          <table:table-cell office:value-type="time" office:time-value="PT08H34M53S" calcext:value-type="time">
            <text:p>08:34:53</text:p>
          </table:table-cell>
          <table:table-cell table:formula="of:=IF(OR([.B349]=&quot;&quot;;[.E349]=&quot;&quot;);&quot;&quot;;ROUND(ABS([.B349]-[.E349])*86400))" office:value-type="float" office:value="2" calcext:value-type="float">
            <text:p>2</text:p>
          </table:table-cell>
          <table:table-cell table:formula="of:=IF(OR([.C349]=&quot;&quot;;[.F349]=&quot;&quot;);&quot;&quot;;ROUND(ABS([.C349]-[.F349])*86400))" office:value-type="float" office:value="0" calcext:value-type="float">
            <text:p>0</text:p>
          </table:table-cell>
          <table:table-cell table:formula="of:=IF(OR([.D349]=&quot;&quot;;[.G349]=&quot;&quot;);&quot;&quot;;ROUND(ABS([.D349]-[.G349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2-14" calcext:value-type="date">
            <text:p>2022-12-14</text:p>
          </table:table-cell>
          <table:table-cell/>
          <table:table-cell office:value-type="time" office:time-value="PT04H35M49S" calcext:value-type="time">
            <text:p>04:35:49</text:p>
          </table:table-cell>
          <table:table-cell office:value-type="time" office:time-value="PT09H37M25S" calcext:value-type="time">
            <text:p>09:37:25</text:p>
          </table:table-cell>
          <table:table-cell/>
          <table:table-cell office:value-type="time" office:time-value="PT04H35M50S" calcext:value-type="time">
            <text:p>04:35:50</text:p>
          </table:table-cell>
          <table:table-cell office:value-type="time" office:time-value="PT09H37M26S" calcext:value-type="time">
            <text:p>09:37:26</text:p>
          </table:table-cell>
          <table:table-cell table:formula="of:=IF(OR([.B350]=&quot;&quot;;[.E350]=&quot;&quot;);&quot;&quot;;ROUND(ABS([.B350]-[.E350])*86400))">
            <text:p/>
          </table:table-cell>
          <table:table-cell table:formula="of:=IF(OR([.C350]=&quot;&quot;;[.F350]=&quot;&quot;);&quot;&quot;;ROUND(ABS([.C350]-[.F350])*86400))" office:value-type="float" office:value="1" calcext:value-type="float">
            <text:p>1</text:p>
          </table:table-cell>
          <table:table-cell table:formula="of:=IF(OR([.D350]=&quot;&quot;;[.G350]=&quot;&quot;);&quot;&quot;;ROUND(ABS([.D350]-[.G350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2-15" calcext:value-type="date">
            <text:p>2022-12-15</text:p>
          </table:table-cell>
          <table:table-cell office:value-type="time" office:time-value="PT00H06M57S" calcext:value-type="time">
            <text:p>00:06:57</text:p>
          </table:table-cell>
          <table:table-cell office:value-type="time" office:time-value="PT05H19M17S" calcext:value-type="time">
            <text:p>05:19:17</text:p>
          </table:table-cell>
          <table:table-cell office:value-type="time" office:time-value="PT10H39M54S" calcext:value-type="time">
            <text:p>10:39:54</text:p>
          </table:table-cell>
          <table:table-cell office:value-type="time" office:time-value="PT00H06M56S" calcext:value-type="time">
            <text:p>00:06:56</text:p>
          </table:table-cell>
          <table:table-cell office:value-type="time" office:time-value="PT05H19M18S" calcext:value-type="time">
            <text:p>05:19:18</text:p>
          </table:table-cell>
          <table:table-cell office:value-type="time" office:time-value="PT10H39M56S" calcext:value-type="time">
            <text:p>10:39:56</text:p>
          </table:table-cell>
          <table:table-cell table:formula="of:=IF(OR([.B351]=&quot;&quot;;[.E351]=&quot;&quot;);&quot;&quot;;ROUND(ABS([.B351]-[.E351])*86400))" office:value-type="float" office:value="1" calcext:value-type="float">
            <text:p>1</text:p>
          </table:table-cell>
          <table:table-cell table:formula="of:=IF(OR([.C351]=&quot;&quot;;[.F351]=&quot;&quot;);&quot;&quot;;ROUND(ABS([.C351]-[.F351])*86400))" office:value-type="float" office:value="1" calcext:value-type="float">
            <text:p>1</text:p>
          </table:table-cell>
          <table:table-cell table:formula="of:=IF(OR([.D351]=&quot;&quot;;[.G351]=&quot;&quot;);&quot;&quot;;ROUND(ABS([.D351]-[.G351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12-16" calcext:value-type="date">
            <text:p>2022-12-16</text:p>
          </table:table-cell>
          <table:table-cell office:value-type="time" office:time-value="PT00H29M37S" calcext:value-type="time">
            <text:p>00:29:37</text:p>
          </table:table-cell>
          <table:table-cell office:value-type="time" office:time-value="PT06H01M18S" calcext:value-type="time">
            <text:p>06:01:18</text:p>
          </table:table-cell>
          <table:table-cell office:value-type="time" office:time-value="PT11H42M19S" calcext:value-type="time">
            <text:p>11:42:19</text:p>
          </table:table-cell>
          <table:table-cell office:value-type="time" office:time-value="PT00H29M35S" calcext:value-type="time">
            <text:p>00:29:35</text:p>
          </table:table-cell>
          <table:table-cell office:value-type="time" office:time-value="PT06H01M20S" calcext:value-type="time">
            <text:p>06:01:20</text:p>
          </table:table-cell>
          <table:table-cell office:value-type="time" office:time-value="PT11H42M22S" calcext:value-type="time">
            <text:p>11:42:22</text:p>
          </table:table-cell>
          <table:table-cell table:formula="of:=IF(OR([.B352]=&quot;&quot;;[.E352]=&quot;&quot;);&quot;&quot;;ROUND(ABS([.B352]-[.E352])*86400))" office:value-type="float" office:value="2" calcext:value-type="float">
            <text:p>2</text:p>
          </table:table-cell>
          <table:table-cell table:formula="of:=IF(OR([.C352]=&quot;&quot;;[.F352]=&quot;&quot;);&quot;&quot;;ROUND(ABS([.C352]-[.F352])*86400))" office:value-type="float" office:value="2" calcext:value-type="float">
            <text:p>2</text:p>
          </table:table-cell>
          <table:table-cell table:formula="of:=IF(OR([.D352]=&quot;&quot;;[.G352]=&quot;&quot;);&quot;&quot;;ROUND(ABS([.D352]-[.G352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12-17" calcext:value-type="date">
            <text:p>2022-12-17</text:p>
          </table:table-cell>
          <table:table-cell office:value-type="time" office:time-value="PT00H50M42S" calcext:value-type="time">
            <text:p>00:50:42</text:p>
          </table:table-cell>
          <table:table-cell office:value-type="time" office:time-value="PT06H42M52S" calcext:value-type="time">
            <text:p>06:42:52</text:p>
          </table:table-cell>
          <table:table-cell office:value-type="time" office:time-value="PT12H45M23S" calcext:value-type="time">
            <text:p>12:45:23</text:p>
          </table:table-cell>
          <table:table-cell office:value-type="time" office:time-value="PT00H50M40S" calcext:value-type="time">
            <text:p>00:50:40</text:p>
          </table:table-cell>
          <table:table-cell office:value-type="time" office:time-value="PT06H42M55S" calcext:value-type="time">
            <text:p>06:42:55</text:p>
          </table:table-cell>
          <table:table-cell office:value-type="time" office:time-value="PT12H45M27S" calcext:value-type="time">
            <text:p>12:45:27</text:p>
          </table:table-cell>
          <table:table-cell table:formula="of:=IF(OR([.B353]=&quot;&quot;;[.E353]=&quot;&quot;);&quot;&quot;;ROUND(ABS([.B353]-[.E353])*86400))" office:value-type="float" office:value="2" calcext:value-type="float">
            <text:p>2</text:p>
          </table:table-cell>
          <table:table-cell table:formula="of:=IF(OR([.C353]=&quot;&quot;;[.F353]=&quot;&quot;);&quot;&quot;;ROUND(ABS([.C353]-[.F353])*86400))" office:value-type="float" office:value="3" calcext:value-type="float">
            <text:p>3</text:p>
          </table:table-cell>
          <table:table-cell table:formula="of:=IF(OR([.D353]=&quot;&quot;;[.G353]=&quot;&quot;);&quot;&quot;;ROUND(ABS([.D353]-[.G353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12-18" calcext:value-type="date">
            <text:p>2022-12-18</text:p>
          </table:table-cell>
          <table:table-cell office:value-type="time" office:time-value="PT01H11M29S" calcext:value-type="time">
            <text:p>01:11:29</text:p>
          </table:table-cell>
          <table:table-cell office:value-type="time" office:time-value="PT07H25M09S" calcext:value-type="time">
            <text:p>07:25:09</text:p>
          </table:table-cell>
          <table:table-cell office:value-type="time" office:time-value="PT13H50M15S" calcext:value-type="time">
            <text:p>13:50:15</text:p>
          </table:table-cell>
          <table:table-cell office:value-type="time" office:time-value="PT01H11M28S" calcext:value-type="time">
            <text:p>01:11:28</text:p>
          </table:table-cell>
          <table:table-cell office:value-type="time" office:time-value="PT07H25M12S" calcext:value-type="time">
            <text:p>07:25:12</text:p>
          </table:table-cell>
          <table:table-cell office:value-type="time" office:time-value="PT13H50M19S" calcext:value-type="time">
            <text:p>13:50:19</text:p>
          </table:table-cell>
          <table:table-cell table:formula="of:=IF(OR([.B354]=&quot;&quot;;[.E354]=&quot;&quot;);&quot;&quot;;ROUND(ABS([.B354]-[.E354])*86400))" office:value-type="float" office:value="1" calcext:value-type="float">
            <text:p>1</text:p>
          </table:table-cell>
          <table:table-cell table:formula="of:=IF(OR([.C354]=&quot;&quot;;[.F354]=&quot;&quot;);&quot;&quot;;ROUND(ABS([.C354]-[.F354])*86400))" office:value-type="float" office:value="3" calcext:value-type="float">
            <text:p>3</text:p>
          </table:table-cell>
          <table:table-cell table:formula="of:=IF(OR([.D354]=&quot;&quot;;[.G354]=&quot;&quot;);&quot;&quot;;ROUND(ABS([.D354]-[.G354])*86400)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date" office:date-value="2022-12-19" calcext:value-type="date">
            <text:p>2022-12-19</text:p>
          </table:table-cell>
          <table:table-cell office:value-type="time" office:time-value="PT01H33M19S" calcext:value-type="time">
            <text:p>01:33:19</text:p>
          </table:table-cell>
          <table:table-cell office:value-type="time" office:time-value="PT08H09M30S" calcext:value-type="time">
            <text:p>08:09:30</text:p>
          </table:table-cell>
          <table:table-cell office:value-type="time" office:time-value="PT14H58M12S" calcext:value-type="time">
            <text:p>14:58:12</text:p>
          </table:table-cell>
          <table:table-cell office:value-type="time" office:time-value="PT01H33M18S" calcext:value-type="time">
            <text:p>01:33:18</text:p>
          </table:table-cell>
          <table:table-cell office:value-type="time" office:time-value="PT08H09M33S" calcext:value-type="time">
            <text:p>08:09:33</text:p>
          </table:table-cell>
          <table:table-cell office:value-type="time" office:time-value="PT14H58M15S" calcext:value-type="time">
            <text:p>14:58:15</text:p>
          </table:table-cell>
          <table:table-cell table:formula="of:=IF(OR([.B355]=&quot;&quot;;[.E355]=&quot;&quot;);&quot;&quot;;ROUND(ABS([.B355]-[.E355])*86400))" office:value-type="float" office:value="1" calcext:value-type="float">
            <text:p>1</text:p>
          </table:table-cell>
          <table:table-cell table:formula="of:=IF(OR([.C355]=&quot;&quot;;[.F355]=&quot;&quot;);&quot;&quot;;ROUND(ABS([.C355]-[.F355])*86400))" office:value-type="float" office:value="3" calcext:value-type="float">
            <text:p>3</text:p>
          </table:table-cell>
          <table:table-cell table:formula="of:=IF(OR([.D355]=&quot;&quot;;[.G355]=&quot;&quot;);&quot;&quot;;ROUND(ABS([.D355]-[.G355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12-20" calcext:value-type="date">
            <text:p>2022-12-20</text:p>
          </table:table-cell>
          <table:table-cell office:value-type="time" office:time-value="PT01H57M47S" calcext:value-type="time">
            <text:p>01:57:47</text:p>
          </table:table-cell>
          <table:table-cell office:value-type="time" office:time-value="PT08H57M21S" calcext:value-type="time">
            <text:p>08:57:21</text:p>
          </table:table-cell>
          <table:table-cell office:value-type="time" office:time-value="PT16H10M18S" calcext:value-type="time">
            <text:p>16:10:18</text:p>
          </table:table-cell>
          <table:table-cell office:value-type="time" office:time-value="PT01H57M45S" calcext:value-type="time">
            <text:p>01:57:45</text:p>
          </table:table-cell>
          <table:table-cell office:value-type="time" office:time-value="PT08H57M24S" calcext:value-type="time">
            <text:p>08:57:24</text:p>
          </table:table-cell>
          <table:table-cell office:value-type="time" office:time-value="PT16H10M19S" calcext:value-type="time">
            <text:p>16:10:19</text:p>
          </table:table-cell>
          <table:table-cell table:formula="of:=IF(OR([.B356]=&quot;&quot;;[.E356]=&quot;&quot;);&quot;&quot;;ROUND(ABS([.B356]-[.E356])*86400))" office:value-type="float" office:value="2" calcext:value-type="float">
            <text:p>2</text:p>
          </table:table-cell>
          <table:table-cell table:formula="of:=IF(OR([.C356]=&quot;&quot;;[.F356]=&quot;&quot;);&quot;&quot;;ROUND(ABS([.C356]-[.F356])*86400))" office:value-type="float" office:value="3" calcext:value-type="float">
            <text:p>3</text:p>
          </table:table-cell>
          <table:table-cell table:formula="of:=IF(OR([.D356]=&quot;&quot;;[.G356]=&quot;&quot;);&quot;&quot;;ROUND(ABS([.D356]-[.G356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2-21" calcext:value-type="date">
            <text:p>2022-12-21</text:p>
          </table:table-cell>
          <table:table-cell office:value-type="time" office:time-value="PT02H26M53S" calcext:value-type="time">
            <text:p>02:26:53</text:p>
          </table:table-cell>
          <table:table-cell office:value-type="time" office:time-value="PT09H50M06S" calcext:value-type="time">
            <text:p>09:50:06</text:p>
          </table:table-cell>
          <table:table-cell office:value-type="time" office:time-value="PT17H26M37S" calcext:value-type="time">
            <text:p>17:26:37</text:p>
          </table:table-cell>
          <table:table-cell office:value-type="time" office:time-value="PT02H26M51S" calcext:value-type="time">
            <text:p>02:26:51</text:p>
          </table:table-cell>
          <table:table-cell office:value-type="time" office:time-value="PT09H50M07S" calcext:value-type="time">
            <text:p>09:50:07</text:p>
          </table:table-cell>
          <table:table-cell office:value-type="time" office:time-value="PT17H26M34S" calcext:value-type="time">
            <text:p>17:26:34</text:p>
          </table:table-cell>
          <table:table-cell table:formula="of:=IF(OR([.B357]=&quot;&quot;;[.E357]=&quot;&quot;);&quot;&quot;;ROUND(ABS([.B357]-[.E357])*86400))" office:value-type="float" office:value="2" calcext:value-type="float">
            <text:p>2</text:p>
          </table:table-cell>
          <table:table-cell table:formula="of:=IF(OR([.C357]=&quot;&quot;;[.F357]=&quot;&quot;);&quot;&quot;;ROUND(ABS([.C357]-[.F357])*86400))" office:value-type="float" office:value="1" calcext:value-type="float">
            <text:p>1</text:p>
          </table:table-cell>
          <table:table-cell table:formula="of:=IF(OR([.D357]=&quot;&quot;;[.G357]=&quot;&quot;);&quot;&quot;;ROUND(ABS([.D357]-[.G357])*86400)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date" office:date-value="2022-12-22" calcext:value-type="date">
            <text:p>2022-12-22</text:p>
          </table:table-cell>
          <table:table-cell office:value-type="time" office:time-value="PT03H03M22S" calcext:value-type="time">
            <text:p>03:03:22</text:p>
          </table:table-cell>
          <table:table-cell office:value-type="time" office:time-value="PT10H48M36S" calcext:value-type="time">
            <text:p>10:48:36</text:p>
          </table:table-cell>
          <table:table-cell office:value-type="time" office:time-value="PT18H44M58S" calcext:value-type="time">
            <text:p>18:44:58</text:p>
          </table:table-cell>
          <table:table-cell office:value-type="time" office:time-value="PT03H03M20S" calcext:value-type="time">
            <text:p>03:03:20</text:p>
          </table:table-cell>
          <table:table-cell office:value-type="time" office:time-value="PT10H48M33S" calcext:value-type="time">
            <text:p>10:48:33</text:p>
          </table:table-cell>
          <table:table-cell office:value-type="time" office:time-value="PT18H44M51S" calcext:value-type="time">
            <text:p>18:44:51</text:p>
          </table:table-cell>
          <table:table-cell table:formula="of:=IF(OR([.B358]=&quot;&quot;;[.E358]=&quot;&quot;);&quot;&quot;;ROUND(ABS([.B358]-[.E358])*86400))" office:value-type="float" office:value="2" calcext:value-type="float">
            <text:p>2</text:p>
          </table:table-cell>
          <table:table-cell table:formula="of:=IF(OR([.C358]=&quot;&quot;;[.F358]=&quot;&quot;);&quot;&quot;;ROUND(ABS([.C358]-[.F358])*86400))" office:value-type="float" office:value="3" calcext:value-type="float">
            <text:p>3</text:p>
          </table:table-cell>
          <table:table-cell table:formula="of:=IF(OR([.D358]=&quot;&quot;;[.G358]=&quot;&quot;);&quot;&quot;;ROUND(ABS([.D358]-[.G358])*86400)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date" office:date-value="2022-12-23" calcext:value-type="date">
            <text:p>2022-12-23</text:p>
          </table:table-cell>
          <table:table-cell office:value-type="time" office:time-value="PT03H50M25S" calcext:value-type="time">
            <text:p>03:50:25</text:p>
          </table:table-cell>
          <table:table-cell office:value-type="time" office:time-value="PT11H52M30S" calcext:value-type="time">
            <text:p>11:52:30</text:p>
          </table:table-cell>
          <table:table-cell office:value-type="time" office:time-value="PT20H00M18S" calcext:value-type="time">
            <text:p>20:00:18</text:p>
          </table:table-cell>
          <table:table-cell office:value-type="time" office:time-value="PT03H50M21S" calcext:value-type="time">
            <text:p>03:50:21</text:p>
          </table:table-cell>
          <table:table-cell office:value-type="time" office:time-value="PT11H52M21S" calcext:value-type="time">
            <text:p>11:52:21</text:p>
          </table:table-cell>
          <table:table-cell office:value-type="time" office:time-value="PT20H00M09S" calcext:value-type="time">
            <text:p>20:00:09</text:p>
          </table:table-cell>
          <table:table-cell table:formula="of:=IF(OR([.B359]=&quot;&quot;;[.E359]=&quot;&quot;);&quot;&quot;;ROUND(ABS([.B359]-[.E359])*86400))" office:value-type="float" office:value="4" calcext:value-type="float">
            <text:p>4</text:p>
          </table:table-cell>
          <table:table-cell table:formula="of:=IF(OR([.C359]=&quot;&quot;;[.F359]=&quot;&quot;);&quot;&quot;;ROUND(ABS([.C359]-[.F359])*86400))" office:value-type="float" office:value="9" calcext:value-type="float">
            <text:p>9</text:p>
          </table:table-cell>
          <table:table-cell table:formula="of:=IF(OR([.D359]=&quot;&quot;;[.G359]=&quot;&quot;);&quot;&quot;;ROUND(ABS([.D359]-[.G359])*86400)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office:value-type="date" office:date-value="2022-12-24" calcext:value-type="date">
            <text:p>2022-12-24</text:p>
          </table:table-cell>
          <table:table-cell office:value-type="time" office:time-value="PT04H50M26S" calcext:value-type="time">
            <text:p>04:50:26</text:p>
          </table:table-cell>
          <table:table-cell office:value-type="time" office:time-value="PT12H59M30S" calcext:value-type="time">
            <text:p>12:59:30</text:p>
          </table:table-cell>
          <table:table-cell office:value-type="time" office:time-value="PT21H06M30S" calcext:value-type="time">
            <text:p>21:06:30</text:p>
          </table:table-cell>
          <table:table-cell office:value-type="time" office:time-value="PT04H50M18S" calcext:value-type="time">
            <text:p>04:50:18</text:p>
          </table:table-cell>
          <table:table-cell office:value-type="time" office:time-value="PT12H59M16S" calcext:value-type="time">
            <text:p>12:59:16</text:p>
          </table:table-cell>
          <table:table-cell office:value-type="time" office:time-value="PT21H06M23S" calcext:value-type="time">
            <text:p>21:06:23</text:p>
          </table:table-cell>
          <table:table-cell table:formula="of:=IF(OR([.B360]=&quot;&quot;;[.E360]=&quot;&quot;);&quot;&quot;;ROUND(ABS([.B360]-[.E360])*86400))" office:value-type="float" office:value="8" calcext:value-type="float">
            <text:p>8</text:p>
          </table:table-cell>
          <table:table-cell table:formula="of:=IF(OR([.C360]=&quot;&quot;;[.F360]=&quot;&quot;);&quot;&quot;;ROUND(ABS([.C360]-[.F360])*86400))" office:value-type="float" office:value="14" calcext:value-type="float">
            <text:p>14</text:p>
          </table:table-cell>
          <table:table-cell table:formula="of:=IF(OR([.D360]=&quot;&quot;;[.G360]=&quot;&quot;);&quot;&quot;;ROUND(ABS([.D360]-[.G360])*86400)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office:value-type="date" office:date-value="2022-12-25" calcext:value-type="date">
            <text:p>2022-12-25</text:p>
          </table:table-cell>
          <table:table-cell office:value-type="time" office:time-value="PT06H02M37S" calcext:value-type="time">
            <text:p>06:02:37</text:p>
          </table:table-cell>
          <table:table-cell office:value-type="time" office:time-value="PT14H05M56S" calcext:value-type="time">
            <text:p>14:05:56</text:p>
          </table:table-cell>
          <table:table-cell office:value-type="time" office:time-value="PT22H00M10S" calcext:value-type="time">
            <text:p>22:00:10</text:p>
          </table:table-cell>
          <table:table-cell office:value-type="time" office:time-value="PT06H02M25S" calcext:value-type="time">
            <text:p>06:02:25</text:p>
          </table:table-cell>
          <table:table-cell office:value-type="time" office:time-value="PT14H05M44S" calcext:value-type="time">
            <text:p>14:05:44</text:p>
          </table:table-cell>
          <table:table-cell office:value-type="time" office:time-value="PT22H00M08S" calcext:value-type="time">
            <text:p>22:00:08</text:p>
          </table:table-cell>
          <table:table-cell table:formula="of:=IF(OR([.B361]=&quot;&quot;;[.E361]=&quot;&quot;);&quot;&quot;;ROUND(ABS([.B361]-[.E361])*86400))" office:value-type="float" office:value="12" calcext:value-type="float">
            <text:p>12</text:p>
          </table:table-cell>
          <table:table-cell table:formula="of:=IF(OR([.C361]=&quot;&quot;;[.F361]=&quot;&quot;);&quot;&quot;;ROUND(ABS([.C361]-[.F361])*86400))" office:value-type="float" office:value="12" calcext:value-type="float">
            <text:p>12</text:p>
          </table:table-cell>
          <table:table-cell table:formula="of:=IF(OR([.D361]=&quot;&quot;;[.G361]=&quot;&quot;);&quot;&quot;;ROUND(ABS([.D361]-[.G361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12-26" calcext:value-type="date">
            <text:p>2022-12-26</text:p>
          </table:table-cell>
          <table:table-cell office:value-type="time" office:time-value="PT07H21M55S" calcext:value-type="time">
            <text:p>07:21:55</text:p>
          </table:table-cell>
          <table:table-cell office:value-type="time" office:time-value="PT15H08M31S" calcext:value-type="time">
            <text:p>15:08:31</text:p>
          </table:table-cell>
          <table:table-cell office:value-type="time" office:time-value="PT22H42M07S" calcext:value-type="time">
            <text:p>22:42:07</text:p>
          </table:table-cell>
          <table:table-cell office:value-type="time" office:time-value="PT07H21M45S" calcext:value-type="time">
            <text:p>07:21:45</text:p>
          </table:table-cell>
          <table:table-cell office:value-type="time" office:time-value="PT15H08M25S" calcext:value-type="time">
            <text:p>15:08:25</text:p>
          </table:table-cell>
          <table:table-cell office:value-type="time" office:time-value="PT22H42M06S" calcext:value-type="time">
            <text:p>22:42:06</text:p>
          </table:table-cell>
          <table:table-cell table:formula="of:=IF(OR([.B362]=&quot;&quot;;[.E362]=&quot;&quot;);&quot;&quot;;ROUND(ABS([.B362]-[.E362])*86400))" office:value-type="float" office:value="10" calcext:value-type="float">
            <text:p>10</text:p>
          </table:table-cell>
          <table:table-cell table:formula="of:=IF(OR([.C362]=&quot;&quot;;[.F362]=&quot;&quot;);&quot;&quot;;ROUND(ABS([.C362]-[.F362])*86400))" office:value-type="float" office:value="6" calcext:value-type="float">
            <text:p>6</text:p>
          </table:table-cell>
          <table:table-cell table:formula="of:=IF(OR([.D362]=&quot;&quot;;[.G362]=&quot;&quot;);&quot;&quot;;ROUND(ABS([.D362]-[.G362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2-27" calcext:value-type="date">
            <text:p>2022-12-27</text:p>
          </table:table-cell>
          <table:table-cell office:value-type="time" office:time-value="PT08H42M09S" calcext:value-type="time">
            <text:p>08:42:09</text:p>
          </table:table-cell>
          <table:table-cell office:value-type="time" office:time-value="PT16H05M43S" calcext:value-type="time">
            <text:p>16:05:43</text:p>
          </table:table-cell>
          <table:table-cell office:value-type="time" office:time-value="PT23H15M14S" calcext:value-type="time">
            <text:p>23:15:14</text:p>
          </table:table-cell>
          <table:table-cell office:value-type="time" office:time-value="PT08H42M04S" calcext:value-type="time">
            <text:p>08:42:04</text:p>
          </table:table-cell>
          <table:table-cell office:value-type="time" office:time-value="PT16H05M43S" calcext:value-type="time">
            <text:p>16:05:43</text:p>
          </table:table-cell>
          <table:table-cell office:value-type="time" office:time-value="PT23H15M13S" calcext:value-type="time">
            <text:p>23:15:13</text:p>
          </table:table-cell>
          <table:table-cell table:formula="of:=IF(OR([.B363]=&quot;&quot;;[.E363]=&quot;&quot;);&quot;&quot;;ROUND(ABS([.B363]-[.E363])*86400))" office:value-type="float" office:value="5" calcext:value-type="float">
            <text:p>5</text:p>
          </table:table-cell>
          <table:table-cell table:formula="of:=IF(OR([.C363]=&quot;&quot;;[.F363]=&quot;&quot;);&quot;&quot;;ROUND(ABS([.C363]-[.F363])*86400))" office:value-type="float" office:value="0" calcext:value-type="float">
            <text:p>0</text:p>
          </table:table-cell>
          <table:table-cell table:formula="of:=IF(OR([.D363]=&quot;&quot;;[.G363]=&quot;&quot;);&quot;&quot;;ROUND(ABS([.D363]-[.G363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2-28" calcext:value-type="date">
            <text:p>2022-12-28</text:p>
          </table:table-cell>
          <table:table-cell office:value-type="time" office:time-value="PT09H59M25S" calcext:value-type="time">
            <text:p>09:59:25</text:p>
          </table:table-cell>
          <table:table-cell office:value-type="time" office:time-value="PT16H57M45S" calcext:value-type="time">
            <text:p>16:57:45</text:p>
          </table:table-cell>
          <table:table-cell office:value-type="time" office:time-value="PT23H42M33S" calcext:value-type="time">
            <text:p>23:42:33</text:p>
          </table:table-cell>
          <table:table-cell office:value-type="time" office:time-value="PT09H59M24S" calcext:value-type="time">
            <text:p>09:59:24</text:p>
          </table:table-cell>
          <table:table-cell office:value-type="time" office:time-value="PT16H57M49S" calcext:value-type="time">
            <text:p>16:57:49</text:p>
          </table:table-cell>
          <table:table-cell office:value-type="time" office:time-value="PT23H42M31S" calcext:value-type="time">
            <text:p>23:42:31</text:p>
          </table:table-cell>
          <table:table-cell table:formula="of:=IF(OR([.B364]=&quot;&quot;;[.E364]=&quot;&quot;);&quot;&quot;;ROUND(ABS([.B364]-[.E364])*86400))" office:value-type="float" office:value="1" calcext:value-type="float">
            <text:p>1</text:p>
          </table:table-cell>
          <table:table-cell table:formula="of:=IF(OR([.C364]=&quot;&quot;;[.F364]=&quot;&quot;);&quot;&quot;;ROUND(ABS([.C364]-[.F364])*86400))" office:value-type="float" office:value="4" calcext:value-type="float">
            <text:p>4</text:p>
          </table:table-cell>
          <table:table-cell table:formula="of:=IF(OR([.D364]=&quot;&quot;;[.G364]=&quot;&quot;);&quot;&quot;;ROUND(ABS([.D364]-[.G364])*86400)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date" office:date-value="2022-12-29" calcext:value-type="date">
            <text:p>2022-12-29</text:p>
          </table:table-cell>
          <table:table-cell office:value-type="time" office:time-value="PT11H12M38S" calcext:value-type="time">
            <text:p>11:12:38</text:p>
          </table:table-cell>
          <table:table-cell office:value-type="time" office:time-value="PT17H45M48S" calcext:value-type="time">
            <text:p>17:45:48</text:p>
          </table:table-cell>
          <table:table-cell/>
          <table:table-cell office:value-type="time" office:time-value="PT11H12M41S" calcext:value-type="time">
            <text:p>11:12:41</text:p>
          </table:table-cell>
          <table:table-cell office:value-type="time" office:time-value="PT17H45M53S" calcext:value-type="time">
            <text:p>17:45:53</text:p>
          </table:table-cell>
          <table:table-cell/>
          <table:table-cell table:formula="of:=IF(OR([.B365]=&quot;&quot;;[.E365]=&quot;&quot;);&quot;&quot;;ROUND(ABS([.B365]-[.E365])*86400))" office:value-type="float" office:value="3" calcext:value-type="float">
            <text:p>3</text:p>
          </table:table-cell>
          <table:table-cell table:formula="of:=IF(OR([.C365]=&quot;&quot;;[.F365]=&quot;&quot;);&quot;&quot;;ROUND(ABS([.C365]-[.F365])*86400))" office:value-type="float" office:value="5" calcext:value-type="float">
            <text:p>5</text:p>
          </table:table-cell>
          <table:table-cell table:formula="of:=IF(OR([.D365]=&quot;&quot;;[.G365]=&quot;&quot;);&quot;&quot;;ROUND(ABS([.D365]-[.G365])*86400))">
            <text:p/>
          </table:table-cell>
          <table:table-cell table:number-columns-repeated="8"/>
        </table:table-row>
        <table:table-row table:style-name="ro1">
          <table:table-cell office:value-type="date" office:date-value="2022-12-30" calcext:value-type="date">
            <text:p>2022-12-30</text:p>
          </table:table-cell>
          <table:table-cell office:value-type="time" office:time-value="PT12H22M30S" calcext:value-type="time">
            <text:p>12:22:30</text:p>
          </table:table-cell>
          <table:table-cell office:value-type="time" office:time-value="PT18H31M21S" calcext:value-type="time">
            <text:p>18:31:21</text:p>
          </table:table-cell>
          <table:table-cell office:value-type="time" office:time-value="PT00H06M32S" calcext:value-type="time">
            <text:p>00:06:32</text:p>
          </table:table-cell>
          <table:table-cell office:value-type="time" office:time-value="PT12H22M33S" calcext:value-type="time">
            <text:p>12:22:33</text:p>
          </table:table-cell>
          <table:table-cell office:value-type="time" office:time-value="PT18H31M25S" calcext:value-type="time">
            <text:p>18:31:25</text:p>
          </table:table-cell>
          <table:table-cell office:value-type="time" office:time-value="PT00H06M31S" calcext:value-type="time">
            <text:p>00:06:31</text:p>
          </table:table-cell>
          <table:table-cell table:formula="of:=IF(OR([.B366]=&quot;&quot;;[.E366]=&quot;&quot;);&quot;&quot;;ROUND(ABS([.B366]-[.E366])*86400))" office:value-type="float" office:value="3" calcext:value-type="float">
            <text:p>3</text:p>
          </table:table-cell>
          <table:table-cell table:formula="of:=IF(OR([.C366]=&quot;&quot;;[.F366]=&quot;&quot;);&quot;&quot;;ROUND(ABS([.C366]-[.F366])*86400))" office:value-type="float" office:value="4" calcext:value-type="float">
            <text:p>4</text:p>
          </table:table-cell>
          <table:table-cell table:formula="of:=IF(OR([.D366]=&quot;&quot;;[.G366]=&quot;&quot;);&quot;&quot;;ROUND(ABS([.D366]-[.G366])*86400)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date" office:date-value="2022-12-31" calcext:value-type="date">
            <text:p>2022-12-31</text:p>
          </table:table-cell>
          <table:table-cell office:value-type="time" office:time-value="PT13H30M10S" calcext:value-type="time">
            <text:p>13:30:10</text:p>
          </table:table-cell>
          <table:table-cell office:value-type="time" office:time-value="PT19H15M51S" calcext:value-type="time">
            <text:p>19:15:51</text:p>
          </table:table-cell>
          <table:table-cell office:value-type="time" office:time-value="PT00H28M58S" calcext:value-type="time">
            <text:p>00:28:58</text:p>
          </table:table-cell>
          <table:table-cell office:value-type="time" office:time-value="PT13H30M12S" calcext:value-type="time">
            <text:p>13:30:12</text:p>
          </table:table-cell>
          <table:table-cell office:value-type="time" office:time-value="PT19H15M54S" calcext:value-type="time">
            <text:p>19:15:54</text:p>
          </table:table-cell>
          <table:table-cell office:value-type="time" office:time-value="PT00H28M58S" calcext:value-type="time">
            <text:p>00:28:58</text:p>
          </table:table-cell>
          <table:table-cell table:formula="of:=IF(OR([.B367]=&quot;&quot;;[.E367]=&quot;&quot;);&quot;&quot;;ROUND(ABS([.B367]-[.E367])*86400))" office:value-type="float" office:value="2" calcext:value-type="float">
            <text:p>2</text:p>
          </table:table-cell>
          <table:table-cell table:formula="of:=IF(OR([.C367]=&quot;&quot;;[.F367]=&quot;&quot;);&quot;&quot;;ROUND(ABS([.C367]-[.F367])*86400))" office:value-type="float" office:value="3" calcext:value-type="float">
            <text:p>3</text:p>
          </table:table-cell>
          <table:table-cell table:formula="of:=IF(OR([.D367]=&quot;&quot;;[.G367]=&quot;&quot;);&quot;&quot;;ROUND(ABS([.D367]-[.G367])*86400))" office:value-type="float" office:value="0" calcext:value-type="float">
            <text:p>0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7T12:04:59.415291509</meta:creation-date>
    <dc:date>2022-10-17T18:45:58.315168140</dc:date>
    <meta:editing-duration>PT6H40M52S</meta:editing-duration>
    <meta:editing-cycles>16</meta:editing-cycles>
    <meta:generator>LibreOffice/7.4.1.2$Linux_X86_64 LibreOffice_project/40$Build-2</meta:generator>
    <meta:document-statistic meta:table-count="4" meta:cell-count="13834" meta:object-count="0"/>
  </office:meta>
</office:document-meta>
</file>